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DEBF7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DEBF7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DEBF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DEBF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7">
      <style:table-cell-properties fo:border-top="2pt solid #000000" fo:border-bottom="none" fo:border-left="thin solid #000000" fo:border-right="thin solid #000000" style:vertical-align="middle" fo:wrap-option="wrap" fo:background-color="#DDEBF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13">
      <style:table-cell-properties fo:border-top="2pt solid #000000" fo:border-bottom="none" fo:border-left="thin solid #000000" fo:border-right="thin solid #000000" style:vertical-align="middle" fo:wrap-option="wrap" fo:background-color="#FF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19">
      <style:table-cell-properties fo:border-top="2pt solid #000000" fo:border-bottom="none" fo:border-left="thin solid #000000" fo:border-right="thin solid #000000" style:vertical-align="middle" fo:wrap-option="wrap" fo:background-color="#FF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9999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2pt solid #000000" fo:border-bottom="none" fo:border-left="thin solid #000000" fo:border-right="thin solid #000000" style:vertical-align="middle" fo:wrap-option="wrap" fo:background-color="#FF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13">
      <style:table-cell-properties fo:border-top="2pt solid #000000" fo:border-bottom="none" fo:border-left="thin solid #000000" fo:border-right="thin solid #000000" style:vertical-align="middle" fo:wrap-option="wrap" fo:background-color="#9BC2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6">
      <style:table-cell-properties fo:border-top="2pt solid #000000" fo:border-bottom="none" fo:border-left="thin solid #000000" fo:border-right="thin solid #000000" style:vertical-align="middle" fo:wrap-option="wrap" fo:background-color="#9BC2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13">
      <style:table-cell-properties fo:border-top="2pt solid #000000" fo:border-bottom="none" fo:border-left="thin solid #000000" fo:border-right="thin solid #000000" style:vertical-align="middle" fo:wrap-option="wrap" fo:background-color="#7BFF6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2pt solid #000000" fo:border-bottom="none" fo:border-left="thin solid #000000" fo:border-right="thin solid #000000" style:vertical-align="middle" fo:wrap-option="wrap" fo:background-color="#7BFF6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19">
      <style:table-cell-properties fo:border="thin solid #000000" fo:background-color="#FFFFFF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" style:family="table-cell" style:parent-style-name="V_253_stup" style:data-style-name="N39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8" style:family="table-cell" style:parent-style-name="V_253_stup" style:data-style-name="N37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29" style:family="table-cell" style:parent-style-name="Default" style:data-style-name="N19">
      <style:table-cell-properties fo:border="thin solid #000000" fo:background-color="#DDEBF7"/>
      <style:text-properties fo:font-size="10pt" style:font-size-asian="10pt" style:font-size-complex="10pt"/>
    </style:style>
    <style:style style:name="ce30" style:family="table-cell" style:parent-style-name="Default" style:data-style-name="N19">
      <style:table-cell-properties fo:border="thin solid #000000" fo:background-color="#DDEBF7"/>
      <style:text-properties fo:font-size="10pt" style:font-size-asian="10pt" style:font-size-complex="10pt"/>
    </style:style>
    <style:style style:name="ce31" style:family="table-cell" style:parent-style-name="Default" style:data-style-name="N19">
      <style:table-cell-properties fo:background-color="#DDEBF7"/>
      <style:text-properties fo:font-size="10pt" style:font-size-asian="10pt" style:font-size-complex="10pt"/>
    </style:style>
    <style:style style:name="ce32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DDEBF7"/>
      <style:text-properties fo:font-size="10pt" style:font-size-asian="10pt" style:font-size-complex="10pt"/>
    </style:style>
    <style:style style:name="ce33" style:family="table-cell" style:parent-style-name="Default" style:data-style-name="N19">
      <style:table-cell-properties fo:border="thin solid #000000" fo:background-color="#DDEBF7"/>
      <style:text-properties fo:font-size="10pt" style:font-size-asian="10pt" style:font-size-complex="10pt"/>
    </style:style>
    <style:style style:name="ce34" style:family="table-cell" style:parent-style-name="V_253_stup" style:data-style-name="N36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5" style:family="table-cell" style:parent-style-name="Default" style:data-style-name="N19">
      <style:table-cell-properties fo:border="thin solid #000000" fo:background-color="#FFFFFF"/>
      <style:text-properties fo:font-size="10pt" style:font-size-asian="10pt" style:font-size-complex="10pt"/>
    </style:style>
    <style:style style:name="ce36" style:family="table-cell" style:parent-style-name="V_253_stup" style:data-style-name="N19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8" style:family="table-cell" style:parent-style-name="Default" style:data-style-name="N19">
      <style:table-cell-properties fo:border="thin solid #000000" fo:background-color="#FFFFFF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40" style:family="table-cell" style:parent-style-name="Default" style:data-style-name="N0">
      <style:text-properties fo:font-size="10pt" style:font-size-asian="10pt" style:font-size-complex="10pt"/>
    </style:style>
    <style:style style:name="ce41" style:family="table-cell" style:parent-style-name="Default" style:data-style-name="N19">
      <style:table-cell-properties fo:border-top="thin solid #000000" fo:border-bottom="thin solid #000000" fo:border-left="none" fo:border-right="thin solid #000000"/>
      <style:text-properties fo:font-size="10pt" style:font-size-asian="10pt" style:font-size-complex="10pt"/>
    </style:style>
    <style:style style:name="ce42" style:family="table-cell" style:parent-style-name="Default" style:data-style-name="N19">
      <style:table-cell-properties fo:border-top="thin solid #000000" fo:border-bottom="thin solid #000000" fo:border-left="none" fo:border-right="thin solid #000000"/>
      <style:text-properties fo:font-size="10pt" style:font-size-asian="10pt" style:font-size-complex="10pt"/>
    </style:style>
    <style:style style:name="ce43" style:family="table-cell" style:parent-style-name="Default" style:data-style-name="N19">
      <style:table-cell-properties fo:border="thin solid #000000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 style:data-style-name="N0"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fo:background-color="#DDEBF7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DDEBF7"/>
      <style:text-properties fo:font-size="10pt" style:font-size-asian="10pt" style:font-size-complex="10pt"/>
    </style:style>
    <style:style style:name="ce50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DDEBF7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fo:background-color="#DDEBF7"/>
      <style:text-properties fo:font-size="10pt" style:font-size-asian="10pt" style:font-size-complex="10pt"/>
    </style:style>
    <style:style style:name="ce52" style:family="table-cell" style:parent-style-name="Default" style:data-style-name="N19">
      <style:table-cell-properties fo:border="thin solid #000000"/>
      <style:text-properties fo:font-size="10pt" style:font-size-asian="10pt" style:font-size-complex="10pt"/>
    </style:style>
    <style:style style:name="ce53" style:family="table-cell" style:parent-style-name="Default" style:data-style-name="N19">
      <style:text-properties fo:font-size="10pt" style:font-size-asian="10pt" style:font-size-complex="10pt"/>
    </style:style>
    <style:style style:name="ce54" style:family="table-cell" style:parent-style-name="Default" style:data-style-name="N19">
      <style:table-cell-properties fo:border="thin solid #000000" fo:background-color="#FFFFFF"/>
      <style:text-properties fo:font-size="10pt" style:font-size-asian="10pt" style:font-size-complex="10pt"/>
    </style:style>
    <style:style style:name="ce55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60" style:family="table-cell" style:parent-style-name="Default" style:data-style-name="N38">
      <style:table-cell-properties fo:border="thin solid #000000" style:vertical-align="automatic" fo:background-color="#D0CECE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38">
      <style:table-cell-properties fo:border="thin solid #000000" style:vertical-align="automatic" fo:background-color="#D0CECE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V_253_stup" style:data-style-name="N39">
      <style:table-cell-properties fo:border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63" style:family="table-cell" style:parent-style-name="V_253_stup" style:data-style-name="N37">
      <style:table-cell-properties fo:border="thin solid #000000" style:vertical-align="automatic" fo:background-color="#D0CECE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64" style:family="table-cell" style:parent-style-name="Default" style:data-style-name="N19">
      <style:table-cell-properties fo:border="thin solid #000000" fo:background-color="#D0CECE"/>
      <style:text-properties fo:font-size="10pt" style:font-size-asian="10pt" style:font-size-complex="10pt"/>
    </style:style>
    <style:style style:name="ce65" style:family="table-cell" style:parent-style-name="Default" style:data-style-name="N19">
      <style:table-cell-properties fo:border="thin solid #000000" fo:background-color="#D0CECE"/>
      <style:text-properties fo:font-size="10pt" style:font-size-asian="10pt" style:font-size-complex="10pt"/>
    </style:style>
    <style:style style:name="ce66" style:family="table-cell" style:parent-style-name="Default" style:data-style-name="N19">
      <style:table-cell-properties fo:background-color="#D0CECE"/>
      <style:text-properties fo:font-size="10pt" style:font-size-asian="10pt" style:font-size-complex="10pt"/>
    </style:style>
    <style:style style:name="ce67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D0CECE"/>
      <style:text-properties fo:font-size="10pt" style:font-size-asian="10pt" style:font-size-complex="10pt"/>
    </style:style>
    <style:style style:name="ce68" style:family="table-cell" style:parent-style-name="Default" style:data-style-name="N19">
      <style:table-cell-properties fo:border="thin solid #000000" fo:background-color="#D0CECE"/>
      <style:text-properties fo:font-size="10pt" style:font-size-asian="10pt" style:font-size-complex="10pt"/>
    </style:style>
    <style:style style:name="ce69" style:family="table-cell" style:parent-style-name="V_253_stup" style:data-style-name="N36">
      <style:table-cell-properties fo:border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70" style:family="table-cell" style:parent-style-name="Default" style:data-style-name="N19">
      <style:table-cell-properties fo:border-top="thin solid #000000" fo:border-bottom="none" fo:border-left="thin solid #000000" fo:border-right="thin solid #000000" fo:background-color="#D0CECE"/>
      <style:text-properties fo:font-size="10pt" style:font-size-asian="10pt" style:font-size-complex="10pt"/>
    </style:style>
    <style:style style:name="ce71" style:family="table-cell" style:parent-style-name="V_253_stup" style:data-style-name="N19">
      <style:table-cell-properties fo:border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72" style:family="table-cell" style:parent-style-name="Default" style:data-style-name="N19">
      <style:table-cell-properties fo:border-top="thin solid #9BC2E6" fo:border-bottom="none" fo:border-left="none" fo:border-right="none" fo:background-color="#D0CECE"/>
      <style:text-properties fo:font-size="10pt" style:font-size-asian="10pt" style:font-size-complex="10pt"/>
    </style:style>
    <style:style style:name="ce73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AEAAAA"/>
    </style:style>
    <style:style style:name="ce75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78" style:family="table-cell" style:parent-style-name="Default" style:data-style-name="N38">
      <style:table-cell-properties fo:border="thin solid #000000" style:vertical-align="automatic" fo:background-color="#E2EFDA" style:repeat-content="fals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Default" style:data-style-name="N38">
      <style:table-cell-properties fo:border="thin solid #000000" style:vertical-align="automatic" fo:background-color="#E2EFDA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V_253_stup" style:data-style-name="N39">
      <style:table-cell-properties fo:border="thin solid #000000" style:vertical-align="automatic" fo:background-color="#E2EFD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81" style:family="table-cell" style:parent-style-name="V_253_stup" style:data-style-name="N37">
      <style:table-cell-properties fo:border="thin solid #000000" style:vertical-align="automatic" fo:background-color="#E2EFDA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82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6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V_253_stup" style:data-style-name="N39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89" style:family="table-cell" style:parent-style-name="V_253_stup" style:data-style-name="N37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90" style:family="table-cell" style:parent-style-name="Default" style:data-style-name="N0">
      <style:table-cell-properties fo:border="thin solid #000000" fo:background-color="#FFFFFF"/>
      <style:text-properties fo:font-size="10pt" style:font-size-asian="10pt" style:font-size-complex="10pt"/>
    </style:style>
    <style:style style:name="ce91" style:family="table-cell" style:parent-style-name="Default" style:data-style-name="N19">
      <style:table-cell-properties fo:background-color="#FFFFFF"/>
      <style:text-properties fo:font-size="10pt" style:font-size-asian="10pt" style:font-size-complex="10pt"/>
    </style:style>
    <style:style style:name="ce92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FFFFFF"/>
      <style:text-properties fo:font-size="10pt" style:font-size-asian="10pt" style:font-size-complex="10pt"/>
    </style:style>
    <style:style style:name="ce93" style:family="table-cell" style:parent-style-name="V_253_stup" style:data-style-name="N36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94" style:family="table-cell" style:parent-style-name="Default" style:data-style-name="N0">
      <style:table-cell-properties fo:border="thin solid #000000" fo:background-color="#FFFFFF"/>
      <style:text-properties fo:font-size="10pt" style:font-size-asian="10pt" style:font-size-complex="10pt"/>
    </style:style>
    <style:style style:name="ce95" style:family="table-cell" style:parent-style-name="Default" style:data-style-name="N19">
      <style:table-cell-properties fo:border-top="thin solid #9BC2E6" fo:border-bottom="none" fo:border-left="none" fo:border-right="none" fo:background-color="#FFFFFF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="thin solid #000000" fo:background-color="#D0CECE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D0CECE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0CECE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="thin solid #000000" fo:background-color="#D0CECE"/>
      <style:text-properties fo:font-size="10pt" style:font-size-asian="10pt" style:font-size-complex="10pt"/>
    </style:style>
    <style:style style:name="ce101" style:family="table-cell" style:parent-style-name="V_253_stup" style:data-style-name="N9">
      <style:table-cell-properties fo:border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02" style:family="table-cell" style:parent-style-name="V_253_stup" style:data-style-name="N9">
      <style:table-cell-properties fo:border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0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04" style:family="table-cell" style:parent-style-name="V_253_stup" style:data-style-name="N9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05" style:family="table-cell" style:parent-style-name="V_253_stup" style:data-style-name="N37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106" style:family="table-cell" style:parent-style-name="Default" style:data-style-name="N19">
      <style:table-cell-properties fo:border="thin solid #000000" fo:background-color="#FFFFFF"/>
      <style:text-properties fo:font-size="10pt" style:font-size-asian="10pt" style:font-size-complex="10pt"/>
    </style:style>
    <style:style style:name="ce107" style:family="table-cell" style:parent-style-name="Default" style:data-style-name="N19">
      <style:table-cell-properties fo:background-color="#FFFFFF"/>
      <style:text-properties fo:font-size="10pt" style:font-size-asian="10pt" style:font-size-complex="10pt"/>
    </style:style>
    <style:style style:name="ce108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FFFFFF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end" fo:margin-right="0cm"/>
      <style:text-properties fo:font-size="10pt" style:font-size-asian="10pt" style:font-size-complex="10pt"/>
    </style:style>
    <style:style style:name="ce111" style:family="table-cell" style:parent-style-name="V_253_stup" style:data-style-name="N9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12" style:family="table-cell" style:parent-style-name="V_253_stup" style:data-style-name="N37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13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4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5" style:family="table-cell" style:parent-style-name="V_253_stup" style:data-style-name="N19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16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17" style:family="table-cell" style:parent-style-name="V_253_stup" style:data-style-name="N36">
      <style:table-cell-properties fo:border="thin solid #000000" style:vertical-align="automatic" fo:background-color="#FCE4D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18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9" style:family="table-cell" style:parent-style-name="Default" style:data-style-name="N0">
      <style:table-cell-properties fo:background-color="#FFFFFF"/>
    </style:style>
    <style:style style:name="ce120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start" fo:margin-left="0cm"/>
      <style:text-properties fo:font-size="10pt" style:font-size-asian="10pt" style:font-size-complex="10pt"/>
    </style:style>
    <style:style style:name="ce121" style:family="table-cell" style:parent-style-name="V_253_stup" style:data-style-name="N39">
      <style:table-cell-properties fo:border="thin solid #000000" style:vertical-align="automatic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12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 style:data-style-name="N38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26" style:family="table-cell" style:parent-style-name="V_253_stup" style:data-style-name="N39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27" style:family="table-cell" style:parent-style-name="Default" style:data-style-name="N0">
      <style:table-cell-properties fo:background-color="#D9D9D9"/>
    </style:style>
    <style:style style:name="ce1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FF0000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130" style:family="table-cell" style:parent-style-name="V_253_stup" style:data-style-name="N37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FF0000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="thin solid #000000" style:vertical-align="automatic" fo:background-color="#FF6A00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2" style:family="table-cell" style:parent-style-name="Default" style:data-style-name="N1">
      <style:table-cell-properties fo:border="thin solid #000000" fo:background-color="#FFFFFF"/>
      <style:text-properties fo:font-size="10pt" style:font-size-asian="10pt" style:font-size-complex="10pt"/>
    </style:style>
    <style:style style:name="ce133" style:family="table-cell" style:parent-style-name="Default" style:data-style-name="N19">
      <style:table-cell-properties fo:border="thin solid #000000" fo:background-color="#ED7D31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fo:border="thin solid #000000" style:vertical-align="automatic" fo:background-color="#FF6A00" style:repeat-content="false"/>
      <style:paragraph-properties fo:text-align="start" fo:margin-left="0cm"/>
      <style:text-properties fo:font-size="10pt" style:font-size-asian="10pt" style:font-size-complex="10pt"/>
    </style:style>
    <style:style style:name="ce135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36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37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39" style:family="table-cell" style:parent-style-name="Default" style:data-style-name="N19">
      <style:table-cell-properties fo:border="thin solid #000000" style:vertical-align="to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40" style:family="table-cell" style:parent-style-name="Default" style:data-style-name="N19">
      <style:table-cell-properties style:vertical-align="to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41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142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3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start" fo:margin-left="0cm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center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</style:style>
    <style:style style:name="ce146" style:family="table-cell" style:parent-style-name="Default" style:data-style-name="N38">
      <style:table-cell-properties fo:border="thin solid #000000" style:vertical-align="automatic" fo:background-color="#A5A5A5" style:repeat-content="false"/>
      <style:paragraph-properties fo:text-align="center"/>
      <style:text-properties fo:font-size="10pt" style:font-size-asian="10pt" style:font-size-complex="10pt"/>
    </style:style>
    <style:style style:name="ce147" style:family="table-cell" style:parent-style-name="Default" style:data-style-name="N38">
      <style:table-cell-properties fo:border="thin solid #000000" style:vertical-align="automatic" fo:background-color="#A5A5A5" style:repeat-content="false"/>
      <style:paragraph-properties fo:text-align="end" fo:margin-right="0cm"/>
      <style:text-properties fo:font-size="10pt" style:font-size-asian="10pt" style:font-size-complex="10pt"/>
    </style:style>
    <style:style style:name="ce148" style:family="table-cell" style:parent-style-name="V_253_stup" style:data-style-name="N39">
      <style:table-cell-properties fo:border="thin solid #000000" style:vertical-align="automatic" fo:background-color="#A5A5A5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49" style:family="table-cell" style:parent-style-name="V_253_stup" style:data-style-name="N37">
      <style:table-cell-properties fo:border="thin solid #000000" style:vertical-align="automatic" fo:background-color="#A5A5A5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150" style:family="table-cell" style:parent-style-name="Default" style:data-style-name="N19">
      <style:table-cell-properties fo:border="thin solid #000000" style:vertical-align="automatic" fo:background-color="#A5A5A5" style:repeat-content="false"/>
      <style:paragraph-properties fo:text-align="end" fo:margin-right="0cm"/>
      <style:text-properties fo:font-size="10pt" style:font-size-asian="10pt" style:font-size-complex="10pt"/>
    </style:style>
    <style:style style:name="ce151" style:family="table-cell" style:parent-style-name="Default" style:data-style-name="N19">
      <style:table-cell-properties fo:border="thin solid #000000" fo:background-color="#A5A5A5"/>
      <style:text-properties fo:font-size="10pt" style:font-size-asian="10pt" style:font-size-complex="10pt"/>
    </style:style>
    <style:style style:name="ce152" style:family="table-cell" style:parent-style-name="Default" style:data-style-name="N19">
      <style:table-cell-properties fo:background-color="#A5A5A5"/>
      <style:text-properties fo:font-size="10pt" style:font-size-asian="10pt" style:font-size-complex="10pt"/>
    </style:style>
    <style:style style:name="ce153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A5A5A5"/>
      <style:text-properties fo:font-size="10pt" style:font-size-asian="10pt" style:font-size-complex="10pt"/>
    </style:style>
    <style:style style:name="ce154" style:family="table-cell" style:parent-style-name="Default" style:data-style-name="N19">
      <style:table-cell-properties fo:border="thin solid #000000" fo:background-color="#A5A5A5"/>
      <style:text-properties fo:font-size="10pt" style:font-size-asian="10pt" style:font-size-complex="10pt"/>
    </style:style>
    <style:style style:name="ce155" style:family="table-cell" style:parent-style-name="V_253_stup" style:data-style-name="N36">
      <style:table-cell-properties fo:border="thin solid #000000" style:vertical-align="automatic" fo:background-color="#A5A5A5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56" style:family="table-cell" style:parent-style-name="V_253_stup" style:data-style-name="N19">
      <style:table-cell-properties fo:border="thin solid #000000" style:vertical-align="automatic" fo:background-color="#A5A5A5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end" fo:margin-right="0cm"/>
      <style:text-properties fo:font-size="10pt" style:font-size-asian="10pt" style:font-size-complex="10pt"/>
    </style:style>
    <style:style style:name="ce158" style:family="table-cell" style:parent-style-name="V_253_stup" style:data-style-name="N39">
      <style:table-cell-properties fo:border="thin solid #000000" style:vertical-align="automatic" fo:background-color="#ED7D31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59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60" style:family="table-cell" style:parent-style-name="_352_patn_283_" style:data-style-name="N1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/>
    </style:style>
    <style:style style:name="ce161" style:family="table-cell" style:parent-style-name="V_253_stup" style:data-style-name="N39">
      <style:table-cell-properties fo:border="thin solid #000000" style:vertical-align="automatic" fo:background-color="#ED7D31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62" style:family="table-cell" style:parent-style-name="Default" style:data-style-name="N19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63" style:family="table-cell" style:parent-style-name="Default" style:data-style-name="N1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background-color="#D0CECE"/>
    </style:style>
    <style:style style:name="ce16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66" style:family="table-cell" style:parent-style-name="Default" style:data-style-name="N19">
      <style:table-cell-properties fo:border="thin solid #000000" fo:background-color="#F4B084"/>
      <style:text-properties fo:font-size="10pt" style:font-size-asian="10pt" style:font-size-complex="10pt"/>
    </style:style>
    <style:style style:name="ce167" style:family="table-cell" style:parent-style-name="V_253_stup" style:data-style-name="N37">
      <style:table-cell-properties fo:border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6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0CECE"/>
      <style:text-properties fo:font-size="10pt" style:font-size-asian="10pt" style:font-size-complex="10pt"/>
    </style:style>
    <style:style style:name="ce169" style:family="table-cell" style:parent-style-name="Default" style:data-style-name="N1">
      <style:table-cell-properties fo:border="thin solid #000000" fo:background-color="#FFFFFF"/>
      <style:text-properties fo:font-size="10pt" style:font-size-asian="10pt" style:font-size-complex="10pt"/>
    </style:style>
    <style:style style:name="ce17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0CECE"/>
      <style:text-properties fo:font-size="10pt" style:font-size-asian="10pt" style:font-size-complex="10pt"/>
    </style:style>
    <style:style style:name="ce171" style:family="table-cell" style:parent-style-name="Default" style:data-style-name="N0">
      <style:table-cell-properties fo:border-top="thin solid #9BC2E6" fo:border-bottom="none" fo:border-left="none" fo:border-right="none" fo:background-color="#D0CECE"/>
      <style:text-properties fo:font-size="10pt" style:font-size-asian="10pt" style:font-size-complex="10pt"/>
    </style:style>
    <style:style style:name="ce172" style:family="table-cell" style:parent-style-name="Default" style:data-style-name="N19">
      <style:table-cell-properties fo:border="thin solid #000000" fo:background-color="#E2EFDA"/>
      <style:text-properties fo:font-size="10pt" style:font-size-asian="10pt" style:font-size-complex="10pt"/>
    </style:style>
    <style:style style:name="ce17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color="#39393A" fo:font-size="10pt" style:font-size-asian="10pt" style:font-size-complex="10pt"/>
    </style:style>
    <style:style style:name="ce174" style:family="table-cell" style:parent-style-name="V_253_stup" style:data-style-name="N1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75" style:family="table-cell" style:parent-style-name="Default" style:data-style-name="N0">
      <style:table-cell-properties fo:border-top="thin solid #9BC2E6" fo:border-bottom="none" fo:border-left="none" fo:border-right="none" fo:background-color="#E7E6E6"/>
      <style:text-properties fo:font-size="10pt" style:font-size-asian="10pt" style:font-size-complex="10pt"/>
    </style:style>
    <style:style style:name="ce176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77" style:family="table-cell" style:parent-style-name="V_253_stup" style:data-style-name="N39">
      <style:table-cell-properties fo:border="thin solid #000000" style:vertical-align="automatic" fo:background-color="#2F75B5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7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79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81" style:family="table-cell" style:parent-style-name="V_253_stup" style:data-style-name="N37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82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start" fo:margin-left="0cm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185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size="10pt" style:font-size-asian="10pt" style:font-size-complex="10pt"/>
    </style:style>
    <style:style style:name="ce186" style:family="table-cell" style:parent-style-name="V_253_stup" style:data-style-name="N39">
      <style:table-cell-properties fo:border="thin solid #000000" style:vertical-align="automatic" fo:background-color="#DDEBF7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87" style:family="table-cell" style:parent-style-name="V_253_stup" style:data-style-name="N37">
      <style:table-cell-properties fo:border="thin solid #000000" style:vertical-align="automatic" fo:background-color="#DDEBF7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88" style:family="table-cell" style:parent-style-name="V_253_stup" style:data-style-name="N36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89" style:family="table-cell" style:parent-style-name="V_253_stup" style:data-style-name="N39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90" style:family="table-cell" style:parent-style-name="V_253_stup" style:data-style-name="N36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font-size="10pt" style:font-size-asian="10pt" style:font-size-complex="10pt"/>
    </style:style>
    <style:style style:name="ce19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193" style:family="table-cell" style:parent-style-name="Default" style:data-style-name="N19">
      <style:table-cell-properties fo:border-top="thin solid #9BC2E6" fo:border-bottom="thin solid #000000" fo:border-left="thin solid #000000" fo:border-right="thin solid #000000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0pt" style:font-size-asian="10pt" style:font-size-complex="10pt"/>
    </style:style>
    <style:style style:name="ce196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0pt" style:font-size-asian="10pt" style:font-size-complex="10pt"/>
    </style:style>
    <style:style style:name="ce197" style:family="table-cell" style:parent-style-name="V_253_stup" style:data-style-name="N39">
      <style:table-cell-properties fo:border="thin solid #000000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98" style:family="table-cell" style:parent-style-name="V_253_stup" style:data-style-name="N37">
      <style:table-cell-properties fo:border="thin solid #000000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199" style:family="table-cell" style:parent-style-name="Default" style:data-style-name="N19">
      <style:table-cell-properties fo:border="thin solid #000000" fo:background-color="#D9D9D9"/>
      <style:text-properties fo:font-size="10pt" style:font-size-asian="10pt" style:font-size-complex="10pt"/>
    </style:style>
    <style:style style:name="ce200" style:family="table-cell" style:parent-style-name="Default" style:data-style-name="N19">
      <style:table-cell-properties fo:background-color="#D9D9D9"/>
      <style:text-properties fo:font-size="10pt" style:font-size-asian="10pt" style:font-size-complex="10pt"/>
    </style:style>
    <style:style style:name="ce201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D9D9D9"/>
      <style:text-properties fo:font-size="10pt" style:font-size-asian="10pt" style:font-size-complex="10pt"/>
    </style:style>
    <style:style style:name="ce202" style:family="table-cell" style:parent-style-name="Default" style:data-style-name="N19">
      <style:table-cell-properties fo:border="thin solid #000000" fo:background-color="#D9D9D9"/>
      <style:text-properties fo:font-size="10pt" style:font-size-asian="10pt" style:font-size-complex="10pt"/>
    </style:style>
    <style:style style:name="ce203" style:family="table-cell" style:parent-style-name="V_253_stup" style:data-style-name="N36">
      <style:table-cell-properties fo:border="thin solid #000000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04" style:family="table-cell" style:parent-style-name="V_253_stup" style:data-style-name="N19">
      <style:table-cell-properties fo:border="thin solid #000000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05" style:family="table-cell" style:parent-style-name="Default" style:data-style-name="N0">
      <style:table-cell-properties fo:border-top="thin solid #000000" fo:border-bottom="none" fo:border-left="none" fo:border-right="thin solid #000000" fo:background-color="#D0CECE"/>
      <style:text-properties fo:font-size="10pt" style:font-size-asian="10pt" style:font-size-complex="10pt"/>
    </style:style>
    <style:style style:name="ce206" style:family="table-cell" style:parent-style-name="V_253_stup" style:data-style-name="N36">
      <style:table-cell-properties fo:border-top="thin solid #000000" fo:border-bottom="none" fo:border-left="thin solid #000000" fo:border-right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07" style:family="table-cell" style:parent-style-name="Default" style:data-style-name="N19">
      <style:table-cell-properties fo:border="thin solid #000000"/>
      <style:text-properties fo:font-size="10pt" style:font-size-asian="10pt" style:font-size-complex="10pt"/>
    </style:style>
    <style:style style:name="ce208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/>
    </style:style>
    <style:style style:name="ce209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10" style:family="table-cell" style:parent-style-name="Default" style:data-style-name="N19">
      <style:table-cell-properties fo:border-top="thin solid #9BC2E6" fo:border-bottom="thin solid #000000" fo:border-left="none" fo:border-right="thin solid #000000" fo:background-color="#D0CECE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="thin solid #000000" fo:background-color="#FF6A00"/>
      <style:text-properties fo:font-size="10pt" style:font-size-asian="10pt" style:font-size-complex="10pt"/>
    </style:style>
    <style:style style:name="ce213" style:family="table-cell" style:parent-style-name="V_253_stup" style:data-style-name="N37">
      <style:table-cell-properties fo:border="thin solid #000000" style:vertical-align="automatic" fo:background-color="#FFFFFF" style:cell-protect="none"/>
      <style:text-properties fo:color="#000000" fo:font-size="10pt" style:font-size-asian="10pt" style:font-size-complex="10pt" fo:font-weight="normal" style:font-weight-asian="normal" style:font-weight-complex="normal"/>
    </style:style>
    <style:style style:name="ce214" style:family="table-cell" style:parent-style-name="Default" style:data-style-name="N19">
      <style:table-cell-properties fo:border="thin solid #000000" fo:background-color="#FFFFFF" style:cell-protect="none"/>
      <style:text-properties fo:font-size="10pt" style:font-size-asian="10pt" style:font-size-complex="10pt"/>
    </style:style>
    <style:style style:name="ce215" style:family="table-cell" style:parent-style-name="Default" style:data-style-name="N19">
      <style:table-cell-properties fo:background-color="#FFFFFF" style:cell-protect="none"/>
      <style:text-properties fo:font-size="10pt" style:font-size-asian="10pt" style:font-size-complex="10pt"/>
    </style:style>
    <style:style style:name="ce216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FFFFFF" style:cell-protect="none"/>
      <style:text-properties fo:font-size="10pt" style:font-size-asian="10pt" style:font-size-complex="10pt"/>
    </style:style>
    <style:style style:name="ce217" style:family="table-cell" style:parent-style-name="Default" style:data-style-name="N19">
      <style:table-cell-properties fo:border="thin solid #000000" fo:background-color="#FFFFFF" style:cell-protect="none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color="#39393A" fo:font-size="10pt" style:font-size-asian="10pt" style:font-size-complex="10pt"/>
    </style:style>
    <style:style style:name="ce219" style:family="table-cell" style:parent-style-name="V_253_stup" style:data-style-name="N36">
      <style:table-cell-properties fo:border="thin solid #000000" style:vertical-align="automatic" fo:background-color="#FFFFFF" style:cell-protect="none"/>
      <style:text-properties fo:color="#000000" fo:font-size="10pt" style:font-size-asian="10pt" style:font-size-complex="10pt" fo:font-weight="normal" style:font-weight-asian="normal" style:font-weight-complex="normal"/>
    </style:style>
    <style:style style:name="ce220" style:family="table-cell" style:parent-style-name="Default" style:data-style-name="N19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21" style:family="table-cell" style:parent-style-name="V_253_stup" style:data-style-name="N19">
      <style:table-cell-properties fo:border="thin solid #000000" style:vertical-align="automatic" fo:background-color="#FFFFFF" style:cell-protect="none"/>
      <style:text-properties fo:color="#000000" fo:font-size="10pt" style:font-size-asian="10pt" style:font-size-complex="10pt" fo:font-weight="normal" style:font-weight-asian="normal" style:font-weight-complex="normal"/>
    </style:style>
    <style:style style:name="ce222" style:family="table-cell" style:parent-style-name="V_253_stup" style:data-style-name="N37">
      <style:table-cell-properties fo:border="thin solid #000000" style:vertical-align="automatic" fo:background-color="#FFFF00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223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size="10pt" style:font-size-asian="10pt" style:font-size-complex="10pt"/>
    </style:style>
    <style:style style:name="ce224" style:family="table-cell" style:parent-style-name="V_253_stup" style:data-style-name="N36">
      <style:table-cell-properties fo:border-top="thin solid #000000" fo:border-bottom="thin solid #000000" fo:border-left="thin solid #000000" fo:border-right="none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25" style:family="table-cell" style:parent-style-name="Default" style:data-style-name="N19">
      <style:table-cell-properties fo:border-top="thin solid #000000" fo:border-bottom="none" fo:border-left="none" fo:border-right="thin solid #000000" fo:background-color="#D0CECE"/>
      <style:text-properties fo:font-size="10pt" style:font-size-asian="10pt" style:font-size-complex="10pt"/>
    </style:style>
    <style:style style:name="ce226" style:family="table-cell" style:parent-style-name="Default" style:data-style-name="N19">
      <style:table-cell-properties fo:border-top="thin solid #000000" fo:border-bottom="none" fo:border-left="thin solid #000000" fo:border-right="none" fo:background-color="#D0CECE"/>
      <style:text-properties fo:font-size="10pt" style:font-size-asian="10pt" style:font-size-complex="10pt"/>
    </style:style>
    <style:style style:name="ce227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D0CECE"/>
      <style:text-properties fo:font-size="10pt" style:font-size-asian="10pt" style:font-size-complex="10pt"/>
    </style:style>
    <style:style style:name="ce228" style:family="table-cell" style:parent-style-name="V_253_stup" style:data-style-name="N36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29" style:family="table-cell" style:parent-style-name="V_253_stup" style:data-style-name="N36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30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D0CECE"/>
      <style:text-properties fo:font-size="10pt" style:font-size-asian="10pt" style:font-size-complex="10pt"/>
    </style:style>
    <style:style style:name="ce231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 style:data-style-name="N0">
      <style:table-cell-properties fo:border="thin solid #000000" fo:background-color="#FFFFFF"/>
      <style:text-properties fo:color="#000000" fo:font-size="10pt" style:font-size-asian="10pt" style:font-size-complex="10pt"/>
    </style:style>
    <style:style style:name="ce233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size="10pt" style:font-size-asian="10pt" style:font-size-complex="10pt"/>
    </style:style>
    <style:style style:name="ce234" style:family="table-cell" style:parent-style-name="Default" style:data-style-name="N19">
      <style:table-cell-properties fo:border-top="thin solid #000000" fo:border-bottom="thin solid #000000" fo:border-left="none" fo:border-right="thin solid #000000"/>
      <style:text-properties fo:font-size="10pt" style:font-size-asian="10pt" style:font-size-complex="10pt"/>
    </style:style>
    <style:style style:name="ce235" style:family="table-cell" style:parent-style-name="_352_patn_283_" style:data-style-name="N34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/>
    </style:style>
    <style:style style:name="ce236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FFFFFF"/>
      <style:text-properties fo:font-size="10pt" style:font-size-asian="10pt" style:font-size-complex="10pt"/>
    </style:style>
    <style:style style:name="ce237" style:family="table-cell" style:parent-style-name="V_253_stup" style:data-style-name="N36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38" style:family="table-cell" style:parent-style-name="V_253_stup" style:data-style-name="N36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39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FFFFFF"/>
      <style:text-properties fo:font-size="10pt" style:font-size-asian="10pt" style:font-size-complex="10pt"/>
    </style:style>
    <style:style style:name="ce240" style:family="table-cell" style:parent-style-name="Default" style:data-style-name="N2">
      <style:table-cell-properties fo:border="thin solid #000000" fo:background-color="#FFFFFF"/>
      <style:text-properties fo:font-size="10pt" style:font-size-asian="10pt" style:font-size-complex="10pt"/>
    </style:style>
    <style:style style:name="ce241" style:family="table-cell" style:parent-style-name="Default" style:data-style-name="N19">
      <style:table-cell-properties fo:border-top="thin solid #000000" fo:border-bottom="none" fo:border-left="thin solid #000000" fo:border-right="none" fo:background-color="#FFFFFF"/>
      <style:text-properties fo:font-size="10pt" style:font-size-asian="10pt" style:font-size-complex="10pt"/>
    </style:style>
    <style:style style:name="ce242" style:family="table-cell" style:parent-style-name="Default" style:data-style-name="N19">
      <style:table-cell-properties fo:border-top="thin solid #000000" fo:border-bottom="none" fo:border-left="thin solid #000000" fo:border-right="thin solid #000000" fo:background-color="#FFFFFF"/>
      <style:text-properties fo:font-size="10pt" style:font-size-asian="10pt" style:font-size-complex="10pt"/>
    </style:style>
    <style:style style:name="ce243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44" style:family="table-cell" style:parent-style-name="Default" style:data-style-name="N19">
      <style:table-cell-properties fo:border-top="thin solid #000000" fo:border-bottom="none" fo:border-left="none" fo:border-right="thin solid #000000" fo:background-color="#FFFFFF"/>
      <style:text-properties fo:font-size="10pt" style:font-size-asian="10pt" style:font-size-complex="10pt"/>
    </style:style>
    <style:style style:name="ce2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39393A" fo:font-size="10pt" style:font-size-asian="10pt" style:font-size-complex="10pt"/>
    </style:style>
    <style:style style:name="ce246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47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0CECE"/>
      <style:text-properties fo:font-size="10pt" style:font-size-asian="10pt" style:font-size-complex="10pt"/>
    </style:style>
    <style:style style:name="ce249" style:family="table-cell" style:parent-style-name="V_253_stup" style:data-style-name="N9">
      <style:table-cell-properties fo:border-top="thin solid #9BC2E6" fo:border-bottom="thin solid #9BC2E6" fo:border-left="none" fo:border-right="none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50" style:family="table-cell" style:parent-style-name="V_253_stup" style:data-style-name="N9">
      <style:table-cell-properties fo:border-top="thin solid #9BC2E6" fo:border-bottom="none" fo:border-left="none" fo:border-right="none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5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39393A" fo:font-size="10pt" style:font-size-asian="10pt" style:font-size-complex="10pt"/>
    </style:style>
    <style:style style:name="ce252" style:family="table-cell" style:parent-style-name="Default" style:data-style-name="N19">
      <style:table-cell-properties fo:border="thin solid #000000" fo:background-color="#FCE4D6"/>
      <style:text-properties fo:font-size="10pt" style:font-size-asian="10pt" style:font-size-complex="10pt"/>
    </style:style>
    <style:style style:name="ce2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25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255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56" style:family="table-cell" style:parent-style-name="Default" style:data-style-name="N0">
      <style:table-cell-properties fo:border="thin solid #000000" style:vertical-align="automatic" fo:background-color="#C9C9C9" style:repeat-content="false"/>
      <style:paragraph-properties fo:text-align="start" fo:margin-left="0cm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order="thin solid #000000" style:vertical-align="automatic" fo:background-color="#C9C9C9" style:repeat-content="fals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="thin solid #000000"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259" style:family="table-cell" style:parent-style-name="V_253_stup" style:data-style-name="N39">
      <style:table-cell-properties fo:border="thin solid #000000" style:vertical-align="automatic" fo:background-color="#C9C9C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60" style:family="table-cell" style:parent-style-name="V_253_stup" style:data-style-name="N37">
      <style:table-cell-properties fo:border="thin solid #000000" style:vertical-align="automatic" fo:background-color="#C9C9C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61" style:family="table-cell" style:parent-style-name="Default" style:data-style-name="N19">
      <style:table-cell-properties fo:border="thin solid #000000" fo:background-color="#C9C9C9"/>
      <style:text-properties fo:font-size="10pt" style:font-size-asian="10pt" style:font-size-complex="10pt"/>
    </style:style>
    <style:style style:name="ce262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C9C9C9"/>
      <style:text-properties fo:font-size="10pt" style:font-size-asian="10pt" style:font-size-complex="10pt"/>
    </style:style>
    <style:style style:name="ce263" style:family="table-cell" style:parent-style-name="V_253_stup" style:data-style-name="N36">
      <style:table-cell-properties fo:border="thin solid #000000" style:vertical-align="automatic" fo:background-color="#C9C9C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64" style:family="table-cell" style:parent-style-name="V_253_stup" style:data-style-name="N19">
      <style:table-cell-properties fo:border="thin solid #000000" style:vertical-align="automatic" fo:background-color="#C9C9C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65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C9C9C9"/>
      <style:text-properties fo:font-size="10pt" style:font-size-asian="10pt" style:font-size-complex="10pt"/>
    </style:style>
    <style:style style:name="ce266" style:family="table-cell" style:parent-style-name="V_253_stup" style:data-style-name="N36">
      <style:table-cell-properties fo:border="thin solid #000000" style:vertical-align="automatic" fo:background-color="#ED7D31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67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font-size="10pt" style:font-size-asian="10pt" style:font-size-complex="10pt"/>
    </style:style>
    <style:style style:name="ce269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end" fo:margin-right="0cm"/>
      <style:text-properties fo:font-size="10pt" style:font-size-asian="10pt" style:font-size-complex="10pt"/>
    </style:style>
    <style:style style:name="ce270" style:family="table-cell" style:parent-style-name="V_253_stup" style:data-style-name="N39">
      <style:table-cell-properties fo:border="thin solid #000000" style:vertical-align="automatic" fo:background-color="#A6A6A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71" style:family="table-cell" style:parent-style-name="V_253_stup" style:data-style-name="N37">
      <style:table-cell-properties fo:border="thin solid #000000" style:vertical-align="automatic" fo:background-color="#A6A6A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72" style:family="table-cell" style:parent-style-name="Default" style:data-style-name="N19">
      <style:table-cell-properties fo:border="thin solid #000000" fo:background-color="#A6A6A6"/>
      <style:text-properties fo:font-size="10pt" style:font-size-asian="10pt" style:font-size-complex="10pt"/>
    </style:style>
    <style:style style:name="ce273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A6A6A6"/>
      <style:text-properties fo:font-size="10pt" style:font-size-asian="10pt" style:font-size-complex="10pt"/>
    </style:style>
    <style:style style:name="ce274" style:family="table-cell" style:parent-style-name="V_253_stup" style:data-style-name="N36">
      <style:table-cell-properties fo:border="thin solid #000000" style:vertical-align="automatic" fo:background-color="#A6A6A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75" style:family="table-cell" style:parent-style-name="V_253_stup" style:data-style-name="N19">
      <style:table-cell-properties fo:border="thin solid #000000" style:vertical-align="automatic" fo:background-color="#A6A6A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76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A6A6A6"/>
      <style:text-properties fo:font-size="10pt" style:font-size-asian="10pt" style:font-size-complex="10pt"/>
    </style:style>
    <style:style style:name="ce277" style:family="table-cell" style:parent-style-name="Default" style:data-style-name="N0">
      <style:table-cell-properties fo:border="thin solid #000000" fo:background-color="#A6A6A6"/>
      <style:text-properties fo:font-size="10pt" style:font-size-asian="10pt" style:font-size-complex="10pt"/>
    </style:style>
    <style:style style:name="ce27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80" style:family="table-cell" style:parent-style-name="V_253_stup" style:data-style-name="N39">
      <style:table-cell-properties fo:border="thin solid #000000" style:vertical-align="automatic" fo:background-color="#FFC000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81" style:family="table-cell" style:parent-style-name="Default" style:data-style-name="N19">
      <style:table-cell-properties fo:border="thin solid #000000" fo:background-color="#FFFFFF"/>
      <style:text-properties fo:color="#000000" fo:font-size="10pt" style:font-size-asian="10pt" style:font-size-complex="10pt"/>
    </style:style>
    <style:style style:name="ce282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  <style:text-properties fo:font-size="10pt" style:font-size-asian="10pt" style:font-size-complex="10pt"/>
    </style:style>
    <style:style style:name="ce28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end" fo:margin-right="0cm"/>
      <style:text-properties fo:font-size="10pt" style:font-size-asian="10pt" style:font-size-complex="10pt"/>
    </style:style>
    <style:style style:name="ce286" style:family="table-cell" style:parent-style-name="V_253_stup" style:data-style-name="N39">
      <style:table-cell-properties fo:border="thin solid #000000" style:vertical-align="automatic" fo:background-color="#E7E6E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87" style:family="table-cell" style:parent-style-name="V_253_stup" style:data-style-name="N37">
      <style:table-cell-properties fo:border="thin solid #000000" style:vertical-align="automatic" fo:background-color="#E7E6E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88" style:family="table-cell" style:parent-style-name="Default" style:data-style-name="N19">
      <style:table-cell-properties fo:border="thin solid #000000" fo:background-color="#E7E6E6"/>
      <style:text-properties fo:font-size="10pt" style:font-size-asian="10pt" style:font-size-complex="10pt"/>
    </style:style>
    <style:style style:name="ce289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90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end" fo:margin-right="0cm"/>
      <style:text-properties fo:font-size="10pt" style:font-size-asian="10pt" style:font-size-complex="10pt"/>
    </style:style>
    <style:style style:name="ce291" style:family="table-cell" style:parent-style-name="V_253_stup" style:data-style-name="N37">
      <style:table-cell-properties fo:border="thin solid #000000" style:vertical-align="automatic" fo:background-color="#E2EFD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92" style:family="table-cell" style:parent-style-name="V_253_stup" style:data-style-name="N19">
      <style:table-cell-properties fo:border-top="thin solid #000000" fo:border-bottom="none" fo:border-left="thin solid #000000" fo:border-right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93" style:family="table-cell" style:parent-style-name="Default" style:data-style-name="N0">
      <style:table-cell-properties fo:border="thin solid #000000" fo:background-color="#D0CECE"/>
      <style:text-properties fo:font-size="10pt" style:font-size-asian="10pt" style:font-size-complex="10pt" fo:font-weight="bold" style:font-weight-asian="bold" style:font-weight-complex="bold"/>
    </style:style>
    <style:style style:name="ce294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95" style:family="table-cell" style:parent-style-name="V_253_stup" style:data-style-name="N41">
      <style:table-cell-properties fo:border="thin solid #000000" style:vertical-align="automatic" fo:background-color="#DDEBF7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296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29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299" style:family="table-cell" style:parent-style-name="V_253_stup" style:data-style-name="N36">
      <style:table-cell-properties fo:border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00" style:family="table-cell" style:parent-style-name="Default" style:data-style-name="N0">
      <style:table-cell-properties fo:background-color="#BFBFBF"/>
    </style:style>
    <style:style style:name="ce301" style:family="table-cell" style:parent-style-name="V_253_stup" style:data-style-name="N36">
      <style:table-cell-properties fo:border="thin solid #000000" style:vertical-align="automatic" fo:background-color="#A6A6A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02" style:family="table-cell" style:parent-style-name="Default" style:data-style-name="N19">
      <style:table-cell-properties fo:border="thin solid #000000" style:vertical-align="automatic" fo:background-color="#A6A6A6" style:repeat-content="false"/>
      <style:paragraph-properties fo:text-align="center"/>
      <style:text-properties fo:font-size="10pt" style:font-size-asian="10pt" style:font-size-complex="10pt"/>
    </style:style>
    <style:style style:name="ce303" style:family="table-cell" style:parent-style-name="V_253_stup" style:data-style-name="N37">
      <style:table-cell-properties fo:border="thin solid #000000" style:vertical-align="automatic" fo:wrap-option="wrap" fo:background-color="#E2EFD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0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305" style:family="table-cell" style:parent-style-name="Default" style:data-style-name="N19">
      <style:table-cell-properties fo:border="thin solid #000000" style:vertical-align="automatic" fo:wrap-option="wrap" fo:background-color="#FFFFFF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start" fo:margin-left="0cm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309" style:family="table-cell" style:parent-style-name="V_253_stup" style:data-style-name="N39">
      <style:table-cell-properties fo:border="thin solid #000000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10" style:family="table-cell" style:parent-style-name="V_253_stup" style:data-style-name="N37">
      <style:table-cell-properties fo:border="thin solid #000000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11" style:family="table-cell" style:parent-style-name="Default" style:data-style-name="N19">
      <style:table-cell-properties fo:border="thin solid #000000" fo:background-color="#AEAAAA"/>
      <style:text-properties fo:font-size="10pt" style:font-size-asian="10pt" style:font-size-complex="10pt"/>
    </style:style>
    <style:style style:name="ce312" style:family="table-cell" style:parent-style-name="Default" style:data-style-name="N19">
      <style:table-cell-properties fo:border="thin solid #000000" style:vertical-align="automatic" fo:background-color="#AEAAAA" style:repeat-content="fals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AEAAAA"/>
      <style:text-properties fo:font-size="10pt" style:font-size-asian="10pt" style:font-size-complex="10pt"/>
    </style:style>
    <style:style style:name="ce314" style:family="table-cell" style:parent-style-name="V_253_stup" style:data-style-name="N36">
      <style:table-cell-properties fo:border-top="thin solid #000000" fo:border-bottom="none" fo:border-left="thin solid #000000" fo:border-right="none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15" style:family="table-cell" style:parent-style-name="V_253_stup" style:data-style-name="N36">
      <style:table-cell-properties fo:border="thin solid #000000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16" style:family="table-cell" style:parent-style-name="V_253_stup" style:data-style-name="N36">
      <style:table-cell-properties fo:border="thin solid #000000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17" style:family="table-cell" style:parent-style-name="V_253_stup" style:data-style-name="N19">
      <style:table-cell-properties fo:border="thin solid #000000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18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AEAAAA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="thin solid #000000" fo:background-color="#AEAAAA"/>
      <style:text-properties fo:font-size="10pt" style:font-size-asian="10pt" style:font-size-complex="10pt"/>
    </style:style>
    <style:style style:name="ce320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end" fo:margin-right="0cm"/>
      <style:text-properties fo:font-size="10pt" style:font-size-asian="10pt" style:font-size-complex="10pt"/>
    </style:style>
    <style:style style:name="ce321" style:family="table-cell" style:parent-style-name="V_253_stup" style:data-style-name="N39">
      <style:table-cell-properties fo:border="thin solid #000000" style:vertical-align="automatic" fo:background-color="#A5A5A5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322" style:family="table-cell" style:parent-style-name="V_253_stup" style:data-style-name="N37">
      <style:table-cell-properties fo:border="thin solid #000000" style:vertical-align="automatic" fo:background-color="#A5A5A5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23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A5A5A5"/>
      <style:text-properties fo:font-size="10pt" style:font-size-asian="10pt" style:font-size-complex="10pt"/>
    </style:style>
    <style:style style:name="ce324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A5A5A5"/>
      <style:text-properties fo:font-size="10pt" style:font-size-asian="10pt" style:font-size-complex="10pt"/>
    </style:style>
    <style:style style:name="ce325" style:family="table-cell" style:parent-style-name="V_253_stup" style:data-style-name="N36">
      <style:table-cell-properties fo:border="thin solid #000000" style:vertical-align="automatic" fo:background-color="#C9C9C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26" style:family="table-cell" style:parent-style-name="Default" style:data-style-name="N19">
      <style:table-cell-properties fo:border="thin solid #000000" style:vertical-align="automatic" fo:background-color="#C9C9C9" style:repeat-content="false"/>
      <style:paragraph-properties fo:text-align="center"/>
      <style:text-properties fo:font-size="10pt" style:font-size-asian="10pt" style:font-size-complex="10pt"/>
    </style:style>
    <style:style style:name="ce32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start" fo:margin-left="0cm"/>
      <style:text-properties fo:font-size="10pt" style:font-size-asian="10pt" style:font-size-complex="10pt"/>
    </style:style>
    <style:style style:name="ce32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2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31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332" style:family="table-cell" style:parent-style-name="V_253_stup" style:data-style-name="N39">
      <style:table-cell-properties fo:border="thin solid #000000" style:vertical-align="automatic" fo:background-color="#BFBFB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33" style:family="table-cell" style:parent-style-name="V_253_stup" style:data-style-name="N37">
      <style:table-cell-properties fo:border="thin solid #000000" style:vertical-align="automatic" fo:background-color="#BFBFB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34" style:family="table-cell" style:parent-style-name="Default" style:data-style-name="N19">
      <style:table-cell-properties fo:border="thin solid #000000" fo:background-color="#BFBFBF"/>
      <style:text-properties fo:font-size="10pt" style:font-size-asian="10pt" style:font-size-complex="10pt"/>
    </style:style>
    <style:style style:name="ce335" style:family="table-cell" style:parent-style-name="Default" style:data-style-name="N19">
      <style:table-cell-properties fo:border="thin solid #000000" style:vertical-align="automatic" fo:background-color="#BFBFBF" style:repeat-content="false"/>
      <style:paragraph-properties fo:text-align="center"/>
      <style:text-properties fo:font-size="10pt" style:font-size-asian="10pt" style:font-size-complex="10pt"/>
    </style:style>
    <style:style style:name="ce336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BFBFBF"/>
      <style:text-properties fo:font-size="10pt" style:font-size-asian="10pt" style:font-size-complex="10pt"/>
    </style:style>
    <style:style style:name="ce337" style:family="table-cell" style:parent-style-name="V_253_stup" style:data-style-name="N36">
      <style:table-cell-properties fo:border="thin solid #000000" style:vertical-align="automatic" fo:background-color="#BFBFB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38" style:family="table-cell" style:parent-style-name="V_253_stup" style:data-style-name="N19">
      <style:table-cell-properties fo:border="thin solid #000000" style:vertical-align="automatic" fo:background-color="#BFBFB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39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BFBFBF"/>
      <style:text-properties fo:font-size="10pt" style:font-size-asian="10pt" style:font-size-complex="10pt"/>
    </style:style>
    <style:style style:name="ce340" style:family="table-cell" style:parent-style-name="Default" style:data-style-name="N0">
      <style:table-cell-properties fo:border="thin solid #000000" fo:background-color="#BFBFBF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34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43" style:family="table-cell" style:parent-style-name="V_253_stup" style:data-style-name="N36">
      <style:table-cell-properties fo:border="thin solid #000000" style:vertical-align="automatic" fo:background-color="#BFBFB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44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3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3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4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50" style:family="table-cell" style:parent-style-name="Default" style:data-style-name="N19">
      <style:table-cell-properties fo:border="thin solid #000000" style:vertical-align="automatic" fo:background-color="#A5A5A5" style:repeat-content="false"/>
      <style:paragraph-properties fo:text-align="center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start" fo:margin-left="0cm"/>
      <style:text-properties fo:color="#FF0000" fo:font-size="10pt" style:font-size-asian="10pt" style:font-size-complex="10pt" fo:font-weight="bold" style:font-weight-asian="bold" style:font-weight-complex="bold"/>
    </style:style>
    <style:style style:name="ce3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3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 fo:font-weight="bold" style:font-weight-asian="bold" style:font-weight-complex="bold"/>
    </style:style>
    <style:style style:name="ce354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355" style:family="table-cell" style:parent-style-name="Default" style:data-style-name="N19">
      <style:table-cell-properties fo:border="thin solid #000000"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356" style:family="table-cell" style:parent-style-name="V_253_stup" style:data-style-name="N37">
      <style:table-cell-properties fo:border="thin solid #000000" style:vertical-align="automatic" fo:background-color="#E7E6E6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3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359" style:family="table-cell" style:parent-style-name="Default" style:data-style-name="N0">
      <style:table-cell-properties fo:border-top="thin solid #9BC2E6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60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62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FFFFFF"/>
      <style:text-properties fo:font-size="10pt" style:font-size-asian="10pt" style:font-size-complex="10pt"/>
    </style:style>
    <style:style style:name="ce363" style:family="table-cell" style:parent-style-name="V_253_stup" style:data-style-name="N36">
      <style:table-cell-properties fo:border-top="thin solid #000000" fo:border-bottom="thin solid #000000" fo:border-left="thin solid #000000" fo:border-right="none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64" style:family="table-cell" style:parent-style-name="Default" style:data-style-name="N19">
      <style:table-cell-properties fo:background-color="#BFBFBF"/>
      <style:text-properties fo:font-size="10pt" style:font-size-asian="10pt" style:font-size-complex="10pt"/>
    </style:style>
    <style:style style:name="ce365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BFBFBF"/>
      <style:text-properties fo:font-size="10pt" style:font-size-asian="10pt" style:font-size-complex="10pt"/>
    </style:style>
    <style:style style:name="ce366" style:family="table-cell" style:parent-style-name="Default" style:data-style-name="N19">
      <style:table-cell-properties fo:border="thin solid #000000" fo:background-color="#BFBFBF"/>
      <style:text-properties fo:font-size="10pt" style:font-size-asian="10pt" style:font-size-complex="10pt"/>
    </style:style>
    <style:style style:name="ce367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BFBFBF"/>
      <style:text-properties fo:font-size="10pt" style:font-size-asian="10pt" style:font-size-complex="10pt"/>
    </style:style>
    <style:style style:name="ce36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start" fo:margin-left="0cm"/>
    </style:style>
    <style:style style:name="ce369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370" style:family="table-cell" style:parent-style-name="Default" style:data-style-name="N19">
      <style:table-cell-properties fo:background-color="#AEAAAA"/>
      <style:text-properties fo:font-size="10pt" style:font-size-asian="10pt" style:font-size-complex="10pt"/>
    </style:style>
    <style:style style:name="ce371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AEAAAA"/>
      <style:text-properties fo:font-size="10pt" style:font-size-asian="10pt" style:font-size-complex="10pt"/>
    </style:style>
    <style:style style:name="ce372" style:family="table-cell" style:parent-style-name="Default" style:data-style-name="N19">
      <style:table-cell-properties fo:border="thin solid #000000" fo:background-color="#AEAAAA"/>
      <style:text-properties fo:font-size="10pt" style:font-size-asian="10pt" style:font-size-complex="10pt"/>
    </style:style>
    <style:style style:name="ce373" style:family="table-cell" style:parent-style-name="V_253_stup" style:data-style-name="N36">
      <style:table-cell-properties fo:border-top="thin solid #000000" fo:border-bottom="none" fo:border-left="thin solid #000000" fo:border-right="thin solid #000000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74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AEAAAA"/>
      <style:text-properties fo:font-size="10pt" style:font-size-asian="10pt" style:font-size-complex="10pt"/>
    </style:style>
    <style:style style:name="ce375" style:family="table-cell" style:parent-style-name="V_253_stup" style:data-style-name="N36">
      <style:table-cell-properties fo:border-top="thin solid #000000" fo:border-bottom="thin solid #000000" fo:border-left="thin solid #000000" fo:border-right="none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76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77" style:family="table-cell" style:parent-style-name="Default" style:data-style-name="N19">
      <style:table-cell-properties fo:background-color="#A6A6A6"/>
      <style:text-properties fo:font-size="10pt" style:font-size-asian="10pt" style:font-size-complex="10pt"/>
    </style:style>
    <style:style style:name="ce378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A6A6A6"/>
      <style:text-properties fo:font-size="10pt" style:font-size-asian="10pt" style:font-size-complex="10pt"/>
    </style:style>
    <style:style style:name="ce379" style:family="table-cell" style:parent-style-name="Default" style:data-style-name="N19">
      <style:table-cell-properties fo:border="thin solid #000000" fo:background-color="#A6A6A6"/>
      <style:text-properties fo:font-size="10pt" style:font-size-asian="10pt" style:font-size-complex="10pt"/>
    </style:style>
    <style:style style:name="ce380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A6A6A6"/>
      <style:text-properties fo:font-size="10pt" style:font-size-asian="10pt" style:font-size-complex="10pt"/>
    </style:style>
    <style:style style:name="ce381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D0CECE"/>
      <style:text-properties fo:font-size="10pt" style:font-size-asian="10pt" style:font-size-complex="10pt"/>
    </style:style>
    <style:style style:name="ce382" style:family="table-cell" style:parent-style-name="Default" style:data-style-name="N0">
      <style:table-cell-properties fo:border="thin solid #000000" fo:background-color="#A5A5A5"/>
    </style:style>
    <style:style style:name="ce383" style:family="table-cell" style:parent-style-name="Default" style:data-style-name="N0">
      <style:table-cell-properties fo:background-color="#A5A5A5"/>
    </style:style>
    <style:style style:name="ce38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A5A5A5"/>
    </style:style>
    <style:style style:name="ce385" style:family="table-cell" style:parent-style-name="Default" style:data-style-name="N0">
      <style:table-cell-properties fo:border="thin solid #000000" fo:background-color="#A5A5A5"/>
    </style:style>
    <style:style style:name="ce386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A5A5A5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fo:border-top="thin solid #3F3F3F" fo:border-bottom="none" fo:border-left="thin solid #3F3F3F" fo:border-right="none" style:vertical-align="automatic" fo:background-color="#F2F2F2" style:repeat-content="false"/>
      <style:paragraph-properties fo:text-align="start" fo:margin-left="0cm"/>
      <style:text-properties fo:color="#3F3F3F" fo:font-weight="bold" style:font-weight-asian="bold" style:font-weight-complex="bold"/>
    </style:style>
    <style:style style:name="ce388" style:family="table-cell" style:parent-style-name="Default" style:data-style-name="N42">
      <style:table-cell-properties fo:border="thin solid #000000" fo:background-color="#FFFFFF"/>
      <style:text-properties fo:font-size="10pt" style:font-size-asian="10pt" style:font-size-complex="10pt"/>
    </style:style>
    <style:style style:name="ce389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90" style:family="table-cell" style:parent-style-name="Default" style:data-style-name="N19">
      <style:table-cell-properties fo:background-color="#E7E6E6"/>
      <style:text-properties fo:font-size="10pt" style:font-size-asian="10pt" style:font-size-complex="10pt"/>
    </style:style>
    <style:style style:name="ce391" style:family="table-cell" style:parent-style-name="V_253_stup" style:data-style-name="N36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92" style:family="table-cell" style:parent-style-name="V_253_stup" style:data-style-name="N36">
      <style:table-cell-properties fo:border="thin solid #000000" style:vertical-align="automatic" fo:background-color="#E2EFD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93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394" style:family="table-cell" style:parent-style-name="V_253_stup" style:data-style-name="N37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95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396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D0CECE"/>
    </style:style>
    <style:style style:name="ce39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98" style:family="table-cell" style:parent-style-name="V_253_stup" style:data-style-name="N36">
      <style:table-cell-properties fo:border="thin solid #000000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399" style:family="table-cell" style:parent-style-name="Default" style:data-style-name="N19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0pt" style:font-size-asian="10pt" style:font-size-complex="10pt"/>
    </style:style>
    <style:style style:name="ce400" style:family="table-cell" style:parent-style-name="V_253_stup" style:data-style-name="N36">
      <style:table-cell-properties fo:border-top="thin solid #000000" fo:border-bottom="none" fo:border-left="thin solid #000000" fo:border-right="thin solid #000000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01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D9D9D9"/>
      <style:text-properties fo:font-size="10pt" style:font-size-asian="10pt" style:font-size-complex="10pt"/>
    </style:style>
    <style:style style:name="ce402" style:family="table-cell" style:parent-style-name="V_253_stup" style:data-style-name="N36">
      <style:table-cell-properties fo:border-top="thin solid #000000" fo:border-bottom="thin solid #000000" fo:border-left="thin solid #000000" fo:border-right="none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03" style:family="table-cell" style:parent-style-name="V_253_stup" style:data-style-name="N36">
      <style:table-cell-properties fo:border-top="thin solid #000000" fo:border-bottom="none" fo:border-left="thin solid #000000" fo:border-right="thin solid #000000" style:vertical-align="automatic" fo:background-color="#FFC000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04" style:family="table-cell" style:parent-style-name="V_253_stup" style:data-style-name="N36">
      <style:table-cell-properties fo:border-top="thin solid #000000" fo:border-bottom="thin solid #000000" fo:border-left="thin solid #000000" fo:border-right="none" style:vertical-align="automatic" fo:background-color="#FFC000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05" style:family="table-cell" style:parent-style-name="V_253_stup" style:data-style-name="N36">
      <style:table-cell-properties fo:border="thin solid #000000" style:vertical-align="automatic" fo:background-color="#FFC000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06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07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08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center"/>
      <style:text-properties fo:color="#000000" fo:font-size="10pt" style:font-size-asian="10pt" style:font-size-complex="10pt"/>
    </style:style>
    <style:style style:name="ce409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410" style:family="table-cell" style:parent-style-name="V_253_stup" style:data-style-name="N39">
      <style:table-cell-properties fo:border="thin solid #000000" style:vertical-align="automatic" fo:background-color="#A5A5A5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11" style:family="table-cell" style:parent-style-name="V_253_stup" style:data-style-name="N37">
      <style:table-cell-properties fo:border="thin solid #000000" style:vertical-align="automatic" fo:background-color="#A5A5A5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12" style:family="table-cell" style:parent-style-name="Default" style:data-style-name="N19">
      <style:table-cell-properties fo:border="thin solid #000000" fo:background-color="#A5A5A5"/>
      <style:text-properties fo:color="#000000" fo:font-size="10pt" style:font-size-asian="10pt" style:font-size-complex="10pt"/>
    </style:style>
    <style:style style:name="ce413" style:family="table-cell" style:parent-style-name="Default" style:data-style-name="N19">
      <style:table-cell-properties fo:background-color="#A5A5A5"/>
      <style:text-properties fo:color="#000000" fo:font-size="10pt" style:font-size-asian="10pt" style:font-size-complex="10pt"/>
    </style:style>
    <style:style style:name="ce414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41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416" style:family="table-cell" style:parent-style-name="V_253_stup" style:data-style-name="N36">
      <style:table-cell-properties fo:border="thin solid #000000" style:vertical-align="automatic" fo:background-color="#F4B084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17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418" style:family="table-cell" style:parent-style-name="V_253_stup" style:data-style-name="N36">
      <style:table-cell-properties fo:border="thin solid #000000" style:vertical-align="automatic" fo:background-color="#A6A6A6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19" style:family="table-cell" style:parent-style-name="V_253_stup" style:data-style-name="N36">
      <style:table-cell-properties fo:border="thin solid #000000" style:vertical-align="automatic" fo:background-color="#A6A6A6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20" style:family="table-cell" style:parent-style-name="V_253_stup" style:data-style-name="N36">
      <style:table-cell-properties fo:border-top="thin solid #000000" fo:border-bottom="none" fo:border-left="thin solid #000000" fo:border-right="thin solid #000000" style:vertical-align="automatic" fo:background-color="#A6A6A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21" style:family="table-cell" style:parent-style-name="Default" style:data-style-name="N30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422" style:family="table-cell" style:parent-style-name="V_253_stup" style:data-style-name="N36">
      <style:table-cell-properties fo:border-top="thin solid #000000" fo:border-bottom="thin solid #000000" fo:border-left="thin solid #000000" fo:border-right="none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23" style:family="table-cell" style:parent-style-name="V_253_stup" style:data-style-name="N37">
      <style:table-cell-properties fo:border="thin solid #000000" style:vertical-align="automatic" fo:background-color="#A5A5A5" style:cell-protect="protected"/>
      <style:text-properties fo:color="#000000" fo:font-size="9pt" style:font-size-asian="9pt" style:font-size-complex="9pt" fo:font-weight="normal" style:font-weight-asian="normal" style:font-weight-complex="normal"/>
    </style:style>
    <style:style style:name="ce4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25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26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  <style:text-properties fo:color="#000000" fo:font-size="10pt" style:font-size-asian="10pt" style:font-size-complex="10pt"/>
    </style:style>
    <style:style style:name="ce427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428" style:family="table-cell" style:parent-style-name="V_253_stup" style:data-style-name="N39">
      <style:table-cell-properties fo:border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29" style:family="table-cell" style:parent-style-name="V_253_stup" style:data-style-name="N37">
      <style:table-cell-properties fo:border="thin solid #000000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31" style:family="table-cell" style:parent-style-name="V_253_stup" style:data-style-name="N36">
      <style:table-cell-properties fo:border="thin solid #000000" style:vertical-align="automatic" fo:background-color="#DDEBF7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32" style:family="table-cell" style:parent-style-name="V_253_stup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33" style:family="table-cell" style:parent-style-name="Default" style:data-style-name="N39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35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37" style:family="table-cell" style:parent-style-name="V_253_stup" style:data-style-name="N36">
      <style:table-cell-properties fo:border="thin solid #000000" style:vertical-align="automatic" fo:background-color="#DDEBF7" style:cell-protect="protected" style:repeat-content="false"/>
      <style:paragraph-properties fo:text-align="center"/>
      <style:text-properties fo:color="#000000" fo:font-size="10pt" style:font-size-asian="10pt" style:font-size-complex="10pt" fo:font-weight="normal" style:font-weight-asian="normal" style:font-weight-complex="normal"/>
    </style:style>
    <style:style style:name="ce438" style:family="table-cell" style:parent-style-name="V_253_stup" style:data-style-name="N36">
      <style:table-cell-properties fo:border="thin solid #000000" style:vertical-align="automatic" fo:background-color="#BFBFBF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39" style:family="table-cell" style:parent-style-name="V_253_stup" style:data-style-name="N37">
      <style:table-cell-properties fo:border="thin solid #000000" style:vertical-align="automatic" fo:background-color="#FFFFFF" style:cell-protect="protected"/>
      <style:text-properties fo:color="#000000" fo:font-size="9pt" style:font-size-asian="9pt" style:font-size-complex="9pt" fo:font-weight="normal" style:font-weight-asian="normal" style:font-weight-complex="normal"/>
    </style:style>
    <style:style style:name="ce440" style:family="table-cell" style:parent-style-name="V_253_stup" style:data-style-name="N36">
      <style:table-cell-properties fo:border="thin solid #000000" style:vertical-align="automatic" fo:background-color="#E2EFDA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41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442" style:family="table-cell" style:parent-style-name="V_253_stup" style:data-style-name="N37">
      <style:table-cell-properties fo:border="thin solid #000000" style:vertical-align="automatic" fo:background-color="#A5A5A5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43" style:family="table-cell" style:parent-style-name="V_253_stup" style:data-style-name="N37">
      <style:table-cell-properties fo:border="thin solid #000000" style:vertical-align="automatic" fo:background-color="#D0CECE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44" style:family="table-cell" style:parent-style-name="V_253_stup" style:data-style-name="N39">
      <style:table-cell-properties fo:border="thin solid #000000" style:vertical-align="automatic" fo:background-color="#D0CECE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45" style:family="table-cell" style:parent-style-name="V_253_stup" style:data-style-name="N37">
      <style:table-cell-properties fo:border="thin solid #000000" style:vertical-align="automatic" fo:background-color="#BFBFBF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46" style:family="table-cell" style:parent-style-name="V_253_stup" style:data-style-name="N37">
      <style:table-cell-properties fo:border="thin solid #000000" style:vertical-align="automatic" fo:background-color="#DDEBF7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47" style:family="table-cell" style:parent-style-name="V_253_stup" style:data-style-name="N36">
      <style:table-cell-properties fo:border="thin solid #000000" style:vertical-align="automatic" fo:background-color="#D0CECE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48" style:family="table-cell" style:parent-style-name="V_253_stup" style:data-style-name="N36">
      <style:table-cell-properties fo:border-top="thin solid #000000" fo:border-bottom="none" fo:border-left="thin solid #000000" fo:border-right="thin solid #000000" style:vertical-align="automatic" fo:background-color="#BFBFB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45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51" style:family="table-cell" style:parent-style-name="V_253_stup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52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453" style:family="table-cell" style:parent-style-name="V_253_stup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54" style:family="table-cell" style:parent-style-name="Default" style:data-style-name="N0">
      <style:table-cell-properties fo:border="thin solid #000000" style:vertical-align="automatic" fo:background-color="#FF6A00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55" style:family="table-cell" style:parent-style-name="V_253_stup" style:data-style-name="N36">
      <style:table-cell-properties fo:border="thin solid #000000" style:vertical-align="automatic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56" style:family="table-cell" style:parent-style-name="V_253_stup" style:data-style-name="N39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57" style:family="table-cell" style:parent-style-name="Default" style:data-style-name="N19">
      <style:table-cell-properties fo:border-top="thin solid #000000" fo:border-bottom="thin solid #000000" fo:border-left="thin solid #000000" fo:border-right="none" fo:background-color="#DDEBF7"/>
      <style:text-properties fo:font-size="10pt" style:font-size-asian="10pt" style:font-size-complex="10pt"/>
    </style:style>
    <style:style style:name="ce458" style:family="table-cell" style:parent-style-name="Default" style:data-style-name="N39">
      <style:table-cell-properties fo:border="thin solid #000000"/>
      <style:text-properties fo:font-size="10pt" style:font-size-asian="10pt" style:font-size-complex="10pt"/>
    </style:style>
    <style:style style:name="ce4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EAAAA" style:repeat-content="false"/>
      <style:paragraph-properties fo:text-align="start" fo:margin-left="0cm"/>
      <style:text-properties fo:font-size="10pt" style:font-size-asian="10pt" style:font-size-complex="10pt"/>
    </style:style>
    <style:style style:name="ce460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</style:style>
    <style:style style:name="ce461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4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463" style:family="table-cell" style:parent-style-name="Default" style:data-style-name="N19">
      <style:table-cell-properties fo:border="thin solid #000000" fo:background-color="#FFD966"/>
      <style:text-properties fo:font-size="10pt" style:font-size-asian="10pt" style:font-size-complex="10pt"/>
    </style:style>
    <style:style style:name="ce464" style:family="table-cell" style:parent-style-name="V_253_stup" style:data-style-name="N36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normal" style:font-weight-asian="normal" style:font-weight-complex="normal"/>
    </style:style>
    <style:style style:name="ce46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font-size="10pt" style:font-size-asian="10pt" style:font-size-complex="10pt"/>
    </style:style>
    <style:style style:name="ce466" style:family="table-cell" style:parent-style-name="V_253_stup" style:data-style-name="N43">
      <style:table-cell-properties fo:border="thin solid #000000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67" style:family="table-cell" style:parent-style-name="Default" style:data-style-name="N19">
      <style:table-cell-properties fo:border-top="thin solid #000000" fo:border-bottom="none" fo:border-left="none" fo:border-right="thin solid #000000" fo:background-color="#FFFFFF"/>
      <style:text-properties fo:font-size="10pt" style:font-size-asian="10pt" style:font-size-complex="10pt"/>
    </style:style>
    <style:style style:name="ce468" style:family="table-cell" style:parent-style-name="Default" style:data-style-name="N19">
      <style:table-cell-properties fo:border-top="thin solid #000000" fo:border-bottom="none" fo:border-left="thin solid #000000" fo:border-right="thin solid #000000" fo:background-color="#FFFFFF"/>
      <style:text-properties fo:font-size="10pt" style:font-size-asian="10pt" style:font-size-complex="10pt"/>
    </style:style>
    <style:style style:name="ce469" style:family="table-cell" style:parent-style-name="Default" style:data-style-name="N19">
      <style:table-cell-properties fo:border-top="thin solid #000000" fo:border-bottom="none" fo:border-left="thin solid #000000" fo:border-right="none" fo:background-color="#FFFFFF"/>
      <style:text-properties fo:font-size="10pt" style:font-size-asian="10pt" style:font-size-complex="10pt"/>
    </style:style>
    <style:style style:name="ce470" style:family="table-cell" style:parent-style-name="V_253_stup" style:data-style-name="N19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7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fo:font-size="10pt" style:font-size-asian="10pt" style:font-size-complex="10pt"/>
    </style:style>
    <style:style style:name="ce472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73" style:family="table-cell" style:parent-style-name="Default" style:data-style-name="N0">
      <style:table-cell-properties fo:border="thin solid #000000" fo:background-color="#D9D9D9"/>
      <style:text-properties fo:font-size="10pt" style:font-size-asian="10pt" style:font-size-complex="10pt"/>
    </style:style>
    <style:style style:name="ce47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size="10pt" style:font-size-asian="10pt" style:font-size-complex="10pt"/>
    </style:style>
    <style:style style:name="ce475" style:family="table-cell" style:parent-style-name="V_253_stup" style:data-style-name="N36">
      <style:table-cell-properties fo:border-top="thin solid #000000" fo:border-bottom="none" fo:border-left="thin solid #000000" fo:border-right="none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7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A6A6A6"/>
      <style:text-properties fo:font-size="10pt" style:font-size-asian="10pt" style:font-size-complex="10pt"/>
    </style:style>
    <style:style style:name="ce477" style:family="table-cell" style:parent-style-name="V_253_stup" style:data-style-name="N36">
      <style:table-cell-properties fo:border-top="thin solid #000000" fo:border-bottom="none" fo:border-left="thin solid #000000" fo:border-right="none" style:vertical-align="automatic" fo:background-color="#A6A6A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7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0pt" style:font-size-asian="10pt" style:font-size-complex="10pt"/>
    </style:style>
    <style:style style:name="ce47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  <style:text-properties fo:font-size="10pt" style:font-size-asian="10pt" style:font-size-complex="10pt"/>
    </style:style>
    <style:style style:name="ce480" style:family="table-cell" style:parent-style-name="V_253_stup" style:data-style-name="N36">
      <style:table-cell-properties fo:border-top="thin solid #000000" fo:border-bottom="none" fo:border-left="thin solid #000000" fo:border-right="none" style:vertical-align="automatic" fo:background-color="#BFBFB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81" style:family="table-cell" style:parent-style-name="V_253_stup" style:data-style-name="N37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82" style:family="table-cell" style:parent-style-name="V_253_stup" style:data-style-name="N37">
      <style:table-cell-properties fo:border="thin solid #000000" style:vertical-align="automatic" fo:background-color="#BFBFB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83" style:family="table-cell" style:parent-style-name="V_253_stup" style:data-style-name="N37">
      <style:table-cell-properties fo:border="thin solid #000000" style:vertical-align="automatic" fo:background-color="#FFFF00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84" style:family="table-cell" style:parent-style-name="V_253_stup" style:data-style-name="N37">
      <style:table-cell-properties fo:border="thin solid #000000" style:vertical-align="automatic" fo:background-color="#FFFFFF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85" style:family="table-cell" style:parent-style-name="V_253_stup" style:data-style-name="N36">
      <style:table-cell-properties fo:border-top="thin solid #000000" fo:border-bottom="none" fo:border-left="thin solid #000000" fo:border-right="none" style:vertical-align="automatic" fo:background-color="#D0CECE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8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AEAAAA"/>
      <style:text-properties fo:font-size="10pt" style:font-size-asian="10pt" style:font-size-complex="10pt"/>
    </style:style>
    <style:style style:name="ce487" style:family="table-cell" style:parent-style-name="V_253_stup" style:data-style-name="N37">
      <style:table-cell-properties fo:border="thin solid #000000" style:vertical-align="automatic" fo:background-color="#D9D9D9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48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/>
    </style:style>
    <style:style style:name="ce489" style:family="table-cell" style:parent-style-name="Default" style:data-style-name="N37">
      <style:table-cell-properties fo:border="thin solid #000000"/>
      <style:text-properties fo:font-size="10pt" style:font-size-asian="10pt" style:font-size-complex="10pt"/>
    </style:style>
    <style:style style:name="ce49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91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font-size="10pt" style:font-size-asian="10pt" style:font-size-complex="10pt"/>
    </style:style>
    <style:style style:name="ce492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  <style:text-properties fo:font-size="10pt" style:font-size-asian="10pt" style:font-size-complex="10pt"/>
    </style:style>
    <style:style style:name="ce493" style:family="table-cell" style:parent-style-name="Default" style:data-style-name="N37">
      <style:table-cell-properties fo:border="thin solid #000000" fo:background-color="#D0CECE"/>
      <style:text-properties fo:font-size="10pt" style:font-size-asian="10pt" style:font-size-complex="10pt"/>
    </style:style>
    <style:style style:name="ce49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="thin solid #000000" fo:background-color="#D0CECE"/>
      <style:text-properties fo:font-size="10pt" style:font-size-asian="10pt" style:font-size-complex="10pt"/>
    </style:style>
    <style:style style:name="ce49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97" style:family="table-cell" style:parent-style-name="Default" style:data-style-name="N36">
      <style:table-cell-properties fo:border="thin solid #000000" fo:background-color="#FFFFFF"/>
      <style:text-properties fo:font-size="10pt" style:font-size-asian="10pt" style:font-size-complex="10pt"/>
    </style:style>
    <style:style style:name="ce49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start" fo:margin-left="0cm"/>
      <style:text-properties fo:font-size="10pt" style:font-size-asian="10pt" style:font-size-complex="10pt"/>
    </style:style>
    <style:style style:name="ce49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size="10pt" style:font-size-asian="10pt" style:font-size-complex="10pt"/>
    </style:style>
    <style:style style:name="ce500" style:family="table-cell" style:parent-style-name="Default" style:data-style-name="N39">
      <style:table-cell-properties fo:border="thin solid #000000" fo:background-color="#BFBFBF"/>
      <style:text-properties fo:font-size="10pt" style:font-size-asian="10pt" style:font-size-complex="10pt"/>
    </style:style>
    <style:style style:name="ce501" style:family="table-cell" style:parent-style-name="Default" style:data-style-name="N37">
      <style:table-cell-properties fo:border="thin solid #000000" fo:background-color="#BFBFBF"/>
      <style:text-properties fo:font-size="10pt" style:font-size-asian="10pt" style:font-size-complex="10pt"/>
    </style:style>
    <style:style style:name="ce502" style:family="table-cell" style:parent-style-name="Default" style:data-style-name="N19">
      <style:table-cell-properties fo:border="thin solid #000000" fo:background-color="#BFBFBF"/>
      <style:text-properties fo:font-size="10pt" style:font-size-asian="10pt" style:font-size-complex="10pt"/>
    </style:style>
    <style:style style:name="ce503" style:family="table-cell" style:parent-style-name="Default" style:data-style-name="N0">
      <style:table-cell-properties fo:border="thin solid #000000" fo:background-color="#BFBFBF"/>
      <style:text-properties fo:font-size="10pt" style:font-size-asian="10pt" style:font-size-complex="10pt"/>
    </style:style>
    <style:style style:name="ce50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505" style:family="table-cell" style:parent-style-name="Default" style:data-style-name="N36">
      <style:table-cell-properties fo:border="thin solid #000000" fo:background-color="#BFBFBF"/>
      <style:text-properties fo:font-size="10pt" style:font-size-asian="10pt" style:font-size-complex="10pt"/>
    </style:style>
    <style:style style:name="ce50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07" style:family="table-cell" style:parent-style-name="Default" style:data-style-name="N37">
      <style:table-cell-properties fo:border="thin solid #000000" fo:background-color="#FFFFFF"/>
      <style:text-properties fo:font-size="10pt" style:font-size-asian="10pt" style:font-size-complex="10pt"/>
    </style:style>
    <style:style style:name="ce50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509" style:family="table-cell" style:parent-style-name="Default" style:data-style-name="N39">
      <style:table-cell-properties fo:border="thin solid #000000"/>
      <style:text-properties fo:font-size="10pt" style:font-size-asian="10pt" style:font-size-complex="10pt"/>
    </style:style>
    <style:style style:name="ce51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51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  <style:text-properties fo:font-size="10pt" style:font-size-asian="10pt" style:font-size-complex="10pt"/>
    </style:style>
    <style:style style:name="ce51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0pt" style:font-size-asian="10pt" style:font-size-complex="10pt"/>
    </style:style>
    <style:style style:name="ce513" style:family="table-cell" style:parent-style-name="Default" style:data-style-name="N37">
      <style:table-cell-properties fo:border="thin solid #000000" fo:background-color="#D9D9D9"/>
      <style:text-properties fo:font-size="10pt" style:font-size-asian="10pt" style:font-size-complex="10pt"/>
    </style:style>
    <style:style style:name="ce514" style:family="table-cell" style:parent-style-name="Default" style:data-style-name="N19">
      <style:table-cell-properties fo:border="thin solid #000000" fo:background-color="#D9D9D9"/>
      <style:text-properties fo:font-size="10pt" style:font-size-asian="10pt" style:font-size-complex="10pt"/>
    </style:style>
    <style:style style:name="ce515" style:family="table-cell" style:parent-style-name="Default" style:data-style-name="N0">
      <style:table-cell-properties fo:border="thin solid #000000" fo:background-color="#D9D9D9"/>
      <style:text-properties fo:font-size="10pt" style:font-size-asian="10pt" style:font-size-complex="10pt"/>
    </style:style>
    <style:style style:name="ce51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17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start" fo:margin-left="0cm"/>
      <style:text-properties fo:font-size="10pt" style:font-size-asian="10pt" style:font-size-complex="10pt"/>
    </style:style>
    <style:style style:name="ce518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  <style:text-properties fo:font-size="10pt" style:font-size-asian="10pt" style:font-size-complex="10pt"/>
    </style:style>
    <style:style style:name="ce519" style:family="table-cell" style:parent-style-name="Default" style:data-style-name="N37">
      <style:table-cell-properties fo:border="thin solid #000000" fo:background-color="#AEAAAA"/>
      <style:text-properties fo:font-size="10pt" style:font-size-asian="10pt" style:font-size-complex="10pt"/>
    </style:style>
    <style:style style:name="ce520" style:family="table-cell" style:parent-style-name="Default" style:data-style-name="N19">
      <style:table-cell-properties fo:border="thin solid #000000" fo:background-color="#AEAAAA"/>
      <style:text-properties fo:font-size="10pt" style:font-size-asian="10pt" style:font-size-complex="10pt"/>
    </style:style>
    <style:style style:name="ce521" style:family="table-cell" style:parent-style-name="Default" style:data-style-name="N0">
      <style:table-cell-properties fo:border="thin solid #000000" fo:background-color="#AEAAAA"/>
      <style:text-properties fo:font-size="10pt" style:font-size-asian="10pt" style:font-size-complex="10pt"/>
    </style:style>
    <style:style style:name="ce522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523" style:family="table-cell" style:parent-style-name="Default" style:data-style-name="N36">
      <style:table-cell-properties fo:border="thin solid #000000" fo:background-color="#AEAAAA"/>
      <style:text-properties fo:font-size="10pt" style:font-size-asian="10pt" style:font-size-complex="10pt"/>
    </style:style>
    <style:style style:name="ce524" style:family="table-cell" style:parent-style-name="Default" style:data-style-name="N39">
      <style:table-cell-properties fo:border="thin solid #000000" fo:background-color="#AEAAAA"/>
      <style:text-properties fo:font-size="10pt" style:font-size-asian="10pt" style:font-size-complex="10pt"/>
    </style:style>
    <style:style style:name="ce525" style:family="table-cell" style:parent-style-name="V_253_stup" style:data-style-name="N37">
      <style:table-cell-properties fo:border="thin solid #000000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526" style:family="table-cell" style:parent-style-name="Default" style:data-style-name="N34">
      <style:table-cell-properties fo:border="thin solid #000000" fo:background-color="#AEAAAA"/>
      <style:text-properties fo:font-size="10pt" style:font-size-asian="10pt" style:font-size-complex="10pt"/>
    </style:style>
    <style:style style:name="ce527" style:family="table-cell" style:parent-style-name="Default" style:data-style-name="N34">
      <style:table-cell-properties fo:border="thin solid #000000"/>
      <style:text-properties fo:font-size="10pt" style:font-size-asian="10pt" style:font-size-complex="10pt"/>
    </style:style>
    <style:style style:name="ce52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52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0pt" style:font-size-asian="10pt" style:font-size-complex="10pt"/>
    </style:style>
    <style:style style:name="ce530" style:family="table-cell" style:parent-style-name="Default" style:data-style-name="N36">
      <style:table-cell-properties fo:border="thin solid #000000" fo:background-color="#D9D9D9"/>
      <style:text-properties fo:font-size="10pt" style:font-size-asian="10pt" style:font-size-complex="10pt"/>
    </style:style>
    <style:style style:name="ce531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</style:style>
    <style:style style:name="ce532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end" fo:margin-right="0cm"/>
      <style:text-properties fo:font-size="10pt" style:font-size-asian="10pt" style:font-size-complex="10pt"/>
    </style:style>
    <style:style style:name="ce533" style:family="table-cell" style:parent-style-name="Default" style:data-style-name="N36">
      <style:table-cell-properties fo:border="thin solid #000000" fo:background-color="#D0CECE"/>
      <style:text-properties fo:font-size="10pt" style:font-size-asian="10pt" style:font-size-complex="10pt"/>
    </style:style>
    <style:style style:name="ce5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font-size="10pt" style:font-size-asian="10pt" style:font-size-complex="10pt"/>
    </style:style>
    <style:style style:name="ce535" style:family="table-cell" style:parent-style-name="Default" style:data-style-name="N37">
      <style:table-cell-properties fo:border="thin solid #000000" fo:background-color="#FFFF00"/>
      <style:text-properties fo:font-size="10pt" style:font-size-asian="10pt" style:font-size-complex="10pt"/>
    </style:style>
    <style:style style:name="ce536" style:family="table-cell" style:parent-style-name="Default" style:data-style-name="N39">
      <style:table-cell-properties fo:border="thin solid #000000" fo:background-color="#D9D9D9"/>
      <style:text-properties fo:font-size="10pt" style:font-size-asian="10pt" style:font-size-complex="10pt"/>
    </style:style>
    <style:style style:name="ce537" style:family="table-cell" style:parent-style-name="Spr_225_vn_283_" style:data-style-name="N0">
      <style:table-cell-properties fo:border="thin solid #000000" style:vertical-align="automatic" fo:background-color="#AEAAAA" style:cell-protect="protected" style:repeat-content="false"/>
      <style:paragraph-properties fo:text-align="center"/>
      <style:text-properties fo:color="#006100"/>
    </style:style>
    <style:style style:name="ce538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539" style:family="table-cell" style:parent-style-name="Default" style:data-style-name="N0">
      <style:table-cell-properties fo:background-color="#AEAAAA"/>
      <style:text-properties fo:color="#000000"/>
    </style:style>
    <style:style style:name="ce540" style:family="table-cell" style:parent-style-name="Default" style:data-style-name="N0">
      <style:table-cell-properties fo:background-color="#FFFFFF"/>
      <style:text-properties fo:color="#000000"/>
    </style:style>
    <style:style style:name="ce541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42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  <style:text-properties fo:color="#000000" fo:font-size="10pt" style:font-size-asian="10pt" style:font-size-complex="10pt"/>
    </style:style>
    <style:style style:name="ce543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  <style:text-properties fo:color="#000000"/>
    </style:style>
    <style:style style:name="ce544" style:family="table-cell" style:parent-style-name="Default" style:data-style-name="N37">
      <style:table-cell-properties fo:border="thin solid #000000" fo:background-color="#AEAAAA"/>
      <style:text-properties fo:color="#000000" fo:font-size="10pt" style:font-size-asian="10pt" style:font-size-complex="10pt"/>
    </style:style>
    <style:style style:name="ce545" style:family="table-cell" style:parent-style-name="Default" style:data-style-name="N19">
      <style:table-cell-properties fo:border="thin solid #000000" fo:background-color="#AEAAAA"/>
      <style:text-properties fo:color="#000000" fo:font-size="10pt" style:font-size-asian="10pt" style:font-size-complex="10pt"/>
    </style:style>
    <style:style style:name="ce546" style:family="table-cell" style:parent-style-name="Default" style:data-style-name="N0">
      <style:table-cell-properties fo:border="thin solid #000000" fo:background-color="#AEAAAA"/>
      <style:text-properties fo:color="#000000" fo:font-size="10pt" style:font-size-asian="10pt" style:font-size-complex="10pt"/>
    </style:style>
    <style:style style:name="ce547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548" style:family="table-cell" style:parent-style-name="Default" style:data-style-name="N36">
      <style:table-cell-properties fo:border="thin solid #000000" fo:background-color="#AEAAAA"/>
      <style:text-properties fo:color="#000000" fo:font-size="10pt" style:font-size-asian="10pt" style:font-size-complex="10pt"/>
    </style:style>
    <style:style style:name="ce549" style:family="table-cell" style:parent-style-name="V_253_stup" style:data-style-name="N36">
      <style:table-cell-properties fo:border="thin solid #000000" style:vertical-align="automatic" fo:background-color="#AEAAAA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55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51" style:family="table-cell" style:parent-style-name="Default" style:data-style-name="N0">
      <style:table-cell-properties fo:border="thin solid #000000" fo:background-color="#AEAAAA"/>
    </style:style>
    <style:style style:name="ce552" style:family="table-cell" style:parent-style-name="Default" style:data-style-name="N0">
      <style:table-cell-properties fo:border="thin solid #000000"/>
    </style:style>
    <style:style style:name="ce553" style:family="table-cell" style:parent-style-name="Default" style:data-style-name="N19">
      <style:table-cell-properties fo:border="thin solid #000000"/>
    </style:style>
    <style:style style:name="ce554" style:family="table-cell" style:parent-style-name="Default" style:data-style-name="N0">
      <style:table-cell-properties fo:border="thin solid #000000" fo:background-color="#FFFF00"/>
      <style:text-properties fo:font-size="10pt" style:font-size-asian="10pt" style:font-size-complex="10pt"/>
    </style:style>
    <style:style style:name="ce555" style:family="table-cell" style:parent-style-name="Default" style:data-style-name="N0">
      <style:table-cell-properties fo:background-color="#E7E6E6"/>
      <style:text-properties fo:font-size="10pt" style:font-size-asian="10pt" style:font-size-complex="10pt"/>
    </style:style>
    <style:style style:name="ce556" style:family="table-cell" style:parent-style-name="Default" style:data-style-name="N0">
      <style:table-cell-properties fo:border="thin solid #000000" fo:background-color="#E7E6E6"/>
      <style:text-properties fo:font-size="10pt" style:font-size-asian="10pt" style:font-size-complex="10pt"/>
    </style:style>
    <style:style style:name="ce557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  <style:text-properties fo:font-size="10pt" style:font-size-asian="10pt" style:font-size-complex="10pt"/>
    </style:style>
    <style:style style:name="ce558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</style:style>
    <style:style style:name="ce559" style:family="table-cell" style:parent-style-name="Default" style:data-style-name="N19">
      <style:table-cell-properties fo:border="thin solid #000000" fo:background-color="#E7E6E6"/>
      <style:text-properties fo:font-size="10pt" style:font-size-asian="10pt" style:font-size-complex="10pt"/>
    </style:style>
    <style:style style:name="ce560" style:family="table-cell" style:parent-style-name="Default" style:data-style-name="N36">
      <style:table-cell-properties fo:border="thin solid #000000" fo:background-color="#E7E6E6"/>
      <style:text-properties fo:font-size="10pt" style:font-size-asian="10pt" style:font-size-complex="10pt"/>
    </style:style>
    <style:style style:name="ce561" style:family="table-cell" style:parent-style-name="V_253_stup" style:data-style-name="N36">
      <style:table-cell-properties fo:border="thin solid #000000" style:vertical-align="automatic" fo:background-color="#E7E6E6" style:cell-protect="protected"/>
      <style:text-properties fo:color="#000000" fo:font-size="10pt" style:font-size-asian="10pt" style:font-size-complex="10pt" fo:font-weight="normal" style:font-weight-asian="normal" style:font-weight-complex="normal"/>
    </style:style>
    <style:style style:name="ce562" style:family="table-cell" style:parent-style-name="Default" style:data-style-name="N0">
      <style:table-cell-properties fo:background-color="#D0CECE"/>
      <style:text-properties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87916666666667cm" style:use-optimal-column-width="true"/>
    </style:style>
    <style:style style:name="co3" style:family="table-column">
      <style:table-column-properties fo:break-before="auto" style:column-width="1.37583333333333cm" style:use-optimal-column-width="true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74625cm" style:use-optimal-column-width="true"/>
    </style:style>
    <style:style style:name="co6" style:family="table-column">
      <style:table-column-properties fo:break-before="auto" style:column-width="4.788958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2.38125cm" style:use-optimal-column-width="true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460625cm" style:use-optimal-column-width="true"/>
    </style:style>
    <style:style style:name="co13" style:family="table-column">
      <style:table-column-properties fo:break-before="auto" style:column-width="2.40770833333333cm" style:use-optimal-column-width="true"/>
    </style:style>
    <style:style style:name="co14" style:family="table-column">
      <style:table-column-properties fo:break-before="auto" style:column-width="4.89479166666667cm"/>
    </style:style>
    <style:style style:name="co15" style:family="table-column">
      <style:table-column-properties fo:break-before="auto" style:column-width="5.18583333333333cm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85208333333333cm" style:use-optimal-column-width="true"/>
    </style:style>
    <style:style style:name="co18" style:family="table-column">
      <style:table-column-properties fo:break-before="auto" style:column-width="2.778125cm"/>
    </style:style>
    <style:style style:name="co19" style:family="table-column">
      <style:table-column-properties fo:break-before="auto" style:column-width="1.905cm" style:use-optimal-column-width="true"/>
    </style:style>
    <style:style style:name="co20" style:family="table-column">
      <style:table-column-properties fo:break-before="auto" style:column-width="1.825625cm" style:use-optimal-column-width="true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5.52979166666667cm" style:use-optimal-column-width="true"/>
    </style:style>
    <style:style style:name="co23" style:family="table-column">
      <style:table-column-properties fo:break-before="auto" style:column-width="4.86833333333333cm"/>
    </style:style>
    <style:style style:name="co24" style:family="table-column">
      <style:table-column-properties fo:break-before="auto" style:column-width="2.32833333333333cm" style:use-optimal-column-width="true"/>
    </style:style>
    <style:style style:name="co25" style:family="table-column">
      <style:table-column-properties fo:break-before="auto" style:column-width="1.95791666666667cm" style:use-optimal-column-width="true"/>
    </style:style>
    <style:style style:name="co26" style:family="table-column">
      <style:table-column-properties fo:break-before="auto" style:column-width="3.14854166666667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984375cm"/>
    </style:style>
    <style:style style:name="co29" style:family="table-column">
      <style:table-column-properties fo:break-before="auto" style:column-width="2.11666666666667cm"/>
    </style:style>
    <style:style style:name="co30" style:family="table-column">
      <style:table-column-properties fo:break-before="auto" style:column-width="1.79916666666667cm" style:use-optimal-column-width="true"/>
    </style:style>
    <style:style style:name="co31" style:family="table-column">
      <style:table-column-properties fo:break-before="auto" style:column-width="1.79916666666667cm"/>
    </style:style>
    <style:style style:name="co32" style:family="table-column">
      <style:table-column-properties fo:break-before="auto" style:column-width="1.984375cm" style:use-optimal-column-width="true"/>
    </style:style>
    <style:style style:name="co33" style:family="table-column">
      <style:table-column-properties fo:break-before="auto" style:column-width="2.03729166666667cm" style:use-optimal-column-width="true"/>
    </style:style>
    <style:style style:name="co34" style:family="table-column">
      <style:table-column-properties fo:break-before="auto" style:column-width="2.88395833333333cm" style:use-optimal-column-width="true"/>
    </style:style>
    <style:style style:name="co35" style:family="table-column">
      <style:table-column-properties fo:break-before="auto" style:column-width="2.010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63" style:family="table-cell">
      <style:map style:condition="of:is-true-formula(AND(COUNTIF([.$E$1:.$E$519]; [.E1])+COUNTIF([.$E$527:.$E$1048576]; [.E1])&gt;1;NOT(ISBLANK([.E1]))))" style:apply-style-name="cf1" style:base-cell-address="Sheet1.E1"/>
    </style:style>
    <style:style style:name="ce56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DEBF7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  <style:map style:condition="of:is-true-formula(AND(COUNTIF([.$E$1:.$E$519]; [.E1])+COUNTIF([.$E$527:.$E$1048576]; [.E1])&gt;1;NOT(ISBLANK([.E1]))))" style:apply-style-name="cf1" style:base-cell-address="Sheet1.E1"/>
    </style:style>
    <style:style style:name="ce56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66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67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6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6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0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1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4" style:family="table-cell" style:parent-style-name="Default" style:data-style-name="N0">
      <style:table-cell-properties fo:border="thin solid #000000" fo:background-color="#FFFFFF"/>
      <style:text-properties fo:color="#000000"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5" style:family="table-cell" style:parent-style-name="Default" style:data-style-name="N0">
      <style:table-cell-properties fo:border="thin solid #000000" style:vertical-align="automatic" fo:background-color="#C9C9C9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6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7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8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7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0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start" fo:margin-left="0cm"/>
      <style:text-properties fo:color="#000000"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1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color="#000000"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2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6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7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8" style:family="table-cell" style:parent-style-name="Default" style:data-style-name="N0">
      <style:table-cell-properties fo:border="thin solid #000000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89" style:family="table-cell" style:parent-style-name="Default" style:data-style-name="N0">
      <style:table-cell-properties fo:border="thin solid #000000" fo:background-color="#D9D9D9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90" style:family="table-cell" style:parent-style-name="Default" style:data-style-name="N0">
      <style:table-cell-properties fo:border="thin solid #000000" fo:background-color="#BFBFBF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91" style:family="table-cell" style:parent-style-name="Default" style:data-style-name="N0">
      <style:table-cell-properties fo:border="thin solid #000000" fo:background-color="#AEAAAA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92" style:family="table-cell" style:parent-style-name="Default" style:data-style-name="N0">
      <style:table-cell-properties fo:border="thin solid #000000" fo:background-color="#D0CECE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93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start" fo:margin-left="0cm"/>
      <style:text-properties fo:color="#000000"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</style:style>
    <style:style style:name="ce594" style:family="table-cell" style:parent-style-name="Default" style:data-style-name="N0">
      <style:table-cell-properties fo:border="thin solid #000000" fo:background-color="#E7E6E6"/>
      <style:text-properties fo:font-size="10pt" style:font-size-asian="10pt" style:font-size-complex="10pt"/>
      <style:map style:condition="of:is-true-formula(AND(COUNTIF([.$E$1:.$E$519]; [.E1])+COUNTIF([.$E$527:.$E$1048576]; [.E1])&gt;1;NOT(ISBLANK([.E1]))))" style:apply-style-name="cf1" style:base-cell-address="Sheet1.E1"/>
      <style:map style:condition="of:is-true-formula(AND(COUNTIF([.$E$556:.$E$556]; [.E556])&gt;1;NOT(ISBLANK([.E556]))))" style:apply-style-name="cf1" style:base-cell-address="Sheet1.E556"/>
    </style:style>
    <style:style style:name="ce595" style:family="table-cell">
      <style:map style:condition="of:is-true-formula(AND(COUNTIF([.$B:.$B]; [.B1])&gt;1;NOT(ISBLANK([.B1]))))" style:apply-style-name="cf2" style:base-cell-address="Sheet1.B1"/>
    </style:style>
    <style:style style:name="ce596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DEBF7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  <style:map style:condition="of:is-true-formula(AND(COUNTIF([.$B:.$B]; [.B1])&gt;1;NOT(ISBLANK([.B1]))))" style:apply-style-name="cf2" style:base-cell-address="Sheet1.B1"/>
    </style:style>
    <style:style style:name="ce5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5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59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0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0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0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0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04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05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08" style:family="table-cell" style:parent-style-name="Default" style:data-style-name="N0">
      <style:table-cell-properties fo:border-top="thin solid #3F3F3F" fo:border-bottom="none" fo:border-left="thin solid #3F3F3F" fo:border-right="none" style:vertical-align="automatic" fo:background-color="#F2F2F2" style:repeat-content="false"/>
      <style:paragraph-properties fo:text-align="start" fo:margin-left="0cm"/>
      <style:text-properties fo:color="#3F3F3F" fo:font-weight="bold" style:font-weight-asian="bold" style:font-weight-complex="bold"/>
      <style:map style:condition="of:is-true-formula(AND(COUNTIF([.$B:.$B]; [.B1])&gt;1;NOT(ISBLANK([.B1]))))" style:apply-style-name="cf2" style:base-cell-address="Sheet1.B1"/>
    </style:style>
    <style:style style:name="ce6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EAAAA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1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3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4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6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start" fo:margin-left="0cm"/>
      <style:text-properties fo:color="#000000"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7" style:family="table-cell" style:parent-style-name="Default" style:data-style-name="N0">
      <style:table-cell-properties fo:border="thin solid #000000" fo:background-color="#AEAAAA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8" style:family="table-cell" style:parent-style-name="Default" style:data-style-name="N0">
      <style:table-cell-properties fo:border="thin solid #000000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19" style:family="table-cell" style:parent-style-name="Default" style:data-style-name="N0">
      <style:table-cell-properties fo:border="thin solid #000000" fo:background-color="#E7E6E6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20" style:family="table-cell" style:parent-style-name="Default" style:data-style-name="N0">
      <style:table-cell-properties fo:border="thin solid #000000" fo:background-color="#D9D9D9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name="ce621" style:family="table-cell" style:parent-style-name="Default" style:data-style-name="N0">
      <style:table-cell-properties fo:border="thin solid #000000" fo:background-color="#D0CECE"/>
      <style:text-properties fo:font-size="10pt" style:font-size-asian="10pt" style:font-size-complex="10pt"/>
      <style:map style:condition="of:is-true-formula(AND(COUNTIF([.$B:.$B]; [.B1])&gt;1;NOT(ISBLANK([.B1]))))" style:apply-style-name="cf2" style:base-cell-address="Sheet1.B1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E&quot;;&quot;R&quot;;&quot;F&quot;;&quot;S&quot;;&quot;P&quot;)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3"/>
        <table:table-column table:style-name="co27" table:default-cell-style-name="ce1"/>
        <table:table-column table:style-name="co20" table:default-cell-style-name="ce1"/>
        <table:table-column table:style-name="co16" table:number-columns-repeated="2" table:default-cell-style-name="ce1"/>
        <table:table-column table:style-name="co28" table:default-cell-style-name="ce1"/>
        <table:table-column table:style-name="co16" table:default-cell-style-name="ce1"/>
        <table:table-column table:style-name="co29" table:default-cell-style-name="ce1"/>
        <table:table-column table:style-name="co13" table:default-cell-style-name="ce3"/>
        <table:table-column table:style-name="co19" table:default-cell-style-name="ce1"/>
        <table:table-column table:style-name="co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8" table:default-cell-style-name="ce1"/>
        <table:table-column table:style-name="co29" table:default-cell-style-name="ce1"/>
        <table:table-column table:style-name="co13" table:default-cell-style-name="ce3"/>
        <table:table-column table:style-name="co35" table:default-cell-style-name="ce1"/>
        <table:table-column table:style-name="co20" table:default-cell-style-name="ce1"/>
        <table:table-column table:style-name="co1" table:number-columns-repeated="16337" table:default-cell-style-name="ce1"/>
        <table:table-row table:style-name="ro1">
          <table:table-cell office:value-type="string" table:style-name="ce1">
            <text:p><text:s/></text:p>
          </table:table-cell>
          <table:table-cell table:style-name="ce595"/>
          <table:table-cell table:style-name="ce4"/>
          <table:table-cell table:style-name="ce1"/>
          <table:table-cell table:style-name="ce563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" table:style-name="ce1"/>
          <table:table-cell table:style-name="ce3"/>
          <table:table-cell table:number-columns-repeated="7" table:style-name="ce1"/>
          <table:table-cell table:style-name="ce3"/>
          <table:table-cell table:number-columns-repeated="9" table:style-name="ce1"/>
          <table:table-cell table:style-name="ce3"/>
          <table:table-cell table:number-columns-repeated="16339" table:style-name="ce1"/>
        </table:table-row>
        <table:table-row table:style-name="ro2">
          <table:table-cell table:style-name="ce1"/>
          <table:table-cell table:style-name="ce595"/>
          <table:table-cell table:number-columns-repeated="2" table:style-name="ce1"/>
          <table:table-cell table:style-name="ce563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" table:style-name="ce1"/>
          <table:table-cell table:style-name="ce3"/>
          <table:table-cell table:number-columns-repeated="7" table:style-name="ce1"/>
          <table:table-cell table:style-name="ce3"/>
          <table:table-cell table:number-columns-repeated="9" table:style-name="ce1"/>
          <table:table-cell table:style-name="ce3"/>
          <table:table-cell table:number-columns-repeated="16339" table:style-name="ce1"/>
        </table:table-row>
        <table:table-row table:style-name="ro3">
          <table:table-cell table:style-name="ce1"/>
          <table:table-cell office:value-type="string" table:style-name="ce596">
            <text:p>No.<text:s/></text:p>
          </table:table-cell>
          <table:table-cell office:value-type="string" table:style-name="ce6">
            <text:p>referent</text:p>
          </table:table-cell>
          <table:table-cell office:value-type="string" table:style-name="ce6">
            <text:p>ID POHODA</text:p>
          </table:table-cell>
          <table:table-cell office:value-type="string" table:style-name="ce564">
            <text:p>ID zakázky</text:p>
          </table:table-cell>
          <table:table-cell office:value-type="string" table:style-name="ce7">
            <text:p>název projektu</text:p>
          </table:table-cell>
          <table:table-cell office:value-type="string" table:style-name="ce6">
            <text:p>lokalita</text:p>
          </table:table-cell>
          <table:table-cell office:value-type="string" table:style-name="ce8">
            <text:p>Doplňky</text:p>
          </table:table-cell>
          <table:table-cell office:value-type="string" table:content-validation-name="val1" table:style-name="ce8">
            <text:p>Status</text:p>
          </table:table-cell>
          <table:table-cell office:value-type="string" table:style-name="ce8">
            <text:p>Výkon (kW)</text:p>
            <text:p/>
          </table:table-cell>
          <table:table-cell office:value-type="string" table:style-name="ce8">
            <text:p>AKU</text:p>
          </table:table-cell>
          <table:table-cell office:value-type="string" table:style-name="ce9">
            <text:p>budget</text:p>
          </table:table-cell>
          <table:table-cell office:value-type="string" table:style-name="ce9">
            <text:p>Celková zákaznická cena bez DPH (CZK)</text:p>
          </table:table-cell>
          <table:table-cell office:value-type="string" table:style-name="ce9">
            <text:p>Zdroj</text:p>
          </table:table-cell>
          <table:table-cell office:value-type="string" table:style-name="ce9">
            <text:p>Aktualní stav</text:p>
          </table:table-cell>
          <table:table-cell office:value-type="string" table:style-name="ce10">
            <text:p>Kontakt-zájem</text:p>
          </table:table-cell>
          <table:table-cell office:value-type="string" table:style-name="ce10">
            <text:p>Telef. kontakt zájemce</text:p>
          </table:table-cell>
          <table:table-cell office:value-type="string" table:style-name="ce10">
            <text:p>Osobní návštěva</text:p>
            <text:p/>
          </table:table-cell>
          <table:table-cell office:value-type="string" table:style-name="ce10">
            <text:p>Odeslána nabídka</text:p>
          </table:table-cell>
          <table:table-cell office:value-type="string" table:style-name="ce11">
            <text:p>Potvrzení zájmu</text:p>
          </table:table-cell>
          <table:table-cell office:value-type="string" table:style-name="ce11">
            <text:p>Technická obhlídka žádost</text:p>
          </table:table-cell>
          <table:table-cell office:value-type="string" table:style-name="ce11">
            <text:p>Technická obhlídka doručena</text:p>
          </table:table-cell>
          <table:table-cell office:value-type="string" table:style-name="ce12">
            <text:p><text:s/>Odeslání žádosti</text:p>
          </table:table-cell>
          <table:table-cell office:value-type="string" table:style-name="ce13">
            <text:p>Vyjádření od distribuce</text:p>
          </table:table-cell>
          <table:table-cell office:value-type="string" table:style-name="ce11">
            <text:p>uzavření SoD</text:p>
          </table:table-cell>
          <table:table-cell office:value-type="string" table:style-name="ce11">
            <text:p>Vystavena záloha (60%)</text:p>
          </table:table-cell>
          <table:table-cell office:value-type="string" table:style-name="ce14">
            <text:p>60% z ceny vč. DPH</text:p>
          </table:table-cell>
          <table:table-cell office:value-type="string" table:style-name="ce11">
            <text:p>Zaplacena záloha</text:p>
          </table:table-cell>
          <table:table-cell office:value-type="string" table:style-name="ce12">
            <text:p>Materiál</text:p>
          </table:table-cell>
          <table:table-cell office:value-type="string" table:style-name="ce15">
            <text:p>Harmonogram výstavby</text:p>
          </table:table-cell>
          <table:table-cell office:value-type="string" table:style-name="ce15">
            <text:p>Zahajení stavby</text:p>
          </table:table-cell>
          <table:table-cell office:value-type="string" table:style-name="ce15">
            <text:p>Ukončení stavby</text:p>
          </table:table-cell>
          <table:table-cell office:value-type="string" table:style-name="ce15">
            <text:p>Předání stavby<text:s/></text:p>
          </table:table-cell>
          <table:table-cell office:value-type="string" table:style-name="ce15">
            <text:p>Druhá fakturace (30%)</text:p>
          </table:table-cell>
          <table:table-cell office:value-type="string" table:style-name="ce16">
            <text:p>30% z ceny vč. DPH</text:p>
          </table:table-cell>
          <table:table-cell office:value-type="string" table:style-name="ce15">
            <text:p>Zaplacena 2. záloha</text:p>
          </table:table-cell>
          <table:table-cell office:value-type="string" table:style-name="ce17">
            <text:p>Revize požadavek</text:p>
          </table:table-cell>
          <table:table-cell office:value-type="string" table:style-name="ce17">
            <text:p>Revize provedena</text:p>
          </table:table-cell>
          <table:table-cell office:value-type="string" table:style-name="ce17">
            <text:p>Proj. dokumentace požadavek</text:p>
          </table:table-cell>
          <table:table-cell office:value-type="string" table:style-name="ce17">
            <text:p>Proj. dokumentace provedena</text:p>
          </table:table-cell>
          <table:table-cell office:value-type="string" table:style-name="ce17">
            <text:p>Žádost o PPP</text:p>
          </table:table-cell>
          <table:table-cell office:value-type="string" table:style-name="ce17">
            <text:p>PPP</text:p>
          </table:table-cell>
          <table:table-cell office:value-type="string" table:style-name="ce17">
            <text:p>Předání díla</text:p>
          </table:table-cell>
          <table:table-cell office:value-type="string" table:style-name="ce17">
            <text:p>Konečná fakturace (10%)</text:p>
          </table:table-cell>
          <table:table-cell office:value-type="string" table:style-name="ce18">
            <text:p>10% z ceny vč. DPH</text:p>
          </table:table-cell>
          <table:table-cell office:value-type="string" table:style-name="ce17">
            <text:p>Doplaceno</text:p>
          </table:table-cell>
          <table:table-cell office:value-type="string" table:style-name="ce17">
            <text:p>Žádost o dotace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1" table:style-name="ce597">
            <text:p>1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5"/>
          <table:table-cell table:style-name="ce21"/>
          <table:table-cell office:value-type="string" table:style-name="ce22">
            <text:p>Ostrava</text:p>
          </table:table-cell>
          <table:table-cell office:value-type="string" table:style-name="ce23">
            <text:p>JG</text:p>
          </table:table-cell>
          <table:table-cell office:value-type="string" table:style-name="ce24">
            <text:p>U</text:p>
          </table:table-cell>
          <table:table-cell office:value-type="float" office:value="5.4" table:style-name="ce25">
            <text:p>5,4 kWp</text:p>
          </table:table-cell>
          <table:table-cell table:style-name="ce26"/>
          <table:table-cell office:value-type="currency" office:value="251849.62" table:style-name="ce27">
            <text:p>251 849,62 Kč</text:p>
          </table:table-cell>
          <table:table-cell office:value-type="currency" office:value="322979" table:style-name="ce27">
            <text:p>322 979,00 Kč</text:p>
          </table:table-cell>
          <table:table-cell office:value-type="string" table:style-name="ce28">
            <text:p>Michal, Eda</text:p>
          </table:table-cell>
          <table:table-cell office:value-type="string" table:style-name="ce28">
            <text:p>dotace schválena</text:p>
          </table:table-cell>
          <table:table-cell office:value-type="date" office:date-value="2020-01-01T00:00:00" table:style-name="ce29">
            <text:p>01.01.2020</text:p>
          </table:table-cell>
          <table:table-cell office:value-type="date" office:date-value="2020-01-01T00:00:00" table:style-name="ce30">
            <text:p>01.01.2020</text:p>
          </table:table-cell>
          <table:table-cell table:style-name="ce29"/>
          <table:table-cell office:value-type="date" office:date-value="2020-01-01T00:00:00" table:style-name="ce30">
            <text:p>01.01.2020</text:p>
          </table:table-cell>
          <table:table-cell office:value-type="date" office:date-value="2020-01-01T00:00:00" table:style-name="ce30">
            <text:p>01.01.2020</text:p>
          </table:table-cell>
          <table:table-cell table:style-name="ce31"/>
          <table:table-cell office:value-type="date" office:date-value="2020-01-01T00:00:00" table:style-name="ce32">
            <text:p>01.01.2020</text:p>
          </table:table-cell>
          <table:table-cell office:value-type="date" office:date-value="2020-01-01T00:00:00" table:style-name="ce33">
            <text:p>01.01.2020</text:p>
          </table:table-cell>
          <table:table-cell office:value-type="date" office:date-value="2021-08-19T00:00:00" table:style-name="ce33">
            <text:p>19.08.2021</text:p>
          </table:table-cell>
          <table:table-cell office:value-type="date" office:date-value="2020-01-01T00:00:00" table:style-name="ce33">
            <text:p>01.01.2020</text:p>
          </table:table-cell>
          <table:table-cell office:value-type="date" office:date-value="2021-09-17T00:00:00" table:style-name="ce33">
            <text:p>17.09.2021</text:p>
          </table:table-cell>
          <table:table-cell office:value-type="currency" office:value="222855.50999999998" table:formula="of:=([.M4]*1.15)*0.6" table:style-name="ce34">
            <text:p><text:s/>222 855,51 Kč<text:s/></text:p>
          </table:table-cell>
          <table:table-cell office:value-type="date" office:date-value="2021-09-23T00:00:00" table:style-name="ce33">
            <text:p>23.09.2021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24/09/2021</text:p>
          </table:table-cell>
          <table:table-cell office:value-type="date" office:date-value="2021-10-18T00:00:00" table:style-name="ce33">
            <text:p>18.10.2021</text:p>
          </table:table-cell>
          <table:table-cell office:value-type="date" office:date-value="2021-10-23T00:00:00" table:style-name="ce33">
            <text:p>23.10.2021</text:p>
          </table:table-cell>
          <table:table-cell office:value-type="date" office:date-value="2021-10-29T00:00:00" table:style-name="ce33">
            <text:p>29.10.2021</text:p>
          </table:table-cell>
          <table:table-cell office:value-type="currency" office:value="111427.75499999999" table:formula="of:=([.M4]*1.15)*0.3" table:style-name="ce34">
            <text:p><text:s/>111 427,76 Kč<text:s/></text:p>
          </table:table-cell>
          <table:table-cell office:value-type="date" office:date-value="2021-11-03T00:00:00" table:style-name="ce33">
            <text:p>03.11.2021</text:p>
          </table:table-cell>
          <table:table-cell table:style-name="ce33"/>
          <table:table-cell office:value-type="date" office:date-value="2021-10-18T00:00:00" table:style-name="ce33">
            <text:p>18.10.2021</text:p>
          </table:table-cell>
          <table:table-cell table:style-name="ce33"/>
          <table:table-cell office:value-type="date" office:date-value="2021-10-04T00:00:00" table:style-name="ce33">
            <text:p>04.10.2021</text:p>
          </table:table-cell>
          <table:table-cell office:value-type="date" office:date-value="2021-11-19T00:00:00" table:style-name="ce33">
            <text:p>19.11.2021</text:p>
          </table:table-cell>
          <table:table-cell office:value-type="date" office:date-value="2022-07-21T00:00:00" table:style-name="ce35">
            <text:p>21.07.2022</text:p>
          </table:table-cell>
          <table:table-cell office:value-type="date" office:date-value="2022-07-21T00:00:00" table:style-name="ce33">
            <text:p>21.07.2022</text:p>
          </table:table-cell>
          <table:table-cell office:value-type="date" office:date-value="2022-07-26T00:00:00" table:style-name="ce33">
            <text:p>26.07.2022</text:p>
          </table:table-cell>
          <table:table-cell office:value-type="currency" office:value="37142.584999999999" table:formula="of:=([.M4]*1.15)*0.1" table:style-name="ce34">
            <text:p><text:s/>37 142,59 Kč<text:s/></text:p>
          </table:table-cell>
          <table:table-cell office:value-type="date" office:date-value="2022-08-11T00:00:00" table:style-name="ce36">
            <text:p>11.08.2022</text:p>
          </table:table-cell>
          <table:table-cell office:value-type="date" office:date-value="2022-08-26T00:00:00" table:style-name="ce33">
            <text:p>26.08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2" table:style-name="ce597">
            <text:p>2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5"/>
          <table:table-cell table:style-name="ce37"/>
          <table:table-cell office:value-type="string" table:style-name="ce20">
            <text:p>Násedlovice</text:p>
          </table:table-cell>
          <table:table-cell table:style-name="ce23"/>
          <table:table-cell office:value-type="string" table:style-name="ce24">
            <text:p>U</text:p>
          </table:table-cell>
          <table:table-cell office:value-type="float" office:value="5.4" table:style-name="ce25">
            <text:p>5,4 kWp</text:p>
          </table:table-cell>
          <table:table-cell table:style-name="ce26"/>
          <table:table-cell office:value-type="currency" office:value="213426" table:style-name="ce27">
            <text:p>213 426,00 Kč</text:p>
          </table:table-cell>
          <table:table-cell office:value-type="currency" office:value="287876" table:style-name="ce27">
            <text:p>287 876,00 Kč</text:p>
          </table:table-cell>
          <table:table-cell office:value-type="string" table:style-name="ce28">
            <text:p>Hrabec - Kapitol</text:p>
          </table:table-cell>
          <table:table-cell office:value-type="string" table:style-name="ce28">
            <text:p>dotace schválena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39"/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40"/>
          <table:table-cell office:value-type="date" office:date-value="2020-01-01T00:00:00" table:style-name="ce41">
            <text:p>01.01.2020</text:p>
          </table:table-cell>
          <table:table-cell office:value-type="date" office:date-value="2020-01-01T00:00:00" table:style-name="ce42">
            <text:p>01.01.2020</text:p>
          </table:table-cell>
          <table:table-cell office:value-type="date" office:date-value="2021-07-24T00:00:00" table:style-name="ce43">
            <text:p>24.07.2021</text:p>
          </table:table-cell>
          <table:table-cell office:value-type="date" office:date-value="2020-01-01T00:00:00" table:style-name="ce43">
            <text:p>01.01.2020</text:p>
          </table:table-cell>
          <table:table-cell office:value-type="date" office:date-value="2021-09-14T00:00:00" table:style-name="ce43">
            <text:p>14.09.2021</text:p>
          </table:table-cell>
          <table:table-cell office:value-type="currency" office:value="198634.43999999997" table:formula="of:=([.M5]*1.15)*0.6" table:style-name="ce34">
            <text:p><text:s/>198 634,44 Kč<text:s/></text:p>
          </table:table-cell>
          <table:table-cell office:value-type="date" office:date-value="2021-09-17T00:00:00" table:style-name="ce43">
            <text:p>17.09.2021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16/09/2021</text:p>
          </table:table-cell>
          <table:table-cell office:value-type="date" office:date-value="2021-09-19T00:00:00" table:style-name="ce43">
            <text:p>19.09.2021</text:p>
          </table:table-cell>
          <table:table-cell office:value-type="string" table:style-name="ce44">
            <text:p>19/09/2021</text:p>
          </table:table-cell>
          <table:table-cell office:value-type="date" office:date-value="2021-10-29T00:00:00" table:style-name="ce43">
            <text:p>29.10.2021</text:p>
          </table:table-cell>
          <table:table-cell office:value-type="currency" office:value="99317.219999999987" table:formula="of:=([.M5]*1.15)*0.3" table:style-name="ce34">
            <text:p><text:s/>99 317,22 Kč<text:s/></text:p>
          </table:table-cell>
          <table:table-cell office:value-type="date" office:date-value="2021-11-05T00:00:00" table:style-name="ce43">
            <text:p>05.11.2021</text:p>
          </table:table-cell>
          <table:table-cell table:style-name="ce43"/>
          <table:table-cell office:value-type="date" office:date-value="2021-10-27T00:00:00" table:style-name="ce43">
            <text:p>27.10.2021</text:p>
          </table:table-cell>
          <table:table-cell table:style-name="ce43"/>
          <table:table-cell office:value-type="date" office:date-value="2021-11-15T00:00:00" table:style-name="ce43">
            <text:p>15.11.2021</text:p>
          </table:table-cell>
          <table:table-cell office:value-type="date" office:date-value="2021-12-13T00:00:00" table:style-name="ce43">
            <text:p>13.12.2021</text:p>
          </table:table-cell>
          <table:table-cell office:value-type="date" office:date-value="2022-01-11T00:00:00" table:style-name="ce43">
            <text:p>11.01.2022</text:p>
          </table:table-cell>
          <table:table-cell office:value-type="date" office:date-value="2022-01-11T00:00:00" table:style-name="ce43">
            <text:p>11.01.2022</text:p>
          </table:table-cell>
          <table:table-cell office:value-type="date" office:date-value="2022-01-26T00:00:00" table:style-name="ce36">
            <text:p>26.01.2022</text:p>
          </table:table-cell>
          <table:table-cell office:value-type="currency" office:value="33105.74" table:formula="of:=([.M5]*1.15)*0.1" table:style-name="ce34">
            <text:p><text:s/>33 105,74 Kč<text:s/></text:p>
          </table:table-cell>
          <table:table-cell office:value-type="date" office:date-value="2022-01-27T00:00:00" table:style-name="ce36">
            <text:p>27.01.2022</text:p>
          </table:table-cell>
          <table:table-cell office:value-type="date" office:date-value="2022-05-05T00:00:00" table:style-name="ce43">
            <text:p>05.05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3" table:style-name="ce597">
            <text:p>3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5"/>
          <table:table-cell table:style-name="ce20"/>
          <table:table-cell office:value-type="string" table:style-name="ce20">
            <text:p>Čejč</text:p>
          </table:table-cell>
          <table:table-cell table:style-name="ce23"/>
          <table:table-cell office:value-type="string" table:style-name="ce24">
            <text:p>U</text:p>
          </table:table-cell>
          <table:table-cell office:value-type="float" office:value="8.1" table:style-name="ce25">
            <text:p>8,1 kWp</text:p>
          </table:table-cell>
          <table:table-cell table:style-name="ce26"/>
          <table:table-cell office:value-type="currency" office:value="263780" table:style-name="ce27">
            <text:p>263 780,00 Kč</text:p>
          </table:table-cell>
          <table:table-cell office:value-type="currency" office:value="278260" table:style-name="ce27">
            <text:p>278 260,00 Kč</text:p>
          </table:table-cell>
          <table:table-cell office:value-type="string" table:style-name="ce28">
            <text:p>Eda</text:p>
          </table:table-cell>
          <table:table-cell office:value-type="string" table:style-name="ce28">
            <text:p>30.06. udělena dotace</text:p>
          </table:table-cell>
          <table:table-cell office:value-type="date" office:date-value="2020-01-01T00:00:00" table:style-name="ce30">
            <text:p>01.01.2020</text:p>
          </table:table-cell>
          <table:table-cell office:value-type="date" office:date-value="2020-01-01T00:00:00" table:style-name="ce30">
            <text:p>01.01.2020</text:p>
          </table:table-cell>
          <table:table-cell table:style-name="ce48"/>
          <table:table-cell office:value-type="date" office:date-value="2020-01-01T00:00:00" table:style-name="ce29">
            <text:p>01.01.2020</text:p>
          </table:table-cell>
          <table:table-cell office:value-type="date" office:date-value="2020-01-01T00:00:00" table:style-name="ce30">
            <text:p>01.01.2020</text:p>
          </table:table-cell>
          <table:table-cell table:style-name="ce49"/>
          <table:table-cell office:value-type="date" office:date-value="2020-01-01T00:00:00" table:style-name="ce50">
            <text:p>01.01.2020</text:p>
          </table:table-cell>
          <table:table-cell office:value-type="date" office:date-value="2020-01-01T00:00:00" table:style-name="ce50">
            <text:p>01.01.2020</text:p>
          </table:table-cell>
          <table:table-cell office:value-type="date" office:date-value="2021-07-23T00:00:00" table:style-name="ce33">
            <text:p>23.07.2021</text:p>
          </table:table-cell>
          <table:table-cell office:value-type="date" office:date-value="2020-01-01T00:00:00" table:style-name="ce33">
            <text:p>01.01.2020</text:p>
          </table:table-cell>
          <table:table-cell office:value-type="date" office:date-value="2021-09-23T00:00:00" table:style-name="ce33">
            <text:p>23.09.2021</text:p>
          </table:table-cell>
          <table:table-cell office:value-type="currency" office:value="191999.4" table:formula="of:=([.M6]*1.15)*0.6" table:style-name="ce34">
            <text:p><text:s/>191 999,40 Kč<text:s/></text:p>
          </table:table-cell>
          <table:table-cell office:value-type="date" office:date-value="2021-09-27T00:00:00" table:style-name="ce33">
            <text:p>27.09.2021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A</text:p>
          </table:table-cell>
          <table:table-cell office:value-type="string" table:style-name="ce51">
            <text:p>20/09/2021</text:p>
          </table:table-cell>
          <table:table-cell office:value-type="date" office:date-value="2021-10-29T00:00:00" table:style-name="ce33">
            <text:p>29.10.2021</text:p>
          </table:table-cell>
          <table:table-cell office:value-type="date" office:date-value="2021-10-29T00:00:00" table:style-name="ce33">
            <text:p>29.10.2021</text:p>
          </table:table-cell>
          <table:table-cell office:value-type="date" office:date-value="2021-10-29T00:00:00" table:style-name="ce33">
            <text:p>29.10.2021</text:p>
          </table:table-cell>
          <table:table-cell office:value-type="currency" office:value="95999.7" table:formula="of:=([.M6]*1.15)*0.3" table:style-name="ce34">
            <text:p><text:s/>95 999,70 Kč<text:s/></text:p>
          </table:table-cell>
          <table:table-cell office:value-type="date" office:date-value="2021-11-04T00:00:00" table:style-name="ce33">
            <text:p>04.11.2021</text:p>
          </table:table-cell>
          <table:table-cell table:style-name="ce33"/>
          <table:table-cell office:value-type="date" office:date-value="2021-11-15T00:00:00" table:style-name="ce33">
            <text:p>15.11.2021</text:p>
          </table:table-cell>
          <table:table-cell table:style-name="ce33"/>
          <table:table-cell office:value-type="date" office:date-value="2021-11-15T00:00:00" table:style-name="ce33">
            <text:p>15.11.2021</text:p>
          </table:table-cell>
          <table:table-cell office:value-type="date" office:date-value="2021-11-24T00:00:00" table:style-name="ce33">
            <text:p>24.11.2021</text:p>
          </table:table-cell>
          <table:table-cell office:value-type="date" office:date-value="2021-12-07T00:00:00" table:style-name="ce33">
            <text:p>07.12.2021</text:p>
          </table:table-cell>
          <table:table-cell office:value-type="date" office:date-value="2021-12-07T00:00:00" table:style-name="ce33">
            <text:p>07.12.2021</text:p>
          </table:table-cell>
          <table:table-cell office:value-type="date" office:date-value="2021-12-16T00:00:00" table:style-name="ce35">
            <text:p>16.12.2021</text:p>
          </table:table-cell>
          <table:table-cell office:value-type="currency" office:value="31999.9" table:formula="of:=([.M6]*1.15)*0.1" table:style-name="ce34">
            <text:p><text:s/>31 999,90 Kč<text:s/></text:p>
          </table:table-cell>
          <table:table-cell office:value-type="date" office:date-value="2022-12-16T00:00:00" table:style-name="ce36">
            <text:p>16.12.2022</text:p>
          </table:table-cell>
          <table:table-cell office:value-type="date" office:date-value="2022-05-03T00:00:00" table:style-name="ce33">
            <text:p>03.05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4" table:style-name="ce597">
            <text:p>4</text:p>
          </table:table-cell>
          <table:table-cell office:value-type="float" office:value="969305" table:style-name="ce20">
            <text:p>969305</text:p>
          </table:table-cell>
          <table:table-cell table:style-name="ce20"/>
          <table:table-cell table:style-name="ce565"/>
          <table:table-cell table:style-name="ce20"/>
          <table:table-cell office:value-type="string" table:style-name="ce20">
            <text:p>Jižní Čechy</text:p>
          </table:table-cell>
          <table:table-cell office:value-type="string" table:style-name="ce23">
            <text:p>IK</text:p>
          </table:table-cell>
          <table:table-cell office:value-type="string" table:style-name="ce24">
            <text:p>U</text:p>
          </table:table-cell>
          <table:table-cell office:value-type="float" office:value="8.1" table:style-name="ce25">
            <text:p>8,1 kWp</text:p>
          </table:table-cell>
          <table:table-cell table:style-name="ce26"/>
          <table:table-cell office:value-type="currency" office:value="422000" table:style-name="ce27">
            <text:p>422 000,00 Kč</text:p>
          </table:table-cell>
          <table:table-cell office:value-type="currency" office:value="431304" table:style-name="ce27">
            <text:p>431 304,00 Kč</text:p>
          </table:table-cell>
          <table:table-cell office:value-type="string" table:style-name="ce28">
            <text:p>Revital</text:p>
          </table:table-cell>
          <table:table-cell office:value-type="string" table:style-name="ce28">
            <text:p>dotace schválena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52"/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53"/>
          <table:table-cell office:value-type="date" office:date-value="2020-01-01T00:00:00" table:style-name="ce42">
            <text:p>01.01.2020</text:p>
          </table:table-cell>
          <table:table-cell office:value-type="date" office:date-value="2021-09-30T00:00:00" table:style-name="ce43">
            <text:p>30.09.2021</text:p>
          </table:table-cell>
          <table:table-cell table:style-name="ce43"/>
          <table:table-cell office:value-type="date" office:date-value="2020-01-01T00:00:00" table:style-name="ce43">
            <text:p>01.01.2020</text:p>
          </table:table-cell>
          <table:table-cell office:value-type="date" office:date-value="2021-10-26T00:00:00" table:style-name="ce43">
            <text:p>26.10.2021</text:p>
          </table:table-cell>
          <table:table-cell office:value-type="currency" office:value="297599.75999999995" table:formula="of:=([.M7]*1.15)*0.6" table:style-name="ce34">
            <text:p><text:s/>297 599,76 Kč<text:s/></text:p>
          </table:table-cell>
          <table:table-cell office:value-type="date" office:date-value="2021-10-29T00:00:00" table:style-name="ce43">
            <text:p>29.10.2021</text:p>
          </table:table-cell>
          <table:table-cell office:value-type="string" table:style-name="ce43">
            <text:p>A</text:p>
          </table:table-cell>
          <table:table-cell office:value-type="string" table:style-name="ce43">
            <text:p>A</text:p>
          </table:table-cell>
          <table:table-cell office:value-type="date" office:date-value="2021-11-23T00:00:00" table:style-name="ce43">
            <text:p>23.11.2021</text:p>
          </table:table-cell>
          <table:table-cell office:value-type="date" office:date-value="2021-12-09T00:00:00" table:style-name="ce43">
            <text:p>09.12.2021</text:p>
          </table:table-cell>
          <table:table-cell office:value-type="date" office:date-value="2021-12-09T00:00:00" table:style-name="ce43">
            <text:p>09.12.2021</text:p>
          </table:table-cell>
          <table:table-cell office:value-type="date" office:date-value="2021-12-30T00:00:00" table:style-name="ce43">
            <text:p>30.12.2021</text:p>
          </table:table-cell>
          <table:table-cell office:value-type="currency" office:value="148799.87999999998" table:formula="of:=([.M7]*1.15)*0.3" table:style-name="ce34">
            <text:p><text:s/>148 799,88 Kč<text:s/></text:p>
          </table:table-cell>
          <table:table-cell office:value-type="date" office:date-value="2022-01-08T00:00:00" table:style-name="ce43">
            <text:p>08.01.2022</text:p>
          </table:table-cell>
          <table:table-cell table:style-name="ce43"/>
          <table:table-cell office:value-type="date" office:date-value="2021-12-03T00:00:00" table:style-name="ce43">
            <text:p>03.12.2021</text:p>
          </table:table-cell>
          <table:table-cell table:style-name="ce43"/>
          <table:table-cell office:value-type="date" office:date-value="2021-12-18T00:00:00" table:style-name="ce54">
            <text:p>18.12.2021</text:p>
          </table:table-cell>
          <table:table-cell office:value-type="date" office:date-value="2022-05-10T00:00:00" table:style-name="ce35">
            <text:p>10.05.2022</text:p>
          </table:table-cell>
          <table:table-cell office:value-type="date" office:date-value="2022-06-17T00:00:00" table:style-name="ce55">
            <text:p>17.06.2022</text:p>
          </table:table-cell>
          <table:table-cell office:value-type="date" office:date-value="2022-06-17T00:00:00" table:style-name="ce43">
            <text:p>17.06.2022</text:p>
          </table:table-cell>
          <table:table-cell office:value-type="date" office:date-value="2022-06-21T00:00:00" table:style-name="ce43">
            <text:p>21.06.2022</text:p>
          </table:table-cell>
          <table:table-cell office:value-type="currency" office:value="49599.96" table:formula="of:=([.M7]*1.15)*0.1" table:style-name="ce34">
            <text:p><text:s/>49 599,96 Kč<text:s/></text:p>
          </table:table-cell>
          <table:table-cell office:value-type="date" office:date-value="2022-07-01T00:00:00" table:style-name="ce36">
            <text:p>01.07.2022</text:p>
          </table:table-cell>
          <table:table-cell office:value-type="string" table:style-name="ce43">
            <text:p>O2.07.2022</text:p>
          </table:table-cell>
          <table:table-cell table:number-columns-repeated="16337"/>
        </table:table-row>
        <table:table-row table:style-name="ro2">
          <table:table-cell table:style-name="ce47"/>
          <table:table-cell office:value-type="float" office:value="5" table:style-name="ce597">
            <text:p>5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5"/>
          <table:table-cell table:style-name="ce20"/>
          <table:table-cell office:value-type="string" table:style-name="ce20">
            <text:p>Hýsly</text:p>
          </table:table-cell>
          <table:table-cell office:value-type="string" table:style-name="ce23">
            <text:p>ET, IK</text:p>
          </table:table-cell>
          <table:table-cell office:value-type="string" table:style-name="ce24">
            <text:p>U</text:p>
          </table:table-cell>
          <table:table-cell office:value-type="float" office:value="4.5" table:style-name="ce25">
            <text:p>4,5 kWp</text:p>
          </table:table-cell>
          <table:table-cell table:style-name="ce26"/>
          <table:table-cell office:value-type="currency" office:value="350000" table:style-name="ce27">
            <text:p>350 000,00 Kč</text:p>
          </table:table-cell>
          <table:table-cell office:value-type="currency" office:value="304510" table:style-name="ce27">
            <text:p>304 510,00 Kč</text:p>
          </table:table-cell>
          <table:table-cell office:value-type="string" table:style-name="ce28">
            <text:p>mail</text:p>
          </table:table-cell>
          <table:table-cell office:value-type="string" table:style-name="ce28">
            <text:p>dotace schválena</text:p>
          </table:table-cell>
          <table:table-cell office:value-type="date" office:date-value="2020-01-01T00:00:00" table:style-name="ce30">
            <text:p>01.01.2020</text:p>
          </table:table-cell>
          <table:table-cell office:value-type="date" office:date-value="2020-01-01T00:00:00" table:style-name="ce30">
            <text:p>01.01.2020</text:p>
          </table:table-cell>
          <table:table-cell table:style-name="ce29"/>
          <table:table-cell office:value-type="date" office:date-value="2020-01-01T00:00:00" table:style-name="ce30">
            <text:p>01.01.2020</text:p>
          </table:table-cell>
          <table:table-cell office:value-type="date" office:date-value="2020-01-01T00:00:00" table:style-name="ce30">
            <text:p>01.01.2020</text:p>
          </table:table-cell>
          <table:table-cell table:style-name="ce31"/>
          <table:table-cell office:value-type="date" office:date-value="2020-01-01T00:00:00" table:style-name="ce50">
            <text:p>01.01.2020</text:p>
          </table:table-cell>
          <table:table-cell office:value-type="date" office:date-value="2020-01-01T00:00:00" table:style-name="ce50">
            <text:p>01.01.2020</text:p>
          </table:table-cell>
          <table:table-cell office:value-type="date" office:date-value="2021-10-12T00:00:00" table:style-name="ce33">
            <text:p>12.10.2021</text:p>
          </table:table-cell>
          <table:table-cell office:value-type="date" office:date-value="2021-09-18T00:00:00" table:style-name="ce33">
            <text:p>18.09.2021</text:p>
          </table:table-cell>
          <table:table-cell office:value-type="date" office:date-value="2021-10-08T00:00:00" table:style-name="ce33">
            <text:p>08.10.2021</text:p>
          </table:table-cell>
          <table:table-cell office:value-type="currency" office:value="210111.9" table:formula="of:=([.M8]*1.15)*0.6" table:style-name="ce34">
            <text:p><text:s/>210 111,90 Kč<text:s/></text:p>
          </table:table-cell>
          <table:table-cell office:value-type="date" office:date-value="2021-10-11T00:00:00" table:style-name="ce33">
            <text:p>11.10.2021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25/10/2021</text:p>
          </table:table-cell>
          <table:table-cell office:value-type="string" table:style-name="ce33">
            <text:p>27/10/2021</text:p>
          </table:table-cell>
          <table:table-cell office:value-type="date" office:date-value="2021-12-11T00:00:00" table:style-name="ce33">
            <text:p>11.12.2021</text:p>
          </table:table-cell>
          <table:table-cell office:value-type="date" office:date-value="2021-12-11T00:00:00" table:style-name="ce33">
            <text:p>11.12.2021</text:p>
          </table:table-cell>
          <table:table-cell office:value-type="date" office:date-value="2021-12-30T00:00:00" table:style-name="ce33">
            <text:p>30.12.2021</text:p>
          </table:table-cell>
          <table:table-cell office:value-type="currency" office:value="105055.95" table:formula="of:=([.M8]*1.15)*0.3" table:style-name="ce34">
            <text:p><text:s/>105 055,95 Kč<text:s/></text:p>
          </table:table-cell>
          <table:table-cell office:value-type="date" office:date-value="2022-01-05T00:00:00" table:style-name="ce33">
            <text:p>05.01.2022</text:p>
          </table:table-cell>
          <table:table-cell table:style-name="ce33"/>
          <table:table-cell office:value-type="date" office:date-value="2021-12-22T00:00:00" table:style-name="ce33">
            <text:p>22.12.2021</text:p>
          </table:table-cell>
          <table:table-cell table:style-name="ce33"/>
          <table:table-cell office:value-type="date" office:date-value="2022-01-19T00:00:00" table:style-name="ce54">
            <text:p>19.01.2022</text:p>
          </table:table-cell>
          <table:table-cell office:value-type="date" office:date-value="2022-01-27T00:00:00" table:style-name="ce33">
            <text:p>27.01.2022</text:p>
          </table:table-cell>
          <table:table-cell office:value-type="date" office:date-value="2022-05-30T00:00:00" table:style-name="ce33">
            <text:p>30.05.2022</text:p>
          </table:table-cell>
          <table:table-cell office:value-type="date" office:date-value="2022-02-07T00:00:00" table:style-name="ce33">
            <text:p>07.02.2022</text:p>
          </table:table-cell>
          <table:table-cell office:value-type="date" office:date-value="2022-06-04T00:00:00" table:style-name="ce33">
            <text:p>04.06.2022</text:p>
          </table:table-cell>
          <table:table-cell office:value-type="currency" office:value="35018.65" table:formula="of:=([.M8]*1.15)*0.1" table:style-name="ce34">
            <text:p><text:s/>35 018,65 Kč<text:s/></text:p>
          </table:table-cell>
          <table:table-cell office:value-type="date" office:date-value="2022-06-04T00:00:00" table:style-name="ce36">
            <text:p>04.06.2022</text:p>
          </table:table-cell>
          <table:table-cell office:value-type="date" office:date-value="2022-07-01T00:00:00" table:style-name="ce33">
            <text:p>01.07.2022</text:p>
          </table:table-cell>
          <table:table-cell table:number-columns-repeated="16337"/>
        </table:table-row>
        <table:table-row table:style-name="ro2">
          <table:table-cell table:style-name="ce47"/>
          <table:table-cell office:value-type="float" office:value="6" table:style-name="ce597">
            <text:p>6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5"/>
          <table:table-cell table:style-name="ce56"/>
          <table:table-cell office:value-type="string" table:style-name="ce20">
            <text:p>Ratíškovice</text:p>
          </table:table-cell>
          <table:table-cell table:style-name="ce23"/>
          <table:table-cell office:value-type="string" table:style-name="ce24">
            <text:p>U</text:p>
          </table:table-cell>
          <table:table-cell office:value-type="float" office:value="5.4" table:style-name="ce25">
            <text:p>5,4 kWp</text:p>
          </table:table-cell>
          <table:table-cell table:style-name="ce26"/>
          <table:table-cell office:value-type="currency" office:value="219522" table:style-name="ce27">
            <text:p>219 522,00 Kč</text:p>
          </table:table-cell>
          <table:table-cell office:value-type="currency" office:value="287329" table:style-name="ce27">
            <text:p>287 329,00 Kč</text:p>
          </table:table-cell>
          <table:table-cell office:value-type="string" table:style-name="ce28">
            <text:p>Michal</text:p>
          </table:table-cell>
          <table:table-cell office:value-type="string" table:style-name="ce28">
            <text:p>21.06. udělena dotace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52">
            <text:p>01.01.2020</text:p>
          </table:table-cell>
          <table:table-cell table:style-name="ce39"/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40"/>
          <table:table-cell office:value-type="date" office:date-value="2020-01-01T00:00:00" table:style-name="ce42">
            <text:p>01.01.2020</text:p>
          </table:table-cell>
          <table:table-cell office:value-type="date" office:date-value="2020-01-01T00:00:00" table:style-name="ce42">
            <text:p>01.01.2020</text:p>
          </table:table-cell>
          <table:table-cell office:value-type="date" office:date-value="2021-11-19T00:00:00" table:style-name="ce43">
            <text:p>19.11.2021</text:p>
          </table:table-cell>
          <table:table-cell office:value-type="date" office:date-value="2020-01-01T00:00:00" table:style-name="ce43">
            <text:p>01.01.2020</text:p>
          </table:table-cell>
          <table:table-cell office:value-type="date" office:date-value="2021-10-29T00:00:00" table:style-name="ce43">
            <text:p>29.10.2021</text:p>
          </table:table-cell>
          <table:table-cell office:value-type="currency" office:value="330428" table:style-name="ce34">
            <text:p><text:s/>330 428,00 Kč<text:s/></text:p>
          </table:table-cell>
          <table:table-cell office:value-type="date" office:date-value="2021-11-04T00:00:00" table:style-name="ce43">
            <text:p>04.11.2021</text:p>
          </table:table-cell>
          <table:table-cell office:value-type="string" table:style-name="ce44">
            <text:p>A</text:p>
          </table:table-cell>
          <table:table-cell office:value-type="date" office:date-value="2021-10-20T00:00:00" table:style-name="ce43">
            <text:p>20.10.2021</text:p>
          </table:table-cell>
          <table:table-cell office:value-type="date" office:date-value="2021-09-20T00:00:00" table:style-name="ce43">
            <text:p>20.09.2021</text:p>
          </table:table-cell>
          <table:table-cell office:value-type="date" office:date-value="2021-11-19T00:00:00" table:style-name="ce43">
            <text:p>19.11.2021</text:p>
          </table:table-cell>
          <table:table-cell office:value-type="date" office:date-value="2021-10-25T00:00:00" table:style-name="ce43">
            <text:p>25.10.2021</text:p>
          </table:table-cell>
          <table:table-cell office:value-type="date" office:date-value="2021-10-29T00:00:00" table:style-name="ce43">
            <text:p>29.10.2021</text:p>
          </table:table-cell>
          <table:table-cell office:value-type="currency" office:value="99128.50499999999" table:formula="of:=([.M9]*1.15)*0.3" table:style-name="ce34">
            <text:p><text:s/>99 128,51 Kč<text:s/></text:p>
          </table:table-cell>
          <table:table-cell office:value-type="date" office:date-value="2021-11-04T00:00:00" table:style-name="ce43">
            <text:p>04.11.2021</text:p>
          </table:table-cell>
          <table:table-cell table:style-name="ce43"/>
          <table:table-cell office:value-type="date" office:date-value="2021-11-20T00:00:00" table:style-name="ce43">
            <text:p>20.11.2021</text:p>
          </table:table-cell>
          <table:table-cell table:style-name="ce43"/>
          <table:table-cell office:value-type="date" office:date-value="2021-11-25T00:00:00" table:style-name="ce43">
            <text:p>25.11.2021</text:p>
          </table:table-cell>
          <table:table-cell office:value-type="date" office:date-value="2021-11-30T00:00:00" table:style-name="ce43">
            <text:p>30.11.2021</text:p>
          </table:table-cell>
          <table:table-cell office:value-type="date" office:date-value="2021-12-14T00:00:00" table:style-name="ce43">
            <text:p>14.12.2021</text:p>
          </table:table-cell>
          <table:table-cell office:value-type="date" office:date-value="2021-12-14T00:00:00" table:style-name="ce43">
            <text:p>14.12.2021</text:p>
          </table:table-cell>
          <table:table-cell office:value-type="date" office:date-value="2021-10-29T00:00:00" table:style-name="ce43">
            <text:p>29.10.2021</text:p>
          </table:table-cell>
          <table:table-cell office:value-type="currency" office:value="33042.834999999999" table:formula="of:=([.M9]*1.15)*0.1" table:style-name="ce34">
            <text:p><text:s/>33 042,84 Kč<text:s/></text:p>
          </table:table-cell>
          <table:table-cell office:value-type="date" office:date-value="2021-11-04T00:00:00" table:style-name="ce43">
            <text:p>04.11.2021</text:p>
          </table:table-cell>
          <table:table-cell office:value-type="date" office:date-value="2022-01-29T00:00:00" table:style-name="ce43">
            <text:p>29.01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7" table:style-name="ce597">
            <text:p>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Praha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9,9 kWp</text:p>
          </table:table-cell>
          <table:table-cell table:style-name="ce61"/>
          <table:table-cell office:value-type="currency" office:value="360000" table:style-name="ce62">
            <text:p>360 000,00 Kč</text:p>
          </table:table-cell>
          <table:table-cell table:style-name="ce62"/>
          <table:table-cell office:value-type="string" table:style-name="ce63">
            <text:p>Jenda Daňhel</text:p>
          </table:table-cell>
          <table:table-cell office:value-type="string" table:style-name="ce63">
            <text:p>CN Eda</text:p>
          </table:table-cell>
          <table:table-cell office:value-type="date" office:date-value="2020-01-01T00:00:00" table:style-name="ce64">
            <text:p>01.01.2020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10]*1.15)*0.6" table:style-name="ce69">
            <text:p><text:s/>- <text:s text:c="2"/>Kč<text:s/></text:p>
          </table:table-cell>
          <table:table-cell table:number-columns-repeated="5" table:style-name="ce68"/>
          <table:table-cell table:style-name="ce70"/>
          <table:table-cell table:style-name="ce68"/>
          <table:table-cell office:value-type="currency" office:value="0" table:formula="of:=([.M10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10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8" table:style-name="ce597">
            <text:p>8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lobouky u Brna<text:s/>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9,9 kWp</text:p>
          </table:table-cell>
          <table:table-cell table:style-name="ce61"/>
          <table:table-cell office:value-type="currency" office:value="360000" table:style-name="ce62">
            <text:p>360 000,00 Kč</text:p>
          </table:table-cell>
          <table:table-cell table:style-name="ce62"/>
          <table:table-cell office:value-type="string" table:style-name="ce63">
            <text:p>Eda</text:p>
          </table:table-cell>
          <table:table-cell office:value-type="string" table:style-name="ce63">
            <text:p>CN Eda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11]*1.15)*0.6" table:style-name="ce69">
            <text:p><text:s/>- <text:s text:c="2"/>Kč<text:s/></text:p>
          </table:table-cell>
          <table:table-cell table:number-columns-repeated="3" table:style-name="ce68"/>
          <table:table-cell office:value-type="string" table:style-name="ce68">
            <text:p>17/09/2021</text:p>
          </table:table-cell>
          <table:table-cell office:value-type="date" office:date-value="2021-09-17T00:00:00" table:style-name="ce68">
            <text:p>17.09.2021</text:p>
          </table:table-cell>
          <table:table-cell table:style-name="ce72"/>
          <table:table-cell table:style-name="ce68"/>
          <table:table-cell office:value-type="currency" office:value="0" table:formula="of:=([.M11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11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9" table:style-name="ce597">
            <text:p>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lobouky u Brna<text:s/>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office:value-type="currency" office:value="1500000" table:style-name="ce62">
            <text:p>1 500 000,00 Kč</text:p>
          </table:table-cell>
          <table:table-cell table:style-name="ce62"/>
          <table:table-cell office:value-type="string" table:style-name="ce63">
            <text:p>Eda</text:p>
          </table:table-cell>
          <table:table-cell office:value-type="string" table:style-name="ce63">
            <text:p>CN Eda</text:p>
          </table:table-cell>
          <table:table-cell table:number-columns-repeated="5"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12]*1.15)*0.6" table:style-name="ce69">
            <text:p><text:s/>- <text:s text:c="2"/>Kč<text:s/></text:p>
          </table:table-cell>
          <table:table-cell table:number-columns-repeated="5" table:style-name="ce68"/>
          <table:table-cell office:value-type="string" table:style-name="ce73">
            <text:p>17/09/2021</text:p>
          </table:table-cell>
          <table:table-cell table:style-name="ce68"/>
          <table:table-cell office:value-type="currency" office:value="0" table:formula="of:=([.M12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12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74"/>
          <table:table-cell office:value-type="float" office:value="10" table:style-name="ce597">
            <text:p>10</text:p>
          </table:table-cell>
          <table:table-cell office:value-type="string" table:style-name="ce75">
            <text:p>JG</text:p>
          </table:table-cell>
          <table:table-cell table:style-name="ce75"/>
          <table:table-cell table:style-name="ce567"/>
          <table:table-cell table:style-name="ce75"/>
          <table:table-cell office:value-type="string" table:style-name="ce75">
            <text:p>Drslavice</text:p>
          </table:table-cell>
          <table:table-cell office:value-type="string" table:style-name="ce76">
            <text:p>WB</text:p>
          </table:table-cell>
          <table:table-cell office:value-type="string" table:style-name="ce77">
            <text:p>R<text:s/></text:p>
          </table:table-cell>
          <table:table-cell office:value-type="string" table:style-name="ce78">
            <text:p>8,28 kWp</text:p>
          </table:table-cell>
          <table:table-cell table:style-name="ce79"/>
          <table:table-cell office:value-type="currency" office:value="406058" table:style-name="ce80">
            <text:p>406 058,00 Kč</text:p>
          </table:table-cell>
          <table:table-cell office:value-type="currency" office:value="494767" table:style-name="ce80">
            <text:p>494 767,00 Kč</text:p>
          </table:table-cell>
          <table:table-cell office:value-type="string" table:style-name="ce81">
            <text:p>Hrubošovi</text:p>
          </table:table-cell>
          <table:table-cell office:value-type="string" table:style-name="ce81">
            <text:p>chybí baterie, opravit FA + dořešit SoD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14T00:00:00" table:style-name="ce52">
            <text:p>14.01.2022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53"/>
          <table:table-cell office:value-type="date" office:date-value="2022-01-14T00:00:00" table:style-name="ce41">
            <text:p>14.01.2022</text:p>
          </table:table-cell>
          <table:table-cell office:value-type="date" office:date-value="2022-02-14T00:00:00" table:style-name="ce43">
            <text:p>14.02.2022</text:p>
          </table:table-cell>
          <table:table-cell office:value-type="string" table:style-name="ce82">
            <text:p>č.sml.9001953286</text:p>
          </table:table-cell>
          <table:table-cell table:number-columns-repeated="2" table:style-name="ce43"/>
          <table:table-cell office:value-type="currency" office:value="150000" table:style-name="ce34">
            <text:p><text:s/>150 000,00 Kč<text:s/></text:p>
          </table:table-cell>
          <table:table-cell office:value-type="date" office:date-value="2022-05-11T00:00:00" table:style-name="ce43">
            <text:p>11.05.2022</text:p>
          </table:table-cell>
          <table:table-cell table:number-columns-repeated="2" table:style-name="ce43"/>
          <table:table-cell office:value-type="date" office:date-value="2022-03-22T00:00:00" table:style-name="ce43">
            <text:p>22.03.2022</text:p>
          </table:table-cell>
          <table:table-cell table:number-columns-repeated="3" table:style-name="ce43"/>
          <table:table-cell office:value-type="currency" office:value="170694.61499999996" table:formula="of:=([.M13]*1.15)*0.3" table:style-name="ce34">
            <text:p><text:s/>170 694,62 Kč<text:s/></text:p>
          </table:table-cell>
          <table:table-cell table:number-columns-repeated="8" table:style-name="ce43"/>
          <table:table-cell table:style-name="ce83"/>
          <table:table-cell office:value-type="currency" office:value="56898.204999999994" table:formula="of:=([.M13]*1.15)*0.1" table:style-name="ce34">
            <text:p><text:s/>56 898,21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11" table:style-name="ce597">
            <text:p>11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Uherský Brod</text:p>
          </table:table-cell>
          <table:table-cell table:style-name="ce85"/>
          <table:table-cell office:value-type="string" table:style-name="ce24">
            <text:p>U</text:p>
          </table:table-cell>
          <table:table-cell office:value-type="float" office:value="7.2" table:style-name="ce86">
            <text:p>7,2 kWp</text:p>
          </table:table-cell>
          <table:table-cell table:style-name="ce87"/>
          <table:table-cell office:value-type="currency" office:value="425000" table:style-name="ce88">
            <text:p>425 000,00 Kč</text:p>
          </table:table-cell>
          <table:table-cell office:value-type="currency" office:value="367016" table:style-name="ce88">
            <text:p>367 016,00 Kč</text:p>
          </table:table-cell>
          <table:table-cell office:value-type="string" table:style-name="ce89">
            <text:p>Hrubošovi</text:p>
          </table:table-cell>
          <table:table-cell office:value-type="string" table:style-name="ce89">
            <text:p>07.04. udělena dotace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90"/>
          <table:table-cell office:value-type="date" office:date-value="2020-01-01T00:00:00" table:style-name="ce38">
            <text:p>01.01.2020</text:p>
          </table:table-cell>
          <table:table-cell office:value-type="date" office:date-value="2021-11-16T00:00:00" table:style-name="ce22">
            <text:p>16.11.2021</text:p>
          </table:table-cell>
          <table:table-cell table:style-name="ce91"/>
          <table:table-cell office:value-type="date" office:date-value="2021-10-25T00:00:00" table:style-name="ce92">
            <text:p>25.10.2021</text:p>
          </table:table-cell>
          <table:table-cell office:value-type="date" office:date-value="2021-11-12T00:00:00" table:style-name="ce35">
            <text:p>12.11.2021</text:p>
          </table:table-cell>
          <table:table-cell office:value-type="date" office:date-value="2021-12-03T00:00:00" table:style-name="ce35">
            <text:p>03.12.2021</text:p>
          </table:table-cell>
          <table:table-cell office:value-type="date" office:date-value="2021-10-11T00:00:00" table:style-name="ce35">
            <text:p>11.10.2021</text:p>
          </table:table-cell>
          <table:table-cell office:value-type="date" office:date-value="2021-10-11T00:00:00" table:style-name="ce35">
            <text:p>11.10.2021</text:p>
          </table:table-cell>
          <table:table-cell office:value-type="currency" office:value="253241.03999999998" table:formula="of:=([.M14]*1.15)*0.6" table:style-name="ce93">
            <text:p><text:s/>253 241,04 Kč<text:s/></text:p>
          </table:table-cell>
          <table:table-cell office:value-type="date" office:date-value="2021-10-12T00:00:00" table:style-name="ce35">
            <text:p>12.10.2021</text:p>
          </table:table-cell>
          <table:table-cell office:value-type="string" table:style-name="ce94">
            <text:p>A</text:p>
          </table:table-cell>
          <table:table-cell office:value-type="string" table:style-name="ce94">
            <text:p>A</text:p>
          </table:table-cell>
          <table:table-cell office:value-type="string" table:style-name="ce94">
            <text:p>23/11/2021</text:p>
          </table:table-cell>
          <table:table-cell office:value-type="date" office:date-value="2021-11-30T00:00:00" table:style-name="ce35">
            <text:p>30.11.2021</text:p>
          </table:table-cell>
          <table:table-cell office:value-type="date" office:date-value="2021-11-30T00:00:00" table:style-name="ce35">
            <text:p>30.11.2021</text:p>
          </table:table-cell>
          <table:table-cell office:value-type="date" office:date-value="2021-12-30T00:00:00" table:style-name="ce35">
            <text:p>30.12.2021</text:p>
          </table:table-cell>
          <table:table-cell office:value-type="currency" office:value="126620.51999999999" table:formula="of:=([.M14]*1.15)*0.3" table:style-name="ce93">
            <text:p><text:s/>126 620,52 Kč<text:s/></text:p>
          </table:table-cell>
          <table:table-cell office:value-type="date" office:date-value="2022-01-06T00:00:00" table:style-name="ce35">
            <text:p>06.01.2022</text:p>
          </table:table-cell>
          <table:table-cell table:style-name="ce35"/>
          <table:table-cell office:value-type="date" office:date-value="2021-12-22T00:00:00" table:style-name="ce35">
            <text:p>22.12.2021</text:p>
          </table:table-cell>
          <table:table-cell table:style-name="ce35"/>
          <table:table-cell office:value-type="date" office:date-value="2022-01-06T00:00:00" table:style-name="ce35">
            <text:p>06.01.2022</text:p>
          </table:table-cell>
          <table:table-cell office:value-type="date" office:date-value="2022-01-22T00:00:00" table:style-name="ce35">
            <text:p>22.01.2022</text:p>
          </table:table-cell>
          <table:table-cell office:value-type="date" office:date-value="2022-02-07T00:00:00" table:style-name="ce35">
            <text:p>07.02.2022</text:p>
          </table:table-cell>
          <table:table-cell office:value-type="date" office:date-value="2022-02-07T00:00:00" table:style-name="ce35">
            <text:p>07.02.2022</text:p>
          </table:table-cell>
          <table:table-cell office:value-type="date" office:date-value="2022-02-10T00:00:00" table:style-name="ce95">
            <text:p>10.02.2022</text:p>
          </table:table-cell>
          <table:table-cell office:value-type="currency" office:value="42206.84" table:formula="of:=([.M14]*1.15)*0.1" table:style-name="ce93">
            <text:p><text:s/>42 206,84 Kč<text:s/></text:p>
          </table:table-cell>
          <table:table-cell office:value-type="date" office:date-value="2022-02-21T00:00:00" table:style-name="ce35">
            <text:p>21.02.2022</text:p>
          </table:table-cell>
          <table:table-cell office:value-type="date" office:date-value="2022-02-28T00:00:00" table:style-name="ce35">
            <text:p>28.02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12" table:style-name="ce597">
            <text:p>12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5"/>
          <table:table-cell table:style-name="ce20"/>
          <table:table-cell office:value-type="string" table:style-name="ce20">
            <text:p>Hýsly</text:p>
          </table:table-cell>
          <table:table-cell office:value-type="string" table:style-name="ce23">
            <text:p>WB</text:p>
          </table:table-cell>
          <table:table-cell office:value-type="string" table:style-name="ce24">
            <text:p>U</text:p>
          </table:table-cell>
          <table:table-cell office:value-type="float" office:value="7.2" table:style-name="ce25">
            <text:p>7,2 kWp</text:p>
          </table:table-cell>
          <table:table-cell table:style-name="ce26"/>
          <table:table-cell office:value-type="currency" office:value="323000" table:style-name="ce27">
            <text:p>323 000,00 Kč</text:p>
          </table:table-cell>
          <table:table-cell office:value-type="currency" office:value="416654" table:style-name="ce27">
            <text:p>416 654,00 Kč</text:p>
          </table:table-cell>
          <table:table-cell office:value-type="string" table:style-name="ce28">
            <text:p>Hrabec - Kapitol</text:p>
          </table:table-cell>
          <table:table-cell office:value-type="string" table:style-name="ce28">
            <text:p>dotace - podána žádost + oprava 23.6.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39"/>
          <table:table-cell office:value-type="date" office:date-value="2020-01-01T00:00:00" table:style-name="ce38">
            <text:p>01.01.2020</text:p>
          </table:table-cell>
          <table:table-cell office:value-type="date" office:date-value="2021-11-29T00:00:00" table:style-name="ce52">
            <text:p>29.11.2021</text:p>
          </table:table-cell>
          <table:table-cell table:style-name="ce53"/>
          <table:table-cell office:value-type="date" office:date-value="2021-11-12T00:00:00" table:style-name="ce41">
            <text:p>12.11.2021</text:p>
          </table:table-cell>
          <table:table-cell office:value-type="date" office:date-value="2021-11-29T00:00:00" table:style-name="ce43">
            <text:p>29.11.2021</text:p>
          </table:table-cell>
          <table:table-cell office:value-type="date" office:date-value="2021-12-10T00:00:00" table:style-name="ce43">
            <text:p>10.12.2021</text:p>
          </table:table-cell>
          <table:table-cell office:value-type="date" office:date-value="2021-10-14T00:00:00" table:style-name="ce43">
            <text:p>14.10.2021</text:p>
          </table:table-cell>
          <table:table-cell office:value-type="date" office:date-value="2021-11-18T00:00:00" table:style-name="ce43">
            <text:p>18.11.2021</text:p>
          </table:table-cell>
          <table:table-cell office:value-type="currency" office:value="287491.25999999995" table:formula="of:=([.M15]*1.15)*0.6" table:style-name="ce34">
            <text:p><text:s/>287 491,26 Kč<text:s/></text:p>
          </table:table-cell>
          <table:table-cell office:value-type="date" office:date-value="2021-12-01T00:00:00" table:style-name="ce43">
            <text:p>01.12.2021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A</text:p>
          </table:table-cell>
          <table:table-cell office:value-type="date" office:date-value="2021-12-07T00:00:00" table:style-name="ce43">
            <text:p>07.12.2021</text:p>
          </table:table-cell>
          <table:table-cell office:value-type="date" office:date-value="2021-12-11T00:00:00" table:style-name="ce43">
            <text:p>11.12.2021</text:p>
          </table:table-cell>
          <table:table-cell office:value-type="date" office:date-value="2021-12-11T00:00:00" table:style-name="ce43">
            <text:p>11.12.2021</text:p>
          </table:table-cell>
          <table:table-cell office:value-type="date" office:date-value="2021-12-30T00:00:00" table:style-name="ce43">
            <text:p>30.12.2021</text:p>
          </table:table-cell>
          <table:table-cell office:value-type="currency" office:value="143745.62999999998" table:formula="of:=([.M15]*1.15)*0.3" table:style-name="ce34">
            <text:p><text:s/>143 745,63 Kč<text:s/></text:p>
          </table:table-cell>
          <table:table-cell office:value-type="date" office:date-value="2022-01-04T00:00:00" table:style-name="ce43">
            <text:p>04.01.2022</text:p>
          </table:table-cell>
          <table:table-cell table:style-name="ce43"/>
          <table:table-cell office:value-type="date" office:date-value="2021-12-22T00:00:00" table:style-name="ce43">
            <text:p>22.12.2021</text:p>
          </table:table-cell>
          <table:table-cell table:style-name="ce43"/>
          <table:table-cell office:value-type="date" office:date-value="2022-01-11T00:00:00" table:style-name="ce43">
            <text:p>11.01.2022</text:p>
          </table:table-cell>
          <table:table-cell office:value-type="date" office:date-value="2022-01-22T00:00:00" table:style-name="ce43">
            <text:p>22.01.2022</text:p>
          </table:table-cell>
          <table:table-cell office:value-type="date" office:date-value="2022-02-07T00:00:00" table:style-name="ce43">
            <text:p>07.02.2022</text:p>
          </table:table-cell>
          <table:table-cell office:value-type="date" office:date-value="2022-02-07T00:00:00" table:style-name="ce43">
            <text:p>07.02.2022</text:p>
          </table:table-cell>
          <table:table-cell office:value-type="date" office:date-value="2022-02-07T00:00:00" table:style-name="ce43">
            <text:p>07.02.2022</text:p>
          </table:table-cell>
          <table:table-cell office:value-type="currency" office:value="47915.21" table:formula="of:=([.M15]*1.15)*0.1" table:style-name="ce34">
            <text:p><text:s/>47 915,21 Kč<text:s/></text:p>
          </table:table-cell>
          <table:table-cell office:value-type="date" office:date-value="2022-03-17T00:00:00" table:style-name="ce36">
            <text:p>17.03.2022</text:p>
          </table:table-cell>
          <table:table-cell office:value-type="date" office:date-value="2022-05-05T00:00:00" table:style-name="ce43">
            <text:p>05.05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13" table:style-name="ce597">
            <text:p>1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yjo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8,1 kWp</text:p>
          </table:table-cell>
          <table:table-cell table:style-name="ce61"/>
          <table:table-cell office:value-type="currency" office:value="309567" table:style-name="ce62">
            <text:p>309 567,00 Kč</text:p>
          </table:table-cell>
          <table:table-cell office:value-type="currency" office:value="414033" table:style-name="ce62">
            <text:p>414 033,00 Kč</text:p>
          </table:table-cell>
          <table:table-cell office:value-type="string" table:style-name="ce63">
            <text:p>Hrabec - Kapitol</text:p>
          </table:table-cell>
          <table:table-cell table:style-name="ce63"/>
          <table:table-cell office:value-type="date" office:date-value="2020-01-01T00:00:00" table:style-name="ce65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table:style-name="ce97"/>
          <table:table-cell office:value-type="date" office:date-value="2020-01-01T00:00:00" table:style-name="ce64">
            <text:p>01.01.2020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285682.76999999996" table:formula="of:=([.M16]*1.15)*0.6" table:style-name="ce69">
            <text:p><text:s/>285 682,77 Kč<text:s/></text:p>
          </table:table-cell>
          <table:table-cell table:number-columns-repeated="7" table:style-name="ce100"/>
          <table:table-cell office:value-type="currency" office:value="142841.38499999998" table:formula="of:=([.M16]*1.15)*0.3" table:style-name="ce69">
            <text:p><text:s/>142 841,39 Kč<text:s/></text:p>
          </table:table-cell>
          <table:table-cell table:number-columns-repeated="9" table:style-name="ce100"/>
          <table:table-cell office:value-type="currency" office:value="47613.794999999998" table:formula="of:=([.M16]*1.15)*0.1" table:style-name="ce69">
            <text:p><text:s/>47 613,80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14" table:style-name="ce597">
            <text:p>1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uřim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number-columns-repeated="2" table:style-name="ce62"/>
          <table:table-cell office:value-type="string" table:style-name="ce63">
            <text:p>ePoptávka</text:p>
          </table:table-cell>
          <table:table-cell table:style-name="ce63"/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table:style-name="ce97"/>
          <table:table-cell office:value-type="date" office:date-value="2020-01-01T00:00:00" table:style-name="ce64">
            <text:p>01.01.2020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0" table:formula="of:=([.M17]*1.15)*0.6" table:style-name="ce69">
            <text:p><text:s/>- <text:s text:c="2"/>Kč<text:s/></text:p>
          </table:table-cell>
          <table:table-cell table:number-columns-repeated="7" table:style-name="ce100"/>
          <table:table-cell office:value-type="currency" office:value="0" table:formula="of:=([.M17]*1.15)*0.3" table:style-name="ce69">
            <text:p><text:s/>- <text:s text:c="2"/>Kč<text:s/></text:p>
          </table:table-cell>
          <table:table-cell table:number-columns-repeated="9" table:style-name="ce100"/>
          <table:table-cell office:value-type="currency" office:value="0" table:formula="of:=([.M17]*1.15)*0.1" table:style-name="ce69">
            <text:p><text:s/>- <text:s text:c="2"/>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15" table:style-name="ce597">
            <text:p>15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style-name="ce62"/>
          <table:table-cell table:style-name="ce102"/>
          <table:table-cell office:value-type="string" table:style-name="ce63">
            <text:p>Hromek</text:p>
          </table:table-cell>
          <table:table-cell table:style-name="ce63"/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table:style-name="ce97"/>
          <table:table-cell office:value-type="date" office:date-value="2020-01-01T00:00:00" table:style-name="ce64">
            <text:p>01.01.2020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0" table:formula="of:=([.M18]*1.15)*0.6" table:style-name="ce69">
            <text:p><text:s/>- <text:s text:c="2"/>Kč<text:s/></text:p>
          </table:table-cell>
          <table:table-cell table:number-columns-repeated="7" table:style-name="ce100"/>
          <table:table-cell office:value-type="currency" office:value="0" table:formula="of:=([.M18]*1.15)*0.3" table:style-name="ce69">
            <text:p><text:s/>- <text:s text:c="2"/>Kč<text:s/></text:p>
          </table:table-cell>
          <table:table-cell table:number-columns-repeated="9" table:style-name="ce100"/>
          <table:table-cell office:value-type="currency" office:value="0" table:formula="of:=([.M18]*1.15)*0.1" table:style-name="ce69">
            <text:p><text:s/>- <text:s text:c="2"/>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16" table:style-name="ce597">
            <text:p>16</text:p>
          </table:table-cell>
          <table:table-cell office:value-type="string" table:style-name="ce20">
            <text:p>LM</text:p>
          </table:table-cell>
          <table:table-cell table:style-name="ce20"/>
          <table:table-cell table:style-name="ce565"/>
          <table:table-cell table:style-name="ce20"/>
          <table:table-cell office:value-type="string" table:style-name="ce20">
            <text:p>Smraďavka</text:p>
          </table:table-cell>
          <table:table-cell office:value-type="string" table:style-name="ce23">
            <text:p>PS</text:p>
          </table:table-cell>
          <table:table-cell office:value-type="string" table:style-name="ce24">
            <text:p>PPP</text:p>
          </table:table-cell>
          <table:table-cell office:value-type="string" table:style-name="ce23">
            <text:p>7,36 kWp</text:p>
          </table:table-cell>
          <table:table-cell table:style-name="ce103"/>
          <table:table-cell office:value-type="currency" office:value="203113" table:style-name="ce27">
            <text:p>203 113,00 Kč</text:p>
          </table:table-cell>
          <table:table-cell office:value-type="currency" office:value="254057" table:style-name="ce104">
            <text:p>254 057 Kč</text:p>
          </table:table-cell>
          <table:table-cell office:value-type="string" table:style-name="ce105">
            <text:p>Hrubošovi</text:p>
          </table:table-cell>
          <table:table-cell office:value-type="string" table:style-name="ce28">
            <text:p>příprava žádosti o PPP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1-12-02T00:00:00" table:style-name="ce106">
            <text:p>02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107"/>
          <table:table-cell office:value-type="date" office:date-value="2021-12-02T00:00:00" table:style-name="ce108">
            <text:p>02.12.2021</text:p>
          </table:table-cell>
          <table:table-cell office:value-type="date" office:date-value="2022-06-30T00:00:00" table:style-name="ce54">
            <text:p>30.06.2022</text:p>
          </table:table-cell>
          <table:table-cell office:value-type="string" table:style-name="ce109">
            <text:p>Projektový referent</text:p>
          </table:table-cell>
          <table:table-cell office:value-type="date" office:date-value="2022-05-19T00:00:00" table:style-name="ce54">
            <text:p>19.05.2022</text:p>
          </table:table-cell>
          <table:table-cell office:value-type="date" office:date-value="2021-12-09T00:00:00" table:style-name="ce54">
            <text:p>09.12.2021</text:p>
          </table:table-cell>
          <table:table-cell office:value-type="currency" office:value="175299.33" table:formula="of:=([.M19]*1.15)*0.6" table:style-name="ce34">
            <text:p><text:s/>175 299,33 Kč<text:s/></text:p>
          </table:table-cell>
          <table:table-cell office:value-type="date" office:date-value="2022-01-06T00:00:00" table:style-name="ce54">
            <text:p>06.01.2022</text:p>
          </table:table-cell>
          <table:table-cell office:value-type="date" office:date-value="2021-12-13T00:00:00" table:style-name="ce54">
            <text:p>13.12.2021</text:p>
          </table:table-cell>
          <table:table-cell office:value-type="string" table:style-name="ce54">
            <text:p>A</text:p>
          </table:table-cell>
          <table:table-cell table:number-columns-repeated="3" table:style-name="ce54"/>
          <table:table-cell office:value-type="date" office:date-value="2022-09-16T00:00:00" table:style-name="ce54">
            <text:p>16.09.2022</text:p>
          </table:table-cell>
          <table:table-cell office:value-type="currency" office:value="87649.664999999994" table:formula="of:=([.M19]*1.15)*0.3" table:style-name="ce34">
            <text:p><text:s/>87 649,67 Kč<text:s/></text:p>
          </table:table-cell>
          <table:table-cell office:value-type="date" office:date-value="2022-09-19T00:00:00" table:style-name="ce54">
            <text:p>19.09.2022</text:p>
          </table:table-cell>
          <table:table-cell table:number-columns-repeated="4" table:style-name="ce54"/>
          <table:table-cell table:number-columns-repeated="4" table:style-name="ce43"/>
          <table:table-cell office:value-type="currency" office:value="29216.555" table:formula="of:=([.M19]*1.15)*0.1" table:style-name="ce34">
            <text:p><text:s/>29 216,56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17" table:style-name="ce597">
            <text:p>1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yjov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style-name="ce62"/>
          <table:table-cell table:style-name="ce102"/>
          <table:table-cell office:value-type="string" table:style-name="ce63">
            <text:p>Hrabec - Kapitol</text:p>
          </table:table-cell>
          <table:table-cell office:value-type="string" table:style-name="ce63">
            <text:p>ne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0-01-01T00:00:00" table:style-name="ce64">
            <text:p>01.01.2020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20]*1.15)*0.6" table:style-name="ce69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20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20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18" table:style-name="ce597">
            <text:p>18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style-name="ce62"/>
          <table:table-cell table:style-name="ce102"/>
          <table:table-cell office:value-type="string" table:style-name="ce63">
            <text:p>Hrubošovi</text:p>
          </table:table-cell>
          <table:table-cell office:value-type="string" table:style-name="ce63">
            <text:p>volat na jar, nechtějí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1-10-20T00:00:00" table:style-name="ce110">
            <text:p>20.10.2021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21]*1.15)*0.6" table:style-name="ce69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21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21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19" table:style-name="ce597">
            <text:p>1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lcnov 1068</text:p>
          </table:table-cell>
          <table:table-cell table:style-name="ce58"/>
          <table:table-cell office:value-type="string" table:style-name="ce59">
            <text:p>O</text:p>
          </table:table-cell>
          <table:table-cell office:value-type="float" office:value="8.1" table:style-name="ce60">
            <text:p>8,1 kWp</text:p>
          </table:table-cell>
          <table:table-cell table:style-name="ce61"/>
          <table:table-cell office:value-type="currency" office:value="300930" table:style-name="ce62">
            <text:p>300 930,00 Kč</text:p>
          </table:table-cell>
          <table:table-cell office:value-type="currency" office:value="407159" table:style-name="ce62">
            <text:p>407 159,00 Kč</text:p>
          </table:table-cell>
          <table:table-cell office:value-type="string" table:style-name="ce63">
            <text:p>Hrubošovi</text:p>
          </table:table-cell>
          <table:table-cell office:value-type="string" table:style-name="ce63">
            <text:p>nená finance</text:p>
          </table:table-cell>
          <table:table-cell office:value-type="date" office:date-value="2020-01-01T00:00:00" table:style-name="ce64">
            <text:p>01.01.2020</text:p>
          </table:table-cell>
          <table:table-cell table:number-columns-repeated="2" table:style-name="ce65"/>
          <table:table-cell office:value-type="date" office:date-value="2021-10-20T00:00:00" table:style-name="ce110">
            <text:p>20.10.2021</text:p>
          </table:table-cell>
          <table:table-cell table:style-name="ce65"/>
          <table:table-cell table:style-name="ce66"/>
          <table:table-cell office:value-type="date" office:date-value="2021-10-25T00:00:00" table:style-name="ce67">
            <text:p>25.10.2021</text:p>
          </table:table-cell>
          <table:table-cell table:number-columns-repeated="4" table:style-name="ce68"/>
          <table:table-cell office:value-type="currency" office:value="280939.70999999996" table:formula="of:=([.M22]*1.15)*0.6" table:style-name="ce69">
            <text:p><text:s/>280 939,71 Kč<text:s/></text:p>
          </table:table-cell>
          <table:table-cell table:number-columns-repeated="7" table:style-name="ce68"/>
          <table:table-cell office:value-type="currency" office:value="140469.85499999998" table:formula="of:=([.M22]*1.15)*0.3" table:style-name="ce69">
            <text:p><text:s/>140 469,86 Kč<text:s/></text:p>
          </table:table-cell>
          <table:table-cell table:number-columns-repeated="9" table:style-name="ce68"/>
          <table:table-cell office:value-type="currency" office:value="46823.285000000003" table:formula="of:=([.M22]*1.15)*0.1" table:style-name="ce69">
            <text:p><text:s/>46 823,29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20" table:style-name="ce597">
            <text:p>20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5,4 kWp</text:p>
          </table:table-cell>
          <table:table-cell table:style-name="ce61"/>
          <table:table-cell office:value-type="currency" office:value="252000" table:style-name="ce62">
            <text:p>252 000,00 Kč</text:p>
          </table:table-cell>
          <table:table-cell office:value-type="currency" office:value="302963" table:style-name="ce62">
            <text:p>302 963,00 Kč</text:p>
          </table:table-cell>
          <table:table-cell office:value-type="string" table:style-name="ce63">
            <text:p>Hrubošovi</text:p>
          </table:table-cell>
          <table:table-cell table:style-name="ce63"/>
          <table:table-cell office:value-type="date" office:date-value="2020-01-01T00:00:00" table:style-name="ce64">
            <text:p>01.01.2020</text:p>
          </table:table-cell>
          <table:table-cell table:number-columns-repeated="2" table:style-name="ce97"/>
          <table:table-cell office:value-type="date" office:date-value="2021-10-20T00:00:00" table:style-name="ce110">
            <text:p>20.10.2021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209044.46999999997" table:formula="of:=([.M23]*1.15)*0.6" table:style-name="ce69">
            <text:p><text:s/>209 044,47 Kč<text:s/></text:p>
          </table:table-cell>
          <table:table-cell table:number-columns-repeated="7" table:style-name="ce100"/>
          <table:table-cell office:value-type="currency" office:value="104522.23499999999" table:formula="of:=([.M23]*1.15)*0.3" table:style-name="ce69">
            <text:p><text:s/>104 522,24 Kč<text:s/></text:p>
          </table:table-cell>
          <table:table-cell table:number-columns-repeated="9" table:style-name="ce100"/>
          <table:table-cell office:value-type="currency" office:value="34840.744999999995" table:formula="of:=([.M23]*1.15)*0.1" table:style-name="ce69">
            <text:p><text:s/>34 840,75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74"/>
          <table:table-cell office:value-type="float" office:value="21" table:style-name="ce597">
            <text:p>21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style-name="ce62"/>
          <table:table-cell table:style-name="ce102"/>
          <table:table-cell office:value-type="string" table:style-name="ce63">
            <text:p>Hrubošovi</text:p>
          </table:table-cell>
          <table:table-cell table:style-name="ce63"/>
          <table:table-cell office:value-type="date" office:date-value="2020-01-01T00:00:00" table:style-name="ce64">
            <text:p>01.01.2020</text:p>
          </table:table-cell>
          <table:table-cell table:number-columns-repeated="2" table:style-name="ce97"/>
          <table:table-cell office:value-type="date" office:date-value="2021-10-20T00:00:00" table:style-name="ce110">
            <text:p>20.10.2021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0" table:formula="of:=([.M24]*1.15)*0.6" table:style-name="ce69">
            <text:p><text:s/>- <text:s text:c="2"/>Kč<text:s/></text:p>
          </table:table-cell>
          <table:table-cell table:number-columns-repeated="7" table:style-name="ce100"/>
          <table:table-cell office:value-type="currency" office:value="0" table:formula="of:=([.M24]*1.15)*0.3" table:style-name="ce69">
            <text:p><text:s/>- <text:s text:c="2"/>Kč<text:s/></text:p>
          </table:table-cell>
          <table:table-cell table:number-columns-repeated="9" table:style-name="ce100"/>
          <table:table-cell office:value-type="currency" office:value="0" table:formula="of:=([.M24]*1.15)*0.1" table:style-name="ce69">
            <text:p><text:s/>- <text:s text:c="2"/>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74"/>
          <table:table-cell office:value-type="float" office:value="22" table:style-name="ce597">
            <text:p>22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9,9 kWp</text:p>
          </table:table-cell>
          <table:table-cell table:style-name="ce61"/>
          <table:table-cell office:value-type="currency" office:value="330000" table:style-name="ce62">
            <text:p>330 000,00 Kč</text:p>
          </table:table-cell>
          <table:table-cell table:style-name="ce102"/>
          <table:table-cell office:value-type="string" table:style-name="ce63">
            <text:p>Eda<text:s/></text:p>
          </table:table-cell>
          <table:table-cell office:value-type="string" table:style-name="ce63">
            <text:p>CN Eda</text:p>
          </table:table-cell>
          <table:table-cell office:value-type="date" office:date-value="2020-01-01T00:00:00" table:style-name="ce64">
            <text:p>01.01.2020</text:p>
          </table:table-cell>
          <table:table-cell table:number-columns-repeated="2" table:style-name="ce65"/>
          <table:table-cell office:value-type="date" office:date-value="2021-10-20T00:00:00" table:style-name="ce110">
            <text:p>20.10.2021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8"/>
          <table:table-cell office:value-type="date" office:date-value="2020-01-01T00:00:00" table:style-name="ce68">
            <text:p>01.01.2020</text:p>
          </table:table-cell>
          <table:table-cell table:style-name="ce68"/>
          <table:table-cell office:value-type="currency" office:value="0" table:formula="of:=([.M25]*1.15)*0.6" table:style-name="ce69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25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25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23" table:style-name="ce597">
            <text:p>23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randýs nad Labem</text:p>
          </table:table-cell>
          <table:table-cell table:style-name="ce85"/>
          <table:table-cell office:value-type="string" table:style-name="ce24">
            <text:p>R<text:s/></text:p>
          </table:table-cell>
          <table:table-cell office:value-type="string" table:style-name="ce86">
            <text:p>8,28 kWp</text:p>
          </table:table-cell>
          <table:table-cell table:style-name="ce87"/>
          <table:table-cell table:style-name="ce88"/>
          <table:table-cell table:style-name="ce111"/>
          <table:table-cell office:value-type="string" table:style-name="ce89">
            <text:p>Eda<text:s/></text:p>
          </table:table-cell>
          <table:table-cell office:value-type="string" table:style-name="ce112">
            <text:p>předáno k realizaci v týdnu 28.</text:p>
          </table:table-cell>
          <table:table-cell office:value-type="date" office:date-value="2022-05-17T00:00:00" table:style-name="ce22">
            <text:p>17.05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22"/>
          <table:table-cell table:style-name="ce113"/>
          <table:table-cell table:style-name="ce22"/>
          <table:table-cell table:style-name="ce91"/>
          <table:table-cell table:style-name="ce92"/>
          <table:table-cell office:value-type="date" office:date-value="2022-05-18T00:00:00" table:style-name="ce35">
            <text:p>18.05.2022</text:p>
          </table:table-cell>
          <table:table-cell office:value-type="string" table:style-name="ce114">
            <text:p>č.sml.4121977868</text:p>
          </table:table-cell>
          <table:table-cell table:number-columns-repeated="2" table:style-name="ce35"/>
          <table:table-cell office:value-type="currency" office:value="0" table:formula="of:=([.M26]*1.15)*0.6" table:style-name="ce93">
            <text:p><text:s/>- <text:s text:c="2"/>Kč<text:s/></text:p>
          </table:table-cell>
          <table:table-cell table:number-columns-repeated="7" table:style-name="ce35"/>
          <table:table-cell office:value-type="currency" office:value="0" table:formula="of:=([.M26]*1.15)*0.3" table:style-name="ce93">
            <text:p><text:s/>- <text:s text:c="2"/>Kč<text:s/></text:p>
          </table:table-cell>
          <table:table-cell table:number-columns-repeated="9" table:style-name="ce35"/>
          <table:table-cell office:value-type="currency" office:value="0" table:formula="of:=([.M26]*1.15)*0.1" table:style-name="ce93">
            <text:p><text:s/>- <text:s text:c="2"/>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24" table:style-name="ce597">
            <text:p>24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style-name="ce62"/>
          <table:table-cell table:style-name="ce102"/>
          <table:table-cell office:value-type="string" table:style-name="ce63">
            <text:p>Eda<text:s/></text:p>
          </table:table-cell>
          <table:table-cell table:style-name="ce63"/>
          <table:table-cell office:value-type="date" office:date-value="2020-01-01T00:00:00" table:style-name="ce64">
            <text:p>01.01.2020</text:p>
          </table:table-cell>
          <table:table-cell table:number-columns-repeated="2" table:style-name="ce97"/>
          <table:table-cell office:value-type="date" office:date-value="2021-10-20T00:00:00" table:style-name="ce110">
            <text:p>20.10.2021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0" table:formula="of:=([.M27]*1.15)*0.6" table:style-name="ce69">
            <text:p><text:s/>- <text:s text:c="2"/>Kč<text:s/></text:p>
          </table:table-cell>
          <table:table-cell table:number-columns-repeated="7" table:style-name="ce100"/>
          <table:table-cell office:value-type="currency" office:value="0" table:formula="of:=([.M27]*1.15)*0.3" table:style-name="ce69">
            <text:p><text:s/>- <text:s text:c="2"/>Kč<text:s/></text:p>
          </table:table-cell>
          <table:table-cell table:number-columns-repeated="9" table:style-name="ce100"/>
          <table:table-cell office:value-type="currency" office:value="0" table:formula="of:=([.M27]*1.15)*0.1" table:style-name="ce69">
            <text:p><text:s/>- <text:s text:c="2"/>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25" table:style-name="ce597">
            <text:p>25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5"/>
          <table:table-cell table:style-name="ce56"/>
          <table:table-cell office:value-type="string" table:style-name="ce20">
            <text:p>Ratiskovice</text:p>
          </table:table-cell>
          <table:table-cell table:style-name="ce23"/>
          <table:table-cell office:value-type="string" table:style-name="ce24">
            <text:p>U</text:p>
          </table:table-cell>
          <table:table-cell office:value-type="float" office:value="5.4" table:style-name="ce25">
            <text:p>5,4 kWp</text:p>
          </table:table-cell>
          <table:table-cell table:style-name="ce26"/>
          <table:table-cell office:value-type="currency" office:value="240000" table:style-name="ce27">
            <text:p>240 000,00 Kč</text:p>
          </table:table-cell>
          <table:table-cell office:value-type="currency" office:value="302963" table:style-name="ce27">
            <text:p>302 963,00 Kč</text:p>
          </table:table-cell>
          <table:table-cell office:value-type="string" table:style-name="ce28">
            <text:p>Michal</text:p>
          </table:table-cell>
          <table:table-cell office:value-type="string" table:style-name="ce28">
            <text:p>dotace schválena</text:p>
          </table:table-cell>
          <table:table-cell office:value-type="date" office:date-value="2021-10-20T00:00:00" table:style-name="ce113">
            <text:p>20.10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1-10-25T00:00:00" table:style-name="ce113">
            <text:p>25.10.2021</text:p>
          </table:table-cell>
          <table:table-cell office:value-type="date" office:date-value="2021-10-25T00:00:00" table:style-name="ce113">
            <text:p>25.10.2021</text:p>
          </table:table-cell>
          <table:table-cell office:value-type="date" office:date-value="2021-11-30T00:00:00" table:style-name="ce22">
            <text:p>30.11.2021</text:p>
          </table:table-cell>
          <table:table-cell table:style-name="ce91"/>
          <table:table-cell office:value-type="date" office:date-value="2021-11-12T00:00:00" table:style-name="ce92">
            <text:p>12.11.2021</text:p>
          </table:table-cell>
          <table:table-cell office:value-type="date" office:date-value="2021-11-30T00:00:00" table:style-name="ce35">
            <text:p>30.11.2021</text:p>
          </table:table-cell>
          <table:table-cell office:value-type="date" office:date-value="2021-01-03T00:00:00" table:style-name="ce35">
            <text:p>03.01.2021</text:p>
          </table:table-cell>
          <table:table-cell table:style-name="ce35"/>
          <table:table-cell office:value-type="date" office:date-value="2021-11-25T00:00:00" table:style-name="ce35">
            <text:p>25.11.2021</text:p>
          </table:table-cell>
          <table:table-cell office:value-type="currency" office:value="219394" table:style-name="ce93">
            <text:p><text:s/>219 394,00 Kč<text:s/></text:p>
          </table:table-cell>
          <table:table-cell office:value-type="date" office:date-value="2021-11-27T00:00:00" table:style-name="ce35">
            <text:p>27.11.2021</text:p>
          </table:table-cell>
          <table:table-cell office:value-type="string" table:style-name="ce35">
            <text:p>A</text:p>
          </table:table-cell>
          <table:table-cell office:value-type="string" table:style-name="ce35">
            <text:p>A</text:p>
          </table:table-cell>
          <table:table-cell office:value-type="date" office:date-value="2021-01-17T00:00:00" table:style-name="ce35">
            <text:p>17.01.2021</text:p>
          </table:table-cell>
          <table:table-cell office:value-type="date" office:date-value="2022-01-21T00:00:00" table:style-name="ce35">
            <text:p>21.01.2022</text:p>
          </table:table-cell>
          <table:table-cell office:value-type="date" office:date-value="2022-01-21T00:00:00" table:style-name="ce35">
            <text:p>21.01.2022</text:p>
          </table:table-cell>
          <table:table-cell office:value-type="date" office:date-value="2022-02-03T00:00:00" table:style-name="ce35">
            <text:p>03.02.2022</text:p>
          </table:table-cell>
          <table:table-cell office:value-type="currency" office:value="129013" table:style-name="ce93">
            <text:p><text:s/>129 013,00 Kč<text:s/></text:p>
          </table:table-cell>
          <table:table-cell office:value-type="date" office:date-value="2022-02-04T00:00:00" table:style-name="ce35">
            <text:p>04.02.2022</text:p>
          </table:table-cell>
          <table:table-cell table:style-name="ce35"/>
          <table:table-cell office:value-type="date" office:date-value="2022-02-04T00:00:00" table:style-name="ce35">
            <text:p>04.02.2022</text:p>
          </table:table-cell>
          <table:table-cell table:style-name="ce35"/>
          <table:table-cell office:value-type="date" office:date-value="2021-01-30T00:00:00" table:style-name="ce35">
            <text:p>30.01.2021</text:p>
          </table:table-cell>
          <table:table-cell office:value-type="date" office:date-value="2022-03-16T00:00:00" table:style-name="ce35">
            <text:p>16.03.2022</text:p>
          </table:table-cell>
          <table:table-cell office:value-type="date" office:date-value="2022-04-07T00:00:00" table:style-name="ce35">
            <text:p>07.04.2022</text:p>
          </table:table-cell>
          <table:table-cell office:value-type="date" office:date-value="2022-04-07T00:00:00" table:style-name="ce35">
            <text:p>07.04.2022</text:p>
          </table:table-cell>
          <table:table-cell office:value-type="date" office:date-value="2022-02-04T00:00:00" table:style-name="ce35">
            <text:p>04.02.2022</text:p>
          </table:table-cell>
          <table:table-cell office:value-type="currency" office:value="34840.744999999995" table:formula="of:=([.M28]*1.15)*0.1" table:style-name="ce69">
            <text:p><text:s/>34 840,75 Kč<text:s/></text:p>
          </table:table-cell>
          <table:table-cell office:value-type="date" office:date-value="2022-02-04T00:00:00" table:style-name="ce35">
            <text:p>04.02.2022</text:p>
          </table:table-cell>
          <table:table-cell office:value-type="date" office:date-value="2022-05-10T00:00:00" table:style-name="ce35">
            <text:p>10.05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26" table:style-name="ce597">
            <text:p>26</text:p>
          </table:table-cell>
          <table:table-cell office:value-type="string" table:style-name="ce20">
            <text:p>LM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Polešovice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float" office:value="9" table:style-name="ce86">
            <text:p>9,0 kWp</text:p>
          </table:table-cell>
          <table:table-cell table:style-name="ce87"/>
          <table:table-cell office:value-type="currency" office:value="389600" table:style-name="ce88">
            <text:p>389 600,00 Kč</text:p>
          </table:table-cell>
          <table:table-cell office:value-type="currency" office:value="467870" table:style-name="ce88">
            <text:p>467 870,00 Kč</text:p>
          </table:table-cell>
          <table:table-cell office:value-type="string" table:style-name="ce89">
            <text:p>Hrubošovi</text:p>
          </table:table-cell>
          <table:table-cell office:value-type="string" table:style-name="ce89">
            <text:p>PPP 18.11.2022</text:p>
          </table:table-cell>
          <table:table-cell office:value-type="date" office:date-value="2021-10-20T00:00:00" table:style-name="ce116">
            <text:p>20.10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24T00:00:00" table:style-name="ce52">
            <text:p>24.01.2022</text:p>
          </table:table-cell>
          <table:table-cell office:value-type="date" office:date-value="2021-01-11T00:00:00" table:style-name="ce116">
            <text:p>11.01.2021</text:p>
          </table:table-cell>
          <table:table-cell office:value-type="date" office:date-value="2022-01-05T00:00:00" table:style-name="ce52">
            <text:p>05.01.2022</text:p>
          </table:table-cell>
          <table:table-cell table:style-name="ce53"/>
          <table:table-cell office:value-type="date" office:date-value="2022-01-14T00:00:00" table:style-name="ce41">
            <text:p>14.01.2022</text:p>
          </table:table-cell>
          <table:table-cell office:value-type="date" office:date-value="2022-02-17T00:00:00" table:style-name="ce43">
            <text:p>17.02.2022</text:p>
          </table:table-cell>
          <table:table-cell office:value-type="string" table:style-name="ce114">
            <text:p>č.s.9001946113</text:p>
          </table:table-cell>
          <table:table-cell office:value-type="date" office:date-value="2022-04-04T00:00:00" table:style-name="ce43">
            <text:p>04.04.2022</text:p>
          </table:table-cell>
          <table:table-cell office:value-type="date" office:date-value="2022-01-07T00:00:00" table:style-name="ce43">
            <text:p>07.01.2022</text:p>
          </table:table-cell>
          <table:table-cell office:value-type="currency" office:value="322830.3" table:formula="of:=([.M29]*1.15)*0.6" table:style-name="ce34">
            <text:p><text:s/>322 830,30 Kč<text:s/></text:p>
          </table:table-cell>
          <table:table-cell office:value-type="date" office:date-value="2022-06-20T00:00:00" table:style-name="ce35">
            <text:p>20.06.2022</text:p>
          </table:table-cell>
          <table:table-cell table:number-columns-repeated="2" table:style-name="ce43"/>
          <table:table-cell office:value-type="date" office:date-value="2022-04-11T00:00:00" table:style-name="ce43">
            <text:p>11.04.2022</text:p>
          </table:table-cell>
          <table:table-cell office:value-type="date" office:date-value="2022-06-15T00:00:00" table:style-name="ce43">
            <text:p>15.06.2022</text:p>
          </table:table-cell>
          <table:table-cell office:value-type="date" office:date-value="2022-06-15T00:00:00" table:style-name="ce43">
            <text:p>15.06.2022</text:p>
          </table:table-cell>
          <table:table-cell office:value-type="date" office:date-value="2022-06-15T00:00:00" table:style-name="ce43">
            <text:p>15.06.2022</text:p>
          </table:table-cell>
          <table:table-cell office:value-type="currency" office:value="161448" table:style-name="ce117">
            <text:p><text:s/>161 448,00 Kč<text:s/></text:p>
          </table:table-cell>
          <table:table-cell table:number-columns-repeated="2" table:style-name="ce43"/>
          <table:table-cell office:value-type="date" office:date-value="2022-07-18T00:00:00" table:style-name="ce43">
            <text:p>18.07.2022</text:p>
          </table:table-cell>
          <table:table-cell table:style-name="ce43"/>
          <table:table-cell office:value-type="date" office:date-value="2022-07-19T00:00:00" table:style-name="ce43">
            <text:p>19.07.2022</text:p>
          </table:table-cell>
          <table:table-cell office:value-type="date" office:date-value="2022-08-04T00:00:00" table:style-name="ce43">
            <text:p>04.08.2022</text:p>
          </table:table-cell>
          <table:table-cell office:value-type="date" office:date-value="2022-11-18T00:00:00" table:style-name="ce118">
            <text:p>18.11.2022</text:p>
          </table:table-cell>
          <table:table-cell table:number-columns-repeated="2" table:style-name="ce43"/>
          <table:table-cell office:value-type="currency" office:value="53773" table:style-name="ce117">
            <text:p><text:s/>53 773,00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7" table:style-name="ce597">
            <text:p>27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number-columns-repeated="2" table:style-name="ce62"/>
          <table:table-cell office:value-type="string" table:style-name="ce63">
            <text:p>Hrubošovi</text:p>
          </table:table-cell>
          <table:table-cell office:value-type="string" table:style-name="ce63">
            <text:p>nechce</text:p>
          </table:table-cell>
          <table:table-cell office:value-type="date" office:date-value="2021-10-20T00:00:00" table:style-name="ce110">
            <text:p>20.10.2021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1-01-11T00:00:00" table:style-name="ce110">
            <text:p>11.01.2021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30]*1.15)*0.6" table:style-name="ce69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30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30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28" table:style-name="ce597">
            <text:p>28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9,9 kWp</text:p>
          </table:table-cell>
          <table:table-cell table:style-name="ce61"/>
          <table:table-cell office:value-type="currency" office:value="385000" table:style-name="ce62">
            <text:p>385 000,00 Kč</text:p>
          </table:table-cell>
          <table:table-cell table:style-name="ce62"/>
          <table:table-cell office:value-type="string" table:style-name="ce63">
            <text:p>Eda<text:s/></text:p>
          </table:table-cell>
          <table:table-cell office:value-type="string" table:style-name="ce63">
            <text:p>CN Eda</text:p>
          </table:table-cell>
          <table:table-cell office:value-type="date" office:date-value="2021-10-20T00:00:00" table:style-name="ce110">
            <text:p>20.10.2021</text:p>
          </table:table-cell>
          <table:table-cell table:style-name="ce57"/>
          <table:table-cell table:style-name="ce97"/>
          <table:table-cell office:value-type="date" office:date-value="2021-11-13T00:00:00" table:style-name="ce110">
            <text:p>13.11.2021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0" table:formula="of:=([.M31]*1.15)*0.6" table:style-name="ce69">
            <text:p><text:s/>- <text:s text:c="2"/>Kč<text:s/></text:p>
          </table:table-cell>
          <table:table-cell table:number-columns-repeated="7" table:style-name="ce100"/>
          <table:table-cell office:value-type="currency" office:value="0" table:formula="of:=([.M31]*1.15)*0.3" table:style-name="ce69">
            <text:p><text:s/>- <text:s text:c="2"/>Kč<text:s/></text:p>
          </table:table-cell>
          <table:table-cell table:number-columns-repeated="9" table:style-name="ce100"/>
          <table:table-cell office:value-type="currency" office:value="0" table:formula="of:=([.M31]*1.15)*0.1" table:style-name="ce69">
            <text:p><text:s/>- <text:s text:c="2"/>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29" table:style-name="ce597">
            <text:p>29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5"/>
          <table:table-cell table:style-name="ce56"/>
          <table:table-cell office:value-type="string" table:style-name="ce84">
            <text:p>Rohatec</text:p>
          </table:table-cell>
          <table:table-cell table:style-name="ce85"/>
          <table:table-cell office:value-type="string" table:style-name="ce24">
            <text:p>U</text:p>
          </table:table-cell>
          <table:table-cell office:value-type="float" office:value="9" table:style-name="ce86">
            <text:p>9,0 kWp</text:p>
          </table:table-cell>
          <table:table-cell table:style-name="ce87"/>
          <table:table-cell office:value-type="currency" office:value="230000" table:style-name="ce88">
            <text:p>230 000,00 Kč</text:p>
          </table:table-cell>
          <table:table-cell office:value-type="currency" office:value="278261" table:style-name="ce88">
            <text:p>278 261,00 Kč</text:p>
          </table:table-cell>
          <table:table-cell office:value-type="string" table:style-name="ce89">
            <text:p>Ondra</text:p>
          </table:table-cell>
          <table:table-cell office:value-type="string" table:style-name="ce89">
            <text:p>ukončeno, bez dotace - firma</text:p>
          </table:table-cell>
          <table:table-cell office:value-type="date" office:date-value="2025-10-20T00:00:00" table:style-name="ce113">
            <text:p>20.10.2025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1-10-14T00:00:00" table:style-name="ce113">
            <text:p>14.10.2021</text:p>
          </table:table-cell>
          <table:table-cell office:value-type="date" office:date-value="2021-10-14T00:00:00" table:style-name="ce113">
            <text:p>14.10.2021</text:p>
          </table:table-cell>
          <table:table-cell office:value-type="date" office:date-value="2021-11-25T00:00:00" table:style-name="ce22">
            <text:p>25.11.2021</text:p>
          </table:table-cell>
          <table:table-cell table:style-name="ce91"/>
          <table:table-cell office:value-type="date" office:date-value="2021-10-20T00:00:00" table:style-name="ce92">
            <text:p>20.10.2021</text:p>
          </table:table-cell>
          <table:table-cell office:value-type="date" office:date-value="2021-11-25T00:00:00" table:style-name="ce35">
            <text:p>25.11.2021</text:p>
          </table:table-cell>
          <table:table-cell office:value-type="date" office:date-value="2021-12-21T00:00:00" table:style-name="ce35">
            <text:p>21.12.2021</text:p>
          </table:table-cell>
          <table:table-cell office:value-type="date" office:date-value="2021-11-22T00:00:00" table:style-name="ce35">
            <text:p>22.11.2021</text:p>
          </table:table-cell>
          <table:table-cell office:value-type="date" office:date-value="2021-11-23T00:00:00" table:style-name="ce35">
            <text:p>23.11.2021</text:p>
          </table:table-cell>
          <table:table-cell office:value-type="currency" office:value="320000" table:style-name="ce93">
            <text:p><text:s/>320 000,00 Kč<text:s/></text:p>
          </table:table-cell>
          <table:table-cell office:value-type="date" office:date-value="2021-12-03T00:00:00" table:style-name="ce35">
            <text:p>03.12.2021</text:p>
          </table:table-cell>
          <table:table-cell office:value-type="date" office:date-value="2021-11-08T00:00:00" table:style-name="ce35">
            <text:p>08.11.2021</text:p>
          </table:table-cell>
          <table:table-cell office:value-type="string" table:style-name="ce35">
            <text:p>A</text:p>
          </table:table-cell>
          <table:table-cell office:value-type="date" office:date-value="2021-11-30T00:00:00" table:style-name="ce35">
            <text:p>30.11.2021</text:p>
          </table:table-cell>
          <table:table-cell office:value-type="date" office:date-value="2021-12-10T00:00:00" table:style-name="ce35">
            <text:p>10.12.2021</text:p>
          </table:table-cell>
          <table:table-cell office:value-type="date" office:date-value="2021-12-10T00:00:00" table:style-name="ce35">
            <text:p>10.12.2021</text:p>
          </table:table-cell>
          <table:table-cell office:value-type="date" office:date-value="2021-12-03T00:00:00" table:style-name="ce35">
            <text:p>03.12.2021</text:p>
          </table:table-cell>
          <table:table-cell office:value-type="currency" office:value="96000.044999999984" table:formula="of:=([.M32]*1.15)*0.3" table:style-name="ce69">
            <text:p><text:s/>96 000,05 Kč<text:s/></text:p>
          </table:table-cell>
          <table:table-cell office:value-type="date" office:date-value="2021-12-03T00:00:00" table:style-name="ce35">
            <text:p>03.12.2021</text:p>
          </table:table-cell>
          <table:table-cell table:style-name="ce35"/>
          <table:table-cell office:value-type="date" office:date-value="2022-03-28T00:00:00" table:style-name="ce35">
            <text:p>28.03.2022</text:p>
          </table:table-cell>
          <table:table-cell table:style-name="ce35"/>
          <table:table-cell office:value-type="date" office:date-value="2022-01-09T00:00:00" table:style-name="ce35">
            <text:p>09.01.2022</text:p>
          </table:table-cell>
          <table:table-cell office:value-type="date" office:date-value="2022-02-03T00:00:00" table:style-name="ce35">
            <text:p>03.02.2022</text:p>
          </table:table-cell>
          <table:table-cell office:value-type="date" office:date-value="2022-04-28T00:00:00" table:style-name="ce35">
            <text:p>28.04.2022</text:p>
          </table:table-cell>
          <table:table-cell office:value-type="date" office:date-value="2022-04-28T00:00:00" table:style-name="ce35">
            <text:p>28.04.2022</text:p>
          </table:table-cell>
          <table:table-cell office:value-type="date" office:date-value="2021-11-23T00:00:00" table:style-name="ce35">
            <text:p>23.11.2021</text:p>
          </table:table-cell>
          <table:table-cell office:value-type="currency" office:value="32000.014999999999" table:formula="of:=([.M32]*1.15)*0.1" table:style-name="ce69">
            <text:p><text:s/>32 000,02 Kč<text:s/></text:p>
          </table:table-cell>
          <table:table-cell office:value-type="date" office:date-value="2021-12-03T00:00:00" table:style-name="ce35">
            <text:p>03.12.2021</text:p>
          </table:table-cell>
          <table:table-cell office:value-type="string" table:style-name="ce35">
            <text:p>nežádá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30" table:style-name="ce597">
            <text:p>30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number-columns-repeated="2" table:style-name="ce62"/>
          <table:table-cell office:value-type="string" table:style-name="ce63">
            <text:p>Hrabec - Kapitol</text:p>
          </table:table-cell>
          <table:table-cell office:value-type="string" table:style-name="ce63">
            <text:p>NE</text:p>
          </table:table-cell>
          <table:table-cell office:value-type="date" office:date-value="2021-10-21T00:00:00" table:style-name="ce110">
            <text:p>21.10.2021</text:p>
          </table:table-cell>
          <table:table-cell table:style-name="ce120"/>
          <table:table-cell table:style-name="ce65"/>
          <table:table-cell table:style-name="ce110"/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33]*1.15)*0.6" table:style-name="ce69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33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33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31" table:style-name="ce597">
            <text:p>31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Velké Bílovice</text:p>
          </table:table-cell>
          <table:table-cell office:value-type="string" table:style-name="ce85">
            <text:p>ET</text:p>
          </table:table-cell>
          <table:table-cell office:value-type="string" table:style-name="ce24">
            <text:p>O</text:p>
          </table:table-cell>
          <table:table-cell office:value-type="float" office:value="5.4" table:style-name="ce86">
            <text:p>5,4 kWp</text:p>
          </table:table-cell>
          <table:table-cell table:style-name="ce87"/>
          <table:table-cell office:value-type="currency" office:value="173130" table:style-name="ce121">
            <text:p>173 130,00 Kč</text:p>
          </table:table-cell>
          <table:table-cell office:value-type="currency" office:value="235519" table:style-name="ce121">
            <text:p>235 519,00 Kč</text:p>
          </table:table-cell>
          <table:table-cell office:value-type="string" table:style-name="ce89">
            <text:p>Michal</text:p>
          </table:table-cell>
          <table:table-cell office:value-type="string" table:style-name="ce89">
            <text:p>CN bez baterií</text:p>
          </table:table-cell>
          <table:table-cell office:value-type="date" office:date-value="2021-10-28T00:00:00" table:style-name="ce22">
            <text:p>28.10.2021</text:p>
          </table:table-cell>
          <table:table-cell office:value-type="date" office:date-value="2020-01-01T00:00:00" table:style-name="ce38">
            <text:p>01.01.2020</text:p>
          </table:table-cell>
          <table:table-cell table:style-name="ce22"/>
          <table:table-cell office:value-type="date" office:date-value="2021-11-24T00:00:00" table:style-name="ce113">
            <text:p>24.11.2021</text:p>
          </table:table-cell>
          <table:table-cell table:style-name="ce22"/>
          <table:table-cell table:style-name="ce91"/>
          <table:table-cell office:value-type="date" office:date-value="2021-12-16T00:00:00" table:style-name="ce92">
            <text:p>16.12.2021</text:p>
          </table:table-cell>
          <table:table-cell table:number-columns-repeated="4" table:style-name="ce35"/>
          <table:table-cell office:value-type="currency" office:value="162508.10999999999" table:formula="of:=([.M34]*1.15)*0.6" table:style-name="ce93">
            <text:p><text:s/>162 508,11 Kč<text:s/></text:p>
          </table:table-cell>
          <table:table-cell table:number-columns-repeated="7" table:style-name="ce35"/>
          <table:table-cell office:value-type="currency" office:value="81254.054999999993" table:formula="of:=([.M34]*1.15)*0.3" table:style-name="ce93">
            <text:p><text:s/>81 254,06 Kč<text:s/></text:p>
          </table:table-cell>
          <table:table-cell table:number-columns-repeated="9" table:style-name="ce35"/>
          <table:table-cell office:value-type="currency" office:value="27084.684999999998" table:formula="of:=([.M34]*1.15)*0.1" table:style-name="ce93">
            <text:p><text:s/>27 084,69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2" table:style-name="ce597">
            <text:p>32</text:p>
          </table:table-cell>
          <table:table-cell table:number-columns-repeated="2" table:style-name="ce20"/>
          <table:table-cell table:style-name="ce569"/>
          <table:table-cell table:style-name="ce122"/>
          <table:table-cell office:value-type="string" table:style-name="ce122">
            <text:p>Rohatec</text:p>
          </table:table-cell>
          <table:table-cell office:value-type="string" table:style-name="ce123">
            <text:p>ET</text:p>
          </table:table-cell>
          <table:table-cell office:value-type="string" table:style-name="ce24">
            <text:p>O</text:p>
          </table:table-cell>
          <table:table-cell office:value-type="float" office:value="5.4" table:style-name="ce124">
            <text:p>5,4 kWp</text:p>
          </table:table-cell>
          <table:table-cell table:style-name="ce125"/>
          <table:table-cell office:value-type="currency" office:value="295950" table:style-name="ce126">
            <text:p>295 950,00 Kč</text:p>
          </table:table-cell>
          <table:table-cell office:value-type="currency" office:value="377380" table:style-name="ce126">
            <text:p>377 380,00 Kč</text:p>
          </table:table-cell>
          <table:table-cell office:value-type="string" table:style-name="ce105">
            <text:p>Michal</text:p>
          </table:table-cell>
          <table:table-cell office:value-type="string" table:style-name="ce89">
            <text:p>odloženo, volat červen, aku 10,65</text:p>
          </table:table-cell>
          <table:table-cell office:value-type="date" office:date-value="2021-09-01T00:00:00" table:style-name="ce52">
            <text:p>01.09.2021</text:p>
          </table:table-cell>
          <table:table-cell office:value-type="date" office:date-value="2020-01-01T00:00:00" table:style-name="ce38">
            <text:p>01.01.2020</text:p>
          </table:table-cell>
          <table:table-cell table:style-name="ce52"/>
          <table:table-cell office:value-type="date" office:date-value="2021-11-23T00:00:00" table:style-name="ce116">
            <text:p>23.11.2021</text:p>
          </table:table-cell>
          <table:table-cell table:style-name="ce22"/>
          <table:table-cell table:style-name="ce91"/>
          <table:table-cell office:value-type="date" office:date-value="2021-11-16T00:00:00" table:style-name="ce41">
            <text:p>16.11.2021</text:p>
          </table:table-cell>
          <table:table-cell table:number-columns-repeated="4" table:style-name="ce43"/>
          <table:table-cell office:value-type="currency" office:value="260392.19999999995" table:formula="of:=([.M35]*1.15)*0.6" table:style-name="ce34">
            <text:p><text:s/>260 392,20 Kč<text:s/></text:p>
          </table:table-cell>
          <table:table-cell table:style-name="ce35"/>
          <table:table-cell table:number-columns-repeated="6" table:style-name="ce43"/>
          <table:table-cell office:value-type="currency" office:value="130196.09999999998" table:formula="of:=([.M35]*1.15)*0.3" table:style-name="ce34">
            <text:p><text:s/>130 196,10 Kč<text:s/></text:p>
          </table:table-cell>
          <table:table-cell table:number-columns-repeated="9" table:style-name="ce43"/>
          <table:table-cell office:value-type="currency" office:value="43398.7" table:formula="of:=([.M35]*1.15)*0.1" table:style-name="ce34">
            <text:p><text:s/>43 398,70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3" table:style-name="ce597">
            <text:p>33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Uhřice</text:p>
          </table:table-cell>
          <table:table-cell office:value-type="string" table:style-name="ce85">
            <text:p>ET</text:p>
          </table:table-cell>
          <table:table-cell office:value-type="string" table:style-name="ce24">
            <text:p>O</text:p>
          </table:table-cell>
          <table:table-cell office:value-type="float" office:value="7.2" table:style-name="ce86">
            <text:p>7,2 kWp</text:p>
          </table:table-cell>
          <table:table-cell table:style-name="ce87"/>
          <table:table-cell office:value-type="currency" office:value="315475" table:style-name="ce88">
            <text:p>315 475,00 Kč</text:p>
          </table:table-cell>
          <table:table-cell office:value-type="currency" office:value="401563" table:style-name="ce88">
            <text:p>401 563,00 Kč</text:p>
          </table:table-cell>
          <table:table-cell office:value-type="string" table:style-name="ce89">
            <text:p>Michal</text:p>
          </table:table-cell>
          <table:table-cell office:value-type="string" table:style-name="ce89">
            <text:p>odloženo</text:p>
          </table:table-cell>
          <table:table-cell office:value-type="date" office:date-value="2021-11-01T00:00:00" table:style-name="ce22">
            <text:p>01.11.2021</text:p>
          </table:table-cell>
          <table:table-cell office:value-type="date" office:date-value="2020-01-01T00:00:00" table:style-name="ce38">
            <text:p>01.01.2020</text:p>
          </table:table-cell>
          <table:table-cell table:style-name="ce22"/>
          <table:table-cell office:value-type="date" office:date-value="2021-11-09T00:00:00" table:style-name="ce113">
            <text:p>09.11.2021</text:p>
          </table:table-cell>
          <table:table-cell table:style-name="ce22"/>
          <table:table-cell table:style-name="ce91"/>
          <table:table-cell office:value-type="date" office:date-value="2021-11-12T00:00:00" table:style-name="ce92">
            <text:p>12.11.2021</text:p>
          </table:table-cell>
          <table:table-cell table:number-columns-repeated="4" table:style-name="ce35"/>
          <table:table-cell office:value-type="currency" office:value="277078.46999999997" table:formula="of:=([.M36]*1.15)*0.6" table:style-name="ce93">
            <text:p><text:s/>277 078,47 Kč<text:s/></text:p>
          </table:table-cell>
          <table:table-cell table:number-columns-repeated="7" table:style-name="ce35"/>
          <table:table-cell office:value-type="currency" office:value="138539.23499999999" table:formula="of:=([.M36]*1.15)*0.3" table:style-name="ce93">
            <text:p><text:s/>138 539,24 Kč<text:s/></text:p>
          </table:table-cell>
          <table:table-cell table:number-columns-repeated="9" table:style-name="ce35"/>
          <table:table-cell office:value-type="currency" office:value="46179.744999999995" table:formula="of:=([.M36]*1.15)*0.1" table:style-name="ce93">
            <text:p><text:s/>46 179,75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4" table:style-name="ce597">
            <text:p>3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Dražůvky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52490" table:style-name="ce62">
            <text:p>252 490,00 Kč</text:p>
          </table:table-cell>
          <table:table-cell office:value-type="currency" office:value="325977" table:style-name="ce62">
            <text:p>325 977,00 Kč</text:p>
          </table:table-cell>
          <table:table-cell office:value-type="string" table:style-name="ce63">
            <text:p>Fukan - Kapitol</text:p>
          </table:table-cell>
          <table:table-cell office:value-type="string" table:style-name="ce63">
            <text:p>konkurence, Fukan</text:p>
          </table:table-cell>
          <table:table-cell office:value-type="date" office:date-value="2021-11-01T00:00:00" table:style-name="ce65">
            <text:p>01.11.2021</text:p>
          </table:table-cell>
          <table:table-cell table:number-columns-repeated="2" table:style-name="ce65"/>
          <table:table-cell office:value-type="date" office:date-value="2021-12-03T00:00:00" table:style-name="ce110">
            <text:p>03.12.2021</text:p>
          </table:table-cell>
          <table:table-cell table:style-name="ce97"/>
          <table:table-cell table:style-name="ce98"/>
          <table:table-cell office:value-type="date" office:date-value="2021-12-02T00:00:00" table:style-name="ce67">
            <text:p>02.12.2021</text:p>
          </table:table-cell>
          <table:table-cell table:style-name="ce68"/>
          <table:table-cell table:number-columns-repeated="3" table:style-name="ce100"/>
          <table:table-cell office:value-type="currency" office:value="224924.12999999998" table:formula="of:=([.M37]*1.15)*0.6" table:style-name="ce69">
            <text:p><text:s/>224 924,13 Kč<text:s/></text:p>
          </table:table-cell>
          <table:table-cell table:number-columns-repeated="7" table:style-name="ce100"/>
          <table:table-cell office:value-type="currency" office:value="112462.06499999999" table:formula="of:=([.M37]*1.15)*0.3" table:style-name="ce69">
            <text:p><text:s/>112 462,07 Kč<text:s/></text:p>
          </table:table-cell>
          <table:table-cell table:number-columns-repeated="9" table:style-name="ce100"/>
          <table:table-cell office:value-type="currency" office:value="37487.355000000003" table:formula="of:=([.M37]*1.15)*0.1" table:style-name="ce69">
            <text:p><text:s/>37 487,36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27"/>
          <table:table-cell office:value-type="float" office:value="35" table:style-name="ce597">
            <text:p>35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SK</text:p>
          </table:table-cell>
          <table:table-cell office:value-type="string" table:style-name="ce85">
            <text:p>ET, SK</text:p>
          </table:table-cell>
          <table:table-cell office:value-type="string" table:style-name="ce24">
            <text:p>O</text:p>
          </table:table-cell>
          <table:table-cell office:value-type="string" table:style-name="ce86">
            <text:p>9,9 kWp</text:p>
          </table:table-cell>
          <table:table-cell table:style-name="ce87"/>
          <table:table-cell office:value-type="currency" office:value="365000" table:style-name="ce88">
            <text:p>365 000,00 Kč</text:p>
          </table:table-cell>
          <table:table-cell office:value-type="currency" office:value="476894" table:style-name="ce88">
            <text:p>476 894,00 Kč</text:p>
          </table:table-cell>
          <table:table-cell office:value-type="string" table:style-name="ce89">
            <text:p>Eda</text:p>
          </table:table-cell>
          <table:table-cell office:value-type="string" table:style-name="ce89">
            <text:p>v polovině roku</text:p>
          </table:table-cell>
          <table:table-cell office:value-type="date" office:date-value="2021-11-01T00:00:00" table:style-name="ce22">
            <text:p>01.11.2021</text:p>
          </table:table-cell>
          <table:table-cell table:number-columns-repeated="2" table:style-name="ce22"/>
          <table:table-cell office:value-type="date" office:date-value="2021-11-01T00:00:00" table:style-name="ce113">
            <text:p>01.11.2021</text:p>
          </table:table-cell>
          <table:table-cell table:style-name="ce22"/>
          <table:table-cell table:style-name="ce91"/>
          <table:table-cell office:value-type="date" office:date-value="2022-01-01T00:00:00" table:style-name="ce92">
            <text:p>01.01.2022</text:p>
          </table:table-cell>
          <table:table-cell table:number-columns-repeated="2" table:style-name="ce35"/>
          <table:table-cell office:value-type="date" office:date-value="2021-11-29T00:00:00" table:style-name="ce35">
            <text:p>29.11.2021</text:p>
          </table:table-cell>
          <table:table-cell office:value-type="date" office:date-value="2021-11-23T00:00:00" table:style-name="ce35">
            <text:p>23.11.2021</text:p>
          </table:table-cell>
          <table:table-cell office:value-type="currency" office:value="329056.86" table:formula="of:=([.M38]*1.15)*0.6" table:style-name="ce93">
            <text:p><text:s/>329 056,86 Kč<text:s/></text:p>
          </table:table-cell>
          <table:table-cell table:number-columns-repeated="6" table:style-name="ce35"/>
          <table:table-cell office:value-type="date" office:date-value="2021-11-23T00:00:00" table:style-name="ce35">
            <text:p>23.11.2021</text:p>
          </table:table-cell>
          <table:table-cell office:value-type="currency" office:value="164528.43" table:formula="of:=([.M38]*1.15)*0.3" table:style-name="ce93">
            <text:p><text:s/>164 528,43 Kč<text:s/></text:p>
          </table:table-cell>
          <table:table-cell table:number-columns-repeated="8" table:style-name="ce35"/>
          <table:table-cell office:value-type="date" office:date-value="2021-11-23T00:00:00" table:style-name="ce35">
            <text:p>23.11.2021</text:p>
          </table:table-cell>
          <table:table-cell office:value-type="currency" office:value="54842.81" table:formula="of:=([.M38]*1.15)*0.1" table:style-name="ce93">
            <text:p><text:s/>54 842,81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6" table:style-name="ce597">
            <text:p>3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Uherský Brod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8,1 kWp</text:p>
          </table:table-cell>
          <table:table-cell table:style-name="ce61"/>
          <table:table-cell office:value-type="currency" office:value="336000" table:style-name="ce62">
            <text:p>336 000,00 Kč</text:p>
          </table:table-cell>
          <table:table-cell office:value-type="currency" office:value="414777" table:style-name="ce62">
            <text:p>414 777,00 Kč</text:p>
          </table:table-cell>
          <table:table-cell office:value-type="string" table:style-name="ce63">
            <text:p>Hrubošovi</text:p>
          </table:table-cell>
          <table:table-cell table:style-name="ce63"/>
          <table:table-cell office:value-type="date" office:date-value="2021-10-18T00:00:00" table:style-name="ce65">
            <text:p>18.10.2021</text:p>
          </table:table-cell>
          <table:table-cell table:number-columns-repeated="2" table:style-name="ce65"/>
          <table:table-cell office:value-type="date" office:date-value="2021-11-01T00:00:00" table:style-name="ce110">
            <text:p>01.11.2021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286196.13" table:formula="of:=([.M39]*1.15)*0.6" table:style-name="ce69">
            <text:p><text:s/>286 196,13 Kč<text:s/></text:p>
          </table:table-cell>
          <table:table-cell table:number-columns-repeated="7" table:style-name="ce100"/>
          <table:table-cell office:value-type="currency" office:value="143098.065" table:formula="of:=([.M39]*1.15)*0.3" table:style-name="ce69">
            <text:p><text:s/>143 098,07 Kč<text:s/></text:p>
          </table:table-cell>
          <table:table-cell table:number-columns-repeated="9" table:style-name="ce100"/>
          <table:table-cell office:value-type="currency" office:value="47699.355000000003" table:formula="of:=([.M39]*1.15)*0.1" table:style-name="ce69">
            <text:p><text:s/>47 699,36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37" table:style-name="ce597">
            <text:p>3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Šitboř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52490" table:style-name="ce62">
            <text:p>252 490,00 Kč</text:p>
          </table:table-cell>
          <table:table-cell office:value-type="currency" office:value="325977" table:style-name="ce62">
            <text:p>325 977,00 Kč</text:p>
          </table:table-cell>
          <table:table-cell office:value-type="string" table:style-name="ce63">
            <text:p>mail</text:p>
          </table:table-cell>
          <table:table-cell table:style-name="ce63"/>
          <table:table-cell office:value-type="date" office:date-value="2021-11-01T00:00:00" table:style-name="ce65">
            <text:p>01.11.2021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1-11-13T00:00:00" table:style-name="ce110">
            <text:p>13.11.2021</text:p>
          </table:table-cell>
          <table:table-cell table:style-name="ce65"/>
          <table:table-cell table:style-name="ce66"/>
          <table:table-cell table:style-name="ce99"/>
          <table:table-cell table:number-columns-repeated="2" table:style-name="ce68"/>
          <table:table-cell table:number-columns-repeated="2" table:style-name="ce100"/>
          <table:table-cell office:value-type="currency" office:value="224924.12999999998" table:formula="of:=([.M40]*1.15)*0.6" table:style-name="ce69">
            <text:p><text:s/>224 924,13 Kč<text:s/></text:p>
          </table:table-cell>
          <table:table-cell table:number-columns-repeated="7" table:style-name="ce100"/>
          <table:table-cell office:value-type="currency" office:value="112462.06499999999" table:formula="of:=([.M40]*1.15)*0.3" table:style-name="ce69">
            <text:p><text:s/>112 462,07 Kč<text:s/></text:p>
          </table:table-cell>
          <table:table-cell table:number-columns-repeated="9" table:style-name="ce100"/>
          <table:table-cell office:value-type="currency" office:value="37487.355000000003" table:formula="of:=([.M40]*1.15)*0.1" table:style-name="ce69">
            <text:p><text:s/>37 487,36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38" table:style-name="ce597">
            <text:p>38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Dolní Bojanov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7.2" table:style-name="ce60">
            <text:p>7,2 kWp</text:p>
          </table:table-cell>
          <table:table-cell table:style-name="ce61"/>
          <table:table-cell office:value-type="currency" office:value="298000" table:style-name="ce62">
            <text:p>298 000,00 Kč</text:p>
          </table:table-cell>
          <table:table-cell office:value-type="currency" office:value="398633" table:style-name="ce62">
            <text:p>398 633,00 Kč</text:p>
          </table:table-cell>
          <table:table-cell office:value-type="string" table:style-name="ce63">
            <text:p>mail</text:p>
          </table:table-cell>
          <table:table-cell office:value-type="string" table:style-name="ce63">
            <text:p>tepel. čerpadlo, na jaro - realizovat nebude vůbec</text:p>
          </table:table-cell>
          <table:table-cell office:value-type="date" office:date-value="2021-11-08T00:00:00" table:style-name="ce65">
            <text:p>08.11.2021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1-11-13T00:00:00" table:style-name="ce110">
            <text:p>13.11.2021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75056.76999999996" table:formula="of:=([.M41]*1.15)*0.6" table:style-name="ce69">
            <text:p><text:s/>275 056,77 Kč<text:s/></text:p>
          </table:table-cell>
          <table:table-cell table:number-columns-repeated="7" table:style-name="ce68"/>
          <table:table-cell office:value-type="currency" office:value="137528.38499999998" table:formula="of:=([.M41]*1.15)*0.3" table:style-name="ce69">
            <text:p><text:s/>137 528,39 Kč<text:s/></text:p>
          </table:table-cell>
          <table:table-cell table:number-columns-repeated="9" table:style-name="ce68"/>
          <table:table-cell office:value-type="currency" office:value="45842.794999999998" table:formula="of:=([.M41]*1.15)*0.1" table:style-name="ce69">
            <text:p><text:s/>45 842,80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39" table:style-name="ce597">
            <text:p>39</text:p>
          </table:table-cell>
          <table:table-cell table:number-columns-repeated="2" table:style-name="ce84"/>
          <table:table-cell table:style-name="ce568"/>
          <table:table-cell table:style-name="ce128"/>
          <table:table-cell office:value-type="string" table:style-name="ce84">
            <text:p>Hodonín</text:p>
          </table:table-cell>
          <table:table-cell office:value-type="string" table:style-name="ce85">
            <text:p>ET</text:p>
          </table:table-cell>
          <table:table-cell office:value-type="string" table:style-name="ce129">
            <text:p>U</text:p>
          </table:table-cell>
          <table:table-cell office:value-type="float" office:value="9.9" table:style-name="ce86">
            <text:p>9,9 kWp</text:p>
          </table:table-cell>
          <table:table-cell table:style-name="ce87"/>
          <table:table-cell office:value-type="currency" office:value="310000" table:style-name="ce88">
            <text:p>310 000,00 Kč</text:p>
          </table:table-cell>
          <table:table-cell office:value-type="currency" office:value="414473" table:style-name="ce88">
            <text:p>414 473,00 Kč</text:p>
          </table:table-cell>
          <table:table-cell office:value-type="string" table:style-name="ce89">
            <text:p>mail</text:p>
          </table:table-cell>
          <table:table-cell office:value-type="string" table:style-name="ce130">
            <text:p>vrácena záloha</text:p>
          </table:table-cell>
          <table:table-cell office:value-type="date" office:date-value="2021-10-25T00:00:00" table:style-name="ce22">
            <text:p>25.10.2021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22">
            <text:p>01.01.2020</text:p>
          </table:table-cell>
          <table:table-cell office:value-type="date" office:date-value="2021-11-13T00:00:00" table:style-name="ce113">
            <text:p>13.11.2021</text:p>
          </table:table-cell>
          <table:table-cell office:value-type="date" office:date-value="2021-12-17T00:00:00" table:style-name="ce22">
            <text:p>17.12.2021</text:p>
          </table:table-cell>
          <table:table-cell table:style-name="ce91"/>
          <table:table-cell table:style-name="ce92"/>
          <table:table-cell office:value-type="date" office:date-value="2022-01-11T00:00:00" table:style-name="ce35">
            <text:p>11.01.2022</text:p>
          </table:table-cell>
          <table:table-cell table:style-name="ce35"/>
          <table:table-cell office:value-type="date" office:date-value="2021-12-20T00:00:00" table:style-name="ce35">
            <text:p>20.12.2021</text:p>
          </table:table-cell>
          <table:table-cell office:value-type="date" office:date-value="2021-12-20T00:00:00" table:style-name="ce35">
            <text:p>20.12.2021</text:p>
          </table:table-cell>
          <table:table-cell office:value-type="currency" office:value="285986.36999999994" table:formula="of:=([.M42]*1.15)*0.6" table:style-name="ce93">
            <text:p><text:s/>285 986,37 Kč<text:s/></text:p>
          </table:table-cell>
          <table:table-cell office:value-type="date" office:date-value="2021-12-21T00:00:00" table:style-name="ce35">
            <text:p>21.12.2021</text:p>
          </table:table-cell>
          <table:table-cell table:number-columns-repeated="6" table:style-name="ce35"/>
          <table:table-cell office:value-type="currency" office:value="142993.18499999997" table:formula="of:=([.M42]*1.15)*0.3" table:style-name="ce93">
            <text:p><text:s/>142 993,19 Kč<text:s/></text:p>
          </table:table-cell>
          <table:table-cell table:number-columns-repeated="9" table:style-name="ce35"/>
          <table:table-cell office:value-type="currency" office:value="47664.394999999997" table:formula="of:=([.M42]*1.15)*0.1" table:style-name="ce93">
            <text:p><text:s/>47 664,40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40" table:style-name="ce597">
            <text:p>4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Luhačov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39000" table:style-name="ce62">
            <text:p>239 000,00 Kč</text:p>
          </table:table-cell>
          <table:table-cell office:value-type="currency" office:value="302435" table:style-name="ce62">
            <text:p>302 435,00 Kč</text:p>
          </table:table-cell>
          <table:table-cell office:value-type="string" table:style-name="ce63">
            <text:p>Hrubošovi</text:p>
          </table:table-cell>
          <table:table-cell office:value-type="string" table:style-name="ce63">
            <text:p>CN</text:p>
          </table:table-cell>
          <table:table-cell office:value-type="date" office:date-value="2021-11-10T00:00:00" table:style-name="ce65">
            <text:p>10.11.2021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1-11-14T00:00:00" table:style-name="ce110">
            <text:p>14.11.2021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08680.15" table:formula="of:=([.M43]*1.15)*0.6" table:style-name="ce69">
            <text:p><text:s/>208 680,15 Kč<text:s/></text:p>
          </table:table-cell>
          <table:table-cell table:number-columns-repeated="7" table:style-name="ce68"/>
          <table:table-cell office:value-type="currency" office:value="104340.075" table:formula="of:=([.M43]*1.15)*0.3" table:style-name="ce69">
            <text:p><text:s/>104 340,08 Kč<text:s/></text:p>
          </table:table-cell>
          <table:table-cell table:number-columns-repeated="9" table:style-name="ce68"/>
          <table:table-cell office:value-type="currency" office:value="34780.025000000001" table:formula="of:=([.M43]*1.15)*0.1" table:style-name="ce69">
            <text:p><text:s/>34 780,03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41" table:style-name="ce597">
            <text:p>4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Hodonín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7.2" table:style-name="ce60">
            <text:p>7,2 kWp</text:p>
          </table:table-cell>
          <table:table-cell table:style-name="ce61"/>
          <table:table-cell office:value-type="currency" office:value="312000" table:style-name="ce62">
            <text:p>312 000,00 Kč</text:p>
          </table:table-cell>
          <table:table-cell office:value-type="currency" office:value="398479" table:style-name="ce62">
            <text:p>398 479,00 Kč</text:p>
          </table:table-cell>
          <table:table-cell office:value-type="string" table:style-name="ce63">
            <text:p>mail</text:p>
          </table:table-cell>
          <table:table-cell office:value-type="string" table:style-name="ce63">
            <text:p>fix na 3 roky 1,80 Kč</text:p>
          </table:table-cell>
          <table:table-cell office:value-type="date" office:date-value="2021-11-10T00:00:00" table:style-name="ce65">
            <text:p>10.11.2021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1-11-22T00:00:00" table:style-name="ce110">
            <text:p>22.11.2021</text:p>
          </table:table-cell>
          <table:table-cell table:style-name="ce65"/>
          <table:table-cell table:style-name="ce66"/>
          <table:table-cell table:style-name="ce99"/>
          <table:table-cell table:number-columns-repeated="2" table:style-name="ce68"/>
          <table:table-cell table:number-columns-repeated="2" table:style-name="ce100"/>
          <table:table-cell office:value-type="currency" office:value="274950.50999999995" table:formula="of:=([.M44]*1.15)*0.6" table:style-name="ce69">
            <text:p><text:s/>274 950,51 Kč<text:s/></text:p>
          </table:table-cell>
          <table:table-cell table:number-columns-repeated="7" table:style-name="ce100"/>
          <table:table-cell office:value-type="currency" office:value="137475.25499999998" table:formula="of:=([.M44]*1.15)*0.3" table:style-name="ce69">
            <text:p><text:s/>137 475,26 Kč<text:s/></text:p>
          </table:table-cell>
          <table:table-cell table:number-columns-repeated="9" table:style-name="ce100"/>
          <table:table-cell office:value-type="currency" office:value="45825.084999999999" table:formula="of:=([.M44]*1.15)*0.1" table:style-name="ce69">
            <text:p><text:s/>45 825,09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27"/>
          <table:table-cell office:value-type="float" office:value="42" table:style-name="ce597">
            <text:p>42</text:p>
          </table:table-cell>
          <table:table-cell office:value-type="string" table:style-name="ce20">
            <text:p>DŠ</text:p>
          </table:table-cell>
          <table:table-cell table:style-name="ce20"/>
          <table:table-cell table:style-name="ce569"/>
          <table:table-cell table:style-name="ce122"/>
          <table:table-cell office:value-type="string" table:style-name="ce122">
            <text:p>Rohatec</text:p>
          </table:table-cell>
          <table:table-cell table:style-name="ce123"/>
          <table:table-cell office:value-type="string" table:style-name="ce24">
            <text:p>O</text:p>
          </table:table-cell>
          <table:table-cell office:value-type="float" office:value="5.4" table:style-name="ce124">
            <text:p>5,4 kWp</text:p>
          </table:table-cell>
          <table:table-cell table:style-name="ce125"/>
          <table:table-cell office:value-type="currency" office:value="265060" table:style-name="ce126">
            <text:p>265 060,00 Kč</text:p>
          </table:table-cell>
          <table:table-cell office:value-type="currency" office:value="325978" table:style-name="ce27">
            <text:p>325 978,00 Kč</text:p>
          </table:table-cell>
          <table:table-cell office:value-type="string" table:style-name="ce105">
            <text:p>Damborský - Kapitol</text:p>
          </table:table-cell>
          <table:table-cell office:value-type="string" table:style-name="ce89">
            <text:p>CN - dořešit, TČ, Eda</text:p>
          </table:table-cell>
          <table:table-cell office:value-type="date" office:date-value="2021-11-10T00:00:00" table:style-name="ce52">
            <text:p>10.11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13T00:00:00" table:style-name="ce52">
            <text:p>13.01.2022</text:p>
          </table:table-cell>
          <table:table-cell office:value-type="date" office:date-value="2022-01-19T00:00:00" table:style-name="ce116">
            <text:p>19.01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224924.81999999998" table:formula="of:=([.M45]*1.15)*0.6" table:style-name="ce34">
            <text:p><text:s/>224 924,82 Kč<text:s/></text:p>
          </table:table-cell>
          <table:table-cell table:style-name="ce35"/>
          <table:table-cell table:number-columns-repeated="6" table:style-name="ce43"/>
          <table:table-cell office:value-type="currency" office:value="112462.40999999999" table:formula="of:=([.M45]*1.15)*0.3" table:style-name="ce34">
            <text:p><text:s/>112 462,41 Kč<text:s/></text:p>
          </table:table-cell>
          <table:table-cell table:number-columns-repeated="9" table:style-name="ce43"/>
          <table:table-cell office:value-type="currency" office:value="37487.469999999994" table:formula="of:=([.M45]*1.15)*0.1" table:style-name="ce34">
            <text:p><text:s/>37 487,47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43" table:style-name="ce597">
            <text:p>43</text:p>
          </table:table-cell>
          <table:table-cell office:value-type="string" table:style-name="ce20">
            <text:p>DŠ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Kněždub</text:p>
          </table:table-cell>
          <table:table-cell table:style-name="ce85"/>
          <table:table-cell office:value-type="string" table:style-name="ce24">
            <text:p>O</text:p>
          </table:table-cell>
          <table:table-cell office:value-type="float" office:value="5.4" table:style-name="ce86">
            <text:p>5,4 kWp</text:p>
          </table:table-cell>
          <table:table-cell table:style-name="ce87"/>
          <table:table-cell office:value-type="currency" office:value="251790" table:style-name="ce88">
            <text:p>251 790,00 Kč</text:p>
          </table:table-cell>
          <table:table-cell office:value-type="currency" office:value="325690" table:style-name="ce88">
            <text:p>325 690,00 Kč</text:p>
          </table:table-cell>
          <table:table-cell office:value-type="string" table:style-name="ce89">
            <text:p>Damborský - Kapitol</text:p>
          </table:table-cell>
          <table:table-cell office:value-type="string" table:style-name="ce89">
            <text:p>kontakt Eda 06/2022</text:p>
          </table:table-cell>
          <table:table-cell office:value-type="date" office:date-value="2021-11-10T00:00:00" table:style-name="ce22">
            <text:p>10.11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13T00:00:00" table:style-name="ce22">
            <text:p>13.01.2022</text:p>
          </table:table-cell>
          <table:table-cell office:value-type="date" office:date-value="2021-11-23T00:00:00" table:style-name="ce113">
            <text:p>23.11.2021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24726.1" table:formula="of:=([.M46]*1.15)*0.6" table:style-name="ce93">
            <text:p><text:s/>224 726,10 Kč<text:s/></text:p>
          </table:table-cell>
          <table:table-cell table:number-columns-repeated="7" table:style-name="ce35"/>
          <table:table-cell office:value-type="currency" office:value="112363.05" table:formula="of:=([.M46]*1.15)*0.3" table:style-name="ce93">
            <text:p><text:s/>112 363,05 Kč<text:s/></text:p>
          </table:table-cell>
          <table:table-cell table:number-columns-repeated="9" table:style-name="ce35"/>
          <table:table-cell office:value-type="currency" office:value="37454.35" table:formula="of:=([.M46]*1.15)*0.1" table:style-name="ce93">
            <text:p><text:s/>37 454,35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44" table:style-name="ce597">
            <text:p>4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Fryšták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3.6" table:style-name="ce60">
            <text:p>3,6 kWp</text:p>
          </table:table-cell>
          <table:table-cell table:style-name="ce61"/>
          <table:table-cell office:value-type="currency" office:value="232000" table:style-name="ce62">
            <text:p>232 000,00 Kč</text:p>
          </table:table-cell>
          <table:table-cell office:value-type="currency" office:value="290167" table:style-name="ce62">
            <text:p>290 167,00 Kč</text:p>
          </table:table-cell>
          <table:table-cell office:value-type="string" table:style-name="ce63">
            <text:p>Hrubošovi</text:p>
          </table:table-cell>
          <table:table-cell office:value-type="string" table:style-name="ce63">
            <text:p>CN</text:p>
          </table:table-cell>
          <table:table-cell office:value-type="date" office:date-value="2021-11-15T00:00:00" table:style-name="ce65">
            <text:p>15.11.2021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1-11-23T00:00:00" table:style-name="ce110">
            <text:p>23.11.2021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00215.22999999998" table:formula="of:=([.M47]*1.15)*0.6" table:style-name="ce69">
            <text:p><text:s/>200 215,23 Kč<text:s/></text:p>
          </table:table-cell>
          <table:table-cell table:number-columns-repeated="7" table:style-name="ce68"/>
          <table:table-cell office:value-type="currency" office:value="100107.61499999999" table:formula="of:=([.M47]*1.15)*0.3" table:style-name="ce69">
            <text:p><text:s/>100 107,62 Kč<text:s/></text:p>
          </table:table-cell>
          <table:table-cell table:number-columns-repeated="9" table:style-name="ce68"/>
          <table:table-cell office:value-type="currency" office:value="33369.205000000002" table:formula="of:=([.M47]*1.15)*0.1" table:style-name="ce69">
            <text:p><text:s/>33 369,21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45" table:style-name="ce597">
            <text:p>4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ojkov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8,1 kWp</text:p>
          </table:table-cell>
          <table:table-cell table:style-name="ce61"/>
          <table:table-cell office:value-type="currency" office:value="320000" table:style-name="ce62">
            <text:p>320 000,00 Kč</text:p>
          </table:table-cell>
          <table:table-cell office:value-type="currency" office:value="409525" table:style-name="ce62">
            <text:p>409 525,00 Kč</text:p>
          </table:table-cell>
          <table:table-cell office:value-type="string" table:style-name="ce63">
            <text:p>Hrubošovi</text:p>
          </table:table-cell>
          <table:table-cell office:value-type="string" table:style-name="ce63">
            <text:p>CN</text:p>
          </table:table-cell>
          <table:table-cell office:value-type="date" office:date-value="2021-11-11T00:00:00" table:style-name="ce65">
            <text:p>11.11.2021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1-11-12T00:00:00" table:style-name="ce110">
            <text:p>12.11.2021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82572.24999999994" table:formula="of:=([.M48]*1.15)*0.6" table:style-name="ce69">
            <text:p><text:s/>282 572,25 Kč<text:s/></text:p>
          </table:table-cell>
          <table:table-cell table:number-columns-repeated="7" table:style-name="ce68"/>
          <table:table-cell office:value-type="currency" office:value="141286.12499999997" table:formula="of:=([.M48]*1.15)*0.3" table:style-name="ce69">
            <text:p><text:s/>141 286,13 Kč<text:s/></text:p>
          </table:table-cell>
          <table:table-cell table:number-columns-repeated="9" table:style-name="ce68"/>
          <table:table-cell office:value-type="currency" office:value="47095.375" table:formula="of:=([.M48]*1.15)*0.1" table:style-name="ce69">
            <text:p><text:s/>47 095,38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46" table:style-name="ce597">
            <text:p>46</text:p>
          </table:table-cell>
          <table:table-cell table:number-columns-repeated="2" table:style-name="ce20"/>
          <table:table-cell table:style-name="ce565"/>
          <table:table-cell table:style-name="ce131"/>
          <table:table-cell office:value-type="string" table:style-name="ce20">
            <text:p>Hodonín</text:p>
          </table:table-cell>
          <table:table-cell office:value-type="string" table:style-name="ce23">
            <text:p>JG</text:p>
          </table:table-cell>
          <table:table-cell office:value-type="string" table:style-name="ce24">
            <text:p>U</text:p>
          </table:table-cell>
          <table:table-cell office:value-type="float" office:value="5.4" table:style-name="ce25">
            <text:p>5,4 kWp</text:p>
          </table:table-cell>
          <table:table-cell table:style-name="ce26"/>
          <table:table-cell office:value-type="currency" office:value="285930" table:style-name="ce27">
            <text:p>285 930,00 Kč</text:p>
          </table:table-cell>
          <table:table-cell office:value-type="currency" office:value="363332" table:style-name="ce27">
            <text:p>363 332,00 Kč</text:p>
          </table:table-cell>
          <table:table-cell office:value-type="string" table:style-name="ce28">
            <text:p>mail</text:p>
          </table:table-cell>
          <table:table-cell office:value-type="string" table:style-name="ce89">
            <text:p>dotace schválena</text:p>
          </table:table-cell>
          <table:table-cell office:value-type="date" office:date-value="2021-11-13T00:00:00" table:style-name="ce52">
            <text:p>13.11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1-11-23T00:00:00" table:style-name="ce116">
            <text:p>23.11.2021</text:p>
          </table:table-cell>
          <table:table-cell office:value-type="date" office:date-value="2021-12-02T00:00:00" table:style-name="ce52">
            <text:p>02.12.2021</text:p>
          </table:table-cell>
          <table:table-cell table:style-name="ce53"/>
          <table:table-cell office:value-type="date" office:date-value="2021-12-02T00:00:00" table:style-name="ce41">
            <text:p>02.12.2021</text:p>
          </table:table-cell>
          <table:table-cell office:value-type="date" office:date-value="2021-12-20T00:00:00" table:style-name="ce43">
            <text:p>20.12.2021</text:p>
          </table:table-cell>
          <table:table-cell office:value-type="float" office:value="9001921991" table:style-name="ce132">
            <text:p>9001921991</text:p>
          </table:table-cell>
          <table:table-cell office:value-type="date" office:date-value="2021-12-10T00:00:00" table:style-name="ce43">
            <text:p>10.12.2021</text:p>
          </table:table-cell>
          <table:table-cell office:value-type="date" office:date-value="2021-12-10T00:00:00" table:style-name="ce43">
            <text:p>10.12.2021</text:p>
          </table:table-cell>
          <table:table-cell office:value-type="currency" office:value="187272" table:style-name="ce34">
            <text:p><text:s/>187 272,00 Kč<text:s/></text:p>
          </table:table-cell>
          <table:table-cell office:value-type="date" office:date-value="2021-12-17T00:00:00" table:style-name="ce43">
            <text:p>17.12.2021</text:p>
          </table:table-cell>
          <table:table-cell office:value-type="string" table:style-name="ce43">
            <text:p>A</text:p>
          </table:table-cell>
          <table:table-cell office:value-type="string" table:style-name="ce43">
            <text:p>A</text:p>
          </table:table-cell>
          <table:table-cell office:value-type="date" office:date-value="2022-01-10T00:00:00" table:style-name="ce43">
            <text:p>10.01.2022</text:p>
          </table:table-cell>
          <table:table-cell office:value-type="date" office:date-value="2022-01-18T00:00:00" table:style-name="ce43">
            <text:p>18.01.2022</text:p>
          </table:table-cell>
          <table:table-cell office:value-type="date" office:date-value="2022-02-03T00:00:00" table:style-name="ce43">
            <text:p>03.02.2022</text:p>
          </table:table-cell>
          <table:table-cell office:value-type="date" office:date-value="2022-03-02T00:00:00" table:style-name="ce43">
            <text:p>02.03.2022</text:p>
          </table:table-cell>
          <table:table-cell office:value-type="currency" office:value="188859" table:style-name="ce34">
            <text:p><text:s/>188 859,00 Kč<text:s/></text:p>
          </table:table-cell>
          <table:table-cell office:value-type="date" office:date-value="2022-05-16T00:00:00" table:style-name="ce43">
            <text:p>16.05.2022</text:p>
          </table:table-cell>
          <table:table-cell table:style-name="ce43"/>
          <table:table-cell office:value-type="date" office:date-value="2022-03-26T00:00:00" table:style-name="ce43">
            <text:p>26.03.2022</text:p>
          </table:table-cell>
          <table:table-cell table:style-name="ce43"/>
          <table:table-cell office:value-type="date" office:date-value="2022-01-03T00:00:00" table:style-name="ce43">
            <text:p>03.01.2022</text:p>
          </table:table-cell>
          <table:table-cell office:value-type="date" office:date-value="2022-05-09T00:00:00" table:style-name="ce43">
            <text:p>09.05.2022</text:p>
          </table:table-cell>
          <table:table-cell office:value-type="date" office:date-value="2022-05-25T00:00:00" table:style-name="ce43">
            <text:p>25.05.2022</text:p>
          </table:table-cell>
          <table:table-cell office:value-type="date" office:date-value="2022-06-17T00:00:00" table:style-name="ce133">
            <text:p>17.06.2022</text:p>
          </table:table-cell>
          <table:table-cell office:value-type="date" office:date-value="2022-06-01T00:00:00" table:style-name="ce43">
            <text:p>01.06.2022</text:p>
          </table:table-cell>
          <table:table-cell office:value-type="currency" office:value="41700" table:style-name="ce34">
            <text:p><text:s/>41 700,00 Kč<text:s/></text:p>
          </table:table-cell>
          <table:table-cell office:value-type="date" office:date-value="2022-06-09T00:00:00" table:style-name="ce36">
            <text:p>09.06.2022</text:p>
          </table:table-cell>
          <table:table-cell office:value-type="date" office:date-value="2022-07-01T00:00:00" table:style-name="ce43">
            <text:p>01.07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47" table:style-name="ce597">
            <text:p>47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5,4 kWp</text:p>
          </table:table-cell>
          <table:table-cell table:style-name="ce61"/>
          <table:table-cell office:value-type="currency" office:value="252000" table:style-name="ce62">
            <text:p>252 000,00 Kč</text:p>
          </table:table-cell>
          <table:table-cell office:value-type="currency" office:value="325977" table:style-name="ce62">
            <text:p>325 977,00 Kč</text:p>
          </table:table-cell>
          <table:table-cell office:value-type="string" table:style-name="ce63">
            <text:p>mail</text:p>
          </table:table-cell>
          <table:table-cell office:value-type="string" table:style-name="ce63">
            <text:p>konkurence EGD</text:p>
          </table:table-cell>
          <table:table-cell office:value-type="date" office:date-value="2021-11-13T00:00:00" table:style-name="ce65">
            <text:p>13.11.2021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1-11-23T00:00:00" table:style-name="ce110">
            <text:p>23.11.2021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224924.12999999998" table:formula="of:=([.M50]*1.15)*0.6" table:style-name="ce69">
            <text:p><text:s/>224 924,13 Kč<text:s/></text:p>
          </table:table-cell>
          <table:table-cell table:number-columns-repeated="7" table:style-name="ce100"/>
          <table:table-cell office:value-type="currency" office:value="112462.06499999999" table:formula="of:=([.M50]*1.15)*0.3" table:style-name="ce69">
            <text:p><text:s/>112 462,07 Kč<text:s/></text:p>
          </table:table-cell>
          <table:table-cell table:number-columns-repeated="9" table:style-name="ce100"/>
          <table:table-cell office:value-type="currency" office:value="37487.355000000003" table:formula="of:=([.M50]*1.15)*0.1" table:style-name="ce69">
            <text:p><text:s/>37 487,36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/>
          <table:table-cell office:value-type="float" office:value="48" table:style-name="ce597">
            <text:p>48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134"/>
          <table:table-cell office:value-type="string" table:style-name="ce84">
            <text:p>Čejč</text:p>
          </table:table-cell>
          <table:table-cell office:value-type="string" table:style-name="ce85">
            <text:p>WB</text:p>
          </table:table-cell>
          <table:table-cell office:value-type="string" table:style-name="ce85">
            <text:p>DOT</text:p>
          </table:table-cell>
          <table:table-cell office:value-type="float" office:value="8.66" table:style-name="ce86">
            <text:p>8,7 kWp</text:p>
          </table:table-cell>
          <table:table-cell table:style-name="ce87"/>
          <table:table-cell office:value-type="currency" office:value="364308" table:style-name="ce88">
            <text:p>364 308,00 Kč</text:p>
          </table:table-cell>
          <table:table-cell office:value-type="currency" office:value="424524" table:style-name="ce88">
            <text:p>424 524,00 Kč</text:p>
          </table:table-cell>
          <table:table-cell office:value-type="string" table:style-name="ce89">
            <text:p>Eda</text:p>
          </table:table-cell>
          <table:table-cell office:value-type="string" table:style-name="ce89">
            <text:p>budou dotace</text:p>
          </table:table-cell>
          <table:table-cell office:value-type="date" office:date-value="2021-11-24T00:00:00" table:style-name="ce52">
            <text:p>24.11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6-06T00:00:00" table:style-name="ce52">
            <text:p>06.06.2022</text:p>
          </table:table-cell>
          <table:table-cell office:value-type="date" office:date-value="2021-12-02T00:00:00" table:style-name="ce116">
            <text:p>02.12.2021</text:p>
          </table:table-cell>
          <table:table-cell office:value-type="date" office:date-value="2021-12-14T00:00:00" table:style-name="ce135">
            <text:p>14.12.2021</text:p>
          </table:table-cell>
          <table:table-cell table:style-name="ce136"/>
          <table:table-cell office:value-type="date" office:date-value="2022-01-06T00:00:00" table:style-name="ce41">
            <text:p>06.01.2022</text:p>
          </table:table-cell>
          <table:table-cell office:value-type="date" office:date-value="2022-04-25T00:00:00" table:style-name="ce43">
            <text:p>25.04.2022</text:p>
          </table:table-cell>
          <table:table-cell office:value-type="string" table:style-name="ce137">
            <text:p>č.s.9001994415</text:p>
          </table:table-cell>
          <table:table-cell office:value-type="date" office:date-value="2021-12-16T00:00:00" table:style-name="ce43">
            <text:p>16.12.2021</text:p>
          </table:table-cell>
          <table:table-cell office:value-type="date" office:date-value="2021-12-16T00:00:00" table:style-name="ce43">
            <text:p>16.12.2021</text:p>
          </table:table-cell>
          <table:table-cell office:value-type="currency" office:value="275320" table:style-name="ce34">
            <text:p><text:s/>275 320,00 Kč<text:s/></text:p>
          </table:table-cell>
          <table:table-cell office:value-type="date" office:date-value="2021-12-23T00:00:00" table:style-name="ce54">
            <text:p>23.12.2021</text:p>
          </table:table-cell>
          <table:table-cell office:value-type="string" table:style-name="ce43">
            <text:p>A</text:p>
          </table:table-cell>
          <table:table-cell office:value-type="string" table:style-name="ce43">
            <text:p>A</text:p>
          </table:table-cell>
          <table:table-cell office:value-type="date" office:date-value="2022-02-21T00:00:00" table:style-name="ce43">
            <text:p>21.02.2022</text:p>
          </table:table-cell>
          <table:table-cell table:number-columns-repeated="2" table:style-name="ce43"/>
          <table:table-cell office:value-type="date" office:date-value="2022-06-30T00:00:00" table:style-name="ce43">
            <text:p>30.06.2022</text:p>
          </table:table-cell>
          <table:table-cell office:value-type="currency" office:value="164883" table:style-name="ce34">
            <text:p><text:s/>164 883,00 Kč<text:s/></text:p>
          </table:table-cell>
          <table:table-cell office:value-type="date" office:date-value="2022-07-11T00:00:00" table:style-name="ce43">
            <text:p>11.07.2022</text:p>
          </table:table-cell>
          <table:table-cell table:style-name="ce43"/>
          <table:table-cell office:value-type="date" office:date-value="2022-07-04T00:00:00" table:style-name="ce43">
            <text:p>04.07.2022</text:p>
          </table:table-cell>
          <table:table-cell table:style-name="ce43"/>
          <table:table-cell office:value-type="date" office:date-value="2022-06-13T00:00:00" table:style-name="ce43">
            <text:p>13.06.2022</text:p>
          </table:table-cell>
          <table:table-cell office:value-type="date" office:date-value="2022-07-20T00:00:00" table:style-name="ce43">
            <text:p>20.07.2022</text:p>
          </table:table-cell>
          <table:table-cell office:value-type="date" office:date-value="2022-10-26T00:00:00" table:style-name="ce43">
            <text:p>26.10.2022</text:p>
          </table:table-cell>
          <table:table-cell table:style-name="ce43"/>
          <table:table-cell office:value-type="date" office:date-value="2022-10-26T00:00:00" table:style-name="ce43">
            <text:p>26.10.2022</text:p>
          </table:table-cell>
          <table:table-cell office:value-type="currency" office:value="48000" table:style-name="ce34">
            <text:p><text:s/>48 000,00 Kč<text:s/></text:p>
          </table:table-cell>
          <table:table-cell table:style-name="ce36"/>
          <table:table-cell office:value-type="date" office:date-value="2022-11-03T00:00:00" table:style-name="ce43">
            <text:p>03.11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49" table:style-name="ce598">
            <text:p>4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Čejč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52000" table:style-name="ce62">
            <text:p>252 000,00 Kč</text:p>
          </table:table-cell>
          <table:table-cell office:value-type="currency" office:value="325977" table:style-name="ce62">
            <text:p>325 977,00 Kč</text:p>
          </table:table-cell>
          <table:table-cell office:value-type="string" table:style-name="ce63">
            <text:p>Eda</text:p>
          </table:table-cell>
          <table:table-cell office:value-type="string" table:style-name="ce63">
            <text:p>výrobna ne, pouze mikrozdroj</text:p>
          </table:table-cell>
          <table:table-cell office:value-type="date" office:date-value="2021-11-24T00:00:00" table:style-name="ce65">
            <text:p>24.11.2021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1-12-02T00:00:00" table:style-name="ce110">
            <text:p>02.12.2021</text:p>
          </table:table-cell>
          <table:table-cell office:value-type="date" office:date-value="2021-12-03T00:00:00" table:style-name="ce65">
            <text:p>03.12.2021</text:p>
          </table:table-cell>
          <table:table-cell table:style-name="ce66"/>
          <table:table-cell table:style-name="ce67"/>
          <table:table-cell table:number-columns-repeated="4" table:style-name="ce68"/>
          <table:table-cell office:value-type="currency" office:value="224924.12999999998" table:formula="of:=([.M52]*1.15)*0.6" table:style-name="ce69">
            <text:p><text:s/>224 924,13 Kč<text:s/></text:p>
          </table:table-cell>
          <table:table-cell table:number-columns-repeated="7" table:style-name="ce68"/>
          <table:table-cell office:value-type="currency" office:value="112462.06499999999" table:formula="of:=([.M52]*1.15)*0.3" table:style-name="ce69">
            <text:p><text:s/>112 462,07 Kč<text:s/></text:p>
          </table:table-cell>
          <table:table-cell table:number-columns-repeated="9" table:style-name="ce68"/>
          <table:table-cell office:value-type="currency" office:value="37487.355000000003" table:formula="of:=([.M52]*1.15)*0.1" table:style-name="ce69">
            <text:p><text:s/>37 487,36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50" table:style-name="ce597">
            <text:p>5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Mikulo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7.2" table:style-name="ce60">
            <text:p>7,2 kWp</text:p>
          </table:table-cell>
          <table:table-cell table:style-name="ce61"/>
          <table:table-cell office:value-type="currency" office:value="316000" table:style-name="ce62">
            <text:p>316 000,00 Kč</text:p>
          </table:table-cell>
          <table:table-cell office:value-type="currency" office:value="401563" table:style-name="ce62">
            <text:p>401 563,00 Kč</text:p>
          </table:table-cell>
          <table:table-cell office:value-type="string" table:style-name="ce63">
            <text:p>Vlašicovi</text:p>
          </table:table-cell>
          <table:table-cell office:value-type="string" table:style-name="ce63">
            <text:p>konkurence 30tis.</text:p>
          </table:table-cell>
          <table:table-cell office:value-type="date" office:date-value="2021-11-22T00:00:00" table:style-name="ce65">
            <text:p>22.11.2021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1-12-06T00:00:00" table:style-name="ce110">
            <text:p>06.12.2021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277078.46999999997" table:formula="of:=([.M53]*1.15)*0.6" table:style-name="ce69">
            <text:p><text:s/>277 078,47 Kč<text:s/></text:p>
          </table:table-cell>
          <table:table-cell table:number-columns-repeated="3" table:style-name="ce100"/>
          <table:table-cell office:value-type="string" table:style-name="ce100">
            <text:p>kordula</text:p>
          </table:table-cell>
          <table:table-cell table:number-columns-repeated="3" table:style-name="ce100"/>
          <table:table-cell office:value-type="currency" office:value="138539.23499999999" table:formula="of:=([.M53]*1.15)*0.3" table:style-name="ce69">
            <text:p><text:s/>138 539,24 Kč<text:s/></text:p>
          </table:table-cell>
          <table:table-cell table:number-columns-repeated="9" table:style-name="ce100"/>
          <table:table-cell office:value-type="currency" office:value="46179.744999999995" table:formula="of:=([.M53]*1.15)*0.1" table:style-name="ce69">
            <text:p><text:s/>46 179,75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/>
          <table:table-cell office:value-type="float" office:value="51" table:style-name="ce597">
            <text:p>51</text:p>
          </table:table-cell>
          <table:table-cell table:number-columns-repeated="2" table:style-name="ce20"/>
          <table:table-cell table:style-name="ce565"/>
          <table:table-cell table:style-name="ce20"/>
          <table:table-cell office:value-type="string" table:style-name="ce20">
            <text:p>Ostrava</text:p>
          </table:table-cell>
          <table:table-cell office:value-type="string" table:style-name="ce23">
            <text:p>LM</text:p>
          </table:table-cell>
          <table:table-cell office:value-type="string" table:style-name="ce24">
            <text:p>U</text:p>
          </table:table-cell>
          <table:table-cell office:value-type="float" office:value="5.4" table:style-name="ce25">
            <text:p>5,4 kWp</text:p>
          </table:table-cell>
          <table:table-cell table:style-name="ce26"/>
          <table:table-cell office:value-type="currency" office:value="260000" table:style-name="ce27">
            <text:p>260 000,00 Kč</text:p>
          </table:table-cell>
          <table:table-cell office:value-type="currency" office:value="317790" table:style-name="ce27">
            <text:p>317 790,00 Kč</text:p>
          </table:table-cell>
          <table:table-cell office:value-type="string" table:style-name="ce28">
            <text:p>Hromek</text:p>
          </table:table-cell>
          <table:table-cell office:value-type="string" table:style-name="ce89">
            <text:p>udělena dotace 14.09.2022</text:p>
          </table:table-cell>
          <table:table-cell office:value-type="date" office:date-value="2021-11-29T00:00:00" table:style-name="ce22">
            <text:p>29.11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1-12-06T00:00:00" table:style-name="ce22">
            <text:p>06.12.2021</text:p>
          </table:table-cell>
          <table:table-cell office:value-type="date" office:date-value="2021-12-10T00:00:00" table:style-name="ce113">
            <text:p>10.12.2021</text:p>
          </table:table-cell>
          <table:table-cell office:value-type="date" office:date-value="2021-12-15T00:00:00" table:style-name="ce139">
            <text:p>15.12.2021</text:p>
          </table:table-cell>
          <table:table-cell table:style-name="ce140"/>
          <table:table-cell office:value-type="date" office:date-value="2021-12-06T00:00:00" table:style-name="ce92">
            <text:p>06.12.2021</text:p>
          </table:table-cell>
          <table:table-cell office:value-type="date" office:date-value="2022-05-16T00:00:00" table:style-name="ce35">
            <text:p>16.05.2022</text:p>
          </table:table-cell>
          <table:table-cell office:value-type="string" table:style-name="ce114">
            <text:p>22_SOP_01_4121904753/1552359-2022<text:s text:c="3"/></text:p>
          </table:table-cell>
          <table:table-cell office:value-type="date" office:date-value="2022-01-05T00:00:00" table:style-name="ce35">
            <text:p>05.01.2022</text:p>
          </table:table-cell>
          <table:table-cell office:value-type="date" office:date-value="2022-01-05T00:00:00" table:style-name="ce35">
            <text:p>05.01.2022</text:p>
          </table:table-cell>
          <table:table-cell office:value-type="currency" office:value="219275.1" table:formula="of:=([.M54]*1.15)*0.6" table:style-name="ce93">
            <text:p><text:s/>219 275,10 Kč<text:s/></text:p>
          </table:table-cell>
          <table:table-cell office:value-type="date" office:date-value="2022-01-08T00:00:00" table:style-name="ce35">
            <text:p>08.01.2022</text:p>
          </table:table-cell>
          <table:table-cell table:style-name="ce35"/>
          <table:table-cell office:value-type="string" table:style-name="ce35">
            <text:p>A</text:p>
          </table:table-cell>
          <table:table-cell office:value-type="date" office:date-value="2022-01-24T00:00:00" table:style-name="ce35">
            <text:p>24.01.2022</text:p>
          </table:table-cell>
          <table:table-cell office:value-type="date" office:date-value="2022-01-28T00:00:00" table:style-name="ce35">
            <text:p>28.01.2022</text:p>
          </table:table-cell>
          <table:table-cell office:value-type="date" office:date-value="2022-02-08T00:00:00" table:style-name="ce35">
            <text:p>08.02.2022</text:p>
          </table:table-cell>
          <table:table-cell office:value-type="date" office:date-value="2022-02-04T00:00:00" table:style-name="ce35">
            <text:p>04.02.2022</text:p>
          </table:table-cell>
          <table:table-cell office:value-type="currency" office:value="109637.55" table:formula="of:=([.M54]*1.15)*0.3" table:style-name="ce93">
            <text:p><text:s/>109 637,55 Kč<text:s/></text:p>
          </table:table-cell>
          <table:table-cell office:value-type="date" office:date-value="2022-02-05T00:00:00" table:style-name="ce35">
            <text:p>05.02.2022</text:p>
          </table:table-cell>
          <table:table-cell table:style-name="ce35"/>
          <table:table-cell office:value-type="date" office:date-value="2022-03-18T00:00:00" table:style-name="ce35">
            <text:p>18.03.2022</text:p>
          </table:table-cell>
          <table:table-cell table:style-name="ce35"/>
          <table:table-cell office:value-type="date" office:date-value="2022-04-19T00:00:00" table:style-name="ce35">
            <text:p>19.04.2022</text:p>
          </table:table-cell>
          <table:table-cell office:value-type="date" office:date-value="2022-05-25T00:00:00" table:style-name="ce35">
            <text:p>25.05.2022</text:p>
          </table:table-cell>
          <table:table-cell office:value-type="date" office:date-value="2022-06-29T00:00:00" table:style-name="ce35">
            <text:p>29.06.2022</text:p>
          </table:table-cell>
          <table:table-cell office:value-type="date" office:date-value="2022-06-29T00:00:00" table:style-name="ce35">
            <text:p>29.06.2022</text:p>
          </table:table-cell>
          <table:table-cell office:value-type="date" office:date-value="2022-06-30T00:00:00" table:style-name="ce35">
            <text:p>30.06.2022</text:p>
          </table:table-cell>
          <table:table-cell office:value-type="currency" office:value="36545.85" table:formula="of:=([.M54]*1.15)*0.1" table:style-name="ce93">
            <text:p><text:s/>36 545,85 Kč<text:s/></text:p>
          </table:table-cell>
          <table:table-cell office:value-type="date" office:date-value="2022-06-30T00:00:00" table:style-name="ce115">
            <text:p>30.06.2022</text:p>
          </table:table-cell>
          <table:table-cell office:value-type="date" office:date-value="2022-08-10T00:00:00" table:style-name="ce35">
            <text:p>10.08.2022</text:p>
          </table:table-cell>
          <table:table-cell table:number-columns-repeated="16337"/>
        </table:table-row>
        <table:table-row table:style-name="ro1">
          <table:table-cell/>
          <table:table-cell office:value-type="float" office:value="52" table:style-name="ce597">
            <text:p>5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Šenov u Ostravy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60000" table:style-name="ce62">
            <text:p>260 000,00 Kč</text:p>
          </table:table-cell>
          <table:table-cell office:value-type="currency" office:value="317790" table:style-name="ce62">
            <text:p>317 790,00 Kč</text:p>
          </table:table-cell>
          <table:table-cell office:value-type="string" table:style-name="ce63">
            <text:p>Hromek</text:p>
          </table:table-cell>
          <table:table-cell office:value-type="string" table:style-name="ce63">
            <text:p>CN</text:p>
          </table:table-cell>
          <table:table-cell office:value-type="date" office:date-value="2021-11-29T00:00:00" table:style-name="ce65">
            <text:p>29.11.2021</text:p>
          </table:table-cell>
          <table:table-cell office:value-type="date" office:date-value="2022-11-30T00:00:00" table:style-name="ce65">
            <text:p>30.11.2022</text:p>
          </table:table-cell>
          <table:table-cell office:value-type="date" office:date-value="2021-12-06T00:00:00" table:style-name="ce65">
            <text:p>06.12.2021</text:p>
          </table:table-cell>
          <table:table-cell office:value-type="date" office:date-value="2021-12-10T00:00:00" table:style-name="ce110">
            <text:p>10.12.2021</text:p>
          </table:table-cell>
          <table:table-cell table:style-name="ce65"/>
          <table:table-cell table:style-name="ce66"/>
          <table:table-cell office:value-type="date" office:date-value="2021-12-06T00:00:00" table:style-name="ce67">
            <text:p>06.12.2021</text:p>
          </table:table-cell>
          <table:table-cell table:style-name="ce68"/>
          <table:table-cell table:style-name="ce141"/>
          <table:table-cell table:number-columns-repeated="2" table:style-name="ce68"/>
          <table:table-cell office:value-type="currency" office:value="219275.1" table:formula="of:=([.M55]*1.15)*0.6" table:style-name="ce69">
            <text:p><text:s/>219 275,10 Kč<text:s/></text:p>
          </table:table-cell>
          <table:table-cell table:number-columns-repeated="7" table:style-name="ce68"/>
          <table:table-cell office:value-type="currency" office:value="109637.55" table:formula="of:=([.M55]*1.15)*0.3" table:style-name="ce69">
            <text:p><text:s/>109 637,55 Kč<text:s/></text:p>
          </table:table-cell>
          <table:table-cell table:number-columns-repeated="9" table:style-name="ce68"/>
          <table:table-cell office:value-type="currency" office:value="36545.85" table:formula="of:=([.M55]*1.15)*0.1" table:style-name="ce69">
            <text:p><text:s/>36 545,85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53" table:style-name="ce597">
            <text:p>53</text:p>
          </table:table-cell>
          <table:table-cell table:number-columns-repeated="2" table:style-name="ce20"/>
          <table:table-cell table:style-name="ce565"/>
          <table:table-cell table:style-name="ce134"/>
          <table:table-cell office:value-type="string" table:style-name="ce20">
            <text:p>Šenov u Ostravy</text:p>
          </table:table-cell>
          <table:table-cell office:value-type="string" table:style-name="ce23">
            <text:p>ET,LM</text:p>
          </table:table-cell>
          <table:table-cell office:value-type="string" table:style-name="ce24">
            <text:p>U</text:p>
          </table:table-cell>
          <table:table-cell office:value-type="float" office:value="5.4" table:style-name="ce86">
            <text:p>5,4 kWp</text:p>
          </table:table-cell>
          <table:table-cell table:style-name="ce87"/>
          <table:table-cell office:value-type="currency" office:value="287000" table:style-name="ce88">
            <text:p>287 000,00 Kč</text:p>
          </table:table-cell>
          <table:table-cell office:value-type="currency" office:value="344931" table:style-name="ce88">
            <text:p>344 931,00 Kč</text:p>
          </table:table-cell>
          <table:table-cell office:value-type="string" table:style-name="ce89">
            <text:p>Hromek</text:p>
          </table:table-cell>
          <table:table-cell office:value-type="string" table:style-name="ce89">
            <text:p>udělena dotace 13.9.2022</text:p>
          </table:table-cell>
          <table:table-cell office:value-type="date" office:date-value="2021-11-29T00:00:00" table:style-name="ce22">
            <text:p>29.11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1-12-06T00:00:00" table:style-name="ce22">
            <text:p>06.12.2021</text:p>
          </table:table-cell>
          <table:table-cell office:value-type="date" office:date-value="2021-12-10T00:00:00" table:style-name="ce113">
            <text:p>10.12.2021</text:p>
          </table:table-cell>
          <table:table-cell office:value-type="date" office:date-value="2021-12-13T00:00:00" table:style-name="ce22">
            <text:p>13.12.2021</text:p>
          </table:table-cell>
          <table:table-cell table:style-name="ce91"/>
          <table:table-cell office:value-type="date" office:date-value="2021-12-06T00:00:00" table:style-name="ce92">
            <text:p>06.12.2021</text:p>
          </table:table-cell>
          <table:table-cell office:value-type="date" office:date-value="2022-05-31T00:00:00" table:style-name="ce35">
            <text:p>31.05.2022</text:p>
          </table:table-cell>
          <table:table-cell office:value-type="string" table:style-name="ce114">
            <text:p>22_SOP_01_4121963950</text:p>
          </table:table-cell>
          <table:table-cell office:value-type="date" office:date-value="2021-12-17T00:00:00" table:style-name="ce35">
            <text:p>17.12.2021</text:p>
          </table:table-cell>
          <table:table-cell office:value-type="date" office:date-value="2021-12-17T00:00:00" table:style-name="ce35">
            <text:p>17.12.2021</text:p>
          </table:table-cell>
          <table:table-cell office:value-type="currency" office:value="224987" table:style-name="ce93">
            <text:p><text:s/>224 987,00 Kč<text:s/></text:p>
          </table:table-cell>
          <table:table-cell office:value-type="date" office:date-value="2021-12-23T00:00:00" table:style-name="ce35">
            <text:p>23.12.2021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A</text:p>
          </table:table-cell>
          <table:table-cell office:value-type="date" office:date-value="2022-01-17T00:00:00" table:style-name="ce35">
            <text:p>17.01.2022</text:p>
          </table:table-cell>
          <table:table-cell table:number-columns-repeated="2" table:style-name="ce35"/>
          <table:table-cell office:value-type="date" office:date-value="2022-03-24T00:00:00" table:style-name="ce35">
            <text:p>24.03.2022</text:p>
          </table:table-cell>
          <table:table-cell office:value-type="currency" office:value="159684" table:style-name="ce93">
            <text:p><text:s/>159 684,00 Kč<text:s/></text:p>
          </table:table-cell>
          <table:table-cell office:value-type="date" office:date-value="2022-04-04T00:00:00" table:style-name="ce35">
            <text:p>04.04.2022</text:p>
          </table:table-cell>
          <table:table-cell table:style-name="ce35"/>
          <table:table-cell office:value-type="date" office:date-value="2022-04-04T00:00:00" table:style-name="ce35">
            <text:p>04.04.2022</text:p>
          </table:table-cell>
          <table:table-cell table:style-name="ce35"/>
          <table:table-cell office:value-type="date" office:date-value="2022-05-12T00:00:00" table:style-name="ce35">
            <text:p>12.05.2022</text:p>
          </table:table-cell>
          <table:table-cell office:value-type="date" office:date-value="2022-06-02T00:00:00" table:style-name="ce35">
            <text:p>02.06.2022</text:p>
          </table:table-cell>
          <table:table-cell office:value-type="date" office:date-value="2022-07-22T00:00:00" table:style-name="ce142">
            <text:p>22.07.2022</text:p>
          </table:table-cell>
          <table:table-cell table:style-name="ce35"/>
          <table:table-cell office:value-type="date" office:date-value="2022-07-26T00:00:00" table:style-name="ce35">
            <text:p>26.07.2022</text:p>
          </table:table-cell>
          <table:table-cell office:value-type="currency" office:value="12000" table:style-name="ce93">
            <text:p><text:s/>12 000,00 Kč<text:s/></text:p>
          </table:table-cell>
          <table:table-cell office:value-type="date" office:date-value="2022-07-27T00:00:00" table:style-name="ce115">
            <text:p>27.07.2022</text:p>
          </table:table-cell>
          <table:table-cell office:value-type="date" office:date-value="2022-08-10T00:00:00" table:style-name="ce35">
            <text:p>10.08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54" table:style-name="ce597">
            <text:p>54</text:p>
          </table:table-cell>
          <table:table-cell table:number-columns-repeated="2" table:style-name="ce20"/>
          <table:table-cell table:style-name="ce569"/>
          <table:table-cell table:style-name="ce122"/>
          <table:table-cell office:value-type="string" table:style-name="ce122">
            <text:p>Ruda nad Moravou</text:p>
          </table:table-cell>
          <table:table-cell table:style-name="ce123"/>
          <table:table-cell office:value-type="string" table:style-name="ce24">
            <text:p>N</text:p>
          </table:table-cell>
          <table:table-cell office:value-type="float" office:value="5.4" table:style-name="ce124">
            <text:p>5,4 kWp</text:p>
          </table:table-cell>
          <table:table-cell table:style-name="ce125"/>
          <table:table-cell office:value-type="currency" office:value="260000" table:style-name="ce126">
            <text:p>260 000,00 Kč</text:p>
          </table:table-cell>
          <table:table-cell office:value-type="currency" office:value="317790" table:style-name="ce27">
            <text:p>317 790,00 Kč</text:p>
          </table:table-cell>
          <table:table-cell office:value-type="string" table:style-name="ce105">
            <text:p>Hrubošovi</text:p>
          </table:table-cell>
          <table:table-cell office:value-type="string" table:style-name="ce89">
            <text:p>nechce</text:p>
          </table:table-cell>
          <table:table-cell office:value-type="date" office:date-value="2021-12-06T00:00:00" table:style-name="ce52">
            <text:p>06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2-08T00:00:00" table:style-name="ce22">
            <text:p>08.02.2022</text:p>
          </table:table-cell>
          <table:table-cell office:value-type="date" office:date-value="2021-12-10T00:00:00" table:style-name="ce116">
            <text:p>10.12.2021</text:p>
          </table:table-cell>
          <table:table-cell office:value-type="string" table:style-name="ce52">
            <text:p>dotaz</text:p>
          </table:table-cell>
          <table:table-cell table:style-name="ce53"/>
          <table:table-cell table:style-name="ce41"/>
          <table:table-cell table:number-columns-repeated="4" table:style-name="ce43"/>
          <table:table-cell office:value-type="currency" office:value="219275.1" table:formula="of:=([.M57]*1.15)*0.6" table:style-name="ce34">
            <text:p><text:s/>219 275,10 Kč<text:s/></text:p>
          </table:table-cell>
          <table:table-cell table:style-name="ce35"/>
          <table:table-cell table:number-columns-repeated="6" table:style-name="ce43"/>
          <table:table-cell office:value-type="currency" office:value="109637.55" table:formula="of:=([.M57]*1.15)*0.3" table:style-name="ce34">
            <text:p><text:s/>109 637,55 Kč<text:s/></text:p>
          </table:table-cell>
          <table:table-cell table:number-columns-repeated="9" table:style-name="ce43"/>
          <table:table-cell office:value-type="currency" office:value="36545.85" table:formula="of:=([.M57]*1.15)*0.1" table:style-name="ce34">
            <text:p><text:s/>36 545,85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55" table:style-name="ce597">
            <text:p>55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Uherské Hradiště</text:p>
          </table:table-cell>
          <table:table-cell table:style-name="ce144"/>
          <table:table-cell office:value-type="string" table:style-name="ce145">
            <text:p>N</text:p>
          </table:table-cell>
          <table:table-cell office:value-type="float" office:value="5.4" table:style-name="ce146">
            <text:p>5,4 kWp</text:p>
          </table:table-cell>
          <table:table-cell table:style-name="ce147"/>
          <table:table-cell office:value-type="currency" office:value="260000" table:style-name="ce148">
            <text:p>260 000,00 Kč</text:p>
          </table:table-cell>
          <table:table-cell office:value-type="currency" office:value="317790" table:style-name="ce148">
            <text:p>317 790,00 Kč</text:p>
          </table:table-cell>
          <table:table-cell office:value-type="string" table:style-name="ce149">
            <text:p>Hrubošovi</text:p>
          </table:table-cell>
          <table:table-cell office:value-type="string" table:style-name="ce149">
            <text:p>nechce</text:p>
          </table:table-cell>
          <table:table-cell office:value-type="date" office:date-value="2021-12-07T00:00:00" table:style-name="ce65">
            <text:p>07.12.2021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1-12-10T00:00:00" table:style-name="ce150">
            <text:p>10.12.2021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219275.1" table:formula="of:=([.M58]*1.15)*0.6" table:style-name="ce155">
            <text:p><text:s/>219 275,10 Kč<text:s/></text:p>
          </table:table-cell>
          <table:table-cell table:number-columns-repeated="7" table:style-name="ce154"/>
          <table:table-cell office:value-type="currency" office:value="109637.55" table:formula="of:=([.M58]*1.15)*0.3" table:style-name="ce155">
            <text:p><text:s/>109 637,55 Kč<text:s/></text:p>
          </table:table-cell>
          <table:table-cell table:number-columns-repeated="9" table:style-name="ce154"/>
          <table:table-cell office:value-type="currency" office:value="36545.85" table:formula="of:=([.M58]*1.15)*0.1" table:style-name="ce155">
            <text:p><text:s/>36 545,85 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/>
          <table:table-cell office:value-type="float" office:value="56" table:style-name="ce597">
            <text:p>5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lčno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4.5" table:style-name="ce60">
            <text:p>4,5 kWp</text:p>
          </table:table-cell>
          <table:table-cell table:style-name="ce61"/>
          <table:table-cell office:value-type="currency" office:value="263000" table:style-name="ce62">
            <text:p>263 000,00 Kč</text:p>
          </table:table-cell>
          <table:table-cell office:value-type="currency" office:value="328060" table:style-name="ce62">
            <text:p>328 060,00 Kč</text:p>
          </table:table-cell>
          <table:table-cell office:value-type="string" table:style-name="ce63">
            <text:p>Hrubošovi</text:p>
          </table:table-cell>
          <table:table-cell office:value-type="string" table:style-name="ce63">
            <text:p>zaslány podklady, realizaci nechce</text:p>
          </table:table-cell>
          <table:table-cell office:value-type="date" office:date-value="2021-11-01T00:00:00" table:style-name="ce65">
            <text:p>01.11.2021</text:p>
          </table:table-cell>
          <table:table-cell table:style-name="ce65"/>
          <table:table-cell office:value-type="date" office:date-value="2022-01-14T00:00:00" table:style-name="ce65">
            <text:p>14.01.2022</text:p>
          </table:table-cell>
          <table:table-cell office:value-type="date" office:date-value="2021-11-01T00:00:00" table:style-name="ce110">
            <text:p>01.11.2021</text:p>
          </table:table-cell>
          <table:table-cell office:value-type="date" office:date-value="2021-12-10T00:00:00" table:style-name="ce65">
            <text:p>10.12.2021</text:p>
          </table:table-cell>
          <table:table-cell table:style-name="ce66"/>
          <table:table-cell office:value-type="date" office:date-value="2021-11-01T00:00:00" table:style-name="ce67">
            <text:p>01.11.2021</text:p>
          </table:table-cell>
          <table:table-cell table:number-columns-repeated="2" table:style-name="ce68"/>
          <table:table-cell office:value-type="date" office:date-value="2021-12-16T00:00:00" table:style-name="ce68">
            <text:p>16.12.2021</text:p>
          </table:table-cell>
          <table:table-cell table:style-name="ce100"/>
          <table:table-cell office:value-type="currency" office:value="226361.39999999997" table:formula="of:=([.M59]*1.15)*0.6" table:style-name="ce69">
            <text:p><text:s/>226 361,40 Kč<text:s/></text:p>
          </table:table-cell>
          <table:table-cell table:number-columns-repeated="7" table:style-name="ce100"/>
          <table:table-cell office:value-type="currency" office:value="113180.69999999998" table:formula="of:=([.M59]*1.15)*0.3" table:style-name="ce69">
            <text:p><text:s/>113 180,70 Kč<text:s/></text:p>
          </table:table-cell>
          <table:table-cell table:number-columns-repeated="9" table:style-name="ce100"/>
          <table:table-cell office:value-type="currency" office:value="37726.899999999994" table:formula="of:=([.M59]*1.15)*0.1" table:style-name="ce69">
            <text:p><text:s/>37 726,90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/>
          <table:table-cell office:value-type="float" office:value="57" table:style-name="ce597">
            <text:p>57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number-columns-repeated="2" table:style-name="ce62"/>
          <table:table-cell office:value-type="string" table:style-name="ce63">
            <text:p>Hrubošovi</text:p>
          </table:table-cell>
          <table:table-cell table:style-name="ce63"/>
          <table:table-cell office:value-type="date" office:date-value="2021-10-01T00:00:00" table:style-name="ce65">
            <text:p>01.10.2021</text:p>
          </table:table-cell>
          <table:table-cell table:style-name="ce65"/>
          <table:table-cell table:style-name="ce97"/>
          <table:table-cell table:style-name="ce157"/>
          <table:table-cell table:style-name="ce65"/>
          <table:table-cell table:style-name="ce66"/>
          <table:table-cell table:style-name="ce99"/>
          <table:table-cell table:number-columns-repeated="2" table:style-name="ce68"/>
          <table:table-cell table:number-columns-repeated="2" table:style-name="ce100"/>
          <table:table-cell office:value-type="currency" office:value="0" table:formula="of:=([.M60]*1.15)*0.6" table:style-name="ce69">
            <text:p><text:s/>- <text:s text:c="2"/>Kč<text:s/></text:p>
          </table:table-cell>
          <table:table-cell table:number-columns-repeated="7" table:style-name="ce100"/>
          <table:table-cell office:value-type="currency" office:value="0" table:formula="of:=([.M60]*1.15)*0.3" table:style-name="ce69">
            <text:p><text:s/>- <text:s text:c="2"/>Kč<text:s/></text:p>
          </table:table-cell>
          <table:table-cell table:number-columns-repeated="9" table:style-name="ce100"/>
          <table:table-cell office:value-type="currency" office:value="0" table:formula="of:=([.M60]*1.15)*0.1" table:style-name="ce69">
            <text:p><text:s/>- <text:s text:c="2"/>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/>
          <table:table-cell office:value-type="float" office:value="58" table:style-name="ce597">
            <text:p>58</text:p>
          </table:table-cell>
          <table:table-cell office:value-type="string" table:style-name="ce20">
            <text:p>LM</text:p>
          </table:table-cell>
          <table:table-cell table:style-name="ce20"/>
          <table:table-cell table:style-name="ce565"/>
          <table:table-cell table:style-name="ce56"/>
          <table:table-cell office:value-type="string" table:style-name="ce20">
            <text:p>Ostrava</text:p>
          </table:table-cell>
          <table:table-cell table:style-name="ce23"/>
          <table:table-cell office:value-type="string" table:style-name="ce23">
            <text:p>DOT</text:p>
          </table:table-cell>
          <table:table-cell office:value-type="float" office:value="6.08" table:style-name="ce25">
            <text:p>6,1 kWp</text:p>
          </table:table-cell>
          <table:table-cell table:style-name="ce26"/>
          <table:table-cell office:value-type="currency" office:value="270000" table:style-name="ce27">
            <text:p>270 000,00 Kč</text:p>
          </table:table-cell>
          <table:table-cell office:value-type="currency" office:value="346080" table:style-name="ce158">
            <text:p>346 080,00 Kč</text:p>
          </table:table-cell>
          <table:table-cell office:value-type="string" table:style-name="ce28">
            <text:p>Gajda</text:p>
          </table:table-cell>
          <table:table-cell office:value-type="string" table:style-name="ce28">
            <text:p>žádost podána 31.10.2022</text:p>
          </table:table-cell>
          <table:table-cell office:value-type="date" office:date-value="2021-12-06T00:00:00" table:style-name="ce52">
            <text:p>06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table:style-name="ce136"/>
          <table:table-cell office:value-type="date" office:date-value="2021-12-06T00:00:00" table:style-name="ce41">
            <text:p>06.12.2021</text:p>
          </table:table-cell>
          <table:table-cell office:value-type="date" office:date-value="2022-06-30T00:00:00" table:style-name="ce43">
            <text:p>30.06.2022</text:p>
          </table:table-cell>
          <table:table-cell office:value-type="string" table:style-name="ce82">
            <text:p>stará 21_SOP_01_4121862148</text:p>
          </table:table-cell>
          <table:table-cell office:value-type="date" office:date-value="2021-12-09T00:00:00" table:style-name="ce43">
            <text:p>09.12.2021</text:p>
          </table:table-cell>
          <table:table-cell office:value-type="date" office:date-value="2021-12-09T00:00:00" table:style-name="ce43">
            <text:p>09.12.2021</text:p>
          </table:table-cell>
          <table:table-cell office:value-type="currency" office:value="298498" table:style-name="ce34">
            <text:p><text:s/>298 498,00 Kč<text:s/></text:p>
          </table:table-cell>
          <table:table-cell office:value-type="date" office:date-value="2021-12-09T00:00:00" table:style-name="ce43">
            <text:p>09.12.2021</text:p>
          </table:table-cell>
          <table:table-cell office:value-type="date" office:date-value="2021-12-09T00:00:00" table:style-name="ce43">
            <text:p>09.12.2021</text:p>
          </table:table-cell>
          <table:table-cell office:value-type="string" table:style-name="ce43">
            <text:p>A</text:p>
          </table:table-cell>
          <table:table-cell office:value-type="date" office:date-value="2021-12-15T00:00:00" table:style-name="ce43">
            <text:p>15.12.2021</text:p>
          </table:table-cell>
          <table:table-cell table:number-columns-repeated="2" table:style-name="ce43"/>
          <table:table-cell office:value-type="date" office:date-value="2022-03-24T00:00:00" table:style-name="ce43">
            <text:p>24.03.2022</text:p>
          </table:table-cell>
          <table:table-cell office:value-type="currency" office:value="59699" table:style-name="ce34">
            <text:p><text:s/>59 699,00 Kč<text:s/></text:p>
          </table:table-cell>
          <table:table-cell office:value-type="date" office:date-value="2022-04-17T00:00:00" table:style-name="ce43">
            <text:p>17.04.2022</text:p>
          </table:table-cell>
          <table:table-cell table:style-name="ce43"/>
          <table:table-cell office:value-type="date" office:date-value="2022-03-18T00:00:00" table:style-name="ce43">
            <text:p>18.03.2022</text:p>
          </table:table-cell>
          <table:table-cell table:style-name="ce43"/>
          <table:table-cell office:value-type="date" office:date-value="2022-04-24T00:00:00" table:style-name="ce43">
            <text:p>24.04.2022</text:p>
          </table:table-cell>
          <table:table-cell office:value-type="date" office:date-value="2022-08-12T00:00:00" table:style-name="ce43">
            <text:p>12.08.2022</text:p>
          </table:table-cell>
          <table:table-cell office:value-type="date" office:date-value="2022-10-11T00:00:00" table:style-name="ce159">
            <text:p>11.10.2022</text:p>
          </table:table-cell>
          <table:table-cell table:style-name="ce43"/>
          <table:table-cell office:value-type="date" office:date-value="2022-10-11T00:00:00" table:style-name="ce43">
            <text:p>11.10.2022</text:p>
          </table:table-cell>
          <table:table-cell office:value-type="currency" office:value="39795" table:style-name="ce34">
            <text:p><text:s/>39 795,00 Kč<text:s/></text:p>
          </table:table-cell>
          <table:table-cell office:value-type="date" office:date-value="2022-10-21T00:00:00" table:style-name="ce36">
            <text:p>21.10.2022</text:p>
          </table:table-cell>
          <table:table-cell office:value-type="date" office:date-value="2022-10-31T00:00:00" table:style-name="ce43">
            <text:p>31.10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59" table:style-name="ce597">
            <text:p>59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5"/>
          <table:table-cell table:style-name="ce20"/>
          <table:table-cell office:value-type="string" table:style-name="ce20">
            <text:p>Kobylí</text:p>
          </table:table-cell>
          <table:table-cell office:value-type="string" table:style-name="ce23">
            <text:p>JG,IK</text:p>
          </table:table-cell>
          <table:table-cell office:value-type="string" table:style-name="ce24">
            <text:p>U</text:p>
          </table:table-cell>
          <table:table-cell office:value-type="float" office:value="5.4" table:style-name="ce25">
            <text:p>5,4 kWp</text:p>
          </table:table-cell>
          <table:table-cell table:style-name="ce26"/>
          <table:table-cell office:value-type="currency" office:value="252560" table:style-name="ce27">
            <text:p>252 560,00 Kč</text:p>
          </table:table-cell>
          <table:table-cell office:value-type="currency" office:value="326068" table:style-name="ce27">
            <text:p>326 068,00 Kč</text:p>
          </table:table-cell>
          <table:table-cell office:value-type="string" table:style-name="ce28">
            <text:p>Eda</text:p>
          </table:table-cell>
          <table:table-cell office:value-type="string" table:style-name="ce89">
            <text:p>Dotace schválená 21.09.2022</text:p>
          </table:table-cell>
          <table:table-cell office:value-type="date" office:date-value="2021-12-12T00:00:00" table:style-name="ce22">
            <text:p>12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1-12-12T00:00:00" table:style-name="ce22">
            <text:p>12.12.2021</text:p>
          </table:table-cell>
          <table:table-cell office:value-type="date" office:date-value="2021-12-13T00:00:00" table:style-name="ce113">
            <text:p>13.12.2021</text:p>
          </table:table-cell>
          <table:table-cell office:value-type="date" office:date-value="2021-12-16T00:00:00" table:style-name="ce22">
            <text:p>16.12.2021</text:p>
          </table:table-cell>
          <table:table-cell table:style-name="ce91"/>
          <table:table-cell table:style-name="ce92"/>
          <table:table-cell office:value-type="date" office:date-value="2021-12-20T00:00:00" table:style-name="ce35">
            <text:p>20.12.2021</text:p>
          </table:table-cell>
          <table:table-cell office:value-type="float" office:value="9001922252" table:style-name="ce160">
            <text:p>9001922252</text:p>
          </table:table-cell>
          <table:table-cell office:value-type="date" office:date-value="2021-12-16T00:00:00" table:style-name="ce35">
            <text:p>16.12.2021</text:p>
          </table:table-cell>
          <table:table-cell office:value-type="date" office:date-value="2021-12-16T00:00:00" table:style-name="ce35">
            <text:p>16.12.2021</text:p>
          </table:table-cell>
          <table:table-cell office:value-type="currency" office:value="224986.91999999995" table:formula="of:=([.M62]*1.15)*0.6" table:style-name="ce93">
            <text:p><text:s/>224 986,92 Kč<text:s/></text:p>
          </table:table-cell>
          <table:table-cell office:value-type="date" office:date-value="2022-01-07T00:00:00" table:style-name="ce35">
            <text:p>07.01.2022</text:p>
          </table:table-cell>
          <table:table-cell office:value-type="string" table:style-name="ce35">
            <text:p>A</text:p>
          </table:table-cell>
          <table:table-cell office:value-type="string" table:style-name="ce35">
            <text:p>A</text:p>
          </table:table-cell>
          <table:table-cell office:value-type="date" office:date-value="2022-01-17T00:00:00" table:style-name="ce35">
            <text:p>17.01.2022</text:p>
          </table:table-cell>
          <table:table-cell office:value-type="date" office:date-value="2022-02-03T00:00:00" table:style-name="ce35">
            <text:p>03.02.2022</text:p>
          </table:table-cell>
          <table:table-cell office:value-type="date" office:date-value="2022-02-03T00:00:00" table:style-name="ce35">
            <text:p>03.02.2022</text:p>
          </table:table-cell>
          <table:table-cell office:value-type="date" office:date-value="2022-02-11T00:00:00" table:style-name="ce35">
            <text:p>11.02.2022</text:p>
          </table:table-cell>
          <table:table-cell office:value-type="currency" office:value="112493.45999999998" table:formula="of:=([.M62]*1.15)*0.3" table:style-name="ce93">
            <text:p><text:s/>112 493,46 Kč<text:s/></text:p>
          </table:table-cell>
          <table:table-cell office:value-type="date" office:date-value="2022-02-24T00:00:00" table:style-name="ce35">
            <text:p>24.02.2022</text:p>
          </table:table-cell>
          <table:table-cell table:style-name="ce35"/>
          <table:table-cell office:value-type="date" office:date-value="2022-02-16T00:00:00" table:style-name="ce35">
            <text:p>16.02.2022</text:p>
          </table:table-cell>
          <table:table-cell table:style-name="ce35"/>
          <table:table-cell office:value-type="date" office:date-value="2022-02-04T00:00:00" table:style-name="ce35">
            <text:p>04.02.2022</text:p>
          </table:table-cell>
          <table:table-cell office:value-type="date" office:date-value="2022-05-06T00:00:00" table:style-name="ce35">
            <text:p>06.05.2022</text:p>
          </table:table-cell>
          <table:table-cell office:value-type="date" office:date-value="2022-06-03T00:00:00" table:style-name="ce35">
            <text:p>03.06.2022</text:p>
          </table:table-cell>
          <table:table-cell office:value-type="date" office:date-value="2022-06-03T00:00:00" table:style-name="ce35">
            <text:p>03.06.2022</text:p>
          </table:table-cell>
          <table:table-cell office:value-type="date" office:date-value="2022-06-06T00:00:00" table:style-name="ce35">
            <text:p>06.06.2022</text:p>
          </table:table-cell>
          <table:table-cell office:value-type="currency" office:value="37497.82" table:formula="of:=([.M62]*1.15)*0.1" table:style-name="ce93">
            <text:p><text:s/>37 497,82 Kč<text:s/></text:p>
          </table:table-cell>
          <table:table-cell office:value-type="date" office:date-value="2022-06-15T00:00:00" table:style-name="ce115">
            <text:p>15.06.2022</text:p>
          </table:table-cell>
          <table:table-cell office:value-type="date" office:date-value="2022-07-07T00:00:00" table:style-name="ce35">
            <text:p>07.07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60" table:style-name="ce598">
            <text:p>60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60000" table:style-name="ce62">
            <text:p>260 000,00 Kč</text:p>
          </table:table-cell>
          <table:table-cell office:value-type="currency" office:value="337668" table:style-name="ce62">
            <text:p>337 668,00 Kč</text:p>
          </table:table-cell>
          <table:table-cell office:value-type="string" table:style-name="ce63">
            <text:p>Eda</text:p>
          </table:table-cell>
          <table:table-cell office:value-type="string" table:style-name="ce63">
            <text:p>konkurenční nab, pak dorazí</text:p>
          </table:table-cell>
          <table:table-cell office:value-type="date" office:date-value="2021-12-12T00:00:00" table:style-name="ce65">
            <text:p>12.12.2021</text:p>
          </table:table-cell>
          <table:table-cell table:style-name="ce65"/>
          <table:table-cell office:value-type="date" office:date-value="2021-12-12T00:00:00" table:style-name="ce65">
            <text:p>12.12.2021</text:p>
          </table:table-cell>
          <table:table-cell office:value-type="date" office:date-value="2021-12-16T00:00:00" table:style-name="ce110">
            <text:p>16.12.2021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32990.91999999995" table:formula="of:=([.M63]*1.15)*0.6" table:style-name="ce69">
            <text:p><text:s/>232 990,92 Kč<text:s/></text:p>
          </table:table-cell>
          <table:table-cell table:number-columns-repeated="7" table:style-name="ce68"/>
          <table:table-cell office:value-type="currency" office:value="116495.45999999998" table:formula="of:=([.M63]*1.15)*0.3" table:style-name="ce69">
            <text:p><text:s/>116 495,46 Kč<text:s/></text:p>
          </table:table-cell>
          <table:table-cell table:number-columns-repeated="9" table:style-name="ce68"/>
          <table:table-cell office:value-type="currency" office:value="38831.82" table:formula="of:=([.M63]*1.15)*0.1" table:style-name="ce69">
            <text:p><text:s/>38 831,82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61" table:style-name="ce597">
            <text:p>61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Vlčnov</text:p>
          </table:table-cell>
          <table:table-cell office:value-type="string" table:style-name="ce84">
            <text:p>JH, DŠ</text:p>
          </table:table-cell>
          <table:table-cell office:value-type="string" table:style-name="ce24">
            <text:p>O</text:p>
          </table:table-cell>
          <table:table-cell office:value-type="string" table:style-name="ce86">
            <text:p>5,4 kWh</text:p>
          </table:table-cell>
          <table:table-cell table:style-name="ce87"/>
          <table:table-cell office:value-type="currency" office:value="260000" table:style-name="ce88">
            <text:p>260 000,00 Kč</text:p>
          </table:table-cell>
          <table:table-cell office:value-type="currency" office:value="326068" table:style-name="ce88">
            <text:p>326 068,00 Kč</text:p>
          </table:table-cell>
          <table:table-cell office:value-type="string" table:style-name="ce89">
            <text:p>Hrubošovi</text:p>
          </table:table-cell>
          <table:table-cell office:value-type="string" table:style-name="ce89">
            <text:p>odloženo</text:p>
          </table:table-cell>
          <table:table-cell office:value-type="date" office:date-value="2021-12-13T00:00:00" table:style-name="ce22">
            <text:p>13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14T00:00:00" table:style-name="ce22">
            <text:p>14.01.2022</text:p>
          </table:table-cell>
          <table:table-cell office:value-type="date" office:date-value="2022-02-14T00:00:00" table:style-name="ce113">
            <text:p>14.02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24986.91999999995" table:formula="of:=([.M64]*1.15)*0.6" table:style-name="ce93">
            <text:p><text:s/>224 986,92 Kč<text:s/></text:p>
          </table:table-cell>
          <table:table-cell table:number-columns-repeated="7" table:style-name="ce35"/>
          <table:table-cell office:value-type="currency" office:value="112493.45999999998" table:formula="of:=([.M64]*1.15)*0.3" table:style-name="ce93">
            <text:p><text:s/>112 493,46 Kč<text:s/></text:p>
          </table:table-cell>
          <table:table-cell table:number-columns-repeated="9" table:style-name="ce35"/>
          <table:table-cell office:value-type="currency" office:value="37497.82" table:formula="of:=([.M64]*1.15)*0.1" table:style-name="ce93">
            <text:p><text:s/>37 497,82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62" table:style-name="ce597">
            <text:p>62</text:p>
          </table:table-cell>
          <table:table-cell office:value-type="string" table:style-name="ce20">
            <text:p>LM</text:p>
          </table:table-cell>
          <table:table-cell table:style-name="ce20"/>
          <table:table-cell table:style-name="ce569"/>
          <table:table-cell table:style-name="ce134"/>
          <table:table-cell office:value-type="string" table:style-name="ce122">
            <text:p>Luhačovice</text:p>
          </table:table-cell>
          <table:table-cell office:value-type="string" table:style-name="ce23">
            <text:p>LM</text:p>
          </table:table-cell>
          <table:table-cell office:value-type="string" table:style-name="ce123">
            <text:p>DOT</text:p>
          </table:table-cell>
          <table:table-cell office:value-type="float" office:value="8.2799999999999994" table:style-name="ce124">
            <text:p>8,3 kWp</text:p>
          </table:table-cell>
          <table:table-cell table:style-name="ce125"/>
          <table:table-cell office:value-type="currency" office:value="326000" table:style-name="ce126">
            <text:p>326 000,00 Kč</text:p>
          </table:table-cell>
          <table:table-cell office:value-type="currency" office:value="405422" table:style-name="ce161">
            <text:p>405 422,00 Kč</text:p>
          </table:table-cell>
          <table:table-cell office:value-type="string" table:style-name="ce105">
            <text:p>Hrubošovi</text:p>
          </table:table-cell>
          <table:table-cell office:value-type="string" table:style-name="ce89">
            <text:p>žádost podána 12.10.2022-doplněna 26.10.2022</text:p>
          </table:table-cell>
          <table:table-cell office:value-type="date" office:date-value="2021-12-22T00:00:00" table:style-name="ce52">
            <text:p>22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04T00:00:00" table:style-name="ce116">
            <text:p>04.01.2022</text:p>
          </table:table-cell>
          <table:table-cell office:value-type="date" office:date-value="2022-01-13T00:00:00" table:style-name="ce116">
            <text:p>13.01.2022</text:p>
          </table:table-cell>
          <table:table-cell table:style-name="ce162"/>
          <table:table-cell table:style-name="ce41"/>
          <table:table-cell office:value-type="date" office:date-value="2022-02-10T00:00:00" table:style-name="ce43">
            <text:p>10.02.2022</text:p>
          </table:table-cell>
          <table:table-cell office:value-type="string" table:style-name="ce82">
            <text:p>s.č.9001944202</text:p>
          </table:table-cell>
          <table:table-cell office:value-type="date" office:date-value="2022-02-08T00:00:00" table:style-name="ce43">
            <text:p>08.02.2022</text:p>
          </table:table-cell>
          <table:table-cell office:value-type="date" office:date-value="2022-02-10T00:00:00" table:style-name="ce43">
            <text:p>10.02.2022</text:p>
          </table:table-cell>
          <table:table-cell office:value-type="currency" office:value="286196" table:style-name="ce34">
            <text:p><text:s/>286 196,00 Kč<text:s/></text:p>
          </table:table-cell>
          <table:table-cell office:value-type="date" office:date-value="2022-03-01T00:00:00" table:style-name="ce114">
            <text:p>01.03.2022</text:p>
          </table:table-cell>
          <table:table-cell table:number-columns-repeated="2" table:style-name="ce43"/>
          <table:table-cell office:value-type="date" office:date-value="2022-03-14T00:00:00" table:style-name="ce43">
            <text:p>14.03.2022</text:p>
          </table:table-cell>
          <table:table-cell office:value-type="date" office:date-value="2022-04-21T00:00:00" table:style-name="ce43">
            <text:p>21.04.2022</text:p>
          </table:table-cell>
          <table:table-cell table:style-name="ce43"/>
          <table:table-cell office:value-type="date" office:date-value="2022-04-20T00:00:00" table:style-name="ce43">
            <text:p>20.04.2022</text:p>
          </table:table-cell>
          <table:table-cell office:value-type="currency" office:value="140039" table:style-name="ce34">
            <text:p><text:s/>140 039,00 Kč<text:s/></text:p>
          </table:table-cell>
          <table:table-cell office:value-type="date" office:date-value="2022-04-27T00:00:00" table:style-name="ce43">
            <text:p>27.04.2022</text:p>
          </table:table-cell>
          <table:table-cell table:style-name="ce43"/>
          <table:table-cell office:value-type="date" office:date-value="2022-04-26T00:00:00" table:style-name="ce43">
            <text:p>26.04.2022</text:p>
          </table:table-cell>
          <table:table-cell table:style-name="ce43"/>
          <table:table-cell office:value-type="date" office:date-value="2022-05-09T00:00:00" table:style-name="ce43">
            <text:p>09.05.2022</text:p>
          </table:table-cell>
          <table:table-cell office:value-type="date" office:date-value="2022-07-14T00:00:00" table:style-name="ce35">
            <text:p>14.07.2022</text:p>
          </table:table-cell>
          <table:table-cell office:value-type="date" office:date-value="2022-09-20T00:00:00" table:style-name="ce43">
            <text:p>20.09.2022</text:p>
          </table:table-cell>
          <table:table-cell office:value-type="date" office:date-value="2022-09-20T00:00:00" table:style-name="ce43">
            <text:p>20.09.2022</text:p>
          </table:table-cell>
          <table:table-cell office:value-type="date" office:date-value="2022-09-20T00:00:00" table:style-name="ce43">
            <text:p>20.09.2022</text:p>
          </table:table-cell>
          <table:table-cell office:value-type="currency" office:value="40000" table:style-name="ce34">
            <text:p><text:s/>40 000,00 Kč<text:s/></text:p>
          </table:table-cell>
          <table:table-cell office:value-type="date" office:date-value="2022-09-27T00:00:00" table:style-name="ce36">
            <text:p>27.09.2022</text:p>
          </table:table-cell>
          <table:table-cell office:value-type="date" office:date-value="2022-10-12T00:00:00" table:style-name="ce43">
            <text:p>12.10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63" table:style-name="ce597">
            <text:p>63</text:p>
          </table:table-cell>
          <table:table-cell table:number-columns-repeated="2" table:style-name="ce20"/>
          <table:table-cell table:style-name="ce568"/>
          <table:table-cell table:style-name="ce134"/>
          <table:table-cell office:value-type="string" table:style-name="ce84">
            <text:p>Březová</text:p>
          </table:table-cell>
          <table:table-cell office:value-type="string" table:style-name="ce85">
            <text:p>LM</text:p>
          </table:table-cell>
          <table:table-cell office:value-type="string" table:style-name="ce24">
            <text:p>U</text:p>
          </table:table-cell>
          <table:table-cell office:value-type="float" office:value="5.52" table:style-name="ce86">
            <text:p>5,5 kWp</text:p>
          </table:table-cell>
          <table:table-cell table:style-name="ce87"/>
          <table:table-cell office:value-type="currency" office:value="283000" table:style-name="ce88">
            <text:p>283 000,00 Kč</text:p>
          </table:table-cell>
          <table:table-cell office:value-type="currency" office:value="355610" table:style-name="ce161">
            <text:p>355 610,00 Kč</text:p>
          </table:table-cell>
          <table:table-cell office:value-type="string" table:style-name="ce89">
            <text:p>Hrubošovi</text:p>
          </table:table-cell>
          <table:table-cell office:value-type="string" table:style-name="ce112">
            <text:p>dotace schválena 1.11.2022</text:p>
          </table:table-cell>
          <table:table-cell office:value-type="date" office:date-value="2021-12-22T00:00:00" table:style-name="ce22">
            <text:p>22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04T00:00:00" table:style-name="ce113">
            <text:p>04.01.2022</text:p>
          </table:table-cell>
          <table:table-cell office:value-type="date" office:date-value="2022-01-13T00:00:00" table:style-name="ce113">
            <text:p>13.01.2022</text:p>
          </table:table-cell>
          <table:table-cell table:style-name="ce163"/>
          <table:table-cell table:style-name="ce92"/>
          <table:table-cell office:value-type="date" office:date-value="2022-02-10T00:00:00" table:style-name="ce35">
            <text:p>10.02.2022</text:p>
          </table:table-cell>
          <table:table-cell office:value-type="string" table:style-name="ce114">
            <text:p>s.č.9001944203</text:p>
          </table:table-cell>
          <table:table-cell office:value-type="date" office:date-value="2022-02-08T00:00:00" table:style-name="ce35">
            <text:p>08.02.2022</text:p>
          </table:table-cell>
          <table:table-cell office:value-type="date" office:date-value="2022-02-10T00:00:00" table:style-name="ce35">
            <text:p>10.02.2022</text:p>
          </table:table-cell>
          <table:table-cell office:value-type="currency" office:value="224987" table:style-name="ce93">
            <text:p><text:s/>224 987,00 Kč<text:s/></text:p>
          </table:table-cell>
          <table:table-cell office:value-type="string" table:style-name="ce114">
            <text:p>01.03.2022.</text:p>
          </table:table-cell>
          <table:table-cell table:number-columns-repeated="2" table:style-name="ce35"/>
          <table:table-cell office:value-type="date" office:date-value="2022-03-16T00:00:00" table:style-name="ce35">
            <text:p>16.03.2022</text:p>
          </table:table-cell>
          <table:table-cell office:value-type="date" office:date-value="2022-04-20T00:00:00" table:style-name="ce35">
            <text:p>20.04.2022</text:p>
          </table:table-cell>
          <table:table-cell table:style-name="ce35"/>
          <table:table-cell office:value-type="date" office:date-value="2022-04-20T00:00:00" table:style-name="ce35">
            <text:p>20.04.2022</text:p>
          </table:table-cell>
          <table:table-cell office:value-type="currency" office:value="153965" table:style-name="ce93">
            <text:p><text:s/>153 965,00 Kč<text:s/></text:p>
          </table:table-cell>
          <table:table-cell office:value-type="date" office:date-value="2022-04-27T00:00:00" table:style-name="ce35">
            <text:p>27.04.2022</text:p>
          </table:table-cell>
          <table:table-cell table:style-name="ce35"/>
          <table:table-cell office:value-type="date" office:date-value="2022-04-26T00:00:00" table:style-name="ce35">
            <text:p>26.04.2022</text:p>
          </table:table-cell>
          <table:table-cell table:style-name="ce35"/>
          <table:table-cell office:value-type="date" office:date-value="2022-05-09T00:00:00" table:style-name="ce35">
            <text:p>09.05.2022</text:p>
          </table:table-cell>
          <table:table-cell office:value-type="date" office:date-value="2022-05-27T00:00:00" table:style-name="ce35">
            <text:p>27.05.2022</text:p>
          </table:table-cell>
          <table:table-cell office:value-type="date" office:date-value="2022-07-13T00:00:00" table:style-name="ce35">
            <text:p>13.07.2022</text:p>
          </table:table-cell>
          <table:table-cell office:value-type="date" office:date-value="2022-07-13T00:00:00" table:style-name="ce35">
            <text:p>13.07.2022</text:p>
          </table:table-cell>
          <table:table-cell office:value-type="date" office:date-value="2022-07-18T00:00:00" table:style-name="ce35">
            <text:p>18.07.2022</text:p>
          </table:table-cell>
          <table:table-cell office:value-type="currency" office:value="30000" table:style-name="ce93">
            <text:p><text:s/>30 000,00 Kč<text:s/></text:p>
          </table:table-cell>
          <table:table-cell office:value-type="date" office:date-value="2022-09-07T00:00:00" table:style-name="ce115">
            <text:p>07.09.2022</text:p>
          </table:table-cell>
          <table:table-cell office:value-type="date" office:date-value="2022-10-27T00:00:00" table:style-name="ce35">
            <text:p>27.10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64" table:style-name="ce597">
            <text:p>64</text:p>
          </table:table-cell>
          <table:table-cell table:number-columns-repeated="2" table:style-name="ce20"/>
          <table:table-cell table:style-name="ce568"/>
          <table:table-cell table:style-name="ce134"/>
          <table:table-cell office:value-type="string" table:style-name="ce122">
            <text:p>Újezdec</text:p>
          </table:table-cell>
          <table:table-cell office:value-type="string" table:style-name="ce123">
            <text:p>LM</text:p>
          </table:table-cell>
          <table:table-cell office:value-type="string" table:style-name="ce123">
            <text:p>U</text:p>
          </table:table-cell>
          <table:table-cell office:value-type="float" office:value="7.36" table:style-name="ce124">
            <text:p>7,4 kWp</text:p>
          </table:table-cell>
          <table:table-cell table:style-name="ce125"/>
          <table:table-cell office:value-type="currency" office:value="312000" table:style-name="ce126">
            <text:p>312 000,00 Kč</text:p>
          </table:table-cell>
          <table:table-cell office:value-type="currency" office:value="389750" table:style-name="ce161">
            <text:p>389 750,00 Kč</text:p>
          </table:table-cell>
          <table:table-cell office:value-type="string" table:style-name="ce105">
            <text:p>Hrubošovi</text:p>
          </table:table-cell>
          <table:table-cell office:value-type="string" table:style-name="ce112">
            <text:p>dotace schválena 15.11.2022</text:p>
          </table:table-cell>
          <table:table-cell office:value-type="date" office:date-value="2021-12-22T00:00:00" table:style-name="ce52">
            <text:p>22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04T00:00:00" table:style-name="ce116">
            <text:p>04.01.2022</text:p>
          </table:table-cell>
          <table:table-cell office:value-type="date" office:date-value="2022-01-13T00:00:00" table:style-name="ce116">
            <text:p>13.01.2022</text:p>
          </table:table-cell>
          <table:table-cell table:style-name="ce162"/>
          <table:table-cell table:style-name="ce41"/>
          <table:table-cell office:value-type="date" office:date-value="2022-02-10T00:00:00" table:style-name="ce43">
            <text:p>10.02.2022</text:p>
          </table:table-cell>
          <table:table-cell office:value-type="string" table:style-name="ce82">
            <text:p>s.č.9001944204</text:p>
          </table:table-cell>
          <table:table-cell office:value-type="date" office:date-value="2022-02-08T00:00:00" table:style-name="ce43">
            <text:p>08.02.2022</text:p>
          </table:table-cell>
          <table:table-cell office:value-type="date" office:date-value="2022-02-10T00:00:00" table:style-name="ce43">
            <text:p>10.02.2022</text:p>
          </table:table-cell>
          <table:table-cell office:value-type="currency" office:value="275383" table:style-name="ce34">
            <text:p><text:s/>275 383,00 Kč<text:s/></text:p>
          </table:table-cell>
          <table:table-cell office:value-type="date" office:date-value="2022-03-03T00:00:00" table:style-name="ce114">
            <text:p>03.03.2022</text:p>
          </table:table-cell>
          <table:table-cell office:value-type="string" table:style-name="ce35">
            <text:p>A</text:p>
          </table:table-cell>
          <table:table-cell office:value-type="string" table:style-name="ce35">
            <text:p>A</text:p>
          </table:table-cell>
          <table:table-cell office:value-type="date" office:date-value="2022-03-14T00:00:00" table:style-name="ce35">
            <text:p>14.03.2022</text:p>
          </table:table-cell>
          <table:table-cell office:value-type="date" office:date-value="2022-04-20T00:00:00" table:style-name="ce35">
            <text:p>20.04.2022</text:p>
          </table:table-cell>
          <table:table-cell office:value-type="date" office:date-value="2022-04-20T00:00:00" table:style-name="ce35">
            <text:p>20.04.2022</text:p>
          </table:table-cell>
          <table:table-cell office:value-type="date" office:date-value="2022-04-20T00:00:00" table:style-name="ce35">
            <text:p>20.04.2022</text:p>
          </table:table-cell>
          <table:table-cell office:value-type="currency" office:value="132830" table:style-name="ce93">
            <text:p><text:s/>132 830,00 Kč<text:s/></text:p>
          </table:table-cell>
          <table:table-cell office:value-type="date" office:date-value="2022-04-27T00:00:00" table:style-name="ce35">
            <text:p>27.04.2022</text:p>
          </table:table-cell>
          <table:table-cell table:style-name="ce35"/>
          <table:table-cell office:value-type="date" office:date-value="2022-04-26T00:00:00" table:style-name="ce35">
            <text:p>26.04.2022</text:p>
          </table:table-cell>
          <table:table-cell table:style-name="ce35"/>
          <table:table-cell office:value-type="date" office:date-value="2022-05-09T00:00:00" table:style-name="ce35">
            <text:p>09.05.2022</text:p>
          </table:table-cell>
          <table:table-cell office:value-type="date" office:date-value="2022-05-27T00:00:00" table:style-name="ce35">
            <text:p>27.05.2022</text:p>
          </table:table-cell>
          <table:table-cell office:value-type="date" office:date-value="2022-06-20T00:00:00" table:style-name="ce35">
            <text:p>20.06.2022</text:p>
          </table:table-cell>
          <table:table-cell office:value-type="date" office:date-value="2022-06-20T00:00:00" table:style-name="ce35">
            <text:p>20.06.2022</text:p>
          </table:table-cell>
          <table:table-cell office:value-type="date" office:date-value="2022-06-21T00:00:00" table:style-name="ce35">
            <text:p>21.06.2022</text:p>
          </table:table-cell>
          <table:table-cell office:value-type="currency" office:value="40000" table:style-name="ce93">
            <text:p><text:s/>40 000,00 Kč<text:s/></text:p>
          </table:table-cell>
          <table:table-cell office:value-type="date" office:date-value="2022-09-07T00:00:00" table:style-name="ce115">
            <text:p>07.09.2022</text:p>
          </table:table-cell>
          <table:table-cell office:value-type="date" office:date-value="2022-10-27T00:00:00" table:style-name="ce35">
            <text:p>27.10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65" table:style-name="ce597">
            <text:p>65</text:p>
          </table:table-cell>
          <table:table-cell table:number-columns-repeated="2" table:style-name="ce20"/>
          <table:table-cell table:style-name="ce568"/>
          <table:table-cell table:style-name="ce134"/>
          <table:table-cell office:value-type="string" table:style-name="ce84">
            <text:p>Uherský Brod</text:p>
          </table:table-cell>
          <table:table-cell office:value-type="string" table:style-name="ce85">
            <text:p>LM</text:p>
          </table:table-cell>
          <table:table-cell office:value-type="string" table:style-name="ce85">
            <text:p>U</text:p>
          </table:table-cell>
          <table:table-cell office:value-type="float" office:value="7.36" table:style-name="ce86">
            <text:p>7,4 kWp</text:p>
          </table:table-cell>
          <table:table-cell table:style-name="ce87"/>
          <table:table-cell office:value-type="currency" office:value="312000" table:style-name="ce88">
            <text:p>312 000,00 Kč</text:p>
          </table:table-cell>
          <table:table-cell office:value-type="currency" office:value="389750" table:style-name="ce161">
            <text:p>389 750,00 Kč</text:p>
          </table:table-cell>
          <table:table-cell office:value-type="string" table:style-name="ce89">
            <text:p>Hrubošovi</text:p>
          </table:table-cell>
          <table:table-cell office:value-type="string" table:style-name="ce89">
            <text:p>dotace schválena 25.11.2022</text:p>
          </table:table-cell>
          <table:table-cell office:value-type="date" office:date-value="2022-01-03T00:00:00" table:style-name="ce22">
            <text:p>03.01.2022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08T00:00:00" table:style-name="ce113">
            <text:p>08.01.2022</text:p>
          </table:table-cell>
          <table:table-cell office:value-type="date" office:date-value="2022-01-13T00:00:00" table:style-name="ce113">
            <text:p>13.01.2022</text:p>
          </table:table-cell>
          <table:table-cell table:style-name="ce163"/>
          <table:table-cell table:style-name="ce92"/>
          <table:table-cell office:value-type="date" office:date-value="2022-02-17T00:00:00" table:style-name="ce35">
            <text:p>17.02.2022</text:p>
          </table:table-cell>
          <table:table-cell office:value-type="string" table:style-name="ce114">
            <text:p>s.č.9001947345</text:p>
          </table:table-cell>
          <table:table-cell office:value-type="date" office:date-value="2022-02-11T00:00:00" table:style-name="ce35">
            <text:p>11.02.2022</text:p>
          </table:table-cell>
          <table:table-cell office:value-type="date" office:date-value="2022-02-11T00:00:00" table:style-name="ce35">
            <text:p>11.02.2022</text:p>
          </table:table-cell>
          <table:table-cell office:value-type="currency" office:value="275383" table:style-name="ce34">
            <text:p><text:s/>275 383,00 Kč<text:s/></text:p>
          </table:table-cell>
          <table:table-cell office:value-type="string" table:style-name="ce114">
            <text:p>01.03.2022.</text:p>
          </table:table-cell>
          <table:table-cell table:number-columns-repeated="2" table:style-name="ce35"/>
          <table:table-cell office:value-type="date" office:date-value="2022-03-14T00:00:00" table:style-name="ce35">
            <text:p>14.03.2022</text:p>
          </table:table-cell>
          <table:table-cell office:value-type="date" office:date-value="2022-04-20T00:00:00" table:style-name="ce35">
            <text:p>20.04.2022</text:p>
          </table:table-cell>
          <table:table-cell table:style-name="ce35"/>
          <table:table-cell office:value-type="date" office:date-value="2022-04-20T00:00:00" table:style-name="ce35">
            <text:p>20.04.2022</text:p>
          </table:table-cell>
          <table:table-cell office:value-type="currency" office:value="132830" table:style-name="ce93">
            <text:p><text:s/>132 830,00 Kč<text:s/></text:p>
          </table:table-cell>
          <table:table-cell office:value-type="date" office:date-value="2022-04-27T00:00:00" table:style-name="ce35">
            <text:p>27.04.2022</text:p>
          </table:table-cell>
          <table:table-cell table:style-name="ce35"/>
          <table:table-cell office:value-type="date" office:date-value="2022-04-26T00:00:00" table:style-name="ce35">
            <text:p>26.04.2022</text:p>
          </table:table-cell>
          <table:table-cell table:style-name="ce35"/>
          <table:table-cell office:value-type="date" office:date-value="2022-05-09T00:00:00" table:style-name="ce35">
            <text:p>09.05.2022</text:p>
          </table:table-cell>
          <table:table-cell office:value-type="date" office:date-value="2022-05-27T00:00:00" table:style-name="ce35">
            <text:p>27.05.2022</text:p>
          </table:table-cell>
          <table:table-cell office:value-type="date" office:date-value="2022-07-13T00:00:00" table:style-name="ce35">
            <text:p>13.07.2022</text:p>
          </table:table-cell>
          <table:table-cell office:value-type="date" office:date-value="2022-07-13T00:00:00" table:style-name="ce35">
            <text:p>13.07.2022</text:p>
          </table:table-cell>
          <table:table-cell office:value-type="date" office:date-value="2022-07-18T00:00:00" table:style-name="ce35">
            <text:p>18.07.2022</text:p>
          </table:table-cell>
          <table:table-cell office:value-type="currency" office:value="40000" table:style-name="ce93">
            <text:p><text:s/>40 000,00 Kč<text:s/></text:p>
          </table:table-cell>
          <table:table-cell office:value-type="date" office:date-value="2022-09-07T00:00:00" table:style-name="ce115">
            <text:p>07.09.2022</text:p>
          </table:table-cell>
          <table:table-cell office:value-type="date" office:date-value="2022-11-01T00:00:00" table:style-name="ce35">
            <text:p>01.11.2022</text:p>
          </table:table-cell>
          <table:table-cell table:number-columns-repeated="16337"/>
        </table:table-row>
        <table:table-row table:style-name="ro2">
          <table:table-cell table:style-name="ce164"/>
          <table:table-cell office:value-type="float" office:value="66" table:style-name="ce597">
            <text:p>66</text:p>
          </table:table-cell>
          <table:table-cell table:number-columns-repeated="2" table:style-name="ce20"/>
          <table:table-cell table:style-name="ce569"/>
          <table:table-cell table:style-name="ce122"/>
          <table:table-cell office:value-type="string" table:style-name="ce122">
            <text:p>Brno</text:p>
          </table:table-cell>
          <table:table-cell office:value-type="string" table:style-name="ce165">
            <text:p>JH, LM</text:p>
          </table:table-cell>
          <table:table-cell office:value-type="string" table:style-name="ce24">
            <text:p>O</text:p>
          </table:table-cell>
          <table:table-cell office:value-type="float" office:value="7.2" table:style-name="ce124">
            <text:p>7,2 kWp</text:p>
          </table:table-cell>
          <table:table-cell table:style-name="ce125"/>
          <table:table-cell office:value-type="currency" office:value="316000" table:style-name="ce126">
            <text:p>316 000,00 Kč</text:p>
          </table:table-cell>
          <table:table-cell office:value-type="currency" office:value="401563" table:style-name="ce126">
            <text:p>401 563,00 Kč</text:p>
          </table:table-cell>
          <table:table-cell office:value-type="string" table:style-name="ce89">
            <text:p>Hrubošovi</text:p>
          </table:table-cell>
          <table:table-cell office:value-type="string" table:style-name="ce89">
            <text:p>nemá dok.stavební úpravy,odloženo</text:p>
          </table:table-cell>
          <table:table-cell office:value-type="date" office:date-value="2022-01-03T00:00:00" table:style-name="ce22">
            <text:p>03.01.2022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13T00:00:00" table:style-name="ce113">
            <text:p>13.01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77078.46999999997" table:formula="of:=([.M69]*1.15)*0.6" table:style-name="ce34">
            <text:p><text:s/>277 078,47 Kč<text:s/></text:p>
          </table:table-cell>
          <table:table-cell table:style-name="ce43"/>
          <table:table-cell table:number-columns-repeated="6" table:style-name="ce35"/>
          <table:table-cell office:value-type="currency" office:value="138539.23499999999" table:formula="of:=([.M69]*1.15)*0.3" table:style-name="ce93">
            <text:p><text:s/>138 539,24 Kč<text:s/></text:p>
          </table:table-cell>
          <table:table-cell table:number-columns-repeated="9" table:style-name="ce35"/>
          <table:table-cell office:value-type="currency" office:value="46179.744999999995" table:formula="of:=([.M69]*1.15)*0.1" table:style-name="ce93">
            <text:p><text:s/>46 179,75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74"/>
          <table:table-cell office:value-type="float" office:value="67" table:style-name="ce597">
            <text:p>67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Uherské Hradiště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float" office:value="7.2" table:style-name="ce86">
            <text:p>7,2 kWp</text:p>
          </table:table-cell>
          <table:table-cell table:style-name="ce87"/>
          <table:table-cell office:value-type="currency" office:value="312200" table:style-name="ce88">
            <text:p>312 200,00 Kč</text:p>
          </table:table-cell>
          <table:table-cell office:value-type="currency" office:value="387124" table:style-name="ce88">
            <text:p>387 124,00 Kč</text:p>
          </table:table-cell>
          <table:table-cell office:value-type="string" table:style-name="ce89">
            <text:p>Hrubošovi</text:p>
          </table:table-cell>
          <table:table-cell office:value-type="string" table:style-name="ce89">
            <text:p>DOŘEŠIT PLATBY,pož. na PPP 20.11.</text:p>
          </table:table-cell>
          <table:table-cell office:value-type="date" office:date-value="2021-12-22T00:00:00" table:style-name="ce22">
            <text:p>22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14T00:00:00" table:style-name="ce22">
            <text:p>14.01.2022</text:p>
          </table:table-cell>
          <table:table-cell office:value-type="date" office:date-value="2022-01-04T00:00:00" table:style-name="ce113">
            <text:p>04.01.2022</text:p>
          </table:table-cell>
          <table:table-cell office:value-type="date" office:date-value="2022-01-10T00:00:00" table:style-name="ce22">
            <text:p>10.01.2022</text:p>
          </table:table-cell>
          <table:table-cell table:style-name="ce91"/>
          <table:table-cell table:style-name="ce92"/>
          <table:table-cell office:value-type="date" office:date-value="2022-02-18T00:00:00" table:style-name="ce35">
            <text:p>18.02.2022</text:p>
          </table:table-cell>
          <table:table-cell office:value-type="float" office:value="9001947775" table:style-name="ce94">
            <text:p>9001947775</text:p>
          </table:table-cell>
          <table:table-cell office:value-type="date" office:date-value="2022-01-13T00:00:00" table:style-name="ce35">
            <text:p>13.01.2022</text:p>
          </table:table-cell>
          <table:table-cell office:value-type="date" office:date-value="2022-04-04T00:00:00" table:style-name="ce35">
            <text:p>04.04.2022</text:p>
          </table:table-cell>
          <table:table-cell office:value-type="currency" office:value="267122" table:style-name="ce34">
            <text:p><text:s/>267 122,00 Kč<text:s/></text:p>
          </table:table-cell>
          <table:table-cell office:value-type="date" office:date-value="2022-04-11T00:00:00" table:style-name="ce166">
            <office:annotation draw:style-name="a0" svg:x="27.1145833333333in" svg:y="14.7604166666667in" svg:width="3.76041666666667in" svg:height="4.19791666666667in">
              <text:p>Komentář:</text:p>
              <text:p><text:s text:c="4"/>Zaplaceno pouze 200 000 Kč</text:p>
              <text:p/>
            </office:annotation>
            <text:p>11.04.2022</text:p>
          </table:table-cell>
          <table:table-cell table:number-columns-repeated="2" table:style-name="ce35"/>
          <table:table-cell office:value-type="date" office:date-value="2022-04-11T00:00:00" table:style-name="ce35">
            <text:p>11.04.2022</text:p>
          </table:table-cell>
          <table:table-cell table:number-columns-repeated="2" table:style-name="ce35"/>
          <table:table-cell office:value-type="date" office:date-value="2022-06-21T00:00:00" table:style-name="ce35">
            <text:p>21.06.2022</text:p>
          </table:table-cell>
          <table:table-cell office:value-type="currency" office:value="133562" table:style-name="ce93">
            <text:p><text:s/>133 562,00 Kč<text:s/></text:p>
          </table:table-cell>
          <table:table-cell table:number-columns-repeated="2" table:style-name="ce35"/>
          <table:table-cell office:value-type="date" office:date-value="2022-05-30T00:00:00" table:style-name="ce35">
            <text:p>30.05.2022</text:p>
          </table:table-cell>
          <table:table-cell table:style-name="ce35"/>
          <table:table-cell office:value-type="date" office:date-value="2022-07-22T00:00:00" table:style-name="ce35">
            <text:p>22.07.2022</text:p>
          </table:table-cell>
          <table:table-cell office:value-type="date" office:date-value="2022-11-20T00:00:00" table:style-name="ce35">
            <text:p>20.11.2022</text:p>
          </table:table-cell>
          <table:table-cell table:number-columns-repeated="3" table:style-name="ce35"/>
          <table:table-cell office:value-type="currency" office:value="44520" table:style-name="ce93">
            <text:p><text:s/>44 520,00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68" table:style-name="ce597">
            <text:p>68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9"/>
          <table:table-cell table:style-name="ce134"/>
          <table:table-cell office:value-type="string" table:style-name="ce122">
            <text:p>Ostrožská Nová Ves</text:p>
          </table:table-cell>
          <table:table-cell office:value-type="string" table:style-name="ce123">
            <text:p>ET 10</text:p>
          </table:table-cell>
          <table:table-cell office:value-type="string" table:style-name="ce24">
            <text:p>ZR</text:p>
          </table:table-cell>
          <table:table-cell office:value-type="string" table:style-name="ce124">
            <text:p>7,2 kWp</text:p>
          </table:table-cell>
          <table:table-cell table:style-name="ce125"/>
          <table:table-cell office:value-type="currency" office:value="308800" table:style-name="ce126">
            <text:p>308 800,00 Kč</text:p>
          </table:table-cell>
          <table:table-cell office:value-type="currency" office:value="382714" table:style-name="ce126">
            <text:p>382 714,00 Kč</text:p>
          </table:table-cell>
          <table:table-cell office:value-type="string" table:style-name="ce105">
            <text:p>Hrubošovi</text:p>
          </table:table-cell>
          <table:table-cell office:value-type="string" table:style-name="ce105">
            <text:p>Zaplaceno 60% 13.09.</text:p>
          </table:table-cell>
          <table:table-cell office:value-type="date" office:date-value="2021-12-22T00:00:00" table:style-name="ce52">
            <text:p>22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14T00:00:00" table:style-name="ce52">
            <text:p>14.01.2022</text:p>
          </table:table-cell>
          <table:table-cell office:value-type="date" office:date-value="2022-01-04T00:00:00" table:style-name="ce116">
            <text:p>04.01.2022</text:p>
          </table:table-cell>
          <table:table-cell office:value-type="date" office:date-value="2022-01-10T00:00:00" table:style-name="ce52">
            <text:p>10.01.2022</text:p>
          </table:table-cell>
          <table:table-cell table:style-name="ce53"/>
          <table:table-cell table:style-name="ce41"/>
          <table:table-cell office:value-type="date" office:date-value="2022-05-30T00:00:00" table:style-name="ce43">
            <text:p>30.05.2022</text:p>
          </table:table-cell>
          <table:table-cell office:value-type="string" table:style-name="ce44">
            <text:p>č.p.703142</text:p>
          </table:table-cell>
          <table:table-cell office:value-type="date" office:date-value="2022-08-19T00:00:00" table:style-name="ce43">
            <text:p>19.08.2022</text:p>
          </table:table-cell>
          <table:table-cell office:value-type="date" office:date-value="2022-01-13T00:00:00" table:style-name="ce43">
            <text:p>13.01.2022</text:p>
          </table:table-cell>
          <table:table-cell office:value-type="currency" office:value="266333" table:style-name="ce34">
            <text:p><text:s/>266 333,00 Kč<text:s/></text:p>
          </table:table-cell>
          <table:table-cell office:value-type="date" office:date-value="2022-09-13T00:00:00" table:style-name="ce43">
            <text:p>13.09.2022</text:p>
          </table:table-cell>
          <table:table-cell table:number-columns-repeated="6" table:style-name="ce43"/>
          <table:table-cell office:value-type="currency" office:value="129776" table:style-name="ce34">
            <text:p><text:s/>129 776,00 Kč<text:s/></text:p>
          </table:table-cell>
          <table:table-cell table:number-columns-repeated="9" table:style-name="ce43"/>
          <table:table-cell office:value-type="currency" office:value="44012.11" table:formula="of:=([.M71]*1.15)*0.1" table:style-name="ce34">
            <text:p><text:s/>44 012,11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69" table:style-name="ce597">
            <text:p>6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lčnov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number-columns-repeated="2" table:style-name="ce62"/>
          <table:table-cell office:value-type="string" table:style-name="ce63">
            <text:p>Hrubošovi</text:p>
          </table:table-cell>
          <table:table-cell office:value-type="string" table:style-name="ce63">
            <text:p>nechce</text:p>
          </table:table-cell>
          <table:table-cell office:value-type="date" office:date-value="2021-12-13T00:00:00" table:style-name="ce65">
            <text:p>13.12.2021</text:p>
          </table:table-cell>
          <table:table-cell table:style-name="ce65"/>
          <table:table-cell table:style-name="ce97"/>
          <table:table-cell table:style-name="ce157"/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0" table:formula="of:=([.M72]*1.15)*0.6" table:style-name="ce69">
            <text:p><text:s/>- <text:s text:c="2"/>Kč<text:s/></text:p>
          </table:table-cell>
          <table:table-cell table:number-columns-repeated="7" table:style-name="ce100"/>
          <table:table-cell office:value-type="currency" office:value="0" table:formula="of:=([.M72]*1.15)*0.3" table:style-name="ce69">
            <text:p><text:s/>- <text:s text:c="2"/>Kč<text:s/></text:p>
          </table:table-cell>
          <table:table-cell table:number-columns-repeated="9" table:style-name="ce100"/>
          <table:table-cell office:value-type="currency" office:value="0" table:formula="of:=([.M72]*1.15)*0.1" table:style-name="ce69">
            <text:p><text:s/>- <text:s text:c="2"/>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70" table:style-name="ce597">
            <text:p>7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Strážn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number-columns-repeated="2" table:style-name="ce62"/>
          <table:table-cell office:value-type="string" table:style-name="ce63">
            <text:p>Hrabec - Kapitol</text:p>
          </table:table-cell>
          <table:table-cell office:value-type="string" table:style-name="ce63">
            <text:p>nové podklady 04/2022</text:p>
          </table:table-cell>
          <table:table-cell office:value-type="date" office:date-value="2021-12-13T00:00:00" table:style-name="ce65">
            <text:p>13.12.2021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table:style-name="ce110"/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73]*1.15)*0.6" table:style-name="ce69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73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73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71" table:style-name="ce597">
            <text:p>7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Lovč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51790" table:style-name="ce62">
            <text:p>251 790,00 Kč</text:p>
          </table:table-cell>
          <table:table-cell office:value-type="currency" office:value="325690" table:style-name="ce62">
            <text:p>325 690,00 Kč</text:p>
          </table:table-cell>
          <table:table-cell office:value-type="string" table:style-name="ce63">
            <text:p>Hrabec - Kapitol</text:p>
          </table:table-cell>
          <table:table-cell office:value-type="string" table:style-name="ce63">
            <text:p>chce všechno prodat a vycestovat</text:p>
          </table:table-cell>
          <table:table-cell office:value-type="date" office:date-value="2021-12-13T00:00:00" table:style-name="ce65">
            <text:p>13.12.2021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1-12-20T00:00:00" table:style-name="ce110">
            <text:p>20.12.2021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24726.1" table:formula="of:=([.M74]*1.15)*0.6" table:style-name="ce69">
            <text:p><text:s/>224 726,10 Kč<text:s/></text:p>
          </table:table-cell>
          <table:table-cell table:number-columns-repeated="7" table:style-name="ce68"/>
          <table:table-cell office:value-type="currency" office:value="112363.05" table:formula="of:=([.M74]*1.15)*0.3" table:style-name="ce69">
            <text:p><text:s/>112 363,05 Kč<text:s/></text:p>
          </table:table-cell>
          <table:table-cell table:number-columns-repeated="9" table:style-name="ce68"/>
          <table:table-cell office:value-type="currency" office:value="37454.35" table:formula="of:=([.M74]*1.15)*0.1" table:style-name="ce69">
            <text:p><text:s/>37 454,35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72" table:style-name="ce597">
            <text:p>7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ohuslavice u Kyjova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number-columns-repeated="2" table:style-name="ce62"/>
          <table:table-cell office:value-type="string" table:style-name="ce63">
            <text:p>Hrabec - Kapitol</text:p>
          </table:table-cell>
          <table:table-cell office:value-type="string" table:style-name="ce63">
            <text:p>mail + volat v 1/2 roku</text:p>
          </table:table-cell>
          <table:table-cell office:value-type="date" office:date-value="2021-12-13T00:00:00" table:style-name="ce65">
            <text:p>13.12.2021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table:style-name="ce110"/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75]*1.15)*0.6" table:style-name="ce69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75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75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73" table:style-name="ce597">
            <text:p>7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Uherské Hradiště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8.1" table:style-name="ce60">
            <text:p>8,1 kWp</text:p>
          </table:table-cell>
          <table:table-cell table:style-name="ce61"/>
          <table:table-cell office:value-type="currency" office:value="336000" table:style-name="ce62">
            <text:p>336 000,00 Kč</text:p>
          </table:table-cell>
          <table:table-cell office:value-type="currency" office:value="414777" table:style-name="ce62">
            <text:p>414 777,00 Kč</text:p>
          </table:table-cell>
          <table:table-cell office:value-type="string" table:style-name="ce63">
            <text:p>Hrubošovi</text:p>
          </table:table-cell>
          <table:table-cell office:value-type="string" table:style-name="ce167">
            <text:p>konkurence</text:p>
          </table:table-cell>
          <table:table-cell office:value-type="date" office:date-value="2021-12-13T00:00:00" table:style-name="ce65">
            <text:p>13.12.2021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1-12-14T00:00:00" table:style-name="ce110">
            <text:p>14.12.2021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86196.13" table:formula="of:=([.M76]*1.15)*0.6" table:style-name="ce69">
            <text:p><text:s/>286 196,13 Kč<text:s/></text:p>
          </table:table-cell>
          <table:table-cell table:number-columns-repeated="7" table:style-name="ce68"/>
          <table:table-cell office:value-type="currency" office:value="143098.065" table:formula="of:=([.M76]*1.15)*0.3" table:style-name="ce69">
            <text:p><text:s/>143 098,07 Kč<text:s/></text:p>
          </table:table-cell>
          <table:table-cell table:number-columns-repeated="9" table:style-name="ce68"/>
          <table:table-cell office:value-type="currency" office:value="47699.355000000003" table:formula="of:=([.M76]*1.15)*0.1" table:style-name="ce69">
            <text:p><text:s/>47 699,36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74" table:style-name="ce597">
            <text:p>74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Uherské Hradiště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6">
            <text:p>7,2 kWp</text:p>
          </table:table-cell>
          <table:table-cell table:style-name="ce87"/>
          <table:table-cell office:value-type="currency" office:value="271888" table:style-name="ce88">
            <text:p>271 888,00 Kč</text:p>
          </table:table-cell>
          <table:table-cell office:value-type="currency" office:value="330755" table:style-name="ce88">
            <text:p>330 755,00 Kč</text:p>
          </table:table-cell>
          <table:table-cell office:value-type="string" table:style-name="ce89">
            <text:p>Hrubošovi</text:p>
          </table:table-cell>
          <table:table-cell office:value-type="string" table:style-name="ce112">
            <text:p>dotace schválena 11.10.2022</text:p>
          </table:table-cell>
          <table:table-cell office:value-type="date" office:date-value="2021-12-13T00:00:00" table:style-name="ce52">
            <text:p>13.12.2021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1-12-16T00:00:00" table:style-name="ce52">
            <text:p>16.12.2021</text:p>
          </table:table-cell>
          <table:table-cell office:value-type="date" office:date-value="2021-12-15T00:00:00" table:style-name="ce116">
            <text:p>15.12.2021</text:p>
          </table:table-cell>
          <table:table-cell office:value-type="date" office:date-value="2022-01-05T00:00:00" table:style-name="ce52">
            <text:p>05.01.2022</text:p>
          </table:table-cell>
          <table:table-cell table:style-name="ce53"/>
          <table:table-cell table:style-name="ce41"/>
          <table:table-cell office:value-type="date" office:date-value="2022-04-13T00:00:00" table:style-name="ce43">
            <text:p>13.04.2022</text:p>
          </table:table-cell>
          <table:table-cell office:value-type="string" table:style-name="ce45">
            <text:p>č.sml.9001971281</text:p>
          </table:table-cell>
          <table:table-cell office:value-type="string" table:style-name="ce43">
            <text:p>224.05.2022</text:p>
          </table:table-cell>
          <table:table-cell office:value-type="date" office:date-value="2022-01-27T00:00:00" table:style-name="ce43">
            <text:p>27.01.2022</text:p>
          </table:table-cell>
          <table:table-cell office:value-type="currency" office:value="181589" table:style-name="ce34">
            <text:p><text:s/>181 589,00 Kč<text:s/></text:p>
          </table:table-cell>
          <table:table-cell office:value-type="date" office:date-value="2022-01-27T00:00:00" table:style-name="ce43">
            <text:p>27.01.2022</text:p>
          </table:table-cell>
          <table:table-cell table:number-columns-repeated="2" table:style-name="ce43"/>
          <table:table-cell office:value-type="date" office:date-value="2022-02-25T00:00:00" table:style-name="ce43">
            <text:p>25.02.2022</text:p>
          </table:table-cell>
          <table:table-cell office:value-type="date" office:date-value="2022-03-22T00:00:00" table:style-name="ce43">
            <text:p>22.03.2022</text:p>
          </table:table-cell>
          <table:table-cell table:style-name="ce43"/>
          <table:table-cell office:value-type="date" office:date-value="2022-06-13T00:00:00" table:style-name="ce43">
            <text:p>13.06.2022</text:p>
          </table:table-cell>
          <table:table-cell office:value-type="currency" office:value="160742" table:style-name="ce34">
            <text:p><text:s/>160 742,00 Kč<text:s/></text:p>
          </table:table-cell>
          <table:table-cell office:value-type="date" office:date-value="2022-06-13T00:00:00" table:style-name="ce43">
            <text:p>13.06.2022</text:p>
          </table:table-cell>
          <table:table-cell table:style-name="ce43"/>
          <table:table-cell office:value-type="string" table:style-name="ce43">
            <text:p>08.062022</text:p>
          </table:table-cell>
          <table:table-cell table:style-name="ce43"/>
          <table:table-cell office:value-type="date" office:date-value="2022-04-13T00:00:00" table:style-name="ce43">
            <text:p>13.04.2022</text:p>
          </table:table-cell>
          <table:table-cell office:value-type="date" office:date-value="2022-06-10T00:00:00" table:style-name="ce43">
            <text:p>10.06.2022</text:p>
          </table:table-cell>
          <table:table-cell office:value-type="date" office:date-value="2022-08-17T00:00:00" table:style-name="ce43">
            <text:p>17.08.2022</text:p>
          </table:table-cell>
          <table:table-cell office:value-type="date" office:date-value="2022-08-17T00:00:00" table:style-name="ce43">
            <text:p>17.08.2022</text:p>
          </table:table-cell>
          <table:table-cell office:value-type="date" office:date-value="2022-08-19T00:00:00" table:style-name="ce43">
            <text:p>19.08.2022</text:p>
          </table:table-cell>
          <table:table-cell office:value-type="currency" office:value="38036.824999999997" table:formula="of:=([.M77]*1.15)*0.1" table:style-name="ce34">
            <text:p><text:s/>38 036,83 Kč<text:s/></text:p>
          </table:table-cell>
          <table:table-cell office:value-type="date" office:date-value="2022-08-19T00:00:00" table:style-name="ce36">
            <text:p>19.08.2022</text:p>
          </table:table-cell>
          <table:table-cell office:value-type="date" office:date-value="2022-08-24T00:00:00" table:style-name="ce43">
            <text:p>24.08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75" table:style-name="ce597">
            <text:p>7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Horní Němčí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95100" table:style-name="ce62">
            <text:p>295 100,00 Kč</text:p>
          </table:table-cell>
          <table:table-cell office:value-type="currency" office:value="360000" table:style-name="ce62">
            <text:p>360 000,00 Kč</text:p>
          </table:table-cell>
          <table:table-cell office:value-type="string" table:style-name="ce63">
            <text:p>Hrubošovi</text:p>
          </table:table-cell>
          <table:table-cell office:value-type="string" table:style-name="ce167">
            <text:p>CN</text:p>
          </table:table-cell>
          <table:table-cell office:value-type="date" office:date-value="2022-01-03T00:00:00" table:style-name="ce65">
            <text:p>03.01.2022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2-01-08T00:00:00" table:style-name="ce65">
            <text:p>08.01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48399.99999999994" table:formula="of:=([.M78]*1.15)*0.6" table:style-name="ce69">
            <text:p><text:s/>248 400,00 Kč<text:s/></text:p>
          </table:table-cell>
          <table:table-cell table:number-columns-repeated="7" table:style-name="ce68"/>
          <table:table-cell office:value-type="currency" office:value="124199.99999999997" table:formula="of:=([.M78]*1.15)*0.3" table:style-name="ce69">
            <text:p><text:s/>124 200,00 Kč<text:s/></text:p>
          </table:table-cell>
          <table:table-cell table:number-columns-repeated="9" table:style-name="ce68"/>
          <table:table-cell office:value-type="currency" office:value="41400" table:formula="of:=([.M78]*1.15)*0.1" table:style-name="ce69">
            <text:p><text:s/>41 400,00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76" table:style-name="ce597">
            <text:p>7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Zlín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8.1" table:style-name="ce60">
            <text:p>8,1 kWp</text:p>
          </table:table-cell>
          <table:table-cell table:style-name="ce61"/>
          <table:table-cell office:value-type="currency" office:value="336000" table:style-name="ce62">
            <text:p>336 000,00 Kč</text:p>
          </table:table-cell>
          <table:table-cell office:value-type="currency" office:value="414777" table:style-name="ce62">
            <text:p>414 777,00 Kč</text:p>
          </table:table-cell>
          <table:table-cell office:value-type="string" table:style-name="ce63">
            <text:p>Hrubošovi</text:p>
          </table:table-cell>
          <table:table-cell office:value-type="string" table:style-name="ce167">
            <text:p>viz Zemek Michal Zlín</text:p>
          </table:table-cell>
          <table:table-cell office:value-type="date" office:date-value="2022-01-04T00:00:00" table:style-name="ce65">
            <text:p>04.01.2022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2-01-07T00:00:00" table:style-name="ce65">
            <text:p>07.01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86196.13" table:formula="of:=([.M79]*1.15)*0.6" table:style-name="ce69">
            <text:p><text:s/>286 196,13 Kč<text:s/></text:p>
          </table:table-cell>
          <table:table-cell table:number-columns-repeated="7" table:style-name="ce68"/>
          <table:table-cell office:value-type="currency" office:value="143098.065" table:formula="of:=([.M79]*1.15)*0.3" table:style-name="ce69">
            <text:p><text:s/>143 098,07 Kč<text:s/></text:p>
          </table:table-cell>
          <table:table-cell table:number-columns-repeated="9" table:style-name="ce68"/>
          <table:table-cell office:value-type="currency" office:value="47699.355000000003" table:formula="of:=([.M79]*1.15)*0.1" table:style-name="ce69">
            <text:p><text:s/>47 699,36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77" table:style-name="ce597">
            <text:p>7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áno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52560" table:style-name="ce62">
            <text:p>252 560,00 Kč</text:p>
          </table:table-cell>
          <table:table-cell office:value-type="currency" office:value="326068" table:style-name="ce62">
            <text:p>326 068,00 Kč</text:p>
          </table:table-cell>
          <table:table-cell office:value-type="string" table:style-name="ce63">
            <text:p>Hrubošovi</text:p>
          </table:table-cell>
          <table:table-cell office:value-type="string" table:style-name="ce63">
            <text:p>ne</text:p>
          </table:table-cell>
          <table:table-cell office:value-type="date" office:date-value="2022-01-04T00:00:00" table:style-name="ce65">
            <text:p>04.01.2022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2-01-09T00:00:00" table:style-name="ce65">
            <text:p>09.01.2022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224986.91999999995" table:formula="of:=([.M80]*1.15)*0.6" table:style-name="ce69">
            <text:p><text:s/>224 986,92 Kč<text:s/></text:p>
          </table:table-cell>
          <table:table-cell table:number-columns-repeated="7" table:style-name="ce100"/>
          <table:table-cell office:value-type="currency" office:value="112493.45999999998" table:formula="of:=([.M80]*1.15)*0.3" table:style-name="ce69">
            <text:p><text:s/>112 493,46 Kč<text:s/></text:p>
          </table:table-cell>
          <table:table-cell table:number-columns-repeated="9" table:style-name="ce100"/>
          <table:table-cell office:value-type="currency" office:value="37497.82" table:formula="of:=([.M80]*1.15)*0.1" table:style-name="ce69">
            <text:p><text:s/>37 497,82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78" table:style-name="ce597">
            <text:p>78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Čejč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5.4" table:style-name="ce60">
            <text:p>5,4 kWp</text:p>
          </table:table-cell>
          <table:table-cell table:style-name="ce61"/>
          <table:table-cell office:value-type="currency" office:value="252560" table:style-name="ce62">
            <text:p>252 560,00 Kč</text:p>
          </table:table-cell>
          <table:table-cell office:value-type="currency" office:value="326068" table:style-name="ce62">
            <text:p>326 068,00 Kč</text:p>
          </table:table-cell>
          <table:table-cell office:value-type="string" table:style-name="ce63">
            <text:p>Eda</text:p>
          </table:table-cell>
          <table:table-cell office:value-type="string" table:style-name="ce63">
            <text:p>nechce realizovat vůbec, chce topit elekřinou</text:p>
          </table:table-cell>
          <table:table-cell office:value-type="date" office:date-value="2022-01-05T00:00:00" table:style-name="ce65">
            <text:p>05.01.2022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2-01-09T00:00:00" table:style-name="ce65">
            <text:p>09.01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24986.91999999995" table:formula="of:=([.M81]*1.15)*0.6" table:style-name="ce69">
            <text:p><text:s/>224 986,92 Kč<text:s/></text:p>
          </table:table-cell>
          <table:table-cell table:number-columns-repeated="7" table:style-name="ce68"/>
          <table:table-cell office:value-type="currency" office:value="112493.45999999998" table:formula="of:=([.M81]*1.15)*0.3" table:style-name="ce69">
            <text:p><text:s/>112 493,46 Kč<text:s/></text:p>
          </table:table-cell>
          <table:table-cell table:number-columns-repeated="9" table:style-name="ce68"/>
          <table:table-cell office:value-type="currency" office:value="37497.82" table:formula="of:=([.M81]*1.15)*0.1" table:style-name="ce69">
            <text:p><text:s/>37 497,82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79" table:style-name="ce597">
            <text:p>79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Uherský Ostroh</text:p>
          </table:table-cell>
          <table:table-cell office:value-type="string" table:style-name="ce85">
            <text:p>JG</text:p>
          </table:table-cell>
          <table:table-cell office:value-type="string" table:style-name="ce85">
            <text:p>U</text:p>
          </table:table-cell>
          <table:table-cell office:value-type="float" office:value="5.4" table:style-name="ce86">
            <text:p>5,4 kWp</text:p>
          </table:table-cell>
          <table:table-cell table:style-name="ce87"/>
          <table:table-cell office:value-type="currency" office:value="260000" table:style-name="ce88">
            <text:p>260 000,00 Kč</text:p>
          </table:table-cell>
          <table:table-cell office:value-type="currency" office:value="341377" table:style-name="ce88">
            <text:p>341 377,00 Kč</text:p>
          </table:table-cell>
          <table:table-cell office:value-type="string" table:style-name="ce89">
            <text:p>Eda</text:p>
          </table:table-cell>
          <table:table-cell office:value-type="string" table:style-name="ce89">
            <text:p>dotace schválena</text:p>
          </table:table-cell>
          <table:table-cell office:value-type="date" office:date-value="2022-12-20T00:00:00" table:style-name="ce22">
            <text:p>20.12.2022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14T00:00:00" table:style-name="ce22">
            <text:p>14.01.2022</text:p>
          </table:table-cell>
          <table:table-cell office:value-type="date" office:date-value="2020-01-01T00:00:00" table:style-name="ce22">
            <text:p>01.01.2020</text:p>
          </table:table-cell>
          <table:table-cell office:value-type="date" office:date-value="2020-01-01T00:00:00" table:style-name="ce22">
            <text:p>01.01.2020</text:p>
          </table:table-cell>
          <table:table-cell table:style-name="ce91"/>
          <table:table-cell table:style-name="ce92"/>
          <table:table-cell office:value-type="date" office:date-value="2022-02-18T00:00:00" table:style-name="ce35">
            <text:p>18.02.2022</text:p>
          </table:table-cell>
          <table:table-cell office:value-type="float" office:value="9001947836" table:style-name="ce169">
            <text:p>9001947836</text:p>
          </table:table-cell>
          <table:table-cell office:value-type="date" office:date-value="2022-02-24T00:00:00" table:style-name="ce35">
            <text:p>24.02.2022</text:p>
          </table:table-cell>
          <table:table-cell office:value-type="date" office:date-value="2022-02-24T00:00:00" table:style-name="ce35">
            <text:p>24.02.2022</text:p>
          </table:table-cell>
          <table:table-cell office:value-type="currency" office:value="235550.12999999998" table:formula="of:=([.M82]*1.15)*0.6" table:style-name="ce93">
            <text:p><text:s/>235 550,13 Kč<text:s/></text:p>
          </table:table-cell>
          <table:table-cell office:value-type="date" office:date-value="2022-03-03T00:00:00" table:style-name="ce35">
            <text:p>03.03.2022</text:p>
          </table:table-cell>
          <table:table-cell table:number-columns-repeated="2" table:style-name="ce35"/>
          <table:table-cell office:value-type="date" office:date-value="2022-03-28T00:00:00" table:style-name="ce35">
            <text:p>28.03.2022</text:p>
          </table:table-cell>
          <table:table-cell office:value-type="date" office:date-value="2022-05-12T00:00:00" table:style-name="ce35">
            <text:p>12.05.2022</text:p>
          </table:table-cell>
          <table:table-cell table:style-name="ce35"/>
          <table:table-cell office:value-type="date" office:date-value="2022-04-29T00:00:00" table:style-name="ce35">
            <text:p>29.04.2022</text:p>
          </table:table-cell>
          <table:table-cell office:value-type="currency" office:value="117775.06499999999" table:formula="of:=([.M82]*1.15)*0.3" table:style-name="ce93">
            <text:p><text:s/>117 775,07 Kč<text:s/></text:p>
          </table:table-cell>
          <table:table-cell office:value-type="date" office:date-value="2022-05-16T00:00:00" table:style-name="ce35">
            <text:p>16.05.2022</text:p>
          </table:table-cell>
          <table:table-cell table:style-name="ce35"/>
          <table:table-cell office:value-type="date" office:date-value="2022-04-28T00:00:00" table:style-name="ce35">
            <text:p>28.04.2022</text:p>
          </table:table-cell>
          <table:table-cell table:style-name="ce35"/>
          <table:table-cell office:value-type="date" office:date-value="2022-05-25T00:00:00" table:style-name="ce35">
            <text:p>25.05.2022</text:p>
          </table:table-cell>
          <table:table-cell office:value-type="date" office:date-value="2022-05-26T00:00:00" table:style-name="ce35">
            <text:p>26.05.2022</text:p>
          </table:table-cell>
          <table:table-cell office:value-type="date" office:date-value="2022-07-13T00:00:00" table:style-name="ce35">
            <text:p>13.07.2022</text:p>
          </table:table-cell>
          <table:table-cell office:value-type="date" office:date-value="2022-07-13T00:00:00" table:style-name="ce35">
            <text:p>13.07.2022</text:p>
          </table:table-cell>
          <table:table-cell office:value-type="date" office:date-value="2022-07-13T00:00:00" table:style-name="ce35">
            <text:p>13.07.2022</text:p>
          </table:table-cell>
          <table:table-cell office:value-type="currency" office:value="39258.355000000003" table:formula="of:=([.M82]*1.15)*0.1" table:style-name="ce93">
            <text:p><text:s/>39 258,36 Kč<text:s/></text:p>
          </table:table-cell>
          <table:table-cell office:value-type="date" office:date-value="2022-07-19T00:00:00" table:style-name="ce115">
            <text:p>19.07.2022</text:p>
          </table:table-cell>
          <table:table-cell office:value-type="date" office:date-value="2022-08-01T00:00:00" table:style-name="ce35">
            <text:p>01.08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80" table:style-name="ce597">
            <text:p>8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Hodonín - Výhon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8.1" table:style-name="ce60">
            <text:p>8,1 kWp</text:p>
          </table:table-cell>
          <table:table-cell table:style-name="ce61"/>
          <table:table-cell office:value-type="currency" office:value="336000" table:style-name="ce62">
            <text:p>336 000,00 Kč</text:p>
          </table:table-cell>
          <table:table-cell office:value-type="currency" office:value="414777" table:style-name="ce62">
            <text:p>414 777,00 Kč</text:p>
          </table:table-cell>
          <table:table-cell office:value-type="string" table:style-name="ce63">
            <text:p>mail</text:p>
          </table:table-cell>
          <table:table-cell office:value-type="string" table:style-name="ce63">
            <text:p>ne</text:p>
          </table:table-cell>
          <table:table-cell office:value-type="date" office:date-value="2022-01-04T00:00:00" table:style-name="ce65">
            <text:p>04.01.2022</text:p>
          </table:table-cell>
          <table:table-cell office:value-type="date" office:date-value="2022-01-06T00:00:00" table:style-name="ce65">
            <text:p>06.01.2022</text:p>
          </table:table-cell>
          <table:table-cell office:value-type="date" office:date-value="2020-01-01T00:00:00" table:style-name="ce64">
            <text:p>01.01.2020</text:p>
          </table:table-cell>
          <table:table-cell table:number-columns-repeated="2" table:style-name="ce97"/>
          <table:table-cell table:style-name="ce98"/>
          <table:table-cell table:style-name="ce99"/>
          <table:table-cell table:style-name="ce68"/>
          <table:table-cell table:style-name="ce100"/>
          <table:table-cell table:number-columns-repeated="2" table:style-name="ce68"/>
          <table:table-cell office:value-type="currency" office:value="286196.13" table:formula="of:=([.M83]*1.15)*0.6" table:style-name="ce69">
            <text:p><text:s/>286 196,13 Kč<text:s/></text:p>
          </table:table-cell>
          <table:table-cell table:style-name="ce170"/>
          <table:table-cell table:number-columns-repeated="6" table:style-name="ce100"/>
          <table:table-cell office:value-type="currency" office:value="143098.065" table:formula="of:=([.M83]*1.15)*0.3" table:style-name="ce69">
            <text:p><text:s/>143 098,07 Kč<text:s/></text:p>
          </table:table-cell>
          <table:table-cell table:number-columns-repeated="9" table:style-name="ce100"/>
          <table:table-cell office:value-type="currency" office:value="47699.355000000003" table:formula="of:=([.M83]*1.15)*0.1" table:style-name="ce69">
            <text:p><text:s/>47 699,36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81" table:style-name="ce597">
            <text:p>8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Rohatec</text:p>
          </table:table-cell>
          <table:table-cell office:value-type="string" table:style-name="ce58">
            <text:p>ET</text:p>
          </table:table-cell>
          <table:table-cell office:value-type="string" table:style-name="ce59">
            <text:p>N</text:p>
          </table:table-cell>
          <table:table-cell office:value-type="string" table:style-name="ce60">
            <text:p>7,36 kWp</text:p>
          </table:table-cell>
          <table:table-cell table:style-name="ce61"/>
          <table:table-cell office:value-type="currency" office:value="337900" table:style-name="ce62">
            <text:p>337 900,00 Kč</text:p>
          </table:table-cell>
          <table:table-cell office:value-type="currency" office:value="408509" table:style-name="ce62">
            <text:p>408 509,00 Kč</text:p>
          </table:table-cell>
          <table:table-cell office:value-type="string" table:style-name="ce63">
            <text:p>mail</text:p>
          </table:table-cell>
          <table:table-cell office:value-type="string" table:style-name="ce63">
            <text:p>nerealizováno, storno faktury</text:p>
          </table:table-cell>
          <table:table-cell office:value-type="date" office:date-value="2022-01-03T00:00:00" table:style-name="ce65">
            <text:p>03.01.2022</text:p>
          </table:table-cell>
          <table:table-cell office:value-type="date" office:date-value="2022-01-06T00:00:00" table:style-name="ce65">
            <text:p>06.01.2022</text:p>
          </table:table-cell>
          <table:table-cell office:value-type="date" office:date-value="2022-02-04T00:00:00" table:style-name="ce65">
            <text:p>04.02.2022</text:p>
          </table:table-cell>
          <table:table-cell office:value-type="date" office:date-value="2022-02-09T00:00:00" table:style-name="ce65">
            <text:p>09.02.2022</text:p>
          </table:table-cell>
          <table:table-cell office:value-type="date" office:date-value="2020-01-01T00:00:00" table:style-name="ce65">
            <text:p>01.01.2020</text:p>
          </table:table-cell>
          <table:table-cell table:style-name="ce66"/>
          <table:table-cell table:style-name="ce67"/>
          <table:table-cell table:number-columns-repeated="3" table:style-name="ce68"/>
          <table:table-cell office:value-type="date" office:date-value="2022-03-24T00:00:00" table:style-name="ce68">
            <text:p>24.03.2022</text:p>
          </table:table-cell>
          <table:table-cell office:value-type="currency" office:value="281871.20999999996" table:formula="of:=([.M84]*1.15)*0.6" table:style-name="ce69">
            <text:p><text:s/>281 871,21 Kč<text:s/></text:p>
          </table:table-cell>
          <table:table-cell table:style-name="ce171"/>
          <table:table-cell table:number-columns-repeated="6" table:style-name="ce68"/>
          <table:table-cell office:value-type="currency" office:value="140935.60499999998" table:formula="of:=([.M84]*1.15)*0.3" table:style-name="ce69">
            <text:p><text:s/>140 935,61 Kč<text:s/></text:p>
          </table:table-cell>
          <table:table-cell table:number-columns-repeated="9" table:style-name="ce68"/>
          <table:table-cell office:value-type="currency" office:value="46978.535000000003" table:formula="of:=([.M84]*1.15)*0.1" table:style-name="ce69">
            <text:p><text:s/>46 978,54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82" table:style-name="ce597">
            <text:p>82</text:p>
          </table:table-cell>
          <table:table-cell table:number-columns-repeated="2" table:style-name="ce20"/>
          <table:table-cell table:style-name="ce568"/>
          <table:table-cell table:style-name="ce134"/>
          <table:table-cell office:value-type="string" table:style-name="ce84">
            <text:p>Čejkovice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float" office:value="7.36" table:style-name="ce86">
            <text:p>7,4 kWp</text:p>
          </table:table-cell>
          <table:table-cell table:style-name="ce87"/>
          <table:table-cell office:value-type="currency" office:value="326000" table:style-name="ce88">
            <text:p>326 000,00 Kč</text:p>
          </table:table-cell>
          <table:table-cell office:value-type="currency" office:value="399105" table:style-name="ce88">
            <text:p>399 105,00 Kč</text:p>
          </table:table-cell>
          <table:table-cell office:value-type="string" table:style-name="ce89">
            <text:p>Damborský - Kapitol</text:p>
          </table:table-cell>
          <table:table-cell office:value-type="string" table:style-name="ce89">
            <text:p>dotace schválena <text:s/>12.10.2022/změna mikr.na výrobnu,ž.o PPP</text:p>
          </table:table-cell>
          <table:table-cell office:value-type="date" office:date-value="2021-12-20T00:00:00" table:style-name="ce52">
            <text:p>20.12.2021</text:p>
          </table:table-cell>
          <table:table-cell table:style-name="ce172"/>
          <table:table-cell office:value-type="date" office:date-value="2022-01-13T00:00:00" table:style-name="ce52">
            <text:p>13.01.2022</text:p>
          </table:table-cell>
          <table:table-cell office:value-type="date" office:date-value="2022-01-19T00:00:00" table:style-name="ce52">
            <text:p>19.01.2022</text:p>
          </table:table-cell>
          <table:table-cell office:value-type="date" office:date-value="2022-02-03T00:00:00" table:style-name="ce52">
            <text:p>03.02.2022</text:p>
          </table:table-cell>
          <table:table-cell table:style-name="ce53"/>
          <table:table-cell table:style-name="ce41"/>
          <table:table-cell office:value-type="date" office:date-value="2022-04-29T00:00:00" table:style-name="ce43">
            <text:p>29.04.2022</text:p>
          </table:table-cell>
          <table:table-cell office:value-type="string" table:style-name="ce173">
            <text:p> č.s.9001971014</text:p>
          </table:table-cell>
          <table:table-cell office:value-type="date" office:date-value="2022-02-04T00:00:00" table:style-name="ce43">
            <text:p>04.02.2022</text:p>
          </table:table-cell>
          <table:table-cell office:value-type="date" office:date-value="2022-02-04T00:00:00" table:style-name="ce43">
            <text:p>04.02.2022</text:p>
          </table:table-cell>
          <table:table-cell office:value-type="currency" office:value="275382.44999999995" table:formula="of:=([.M85]*1.15)*0.6" table:style-name="ce69">
            <text:p><text:s/>275 382,45 Kč<text:s/></text:p>
          </table:table-cell>
          <table:table-cell office:value-type="date" office:date-value="2022-02-04T00:00:00" table:style-name="ce43">
            <text:p>04.02.2022</text:p>
          </table:table-cell>
          <table:table-cell table:number-columns-repeated="2" table:style-name="ce43"/>
          <table:table-cell office:value-type="date" office:date-value="2022-05-05T00:00:00" table:style-name="ce43">
            <text:p>05.05.2022</text:p>
          </table:table-cell>
          <table:table-cell office:value-type="date" office:date-value="2022-08-05T00:00:00" table:style-name="ce43">
            <text:p>05.08.2022</text:p>
          </table:table-cell>
          <table:table-cell table:style-name="ce43"/>
          <table:table-cell office:value-type="date" office:date-value="2022-08-05T00:00:00" table:style-name="ce43">
            <text:p>05.08.2022</text:p>
          </table:table-cell>
          <table:table-cell office:value-type="currency" office:value="137691.22499999998" table:formula="of:=([.M85]*1.15)*0.3" table:style-name="ce93">
            <text:p><text:s/>137 691,23 Kč<text:s/></text:p>
          </table:table-cell>
          <table:table-cell office:value-type="date" office:date-value="2022-09-02T00:00:00" table:style-name="ce43">
            <text:p>02.09.2022</text:p>
          </table:table-cell>
          <table:table-cell table:number-columns-repeated="3" table:style-name="ce43"/>
          <table:table-cell office:value-type="date" office:date-value="2022-04-10T00:00:00" table:style-name="ce43">
            <text:p>10.04.2022</text:p>
          </table:table-cell>
          <table:table-cell office:value-type="date" office:date-value="2022-11-07T00:00:00" table:style-name="ce43">
            <text:p>07.11.2022</text:p>
          </table:table-cell>
          <table:table-cell table:number-columns-repeated="2" table:style-name="ce43"/>
          <table:table-cell office:value-type="date" office:date-value="2022-08-10T00:00:00" table:style-name="ce43">
            <text:p>10.08.2022</text:p>
          </table:table-cell>
          <table:table-cell office:value-type="currency" office:value="45897.074999999997" table:formula="of:=([.M85]*1.15)*0.1" table:style-name="ce34">
            <text:p><text:s/>45 897,08 Kč<text:s/></text:p>
          </table:table-cell>
          <table:table-cell office:value-type="date" office:date-value="2022-09-01T00:00:00" table:style-name="ce174">
            <text:p>01.09.2022</text:p>
          </table:table-cell>
          <table:table-cell office:value-type="date" office:date-value="2022-09-15T00:00:00" table:style-name="ce43">
            <text:p>15.09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83" table:style-name="ce597">
            <text:p>8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ojkov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7.2" table:style-name="ce60">
            <text:p>7,2 kWp</text:p>
          </table:table-cell>
          <table:table-cell table:style-name="ce61"/>
          <table:table-cell office:value-type="currency" office:value="326000" table:style-name="ce62">
            <text:p>326 000,00 Kč</text:p>
          </table:table-cell>
          <table:table-cell office:value-type="currency" office:value="398905" table:style-name="ce62">
            <text:p>398 905,00 Kč</text:p>
          </table:table-cell>
          <table:table-cell office:value-type="string" table:style-name="ce63">
            <text:p>mail</text:p>
          </table:table-cell>
          <table:table-cell office:value-type="string" table:style-name="ce63">
            <text:p>CN</text:p>
          </table:table-cell>
          <table:table-cell office:value-type="date" office:date-value="2021-12-30T00:00:00" table:style-name="ce65">
            <text:p>30.12.2021</text:p>
          </table:table-cell>
          <table:table-cell office:value-type="date" office:date-value="2022-01-05T00:00:00" table:style-name="ce65">
            <text:p>05.01.2022</text:p>
          </table:table-cell>
          <table:table-cell office:value-type="date" office:date-value="2022-01-10T00:00:00" table:style-name="ce65">
            <text:p>10.01.2022</text:p>
          </table:table-cell>
          <table:table-cell office:value-type="date" office:date-value="2022-01-19T00:00:00" table:style-name="ce65">
            <text:p>19.01.2022</text:p>
          </table:table-cell>
          <table:table-cell office:value-type="date" office:date-value="2020-01-01T00:00:00" table:style-name="ce65">
            <text:p>01.01.2020</text:p>
          </table:table-cell>
          <table:table-cell table:style-name="ce66"/>
          <table:table-cell table:style-name="ce67"/>
          <table:table-cell table:number-columns-repeated="4" table:style-name="ce68"/>
          <table:table-cell office:value-type="currency" office:value="275244.44999999995" table:formula="of:=([.M86]*1.15)*0.6" table:style-name="ce69">
            <text:p><text:s/>275 244,45 Kč<text:s/></text:p>
          </table:table-cell>
          <table:table-cell table:number-columns-repeated="7" table:style-name="ce68"/>
          <table:table-cell office:value-type="currency" office:value="137622.22499999998" table:formula="of:=([.M86]*1.15)*0.3" table:style-name="ce69">
            <text:p><text:s/>137 622,23 Kč<text:s/></text:p>
          </table:table-cell>
          <table:table-cell table:number-columns-repeated="9" table:style-name="ce68"/>
          <table:table-cell office:value-type="currency" office:value="45874.074999999997" table:formula="of:=([.M86]*1.15)*0.1" table:style-name="ce69">
            <text:p><text:s/>45 874,08 Kč<text:s/></text:p>
          </table:table-cell>
          <table:table-cell table:style-name="ce175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84" table:style-name="ce597">
            <text:p>8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Hovorany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8.1" table:style-name="ce60">
            <text:p>8,1 kWp</text:p>
          </table:table-cell>
          <table:table-cell table:style-name="ce61"/>
          <table:table-cell office:value-type="currency" office:value="336000" table:style-name="ce62">
            <text:p>336 000,00 Kč</text:p>
          </table:table-cell>
          <table:table-cell office:value-type="currency" office:value="414777" table:style-name="ce62">
            <text:p>414 777,00 Kč</text:p>
          </table:table-cell>
          <table:table-cell office:value-type="string" table:style-name="ce63">
            <text:p>mail</text:p>
          </table:table-cell>
          <table:table-cell office:value-type="string" table:style-name="ce63">
            <text:p>ne, bez dotace</text:p>
          </table:table-cell>
          <table:table-cell office:value-type="date" office:date-value="2021-12-30T00:00:00" table:style-name="ce65">
            <text:p>30.12.2021</text:p>
          </table:table-cell>
          <table:table-cell table:style-name="ce97"/>
          <table:table-cell office:value-type="date" office:date-value="2022-01-07T00:00:00" table:style-name="ce65">
            <text:p>07.01.2022</text:p>
          </table:table-cell>
          <table:table-cell office:value-type="date" office:date-value="2022-01-26T00:00:00" table:style-name="ce65">
            <text:p>26.01.2022</text:p>
          </table:table-cell>
          <table:table-cell office:value-type="date" office:date-value="2022-01-28T00:00:00" table:style-name="ce65">
            <text:p>28.01.2022</text:p>
          </table:table-cell>
          <table:table-cell table:style-name="ce66"/>
          <table:table-cell table:style-name="ce99"/>
          <table:table-cell table:style-name="ce68"/>
          <table:table-cell table:number-columns-repeated="3" table:style-name="ce100"/>
          <table:table-cell office:value-type="currency" office:value="286196.13" table:formula="of:=([.M87]*1.15)*0.6" table:style-name="ce69">
            <text:p><text:s/>286 196,13 Kč<text:s/></text:p>
          </table:table-cell>
          <table:table-cell table:number-columns-repeated="7" table:style-name="ce100"/>
          <table:table-cell office:value-type="currency" office:value="143098.065" table:formula="of:=([.M87]*1.15)*0.3" table:style-name="ce69">
            <text:p><text:s/>143 098,07 Kč<text:s/></text:p>
          </table:table-cell>
          <table:table-cell table:number-columns-repeated="9" table:style-name="ce100"/>
          <table:table-cell office:value-type="currency" office:value="47699.355000000003" table:formula="of:=([.M87]*1.15)*0.1" table:style-name="ce69">
            <text:p><text:s/>47 699,36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 table:style-name="ce1"/>
          <table:table-cell office:value-type="float" office:value="85" table:style-name="ce597">
            <text:p>85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Hodonín</text:p>
          </table:table-cell>
          <table:table-cell office:value-type="string" table:style-name="ce85">
            <text:p>ET,LM</text:p>
          </table:table-cell>
          <table:table-cell office:value-type="string" table:style-name="ce24">
            <text:p>U</text:p>
          </table:table-cell>
          <table:table-cell office:value-type="float" office:value="4.5" table:style-name="ce86">
            <text:p>4,5 kWp</text:p>
          </table:table-cell>
          <table:table-cell table:style-name="ce87"/>
          <table:table-cell office:value-type="currency" office:value="230000" table:style-name="ce88">
            <text:p>230 000,00 Kč</text:p>
          </table:table-cell>
          <table:table-cell office:value-type="currency" office:value="307625" table:style-name="ce88">
            <text:p>307 625,00 Kč</text:p>
          </table:table-cell>
          <table:table-cell office:value-type="string" table:style-name="ce89">
            <text:p>HL</text:p>
          </table:table-cell>
          <table:table-cell office:value-type="string" table:style-name="ce89">
            <text:p>dotace schválena</text:p>
          </table:table-cell>
          <table:table-cell office:value-type="date" office:date-value="2022-01-03T00:00:00" table:style-name="ce22">
            <text:p>03.01.2022</text:p>
          </table:table-cell>
          <table:table-cell table:style-name="ce22"/>
          <table:table-cell office:value-type="date" office:date-value="2022-01-06T00:00:00" table:style-name="ce22">
            <text:p>06.01.2022</text:p>
          </table:table-cell>
          <table:table-cell office:value-type="date" office:date-value="2022-01-07T00:00:00" table:style-name="ce22">
            <text:p>07.01.2022</text:p>
          </table:table-cell>
          <table:table-cell office:value-type="date" office:date-value="2022-01-09T00:00:00" table:style-name="ce22">
            <text:p>09.01.2022</text:p>
          </table:table-cell>
          <table:table-cell table:style-name="ce91"/>
          <table:table-cell office:value-type="date" office:date-value="2022-01-06T00:00:00" table:style-name="ce92">
            <text:p>06.01.2022</text:p>
          </table:table-cell>
          <table:table-cell office:value-type="date" office:date-value="2022-04-28T00:00:00" table:style-name="ce35">
            <text:p>28.04.2022</text:p>
          </table:table-cell>
          <table:table-cell office:value-type="string" table:style-name="ce176">
            <text:p>s.č.9001934427</text:p>
          </table:table-cell>
          <table:table-cell office:value-type="date" office:date-value="2022-01-14T00:00:00" table:style-name="ce35">
            <text:p>14.01.2022</text:p>
          </table:table-cell>
          <table:table-cell office:value-type="date" office:date-value="2022-01-19T00:00:00" table:style-name="ce35">
            <text:p>19.01.2022</text:p>
          </table:table-cell>
          <table:table-cell office:value-type="currency" office:value="212261.25" table:formula="of:=([.M88]*1.15)*0.6" table:style-name="ce93">
            <text:p><text:s/>212 261,25 Kč<text:s/></text:p>
          </table:table-cell>
          <table:table-cell office:value-type="date" office:date-value="2022-01-19T00:00:00" table:style-name="ce35">
            <text:p>19.01.2022</text:p>
          </table:table-cell>
          <table:table-cell office:value-type="date" office:date-value="2022-02-01T00:00:00" table:style-name="ce35">
            <text:p>01.02.2022</text:p>
          </table:table-cell>
          <table:table-cell office:value-type="string" table:style-name="ce35">
            <text:p>A</text:p>
          </table:table-cell>
          <table:table-cell office:value-type="date" office:date-value="2022-02-07T00:00:00" table:style-name="ce35">
            <text:p>07.02.2022</text:p>
          </table:table-cell>
          <table:table-cell office:value-type="date" office:date-value="2022-03-03T00:00:00" table:style-name="ce35">
            <text:p>03.03.2022</text:p>
          </table:table-cell>
          <table:table-cell office:value-type="date" office:date-value="2022-03-03T00:00:00" table:style-name="ce35">
            <text:p>03.03.2022</text:p>
          </table:table-cell>
          <table:table-cell office:value-type="date" office:date-value="2022-02-28T00:00:00" table:style-name="ce35">
            <text:p>28.02.2022</text:p>
          </table:table-cell>
          <table:table-cell office:value-type="currency" office:value="106130.625" table:formula="of:=([.M88]*1.15)*0.3" table:style-name="ce93">
            <text:p><text:s/>106 130,63 Kč<text:s/></text:p>
          </table:table-cell>
          <table:table-cell office:value-type="date" office:date-value="2022-03-10T00:00:00" table:style-name="ce35">
            <text:p>10.03.2022</text:p>
          </table:table-cell>
          <table:table-cell table:style-name="ce35"/>
          <table:table-cell office:value-type="date" office:date-value="2022-03-10T00:00:00" table:style-name="ce35">
            <text:p>10.03.2022</text:p>
          </table:table-cell>
          <table:table-cell table:style-name="ce35"/>
          <table:table-cell office:value-type="date" office:date-value="2022-03-10T00:00:00" table:style-name="ce35">
            <text:p>10.03.2022</text:p>
          </table:table-cell>
          <table:table-cell office:value-type="date" office:date-value="2022-04-28T00:00:00" table:style-name="ce35">
            <text:p>28.04.2022</text:p>
          </table:table-cell>
          <table:table-cell office:value-type="date" office:date-value="2022-05-27T00:00:00" table:style-name="ce35">
            <text:p>27.05.2022</text:p>
          </table:table-cell>
          <table:table-cell table:style-name="ce35"/>
          <table:table-cell office:value-type="date" office:date-value="2022-05-30T00:00:00" table:style-name="ce35">
            <text:p>30.05.2022</text:p>
          </table:table-cell>
          <table:table-cell office:value-type="currency" office:value="35376.875" table:formula="of:=([.M88]*1.15)*0.1" table:style-name="ce93">
            <text:p><text:s/>35 376,88 Kč<text:s/></text:p>
          </table:table-cell>
          <table:table-cell office:value-type="date" office:date-value="2022-06-17T00:00:00" table:style-name="ce115">
            <text:p>17.06.2022</text:p>
          </table:table-cell>
          <table:table-cell office:value-type="date" office:date-value="2022-07-25T00:00:00" table:style-name="ce35">
            <text:p>25.07.2022</text:p>
          </table:table-cell>
          <table:table-cell table:number-columns-repeated="16337"/>
        </table:table-row>
        <table:table-row table:style-name="ro2">
          <table:table-cell table:style-name="ce74"/>
          <table:table-cell office:value-type="float" office:value="86" table:style-name="ce597">
            <text:p>86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134"/>
          <table:table-cell office:value-type="string" table:style-name="ce84">
            <text:p>Rajhrad</text:p>
          </table:table-cell>
          <table:table-cell office:value-type="string" table:style-name="ce85">
            <text:p>WB</text:p>
          </table:table-cell>
          <table:table-cell office:value-type="string" table:style-name="ce24">
            <text:p>PPP</text:p>
          </table:table-cell>
          <table:table-cell office:value-type="string" table:style-name="ce86">
            <text:p>5,4 kWh</text:p>
          </table:table-cell>
          <table:table-cell table:style-name="ce87"/>
          <table:table-cell office:value-type="currency" office:value="327958" table:style-name="ce88">
            <text:p>327 958,00 Kč</text:p>
          </table:table-cell>
          <table:table-cell office:value-type="currency" office:value="405968" table:style-name="ce88">
            <text:p>405 968,00 Kč</text:p>
          </table:table-cell>
          <table:table-cell office:value-type="string" table:style-name="ce112">
            <text:p>Staňa Lokaj</text:p>
          </table:table-cell>
          <table:table-cell office:value-type="string" table:style-name="ce112">
            <text:p>PPP 13.12.2022</text:p>
          </table:table-cell>
          <table:table-cell office:value-type="date" office:date-value="2022-01-04T00:00:00" table:style-name="ce52">
            <text:p>04.01.2022</text:p>
          </table:table-cell>
          <table:table-cell office:value-type="date" office:date-value="2022-01-05T00:00:00" table:style-name="ce22">
            <text:p>05.01.2022</text:p>
          </table:table-cell>
          <table:table-cell table:style-name="ce52"/>
          <table:table-cell office:value-type="date" office:date-value="2022-01-19T00:00:00" table:style-name="ce52">
            <text:p>19.01.2022</text:p>
          </table:table-cell>
          <table:table-cell office:value-type="date" office:date-value="2022-01-26T00:00:00" table:style-name="ce52">
            <text:p>26.01.2022</text:p>
          </table:table-cell>
          <table:table-cell table:style-name="ce53"/>
          <table:table-cell table:style-name="ce41"/>
          <table:table-cell office:value-type="date" office:date-value="2022-01-28T00:00:00" table:style-name="ce43">
            <text:p>28.01.2022</text:p>
          </table:table-cell>
          <table:table-cell office:value-type="string" table:style-name="ce82">
            <text:p>č.sml.9001959523</text:p>
          </table:table-cell>
          <table:table-cell office:value-type="date" office:date-value="2022-01-28T00:00:00" table:style-name="ce43">
            <text:p>28.01.2022</text:p>
          </table:table-cell>
          <table:table-cell office:value-type="date" office:date-value="2022-01-28T00:00:00" table:style-name="ce43">
            <text:p>28.01.2022</text:p>
          </table:table-cell>
          <table:table-cell office:value-type="currency" office:value="254169" table:style-name="ce34">
            <text:p><text:s/>254 169,00 Kč<text:s/></text:p>
          </table:table-cell>
          <table:table-cell office:value-type="date" office:date-value="2022-01-28T00:00:00" table:style-name="ce43">
            <text:p>28.01.2022</text:p>
          </table:table-cell>
          <table:table-cell table:number-columns-repeated="2" table:style-name="ce43"/>
          <table:table-cell office:value-type="date" office:date-value="2022-03-04T00:00:00" table:style-name="ce43">
            <text:p>04.03.2022</text:p>
          </table:table-cell>
          <table:table-cell table:number-columns-repeated="2" table:style-name="ce43"/>
          <table:table-cell office:value-type="date" office:date-value="2022-08-29T00:00:00" table:style-name="ce43">
            <text:p>29.08.2022</text:p>
          </table:table-cell>
          <table:table-cell office:value-type="currency" office:value="172694" table:style-name="ce34">
            <text:p><text:s/>172 694,00 Kč<text:s/></text:p>
          </table:table-cell>
          <table:table-cell office:value-type="date" office:date-value="2022-09-13T00:00:00" table:style-name="ce43">
            <text:p>13.09.2022</text:p>
          </table:table-cell>
          <table:table-cell table:style-name="ce43"/>
          <table:table-cell office:value-type="date" office:date-value="2022-08-29T00:00:00" table:style-name="ce43">
            <text:p>29.08.2022</text:p>
          </table:table-cell>
          <table:table-cell table:style-name="ce43"/>
          <table:table-cell office:value-type="date" office:date-value="2022-08-04T00:00:00" table:style-name="ce43">
            <text:p>04.08.2022</text:p>
          </table:table-cell>
          <table:table-cell office:value-type="date" office:date-value="2022-08-29T00:00:00" table:style-name="ce43">
            <text:p>29.08.2022</text:p>
          </table:table-cell>
          <table:table-cell office:value-type="date" office:date-value="2023-02-23T00:00:00" table:style-name="ce43">
            <text:p>23.02.2023</text:p>
          </table:table-cell>
          <table:table-cell table:number-columns-repeated="2" table:style-name="ce43"/>
          <table:table-cell office:value-type="currency" office:value="40000" table:style-name="ce34">
            <text:p><text:s/>40 000,00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74"/>
          <table:table-cell office:value-type="float" office:value="87" table:style-name="ce597">
            <text:p>87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134"/>
          <table:table-cell office:value-type="string" table:style-name="ce84">
            <text:p>Brno - Židenice</text:p>
          </table:table-cell>
          <table:table-cell table:style-name="ce85"/>
          <table:table-cell office:value-type="string" table:style-name="ce24">
            <text:p>DOT</text:p>
          </table:table-cell>
          <table:table-cell office:value-type="string" table:style-name="ce86">
            <text:p>5,5 kWp</text:p>
          </table:table-cell>
          <table:table-cell table:style-name="ce87"/>
          <table:table-cell office:value-type="currency" office:value="295700" table:style-name="ce88">
            <text:p>295 700,00 Kč</text:p>
          </table:table-cell>
          <table:table-cell office:value-type="currency" office:value="404823" table:style-name="ce177">
            <text:p>404 823,00 Kč</text:p>
          </table:table-cell>
          <table:table-cell office:value-type="string" table:style-name="ce112">
            <text:p>Eda<text:s/></text:p>
          </table:table-cell>
          <table:table-cell office:value-type="string" table:style-name="ce112">
            <text:p>budou dotace</text:p>
          </table:table-cell>
          <table:table-cell office:value-type="string" table:style-name="ce22">
            <text:p><text:s text:c="2"/>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2-14T00:00:00" table:style-name="ce22">
            <text:p>14.02.2022</text:p>
          </table:table-cell>
          <table:table-cell office:value-type="date" office:date-value="2022-02-16T00:00:00" table:style-name="ce22">
            <text:p>16.02.2022</text:p>
          </table:table-cell>
          <table:table-cell table:style-name="ce91"/>
          <table:table-cell office:value-type="date" office:date-value="2020-01-01T00:00:00" table:style-name="ce92">
            <text:p>01.01.2020</text:p>
          </table:table-cell>
          <table:table-cell office:value-type="date" office:date-value="2022-02-23T00:00:00" table:style-name="ce35">
            <text:p>23.02.2022</text:p>
          </table:table-cell>
          <table:table-cell office:value-type="string" table:style-name="ce114">
            <text:p>č.sm.9001950210</text:p>
          </table:table-cell>
          <table:table-cell office:value-type="date" office:date-value="2022-02-23T00:00:00" table:style-name="ce35">
            <text:p>23.02.2022</text:p>
          </table:table-cell>
          <table:table-cell office:value-type="date" office:date-value="2022-02-23T00:00:00" table:style-name="ce35">
            <text:p>23.02.2022</text:p>
          </table:table-cell>
          <table:table-cell office:value-type="currency" office:value="224929" table:style-name="ce93">
            <text:p><text:s/>224 929,00 Kč<text:s/></text:p>
          </table:table-cell>
          <table:table-cell office:value-type="date" office:date-value="2022-02-27T00:00:00" table:style-name="ce35">
            <text:p>27.02.2022</text:p>
          </table:table-cell>
          <table:table-cell table:number-columns-repeated="2" table:style-name="ce35"/>
          <table:table-cell office:value-type="date" office:date-value="2022-03-18T00:00:00" table:style-name="ce35">
            <text:p>18.03.2022</text:p>
          </table:table-cell>
          <table:table-cell office:value-type="date" office:date-value="2022-04-27T00:00:00" table:style-name="ce35">
            <text:p>27.04.2022</text:p>
          </table:table-cell>
          <table:table-cell table:style-name="ce35"/>
          <table:table-cell office:value-type="date" office:date-value="2022-05-23T00:00:00" table:style-name="ce35">
            <text:p>23.05.2022</text:p>
          </table:table-cell>
          <table:table-cell office:value-type="currency" office:value="139894" table:style-name="ce93">
            <text:p><text:s/>139 894,00 Kč<text:s/></text:p>
          </table:table-cell>
          <table:table-cell office:value-type="date" office:date-value="2022-05-26T00:00:00" table:style-name="ce35">
            <text:p>26.05.2022</text:p>
          </table:table-cell>
          <table:table-cell table:style-name="ce35"/>
          <table:table-cell office:value-type="date" office:date-value="2022-04-27T00:00:00" table:style-name="ce35">
            <text:p>27.04.2022</text:p>
          </table:table-cell>
          <table:table-cell table:style-name="ce35"/>
          <table:table-cell office:value-type="date" office:date-value="2022-07-22T00:00:00" table:style-name="ce35">
            <text:p>22.07.2022</text:p>
          </table:table-cell>
          <table:table-cell office:value-type="date" office:date-value="2022-08-11T00:00:00" table:style-name="ce35">
            <text:p>11.08.2022</text:p>
          </table:table-cell>
          <table:table-cell office:value-type="date" office:date-value="2022-11-23T00:00:00" table:style-name="ce35">
            <text:p>23.11.2022</text:p>
          </table:table-cell>
          <table:table-cell office:value-type="date" office:date-value="2022-11-23T00:00:00" table:style-name="ce35">
            <text:p>23.11.2022</text:p>
          </table:table-cell>
          <table:table-cell table:style-name="ce35"/>
          <table:table-cell office:value-type="currency" office:value="40000" table:style-name="ce93">
            <text:p><text:s/>40 000,00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88" table:style-name="ce597">
            <text:p>88</text:p>
          </table:table-cell>
          <table:table-cell table:number-columns-repeated="2" table:style-name="ce20"/>
          <table:table-cell table:style-name="ce568"/>
          <table:table-cell table:style-name="ce134"/>
          <table:table-cell office:value-type="string" table:style-name="ce84">
            <text:p>Uherské Hradiště</text:p>
          </table:table-cell>
          <table:table-cell table:style-name="ce85"/>
          <table:table-cell office:value-type="string" table:style-name="ce24">
            <text:p>U</text:p>
          </table:table-cell>
          <table:table-cell office:value-type="string" table:style-name="ce86">
            <text:p>8,1 kWp</text:p>
          </table:table-cell>
          <table:table-cell table:style-name="ce87"/>
          <table:table-cell office:value-type="currency" office:value="381000" table:style-name="ce88">
            <text:p>381 000,00 Kč</text:p>
          </table:table-cell>
          <table:table-cell office:value-type="currency" office:value="467661" table:style-name="ce161">
            <text:p>467 661,00 Kč</text:p>
          </table:table-cell>
          <table:table-cell office:value-type="string" table:style-name="ce89">
            <text:p>Hrubošovi</text:p>
          </table:table-cell>
          <table:table-cell office:value-type="string" table:style-name="ce112">
            <text:p>dotace schválena</text:p>
          </table:table-cell>
          <table:table-cell office:value-type="date" office:date-value="2022-01-10T00:00:00" table:style-name="ce52">
            <text:p>10.01.2022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13T00:00:00" table:style-name="ce52">
            <text:p>13.01.2022</text:p>
          </table:table-cell>
          <table:table-cell office:value-type="date" office:date-value="2022-01-14T00:00:00" table:style-name="ce52">
            <text:p>14.01.2022</text:p>
          </table:table-cell>
          <table:table-cell table:style-name="ce53"/>
          <table:table-cell table:style-name="ce41"/>
          <table:table-cell office:value-type="date" office:date-value="2022-01-24T00:00:00" table:style-name="ce43">
            <text:p>24.01.2022</text:p>
          </table:table-cell>
          <table:table-cell office:value-type="string" table:style-name="ce82">
            <text:p>č.s.9001935939</text:p>
          </table:table-cell>
          <table:table-cell office:value-type="date" office:date-value="2022-01-23T00:00:00" table:style-name="ce43">
            <text:p>23.01.2022</text:p>
          </table:table-cell>
          <table:table-cell office:value-type="date" office:date-value="2022-01-24T00:00:00" table:style-name="ce43">
            <text:p>24.01.2022</text:p>
          </table:table-cell>
          <table:table-cell office:value-type="currency" office:value="290959" table:style-name="ce34">
            <text:p><text:s/>290 959,00 Kč<text:s/></text:p>
          </table:table-cell>
          <table:table-cell office:value-type="date" office:date-value="2022-01-25T00:00:00" table:style-name="ce35">
            <text:p>25.01.2022</text:p>
          </table:table-cell>
          <table:table-cell table:number-columns-repeated="2" table:style-name="ce43"/>
          <table:table-cell office:value-type="date" office:date-value="2022-02-23T00:00:00" table:style-name="ce43">
            <text:p>23.02.2022</text:p>
          </table:table-cell>
          <table:table-cell office:value-type="date" office:date-value="2022-04-21T00:00:00" table:style-name="ce43">
            <text:p>21.04.2022</text:p>
          </table:table-cell>
          <table:table-cell table:style-name="ce43"/>
          <table:table-cell office:value-type="date" office:date-value="2022-03-30T00:00:00" table:style-name="ce43">
            <text:p>30.03.2022</text:p>
          </table:table-cell>
          <table:table-cell office:value-type="currency" office:value="193851" table:style-name="ce34">
            <text:p><text:s/>193 851,00 Kč<text:s/></text:p>
          </table:table-cell>
          <table:table-cell office:value-type="date" office:date-value="2022-03-31T00:00:00" table:style-name="ce43">
            <text:p>31.03.2022</text:p>
          </table:table-cell>
          <table:table-cell table:style-name="ce43"/>
          <table:table-cell office:value-type="date" office:date-value="2022-04-25T00:00:00" table:style-name="ce43">
            <text:p>25.04.2022</text:p>
          </table:table-cell>
          <table:table-cell table:style-name="ce43"/>
          <table:table-cell office:value-type="date" office:date-value="2022-05-09T00:00:00" table:style-name="ce43">
            <text:p>09.05.2022</text:p>
          </table:table-cell>
          <table:table-cell office:value-type="date" office:date-value="2022-05-27T00:00:00" table:style-name="ce35">
            <text:p>27.05.2022</text:p>
          </table:table-cell>
          <table:table-cell office:value-type="date" office:date-value="2022-08-15T00:00:00" table:style-name="ce118">
            <text:p>15.08.2022</text:p>
          </table:table-cell>
          <table:table-cell table:style-name="ce43"/>
          <table:table-cell office:value-type="date" office:date-value="2022-08-19T00:00:00" table:style-name="ce43">
            <text:p>19.08.2022</text:p>
          </table:table-cell>
          <table:table-cell office:value-type="currency" office:value="53000" table:style-name="ce34">
            <text:p><text:s/>53 000,00 Kč<text:s/></text:p>
          </table:table-cell>
          <table:table-cell office:value-type="date" office:date-value="2022-08-19T00:00:00" table:style-name="ce36">
            <text:p>19.08.2022</text:p>
          </table:table-cell>
          <table:table-cell office:value-type="date" office:date-value="2022-09-01T00:00:00" table:style-name="ce43">
            <text:p>01.09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89" table:style-name="ce597">
            <text:p>8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Halenkov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7.2" table:style-name="ce60">
            <text:p>7,2 kWp</text:p>
          </table:table-cell>
          <table:table-cell table:style-name="ce61"/>
          <table:table-cell office:value-type="currency" office:value="326000" table:style-name="ce62">
            <text:p>326 000,00 Kč</text:p>
          </table:table-cell>
          <table:table-cell office:value-type="currency" office:value="398905" table:style-name="ce62">
            <text:p>398 905,00 Kč</text:p>
          </table:table-cell>
          <table:table-cell office:value-type="string" table:style-name="ce63">
            <text:p>Hrubošovi</text:p>
          </table:table-cell>
          <table:table-cell office:value-type="string" table:style-name="ce167">
            <text:p>CN</text:p>
          </table:table-cell>
          <table:table-cell office:value-type="date" office:date-value="2022-01-14T00:00:00" table:style-name="ce65">
            <text:p>14.01.2022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2-01-19T00:00:00" table:style-name="ce65">
            <text:p>19.01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75244.44999999995" table:formula="of:=([.M92]*1.15)*0.6" table:style-name="ce69">
            <text:p><text:s/>275 244,45 Kč<text:s/></text:p>
          </table:table-cell>
          <table:table-cell table:number-columns-repeated="7" table:style-name="ce68"/>
          <table:table-cell office:value-type="currency" office:value="137622.22499999998" table:formula="of:=([.M92]*1.15)*0.3" table:style-name="ce69">
            <text:p><text:s/>137 622,23 Kč<text:s/></text:p>
          </table:table-cell>
          <table:table-cell table:number-columns-repeated="9" table:style-name="ce68"/>
          <table:table-cell office:value-type="currency" office:value="45874.074999999997" table:formula="of:=([.M92]*1.15)*0.1" table:style-name="ce69">
            <text:p><text:s/>45 874,08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90" table:style-name="ce598">
            <text:p>9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lčno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7.2" table:style-name="ce60">
            <text:p>7,2 kWp</text:p>
          </table:table-cell>
          <table:table-cell table:style-name="ce61"/>
          <table:table-cell office:value-type="currency" office:value="326000" table:style-name="ce62">
            <text:p>326 000,00 Kč</text:p>
          </table:table-cell>
          <table:table-cell office:value-type="currency" office:value="398905" table:style-name="ce62">
            <text:p>398 905,00 Kč</text:p>
          </table:table-cell>
          <table:table-cell office:value-type="string" table:style-name="ce63">
            <text:p>Hrubošovi</text:p>
          </table:table-cell>
          <table:table-cell office:value-type="string" table:style-name="ce167">
            <text:p>pravděpodobně ne</text:p>
          </table:table-cell>
          <table:table-cell office:value-type="date" office:date-value="2022-01-14T00:00:00" table:style-name="ce65">
            <text:p>14.01.2022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2-01-14T00:00:00" table:style-name="ce65">
            <text:p>14.01.2022</text:p>
          </table:table-cell>
          <table:table-cell office:value-type="date" office:date-value="2022-01-26T00:00:00" table:style-name="ce65">
            <text:p>26.01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75244.44999999995" table:formula="of:=([.M93]*1.15)*0.6" table:style-name="ce69">
            <text:p><text:s/>275 244,45 Kč<text:s/></text:p>
          </table:table-cell>
          <table:table-cell table:number-columns-repeated="7" table:style-name="ce68"/>
          <table:table-cell office:value-type="currency" office:value="137622.22499999998" table:formula="of:=([.M93]*1.15)*0.3" table:style-name="ce69">
            <text:p><text:s/>137 622,23 Kč<text:s/></text:p>
          </table:table-cell>
          <table:table-cell table:number-columns-repeated="9" table:style-name="ce68"/>
          <table:table-cell office:value-type="currency" office:value="45874.074999999997" table:formula="of:=([.M93]*1.15)*0.1" table:style-name="ce69">
            <text:p><text:s/>45 874,08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91" table:style-name="ce598">
            <text:p>9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lčno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7,2 kWp</text:p>
          </table:table-cell>
          <table:table-cell table:style-name="ce61"/>
          <table:table-cell office:value-type="currency" office:value="326000" table:style-name="ce62">
            <text:p>326 000,00 Kč</text:p>
          </table:table-cell>
          <table:table-cell office:value-type="currency" office:value="398905" table:style-name="ce62">
            <text:p>398 905,00 Kč</text:p>
          </table:table-cell>
          <table:table-cell office:value-type="string" table:style-name="ce63">
            <text:p>Hrubošovi</text:p>
          </table:table-cell>
          <table:table-cell office:value-type="string" table:style-name="ce167">
            <text:p>pravděpodobně ne</text:p>
          </table:table-cell>
          <table:table-cell office:value-type="date" office:date-value="2022-01-14T00:00:00" table:style-name="ce65">
            <text:p>14.01.2022</text:p>
          </table:table-cell>
          <table:table-cell office:value-type="date" office:date-value="2020-01-01T00:00:00" table:style-name="ce64">
            <text:p>01.01.2020</text:p>
          </table:table-cell>
          <table:table-cell office:value-type="date" office:date-value="2022-01-14T00:00:00" table:style-name="ce65">
            <text:p>14.01.2022</text:p>
          </table:table-cell>
          <table:table-cell office:value-type="date" office:date-value="2022-01-26T00:00:00" table:style-name="ce65">
            <text:p>26.01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75244.44999999995" table:formula="of:=([.M94]*1.15)*0.6" table:style-name="ce69">
            <text:p><text:s/>275 244,45 Kč<text:s/></text:p>
          </table:table-cell>
          <table:table-cell office:value-type="date" office:date-value="2022-01-25T00:00:00" table:style-name="ce68">
            <text:p>25.01.2022</text:p>
          </table:table-cell>
          <table:table-cell table:number-columns-repeated="6" table:style-name="ce68"/>
          <table:table-cell office:value-type="currency" office:value="137622.22499999998" table:formula="of:=([.M94]*1.15)*0.3" table:style-name="ce69">
            <text:p><text:s/>137 622,23 Kč<text:s/></text:p>
          </table:table-cell>
          <table:table-cell table:number-columns-repeated="9" table:style-name="ce68"/>
          <table:table-cell office:value-type="currency" office:value="45874.074999999997" table:formula="of:=([.M94]*1.15)*0.1" table:style-name="ce69">
            <text:p><text:s/>45 874,08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92" table:style-name="ce597">
            <text:p>92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Vrchoslavice</text:p>
          </table:table-cell>
          <table:table-cell table:style-name="ce85"/>
          <table:table-cell office:value-type="string" table:style-name="ce85">
            <text:p>DOT</text:p>
          </table:table-cell>
          <table:table-cell office:value-type="string" table:style-name="ce85">
            <text:p>5,4 kWh</text:p>
          </table:table-cell>
          <table:table-cell table:style-name="ce178"/>
          <table:table-cell office:value-type="currency" office:value="295200" table:style-name="ce88">
            <text:p>295 200,00 Kč</text:p>
          </table:table-cell>
          <table:table-cell office:value-type="currency" office:value="353465" table:style-name="ce88">
            <text:p>353 465,00 Kč</text:p>
          </table:table-cell>
          <table:table-cell office:value-type="string" table:style-name="ce112">
            <text:p>Vlašicovi</text:p>
          </table:table-cell>
          <table:table-cell office:value-type="string" table:style-name="ce112">
            <text:p>podané dotace 24.11.</text:p>
          </table:table-cell>
          <table:table-cell office:value-type="date" office:date-value="2022-01-19T00:00:00" table:style-name="ce52">
            <text:p>19.01.2022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0-01-01T00:00:00" table:style-name="ce38">
            <text:p>01.01.2020</text:p>
          </table:table-cell>
          <table:table-cell office:value-type="date" office:date-value="2022-01-21T00:00:00" table:style-name="ce52">
            <text:p>21.01.2022</text:p>
          </table:table-cell>
          <table:table-cell office:value-type="date" office:date-value="2022-01-25T00:00:00" table:style-name="ce52">
            <text:p>25.01.2022</text:p>
          </table:table-cell>
          <table:table-cell table:style-name="ce53"/>
          <table:table-cell table:style-name="ce41"/>
          <table:table-cell office:value-type="date" office:date-value="2022-02-01T00:00:00" table:style-name="ce43">
            <text:p>01.02.2022</text:p>
          </table:table-cell>
          <table:table-cell office:value-type="string" table:style-name="ce82">
            <text:p>s.č.9001940355, 7.2.2022</text:p>
          </table:table-cell>
          <table:table-cell office:value-type="date" office:date-value="2022-02-12T00:00:00" table:style-name="ce43">
            <text:p>12.02.2022</text:p>
          </table:table-cell>
          <table:table-cell office:value-type="date" office:date-value="2022-02-11T00:00:00" table:style-name="ce43">
            <text:p>11.02.2022</text:p>
          </table:table-cell>
          <table:table-cell office:value-type="currency" office:value="224924" table:style-name="ce34">
            <text:p><text:s/>224 924,00 Kč<text:s/></text:p>
          </table:table-cell>
          <table:table-cell office:value-type="date" office:date-value="2022-02-14T00:00:00" table:style-name="ce43">
            <text:p>14.02.2022</text:p>
          </table:table-cell>
          <table:table-cell table:number-columns-repeated="2" table:style-name="ce43"/>
          <table:table-cell office:value-type="date" office:date-value="2022-02-14T00:00:00" table:style-name="ce43">
            <text:p>14.02.2022</text:p>
          </table:table-cell>
          <table:table-cell table:number-columns-repeated="2" table:style-name="ce43"/>
          <table:table-cell office:value-type="date" office:date-value="2022-07-01T00:00:00" table:style-name="ce43">
            <text:p>01.07.2022</text:p>
          </table:table-cell>
          <table:table-cell office:value-type="currency" office:value="141561" table:style-name="ce34">
            <text:p><text:s/>141 561,00 Kč<text:s/></text:p>
          </table:table-cell>
          <table:table-cell office:value-type="date" office:date-value="2022-08-01T00:00:00" table:style-name="ce43">
            <text:p>01.08.2022</text:p>
          </table:table-cell>
          <table:table-cell table:style-name="ce43"/>
          <table:table-cell office:value-type="date" office:date-value="2022-06-08T00:00:00" table:style-name="ce43">
            <text:p>08.06.2022</text:p>
          </table:table-cell>
          <table:table-cell table:style-name="ce43"/>
          <table:table-cell office:value-type="date" office:date-value="2022-07-22T00:00:00" table:style-name="ce43">
            <text:p>22.07.2022</text:p>
          </table:table-cell>
          <table:table-cell office:value-type="date" office:date-value="2022-08-02T00:00:00" table:style-name="ce43">
            <text:p>02.08.2022</text:p>
          </table:table-cell>
          <table:table-cell office:value-type="date" office:date-value="2022-10-10T00:00:00" table:style-name="ce43">
            <text:p>10.10.2022</text:p>
          </table:table-cell>
          <table:table-cell office:value-type="date" office:date-value="2022-10-10T00:00:00" table:style-name="ce43">
            <text:p>10.10.2022</text:p>
          </table:table-cell>
          <table:table-cell office:value-type="date" office:date-value="2022-10-11T00:00:00" table:style-name="ce43">
            <text:p>11.10.2022</text:p>
          </table:table-cell>
          <table:table-cell office:value-type="currency" office:value="40000" table:style-name="ce34">
            <text:p><text:s/>40 000,00 Kč<text:s/></text:p>
          </table:table-cell>
          <table:table-cell office:value-type="date" office:date-value="2022-10-17T00:00:00" table:style-name="ce36">
            <text:p>17.10.2022</text:p>
          </table:table-cell>
          <table:table-cell office:value-type="date" office:date-value="2022-11-24T00:00:00" table:style-name="ce43">
            <text:p>24.11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93" table:style-name="ce597">
            <text:p>93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8"/>
          <table:table-cell table:style-name="ce134"/>
          <table:table-cell office:value-type="string" table:style-name="ce84">
            <text:p>Mistřice</text:p>
          </table:table-cell>
          <table:table-cell table:style-name="ce85"/>
          <table:table-cell office:value-type="string" table:style-name="ce85">
            <text:p>DOT</text:p>
          </table:table-cell>
          <table:table-cell office:value-type="float" office:value="5.4" table:style-name="ce86">
            <text:p>5,4 kWp</text:p>
          </table:table-cell>
          <table:table-cell table:style-name="ce87"/>
          <table:table-cell office:value-type="currency" office:value="295200" table:style-name="ce88">
            <text:p>295 200,00 Kč</text:p>
          </table:table-cell>
          <table:table-cell office:value-type="currency" office:value="353465" table:style-name="ce88">
            <text:p>353 465,00 Kč</text:p>
          </table:table-cell>
          <table:table-cell office:value-type="string" table:style-name="ce89">
            <text:p>Hrubošovi</text:p>
          </table:table-cell>
          <table:table-cell office:value-type="string" table:style-name="ce112">
            <text:p>Dotace - podáno 25.10.2022</text:p>
          </table:table-cell>
          <table:table-cell office:value-type="date" office:date-value="2022-01-11T00:00:00" table:style-name="ce29">
            <text:p>11.01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29"/>
          <table:table-cell office:value-type="date" office:date-value="2022-01-15T00:00:00" table:style-name="ce29">
            <text:p>15.01.2022</text:p>
          </table:table-cell>
          <table:table-cell office:value-type="date" office:date-value="2022-01-21T00:00:00" table:style-name="ce29">
            <text:p>21.01.2022</text:p>
          </table:table-cell>
          <table:table-cell table:style-name="ce31"/>
          <table:table-cell table:style-name="ce92"/>
          <table:table-cell office:value-type="date" office:date-value="2022-01-24T00:00:00" table:style-name="ce35">
            <text:p>24.01.2022</text:p>
          </table:table-cell>
          <table:table-cell office:value-type="string" table:style-name="ce179">
            <text:p>č.s.9001936025</text:p>
          </table:table-cell>
          <table:table-cell office:value-type="date" office:date-value="2022-02-04T00:00:00" table:style-name="ce35">
            <text:p>04.02.2022</text:p>
          </table:table-cell>
          <table:table-cell office:value-type="date" office:date-value="2022-02-04T00:00:00" table:style-name="ce35">
            <text:p>04.02.2022</text:p>
          </table:table-cell>
          <table:table-cell office:value-type="currency" office:value="224924" table:style-name="ce93">
            <text:p><text:s/>224 924,00 Kč<text:s/></text:p>
          </table:table-cell>
          <table:table-cell office:value-type="date" office:date-value="2022-02-14T00:00:00" table:style-name="ce35">
            <text:p>14.02.2022</text:p>
          </table:table-cell>
          <table:table-cell table:number-columns-repeated="2" table:style-name="ce35"/>
          <table:table-cell office:value-type="date" office:date-value="2022-02-16T00:00:00" table:style-name="ce35">
            <text:p>16.02.2022</text:p>
          </table:table-cell>
          <table:table-cell table:number-columns-repeated="2" table:style-name="ce35"/>
          <table:table-cell office:value-type="date" office:date-value="2022-06-21T00:00:00" table:style-name="ce35">
            <text:p>21.06.2022</text:p>
          </table:table-cell>
          <table:table-cell office:value-type="currency" office:value="141561" table:style-name="ce93">
            <text:p><text:s/>141 561,00 Kč<text:s/></text:p>
          </table:table-cell>
          <table:table-cell office:value-type="date" office:date-value="2022-06-27T00:00:00" table:style-name="ce35">
            <text:p>27.06.2022</text:p>
          </table:table-cell>
          <table:table-cell table:style-name="ce35"/>
          <table:table-cell office:value-type="date" office:date-value="2022-07-11T00:00:00" table:style-name="ce35">
            <text:p>11.07.2022</text:p>
          </table:table-cell>
          <table:table-cell table:style-name="ce35"/>
          <table:table-cell office:value-type="date" office:date-value="2022-07-15T00:00:00" table:style-name="ce35">
            <text:p>15.07.2022</text:p>
          </table:table-cell>
          <table:table-cell office:value-type="date" office:date-value="2022-07-19T00:00:00" table:style-name="ce35">
            <text:p>19.07.2022</text:p>
          </table:table-cell>
          <table:table-cell office:value-type="date" office:date-value="2022-10-06T00:00:00" table:style-name="ce35">
            <text:p>06.10.2022</text:p>
          </table:table-cell>
          <table:table-cell office:value-type="date" office:date-value="2022-10-06T00:00:00" table:style-name="ce35">
            <text:p>06.10.2022</text:p>
          </table:table-cell>
          <table:table-cell office:value-type="date" office:date-value="2022-10-11T00:00:00" table:style-name="ce35">
            <text:p>11.10.2022</text:p>
          </table:table-cell>
          <table:table-cell office:value-type="currency" office:value="40000" table:style-name="ce93">
            <text:p><text:s/>40 000,00 Kč<text:s/></text:p>
          </table:table-cell>
          <table:table-cell office:value-type="date" office:date-value="2022-10-17T00:00:00" table:style-name="ce115">
            <text:p>17.10.2022</text:p>
          </table:table-cell>
          <table:table-cell office:value-type="date" office:date-value="2022-10-25T00:00:00" table:style-name="ce35">
            <text:p>25.10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94" table:style-name="ce597">
            <text:p>94</text:p>
          </table:table-cell>
          <table:table-cell table:number-columns-repeated="2" table:style-name="ce20"/>
          <table:table-cell table:style-name="ce569"/>
          <table:table-cell table:style-name="ce122"/>
          <table:table-cell office:value-type="string" table:style-name="ce122">
            <text:p>Hustopeče</text:p>
          </table:table-cell>
          <table:table-cell table:style-name="ce123"/>
          <table:table-cell office:value-type="string" table:style-name="ce24">
            <text:p>U</text:p>
          </table:table-cell>
          <table:table-cell office:value-type="string" table:style-name="ce123">
            <text:p>5,4 kWp</text:p>
          </table:table-cell>
          <table:table-cell table:style-name="ce180"/>
          <table:table-cell office:value-type="currency" office:value="260000" table:style-name="ce126">
            <text:p>260 000,00 Kč</text:p>
          </table:table-cell>
          <table:table-cell office:value-type="currency" office:value="291664" table:style-name="ce126">
            <text:p>291 664,00 Kč</text:p>
          </table:table-cell>
          <table:table-cell office:value-type="string" table:style-name="ce181">
            <text:p>Eda</text:p>
          </table:table-cell>
          <table:table-cell office:value-type="string" table:style-name="ce112">
            <text:p>dotace schválena</text:p>
          </table:table-cell>
          <table:table-cell table:style-name="ce22"/>
          <table:table-cell table:number-columns-repeated="2" table:style-name="ce52"/>
          <table:table-cell office:value-type="date" office:date-value="2020-01-01T00:00:00" table:style-name="ce52">
            <text:p>01.01.2020</text:p>
          </table:table-cell>
          <table:table-cell table:style-name="ce52"/>
          <table:table-cell table:style-name="ce53"/>
          <table:table-cell table:style-name="ce41"/>
          <table:table-cell office:value-type="date" office:date-value="2021-05-20T00:00:00" table:style-name="ce43">
            <text:p>20.05.2021</text:p>
          </table:table-cell>
          <table:table-cell office:value-type="string" table:style-name="ce82">
            <text:p>s.č.9001830300</text:p>
          </table:table-cell>
          <table:table-cell office:value-type="date" office:date-value="2022-02-24T00:00:00" table:style-name="ce43">
            <text:p>24.02.2022</text:p>
          </table:table-cell>
          <table:table-cell office:value-type="date" office:date-value="2022-02-24T00:00:00" table:style-name="ce43">
            <text:p>24.02.2022</text:p>
          </table:table-cell>
          <table:table-cell office:value-type="currency" office:value="201248.15999999997" table:formula="of:=([.M97]*1.15)*0.6" table:style-name="ce34">
            <text:p><text:s/>201 248,16 Kč<text:s/></text:p>
          </table:table-cell>
          <table:table-cell office:value-type="date" office:date-value="2022-02-25T00:00:00" table:style-name="ce43">
            <text:p>25.02.2022</text:p>
          </table:table-cell>
          <table:table-cell table:number-columns-repeated="2" table:style-name="ce43"/>
          <table:table-cell office:value-type="date" office:date-value="2022-02-16T00:00:00" table:style-name="ce43">
            <text:p>16.02.2022</text:p>
          </table:table-cell>
          <table:table-cell office:value-type="date" office:date-value="2022-04-19T00:00:00" table:style-name="ce43">
            <text:p>19.04.2022</text:p>
          </table:table-cell>
          <table:table-cell table:style-name="ce43"/>
          <table:table-cell office:value-type="date" office:date-value="2022-04-20T00:00:00" table:style-name="ce43">
            <text:p>20.04.2022</text:p>
          </table:table-cell>
          <table:table-cell office:value-type="currency" office:value="100624.07999999999" table:formula="of:=([.M97]*1.15)*0.3" table:style-name="ce34">
            <text:p><text:s/>100 624,08 Kč<text:s/></text:p>
          </table:table-cell>
          <table:table-cell office:value-type="date" office:date-value="2022-04-26T00:00:00" table:style-name="ce43">
            <text:p>26.04.2022</text:p>
          </table:table-cell>
          <table:table-cell table:style-name="ce43"/>
          <table:table-cell office:value-type="date" office:date-value="2022-04-27T00:00:00" table:style-name="ce43">
            <text:p>27.04.2022</text:p>
          </table:table-cell>
          <table:table-cell table:style-name="ce43"/>
          <table:table-cell office:value-type="date" office:date-value="2022-05-09T00:00:00" table:style-name="ce43">
            <text:p>09.05.2022</text:p>
          </table:table-cell>
          <table:table-cell office:value-type="date" office:date-value="2022-06-13T00:00:00" table:style-name="ce43">
            <text:p>13.06.2022</text:p>
          </table:table-cell>
          <table:table-cell office:value-type="date" office:date-value="2022-08-18T00:00:00" table:style-name="ce43">
            <text:p>18.08.2022</text:p>
          </table:table-cell>
          <table:table-cell table:style-name="ce43"/>
          <table:table-cell office:value-type="date" office:date-value="2022-08-19T00:00:00" table:style-name="ce43">
            <text:p>19.08.2022</text:p>
          </table:table-cell>
          <table:table-cell office:value-type="currency" office:value="33541.360000000001" table:formula="of:=([.M97]*1.15)*0.1" table:style-name="ce34">
            <text:p><text:s/>33 541,36 Kč<text:s/></text:p>
          </table:table-cell>
          <table:table-cell office:value-type="date" office:date-value="2022-08-19T00:00:00" table:style-name="ce36">
            <text:p>19.08.2022</text:p>
          </table:table-cell>
          <table:table-cell office:value-type="date" office:date-value="2022-08-31T00:00:00" table:style-name="ce43">
            <text:p>31.08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95" table:style-name="ce597">
            <text:p>95</text:p>
          </table:table-cell>
          <table:table-cell office:value-type="string" table:style-name="ce20">
            <text:p>DŠ</text:p>
          </table:table-cell>
          <table:table-cell table:style-name="ce20"/>
          <table:table-cell table:style-name="ce571"/>
          <table:table-cell table:style-name="ce182"/>
          <table:table-cell office:value-type="string" table:style-name="ce182">
            <text:p>Skalice</text:p>
          </table:table-cell>
          <table:table-cell office:value-type="string" table:style-name="ce183">
            <text:p>SK</text:p>
          </table:table-cell>
          <table:table-cell office:value-type="string" table:style-name="ce184">
            <text:p>O</text:p>
          </table:table-cell>
          <table:table-cell office:value-type="string" table:style-name="ce183">
            <text:p>9,9 kWp</text:p>
          </table:table-cell>
          <table:table-cell table:style-name="ce185"/>
          <table:table-cell office:value-type="currency" office:value="247800" table:style-name="ce186">
            <text:p>247 800,00 Kč</text:p>
          </table:table-cell>
          <table:table-cell office:value-type="currency" office:value="312865" table:style-name="ce186">
            <text:p>312 865,00 Kč</text:p>
          </table:table-cell>
          <table:table-cell office:value-type="string" table:style-name="ce187">
            <text:p>Jožo</text:p>
          </table:table-cell>
          <table:table-cell office:value-type="string" table:style-name="ce187">
            <text:p>CN 6,3 a ADVANCED PLUS, Jožo, bez aku</text:p>
          </table:table-cell>
          <table:table-cell office:value-type="date" office:date-value="2022-01-24T00:00:00" table:style-name="ce29">
            <text:p>24.01.2022</text:p>
          </table:table-cell>
          <table:table-cell office:value-type="date" office:date-value="2022-01-24T00:00:00" table:style-name="ce22">
            <text:p>24.01.2022</text:p>
          </table:table-cell>
          <table:table-cell table:style-name="ce29"/>
          <table:table-cell office:value-type="date" office:date-value="2020-01-01T00:00:00" table:style-name="ce29">
            <text:p>01.01.2020</text:p>
          </table:table-cell>
          <table:table-cell table:style-name="ce29"/>
          <table:table-cell table:style-name="ce31"/>
          <table:table-cell table:style-name="ce32"/>
          <table:table-cell table:number-columns-repeated="4" table:style-name="ce33"/>
          <table:table-cell office:value-type="currency" office:value="215876.85" table:formula="of:=([.M98]*1.15)*0.6" table:style-name="ce34">
            <text:p><text:s/>215 876,85 Kč<text:s/></text:p>
          </table:table-cell>
          <table:table-cell table:number-columns-repeated="7" table:style-name="ce33"/>
          <table:table-cell office:value-type="currency" office:value="107938.425" table:formula="of:=([.M98]*1.15)*0.3" table:style-name="ce34">
            <text:p><text:s/>107 938,43 Kč<text:s/></text:p>
          </table:table-cell>
          <table:table-cell table:number-columns-repeated="9" table:style-name="ce33"/>
          <table:table-cell office:value-type="currency" office:value="35979.474999999999" table:formula="of:=([.M98]*1.15)*0.1" table:style-name="ce34">
            <text:p><text:s/>35 979,48 Kč<text:s/></text:p>
          </table:table-cell>
          <table:table-cell table:style-name="ce36"/>
          <table:table-cell table:style-name="ce33"/>
          <table:table-cell table:number-columns-repeated="16337"/>
        </table:table-row>
        <table:table-row table:style-name="ro2">
          <table:table-cell/>
          <table:table-cell office:value-type="float" office:value="96" table:style-name="ce597">
            <text:p>9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Ivanč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7.2" table:style-name="ce60">
            <text:p>7,2 kWp</text:p>
          </table:table-cell>
          <table:table-cell table:style-name="ce61"/>
          <table:table-cell office:value-type="currency" office:value="326000" table:style-name="ce62">
            <text:p>326 000,00 Kč</text:p>
          </table:table-cell>
          <table:table-cell office:value-type="currency" office:value="398905" table:style-name="ce62">
            <text:p>398 905,00 Kč</text:p>
          </table:table-cell>
          <table:table-cell office:value-type="string" table:style-name="ce167">
            <text:p>Vlašicovi</text:p>
          </table:table-cell>
          <table:table-cell office:value-type="string" table:style-name="ce63">
            <text:p>zrušeno</text:p>
          </table:table-cell>
          <table:table-cell office:value-type="date" office:date-value="2022-01-18T00:00:00" table:style-name="ce65">
            <text:p>18.01.2022</text:p>
          </table:table-cell>
          <table:table-cell office:value-type="date" office:date-value="2022-01-27T00:00:00" table:style-name="ce65">
            <text:p>27.01.2022</text:p>
          </table:table-cell>
          <table:table-cell office:value-type="date" office:date-value="2022-02-03T00:00:00" table:style-name="ce65">
            <text:p>03.02.2022</text:p>
          </table:table-cell>
          <table:table-cell office:value-type="date" office:date-value="2022-02-09T00:00:00" table:style-name="ce65">
            <text:p>09.02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75244.44999999995" table:formula="of:=([.M99]*1.15)*0.6" table:style-name="ce188">
            <text:p><text:s/>275 244,45 Kč<text:s/></text:p>
          </table:table-cell>
          <table:table-cell table:number-columns-repeated="7" table:style-name="ce68"/>
          <table:table-cell office:value-type="currency" office:value="137622.22499999998" table:formula="of:=([.M99]*1.15)*0.3" table:style-name="ce69">
            <text:p><text:s/>137 622,23 Kč<text:s/></text:p>
          </table:table-cell>
          <table:table-cell table:number-columns-repeated="9" table:style-name="ce68"/>
          <table:table-cell office:value-type="currency" office:value="45874.074999999997" table:formula="of:=([.M99]*1.15)*0.1" table:style-name="ce69">
            <text:p><text:s/>45 874,08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97" table:style-name="ce597">
            <text:p>9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Prušánky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60">
            <text:p>5,4 kWh</text:p>
          </table:table-cell>
          <table:table-cell table:style-name="ce61"/>
          <table:table-cell office:value-type="currency" office:value="260000" table:style-name="ce62">
            <text:p>260 000,00 Kč</text:p>
          </table:table-cell>
          <table:table-cell office:value-type="currency" office:value="454932" table:style-name="ce62">
            <text:p>454 932,00 Kč</text:p>
          </table:table-cell>
          <table:table-cell office:value-type="string" table:style-name="ce167">
            <text:p>mail</text:p>
          </table:table-cell>
          <table:table-cell office:value-type="string" table:style-name="ce167">
            <text:p>CN, nerentabilní</text:p>
          </table:table-cell>
          <table:table-cell office:value-type="date" office:date-value="2022-01-24T00:00:00" table:style-name="ce65">
            <text:p>24.01.2022</text:p>
          </table:table-cell>
          <table:table-cell office:value-type="date" office:date-value="2022-01-27T00:00:00" table:style-name="ce65">
            <text:p>27.01.2022</text:p>
          </table:table-cell>
          <table:table-cell office:value-type="date" office:date-value="2022-02-04T00:00:00" table:style-name="ce65">
            <text:p>04.02.2022</text:p>
          </table:table-cell>
          <table:table-cell office:value-type="date" office:date-value="2022-02-09T00:00:00" table:style-name="ce65">
            <text:p>09.02.2022</text:p>
          </table:table-cell>
          <table:table-cell table:style-name="ce65"/>
          <table:table-cell table:style-name="ce66"/>
          <table:table-cell table:style-name="ce99"/>
          <table:table-cell table:style-name="ce68"/>
          <table:table-cell table:style-name="ce100"/>
          <table:table-cell table:number-columns-repeated="2" table:style-name="ce68"/>
          <table:table-cell office:value-type="currency" office:value="313903.07999999996" table:formula="of:=([.M100]*1.15)*0.6" table:style-name="ce188">
            <text:p><text:s/>313 903,08 Kč<text:s/></text:p>
          </table:table-cell>
          <table:table-cell table:number-columns-repeated="7" table:style-name="ce100"/>
          <table:table-cell office:value-type="currency" office:value="156951.53999999998" table:formula="of:=([.M100]*1.15)*0.3" table:style-name="ce69">
            <text:p><text:s/>156 951,54 Kč<text:s/></text:p>
          </table:table-cell>
          <table:table-cell table:number-columns-repeated="9" table:style-name="ce100"/>
          <table:table-cell office:value-type="currency" office:value="52317.18" table:formula="of:=([.M100]*1.15)*0.1" table:style-name="ce69">
            <text:p><text:s/>52 317,18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/>
          <table:table-cell office:value-type="float" office:value="98" table:style-name="ce597">
            <text:p>98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134"/>
          <table:table-cell office:value-type="string" table:style-name="ce84">
            <text:p>Rohatec</text:p>
          </table:table-cell>
          <table:table-cell office:value-type="string" table:style-name="ce85">
            <text:p>ET</text:p>
          </table:table-cell>
          <table:table-cell office:value-type="string" table:style-name="ce24">
            <text:p>DOT</text:p>
          </table:table-cell>
          <table:table-cell office:value-type="string" table:style-name="ce86">
            <text:p>6,9 kWp</text:p>
          </table:table-cell>
          <table:table-cell table:style-name="ce87"/>
          <table:table-cell office:value-type="currency" office:value="321800" table:style-name="ce88">
            <text:p>321 800,00 Kč</text:p>
          </table:table-cell>
          <table:table-cell office:value-type="currency" office:value="393085" table:style-name="ce88">
            <text:p>393 085,00 Kč</text:p>
          </table:table-cell>
          <table:table-cell office:value-type="string" table:style-name="ce112">
            <text:p>Pelikán</text:p>
          </table:table-cell>
          <table:table-cell office:value-type="string" table:style-name="ce112">
            <text:p>budou dotace</text:p>
          </table:table-cell>
          <table:table-cell office:value-type="date" office:date-value="2022-01-18T00:00:00" table:style-name="ce52">
            <text:p>18.01.2022</text:p>
          </table:table-cell>
          <table:table-cell office:value-type="date" office:date-value="2022-01-19T00:00:00" table:style-name="ce22">
            <text:p>19.01.2022</text:p>
          </table:table-cell>
          <table:table-cell table:style-name="ce52"/>
          <table:table-cell office:value-type="date" office:date-value="2022-01-28T00:00:00" table:style-name="ce52">
            <text:p>28.01.2022</text:p>
          </table:table-cell>
          <table:table-cell office:value-type="date" office:date-value="2022-02-08T00:00:00" table:style-name="ce52">
            <text:p>08.02.2022</text:p>
          </table:table-cell>
          <table:table-cell table:style-name="ce53"/>
          <table:table-cell table:style-name="ce41"/>
          <table:table-cell office:value-type="date" office:date-value="2022-02-14T00:00:00" table:style-name="ce43">
            <text:p>14.02.2022</text:p>
          </table:table-cell>
          <table:table-cell office:value-type="float" office:value="582521" table:style-name="ce44">
            <text:p>582521</text:p>
          </table:table-cell>
          <table:table-cell office:value-type="date" office:date-value="2022-02-11T00:00:00" table:style-name="ce43">
            <text:p>11.02.2022</text:p>
          </table:table-cell>
          <table:table-cell office:value-type="date" office:date-value="2022-02-17T00:00:00" table:style-name="ce43">
            <text:p>17.02.2022</text:p>
          </table:table-cell>
          <table:table-cell office:value-type="currency" office:value="271228.64999999997" table:formula="of:=([.M101]*1.15)*0.6" table:style-name="ce188">
            <text:p><text:s/>271 228,65 Kč<text:s/></text:p>
          </table:table-cell>
          <table:table-cell office:value-type="date" office:date-value="2022-02-18T00:00:00" table:style-name="ce43">
            <text:p>18.02.2022</text:p>
          </table:table-cell>
          <table:table-cell table:number-columns-repeated="2" table:style-name="ce43"/>
          <table:table-cell office:value-type="date" office:date-value="2022-03-29T00:00:00" table:style-name="ce43">
            <text:p>29.03.2022</text:p>
          </table:table-cell>
          <table:table-cell office:value-type="date" office:date-value="2022-07-19T00:00:00" table:style-name="ce83">
            <text:p>19.07.2022</text:p>
          </table:table-cell>
          <table:table-cell office:value-type="date" office:date-value="2022-08-02T00:00:00" table:style-name="ce83">
            <text:p>02.08.2022</text:p>
          </table:table-cell>
          <table:table-cell office:value-type="date" office:date-value="2022-08-02T00:00:00" table:style-name="ce43">
            <text:p>02.08.2022</text:p>
          </table:table-cell>
          <table:table-cell office:value-type="currency" office:value="135614.32499999998" table:formula="of:=([.M101]*1.15)*0.3" table:style-name="ce34">
            <text:p><text:s/>135 614,33 Kč<text:s/></text:p>
          </table:table-cell>
          <table:table-cell office:value-type="date" office:date-value="2022-08-03T00:00:00" table:style-name="ce43">
            <text:p>03.08.2022</text:p>
          </table:table-cell>
          <table:table-cell table:style-name="ce43"/>
          <table:table-cell office:value-type="date" office:date-value="2022-07-22T00:00:00" table:style-name="ce43">
            <text:p>22.07.2022</text:p>
          </table:table-cell>
          <table:table-cell table:style-name="ce43"/>
          <table:table-cell office:value-type="date" office:date-value="2022-08-09T00:00:00" table:style-name="ce43">
            <text:p>09.08.2022</text:p>
          </table:table-cell>
          <table:table-cell office:value-type="date" office:date-value="2022-08-01T00:00:00" table:style-name="ce43">
            <text:p>01.08.2022</text:p>
          </table:table-cell>
          <table:table-cell office:value-type="date" office:date-value="2022-11-10T00:00:00" table:style-name="ce43">
            <text:p>10.11.2022</text:p>
          </table:table-cell>
          <table:table-cell table:number-columns-repeated="2" table:style-name="ce43"/>
          <table:table-cell office:value-type="currency" office:value="45205" table:style-name="ce189">
            <text:p>45 205,00 Kč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99" table:style-name="ce597">
            <text:p>99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Lužice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3,68 kWp</text:p>
          </table:table-cell>
          <table:table-cell table:style-name="ce178"/>
          <table:table-cell office:value-type="currency" office:value="189700" table:style-name="ce88">
            <text:p>189 700,00 Kč</text:p>
          </table:table-cell>
          <table:table-cell office:value-type="currency" office:value="233510" table:style-name="ce88">
            <text:p>233 510,00 Kč</text:p>
          </table:table-cell>
          <table:table-cell office:value-type="string" table:style-name="ce112">
            <text:p>Pelikán</text:p>
          </table:table-cell>
          <table:table-cell office:value-type="string" table:style-name="ce112">
            <text:p>žádost o PPP stále trvá</text:p>
          </table:table-cell>
          <table:table-cell office:value-type="date" office:date-value="2022-01-25T00:00:00" table:style-name="ce22">
            <text:p>25.01.2022</text:p>
          </table:table-cell>
          <table:table-cell table:number-columns-repeated="2" table:style-name="ce22"/>
          <table:table-cell office:value-type="date" office:date-value="2022-02-01T00:00:00" table:style-name="ce22">
            <text:p>01.02.2022</text:p>
          </table:table-cell>
          <table:table-cell office:value-type="date" office:date-value="2022-02-09T00:00:00" table:style-name="ce22">
            <text:p>09.02.2022</text:p>
          </table:table-cell>
          <table:table-cell table:style-name="ce91"/>
          <table:table-cell table:style-name="ce92"/>
          <table:table-cell office:value-type="date" office:date-value="2022-02-18T00:00:00" table:style-name="ce35">
            <text:p>18.02.2022</text:p>
          </table:table-cell>
          <table:table-cell office:value-type="string" table:style-name="ce96">
            <text:p>č.sml.9001947784</text:p>
          </table:table-cell>
          <table:table-cell office:value-type="date" office:date-value="2022-02-23T00:00:00" table:style-name="ce35">
            <text:p>23.02.2022</text:p>
          </table:table-cell>
          <table:table-cell office:value-type="date" office:date-value="2022-02-23T00:00:00" table:style-name="ce35">
            <text:p>23.02.2022</text:p>
          </table:table-cell>
          <table:table-cell office:value-type="currency" office:value="161121.9" table:formula="of:=([.M102]*1.15)*0.6" table:style-name="ce190">
            <text:p><text:s/>161 121,90 Kč<text:s/></text:p>
          </table:table-cell>
          <table:table-cell office:value-type="date" office:date-value="2022-03-01T00:00:00" table:style-name="ce35">
            <text:p>01.03.2022</text:p>
          </table:table-cell>
          <table:table-cell table:number-columns-repeated="2" table:style-name="ce35"/>
          <table:table-cell office:value-type="date" office:date-value="2022-03-28T00:00:00" table:style-name="ce35">
            <text:p>28.03.2022</text:p>
          </table:table-cell>
          <table:table-cell office:value-type="date" office:date-value="2022-06-01T00:00:00" table:style-name="ce95">
            <text:p>01.06.2022</text:p>
          </table:table-cell>
          <table:table-cell table:style-name="ce191"/>
          <table:table-cell office:value-type="date" office:date-value="2022-05-17T00:00:00" table:style-name="ce92">
            <text:p>17.05.2022</text:p>
          </table:table-cell>
          <table:table-cell office:value-type="currency" office:value="80560.95" table:formula="of:=([.M102]*1.15)*0.3" table:style-name="ce93">
            <text:p><text:s/>80 560,95 Kč<text:s/></text:p>
          </table:table-cell>
          <table:table-cell office:value-type="date" office:date-value="2022-06-26T00:00:00" table:style-name="ce35">
            <text:p>26.06.2022</text:p>
          </table:table-cell>
          <table:table-cell table:style-name="ce35"/>
          <table:table-cell office:value-type="date" office:date-value="2022-05-27T00:00:00" table:style-name="ce35">
            <text:p>27.05.2022</text:p>
          </table:table-cell>
          <table:table-cell table:style-name="ce35"/>
          <table:table-cell office:value-type="date" office:date-value="2022-06-02T00:00:00" table:style-name="ce35">
            <text:p>02.06.2022</text:p>
          </table:table-cell>
          <table:table-cell office:value-type="date" office:date-value="2022-06-13T00:00:00" table:style-name="ce35">
            <text:p>13.06.2022</text:p>
          </table:table-cell>
          <table:table-cell table:number-columns-repeated="2" table:style-name="ce35"/>
          <table:table-cell office:value-type="date" office:date-value="2022-11-14T00:00:00" table:style-name="ce35">
            <text:p>14.11.2022</text:p>
          </table:table-cell>
          <table:table-cell office:value-type="currency" office:value="26853.65" table:formula="of:=([.M102]*1.15)*0.1" table:style-name="ce93">
            <text:p><text:s/>26 853,65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100" table:style-name="ce597">
            <text:p>100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Ostrava</text:p>
          </table:table-cell>
          <table:table-cell table:style-name="ce85"/>
          <table:table-cell office:value-type="string" table:style-name="ce85">
            <text:p>U</text:p>
          </table:table-cell>
          <table:table-cell office:value-type="string" table:style-name="ce86">
            <text:p>5,52 kWp</text:p>
          </table:table-cell>
          <table:table-cell table:style-name="ce87"/>
          <table:table-cell office:value-type="currency" office:value="312700" table:style-name="ce88">
            <text:p>312 700,00 Kč</text:p>
          </table:table-cell>
          <table:table-cell office:value-type="currency" office:value="369538" table:style-name="ce88">
            <text:p>369 538,00 Kč</text:p>
          </table:table-cell>
          <table:table-cell office:value-type="string" table:style-name="ce112">
            <text:p>realizace Břeský</text:p>
          </table:table-cell>
          <table:table-cell office:value-type="string" table:style-name="ce112">
            <text:p>dotace schválena</text:p>
          </table:table-cell>
          <table:table-cell office:value-type="date" office:date-value="2022-01-26T00:00:00" table:style-name="ce52">
            <text:p>26.01.2022</text:p>
          </table:table-cell>
          <table:table-cell office:value-type="date" office:date-value="2022-01-26T00:00:00" table:style-name="ce52">
            <text:p>26.01.2022</text:p>
          </table:table-cell>
          <table:table-cell office:value-type="date" office:date-value="2022-02-08T00:00:00" table:style-name="ce52">
            <text:p>08.02.2022</text:p>
          </table:table-cell>
          <table:table-cell office:value-type="date" office:date-value="2022-02-14T00:00:00" table:style-name="ce52">
            <text:p>14.02.2022</text:p>
          </table:table-cell>
          <table:table-cell table:style-name="ce52"/>
          <table:table-cell table:style-name="ce53"/>
          <table:table-cell table:style-name="ce41"/>
          <table:table-cell office:value-type="date" office:date-value="2022-03-22T00:00:00" table:style-name="ce43">
            <text:p>22.03.2022</text:p>
          </table:table-cell>
          <table:table-cell office:value-type="string" table:style-name="ce192">
            <text:p>s.č.4121945659,26.04.2022</text:p>
          </table:table-cell>
          <table:table-cell office:value-type="date" office:date-value="2022-03-17T00:00:00" table:style-name="ce43">
            <text:p>17.03.2022</text:p>
          </table:table-cell>
          <table:table-cell office:value-type="date" office:date-value="2022-03-17T00:00:00" table:style-name="ce43">
            <text:p>17.03.2022</text:p>
          </table:table-cell>
          <table:table-cell office:value-type="currency" office:value="254981.21999999997" table:formula="of:=([.M103]*1.15)*0.6" table:style-name="ce188">
            <text:p><text:s/>254 981,22 Kč<text:s/></text:p>
          </table:table-cell>
          <table:table-cell office:value-type="date" office:date-value="2022-03-22T00:00:00" table:style-name="ce43">
            <text:p>22.03.2022</text:p>
          </table:table-cell>
          <table:table-cell table:number-columns-repeated="2" table:style-name="ce43"/>
          <table:table-cell office:value-type="date" office:date-value="2022-05-09T00:00:00" table:style-name="ce43">
            <text:p>09.05.2022</text:p>
          </table:table-cell>
          <table:table-cell office:value-type="date" office:date-value="2022-06-21T00:00:00" table:style-name="ce43">
            <text:p>21.06.2022</text:p>
          </table:table-cell>
          <table:table-cell table:style-name="ce193"/>
          <table:table-cell office:value-type="date" office:date-value="2022-06-21T00:00:00" table:style-name="ce43">
            <text:p>21.06.2022</text:p>
          </table:table-cell>
          <table:table-cell office:value-type="currency" office:value="127490.60999999999" table:formula="of:=([.M103]*1.15)*0.3" table:style-name="ce34">
            <text:p><text:s/>127 490,61 Kč<text:s/></text:p>
          </table:table-cell>
          <table:table-cell office:value-type="date" office:date-value="2022-06-28T00:00:00" table:style-name="ce43">
            <text:p>28.06.2022</text:p>
          </table:table-cell>
          <table:table-cell table:style-name="ce43"/>
          <table:table-cell office:value-type="date" office:date-value="2022-06-03T00:00:00" table:style-name="ce43">
            <text:p>03.06.2022</text:p>
          </table:table-cell>
          <table:table-cell table:style-name="ce43"/>
          <table:table-cell office:value-type="date" office:date-value="2022-05-02T00:00:00" table:style-name="ce43">
            <text:p>02.05.2022</text:p>
          </table:table-cell>
          <table:table-cell office:value-type="date" office:date-value="2022-06-28T00:00:00" table:style-name="ce43">
            <text:p>28.06.2022</text:p>
          </table:table-cell>
          <table:table-cell office:value-type="date" office:date-value="2022-08-01T00:00:00" table:style-name="ce43">
            <text:p>01.08.2022</text:p>
          </table:table-cell>
          <table:table-cell office:value-type="date" office:date-value="2022-08-01T00:00:00" table:style-name="ce43">
            <text:p>01.08.2022</text:p>
          </table:table-cell>
          <table:table-cell office:value-type="date" office:date-value="2022-08-02T00:00:00" table:style-name="ce43">
            <text:p>02.08.2022</text:p>
          </table:table-cell>
          <table:table-cell office:value-type="currency" office:value="42496.869999999995" table:formula="of:=([.M103]*1.15)*0.1" table:style-name="ce34">
            <text:p><text:s/>42 496,87 Kč<text:s/></text:p>
          </table:table-cell>
          <table:table-cell office:value-type="date" office:date-value="2022-08-03T00:00:00" table:style-name="ce36">
            <text:p>03.08.2022</text:p>
          </table:table-cell>
          <table:table-cell office:value-type="date" office:date-value="2022-09-16T00:00:00" table:style-name="ce43">
            <text:p>16.09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101" table:style-name="ce597">
            <text:p>10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opřivn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9,9 kWp</text:p>
          </table:table-cell>
          <table:table-cell table:style-name="ce157"/>
          <table:table-cell office:value-type="currency" office:value="373881" table:style-name="ce62">
            <text:p>373 881,00 Kč</text:p>
          </table:table-cell>
          <table:table-cell office:value-type="currency" office:value="477370" table:style-name="ce62">
            <text:p>477 370,00 Kč</text:p>
          </table:table-cell>
          <table:table-cell office:value-type="string" table:style-name="ce167">
            <text:p>Drahoš</text:p>
          </table:table-cell>
          <table:table-cell office:value-type="string" table:style-name="ce167">
            <text:p>realizaci letos ne, možná rok 2023</text:p>
          </table:table-cell>
          <table:table-cell office:value-type="date" office:date-value="2022-01-20T00:00:00" table:style-name="ce65">
            <text:p>20.01.2022</text:p>
          </table:table-cell>
          <table:table-cell office:value-type="date" office:date-value="2022-01-25T00:00:00" table:style-name="ce65">
            <text:p>25.01.2022</text:p>
          </table:table-cell>
          <table:table-cell table:style-name="ce65"/>
          <table:table-cell office:value-type="date" office:date-value="2022-01-25T00:00:00" table:style-name="ce65">
            <text:p>25.01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329385.3" table:formula="of:=([.M104]*1.15)*0.6" table:style-name="ce188">
            <text:p><text:s/>329 385,30 Kč<text:s/></text:p>
          </table:table-cell>
          <table:table-cell table:number-columns-repeated="6" table:style-name="ce68"/>
          <table:table-cell office:value-type="string" table:style-name="ce68">
            <text:p><text:s/></text:p>
          </table:table-cell>
          <table:table-cell office:value-type="currency" office:value="164692.65" table:formula="of:=([.M104]*1.15)*0.3" table:style-name="ce69">
            <text:p><text:s/>164 692,65 Kč<text:s/></text:p>
          </table:table-cell>
          <table:table-cell table:number-columns-repeated="9" table:style-name="ce68"/>
          <table:table-cell office:value-type="currency" office:value="54897.55" table:formula="of:=([.M104]*1.15)*0.1" table:style-name="ce69">
            <text:p><text:s/>54 897,55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02" table:style-name="ce597">
            <text:p>10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ostelec u Kyjova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baterie</text:p>
          </table:table-cell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kontakt, Michal</text:p>
          </table:table-cell>
          <table:table-cell office:value-type="date" office:date-value="2022-01-21T00:00:00" table:style-name="ce65">
            <text:p>21.01.2022</text:p>
          </table:table-cell>
          <table:table-cell office:value-type="date" office:date-value="2022-01-26T00:00:00" table:style-name="ce65">
            <text:p>26.01.2022</text:p>
          </table:table-cell>
          <table:table-cell table:number-columns-repeated="3"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0" table:formula="of:=([.M105]*1.15)*0.6" table:style-name="ce188">
            <text:p><text:s/>- <text:s text:c="2"/>Kč<text:s/></text:p>
          </table:table-cell>
          <table:table-cell table:number-columns-repeated="7" table:style-name="ce100"/>
          <table:table-cell office:value-type="currency" office:value="0" table:formula="of:=([.M105]*1.15)*0.3" table:style-name="ce69">
            <text:p><text:s/>- <text:s text:c="2"/>Kč<text:s/></text:p>
          </table:table-cell>
          <table:table-cell table:number-columns-repeated="9" table:style-name="ce100"/>
          <table:table-cell office:value-type="currency" office:value="0" table:formula="of:=([.M105]*1.15)*0.1" table:style-name="ce69">
            <text:p><text:s/>- <text:s text:c="2"/>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/>
          <table:table-cell office:value-type="float" office:value="103" table:style-name="ce598">
            <text:p>103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mail</text:p>
          </table:table-cell>
          <table:table-cell office:value-type="date" office:date-value="2022-01-22T00:00:00" table:style-name="ce65">
            <text:p>22.01.2022</text:p>
          </table:table-cell>
          <table:table-cell office:value-type="date" office:date-value="2022-01-26T00:00:00" table:style-name="ce65">
            <text:p>26.01.2022</text:p>
          </table:table-cell>
          <table:table-cell table:number-columns-repeated="3"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106]*1.15)*0.6" table:style-name="ce188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106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106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04" table:style-name="ce597">
            <text:p>10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Pohořel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8.1" table:style-name="ce60">
            <text:p>8,1 kWp</text:p>
          </table:table-cell>
          <table:table-cell table:style-name="ce61"/>
          <table:table-cell office:value-type="currency" office:value="336000" table:style-name="ce62">
            <text:p>336 000,00 Kč</text:p>
          </table:table-cell>
          <table:table-cell office:value-type="currency" office:value="414777" table:style-name="ce62">
            <text:p>414 777,00 Kč</text:p>
          </table:table-cell>
          <table:table-cell office:value-type="string" table:style-name="ce167">
            <text:p>mail</text:p>
          </table:table-cell>
          <table:table-cell office:value-type="string" table:style-name="ce63">
            <text:p>nekomunikuje</text:p>
          </table:table-cell>
          <table:table-cell office:value-type="date" office:date-value="2022-01-24T00:00:00" table:style-name="ce65">
            <text:p>24.01.2022</text:p>
          </table:table-cell>
          <table:table-cell office:value-type="date" office:date-value="2022-01-26T00:00:00" table:style-name="ce65">
            <text:p>26.01.2022</text:p>
          </table:table-cell>
          <table:table-cell table:style-name="ce65"/>
          <table:table-cell office:value-type="date" office:date-value="2022-02-01T00:00:00" table:style-name="ce65">
            <text:p>01.02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86196.13" table:formula="of:=([.M107]*1.15)*0.6" table:style-name="ce188">
            <text:p><text:s/>286 196,13 Kč<text:s/></text:p>
          </table:table-cell>
          <table:table-cell table:number-columns-repeated="7" table:style-name="ce68"/>
          <table:table-cell office:value-type="currency" office:value="143098.065" table:formula="of:=([.M107]*1.15)*0.3" table:style-name="ce69">
            <text:p><text:s/>143 098,07 Kč<text:s/></text:p>
          </table:table-cell>
          <table:table-cell table:number-columns-repeated="9" table:style-name="ce68"/>
          <table:table-cell office:value-type="currency" office:value="47699.355000000003" table:formula="of:=([.M107]*1.15)*0.1" table:style-name="ce69">
            <text:p><text:s/>47 699,36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05" table:style-name="ce598">
            <text:p>10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lčno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7,2 kWp</text:p>
          </table:table-cell>
          <table:table-cell table:style-name="ce157"/>
          <table:table-cell office:value-type="currency" office:value="326000" table:style-name="ce62">
            <text:p>326 000,00 Kč</text:p>
          </table:table-cell>
          <table:table-cell office:value-type="currency" office:value="398905" table:style-name="ce62">
            <text:p>398 905,00 Kč</text:p>
          </table:table-cell>
          <table:table-cell office:value-type="string" table:style-name="ce63">
            <text:p>Hrubošovi</text:p>
          </table:table-cell>
          <table:table-cell office:value-type="string" table:style-name="ce167">
            <text:p>realizuje s Gajdou</text:p>
          </table:table-cell>
          <table:table-cell office:value-type="date" office:date-value="2022-01-26T00:00:00" table:style-name="ce65">
            <text:p>26.01.2022</text:p>
          </table:table-cell>
          <table:table-cell table:style-name="ce65"/>
          <table:table-cell office:value-type="date" office:date-value="2022-01-26T00:00:00" table:style-name="ce65">
            <text:p>26.01.2022</text:p>
          </table:table-cell>
          <table:table-cell office:value-type="date" office:date-value="2022-02-04T00:00:00" table:style-name="ce65">
            <text:p>04.02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75244.44999999995" table:formula="of:=([.M108]*1.15)*0.6" table:style-name="ce188">
            <text:p><text:s/>275 244,45 Kč<text:s/></text:p>
          </table:table-cell>
          <table:table-cell table:number-columns-repeated="7" table:style-name="ce68"/>
          <table:table-cell office:value-type="currency" office:value="137622.22499999998" table:formula="of:=([.M108]*1.15)*0.3" table:style-name="ce69">
            <text:p><text:s/>137 622,23 Kč<text:s/></text:p>
          </table:table-cell>
          <table:table-cell table:number-columns-repeated="9" table:style-name="ce68"/>
          <table:table-cell office:value-type="currency" office:value="45874.074999999997" table:formula="of:=([.M108]*1.15)*0.1" table:style-name="ce69">
            <text:p><text:s/>45 874,08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06" table:style-name="ce598">
            <text:p>106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63">
            <text:p>Hrubošovi</text:p>
          </table:table-cell>
          <table:table-cell office:value-type="string" table:style-name="ce167">
            <text:p>realizuje s Gajdou</text:p>
          </table:table-cell>
          <table:table-cell office:value-type="date" office:date-value="2022-01-26T00:00:00" table:style-name="ce65">
            <text:p>26.01.2022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109]*1.15)*0.6" table:style-name="ce188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109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109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07" table:style-name="ce598">
            <text:p>107</text:p>
          </table:table-cell>
          <table:table-cell table:number-columns-repeated="2" table:style-name="ce194"/>
          <table:table-cell table:style-name="ce572"/>
          <table:table-cell table:style-name="ce194"/>
          <table:table-cell office:value-type="string" table:style-name="ce194">
            <text:p>Podolí u Brna</text:p>
          </table:table-cell>
          <table:table-cell table:style-name="ce195"/>
          <table:table-cell office:value-type="string" table:style-name="ce59">
            <text:p>N</text:p>
          </table:table-cell>
          <table:table-cell office:value-type="string" table:style-name="ce195">
            <text:p>5,06kWp</text:p>
          </table:table-cell>
          <table:table-cell table:style-name="ce196"/>
          <table:table-cell office:value-type="currency" office:value="294175" table:style-name="ce197">
            <text:p>294 175,00 Kč</text:p>
          </table:table-cell>
          <table:table-cell office:value-type="currency" office:value="369650" table:style-name="ce197">
            <text:p>369 650,00 Kč</text:p>
          </table:table-cell>
          <table:table-cell office:value-type="string" table:style-name="ce198">
            <text:p>mail</text:p>
          </table:table-cell>
          <table:table-cell office:value-type="string" table:style-name="ce198">
            <text:p>z osobních důvodů nemůže realizovat</text:p>
          </table:table-cell>
          <table:table-cell office:value-type="date" office:date-value="2022-01-27T00:00:00" table:style-name="ce199">
            <text:p>27.01.2022</text:p>
          </table:table-cell>
          <table:table-cell office:value-type="date" office:date-value="2022-01-27T00:00:00" table:style-name="ce199">
            <text:p>27.01.2022</text:p>
          </table:table-cell>
          <table:table-cell table:style-name="ce199"/>
          <table:table-cell office:value-type="date" office:date-value="2022-06-07T00:00:00" table:style-name="ce199">
            <text:p>07.06.2022</text:p>
          </table:table-cell>
          <table:table-cell office:value-type="date" office:date-value="2022-06-07T00:00:00" table:style-name="ce199">
            <text:p>07.06.2022</text:p>
          </table:table-cell>
          <table:table-cell table:style-name="ce200"/>
          <table:table-cell table:style-name="ce201"/>
          <table:table-cell table:number-columns-repeated="4" table:style-name="ce202"/>
          <table:table-cell office:value-type="currency" office:value="255058.49999999994" table:formula="of:=([.M110]*1.15)*0.6" table:style-name="ce188">
            <text:p><text:s/>255 058,50 Kč<text:s/></text:p>
          </table:table-cell>
          <table:table-cell table:number-columns-repeated="7" table:style-name="ce202"/>
          <table:table-cell office:value-type="currency" office:value="127529.24999999997" table:formula="of:=([.M110]*1.15)*0.3" table:style-name="ce203">
            <text:p><text:s/>127 529,25 Kč<text:s/></text:p>
          </table:table-cell>
          <table:table-cell table:number-columns-repeated="9" table:style-name="ce202"/>
          <table:table-cell office:value-type="currency" office:value="42509.75" table:formula="of:=([.M110]*1.15)*0.1" table:style-name="ce203">
            <text:p><text:s/>42 509,75 Kč<text:s/></text:p>
          </table:table-cell>
          <table:table-cell table:style-name="ce204"/>
          <table:table-cell table:style-name="ce202"/>
          <table:table-cell table:number-columns-repeated="16337"/>
        </table:table-row>
        <table:table-row table:style-name="ro2">
          <table:table-cell/>
          <table:table-cell office:value-type="float" office:value="108" table:style-name="ce598">
            <text:p>108</text:p>
          </table:table-cell>
          <table:table-cell office:value-type="string" table:style-name="ce20">
            <text:p>U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Mikulčice</text:p>
          </table:table-cell>
          <table:table-cell office:value-type="string" table:style-name="ce85">
            <text:p>JG, IK</text:p>
          </table:table-cell>
          <table:table-cell office:value-type="string" table:style-name="ce24">
            <text:p>U</text:p>
          </table:table-cell>
          <table:table-cell office:value-type="string" table:style-name="ce86">
            <text:p>8,28 kWp</text:p>
          </table:table-cell>
          <table:table-cell table:style-name="ce87"/>
          <table:table-cell office:value-type="currency" office:value="398200" table:style-name="ce88">
            <text:p>398 200,00 Kč</text:p>
          </table:table-cell>
          <table:table-cell office:value-type="currency" office:value="471830" table:style-name="ce88">
            <text:p>471 830,00 Kč</text:p>
          </table:table-cell>
          <table:table-cell office:value-type="string" table:style-name="ce112">
            <text:p>Bohunský</text:p>
          </table:table-cell>
          <table:table-cell office:value-type="string" table:style-name="ce112">
            <text:p>dotace schválena</text:p>
          </table:table-cell>
          <table:table-cell office:value-type="date" office:date-value="2022-01-27T00:00:00" table:style-name="ce22">
            <text:p>27.01.2022</text:p>
          </table:table-cell>
          <table:table-cell table:style-name="ce22"/>
          <table:table-cell office:value-type="date" office:date-value="2022-01-27T00:00:00" table:style-name="ce22">
            <text:p>27.01.2022</text:p>
          </table:table-cell>
          <table:table-cell office:value-type="date" office:date-value="2022-02-01T00:00:00" table:style-name="ce52">
            <text:p>01.02.2022</text:p>
          </table:table-cell>
          <table:table-cell table:style-name="ce52"/>
          <table:table-cell table:style-name="ce53"/>
          <table:table-cell table:style-name="ce41"/>
          <table:table-cell office:value-type="date" office:date-value="2022-04-26T00:00:00" table:style-name="ce43">
            <text:p>26.04.2022</text:p>
          </table:table-cell>
          <table:table-cell office:value-type="string" table:style-name="ce45">
            <text:p>č.sm.9001977353</text:p>
          </table:table-cell>
          <table:table-cell office:value-type="date" office:date-value="2022-02-24T00:00:00" table:style-name="ce43">
            <text:p>24.02.2022</text:p>
          </table:table-cell>
          <table:table-cell office:value-type="date" office:date-value="2022-02-24T00:00:00" table:style-name="ce43">
            <text:p>24.02.2022</text:p>
          </table:table-cell>
          <table:table-cell office:value-type="currency" office:value="325562.7" table:formula="of:=([.M111]*1.15)*0.6" table:style-name="ce188">
            <text:p><text:s/>325 562,70 Kč<text:s/></text:p>
          </table:table-cell>
          <table:table-cell office:value-type="date" office:date-value="2022-02-25T00:00:00" table:style-name="ce43">
            <text:p>25.02.2022</text:p>
          </table:table-cell>
          <table:table-cell table:number-columns-repeated="2" table:style-name="ce43"/>
          <table:table-cell office:value-type="date" office:date-value="2022-05-16T00:00:00" table:style-name="ce43">
            <text:p>16.05.2022</text:p>
          </table:table-cell>
          <table:table-cell office:value-type="date" office:date-value="2022-05-20T00:00:00" table:style-name="ce43">
            <text:p>20.05.2022</text:p>
          </table:table-cell>
          <table:table-cell office:value-type="date" office:date-value="2022-05-20T00:00:00" table:style-name="ce43">
            <text:p>20.05.2022</text:p>
          </table:table-cell>
          <table:table-cell office:value-type="date" office:date-value="2022-05-23T00:00:00" table:style-name="ce43">
            <text:p>23.05.2022</text:p>
          </table:table-cell>
          <table:table-cell office:value-type="currency" office:value="162781.35" table:formula="of:=([.M111]*1.15)*0.3" table:style-name="ce34">
            <text:p><text:s/>162 781,35 Kč<text:s/></text:p>
          </table:table-cell>
          <table:table-cell office:value-type="date" office:date-value="2022-05-27T00:00:00" table:style-name="ce43">
            <text:p>27.05.2022</text:p>
          </table:table-cell>
          <table:table-cell table:style-name="ce43"/>
          <table:table-cell office:value-type="date" office:date-value="2022-05-24T00:00:00" table:style-name="ce43">
            <text:p>24.05.2022</text:p>
          </table:table-cell>
          <table:table-cell table:style-name="ce43"/>
          <table:table-cell office:value-type="date" office:date-value="2022-04-13T00:00:00" table:style-name="ce43">
            <text:p>13.04.2022</text:p>
          </table:table-cell>
          <table:table-cell office:value-type="date" office:date-value="2022-06-02T00:00:00" table:style-name="ce43">
            <text:p>02.06.2022</text:p>
          </table:table-cell>
          <table:table-cell office:value-type="string" table:style-name="ce43">
            <text:p>mikrozdroj</text:p>
          </table:table-cell>
          <table:table-cell office:value-type="date" office:date-value="2022-06-17T00:00:00" table:style-name="ce43">
            <text:p>17.06.2022</text:p>
          </table:table-cell>
          <table:table-cell office:value-type="date" office:date-value="2022-06-17T00:00:00" table:style-name="ce43">
            <text:p>17.06.2022</text:p>
          </table:table-cell>
          <table:table-cell office:value-type="currency" office:value="54261" table:style-name="ce34">
            <text:p><text:s/>54 261,00 Kč<text:s/></text:p>
          </table:table-cell>
          <table:table-cell office:value-type="date" office:date-value="2022-06-17T00:00:00" table:style-name="ce36">
            <text:p>17.06.2022</text:p>
          </table:table-cell>
          <table:table-cell office:value-type="date" office:date-value="2022-07-19T00:00:00" table:style-name="ce43">
            <text:p>19.07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109" table:style-name="ce598">
            <text:p>109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Horní Bojanovice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6">
            <text:p>8,28 kWp</text:p>
          </table:table-cell>
          <table:table-cell table:style-name="ce87"/>
          <table:table-cell office:value-type="currency" office:value="400200" table:style-name="ce88">
            <text:p>400 200,00 Kč</text:p>
          </table:table-cell>
          <table:table-cell office:value-type="currency" office:value="473530" table:style-name="ce88">
            <text:p>473 530,00 Kč</text:p>
          </table:table-cell>
          <table:table-cell office:value-type="string" table:style-name="ce112">
            <text:p>Bohunský</text:p>
          </table:table-cell>
          <table:table-cell office:value-type="string" table:style-name="ce112">
            <text:p>PPP <text:s/>znovu žádost , je po opravě rozvaděče</text:p>
          </table:table-cell>
          <table:table-cell office:value-type="date" office:date-value="2022-01-27T00:00:00" table:style-name="ce22">
            <text:p>27.01.2022</text:p>
          </table:table-cell>
          <table:table-cell table:style-name="ce172"/>
          <table:table-cell table:style-name="ce22"/>
          <table:table-cell office:value-type="date" office:date-value="2022-02-01T00:00:00" table:style-name="ce22">
            <text:p>01.02.2022</text:p>
          </table:table-cell>
          <table:table-cell table:style-name="ce22"/>
          <table:table-cell table:style-name="ce91"/>
          <table:table-cell table:style-name="ce92"/>
          <table:table-cell office:value-type="date" office:date-value="2022-02-24T00:00:00" table:style-name="ce35">
            <text:p>24.02.2022</text:p>
          </table:table-cell>
          <table:table-cell office:value-type="string" table:style-name="ce96">
            <text:p>s.č.9001950267</text:p>
          </table:table-cell>
          <table:table-cell office:value-type="date" office:date-value="2022-02-24T00:00:00" table:style-name="ce35">
            <text:p>24.02.2022</text:p>
          </table:table-cell>
          <table:table-cell office:value-type="date" office:date-value="2022-02-24T00:00:00" table:style-name="ce35">
            <text:p>24.02.2022</text:p>
          </table:table-cell>
          <table:table-cell office:value-type="currency" office:value="326735.7" table:formula="of:=([.M112]*1.15)*0.6" table:style-name="ce190">
            <text:p><text:s/>326 735,70 Kč<text:s/></text:p>
          </table:table-cell>
          <table:table-cell office:value-type="date" office:date-value="2022-02-25T00:00:00" table:style-name="ce35">
            <text:p>25.02.2022</text:p>
          </table:table-cell>
          <table:table-cell table:number-columns-repeated="2" table:style-name="ce35"/>
          <table:table-cell office:value-type="date" office:date-value="2022-04-04T00:00:00" table:style-name="ce35">
            <text:p>04.04.2022</text:p>
          </table:table-cell>
          <table:table-cell table:number-columns-repeated="2" table:style-name="ce35"/>
          <table:table-cell office:value-type="date" office:date-value="2022-05-05T00:00:00" table:style-name="ce35">
            <text:p>05.05.2022</text:p>
          </table:table-cell>
          <table:table-cell office:value-type="currency" office:value="163368" table:style-name="ce93">
            <text:p><text:s/>163 368,00 Kč<text:s/></text:p>
          </table:table-cell>
          <table:table-cell office:value-type="date" office:date-value="2022-05-11T00:00:00" table:style-name="ce35">
            <text:p>11.05.2022</text:p>
          </table:table-cell>
          <table:table-cell table:style-name="ce35"/>
          <table:table-cell office:value-type="date" office:date-value="2022-05-09T00:00:00" table:style-name="ce35">
            <text:p>09.05.2022</text:p>
          </table:table-cell>
          <table:table-cell table:style-name="ce35"/>
          <table:table-cell office:value-type="date" office:date-value="2022-06-03T00:00:00" table:style-name="ce35">
            <text:p>03.06.2022</text:p>
          </table:table-cell>
          <table:table-cell office:value-type="date" office:date-value="2022-06-03T00:00:00" table:style-name="ce35">
            <text:p>03.06.2022</text:p>
          </table:table-cell>
          <table:table-cell office:value-type="date" office:date-value="2023-01-31T00:00:00" table:style-name="ce35">
            <office:annotation draw:style-name="a1" svg:x="38.25in" svg:y="23.5104166666667in" svg:width="4.89583333333333in" svg:height="4.19791666666667in">
              <text:p>Komentář:</text:p>
              <text:p><text:s text:c="4"/>28.07.2022 neprošlo - bude nové datum, hotov přesun elektrom.rozvaděče - 11.08.2022</text:p>
              <text:p/>
            </office:annotation>
            <text:p>31.01.2023</text:p>
          </table:table-cell>
          <table:table-cell table:number-columns-repeated="2" table:style-name="ce35"/>
          <table:table-cell office:value-type="currency" office:value="54456" table:style-name="ce93">
            <text:p><text:s/>54 456,00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110" table:style-name="ce598">
            <text:p>11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Mikulč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float" office:value="9.9" table:style-name="ce60">
            <text:p>9,9 kWp</text:p>
          </table:table-cell>
          <table:table-cell table:style-name="ce61"/>
          <table:table-cell office:value-type="currency" office:value="373881" table:style-name="ce62">
            <text:p>373 881,00 Kč</text:p>
          </table:table-cell>
          <table:table-cell office:value-type="currency" office:value="444807" table:style-name="ce62">
            <text:p>444 807,00 Kč</text:p>
          </table:table-cell>
          <table:table-cell office:value-type="string" table:style-name="ce167">
            <text:p>Bohunský</text:p>
          </table:table-cell>
          <table:table-cell office:value-type="string" table:style-name="ce167">
            <text:p>CN</text:p>
          </table:table-cell>
          <table:table-cell office:value-type="date" office:date-value="2022-01-27T00:00:00" table:style-name="ce65">
            <text:p>27.01.2022</text:p>
          </table:table-cell>
          <table:table-cell table:number-columns-repeated="2" table:style-name="ce65"/>
          <table:table-cell office:value-type="date" office:date-value="2022-02-01T00:00:00" table:style-name="ce65">
            <text:p>01.02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306916.82999999996" table:formula="of:=([.M113]*1.15)*0.6" table:style-name="ce188">
            <text:p><text:s/>306 916,83 Kč<text:s/></text:p>
          </table:table-cell>
          <table:table-cell table:number-columns-repeated="7" table:style-name="ce68"/>
          <table:table-cell office:value-type="currency" office:value="153458.41499999998" table:formula="of:=([.M113]*1.15)*0.3" table:style-name="ce69">
            <text:p><text:s/>153 458,42 Kč<text:s/></text:p>
          </table:table-cell>
          <table:table-cell table:number-columns-repeated="9" table:style-name="ce68"/>
          <table:table-cell office:value-type="currency" office:value="51152.805" table:formula="of:=([.M113]*1.15)*0.1" table:style-name="ce69">
            <text:p><text:s/>51 152,81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11" table:style-name="ce597">
            <text:p>11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zenec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5,4 kWp</text:p>
          </table:table-cell>
          <table:table-cell table:style-name="ce157"/>
          <table:table-cell office:value-type="currency" office:value="265060" table:style-name="ce62">
            <text:p>265 060,00 Kč</text:p>
          </table:table-cell>
          <table:table-cell office:value-type="currency" office:value="325978" table:style-name="ce62">
            <text:p>325 978,00 Kč</text:p>
          </table:table-cell>
          <table:table-cell office:value-type="string" table:style-name="ce167">
            <text:p>mail</text:p>
          </table:table-cell>
          <table:table-cell office:value-type="string" table:style-name="ce63">
            <text:p>CN, tepelko - nemá finance</text:p>
          </table:table-cell>
          <table:table-cell office:value-type="date" office:date-value="2022-01-28T00:00:00" table:style-name="ce65">
            <text:p>28.01.2022</text:p>
          </table:table-cell>
          <table:table-cell office:value-type="date" office:date-value="2022-02-01T00:00:00" table:style-name="ce65">
            <text:p>01.02.2022</text:p>
          </table:table-cell>
          <table:table-cell table:style-name="ce65"/>
          <table:table-cell office:value-type="date" office:date-value="2022-02-01T00:00:00" table:style-name="ce65">
            <text:p>01.02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24924.81999999998" table:formula="of:=([.M114]*1.15)*0.6" table:style-name="ce188">
            <text:p><text:s/>224 924,82 Kč<text:s/></text:p>
          </table:table-cell>
          <table:table-cell table:number-columns-repeated="7" table:style-name="ce68"/>
          <table:table-cell office:value-type="currency" office:value="112462.40999999999" table:formula="of:=([.M114]*1.15)*0.3" table:style-name="ce69">
            <text:p><text:s/>112 462,41 Kč<text:s/></text:p>
          </table:table-cell>
          <table:table-cell table:number-columns-repeated="9" table:style-name="ce68"/>
          <table:table-cell office:value-type="currency" office:value="37487.469999999994" table:formula="of:=([.M114]*1.15)*0.1" table:style-name="ce69">
            <text:p><text:s/>37 487,47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12" table:style-name="ce597">
            <text:p>11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Uherský Brod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8,1 kWp</text:p>
          </table:table-cell>
          <table:table-cell table:style-name="ce157"/>
          <table:table-cell office:value-type="currency" office:value="336000" table:style-name="ce62">
            <text:p>336 000,00 Kč</text:p>
          </table:table-cell>
          <table:table-cell office:value-type="currency" office:value="414777" table:style-name="ce62">
            <text:p>414 777,00 Kč</text:p>
          </table:table-cell>
          <table:table-cell office:value-type="string" table:style-name="ce167">
            <text:p>Hrubošovi</text:p>
          </table:table-cell>
          <table:table-cell office:value-type="string" table:style-name="ce167">
            <text:p>CN Jitka</text:p>
          </table:table-cell>
          <table:table-cell office:value-type="date" office:date-value="2022-01-28T00:00:00" table:style-name="ce65">
            <text:p>28.01.2022</text:p>
          </table:table-cell>
          <table:table-cell table:number-columns-repeated="2" table:style-name="ce97"/>
          <table:table-cell office:value-type="date" office:date-value="2022-01-28T00:00:00" table:style-name="ce65">
            <text:p>28.01.2022</text:p>
          </table:table-cell>
          <table:table-cell table:style-name="ce97"/>
          <table:table-cell table:style-name="ce98"/>
          <table:table-cell table:style-name="ce99"/>
          <table:table-cell table:style-name="ce68"/>
          <table:table-cell table:number-columns-repeated="3" table:style-name="ce100"/>
          <table:table-cell office:value-type="currency" office:value="286196.13" table:formula="of:=([.M115]*1.15)*0.6" table:style-name="ce188">
            <text:p><text:s/>286 196,13 Kč<text:s/></text:p>
          </table:table-cell>
          <table:table-cell table:number-columns-repeated="7" table:style-name="ce100"/>
          <table:table-cell office:value-type="currency" office:value="143098.065" table:formula="of:=([.M115]*1.15)*0.3" table:style-name="ce69">
            <text:p><text:s/>143 098,07 Kč<text:s/></text:p>
          </table:table-cell>
          <table:table-cell table:number-columns-repeated="9" table:style-name="ce100"/>
          <table:table-cell office:value-type="currency" office:value="47699.355000000003" table:formula="of:=([.M115]*1.15)*0.1" table:style-name="ce69">
            <text:p><text:s/>47 699,36 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/>
          <table:table-cell office:value-type="float" office:value="113" table:style-name="ce597">
            <text:p>113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nechce, nízká spotřeba</text:p>
          </table:table-cell>
          <table:table-cell office:value-type="date" office:date-value="2022-01-30T00:00:00" table:style-name="ce65">
            <text:p>30.01.2022</text:p>
          </table:table-cell>
          <table:table-cell office:value-type="date" office:date-value="2022-02-01T00:00:00" table:style-name="ce65">
            <text:p>01.02.2022</text:p>
          </table:table-cell>
          <table:table-cell table:number-columns-repeated="3" table:style-name="ce97"/>
          <table:table-cell table:style-name="ce98"/>
          <table:table-cell table:style-name="ce205"/>
          <table:table-cell table:style-name="ce68"/>
          <table:table-cell table:number-columns-repeated="3" table:style-name="ce100"/>
          <table:table-cell office:value-type="currency" office:value="0" table:formula="of:=([.M116]*1.15)*0.6" table:style-name="ce206">
            <text:p><text:s/>- <text:s text:c="2"/>Kč<text:s/></text:p>
          </table:table-cell>
          <table:table-cell table:number-columns-repeated="7" table:style-name="ce100"/>
          <table:table-cell office:value-type="currency" office:value="0" table:formula="of:=([.M116]*1.15)*0.3" table:style-name="ce69">
            <text:p><text:s/>- <text:s text:c="2"/>Kč<text:s/></text:p>
          </table:table-cell>
          <table:table-cell table:number-columns-repeated="9" table:style-name="ce100"/>
          <table:table-cell office:value-type="currency" office:value="0" table:formula="of:=([.M116]*1.15)*0.1" table:style-name="ce69">
            <text:p><text:s/>- <text:s text:c="2"/>Kč<text:s/></text:p>
          </table:table-cell>
          <table:table-cell table:style-name="ce101"/>
          <table:table-cell table:style-name="ce100"/>
          <table:table-cell table:number-columns-repeated="16337"/>
        </table:table-row>
        <table:table-row table:style-name="ro2">
          <table:table-cell/>
          <table:table-cell office:value-type="float" office:value="114" table:style-name="ce597">
            <text:p>114</text:p>
          </table:table-cell>
          <table:table-cell office:value-type="string" table:style-name="ce20">
            <text:p>LM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Praha</text:p>
          </table:table-cell>
          <table:table-cell office:value-type="string" table:style-name="ce85">
            <text:p>WB</text:p>
          </table:table-cell>
          <table:table-cell office:value-type="string" table:style-name="ce85">
            <text:p>DOT</text:p>
          </table:table-cell>
          <table:table-cell office:value-type="string" table:style-name="ce85">
            <text:p>9 kWp</text:p>
          </table:table-cell>
          <table:table-cell table:style-name="ce178"/>
          <table:table-cell office:value-type="currency" office:value="300000" table:style-name="ce88">
            <text:p>300 000,00 Kč</text:p>
          </table:table-cell>
          <table:table-cell office:value-type="currency" office:value="367273" table:style-name="ce88">
            <text:p>367 273,00 Kč</text:p>
          </table:table-cell>
          <table:table-cell office:value-type="string" table:style-name="ce112">
            <text:p>Gajda - Skalský</text:p>
          </table:table-cell>
          <table:table-cell office:value-type="string" table:style-name="ce181">
            <text:p>řádost podána 11.10.2022</text:p>
          </table:table-cell>
          <table:table-cell office:value-type="date" office:date-value="2022-01-11T00:00:00" table:style-name="ce52">
            <text:p>11.01.2022</text:p>
          </table:table-cell>
          <table:table-cell table:style-name="ce172"/>
          <table:table-cell office:value-type="date" office:date-value="2020-01-01T00:00:00" table:style-name="ce52">
            <text:p>01.01.2020</text:p>
          </table:table-cell>
          <table:table-cell office:value-type="date" office:date-value="2020-01-01T00:00:00" table:style-name="ce207">
            <text:p>01.01.2020</text:p>
          </table:table-cell>
          <table:table-cell office:value-type="date" office:date-value="2020-01-01T00:00:00" table:style-name="ce207">
            <text:p>01.01.2020</text:p>
          </table:table-cell>
          <table:table-cell table:style-name="ce208"/>
          <table:table-cell office:value-type="date" office:date-value="2022-02-15T00:00:00" table:style-name="ce208">
            <text:p>15.02.2022</text:p>
          </table:table-cell>
          <table:table-cell office:value-type="date" office:date-value="2022-06-01T00:00:00" table:style-name="ce41">
            <text:p>01.06.2022</text:p>
          </table:table-cell>
          <table:table-cell office:value-type="string" table:style-name="ce209">
            <text:p>s.č. 4121986610</text:p>
          </table:table-cell>
          <table:table-cell office:value-type="date" office:date-value="2022-01-11T00:00:00" table:style-name="ce43">
            <text:p>11.01.2022</text:p>
          </table:table-cell>
          <table:table-cell office:value-type="date" office:date-value="2022-01-11T00:00:00" table:style-name="ce43">
            <text:p>11.01.2022</text:p>
          </table:table-cell>
          <table:table-cell office:value-type="currency" office:value="253418.36999999997" table:formula="of:=([.M117]*1.15)*0.6" table:style-name="ce188">
            <text:p><text:s/>253 418,37 Kč<text:s/></text:p>
          </table:table-cell>
          <table:table-cell office:value-type="date" office:date-value="2022-01-28T00:00:00" table:style-name="ce43">
            <text:p>28.01.2022</text:p>
          </table:table-cell>
          <table:table-cell office:value-type="date" office:date-value="2022-02-01T00:00:00" table:style-name="ce43">
            <text:p>01.02.2022</text:p>
          </table:table-cell>
          <table:table-cell table:style-name="ce43"/>
          <table:table-cell office:value-type="date" office:date-value="2022-02-07T00:00:00" table:style-name="ce43">
            <text:p>07.02.2022</text:p>
          </table:table-cell>
          <table:table-cell table:number-columns-repeated="2" table:style-name="ce43"/>
          <table:table-cell office:value-type="date" office:date-value="2022-04-08T00:00:00" table:style-name="ce43">
            <text:p>08.04.2022</text:p>
          </table:table-cell>
          <table:table-cell office:value-type="currency" office:value="126709.18499999998" table:formula="of:=([.M117]*1.15)*0.3" table:style-name="ce34">
            <text:p><text:s/>126 709,19 Kč<text:s/></text:p>
          </table:table-cell>
          <table:table-cell office:value-type="date" office:date-value="2022-04-11T00:00:00" table:style-name="ce43">
            <text:p>11.04.2022</text:p>
          </table:table-cell>
          <table:table-cell table:style-name="ce43"/>
          <table:table-cell office:value-type="date" office:date-value="2022-04-22T00:00:00" table:style-name="ce43">
            <text:p>22.04.2022</text:p>
          </table:table-cell>
          <table:table-cell table:style-name="ce43"/>
          <table:table-cell office:value-type="date" office:date-value="2022-05-09T00:00:00" table:style-name="ce43">
            <text:p>09.05.2022</text:p>
          </table:table-cell>
          <table:table-cell office:value-type="date" office:date-value="2022-08-02T00:00:00" table:style-name="ce43">
            <text:p>02.08.2022</text:p>
          </table:table-cell>
          <table:table-cell office:value-type="date" office:date-value="2022-08-31T00:00:00" table:style-name="ce159">
            <text:p>31.08.2022</text:p>
          </table:table-cell>
          <table:table-cell table:style-name="ce43"/>
          <table:table-cell office:value-type="date" office:date-value="2022-09-01T00:00:00" table:style-name="ce43">
            <text:p>01.09.2022</text:p>
          </table:table-cell>
          <table:table-cell office:value-type="currency" office:value="42236.394999999997" table:formula="of:=([.M117]*1.15)*0.1" table:style-name="ce34">
            <text:p><text:s/>42 236,40 Kč<text:s/></text:p>
          </table:table-cell>
          <table:table-cell office:value-type="date" office:date-value="2022-09-01T00:00:00" table:style-name="ce36">
            <text:p>01.09.2022</text:p>
          </table:table-cell>
          <table:table-cell office:value-type="date" office:date-value="2022-10-11T00:00:00" table:style-name="ce43">
            <text:p>11.10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115" table:style-name="ce598">
            <text:p>11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Zidlochov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table:number-columns-repeated="2" table:style-name="ce167"/>
          <table:table-cell table:number-columns-repeated="5" table:style-name="ce65"/>
          <table:table-cell table:style-name="ce66"/>
          <table:table-cell table:style-name="ce210"/>
          <table:table-cell table:number-columns-repeated="4" table:style-name="ce68"/>
          <table:table-cell office:value-type="currency" office:value="0" table:formula="of:=([.M118]*1.15)*0.6" table:style-name="ce188">
            <text:p><text:s/>- <text:s text:c="2"/>Kč<text:s/></text:p>
          </table:table-cell>
          <table:table-cell table:number-columns-repeated="7" table:style-name="ce68"/>
          <table:table-cell office:value-type="currency" office:value="0" table:formula="of:=([.M118]*1.15)*0.3" table:style-name="ce69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118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16" table:style-name="ce598">
            <text:p>11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unštát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8,1 kWp</text:p>
          </table:table-cell>
          <table:table-cell table:style-name="ce157"/>
          <table:table-cell office:value-type="currency" office:value="336000" table:style-name="ce62">
            <text:p>336 000,00 Kč</text:p>
          </table:table-cell>
          <table:table-cell office:value-type="currency" office:value="414777" table:style-name="ce62">
            <text:p>414 777,00 Kč</text:p>
          </table:table-cell>
          <table:table-cell office:value-type="string" table:style-name="ce167">
            <text:p>mail_First stavby</text:p>
          </table:table-cell>
          <table:table-cell office:value-type="string" table:style-name="ce63">
            <text:p>CN</text:p>
          </table:table-cell>
          <table:table-cell office:value-type="date" office:date-value="2022-01-27T00:00:00" table:style-name="ce65">
            <text:p>27.01.2022</text:p>
          </table:table-cell>
          <table:table-cell office:value-type="date" office:date-value="2022-02-01T00:00:00" table:style-name="ce65">
            <text:p>01.02.2022</text:p>
          </table:table-cell>
          <table:table-cell table:style-name="ce65"/>
          <table:table-cell office:value-type="date" office:date-value="2022-02-02T00:00:00" table:style-name="ce65">
            <text:p>02.02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86196.13" table:formula="of:=([.M119]*1.15)*0.6" table:style-name="ce188">
            <text:p><text:s/>286 196,13 Kč<text:s/></text:p>
          </table:table-cell>
          <table:table-cell table:number-columns-repeated="7" table:style-name="ce68"/>
          <table:table-cell office:value-type="currency" office:value="143098.065" table:formula="of:=([.M119]*1.15)*0.3" table:style-name="ce69">
            <text:p><text:s/>143 098,07 Kč<text:s/></text:p>
          </table:table-cell>
          <table:table-cell table:number-columns-repeated="9" table:style-name="ce68"/>
          <table:table-cell office:value-type="currency" office:value="47699.355000000003" table:formula="of:=([.M119]*1.15)*0.1" table:style-name="ce69">
            <text:p><text:s/>47 699,36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17" table:style-name="ce598">
            <text:p>11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lansko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5,4 kWp</text:p>
          </table:table-cell>
          <table:table-cell table:style-name="ce157"/>
          <table:table-cell office:value-type="currency" office:value="265060" table:style-name="ce62">
            <text:p>265 060,00 Kč</text:p>
          </table:table-cell>
          <table:table-cell office:value-type="currency" office:value="374874" table:style-name="ce62">
            <text:p>374 874,00 Kč</text:p>
          </table:table-cell>
          <table:table-cell office:value-type="string" table:style-name="ce167">
            <text:p>mail_First stavby</text:p>
          </table:table-cell>
          <table:table-cell office:value-type="string" table:style-name="ce63">
            <text:p>CN</text:p>
          </table:table-cell>
          <table:table-cell office:value-type="date" office:date-value="2022-02-01T00:00:00" table:style-name="ce65">
            <text:p>01.02.2022</text:p>
          </table:table-cell>
          <table:table-cell office:value-type="date" office:date-value="2022-02-01T00:00:00" table:style-name="ce65">
            <text:p>01.02.2022</text:p>
          </table:table-cell>
          <table:table-cell table:style-name="ce65"/>
          <table:table-cell office:value-type="date" office:date-value="2022-02-02T00:00:00" table:style-name="ce65">
            <text:p>02.02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58663.05999999997" table:formula="of:=([.M120]*1.15)*0.6" table:style-name="ce188">
            <text:p><text:s/>258 663,06 Kč<text:s/></text:p>
          </table:table-cell>
          <table:table-cell table:number-columns-repeated="7" table:style-name="ce68"/>
          <table:table-cell office:value-type="currency" office:value="129331.52999999998" table:formula="of:=([.M120]*1.15)*0.3" table:style-name="ce69">
            <text:p><text:s/>129 331,53 Kč<text:s/></text:p>
          </table:table-cell>
          <table:table-cell table:number-columns-repeated="9" table:style-name="ce68"/>
          <table:table-cell office:value-type="currency" office:value="43110.51" table:formula="of:=([.M120]*1.15)*0.1" table:style-name="ce69">
            <text:p><text:s/>43 110,51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18" table:style-name="ce599">
            <text:p>118</text:p>
          </table:table-cell>
          <table:table-cell office:value-type="string" table:style-name="ce20">
            <text:p>LM</text:p>
          </table:table-cell>
          <table:table-cell table:style-name="ce20"/>
          <table:table-cell table:style-name="ce568"/>
          <table:table-cell table:style-name="ce212"/>
          <table:table-cell office:value-type="string" table:style-name="ce84">
            <text:p>Želetice</text:p>
          </table:table-cell>
          <table:table-cell table:style-name="ce85"/>
          <table:table-cell office:value-type="string" table:style-name="ce24">
            <text:p>DOT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17900" table:style-name="ce88">
            <text:p>317 900,00 Kč</text:p>
          </table:table-cell>
          <table:table-cell office:value-type="currency" office:value="386730" table:style-name="ce88">
            <text:p>386 730,00 Kč</text:p>
          </table:table-cell>
          <table:table-cell office:value-type="string" table:style-name="ce112">
            <text:p>Karel Mráka</text:p>
          </table:table-cell>
          <table:table-cell office:value-type="string" table:style-name="ce213">
            <text:p>příprava dotací</text:p>
          </table:table-cell>
          <table:table-cell office:value-type="date" office:date-value="2022-01-31T00:00:00" table:style-name="ce214">
            <text:p>31.01.2022</text:p>
          </table:table-cell>
          <table:table-cell office:value-type="date" office:date-value="2022-02-01T00:00:00" table:style-name="ce214">
            <text:p>01.02.2022</text:p>
          </table:table-cell>
          <table:table-cell office:value-type="date" office:date-value="2020-01-01T00:00:00" table:style-name="ce207">
            <text:p>01.01.2020</text:p>
          </table:table-cell>
          <table:table-cell office:value-type="date" office:date-value="2022-02-21T00:00:00" table:style-name="ce214">
            <text:p>21.02.2022</text:p>
          </table:table-cell>
          <table:table-cell office:value-type="date" office:date-value="2022-03-07T00:00:00" table:style-name="ce214">
            <text:p>07.03.2022</text:p>
          </table:table-cell>
          <table:table-cell table:style-name="ce215"/>
          <table:table-cell table:style-name="ce216"/>
          <table:table-cell office:value-type="date" office:date-value="2022-04-20T00:00:00" table:style-name="ce217">
            <text:p>20.04.2022</text:p>
          </table:table-cell>
          <table:table-cell office:value-type="string" table:style-name="ce218">
            <text:p>s.č.9001966664</text:p>
          </table:table-cell>
          <table:table-cell office:value-type="date" office:date-value="2022-03-11T00:00:00" table:style-name="ce217">
            <text:p>11.03.2022</text:p>
          </table:table-cell>
          <table:table-cell office:value-type="date" office:date-value="2022-03-11T00:00:00" table:style-name="ce217">
            <text:p>11.03.2022</text:p>
          </table:table-cell>
          <table:table-cell office:value-type="currency" office:value="266843.69999999995" table:formula="of:=([.M121]*1.15)*0.6" table:style-name="ce190">
            <text:p><text:s/>266 843,70 Kč<text:s/></text:p>
          </table:table-cell>
          <table:table-cell office:value-type="date" office:date-value="2022-03-30T00:00:00" table:style-name="ce217">
            <text:p>30.03.2022</text:p>
          </table:table-cell>
          <table:table-cell table:number-columns-repeated="2" table:style-name="ce217"/>
          <table:table-cell office:value-type="date" office:date-value="2022-05-11T00:00:00" table:style-name="ce217">
            <text:p>11.05.2022</text:p>
          </table:table-cell>
          <table:table-cell table:number-columns-repeated="2" table:style-name="ce217"/>
          <table:table-cell office:value-type="date" office:date-value="2022-08-05T00:00:00" table:style-name="ce217">
            <text:p>05.08.2022</text:p>
          </table:table-cell>
          <table:table-cell office:value-type="currency" office:value="160775.17499999999" table:formula="of:=([.M122]*1.15)*0.3" table:style-name="ce219">
            <text:p><text:s/>160 775,18 Kč<text:s/></text:p>
          </table:table-cell>
          <table:table-cell office:value-type="date" office:date-value="2022-08-12T00:00:00" table:style-name="ce217">
            <text:p>12.08.2022</text:p>
          </table:table-cell>
          <table:table-cell table:style-name="ce217"/>
          <table:table-cell office:value-type="date" office:date-value="2022-08-12T00:00:00" table:style-name="ce217">
            <text:p>12.08.2022</text:p>
          </table:table-cell>
          <table:table-cell table:style-name="ce217"/>
          <table:table-cell office:value-type="date" office:date-value="2022-08-22T00:00:00" table:style-name="ce217">
            <text:p>22.08.2022</text:p>
          </table:table-cell>
          <table:table-cell office:value-type="date" office:date-value="2022-08-22T00:00:00" table:style-name="ce217">
            <text:p>22.08.2022</text:p>
          </table:table-cell>
          <table:table-cell office:value-type="date" office:date-value="2022-11-22T00:00:00" table:style-name="ce220">
            <text:p>22.11.2022</text:p>
          </table:table-cell>
          <table:table-cell table:number-columns-repeated="2" table:style-name="ce217"/>
          <table:table-cell office:value-type="currency" office:value="17121" table:style-name="ce219">
            <text:p><text:s/>17 121,00 Kč<text:s/></text:p>
          </table:table-cell>
          <table:table-cell table:style-name="ce221"/>
          <table:table-cell table:style-name="ce217"/>
          <table:table-cell table:number-columns-repeated="16337"/>
        </table:table-row>
        <table:table-row table:style-name="ro2">
          <table:table-cell/>
          <table:table-cell office:value-type="float" office:value="119" table:style-name="ce599">
            <text:p>119</text:p>
          </table:table-cell>
          <table:table-cell table:number-columns-repeated="2" table:style-name="ce20"/>
          <table:table-cell table:style-name="ce573"/>
          <table:table-cell table:style-name="ce134"/>
          <table:table-cell office:value-type="string" table:style-name="ce84">
            <text:p>Moravská Nová Ves</text:p>
          </table:table-cell>
          <table:table-cell office:value-type="string" table:style-name="ce85">
            <text:p>JG</text:p>
          </table:table-cell>
          <table:table-cell office:value-type="string" table:style-name="ce24">
            <text:p>U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92158" table:style-name="ce88">
            <text:p>392 158,00 Kč</text:p>
          </table:table-cell>
          <table:table-cell office:value-type="currency" office:value="466015" table:style-name="ce88">
            <text:p>466 015,00 Kč</text:p>
          </table:table-cell>
          <table:table-cell office:value-type="string" table:style-name="ce112">
            <text:p>Vlašicovi</text:p>
          </table:table-cell>
          <table:table-cell office:value-type="string" table:style-name="ce112">
            <text:p>ukončeno - DOT externě</text:p>
          </table:table-cell>
          <table:table-cell office:value-type="date" office:date-value="2022-02-01T00:00:00" table:style-name="ce22">
            <text:p>01.02.2022</text:p>
          </table:table-cell>
          <table:table-cell office:value-type="date" office:date-value="2022-02-02T00:00:00" table:style-name="ce22">
            <text:p>02.02.2022</text:p>
          </table:table-cell>
          <table:table-cell office:value-type="date" office:date-value="2020-01-01T00:00:00" table:style-name="ce207">
            <text:p>01.01.2020</text:p>
          </table:table-cell>
          <table:table-cell office:value-type="date" office:date-value="2022-02-03T00:00:00" table:style-name="ce22">
            <text:p>03.02.2022</text:p>
          </table:table-cell>
          <table:table-cell office:value-type="date" office:date-value="2022-02-03T00:00:00" table:style-name="ce22">
            <text:p>03.02.2022</text:p>
          </table:table-cell>
          <table:table-cell table:style-name="ce91"/>
          <table:table-cell table:style-name="ce92"/>
          <table:table-cell office:value-type="date" office:date-value="2022-02-04T00:00:00" table:style-name="ce35">
            <text:p>04.02.2022</text:p>
          </table:table-cell>
          <table:table-cell office:value-type="string" table:style-name="ce114">
            <text:p>č.sm.9001959526</text:p>
          </table:table-cell>
          <table:table-cell office:value-type="date" office:date-value="2022-02-04T00:00:00" table:style-name="ce35">
            <text:p>04.02.2022</text:p>
          </table:table-cell>
          <table:table-cell office:value-type="date" office:date-value="2022-02-04T00:00:00" table:style-name="ce35">
            <text:p>04.02.2022</text:p>
          </table:table-cell>
          <table:table-cell office:value-type="currency" office:value="321550.34999999998" table:formula="of:=([.M122]*1.15)*0.6" table:style-name="ce190">
            <text:p><text:s/>321 550,35 Kč<text:s/></text:p>
          </table:table-cell>
          <table:table-cell office:value-type="date" office:date-value="2022-02-14T00:00:00" table:style-name="ce35">
            <text:p>14.02.2022</text:p>
          </table:table-cell>
          <table:table-cell table:number-columns-repeated="2" table:style-name="ce35"/>
          <table:table-cell office:value-type="date" office:date-value="2022-02-28T00:00:00" table:style-name="ce35">
            <text:p>28.02.2022</text:p>
          </table:table-cell>
          <table:table-cell office:value-type="date" office:date-value="2022-03-25T00:00:00" table:style-name="ce35">
            <text:p>25.03.2022</text:p>
          </table:table-cell>
          <table:table-cell office:value-type="date" office:date-value="2022-03-25T00:00:00" table:style-name="ce35">
            <text:p>25.03.2022</text:p>
          </table:table-cell>
          <table:table-cell office:value-type="date" office:date-value="2022-03-30T00:00:00" table:style-name="ce35">
            <text:p>30.03.2022</text:p>
          </table:table-cell>
          <table:table-cell office:value-type="currency" office:value="168515" table:style-name="ce93">
            <text:p><text:s/>168 515,00 Kč<text:s/></text:p>
          </table:table-cell>
          <table:table-cell office:value-type="date" office:date-value="2022-04-05T00:00:00" table:style-name="ce35">
            <text:p>05.04.2022</text:p>
          </table:table-cell>
          <table:table-cell table:style-name="ce35"/>
          <table:table-cell office:value-type="date" office:date-value="2022-04-04T00:00:00" table:style-name="ce35">
            <text:p>04.04.2022</text:p>
          </table:table-cell>
          <table:table-cell table:style-name="ce35"/>
          <table:table-cell office:value-type="date" office:date-value="2022-04-17T00:00:00" table:style-name="ce35">
            <text:p>17.04.2022</text:p>
          </table:table-cell>
          <table:table-cell office:value-type="date" office:date-value="2022-05-09T00:00:00" table:style-name="ce35">
            <text:p>09.05.2022</text:p>
          </table:table-cell>
          <table:table-cell office:value-type="date" office:date-value="2022-06-03T00:00:00" table:style-name="ce35">
            <text:p>03.06.2022</text:p>
          </table:table-cell>
          <table:table-cell office:value-type="string" table:style-name="ce35">
            <text:p>letocha</text:p>
          </table:table-cell>
          <table:table-cell office:value-type="date" office:date-value="2022-06-17T00:00:00" table:style-name="ce35">
            <text:p>17.06.2022</text:p>
          </table:table-cell>
          <table:table-cell office:value-type="currency" office:value="53500" table:style-name="ce93">
            <text:p><text:s/>53 500,00 Kč<text:s/></text:p>
          </table:table-cell>
          <table:table-cell office:value-type="date" office:date-value="2022-06-17T00:00:00" table:style-name="ce115">
            <text:p>17.06.2022</text:p>
          </table:table-cell>
          <table:table-cell office:value-type="string" table:style-name="ce35">
            <text:p>externě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120" table:style-name="ce598">
            <text:p>12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uřim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5,4 kWp</text:p>
          </table:table-cell>
          <table:table-cell table:style-name="ce157"/>
          <table:table-cell office:value-type="currency" office:value="265060" table:style-name="ce62">
            <text:p>265 060,00 Kč</text:p>
          </table:table-cell>
          <table:table-cell office:value-type="currency" office:value="374874" table:style-name="ce62">
            <text:p>374 874,00 Kč</text:p>
          </table:table-cell>
          <table:table-cell office:value-type="string" table:style-name="ce167">
            <text:p>Vlašicovi</text:p>
          </table:table-cell>
          <table:table-cell office:value-type="string" table:style-name="ce167">
            <text:p>nekontaktní</text:p>
          </table:table-cell>
          <table:table-cell office:value-type="date" office:date-value="2022-02-01T00:00:00" table:style-name="ce65">
            <text:p>01.02.2022</text:p>
          </table:table-cell>
          <table:table-cell office:value-type="date" office:date-value="2022-02-02T00:00:00" table:style-name="ce65">
            <text:p>02.02.2022</text:p>
          </table:table-cell>
          <table:table-cell table:style-name="ce65"/>
          <table:table-cell office:value-type="date" office:date-value="2022-02-02T00:00:00" table:style-name="ce65">
            <text:p>02.02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258663.05999999997" table:formula="of:=([.M123]*1.15)*0.6" table:style-name="ce188">
            <text:p><text:s/>258 663,06 Kč<text:s/></text:p>
          </table:table-cell>
          <table:table-cell table:number-columns-repeated="7" table:style-name="ce68"/>
          <table:table-cell office:value-type="currency" office:value="129331.52999999998" table:formula="of:=([.M123]*1.15)*0.3" table:style-name="ce69">
            <text:p><text:s/>129 331,53 Kč<text:s/></text:p>
          </table:table-cell>
          <table:table-cell table:number-columns-repeated="9" table:style-name="ce68"/>
          <table:table-cell office:value-type="currency" office:value="43110.51" table:formula="of:=([.M123]*1.15)*0.1" table:style-name="ce69">
            <text:p><text:s/>43 110,51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21" table:style-name="ce598">
            <text:p>12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Luhačov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9,9 kWp</text:p>
          </table:table-cell>
          <table:table-cell table:style-name="ce157"/>
          <table:table-cell office:value-type="currency" office:value="369581" table:style-name="ce62">
            <text:p>369 581,00 Kč</text:p>
          </table:table-cell>
          <table:table-cell office:value-type="currency" office:value="472205" table:style-name="ce62">
            <text:p>472 205,00 Kč</text:p>
          </table:table-cell>
          <table:table-cell office:value-type="string" table:style-name="ce167">
            <text:p>Vlašicovi</text:p>
          </table:table-cell>
          <table:table-cell office:value-type="string" table:style-name="ce63">
            <text:p>CN</text:p>
          </table:table-cell>
          <table:table-cell office:value-type="date" office:date-value="2022-02-01T00:00:00" table:style-name="ce65">
            <text:p>01.02.2022</text:p>
          </table:table-cell>
          <table:table-cell office:value-type="date" office:date-value="2022-02-02T00:00:00" table:style-name="ce65">
            <text:p>02.02.2022</text:p>
          </table:table-cell>
          <table:table-cell table:style-name="ce65"/>
          <table:table-cell office:value-type="date" office:date-value="2022-02-02T00:00:00" table:style-name="ce65">
            <text:p>02.02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325821.45" table:formula="of:=([.M124]*1.15)*0.6" table:style-name="ce188">
            <text:p><text:s/>325 821,45 Kč<text:s/></text:p>
          </table:table-cell>
          <table:table-cell table:number-columns-repeated="7" table:style-name="ce68"/>
          <table:table-cell office:value-type="currency" office:value="162910.72500000001" table:formula="of:=([.M124]*1.15)*0.3" table:style-name="ce206">
            <text:p><text:s/>162 910,73 Kč<text:s/></text:p>
          </table:table-cell>
          <table:table-cell table:number-columns-repeated="9" table:style-name="ce68"/>
          <table:table-cell office:value-type="currency" office:value="54303.575000000004" table:formula="of:=([.M124]*1.15)*0.1" table:style-name="ce69">
            <text:p><text:s/>54 303,58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122" table:style-name="ce597">
            <text:p>122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Havřice</text:p>
          </table:table-cell>
          <table:table-cell office:value-type="string" table:style-name="ce85">
            <text:p>WB</text:p>
          </table:table-cell>
          <table:table-cell office:value-type="string" table:style-name="ce24">
            <text:p>PPP</text:p>
          </table:table-cell>
          <table:table-cell office:value-type="float" office:value="5.52" table:style-name="ce86">
            <text:p>5,5 kWp</text:p>
          </table:table-cell>
          <table:table-cell table:style-name="ce87"/>
          <table:table-cell office:value-type="currency" office:value="260000" table:style-name="ce88">
            <text:p>260 000,00 Kč</text:p>
          </table:table-cell>
          <table:table-cell office:value-type="currency" office:value="405485" table:style-name="ce88">
            <text:p>405 485,00 Kč</text:p>
          </table:table-cell>
          <table:table-cell office:value-type="string" table:style-name="ce89">
            <text:p>Hrubošovi</text:p>
          </table:table-cell>
          <table:table-cell office:value-type="string" table:style-name="ce222">
            <text:p>PPP 7.12.2022</text:p>
          </table:table-cell>
          <table:table-cell office:value-type="date" office:date-value="2022-02-03T00:00:00" table:style-name="ce52">
            <text:p>03.02.2022</text:p>
          </table:table-cell>
          <table:table-cell table:style-name="ce22"/>
          <table:table-cell office:value-type="date" office:date-value="2022-02-08T00:00:00" table:style-name="ce52">
            <text:p>08.02.2022</text:p>
          </table:table-cell>
          <table:table-cell office:value-type="date" office:date-value="2022-02-24T00:00:00" table:style-name="ce52">
            <text:p>24.02.2022</text:p>
          </table:table-cell>
          <table:table-cell table:style-name="ce52"/>
          <table:table-cell table:style-name="ce53"/>
          <table:table-cell table:style-name="ce41"/>
          <table:table-cell office:value-type="date" office:date-value="2022-04-14T00:00:00" table:style-name="ce43">
            <text:p>14.04.2022</text:p>
          </table:table-cell>
          <table:table-cell office:value-type="string" table:style-name="ce192">
            <text:p>s.č.9001961848</text:p>
          </table:table-cell>
          <table:table-cell office:value-type="date" office:date-value="2022-03-11T00:00:00" table:style-name="ce43">
            <text:p>11.03.2022</text:p>
          </table:table-cell>
          <table:table-cell office:value-type="date" office:date-value="2022-03-11T00:00:00" table:style-name="ce43">
            <text:p>11.03.2022</text:p>
          </table:table-cell>
          <table:table-cell office:value-type="currency" office:value="279784.64999999997" table:formula="of:=([.M125]*1.15)*0.6" table:style-name="ce188">
            <text:p><text:s/>279 784,65 Kč<text:s/></text:p>
          </table:table-cell>
          <table:table-cell office:value-type="date" office:date-value="2022-03-21T00:00:00" table:style-name="ce43">
            <text:p>21.03.2022</text:p>
          </table:table-cell>
          <table:table-cell table:number-columns-repeated="2" table:style-name="ce43"/>
          <table:table-cell office:value-type="date" office:date-value="2022-05-05T00:00:00" table:style-name="ce43">
            <text:p>05.05.2022</text:p>
          </table:table-cell>
          <table:table-cell office:value-type="date" office:date-value="2022-08-05T00:00:00" table:style-name="ce43">
            <text:p>05.08.2022</text:p>
          </table:table-cell>
          <table:table-cell table:style-name="ce43"/>
          <table:table-cell office:value-type="date" office:date-value="2022-08-05T00:00:00" table:style-name="ce223">
            <text:p>05.08.2022</text:p>
          </table:table-cell>
          <table:table-cell office:value-type="currency" office:value="139892.32499999998" table:formula="of:=([.M125]*1.15)*0.3" table:style-name="ce224">
            <text:p><text:s/>139 892,33 Kč<text:s/></text:p>
          </table:table-cell>
          <table:table-cell office:value-type="date" office:date-value="2022-08-26T00:00:00" table:style-name="ce43">
            <text:p>26.08.2022</text:p>
          </table:table-cell>
          <table:table-cell table:style-name="ce43"/>
          <table:table-cell office:value-type="date" office:date-value="2022-09-22T00:00:00" table:style-name="ce43">
            <text:p>22.09.2022</text:p>
          </table:table-cell>
          <table:table-cell table:style-name="ce43"/>
          <table:table-cell office:value-type="date" office:date-value="2022-10-05T00:00:00" table:style-name="ce43">
            <text:p>05.10.2022</text:p>
          </table:table-cell>
          <table:table-cell office:value-type="date" office:date-value="2022-11-05T00:00:00" table:style-name="ce43">
            <text:p>05.11.2022</text:p>
          </table:table-cell>
          <table:table-cell office:value-type="date" office:date-value="2022-12-07T00:00:00" table:style-name="ce43">
            <text:p>07.12.2022</text:p>
          </table:table-cell>
          <table:table-cell table:number-columns-repeated="2" table:style-name="ce43"/>
          <table:table-cell office:value-type="currency" office:value="46631" table:style-name="ce34">
            <text:p><text:s/>46 631,00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123" table:style-name="ce597">
            <text:p>123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60"/>
          <table:table-cell table:style-name="ce61"/>
          <table:table-cell table:number-columns-repeated="2" table:style-name="ce62"/>
          <table:table-cell office:value-type="string" table:style-name="ce63">
            <text:p>mail</text:p>
          </table:table-cell>
          <table:table-cell office:value-type="string" table:style-name="ce63">
            <text:p>kontakt, neozval se</text:p>
          </table:table-cell>
          <table:table-cell office:value-type="date" office:date-value="2022-02-05T00:00:00" table:style-name="ce65">
            <text:p>05.02.2022</text:p>
          </table:table-cell>
          <table:table-cell office:value-type="date" office:date-value="2022-02-08T00:00:00" table:style-name="ce65">
            <text:p>08.02.2022</text:p>
          </table:table-cell>
          <table:table-cell table:number-columns-repeated="3" table:style-name="ce65"/>
          <table:table-cell table:style-name="ce66"/>
          <table:table-cell table:style-name="ce225"/>
          <table:table-cell table:number-columns-repeated="4" table:style-name="ce70"/>
          <table:table-cell office:value-type="currency" office:value="0" table:formula="of:=([.M126]*1.15)*0.6" table:style-name="ce188">
            <text:p><text:s/>- <text:s text:c="2"/>Kč<text:s/></text:p>
          </table:table-cell>
          <table:table-cell table:number-columns-repeated="6" table:style-name="ce70"/>
          <table:table-cell table:style-name="ce226"/>
          <table:table-cell office:value-type="currency" office:value="0" table:formula="of:=([.M126]*1.15)*0.3" table:style-name="ce224">
            <text:p><text:s/>- <text:s text:c="2"/>Kč<text:s/></text:p>
          </table:table-cell>
          <table:table-cell table:number-columns-repeated="9" table:style-name="ce70"/>
          <table:table-cell office:value-type="currency" office:value="0" table:formula="of:=([.M126]*1.15)*0.1" table:style-name="ce69">
            <text:p><text:s/>- <text:s text:c="2"/>Kč<text:s/></text:p>
          </table:table-cell>
          <table:table-cell table:style-name="ce71"/>
          <table:table-cell table:style-name="ce70"/>
          <table:table-cell table:number-columns-repeated="16337"/>
        </table:table-row>
        <table:table-row table:style-name="ro2">
          <table:table-cell/>
          <table:table-cell office:value-type="float" office:value="124" table:style-name="ce597">
            <text:p>12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Mutěnice</text:p>
          </table:table-cell>
          <table:table-cell office:value-type="string" table:style-name="ce58">
            <text:p>ET</text:p>
          </table:table-cell>
          <table:table-cell office:value-type="string" table:style-name="ce59">
            <text:p>N</text:p>
          </table:table-cell>
          <table:table-cell office:value-type="string" table:style-name="ce60">
            <text:p>9,9 kWp</text:p>
          </table:table-cell>
          <table:table-cell table:style-name="ce61"/>
          <table:table-cell office:value-type="currency" office:value="373881" table:style-name="ce62">
            <text:p>373 881,00 Kč</text:p>
          </table:table-cell>
          <table:table-cell office:value-type="currency" office:value="477345" table:style-name="ce62">
            <text:p>477 345,00 Kč</text:p>
          </table:table-cell>
          <table:table-cell office:value-type="string" table:style-name="ce63">
            <text:p>mail</text:p>
          </table:table-cell>
          <table:table-cell office:value-type="string" table:style-name="ce63">
            <text:p>na RD nechce, nemá peníze, řeší FVE na halu</text:p>
          </table:table-cell>
          <table:table-cell office:value-type="date" office:date-value="2022-02-05T00:00:00" table:style-name="ce65">
            <text:p>05.02.2022</text:p>
          </table:table-cell>
          <table:table-cell office:value-type="date" office:date-value="2022-02-07T00:00:00" table:style-name="ce65">
            <text:p>07.02.2022</text:p>
          </table:table-cell>
          <table:table-cell table:style-name="ce65"/>
          <table:table-cell office:value-type="date" office:date-value="2022-02-09T00:00:00" table:style-name="ce65">
            <text:p>09.02.2022</text:p>
          </table:table-cell>
          <table:table-cell table:number-columns-repeated="6" table:style-name="ce65"/>
          <table:table-cell table:style-name="ce227"/>
          <table:table-cell office:value-type="currency" office:value="329368.05" table:formula="of:=([.M127]*1.15)*0.6" table:style-name="ce228">
            <text:p><text:s/>329 368,05 Kč<text:s/></text:p>
          </table:table-cell>
          <table:table-cell table:number-columns-repeated="7" table:style-name="ce65"/>
          <table:table-cell office:value-type="currency" office:value="164684.02499999999" table:formula="of:=([.M127]*1.15)*0.3" table:style-name="ce229">
            <text:p><text:s/>164 684,03 Kč<text:s/></text:p>
          </table:table-cell>
          <table:table-cell table:number-columns-repeated="8" table:style-name="ce65"/>
          <table:table-cell table:style-name="ce227"/>
          <table:table-cell office:value-type="currency" office:value="54894.675000000003" table:formula="of:=([.M127]*1.15)*0.1" table:style-name="ce69">
            <text:p><text:s/>54 894,68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/>
          <table:table-cell office:value-type="float" office:value="125" table:style-name="ce598">
            <text:p>125</text:p>
          </table:table-cell>
          <table:table-cell table:number-columns-repeated="2" table:style-name="ce57"/>
          <table:table-cell table:style-name="ce574"/>
          <table:table-cell table:style-name="ce57"/>
          <table:table-cell office:value-type="string" table:style-name="ce57">
            <text:p>Břecla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5,4 kWp</text:p>
          </table:table-cell>
          <table:table-cell table:style-name="ce157"/>
          <table:table-cell office:value-type="currency" office:value="265060" table:style-name="ce62">
            <text:p>265 060,00 Kč</text:p>
          </table:table-cell>
          <table:table-cell office:value-type="currency" office:value="374874" table:style-name="ce62">
            <text:p>374 874,00 Kč</text:p>
          </table:table-cell>
          <table:table-cell office:value-type="string" table:style-name="ce167">
            <text:p>mail</text:p>
          </table:table-cell>
          <table:table-cell office:value-type="string" table:style-name="ce167">
            <text:p>nereaguje</text:p>
          </table:table-cell>
          <table:table-cell office:value-type="date" office:date-value="2022-02-08T00:00:00" table:style-name="ce65">
            <text:p>08.02.2022</text:p>
          </table:table-cell>
          <table:table-cell office:value-type="date" office:date-value="2022-02-10T00:00:00" table:style-name="ce65">
            <text:p>10.02.2022</text:p>
          </table:table-cell>
          <table:table-cell office:value-type="date" office:date-value="2022-02-11T00:00:00" table:style-name="ce65">
            <text:p>11.02.2022</text:p>
          </table:table-cell>
          <table:table-cell office:value-type="date" office:date-value="2022-02-17T00:00:00" table:style-name="ce65">
            <text:p>17.02.2022</text:p>
          </table:table-cell>
          <table:table-cell table:number-columns-repeated="6" table:style-name="ce65"/>
          <table:table-cell table:style-name="ce227"/>
          <table:table-cell office:value-type="currency" office:value="258663.05999999997" table:formula="of:=([.M128]*1.15)*0.6" table:style-name="ce228">
            <text:p><text:s/>258 663,06 Kč<text:s/></text:p>
          </table:table-cell>
          <table:table-cell table:number-columns-repeated="7" table:style-name="ce65"/>
          <table:table-cell office:value-type="currency" office:value="129331.52999999998" table:formula="of:=([.M128]*1.15)*0.3" table:style-name="ce229">
            <text:p><text:s/>129 331,53 Kč<text:s/></text:p>
          </table:table-cell>
          <table:table-cell table:number-columns-repeated="8" table:style-name="ce65"/>
          <table:table-cell table:style-name="ce227"/>
          <table:table-cell office:value-type="currency" office:value="43110.51" table:formula="of:=([.M128]*1.15)*0.1" table:style-name="ce69">
            <text:p><text:s/>43 110,51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26" table:style-name="ce597">
            <text:p>126</text:p>
          </table:table-cell>
          <table:table-cell office:value-type="string" table:style-name="ce20">
            <text:p>DŠ</text:p>
          </table:table-cell>
          <table:table-cell table:style-name="ce20"/>
          <table:table-cell table:style-name="ce569"/>
          <table:table-cell table:style-name="ce122"/>
          <table:table-cell office:value-type="string" table:style-name="ce122">
            <text:p>Šlapanice</text:p>
          </table:table-cell>
          <table:table-cell table:style-name="ce123"/>
          <table:table-cell office:value-type="string" table:style-name="ce24">
            <text:p>O</text:p>
          </table:table-cell>
          <table:table-cell office:value-type="float" office:value="5.52" table:style-name="ce124">
            <text:p>5,5 kWp</text:p>
          </table:table-cell>
          <table:table-cell table:style-name="ce125"/>
          <table:table-cell office:value-type="currency" office:value="296500" table:style-name="ce126">
            <text:p>296 500,00 Kč</text:p>
          </table:table-cell>
          <table:table-cell office:value-type="currency" office:value="360300" table:style-name="ce126">
            <text:p>360 300,00 Kč</text:p>
          </table:table-cell>
          <table:table-cell office:value-type="string" table:style-name="ce181">
            <text:p>mail</text:p>
          </table:table-cell>
          <table:table-cell office:value-type="string" table:style-name="ce181">
            <text:p>nová CN 12.05.2022, odloženo</text:p>
          </table:table-cell>
          <table:table-cell office:value-type="date" office:date-value="2022-02-09T00:00:00" table:style-name="ce52">
            <text:p>09.02.2022</text:p>
          </table:table-cell>
          <table:table-cell office:value-type="date" office:date-value="2022-02-10T00:00:00" table:style-name="ce52">
            <text:p>10.02.2022</text:p>
          </table:table-cell>
          <table:table-cell table:style-name="ce52"/>
          <table:table-cell office:value-type="date" office:date-value="2022-03-02T00:00:00" table:style-name="ce52">
            <text:p>02.03.2022</text:p>
          </table:table-cell>
          <table:table-cell table:number-columns-repeated="6" table:style-name="ce52"/>
          <table:table-cell table:style-name="ce233"/>
          <table:table-cell office:value-type="currency" office:value="248606.99999999994" table:formula="of:=([.M129]*1.15)*0.6" table:style-name="ce228">
            <text:p><text:s/>248 607,00 Kč<text:s/></text:p>
          </table:table-cell>
          <table:table-cell table:number-columns-repeated="7" table:style-name="ce52"/>
          <table:table-cell office:value-type="currency" office:value="124303.49999999997" table:formula="of:=([.M129]*1.15)*0.3" table:style-name="ce229">
            <text:p><text:s/>124 303,50 Kč<text:s/></text:p>
          </table:table-cell>
          <table:table-cell table:number-columns-repeated="8" table:style-name="ce52"/>
          <table:table-cell table:style-name="ce233"/>
          <table:table-cell office:value-type="currency" office:value="41434.5" table:formula="of:=([.M129]*1.15)*0.1" table:style-name="ce34">
            <text:p><text:s/>41 434,50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127" table:style-name="ce597">
            <text:p>127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Hořovice</text:p>
          </table:table-cell>
          <table:table-cell office:value-type="string" table:style-name="ce85">
            <text:p>LM</text:p>
          </table:table-cell>
          <table:table-cell office:value-type="string" table:style-name="ce24">
            <text:p>U</text:p>
          </table:table-cell>
          <table:table-cell office:value-type="string" table:style-name="ce85">
            <text:p>6,8 kWp</text:p>
          </table:table-cell>
          <table:table-cell table:style-name="ce178"/>
          <table:table-cell office:value-type="currency" office:value="330000" table:style-name="ce88">
            <text:p>330 000,00 Kč</text:p>
          </table:table-cell>
          <table:table-cell office:value-type="currency" office:value="294210" table:style-name="ce88">
            <text:p>294 210,00 Kč</text:p>
          </table:table-cell>
          <table:table-cell office:value-type="string" table:style-name="ce235">
            <text:p>Gajda - Skalský</text:p>
          </table:table-cell>
          <table:table-cell office:value-type="string" table:style-name="ce112">
            <text:p>dotace schválena</text:p>
          </table:table-cell>
          <table:table-cell office:value-type="date" office:date-value="2022-02-11T00:00:00" table:style-name="ce22">
            <text:p>11.02.2022</text:p>
          </table:table-cell>
          <table:table-cell office:value-type="date" office:date-value="2022-02-14T00:00:00" table:style-name="ce22">
            <text:p>14.02.2022</text:p>
          </table:table-cell>
          <table:table-cell office:value-type="date" office:date-value="2020-01-01T00:00:00" table:style-name="ce207">
            <text:p>01.01.2020</text:p>
          </table:table-cell>
          <table:table-cell office:value-type="date" office:date-value="2020-01-01T00:00:00" table:style-name="ce207">
            <text:p>01.01.2020</text:p>
          </table:table-cell>
          <table:table-cell office:value-type="date" office:date-value="2020-01-01T00:00:00" table:style-name="ce207">
            <text:p>01.01.2020</text:p>
          </table:table-cell>
          <table:table-cell table:style-name="ce22"/>
          <table:table-cell office:value-type="date" office:date-value="2022-02-15T00:00:00" table:style-name="ce22">
            <text:p>15.02.2022</text:p>
          </table:table-cell>
          <table:table-cell office:value-type="date" office:date-value="2022-05-11T00:00:00" table:style-name="ce22">
            <text:p>11.05.2022</text:p>
          </table:table-cell>
          <table:table-cell office:value-type="string" table:style-name="ce113">
            <text:p>22_SOP_01_4121973710</text:p>
          </table:table-cell>
          <table:table-cell office:value-type="date" office:date-value="2022-02-11T00:00:00" table:style-name="ce22">
            <text:p>11.02.2022</text:p>
          </table:table-cell>
          <table:table-cell office:value-type="date" office:date-value="2022-02-11T00:00:00" table:style-name="ce236">
            <text:p>11.02.2022</text:p>
          </table:table-cell>
          <table:table-cell office:value-type="currency" office:value="203004.9" table:formula="of:=([.M130]*1.15)*0.6" table:style-name="ce237">
            <text:p><text:s/>203 004,90 Kč<text:s/></text:p>
          </table:table-cell>
          <table:table-cell office:value-type="date" office:date-value="2022-02-17T00:00:00" table:style-name="ce22">
            <text:p>17.02.2022</text:p>
          </table:table-cell>
          <table:table-cell table:number-columns-repeated="2" table:style-name="ce22"/>
          <table:table-cell office:value-type="date" office:date-value="2022-03-10T00:00:00" table:style-name="ce22">
            <text:p>10.03.2022</text:p>
          </table:table-cell>
          <table:table-cell office:value-type="date" office:date-value="2022-04-07T00:00:00" table:style-name="ce22">
            <text:p>07.04.2022</text:p>
          </table:table-cell>
          <table:table-cell table:style-name="ce22"/>
          <table:table-cell office:value-type="date" office:date-value="2022-04-08T00:00:00" table:style-name="ce22">
            <text:p>08.04.2022</text:p>
          </table:table-cell>
          <table:table-cell office:value-type="currency" office:value="101502.45" table:formula="of:=([.M130]*1.15)*0.3" table:style-name="ce238">
            <text:p><text:s/>101 502,45 Kč<text:s/></text:p>
          </table:table-cell>
          <table:table-cell office:value-type="date" office:date-value="2022-06-17T00:00:00" table:style-name="ce22">
            <text:p>17.06.2022</text:p>
          </table:table-cell>
          <table:table-cell table:style-name="ce22"/>
          <table:table-cell office:value-type="date" office:date-value="2022-04-22T00:00:00" table:style-name="ce22">
            <text:p>22.04.2022</text:p>
          </table:table-cell>
          <table:table-cell table:style-name="ce22"/>
          <table:table-cell office:value-type="date" office:date-value="2022-06-08T00:00:00" table:style-name="ce22">
            <text:p>08.06.2022</text:p>
          </table:table-cell>
          <table:table-cell office:value-type="date" office:date-value="2022-06-14T00:00:00" table:style-name="ce22">
            <text:p>14.06.2022</text:p>
          </table:table-cell>
          <table:table-cell office:value-type="date" office:date-value="2022-07-18T00:00:00" table:style-name="ce22">
            <text:p>18.07.2022</text:p>
          </table:table-cell>
          <table:table-cell table:style-name="ce22"/>
          <table:table-cell office:value-type="date" office:date-value="2022-07-18T00:00:00" table:style-name="ce236">
            <text:p>18.07.2022</text:p>
          </table:table-cell>
          <table:table-cell office:value-type="currency" office:value="33834.15" table:formula="of:=([.M130]*1.15)*0.1" table:style-name="ce93">
            <text:p><text:s/>33 834,15 Kč<text:s/></text:p>
          </table:table-cell>
          <table:table-cell office:value-type="date" office:date-value="2022-08-09T00:00:00" table:style-name="ce115">
            <text:p>09.08.2022</text:p>
          </table:table-cell>
          <table:table-cell office:value-type="date" office:date-value="2022-08-11T00:00:00" table:style-name="ce239">
            <text:p>11.08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128" table:style-name="ce597">
            <text:p>128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Komárov</text:p>
          </table:table-cell>
          <table:table-cell office:value-type="string" table:style-name="ce85">
            <text:p>LM</text:p>
          </table:table-cell>
          <table:table-cell office:value-type="string" table:style-name="ce24">
            <text:p>U</text:p>
          </table:table-cell>
          <table:table-cell office:value-type="string" table:style-name="ce85">
            <text:p>9,66kWp</text:p>
          </table:table-cell>
          <table:table-cell table:style-name="ce178"/>
          <table:table-cell office:value-type="currency" office:value="320000" table:style-name="ce88">
            <text:p>320 000,00 Kč</text:p>
          </table:table-cell>
          <table:table-cell office:value-type="currency" office:value="373913" table:style-name="ce88">
            <text:p>373 913,00 Kč</text:p>
          </table:table-cell>
          <table:table-cell office:value-type="string" table:style-name="ce112">
            <text:p>Gajda - Skalský</text:p>
          </table:table-cell>
          <table:table-cell office:value-type="string" table:style-name="ce112">
            <text:p>dotace schválena - 31.10.2022</text:p>
          </table:table-cell>
          <table:table-cell office:value-type="date" office:date-value="2022-02-11T00:00:00" table:style-name="ce22">
            <text:p>11.02.2022</text:p>
          </table:table-cell>
          <table:table-cell office:value-type="date" office:date-value="2022-02-14T00:00:00" table:style-name="ce22">
            <text:p>14.02.2022</text:p>
          </table:table-cell>
          <table:table-cell office:value-type="date" office:date-value="2020-01-01T00:00:00" table:style-name="ce207">
            <text:p>01.01.2020</text:p>
          </table:table-cell>
          <table:table-cell office:value-type="date" office:date-value="2020-01-01T00:00:00" table:style-name="ce207">
            <text:p>01.01.2020</text:p>
          </table:table-cell>
          <table:table-cell office:value-type="date" office:date-value="2020-01-01T00:00:00" table:style-name="ce207">
            <text:p>01.01.2020</text:p>
          </table:table-cell>
          <table:table-cell table:style-name="ce22"/>
          <table:table-cell office:value-type="date" office:date-value="2022-02-15T00:00:00" table:style-name="ce22">
            <text:p>15.02.2022</text:p>
          </table:table-cell>
          <table:table-cell office:value-type="date" office:date-value="2022-06-09T00:00:00" table:style-name="ce22">
            <text:p>09.06.2022</text:p>
          </table:table-cell>
          <table:table-cell office:value-type="string" table:style-name="ce113">
            <text:p>22_SOP_01_4121984943</text:p>
          </table:table-cell>
          <table:table-cell office:value-type="date" office:date-value="2022-05-17T00:00:00" table:style-name="ce22">
            <text:p>17.05.2022</text:p>
          </table:table-cell>
          <table:table-cell office:value-type="date" office:date-value="2022-05-18T00:00:00" table:style-name="ce236">
            <text:p>18.05.2022</text:p>
          </table:table-cell>
          <table:table-cell office:value-type="currency" office:value="430000" table:style-name="ce237">
            <text:p><text:s/>430 000,00 Kč<text:s/></text:p>
          </table:table-cell>
          <table:table-cell office:value-type="date" office:date-value="2022-05-25T00:00:00" table:style-name="ce22">
            <text:p>25.05.2022</text:p>
          </table:table-cell>
          <table:table-cell table:number-columns-repeated="3" table:style-name="ce22"/>
          <table:table-cell office:value-type="float" office:value="0" table:style-name="ce240">
            <text:p>0,00</text:p>
          </table:table-cell>
          <table:table-cell table:number-columns-repeated="2" table:style-name="ce22"/>
          <table:table-cell office:value-type="currency" office:value="0" table:style-name="ce238">
            <text:p><text:s/>- <text:s text:c="2"/>Kč<text:s/></text:p>
          </table:table-cell>
          <table:table-cell table:number-columns-repeated="2" table:style-name="ce22"/>
          <table:table-cell office:value-type="date" office:date-value="2022-05-16T00:00:00" table:style-name="ce22">
            <text:p>16.05.2022</text:p>
          </table:table-cell>
          <table:table-cell table:style-name="ce22"/>
          <table:table-cell office:value-type="date" office:date-value="2022-07-11T00:00:00" table:style-name="ce22">
            <text:p>11.07.2022</text:p>
          </table:table-cell>
          <table:table-cell office:value-type="date" office:date-value="2022-07-21T00:00:00" table:style-name="ce22">
            <text:p>21.07.2022</text:p>
          </table:table-cell>
          <table:table-cell office:value-type="date" office:date-value="2022-08-22T00:00:00" table:style-name="ce22">
            <text:p>22.08.2022</text:p>
          </table:table-cell>
          <table:table-cell table:style-name="ce22"/>
          <table:table-cell table:style-name="ce236"/>
          <table:table-cell office:value-type="currency" office:value="0" table:style-name="ce93">
            <text:p><text:s/>- <text:s text:c="2"/>Kč<text:s/></text:p>
          </table:table-cell>
          <table:table-cell table:style-name="ce115"/>
          <table:table-cell office:value-type="date" office:date-value="2022-10-12T00:00:00" table:style-name="ce239">
            <text:p>12.10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129" table:style-name="ce597">
            <text:p>129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Osek</text:p>
          </table:table-cell>
          <table:table-cell table:style-name="ce85"/>
          <table:table-cell office:value-type="string" table:style-name="ce24">
            <text:p>U</text:p>
          </table:table-cell>
          <table:table-cell office:value-type="string" table:style-name="ce85">
            <text:p>7,6 kWp</text:p>
          </table:table-cell>
          <table:table-cell table:style-name="ce178"/>
          <table:table-cell office:value-type="currency" office:value="350000" table:style-name="ce88">
            <text:p>350 000,00 Kč</text:p>
          </table:table-cell>
          <table:table-cell office:value-type="currency" office:value="308985" table:style-name="ce88">
            <text:p>308 985,00 Kč</text:p>
          </table:table-cell>
          <table:table-cell office:value-type="string" table:style-name="ce112">
            <text:p>Gajda - Skalský</text:p>
          </table:table-cell>
          <table:table-cell office:value-type="string" table:style-name="ce112">
            <text:p>dotace schvválena</text:p>
          </table:table-cell>
          <table:table-cell office:value-type="date" office:date-value="2022-02-11T00:00:00" table:style-name="ce22">
            <text:p>11.02.2022</text:p>
          </table:table-cell>
          <table:table-cell office:value-type="date" office:date-value="2022-02-14T00:00:00" table:style-name="ce22">
            <text:p>14.02.2022</text:p>
          </table:table-cell>
          <table:table-cell office:value-type="date" office:date-value="2020-01-01T00:00:00" table:style-name="ce207">
            <text:p>01.01.2020</text:p>
          </table:table-cell>
          <table:table-cell office:value-type="date" office:date-value="2020-01-01T00:00:00" table:style-name="ce207">
            <text:p>01.01.2020</text:p>
          </table:table-cell>
          <table:table-cell office:value-type="date" office:date-value="2020-01-01T00:00:00" table:style-name="ce207">
            <text:p>01.01.2020</text:p>
          </table:table-cell>
          <table:table-cell table:style-name="ce22"/>
          <table:table-cell office:value-type="date" office:date-value="2022-02-15T00:00:00" table:style-name="ce22">
            <text:p>15.02.2022</text:p>
          </table:table-cell>
          <table:table-cell office:value-type="date" office:date-value="2021-12-07T00:00:00" table:style-name="ce22">
            <text:p>07.12.2021</text:p>
          </table:table-cell>
          <table:table-cell office:value-type="string" table:style-name="ce113">
            <text:p>21_SOP_01_4121892777</text:p>
          </table:table-cell>
          <table:table-cell office:value-type="date" office:date-value="2022-02-11T00:00:00" table:style-name="ce22">
            <text:p>11.02.2022</text:p>
          </table:table-cell>
          <table:table-cell office:value-type="date" office:date-value="2022-02-11T00:00:00" table:style-name="ce241">
            <text:p>11.02.2022</text:p>
          </table:table-cell>
          <table:table-cell office:value-type="currency" office:value="213199.65" table:formula="of:=([.M132]*1.15)*0.6" table:style-name="ce237">
            <text:p><text:s/>213 199,65 Kč<text:s/></text:p>
          </table:table-cell>
          <table:table-cell office:value-type="date" office:date-value="2022-03-29T00:00:00" table:style-name="ce22">
            <text:p>29.03.2022</text:p>
          </table:table-cell>
          <table:table-cell table:number-columns-repeated="2" table:style-name="ce22"/>
          <table:table-cell office:value-type="date" office:date-value="2022-02-23T00:00:00" table:style-name="ce22">
            <text:p>23.02.2022</text:p>
          </table:table-cell>
          <table:table-cell office:value-type="date" office:date-value="2022-04-07T00:00:00" table:style-name="ce22">
            <text:p>07.04.2022</text:p>
          </table:table-cell>
          <table:table-cell office:value-type="date" office:date-value="2022-08-05T00:00:00" table:style-name="ce22">
            <text:p>05.08.2022</text:p>
          </table:table-cell>
          <table:table-cell office:value-type="date" office:date-value="2022-04-08T00:00:00" table:style-name="ce242">
            <text:p>08.04.2022</text:p>
          </table:table-cell>
          <table:table-cell office:value-type="currency" office:value="106599.825" table:formula="of:=([.M132]*1.15)*0.3" table:style-name="ce238">
            <text:p><text:s/>106 599,83 Kč<text:s/></text:p>
          </table:table-cell>
          <table:table-cell office:value-type="date" office:date-value="2022-04-22T00:00:00" table:style-name="ce22">
            <text:p>22.04.2022</text:p>
          </table:table-cell>
          <table:table-cell table:style-name="ce22"/>
          <table:table-cell office:value-type="date" office:date-value="2022-04-22T00:00:00" table:style-name="ce22">
            <text:p>22.04.2022</text:p>
          </table:table-cell>
          <table:table-cell table:style-name="ce22"/>
          <table:table-cell office:value-type="date" office:date-value="2022-05-09T00:00:00" table:style-name="ce22">
            <text:p>09.05.2022</text:p>
          </table:table-cell>
          <table:table-cell office:value-type="date" office:date-value="2022-06-06T00:00:00" table:style-name="ce22">
            <text:p>06.06.2022</text:p>
          </table:table-cell>
          <table:table-cell office:value-type="date" office:date-value="2022-08-05T00:00:00" table:style-name="ce243">
            <text:p>05.08.2022</text:p>
          </table:table-cell>
          <table:table-cell office:value-type="date" office:date-value="2022-08-05T00:00:00" table:style-name="ce22">
            <text:p>05.08.2022</text:p>
          </table:table-cell>
          <table:table-cell office:value-type="date" office:date-value="2022-08-08T00:00:00" table:style-name="ce241">
            <text:p>08.08.2022</text:p>
          </table:table-cell>
          <table:table-cell office:value-type="currency" office:value="35533.275000000001" table:formula="of:=([.M132]*1.15)*0.1" table:style-name="ce93">
            <text:p><text:s/>35 533,28 Kč<text:s/></text:p>
          </table:table-cell>
          <table:table-cell office:value-type="date" office:date-value="2022-08-22T00:00:00" table:style-name="ce174">
            <text:p>22.08.2022</text:p>
          </table:table-cell>
          <table:table-cell office:value-type="date" office:date-value="2022-09-22T00:00:00" table:style-name="ce239">
            <text:p>22.09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130" table:style-name="ce597">
            <text:p>130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Ratíškovice</text:p>
          </table:table-cell>
          <table:table-cell office:value-type="string" table:style-name="ce85">
            <text:p>LM</text:p>
          </table:table-cell>
          <table:table-cell office:value-type="string" table:style-name="ce24">
            <text:p>U</text:p>
          </table:table-cell>
          <table:table-cell office:value-type="string" table:style-name="ce85">
            <text:p>3,15 kWp</text:p>
          </table:table-cell>
          <table:table-cell table:style-name="ce178"/>
          <table:table-cell office:value-type="currency" office:value="165000" table:style-name="ce88">
            <text:p>165 000,00 Kč</text:p>
          </table:table-cell>
          <table:table-cell office:value-type="currency" office:value="206341" table:style-name="ce88">
            <text:p>206 341,00 Kč</text:p>
          </table:table-cell>
          <table:table-cell office:value-type="string" table:style-name="ce112">
            <text:p>Michal</text:p>
          </table:table-cell>
          <table:table-cell office:value-type="string" table:style-name="ce89">
            <text:p>dotace uznána 21.9.2022</text:p>
          </table:table-cell>
          <table:table-cell office:value-type="date" office:date-value="2022-02-11T00:00:00" table:style-name="ce22">
            <text:p>11.02.2022</text:p>
          </table:table-cell>
          <table:table-cell table:number-columns-repeated="2" table:style-name="ce22"/>
          <table:table-cell office:value-type="date" office:date-value="2022-03-08T00:00:00" table:style-name="ce22">
            <text:p>08.03.2022</text:p>
          </table:table-cell>
          <table:table-cell table:number-columns-repeated="3" table:style-name="ce22"/>
          <table:table-cell office:value-type="date" office:date-value="2022-05-23T00:00:00" table:style-name="ce22">
            <text:p>23.05.2022</text:p>
          </table:table-cell>
          <table:table-cell office:value-type="string" table:style-name="ce113">
            <text:p>s.č.9001987745</text:p>
          </table:table-cell>
          <table:table-cell office:value-type="date" office:date-value="2022-03-08T00:00:00" table:style-name="ce236">
            <text:p>08.03.2022</text:p>
          </table:table-cell>
          <table:table-cell office:value-type="date" office:date-value="2022-03-11T00:00:00" table:style-name="ce174">
            <text:p>11.03.2022</text:p>
          </table:table-cell>
          <table:table-cell office:value-type="currency" office:value="142375.28999999998" table:formula="of:=([.M133]*1.15)*0.6" table:style-name="ce237">
            <text:p><text:s/>142 375,29 Kč<text:s/></text:p>
          </table:table-cell>
          <table:table-cell office:value-type="date" office:date-value="2022-03-16T00:00:00" table:style-name="ce22">
            <text:p>16.03.2022</text:p>
          </table:table-cell>
          <table:table-cell table:number-columns-repeated="2" table:style-name="ce22"/>
          <table:table-cell office:value-type="date" office:date-value="2022-04-27T00:00:00" table:style-name="ce22">
            <text:p>27.04.2022</text:p>
          </table:table-cell>
          <table:table-cell table:number-columns-repeated="2" table:style-name="ce22"/>
          <table:table-cell office:value-type="date" office:date-value="2022-06-21T00:00:00" table:style-name="ce95">
            <text:p>21.06.2022</text:p>
          </table:table-cell>
          <table:table-cell office:value-type="currency" office:value="71187.64499999999" table:formula="of:=([.M133]*1.15)*0.3" table:style-name="ce238">
            <text:p><text:s/>71 187,65 Kč<text:s/></text:p>
          </table:table-cell>
          <table:table-cell office:value-type="date" office:date-value="2022-06-28T00:00:00" table:style-name="ce22">
            <text:p>28.06.2022</text:p>
          </table:table-cell>
          <table:table-cell table:style-name="ce22"/>
          <table:table-cell office:value-type="date" office:date-value="2022-06-20T00:00:00" table:style-name="ce22">
            <text:p>20.06.2022</text:p>
          </table:table-cell>
          <table:table-cell table:style-name="ce22"/>
          <table:table-cell office:value-type="date" office:date-value="2022-04-27T00:00:00" table:style-name="ce22">
            <text:p>27.04.2022</text:p>
          </table:table-cell>
          <table:table-cell table:style-name="ce22"/>
          <table:table-cell office:value-type="string" table:style-name="ce22">
            <text:p>mikrozdroj</text:p>
          </table:table-cell>
          <table:table-cell table:style-name="ce22"/>
          <table:table-cell office:value-type="date" office:date-value="2022-07-19T00:00:00" table:style-name="ce95">
            <text:p>19.07.2022</text:p>
          </table:table-cell>
          <table:table-cell office:value-type="currency" office:value="23729.215" table:formula="of:=([.M133]*1.15)*0.1" table:style-name="ce93">
            <text:p><text:s/>23 729,22 Kč<text:s/></text:p>
          </table:table-cell>
          <table:table-cell office:value-type="date" office:date-value="2022-08-15T00:00:00" table:style-name="ce244">
            <text:p>15.08.2022</text:p>
          </table:table-cell>
          <table:table-cell office:value-type="date" office:date-value="2022-08-16T00:00:00" table:style-name="ce22">
            <text:p>16.08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131" table:style-name="ce597">
            <text:p>131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Brod nad Dyjí</text:p>
          </table:table-cell>
          <table:table-cell office:value-type="string" table:style-name="ce85">
            <text:p>ET, DŠ</text:p>
          </table:table-cell>
          <table:table-cell office:value-type="string" table:style-name="ce24">
            <text:p>O</text:p>
          </table:table-cell>
          <table:table-cell office:value-type="float" office:value="5.52" table:style-name="ce86">
            <text:p>5,5 kWp</text:p>
          </table:table-cell>
          <table:table-cell table:style-name="ce87"/>
          <table:table-cell office:value-type="currency" office:value="295100" table:style-name="ce88">
            <text:p>295 100,00 Kč</text:p>
          </table:table-cell>
          <table:table-cell office:value-type="currency" office:value="360470" table:style-name="ce88">
            <text:p>360 470,00 Kč</text:p>
          </table:table-cell>
          <table:table-cell office:value-type="string" table:style-name="ce112">
            <text:p>Vlašicovi</text:p>
          </table:table-cell>
          <table:table-cell office:value-type="string" table:style-name="ce112">
            <text:p>CN, dořešit s M. Vlašicovou</text:p>
          </table:table-cell>
          <table:table-cell office:value-type="date" office:date-value="2022-02-11T00:00:00" table:style-name="ce22">
            <text:p>11.02.2022</text:p>
          </table:table-cell>
          <table:table-cell table:number-columns-repeated="2" table:style-name="ce22"/>
          <table:table-cell office:value-type="date" office:date-value="2022-02-14T00:00:00" table:style-name="ce22">
            <text:p>14.02.2022</text:p>
          </table:table-cell>
          <table:table-cell table:number-columns-repeated="6" table:style-name="ce22"/>
          <table:table-cell table:style-name="ce236"/>
          <table:table-cell office:value-type="currency" office:value="248724.29999999996" table:formula="of:=([.M134]*1.15)*0.6" table:style-name="ce237">
            <text:p><text:s/>248 724,30 Kč<text:s/></text:p>
          </table:table-cell>
          <table:table-cell table:number-columns-repeated="7" table:style-name="ce22"/>
          <table:table-cell office:value-type="currency" office:value="124362.14999999998" table:formula="of:=([.M134]*1.15)*0.3" table:style-name="ce238">
            <text:p><text:s/>124 362,15 Kč<text:s/></text:p>
          </table:table-cell>
          <table:table-cell table:number-columns-repeated="8" table:style-name="ce22"/>
          <table:table-cell table:style-name="ce236"/>
          <table:table-cell office:value-type="currency" office:value="41454.049999999996" table:formula="of:=([.M134]*1.15)*0.1" table:style-name="ce93">
            <text:p><text:s/>41 454,05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32" table:style-name="ce597">
            <text:p>13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ílovice</text:p>
          </table:table-cell>
          <table:table-cell office:value-type="string" table:style-name="ce58">
            <text:p>JH, DŠ</text:p>
          </table:table-cell>
          <table:table-cell office:value-type="string" table:style-name="ce59">
            <text:p>N</text:p>
          </table:table-cell>
          <table:table-cell office:value-type="string" table:style-name="ce60">
            <text:p>3,6 kWp</text:p>
          </table:table-cell>
          <table:table-cell table:style-name="ce61"/>
          <table:table-cell office:value-type="currency" office:value="189700" table:style-name="ce62">
            <text:p>189 700,00 Kč</text:p>
          </table:table-cell>
          <table:table-cell office:value-type="currency" office:value="234260" table:style-name="ce62">
            <text:p>234 260,00 Kč</text:p>
          </table:table-cell>
          <table:table-cell office:value-type="string" table:style-name="ce167">
            <text:p>Hrubošovi</text:p>
          </table:table-cell>
          <table:table-cell office:value-type="string" table:style-name="ce167">
            <text:p>nechce</text:p>
          </table:table-cell>
          <table:table-cell office:value-type="date" office:date-value="2022-02-14T00:00:00" table:style-name="ce65">
            <text:p>14.02.2022</text:p>
          </table:table-cell>
          <table:table-cell table:number-columns-repeated="2" table:style-name="ce65"/>
          <table:table-cell office:value-type="date" office:date-value="2022-02-21T00:00:00" table:style-name="ce65">
            <text:p>21.02.2022</text:p>
          </table:table-cell>
          <table:table-cell table:number-columns-repeated="6" table:style-name="ce65"/>
          <table:table-cell table:style-name="ce227"/>
          <table:table-cell office:value-type="currency" office:value="161639.4" table:formula="of:=([.M135]*1.15)*0.6" table:style-name="ce228">
            <text:p><text:s/>161 639,40 Kč<text:s/></text:p>
          </table:table-cell>
          <table:table-cell table:number-columns-repeated="7" table:style-name="ce65"/>
          <table:table-cell office:value-type="currency" office:value="80819.7" table:formula="of:=([.M135]*1.15)*0.3" table:style-name="ce229">
            <text:p><text:s/>80 819,70 Kč<text:s/></text:p>
          </table:table-cell>
          <table:table-cell table:number-columns-repeated="8" table:style-name="ce65"/>
          <table:table-cell table:style-name="ce227"/>
          <table:table-cell office:value-type="currency" office:value="26939.9" table:formula="of:=([.M135]*1.15)*0.1" table:style-name="ce69">
            <text:p><text:s/>26 939,90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33" table:style-name="ce597">
            <text:p>133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Hodonín</text:p>
          </table:table-cell>
          <table:table-cell office:value-type="string" table:style-name="ce85">
            <text:p>WB</text:p>
          </table:table-cell>
          <table:table-cell office:value-type="string" table:style-name="ce85">
            <text:p>DOT</text:p>
          </table:table-cell>
          <table:table-cell office:value-type="string" table:style-name="ce86">
            <text:p>5,52 kWp</text:p>
          </table:table-cell>
          <table:table-cell table:style-name="ce87"/>
          <table:table-cell office:value-type="currency" office:value="310908" table:style-name="ce88">
            <text:p>310 908,00 Kč</text:p>
          </table:table-cell>
          <table:table-cell office:value-type="currency" office:value="392460" table:style-name="ce88">
            <text:p>392 460,00 Kč</text:p>
          </table:table-cell>
          <table:table-cell office:value-type="string" table:style-name="ce112">
            <text:p>mail</text:p>
          </table:table-cell>
          <table:table-cell office:value-type="string" table:style-name="ce89">
            <text:p>budou dotace</text:p>
          </table:table-cell>
          <table:table-cell office:value-type="date" office:date-value="2022-02-14T00:00:00" table:style-name="ce22">
            <text:p>14.02.2022</text:p>
          </table:table-cell>
          <table:table-cell table:number-columns-repeated="2" table:style-name="ce22"/>
          <table:table-cell office:value-type="date" office:date-value="2022-02-17T00:00:00" table:style-name="ce22">
            <text:p>17.02.2022</text:p>
          </table:table-cell>
          <table:table-cell office:value-type="date" office:date-value="2022-03-23T00:00:00" table:style-name="ce22">
            <text:p>23.03.2022</text:p>
          </table:table-cell>
          <table:table-cell table:number-columns-repeated="2" table:style-name="ce22"/>
          <table:table-cell office:value-type="date" office:date-value="2022-03-30T00:00:00" table:style-name="ce22">
            <text:p>30.03.2022</text:p>
          </table:table-cell>
          <table:table-cell office:value-type="string" table:style-name="ce245">
            <text:p>s.č.9001964477</text:p>
          </table:table-cell>
          <table:table-cell office:value-type="date" office:date-value="2022-03-24T00:00:00" table:style-name="ce22">
            <text:p>24.03.2022</text:p>
          </table:table-cell>
          <table:table-cell office:value-type="date" office:date-value="2022-03-24T00:00:00" table:style-name="ce236">
            <text:p>24.03.2022</text:p>
          </table:table-cell>
          <table:table-cell office:value-type="currency" office:value="270797.39999999997" table:formula="of:=([.M136]*1.15)*0.6" table:style-name="ce237">
            <text:p><text:s/>270 797,40 Kč<text:s/></text:p>
          </table:table-cell>
          <table:table-cell office:value-type="date" office:date-value="2022-03-28T00:00:00" table:style-name="ce22">
            <text:p>28.03.2022</text:p>
          </table:table-cell>
          <table:table-cell table:number-columns-repeated="2" table:style-name="ce22"/>
          <table:table-cell office:value-type="date" office:date-value="2022-05-02T00:00:00" table:style-name="ce22">
            <text:p>02.05.2022</text:p>
          </table:table-cell>
          <table:table-cell office:value-type="date" office:date-value="2022-07-28T00:00:00" table:style-name="ce22">
            <text:p>28.07.2022</text:p>
          </table:table-cell>
          <table:table-cell table:style-name="ce22"/>
          <table:table-cell office:value-type="date" office:date-value="2022-07-15T00:00:00" table:style-name="ce22">
            <text:p>15.07.2022</text:p>
          </table:table-cell>
          <table:table-cell office:value-type="currency" office:value="135398.69999999998" table:formula="of:=([.M136]*1.15)*0.3" table:style-name="ce238">
            <text:p><text:s/>135 398,70 Kč<text:s/></text:p>
          </table:table-cell>
          <table:table-cell office:value-type="date" office:date-value="2022-07-21T00:00:00" table:style-name="ce22">
            <text:p>21.07.2022</text:p>
          </table:table-cell>
          <table:table-cell table:style-name="ce22"/>
          <table:table-cell office:value-type="date" office:date-value="2022-07-18T00:00:00" table:style-name="ce22">
            <text:p>18.07.2022</text:p>
          </table:table-cell>
          <table:table-cell table:style-name="ce22"/>
          <table:table-cell office:value-type="date" office:date-value="2022-08-09T00:00:00" table:style-name="ce22">
            <text:p>09.08.2022</text:p>
          </table:table-cell>
          <table:table-cell office:value-type="date" office:date-value="2022-07-21T00:00:00" table:style-name="ce22">
            <text:p>21.07.2022</text:p>
          </table:table-cell>
          <table:table-cell office:value-type="date" office:date-value="2022-10-26T00:00:00" table:style-name="ce22">
            <text:p>26.10.2022</text:p>
          </table:table-cell>
          <table:table-cell table:style-name="ce22"/>
          <table:table-cell office:value-type="date" office:date-value="2022-10-26T00:00:00" table:style-name="ce236">
            <text:p>26.10.2022</text:p>
          </table:table-cell>
          <table:table-cell office:value-type="currency" office:value="34857" table:style-name="ce93">
            <office:annotation draw:style-name="a2" svg:x="40.8125in" svg:y="28.5104166666667in" svg:width="4.02083333333333in" svg:height="4.19791666666667in">
              <text:p>Komentář:</text:p>
              <text:p><text:s text:c="4"/>z původní ceny sleva 10 276,- Kč</text:p>
              <text:p>(z 45 133,- Kč na 34 857,- Kč)</text:p>
              <text:p/>
            </office:annotation>
            <text:p><text:s/>34 857,00 Kč<text:s/></text:p>
          </table:table-cell>
          <table:table-cell office:value-type="date" office:date-value="2022-10-30T00:00:00" table:style-name="ce115">
            <text:p>30.10.2022</text:p>
          </table:table-cell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34" table:style-name="ce597">
            <text:p>134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Kyjov</text:p>
          </table:table-cell>
          <table:table-cell office:value-type="string" table:style-name="ce85">
            <text:p>PS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288000" table:style-name="ce88">
            <text:p>288 000,00 Kč</text:p>
          </table:table-cell>
          <table:table-cell office:value-type="currency" office:value="363230" table:style-name="ce88">
            <text:p>363 230,00 Kč</text:p>
          </table:table-cell>
          <table:table-cell office:value-type="string" table:style-name="ce112">
            <text:p>Beránková - Kapitol</text:p>
          </table:table-cell>
          <table:table-cell office:value-type="string" table:style-name="ce89">
            <text:p>PPP 4.1.2023</text:p>
          </table:table-cell>
          <table:table-cell office:value-type="date" office:date-value="2022-02-14T00:00:00" table:style-name="ce52">
            <text:p>14.02.2022</text:p>
          </table:table-cell>
          <table:table-cell office:value-type="date" office:date-value="2022-02-14T00:00:00" table:style-name="ce22">
            <text:p>14.02.2022</text:p>
          </table:table-cell>
          <table:table-cell table:style-name="ce22"/>
          <table:table-cell office:value-type="date" office:date-value="2022-02-21T00:00:00" table:style-name="ce22">
            <text:p>21.02.2022</text:p>
          </table:table-cell>
          <table:table-cell office:value-type="date" office:date-value="2022-03-23T00:00:00" table:style-name="ce22">
            <text:p>23.03.2022</text:p>
          </table:table-cell>
          <table:table-cell table:number-columns-repeated="2" table:style-name="ce22"/>
          <table:table-cell office:value-type="date" office:date-value="2022-03-31T00:00:00" table:style-name="ce22">
            <text:p>31.03.2022</text:p>
          </table:table-cell>
          <table:table-cell office:value-type="string" table:style-name="ce245">
            <text:p>s.č.9001965439</text:p>
          </table:table-cell>
          <table:table-cell office:value-type="date" office:date-value="2022-03-24T00:00:00" table:style-name="ce22">
            <text:p>24.03.2022</text:p>
          </table:table-cell>
          <table:table-cell office:value-type="date" office:date-value="2022-03-24T00:00:00" table:style-name="ce236">
            <text:p>24.03.2022</text:p>
          </table:table-cell>
          <table:table-cell office:value-type="currency" office:value="250628.69999999995" table:formula="of:=([.M137]*1.15)*0.6" table:style-name="ce237">
            <text:p><text:s/>250 628,70 Kč<text:s/></text:p>
          </table:table-cell>
          <table:table-cell office:value-type="date" office:date-value="2022-04-04T00:00:00" table:style-name="ce22">
            <text:p>04.04.2022</text:p>
          </table:table-cell>
          <table:table-cell table:number-columns-repeated="5" table:style-name="ce22"/>
          <table:table-cell office:value-type="date" office:date-value="2022-10-04T00:00:00" table:style-name="ce22">
            <text:p>04.10.2022</text:p>
          </table:table-cell>
          <table:table-cell office:value-type="currency" office:value="125314.34999999998" table:formula="of:=([.M137]*1.15)*0.3" table:style-name="ce238">
            <text:p><text:s/>125 314,35 Kč<text:s/></text:p>
          </table:table-cell>
          <table:table-cell office:value-type="date" office:date-value="2022-10-10T00:00:00" table:style-name="ce22">
            <text:p>10.10.2022</text:p>
          </table:table-cell>
          <table:table-cell table:style-name="ce22"/>
          <table:table-cell office:value-type="date" office:date-value="2022-10-18T00:00:00" table:style-name="ce22">
            <text:p>18.10.2022</text:p>
          </table:table-cell>
          <table:table-cell table:style-name="ce22"/>
          <table:table-cell office:value-type="date" office:date-value="2022-10-18T00:00:00" table:style-name="ce22">
            <text:p>18.10.2022</text:p>
          </table:table-cell>
          <table:table-cell office:value-type="date" office:date-value="2022-10-19T00:00:00" table:style-name="ce22">
            <text:p>19.10.2022</text:p>
          </table:table-cell>
          <table:table-cell office:value-type="date" office:date-value="2023-01-04T00:00:00" table:style-name="ce246">
            <text:p>04.01.2023</text:p>
          </table:table-cell>
          <table:table-cell table:style-name="ce22"/>
          <table:table-cell table:style-name="ce236"/>
          <table:table-cell office:value-type="currency" office:value="41771.449999999997" table:formula="of:=([.M137]*1.15)*0.1" table:style-name="ce93">
            <text:p><text:s/>41 771,45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64"/>
          <table:table-cell office:value-type="float" office:value="135" table:style-name="ce597">
            <text:p>135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Říčany</text:p>
          </table:table-cell>
          <table:table-cell office:value-type="string" table:style-name="ce85">
            <text:p>PS, WB</text:p>
          </table:table-cell>
          <table:table-cell office:value-type="string" table:style-name="ce24">
            <text:p>DOT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29000" table:style-name="ce88">
            <text:p>329 000,00 Kč</text:p>
          </table:table-cell>
          <table:table-cell office:value-type="currency" office:value="448602" table:style-name="ce88">
            <text:p>448 602,00 Kč</text:p>
          </table:table-cell>
          <table:table-cell office:value-type="string" table:style-name="ce112">
            <text:p>Eda</text:p>
          </table:table-cell>
          <table:table-cell office:value-type="string" table:style-name="ce89">
            <text:p>příprava dotací</text:p>
          </table:table-cell>
          <table:table-cell office:value-type="date" office:date-value="2022-02-01T00:00:00" table:style-name="ce22">
            <text:p>01.02.2022</text:p>
          </table:table-cell>
          <table:table-cell table:style-name="ce22"/>
          <table:table-cell office:value-type="date" office:date-value="2022-02-17T00:00:00" table:style-name="ce22">
            <text:p>17.02.2022</text:p>
          </table:table-cell>
          <table:table-cell office:value-type="date" office:date-value="2022-02-18T00:00:00" table:style-name="ce22">
            <text:p>18.02.2022</text:p>
          </table:table-cell>
          <table:table-cell table:number-columns-repeated="3" table:style-name="ce22"/>
          <table:table-cell office:value-type="date" office:date-value="2022-03-20T00:00:00" table:style-name="ce22">
            <text:p>20.03.2022</text:p>
          </table:table-cell>
          <table:table-cell office:value-type="string" table:style-name="ce178">
            <text:p>s.č.9001953141</text:p>
          </table:table-cell>
          <table:table-cell office:value-type="date" office:date-value="2022-02-25T00:00:00" table:style-name="ce22">
            <text:p>25.02.2022</text:p>
          </table:table-cell>
          <table:table-cell office:value-type="date" office:date-value="2022-03-02T00:00:00" table:style-name="ce236">
            <text:p>02.03.2022</text:p>
          </table:table-cell>
          <table:table-cell office:value-type="currency" office:value="309535.38" table:formula="of:=([.M138]*1.15)*0.6" table:style-name="ce237">
            <text:p><text:s/>309 535,38 Kč<text:s/></text:p>
          </table:table-cell>
          <table:table-cell office:value-type="date" office:date-value="2022-03-03T00:00:00" table:style-name="ce22">
            <text:p>03.03.2022</text:p>
          </table:table-cell>
          <table:table-cell table:number-columns-repeated="2" table:style-name="ce22"/>
          <table:table-cell office:value-type="date" office:date-value="2022-06-13T00:00:00" table:style-name="ce22">
            <text:p>13.06.2022</text:p>
          </table:table-cell>
          <table:table-cell table:number-columns-repeated="2" table:style-name="ce22"/>
          <table:table-cell office:value-type="date" office:date-value="2022-09-16T00:00:00" table:style-name="ce22">
            <text:p>16.09.2022</text:p>
          </table:table-cell>
          <table:table-cell office:value-type="currency" office:value="154767.69" table:formula="of:=([.M138]*1.15)*0.3" table:style-name="ce238">
            <text:p><text:s/>154 767,69 Kč<text:s/></text:p>
          </table:table-cell>
          <table:table-cell office:value-type="date" office:date-value="2022-09-26T00:00:00" table:style-name="ce22">
            <text:p>26.09.2022</text:p>
          </table:table-cell>
          <table:table-cell table:style-name="ce22"/>
          <table:table-cell office:value-type="date" office:date-value="2022-08-01T00:00:00" table:style-name="ce22">
            <text:p>01.08.2022</text:p>
          </table:table-cell>
          <table:table-cell table:style-name="ce22"/>
          <table:table-cell office:value-type="date" office:date-value="2022-08-09T00:00:00" table:style-name="ce22">
            <text:p>09.08.2022</text:p>
          </table:table-cell>
          <table:table-cell office:value-type="date" office:date-value="2022-08-17T00:00:00" table:style-name="ce22">
            <text:p>17.08.2022</text:p>
          </table:table-cell>
          <table:table-cell office:value-type="date" office:date-value="2022-11-15T00:00:00" table:style-name="ce22">
            <text:p>15.11.2022</text:p>
          </table:table-cell>
          <table:table-cell table:style-name="ce22"/>
          <table:table-cell office:value-type="date" office:date-value="2022-11-16T00:00:00" table:style-name="ce236">
            <text:p>16.11.2022</text:p>
          </table:table-cell>
          <table:table-cell office:value-type="currency" office:value="51589.23" table:formula="of:=([.M138]*1.15)*0.1" table:style-name="ce93">
            <text:p><text:s/>51 589,23 Kč<text:s/></text:p>
          </table:table-cell>
          <table:table-cell office:value-type="date" office:date-value="2022-11-16T00:00:00" table:style-name="ce115">
            <text:p>16.11.2022</text:p>
          </table:table-cell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36" table:style-name="ce597">
            <text:p>136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Klobouky u Brna<text:s/></text:p>
          </table:table-cell>
          <table:table-cell table:style-name="ce85"/>
          <table:table-cell office:value-type="string" table:style-name="ce24">
            <text:p>DOT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38900" table:style-name="ce88">
            <text:p>338 900,00 Kč</text:p>
          </table:table-cell>
          <table:table-cell office:value-type="currency" office:value="401250" table:style-name="ce88">
            <text:p>401 250,00 Kč</text:p>
          </table:table-cell>
          <table:table-cell office:value-type="string" table:style-name="ce112">
            <text:p>mail</text:p>
          </table:table-cell>
          <table:table-cell office:value-type="string" table:style-name="ce89">
            <text:p>budou dotace</text:p>
          </table:table-cell>
          <table:table-cell office:value-type="date" office:date-value="2022-02-17T00:00:00" table:style-name="ce22">
            <text:p>17.02.2022</text:p>
          </table:table-cell>
          <table:table-cell table:number-columns-repeated="2" table:style-name="ce22"/>
          <table:table-cell office:value-type="date" office:date-value="2022-02-21T00:00:00" table:style-name="ce22">
            <text:p>21.02.2022</text:p>
          </table:table-cell>
          <table:table-cell table:number-columns-repeated="3" table:style-name="ce22"/>
          <table:table-cell office:value-type="date" office:date-value="2022-04-06T00:00:00" table:style-name="ce22">
            <text:p>06.04.2022</text:p>
          </table:table-cell>
          <table:table-cell office:value-type="string" table:style-name="ce245">
            <text:p>s.č.9001968144</text:p>
          </table:table-cell>
          <table:table-cell office:value-type="date" office:date-value="2022-03-28T00:00:00" table:style-name="ce22">
            <text:p>28.03.2022</text:p>
          </table:table-cell>
          <table:table-cell office:value-type="date" office:date-value="2022-03-30T00:00:00" table:style-name="ce236">
            <text:p>30.03.2022</text:p>
          </table:table-cell>
          <table:table-cell office:value-type="currency" office:value="276862.49999999994" table:formula="of:=([.M139]*1.15)*0.6" table:style-name="ce237">
            <text:p><text:s/>276 862,50 Kč<text:s/></text:p>
          </table:table-cell>
          <table:table-cell office:value-type="date" office:date-value="2022-04-01T00:00:00" table:style-name="ce22">
            <text:p>01.04.2022</text:p>
          </table:table-cell>
          <table:table-cell table:number-columns-repeated="2" table:style-name="ce22"/>
          <table:table-cell office:value-type="date" office:date-value="2022-05-02T00:00:00" table:style-name="ce22">
            <text:p>02.05.2022</text:p>
          </table:table-cell>
          <table:table-cell office:value-type="date" office:date-value="2022-07-15T00:00:00" table:style-name="ce22">
            <text:p>15.07.2022</text:p>
          </table:table-cell>
          <table:table-cell table:style-name="ce22"/>
          <table:table-cell office:value-type="date" office:date-value="2022-07-15T00:00:00" table:style-name="ce22">
            <text:p>15.07.2022</text:p>
          </table:table-cell>
          <table:table-cell office:value-type="currency" office:value="138431.24999999997" table:formula="of:=([.M139]*1.15)*0.3" table:style-name="ce238">
            <text:p><text:s/>138 431,25 Kč<text:s/></text:p>
          </table:table-cell>
          <table:table-cell office:value-type="date" office:date-value="2022-07-28T00:00:00" table:style-name="ce22">
            <text:p>28.07.2022</text:p>
          </table:table-cell>
          <table:table-cell office:value-type="date" office:date-value="2022-07-15T00:00:00" table:style-name="ce22">
            <text:p>15.07.2022</text:p>
          </table:table-cell>
          <table:table-cell office:value-type="date" office:date-value="2022-07-27T00:00:00" table:style-name="ce22">
            <text:p>27.07.2022</text:p>
          </table:table-cell>
          <table:table-cell office:value-type="date" office:date-value="2022-09-08T00:00:00" table:style-name="ce22">
            <text:p>08.09.2022</text:p>
          </table:table-cell>
          <table:table-cell office:value-type="date" office:date-value="2022-10-17T00:00:00" table:style-name="ce22">
            <text:p>17.10.2022</text:p>
          </table:table-cell>
          <table:table-cell office:value-type="date" office:date-value="2022-07-29T00:00:00" table:style-name="ce22">
            <text:p>29.07.2022</text:p>
          </table:table-cell>
          <table:table-cell office:value-type="date" office:date-value="2022-10-20T00:00:00" table:style-name="ce22">
            <text:p>20.10.2022</text:p>
          </table:table-cell>
          <table:table-cell table:style-name="ce22"/>
          <table:table-cell office:value-type="date" office:date-value="2022-10-21T00:00:00" table:style-name="ce236">
            <text:p>21.10.2022</text:p>
          </table:table-cell>
          <table:table-cell office:value-type="currency" office:value="46144" table:style-name="ce93">
            <text:p><text:s/>46 144,00 Kč<text:s/></text:p>
          </table:table-cell>
          <table:table-cell office:value-type="date" office:date-value="2022-11-07T00:00:00" table:style-name="ce115">
            <text:p>07.11.2022</text:p>
          </table:table-cell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37" table:style-name="ce597">
            <text:p>137</text:p>
          </table:table-cell>
          <table:table-cell office:value-type="string" table:style-name="ce20">
            <text:p>JG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Hrušky</text:p>
          </table:table-cell>
          <table:table-cell office:value-type="string" table:style-name="ce85">
            <text:p>WB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4,5 kWp</text:p>
          </table:table-cell>
          <table:table-cell table:style-name="ce178"/>
          <table:table-cell office:value-type="currency" office:value="234000" table:style-name="ce88">
            <text:p>234 000,00 Kč</text:p>
          </table:table-cell>
          <table:table-cell office:value-type="currency" office:value="297722" table:style-name="ce88">
            <text:p>297 722,00 Kč</text:p>
          </table:table-cell>
          <table:table-cell office:value-type="string" table:style-name="ce112">
            <text:p>Vlašicovi</text:p>
          </table:table-cell>
          <table:table-cell office:value-type="string" table:style-name="ce112">
            <text:p>PPP odesl.18.11.2022</text:p>
          </table:table-cell>
          <table:table-cell office:value-type="date" office:date-value="2022-02-17T00:00:00" table:style-name="ce22">
            <text:p>17.02.2022</text:p>
          </table:table-cell>
          <table:table-cell table:number-columns-repeated="2" table:style-name="ce22"/>
          <table:table-cell office:value-type="date" office:date-value="2022-02-21T00:00:00" table:style-name="ce22">
            <text:p>21.02.2022</text:p>
          </table:table-cell>
          <table:table-cell office:value-type="date" office:date-value="2022-03-04T00:00:00" table:style-name="ce22">
            <text:p>04.03.2022</text:p>
          </table:table-cell>
          <table:table-cell table:number-columns-repeated="2" table:style-name="ce22"/>
          <table:table-cell office:value-type="date" office:date-value="2022-03-23T00:00:00" table:style-name="ce22">
            <text:p>23.03.2022</text:p>
          </table:table-cell>
          <table:table-cell office:value-type="float" office:value="9002042267" table:style-name="ce245">
            <text:p>9002042267</text:p>
          </table:table-cell>
          <table:table-cell office:value-type="date" office:date-value="2022-03-17T00:00:00" table:style-name="ce22">
            <text:p>17.03.2022</text:p>
          </table:table-cell>
          <table:table-cell office:value-type="date" office:date-value="2022-03-17T00:00:00" table:style-name="ce236">
            <text:p>17.03.2022</text:p>
          </table:table-cell>
          <table:table-cell office:value-type="currency" office:value="205428.18" table:formula="of:=([.M140]*1.15)*0.6" table:style-name="ce237">
            <text:p><text:s/>205 428,18 Kč<text:s/></text:p>
          </table:table-cell>
          <table:table-cell office:value-type="date" office:date-value="2022-03-19T00:00:00" table:style-name="ce22">
            <text:p>19.03.2022</text:p>
          </table:table-cell>
          <table:table-cell table:number-columns-repeated="2" table:style-name="ce22"/>
          <table:table-cell office:value-type="date" office:date-value="2022-05-23T00:00:00" table:style-name="ce22">
            <text:p>23.05.2022</text:p>
          </table:table-cell>
          <table:table-cell office:value-type="date" office:date-value="2022-06-21T00:00:00" table:style-name="ce22">
            <text:p>21.06.2022</text:p>
          </table:table-cell>
          <table:table-cell table:style-name="ce22"/>
          <table:table-cell office:value-type="date" office:date-value="2022-06-22T00:00:00" table:style-name="ce22">
            <text:p>22.06.2022</text:p>
          </table:table-cell>
          <table:table-cell office:value-type="currency" office:value="102714.09" table:formula="of:=([.M140]*1.15)*0.3" table:style-name="ce238">
            <text:p><text:s/>102 714,09 Kč<text:s/></text:p>
          </table:table-cell>
          <table:table-cell office:value-type="date" office:date-value="2022-06-27T00:00:00" table:style-name="ce22">
            <text:p>27.06.2022</text:p>
          </table:table-cell>
          <table:table-cell table:style-name="ce22"/>
          <table:table-cell office:value-type="date" office:date-value="2022-06-27T00:00:00" table:style-name="ce22">
            <text:p>27.06.2022</text:p>
          </table:table-cell>
          <table:table-cell table:style-name="ce22"/>
          <table:table-cell office:value-type="date" office:date-value="2022-07-22T00:00:00" table:style-name="ce22">
            <text:p>22.07.2022</text:p>
          </table:table-cell>
          <table:table-cell office:value-type="date" office:date-value="2022-11-18T00:00:00" table:style-name="ce22">
            <text:p>18.11.2022</text:p>
          </table:table-cell>
          <table:table-cell office:value-type="date" office:date-value="4536-02-13T00:00:00" table:style-name="ce22">
            <text:p>13.02.4536</text:p>
          </table:table-cell>
          <table:table-cell table:style-name="ce22"/>
          <table:table-cell table:style-name="ce236"/>
          <table:table-cell office:value-type="currency" office:value="34238.03" table:formula="of:=([.M140]*1.15)*0.1" table:style-name="ce93">
            <text:p><text:s/>34 238,03 Kč<text:s/></text:p>
          </table:table-cell>
          <table:table-cell table:style-name="ce174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38" table:style-name="ce598">
            <text:p>138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řesovice</text:p>
          </table:table-cell>
          <table:table-cell office:value-type="string" table:style-name="ce58">
            <text:p>DŠ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Vlašicovi</text:p>
          </table:table-cell>
          <table:table-cell office:value-type="string" table:style-name="ce167">
            <text:p>návštěva Hrubošovi, nechce</text:p>
          </table:table-cell>
          <table:table-cell office:value-type="date" office:date-value="2022-02-17T00:00:00" table:style-name="ce65">
            <text:p>17.02.2022</text:p>
          </table:table-cell>
          <table:table-cell office:value-type="date" office:date-value="2022-02-28T00:00:00" table:style-name="ce65">
            <text:p>28.02.2022</text:p>
          </table:table-cell>
          <table:table-cell table:number-columns-repeated="5" table:style-name="ce97"/>
          <table:table-cell table:style-name="ce65"/>
          <table:table-cell table:number-columns-repeated="2" table:style-name="ce97"/>
          <table:table-cell table:style-name="ce248"/>
          <table:table-cell office:value-type="currency" office:value="0" table:formula="of:=([.M141]*1.15)*0.6" table:style-name="ce228">
            <text:p><text:s/>- <text:s text:c="2"/>Kč<text:s/></text:p>
          </table:table-cell>
          <table:table-cell table:number-columns-repeated="7" table:style-name="ce97"/>
          <table:table-cell office:value-type="currency" office:value="0" table:formula="of:=([.M141]*1.15)*0.3" table:style-name="ce229">
            <text:p><text:s/>- <text:s text:c="2"/>Kč<text:s/></text:p>
          </table:table-cell>
          <table:table-cell table:number-columns-repeated="8" table:style-name="ce97"/>
          <table:table-cell table:style-name="ce248"/>
          <table:table-cell office:value-type="currency" office:value="0" table:formula="of:=([.M141]*1.15)*0.1" table:style-name="ce69">
            <text:p><text:s/>- <text:s text:c="2"/>Kč<text:s/></text:p>
          </table:table-cell>
          <table:table-cell table:style-name="ce249"/>
          <table:table-cell table:style-name="ce97"/>
          <table:table-cell table:number-columns-repeated="16337"/>
        </table:table-row>
        <table:table-row table:style-name="ro2">
          <table:table-cell table:style-name="ce1"/>
          <table:table-cell office:value-type="float" office:value="139" table:style-name="ce598">
            <text:p>13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řecla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7,36 kWp</text:p>
          </table:table-cell>
          <table:table-cell table:style-name="ce157"/>
          <table:table-cell office:value-type="currency" office:value="327900" table:style-name="ce62">
            <text:p>327 900,00 Kč</text:p>
          </table:table-cell>
          <table:table-cell office:value-type="currency" office:value="395710" table:style-name="ce62">
            <text:p>395 710,00 Kč</text:p>
          </table:table-cell>
          <table:table-cell office:value-type="string" table:style-name="ce167">
            <text:p>Vlašicovi</text:p>
          </table:table-cell>
          <table:table-cell office:value-type="string" table:style-name="ce167">
            <text:p>nepotvrzený zájem</text:p>
          </table:table-cell>
          <table:table-cell office:value-type="date" office:date-value="2022-02-22T00:00:00" table:style-name="ce65">
            <text:p>22.02.2022</text:p>
          </table:table-cell>
          <table:table-cell office:value-type="date" office:date-value="2022-02-28T00:00:00" table:style-name="ce65">
            <text:p>28.02.2022</text:p>
          </table:table-cell>
          <table:table-cell table:style-name="ce97"/>
          <table:table-cell office:value-type="date" office:date-value="2022-03-21T00:00:00" table:style-name="ce65">
            <text:p>21.03.2022</text:p>
          </table:table-cell>
          <table:table-cell table:number-columns-repeated="3" table:style-name="ce97"/>
          <table:table-cell table:style-name="ce65"/>
          <table:table-cell table:number-columns-repeated="2" table:style-name="ce97"/>
          <table:table-cell table:style-name="ce248"/>
          <table:table-cell office:value-type="currency" office:value="273039.89999999997" table:formula="of:=([.M142]*1.15)*0.6" table:style-name="ce228">
            <text:p><text:s/>273 039,90 Kč<text:s/></text:p>
          </table:table-cell>
          <table:table-cell table:number-columns-repeated="7" table:style-name="ce97"/>
          <table:table-cell office:value-type="currency" office:value="136519.94999999998" table:formula="of:=([.M142]*1.15)*0.3" table:style-name="ce229">
            <text:p><text:s/>136 519,95 Kč<text:s/></text:p>
          </table:table-cell>
          <table:table-cell table:number-columns-repeated="8" table:style-name="ce97"/>
          <table:table-cell table:style-name="ce248"/>
          <table:table-cell office:value-type="currency" office:value="45506.649999999994" table:formula="of:=([.M142]*1.15)*0.1" table:style-name="ce69">
            <text:p><text:s/>45 506,65 Kč<text:s/></text:p>
          </table:table-cell>
          <table:table-cell table:style-name="ce250"/>
          <table:table-cell table:style-name="ce97"/>
          <table:table-cell table:number-columns-repeated="16337"/>
        </table:table-row>
        <table:table-row table:style-name="ro2">
          <table:table-cell table:style-name="ce1"/>
          <table:table-cell office:value-type="float" office:value="140" table:style-name="ce598">
            <text:p>140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Zlín</text:p>
          </table:table-cell>
          <table:table-cell office:value-type="string" table:style-name="ce85">
            <text:p>PS</text:p>
          </table:table-cell>
          <table:table-cell office:value-type="string" table:style-name="ce24">
            <text:p>U</text:p>
          </table:table-cell>
          <table:table-cell office:value-type="string" table:style-name="ce85">
            <text:p>3,68 kWp</text:p>
          </table:table-cell>
          <table:table-cell table:style-name="ce178"/>
          <table:table-cell office:value-type="currency" office:value="203000" table:style-name="ce88">
            <text:p>203 000,00 Kč</text:p>
          </table:table-cell>
          <table:table-cell office:value-type="currency" office:value="252265" table:style-name="ce88">
            <text:p>252 265,00 Kč</text:p>
          </table:table-cell>
          <table:table-cell office:value-type="string" table:style-name="ce112">
            <text:p>mail</text:p>
          </table:table-cell>
          <table:table-cell office:value-type="string" table:style-name="ce89">
            <text:p>dotace schválena 15.11.2022</text:p>
          </table:table-cell>
          <table:table-cell office:value-type="date" office:date-value="2022-02-22T00:00:00" table:style-name="ce52">
            <text:p>22.02.2022</text:p>
          </table:table-cell>
          <table:table-cell office:value-type="date" office:date-value="2022-02-28T00:00:00" table:style-name="ce22">
            <text:p>28.02.2022</text:p>
          </table:table-cell>
          <table:table-cell office:value-type="date" office:date-value="2022-03-05T00:00:00" table:style-name="ce52">
            <text:p>05.03.2022</text:p>
          </table:table-cell>
          <table:table-cell office:value-type="date" office:date-value="2022-03-05T00:00:00" table:style-name="ce52">
            <text:p>05.03.2022</text:p>
          </table:table-cell>
          <table:table-cell table:number-columns-repeated="3" table:style-name="ce52"/>
          <table:table-cell office:value-type="date" office:date-value="2022-03-29T00:00:00" table:style-name="ce52">
            <text:p>29.03.2022</text:p>
          </table:table-cell>
          <table:table-cell office:value-type="string" table:style-name="ce251">
            <text:p>s.č.9001962645</text:p>
          </table:table-cell>
          <table:table-cell office:value-type="date" office:date-value="2022-03-16T00:00:00" table:style-name="ce52">
            <text:p>16.03.2022</text:p>
          </table:table-cell>
          <table:table-cell office:value-type="date" office:date-value="2022-03-18T00:00:00" table:style-name="ce233">
            <text:p>18.03.2022</text:p>
          </table:table-cell>
          <table:table-cell office:value-type="currency" office:value="174062.85" table:formula="of:=([.M143]*1.15)*0.6" table:style-name="ce228">
            <text:p><text:s/>174 062,85 Kč<text:s/></text:p>
          </table:table-cell>
          <table:table-cell office:value-type="date" office:date-value="2022-03-24T00:00:00" table:style-name="ce52">
            <text:p>24.03.2022</text:p>
          </table:table-cell>
          <table:table-cell table:number-columns-repeated="2" table:style-name="ce52"/>
          <table:table-cell office:value-type="date" office:date-value="2022-06-06T00:00:00" table:style-name="ce52">
            <text:p>06.06.2022</text:p>
          </table:table-cell>
          <table:table-cell office:value-type="date" office:date-value="2022-06-21T00:00:00" table:style-name="ce52">
            <text:p>21.06.2022</text:p>
          </table:table-cell>
          <table:table-cell table:style-name="ce52"/>
          <table:table-cell office:value-type="date" office:date-value="2022-03-18T00:00:00" table:style-name="ce52">
            <text:p>18.03.2022</text:p>
          </table:table-cell>
          <table:table-cell office:value-type="currency" office:value="87031.425000000003" table:formula="of:=([.M143]*1.15)*0.3" table:style-name="ce229">
            <text:p><text:s/>87 031,43 Kč<text:s/></text:p>
          </table:table-cell>
          <table:table-cell office:value-type="date" office:date-value="2022-03-24T00:00:00" table:style-name="ce52">
            <text:p>24.03.2022</text:p>
          </table:table-cell>
          <table:table-cell table:style-name="ce52"/>
          <table:table-cell office:value-type="date" office:date-value="2022-06-23T00:00:00" table:style-name="ce52">
            <text:p>23.06.2022</text:p>
          </table:table-cell>
          <table:table-cell table:style-name="ce52"/>
          <table:table-cell office:value-type="date" office:date-value="2022-07-21T00:00:00" table:style-name="ce52">
            <text:p>21.07.2022</text:p>
          </table:table-cell>
          <table:table-cell office:value-type="date" office:date-value="2022-08-04T00:00:00" table:style-name="ce52">
            <text:p>04.08.2022</text:p>
          </table:table-cell>
          <table:table-cell office:value-type="date" office:date-value="2022-10-13T00:00:00" table:style-name="ce52">
            <text:p>13.10.2022</text:p>
          </table:table-cell>
          <table:table-cell table:style-name="ce52"/>
          <table:table-cell table:style-name="ce233"/>
          <table:table-cell office:value-type="currency" office:value="0" table:style-name="ce34">
            <text:p><text:s/>- <text:s text:c="2"/>Kč<text:s/></text:p>
          </table:table-cell>
          <table:table-cell table:style-name="ce36"/>
          <table:table-cell office:value-type="date" office:date-value="2022-10-21T00:00:00" table:style-name="ce234">
            <text:p>21.10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141" table:style-name="ce598">
            <text:p>14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Uherské Hradiště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návštěva Hrubošovi, nechce</text:p>
          </table:table-cell>
          <table:table-cell office:value-type="date" office:date-value="2022-02-27T00:00:00" table:style-name="ce65">
            <text:p>27.02.2022</text:p>
          </table:table-cell>
          <table:table-cell office:value-type="date" office:date-value="2022-02-28T00:00:00" table:style-name="ce65">
            <text:p>28.02.2022</text:p>
          </table:table-cell>
          <table:table-cell table:number-columns-repeated="6" table:style-name="ce65"/>
          <table:table-cell table:style-name="ce97"/>
          <table:table-cell table:style-name="ce65"/>
          <table:table-cell table:style-name="ce227"/>
          <table:table-cell office:value-type="currency" office:value="0" table:formula="of:=([.M144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44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44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/>
          <table:table-cell office:value-type="float" office:value="142" table:style-name="ce598">
            <text:p>14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Letohrad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návštěva Eda</text:p>
          </table:table-cell>
          <table:table-cell office:value-type="date" office:date-value="2022-02-23T00:00:00" table:style-name="ce52">
            <text:p>23.02.2022</text:p>
          </table:table-cell>
          <table:table-cell office:value-type="date" office:date-value="2022-02-28T00:00:00" table:style-name="ce52">
            <text:p>28.02.2022</text:p>
          </table:table-cell>
          <table:table-cell table:style-name="ce52"/>
          <table:table-cell table:style-name="ce252"/>
          <table:table-cell table:number-columns-repeated="6" table:style-name="ce52"/>
          <table:table-cell table:style-name="ce233"/>
          <table:table-cell office:value-type="currency" office:value="0" table:formula="of:=([.M145]*1.15)*0.6" table:style-name="ce228">
            <text:p><text:s/>- <text:s text:c="2"/>Kč<text:s/></text:p>
          </table:table-cell>
          <table:table-cell table:number-columns-repeated="7" table:style-name="ce52"/>
          <table:table-cell office:value-type="currency" office:value="0" table:formula="of:=([.M145]*1.15)*0.3" table:style-name="ce229">
            <text:p><text:s/>- <text:s text:c="2"/>Kč<text:s/></text:p>
          </table:table-cell>
          <table:table-cell table:number-columns-repeated="8" table:style-name="ce52"/>
          <table:table-cell table:style-name="ce233"/>
          <table:table-cell office:value-type="currency" office:value="0" table:formula="of:=([.M145]*1.15)*0.1" table:style-name="ce34">
            <text:p><text:s/>- <text:s text:c="2"/>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/>
          <table:table-cell office:value-type="float" office:value="143" table:style-name="ce598">
            <text:p>143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Ratíškovice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4,05 kWp</text:p>
          </table:table-cell>
          <table:table-cell table:style-name="ce178"/>
          <table:table-cell office:value-type="currency" office:value="194000" table:style-name="ce88">
            <text:p>194 000,00 Kč</text:p>
          </table:table-cell>
          <table:table-cell office:value-type="currency" office:value="247579" table:style-name="ce88">
            <text:p>247 579,00 Kč</text:p>
          </table:table-cell>
          <table:table-cell office:value-type="string" table:style-name="ce112">
            <text:p>Michal</text:p>
          </table:table-cell>
          <table:table-cell office:value-type="string" table:style-name="ce89">
            <text:p>PPP 5.12.2022</text:p>
          </table:table-cell>
          <table:table-cell office:value-type="date" office:date-value="2022-02-23T00:00:00" table:style-name="ce22">
            <text:p>23.02.2022</text:p>
          </table:table-cell>
          <table:table-cell table:number-columns-repeated="2" table:style-name="ce22"/>
          <table:table-cell office:value-type="date" office:date-value="2022-03-08T00:00:00" table:style-name="ce22">
            <text:p>08.03.2022</text:p>
          </table:table-cell>
          <table:table-cell table:number-columns-repeated="3" table:style-name="ce22"/>
          <table:table-cell office:value-type="date" office:date-value="2022-04-22T00:00:00" table:style-name="ce22">
            <text:p>22.04.2022</text:p>
          </table:table-cell>
          <table:table-cell office:value-type="string" table:style-name="ce253">
            <text:p>s.č.9001959421</text:p>
          </table:table-cell>
          <table:table-cell office:value-type="date" office:date-value="2022-03-08T00:00:00" table:style-name="ce22">
            <text:p>08.03.2022</text:p>
          </table:table-cell>
          <table:table-cell office:value-type="date" office:date-value="2022-03-11T00:00:00" table:style-name="ce236">
            <text:p>11.03.2022</text:p>
          </table:table-cell>
          <table:table-cell office:value-type="currency" office:value="170829.50999999998" table:formula="of:=([.M146]*1.15)*0.6" table:style-name="ce237">
            <text:p><text:s/>170 829,51 Kč<text:s/></text:p>
          </table:table-cell>
          <table:table-cell office:value-type="date" office:date-value="2022-03-14T00:00:00" table:style-name="ce22">
            <text:p>14.03.2022</text:p>
          </table:table-cell>
          <table:table-cell table:number-columns-repeated="2" table:style-name="ce22"/>
          <table:table-cell office:value-type="date" office:date-value="2022-04-25T00:00:00" table:style-name="ce22">
            <text:p>25.04.2022</text:p>
          </table:table-cell>
          <table:table-cell table:number-columns-repeated="2" table:style-name="ce22"/>
          <table:table-cell office:value-type="date" office:date-value="2022-07-19T00:00:00" table:style-name="ce22">
            <text:p>19.07.2022</text:p>
          </table:table-cell>
          <table:table-cell office:value-type="currency" office:value="85414.75499999999" table:formula="of:=([.M146]*1.15)*0.3" table:style-name="ce238">
            <text:p><text:s/>85 414,76 Kč<text:s/></text:p>
          </table:table-cell>
          <table:table-cell office:value-type="date" office:date-value="2022-07-28T00:00:00" table:style-name="ce22">
            <text:p>28.07.2022</text:p>
          </table:table-cell>
          <table:table-cell table:style-name="ce22"/>
          <table:table-cell office:value-type="date" office:date-value="2022-07-19T00:00:00" table:style-name="ce22">
            <text:p>19.07.2022</text:p>
          </table:table-cell>
          <table:table-cell table:style-name="ce22"/>
          <table:table-cell office:value-type="date" office:date-value="2022-07-25T00:00:00" table:style-name="ce22">
            <text:p>25.07.2022</text:p>
          </table:table-cell>
          <table:table-cell office:value-type="date" office:date-value="2022-08-04T00:00:00" table:style-name="ce22">
            <text:p>04.08.2022</text:p>
          </table:table-cell>
          <table:table-cell office:value-type="date" office:date-value="2022-12-05T00:00:00" table:style-name="ce246">
            <text:p>05.12.2022</text:p>
          </table:table-cell>
          <table:table-cell table:style-name="ce22"/>
          <table:table-cell table:style-name="ce236"/>
          <table:table-cell office:value-type="currency" office:value="28471.584999999999" table:formula="of:=([.M146]*1.15)*0.1" table:style-name="ce93">
            <text:p><text:s/>28 471,59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/>
          <table:table-cell office:value-type="float" office:value="144" table:style-name="ce598">
            <text:p>144</text:p>
          </table:table-cell>
          <table:table-cell office:value-type="string" table:style-name="ce20">
            <text:p>DŠ</text:p>
          </table:table-cell>
          <table:table-cell table:style-name="ce20"/>
          <table:table-cell table:style-name="ce569"/>
          <table:table-cell table:style-name="ce84"/>
          <table:table-cell office:value-type="string" table:style-name="ce122">
            <text:p>Mutěnice</text:p>
          </table:table-cell>
          <table:table-cell table:style-name="ce123"/>
          <table:table-cell office:value-type="string" table:style-name="ce24">
            <text:p>O</text:p>
          </table:table-cell>
          <table:table-cell office:value-type="string" table:style-name="ce123">
            <text:p>7,36 kWp</text:p>
          </table:table-cell>
          <table:table-cell table:style-name="ce180"/>
          <table:table-cell office:value-type="currency" office:value="327900" table:style-name="ce126">
            <text:p>327 900,00 Kč</text:p>
          </table:table-cell>
          <table:table-cell office:value-type="currency" office:value="395710" table:style-name="ce126">
            <text:p>395 710,00 Kč</text:p>
          </table:table-cell>
          <table:table-cell office:value-type="string" table:style-name="ce181">
            <text:p>Jožo</text:p>
          </table:table-cell>
          <table:table-cell office:value-type="string" table:style-name="ce181">
            <text:p>rozhoduje se, volat</text:p>
          </table:table-cell>
          <table:table-cell office:value-type="date" office:date-value="2022-02-28T00:00:00" table:style-name="ce22">
            <text:p>28.02.2022</text:p>
          </table:table-cell>
          <table:table-cell office:value-type="date" office:date-value="2022-03-03T00:00:00" table:style-name="ce22">
            <text:p>03.03.2022</text:p>
          </table:table-cell>
          <table:table-cell table:style-name="ce22"/>
          <table:table-cell office:value-type="date" office:date-value="2022-03-08T00:00:00" table:style-name="ce22">
            <text:p>08.03.2022</text:p>
          </table:table-cell>
          <table:table-cell table:number-columns-repeated="3" table:style-name="ce22"/>
          <table:table-cell table:style-name="ce242"/>
          <table:table-cell table:number-columns-repeated="2" table:style-name="ce22"/>
          <table:table-cell table:style-name="ce236"/>
          <table:table-cell office:value-type="currency" office:value="273039.89999999997" table:formula="of:=([.M147]*1.15)*0.6" table:style-name="ce237">
            <text:p><text:s/>273 039,90 Kč<text:s/></text:p>
          </table:table-cell>
          <table:table-cell table:number-columns-repeated="7" table:style-name="ce22"/>
          <table:table-cell office:value-type="currency" office:value="136519.94999999998" table:formula="of:=([.M147]*1.15)*0.3" table:style-name="ce238">
            <text:p><text:s/>136 519,95 Kč<text:s/></text:p>
          </table:table-cell>
          <table:table-cell table:number-columns-repeated="8" table:style-name="ce22"/>
          <table:table-cell table:style-name="ce236"/>
          <table:table-cell office:value-type="currency" office:value="45506.649999999994" table:formula="of:=([.M147]*1.15)*0.1" table:style-name="ce93">
            <text:p><text:s/>45 506,65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/>
          <table:table-cell office:value-type="float" office:value="145" table:style-name="ce598">
            <text:p>145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Drslavice</text:p>
          </table:table-cell>
          <table:table-cell office:value-type="string" table:style-name="ce85">
            <text:p>dotace Míša, IK</text:p>
          </table:table-cell>
          <table:table-cell office:value-type="string" table:style-name="ce24">
            <text:p>DOT</text:p>
          </table:table-cell>
          <table:table-cell office:value-type="string" table:style-name="ce85">
            <text:p>7,36 kWp</text:p>
          </table:table-cell>
          <table:table-cell table:style-name="ce178"/>
          <table:table-cell table:style-name="ce88"/>
          <table:table-cell office:value-type="currency" office:value="398760" table:style-name="ce88">
            <text:p>398 760,00 Kč</text:p>
          </table:table-cell>
          <table:table-cell office:value-type="string" table:style-name="ce112">
            <text:p>Hrubošovi</text:p>
          </table:table-cell>
          <table:table-cell office:value-type="string" table:style-name="ce112">
            <text:p>budou dotace</text:p>
          </table:table-cell>
          <table:table-cell office:value-type="date" office:date-value="2022-03-01T00:00:00" table:style-name="ce22">
            <text:p>01.03.2022</text:p>
          </table:table-cell>
          <table:table-cell office:value-type="date" office:date-value="2022-03-03T00:00:00" table:style-name="ce22">
            <text:p>03.03.2022</text:p>
          </table:table-cell>
          <table:table-cell table:style-name="ce22"/>
          <table:table-cell office:value-type="date" office:date-value="2022-04-01T00:00:00" table:style-name="ce22">
            <text:p>01.04.2022</text:p>
          </table:table-cell>
          <table:table-cell table:number-columns-repeated="3" table:style-name="ce22"/>
          <table:table-cell office:value-type="date" office:date-value="2022-04-28T00:00:00" table:style-name="ce95">
            <text:p>28.04.2022</text:p>
          </table:table-cell>
          <table:table-cell office:value-type="string" table:style-name="ce178">
            <text:p>s.č.9001976851, 11.05.2022</text:p>
          </table:table-cell>
          <table:table-cell office:value-type="date" office:date-value="2022-04-27T00:00:00" table:style-name="ce22">
            <text:p>27.04.2022</text:p>
          </table:table-cell>
          <table:table-cell office:value-type="date" office:date-value="2022-05-13T00:00:00" table:style-name="ce236">
            <text:p>13.05.2022</text:p>
          </table:table-cell>
          <table:table-cell office:value-type="currency" office:value="275144.39999999997" table:formula="of:=([.M148]*1.15)*0.6" table:style-name="ce190">
            <text:p><text:s/>275 144,40 Kč<text:s/></text:p>
          </table:table-cell>
          <table:table-cell office:value-type="date" office:date-value="2022-05-17T00:00:00" table:style-name="ce239">
            <text:p>17.05.2022</text:p>
          </table:table-cell>
          <table:table-cell table:number-columns-repeated="5" table:style-name="ce22"/>
          <table:table-cell office:value-type="date" office:date-value="2022-10-05T00:00:00" table:style-name="ce22">
            <text:p>05.10.2022</text:p>
          </table:table-cell>
          <table:table-cell office:value-type="currency" office:value="137572.19999999998" table:formula="of:=([.M148]*1.15)*0.3" table:style-name="ce238">
            <text:p><text:s/>137 572,20 Kč<text:s/></text:p>
          </table:table-cell>
          <table:table-cell office:value-type="date" office:date-value="2022-10-11T00:00:00" table:style-name="ce22">
            <text:p>11.10.2022</text:p>
          </table:table-cell>
          <table:table-cell table:style-name="ce22"/>
          <table:table-cell office:value-type="date" office:date-value="2022-06-30T00:00:00" table:style-name="ce22">
            <text:p>30.06.2022</text:p>
          </table:table-cell>
          <table:table-cell table:style-name="ce22"/>
          <table:table-cell office:value-type="date" office:date-value="2022-07-01T00:00:00" table:style-name="ce22">
            <text:p>01.07.2022</text:p>
          </table:table-cell>
          <table:table-cell office:value-type="date" office:date-value="2022-09-20T00:00:00" table:style-name="ce22">
            <text:p>20.09.2022</text:p>
          </table:table-cell>
          <table:table-cell office:value-type="date" office:date-value="2022-11-14T00:00:00" table:style-name="ce22">
            <text:p>14.11.2022</text:p>
          </table:table-cell>
          <table:table-cell office:value-type="date" office:date-value="2022-11-14T00:00:00" table:style-name="ce22">
            <text:p>14.11.2022</text:p>
          </table:table-cell>
          <table:table-cell table:style-name="ce236"/>
          <table:table-cell office:value-type="currency" office:value="45857.399999999994" table:formula="of:=([.M148]*1.15)*0.1" table:style-name="ce93">
            <text:p><text:s/>45 857,40 Kč<text:s/></text:p>
          </table:table-cell>
          <table:table-cell table:style-name="ce174"/>
          <table:table-cell table:style-name="ce239"/>
          <table:table-cell table:number-columns-repeated="16337"/>
        </table:table-row>
        <table:table-row table:style-name="ro2">
          <table:table-cell/>
          <table:table-cell office:value-type="float" office:value="146" table:style-name="ce598">
            <text:p>14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Dolní Bojanov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nechce</text:p>
          </table:table-cell>
          <table:table-cell office:value-type="date" office:date-value="2022-03-01T00:00:00" table:style-name="ce65">
            <text:p>01.03.2022</text:p>
          </table:table-cell>
          <table:table-cell office:value-type="date" office:date-value="2022-03-03T00:00:00" table:style-name="ce65">
            <text:p>03.03.2022</text:p>
          </table:table-cell>
          <table:table-cell table:style-name="ce97"/>
          <table:table-cell office:value-type="date" office:date-value="2022-03-08T00:00:00" table:style-name="ce65">
            <text:p>08.03.2022</text:p>
          </table:table-cell>
          <table:table-cell table:number-columns-repeated="3" table:style-name="ce97"/>
          <table:table-cell table:style-name="ce65"/>
          <table:table-cell table:number-columns-repeated="2" table:style-name="ce97"/>
          <table:table-cell table:style-name="ce248"/>
          <table:table-cell office:value-type="currency" office:value="0" table:formula="of:=([.M149]*1.15)*0.6" table:style-name="ce228">
            <text:p><text:s/>- <text:s text:c="2"/>Kč<text:s/></text:p>
          </table:table-cell>
          <table:table-cell table:number-columns-repeated="7" table:style-name="ce97"/>
          <table:table-cell office:value-type="currency" office:value="0" table:formula="of:=([.M149]*1.15)*0.3" table:style-name="ce229">
            <text:p><text:s/>- <text:s text:c="2"/>Kč<text:s/></text:p>
          </table:table-cell>
          <table:table-cell table:number-columns-repeated="8" table:style-name="ce97"/>
          <table:table-cell table:style-name="ce248"/>
          <table:table-cell office:value-type="currency" office:value="0" table:formula="of:=([.M149]*1.15)*0.1" table:style-name="ce69">
            <text:p><text:s/>- <text:s text:c="2"/>Kč<text:s/></text:p>
          </table:table-cell>
          <table:table-cell table:style-name="ce249"/>
          <table:table-cell table:style-name="ce97"/>
          <table:table-cell table:number-columns-repeated="16337"/>
        </table:table-row>
        <table:table-row table:style-name="ro2">
          <table:table-cell/>
          <table:table-cell office:value-type="float" office:value="147" table:style-name="ce598">
            <text:p>14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Podivín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konkurence</text:p>
          </table:table-cell>
          <table:table-cell office:value-type="date" office:date-value="2022-03-01T00:00:00" table:style-name="ce65">
            <text:p>01.03.2022</text:p>
          </table:table-cell>
          <table:table-cell office:value-type="date" office:date-value="2022-03-03T00:00:00" table:style-name="ce65">
            <text:p>03.03.2022</text:p>
          </table:table-cell>
          <table:table-cell table:style-name="ce97"/>
          <table:table-cell office:value-type="date" office:date-value="2022-03-17T00:00:00" table:style-name="ce65">
            <text:p>17.03.2022</text:p>
          </table:table-cell>
          <table:table-cell table:number-columns-repeated="3" table:style-name="ce97"/>
          <table:table-cell table:style-name="ce65"/>
          <table:table-cell table:number-columns-repeated="2" table:style-name="ce97"/>
          <table:table-cell table:style-name="ce248"/>
          <table:table-cell office:value-type="currency" office:value="0" table:formula="of:=([.M150]*1.15)*0.6" table:style-name="ce228">
            <text:p><text:s/>- <text:s text:c="2"/>Kč<text:s/></text:p>
          </table:table-cell>
          <table:table-cell table:number-columns-repeated="7" table:style-name="ce97"/>
          <table:table-cell office:value-type="currency" office:value="0" table:formula="of:=([.M150]*1.15)*0.3" table:style-name="ce229">
            <text:p><text:s/>- <text:s text:c="2"/>Kč<text:s/></text:p>
          </table:table-cell>
          <table:table-cell table:number-columns-repeated="8" table:style-name="ce97"/>
          <table:table-cell table:style-name="ce248"/>
          <table:table-cell office:value-type="currency" office:value="0" table:formula="of:=([.M150]*1.15)*0.1" table:style-name="ce69">
            <text:p><text:s/>- <text:s text:c="2"/>Kč<text:s/></text:p>
          </table:table-cell>
          <table:table-cell table:style-name="ce249"/>
          <table:table-cell table:style-name="ce97"/>
          <table:table-cell table:number-columns-repeated="16337"/>
        </table:table-row>
        <table:table-row table:style-name="ro2">
          <table:table-cell/>
          <table:table-cell office:value-type="float" office:value="148" table:style-name="ce598">
            <text:p>148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Rohatec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konkurence</text:p>
          </table:table-cell>
          <table:table-cell office:value-type="date" office:date-value="2022-03-01T00:00:00" table:style-name="ce65">
            <text:p>01.03.2022</text:p>
          </table:table-cell>
          <table:table-cell office:value-type="date" office:date-value="2022-03-11T00:00:00" table:style-name="ce65">
            <text:p>11.03.2022</text:p>
          </table:table-cell>
          <table:table-cell table:number-columns-repeated="5" table:style-name="ce97"/>
          <table:table-cell table:style-name="ce65"/>
          <table:table-cell table:number-columns-repeated="2" table:style-name="ce97"/>
          <table:table-cell table:style-name="ce248"/>
          <table:table-cell office:value-type="currency" office:value="0" table:formula="of:=([.M151]*1.15)*0.6" table:style-name="ce228">
            <text:p><text:s/>- <text:s text:c="2"/>Kč<text:s/></text:p>
          </table:table-cell>
          <table:table-cell table:number-columns-repeated="7" table:style-name="ce97"/>
          <table:table-cell office:value-type="currency" office:value="0" table:formula="of:=([.M151]*1.15)*0.3" table:style-name="ce229">
            <text:p><text:s/>- <text:s text:c="2"/>Kč<text:s/></text:p>
          </table:table-cell>
          <table:table-cell table:number-columns-repeated="8" table:style-name="ce97"/>
          <table:table-cell table:style-name="ce248"/>
          <table:table-cell office:value-type="currency" office:value="0" table:formula="of:=([.M151]*1.15)*0.1" table:style-name="ce69">
            <text:p><text:s/>- <text:s text:c="2"/>Kč<text:s/></text:p>
          </table:table-cell>
          <table:table-cell table:style-name="ce250"/>
          <table:table-cell table:style-name="ce97"/>
          <table:table-cell table:number-columns-repeated="16337"/>
        </table:table-row>
        <table:table-row table:style-name="ro2">
          <table:table-cell/>
          <table:table-cell office:value-type="float" office:value="149" table:style-name="ce598">
            <text:p>149</text:p>
          </table:table-cell>
          <table:table-cell office:value-type="string" table:style-name="ce20">
            <text:p>LM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Dolní Němčí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295100" table:style-name="ce88">
            <text:p>295 100,00 Kč</text:p>
          </table:table-cell>
          <table:table-cell office:value-type="currency" office:value="360470" table:style-name="ce88">
            <text:p>360 470,00 Kč</text:p>
          </table:table-cell>
          <table:table-cell office:value-type="string" table:style-name="ce112">
            <text:p>Hrubošovi</text:p>
          </table:table-cell>
          <table:table-cell office:value-type="string" table:style-name="ce112">
            <text:p>II.pokus PPP - 30.1.2023</text:p>
          </table:table-cell>
          <table:table-cell office:value-type="date" office:date-value="2022-02-28T00:00:00" table:style-name="ce22">
            <text:p>28.02.2022</text:p>
          </table:table-cell>
          <table:table-cell table:number-columns-repeated="2" table:style-name="ce22"/>
          <table:table-cell office:value-type="date" office:date-value="2022-03-23T00:00:00" table:style-name="ce22">
            <text:p>23.03.2022</text:p>
          </table:table-cell>
          <table:table-cell office:value-type="date" office:date-value="2022-03-28T00:00:00" table:style-name="ce22">
            <text:p>28.03.2022</text:p>
          </table:table-cell>
          <table:table-cell table:number-columns-repeated="2" table:style-name="ce22"/>
          <table:table-cell office:value-type="date" office:date-value="2022-04-06T00:00:00" table:style-name="ce22">
            <text:p>06.04.2022</text:p>
          </table:table-cell>
          <table:table-cell office:value-type="string" table:style-name="ce245">
            <text:p>s.č.9001968139</text:p>
          </table:table-cell>
          <table:table-cell office:value-type="date" office:date-value="2022-04-04T00:00:00" table:style-name="ce22">
            <text:p>04.04.2022</text:p>
          </table:table-cell>
          <table:table-cell office:value-type="date" office:date-value="2022-04-04T00:00:00" table:style-name="ce236">
            <text:p>04.04.2022</text:p>
          </table:table-cell>
          <table:table-cell office:value-type="currency" office:value="248724.29999999996" table:formula="of:=([.M152]*1.15)*0.6" table:style-name="ce237">
            <text:p><text:s/>248 724,30 Kč<text:s/></text:p>
          </table:table-cell>
          <table:table-cell office:value-type="date" office:date-value="2022-04-11T00:00:00" table:style-name="ce22">
            <text:p>11.04.2022</text:p>
          </table:table-cell>
          <table:table-cell table:number-columns-repeated="2" table:style-name="ce22"/>
          <table:table-cell office:value-type="date" office:date-value="2022-05-17T00:00:00" table:style-name="ce22">
            <text:p>17.05.2022</text:p>
          </table:table-cell>
          <table:table-cell table:style-name="ce22"/>
          <table:table-cell office:value-type="date" office:date-value="2022-06-17T00:00:00" table:style-name="ce22">
            <text:p>17.06.2022</text:p>
          </table:table-cell>
          <table:table-cell office:value-type="date" office:date-value="2022-06-21T00:00:00" table:style-name="ce22">
            <text:p>21.06.2022</text:p>
          </table:table-cell>
          <table:table-cell office:value-type="currency" office:value="124362.14999999998" table:formula="of:=([.M152]*1.15)*0.3" table:style-name="ce238">
            <text:p><text:s/>124 362,15 Kč<text:s/></text:p>
          </table:table-cell>
          <table:table-cell office:value-type="date" office:date-value="2022-06-29T00:00:00" table:style-name="ce22">
            <text:p>29.06.2022</text:p>
          </table:table-cell>
          <table:table-cell table:style-name="ce22"/>
          <table:table-cell office:value-type="date" office:date-value="2022-06-23T00:00:00" table:style-name="ce22">
            <text:p>23.06.2022</text:p>
          </table:table-cell>
          <table:table-cell table:style-name="ce22"/>
          <table:table-cell office:value-type="date" office:date-value="2022-07-21T00:00:00" table:style-name="ce22">
            <text:p>21.07.2022</text:p>
          </table:table-cell>
          <table:table-cell office:value-type="date" office:date-value="2022-08-04T00:00:00" table:style-name="ce22">
            <text:p>04.08.2022</text:p>
          </table:table-cell>
          <table:table-cell office:value-type="date" office:date-value="2023-01-30T00:00:00" table:style-name="ce246">
            <text:p>30.01.2023</text:p>
          </table:table-cell>
          <table:table-cell table:style-name="ce22"/>
          <table:table-cell table:style-name="ce236"/>
          <table:table-cell office:value-type="currency" office:value="41454.049999999996" table:formula="of:=([.M152]*1.15)*0.1" table:style-name="ce93">
            <text:p><text:s/>41 454,05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/>
          <table:table-cell office:value-type="float" office:value="150" table:style-name="ce598">
            <text:p>15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Havř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Hrubošovi</text:p>
          </table:table-cell>
          <table:table-cell office:value-type="string" table:style-name="ce167">
            <text:p>realizace pouze TČ</text:p>
          </table:table-cell>
          <table:table-cell office:value-type="date" office:date-value="2022-03-01T00:00:00" table:style-name="ce65">
            <text:p>01.03.2022</text:p>
          </table:table-cell>
          <table:table-cell table:number-columns-repeated="9" table:style-name="ce65"/>
          <table:table-cell table:style-name="ce227"/>
          <table:table-cell office:value-type="currency" office:value="0" table:formula="of:=([.M153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53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53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/>
          <table:table-cell office:value-type="float" office:value="151" table:style-name="ce598">
            <text:p>15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eskydy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Hrubošovi</text:p>
          </table:table-cell>
          <table:table-cell office:value-type="string" table:style-name="ce167">
            <text:p>realizace pouze TČ</text:p>
          </table:table-cell>
          <table:table-cell office:value-type="date" office:date-value="2022-03-01T00:00:00" table:style-name="ce65">
            <text:p>01.03.2022</text:p>
          </table:table-cell>
          <table:table-cell table:number-columns-repeated="9" table:style-name="ce65"/>
          <table:table-cell table:style-name="ce227"/>
          <table:table-cell office:value-type="currency" office:value="0" table:formula="of:=([.M154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54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54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/>
          <table:table-cell office:value-type="float" office:value="152" table:style-name="ce598">
            <text:p>15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Uherský Brod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Hrubošovi</text:p>
          </table:table-cell>
          <table:table-cell office:value-type="string" table:style-name="ce167">
            <text:p>nechce</text:p>
          </table:table-cell>
          <table:table-cell office:value-type="date" office:date-value="2022-03-01T00:00:00" table:style-name="ce65">
            <text:p>01.03.2022</text:p>
          </table:table-cell>
          <table:table-cell table:number-columns-repeated="2" table:style-name="ce65"/>
          <table:table-cell office:value-type="date" office:date-value="2022-03-08T00:00:00" table:style-name="ce65">
            <text:p>08.03.2022</text:p>
          </table:table-cell>
          <table:table-cell table:number-columns-repeated="3" table:style-name="ce52"/>
          <table:table-cell table:number-columns-repeated="3" table:style-name="ce65"/>
          <table:table-cell table:style-name="ce227"/>
          <table:table-cell office:value-type="currency" office:value="0" table:formula="of:=([.M155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55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55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/>
          <table:table-cell office:value-type="float" office:value="153" table:style-name="ce598">
            <text:p>15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omáro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5,52 kWp</text:p>
          </table:table-cell>
          <table:table-cell table:style-name="ce157"/>
          <table:table-cell office:value-type="currency" office:value="302800" table:style-name="ce62">
            <text:p>302 800,00 Kč</text:p>
          </table:table-cell>
          <table:table-cell office:value-type="currency" office:value="370246" table:style-name="ce62">
            <text:p>370 246,00 Kč</text:p>
          </table:table-cell>
          <table:table-cell office:value-type="string" table:style-name="ce167">
            <text:p>Eda</text:p>
          </table:table-cell>
          <table:table-cell office:value-type="string" table:style-name="ce167">
            <text:p>prozatím nemá zájem - tel. 17.5.2022</text:p>
          </table:table-cell>
          <table:table-cell office:value-type="date" office:date-value="2022-03-02T00:00:00" table:style-name="ce65">
            <text:p>02.03.2022</text:p>
          </table:table-cell>
          <table:table-cell table:number-columns-repeated="2" table:style-name="ce65"/>
          <table:table-cell office:value-type="date" office:date-value="2022-03-08T00:00:00" table:style-name="ce65">
            <text:p>08.03.2022</text:p>
          </table:table-cell>
          <table:table-cell table:number-columns-repeated="6" table:style-name="ce65"/>
          <table:table-cell table:style-name="ce227"/>
          <table:table-cell office:value-type="currency" office:value="255469.73999999996" table:formula="of:=([.M156]*1.15)*0.6" table:style-name="ce228">
            <text:p><text:s/>255 469,74 Kč<text:s/></text:p>
          </table:table-cell>
          <table:table-cell table:number-columns-repeated="7" table:style-name="ce65"/>
          <table:table-cell office:value-type="currency" office:value="127734.86999999998" table:formula="of:=([.M156]*1.15)*0.3" table:style-name="ce229">
            <text:p><text:s/>127 734,87 Kč<text:s/></text:p>
          </table:table-cell>
          <table:table-cell table:number-columns-repeated="8" table:style-name="ce65"/>
          <table:table-cell table:style-name="ce227"/>
          <table:table-cell office:value-type="error" office:string-value="#REF!" table:formula="of:=([.#REF!]*1.15)*0.1" table:style-name="ce69">
            <text:p><text:s/>#ODKAZ!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/>
          <table:table-cell office:value-type="float" office:value="154" table:style-name="ce598">
            <text:p>154</text:p>
          </table:table-cell>
          <table:table-cell table:number-columns-repeated="2" table:style-name="ce20"/>
          <table:table-cell table:style-name="ce568"/>
          <table:table-cell table:style-name="ce84"/>
          <table:table-cell office:value-type="string" table:style-name="ce84">
            <text:p>Osek</text:p>
          </table:table-cell>
          <table:table-cell table:style-name="ce85"/>
          <table:table-cell office:value-type="string" table:style-name="ce24">
            <text:p>U</text:p>
          </table:table-cell>
          <table:table-cell office:value-type="string" table:style-name="ce85">
            <text:p>8,28 kWp</text:p>
          </table:table-cell>
          <table:table-cell table:style-name="ce178"/>
          <table:table-cell office:value-type="currency" office:value="359800" table:style-name="ce88">
            <text:p>359 800,00 Kč</text:p>
          </table:table-cell>
          <table:table-cell office:value-type="currency" office:value="439040" table:style-name="ce88">
            <text:p>439 040,00 Kč</text:p>
          </table:table-cell>
          <table:table-cell office:value-type="string" table:style-name="ce112">
            <text:p>Skalský</text:p>
          </table:table-cell>
          <table:table-cell office:value-type="string" table:style-name="ce112">
            <text:p>schválena dotace 15.11.2022</text:p>
          </table:table-cell>
          <table:table-cell office:value-type="date" office:date-value="2022-03-02T00:00:00" table:style-name="ce52">
            <text:p>02.03.2022</text:p>
          </table:table-cell>
          <table:table-cell table:style-name="ce22"/>
          <table:table-cell table:style-name="ce52"/>
          <table:table-cell office:value-type="date" office:date-value="2022-03-09T00:00:00" table:style-name="ce52">
            <text:p>09.03.2022</text:p>
          </table:table-cell>
          <table:table-cell office:value-type="date" office:date-value="2022-03-23T00:00:00" table:style-name="ce52">
            <text:p>23.03.2022</text:p>
          </table:table-cell>
          <table:table-cell table:number-columns-repeated="2" table:style-name="ce52"/>
          <table:table-cell office:value-type="date" office:date-value="2022-04-12T00:00:00" table:style-name="ce52">
            <text:p>12.04.2022</text:p>
          </table:table-cell>
          <table:table-cell office:value-type="string" table:style-name="ce254">
            <text:p>s.č.22-SOP-01-4121956292</text:p>
          </table:table-cell>
          <table:table-cell office:value-type="date" office:date-value="2022-03-24T00:00:00" table:style-name="ce52">
            <text:p>24.03.2022</text:p>
          </table:table-cell>
          <table:table-cell office:value-type="date" office:date-value="2022-03-24T00:00:00" table:style-name="ce233">
            <text:p>24.03.2022</text:p>
          </table:table-cell>
          <table:table-cell office:value-type="currency" office:value="302938" table:style-name="ce228">
            <text:p><text:s/>302 938,00 Kč<text:s/></text:p>
          </table:table-cell>
          <table:table-cell office:value-type="date" office:date-value="2022-05-15T00:00:00" table:style-name="ce22">
            <text:p>15.05.2022</text:p>
          </table:table-cell>
          <table:table-cell table:number-columns-repeated="2" table:style-name="ce52"/>
          <table:table-cell office:value-type="date" office:date-value="2022-06-01T00:00:00" table:style-name="ce52">
            <text:p>01.06.2022</text:p>
          </table:table-cell>
          <table:table-cell office:value-type="date" office:date-value="2022-07-25T00:00:00" table:style-name="ce52">
            <text:p>25.07.2022</text:p>
          </table:table-cell>
          <table:table-cell table:style-name="ce52"/>
          <table:table-cell office:value-type="date" office:date-value="2022-08-23T00:00:00" table:style-name="ce52">
            <text:p>23.08.2022</text:p>
          </table:table-cell>
          <table:table-cell office:value-type="currency" office:value="151468.79999999999" table:formula="of:=([.M157]*1.15)*0.3" table:style-name="ce229">
            <text:p><text:s/>151 468,80 Kč<text:s/></text:p>
          </table:table-cell>
          <table:table-cell office:value-type="date" office:date-value="2022-08-24T00:00:00" table:style-name="ce52">
            <text:p>24.08.2022</text:p>
          </table:table-cell>
          <table:table-cell table:style-name="ce52"/>
          <table:table-cell office:value-type="date" office:date-value="2022-08-01T00:00:00" table:style-name="ce52">
            <text:p>01.08.2022</text:p>
          </table:table-cell>
          <table:table-cell table:style-name="ce52"/>
          <table:table-cell office:value-type="date" office:date-value="2022-07-20T00:00:00" table:style-name="ce52">
            <text:p>20.07.2022</text:p>
          </table:table-cell>
          <table:table-cell office:value-type="date" office:date-value="2022-09-05T00:00:00" table:style-name="ce255">
            <text:p>05.09.2022</text:p>
          </table:table-cell>
          <table:table-cell office:value-type="date" office:date-value="2022-10-14T00:00:00" table:style-name="ce52">
            <text:p>14.10.2022</text:p>
          </table:table-cell>
          <table:table-cell table:style-name="ce52"/>
          <table:table-cell office:value-type="date" office:date-value="2022-10-17T00:00:00" table:style-name="ce233">
            <text:p>17.10.2022</text:p>
          </table:table-cell>
          <table:table-cell office:value-type="currency" office:value="50489" table:style-name="ce34">
            <text:p><text:s/>50 489,00 Kč<text:s/></text:p>
          </table:table-cell>
          <table:table-cell office:value-type="date" office:date-value="2022-10-20T00:00:00" table:style-name="ce36">
            <text:p>20.10.2022</text:p>
          </table:table-cell>
          <table:table-cell office:value-type="date" office:date-value="2022-11-02T00:00:00" table:style-name="ce234">
            <text:p>02.11.2022</text:p>
          </table:table-cell>
          <table:table-cell table:number-columns-repeated="16337"/>
        </table:table-row>
        <table:table-row table:style-name="ro2">
          <table:table-cell/>
          <table:table-cell office:value-type="float" office:value="155" table:style-name="ce598">
            <text:p>155</text:p>
          </table:table-cell>
          <table:table-cell table:number-columns-repeated="2" table:style-name="ce256"/>
          <table:table-cell table:style-name="ce575"/>
          <table:table-cell table:style-name="ce256"/>
          <table:table-cell office:value-type="string" table:style-name="ce256">
            <text:p>Kařízek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257">
            <text:p>8,28 kWp</text:p>
          </table:table-cell>
          <table:table-cell table:style-name="ce258"/>
          <table:table-cell office:value-type="currency" office:value="359800" table:style-name="ce259">
            <text:p>359 800,00 Kč</text:p>
          </table:table-cell>
          <table:table-cell office:value-type="currency" office:value="439040" table:style-name="ce259">
            <text:p>439 040,00 Kč</text:p>
          </table:table-cell>
          <table:table-cell office:value-type="string" table:style-name="ce260">
            <text:p>Skalský</text:p>
          </table:table-cell>
          <table:table-cell office:value-type="string" table:style-name="ce260">
            <text:p>Nemá zájem, tel.: 26.05.2022</text:p>
          </table:table-cell>
          <table:table-cell office:value-type="date" office:date-value="2022-03-02T00:00:00" table:style-name="ce261">
            <text:p>02.03.2022</text:p>
          </table:table-cell>
          <table:table-cell office:value-type="date" office:date-value="2022-05-17T00:00:00" table:style-name="ce261">
            <text:p>17.05.2022</text:p>
          </table:table-cell>
          <table:table-cell table:style-name="ce261"/>
          <table:table-cell office:value-type="date" office:date-value="2022-03-08T00:00:00" table:style-name="ce261">
            <text:p>08.03.2022</text:p>
          </table:table-cell>
          <table:table-cell table:number-columns-repeated="6" table:style-name="ce261"/>
          <table:table-cell table:style-name="ce262"/>
          <table:table-cell office:value-type="currency" office:value="302937.59999999998" table:formula="of:=([.M158]*1.15)*0.6" table:style-name="ce228">
            <text:p><text:s/>302 937,60 Kč<text:s/></text:p>
          </table:table-cell>
          <table:table-cell table:number-columns-repeated="7" table:style-name="ce261"/>
          <table:table-cell office:value-type="currency" office:value="151468.79999999999" table:formula="of:=([.M158]*1.15)*0.3" table:style-name="ce229">
            <text:p><text:s/>151 468,80 Kč<text:s/></text:p>
          </table:table-cell>
          <table:table-cell table:number-columns-repeated="8" table:style-name="ce261"/>
          <table:table-cell table:style-name="ce262"/>
          <table:table-cell office:value-type="currency" office:value="50489.599999999999" table:formula="of:=([.M158]*1.15)*0.1" table:style-name="ce263">
            <text:p><text:s/>50 489,60 Kč<text:s/></text:p>
          </table:table-cell>
          <table:table-cell table:style-name="ce264"/>
          <table:table-cell table:style-name="ce265"/>
          <table:table-cell table:number-columns-repeated="16337"/>
        </table:table-row>
        <table:table-row table:style-name="ro2">
          <table:table-cell/>
          <table:table-cell office:value-type="float" office:value="156" table:style-name="ce598">
            <text:p>156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Drslavice</text:p>
          </table:table-cell>
          <table:table-cell office:value-type="string" table:style-name="ce85">
            <text:p>WB</text:p>
          </table:table-cell>
          <table:table-cell office:value-type="string" table:style-name="ce24">
            <text:p>DOT</text:p>
          </table:table-cell>
          <table:table-cell office:value-type="string" table:style-name="ce85">
            <text:p>9,66kWp</text:p>
          </table:table-cell>
          <table:table-cell table:style-name="ce178"/>
          <table:table-cell office:value-type="currency" office:value="404600" table:style-name="ce88">
            <text:p>404 600,00 Kč</text:p>
          </table:table-cell>
          <table:table-cell office:value-type="currency" office:value="486060" table:style-name="ce88">
            <text:p>486 060,00 Kč</text:p>
          </table:table-cell>
          <table:table-cell office:value-type="string" table:style-name="ce112">
            <text:p>Hrubošovi</text:p>
          </table:table-cell>
          <table:table-cell office:value-type="string" table:style-name="ce89">
            <text:p>budou dotace</text:p>
          </table:table-cell>
          <table:table-cell office:value-type="date" office:date-value="2022-03-02T00:00:00" table:style-name="ce52">
            <text:p>02.03.2022</text:p>
          </table:table-cell>
          <table:table-cell table:style-name="ce22"/>
          <table:table-cell table:style-name="ce52"/>
          <table:table-cell office:value-type="date" office:date-value="2022-03-08T00:00:00" table:style-name="ce52">
            <text:p>08.03.2022</text:p>
          </table:table-cell>
          <table:table-cell office:value-type="date" office:date-value="2022-03-10T00:00:00" table:style-name="ce52">
            <text:p>10.03.2022</text:p>
          </table:table-cell>
          <table:table-cell table:number-columns-repeated="2" table:style-name="ce52"/>
          <table:table-cell office:value-type="date" office:date-value="2022-03-25T00:00:00" table:style-name="ce52">
            <text:p>25.03.2022</text:p>
          </table:table-cell>
          <table:table-cell office:value-type="float" office:value="9001962646" table:style-name="ce39">
            <text:p>9001962646</text:p>
          </table:table-cell>
          <table:table-cell office:value-type="date" office:date-value="2022-03-16T00:00:00" table:style-name="ce52">
            <text:p>16.03.2022</text:p>
          </table:table-cell>
          <table:table-cell office:value-type="date" office:date-value="2022-03-18T00:00:00" table:style-name="ce233">
            <text:p>18.03.2022</text:p>
          </table:table-cell>
          <table:table-cell office:value-type="currency" office:value="335381.39999999997" table:formula="of:=([.M159]*1.15)*0.6" table:style-name="ce228">
            <text:p><text:s/>335 381,40 Kč<text:s/></text:p>
          </table:table-cell>
          <table:table-cell office:value-type="date" office:date-value="2022-04-26T00:00:00" table:style-name="ce22">
            <text:p>26.04.2022</text:p>
          </table:table-cell>
          <table:table-cell table:number-columns-repeated="2" table:style-name="ce52"/>
          <table:table-cell office:value-type="date" office:date-value="2022-05-27T00:00:00" table:style-name="ce52">
            <text:p>27.05.2022</text:p>
          </table:table-cell>
          <table:table-cell table:number-columns-repeated="2" table:style-name="ce52"/>
          <table:table-cell office:value-type="date" office:date-value="2022-07-15T00:00:00" table:style-name="ce52">
            <text:p>15.07.2022</text:p>
          </table:table-cell>
          <table:table-cell office:value-type="currency" office:value="167690.69999999998" table:formula="of:=([.M159]*1.15)*0.3" table:style-name="ce229">
            <text:p><text:s/>167 690,70 Kč<text:s/></text:p>
          </table:table-cell>
          <table:table-cell office:value-type="date" office:date-value="2022-07-17T00:00:00" table:style-name="ce52">
            <text:p>17.07.2022</text:p>
          </table:table-cell>
          <table:table-cell table:style-name="ce52"/>
          <table:table-cell office:value-type="date" office:date-value="2022-08-29T00:00:00" table:style-name="ce52">
            <text:p>29.08.2022</text:p>
          </table:table-cell>
          <table:table-cell table:number-columns-repeated="2" table:style-name="ce52"/>
          <table:table-cell office:value-type="date" office:date-value="2022-08-29T00:00:00" table:style-name="ce52">
            <text:p>29.08.2022</text:p>
          </table:table-cell>
          <table:table-cell office:value-type="date" office:date-value="2022-11-23T00:00:00" table:style-name="ce116">
            <text:p>23.11.2022</text:p>
          </table:table-cell>
          <table:table-cell office:value-type="date" office:date-value="2022-11-23T00:00:00" table:style-name="ce52">
            <text:p>23.11.2022</text:p>
          </table:table-cell>
          <table:table-cell table:style-name="ce233"/>
          <table:table-cell office:value-type="currency" office:value="55897" table:style-name="ce266">
            <office:annotation draw:style-name="a3" svg:x="40.8125in" svg:y="33.3020833333333in" svg:width="4.02083333333333in" svg:height="4.19791666666667in">
              <text:p>Komentář:</text:p>
              <text:p><text:s text:c="4"/>55 897 Kč <text:s/>= 10%</text:p>
              <text:p>50 786 Kč <text:s/>= <text:s/>Wallbox - zaplaceno 3.8.2022</text:p>
              <text:p/>
            </office:annotation>
            <text:p><text:s/>55 897,00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/>
          <table:table-cell office:value-type="float" office:value="157" table:style-name="ce598">
            <text:p>15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Uherský Brod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5,52 kWp</text:p>
          </table:table-cell>
          <table:table-cell table:style-name="ce157"/>
          <table:table-cell office:value-type="currency" office:value="309581" table:style-name="ce62">
            <text:p>309 581,00 Kč</text:p>
          </table:table-cell>
          <table:table-cell office:value-type="currency" office:value="377491" table:style-name="ce62">
            <text:p>377 491,00 Kč</text:p>
          </table:table-cell>
          <table:table-cell office:value-type="string" table:style-name="ce167">
            <text:p>Hrubošovi</text:p>
          </table:table-cell>
          <table:table-cell office:value-type="string" table:style-name="ce167">
            <text:p>konkurence</text:p>
          </table:table-cell>
          <table:table-cell office:value-type="date" office:date-value="2022-03-03T00:00:00" table:style-name="ce65">
            <text:p>03.03.2022</text:p>
          </table:table-cell>
          <table:table-cell table:number-columns-repeated="9" table:style-name="ce65"/>
          <table:table-cell table:style-name="ce227"/>
          <table:table-cell office:value-type="currency" office:value="260468.78999999998" table:formula="of:=([.M160]*1.15)*0.6" table:style-name="ce228">
            <text:p><text:s/>260 468,79 Kč<text:s/></text:p>
          </table:table-cell>
          <table:table-cell table:number-columns-repeated="7" table:style-name="ce65"/>
          <table:table-cell office:value-type="currency" office:value="130234.39499999999" table:formula="of:=([.M160]*1.15)*0.3" table:style-name="ce229">
            <text:p><text:s/>130 234,40 Kč<text:s/></text:p>
          </table:table-cell>
          <table:table-cell table:number-columns-repeated="8" table:style-name="ce65"/>
          <table:table-cell table:style-name="ce227"/>
          <table:table-cell office:value-type="currency" office:value="43411.464999999997" table:formula="of:=([.M160]*1.15)*0.1" table:style-name="ce69">
            <text:p><text:s/>43 411,47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58" table:style-name="ce598">
            <text:p>158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Újezdec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9,66 kWp</text:p>
          </table:table-cell>
          <table:table-cell table:style-name="ce157"/>
          <table:table-cell office:value-type="currency" office:value="404600" table:style-name="ce62">
            <text:p>404 600,00 Kč</text:p>
          </table:table-cell>
          <table:table-cell office:value-type="currency" office:value="486060" table:style-name="ce62">
            <text:p>486 060,00 Kč</text:p>
          </table:table-cell>
          <table:table-cell office:value-type="string" table:style-name="ce167">
            <text:p>Hrubošovi</text:p>
          </table:table-cell>
          <table:table-cell office:value-type="string" table:style-name="ce167">
            <text:p>konkurence</text:p>
          </table:table-cell>
          <table:table-cell office:value-type="date" office:date-value="2022-03-03T00:00:00" table:style-name="ce65">
            <text:p>03.03.2022</text:p>
          </table:table-cell>
          <table:table-cell table:number-columns-repeated="2" table:style-name="ce65"/>
          <table:table-cell office:value-type="date" office:date-value="2022-03-11T00:00:00" table:style-name="ce65">
            <text:p>11.03.2022</text:p>
          </table:table-cell>
          <table:table-cell table:number-columns-repeated="6" table:style-name="ce65"/>
          <table:table-cell table:style-name="ce227"/>
          <table:table-cell office:value-type="currency" office:value="335381.39999999997" table:formula="of:=([.M161]*1.15)*0.6" table:style-name="ce228">
            <text:p><text:s/>335 381,40 Kč<text:s/></text:p>
          </table:table-cell>
          <table:table-cell table:number-columns-repeated="7" table:style-name="ce65"/>
          <table:table-cell office:value-type="currency" office:value="167690.69999999998" table:formula="of:=([.M161]*1.15)*0.3" table:style-name="ce229">
            <text:p><text:s/>167 690,70 Kč<text:s/></text:p>
          </table:table-cell>
          <table:table-cell table:number-columns-repeated="8" table:style-name="ce65"/>
          <table:table-cell table:style-name="ce227"/>
          <table:table-cell office:value-type="currency" office:value="55896.9" table:formula="of:=([.M161]*1.15)*0.1" table:style-name="ce69">
            <text:p><text:s/>55 896,90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59" table:style-name="ce598">
            <text:p>15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Uherský Brod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style-name="ce62"/>
          <table:table-cell office:value-type="currency" office:value="377491" table:style-name="ce62">
            <text:p>377 491,00 Kč</text:p>
          </table:table-cell>
          <table:table-cell office:value-type="string" table:style-name="ce167">
            <text:p>Hrubošovi</text:p>
          </table:table-cell>
          <table:table-cell office:value-type="string" table:style-name="ce167">
            <text:p>konkurence</text:p>
          </table:table-cell>
          <table:table-cell office:value-type="date" office:date-value="2022-03-03T00:00:00" table:style-name="ce65">
            <text:p>03.03.2022</text:p>
          </table:table-cell>
          <table:table-cell table:number-columns-repeated="2" table:style-name="ce65"/>
          <table:table-cell office:value-type="date" office:date-value="2022-03-11T00:00:00" table:style-name="ce65">
            <text:p>11.03.2022</text:p>
          </table:table-cell>
          <table:table-cell table:number-columns-repeated="6" table:style-name="ce65"/>
          <table:table-cell table:style-name="ce227"/>
          <table:table-cell office:value-type="currency" office:value="260468.78999999998" table:formula="of:=([.M162]*1.15)*0.6" table:style-name="ce228">
            <text:p><text:s/>260 468,79 Kč<text:s/></text:p>
          </table:table-cell>
          <table:table-cell table:number-columns-repeated="7" table:style-name="ce65"/>
          <table:table-cell office:value-type="currency" office:value="130234.39499999999" table:formula="of:=([.M162]*1.15)*0.3" table:style-name="ce229">
            <text:p><text:s/>130 234,40 Kč<text:s/></text:p>
          </table:table-cell>
          <table:table-cell table:number-columns-repeated="8" table:style-name="ce65"/>
          <table:table-cell table:style-name="ce227"/>
          <table:table-cell office:value-type="currency" office:value="43411.464999999997" table:formula="of:=([.M162]*1.15)*0.1" table:style-name="ce69">
            <text:p><text:s/>43 411,47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60" table:style-name="ce598">
            <text:p>16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iničné Šum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Vlašicovi</text:p>
          </table:table-cell>
          <table:table-cell office:value-type="string" table:style-name="ce167">
            <text:p>nedostupná</text:p>
          </table:table-cell>
          <table:table-cell office:value-type="date" office:date-value="2022-03-07T00:00:00" table:style-name="ce65">
            <text:p>07.03.2022</text:p>
          </table:table-cell>
          <table:table-cell table:number-columns-repeated="9" table:style-name="ce65"/>
          <table:table-cell table:style-name="ce227"/>
          <table:table-cell office:value-type="currency" office:value="0" table:formula="of:=([.M163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63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63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61" table:style-name="ce598">
            <text:p>161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Javorník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9,66kWp</text:p>
          </table:table-cell>
          <table:table-cell table:style-name="ce269"/>
          <table:table-cell office:value-type="currency" office:value="420768" table:style-name="ce270">
            <text:p>420 768,00 Kč</text:p>
          </table:table-cell>
          <table:table-cell office:value-type="currency" office:value="524849" table:style-name="ce270">
            <text:p>524 849,00 Kč</text:p>
          </table:table-cell>
          <table:table-cell office:value-type="string" table:style-name="ce271">
            <text:p>Eda</text:p>
          </table:table-cell>
          <table:table-cell office:value-type="string" table:style-name="ce271">
            <text:p>konkurence</text:p>
          </table:table-cell>
          <table:table-cell office:value-type="date" office:date-value="2022-03-07T00:00:00" table:style-name="ce272">
            <text:p>07.03.2022</text:p>
          </table:table-cell>
          <table:table-cell table:number-columns-repeated="2" table:style-name="ce272"/>
          <table:table-cell office:value-type="date" office:date-value="2022-06-10T00:00:00" table:style-name="ce272">
            <text:p>10.06.2022</text:p>
          </table:table-cell>
          <table:table-cell table:number-columns-repeated="6" table:style-name="ce272"/>
          <table:table-cell table:style-name="ce273"/>
          <table:table-cell office:value-type="currency" office:value="362145.81" table:formula="of:=([.M164]*1.15)*0.6" table:style-name="ce228">
            <text:p><text:s/>362 145,81 Kč<text:s/></text:p>
          </table:table-cell>
          <table:table-cell table:number-columns-repeated="7" table:style-name="ce272"/>
          <table:table-cell office:value-type="currency" office:value="181072.905" table:formula="of:=([.M164]*1.15)*0.3" table:style-name="ce229">
            <text:p><text:s/>181 072,91 Kč<text:s/></text:p>
          </table:table-cell>
          <table:table-cell table:number-columns-repeated="8" table:style-name="ce272"/>
          <table:table-cell table:style-name="ce273"/>
          <table:table-cell office:value-type="currency" office:value="60357.635000000002" table:formula="of:=([.M164]*1.15)*0.1" table:style-name="ce274">
            <text:p><text:s/>60 357,64 Kč<text:s/></text:p>
          </table:table-cell>
          <table:table-cell table:style-name="ce275"/>
          <table:table-cell table:style-name="ce276"/>
          <table:table-cell table:number-columns-repeated="16337"/>
        </table:table-row>
        <table:table-row table:style-name="ro2">
          <table:table-cell table:style-name="ce127"/>
          <table:table-cell office:value-type="float" office:value="162" table:style-name="ce600">
            <text:p>162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kontakt - tel. nedostupný, mail</text:p>
          </table:table-cell>
          <table:table-cell office:value-type="date" office:date-value="2022-03-07T00:00:00" table:style-name="ce65">
            <text:p>07.03.2022</text:p>
          </table:table-cell>
          <table:table-cell office:value-type="date" office:date-value="2022-03-17T00:00:00" table:style-name="ce65">
            <text:p>17.03.2022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65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65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65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63" table:style-name="ce601">
            <text:p>163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Zlín</text:p>
          </table:table-cell>
          <table:table-cell office:value-type="string" table:style-name="ce85">
            <text:p>PS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294159" table:style-name="ce88">
            <text:p>294 159,00 Kč</text:p>
          </table:table-cell>
          <table:table-cell office:value-type="currency" office:value="359546" table:style-name="ce280">
            <text:p>359 546,00 Kč</text:p>
          </table:table-cell>
          <table:table-cell office:value-type="string" table:style-name="ce112">
            <text:p>Hrubošovi</text:p>
          </table:table-cell>
          <table:table-cell office:value-type="string" table:style-name="ce89">
            <text:p>žádost o PPP podána 21.10.2022</text:p>
          </table:table-cell>
          <table:table-cell office:value-type="date" office:date-value="2022-03-08T00:00:00" table:style-name="ce22">
            <text:p>08.03.2022</text:p>
          </table:table-cell>
          <table:table-cell table:number-columns-repeated="2" table:style-name="ce22"/>
          <table:table-cell office:value-type="date" office:date-value="2022-03-14T00:00:00" table:style-name="ce22">
            <text:p>14.03.2022</text:p>
          </table:table-cell>
          <table:table-cell office:value-type="date" office:date-value="2022-03-17T00:00:00" table:style-name="ce22">
            <text:p>17.03.2022</text:p>
          </table:table-cell>
          <table:table-cell table:number-columns-repeated="2" table:style-name="ce22"/>
          <table:table-cell office:value-type="date" office:date-value="2022-04-04T00:00:00" table:style-name="ce22">
            <text:p>04.04.2022</text:p>
          </table:table-cell>
          <table:table-cell office:value-type="float" office:value="631711" table:style-name="ce90">
            <text:p>631711</text:p>
          </table:table-cell>
          <table:table-cell office:value-type="date" office:date-value="2022-03-29T00:00:00" table:style-name="ce22">
            <text:p>29.03.2022</text:p>
          </table:table-cell>
          <table:table-cell office:value-type="date" office:date-value="2022-04-04T00:00:00" table:style-name="ce236">
            <text:p>04.04.2022</text:p>
          </table:table-cell>
          <table:table-cell office:value-type="currency" office:value="260108" table:style-name="ce237">
            <text:p><text:s/>260 108,00 Kč<text:s/></text:p>
          </table:table-cell>
          <table:table-cell office:value-type="date" office:date-value="2022-04-08T00:00:00" table:style-name="ce22">
            <text:p>08.04.2022</text:p>
          </table:table-cell>
          <table:table-cell table:number-columns-repeated="5" table:style-name="ce22"/>
          <table:table-cell office:value-type="date" office:date-value="2022-10-06T00:00:00" table:style-name="ce22">
            <text:p>06.10.2022</text:p>
          </table:table-cell>
          <table:table-cell office:value-type="currency" office:value="113369" table:style-name="ce238">
            <text:p><text:s/>113 369,00 Kč<text:s/></text:p>
          </table:table-cell>
          <table:table-cell office:value-type="date" office:date-value="2022-10-07T00:00:00" table:style-name="ce22">
            <text:p>07.10.2022</text:p>
          </table:table-cell>
          <table:table-cell table:style-name="ce22"/>
          <table:table-cell office:value-type="date" office:date-value="2022-10-20T00:00:00" table:style-name="ce22">
            <text:p>20.10.2022</text:p>
          </table:table-cell>
          <table:table-cell table:style-name="ce22"/>
          <table:table-cell office:value-type="date" office:date-value="2022-10-20T00:00:00" table:style-name="ce22">
            <text:p>20.10.2022</text:p>
          </table:table-cell>
          <table:table-cell office:value-type="date" office:date-value="2022-10-21T00:00:00" table:style-name="ce22">
            <text:p>21.10.2022</text:p>
          </table:table-cell>
          <table:table-cell table:number-columns-repeated="2" table:style-name="ce22"/>
          <table:table-cell table:style-name="ce236"/>
          <table:table-cell office:value-type="currency" office:value="40000" table:style-name="ce93">
            <text:p><text:s/>40 000,00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27"/>
          <table:table-cell office:value-type="float" office:value="164" table:style-name="ce598">
            <text:p>16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norovy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Vlašicovi</text:p>
          </table:table-cell>
          <table:table-cell office:value-type="string" table:style-name="ce167">
            <text:p>duplicitně</text:p>
          </table:table-cell>
          <table:table-cell office:value-type="date" office:date-value="2022-03-02T00:00:00" table:style-name="ce65">
            <text:p>02.03.2022</text:p>
          </table:table-cell>
          <table:table-cell office:value-type="date" office:date-value="2022-03-17T00:00:00" table:style-name="ce65">
            <text:p>17.03.2022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67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67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67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74"/>
          <table:table-cell office:value-type="float" office:value="165" table:style-name="ce598">
            <text:p>165</text:p>
          </table:table-cell>
          <table:table-cell office:value-type="string" table:style-name="ce20">
            <text:p>DŠ</text:p>
          </table:table-cell>
          <table:table-cell table:style-name="ce20"/>
          <table:table-cell table:style-name="ce568"/>
          <table:table-cell table:style-name="ce84"/>
          <table:table-cell office:value-type="string" table:style-name="ce84">
            <text:p>Podivín</text:p>
          </table:table-cell>
          <table:table-cell table:style-name="ce85"/>
          <table:table-cell office:value-type="string" table:style-name="ce85">
            <text:p>D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28000" table:style-name="ce88">
            <text:p>328 000,00 Kč</text:p>
          </table:table-cell>
          <table:table-cell office:value-type="currency" office:value="395710" table:style-name="ce88">
            <text:p>395 710,00 Kč</text:p>
          </table:table-cell>
          <table:table-cell office:value-type="string" table:style-name="ce112">
            <text:p>Vlašicovi</text:p>
          </table:table-cell>
          <table:table-cell office:value-type="string" table:style-name="ce112">
            <text:p>odeslána žádost na distribuci</text:p>
          </table:table-cell>
          <table:table-cell office:value-type="date" office:date-value="2022-03-08T00:00:00" table:style-name="ce22">
            <text:p>08.03.2022</text:p>
          </table:table-cell>
          <table:table-cell office:value-type="date" office:date-value="2022-03-10T00:00:00" table:style-name="ce281">
            <text:p>10.03.2022</text:p>
          </table:table-cell>
          <table:table-cell table:style-name="ce22"/>
          <table:table-cell office:value-type="date" office:date-value="2022-04-04T00:00:00" table:style-name="ce22">
            <text:p>04.04.2022</text:p>
          </table:table-cell>
          <table:table-cell table:number-columns-repeated="3" table:style-name="ce22"/>
          <table:table-cell office:value-type="date" office:date-value="2022-09-16T00:00:00" table:style-name="ce22">
            <text:p>16.09.2022</text:p>
          </table:table-cell>
          <table:table-cell table:number-columns-repeated="2" table:style-name="ce22"/>
          <table:table-cell table:style-name="ce236"/>
          <table:table-cell office:value-type="currency" office:value="273039.89999999997" table:formula="of:=([.M168]*1.15)*0.6" table:style-name="ce237">
            <text:p><text:s/>273 039,90 Kč<text:s/></text:p>
          </table:table-cell>
          <table:table-cell table:number-columns-repeated="7" table:style-name="ce22"/>
          <table:table-cell office:value-type="currency" office:value="136519.94999999998" table:formula="of:=([.M168]*1.15)*0.3" table:style-name="ce238">
            <text:p><text:s/>136 519,95 Kč<text:s/></text:p>
          </table:table-cell>
          <table:table-cell table:number-columns-repeated="8" table:style-name="ce22"/>
          <table:table-cell table:style-name="ce236"/>
          <table:table-cell office:value-type="currency" office:value="45506.649999999994" table:formula="of:=([.M168]*1.15)*0.1" table:style-name="ce93">
            <text:p><text:s/>45 506,65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74"/>
          <table:table-cell office:value-type="float" office:value="166" table:style-name="ce598">
            <text:p>16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Ořechov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Vlašicovi</text:p>
          </table:table-cell>
          <table:table-cell office:value-type="string" table:style-name="ce167">
            <text:p>nedostupný</text:p>
          </table:table-cell>
          <table:table-cell office:value-type="date" office:date-value="2022-03-08T00:00:00" table:style-name="ce65">
            <text:p>08.03.2022</text:p>
          </table:table-cell>
          <table:table-cell office:value-type="date" office:date-value="2022-03-17T00:00:00" table:style-name="ce65">
            <text:p>17.03.2022</text:p>
          </table:table-cell>
          <table:table-cell table:style-name="ce65"/>
          <table:table-cell office:value-type="date" office:date-value="2022-03-23T00:00:00" table:style-name="ce65">
            <text:p>23.03.2022</text:p>
          </table:table-cell>
          <table:table-cell table:number-columns-repeated="6" table:style-name="ce65"/>
          <table:table-cell table:style-name="ce227"/>
          <table:table-cell office:value-type="currency" office:value="0" table:formula="of:=([.M169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69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69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67" table:style-name="ce598">
            <text:p>16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rno - Židen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Vlašicovi</text:p>
          </table:table-cell>
          <table:table-cell office:value-type="string" table:style-name="ce167">
            <text:p>CN</text:p>
          </table:table-cell>
          <table:table-cell office:value-type="date" office:date-value="2022-03-08T00:00:00" table:style-name="ce65">
            <text:p>08.03.2022</text:p>
          </table:table-cell>
          <table:table-cell table:number-columns-repeated="9" table:style-name="ce65"/>
          <table:table-cell table:style-name="ce227"/>
          <table:table-cell office:value-type="currency" office:value="0" table:formula="of:=([.M170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70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70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68" table:style-name="ce598">
            <text:p>168</text:p>
          </table:table-cell>
          <table:table-cell table:number-columns-repeated="2" table:style-name="ce282"/>
          <table:table-cell table:style-name="ce577"/>
          <table:table-cell table:style-name="ce282"/>
          <table:table-cell office:value-type="string" table:style-name="ce282">
            <text:p>Bílovice</text:p>
          </table:table-cell>
          <table:table-cell table:style-name="ce283"/>
          <table:table-cell office:value-type="string" table:style-name="ce284">
            <text:p>N</text:p>
          </table:table-cell>
          <table:table-cell office:value-type="string" table:style-name="ce283">
            <text:p>6,44 kWp</text:p>
          </table:table-cell>
          <table:table-cell table:style-name="ce285"/>
          <table:table-cell office:value-type="currency" office:value="304210" table:style-name="ce286">
            <text:p>304 210,00 Kč</text:p>
          </table:table-cell>
          <table:table-cell office:value-type="currency" office:value="413762" table:style-name="ce286">
            <text:p>413 762,00 Kč</text:p>
          </table:table-cell>
          <table:table-cell office:value-type="string" table:style-name="ce287">
            <text:p>Vlašicovi</text:p>
          </table:table-cell>
          <table:table-cell office:value-type="string" table:style-name="ce287">
            <text:p>nechce</text:p>
          </table:table-cell>
          <table:table-cell office:value-type="date" office:date-value="2022-03-08T00:00:00" table:style-name="ce288">
            <text:p>08.03.2022</text:p>
          </table:table-cell>
          <table:table-cell office:value-type="date" office:date-value="2022-03-15T00:00:00" table:style-name="ce288">
            <text:p>15.03.2022</text:p>
          </table:table-cell>
          <table:table-cell office:value-type="date" office:date-value="2022-03-23T00:00:00" table:style-name="ce288">
            <text:p>23.03.2022</text:p>
          </table:table-cell>
          <table:table-cell office:value-type="date" office:date-value="2022-03-30T00:00:00" table:style-name="ce288">
            <text:p>30.03.2022</text:p>
          </table:table-cell>
          <table:table-cell table:number-columns-repeated="2" table:style-name="ce288"/>
          <table:table-cell table:number-columns-repeated="2" table:style-name="ce52"/>
          <table:table-cell table:style-name="ce289"/>
          <table:table-cell table:style-name="ce52"/>
          <table:table-cell table:style-name="ce233"/>
          <table:table-cell office:value-type="currency" office:value="285495.77999999997" table:formula="of:=([.M171]*1.15)*0.6" table:style-name="ce228">
            <text:p><text:s/>285 495,78 Kč<text:s/></text:p>
          </table:table-cell>
          <table:table-cell table:number-columns-repeated="7" table:style-name="ce52"/>
          <table:table-cell office:value-type="currency" office:value="142747.88999999998" table:formula="of:=([.M171]*1.15)*0.3" table:style-name="ce229">
            <text:p><text:s/>142 747,89 Kč<text:s/></text:p>
          </table:table-cell>
          <table:table-cell table:number-columns-repeated="8" table:style-name="ce52"/>
          <table:table-cell table:style-name="ce233"/>
          <table:table-cell office:value-type="currency" office:value="47582.630000000005" table:formula="of:=([.M171]*1.15)*0.1" table:style-name="ce34">
            <text:p><text:s/>47 582,63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169" table:style-name="ce598">
            <text:p>16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Šard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osobně</text:p>
          </table:table-cell>
          <table:table-cell office:value-type="string" table:style-name="ce167">
            <text:p>Hrubošovi návštěva</text:p>
          </table:table-cell>
          <table:table-cell office:value-type="date" office:date-value="2022-03-09T00:00:00" table:style-name="ce65">
            <text:p>09.03.2022</text:p>
          </table:table-cell>
          <table:table-cell office:value-type="date" office:date-value="2022-03-21T00:00:00" table:style-name="ce65">
            <text:p>21.03.2022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72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72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72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70" table:style-name="ce598">
            <text:p>17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Javorník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osobně</text:p>
          </table:table-cell>
          <table:table-cell office:value-type="string" table:style-name="ce167">
            <text:p>Hrubošovi návštěva</text:p>
          </table:table-cell>
          <table:table-cell office:value-type="date" office:date-value="2022-03-09T00:00:00" table:style-name="ce65">
            <text:p>09.03.2022</text:p>
          </table:table-cell>
          <table:table-cell office:value-type="date" office:date-value="2022-03-21T00:00:00" table:style-name="ce65">
            <text:p>21.03.2022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73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73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73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71" table:style-name="ce598">
            <text:p>171</text:p>
          </table:table-cell>
          <table:table-cell office:value-type="string" table:style-name="ce75">
            <text:p>LM</text:p>
          </table:table-cell>
          <table:table-cell table:style-name="ce75"/>
          <table:table-cell table:style-name="ce567"/>
          <table:table-cell table:style-name="ce75"/>
          <table:table-cell office:value-type="string" table:style-name="ce75">
            <text:p>Kašperské hory</text:p>
          </table:table-cell>
          <table:table-cell table:style-name="ce76"/>
          <table:table-cell office:value-type="string" table:style-name="ce77">
            <text:p>R<text:s/></text:p>
          </table:table-cell>
          <table:table-cell office:value-type="string" table:style-name="ce76">
            <text:p>7,36 kWp</text:p>
          </table:table-cell>
          <table:table-cell table:style-name="ce290"/>
          <table:table-cell office:value-type="currency" office:value="331914" table:style-name="ce80">
            <text:p>331 914,00 Kč</text:p>
          </table:table-cell>
          <table:table-cell office:value-type="currency" office:value="403738" table:style-name="ce80">
            <text:p>403 738,00 Kč</text:p>
          </table:table-cell>
          <table:table-cell office:value-type="string" table:style-name="ce291">
            <text:p>Skalský</text:p>
          </table:table-cell>
          <table:table-cell office:value-type="string" table:style-name="ce291">
            <text:p>žádost o PD</text:p>
          </table:table-cell>
          <table:table-cell office:value-type="date" office:date-value="2022-03-03T00:00:00" table:style-name="ce22">
            <text:p>03.03.2022</text:p>
          </table:table-cell>
          <table:table-cell office:value-type="date" office:date-value="2022-04-09T00:00:00" table:style-name="ce22">
            <text:p>09.04.2022</text:p>
          </table:table-cell>
          <table:table-cell table:style-name="ce22"/>
          <table:table-cell office:value-type="date" office:date-value="2022-03-14T00:00:00" table:style-name="ce22">
            <text:p>14.03.2022</text:p>
          </table:table-cell>
          <table:table-cell office:value-type="date" office:date-value="2022-04-09T00:00:00" table:style-name="ce22">
            <text:p>09.04.2022</text:p>
          </table:table-cell>
          <table:table-cell table:number-columns-repeated="2" table:style-name="ce22"/>
          <table:table-cell office:value-type="date" office:date-value="2022-05-20T00:00:00" table:style-name="ce22">
            <text:p>20.05.2022</text:p>
          </table:table-cell>
          <table:table-cell office:value-type="string" table:style-name="ce253">
            <text:p>22_SOP_01_4121962211</text:p>
          </table:table-cell>
          <table:table-cell office:value-type="date" office:date-value="2022-05-10T00:00:00" table:style-name="ce22">
            <text:p>10.05.2022</text:p>
          </table:table-cell>
          <table:table-cell office:value-type="date" office:date-value="2022-05-10T00:00:00" table:style-name="ce236">
            <text:p>10.05.2022</text:p>
          </table:table-cell>
          <table:table-cell office:value-type="currency" office:value="278579.21999999997" table:formula="of:=([.M174]*1.15)*0.6" table:style-name="ce237">
            <text:p><text:s/>278 579,22 Kč<text:s/></text:p>
          </table:table-cell>
          <table:table-cell office:value-type="date" office:date-value="2022-07-25T00:00:00" table:style-name="ce22">
            <text:p>25.07.2022</text:p>
          </table:table-cell>
          <table:table-cell table:number-columns-repeated="5" table:style-name="ce22"/>
          <table:table-cell office:value-type="date" office:date-value="2022-11-03T00:00:00" table:style-name="ce22">
            <text:p>03.11.2022</text:p>
          </table:table-cell>
          <table:table-cell office:value-type="currency" office:value="139289.60999999999" table:formula="of:=([.M174]*1.15)*0.3" table:style-name="ce238">
            <text:p><text:s/>139 289,61 Kč<text:s/></text:p>
          </table:table-cell>
          <table:table-cell table:number-columns-repeated="2" table:style-name="ce22"/>
          <table:table-cell office:value-type="date" office:date-value="2022-11-03T00:00:00" table:style-name="ce22">
            <text:p>03.11.2022</text:p>
          </table:table-cell>
          <table:table-cell office:value-type="date" office:date-value="2022-11-03T00:00:00" table:style-name="ce22">
            <text:p>03.11.2022</text:p>
          </table:table-cell>
          <table:table-cell table:number-columns-repeated="4" table:style-name="ce22"/>
          <table:table-cell table:style-name="ce236"/>
          <table:table-cell office:value-type="currency" office:value="46429.869999999995" table:formula="of:=([.M174]*1.15)*0.1" table:style-name="ce93">
            <text:p><text:s/>46 429,87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72" table:style-name="ce598">
            <text:p>17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Újezd u Brna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Vlašicovi</text:p>
          </table:table-cell>
          <table:table-cell office:value-type="string" table:style-name="ce167">
            <text:p>nekomunikoval</text:p>
          </table:table-cell>
          <table:table-cell office:value-type="date" office:date-value="2022-03-12T00:00:00" table:style-name="ce65">
            <text:p>12.03.2022</text:p>
          </table:table-cell>
          <table:table-cell table:number-columns-repeated="2" table:style-name="ce65"/>
          <table:table-cell office:value-type="date" office:date-value="2020-01-01T00:00:00" table:style-name="ce65">
            <text:p>01.01.2020</text:p>
          </table:table-cell>
          <table:table-cell table:number-columns-repeated="6" table:style-name="ce65"/>
          <table:table-cell table:style-name="ce227"/>
          <table:table-cell office:value-type="currency" office:value="0" table:formula="of:=([.M175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75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75]*1.15)*0.1" table:style-name="ce69">
            <text:p><text:s/>- <text:s text:c="2"/>Kč<text:s/></text:p>
          </table:table-cell>
          <table:table-cell table:style-name="ce292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73" table:style-name="ce598">
            <text:p>17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Čejkov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nechce</text:p>
          </table:table-cell>
          <table:table-cell office:value-type="date" office:date-value="2022-03-14T00:00:00" table:style-name="ce65">
            <text:p>14.03.2022</text:p>
          </table:table-cell>
          <table:table-cell office:value-type="date" office:date-value="2022-03-15T00:00:00" table:style-name="ce65">
            <text:p>15.03.2022</text:p>
          </table:table-cell>
          <table:table-cell table:number-columns-repeated="5" table:style-name="ce97"/>
          <table:table-cell table:style-name="ce65"/>
          <table:table-cell table:number-columns-repeated="2" table:style-name="ce97"/>
          <table:table-cell table:style-name="ce248"/>
          <table:table-cell office:value-type="currency" office:value="0" table:formula="of:=([.M176]*1.15)*0.6" table:style-name="ce228">
            <text:p><text:s/>- <text:s text:c="2"/>Kč<text:s/></text:p>
          </table:table-cell>
          <table:table-cell table:number-columns-repeated="7" table:style-name="ce97"/>
          <table:table-cell office:value-type="currency" office:value="0" table:formula="of:=([.M176]*1.15)*0.3" table:style-name="ce229">
            <text:p><text:s/>- <text:s text:c="2"/>Kč<text:s/></text:p>
          </table:table-cell>
          <table:table-cell table:number-columns-repeated="8" table:style-name="ce97"/>
          <table:table-cell table:style-name="ce248"/>
          <table:table-cell office:value-type="currency" office:value="0" table:formula="of:=([.M176]*1.15)*0.1" table:style-name="ce69">
            <text:p><text:s/>- <text:s text:c="2"/>Kč<text:s/></text:p>
          </table:table-cell>
          <table:table-cell table:style-name="ce249"/>
          <table:table-cell table:style-name="ce97"/>
          <table:table-cell table:number-columns-repeated="16337"/>
        </table:table-row>
        <table:table-row table:style-name="ro2">
          <table:table-cell table:style-name="ce1"/>
          <table:table-cell office:value-type="float" office:value="174" table:style-name="ce598">
            <text:p>174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uzavřeno viz Seydel</text:p>
          </table:table-cell>
          <table:table-cell office:value-type="date" office:date-value="2022-03-14T00:00:00" table:style-name="ce65">
            <text:p>14.03.2022</text:p>
          </table:table-cell>
          <table:table-cell table:number-columns-repeated="6" table:style-name="ce97"/>
          <table:table-cell table:style-name="ce65"/>
          <table:table-cell table:number-columns-repeated="2" table:style-name="ce97"/>
          <table:table-cell table:style-name="ce248"/>
          <table:table-cell office:value-type="currency" office:value="0" table:formula="of:=([.M177]*1.15)*0.6" table:style-name="ce228">
            <text:p><text:s/>- <text:s text:c="2"/>Kč<text:s/></text:p>
          </table:table-cell>
          <table:table-cell table:style-name="ce97"/>
          <table:table-cell table:style-name="ce168"/>
          <table:table-cell table:number-columns-repeated="5" table:style-name="ce97"/>
          <table:table-cell office:value-type="currency" office:value="0" table:formula="of:=([.M177]*1.15)*0.3" table:style-name="ce229">
            <text:p><text:s/>- <text:s text:c="2"/>Kč<text:s/></text:p>
          </table:table-cell>
          <table:table-cell table:number-columns-repeated="6" table:style-name="ce97"/>
          <table:table-cell table:style-name="ce293"/>
          <table:table-cell table:style-name="ce97"/>
          <table:table-cell table:style-name="ce248"/>
          <table:table-cell office:value-type="currency" office:value="0" table:formula="of:=([.M177]*1.15)*0.1" table:style-name="ce69">
            <text:p><text:s/>- <text:s text:c="2"/>Kč<text:s/></text:p>
          </table:table-cell>
          <table:table-cell table:style-name="ce250"/>
          <table:table-cell table:style-name="ce97"/>
          <table:table-cell table:number-columns-repeated="16337"/>
        </table:table-row>
        <table:table-row table:style-name="ro2">
          <table:table-cell table:style-name="ce1"/>
          <table:table-cell office:value-type="float" office:value="175" table:style-name="ce598">
            <text:p>175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Mistřice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27900" table:style-name="ce88">
            <text:p>327 900,00 Kč</text:p>
          </table:table-cell>
          <table:table-cell office:value-type="currency" office:value="395710" table:style-name="ce88">
            <text:p>395 710,00 Kč</text:p>
          </table:table-cell>
          <table:table-cell office:value-type="string" table:style-name="ce112">
            <text:p>Hrubošovi</text:p>
          </table:table-cell>
          <table:table-cell office:value-type="string" table:style-name="ce112">
            <text:p>PPP 11.1.2023</text:p>
          </table:table-cell>
          <table:table-cell office:value-type="date" office:date-value="2022-03-14T00:00:00" table:style-name="ce22">
            <text:p>14.03.2022</text:p>
          </table:table-cell>
          <table:table-cell table:number-columns-repeated="2" table:style-name="ce22"/>
          <table:table-cell office:value-type="date" office:date-value="2022-03-17T00:00:00" table:style-name="ce22">
            <text:p>17.03.2022</text:p>
          </table:table-cell>
          <table:table-cell office:value-type="date" office:date-value="2022-03-28T00:00:00" table:style-name="ce22">
            <text:p>28.03.2022</text:p>
          </table:table-cell>
          <table:table-cell table:number-columns-repeated="2" table:style-name="ce22"/>
          <table:table-cell office:value-type="date" office:date-value="2022-04-09T00:00:00" table:style-name="ce22">
            <text:p>09.04.2022</text:p>
          </table:table-cell>
          <table:table-cell office:value-type="string" table:style-name="ce113">
            <text:p>s.č.9001968303</text:p>
          </table:table-cell>
          <table:table-cell office:value-type="date" office:date-value="2022-04-04T00:00:00" table:style-name="ce22">
            <text:p>04.04.2022</text:p>
          </table:table-cell>
          <table:table-cell office:value-type="date" office:date-value="2022-04-07T00:00:00" table:style-name="ce236">
            <text:p>07.04.2022</text:p>
          </table:table-cell>
          <table:table-cell office:value-type="currency" office:value="273039.89999999997" table:formula="of:=([.M178]*1.15)*0.6" table:style-name="ce237">
            <text:p><text:s/>273 039,90 Kč<text:s/></text:p>
          </table:table-cell>
          <table:table-cell office:value-type="date" office:date-value="2022-04-13T00:00:00" table:style-name="ce22">
            <text:p>13.04.2022</text:p>
          </table:table-cell>
          <table:table-cell table:number-columns-repeated="2" table:style-name="ce22"/>
          <table:table-cell office:value-type="date" office:date-value="2022-05-12T00:00:00" table:style-name="ce22">
            <text:p>12.05.2022</text:p>
          </table:table-cell>
          <table:table-cell office:value-type="date" office:date-value="2022-07-08T00:00:00" table:style-name="ce22">
            <text:p>08.07.2022</text:p>
          </table:table-cell>
          <table:table-cell table:style-name="ce22"/>
          <table:table-cell office:value-type="date" office:date-value="2022-08-16T00:00:00" table:style-name="ce22">
            <text:p>16.08.2022</text:p>
          </table:table-cell>
          <table:table-cell office:value-type="currency" office:value="136519.94999999998" table:formula="of:=([.M178]*1.15)*0.3" table:style-name="ce238">
            <text:p><text:s/>136 519,95 Kč<text:s/></text:p>
          </table:table-cell>
          <table:table-cell office:value-type="date" office:date-value="2022-08-23T00:00:00" table:style-name="ce22">
            <text:p>23.08.2022</text:p>
          </table:table-cell>
          <table:table-cell table:style-name="ce22"/>
          <table:table-cell office:value-type="date" office:date-value="2022-08-22T00:00:00" table:style-name="ce22">
            <text:p>22.08.2022</text:p>
          </table:table-cell>
          <table:table-cell table:style-name="ce22"/>
          <table:table-cell office:value-type="date" office:date-value="2022-08-22T00:00:00" table:style-name="ce22">
            <text:p>22.08.2022</text:p>
          </table:table-cell>
          <table:table-cell office:value-type="date" office:date-value="2022-10-26T00:00:00" table:style-name="ce22">
            <text:p>26.10.2022</text:p>
          </table:table-cell>
          <table:table-cell office:value-type="date" office:date-value="2023-01-11T00:00:00" table:style-name="ce246">
            <text:p>11.01.2023</text:p>
          </table:table-cell>
          <table:table-cell table:style-name="ce22"/>
          <table:table-cell table:style-name="ce236"/>
          <table:table-cell office:value-type="currency" office:value="45506.649999999994" table:formula="of:=([.M178]*1.15)*0.1" table:style-name="ce93">
            <text:p><text:s/>45 506,65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76" table:style-name="ce598">
            <text:p>176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Ratíškovice</text:p>
          </table:table-cell>
          <table:table-cell table:style-name="ce268"/>
          <table:table-cell office:value-type="string" table:style-name="ce145">
            <text:p>O</text:p>
          </table:table-cell>
          <table:table-cell office:value-type="string" table:style-name="ce268">
            <text:p>5,52 kWp</text:p>
          </table:table-cell>
          <table:table-cell table:style-name="ce269"/>
          <table:table-cell office:value-type="currency" office:value="229000" table:style-name="ce270">
            <text:p>229 000,00 Kč</text:p>
          </table:table-cell>
          <table:table-cell office:value-type="currency" office:value="327000" table:style-name="ce270">
            <text:p>327 000,00 Kč</text:p>
          </table:table-cell>
          <table:table-cell office:value-type="string" table:style-name="ce271">
            <text:p>Michal</text:p>
          </table:table-cell>
          <table:table-cell office:value-type="string" table:style-name="ce271">
            <text:p>CN - ŘEŠÍ novou střechu - odložit</text:p>
          </table:table-cell>
          <table:table-cell office:value-type="date" office:date-value="2022-03-14T00:00:00" table:style-name="ce272">
            <text:p>14.03.2022</text:p>
          </table:table-cell>
          <table:table-cell table:style-name="ce272"/>
          <table:table-cell office:value-type="date" office:date-value="2022-03-16T00:00:00" table:style-name="ce272">
            <text:p>16.03.2022</text:p>
          </table:table-cell>
          <table:table-cell office:value-type="date" office:date-value="2022-03-31T00:00:00" table:style-name="ce272">
            <text:p>31.03.2022</text:p>
          </table:table-cell>
          <table:table-cell table:number-columns-repeated="6" table:style-name="ce272"/>
          <table:table-cell table:style-name="ce273"/>
          <table:table-cell office:value-type="currency" office:value="225630" table:formula="of:=([.M179]*1.15)*0.6" table:style-name="ce228">
            <text:p><text:s/>225 630,00 Kč<text:s/></text:p>
          </table:table-cell>
          <table:table-cell table:number-columns-repeated="7" table:style-name="ce272"/>
          <table:table-cell office:value-type="currency" office:value="112815" table:formula="of:=([.M179]*1.15)*0.3" table:style-name="ce229">
            <text:p><text:s/>112 815,00 Kč<text:s/></text:p>
          </table:table-cell>
          <table:table-cell table:number-columns-repeated="8" table:style-name="ce272"/>
          <table:table-cell table:style-name="ce273"/>
          <table:table-cell office:value-type="currency" office:value="37605" table:formula="of:=([.M179]*1.15)*0.1" table:style-name="ce274">
            <text:p><text:s/>37 605,00 Kč<text:s/></text:p>
          </table:table-cell>
          <table:table-cell table:style-name="ce275"/>
          <table:table-cell table:style-name="ce276"/>
          <table:table-cell table:number-columns-repeated="16337"/>
        </table:table-row>
        <table:table-row table:style-name="ro2">
          <table:table-cell table:style-name="ce1"/>
          <table:table-cell office:value-type="float" office:value="177" table:style-name="ce598">
            <text:p>177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Závod, SK</text:p>
          </table:table-cell>
          <table:table-cell office:value-type="string" table:style-name="ce183">
            <text:p>SK,IK</text:p>
          </table:table-cell>
          <table:table-cell office:value-type="string" table:style-name="ce184">
            <text:p>O</text:p>
          </table:table-cell>
          <table:table-cell office:value-type="string" table:style-name="ce183">
            <text:p>5,52 kWp</text:p>
          </table:table-cell>
          <table:table-cell table:style-name="ce185"/>
          <table:table-cell office:value-type="currency" office:value="310329" table:style-name="ce186">
            <text:p>310 329,00 Kč</text:p>
          </table:table-cell>
          <table:table-cell office:value-type="currency" office:value="378464" table:style-name="ce186">
            <text:p>378 464,00 Kč</text:p>
          </table:table-cell>
          <table:table-cell office:value-type="string" table:style-name="ce187">
            <text:p>Jožo</text:p>
          </table:table-cell>
          <table:table-cell office:value-type="string" table:style-name="ce187">
            <text:p>Nemá finance, zkusit za půl roku</text:p>
          </table:table-cell>
          <table:table-cell office:value-type="date" office:date-value="2022-03-16T00:00:00" table:style-name="ce22">
            <text:p>16.03.2022</text:p>
          </table:table-cell>
          <table:table-cell office:value-type="date" office:date-value="2022-03-22T00:00:00" table:style-name="ce22">
            <text:p>22.03.2022</text:p>
          </table:table-cell>
          <table:table-cell table:style-name="ce22"/>
          <table:table-cell office:value-type="date" office:date-value="2022-03-31T00:00:00" table:style-name="ce22">
            <text:p>31.03.2022</text:p>
          </table:table-cell>
          <table:table-cell table:number-columns-repeated="4" table:style-name="ce22"/>
          <table:table-cell table:style-name="ce294"/>
          <table:table-cell table:style-name="ce22"/>
          <table:table-cell table:style-name="ce236"/>
          <table:table-cell office:value-type="currency" office:value="261140.15999999997" table:formula="of:=([.M180]*1.15)*0.6" table:style-name="ce228">
            <text:p><text:s/>261 140,16 Kč<text:s/></text:p>
          </table:table-cell>
          <table:table-cell table:number-columns-repeated="7" table:style-name="ce22"/>
          <table:table-cell office:value-type="currency" office:value="130570.07999999999" table:formula="of:=([.M180]*1.15)*0.3" table:style-name="ce229">
            <text:p><text:s/>130 570,08 Kč<text:s/></text:p>
          </table:table-cell>
          <table:table-cell table:number-columns-repeated="8" table:style-name="ce22"/>
          <table:table-cell table:style-name="ce236"/>
          <table:table-cell office:value-type="currency" office:value="43523.360000000001" table:formula="of:=([.M180]*1.15)*0.1" table:style-name="ce93">
            <text:p><text:s/>43 523,36 Kč<text:s/></text:p>
          </table:table-cell>
          <table:table-cell table:style-name="ce174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78" table:style-name="ce598">
            <text:p>178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nekontaktní</text:p>
          </table:table-cell>
          <table:table-cell office:value-type="date" office:date-value="2022-03-15T00:00:00" table:style-name="ce65">
            <text:p>15.03.2022</text:p>
          </table:table-cell>
          <table:table-cell table:number-columns-repeated="6" table:style-name="ce97"/>
          <table:table-cell table:number-columns-repeated="2" table:style-name="ce65"/>
          <table:table-cell table:style-name="ce97"/>
          <table:table-cell table:style-name="ce248"/>
          <table:table-cell office:value-type="currency" office:value="0" table:formula="of:=([.M181]*1.15)*0.6" table:style-name="ce228">
            <text:p><text:s/>- <text:s text:c="2"/>Kč<text:s/></text:p>
          </table:table-cell>
          <table:table-cell table:number-columns-repeated="7" table:style-name="ce97"/>
          <table:table-cell office:value-type="currency" office:value="0" table:formula="of:=([.M181]*1.15)*0.3" table:style-name="ce229">
            <text:p><text:s/>- <text:s text:c="2"/>Kč<text:s/></text:p>
          </table:table-cell>
          <table:table-cell table:number-columns-repeated="8" table:style-name="ce97"/>
          <table:table-cell table:style-name="ce248"/>
          <table:table-cell office:value-type="currency" office:value="0" table:formula="of:=([.M181]*1.15)*0.1" table:style-name="ce69">
            <text:p><text:s/>- <text:s text:c="2"/>Kč<text:s/></text:p>
          </table:table-cell>
          <table:table-cell table:style-name="ce249"/>
          <table:table-cell table:style-name="ce97"/>
          <table:table-cell table:number-columns-repeated="16337"/>
        </table:table-row>
        <table:table-row table:style-name="ro2">
          <table:table-cell table:style-name="ce1"/>
          <table:table-cell office:value-type="float" office:value="179" table:style-name="ce598">
            <text:p>179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nekontaktní</text:p>
          </table:table-cell>
          <table:table-cell office:value-type="date" office:date-value="2022-03-15T00:00:00" table:style-name="ce65">
            <text:p>15.03.2022</text:p>
          </table:table-cell>
          <table:table-cell table:number-columns-repeated="6" table:style-name="ce97"/>
          <table:table-cell table:number-columns-repeated="2" table:style-name="ce65"/>
          <table:table-cell table:style-name="ce97"/>
          <table:table-cell table:style-name="ce248"/>
          <table:table-cell office:value-type="currency" office:value="0" table:formula="of:=([.M182]*1.15)*0.6" table:style-name="ce228">
            <text:p><text:s/>- <text:s text:c="2"/>Kč<text:s/></text:p>
          </table:table-cell>
          <table:table-cell table:number-columns-repeated="7" table:style-name="ce97"/>
          <table:table-cell office:value-type="currency" office:value="0" table:formula="of:=([.M182]*1.15)*0.3" table:style-name="ce229">
            <text:p><text:s/>- <text:s text:c="2"/>Kč<text:s/></text:p>
          </table:table-cell>
          <table:table-cell table:number-columns-repeated="8" table:style-name="ce97"/>
          <table:table-cell table:style-name="ce248"/>
          <table:table-cell office:value-type="currency" office:value="0" table:formula="of:=([.M182]*1.15)*0.1" table:style-name="ce69">
            <text:p><text:s/>- <text:s text:c="2"/>Kč<text:s/></text:p>
          </table:table-cell>
          <table:table-cell table:style-name="ce249"/>
          <table:table-cell table:style-name="ce97"/>
          <table:table-cell table:number-columns-repeated="16337"/>
        </table:table-row>
        <table:table-row table:style-name="ro2">
          <table:table-cell table:style-name="ce1"/>
          <table:table-cell office:value-type="float" office:value="180" table:style-name="ce598">
            <text:p>180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Vlašicovi</text:p>
          </table:table-cell>
          <table:table-cell office:value-type="string" table:style-name="ce167">
            <text:p>konkurence</text:p>
          </table:table-cell>
          <table:table-cell office:value-type="date" office:date-value="2022-03-17T00:00:00" table:style-name="ce65">
            <text:p>17.03.2022</text:p>
          </table:table-cell>
          <table:table-cell table:number-columns-repeated="6" table:style-name="ce97"/>
          <table:table-cell table:number-columns-repeated="2" table:style-name="ce65"/>
          <table:table-cell table:style-name="ce97"/>
          <table:table-cell table:style-name="ce248"/>
          <table:table-cell office:value-type="currency" office:value="0" table:formula="of:=([.M183]*1.15)*0.6" table:style-name="ce228">
            <text:p><text:s/>- <text:s text:c="2"/>Kč<text:s/></text:p>
          </table:table-cell>
          <table:table-cell table:number-columns-repeated="7" table:style-name="ce97"/>
          <table:table-cell office:value-type="currency" office:value="0" table:formula="of:=([.M183]*1.15)*0.3" table:style-name="ce229">
            <text:p><text:s/>- <text:s text:c="2"/>Kč<text:s/></text:p>
          </table:table-cell>
          <table:table-cell table:number-columns-repeated="8" table:style-name="ce97"/>
          <table:table-cell table:style-name="ce248"/>
          <table:table-cell office:value-type="currency" office:value="0" table:formula="of:=([.M183]*1.15)*0.1" table:style-name="ce69">
            <text:p><text:s/>- <text:s text:c="2"/>Kč<text:s/></text:p>
          </table:table-cell>
          <table:table-cell table:style-name="ce250"/>
          <table:table-cell table:style-name="ce97"/>
          <table:table-cell table:number-columns-repeated="16337"/>
        </table:table-row>
        <table:table-row table:style-name="ro2">
          <table:table-cell table:style-name="ce1"/>
          <table:table-cell office:value-type="float" office:value="181" table:style-name="ce598">
            <text:p>181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Bratislava,SK</text:p>
          </table:table-cell>
          <table:table-cell office:value-type="string" table:style-name="ce183">
            <text:p>IK,SK</text:p>
          </table:table-cell>
          <table:table-cell office:value-type="string" table:style-name="ce183">
            <text:p>SK</text:p>
          </table:table-cell>
          <table:table-cell office:value-type="string" table:style-name="ce183">
            <text:p>9,66kWp</text:p>
          </table:table-cell>
          <table:table-cell table:style-name="ce185"/>
          <table:table-cell office:value-type="currency" office:value="10354" table:style-name="ce295">
            <text:p><text:s/>10 354,00 €<text:s/></text:p>
          </table:table-cell>
          <table:table-cell office:value-type="currency" office:value="12958" table:style-name="ce295">
            <text:p><text:s/>12 958,00 €<text:s/></text:p>
          </table:table-cell>
          <table:table-cell office:value-type="string" table:style-name="ce187">
            <text:p>Jožo</text:p>
          </table:table-cell>
          <table:table-cell office:value-type="string" table:style-name="ce187">
            <text:p>SoD+ZSD, KCE 60E/panel</text:p>
          </table:table-cell>
          <table:table-cell office:value-type="date" office:date-value="2022-03-17T00:00:00" table:style-name="ce22">
            <text:p>17.03.2022</text:p>
          </table:table-cell>
          <table:table-cell office:value-type="date" office:date-value="2022-03-18T00:00:00" table:style-name="ce22">
            <text:p>18.03.2022</text:p>
          </table:table-cell>
          <table:table-cell table:style-name="ce22"/>
          <table:table-cell office:value-type="date" office:date-value="2022-06-03T00:00:00" table:style-name="ce22">
            <text:p>03.06.2022</text:p>
          </table:table-cell>
          <table:table-cell office:value-type="date" office:date-value="2022-07-07T00:00:00" table:style-name="ce22">
            <text:p>07.07.2022</text:p>
          </table:table-cell>
          <table:table-cell table:number-columns-repeated="2" table:style-name="ce22"/>
          <table:table-cell office:value-type="date" office:date-value="2022-07-26T00:00:00" table:style-name="ce22">
            <text:p>26.07.2022</text:p>
          </table:table-cell>
          <table:table-cell office:value-type="string" table:style-name="ce296">
            <text:p>O22F4249VH</text:p>
          </table:table-cell>
          <table:table-cell office:value-type="date" office:date-value="2022-07-27T00:00:00" table:style-name="ce22">
            <text:p>27.07.2022</text:p>
          </table:table-cell>
          <table:table-cell office:value-type="date" office:date-value="2022-08-10T00:00:00" table:style-name="ce236">
            <text:p>10.08.2022</text:p>
          </table:table-cell>
          <table:table-cell office:value-type="currency" office:value="8941.0199999999986" table:formula="of:=([.M184]*1.15)*0.6" table:style-name="ce237">
            <text:p><text:s/>8 941,02 Kč<text:s/></text:p>
          </table:table-cell>
          <table:table-cell table:number-columns-repeated="7" table:style-name="ce22"/>
          <table:table-cell office:value-type="currency" office:value="4470.5099999999993" table:formula="of:=([.M184]*1.15)*0.3" table:style-name="ce238">
            <text:p><text:s/>4 470,51 Kč<text:s/></text:p>
          </table:table-cell>
          <table:table-cell table:number-columns-repeated="8" table:style-name="ce22"/>
          <table:table-cell table:style-name="ce236"/>
          <table:table-cell office:value-type="currency" office:value="1490.17" table:formula="of:=([.M184]*1.15)*0.1" table:style-name="ce93">
            <text:p><text:s/>1 490,17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74"/>
          <table:table-cell office:value-type="float" office:value="182" table:style-name="ce598">
            <text:p>182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Bratislava</text:p>
          </table:table-cell>
          <table:table-cell office:value-type="string" table:style-name="ce183">
            <text:p>IK,SK</text:p>
          </table:table-cell>
          <table:table-cell office:value-type="string" table:style-name="ce183">
            <text:p>SK</text:p>
          </table:table-cell>
          <table:table-cell office:value-type="string" table:style-name="ce183">
            <text:p>6,44 kWp</text:p>
          </table:table-cell>
          <table:table-cell table:style-name="ce185"/>
          <table:table-cell office:value-type="currency" office:value="184032" table:style-name="ce186">
            <text:p>184 032,00 Kč</text:p>
          </table:table-cell>
          <table:table-cell office:value-type="currency" office:value="238034" table:style-name="ce186">
            <text:p>238 034,00 Kč</text:p>
          </table:table-cell>
          <table:table-cell office:value-type="string" table:style-name="ce187">
            <text:p>Jožo</text:p>
          </table:table-cell>
          <table:table-cell office:value-type="string" table:style-name="ce187">
            <text:p>poslána upavená CN-8.7.-rozhoduje se,nemůžu se dovolat</text:p>
          </table:table-cell>
          <table:table-cell office:value-type="date" office:date-value="2022-03-18T00:00:00" table:style-name="ce52">
            <text:p>18.03.2022</text:p>
          </table:table-cell>
          <table:table-cell office:value-type="date" office:date-value="2022-05-18T00:00:00" table:style-name="ce52">
            <text:p>18.05.2022</text:p>
          </table:table-cell>
          <table:table-cell table:style-name="ce52"/>
          <table:table-cell office:value-type="date" office:date-value="2022-06-01T00:00:00" table:style-name="ce22">
            <text:p>01.06.2022</text:p>
          </table:table-cell>
          <table:table-cell table:number-columns-repeated="4" table:style-name="ce52"/>
          <table:table-cell table:style-name="ce289"/>
          <table:table-cell table:style-name="ce52"/>
          <table:table-cell table:style-name="ce233"/>
          <table:table-cell office:value-type="currency" office:value="164243.46" table:formula="of:=([.M185]*1.15)*0.6" table:style-name="ce228">
            <text:p><text:s/>164 243,46 Kč<text:s/></text:p>
          </table:table-cell>
          <table:table-cell table:number-columns-repeated="7" table:style-name="ce52"/>
          <table:table-cell office:value-type="currency" office:value="82121.73" table:formula="of:=([.M185]*1.15)*0.3" table:style-name="ce229">
            <text:p><text:s/>82 121,73 Kč<text:s/></text:p>
          </table:table-cell>
          <table:table-cell table:number-columns-repeated="8" table:style-name="ce52"/>
          <table:table-cell table:style-name="ce233"/>
          <table:table-cell office:value-type="currency" office:value="27373.91" table:formula="of:=([.M185]*1.15)*0.1" table:style-name="ce34">
            <text:p><text:s/>27 373,91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183" table:style-name="ce602">
            <text:p>183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Hodonín</text:p>
          </table:table-cell>
          <table:table-cell office:value-type="string" table:style-name="ce85">
            <text:p>PS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310700" table:style-name="ce88">
            <text:p>310 700,00 Kč</text:p>
          </table:table-cell>
          <table:table-cell office:value-type="currency" office:value="378946" table:style-name="ce88">
            <text:p>378 946,00 Kč</text:p>
          </table:table-cell>
          <table:table-cell office:value-type="string" table:style-name="ce112">
            <text:p>Eda</text:p>
          </table:table-cell>
          <table:table-cell office:value-type="string" table:style-name="ce112">
            <text:p>PPP 13.12.2022</text:p>
          </table:table-cell>
          <table:table-cell office:value-type="date" office:date-value="2022-03-21T00:00:00" table:style-name="ce22">
            <text:p>21.03.2022</text:p>
          </table:table-cell>
          <table:table-cell table:number-columns-repeated="2" table:style-name="ce22"/>
          <table:table-cell office:value-type="date" office:date-value="2022-03-29T00:00:00" table:style-name="ce22">
            <text:p>29.03.2022</text:p>
          </table:table-cell>
          <table:table-cell office:value-type="date" office:date-value="2022-03-30T00:00:00" table:style-name="ce22">
            <text:p>30.03.2022</text:p>
          </table:table-cell>
          <table:table-cell table:number-columns-repeated="2" table:style-name="ce22"/>
          <table:table-cell office:value-type="date" office:date-value="2022-04-05T00:00:00" table:style-name="ce22">
            <text:p>05.04.2022</text:p>
          </table:table-cell>
          <table:table-cell office:value-type="string" table:style-name="ce22">
            <text:p>s.č.9001967288 z 5.5.2022</text:p>
          </table:table-cell>
          <table:table-cell office:value-type="date" office:date-value="2022-03-31T00:00:00" table:style-name="ce22">
            <text:p>31.03.2022</text:p>
          </table:table-cell>
          <table:table-cell office:value-type="date" office:date-value="2022-04-05T00:00:00" table:style-name="ce236">
            <text:p>05.04.2022</text:p>
          </table:table-cell>
          <table:table-cell office:value-type="currency" office:value="261472.73999999996" table:formula="of:=([.M186]*1.15)*0.6" table:style-name="ce237">
            <text:p><text:s/>261 472,74 Kč<text:s/></text:p>
          </table:table-cell>
          <table:table-cell office:value-type="date" office:date-value="2022-04-06T00:00:00" table:style-name="ce22">
            <text:p>06.04.2022</text:p>
          </table:table-cell>
          <table:table-cell table:number-columns-repeated="5" table:style-name="ce22"/>
          <table:table-cell office:value-type="date" office:date-value="2022-09-08T00:00:00" table:style-name="ce22">
            <text:p>08.09.2022</text:p>
          </table:table-cell>
          <table:table-cell office:value-type="currency" office:value="130736.36999999998" table:formula="of:=([.M186]*1.15)*0.3" table:style-name="ce238">
            <text:p><text:s/>130 736,37 Kč<text:s/></text:p>
          </table:table-cell>
          <table:table-cell office:value-type="date" office:date-value="2022-09-08T00:00:00" table:style-name="ce22">
            <text:p>08.09.2022</text:p>
          </table:table-cell>
          <table:table-cell office:value-type="date" office:date-value="2022-09-08T00:00:00" table:style-name="ce22">
            <text:p>08.09.2022</text:p>
          </table:table-cell>
          <table:table-cell office:value-type="date" office:date-value="2022-09-13T00:00:00" table:style-name="ce22">
            <text:p>13.09.2022</text:p>
          </table:table-cell>
          <table:table-cell table:style-name="ce22"/>
          <table:table-cell office:value-type="date" office:date-value="2022-09-19T00:00:00" table:style-name="ce22">
            <text:p>19.09.2022</text:p>
          </table:table-cell>
          <table:table-cell office:value-type="string" table:style-name="ce22">
            <text:p>19.19.2022</text:p>
          </table:table-cell>
          <table:table-cell office:value-type="date" office:date-value="2022-12-13T00:00:00" table:style-name="ce22">
            <text:p>13.12.2022</text:p>
          </table:table-cell>
          <table:table-cell table:style-name="ce22"/>
          <table:table-cell table:style-name="ce236"/>
          <table:table-cell office:value-type="currency" office:value="43578.79" table:formula="of:=([.M186]*1.15)*0.1" table:style-name="ce93">
            <text:p><text:s/>43 578,79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1">
          <table:table-cell table:style-name="ce1"/>
          <table:table-cell office:value-type="float" office:value="184" table:style-name="ce603">
            <text:p>184</text:p>
          </table:table-cell>
          <table:table-cell office:value-type="string" table:style-name="ce75">
            <text:p>LM</text:p>
          </table:table-cell>
          <table:table-cell table:style-name="ce75"/>
          <table:table-cell table:style-name="ce567"/>
          <table:table-cell table:style-name="ce75"/>
          <table:table-cell office:value-type="string" table:style-name="ce75">
            <text:p>Ostrava</text:p>
          </table:table-cell>
          <table:table-cell office:value-type="string" table:style-name="ce76">
            <text:p>Ptáček</text:p>
          </table:table-cell>
          <table:table-cell office:value-type="string" table:style-name="ce77">
            <text:p>R<text:s/></text:p>
          </table:table-cell>
          <table:table-cell office:value-type="string" table:style-name="ce76">
            <text:p>4,92 kWp</text:p>
          </table:table-cell>
          <table:table-cell table:style-name="ce290"/>
          <table:table-cell office:value-type="currency" office:value="345315" table:style-name="ce80">
            <text:p>345 315,00 Kč</text:p>
          </table:table-cell>
          <table:table-cell office:value-type="currency" office:value="421797" table:style-name="ce80">
            <text:p>421 797,00 Kč</text:p>
          </table:table-cell>
          <table:table-cell office:value-type="string" table:style-name="ce291">
            <text:p>Gajda</text:p>
          </table:table-cell>
          <table:table-cell office:value-type="string" table:style-name="ce291">
            <text:p>předáno k realizaci v týdnu 28., předpoklad realizace 34.</text:p>
          </table:table-cell>
          <table:table-cell office:value-type="date" office:date-value="2022-02-22T00:00:00" table:style-name="ce52">
            <text:p>22.02.2022</text:p>
          </table:table-cell>
          <table:table-cell table:style-name="ce22"/>
          <table:table-cell table:style-name="ce52"/>
          <table:table-cell office:value-type="date" office:date-value="2022-03-31T00:00:00" table:style-name="ce22">
            <text:p>31.03.2022</text:p>
          </table:table-cell>
          <table:table-cell table:number-columns-repeated="3" table:style-name="ce52"/>
          <table:table-cell office:value-type="date" office:date-value="2022-06-01T00:00:00" table:style-name="ce52">
            <text:p>01.06.2022</text:p>
          </table:table-cell>
          <table:table-cell office:value-type="float" office:value="4121986626" table:style-name="ce298">
            <text:p>4121986626</text:p>
          </table:table-cell>
          <table:table-cell table:style-name="ce52"/>
          <table:table-cell office:value-type="date" office:date-value="2022-07-12T00:00:00" table:style-name="ce233">
            <text:p>12.07.2022</text:p>
          </table:table-cell>
          <table:table-cell office:value-type="currency" office:value="291039.93" table:formula="of:=([.M187]*1.15)*0.6" table:style-name="ce228">
            <text:p><text:s/>291 039,93 Kč<text:s/></text:p>
          </table:table-cell>
          <table:table-cell office:value-type="date" office:date-value="2022-07-12T00:00:00" table:style-name="ce52">
            <text:p>12.07.2022</text:p>
          </table:table-cell>
          <table:table-cell table:number-columns-repeated="6" table:style-name="ce52"/>
          <table:table-cell office:value-type="currency" office:value="145519.965" table:formula="of:=([.M187]*1.15)*0.3" table:style-name="ce229">
            <text:p><text:s/>145 519,97 Kč<text:s/></text:p>
          </table:table-cell>
          <table:table-cell table:number-columns-repeated="8" table:style-name="ce52"/>
          <table:table-cell table:style-name="ce233"/>
          <table:table-cell office:value-type="currency" office:value="48506.654999999999" table:formula="of:=([.M187]*1.15)*0.1" table:style-name="ce34">
            <text:p><text:s/>48 506,66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185" table:style-name="ce603">
            <text:p>185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řeclav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9,66kWp</text:p>
          </table:table-cell>
          <table:table-cell table:style-name="ce178"/>
          <table:table-cell office:value-type="currency" office:value="406600" table:style-name="ce238">
            <text:p><text:s/>406 600,00 Kč<text:s/></text:p>
          </table:table-cell>
          <table:table-cell office:value-type="currency" office:value="488560" table:style-name="ce238">
            <text:p><text:s/>488 560,00 Kč<text:s/></text:p>
          </table:table-cell>
          <table:table-cell office:value-type="string" table:style-name="ce112">
            <text:p>mail</text:p>
          </table:table-cell>
          <table:table-cell office:value-type="string" table:style-name="ce112">
            <office:annotation draw:style-name="a4" svg:x="13.6041666666667in" svg:y="39.34375in" svg:width="5.57291666666667in" svg:height="4.20833333333333in">
              <text:p>Komentář:</text:p>
              <text:p><text:s text:c="4"/>nahlášeno Radovi</text:p>
              <text:p/>
            </office:annotation>
            <text:p>PPP 30.11.</text:p>
          </table:table-cell>
          <table:table-cell office:value-type="date" office:date-value="2022-03-23T00:00:00" table:style-name="ce22">
            <text:p>23.03.2022</text:p>
          </table:table-cell>
          <table:table-cell office:value-type="date" office:date-value="2022-03-31T00:00:00" table:style-name="ce22">
            <text:p>31.03.2022</text:p>
          </table:table-cell>
          <table:table-cell table:style-name="ce22"/>
          <table:table-cell office:value-type="date" office:date-value="2022-04-08T00:00:00" table:style-name="ce22">
            <text:p>08.04.2022</text:p>
          </table:table-cell>
          <table:table-cell office:value-type="date" office:date-value="2022-04-20T00:00:00" table:style-name="ce22">
            <text:p>20.04.2022</text:p>
          </table:table-cell>
          <table:table-cell table:number-columns-repeated="2" table:style-name="ce22"/>
          <table:table-cell office:value-type="date" office:date-value="2022-05-09T00:00:00" table:style-name="ce22">
            <text:p>09.05.2022</text:p>
          </table:table-cell>
          <table:table-cell office:value-type="string" table:style-name="ce253">
            <text:p>9001981331 ze dne <text:s/>26.05.</text:p>
          </table:table-cell>
          <table:table-cell office:value-type="date" office:date-value="2022-05-09T00:00:00" table:style-name="ce22">
            <text:p>09.05.2022</text:p>
          </table:table-cell>
          <table:table-cell office:value-type="date" office:date-value="2022-05-09T00:00:00" table:style-name="ce236">
            <text:p>09.05.2022</text:p>
          </table:table-cell>
          <table:table-cell office:value-type="currency" office:value="337106.39999999997" table:formula="of:=([.M188]*1.15)*0.6" table:style-name="ce237">
            <text:p><text:s/>337 106,40 Kč<text:s/></text:p>
          </table:table-cell>
          <table:table-cell office:value-type="date" office:date-value="2022-05-28T00:00:00" table:style-name="ce22">
            <text:p>28.05.2022</text:p>
          </table:table-cell>
          <table:table-cell table:number-columns-repeated="5" table:style-name="ce22"/>
          <table:table-cell office:value-type="date" office:date-value="2022-09-21T00:00:00" table:style-name="ce22">
            <text:p>21.09.2022</text:p>
          </table:table-cell>
          <table:table-cell office:value-type="currency" office:value="168553.19999999998" table:formula="of:=([.M188]*1.15)*0.3" table:style-name="ce238">
            <text:p><text:s/>168 553,20 Kč<text:s/></text:p>
          </table:table-cell>
          <table:table-cell office:value-type="date" office:date-value="2022-09-22T00:00:00" table:style-name="ce22">
            <text:p>22.09.2022</text:p>
          </table:table-cell>
          <table:table-cell table:style-name="ce22"/>
          <table:table-cell office:value-type="date" office:date-value="2022-07-17T00:00:00" table:style-name="ce22">
            <text:p>17.07.2022</text:p>
          </table:table-cell>
          <table:table-cell table:style-name="ce22"/>
          <table:table-cell office:value-type="date" office:date-value="2022-07-18T00:00:00" table:style-name="ce22">
            <text:p>18.07.2022</text:p>
          </table:table-cell>
          <table:table-cell office:value-type="date" office:date-value="2022-09-22T00:00:00" table:style-name="ce22">
            <text:p>22.09.2022</text:p>
          </table:table-cell>
          <table:table-cell table:number-columns-repeated="2" table:style-name="ce22"/>
          <table:table-cell table:style-name="ce236"/>
          <table:table-cell office:value-type="currency" office:value="56184.4" table:formula="of:=([.M188]*1.15)*0.1" table:style-name="ce93">
            <text:p><text:s/>56 184,40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86" table:style-name="ce603">
            <text:p>18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Hustopeče</text:p>
          </table:table-cell>
          <table:table-cell office:value-type="string" table:style-name="ce58">
            <text:p>IK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7,36 kWp</text:p>
          </table:table-cell>
          <table:table-cell table:style-name="ce157"/>
          <table:table-cell office:value-type="currency" office:value="413200" table:style-name="ce62">
            <text:p>413 200,00 Kč</text:p>
          </table:table-cell>
          <table:table-cell office:value-type="currency" office:value="499460" table:style-name="ce299">
            <text:p><text:s/>499 460,00 Kč<text:s/></text:p>
          </table:table-cell>
          <table:table-cell office:value-type="string" table:style-name="ce167">
            <text:p>Eda</text:p>
          </table:table-cell>
          <table:table-cell office:value-type="string" table:style-name="ce167">
            <text:p>několik týdnů nekomunikuje, nedodal slíbené podklady</text:p>
          </table:table-cell>
          <table:table-cell office:value-type="date" office:date-value="2022-03-23T00:00:00" table:style-name="ce65">
            <text:p>23.03.2022</text:p>
          </table:table-cell>
          <table:table-cell office:value-type="date" office:date-value="2022-05-11T00:00:00" table:style-name="ce65">
            <text:p>11.05.2022</text:p>
          </table:table-cell>
          <table:table-cell office:value-type="date" office:date-value="2022-03-23T00:00:00" table:style-name="ce65">
            <text:p>23.03.2022</text:p>
          </table:table-cell>
          <table:table-cell office:value-type="date" office:date-value="2022-03-31T00:00:00" table:style-name="ce65">
            <text:p>31.03.2022</text:p>
          </table:table-cell>
          <table:table-cell table:number-columns-repeated="4" table:style-name="ce65"/>
          <table:table-cell table:style-name="ce231"/>
          <table:table-cell table:style-name="ce65"/>
          <table:table-cell table:style-name="ce227"/>
          <table:table-cell office:value-type="currency" office:value="344627.39999999997" table:formula="of:=([.M189]*1.15)*0.6" table:style-name="ce228">
            <text:p><text:s/>344 627,40 Kč<text:s/></text:p>
          </table:table-cell>
          <table:table-cell table:number-columns-repeated="7" table:style-name="ce65"/>
          <table:table-cell office:value-type="currency" office:value="172313.69999999998" table:formula="of:=([.M189]*1.15)*0.3" table:style-name="ce229">
            <text:p><text:s/>172 313,70 Kč<text:s/></text:p>
          </table:table-cell>
          <table:table-cell table:number-columns-repeated="8" table:style-name="ce65"/>
          <table:table-cell table:style-name="ce227"/>
          <table:table-cell office:value-type="currency" office:value="57437.9" table:formula="of:=([.M189]*1.15)*0.1" table:style-name="ce69">
            <text:p><text:s/>57 437,90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87" table:style-name="ce603">
            <text:p>187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Čejkovice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27900" table:style-name="ce88">
            <text:p>327 900,00 Kč</text:p>
          </table:table-cell>
          <table:table-cell office:value-type="currency" office:value="395710" table:style-name="ce88">
            <text:p>395 710,00 Kč</text:p>
          </table:table-cell>
          <table:table-cell office:value-type="string" table:style-name="ce112">
            <text:p>Eda</text:p>
          </table:table-cell>
          <table:table-cell office:value-type="string" table:style-name="ce89">
            <text:p>pož na PPP 25.11.</text:p>
          </table:table-cell>
          <table:table-cell office:value-type="date" office:date-value="2022-03-23T00:00:00" table:style-name="ce22">
            <text:p>23.03.2022</text:p>
          </table:table-cell>
          <table:table-cell office:value-type="date" office:date-value="2022-04-14T00:00:00" table:style-name="ce22">
            <text:p>14.04.2022</text:p>
          </table:table-cell>
          <table:table-cell office:value-type="date" office:date-value="2022-03-23T00:00:00" table:style-name="ce22">
            <text:p>23.03.2022</text:p>
          </table:table-cell>
          <table:table-cell office:value-type="date" office:date-value="2022-03-30T00:00:00" table:style-name="ce22">
            <text:p>30.03.2022</text:p>
          </table:table-cell>
          <table:table-cell office:value-type="date" office:date-value="2022-04-14T00:00:00" table:style-name="ce22">
            <text:p>14.04.2022</text:p>
          </table:table-cell>
          <table:table-cell table:number-columns-repeated="2" table:style-name="ce22"/>
          <table:table-cell office:value-type="date" office:date-value="2022-05-05T00:00:00" table:style-name="ce22">
            <text:p>05.05.2022</text:p>
          </table:table-cell>
          <table:table-cell office:value-type="float" office:value="9001979925" table:style-name="ce178">
            <text:p>9001979925</text:p>
          </table:table-cell>
          <table:table-cell office:value-type="date" office:date-value="2022-05-20T00:00:00" table:style-name="ce22">
            <text:p>20.05.2022</text:p>
          </table:table-cell>
          <table:table-cell office:value-type="date" office:date-value="2022-06-22T00:00:00" table:style-name="ce236">
            <text:p>22.06.2022</text:p>
          </table:table-cell>
          <table:table-cell office:value-type="currency" office:value="273039.89999999997" table:formula="of:=([.M190]*1.15)*0.6" table:style-name="ce237">
            <text:p><text:s/>273 039,90 Kč<text:s/></text:p>
          </table:table-cell>
          <table:table-cell office:value-type="date" office:date-value="2022-06-23T00:00:00" table:style-name="ce22">
            <text:p>23.06.2022</text:p>
          </table:table-cell>
          <table:table-cell table:number-columns-repeated="5" table:style-name="ce22"/>
          <table:table-cell office:value-type="date" office:date-value="2022-09-16T00:00:00" table:style-name="ce22">
            <text:p>16.09.2022</text:p>
          </table:table-cell>
          <table:table-cell office:value-type="currency" office:value="136519.94999999998" table:formula="of:=([.M190]*1.15)*0.3" table:style-name="ce238">
            <text:p><text:s/>136 519,95 Kč<text:s/></text:p>
          </table:table-cell>
          <table:table-cell office:value-type="date" office:date-value="2022-09-22T00:00:00" table:style-name="ce22">
            <text:p>22.09.2022</text:p>
          </table:table-cell>
          <table:table-cell office:value-type="date" office:date-value="2022-10-14T00:00:00" table:style-name="ce22">
            <text:p>14.10.2022</text:p>
          </table:table-cell>
          <table:table-cell office:value-type="date" office:date-value="2022-11-01T00:00:00" table:style-name="ce22">
            <text:p>01.11.2022</text:p>
          </table:table-cell>
          <table:table-cell office:value-type="date" office:date-value="2022-11-23T00:00:00" table:style-name="ce22">
            <text:p>23.11.2022</text:p>
          </table:table-cell>
          <table:table-cell office:value-type="date" office:date-value="2022-11-25T00:00:00" table:style-name="ce22">
            <text:p>25.11.2022</text:p>
          </table:table-cell>
          <table:table-cell office:value-type="date" office:date-value="2022-11-25T00:00:00" table:style-name="ce22">
            <text:p>25.11.2022</text:p>
          </table:table-cell>
          <table:table-cell table:number-columns-repeated="2" table:style-name="ce22"/>
          <table:table-cell table:style-name="ce236"/>
          <table:table-cell office:value-type="currency" office:value="45506.649999999994" table:formula="of:=([.M190]*1.15)*0.1" table:style-name="ce93">
            <text:p><text:s/>45 506,65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88" table:style-name="ce603">
            <text:p>188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Moravská Nová Ves</text:p>
          </table:table-cell>
          <table:table-cell table:style-name="ce85"/>
          <table:table-cell office:value-type="string" table:style-name="ce24">
            <text:p>DOT</text:p>
          </table:table-cell>
          <table:table-cell office:value-type="string" table:style-name="ce85">
            <text:p>6,44 kWp</text:p>
          </table:table-cell>
          <table:table-cell table:style-name="ce178"/>
          <table:table-cell office:value-type="currency" office:value="317900" table:style-name="ce88">
            <text:p>317 900,00 Kč</text:p>
          </table:table-cell>
          <table:table-cell office:value-type="currency" office:value="379310" table:style-name="ce88">
            <text:p>379 310,00 Kč</text:p>
          </table:table-cell>
          <table:table-cell office:value-type="string" table:style-name="ce112">
            <text:p>Vlašicovi</text:p>
          </table:table-cell>
          <table:table-cell office:value-type="string" table:style-name="ce112">
            <text:p>příprava dotací</text:p>
          </table:table-cell>
          <table:table-cell office:value-type="date" office:date-value="2022-03-24T00:00:00" table:style-name="ce22">
            <text:p>24.03.2022</text:p>
          </table:table-cell>
          <table:table-cell table:style-name="ce22"/>
          <table:table-cell office:value-type="date" office:date-value="2022-03-24T00:00:00" table:style-name="ce52">
            <text:p>24.03.2022</text:p>
          </table:table-cell>
          <table:table-cell office:value-type="date" office:date-value="2022-03-29T00:00:00" table:style-name="ce52">
            <text:p>29.03.2022</text:p>
          </table:table-cell>
          <table:table-cell office:value-type="date" office:date-value="2022-03-30T00:00:00" table:style-name="ce52">
            <text:p>30.03.2022</text:p>
          </table:table-cell>
          <table:table-cell table:number-columns-repeated="2" table:style-name="ce52"/>
          <table:table-cell office:value-type="date" office:date-value="2022-02-20T00:00:00" table:style-name="ce52">
            <text:p>20.02.2022</text:p>
          </table:table-cell>
          <table:table-cell office:value-type="string" table:style-name="ce116">
            <text:p>s.č. 9001935384<text:s/></text:p>
          </table:table-cell>
          <table:table-cell office:value-type="date" office:date-value="2022-03-31T00:00:00" table:style-name="ce52">
            <text:p>31.03.2022</text:p>
          </table:table-cell>
          <table:table-cell office:value-type="date" office:date-value="2022-03-31T00:00:00" table:style-name="ce233">
            <text:p>31.03.2022</text:p>
          </table:table-cell>
          <table:table-cell office:value-type="currency" office:value="261723.89999999997" table:formula="of:=([.M191]*1.15)*0.6" table:style-name="ce228">
            <text:p><text:s/>261 723,90 Kč<text:s/></text:p>
          </table:table-cell>
          <table:table-cell office:value-type="date" office:date-value="2022-04-06T00:00:00" table:style-name="ce52">
            <text:p>06.04.2022</text:p>
          </table:table-cell>
          <table:table-cell table:number-columns-repeated="2" table:style-name="ce52"/>
          <table:table-cell office:value-type="date" office:date-value="2022-05-11T00:00:00" table:style-name="ce52">
            <text:p>11.05.2022</text:p>
          </table:table-cell>
          <table:table-cell office:value-type="date" office:date-value="2022-06-01T00:00:00" table:style-name="ce52">
            <text:p>01.06.2022</text:p>
          </table:table-cell>
          <table:table-cell office:value-type="date" office:date-value="2022-06-01T00:00:00" table:style-name="ce52">
            <text:p>01.06.2022</text:p>
          </table:table-cell>
          <table:table-cell office:value-type="date" office:date-value="2022-06-02T00:00:00" table:style-name="ce52">
            <text:p>02.06.2022</text:p>
          </table:table-cell>
          <table:table-cell office:value-type="currency" office:value="130861.94999999998" table:formula="of:=([.M191]*1.15)*0.3" table:style-name="ce229">
            <text:p><text:s/>130 861,95 Kč<text:s/></text:p>
          </table:table-cell>
          <table:table-cell office:value-type="date" office:date-value="2022-06-06T00:00:00" table:style-name="ce52">
            <text:p>06.06.2022</text:p>
          </table:table-cell>
          <table:table-cell table:style-name="ce52"/>
          <table:table-cell office:value-type="date" office:date-value="2022-06-08T00:00:00" table:style-name="ce52">
            <text:p>08.06.2022</text:p>
          </table:table-cell>
          <table:table-cell table:style-name="ce52"/>
          <table:table-cell office:value-type="date" office:date-value="2022-07-21T00:00:00" table:style-name="ce52">
            <text:p>21.07.2022</text:p>
          </table:table-cell>
          <table:table-cell office:value-type="date" office:date-value="2022-08-04T00:00:00" table:style-name="ce52">
            <text:p>04.08.2022</text:p>
          </table:table-cell>
          <table:table-cell office:value-type="date" office:date-value="2022-11-25T00:00:00" table:style-name="ce52">
            <text:p>25.11.2022</text:p>
          </table:table-cell>
          <table:table-cell table:style-name="ce52"/>
          <table:table-cell table:style-name="ce233"/>
          <table:table-cell office:value-type="currency" office:value="43620.649999999994" table:formula="of:=([.M191]*1.15)*0.1" table:style-name="ce34">
            <text:p><text:s/>43 620,65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189" table:style-name="ce603">
            <text:p>189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Rakvice</text:p>
          </table:table-cell>
          <table:table-cell office:value-type="string" table:style-name="ce85">
            <text:p>PS, WB, IK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7,82 kWp</text:p>
          </table:table-cell>
          <table:table-cell table:style-name="ce178"/>
          <table:table-cell table:style-name="ce88"/>
          <table:table-cell office:value-type="currency" office:value="461437" table:style-name="ce88">
            <text:p>461 437,00 Kč</text:p>
          </table:table-cell>
          <table:table-cell office:value-type="string" table:style-name="ce112">
            <text:p>Eda</text:p>
          </table:table-cell>
          <table:table-cell office:value-type="string" table:style-name="ce112">
            <text:p>pož R</text:p>
          </table:table-cell>
          <table:table-cell office:value-type="date" office:date-value="2022-03-24T00:00:00" table:style-name="ce22">
            <text:p>24.03.2022</text:p>
          </table:table-cell>
          <table:table-cell office:value-type="date" office:date-value="2022-04-12T00:00:00" table:style-name="ce22">
            <text:p>12.04.2022</text:p>
          </table:table-cell>
          <table:table-cell office:value-type="date" office:date-value="2022-03-24T00:00:00" table:style-name="ce22">
            <text:p>24.03.2022</text:p>
          </table:table-cell>
          <table:table-cell office:value-type="date" office:date-value="2022-03-30T00:00:00" table:style-name="ce22">
            <text:p>30.03.2022</text:p>
          </table:table-cell>
          <table:table-cell office:value-type="date" office:date-value="2022-04-12T00:00:00" table:style-name="ce22">
            <text:p>12.04.2022</text:p>
          </table:table-cell>
          <table:table-cell table:number-columns-repeated="2" table:style-name="ce22"/>
          <table:table-cell office:value-type="date" office:date-value="2022-04-26T00:00:00" table:style-name="ce22">
            <text:p>26.04.2022</text:p>
          </table:table-cell>
          <table:table-cell office:value-type="string" table:style-name="ce253">
            <text:p>s.č.9001975493 z 18.5.2022</text:p>
          </table:table-cell>
          <table:table-cell office:value-type="date" office:date-value="2022-04-25T00:00:00" table:style-name="ce22">
            <text:p>25.04.2022</text:p>
          </table:table-cell>
          <table:table-cell office:value-type="date" office:date-value="2022-04-25T00:00:00" table:style-name="ce236">
            <text:p>25.04.2022</text:p>
          </table:table-cell>
          <table:table-cell office:value-type="currency" office:value="321497" table:style-name="ce237">
            <text:p><text:s/>321 497,00 Kč<text:s/></text:p>
          </table:table-cell>
          <table:table-cell office:value-type="date" office:date-value="2022-04-27T00:00:00" table:style-name="ce22">
            <text:p>27.04.2022</text:p>
          </table:table-cell>
          <table:table-cell table:number-columns-repeated="2" table:style-name="ce22"/>
          <table:table-cell office:value-type="date" office:date-value="2022-04-27T00:00:00" table:style-name="ce22">
            <text:p>27.04.2022</text:p>
          </table:table-cell>
          <table:table-cell table:number-columns-repeated="2" table:style-name="ce22"/>
          <table:table-cell office:value-type="date" office:date-value="2022-10-21T00:00:00" table:style-name="ce22">
            <text:p>21.10.2022</text:p>
          </table:table-cell>
          <table:table-cell office:value-type="currency" office:value="156091" table:style-name="ce238">
            <text:p><text:s/>156 091,00 Kč<text:s/></text:p>
          </table:table-cell>
          <table:table-cell office:value-type="date" office:date-value="2022-10-27T00:00:00" table:style-name="ce22">
            <text:p>27.10.2022</text:p>
          </table:table-cell>
          <table:table-cell table:number-columns-repeated="7" table:style-name="ce22"/>
          <table:table-cell table:style-name="ce236"/>
          <table:table-cell office:value-type="currency" office:value="53065.254999999997" table:formula="of:=([.M192]*1.15)*0.1" table:style-name="ce93">
            <text:p><text:s/>53 065,26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90" table:style-name="ce603">
            <text:p>190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Dolní Břežany</text:p>
          </table:table-cell>
          <table:table-cell office:value-type="string" table:style-name="ce85">
            <text:p>WB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73326" table:style-name="ce88">
            <text:p>373 326,00 Kč</text:p>
          </table:table-cell>
          <table:table-cell office:value-type="currency" office:value="458474" table:style-name="ce88">
            <text:p>458 474,00 Kč</text:p>
          </table:table-cell>
          <table:table-cell office:value-type="string" table:style-name="ce112">
            <text:p>Drahoš</text:p>
          </table:table-cell>
          <table:table-cell office:value-type="string" table:style-name="ce112">
            <text:p>PPP ČEZ 8.12.</text:p>
          </table:table-cell>
          <table:table-cell office:value-type="date" office:date-value="2022-03-24T00:00:00" table:style-name="ce52">
            <text:p>24.03.2022</text:p>
          </table:table-cell>
          <table:table-cell table:style-name="ce22"/>
          <table:table-cell office:value-type="date" office:date-value="2022-03-24T00:00:00" table:style-name="ce52">
            <text:p>24.03.2022</text:p>
          </table:table-cell>
          <table:table-cell office:value-type="date" office:date-value="2022-03-31T00:00:00" table:style-name="ce22">
            <text:p>31.03.2022</text:p>
          </table:table-cell>
          <table:table-cell office:value-type="date" office:date-value="2022-05-10T00:00:00" table:style-name="ce52">
            <text:p>10.05.2022</text:p>
          </table:table-cell>
          <table:table-cell table:number-columns-repeated="2" table:style-name="ce52"/>
          <table:table-cell office:value-type="date" office:date-value="2022-05-10T00:00:00" table:style-name="ce208">
            <text:p>10.05.2022</text:p>
          </table:table-cell>
          <table:table-cell office:value-type="string" table:style-name="ce116">
            <text:p>č.sml.4121977876</text:p>
          </table:table-cell>
          <table:table-cell office:value-type="date" office:date-value="2022-04-28T00:00:00" table:style-name="ce52">
            <text:p>28.04.2022</text:p>
          </table:table-cell>
          <table:table-cell office:value-type="date" office:date-value="2022-05-23T00:00:00" table:style-name="ce233">
            <text:p>23.05.2022</text:p>
          </table:table-cell>
          <table:table-cell office:value-type="currency" office:value="330510" table:style-name="ce228">
            <text:p><text:s/>330 510,00 Kč<text:s/></text:p>
          </table:table-cell>
          <table:table-cell office:value-type="date" office:date-value="2022-06-02T00:00:00" table:style-name="ce52">
            <text:p>02.06.2022</text:p>
          </table:table-cell>
          <table:table-cell table:number-columns-repeated="2" table:style-name="ce52"/>
          <table:table-cell office:value-type="date" office:date-value="2022-06-02T00:00:00" table:style-name="ce52">
            <text:p>02.06.2022</text:p>
          </table:table-cell>
          <table:table-cell office:value-type="date" office:date-value="2022-09-26T00:00:00" table:style-name="ce52">
            <text:p>26.09.2022</text:p>
          </table:table-cell>
          <table:table-cell table:style-name="ce52"/>
          <table:table-cell office:value-type="date" office:date-value="2022-09-29T00:00:00" table:style-name="ce52">
            <text:p>29.09.2022</text:p>
          </table:table-cell>
          <table:table-cell office:value-type="currency" office:value="148865" table:style-name="ce229">
            <text:p><text:s/>148 865,00 Kč<text:s/></text:p>
          </table:table-cell>
          <table:table-cell office:value-type="date" office:date-value="2022-10-06T00:00:00" table:style-name="ce52">
            <text:p>06.10.2022</text:p>
          </table:table-cell>
          <table:table-cell office:value-type="date" office:date-value="2022-09-20T00:00:00" table:style-name="ce52">
            <text:p>20.09.2022</text:p>
          </table:table-cell>
          <table:table-cell office:value-type="date" office:date-value="2022-09-23T00:00:00" table:style-name="ce52">
            <text:p>23.09.2022</text:p>
          </table:table-cell>
          <table:table-cell office:value-type="date" office:date-value="2022-09-30T00:00:00" table:style-name="ce52">
            <text:p>30.09.2022</text:p>
          </table:table-cell>
          <table:table-cell office:value-type="date" office:date-value="2022-10-13T00:00:00" table:style-name="ce52">
            <text:p>13.10.2022</text:p>
          </table:table-cell>
          <table:table-cell office:value-type="date" office:date-value="2022-11-15T00:00:00" table:style-name="ce52">
            <text:p>15.11.2022</text:p>
          </table:table-cell>
          <table:table-cell office:value-type="string" table:style-name="ce52">
            <text:p>3833891-2022</text:p>
          </table:table-cell>
          <table:table-cell table:style-name="ce52"/>
          <table:table-cell table:style-name="ce233"/>
          <table:table-cell office:value-type="currency" office:value="47870" table:style-name="ce34">
            <text:p><text:s/>47 870,00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64"/>
          <table:table-cell office:value-type="float" office:value="191" table:style-name="ce603">
            <text:p>191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Dolní Břežany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5,4kWp</text:p>
          </table:table-cell>
          <table:table-cell table:style-name="ce178"/>
          <table:table-cell office:value-type="currency" office:value="311476" table:style-name="ce238">
            <text:p><text:s/>311 476,00 Kč<text:s/></text:p>
          </table:table-cell>
          <table:table-cell office:value-type="currency" office:value="383177" table:style-name="ce88">
            <text:p>383 177,00 Kč</text:p>
          </table:table-cell>
          <table:table-cell office:value-type="string" table:style-name="ce112">
            <text:p>Drahoš</text:p>
          </table:table-cell>
          <table:table-cell office:value-type="string" table:style-name="ce112">
            <text:p>PPP <text:s/>ČEZ 9.12.</text:p>
          </table:table-cell>
          <table:table-cell office:value-type="date" office:date-value="2022-03-24T00:00:00" table:style-name="ce22">
            <text:p>24.03.2022</text:p>
          </table:table-cell>
          <table:table-cell office:value-type="date" office:date-value="2022-03-28T00:00:00" table:style-name="ce22">
            <text:p>28.03.2022</text:p>
          </table:table-cell>
          <table:table-cell office:value-type="date" office:date-value="2022-03-24T00:00:00" table:style-name="ce22">
            <text:p>24.03.2022</text:p>
          </table:table-cell>
          <table:table-cell office:value-type="date" office:date-value="2022-03-31T00:00:00" table:style-name="ce22">
            <text:p>31.03.2022</text:p>
          </table:table-cell>
          <table:table-cell office:value-type="date" office:date-value="2022-04-21T00:00:00" table:style-name="ce22">
            <text:p>21.04.2022</text:p>
          </table:table-cell>
          <table:table-cell table:number-columns-repeated="2" table:style-name="ce22"/>
          <table:table-cell office:value-type="date" office:date-value="2022-04-28T00:00:00" table:style-name="ce95">
            <text:p>28.04.2022</text:p>
          </table:table-cell>
          <table:table-cell office:value-type="string" table:style-name="ce296">
            <text:p>22_SOP_01_4121970223</text:p>
          </table:table-cell>
          <table:table-cell office:value-type="date" office:date-value="2022-04-28T00:00:00" table:style-name="ce22">
            <text:p>28.04.2022</text:p>
          </table:table-cell>
          <table:table-cell office:value-type="date" office:date-value="2022-04-28T00:00:00" table:style-name="ce236">
            <text:p>28.04.2022</text:p>
          </table:table-cell>
          <table:table-cell office:value-type="currency" office:value="264392.13" table:formula="of:=([.M194]*1.15)*0.6" table:style-name="ce237">
            <text:p><text:s/>264 392,13 Kč<text:s/></text:p>
          </table:table-cell>
          <table:table-cell office:value-type="date" office:date-value="2022-05-02T00:00:00" table:style-name="ce22">
            <text:p>02.05.2022</text:p>
          </table:table-cell>
          <table:table-cell table:number-columns-repeated="2" table:style-name="ce22"/>
          <table:table-cell office:value-type="date" office:date-value="2022-05-02T00:00:00" table:style-name="ce22">
            <text:p>02.05.2022</text:p>
          </table:table-cell>
          <table:table-cell office:value-type="date" office:date-value="2022-09-27T00:00:00" table:style-name="ce22">
            <text:p>27.09.2022</text:p>
          </table:table-cell>
          <table:table-cell table:style-name="ce22"/>
          <table:table-cell office:value-type="date" office:date-value="2022-09-29T00:00:00" table:style-name="ce22">
            <text:p>29.09.2022</text:p>
          </table:table-cell>
          <table:table-cell office:value-type="currency" office:value="132196.065" table:formula="of:=([.M194]*1.15)*0.3" table:style-name="ce238">
            <text:p><text:s/>132 196,07 Kč<text:s/></text:p>
          </table:table-cell>
          <table:table-cell office:value-type="date" office:date-value="2022-09-29T00:00:00" table:style-name="ce22">
            <text:p>29.09.2022</text:p>
          </table:table-cell>
          <table:table-cell office:value-type="date" office:date-value="2022-09-20T00:00:00" table:style-name="ce22">
            <text:p>20.09.2022</text:p>
          </table:table-cell>
          <table:table-cell office:value-type="date" office:date-value="2022-09-23T00:00:00" table:style-name="ce22">
            <text:p>23.09.2022</text:p>
          </table:table-cell>
          <table:table-cell office:value-type="date" office:date-value="2022-09-30T00:00:00" table:style-name="ce22">
            <text:p>30.09.2022</text:p>
          </table:table-cell>
          <table:table-cell office:value-type="date" office:date-value="2022-10-13T00:00:00" table:style-name="ce22">
            <text:p>13.10.2022</text:p>
          </table:table-cell>
          <table:table-cell office:value-type="date" office:date-value="2022-11-15T00:00:00" table:style-name="ce22">
            <text:p>15.11.2022</text:p>
          </table:table-cell>
          <table:table-cell office:value-type="string" table:style-name="ce22">
            <text:p>3837944-2022</text:p>
          </table:table-cell>
          <table:table-cell table:style-name="ce22"/>
          <table:table-cell table:style-name="ce236"/>
          <table:table-cell office:value-type="currency" office:value="44065.355000000003" table:formula="of:=([.M194]*1.15)*0.1" table:style-name="ce93">
            <text:p><text:s/>44 065,36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92" table:style-name="ce603">
            <text:p>19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Drslav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Hrubošovi</text:p>
          </table:table-cell>
          <table:table-cell office:value-type="string" table:style-name="ce167">
            <text:p>nechce</text:p>
          </table:table-cell>
          <table:table-cell office:value-type="date" office:date-value="2022-03-28T00:00:00" table:style-name="ce65">
            <text:p>28.03.2022</text:p>
          </table:table-cell>
          <table:table-cell table:number-columns-repeated="2" table:style-name="ce65"/>
          <table:table-cell office:value-type="date" office:date-value="2022-03-30T00:00:00" table:style-name="ce65">
            <text:p>30.03.2022</text:p>
          </table:table-cell>
          <table:table-cell table:number-columns-repeated="6" table:style-name="ce65"/>
          <table:table-cell table:style-name="ce227"/>
          <table:table-cell office:value-type="currency" office:value="0" table:formula="of:=([.M195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95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95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93" table:style-name="ce603">
            <text:p>19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Jalubí, Uherské Hradiště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Hrubošovi</text:p>
          </table:table-cell>
          <table:table-cell office:value-type="string" table:style-name="ce167">
            <text:p>nechce</text:p>
          </table:table-cell>
          <table:table-cell office:value-type="date" office:date-value="2022-03-21T00:00:00" table:style-name="ce65">
            <text:p>21.03.2022</text:p>
          </table:table-cell>
          <table:table-cell table:number-columns-repeated="2" table:style-name="ce65"/>
          <table:table-cell office:value-type="date" office:date-value="2022-03-30T00:00:00" table:style-name="ce65">
            <text:p>30.03.2022</text:p>
          </table:table-cell>
          <table:table-cell table:number-columns-repeated="6" table:style-name="ce65"/>
          <table:table-cell table:style-name="ce227"/>
          <table:table-cell office:value-type="currency" office:value="0" table:formula="of:=([.M196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196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196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194" table:style-name="ce603">
            <text:p>194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Lanžhot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299600" table:style-name="ce88">
            <text:p>299 600,00 Kč</text:p>
          </table:table-cell>
          <table:table-cell office:value-type="currency" office:value="363025" table:style-name="ce88">
            <text:p>363 025,00 Kč</text:p>
          </table:table-cell>
          <table:table-cell office:value-type="string" table:style-name="ce112">
            <text:p>Hanzlík, Jožo</text:p>
          </table:table-cell>
          <table:table-cell office:value-type="string" table:style-name="ce112">
            <text:p>PPP - 7.12.2022<text:s/></text:p>
          </table:table-cell>
          <table:table-cell office:value-type="date" office:date-value="2022-03-24T00:00:00" table:style-name="ce22">
            <text:p>24.03.2022</text:p>
          </table:table-cell>
          <table:table-cell office:value-type="date" office:date-value="2022-03-31T00:00:00" table:style-name="ce22">
            <text:p>31.03.2022</text:p>
          </table:table-cell>
          <table:table-cell table:style-name="ce22"/>
          <table:table-cell office:value-type="date" office:date-value="2022-04-06T00:00:00" table:style-name="ce22">
            <text:p>06.04.2022</text:p>
          </table:table-cell>
          <table:table-cell table:number-columns-repeated="3" table:style-name="ce22"/>
          <table:table-cell office:value-type="date" office:date-value="2022-05-04T00:00:00" table:style-name="ce22">
            <text:p>04.05.2022</text:p>
          </table:table-cell>
          <table:table-cell office:value-type="string" table:style-name="ce178">
            <text:p>s.č.9001979286</text:p>
          </table:table-cell>
          <table:table-cell office:value-type="date" office:date-value="2022-05-06T00:00:00" table:style-name="ce22">
            <text:p>06.05.2022</text:p>
          </table:table-cell>
          <table:table-cell office:value-type="date" office:date-value="2022-05-10T00:00:00" table:style-name="ce236">
            <text:p>10.05.2022</text:p>
          </table:table-cell>
          <table:table-cell office:value-type="currency" office:value="250487.24999999994" table:formula="of:=([.M197]*1.15)*0.6" table:style-name="ce237">
            <text:p><text:s/>250 487,25 Kč<text:s/></text:p>
          </table:table-cell>
          <table:table-cell office:value-type="date" office:date-value="2022-06-15T00:00:00" table:style-name="ce22">
            <text:p>15.06.2022</text:p>
          </table:table-cell>
          <table:table-cell table:number-columns-repeated="5" table:style-name="ce22"/>
          <table:table-cell office:value-type="date" office:date-value="2022-09-12T00:00:00" table:style-name="ce22">
            <text:p>12.09.2022</text:p>
          </table:table-cell>
          <table:table-cell office:value-type="currency" office:value="125243.62499999997" table:formula="of:=([.M197]*1.15)*0.3" table:style-name="ce238">
            <text:p><text:s/>125 243,63 Kč<text:s/></text:p>
          </table:table-cell>
          <table:table-cell office:value-type="date" office:date-value="2022-09-19T00:00:00" table:style-name="ce22">
            <text:p>19.09.2022</text:p>
          </table:table-cell>
          <table:table-cell table:style-name="ce22"/>
          <table:table-cell office:value-type="date" office:date-value="2022-09-18T00:00:00" table:style-name="ce22">
            <text:p>18.09.2022</text:p>
          </table:table-cell>
          <table:table-cell table:style-name="ce22"/>
          <table:table-cell office:value-type="date" office:date-value="2022-09-19T00:00:00" table:style-name="ce22">
            <text:p>19.09.2022</text:p>
          </table:table-cell>
          <table:table-cell office:value-type="date" office:date-value="2022-09-21T00:00:00" table:style-name="ce22">
            <text:p>21.09.2022</text:p>
          </table:table-cell>
          <table:table-cell office:value-type="date" office:date-value="2022-12-07T00:00:00" table:style-name="ce246">
            <text:p>07.12.2022</text:p>
          </table:table-cell>
          <table:table-cell table:style-name="ce22"/>
          <table:table-cell table:style-name="ce236"/>
          <table:table-cell office:value-type="currency" office:value="41747.875" table:formula="of:=([.M197]*1.15)*0.1" table:style-name="ce93">
            <text:p><text:s/>41 747,88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300"/>
          <table:table-cell office:value-type="float" office:value="195" table:style-name="ce603">
            <text:p>195</text:p>
          </table:table-cell>
          <table:table-cell office:value-type="string" table:style-name="ce75">
            <text:p>LM</text:p>
          </table:table-cell>
          <table:table-cell table:style-name="ce75"/>
          <table:table-cell table:style-name="ce567"/>
          <table:table-cell table:style-name="ce75"/>
          <table:table-cell office:value-type="string" table:style-name="ce75">
            <text:p>Tlustice</text:p>
          </table:table-cell>
          <table:table-cell table:style-name="ce76"/>
          <table:table-cell office:value-type="string" table:style-name="ce77">
            <text:p>PPP</text:p>
          </table:table-cell>
          <table:table-cell office:value-type="string" table:style-name="ce76">
            <text:p>7,36 kWp</text:p>
          </table:table-cell>
          <table:table-cell table:style-name="ce290"/>
          <table:table-cell office:value-type="currency" office:value="347400" table:style-name="ce80">
            <text:p>347 400,00 Kč</text:p>
          </table:table-cell>
          <table:table-cell office:value-type="currency" office:value="419595" table:style-name="ce80">
            <text:p>419 595,00 Kč</text:p>
          </table:table-cell>
          <table:table-cell office:value-type="string" table:style-name="ce291">
            <text:p>Eda</text:p>
          </table:table-cell>
          <table:table-cell office:value-type="string" table:style-name="ce291">
            <text:p>žádost o PPP odesl. 21.10.2022,č.ž.1129209209</text:p>
          </table:table-cell>
          <table:table-cell office:value-type="date" office:date-value="2022-03-31T00:00:00" table:style-name="ce22">
            <text:p>31.03.2022</text:p>
          </table:table-cell>
          <table:table-cell table:number-columns-repeated="2" table:style-name="ce22"/>
          <table:table-cell office:value-type="date" office:date-value="2022-04-04T00:00:00" table:style-name="ce22">
            <text:p>04.04.2022</text:p>
          </table:table-cell>
          <table:table-cell table:number-columns-repeated="3" table:style-name="ce22"/>
          <table:table-cell office:value-type="date" office:date-value="2022-05-17T00:00:00" table:style-name="ce22">
            <text:p>17.05.2022</text:p>
          </table:table-cell>
          <table:table-cell office:value-type="string" table:style-name="ce243">
            <text:p>22_SOP_01_4121977675</text:p>
          </table:table-cell>
          <table:table-cell office:value-type="date" office:date-value="2022-05-12T00:00:00" table:style-name="ce22">
            <text:p>12.05.2022</text:p>
          </table:table-cell>
          <table:table-cell office:value-type="date" office:date-value="2022-06-01T00:00:00" table:style-name="ce236">
            <text:p>01.06.2022</text:p>
          </table:table-cell>
          <table:table-cell office:value-type="currency" office:value="289520.54999999993" table:formula="of:=([.M198]*1.15)*0.6" table:style-name="ce237">
            <text:p><text:s/>289 520,55 Kč<text:s/></text:p>
          </table:table-cell>
          <table:table-cell office:value-type="date" office:date-value="2022-06-01T00:00:00" table:style-name="ce22">
            <text:p>01.06.2022</text:p>
          </table:table-cell>
          <table:table-cell table:number-columns-repeated="5" table:style-name="ce22"/>
          <table:table-cell office:value-type="date" office:date-value="2022-10-21T00:00:00" table:style-name="ce22">
            <text:p>21.10.2022</text:p>
          </table:table-cell>
          <table:table-cell office:value-type="currency" office:value="144760.27499999997" table:formula="of:=([.M198]*1.15)*0.3" table:style-name="ce238">
            <text:p><text:s/>144 760,28 Kč<text:s/></text:p>
          </table:table-cell>
          <table:table-cell office:value-type="date" office:date-value="2022-10-21T00:00:00" table:style-name="ce22">
            <text:p>21.10.2022</text:p>
          </table:table-cell>
          <table:table-cell table:style-name="ce22"/>
          <table:table-cell office:value-type="date" office:date-value="2022-09-19T00:00:00" table:style-name="ce22">
            <text:p>19.09.2022</text:p>
          </table:table-cell>
          <table:table-cell table:style-name="ce22"/>
          <table:table-cell office:value-type="date" office:date-value="2022-10-12T00:00:00" table:style-name="ce22">
            <text:p>12.10.2022</text:p>
          </table:table-cell>
          <table:table-cell office:value-type="date" office:date-value="2022-10-21T00:00:00" table:style-name="ce22">
            <text:p>21.10.2022</text:p>
          </table:table-cell>
          <table:table-cell table:number-columns-repeated="2" table:style-name="ce22"/>
          <table:table-cell table:style-name="ce236"/>
          <table:table-cell office:value-type="currency" office:value="48253.424999999996" table:formula="of:=([.M198]*1.15)*0.1" table:style-name="ce93">
            <text:p><text:s/>48 253,43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96" table:style-name="ce603">
            <text:p>196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Komárov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7,36 kWp</text:p>
          </table:table-cell>
          <table:table-cell table:style-name="ce269"/>
          <table:table-cell office:value-type="currency" office:value="311500" table:style-name="ce270">
            <text:p>311 500,00 Kč</text:p>
          </table:table-cell>
          <table:table-cell office:value-type="currency" office:value="374706" table:style-name="ce301">
            <text:p><text:s/>374 706,00 Kč<text:s/></text:p>
          </table:table-cell>
          <table:table-cell office:value-type="string" table:style-name="ce271">
            <text:p>Skalský</text:p>
          </table:table-cell>
          <table:table-cell office:value-type="string" table:style-name="ce271">
            <text:p>nekomunikuje,pokláádá telefony</text:p>
          </table:table-cell>
          <table:table-cell office:value-type="date" office:date-value="2022-03-31T00:00:00" table:style-name="ce272">
            <text:p>31.03.2022</text:p>
          </table:table-cell>
          <table:table-cell office:value-type="date" office:date-value="2022-04-04T00:00:00" table:style-name="ce272">
            <text:p>04.04.2022</text:p>
          </table:table-cell>
          <table:table-cell table:style-name="ce272"/>
          <table:table-cell office:value-type="date" office:date-value="2022-04-04T00:00:00" table:style-name="ce272">
            <text:p>04.04.2022</text:p>
          </table:table-cell>
          <table:table-cell table:number-columns-repeated="4" table:style-name="ce272"/>
          <table:table-cell table:style-name="ce302"/>
          <table:table-cell table:style-name="ce272"/>
          <table:table-cell table:style-name="ce273"/>
          <table:table-cell office:value-type="currency" office:value="258547.13999999996" table:formula="of:=([.M199]*1.15)*0.6" table:style-name="ce228">
            <text:p><text:s/>258 547,14 Kč<text:s/></text:p>
          </table:table-cell>
          <table:table-cell table:number-columns-repeated="7" table:style-name="ce272"/>
          <table:table-cell office:value-type="currency" office:value="129273.56999999998" table:formula="of:=([.M199]*1.15)*0.3" table:style-name="ce229">
            <text:p><text:s/>129 273,57 Kč<text:s/></text:p>
          </table:table-cell>
          <table:table-cell table:number-columns-repeated="8" table:style-name="ce272"/>
          <table:table-cell table:style-name="ce273"/>
          <table:table-cell office:value-type="currency" office:value="43091.19" table:formula="of:=([.M199]*1.15)*0.1" table:style-name="ce274">
            <text:p><text:s/>43 091,19 Kč<text:s/></text:p>
          </table:table-cell>
          <table:table-cell table:style-name="ce275"/>
          <table:table-cell table:style-name="ce276"/>
          <table:table-cell table:number-columns-repeated="16337"/>
        </table:table-row>
        <table:table-row table:style-name="ro2">
          <table:table-cell table:style-name="ce74"/>
          <table:table-cell office:value-type="float" office:value="197" table:style-name="ce603">
            <text:p>197</text:p>
          </table:table-cell>
          <table:table-cell office:value-type="string" table:style-name="ce75">
            <text:p>LM</text:p>
          </table:table-cell>
          <table:table-cell table:style-name="ce75"/>
          <table:table-cell table:style-name="ce567"/>
          <table:table-cell table:style-name="ce75"/>
          <table:table-cell office:value-type="string" table:style-name="ce75">
            <text:p>Osek</text:p>
          </table:table-cell>
          <table:table-cell table:style-name="ce76"/>
          <table:table-cell office:value-type="string" table:style-name="ce77">
            <text:p>PPP</text:p>
          </table:table-cell>
          <table:table-cell office:value-type="string" table:style-name="ce76">
            <text:p>6,44 kWp</text:p>
          </table:table-cell>
          <table:table-cell table:style-name="ce290"/>
          <table:table-cell office:value-type="currency" office:value="315795" table:style-name="ce80">
            <text:p>315 795,00 Kč</text:p>
          </table:table-cell>
          <table:table-cell office:value-type="currency" office:value="381619" table:style-name="ce80">
            <text:p>381 619,00 Kč</text:p>
          </table:table-cell>
          <table:table-cell office:value-type="string" table:style-name="ce291">
            <text:p>Skalský</text:p>
          </table:table-cell>
          <table:table-cell office:value-type="string" table:style-name="ce303">
            <text:p>PPP 12.12.2022</text:p>
          </table:table-cell>
          <table:table-cell office:value-type="date" office:date-value="2022-03-31T00:00:00" table:style-name="ce22">
            <text:p>31.03.2022</text:p>
          </table:table-cell>
          <table:table-cell table:number-columns-repeated="2" table:style-name="ce22"/>
          <table:table-cell office:value-type="date" office:date-value="2022-04-04T00:00:00" table:style-name="ce22">
            <text:p>04.04.2022</text:p>
          </table:table-cell>
          <table:table-cell table:number-columns-repeated="3" table:style-name="ce22"/>
          <table:table-cell office:value-type="date" office:date-value="2022-05-20T00:00:00" table:style-name="ce22">
            <text:p>20.05.2022</text:p>
          </table:table-cell>
          <table:table-cell office:value-type="string" table:style-name="ce304">
            <text:p>22_SOP_01_4121977226</text:p>
          </table:table-cell>
          <table:table-cell office:value-type="date" office:date-value="2022-05-10T00:00:00" table:style-name="ce22">
            <text:p>10.05.2022</text:p>
          </table:table-cell>
          <table:table-cell table:style-name="ce236"/>
          <table:table-cell office:value-type="currency" office:value="263317.11" table:formula="of:=([.M200]*1.15)*0.6" table:style-name="ce237">
            <text:p><text:s/>263 317,11 Kč<text:s/></text:p>
          </table:table-cell>
          <table:table-cell office:value-type="date" office:date-value="2022-05-30T00:00:00" table:style-name="ce22">
            <text:p>30.05.2022</text:p>
          </table:table-cell>
          <table:table-cell table:number-columns-repeated="5" table:style-name="ce22"/>
          <table:table-cell office:value-type="date" office:date-value="2022-10-21T00:00:00" table:style-name="ce22">
            <text:p>21.10.2022</text:p>
          </table:table-cell>
          <table:table-cell office:value-type="currency" office:value="131658.55499999999" table:formula="of:=([.M200]*1.15)*0.3" table:style-name="ce238">
            <text:p><text:s/>131 658,56 Kč<text:s/></text:p>
          </table:table-cell>
          <table:table-cell office:value-type="date" office:date-value="2022-10-25T00:00:00" table:style-name="ce22">
            <text:p>25.10.2022</text:p>
          </table:table-cell>
          <table:table-cell table:style-name="ce22"/>
          <table:table-cell office:value-type="date" office:date-value="2022-07-27T00:00:00" table:style-name="ce305">
            <text:p>27.07.2022</text:p>
          </table:table-cell>
          <table:table-cell table:style-name="ce305"/>
          <table:table-cell office:value-type="date" office:date-value="2022-07-27T00:00:00" table:style-name="ce22">
            <text:p>27.07.2022</text:p>
          </table:table-cell>
          <table:table-cell office:value-type="date" office:date-value="2022-10-21T00:00:00" table:style-name="ce22">
            <text:p>21.10.2022</text:p>
          </table:table-cell>
          <table:table-cell office:value-type="date" office:date-value="2022-12-12T00:00:00" table:style-name="ce22">
            <text:p>12.12.2022</text:p>
          </table:table-cell>
          <table:table-cell table:style-name="ce22"/>
          <table:table-cell table:style-name="ce236"/>
          <table:table-cell office:value-type="currency" office:value="43886.184999999998" table:formula="of:=([.M200]*1.15)*0.1" table:style-name="ce93">
            <text:p><text:s/>43 886,19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198" table:style-name="ce603">
            <text:p>198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Mutěnice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7,36 kWp</text:p>
          </table:table-cell>
          <table:table-cell table:style-name="ce269"/>
          <table:table-cell office:value-type="currency" office:value="333900" table:style-name="ce270">
            <text:p>333 900,00 Kč</text:p>
          </table:table-cell>
          <table:table-cell office:value-type="currency" office:value="403310" table:style-name="ce270">
            <text:p>403 310,00 Kč</text:p>
          </table:table-cell>
          <table:table-cell office:value-type="string" table:style-name="ce271">
            <text:p>Eda</text:p>
          </table:table-cell>
          <table:table-cell office:value-type="string" table:style-name="ce271">
            <text:p>nekomunikuje</text:p>
          </table:table-cell>
          <table:table-cell office:value-type="date" office:date-value="2022-03-31T00:00:00" table:style-name="ce272">
            <text:p>31.03.2022</text:p>
          </table:table-cell>
          <table:table-cell table:number-columns-repeated="2" table:style-name="ce272"/>
          <table:table-cell office:value-type="date" office:date-value="2022-04-05T00:00:00" table:style-name="ce272">
            <text:p>05.04.2022</text:p>
          </table:table-cell>
          <table:table-cell table:number-columns-repeated="4" table:style-name="ce272"/>
          <table:table-cell table:style-name="ce302"/>
          <table:table-cell table:style-name="ce272"/>
          <table:table-cell table:style-name="ce273"/>
          <table:table-cell office:value-type="currency" office:value="278283.89999999997" table:formula="of:=([.M201]*1.15)*0.6" table:style-name="ce228">
            <text:p><text:s/>278 283,90 Kč<text:s/></text:p>
          </table:table-cell>
          <table:table-cell table:number-columns-repeated="7" table:style-name="ce272"/>
          <table:table-cell office:value-type="currency" office:value="139141.94999999998" table:formula="of:=([.M201]*1.15)*0.3" table:style-name="ce229">
            <text:p><text:s/>139 141,95 Kč<text:s/></text:p>
          </table:table-cell>
          <table:table-cell table:number-columns-repeated="8" table:style-name="ce272"/>
          <table:table-cell table:style-name="ce273"/>
          <table:table-cell office:value-type="currency" office:value="46380.649999999994" table:formula="of:=([.M201]*1.15)*0.1" table:style-name="ce274">
            <text:p><text:s/>46 380,65 Kč<text:s/></text:p>
          </table:table-cell>
          <table:table-cell table:style-name="ce275"/>
          <table:table-cell table:style-name="ce276"/>
          <table:table-cell table:number-columns-repeated="16337"/>
        </table:table-row>
        <table:table-row table:style-name="ro2">
          <table:table-cell table:style-name="ce300"/>
          <table:table-cell office:value-type="float" office:value="199" table:style-name="ce603">
            <text:p>199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Šardice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29900" table:style-name="ce88">
            <text:p>329 900,00 Kč</text:p>
          </table:table-cell>
          <table:table-cell office:value-type="currency" office:value="397710" table:style-name="ce88">
            <text:p>397 710,00 Kč</text:p>
          </table:table-cell>
          <table:table-cell office:value-type="string" table:style-name="ce112">
            <text:p>Eda</text:p>
          </table:table-cell>
          <table:table-cell office:value-type="string" table:style-name="ce89">
            <text:p>PPP 27.12.2022</text:p>
          </table:table-cell>
          <table:table-cell office:value-type="date" office:date-value="2022-03-31T00:00:00" table:style-name="ce22">
            <text:p>31.03.2022</text:p>
          </table:table-cell>
          <table:table-cell office:value-type="date" office:date-value="2022-04-06T00:00:00" table:style-name="ce22">
            <text:p>06.04.2022</text:p>
          </table:table-cell>
          <table:table-cell table:style-name="ce22"/>
          <table:table-cell office:value-type="date" office:date-value="2022-04-05T00:00:00" table:style-name="ce22">
            <text:p>05.04.2022</text:p>
          </table:table-cell>
          <table:table-cell office:value-type="date" office:date-value="2022-04-07T00:00:00" table:style-name="ce22">
            <text:p>07.04.2022</text:p>
          </table:table-cell>
          <table:table-cell table:number-columns-repeated="2" table:style-name="ce22"/>
          <table:table-cell office:value-type="date" office:date-value="2022-04-07T00:00:00" table:style-name="ce22">
            <text:p>07.04.2022</text:p>
          </table:table-cell>
          <table:table-cell office:value-type="string" table:style-name="ce85">
            <text:p>s. 9001968305 z 6.5.2022</text:p>
          </table:table-cell>
          <table:table-cell office:value-type="date" office:date-value="2022-04-07T00:00:00" table:style-name="ce22">
            <text:p>07.04.2022</text:p>
          </table:table-cell>
          <table:table-cell office:value-type="date" office:date-value="2022-04-07T00:00:00" table:style-name="ce236">
            <text:p>07.04.2022</text:p>
          </table:table-cell>
          <table:table-cell office:value-type="currency" office:value="274419.89999999997" table:formula="of:=([.M202]*1.15)*0.6" table:style-name="ce237">
            <text:p><text:s/>274 419,90 Kč<text:s/></text:p>
          </table:table-cell>
          <table:table-cell office:value-type="date" office:date-value="2022-04-11T00:00:00" table:style-name="ce22">
            <text:p>11.04.2022</text:p>
          </table:table-cell>
          <table:table-cell table:number-columns-repeated="2" table:style-name="ce22"/>
          <table:table-cell office:value-type="date" office:date-value="2022-05-11T00:00:00" table:style-name="ce22">
            <text:p>11.05.2022</text:p>
          </table:table-cell>
          <table:table-cell table:number-columns-repeated="2" table:style-name="ce22"/>
          <table:table-cell office:value-type="date" office:date-value="2022-09-21T00:00:00" table:style-name="ce22">
            <text:p>21.09.2022</text:p>
          </table:table-cell>
          <table:table-cell office:value-type="currency" office:value="137209.94999999998" table:formula="of:=([.M202]*1.15)*0.3" table:style-name="ce238">
            <text:p><text:s/>137 209,95 Kč<text:s/></text:p>
          </table:table-cell>
          <table:table-cell office:value-type="date" office:date-value="2022-09-22T00:00:00" table:style-name="ce22">
            <text:p>22.09.2022</text:p>
          </table:table-cell>
          <table:table-cell table:style-name="ce22"/>
          <table:table-cell office:value-type="date" office:date-value="2022-07-06T00:00:00" table:style-name="ce22">
            <text:p>06.07.2022</text:p>
          </table:table-cell>
          <table:table-cell table:style-name="ce22"/>
          <table:table-cell office:value-type="date" office:date-value="2022-07-07T00:00:00" table:style-name="ce22">
            <text:p>07.07.2022</text:p>
          </table:table-cell>
          <table:table-cell office:value-type="date" office:date-value="2022-09-20T00:00:00" table:style-name="ce22">
            <text:p>20.09.2022</text:p>
          </table:table-cell>
          <table:table-cell office:value-type="date" office:date-value="2022-12-27T00:00:00" table:style-name="ce113">
            <text:p>27.12.2022</text:p>
          </table:table-cell>
          <table:table-cell table:style-name="ce22"/>
          <table:table-cell table:style-name="ce236"/>
          <table:table-cell office:value-type="currency" office:value="45736.649999999994" table:formula="of:=([.M202]*1.15)*0.1" table:style-name="ce93">
            <text:p><text:s/>45 736,65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19"/>
          <table:table-cell office:value-type="float" office:value="200" table:style-name="ce604">
            <text:p>200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Lednice</text:p>
          </table:table-cell>
          <table:table-cell office:value-type="string" table:style-name="ce307">
            <text:p>IK</text:p>
          </table:table-cell>
          <table:table-cell office:value-type="string" table:style-name="ce145">
            <text:p>N</text:p>
          </table:table-cell>
          <table:table-cell office:value-type="string" table:style-name="ce307">
            <text:p>6,44 kWp</text:p>
          </table:table-cell>
          <table:table-cell table:style-name="ce308"/>
          <table:table-cell office:value-type="currency" office:value="306800" table:style-name="ce309">
            <text:p>306 800,00 Kč</text:p>
          </table:table-cell>
          <table:table-cell office:value-type="currency" office:value="372025" table:style-name="ce309">
            <text:p>372 025,00 Kč</text:p>
          </table:table-cell>
          <table:table-cell office:value-type="string" table:style-name="ce310">
            <text:p>Eda</text:p>
          </table:table-cell>
          <table:table-cell office:value-type="string" table:style-name="ce310">
            <text:p>celkově zatím odkládá realizaci FVE<text:s/></text:p>
          </table:table-cell>
          <table:table-cell office:value-type="date" office:date-value="2022-03-31T00:00:00" table:style-name="ce311">
            <text:p>31.03.2022</text:p>
          </table:table-cell>
          <table:table-cell office:value-type="date" office:date-value="2022-05-25T00:00:00" table:style-name="ce311">
            <text:p>25.05.2022</text:p>
          </table:table-cell>
          <table:table-cell table:style-name="ce311"/>
          <table:table-cell office:value-type="date" office:date-value="2022-04-05T00:00:00" table:style-name="ce311">
            <text:p>05.04.2022</text:p>
          </table:table-cell>
          <table:table-cell table:number-columns-repeated="4" table:style-name="ce311"/>
          <table:table-cell table:style-name="ce312"/>
          <table:table-cell table:style-name="ce311"/>
          <table:table-cell table:style-name="ce313"/>
          <table:table-cell office:value-type="currency" office:value="256697.24999999994" table:formula="of:=([.M203]*1.15)*0.6" table:style-name="ce314">
            <text:p><text:s/>256 697,25 Kč<text:s/></text:p>
          </table:table-cell>
          <table:table-cell table:number-columns-repeated="7" table:style-name="ce311"/>
          <table:table-cell office:value-type="currency" office:value="128348.62499999997" table:formula="of:=([.M203]*1.15)*0.3" table:style-name="ce315">
            <text:p><text:s/>128 348,63 Kč<text:s/></text:p>
          </table:table-cell>
          <table:table-cell table:number-columns-repeated="8" table:style-name="ce311"/>
          <table:table-cell table:style-name="ce313"/>
          <table:table-cell office:value-type="currency" office:value="42782.875" table:formula="of:=([.M203]*1.15)*0.1" table:style-name="ce316">
            <text:p><text:s/>42 782,88 Kč<text:s/></text:p>
          </table:table-cell>
          <table:table-cell table:style-name="ce317"/>
          <table:table-cell table:style-name="ce318"/>
          <table:table-cell table:number-columns-repeated="16337" table:style-name="ce74"/>
        </table:table-row>
        <table:table-row table:style-name="ro2">
          <table:table-cell table:style-name="ce1"/>
          <table:table-cell office:value-type="float" office:value="201" table:style-name="ce603">
            <text:p>201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Břeclav</text:p>
          </table:table-cell>
          <table:table-cell table:style-name="ce144"/>
          <table:table-cell office:value-type="string" table:style-name="ce145">
            <text:p>N</text:p>
          </table:table-cell>
          <table:table-cell office:value-type="string" table:style-name="ce144">
            <text:p>6,9 kWp</text:p>
          </table:table-cell>
          <table:table-cell table:style-name="ce320"/>
          <table:table-cell table:style-name="ce321"/>
          <table:table-cell office:value-type="currency" office:value="467720" table:style-name="ce148">
            <text:p>467 720,00 Kč</text:p>
          </table:table-cell>
          <table:table-cell office:value-type="string" table:style-name="ce322">
            <text:p>Drahoš</text:p>
          </table:table-cell>
          <table:table-cell office:value-type="string" table:style-name="ce322">
            <text:p><text:s/></text:p>
          </table:table-cell>
          <table:table-cell office:value-type="date" office:date-value="2022-03-31T00:00:00" table:style-name="ce151">
            <text:p>31.03.2022</text:p>
          </table:table-cell>
          <table:table-cell office:value-type="date" office:date-value="2022-05-11T00:00:00" table:style-name="ce151">
            <text:p>11.05.2022</text:p>
          </table:table-cell>
          <table:table-cell table:style-name="ce151"/>
          <table:table-cell office:value-type="date" office:date-value="2022-05-11T00:00:00" table:style-name="ce151">
            <text:p>11.05.2022</text:p>
          </table:table-cell>
          <table:table-cell table:number-columns-repeated="6" table:style-name="ce151"/>
          <table:table-cell table:style-name="ce323"/>
          <table:table-cell office:value-type="currency" office:value="322726.8" table:formula="of:=([.M204]*1.15)*0.6" table:style-name="ce228">
            <text:p><text:s/>322 726,80 Kč<text:s/></text:p>
          </table:table-cell>
          <table:table-cell table:number-columns-repeated="7" table:style-name="ce151"/>
          <table:table-cell office:value-type="currency" office:value="161363.4" table:formula="of:=([.M204]*1.15)*0.3" table:style-name="ce229">
            <text:p><text:s/>161 363,40 Kč<text:s/></text:p>
          </table:table-cell>
          <table:table-cell table:number-columns-repeated="8" table:style-name="ce151"/>
          <table:table-cell table:style-name="ce323"/>
          <table:table-cell office:value-type="currency" office:value="53787.8" table:formula="of:=([.M204]*1.15)*0.1" table:style-name="ce155">
            <text:p><text:s/>53 787,80 Kč<text:s/></text:p>
          </table:table-cell>
          <table:table-cell table:style-name="ce156"/>
          <table:table-cell table:style-name="ce324"/>
          <table:table-cell table:number-columns-repeated="16337"/>
        </table:table-row>
        <table:table-row table:style-name="ro2">
          <table:table-cell table:style-name="ce1"/>
          <table:table-cell office:value-type="float" office:value="202" table:style-name="ce603">
            <text:p>202</text:p>
          </table:table-cell>
          <table:table-cell table:number-columns-repeated="2" table:style-name="ce256"/>
          <table:table-cell table:style-name="ce575"/>
          <table:table-cell table:style-name="ce256"/>
          <table:table-cell office:value-type="string" table:style-name="ce256">
            <text:p>Hrušky</text:p>
          </table:table-cell>
          <table:table-cell table:style-name="ce257"/>
          <table:table-cell office:value-type="string" table:style-name="ce59">
            <text:p>N</text:p>
          </table:table-cell>
          <table:table-cell office:value-type="string" table:style-name="ce257">
            <text:p>5,52 kWp</text:p>
          </table:table-cell>
          <table:table-cell table:style-name="ce258"/>
          <table:table-cell table:style-name="ce259"/>
          <table:table-cell office:value-type="currency" office:value="376200" table:style-name="ce325">
            <text:p><text:s/>376 200,00 Kč<text:s/></text:p>
          </table:table-cell>
          <table:table-cell office:value-type="string" table:style-name="ce260">
            <text:p>mail</text:p>
          </table:table-cell>
          <table:table-cell office:value-type="string" table:style-name="ce260">
            <text:p>Nemá zájem, nebudou realizovat vůbec</text:p>
          </table:table-cell>
          <table:table-cell office:value-type="date" office:date-value="2022-03-31T00:00:00" table:style-name="ce261">
            <text:p>31.03.2022</text:p>
          </table:table-cell>
          <table:table-cell office:value-type="date" office:date-value="2020-01-01T00:00:00" table:style-name="ce64">
            <text:p>01.01.2020</text:p>
          </table:table-cell>
          <table:table-cell table:style-name="ce261"/>
          <table:table-cell office:value-type="date" office:date-value="2022-05-09T00:00:00" table:style-name="ce261">
            <text:p>09.05.2022</text:p>
          </table:table-cell>
          <table:table-cell table:number-columns-repeated="4" table:style-name="ce261"/>
          <table:table-cell table:style-name="ce326"/>
          <table:table-cell table:style-name="ce261"/>
          <table:table-cell table:style-name="ce262"/>
          <table:table-cell office:value-type="currency" office:value="259577.99999999994" table:formula="of:=([.M205]*1.15)*0.6" table:style-name="ce228">
            <text:p><text:s/>259 578,00 Kč<text:s/></text:p>
          </table:table-cell>
          <table:table-cell table:number-columns-repeated="7" table:style-name="ce261"/>
          <table:table-cell office:value-type="currency" office:value="129788.99999999997" table:formula="of:=([.M205]*1.15)*0.3" table:style-name="ce229">
            <text:p><text:s/>129 789,00 Kč<text:s/></text:p>
          </table:table-cell>
          <table:table-cell table:number-columns-repeated="8" table:style-name="ce261"/>
          <table:table-cell table:style-name="ce262"/>
          <table:table-cell office:value-type="currency" office:value="43263" table:formula="of:=([.M205]*1.15)*0.1" table:style-name="ce263">
            <text:p><text:s/>43 263,00 Kč<text:s/></text:p>
          </table:table-cell>
          <table:table-cell table:style-name="ce264"/>
          <table:table-cell table:style-name="ce265"/>
          <table:table-cell table:number-columns-repeated="16337"/>
        </table:table-row>
        <table:table-row table:style-name="ro2">
          <table:table-cell table:style-name="ce1"/>
          <table:table-cell office:value-type="float" office:value="203" table:style-name="ce603">
            <text:p>20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Polička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R. Hlôška</text:p>
          </table:table-cell>
          <table:table-cell office:value-type="string" table:style-name="ce167">
            <text:p>ČEZ</text:p>
          </table:table-cell>
          <table:table-cell office:value-type="date" office:date-value="2022-03-31T00:00:00" table:style-name="ce65">
            <text:p>31.03.2022</text:p>
          </table:table-cell>
          <table:table-cell table:number-columns-repeated="2" table:style-name="ce65"/>
          <table:table-cell office:value-type="date" office:date-value="2022-04-07T00:00:00" table:style-name="ce65">
            <text:p>07.04.2022</text:p>
          </table:table-cell>
          <table:table-cell table:number-columns-repeated="3" table:style-name="ce65"/>
          <table:table-cell office:value-type="date" office:date-value="2022-05-03T00:00:00" table:style-name="ce65">
            <text:p>03.05.2022</text:p>
          </table:table-cell>
          <table:table-cell office:value-type="string" table:style-name="ce110">
            <text:p>č.sml.4121967033</text:p>
          </table:table-cell>
          <table:table-cell table:style-name="ce65"/>
          <table:table-cell table:style-name="ce227"/>
          <table:table-cell office:value-type="currency" office:value="0" table:formula="of:=([.M206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206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206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204" table:style-name="ce603">
            <text:p>20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řecla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9,66kWp</text:p>
          </table:table-cell>
          <table:table-cell table:style-name="ce157"/>
          <table:table-cell office:value-type="currency" office:value="457789" table:style-name="ce62">
            <text:p>457 789,00 Kč</text:p>
          </table:table-cell>
          <table:table-cell office:value-type="currency" office:value="567867" table:style-name="ce62">
            <text:p>567 867,00 Kč</text:p>
          </table:table-cell>
          <table:table-cell office:value-type="string" table:style-name="ce167">
            <text:p>Drahoš</text:p>
          </table:table-cell>
          <table:table-cell office:value-type="string" table:style-name="ce167">
            <text:p>Nemá zájem - tel. 17. 5. 2022</text:p>
          </table:table-cell>
          <table:table-cell office:value-type="date" office:date-value="2022-04-02T00:00:00" table:style-name="ce65">
            <text:p>02.04.2022</text:p>
          </table:table-cell>
          <table:table-cell office:value-type="date" office:date-value="2022-05-11T00:00:00" table:style-name="ce65">
            <text:p>11.05.2022</text:p>
          </table:table-cell>
          <table:table-cell table:style-name="ce65"/>
          <table:table-cell office:value-type="date" office:date-value="2022-05-11T00:00:00" table:style-name="ce65">
            <text:p>11.05.2022</text:p>
          </table:table-cell>
          <table:table-cell table:number-columns-repeated="4" table:style-name="ce65"/>
          <table:table-cell table:style-name="ce231"/>
          <table:table-cell table:style-name="ce65"/>
          <table:table-cell table:style-name="ce227"/>
          <table:table-cell office:value-type="currency" office:value="391828.22999999992" table:formula="of:=([.M207]*1.15)*0.6" table:style-name="ce228">
            <text:p><text:s/>391 828,23 Kč<text:s/></text:p>
          </table:table-cell>
          <table:table-cell table:number-columns-repeated="7" table:style-name="ce65"/>
          <table:table-cell office:value-type="currency" office:value="195914.11499999996" table:formula="of:=([.M207]*1.15)*0.3" table:style-name="ce229">
            <text:p><text:s/>195 914,12 Kč<text:s/></text:p>
          </table:table-cell>
          <table:table-cell table:number-columns-repeated="8" table:style-name="ce65"/>
          <table:table-cell table:style-name="ce227"/>
          <table:table-cell office:value-type="currency" office:value="65304.704999999994" table:formula="of:=([.M207]*1.15)*0.1" table:style-name="ce69">
            <text:p><text:s/>65 304,71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205" table:style-name="ce603">
            <text:p>20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Přítluky, okr. Břecla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9,66kWp</text:p>
          </table:table-cell>
          <table:table-cell table:style-name="ce157"/>
          <table:table-cell office:value-type="currency" office:value="660900" table:style-name="ce62">
            <text:p>660 900,00 Kč</text:p>
          </table:table-cell>
          <table:table-cell office:value-type="currency" office:value="577619" table:style-name="ce62">
            <text:p>577 619,00 Kč</text:p>
          </table:table-cell>
          <table:table-cell office:value-type="string" table:style-name="ce167">
            <text:p>Vlašicovi</text:p>
          </table:table-cell>
          <table:table-cell office:value-type="string" table:style-name="ce167">
            <text:p>CN-volat 16.5 - duplicitně</text:p>
          </table:table-cell>
          <table:table-cell office:value-type="date" office:date-value="2022-04-04T00:00:00" table:style-name="ce65">
            <text:p>04.04.2022</text:p>
          </table:table-cell>
          <table:table-cell office:value-type="date" office:date-value="2022-05-11T00:00:00" table:style-name="ce65">
            <text:p>11.05.2022</text:p>
          </table:table-cell>
          <table:table-cell table:style-name="ce65"/>
          <table:table-cell office:value-type="date" office:date-value="2022-05-11T00:00:00" table:style-name="ce65">
            <text:p>11.05.2022</text:p>
          </table:table-cell>
          <table:table-cell table:number-columns-repeated="4" table:style-name="ce65"/>
          <table:table-cell table:style-name="ce231"/>
          <table:table-cell table:style-name="ce65"/>
          <table:table-cell table:style-name="ce227"/>
          <table:table-cell office:value-type="currency" office:value="398557.11" table:formula="of:=([.M208]*1.15)*0.6" table:style-name="ce228">
            <text:p><text:s/>398 557,11 Kč<text:s/></text:p>
          </table:table-cell>
          <table:table-cell table:number-columns-repeated="7" table:style-name="ce65"/>
          <table:table-cell office:value-type="currency" office:value="199278.55499999999" table:formula="of:=([.M208]*1.15)*0.3" table:style-name="ce229">
            <text:p><text:s/>199 278,56 Kč<text:s/></text:p>
          </table:table-cell>
          <table:table-cell table:number-columns-repeated="8" table:style-name="ce65"/>
          <table:table-cell table:style-name="ce227"/>
          <table:table-cell office:value-type="currency" office:value="66426.184999999998" table:formula="of:=([.M208]*1.15)*0.1" table:style-name="ce69">
            <text:p><text:s/>66 426,19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206" table:style-name="ce603">
            <text:p>206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8">
            <text:p>Břeclav</text:p>
          </table:table-cell>
          <table:table-cell table:style-name="ce329"/>
          <table:table-cell office:value-type="string" table:style-name="ce330">
            <text:p>N</text:p>
          </table:table-cell>
          <table:table-cell office:value-type="string" table:style-name="ce329">
            <text:p>7,36 kWp</text:p>
          </table:table-cell>
          <table:table-cell table:style-name="ce331"/>
          <table:table-cell office:value-type="currency" office:value="329900" table:style-name="ce332">
            <text:p>329 900,00 Kč</text:p>
          </table:table-cell>
          <table:table-cell office:value-type="currency" office:value="398910" table:style-name="ce332">
            <text:p>398 910,00 Kč</text:p>
          </table:table-cell>
          <table:table-cell office:value-type="string" table:style-name="ce333">
            <text:p>Vlašicovi</text:p>
          </table:table-cell>
          <table:table-cell office:value-type="string" table:style-name="ce333">
            <text:p>CN momentálně nechtějí</text:p>
          </table:table-cell>
          <table:table-cell office:value-type="date" office:date-value="2022-04-05T00:00:00" table:style-name="ce334">
            <text:p>05.04.2022</text:p>
          </table:table-cell>
          <table:table-cell office:value-type="date" office:date-value="2022-04-07T00:00:00" table:style-name="ce334">
            <text:p>07.04.2022</text:p>
          </table:table-cell>
          <table:table-cell table:style-name="ce334"/>
          <table:table-cell office:value-type="date" office:date-value="2022-04-06T00:00:00" table:style-name="ce334">
            <text:p>06.04.2022</text:p>
          </table:table-cell>
          <table:table-cell table:number-columns-repeated="4" table:style-name="ce334"/>
          <table:table-cell table:style-name="ce335"/>
          <table:table-cell table:style-name="ce334"/>
          <table:table-cell table:style-name="ce336"/>
          <table:table-cell office:value-type="currency" office:value="275247.89999999997" table:formula="of:=([.M209]*1.15)*0.6" table:style-name="ce228">
            <text:p><text:s/>275 247,90 Kč<text:s/></text:p>
          </table:table-cell>
          <table:table-cell table:number-columns-repeated="7" table:style-name="ce334"/>
          <table:table-cell office:value-type="currency" office:value="137623.94999999998" table:formula="of:=([.M209]*1.15)*0.3" table:style-name="ce229">
            <text:p><text:s/>137 623,95 Kč<text:s/></text:p>
          </table:table-cell>
          <table:table-cell table:number-columns-repeated="8" table:style-name="ce334"/>
          <table:table-cell table:style-name="ce336"/>
          <table:table-cell office:value-type="currency" office:value="45874.649999999994" table:formula="of:=([.M209]*1.15)*0.1" table:style-name="ce337">
            <text:p><text:s/>45 874,65 Kč<text:s/></text:p>
          </table:table-cell>
          <table:table-cell table:style-name="ce338"/>
          <table:table-cell table:style-name="ce339"/>
          <table:table-cell table:number-columns-repeated="16337"/>
        </table:table-row>
        <table:table-row table:style-name="ro2">
          <table:table-cell table:style-name="ce1"/>
          <table:table-cell office:value-type="float" office:value="207" table:style-name="ce603">
            <text:p>207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Hodonín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300000" table:style-name="ce88">
            <text:p>300 000,00 Kč</text:p>
          </table:table-cell>
          <table:table-cell office:value-type="currency" office:value="363025" table:style-name="ce88">
            <text:p>363 025,00 Kč</text:p>
          </table:table-cell>
          <table:table-cell office:value-type="string" table:style-name="ce112">
            <text:p>Eda</text:p>
          </table:table-cell>
          <table:table-cell office:value-type="string" table:style-name="ce112">
            <text:p>přír. PPP</text:p>
          </table:table-cell>
          <table:table-cell office:value-type="date" office:date-value="2022-04-05T00:00:00" table:style-name="ce22">
            <text:p>05.04.2022</text:p>
          </table:table-cell>
          <table:table-cell office:value-type="date" office:date-value="2022-04-07T00:00:00" table:style-name="ce22">
            <text:p>07.04.2022</text:p>
          </table:table-cell>
          <table:table-cell table:style-name="ce22"/>
          <table:table-cell office:value-type="date" office:date-value="2022-04-06T00:00:00" table:style-name="ce22">
            <text:p>06.04.2022</text:p>
          </table:table-cell>
          <table:table-cell office:value-type="date" office:date-value="2022-04-08T00:00:00" table:style-name="ce22">
            <text:p>08.04.2022</text:p>
          </table:table-cell>
          <table:table-cell table:number-columns-repeated="2" table:style-name="ce22"/>
          <table:table-cell office:value-type="date" office:date-value="2022-04-12T00:00:00" table:style-name="ce22">
            <text:p>12.04.2022</text:p>
          </table:table-cell>
          <table:table-cell office:value-type="string" table:style-name="ce341">
            <text:p>s.č.9001970093,12.5.2022</text:p>
          </table:table-cell>
          <table:table-cell office:value-type="date" office:date-value="2022-04-11T00:00:00" table:style-name="ce22">
            <text:p>11.04.2022</text:p>
          </table:table-cell>
          <table:table-cell office:value-type="date" office:date-value="2022-04-11T00:00:00" table:style-name="ce236">
            <text:p>11.04.2022</text:p>
          </table:table-cell>
          <table:table-cell office:value-type="currency" office:value="250487.24999999994" table:formula="of:=([.M210]*1.15)*0.6" table:style-name="ce237">
            <text:p><text:s/>250 487,25 Kč<text:s/></text:p>
          </table:table-cell>
          <table:table-cell office:value-type="date" office:date-value="2022-04-13T00:00:00" table:style-name="ce22">
            <text:p>13.04.2022</text:p>
          </table:table-cell>
          <table:table-cell table:number-columns-repeated="2" table:style-name="ce22"/>
          <table:table-cell office:value-type="date" office:date-value="2022-06-08T00:00:00" table:style-name="ce22">
            <text:p>08.06.2022</text:p>
          </table:table-cell>
          <table:table-cell table:number-columns-repeated="2" table:style-name="ce22"/>
          <table:table-cell office:value-type="date" office:date-value="2022-09-21T00:00:00" table:style-name="ce22">
            <text:p>21.09.2022</text:p>
          </table:table-cell>
          <table:table-cell office:value-type="currency" office:value="125243.62499999997" table:formula="of:=([.M210]*1.15)*0.3" table:style-name="ce238">
            <text:p><text:s/>125 243,63 Kč<text:s/></text:p>
          </table:table-cell>
          <table:table-cell office:value-type="date" office:date-value="2022-09-22T00:00:00" table:style-name="ce22">
            <text:p>22.09.2022</text:p>
          </table:table-cell>
          <table:table-cell table:style-name="ce22"/>
          <table:table-cell office:value-type="date" office:date-value="2022-06-30T00:00:00" table:style-name="ce22">
            <text:p>30.06.2022</text:p>
          </table:table-cell>
          <table:table-cell table:style-name="ce22"/>
          <table:table-cell office:value-type="date" office:date-value="2022-07-01T00:00:00" table:style-name="ce22">
            <text:p>01.07.2022</text:p>
          </table:table-cell>
          <table:table-cell office:value-type="date" office:date-value="2022-10-07T00:00:00" table:style-name="ce22">
            <text:p>07.10.2022</text:p>
          </table:table-cell>
          <table:table-cell office:value-type="float" office:value="958357" table:style-name="ce342">
            <text:p>958357</text:p>
          </table:table-cell>
          <table:table-cell table:style-name="ce22"/>
          <table:table-cell table:style-name="ce236"/>
          <table:table-cell office:value-type="currency" office:value="41747.875" table:formula="of:=([.M210]*1.15)*0.1" table:style-name="ce93">
            <text:p><text:s/>41 747,88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208" table:style-name="ce603">
            <text:p>208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Lanžhot</text:p>
          </table:table-cell>
          <table:table-cell office:value-type="string" table:style-name="ce329">
            <text:p>JG</text:p>
          </table:table-cell>
          <table:table-cell office:value-type="string" table:style-name="ce330">
            <text:p>N</text:p>
          </table:table-cell>
          <table:table-cell office:value-type="string" table:style-name="ce329">
            <text:p>5,52 kWp</text:p>
          </table:table-cell>
          <table:table-cell table:style-name="ce331"/>
          <table:table-cell office:value-type="currency" office:value="309676" table:style-name="ce343">
            <text:p><text:s/>309 676,00 Kč<text:s/></text:p>
          </table:table-cell>
          <table:table-cell office:value-type="currency" office:value="373686" table:style-name="ce332">
            <text:p>373 686,00 Kč</text:p>
          </table:table-cell>
          <table:table-cell office:value-type="string" table:style-name="ce333">
            <text:p>Vlašicovi</text:p>
          </table:table-cell>
          <table:table-cell office:value-type="string" table:style-name="ce333">
            <text:p>CN zatím ne<text:s/></text:p>
          </table:table-cell>
          <table:table-cell office:value-type="date" office:date-value="2022-04-05T00:00:00" table:style-name="ce334">
            <text:p>05.04.2022</text:p>
          </table:table-cell>
          <table:table-cell office:value-type="date" office:date-value="2022-04-07T00:00:00" table:style-name="ce334">
            <text:p>07.04.2022</text:p>
          </table:table-cell>
          <table:table-cell table:style-name="ce334"/>
          <table:table-cell office:value-type="date" office:date-value="2022-04-08T00:00:00" table:style-name="ce334">
            <text:p>08.04.2022</text:p>
          </table:table-cell>
          <table:table-cell table:number-columns-repeated="4" table:style-name="ce334"/>
          <table:table-cell table:style-name="ce335"/>
          <table:table-cell table:style-name="ce334"/>
          <table:table-cell table:style-name="ce336"/>
          <table:table-cell office:value-type="currency" office:value="257843.33999999997" table:formula="of:=([.M211]*1.15)*0.6" table:style-name="ce228">
            <text:p><text:s/>257 843,34 Kč<text:s/></text:p>
          </table:table-cell>
          <table:table-cell table:number-columns-repeated="7" table:style-name="ce334"/>
          <table:table-cell office:value-type="currency" office:value="128921.66999999998" table:formula="of:=([.M211]*1.15)*0.3" table:style-name="ce229">
            <text:p><text:s/>128 921,67 Kč<text:s/></text:p>
          </table:table-cell>
          <table:table-cell table:number-columns-repeated="8" table:style-name="ce334"/>
          <table:table-cell table:style-name="ce336"/>
          <table:table-cell office:value-type="currency" office:value="42973.89" table:formula="of:=([.M211]*1.15)*0.1" table:style-name="ce337">
            <text:p><text:s/>42 973,89 Kč<text:s/></text:p>
          </table:table-cell>
          <table:table-cell table:style-name="ce338"/>
          <table:table-cell table:style-name="ce339"/>
          <table:table-cell table:number-columns-repeated="16337"/>
        </table:table-row>
        <table:table-row table:style-name="ro2">
          <table:table-cell table:style-name="ce1"/>
          <table:table-cell office:value-type="float" office:value="209" table:style-name="ce604">
            <text:p>209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Čejč</text:p>
          </table:table-cell>
          <table:table-cell office:value-type="string" table:style-name="ce307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307">
            <text:p>8,28 kWp</text:p>
          </table:table-cell>
          <table:table-cell table:style-name="ce308"/>
          <table:table-cell office:value-type="currency" office:value="352414" table:style-name="ce309">
            <text:p>352 414,00 Kč</text:p>
          </table:table-cell>
          <table:table-cell office:value-type="currency" office:value="438437" table:style-name="ce309">
            <text:p>438 437,00 Kč</text:p>
          </table:table-cell>
          <table:table-cell office:value-type="string" table:style-name="ce310">
            <text:p>Eda</text:p>
          </table:table-cell>
          <table:table-cell office:value-type="string" table:style-name="ce310">
            <text:p>Žádost EG.D zamít.,v tom příp. nemá zájem</text:p>
          </table:table-cell>
          <table:table-cell office:value-type="date" office:date-value="2022-03-31T00:00:00" table:style-name="ce311">
            <text:p>31.03.2022</text:p>
          </table:table-cell>
          <table:table-cell office:value-type="date" office:date-value="2022-04-07T00:00:00" table:style-name="ce311">
            <text:p>07.04.2022</text:p>
          </table:table-cell>
          <table:table-cell table:style-name="ce311"/>
          <table:table-cell office:value-type="date" office:date-value="2022-04-07T00:00:00" table:style-name="ce311">
            <text:p>07.04.2022</text:p>
          </table:table-cell>
          <table:table-cell office:value-type="date" office:date-value="2022-07-26T00:00:00" table:style-name="ce311">
            <text:p>26.07.2022</text:p>
          </table:table-cell>
          <table:table-cell table:number-columns-repeated="2" table:style-name="ce311"/>
          <table:table-cell office:value-type="date" office:date-value="2022-07-28T00:00:00" table:style-name="ce311">
            <text:p>28.07.2022</text:p>
          </table:table-cell>
          <table:table-cell office:value-type="float" office:value="787806" table:style-name="ce344">
            <text:p>787806</text:p>
          </table:table-cell>
          <table:table-cell table:style-name="ce311"/>
          <table:table-cell table:style-name="ce313"/>
          <table:table-cell office:value-type="currency" office:value="302521.52999999997" table:formula="of:=([.M212]*1.15)*0.6" table:style-name="ce314">
            <text:p><text:s/>302 521,53 Kč<text:s/></text:p>
          </table:table-cell>
          <table:table-cell table:number-columns-repeated="7" table:style-name="ce311"/>
          <table:table-cell office:value-type="currency" office:value="151260.76499999998" table:formula="of:=([.M212]*1.15)*0.3" table:style-name="ce315">
            <text:p><text:s/>151 260,77 Kč<text:s/></text:p>
          </table:table-cell>
          <table:table-cell table:number-columns-repeated="8" table:style-name="ce311"/>
          <table:table-cell table:style-name="ce313"/>
          <table:table-cell office:value-type="currency" office:value="50420.255000000005" table:formula="of:=([.M212]*1.15)*0.1" table:style-name="ce316">
            <text:p><text:s/>50 420,26 Kč<text:s/></text:p>
          </table:table-cell>
          <table:table-cell table:style-name="ce317"/>
          <table:table-cell table:style-name="ce318"/>
          <table:table-cell table:number-columns-repeated="16337"/>
        </table:table-row>
        <table:table-row table:style-name="ro2">
          <table:table-cell table:style-name="ce74"/>
          <table:table-cell office:value-type="float" office:value="210" table:style-name="ce603">
            <text:p>210</text:p>
          </table:table-cell>
          <table:table-cell table:number-columns-repeated="2" table:style-name="ce122"/>
          <table:table-cell table:style-name="ce569"/>
          <table:table-cell table:style-name="ce122"/>
          <table:table-cell office:value-type="string" table:style-name="ce122">
            <text:p>Brno</text:p>
          </table:table-cell>
          <table:table-cell table:style-name="ce123"/>
          <table:table-cell office:value-type="string" table:style-name="ce24">
            <text:p>N</text:p>
          </table:table-cell>
          <table:table-cell table:style-name="ce123"/>
          <table:table-cell table:style-name="ce180"/>
          <table:table-cell table:number-columns-repeated="2" table:style-name="ce126"/>
          <table:table-cell office:value-type="string" table:style-name="ce181">
            <text:p>Hrubošovi</text:p>
          </table:table-cell>
          <table:table-cell office:value-type="string" table:style-name="ce181">
            <text:p>nechce</text:p>
          </table:table-cell>
          <table:table-cell office:value-type="date" office:date-value="2022-04-02T00:00:00" table:style-name="ce52">
            <text:p>02.04.2022</text:p>
          </table:table-cell>
          <table:table-cell table:number-columns-repeated="2" table:style-name="ce52"/>
          <table:table-cell office:value-type="date" office:date-value="2020-01-01T00:00:00" table:style-name="ce52">
            <text:p>01.01.2020</text:p>
          </table:table-cell>
          <table:table-cell table:number-columns-repeated="4" table:style-name="ce52"/>
          <table:table-cell table:style-name="ce39"/>
          <table:table-cell table:style-name="ce52"/>
          <table:table-cell table:style-name="ce233"/>
          <table:table-cell office:value-type="currency" office:value="0" table:formula="of:=([.M213]*1.15)*0.6" table:style-name="ce228">
            <text:p><text:s/>- <text:s text:c="2"/>Kč<text:s/></text:p>
          </table:table-cell>
          <table:table-cell table:number-columns-repeated="7" table:style-name="ce52"/>
          <table:table-cell office:value-type="currency" office:value="0" table:formula="of:=([.M213]*1.15)*0.3" table:style-name="ce229">
            <text:p><text:s/>- <text:s text:c="2"/>Kč<text:s/></text:p>
          </table:table-cell>
          <table:table-cell table:number-columns-repeated="8" table:style-name="ce52"/>
          <table:table-cell table:style-name="ce233"/>
          <table:table-cell office:value-type="currency" office:value="0" table:formula="of:=([.M213]*1.15)*0.1" table:style-name="ce34">
            <text:p><text:s/>- <text:s text:c="2"/>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211" table:style-name="ce603">
            <text:p>21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Slavkov u Brna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table:style-name="ce167"/>
          <table:table-cell office:value-type="string" table:style-name="ce167">
            <text:p>nedohledán kontakt</text:p>
          </table:table-cell>
          <table:table-cell office:value-type="date" office:date-value="2022-04-02T00:00:00" table:style-name="ce65">
            <text:p>02.04.2022</text:p>
          </table:table-cell>
          <table:table-cell table:number-columns-repeated="9" table:style-name="ce65"/>
          <table:table-cell table:style-name="ce227"/>
          <table:table-cell office:value-type="currency" office:value="0" table:formula="of:=([.M214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214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214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212" table:style-name="ce603">
            <text:p>212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Červená u Kašperských Hor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309716" table:style-name="ce88">
            <text:p>309 716,00 Kč</text:p>
          </table:table-cell>
          <table:table-cell office:value-type="currency" office:value="377449" table:style-name="ce88">
            <text:p>377 449,00 Kč</text:p>
          </table:table-cell>
          <table:table-cell office:value-type="string" table:style-name="ce112">
            <text:p>Skalský</text:p>
          </table:table-cell>
          <table:table-cell office:value-type="string" table:style-name="ce112">
            <text:p>PD ke schválení - 25.11.2022,pak žádost o PPP</text:p>
          </table:table-cell>
          <table:table-cell office:value-type="date" office:date-value="2022-03-31T00:00:00" table:style-name="ce52">
            <text:p>31.03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52"/>
          <table:table-cell office:value-type="date" office:date-value="2022-04-08T00:00:00" table:style-name="ce52">
            <text:p>08.04.2022</text:p>
          </table:table-cell>
          <table:table-cell office:value-type="date" office:date-value="2022-06-01T00:00:00" table:style-name="ce52">
            <text:p>01.06.2022</text:p>
          </table:table-cell>
          <table:table-cell table:number-columns-repeated="2" table:style-name="ce52"/>
          <table:table-cell office:value-type="date" office:date-value="2022-06-08T00:00:00" table:style-name="ce52">
            <text:p>08.06.2022</text:p>
          </table:table-cell>
          <table:table-cell office:value-type="string" table:style-name="ce289">
            <text:p>22_SOP_01_4121990757</text:p>
          </table:table-cell>
          <table:table-cell office:value-type="date" office:date-value="2022-06-09T00:00:00" table:style-name="ce52">
            <text:p>09.06.2022</text:p>
          </table:table-cell>
          <table:table-cell office:value-type="date" office:date-value="2022-07-04T00:00:00" table:style-name="ce233">
            <text:p>04.07.2022</text:p>
          </table:table-cell>
          <table:table-cell office:value-type="currency" office:value="260439.80999999997" table:formula="of:=([.M215]*1.15)*0.6" table:style-name="ce228">
            <text:p><text:s/>260 439,81 Kč<text:s/></text:p>
          </table:table-cell>
          <table:table-cell table:number-columns-repeated="7" table:style-name="ce52"/>
          <table:table-cell office:value-type="currency" office:value="130219.90499999998" table:formula="of:=([.M215]*1.15)*0.3" table:style-name="ce229">
            <text:p><text:s/>130 219,91 Kč<text:s/></text:p>
          </table:table-cell>
          <table:table-cell table:number-columns-repeated="8" table:style-name="ce52"/>
          <table:table-cell table:style-name="ce233"/>
          <table:table-cell office:value-type="currency" office:value="43406.635000000002" table:formula="of:=([.M215]*1.15)*0.1" table:style-name="ce34">
            <text:p><text:s/>43 406,64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213" table:style-name="ce603">
            <text:p>213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345"/>
          <table:table-cell office:value-type="string" table:style-name="ce84">
            <text:p>Brno</text:p>
          </table:table-cell>
          <table:table-cell office:value-type="string" table:style-name="ce85">
            <text:p>WB, IK</text:p>
          </table:table-cell>
          <table:table-cell office:value-type="string" table:style-name="ce24">
            <text:p>PPP</text:p>
          </table:table-cell>
          <table:table-cell office:value-type="string" table:style-name="ce346">
            <text:p>10,64kWp</text:p>
          </table:table-cell>
          <table:table-cell table:style-name="ce347"/>
          <table:table-cell office:value-type="currency" office:value="384183" table:style-name="ce88">
            <text:p>384 183,00 Kč</text:p>
          </table:table-cell>
          <table:table-cell office:value-type="currency" office:value="416751" table:style-name="ce88">
            <text:p>416 751,00 Kč</text:p>
          </table:table-cell>
          <table:table-cell office:value-type="string" table:style-name="ce112">
            <text:p>Gajda</text:p>
          </table:table-cell>
          <table:table-cell office:value-type="string" table:style-name="ce112">
            <text:p>PPP 16.9.2022-neprošel,bude 2.termín</text:p>
          </table:table-cell>
          <table:table-cell office:value-type="date" office:date-value="2022-03-31T00:00:00" table:style-name="ce22">
            <text:p>31.03.2022</text:p>
          </table:table-cell>
          <table:table-cell office:value-type="date" office:date-value="2022-04-12T00:00:00" table:style-name="ce22">
            <text:p>12.04.2022</text:p>
          </table:table-cell>
          <table:table-cell table:style-name="ce22"/>
          <table:table-cell office:value-type="date" office:date-value="2022-04-13T00:00:00" table:style-name="ce22">
            <text:p>13.04.2022</text:p>
          </table:table-cell>
          <table:table-cell office:value-type="date" office:date-value="2022-04-14T00:00:00" table:style-name="ce22">
            <text:p>14.04.2022</text:p>
          </table:table-cell>
          <table:table-cell table:number-columns-repeated="2" table:style-name="ce22"/>
          <table:table-cell office:value-type="date" office:date-value="2022-10-06T00:00:00" table:style-name="ce22">
            <text:p>06.10.2022</text:p>
          </table:table-cell>
          <table:table-cell office:value-type="float" office:value="9001888413" table:style-name="ce247">
            <text:p>9 001 888 413</text:p>
          </table:table-cell>
          <table:table-cell office:value-type="date" office:date-value="2022-05-09T00:00:00" table:style-name="ce22">
            <text:p>09.05.2022</text:p>
          </table:table-cell>
          <table:table-cell office:value-type="date" office:date-value="2022-05-23T00:00:00" table:style-name="ce236">
            <text:p>23.05.2022</text:p>
          </table:table-cell>
          <table:table-cell office:value-type="currency" office:value="287558.18999999994" table:formula="of:=([.M216]*1.15)*0.6" table:style-name="ce237">
            <text:p><text:s/>287 558,19 Kč<text:s/></text:p>
          </table:table-cell>
          <table:table-cell office:value-type="date" office:date-value="2022-05-23T00:00:00" table:style-name="ce22">
            <text:p>23.05.2022</text:p>
          </table:table-cell>
          <table:table-cell table:number-columns-repeated="2" table:style-name="ce22"/>
          <table:table-cell office:value-type="date" office:date-value="2022-05-25T00:00:00" table:style-name="ce22">
            <text:p>25.05.2022</text:p>
          </table:table-cell>
          <table:table-cell table:number-columns-repeated="2" table:style-name="ce22"/>
          <table:table-cell office:value-type="date" office:date-value="2022-06-30T00:00:00" table:style-name="ce22">
            <text:p>30.06.2022</text:p>
          </table:table-cell>
          <table:table-cell office:value-type="currency" office:value="143779.09499999997" table:formula="of:=([.M216]*1.15)*0.3" table:style-name="ce238">
            <text:p><text:s/>143 779,10 Kč<text:s/></text:p>
          </table:table-cell>
          <table:table-cell office:value-type="date" office:date-value="2022-07-27T00:00:00" table:style-name="ce22">
            <text:p>27.07.2022</text:p>
          </table:table-cell>
          <table:table-cell table:style-name="ce22"/>
          <table:table-cell office:value-type="date" office:date-value="2022-06-06T00:00:00" table:style-name="ce22">
            <text:p>06.06.2022</text:p>
          </table:table-cell>
          <table:table-cell table:style-name="ce22"/>
          <table:table-cell office:value-type="date" office:date-value="2022-07-25T00:00:00" table:style-name="ce22">
            <text:p>25.07.2022</text:p>
          </table:table-cell>
          <table:table-cell office:value-type="date" office:date-value="2022-07-25T00:00:00" table:style-name="ce22">
            <text:p>25.07.2022</text:p>
          </table:table-cell>
          <table:table-cell office:value-type="date" office:date-value="2022-09-16T00:00:00" table:style-name="ce22">
            <text:p>16.09.2022</text:p>
          </table:table-cell>
          <table:table-cell table:style-name="ce22"/>
          <table:table-cell table:style-name="ce236"/>
          <table:table-cell office:value-type="currency" office:value="47926.364999999998" table:formula="of:=([.M216]*1.15)*0.1" table:style-name="ce93">
            <text:p><text:s/>47 926,37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214" table:style-name="ce603">
            <text:p>214</text:p>
          </table:table-cell>
          <table:table-cell office:value-type="string" table:style-name="ce122">
            <text:p>DŠ</text:p>
          </table:table-cell>
          <table:table-cell table:style-name="ce122"/>
          <table:table-cell table:style-name="ce569"/>
          <table:table-cell table:style-name="ce122"/>
          <table:table-cell office:value-type="string" table:style-name="ce122">
            <text:p>Valtice</text:p>
          </table:table-cell>
          <table:table-cell table:style-name="ce123"/>
          <table:table-cell office:value-type="string" table:style-name="ce24">
            <text:p>O</text:p>
          </table:table-cell>
          <table:table-cell table:style-name="ce123"/>
          <table:table-cell table:style-name="ce180"/>
          <table:table-cell table:number-columns-repeated="2" table:style-name="ce126"/>
          <table:table-cell office:value-type="string" table:style-name="ce181">
            <text:p>mail</text:p>
          </table:table-cell>
          <table:table-cell office:value-type="string" table:style-name="ce181">
            <text:p>odloženo</text:p>
          </table:table-cell>
          <table:table-cell office:value-type="date" office:date-value="2022-04-07T00:00:00" table:style-name="ce52">
            <text:p>07.04.2022</text:p>
          </table:table-cell>
          <table:table-cell office:value-type="date" office:date-value="2022-04-19T00:00:00" table:style-name="ce52">
            <text:p>19.04.2022</text:p>
          </table:table-cell>
          <table:table-cell table:number-columns-repeated="8" table:style-name="ce52"/>
          <table:table-cell table:style-name="ce233"/>
          <table:table-cell office:value-type="currency" office:value="0" table:formula="of:=([.M217]*1.15)*0.6" table:style-name="ce228">
            <text:p><text:s/>- <text:s text:c="2"/>Kč<text:s/></text:p>
          </table:table-cell>
          <table:table-cell table:number-columns-repeated="7" table:style-name="ce52"/>
          <table:table-cell office:value-type="currency" office:value="0" table:formula="of:=([.M217]*1.15)*0.3" table:style-name="ce229">
            <text:p><text:s/>- <text:s text:c="2"/>Kč<text:s/></text:p>
          </table:table-cell>
          <table:table-cell table:number-columns-repeated="8" table:style-name="ce52"/>
          <table:table-cell table:style-name="ce233"/>
          <table:table-cell office:value-type="currency" office:value="0" table:formula="of:=([.M217]*1.15)*0.1" table:style-name="ce34">
            <text:p><text:s/>- <text:s text:c="2"/>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215" table:style-name="ce603">
            <text:p>215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Moravská Nová Ves</text:p>
          </table:table-cell>
          <table:table-cell table:style-name="ce85"/>
          <table:table-cell office:value-type="string" table:style-name="ce24">
            <text:p>O</text:p>
          </table:table-cell>
          <table:table-cell table:style-name="ce85"/>
          <table:table-cell table:style-name="ce178"/>
          <table:table-cell table:number-columns-repeated="2" table:style-name="ce88"/>
          <table:table-cell office:value-type="string" table:style-name="ce112">
            <text:p>Vlašicovi</text:p>
          </table:table-cell>
          <table:table-cell office:value-type="string" table:style-name="ce112">
            <text:p>odloženo</text:p>
          </table:table-cell>
          <table:table-cell office:value-type="date" office:date-value="2022-04-07T00:00:00" table:style-name="ce22">
            <text:p>07.04.2022</text:p>
          </table:table-cell>
          <table:table-cell table:number-columns-repeated="7" table:style-name="ce22"/>
          <table:table-cell table:style-name="ce294"/>
          <table:table-cell table:style-name="ce22"/>
          <table:table-cell table:style-name="ce236"/>
          <table:table-cell office:value-type="currency" office:value="0" table:formula="of:=([.M218]*1.15)*0.6" table:style-name="ce237">
            <text:p><text:s/>- <text:s text:c="2"/>Kč<text:s/></text:p>
          </table:table-cell>
          <table:table-cell table:number-columns-repeated="7" table:style-name="ce22"/>
          <table:table-cell office:value-type="currency" office:value="0" table:formula="of:=([.M218]*1.15)*0.3" table:style-name="ce238">
            <text:p><text:s/>- <text:s text:c="2"/>Kč<text:s/></text:p>
          </table:table-cell>
          <table:table-cell table:number-columns-repeated="8" table:style-name="ce22"/>
          <table:table-cell table:style-name="ce236"/>
          <table:table-cell office:value-type="currency" office:value="0" table:formula="of:=([.M218]*1.15)*0.1" table:style-name="ce93">
            <text:p><text:s/>- <text:s text:c="2"/>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216" table:style-name="ce603">
            <text:p>216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řeclav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3,68 kWp</text:p>
          </table:table-cell>
          <table:table-cell table:style-name="ce178"/>
          <table:table-cell office:value-type="currency" office:value="195800" table:style-name="ce88">
            <text:p>195 800,00 Kč</text:p>
          </table:table-cell>
          <table:table-cell office:value-type="currency" office:value="244525" table:style-name="ce88">
            <text:p>244 525,00 Kč</text:p>
          </table:table-cell>
          <table:table-cell office:value-type="string" table:style-name="ce112">
            <text:p>Eda</text:p>
          </table:table-cell>
          <table:table-cell office:value-type="string" table:style-name="ce112">
            <text:p>žádost o PPP</text:p>
          </table:table-cell>
          <table:table-cell office:value-type="date" office:date-value="2022-04-11T00:00:00" table:style-name="ce52">
            <text:p>11.04.2022</text:p>
          </table:table-cell>
          <table:table-cell table:style-name="ce22"/>
          <table:table-cell table:style-name="ce52"/>
          <table:table-cell office:value-type="date" office:date-value="2022-04-14T00:00:00" table:style-name="ce52">
            <text:p>14.04.2022</text:p>
          </table:table-cell>
          <table:table-cell table:number-columns-repeated="3" table:style-name="ce52"/>
          <table:table-cell office:value-type="date" office:date-value="2022-05-19T00:00:00" table:style-name="ce52">
            <text:p>19.05.2022</text:p>
          </table:table-cell>
          <table:table-cell office:value-type="string" table:style-name="ce348">
            <text:p>s.č.9001886055</text:p>
          </table:table-cell>
          <table:table-cell office:value-type="date" office:date-value="2022-05-10T00:00:00" table:style-name="ce52">
            <text:p>10.05.2022</text:p>
          </table:table-cell>
          <table:table-cell office:value-type="date" office:date-value="2022-05-10T00:00:00" table:style-name="ce233">
            <text:p>10.05.2022</text:p>
          </table:table-cell>
          <table:table-cell office:value-type="currency" office:value="168722.25" table:formula="of:=([.M219]*1.15)*0.6" table:style-name="ce228">
            <text:p><text:s/>168 722,25 Kč<text:s/></text:p>
          </table:table-cell>
          <table:table-cell office:value-type="date" office:date-value="2022-05-15T00:00:00" table:style-name="ce52">
            <text:p>15.05.2022</text:p>
          </table:table-cell>
          <table:table-cell table:number-columns-repeated="5" table:style-name="ce52"/>
          <table:table-cell office:value-type="date" office:date-value="2022-09-20T00:00:00" table:style-name="ce52">
            <text:p>20.09.2022</text:p>
          </table:table-cell>
          <table:table-cell office:value-type="currency" office:value="84361.125" table:formula="of:=([.M219]*1.15)*0.3" table:style-name="ce229">
            <text:p><text:s/>84 361,13 Kč<text:s/></text:p>
          </table:table-cell>
          <table:table-cell office:value-type="date" office:date-value="2022-09-20T00:00:00" table:style-name="ce52">
            <text:p>20.09.2022</text:p>
          </table:table-cell>
          <table:table-cell table:number-columns-repeated="3" table:style-name="ce52"/>
          <table:table-cell office:value-type="date" office:date-value="2022-10-12T00:00:00" table:style-name="ce52">
            <text:p>12.10.2022</text:p>
          </table:table-cell>
          <table:table-cell table:number-columns-repeated="3" table:style-name="ce52"/>
          <table:table-cell table:style-name="ce233"/>
          <table:table-cell office:value-type="currency" office:value="28120.375" table:formula="of:=([.M219]*1.15)*0.1" table:style-name="ce34">
            <text:p><text:s/>28 120,38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217" table:style-name="ce603">
            <text:p>217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Břeclav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6,44 kWp</text:p>
          </table:table-cell>
          <table:table-cell office:value-type="string" table:style-name="ce178">
            <text:p>DYNESS <text:s/>10,66</text:p>
          </table:table-cell>
          <table:table-cell office:value-type="currency" office:value="308800" table:style-name="ce88">
            <text:p>308 800,00 Kč</text:p>
          </table:table-cell>
          <table:table-cell office:value-type="currency" office:value="374645" table:style-name="ce88">
            <text:p>374 645,00 Kč</text:p>
          </table:table-cell>
          <table:table-cell office:value-type="string" table:style-name="ce112">
            <text:p>Vlašicovi</text:p>
          </table:table-cell>
          <table:table-cell office:value-type="string" table:style-name="ce112">
            <text:p>PPP-žádost 21.9.- 26.10.žádost o změnu výkonu-egd.</text:p>
          </table:table-cell>
          <table:table-cell office:value-type="date" office:date-value="2022-04-11T00:00:00" table:style-name="ce22">
            <text:p>11.04.2022</text:p>
          </table:table-cell>
          <table:table-cell table:number-columns-repeated="2" table:style-name="ce22"/>
          <table:table-cell office:value-type="date" office:date-value="2022-04-14T00:00:00" table:style-name="ce22">
            <text:p>14.04.2022</text:p>
          </table:table-cell>
          <table:table-cell table:number-columns-repeated="3" table:style-name="ce22"/>
          <table:table-cell office:value-type="date" office:date-value="2022-06-02T00:00:00" table:style-name="ce22">
            <text:p>02.06.2022</text:p>
          </table:table-cell>
          <table:table-cell office:value-type="string" table:style-name="ce253">
            <text:p>s.č.9001980667</text:p>
          </table:table-cell>
          <table:table-cell office:value-type="date" office:date-value="2022-05-10T00:00:00" table:style-name="ce22">
            <text:p>10.05.2022</text:p>
          </table:table-cell>
          <table:table-cell office:value-type="date" office:date-value="2022-05-10T00:00:00" table:style-name="ce236">
            <text:p>10.05.2022</text:p>
          </table:table-cell>
          <table:table-cell office:value-type="currency" office:value="258505.04999999996" table:formula="of:=([.M220]*1.15)*0.6" table:style-name="ce237">
            <text:p><text:s/>258 505,05 Kč<text:s/></text:p>
          </table:table-cell>
          <table:table-cell office:value-type="date" office:date-value="2022-05-13T00:00:00" table:style-name="ce22">
            <text:p>13.05.2022</text:p>
          </table:table-cell>
          <table:table-cell table:number-columns-repeated="5" table:style-name="ce22"/>
          <table:table-cell office:value-type="date" office:date-value="2022-09-12T00:00:00" table:style-name="ce22">
            <text:p>12.09.2022</text:p>
          </table:table-cell>
          <table:table-cell office:value-type="currency" office:value="129252.52499999998" table:formula="of:=([.M220]*1.15)*0.3" table:style-name="ce238">
            <text:p><text:s/>129 252,53 Kč<text:s/></text:p>
          </table:table-cell>
          <table:table-cell office:value-type="date" office:date-value="2022-09-15T00:00:00" table:style-name="ce22">
            <text:p>15.09.2022</text:p>
          </table:table-cell>
          <table:table-cell table:style-name="ce22"/>
          <table:table-cell office:value-type="date" office:date-value="2022-09-12T00:00:00" table:style-name="ce22">
            <text:p>12.09.2022</text:p>
          </table:table-cell>
          <table:table-cell table:style-name="ce22"/>
          <table:table-cell office:value-type="date" office:date-value="2022-09-19T00:00:00" table:style-name="ce22">
            <text:p>19.09.2022</text:p>
          </table:table-cell>
          <table:table-cell office:value-type="date" office:date-value="2022-09-21T00:00:00" table:style-name="ce113">
            <text:p>21.09.2022</text:p>
          </table:table-cell>
          <table:table-cell office:value-type="float" office:value="870726" table:style-name="ce342">
            <text:p>870726</text:p>
          </table:table-cell>
          <table:table-cell table:style-name="ce22"/>
          <table:table-cell table:style-name="ce236"/>
          <table:table-cell office:value-type="currency" office:value="43000" table:style-name="ce93">
            <text:p><text:s/>43 000,00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218" table:style-name="ce603">
            <text:p>218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Chlustina</text:p>
          </table:table-cell>
          <table:table-cell table:style-name="ce85"/>
          <table:table-cell office:value-type="string" table:style-name="ce85">
            <text:p>DOT</text:p>
          </table:table-cell>
          <table:table-cell office:value-type="string" table:style-name="ce85">
            <text:p>9,6kWp</text:p>
          </table:table-cell>
          <table:table-cell table:style-name="ce178"/>
          <table:table-cell office:value-type="currency" office:value="458864" table:style-name="ce88">
            <text:p>458 864,00 Kč</text:p>
          </table:table-cell>
          <table:table-cell office:value-type="currency" office:value="503334" table:style-name="ce88">
            <text:p>503 334,00 Kč</text:p>
          </table:table-cell>
          <table:table-cell office:value-type="string" table:style-name="ce112">
            <text:p>Skalský</text:p>
          </table:table-cell>
          <table:table-cell office:value-type="string" table:style-name="ce112">
            <text:p>žádost podána 231.10.2022</text:p>
          </table:table-cell>
          <table:table-cell office:value-type="date" office:date-value="2022-04-11T00:00:00" table:style-name="ce22">
            <text:p>11.04.2022</text:p>
          </table:table-cell>
          <table:table-cell table:number-columns-repeated="2" table:style-name="ce22"/>
          <table:table-cell office:value-type="date" office:date-value="2022-04-14T00:00:00" table:style-name="ce22">
            <text:p>14.04.2022</text:p>
          </table:table-cell>
          <table:table-cell office:value-type="date" office:date-value="2022-04-20T00:00:00" table:style-name="ce22">
            <text:p>20.04.2022</text:p>
          </table:table-cell>
          <table:table-cell table:number-columns-repeated="2" table:style-name="ce22"/>
          <table:table-cell office:value-type="date" office:date-value="2022-04-24T00:00:00" table:style-name="ce22">
            <text:p>24.04.2022</text:p>
          </table:table-cell>
          <table:table-cell office:value-type="string" table:style-name="ce113">
            <text:p>s.č.22_SOP_01_4121962047</text:p>
          </table:table-cell>
          <table:table-cell office:value-type="date" office:date-value="2022-05-09T00:00:00" table:style-name="ce22">
            <text:p>09.05.2022</text:p>
          </table:table-cell>
          <table:table-cell office:value-type="date" office:date-value="2022-05-09T00:00:00" table:style-name="ce236">
            <text:p>09.05.2022</text:p>
          </table:table-cell>
          <table:table-cell office:value-type="currency" office:value="347300" table:style-name="ce237">
            <text:p><text:s/>347 300,00 Kč<text:s/></text:p>
          </table:table-cell>
          <table:table-cell office:value-type="date" office:date-value="2022-06-07T00:00:00" table:style-name="ce22">
            <text:p>07.06.2022</text:p>
          </table:table-cell>
          <table:table-cell table:number-columns-repeated="2" table:style-name="ce22"/>
          <table:table-cell office:value-type="date" office:date-value="2022-05-30T00:00:00" table:style-name="ce22">
            <text:p>30.05.2022</text:p>
          </table:table-cell>
          <table:table-cell office:value-type="date" office:date-value="2022-06-17T00:00:00" table:style-name="ce22">
            <text:p>17.06.2022</text:p>
          </table:table-cell>
          <table:table-cell table:style-name="ce22"/>
          <table:table-cell office:value-type="date" office:date-value="2022-07-19T00:00:00" table:style-name="ce22">
            <text:p>19.07.2022</text:p>
          </table:table-cell>
          <table:table-cell office:value-type="currency" office:value="173650.22999999998" table:formula="of:=([.M221]*1.15)*0.3" table:style-name="ce238">
            <text:p><text:s/>173 650,23 Kč<text:s/></text:p>
          </table:table-cell>
          <table:table-cell office:value-type="date" office:date-value="2022-10-20T00:00:00" table:style-name="ce22">
            <text:p>20.10.2022</text:p>
          </table:table-cell>
          <table:table-cell table:style-name="ce22"/>
          <table:table-cell office:value-type="date" office:date-value="2022-07-25T00:00:00" table:style-name="ce22">
            <text:p>25.07.2022</text:p>
          </table:table-cell>
          <table:table-cell table:style-name="ce22"/>
          <table:table-cell office:value-type="date" office:date-value="2022-07-26T00:00:00" table:style-name="ce22">
            <text:p>26.07.2022</text:p>
          </table:table-cell>
          <table:table-cell office:value-type="date" office:date-value="2022-08-12T00:00:00" table:style-name="ce22">
            <text:p>12.08.2022</text:p>
          </table:table-cell>
          <table:table-cell office:value-type="date" office:date-value="2022-09-19T00:00:00" table:style-name="ce243">
            <text:p>19.09.2022</text:p>
          </table:table-cell>
          <table:table-cell table:style-name="ce22"/>
          <table:table-cell office:value-type="date" office:date-value="2022-10-11T00:00:00" table:style-name="ce236">
            <text:p>11.10.2022</text:p>
          </table:table-cell>
          <table:table-cell office:value-type="currency" office:value="57885" table:style-name="ce93">
            <text:p><text:s/>57 885,00 Kč<text:s/></text:p>
          </table:table-cell>
          <table:table-cell office:value-type="date" office:date-value="2022-10-20T00:00:00" table:style-name="ce115">
            <text:p>20.10.2022</text:p>
          </table:table-cell>
          <table:table-cell office:value-type="date" office:date-value="2022-10-31T00:00:00" table:style-name="ce239">
            <text:p>31.10.2022</text:p>
          </table:table-cell>
          <table:table-cell table:number-columns-repeated="16337"/>
        </table:table-row>
        <table:table-row table:style-name="ro2">
          <table:table-cell table:style-name="ce1"/>
          <table:table-cell office:value-type="float" office:value="219" table:style-name="ce603">
            <text:p>219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Rozdrojovice</text:p>
          </table:table-cell>
          <table:table-cell office:value-type="string" table:style-name="ce85">
            <text:p>PS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39684" table:style-name="ce88">
            <text:p>339 684,00 Kč</text:p>
          </table:table-cell>
          <table:table-cell office:value-type="currency" office:value="408878" table:style-name="ce88">
            <text:p>408 878,00 Kč</text:p>
          </table:table-cell>
          <table:table-cell office:value-type="string" table:style-name="ce112">
            <text:p>Eda<text:s/></text:p>
          </table:table-cell>
          <table:table-cell office:value-type="string" table:style-name="ce112">
            <text:p>Pož na PPP 22.11.</text:p>
          </table:table-cell>
          <table:table-cell office:value-type="date" office:date-value="2022-04-12T00:00:00" table:style-name="ce22">
            <text:p>12.04.2022</text:p>
          </table:table-cell>
          <table:table-cell office:value-type="date" office:date-value="2022-05-03T00:00:00" table:style-name="ce22">
            <text:p>03.05.2022</text:p>
          </table:table-cell>
          <table:table-cell table:style-name="ce22"/>
          <table:table-cell office:value-type="date" office:date-value="2022-04-14T00:00:00" table:style-name="ce22">
            <text:p>14.04.2022</text:p>
          </table:table-cell>
          <table:table-cell table:number-columns-repeated="3" table:style-name="ce22"/>
          <table:table-cell office:value-type="date" office:date-value="2022-06-07T00:00:00" table:style-name="ce22">
            <text:p>07.06.2022</text:p>
          </table:table-cell>
          <table:table-cell office:value-type="string" table:style-name="ce113">
            <text:p>č.sml.9001994403</text:p>
          </table:table-cell>
          <table:table-cell office:value-type="date" office:date-value="2022-05-25T00:00:00" table:style-name="ce22">
            <text:p>25.05.2022</text:p>
          </table:table-cell>
          <table:table-cell office:value-type="date" office:date-value="2022-06-15T00:00:00" table:style-name="ce236">
            <text:p>15.06.2022</text:p>
          </table:table-cell>
          <table:table-cell office:value-type="currency" office:value="282125.81999999995" table:formula="of:=([.M222]*1.15)*0.6" table:style-name="ce237">
            <text:p><text:s/>282 125,82 Kč<text:s/></text:p>
          </table:table-cell>
          <table:table-cell office:value-type="date" office:date-value="2022-06-21T00:00:00" table:style-name="ce22">
            <text:p>21.06.2022</text:p>
          </table:table-cell>
          <table:table-cell table:number-columns-repeated="2" table:style-name="ce22"/>
          <table:table-cell office:value-type="date" office:date-value="2022-06-15T00:00:00" table:style-name="ce22">
            <text:p>15.06.2022</text:p>
          </table:table-cell>
          <table:table-cell table:number-columns-repeated="2" table:style-name="ce22"/>
          <table:table-cell office:value-type="date" office:date-value="2022-10-05T00:00:00" table:style-name="ce22">
            <text:p>05.10.2022</text:p>
          </table:table-cell>
          <table:table-cell office:value-type="currency" office:value="141062.90999999997" table:formula="of:=([.M222]*1.15)*0.3" table:style-name="ce238">
            <text:p><text:s/>141 062,91 Kč<text:s/></text:p>
          </table:table-cell>
          <table:table-cell office:value-type="date" office:date-value="2022-10-06T00:00:00" table:style-name="ce22">
            <text:p>06.10.2022</text:p>
          </table:table-cell>
          <table:table-cell office:value-type="date" office:date-value="2022-10-10T00:00:00" table:style-name="ce22">
            <text:p>10.10.2022</text:p>
          </table:table-cell>
          <table:table-cell office:value-type="date" office:date-value="2022-10-18T00:00:00" table:style-name="ce22">
            <text:p>18.10.2022</text:p>
          </table:table-cell>
          <table:table-cell office:value-type="date" office:date-value="2022-11-03T00:00:00" table:style-name="ce22">
            <text:p>03.11.2022</text:p>
          </table:table-cell>
          <table:table-cell office:value-type="date" office:date-value="2022-11-12T00:00:00" table:style-name="ce22">
            <text:p>12.11.2022</text:p>
          </table:table-cell>
          <table:table-cell office:value-type="date" office:date-value="2022-11-22T00:00:00" table:style-name="ce22">
            <text:p>22.11.2022</text:p>
          </table:table-cell>
          <table:table-cell table:number-columns-repeated="2" table:style-name="ce22"/>
          <table:table-cell table:style-name="ce236"/>
          <table:table-cell office:value-type="currency" office:value="47020.97" table:formula="of:=([.M222]*1.15)*0.1" table:style-name="ce93">
            <text:p><text:s/>47 020,97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220" table:style-name="ce603">
            <text:p>22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Ostrava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6,44 kWp</text:p>
          </table:table-cell>
          <table:table-cell table:style-name="ce157"/>
          <table:table-cell office:value-type="currency" office:value="322500" table:style-name="ce299">
            <text:p><text:s/>322 500,00 Kč<text:s/></text:p>
          </table:table-cell>
          <table:table-cell office:value-type="currency" office:value="391655" table:style-name="ce299">
            <text:p><text:s/>391 655,00 Kč<text:s/></text:p>
          </table:table-cell>
          <table:table-cell office:value-type="string" table:style-name="ce167">
            <text:p>Eda<text:s/></text:p>
          </table:table-cell>
          <table:table-cell office:value-type="string" table:style-name="ce167">
            <text:p>CN- 15.7.2022 - nemá zájem</text:p>
          </table:table-cell>
          <table:table-cell office:value-type="date" office:date-value="2022-04-13T00:00:00" table:style-name="ce65">
            <text:p>13.04.2022</text:p>
          </table:table-cell>
          <table:table-cell table:number-columns-repeated="2" table:style-name="ce65"/>
          <table:table-cell office:value-type="date" office:date-value="2022-04-15T00:00:00" table:style-name="ce65">
            <text:p>15.04.2022</text:p>
          </table:table-cell>
          <table:table-cell table:number-columns-repeated="4" table:style-name="ce65"/>
          <table:table-cell table:style-name="ce110"/>
          <table:table-cell table:style-name="ce65"/>
          <table:table-cell table:style-name="ce227"/>
          <table:table-cell office:value-type="currency" office:value="270241.94999999995" table:formula="of:=([.M223]*1.15)*0.6" table:style-name="ce228">
            <text:p><text:s/>270 241,95 Kč<text:s/></text:p>
          </table:table-cell>
          <table:table-cell table:number-columns-repeated="7" table:style-name="ce65"/>
          <table:table-cell office:value-type="currency" office:value="135120.97499999998" table:formula="of:=([.M223]*1.15)*0.3" table:style-name="ce229">
            <text:p><text:s/>135 120,98 Kč<text:s/></text:p>
          </table:table-cell>
          <table:table-cell table:number-columns-repeated="8" table:style-name="ce65"/>
          <table:table-cell table:style-name="ce227"/>
          <table:table-cell office:value-type="currency" office:value="45040.324999999997" table:formula="of:=([.M223]*1.15)*0.1" table:style-name="ce69">
            <text:p><text:s/>45 040,33 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221" table:style-name="ce603">
            <text:p>221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349">
            <text:p>Hlásná Třebaň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6,9 kWp</text:p>
          </table:table-cell>
          <table:table-cell table:style-name="ce178"/>
          <table:table-cell office:value-type="currency" office:value="325300" table:style-name="ce238">
            <text:p><text:s/>325 300,00 Kč<text:s/></text:p>
          </table:table-cell>
          <table:table-cell office:value-type="currency" office:value="395535" table:style-name="ce88">
            <text:p>395 535,00 Kč</text:p>
          </table:table-cell>
          <table:table-cell office:value-type="string" table:style-name="ce112">
            <text:p>Eda<text:s/></text:p>
          </table:table-cell>
          <table:table-cell office:value-type="string" table:style-name="ce112">
            <text:p>PPP-bude II.pokus - 23/11 neprošlo</text:p>
          </table:table-cell>
          <table:table-cell office:value-type="date" office:date-value="2022-04-13T00:00:00" table:style-name="ce22">
            <text:p>13.04.2022</text:p>
          </table:table-cell>
          <table:table-cell office:value-type="date" office:date-value="2022-04-25T00:00:00" table:style-name="ce22">
            <text:p>25.04.2022</text:p>
          </table:table-cell>
          <table:table-cell table:style-name="ce22"/>
          <table:table-cell office:value-type="date" office:date-value="2022-04-15T00:00:00" table:style-name="ce22">
            <text:p>15.04.2022</text:p>
          </table:table-cell>
          <table:table-cell office:value-type="date" office:date-value="2022-04-25T00:00:00" table:style-name="ce22">
            <text:p>25.04.2022</text:p>
          </table:table-cell>
          <table:table-cell table:number-columns-repeated="2" table:style-name="ce22"/>
          <table:table-cell office:value-type="date" office:date-value="2022-05-05T00:00:00" table:style-name="ce22">
            <text:p>05.05.2022</text:p>
          </table:table-cell>
          <table:table-cell office:value-type="string" table:style-name="ce113">
            <text:p>s.č.4121973166, 27.5.2022</text:p>
          </table:table-cell>
          <table:table-cell office:value-type="date" office:date-value="2022-04-28T00:00:00" table:style-name="ce22">
            <text:p>28.04.2022</text:p>
          </table:table-cell>
          <table:table-cell office:value-type="date" office:date-value="2022-05-02T00:00:00" table:style-name="ce236">
            <text:p>02.05.2022</text:p>
          </table:table-cell>
          <table:table-cell office:value-type="currency" office:value="272919.14999999997" table:formula="of:=([.M224]*1.15)*0.6" table:style-name="ce237">
            <text:p><text:s/>272 919,15 Kč<text:s/></text:p>
          </table:table-cell>
          <table:table-cell office:value-type="date" office:date-value="2022-05-03T00:00:00" table:style-name="ce22">
            <text:p>03.05.2022</text:p>
          </table:table-cell>
          <table:table-cell table:number-columns-repeated="5" table:style-name="ce22"/>
          <table:table-cell office:value-type="date" office:date-value="2022-09-27T00:00:00" table:style-name="ce22">
            <text:p>27.09.2022</text:p>
          </table:table-cell>
          <table:table-cell office:value-type="currency" office:value="136460" table:style-name="ce238">
            <text:p><text:s/>136 460,00 Kč<text:s/></text:p>
          </table:table-cell>
          <table:table-cell office:value-type="date" office:date-value="2022-10-10T00:00:00" table:style-name="ce22">
            <text:p>10.10.2022</text:p>
          </table:table-cell>
          <table:table-cell table:style-name="ce22"/>
          <table:table-cell office:value-type="date" office:date-value="2022-09-20T00:00:00" table:style-name="ce22">
            <text:p>20.09.2022</text:p>
          </table:table-cell>
          <table:table-cell table:style-name="ce22"/>
          <table:table-cell office:value-type="date" office:date-value="2022-09-23T00:00:00" table:style-name="ce22">
            <text:p>23.09.2022</text:p>
          </table:table-cell>
          <table:table-cell office:value-type="date" office:date-value="2022-10-21T00:00:00" table:style-name="ce22">
            <text:p>21.10.2022</text:p>
          </table:table-cell>
          <table:table-cell office:value-type="date" office:date-value="2022-11-23T00:00:00" table:style-name="ce22">
            <text:p>23.11.2022</text:p>
          </table:table-cell>
          <table:table-cell table:style-name="ce22"/>
          <table:table-cell table:style-name="ce236"/>
          <table:table-cell office:value-type="currency" office:value="45486" table:style-name="ce93">
            <text:p><text:s/>45 486,00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222" table:style-name="ce603">
            <text:p>222</text:p>
          </table:table-cell>
          <table:table-cell office:value-type="string" table:style-name="ce75">
            <text:p>JG</text:p>
          </table:table-cell>
          <table:table-cell table:style-name="ce75"/>
          <table:table-cell table:style-name="ce567"/>
          <table:table-cell table:style-name="ce75"/>
          <table:table-cell office:value-type="string" table:style-name="ce75">
            <text:p>Orlová-Lutyně</text:p>
          </table:table-cell>
          <table:table-cell office:value-type="string" table:style-name="ce76">
            <text:p>IK</text:p>
          </table:table-cell>
          <table:table-cell office:value-type="string" table:style-name="ce77">
            <text:p>R<text:s/></text:p>
          </table:table-cell>
          <table:table-cell office:value-type="string" table:style-name="ce76">
            <text:p>9,66kWp</text:p>
          </table:table-cell>
          <table:table-cell table:style-name="ce290"/>
          <table:table-cell office:value-type="currency" office:value="418181" table:style-name="ce80">
            <text:p>418 181,00 Kč</text:p>
          </table:table-cell>
          <table:table-cell office:value-type="currency" office:value="505254" table:style-name="ce80">
            <text:p>505 254,00 Kč</text:p>
          </table:table-cell>
          <table:table-cell office:value-type="string" table:style-name="ce291">
            <text:p>Drahoš</text:p>
          </table:table-cell>
          <table:table-cell office:value-type="string" table:style-name="ce291">
            <text:p>chybí baterie, AKU 14,4</text:p>
          </table:table-cell>
          <table:table-cell office:value-type="date" office:date-value="2022-04-13T00:00:00" table:style-name="ce22">
            <text:p>13.04.2022</text:p>
          </table:table-cell>
          <table:table-cell office:value-type="date" office:date-value="2022-05-24T00:00:00" table:style-name="ce22">
            <text:p>24.05.2022</text:p>
          </table:table-cell>
          <table:table-cell table:style-name="ce22"/>
          <table:table-cell office:value-type="date" office:date-value="2022-04-14T00:00:00" table:style-name="ce22">
            <text:p>14.04.2022</text:p>
          </table:table-cell>
          <table:table-cell office:value-type="date" office:date-value="2022-04-20T00:00:00" table:style-name="ce22">
            <text:p>20.04.2022</text:p>
          </table:table-cell>
          <table:table-cell table:number-columns-repeated="2" table:style-name="ce22"/>
          <table:table-cell office:value-type="date" office:date-value="2022-05-25T00:00:00" table:style-name="ce22">
            <text:p>25.05.2022</text:p>
          </table:table-cell>
          <table:table-cell office:value-type="string" table:style-name="ce296">
            <text:p>22_SOP_02_4121981958</text:p>
          </table:table-cell>
          <table:table-cell office:value-type="date" office:date-value="2022-05-23T00:00:00" table:style-name="ce22">
            <text:p>23.05.2022</text:p>
          </table:table-cell>
          <table:table-cell office:value-type="date" office:date-value="2022-06-21T00:00:00" table:style-name="ce236">
            <text:p>21.06.2022</text:p>
          </table:table-cell>
          <table:table-cell office:value-type="currency" office:value="348625.25999999995" table:formula="of:=([.M225]*1.15)*0.6" table:style-name="ce237">
            <text:p><text:s/>348 625,26 Kč<text:s/></text:p>
          </table:table-cell>
          <table:table-cell office:value-type="date" office:date-value="2022-06-22T00:00:00" table:style-name="ce22">
            <text:p>22.06.2022</text:p>
          </table:table-cell>
          <table:table-cell table:number-columns-repeated="6" table:style-name="ce22"/>
          <table:table-cell office:value-type="currency" office:value="174312.62999999998" table:formula="of:=([.M225]*1.15)*0.3" table:style-name="ce238">
            <text:p><text:s/>174 312,63 Kč<text:s/></text:p>
          </table:table-cell>
          <table:table-cell table:number-columns-repeated="8" table:style-name="ce22"/>
          <table:table-cell table:style-name="ce236"/>
          <table:table-cell office:value-type="currency" office:value="58104.21" table:formula="of:=([.M225]*1.15)*0.1" table:style-name="ce93">
            <text:p><text:s/>58 104,21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223" table:style-name="ce603">
            <text:p>223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Lanžhot</text:p>
          </table:table-cell>
          <table:table-cell table:style-name="ce144"/>
          <table:table-cell office:value-type="string" table:style-name="ce145">
            <text:p>N</text:p>
          </table:table-cell>
          <table:table-cell office:value-type="string" table:style-name="ce144">
            <text:p>5,52 kWp</text:p>
          </table:table-cell>
          <table:table-cell table:style-name="ce320"/>
          <table:table-cell office:value-type="currency" office:value="299600" table:style-name="ce148">
            <text:p>299 600,00 Kč</text:p>
          </table:table-cell>
          <table:table-cell office:value-type="currency" office:value="363025" table:style-name="ce148">
            <text:p>363 025,00 Kč</text:p>
          </table:table-cell>
          <table:table-cell office:value-type="string" table:style-name="ce322">
            <text:p>Eda<text:s/></text:p>
          </table:table-cell>
          <table:table-cell office:value-type="string" table:style-name="ce322">
            <text:p>Nemá zájem</text:p>
          </table:table-cell>
          <table:table-cell office:value-type="date" office:date-value="2022-04-11T00:00:00" table:style-name="ce151">
            <text:p>11.04.2022</text:p>
          </table:table-cell>
          <table:table-cell table:number-columns-repeated="2" table:style-name="ce151"/>
          <table:table-cell office:value-type="date" office:date-value="2022-04-14T00:00:00" table:style-name="ce151">
            <text:p>14.04.2022</text:p>
          </table:table-cell>
          <table:table-cell table:number-columns-repeated="4" table:style-name="ce151"/>
          <table:table-cell table:style-name="ce350"/>
          <table:table-cell table:style-name="ce151"/>
          <table:table-cell table:style-name="ce323"/>
          <table:table-cell office:value-type="currency" office:value="250487.24999999994" table:formula="of:=([.M226]*1.15)*0.6" table:style-name="ce228">
            <text:p><text:s/>250 487,25 Kč<text:s/></text:p>
          </table:table-cell>
          <table:table-cell table:number-columns-repeated="7" table:style-name="ce151"/>
          <table:table-cell office:value-type="currency" office:value="125243.62499999997" table:formula="of:=([.M226]*1.15)*0.3" table:style-name="ce229">
            <text:p><text:s/>125 243,63 Kč<text:s/></text:p>
          </table:table-cell>
          <table:table-cell table:number-columns-repeated="8" table:style-name="ce151"/>
          <table:table-cell table:style-name="ce323"/>
          <table:table-cell office:value-type="currency" office:value="41747.875" table:formula="of:=([.M226]*1.15)*0.1" table:style-name="ce155">
            <text:p><text:s/>41 747,88 Kč<text:s/></text:p>
          </table:table-cell>
          <table:table-cell table:style-name="ce156"/>
          <table:table-cell table:style-name="ce324"/>
          <table:table-cell table:number-columns-repeated="16337"/>
        </table:table-row>
        <table:table-row table:style-name="ro2">
          <table:table-cell table:style-name="ce1"/>
          <table:table-cell office:value-type="float" office:value="224" table:style-name="ce603">
            <text:p>224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351"/>
          <table:table-cell office:value-type="string" table:style-name="ce84">
            <text:p>Rpety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352">
            <text:p>16 kWp</text:p>
          </table:table-cell>
          <table:table-cell table:style-name="ce353"/>
          <table:table-cell office:value-type="currency" office:value="634601" table:style-name="ce88">
            <text:p>634 601,00 Kč</text:p>
          </table:table-cell>
          <table:table-cell office:value-type="currency" office:value="742183" table:style-name="ce88">
            <text:p>742 183,00 Kč</text:p>
          </table:table-cell>
          <table:table-cell office:value-type="string" table:style-name="ce112">
            <text:p>Skalský</text:p>
          </table:table-cell>
          <table:table-cell office:value-type="string" table:style-name="ce112">
            <office:annotation draw:style-name="a5" svg:x="13.6041666666667in" svg:y="47.4791666666667in" svg:width="5.57291666666667in" svg:height="4.19791666666667in">
              <text:p>Komentář:</text:p>
              <text:p><text:s text:c="4"/>zrušení sml s ČEZ 01.08.2022</text:p>
              <text:p/>
            </office:annotation>
            <text:p>žádost o schálení opr. PD k PPP odesl.27.10.2022</text:p>
          </table:table-cell>
          <table:table-cell office:value-type="date" office:date-value="2022-04-14T00:00:00" table:style-name="ce52">
            <text:p>14.04.2022</text:p>
          </table:table-cell>
          <table:table-cell table:style-name="ce22"/>
          <table:table-cell table:style-name="ce52"/>
          <table:table-cell office:value-type="date" office:date-value="2022-04-14T00:00:00" table:style-name="ce52">
            <text:p>14.04.2022</text:p>
          </table:table-cell>
          <table:table-cell table:number-columns-repeated="3" table:style-name="ce52"/>
          <table:table-cell office:value-type="date" office:date-value="2022-07-27T00:00:00" table:style-name="ce52">
            <text:p>27.07.2022</text:p>
          </table:table-cell>
          <table:table-cell office:value-type="string" table:style-name="ce116">
            <text:p>s.č..4122016533</text:p>
          </table:table-cell>
          <table:table-cell office:value-type="date" office:date-value="2022-05-17T00:00:00" table:style-name="ce52">
            <text:p>17.05.2022</text:p>
          </table:table-cell>
          <table:table-cell office:value-type="date" office:date-value="2022-06-16T00:00:00" table:style-name="ce233">
            <text:p>16.06.2022</text:p>
          </table:table-cell>
          <table:table-cell office:value-type="currency" office:value="445354" table:style-name="ce228">
            <text:p><text:s/>445 354,00 Kč<text:s/></text:p>
          </table:table-cell>
          <table:table-cell office:value-type="date" office:date-value="2022-06-16T00:00:00" table:style-name="ce52">
            <text:p>16.06.2022</text:p>
          </table:table-cell>
          <table:table-cell table:number-columns-repeated="5" table:style-name="ce52"/>
          <table:table-cell office:value-type="date" office:date-value="2022-09-12T00:00:00" table:style-name="ce52">
            <text:p>12.09.2022</text:p>
          </table:table-cell>
          <table:table-cell office:value-type="currency" office:value="322806" table:style-name="ce229">
            <text:p><text:s/>322 806,00 Kč<text:s/></text:p>
          </table:table-cell>
          <table:table-cell office:value-type="date" office:date-value="2022-09-13T00:00:00" table:style-name="ce52">
            <text:p>13.09.2022</text:p>
          </table:table-cell>
          <table:table-cell table:style-name="ce52"/>
          <table:table-cell office:value-type="date" office:date-value="2022-07-26T00:00:00" table:style-name="ce52">
            <text:p>26.07.2022</text:p>
          </table:table-cell>
          <table:table-cell table:style-name="ce52"/>
          <table:table-cell office:value-type="date" office:date-value="2022-09-19T00:00:00" table:style-name="ce52">
            <text:p>19.09.2022</text:p>
          </table:table-cell>
          <table:table-cell table:number-columns-repeated="3" table:style-name="ce52"/>
          <table:table-cell table:style-name="ce233"/>
          <table:table-cell office:value-type="currency" office:value="85351.044999999998" table:formula="of:=([.M227]*1.15)*0.1" table:style-name="ce34">
            <text:p><text:s/>85 351,05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225" table:style-name="ce603">
            <text:p>225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Hlásná Třebaň</text:p>
          </table:table-cell>
          <table:table-cell table:style-name="ce329"/>
          <table:table-cell office:value-type="string" table:style-name="ce59">
            <text:p>N</text:p>
          </table:table-cell>
          <table:table-cell table:style-name="ce329"/>
          <table:table-cell table:style-name="ce331"/>
          <table:table-cell table:number-columns-repeated="2" table:style-name="ce332"/>
          <table:table-cell office:value-type="string" table:style-name="ce333">
            <text:p>Eda</text:p>
          </table:table-cell>
          <table:table-cell office:value-type="string" table:style-name="ce333">
            <text:p>CN</text:p>
          </table:table-cell>
          <table:table-cell office:value-type="date" office:date-value="2022-04-14T00:00:00" table:style-name="ce334">
            <text:p>14.04.2022</text:p>
          </table:table-cell>
          <table:table-cell table:number-columns-repeated="7" table:style-name="ce334"/>
          <table:table-cell office:value-type="string" table:style-name="ce335">
            <text:p><text:s/></text:p>
          </table:table-cell>
          <table:table-cell table:style-name="ce334"/>
          <table:table-cell table:style-name="ce336"/>
          <table:table-cell office:value-type="currency" office:value="0" table:formula="of:=([.M228]*1.15)*0.6" table:style-name="ce228">
            <text:p><text:s/>- <text:s text:c="2"/>Kč<text:s/></text:p>
          </table:table-cell>
          <table:table-cell table:number-columns-repeated="7" table:style-name="ce334"/>
          <table:table-cell office:value-type="currency" office:value="0" table:formula="of:=([.M228]*1.15)*0.3" table:style-name="ce229">
            <text:p><text:s/>- <text:s text:c="2"/>Kč<text:s/></text:p>
          </table:table-cell>
          <table:table-cell table:number-columns-repeated="8" table:style-name="ce334"/>
          <table:table-cell table:style-name="ce336"/>
          <table:table-cell office:value-type="currency" office:value="0" table:formula="of:=([.M228]*1.15)*0.1" table:style-name="ce337">
            <text:p><text:s/>- <text:s text:c="2"/>Kč<text:s/></text:p>
          </table:table-cell>
          <table:table-cell table:style-name="ce338"/>
          <table:table-cell table:style-name="ce339"/>
          <table:table-cell table:number-columns-repeated="16337"/>
        </table:table-row>
        <table:table-row table:style-name="ro2">
          <table:table-cell table:style-name="ce1"/>
          <table:table-cell office:value-type="float" office:value="226" table:style-name="ce603">
            <text:p>226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Terezín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307700" table:style-name="ce88">
            <text:p>307 700,00 Kč</text:p>
          </table:table-cell>
          <table:table-cell office:value-type="currency" office:value="372300" table:style-name="ce88">
            <text:p>372 300,00 Kč</text:p>
          </table:table-cell>
          <table:table-cell office:value-type="string" table:style-name="ce112">
            <text:p>Jenda Daňhel</text:p>
          </table:table-cell>
          <table:table-cell office:value-type="string" table:style-name="ce112">
            <text:p>žádost o PPP 07.10.2022</text:p>
          </table:table-cell>
          <table:table-cell office:value-type="date" office:date-value="2022-04-18T00:00:00" table:style-name="ce52">
            <text:p>18.04.2022</text:p>
          </table:table-cell>
          <table:table-cell table:style-name="ce22"/>
          <table:table-cell table:style-name="ce52"/>
          <table:table-cell office:value-type="date" office:date-value="2022-05-12T00:00:00" table:style-name="ce52">
            <text:p>12.05.2022</text:p>
          </table:table-cell>
          <table:table-cell table:number-columns-repeated="3" table:style-name="ce52"/>
          <table:table-cell office:value-type="date" office:date-value="2022-06-06T00:00:00" table:style-name="ce52">
            <text:p>06.06.2022</text:p>
          </table:table-cell>
          <table:table-cell office:value-type="float" office:value="711828" table:style-name="ce354">
            <text:p>711828</text:p>
          </table:table-cell>
          <table:table-cell office:value-type="date" office:date-value="2022-06-08T00:00:00" table:style-name="ce52">
            <text:p>08.06.2022</text:p>
          </table:table-cell>
          <table:table-cell office:value-type="date" office:date-value="2022-07-15T00:00:00" table:style-name="ce233">
            <text:p>15.07.2022</text:p>
          </table:table-cell>
          <table:table-cell office:value-type="currency" office:value="256886.99999999994" table:formula="of:=([.M229]*1.15)*0.6" table:style-name="ce228">
            <text:p><text:s/>256 887,00 Kč<text:s/></text:p>
          </table:table-cell>
          <table:table-cell office:value-type="date" office:date-value="2022-07-18T00:00:00" table:style-name="ce52">
            <text:p>18.07.2022</text:p>
          </table:table-cell>
          <table:table-cell table:number-columns-repeated="6" table:style-name="ce52"/>
          <table:table-cell office:value-type="currency" office:value="128443.49999999997" table:formula="of:=([.M229]*1.15)*0.3" table:style-name="ce229">
            <text:p><text:s/>128 443,50 Kč<text:s/></text:p>
          </table:table-cell>
          <table:table-cell table:style-name="ce52"/>
          <table:table-cell office:value-type="date" office:date-value="2022-08-08T00:00:00" table:style-name="ce52">
            <text:p>08.08.2022</text:p>
          </table:table-cell>
          <table:table-cell office:value-type="date" office:date-value="2022-09-26T00:00:00" table:style-name="ce52">
            <text:p>26.09.2022</text:p>
          </table:table-cell>
          <table:table-cell office:value-type="date" office:date-value="2022-08-08T00:00:00" table:style-name="ce52">
            <text:p>08.08.2022</text:p>
          </table:table-cell>
          <table:table-cell office:value-type="date" office:date-value="2022-09-26T00:00:00" table:style-name="ce52">
            <text:p>26.09.2022</text:p>
          </table:table-cell>
          <table:table-cell office:value-type="date" office:date-value="2022-10-07T00:00:00" table:style-name="ce52">
            <text:p>07.10.2022</text:p>
          </table:table-cell>
          <table:table-cell table:number-columns-repeated="2" table:style-name="ce52"/>
          <table:table-cell table:style-name="ce233"/>
          <table:table-cell office:value-type="currency" office:value="42814.5" table:formula="of:=([.M229]*1.15)*0.1" table:style-name="ce34">
            <text:p><text:s/>42 814,50 Kč<text:s/></text:p>
          </table:table-cell>
          <table:table-cell table:style-name="ce36"/>
          <table:table-cell table:style-name="ce234"/>
          <table:table-cell table:number-columns-repeated="16337"/>
        </table:table-row>
        <table:table-row table:style-name="ro2">
          <table:table-cell table:style-name="ce1"/>
          <table:table-cell office:value-type="float" office:value="227" table:style-name="ce603">
            <text:p>227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Drslavice</text:p>
          </table:table-cell>
          <table:table-cell table:style-name="ce329"/>
          <table:table-cell office:value-type="string" table:style-name="ce59">
            <text:p>N</text:p>
          </table:table-cell>
          <table:table-cell table:style-name="ce329"/>
          <table:table-cell table:style-name="ce331"/>
          <table:table-cell table:number-columns-repeated="2" table:style-name="ce332"/>
          <table:table-cell office:value-type="string" table:style-name="ce333">
            <text:p>Hrubošovi</text:p>
          </table:table-cell>
          <table:table-cell office:value-type="string" table:style-name="ce333">
            <text:p>NELZE</text:p>
          </table:table-cell>
          <table:table-cell office:value-type="date" office:date-value="2022-04-18T00:00:00" table:style-name="ce334">
            <text:p>18.04.2022</text:p>
          </table:table-cell>
          <table:table-cell table:number-columns-repeated="6" table:style-name="ce334"/>
          <table:table-cell table:style-name="ce355"/>
          <table:table-cell table:style-name="ce335"/>
          <table:table-cell table:style-name="ce355"/>
          <table:table-cell table:style-name="ce336"/>
          <table:table-cell office:value-type="currency" office:value="0" table:formula="of:=([.M230]*1.15)*0.6" table:style-name="ce228">
            <text:p><text:s/>- <text:s text:c="2"/>Kč<text:s/></text:p>
          </table:table-cell>
          <table:table-cell table:number-columns-repeated="7" table:style-name="ce334"/>
          <table:table-cell office:value-type="currency" office:value="0" table:formula="of:=([.M230]*1.15)*0.3" table:style-name="ce229">
            <text:p><text:s/>- <text:s text:c="2"/>Kč<text:s/></text:p>
          </table:table-cell>
          <table:table-cell table:number-columns-repeated="8" table:style-name="ce334"/>
          <table:table-cell table:style-name="ce336"/>
          <table:table-cell office:value-type="currency" office:value="0" table:formula="of:=([.M230]*1.15)*0.1" table:style-name="ce337">
            <text:p><text:s/>- <text:s text:c="2"/>Kč<text:s/></text:p>
          </table:table-cell>
          <table:table-cell table:style-name="ce338"/>
          <table:table-cell table:style-name="ce339"/>
          <table:table-cell table:number-columns-repeated="16337"/>
        </table:table-row>
        <table:table-row table:style-name="ro2">
          <table:table-cell table:style-name="ce1"/>
          <table:table-cell office:value-type="float" office:value="228" table:style-name="ce603">
            <text:p>228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unovice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Hrubošovi</text:p>
          </table:table-cell>
          <table:table-cell office:value-type="string" table:style-name="ce167">
            <text:p>nechce</text:p>
          </table:table-cell>
          <table:table-cell office:value-type="date" office:date-value="2022-04-18T00:00:00" table:style-name="ce65">
            <text:p>18.04.2022</text:p>
          </table:table-cell>
          <table:table-cell table:number-columns-repeated="2" table:style-name="ce65"/>
          <table:table-cell office:value-type="date" office:date-value="2020-01-01T00:00:00" table:style-name="ce65">
            <text:p>01.01.2020</text:p>
          </table:table-cell>
          <table:table-cell table:number-columns-repeated="6" table:style-name="ce65"/>
          <table:table-cell table:style-name="ce227"/>
          <table:table-cell office:value-type="currency" office:value="0" table:formula="of:=([.M231]*1.15)*0.6" table:style-name="ce228">
            <text:p><text:s/>- <text:s text:c="2"/>Kč<text:s/></text:p>
          </table:table-cell>
          <table:table-cell table:number-columns-repeated="7" table:style-name="ce65"/>
          <table:table-cell office:value-type="currency" office:value="0" table:formula="of:=([.M231]*1.15)*0.3" table:style-name="ce229">
            <text:p><text:s/>- <text:s text:c="2"/>Kč<text:s/></text:p>
          </table:table-cell>
          <table:table-cell table:number-columns-repeated="8" table:style-name="ce65"/>
          <table:table-cell table:style-name="ce227"/>
          <table:table-cell office:value-type="currency" office:value="0" table:formula="of:=([.M231]*1.15)*0.1" table:style-name="ce69">
            <text:p><text:s/>- <text:s text:c="2"/>Kč<text:s/></text:p>
          </table:table-cell>
          <table:table-cell table:style-name="ce71"/>
          <table:table-cell table:style-name="ce230"/>
          <table:table-cell table:number-columns-repeated="16337"/>
        </table:table-row>
        <table:table-row table:style-name="ro2">
          <table:table-cell table:style-name="ce1"/>
          <table:table-cell office:value-type="float" office:value="229" table:style-name="ce603">
            <text:p>229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Ostrava</text:p>
          </table:table-cell>
          <table:table-cell table:style-name="ce268"/>
          <table:table-cell office:value-type="string" table:style-name="ce145">
            <text:p>O</text:p>
          </table:table-cell>
          <table:table-cell office:value-type="string" table:style-name="ce268">
            <text:p>7,36 kWp</text:p>
          </table:table-cell>
          <table:table-cell table:style-name="ce269"/>
          <table:table-cell office:value-type="currency" office:value="333840" table:style-name="ce270">
            <text:p>333 840,00 Kč</text:p>
          </table:table-cell>
          <table:table-cell office:value-type="currency" office:value="406790" table:style-name="ce270">
            <text:p>406 790,00 Kč</text:p>
          </table:table-cell>
          <table:table-cell office:value-type="string" table:style-name="ce271">
            <text:p>Drahoš</text:p>
          </table:table-cell>
          <table:table-cell office:value-type="string" table:style-name="ce271">
            <text:p>Zatím pozastaveno shání finance</text:p>
          </table:table-cell>
          <table:table-cell office:value-type="date" office:date-value="2022-04-18T00:00:00" table:style-name="ce272">
            <text:p>18.04.2022</text:p>
          </table:table-cell>
          <table:table-cell table:number-columns-repeated="2" table:style-name="ce272"/>
          <table:table-cell office:value-type="date" office:date-value="2022-04-20T00:00:00" table:style-name="ce272">
            <text:p>20.04.2022</text:p>
          </table:table-cell>
          <table:table-cell table:number-columns-repeated="4" table:style-name="ce272"/>
          <table:table-cell table:style-name="ce302"/>
          <table:table-cell table:style-name="ce272"/>
          <table:table-cell table:style-name="ce273"/>
          <table:table-cell office:value-type="currency" office:value="280685.09999999998" table:formula="of:=([.M232]*1.15)*0.6" table:style-name="ce228">
            <text:p><text:s/>280 685,10 Kč<text:s/></text:p>
          </table:table-cell>
          <table:table-cell table:number-columns-repeated="7" table:style-name="ce272"/>
          <table:table-cell office:value-type="currency" office:value="140342.54999999999" table:formula="of:=([.M232]*1.15)*0.3" table:style-name="ce229">
            <text:p><text:s/>140 342,55 Kč<text:s/></text:p>
          </table:table-cell>
          <table:table-cell table:number-columns-repeated="8" table:style-name="ce272"/>
          <table:table-cell table:style-name="ce273"/>
          <table:table-cell office:value-type="currency" office:value="46780.85" table:formula="of:=([.M232]*1.15)*0.1" table:style-name="ce274">
            <text:p><text:s/>46 780,85 Kč<text:s/></text:p>
          </table:table-cell>
          <table:table-cell table:style-name="ce275"/>
          <table:table-cell table:style-name="ce276"/>
          <table:table-cell table:number-columns-repeated="16337"/>
        </table:table-row>
        <table:table-row table:style-name="ro2">
          <table:table-cell table:style-name="ce1"/>
          <table:table-cell office:value-type="float" office:value="230" table:style-name="ce605">
            <text:p>230</text:p>
          </table:table-cell>
          <table:table-cell table:number-columns-repeated="2" table:style-name="ce282"/>
          <table:table-cell table:style-name="ce577"/>
          <table:table-cell table:style-name="ce282"/>
          <table:table-cell office:value-type="string" table:style-name="ce282">
            <text:p>Hýsly</text:p>
          </table:table-cell>
          <table:table-cell table:style-name="ce283"/>
          <table:table-cell office:value-type="string" table:style-name="ce284">
            <text:p>N</text:p>
          </table:table-cell>
          <table:table-cell office:value-type="string" table:style-name="ce283">
            <text:p>5,52 kWp</text:p>
          </table:table-cell>
          <table:table-cell table:style-name="ce285"/>
          <table:table-cell office:value-type="currency" office:value="299600" table:style-name="ce286">
            <text:p>299 600,00 Kč</text:p>
          </table:table-cell>
          <table:table-cell office:value-type="currency" office:value="417479" table:style-name="ce286">
            <text:p>417 479,00 Kč</text:p>
          </table:table-cell>
          <table:table-cell office:value-type="string" table:style-name="ce356">
            <text:p>Solich - Kapitol</text:p>
          </table:table-cell>
          <table:table-cell office:value-type="string" table:style-name="ce287">
            <text:p>nechce - vysoké náklady EGD připojené sítě<text:s/></text:p>
          </table:table-cell>
          <table:table-cell office:value-type="date" office:date-value="2022-04-26T00:00:00" table:style-name="ce288">
            <text:p>26.04.2022</text:p>
          </table:table-cell>
          <table:table-cell table:number-columns-repeated="2" table:style-name="ce288"/>
          <table:table-cell office:value-type="date" office:date-value="2022-04-26T00:00:00" table:style-name="ce288">
            <text:p>26.04.2022</text:p>
          </table:table-cell>
          <table:table-cell table:number-columns-repeated="2" table:style-name="ce288"/>
          <table:table-cell table:style-name="ce272"/>
          <table:table-cell office:value-type="date" office:date-value="2022-04-19T00:00:00" table:style-name="ce272">
            <text:p>19.04.2022</text:p>
          </table:table-cell>
          <table:table-cell office:value-type="string" table:style-name="ce269">
            <text:p>s.č.9001972137</text:p>
          </table:table-cell>
          <table:table-cell table:style-name="ce272"/>
          <table:table-cell table:style-name="ce273"/>
          <table:table-cell office:value-type="currency" office:value="288060.50999999995" table:formula="of:=([.M233]*1.15)*0.6" table:style-name="ce228">
            <text:p><text:s/>288 060,51 Kč<text:s/></text:p>
          </table:table-cell>
          <table:table-cell table:number-columns-repeated="7" table:style-name="ce272"/>
          <table:table-cell office:value-type="currency" office:value="144030.25499999998" table:formula="of:=([.M233]*1.15)*0.3" table:style-name="ce229">
            <text:p><text:s/>144 030,26 Kč<text:s/></text:p>
          </table:table-cell>
          <table:table-cell table:number-columns-repeated="8" table:style-name="ce272"/>
          <table:table-cell table:style-name="ce273"/>
          <table:table-cell office:value-type="currency" office:value="48010.084999999999" table:formula="of:=([.M233]*1.15)*0.1" table:style-name="ce274">
            <text:p><text:s/>48 010,09 Kč<text:s/></text:p>
          </table:table-cell>
          <table:table-cell table:style-name="ce275"/>
          <table:table-cell table:style-name="ce276"/>
          <table:table-cell table:number-columns-repeated="16337"/>
        </table:table-row>
        <table:table-row table:style-name="ro2">
          <table:table-cell table:style-name="ce1"/>
          <table:table-cell office:value-type="float" office:value="231" table:style-name="ce603">
            <text:p>231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Rohatec</text:p>
          </table:table-cell>
          <table:table-cell office:value-type="string" table:style-name="ce85">
            <text:p>PS, WB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9,66kWp</text:p>
          </table:table-cell>
          <table:table-cell table:style-name="ce178"/>
          <table:table-cell office:value-type="currency" office:value="408808" table:style-name="ce88">
            <text:p>408 808,00 Kč</text:p>
          </table:table-cell>
          <table:table-cell office:value-type="currency" office:value="465204" table:style-name="ce88">
            <text:p>465 204,00 Kč</text:p>
          </table:table-cell>
          <table:table-cell office:value-type="string" table:style-name="ce112">
            <text:p>Ondra</text:p>
          </table:table-cell>
          <table:table-cell office:value-type="string" table:style-name="ce112">
            <text:p>pož na PPP 24.11.</text:p>
          </table:table-cell>
          <table:table-cell office:value-type="date" office:date-value="2022-04-19T00:00:00" table:style-name="ce22">
            <text:p>19.04.2022</text:p>
          </table:table-cell>
          <table:table-cell office:value-type="date" office:date-value="2022-04-22T00:00:00" table:style-name="ce22">
            <text:p>22.04.2022</text:p>
          </table:table-cell>
          <table:table-cell table:style-name="ce22"/>
          <table:table-cell office:value-type="date" office:date-value="2022-04-23T00:00:00" table:style-name="ce22">
            <text:p>23.04.2022</text:p>
          </table:table-cell>
          <table:table-cell table:number-columns-repeated="3" table:style-name="ce22"/>
          <table:table-cell office:value-type="date" office:date-value="2022-04-26T00:00:00" table:style-name="ce22">
            <text:p>26.04.2022</text:p>
          </table:table-cell>
          <table:table-cell office:value-type="string" table:style-name="ce113">
            <text:p>s.č.9001975720</text:p>
          </table:table-cell>
          <table:table-cell office:value-type="date" office:date-value="2022-04-20T00:00:00" table:style-name="ce22">
            <text:p>20.04.2022</text:p>
          </table:table-cell>
          <table:table-cell office:value-type="date" office:date-value="2022-05-11T00:00:00" table:style-name="ce236">
            <text:p>11.05.2022</text:p>
          </table:table-cell>
          <table:table-cell office:value-type="currency" office:value="320990.75999999995" table:formula="of:=([.M234]*1.15)*0.6" table:style-name="ce237">
            <text:p><text:s/>320 990,76 Kč<text:s/></text:p>
          </table:table-cell>
          <table:table-cell office:value-type="date" office:date-value="2022-05-16T00:00:00" table:style-name="ce22">
            <text:p>16.05.2022</text:p>
          </table:table-cell>
          <table:table-cell table:number-columns-repeated="5" table:style-name="ce22"/>
          <table:table-cell office:value-type="date" office:date-value="2022-10-04T00:00:00" table:style-name="ce22">
            <text:p>04.10.2022</text:p>
          </table:table-cell>
          <table:table-cell office:value-type="currency" office:value="160495.37999999998" table:formula="of:=([.M234]*1.15)*0.3" table:style-name="ce238">
            <text:p><text:s/>160 495,38 Kč<text:s/></text:p>
          </table:table-cell>
          <table:table-cell office:value-type="date" office:date-value="2022-10-06T00:00:00" table:style-name="ce22">
            <text:p>06.10.2022</text:p>
          </table:table-cell>
          <table:table-cell office:value-type="date" office:date-value="2022-10-04T00:00:00" table:style-name="ce22">
            <text:p>04.10.2022</text:p>
          </table:table-cell>
          <table:table-cell office:value-type="date" office:date-value="2022-10-17T00:00:00" table:style-name="ce22">
            <text:p>17.10.2022</text:p>
          </table:table-cell>
          <table:table-cell office:value-type="date" office:date-value="2022-10-20T00:00:00" table:style-name="ce22">
            <text:p>20.10.2022</text:p>
          </table:table-cell>
          <table:table-cell office:value-type="date" office:date-value="2022-11-01T00:00:00" table:style-name="ce22">
            <text:p>01.11.2022</text:p>
          </table:table-cell>
          <table:table-cell office:value-type="date" office:date-value="2022-10-24T00:00:00" table:style-name="ce22">
            <text:p>24.10.2022</text:p>
          </table:table-cell>
          <table:table-cell table:number-columns-repeated="2" table:style-name="ce22"/>
          <table:table-cell table:style-name="ce236"/>
          <table:table-cell office:value-type="currency" office:value="53498.46" table:formula="of:=([.M234]*1.15)*0.1" table:style-name="ce93">
            <text:p><text:s/>53 498,46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27"/>
          <table:table-cell office:value-type="float" office:value="232" table:style-name="ce606">
            <text:p>232</text:p>
          </table:table-cell>
          <table:table-cell office:value-type="string" table:style-name="ce75">
            <text:p>JH, LM</text:p>
          </table:table-cell>
          <table:table-cell table:style-name="ce75"/>
          <table:table-cell table:style-name="ce567"/>
          <table:table-cell table:style-name="ce134"/>
          <table:table-cell office:value-type="string" table:style-name="ce75">
            <text:p>Vnorovy</text:p>
          </table:table-cell>
          <table:table-cell office:value-type="string" table:style-name="ce76">
            <text:p>IK</text:p>
          </table:table-cell>
          <table:table-cell office:value-type="string" table:style-name="ce77">
            <text:p>R<text:s/></text:p>
          </table:table-cell>
          <table:table-cell office:value-type="string" table:style-name="ce76">
            <text:p>6,44 kWp</text:p>
          </table:table-cell>
          <table:table-cell table:style-name="ce290"/>
          <table:table-cell office:value-type="currency" office:value="308350" table:style-name="ce80">
            <text:p>308 350,00 Kč</text:p>
          </table:table-cell>
          <table:table-cell office:value-type="currency" office:value="378125" table:style-name="ce80">
            <text:p>378 125,00 Kč</text:p>
          </table:table-cell>
          <table:table-cell office:value-type="string" table:style-name="ce291">
            <text:p>Vlašicovi</text:p>
          </table:table-cell>
          <table:table-cell office:value-type="string" table:style-name="ce291">
            <text:p>chybí baterie</text:p>
          </table:table-cell>
          <table:table-cell office:value-type="date" office:date-value="2022-04-19T00:00:00" table:style-name="ce22">
            <text:p>19.04.2022</text:p>
          </table:table-cell>
          <table:table-cell table:number-columns-repeated="2" table:style-name="ce22"/>
          <table:table-cell office:value-type="date" office:date-value="2020-01-01T00:00:00" table:style-name="ce22">
            <text:p>01.01.2020</text:p>
          </table:table-cell>
          <table:table-cell table:number-columns-repeated="3" table:style-name="ce22"/>
          <table:table-cell office:value-type="date" office:date-value="2022-05-09T00:00:00" table:style-name="ce22">
            <text:p>09.05.2022</text:p>
          </table:table-cell>
          <table:table-cell office:value-type="string" table:style-name="ce358">
            <text:p>č.9001982538</text:p>
          </table:table-cell>
          <table:table-cell table:style-name="ce22"/>
          <table:table-cell office:value-type="date" office:date-value="2022-08-01T00:00:00" table:style-name="ce236">
            <text:p>01.08.2022</text:p>
          </table:table-cell>
          <table:table-cell office:value-type="currency" office:value="260906.24999999994" table:formula="of:=([.M235]*1.15)*0.6" table:style-name="ce237">
            <text:p><text:s/>260 906,25 Kč<text:s/></text:p>
          </table:table-cell>
          <table:table-cell office:value-type="date" office:date-value="2022-08-12T00:00:00" table:style-name="ce22">
            <text:p>12.08.2022</text:p>
          </table:table-cell>
          <table:table-cell table:number-columns-repeated="6" table:style-name="ce22"/>
          <table:table-cell office:value-type="currency" office:value="130453.12499999997" table:formula="of:=([.M235]*1.15)*0.3" table:style-name="ce238">
            <text:p><text:s/>130 453,13 Kč<text:s/></text:p>
          </table:table-cell>
          <table:table-cell table:number-columns-repeated="8" table:style-name="ce22"/>
          <table:table-cell table:style-name="ce236"/>
          <table:table-cell office:value-type="currency" office:value="43484.375" table:formula="of:=([.M235]*1.15)*0.1" table:style-name="ce93">
            <text:p><text:s/>43 484,38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74"/>
          <table:table-cell office:value-type="float" office:value="233" table:style-name="ce603">
            <text:p>233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lansko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301590" table:style-name="ce88">
            <text:p>301 590,00 Kč</text:p>
          </table:table-cell>
          <table:table-cell office:value-type="currency" office:value="367005" table:style-name="ce88">
            <text:p>367 005,00 Kč</text:p>
          </table:table-cell>
          <table:table-cell office:value-type="string" table:style-name="ce112">
            <text:p>Eda</text:p>
          </table:table-cell>
          <table:table-cell office:value-type="string" table:style-name="ce112">
            <text:p>PPP 23.11.2022 neprošlo-bude II.pokus</text:p>
          </table:table-cell>
          <table:table-cell office:value-type="date" office:date-value="2022-04-21T00:00:00" table:style-name="ce22">
            <text:p>21.04.2022</text:p>
          </table:table-cell>
          <table:table-cell table:number-columns-repeated="2" table:style-name="ce22"/>
          <table:table-cell office:value-type="date" office:date-value="2022-04-25T00:00:00" table:style-name="ce22">
            <text:p>25.04.2022</text:p>
          </table:table-cell>
          <table:table-cell office:value-type="date" office:date-value="2022-05-29T00:00:00" table:style-name="ce22">
            <text:p>29.05.2022</text:p>
          </table:table-cell>
          <table:table-cell table:number-columns-repeated="2" table:style-name="ce22"/>
          <table:table-cell office:value-type="date" office:date-value="2022-05-26T00:00:00" table:style-name="ce22">
            <text:p>26.05.2022</text:p>
          </table:table-cell>
          <table:table-cell office:value-type="string" table:style-name="ce359">
            <text:p>s.č.9001979294</text:p>
          </table:table-cell>
          <table:table-cell office:value-type="date" office:date-value="2022-05-04T00:00:00" table:style-name="ce22">
            <text:p>04.05.2022</text:p>
          </table:table-cell>
          <table:table-cell office:value-type="date" office:date-value="2022-05-13T00:00:00" table:style-name="ce236">
            <text:p>13.05.2022</text:p>
          </table:table-cell>
          <table:table-cell office:value-type="currency" office:value="253234" table:style-name="ce237">
            <text:p><text:s/>253 234,00 Kč<text:s/></text:p>
          </table:table-cell>
          <table:table-cell office:value-type="date" office:date-value="2022-05-17T00:00:00" table:style-name="ce22">
            <text:p>17.05.2022</text:p>
          </table:table-cell>
          <table:table-cell table:number-columns-repeated="5" table:style-name="ce22"/>
          <table:table-cell office:value-type="date" office:date-value="2022-09-02T00:00:00" table:style-name="ce22">
            <text:p>02.09.2022</text:p>
          </table:table-cell>
          <table:table-cell office:value-type="currency" office:value="126617" table:style-name="ce238">
            <text:p><text:s/>126 617,00 Kč<text:s/></text:p>
          </table:table-cell>
          <table:table-cell office:value-type="date" office:date-value="2022-09-05T00:00:00" table:style-name="ce22">
            <text:p>05.09.2022</text:p>
          </table:table-cell>
          <table:table-cell table:style-name="ce22"/>
          <table:table-cell office:value-type="date" office:date-value="2022-09-15T00:00:00" table:style-name="ce22">
            <text:p>15.09.2022</text:p>
          </table:table-cell>
          <table:table-cell table:style-name="ce22"/>
          <table:table-cell office:value-type="date" office:date-value="2022-09-19T00:00:00" table:style-name="ce22">
            <text:p>19.09.2022</text:p>
          </table:table-cell>
          <table:table-cell office:value-type="date" office:date-value="2022-09-19T00:00:00" table:style-name="ce22">
            <text:p>19.09.2022</text:p>
          </table:table-cell>
          <table:table-cell office:value-type="date" office:date-value="2022-11-23T00:00:00" table:style-name="ce22">
            <text:p>23.11.2022</text:p>
          </table:table-cell>
          <table:table-cell table:style-name="ce22"/>
          <table:table-cell table:style-name="ce236"/>
          <table:table-cell office:value-type="currency" office:value="42205" table:style-name="ce93">
            <text:p><text:s/>42 205,00 Kč<text:s/></text:p>
          </table:table-cell>
          <table:table-cell table:style-name="ce115"/>
          <table:table-cell table:style-name="ce239"/>
          <table:table-cell table:number-columns-repeated="16337"/>
        </table:table-row>
        <table:table-row table:style-name="ro2">
          <table:table-cell table:style-name="ce1"/>
          <table:table-cell office:value-type="float" office:value="234" table:style-name="ce603">
            <text:p>234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Opatovice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8,74 kWp</text:p>
          </table:table-cell>
          <table:table-cell table:style-name="ce178"/>
          <table:table-cell office:value-type="string" table:style-name="ce121">
            <text:p>365 820, 00 Kč</text:p>
          </table:table-cell>
          <table:table-cell office:value-type="currency" office:value="448080" table:style-name="ce88">
            <text:p>448 080,00 Kč</text:p>
          </table:table-cell>
          <table:table-cell office:value-type="string" table:style-name="ce89">
            <text:p>Hrabec - Kapitol</text:p>
          </table:table-cell>
          <table:table-cell office:value-type="string" table:style-name="ce112">
            <text:p>pož na PPP 24.11.</text:p>
          </table:table-cell>
          <table:table-cell office:value-type="date" office:date-value="2022-04-21T00:00:00" table:style-name="ce22">
            <text:p>21.04.2022</text:p>
          </table:table-cell>
          <table:table-cell table:number-columns-repeated="2" table:style-name="ce22"/>
          <table:table-cell office:value-type="date" office:date-value="2022-04-25T00:00:00" table:style-name="ce22">
            <text:p>25.04.2022</text:p>
          </table:table-cell>
          <table:table-cell table:style-name="ce22"/>
          <table:table-cell table:number-columns-repeated="2" table:style-name="ce242"/>
          <table:table-cell office:value-type="date" office:date-value="2022-05-10T00:00:00" table:style-name="ce242">
            <text:p>10.05.2022</text:p>
          </table:table-cell>
          <table:table-cell office:value-type="string" table:style-name="ce360">
            <text:p>s.č.9001981735</text:p>
          </table:table-cell>
          <table:table-cell office:value-type="date" office:date-value="2022-05-20T00:00:00" table:style-name="ce242">
            <text:p>20.05.2022</text:p>
          </table:table-cell>
          <table:table-cell office:value-type="date" office:date-value="2022-05-09T00:00:00" table:style-name="ce241">
            <text:p>09.05.2022</text:p>
          </table:table-cell>
          <table:table-cell office:value-type="currency" office:value="309175.19999999995" table:formula="of:=([.M237]*1.15)*0.6" table:style-name="ce237">
            <text:p><text:s/>309 175,20 Kč<text:s/></text:p>
          </table:table-cell>
          <table:table-cell office:value-type="date" office:date-value="2022-05-13T00:00:00" table:style-name="ce242">
            <text:p>13.05.2022</text:p>
          </table:table-cell>
          <table:table-cell table:number-columns-repeated="5" table:style-name="ce242"/>
          <table:table-cell office:value-type="date" office:date-value="2022-09-12T00:00:00" table:style-name="ce242">
            <text:p>12.09.2022</text:p>
          </table:table-cell>
          <table:table-cell office:value-type="currency" office:value="154587.59999999998" table:formula="of:=([.M237]*1.15)*0.3" table:style-name="ce238">
            <text:p><text:s/>154 587,60 Kč<text:s/></text:p>
          </table:table-cell>
          <table:table-cell office:value-type="date" office:date-value="2022-09-30T00:00:00" table:style-name="ce242">
            <text:p>30.09.2022</text:p>
          </table:table-cell>
          <table:table-cell office:value-type="date" office:date-value="2022-10-03T00:00:00" table:style-name="ce242">
            <text:p>03.10.2022</text:p>
          </table:table-cell>
          <table:table-cell office:value-type="date" office:date-value="2022-10-17T00:00:00" table:style-name="ce242">
            <text:p>17.10.2022</text:p>
          </table:table-cell>
          <table:table-cell office:value-type="date" office:date-value="2022-10-20T00:00:00" table:style-name="ce242">
            <text:p>20.10.2022</text:p>
          </table:table-cell>
          <table:table-cell office:value-type="date" office:date-value="2022-11-01T00:00:00" table:style-name="ce242">
            <text:p>01.11.2022</text:p>
          </table:table-cell>
          <table:table-cell office:value-type="date" office:date-value="2022-10-24T00:00:00" table:style-name="ce242">
            <text:p>24.10.2022</text:p>
          </table:table-cell>
          <table:table-cell table:number-columns-repeated="2" table:style-name="ce242"/>
          <table:table-cell table:style-name="ce241"/>
          <table:table-cell office:value-type="currency" office:value="51529.2" table:formula="of:=([.M237]*1.15)*0.1" table:style-name="ce93">
            <text:p><text:s/>51 529,20 Kč<text:s/></text:p>
          </table:table-cell>
          <table:table-cell table:style-name="ce115"/>
          <table:table-cell table:style-name="ce244"/>
          <table:table-cell table:number-columns-repeated="16337"/>
        </table:table-row>
        <table:table-row table:style-name="ro2">
          <table:table-cell table:style-name="ce1"/>
          <table:table-cell office:value-type="float" office:value="235" table:style-name="ce607">
            <text:p>235</text:p>
          </table:table-cell>
          <table:table-cell office:value-type="string" table:style-name="ce84">
            <text:p>U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Nesovice</text:p>
          </table:table-cell>
          <table:table-cell office:value-type="string" table:style-name="ce85">
            <text:p>DŠ</text:p>
          </table:table-cell>
          <table:table-cell office:value-type="string" table:style-name="ce24">
            <text:p>U</text:p>
          </table:table-cell>
          <table:table-cell office:value-type="string" table:style-name="ce85">
            <text:p>baterie + revize</text:p>
          </table:table-cell>
          <table:table-cell table:style-name="ce178"/>
          <table:table-cell table:style-name="ce88"/>
          <table:table-cell office:value-type="currency" office:value="8760" table:style-name="ce88">
            <text:p>8 760,00 Kč</text:p>
          </table:table-cell>
          <table:table-cell office:value-type="string" table:style-name="ce112">
            <text:p>Gajda</text:p>
          </table:table-cell>
          <table:table-cell office:value-type="string" table:style-name="ce112">
            <text:p>Pouze zapojení baterií, FA 50 % + 50 %, žádost o revizi</text:p>
          </table:table-cell>
          <table:table-cell office:value-type="date" office:date-value="2022-04-21T00:00:00" table:style-name="ce22">
            <text:p>21.04.2022</text:p>
          </table:table-cell>
          <table:table-cell table:number-columns-repeated="2" table:style-name="ce22"/>
          <table:table-cell office:value-type="date" office:date-value="2022-05-02T00:00:00" table:style-name="ce22">
            <text:p>02.05.2022</text:p>
          </table:table-cell>
          <table:table-cell office:value-type="date" office:date-value="2022-05-04T00:00:00" table:style-name="ce22">
            <text:p>04.05.2022</text:p>
          </table:table-cell>
          <table:table-cell table:style-name="ce91"/>
          <table:table-cell table:style-name="ce92"/>
          <table:table-cell table:number-columns-repeated="3" table:style-name="ce35"/>
          <table:table-cell office:value-type="date" office:date-value="2022-05-13T00:00:00" table:style-name="ce35">
            <text:p>13.05.2022</text:p>
          </table:table-cell>
          <table:table-cell office:value-type="currency" office:value="6044.4" table:formula="of:=([.M238]*1.15)*0.6" table:style-name="ce190">
            <text:p><text:s/>6 044,40 Kč<text:s/></text:p>
          </table:table-cell>
          <table:table-cell office:value-type="date" office:date-value="2022-05-18T00:00:00" table:style-name="ce35">
            <text:p>18.05.2022</text:p>
          </table:table-cell>
          <table:table-cell table:number-columns-repeated="2" table:style-name="ce35"/>
          <table:table-cell office:value-type="date" office:date-value="2022-06-01T00:00:00" table:style-name="ce35">
            <text:p>01.06.2022</text:p>
          </table:table-cell>
          <table:table-cell office:value-type="date" office:date-value="2022-06-01T00:00:00" table:style-name="ce35">
            <text:p>01.06.2022</text:p>
          </table:table-cell>
          <table:table-cell table:style-name="ce35"/>
          <table:table-cell office:value-type="date" office:date-value="2022-06-17T00:00:00" table:style-name="ce362">
            <text:p>17.06.2022</text:p>
          </table:table-cell>
          <table:table-cell office:value-type="currency" office:value="3022.2" table:formula="of:=([.M238]*1.15)*0.3" table:style-name="ce363">
            <text:p><text:s/>3 022,20 Kč<text:s/></text:p>
          </table:table-cell>
          <table:table-cell office:value-type="date" office:date-value="2022-08-05T00:00:00" table:style-name="ce35">
            <text:p>05.08.2022</text:p>
          </table:table-cell>
          <table:table-cell table:number-columns-repeated="8" table:style-name="ce35"/>
          <table:table-cell table:style-name="ce93"/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236" table:style-name="ce607">
            <text:p>236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Znojmo</text:p>
          </table:table-cell>
          <table:table-cell table:style-name="ce329"/>
          <table:table-cell office:value-type="string" table:style-name="ce330">
            <text:p>N</text:p>
          </table:table-cell>
          <table:table-cell table:style-name="ce329"/>
          <table:table-cell table:style-name="ce331"/>
          <table:table-cell table:number-columns-repeated="2" table:style-name="ce332"/>
          <table:table-cell office:value-type="string" table:style-name="ce333">
            <text:p>Gajda</text:p>
          </table:table-cell>
          <table:table-cell office:value-type="string" table:style-name="ce333">
            <text:p>RADO</text:p>
          </table:table-cell>
          <table:table-cell table:number-columns-repeated="5"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0" table:formula="of:=([.M239]*1.15)*0.6" table:style-name="ce188">
            <text:p><text:s/>- <text:s text:c="2"/>Kč<text:s/></text:p>
          </table:table-cell>
          <table:table-cell table:number-columns-repeated="6" table:style-name="ce366"/>
          <table:table-cell table:style-name="ce367"/>
          <table:table-cell office:value-type="currency" office:value="0" table:formula="of:=([.M239]*1.15)*0.3" table:style-name="ce224">
            <text:p><text:s/>- <text:s text:c="2"/>Kč<text:s/></text:p>
          </table:table-cell>
          <table:table-cell table:number-columns-repeated="9" table:style-name="ce366"/>
          <table:table-cell office:value-type="currency" office:value="0" table:formula="of:=([.M239]*1.15)*0.1" table:style-name="ce337">
            <text:p><text:s/>- <text:s text:c="2"/>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237" table:style-name="ce607">
            <text:p>237</text:p>
          </table:table-cell>
          <table:table-cell table:number-columns-repeated="2" table:style-name="ce368"/>
          <table:table-cell table:style-name="ce579"/>
          <table:table-cell table:style-name="ce327"/>
          <table:table-cell office:value-type="string" table:style-name="ce327">
            <text:p>Znojmo</text:p>
          </table:table-cell>
          <table:table-cell table:style-name="ce329"/>
          <table:table-cell office:value-type="string" table:style-name="ce330">
            <text:p>N</text:p>
          </table:table-cell>
          <table:table-cell table:style-name="ce329"/>
          <table:table-cell table:style-name="ce331"/>
          <table:table-cell table:number-columns-repeated="2" table:style-name="ce332"/>
          <table:table-cell office:value-type="string" table:style-name="ce333">
            <text:p>Gajda</text:p>
          </table:table-cell>
          <table:table-cell office:value-type="string" table:style-name="ce333">
            <text:p>RADO</text:p>
          </table:table-cell>
          <table:table-cell table:number-columns-repeated="5"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0" table:formula="of:=([.M240]*1.15)*0.6" table:style-name="ce188">
            <text:p><text:s/>- <text:s text:c="2"/>Kč<text:s/></text:p>
          </table:table-cell>
          <table:table-cell table:number-columns-repeated="6" table:style-name="ce366"/>
          <table:table-cell table:style-name="ce367"/>
          <table:table-cell office:value-type="currency" office:value="0" table:formula="of:=([.M240]*1.15)*0.3" table:style-name="ce224">
            <text:p><text:s/>- <text:s text:c="2"/>Kč<text:s/></text:p>
          </table:table-cell>
          <table:table-cell table:number-columns-repeated="9" table:style-name="ce366"/>
          <table:table-cell office:value-type="currency" office:value="0" table:formula="of:=([.M240]*1.15)*0.1" table:style-name="ce337">
            <text:p><text:s/>- <text:s text:c="2"/>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74"/>
          <table:table-cell office:value-type="float" office:value="238" table:style-name="ce607">
            <text:p>238</text:p>
          </table:table-cell>
          <table:table-cell office:value-type="string" table:style-name="ce122">
            <text:p>DŠ</text:p>
          </table:table-cell>
          <table:table-cell table:style-name="ce122"/>
          <table:table-cell table:style-name="ce569"/>
          <table:table-cell table:style-name="ce122"/>
          <table:table-cell office:value-type="string" table:style-name="ce122">
            <text:p>Šardice</text:p>
          </table:table-cell>
          <table:table-cell table:style-name="ce123"/>
          <table:table-cell office:value-type="string" table:style-name="ce123">
            <text:p>D</text:p>
          </table:table-cell>
          <table:table-cell office:value-type="string" table:style-name="ce123">
            <text:p>9,66 kWp</text:p>
          </table:table-cell>
          <table:table-cell table:style-name="ce180"/>
          <table:table-cell office:value-type="currency" office:value="315785" table:style-name="ce126">
            <text:p>315 785,00 Kč</text:p>
          </table:table-cell>
          <table:table-cell office:value-type="currency" office:value="380003" table:style-name="ce126">
            <text:p>380 003,00 Kč</text:p>
          </table:table-cell>
          <table:table-cell office:value-type="string" table:style-name="ce181">
            <text:p>Michal</text:p>
          </table:table-cell>
          <table:table-cell office:value-type="string" table:style-name="ce181">
            <text:p>vyřízení pouze EG.D, realizace po kolaudaci</text:p>
          </table:table-cell>
          <table:table-cell office:value-type="date" office:date-value="2022-04-19T00:00:00" table:style-name="ce52">
            <text:p>19.04.2022</text:p>
          </table:table-cell>
          <table:table-cell table:number-columns-repeated="2" table:style-name="ce52"/>
          <table:table-cell office:value-type="date" office:date-value="2022-05-30T00:00:00" table:style-name="ce52">
            <text:p>30.05.2022</text:p>
          </table:table-cell>
          <table:table-cell table:style-name="ce52"/>
          <table:table-cell table:style-name="ce53"/>
          <table:table-cell table:style-name="ce41"/>
          <table:table-cell office:value-type="date" office:date-value="2022-06-13T00:00:00" table:style-name="ce43">
            <text:p>13.06.2022</text:p>
          </table:table-cell>
          <table:table-cell office:value-type="string" table:style-name="ce369">
            <text:p>s.č. 9001995784</text:p>
          </table:table-cell>
          <table:table-cell table:number-columns-repeated="2" table:style-name="ce43"/>
          <table:table-cell office:value-type="currency" office:value="262202.06999999995" table:formula="of:=([.M241]*1.15)*0.6" table:style-name="ce188">
            <text:p><text:s/>262 202,07 Kč<text:s/></text:p>
          </table:table-cell>
          <table:table-cell table:number-columns-repeated="6" table:style-name="ce43"/>
          <table:table-cell table:style-name="ce223"/>
          <table:table-cell office:value-type="currency" office:value="131101.03499999997" table:formula="of:=([.M241]*1.15)*0.3" table:style-name="ce224">
            <text:p><text:s/>131 101,04 Kč<text:s/></text:p>
          </table:table-cell>
          <table:table-cell table:number-columns-repeated="9" table:style-name="ce43"/>
          <table:table-cell office:value-type="currency" office:value="43700.345000000001" table:formula="of:=([.M241]*1.15)*0.1" table:style-name="ce34">
            <text:p><text:s/>43 700,35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39" table:style-name="ce607">
            <text:p>239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Mutěnice</text:p>
          </table:table-cell>
          <table:table-cell office:value-type="string" table:style-name="ce307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307">
            <text:p>9,66 kWp</text:p>
          </table:table-cell>
          <table:table-cell table:style-name="ce308"/>
          <table:table-cell office:value-type="currency" office:value="277000" table:style-name="ce309">
            <text:p>277 000,00 Kč</text:p>
          </table:table-cell>
          <table:table-cell office:value-type="currency" office:value="343075" table:style-name="ce309">
            <text:p>343 075,00 Kč</text:p>
          </table:table-cell>
          <table:table-cell office:value-type="string" table:style-name="ce310">
            <text:p>Michal</text:p>
          </table:table-cell>
          <table:table-cell office:value-type="string" table:style-name="ce310">
            <text:p>Nemá zájem, rozmyslela se</text:p>
          </table:table-cell>
          <table:table-cell office:value-type="date" office:date-value="2022-04-19T00:00:00" table:style-name="ce311">
            <text:p>19.04.2022</text:p>
          </table:table-cell>
          <table:table-cell table:number-columns-repeated="2" table:style-name="ce311"/>
          <table:table-cell office:value-type="date" office:date-value="2022-05-13T00:00:00" table:style-name="ce311">
            <text:p>13.05.2022</text:p>
          </table:table-cell>
          <table:table-cell table:style-name="ce311"/>
          <table:table-cell table:style-name="ce370"/>
          <table:table-cell table:style-name="ce371"/>
          <table:table-cell table:number-columns-repeated="4" table:style-name="ce372"/>
          <table:table-cell office:value-type="currency" office:value="236721.74999999994" table:formula="of:=([.M242]*1.15)*0.6" table:style-name="ce373">
            <text:p><text:s/>236 721,75 Kč<text:s/></text:p>
          </table:table-cell>
          <table:table-cell table:number-columns-repeated="6" table:style-name="ce372"/>
          <table:table-cell table:style-name="ce374"/>
          <table:table-cell office:value-type="currency" office:value="118360.87499999997" table:formula="of:=([.M242]*1.15)*0.3" table:style-name="ce375">
            <text:p><text:s/>118 360,88 Kč<text:s/></text:p>
          </table:table-cell>
          <table:table-cell table:number-columns-repeated="9" table:style-name="ce372"/>
          <table:table-cell office:value-type="currency" office:value="39453.625" table:formula="of:=([.M242]*1.15)*0.1" table:style-name="ce316">
            <text:p><text:s/>39 453,63 Kč<text:s/></text:p>
          </table:table-cell>
          <table:table-cell table:style-name="ce317"/>
          <table:table-cell table:style-name="ce372"/>
          <table:table-cell table:number-columns-repeated="16337"/>
        </table:table-row>
        <table:table-row table:style-name="ro2">
          <table:table-cell table:style-name="ce1"/>
          <table:table-cell office:value-type="float" office:value="240" table:style-name="ce607">
            <text:p>240</text:p>
          </table:table-cell>
          <table:table-cell table:number-columns-repeated="2" table:style-name="ce84"/>
          <table:table-cell table:style-name="ce566"/>
          <table:table-cell table:style-name="ce57"/>
          <table:table-cell table:style-name="ce376"/>
          <table:table-cell office:value-type="string" table:style-name="ce58">
            <text:p>SK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5,52 kWp</text:p>
          </table:table-cell>
          <table:table-cell table:style-name="ce157"/>
          <table:table-cell office:value-type="currency" office:value="312929" table:style-name="ce299">
            <text:p><text:s/>312 929,00 Kč<text:s/></text:p>
          </table:table-cell>
          <table:table-cell office:value-type="currency" office:value="381504" table:style-name="ce299">
            <text:p><text:s/>381 504,00 Kč<text:s/></text:p>
          </table:table-cell>
          <table:table-cell office:value-type="string" table:style-name="ce167">
            <text:p>Jožo</text:p>
          </table:table-cell>
          <table:table-cell office:value-type="string" table:style-name="ce167">
            <text:p>nemá zájem</text:p>
          </table:table-cell>
          <table:table-cell office:value-type="date" office:date-value="2022-04-19T00:00:00" table:style-name="ce272">
            <text:p>19.04.2022</text:p>
          </table:table-cell>
          <table:table-cell office:value-type="date" office:date-value="2022-05-18T00:00:00" table:style-name="ce272">
            <text:p>18.05.2022</text:p>
          </table:table-cell>
          <table:table-cell office:value-type="date" office:date-value="2022-05-10T00:00:00" table:style-name="ce272">
            <text:p>10.05.2022</text:p>
          </table:table-cell>
          <table:table-cell office:value-type="date" office:date-value="2022-05-18T00:00:00" table:style-name="ce272">
            <text:p>18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263237.75999999995" table:formula="of:=([.M243]*1.15)*0.6" table:style-name="ce188">
            <text:p><text:s/>263 237,76 Kč<text:s/></text:p>
          </table:table-cell>
          <table:table-cell table:number-columns-repeated="6" table:style-name="ce379"/>
          <table:table-cell table:style-name="ce380"/>
          <table:table-cell office:value-type="currency" office:value="131618.87999999998" table:formula="of:=([.M243]*1.15)*0.3" table:style-name="ce224">
            <text:p><text:s/>131 618,88 Kč<text:s/></text:p>
          </table:table-cell>
          <table:table-cell table:number-columns-repeated="9" table:style-name="ce379"/>
          <table:table-cell office:value-type="currency" office:value="43872.959999999999" table:formula="of:=([.M243]*1.15)*0.1" table:style-name="ce274">
            <text:p><text:s/>43 872,96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"/>
          <table:table-cell office:value-type="float" office:value="241" table:style-name="ce607">
            <text:p>24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Mistř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7,36 kWp</text:p>
          </table:table-cell>
          <table:table-cell table:style-name="ce157"/>
          <table:table-cell table:style-name="ce62"/>
          <table:table-cell office:value-type="currency" office:value="501337" table:style-name="ce62">
            <text:p>501 337,00 Kč</text:p>
          </table:table-cell>
          <table:table-cell office:value-type="string" table:style-name="ce167">
            <text:p>Eda</text:p>
          </table:table-cell>
          <table:table-cell office:value-type="string" table:style-name="ce167">
            <text:p>Nemá zájem - tel. 17. 5. 2022</text:p>
          </table:table-cell>
          <table:table-cell office:value-type="date" office:date-value="2022-04-28T00:00:00" table:style-name="ce65">
            <text:p>28.04.2022</text:p>
          </table:table-cell>
          <table:table-cell table:number-columns-repeated="2" table:style-name="ce65"/>
          <table:table-cell office:value-type="date" office:date-value="2022-05-11T00:00:00" table:style-name="ce65">
            <text:p>11.05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345922.52999999997" table:formula="of:=([.M244]*1.15)*0.6" table:style-name="ce188">
            <text:p><text:s/>345 922,53 Kč<text:s/></text:p>
          </table:table-cell>
          <table:table-cell table:number-columns-repeated="6" table:style-name="ce68"/>
          <table:table-cell table:style-name="ce381"/>
          <table:table-cell office:value-type="currency" office:value="172961.26499999998" table:formula="of:=([.M244]*1.15)*0.3" table:style-name="ce224">
            <text:p><text:s/>172 961,27 Kč<text:s/></text:p>
          </table:table-cell>
          <table:table-cell table:number-columns-repeated="9" table:style-name="ce68"/>
          <table:table-cell office:value-type="currency" office:value="57653.754999999997" table:formula="of:=([.M244]*1.15)*0.1" table:style-name="ce69">
            <text:p><text:s/>57 653,76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242" table:style-name="ce607">
            <text:p>242</text:p>
          </table:table-cell>
          <table:table-cell table:number-columns-repeated="2" table:style-name="ce122"/>
          <table:table-cell table:style-name="ce566"/>
          <table:table-cell table:style-name="ce57"/>
          <table:table-cell office:value-type="string" table:style-name="ce57">
            <text:p>Přítluky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9,66kWp</text:p>
          </table:table-cell>
          <table:table-cell table:style-name="ce157"/>
          <table:table-cell table:style-name="ce62"/>
          <table:table-cell office:value-type="currency" office:value="577619" table:style-name="ce62">
            <text:p>577 619,00 Kč</text:p>
          </table:table-cell>
          <table:table-cell table:style-name="ce167"/>
          <table:table-cell office:value-type="string" table:style-name="ce167">
            <text:p>Nemá zájem - tel. 17. 5. 2022</text:p>
          </table:table-cell>
          <table:table-cell office:value-type="date" office:date-value="2022-04-07T00:00:00" table:style-name="ce65">
            <text:p>07.04.2022</text:p>
          </table:table-cell>
          <table:table-cell office:value-type="date" office:date-value="2020-01-01T00:00:00" table:style-name="ce64">
            <text:p>01.01.2020</text:p>
          </table:table-cell>
          <table:table-cell table:style-name="ce65"/>
          <table:table-cell office:value-type="date" office:date-value="2022-05-11T00:00:00" table:style-name="ce65">
            <text:p>11.05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398557.11" table:formula="of:=([.M245]*1.15)*0.6" table:style-name="ce188">
            <text:p><text:s/>398 557,11 Kč<text:s/></text:p>
          </table:table-cell>
          <table:table-cell table:number-columns-repeated="6" table:style-name="ce68"/>
          <table:table-cell table:style-name="ce381"/>
          <table:table-cell office:value-type="currency" office:value="199278.55499999999" table:formula="of:=([.M245]*1.15)*0.3" table:style-name="ce224">
            <text:p><text:s/>199 278,56 Kč<text:s/></text:p>
          </table:table-cell>
          <table:table-cell table:number-columns-repeated="9" table:style-name="ce68"/>
          <table:table-cell office:value-type="currency" office:value="66426.184999999998" table:formula="of:=([.M245]*1.15)*0.1" table:style-name="ce69">
            <text:p><text:s/>66 426,19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243" table:style-name="ce601">
            <text:p>243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Sobůlky</text:p>
          </table:table-cell>
          <table:table-cell table:style-name="ce144"/>
          <table:table-cell office:value-type="string" table:style-name="ce145">
            <text:p>N</text:p>
          </table:table-cell>
          <table:table-cell office:value-type="string" table:style-name="ce144">
            <text:p>3,68 kWp</text:p>
          </table:table-cell>
          <table:table-cell table:style-name="ce320"/>
          <table:table-cell office:value-type="currency" office:value="192800" table:style-name="ce148">
            <text:p>192 800,00 Kč</text:p>
          </table:table-cell>
          <table:table-cell office:value-type="currency" office:value="240625" table:style-name="ce148">
            <text:p>240 625,00 Kč</text:p>
          </table:table-cell>
          <table:table-cell office:value-type="string" table:style-name="ce322">
            <text:p>Drahoš</text:p>
          </table:table-cell>
          <table:table-cell office:value-type="string" table:style-name="ce322">
            <text:p>Nemá zájem - tel.: 09.06.2022</text:p>
          </table:table-cell>
          <table:table-cell office:value-type="date" office:date-value="2022-05-02T00:00:00" table:style-name="ce151">
            <text:p>02.05.2022</text:p>
          </table:table-cell>
          <table:table-cell office:value-type="date" office:date-value="2022-05-09T00:00:00" table:style-name="ce151">
            <text:p>09.05.2022</text:p>
          </table:table-cell>
          <table:table-cell table:style-name="ce382"/>
          <table:table-cell office:value-type="date" office:date-value="2022-05-09T00:00:00" table:style-name="ce151">
            <text:p>09.05.2022</text:p>
          </table:table-cell>
          <table:table-cell table:style-name="ce382"/>
          <table:table-cell table:style-name="ce383"/>
          <table:table-cell table:style-name="ce384"/>
          <table:table-cell table:number-columns-repeated="4" table:style-name="ce385"/>
          <table:table-cell office:value-type="currency" office:value="166031.25" table:formula="of:=([.M246]*1.15)*0.6" table:style-name="ce188">
            <text:p><text:s/>166 031,25 Kč<text:s/></text:p>
          </table:table-cell>
          <table:table-cell table:number-columns-repeated="5" table:style-name="ce385"/>
          <table:table-cell table:style-name="ce154"/>
          <table:table-cell table:style-name="ce386"/>
          <table:table-cell office:value-type="currency" office:value="83015.625" table:formula="of:=([.M246]*1.15)*0.3" table:style-name="ce224">
            <text:p><text:s/>83 015,63 Kč<text:s/></text:p>
          </table:table-cell>
          <table:table-cell table:number-columns-repeated="9" table:style-name="ce154"/>
          <table:table-cell office:value-type="currency" office:value="27671.875" table:formula="of:=([.M246]*1.15)*0.1" table:style-name="ce34">
            <text:p><text:s/>27 671,88 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244" table:style-name="ce608">
            <text:p>244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Břeclav</text:p>
          </table:table-cell>
          <table:table-cell table:style-name="ce144"/>
          <table:table-cell office:value-type="string" table:style-name="ce145">
            <text:p>N</text:p>
          </table:table-cell>
          <table:table-cell table:style-name="ce144"/>
          <table:table-cell table:style-name="ce320"/>
          <table:table-cell table:number-columns-repeated="2" table:style-name="ce148"/>
          <table:table-cell office:value-type="string" table:style-name="ce322">
            <text:p>mail</text:p>
          </table:table-cell>
          <table:table-cell office:value-type="string" table:style-name="ce322">
            <text:p>založeno duplicitně (viz R2204006)</text:p>
          </table:table-cell>
          <table:table-cell office:value-type="date" office:date-value="2022-05-02T00:00:00" table:style-name="ce151">
            <text:p>02.05.2022</text:p>
          </table:table-cell>
          <table:table-cell table:number-columns-repeated="2" table:style-name="ce151"/>
          <table:table-cell office:value-type="date" office:date-value="2022-05-11T00:00:00" table:style-name="ce151">
            <text:p>11.05.2022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247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247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247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245" table:style-name="ce607">
            <text:p>24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Svatobořice-Mistřín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nereagoval</text:p>
          </table:table-cell>
          <table:table-cell office:value-type="date" office:date-value="2022-04-28T00:00:00" table:style-name="ce65">
            <text:p>28.04.2022</text:p>
          </table:table-cell>
          <table:table-cell office:value-type="date" office:date-value="2022-05-02T00:00:00" table:style-name="ce65">
            <text:p>02.05.2022</text:p>
          </table:table-cell>
          <table:table-cell office:value-type="date" office:date-value="2022-05-04T00:00:00" table:style-name="ce65">
            <text:p>04.05.2022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248]*1.15)*0.6" table:style-name="ce188">
            <text:p><text:s/>- <text:s text:c="2"/>Kč<text:s/></text:p>
          </table:table-cell>
          <table:table-cell table:number-columns-repeated="6" table:style-name="ce68"/>
          <table:table-cell table:style-name="ce381"/>
          <table:table-cell office:value-type="currency" office:value="0" table:formula="of:=([.M248]*1.15)*0.3" table:style-name="ce224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248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246" table:style-name="ce607">
            <text:p>24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Tvrdonice</text:p>
          </table:table-cell>
          <table:table-cell office:value-type="string" table:style-name="ce58">
            <text:p>ET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nedohledán kontakt</text:p>
          </table:table-cell>
          <table:table-cell table:number-columns-repeated="4" table:style-name="ce65"/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0" table:formula="of:=([.M249]*1.15)*0.6" table:style-name="ce188">
            <text:p><text:s/>- <text:s text:c="2"/>Kč<text:s/></text:p>
          </table:table-cell>
          <table:table-cell table:number-columns-repeated="6" table:style-name="ce43"/>
          <table:table-cell table:style-name="ce223"/>
          <table:table-cell office:value-type="currency" office:value="0" table:formula="of:=([.M249]*1.15)*0.3" table:style-name="ce224">
            <text:p><text:s/>- <text:s text:c="2"/>Kč<text:s/></text:p>
          </table:table-cell>
          <table:table-cell table:number-columns-repeated="9" table:style-name="ce43"/>
          <table:table-cell office:value-type="currency" office:value="0" table:formula="of:=([.M249]*1.15)*0.1" table:style-name="ce34">
            <text:p><text:s/>- <text:s text:c="2"/>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47" table:style-name="ce607">
            <text:p>247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Předboj</text:p>
          </table:table-cell>
          <table:table-cell table:style-name="ce85"/>
          <table:table-cell office:value-type="string" table:style-name="ce24">
            <text:p>O</text:p>
          </table:table-cell>
          <table:table-cell office:value-type="string" table:style-name="ce85">
            <text:p>8,28 kWp</text:p>
          </table:table-cell>
          <table:table-cell table:style-name="ce178"/>
          <table:table-cell office:value-type="currency" office:value="375985" table:style-name="ce88">
            <text:p>375 985,00 Kč</text:p>
          </table:table-cell>
          <table:table-cell office:value-type="currency" office:value="473136" table:style-name="ce88">
            <text:p>473 136,00 Kč</text:p>
          </table:table-cell>
          <table:table-cell office:value-type="string" table:style-name="ce112">
            <text:p>Eda<text:s/></text:p>
          </table:table-cell>
          <table:table-cell office:value-type="string" table:style-name="ce388">
            <text:p>Odloženo, bude řešit příští rok - EM</text:p>
          </table:table-cell>
          <table:table-cell office:value-type="date" office:date-value="2022-05-03T00:00:00" table:style-name="ce22">
            <text:p>03.05.2022</text:p>
          </table:table-cell>
          <table:table-cell table:number-columns-repeated="2" table:style-name="ce22"/>
          <table:table-cell office:value-type="date" office:date-value="2022-05-11T00:00:00" table:style-name="ce22">
            <text:p>11.05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26463.83999999991" table:formula="of:=([.M250]*1.15)*0.6" table:style-name="ce190">
            <text:p><text:s/>326 463,84 Kč<text:s/></text:p>
          </table:table-cell>
          <table:table-cell table:number-columns-repeated="6" table:style-name="ce35"/>
          <table:table-cell table:style-name="ce362"/>
          <table:table-cell office:value-type="currency" office:value="163231.91999999995" table:formula="of:=([.M250]*1.15)*0.3" table:style-name="ce363">
            <text:p><text:s/>163 231,92 Kč<text:s/></text:p>
          </table:table-cell>
          <table:table-cell table:number-columns-repeated="9" table:style-name="ce35"/>
          <table:table-cell office:value-type="currency" office:value="54410.639999999992" table:formula="of:=([.M250]*1.15)*0.1" table:style-name="ce93">
            <text:p><text:s/>54 410,64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248" table:style-name="ce607">
            <text:p>248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Topolná</text:p>
          </table:table-cell>
          <table:table-cell table:style-name="ce268"/>
          <table:table-cell office:value-type="string" table:style-name="ce145">
            <text:p>N</text:p>
          </table:table-cell>
          <table:table-cell table:style-name="ce268"/>
          <table:table-cell table:style-name="ce269"/>
          <table:table-cell table:number-columns-repeated="2" table:style-name="ce270"/>
          <table:table-cell office:value-type="string" table:style-name="ce271">
            <text:p>mail</text:p>
          </table:table-cell>
          <table:table-cell office:value-type="string" table:style-name="ce271">
            <text:p>nemá zájem</text:p>
          </table:table-cell>
          <table:table-cell office:value-type="date" office:date-value="2022-05-03T00:00:00" table:style-name="ce272">
            <text:p>03.05.2022</text:p>
          </table:table-cell>
          <table:table-cell office:value-type="date" office:date-value="2022-05-09T00:00:00" table:style-name="ce272">
            <text:p>09.05.2022</text:p>
          </table:table-cell>
          <table:table-cell table:number-columns-repeated="3"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0" table:formula="of:=([.M251]*1.15)*0.6" table:style-name="ce188">
            <text:p><text:s/>- <text:s text:c="2"/>Kč<text:s/></text:p>
          </table:table-cell>
          <table:table-cell table:number-columns-repeated="6" table:style-name="ce379"/>
          <table:table-cell table:style-name="ce380"/>
          <table:table-cell office:value-type="currency" office:value="0" table:formula="of:=([.M251]*1.15)*0.3" table:style-name="ce224">
            <text:p><text:s/>- <text:s text:c="2"/>Kč<text:s/></text:p>
          </table:table-cell>
          <table:table-cell table:number-columns-repeated="9" table:style-name="ce379"/>
          <table:table-cell office:value-type="currency" office:value="0" table:formula="of:=([.M251]*1.15)*0.1" table:style-name="ce274">
            <text:p><text:s/>- <text:s text:c="2"/>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"/>
          <table:table-cell office:value-type="float" office:value="249" table:style-name="ce607">
            <text:p>249</text:p>
          </table:table-cell>
          <table:table-cell table:number-columns-repeated="2" table:style-name="ce267"/>
          <table:table-cell table:style-name="ce576"/>
          <table:table-cell table:number-columns-repeated="2" table:style-name="ce267"/>
          <table:table-cell table:style-name="ce268"/>
          <table:table-cell office:value-type="string" table:style-name="ce145">
            <text:p>N</text:p>
          </table:table-cell>
          <table:table-cell table:style-name="ce268"/>
          <table:table-cell table:style-name="ce269"/>
          <table:table-cell table:number-columns-repeated="2" table:style-name="ce270"/>
          <table:table-cell office:value-type="string" table:style-name="ce271">
            <text:p>Eda</text:p>
          </table:table-cell>
          <table:table-cell office:value-type="string" table:style-name="ce271">
            <text:p>nemá zájem</text:p>
          </table:table-cell>
          <table:table-cell office:value-type="date" office:date-value="2022-05-03T00:00:00" table:style-name="ce272">
            <text:p>03.05.2022</text:p>
          </table:table-cell>
          <table:table-cell office:value-type="date" office:date-value="2022-05-09T00:00:00" table:style-name="ce272">
            <text:p>09.05.2022</text:p>
          </table:table-cell>
          <table:table-cell table:number-columns-repeated="3"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0" table:formula="of:=([.M252]*1.15)*0.6" table:style-name="ce188">
            <text:p><text:s/>- <text:s text:c="2"/>Kč<text:s/></text:p>
          </table:table-cell>
          <table:table-cell table:number-columns-repeated="6" table:style-name="ce379"/>
          <table:table-cell table:style-name="ce380"/>
          <table:table-cell office:value-type="currency" office:value="0" table:formula="of:=([.M252]*1.15)*0.3" table:style-name="ce224">
            <text:p><text:s/>- <text:s text:c="2"/>Kč<text:s/></text:p>
          </table:table-cell>
          <table:table-cell table:number-columns-repeated="9" table:style-name="ce379"/>
          <table:table-cell office:value-type="currency" office:value="0" table:formula="of:=([.M252]*1.15)*0.1" table:style-name="ce274">
            <text:p><text:s/>- <text:s text:c="2"/>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"/>
          <table:table-cell office:value-type="float" office:value="250" table:style-name="ce607">
            <text:p>250</text:p>
          </table:table-cell>
          <table:table-cell table:number-columns-repeated="2" table:style-name="ce267"/>
          <table:table-cell table:style-name="ce576"/>
          <table:table-cell table:number-columns-repeated="2" table:style-name="ce267"/>
          <table:table-cell table:style-name="ce268"/>
          <table:table-cell office:value-type="string" table:style-name="ce145">
            <text:p>N</text:p>
          </table:table-cell>
          <table:table-cell table:style-name="ce268"/>
          <table:table-cell table:style-name="ce269"/>
          <table:table-cell table:number-columns-repeated="2" table:style-name="ce270"/>
          <table:table-cell office:value-type="string" table:style-name="ce271">
            <text:p>mail</text:p>
          </table:table-cell>
          <table:table-cell office:value-type="string" table:style-name="ce271">
            <text:p>číslo neexistuje, budu zasílat mail-mail bez reakce</text:p>
          </table:table-cell>
          <table:table-cell office:value-type="date" office:date-value="2022-05-03T00:00:00" table:style-name="ce272">
            <text:p>03.05.2022</text:p>
          </table:table-cell>
          <table:table-cell office:value-type="date" office:date-value="2022-05-09T00:00:00" table:style-name="ce272">
            <text:p>09.05.2022</text:p>
          </table:table-cell>
          <table:table-cell table:number-columns-repeated="3"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0" table:formula="of:=([.M253]*1.15)*0.6" table:style-name="ce188">
            <text:p><text:s/>- <text:s text:c="2"/>Kč<text:s/></text:p>
          </table:table-cell>
          <table:table-cell table:number-columns-repeated="6" table:style-name="ce379"/>
          <table:table-cell table:style-name="ce380"/>
          <table:table-cell office:value-type="currency" office:value="0" table:formula="of:=([.M253]*1.15)*0.3" table:style-name="ce224">
            <text:p><text:s/>- <text:s text:c="2"/>Kč<text:s/></text:p>
          </table:table-cell>
          <table:table-cell table:number-columns-repeated="9" table:style-name="ce379"/>
          <table:table-cell office:value-type="currency" office:value="0" table:formula="of:=([.M253]*1.15)*0.1" table:style-name="ce274">
            <text:p><text:s/>- <text:s text:c="2"/>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64"/>
          <table:table-cell office:value-type="float" office:value="251" table:style-name="ce607">
            <text:p>251</text:p>
          </table:table-cell>
          <table:table-cell office:value-type="string" table:style-name="ce75">
            <text:p>JH, LM</text:p>
          </table:table-cell>
          <table:table-cell table:style-name="ce75"/>
          <table:table-cell table:style-name="ce567"/>
          <table:table-cell table:style-name="ce134"/>
          <table:table-cell office:value-type="string" table:style-name="ce75">
            <text:p>Hýsly</text:p>
          </table:table-cell>
          <table:table-cell office:value-type="string" table:style-name="ce76">
            <text:p>ET 10</text:p>
          </table:table-cell>
          <table:table-cell office:value-type="string" table:style-name="ce77">
            <text:p>R<text:s/></text:p>
          </table:table-cell>
          <table:table-cell office:value-type="string" table:style-name="ce76">
            <text:p>8,28 kWp</text:p>
          </table:table-cell>
          <table:table-cell table:style-name="ce290"/>
          <table:table-cell office:value-type="currency" office:value="377868" table:style-name="ce80">
            <text:p>377 868,00 Kč</text:p>
          </table:table-cell>
          <table:table-cell office:value-type="currency" office:value="462650" table:style-name="ce80">
            <text:p>462 650,00 Kč</text:p>
          </table:table-cell>
          <table:table-cell office:value-type="string" table:style-name="ce291">
            <text:p>Solich - Kapitol</text:p>
          </table:table-cell>
          <table:table-cell office:value-type="string" table:style-name="ce291">
            <text:p>chybí baterie,dodána RZ el.rozv.na eg.d 934203</text:p>
          </table:table-cell>
          <table:table-cell office:value-type="date" office:date-value="2022-05-03T00:00:00" table:style-name="ce22">
            <text:p>03.05.2022</text:p>
          </table:table-cell>
          <table:table-cell office:value-type="date" office:date-value="2022-05-09T00:00:00" table:style-name="ce22">
            <text:p>09.05.2022</text:p>
          </table:table-cell>
          <table:table-cell table:style-name="ce22"/>
          <table:table-cell office:value-type="date" office:date-value="2022-07-25T00:00:00" table:style-name="ce22">
            <text:p>25.07.2022</text:p>
          </table:table-cell>
          <table:table-cell table:style-name="ce22"/>
          <table:table-cell table:style-name="ce91"/>
          <table:table-cell table:style-name="ce92"/>
          <table:table-cell office:value-type="date" office:date-value="2022-08-22T00:00:00" table:style-name="ce35">
            <text:p>22.08.2022</text:p>
          </table:table-cell>
          <table:table-cell office:value-type="string" table:style-name="ce96">
            <text:p>č.9002020591</text:p>
          </table:table-cell>
          <table:table-cell table:style-name="ce35"/>
          <table:table-cell office:value-type="date" office:date-value="2022-09-05T00:00:00" table:style-name="ce35">
            <text:p>05.09.2022</text:p>
          </table:table-cell>
          <table:table-cell office:value-type="currency" office:value="319229" table:style-name="ce190">
            <text:p><text:s/>319 229,00 Kč<text:s/></text:p>
          </table:table-cell>
          <table:table-cell office:value-type="date" office:date-value="2022-09-07T00:00:00" table:style-name="ce35">
            <text:p>07.09.2022</text:p>
          </table:table-cell>
          <table:table-cell table:number-columns-repeated="5" table:style-name="ce35"/>
          <table:table-cell table:style-name="ce362"/>
          <table:table-cell office:value-type="currency" office:value="159614.25" table:formula="of:=([.M254]*1.15)*0.3" table:style-name="ce363">
            <text:p><text:s/>159 614,25 Kč<text:s/></text:p>
          </table:table-cell>
          <table:table-cell table:number-columns-repeated="4" table:style-name="ce35"/>
          <table:table-cell office:value-type="date" office:date-value="2022-08-09T00:00:00" table:style-name="ce35">
            <text:p>09.08.2022</text:p>
          </table:table-cell>
          <table:table-cell office:value-type="string" table:style-name="ce35">
            <text:p>mikrozdroj</text:p>
          </table:table-cell>
          <table:table-cell table:number-columns-repeated="3" table:style-name="ce35"/>
          <table:table-cell office:value-type="currency" office:value="53204.75" table:formula="of:=([.M254]*1.15)*0.1" table:style-name="ce93">
            <text:p><text:s/>53 204,75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252" table:style-name="ce607">
            <text:p>252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Kyjov</text:p>
          </table:table-cell>
          <table:table-cell table:style-name="ce144"/>
          <table:table-cell office:value-type="string" table:style-name="ce145">
            <text:p>N</text:p>
          </table:table-cell>
          <table:table-cell table:style-name="ce144"/>
          <table:table-cell table:style-name="ce320"/>
          <table:table-cell table:number-columns-repeated="2" table:style-name="ce148"/>
          <table:table-cell office:value-type="string" table:style-name="ce322">
            <text:p>mail</text:p>
          </table:table-cell>
          <table:table-cell office:value-type="string" table:style-name="ce322">
            <text:p>dlouhodobě nereaguje</text:p>
          </table:table-cell>
          <table:table-cell office:value-type="date" office:date-value="2022-05-03T00:00:00" table:style-name="ce151">
            <text:p>03.05.2022</text:p>
          </table:table-cell>
          <table:table-cell office:value-type="date" office:date-value="2022-05-09T00:00:00" table:style-name="ce151">
            <text:p>09.05.2022</text:p>
          </table:table-cell>
          <table:table-cell table:style-name="ce151"/>
          <table:table-cell office:value-type="date" office:date-value="2020-01-01T00:00:00" table:style-name="ce151">
            <text:p>01.01.2020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255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255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255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253" table:style-name="ce607">
            <text:p>253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Povazská Bystrica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O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447404" table:style-name="ce88">
            <text:p>447 404,00 Kč</text:p>
          </table:table-cell>
          <table:table-cell office:value-type="currency" office:value="378708" table:style-name="ce88">
            <text:p>378 708,00 Kč</text:p>
          </table:table-cell>
          <table:table-cell office:value-type="string" table:style-name="ce112">
            <text:p>mail</text:p>
          </table:table-cell>
          <table:table-cell office:value-type="string" table:style-name="ce112">
            <text:p>volat začátkem října, řeší finance</text:p>
          </table:table-cell>
          <table:table-cell office:value-type="date" office:date-value="2022-05-03T00:00:00" table:style-name="ce22">
            <text:p>03.05.2022</text:p>
          </table:table-cell>
          <table:table-cell office:value-type="date" office:date-value="2022-05-11T00:00:00" table:style-name="ce22">
            <text:p>11.05.2022</text:p>
          </table:table-cell>
          <table:table-cell table:style-name="ce22"/>
          <table:table-cell office:value-type="date" office:date-value="2022-05-11T00:00:00" table:style-name="ce22">
            <text:p>11.05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61308.51999999996" table:formula="of:=([.M256]*1.15)*0.6" table:style-name="ce190">
            <text:p><text:s/>261 308,52 Kč<text:s/></text:p>
          </table:table-cell>
          <table:table-cell table:number-columns-repeated="6" table:style-name="ce35"/>
          <table:table-cell table:style-name="ce362"/>
          <table:table-cell office:value-type="currency" office:value="130654.25999999998" table:formula="of:=([.M256]*1.15)*0.3" table:style-name="ce363">
            <text:p><text:s/>130 654,26 Kč<text:s/></text:p>
          </table:table-cell>
          <table:table-cell table:number-columns-repeated="9" table:style-name="ce35"/>
          <table:table-cell office:value-type="currency" office:value="43551.42" table:formula="of:=([.M256]*1.15)*0.1" table:style-name="ce93">
            <text:p><text:s/>43 551,42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254" table:style-name="ce607">
            <text:p>25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Milot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62"/>
          <table:table-cell office:value-type="string" table:style-name="ce167">
            <text:p>mail</text:p>
          </table:table-cell>
          <table:table-cell office:value-type="string" table:style-name="ce167">
            <text:p>konkurence</text:p>
          </table:table-cell>
          <table:table-cell office:value-type="date" office:date-value="2022-05-03T00:00:00" table:style-name="ce65">
            <text:p>03.05.2022</text:p>
          </table:table-cell>
          <table:table-cell office:value-type="date" office:date-value="2022-05-09T00:00:00" table:style-name="ce65">
            <text:p>09.05.2022</text:p>
          </table:table-cell>
          <table:table-cell table:number-columns-repeated="3"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257]*1.15)*0.6" table:style-name="ce188">
            <text:p><text:s/>- <text:s text:c="2"/>Kč<text:s/></text:p>
          </table:table-cell>
          <table:table-cell table:number-columns-repeated="6" table:style-name="ce68"/>
          <table:table-cell table:style-name="ce381"/>
          <table:table-cell office:value-type="currency" office:value="0" table:formula="of:=([.M257]*1.15)*0.3" table:style-name="ce224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257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255" table:style-name="ce607">
            <text:p>255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Ostrožská N. Ves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9,66kWp</text:p>
          </table:table-cell>
          <table:table-cell table:style-name="ce269"/>
          <table:table-cell office:value-type="currency" office:value="610200" table:style-name="ce270">
            <text:p>610 200,00 Kč</text:p>
          </table:table-cell>
          <table:table-cell office:value-type="currency" office:value="511645" table:style-name="ce270">
            <text:p>511 645,00 Kč</text:p>
          </table:table-cell>
          <table:table-cell office:value-type="string" table:style-name="ce271">
            <text:p>mail</text:p>
          </table:table-cell>
          <table:table-cell office:value-type="string" table:style-name="ce271">
            <text:p>dlouhodobě nebere telefon</text:p>
          </table:table-cell>
          <table:table-cell office:value-type="date" office:date-value="2022-05-03T00:00:00" table:style-name="ce272">
            <text:p>03.05.2022</text:p>
          </table:table-cell>
          <table:table-cell office:value-type="date" office:date-value="2022-05-09T00:00:00" table:style-name="ce272">
            <text:p>09.05.2022</text:p>
          </table:table-cell>
          <table:table-cell table:style-name="ce272"/>
          <table:table-cell office:value-type="date" office:date-value="2022-05-13T00:00:00" table:style-name="ce272">
            <text:p>13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353035.05" table:formula="of:=([.M258]*1.15)*0.6" table:style-name="ce188">
            <text:p><text:s/>353 035,05 Kč<text:s/></text:p>
          </table:table-cell>
          <table:table-cell table:number-columns-repeated="6" table:style-name="ce379"/>
          <table:table-cell table:style-name="ce380"/>
          <table:table-cell office:value-type="currency" office:value="176517.52499999999" table:formula="of:=([.M258]*1.15)*0.3" table:style-name="ce224">
            <text:p><text:s/>176 517,53 Kč<text:s/></text:p>
          </table:table-cell>
          <table:table-cell table:number-columns-repeated="9" table:style-name="ce379"/>
          <table:table-cell office:value-type="currency" office:value="58839.175000000003" table:formula="of:=([.M258]*1.15)*0.1" table:style-name="ce274">
            <text:p><text:s/>58 839,18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/>
          <table:table-cell office:value-type="float" office:value="256" table:style-name="ce607">
            <text:p>256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Chmeliště</text:p>
          </table:table-cell>
          <table:table-cell table:style-name="ce268"/>
          <table:table-cell office:value-type="string" table:style-name="ce145">
            <text:p>N</text:p>
          </table:table-cell>
          <table:table-cell table:style-name="ce268"/>
          <table:table-cell table:style-name="ce269"/>
          <table:table-cell table:number-columns-repeated="2" table:style-name="ce270"/>
          <table:table-cell office:value-type="string" table:style-name="ce271">
            <text:p>mail</text:p>
          </table:table-cell>
          <table:table-cell office:value-type="string" table:style-name="ce271">
            <text:p>již není aktuální</text:p>
          </table:table-cell>
          <table:table-cell office:value-type="date" office:date-value="2022-05-03T00:00:00" table:style-name="ce272">
            <text:p>03.05.2022</text:p>
          </table:table-cell>
          <table:table-cell office:value-type="date" office:date-value="2022-05-09T00:00:00" table:style-name="ce272">
            <text:p>09.05.2022</text:p>
          </table:table-cell>
          <table:table-cell table:number-columns-repeated="3"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0" table:formula="of:=([.M259]*1.15)*0.6" table:style-name="ce188">
            <text:p><text:s/>- <text:s text:c="2"/>Kč<text:s/></text:p>
          </table:table-cell>
          <table:table-cell table:number-columns-repeated="6" table:style-name="ce379"/>
          <table:table-cell table:style-name="ce380"/>
          <table:table-cell office:value-type="currency" office:value="0" table:formula="of:=([.M259]*1.15)*0.3" table:style-name="ce224">
            <text:p><text:s/>- <text:s text:c="2"/>Kč<text:s/></text:p>
          </table:table-cell>
          <table:table-cell table:number-columns-repeated="9" table:style-name="ce379"/>
          <table:table-cell office:value-type="currency" office:value="0" table:formula="of:=([.M259]*1.15)*0.1" table:style-name="ce274">
            <text:p><text:s/>- <text:s text:c="2"/>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/>
          <table:table-cell office:value-type="float" office:value="257" table:style-name="ce607">
            <text:p>257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Dýšina u Plzně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5,52 kWp</text:p>
          </table:table-cell>
          <table:table-cell table:style-name="ce269"/>
          <table:table-cell office:value-type="currency" office:value="306540" table:style-name="ce270">
            <text:p>306 540,00 Kč</text:p>
          </table:table-cell>
          <table:table-cell office:value-type="currency" office:value="383088" table:style-name="ce270">
            <text:p>383 088,00 Kč</text:p>
          </table:table-cell>
          <table:table-cell office:value-type="string" table:style-name="ce271">
            <text:p>mail</text:p>
          </table:table-cell>
          <table:table-cell office:value-type="string" table:style-name="ce271">
            <text:p>konkurence-lepší cena</text:p>
          </table:table-cell>
          <table:table-cell office:value-type="date" office:date-value="2022-04-19T00:00:00" table:style-name="ce272">
            <text:p>19.04.2022</text:p>
          </table:table-cell>
          <table:table-cell office:value-type="date" office:date-value="2022-05-09T00:00:00" table:style-name="ce272">
            <text:p>09.05.2022</text:p>
          </table:table-cell>
          <table:table-cell table:style-name="ce272"/>
          <table:table-cell office:value-type="date" office:date-value="2022-06-06T00:00:00" table:style-name="ce272">
            <text:p>06.06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264330.71999999997" table:formula="of:=([.M260]*1.15)*0.6" table:style-name="ce188">
            <text:p><text:s/>264 330,72 Kč<text:s/></text:p>
          </table:table-cell>
          <table:table-cell table:number-columns-repeated="6" table:style-name="ce379"/>
          <table:table-cell table:style-name="ce380"/>
          <table:table-cell office:value-type="currency" office:value="132165.35999999999" table:formula="of:=([.M260]*1.15)*0.3" table:style-name="ce224">
            <text:p><text:s/>132 165,36 Kč<text:s/></text:p>
          </table:table-cell>
          <table:table-cell table:number-columns-repeated="9" table:style-name="ce379"/>
          <table:table-cell office:value-type="currency" office:value="44055.119999999995" table:formula="of:=([.M260]*1.15)*0.1" table:style-name="ce274">
            <text:p><text:s/>44 055,12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/>
          <table:table-cell office:value-type="float" office:value="258" table:style-name="ce607">
            <text:p>258</text:p>
          </table:table-cell>
          <table:table-cell table:number-columns-repeated="2" table:style-name="ce122"/>
          <table:table-cell table:style-name="ce569"/>
          <table:table-cell table:style-name="ce122"/>
          <table:table-cell office:value-type="string" table:style-name="ce122">
            <text:p>Chlum-Korouhvice</text:p>
          </table:table-cell>
          <table:table-cell office:value-type="string" table:style-name="ce123">
            <text:p>IK</text:p>
          </table:table-cell>
          <table:table-cell office:value-type="string" table:style-name="ce24">
            <text:p>O</text:p>
          </table:table-cell>
          <table:table-cell table:style-name="ce123"/>
          <table:table-cell table:style-name="ce180"/>
          <table:table-cell table:number-columns-repeated="2" table:style-name="ce126"/>
          <table:table-cell office:value-type="string" table:style-name="ce181">
            <text:p>mail</text:p>
          </table:table-cell>
          <table:table-cell office:value-type="string" table:style-name="ce181">
            <text:p>nemají kolaudaci, bude řešit cca za rok,CN zatím nechtěl</text:p>
          </table:table-cell>
          <table:table-cell office:value-type="date" office:date-value="2022-05-03T00:00:00" table:style-name="ce52">
            <text:p>03.05.2022</text:p>
          </table:table-cell>
          <table:table-cell office:value-type="date" office:date-value="2022-05-09T00:00:00" table:style-name="ce52">
            <text:p>09.05.2022</text:p>
          </table:table-cell>
          <table:table-cell table:style-name="ce52"/>
          <table:table-cell table:style-name="ce65"/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0" table:formula="of:=([.M261]*1.15)*0.6" table:style-name="ce188">
            <text:p><text:s/>- <text:s text:c="2"/>Kč<text:s/></text:p>
          </table:table-cell>
          <table:table-cell table:number-columns-repeated="6" table:style-name="ce43"/>
          <table:table-cell table:style-name="ce223"/>
          <table:table-cell office:value-type="currency" office:value="0" table:formula="of:=([.M261]*1.15)*0.3" table:style-name="ce224">
            <text:p><text:s/>- <text:s text:c="2"/>Kč<text:s/></text:p>
          </table:table-cell>
          <table:table-cell table:number-columns-repeated="9" table:style-name="ce43"/>
          <table:table-cell office:value-type="currency" office:value="0" table:formula="of:=([.M261]*1.15)*0.1" table:style-name="ce34">
            <text:p><text:s/>- <text:s text:c="2"/>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259" table:style-name="ce607">
            <text:p>259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Vnorovy</text:p>
          </table:table-cell>
          <table:table-cell table:style-name="ce144"/>
          <table:table-cell office:value-type="string" table:style-name="ce145">
            <text:p>N</text:p>
          </table:table-cell>
          <table:table-cell office:value-type="string" table:style-name="ce144">
            <text:p>5,52 kWp</text:p>
          </table:table-cell>
          <table:table-cell table:style-name="ce320"/>
          <table:table-cell office:value-type="currency" office:value="296550" table:style-name="ce148">
            <text:p>296 550,00 Kč</text:p>
          </table:table-cell>
          <table:table-cell office:value-type="currency" office:value="372300" table:style-name="ce148">
            <text:p>372 300,00 Kč</text:p>
          </table:table-cell>
          <table:table-cell office:value-type="string" table:style-name="ce322">
            <text:p>mail</text:p>
          </table:table-cell>
          <table:table-cell office:value-type="string" table:style-name="ce322">
            <text:p>Nemá zájem, konkurenční nabídka<text:s/></text:p>
          </table:table-cell>
          <table:table-cell office:value-type="date" office:date-value="2022-05-03T00:00:00" table:style-name="ce151">
            <text:p>03.05.2022</text:p>
          </table:table-cell>
          <table:table-cell office:value-type="date" office:date-value="2022-05-17T00:00:00" table:style-name="ce151">
            <text:p>17.05.2022</text:p>
          </table:table-cell>
          <table:table-cell table:style-name="ce151"/>
          <table:table-cell office:value-type="date" office:date-value="2022-05-23T00:00:00" table:style-name="ce151">
            <text:p>23.05.2022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256886.99999999994" table:formula="of:=([.M262]*1.15)*0.6" table:style-name="ce188">
            <text:p><text:s/>256 887,00 Kč<text:s/></text:p>
          </table:table-cell>
          <table:table-cell table:number-columns-repeated="6" table:style-name="ce154"/>
          <table:table-cell table:style-name="ce386"/>
          <table:table-cell office:value-type="currency" office:value="128443.49999999997" table:formula="of:=([.M262]*1.15)*0.3" table:style-name="ce224">
            <text:p><text:s/>128 443,50 Kč<text:s/></text:p>
          </table:table-cell>
          <table:table-cell table:number-columns-repeated="9" table:style-name="ce154"/>
          <table:table-cell office:value-type="currency" office:value="42814.5" table:formula="of:=([.M262]*1.15)*0.1" table:style-name="ce155">
            <text:p><text:s/>42 814,50 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/>
          <table:table-cell office:value-type="float" office:value="260" table:style-name="ce607">
            <text:p>260</text:p>
          </table:table-cell>
          <table:table-cell table:number-columns-repeated="2" table:style-name="ce282"/>
          <table:table-cell table:style-name="ce577"/>
          <table:table-cell table:style-name="ce389"/>
          <table:table-cell office:value-type="string" table:style-name="ce282">
            <text:p>Radějov</text:p>
          </table:table-cell>
          <table:table-cell table:style-name="ce283"/>
          <table:table-cell office:value-type="string" table:style-name="ce59">
            <text:p>N</text:p>
          </table:table-cell>
          <table:table-cell office:value-type="string" table:style-name="ce283">
            <text:p>5,52 kWp</text:p>
          </table:table-cell>
          <table:table-cell table:style-name="ce285"/>
          <table:table-cell office:value-type="currency" office:value="444200" table:style-name="ce286">
            <text:p>444 200,00 Kč</text:p>
          </table:table-cell>
          <table:table-cell office:value-type="currency" office:value="372300" table:style-name="ce286">
            <text:p>372 300,00 Kč</text:p>
          </table:table-cell>
          <table:table-cell office:value-type="string" table:style-name="ce287">
            <text:p>Solich - Kapitol</text:p>
          </table:table-cell>
          <table:table-cell office:value-type="string" table:style-name="ce287">
            <text:p>nekomunikuje</text:p>
          </table:table-cell>
          <table:table-cell office:value-type="date" office:date-value="2022-05-03T00:00:00" table:style-name="ce288">
            <text:p>03.05.2022</text:p>
          </table:table-cell>
          <table:table-cell office:value-type="date" office:date-value="2022-05-13T00:00:00" table:style-name="ce288">
            <text:p>13.05.2022</text:p>
          </table:table-cell>
          <table:table-cell table:style-name="ce288"/>
          <table:table-cell office:value-type="date" office:date-value="2022-05-09T00:00:00" table:style-name="ce288">
            <text:p>09.05.2022</text:p>
          </table:table-cell>
          <table:table-cell table:style-name="ce288"/>
          <table:table-cell table:style-name="ce390"/>
          <table:table-cell table:style-name="ce378"/>
          <table:table-cell table:number-columns-repeated="4" table:style-name="ce379"/>
          <table:table-cell office:value-type="currency" office:value="256886.99999999994" table:formula="of:=([.M263]*1.15)*0.6" table:style-name="ce188">
            <text:p><text:s/>256 887,00 Kč<text:s/></text:p>
          </table:table-cell>
          <table:table-cell table:number-columns-repeated="6" table:style-name="ce379"/>
          <table:table-cell table:style-name="ce380"/>
          <table:table-cell office:value-type="currency" office:value="128443.49999999997" table:formula="of:=([.M263]*1.15)*0.3" table:style-name="ce224">
            <text:p><text:s/>128 443,50 Kč<text:s/></text:p>
          </table:table-cell>
          <table:table-cell table:number-columns-repeated="9" table:style-name="ce379"/>
          <table:table-cell office:value-type="currency" office:value="42814.5" table:formula="of:=([.M263]*1.15)*0.1" table:style-name="ce274">
            <text:p><text:s/>42 814,50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/>
          <table:table-cell office:value-type="float" office:value="261" table:style-name="ce607">
            <text:p>261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Prušánky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8,28 kWp</text:p>
          </table:table-cell>
          <table:table-cell table:style-name="ce269"/>
          <table:table-cell office:value-type="currency" office:value="488800" table:style-name="ce270">
            <text:p>488 800,00 Kč</text:p>
          </table:table-cell>
          <table:table-cell office:value-type="currency" office:value="424230" table:style-name="ce270">
            <text:p>424 230,00 Kč</text:p>
          </table:table-cell>
          <table:table-cell office:value-type="string" table:style-name="ce271">
            <text:p>Drahoš</text:p>
          </table:table-cell>
          <table:table-cell office:value-type="string" table:style-name="ce271">
            <text:p>chtěl wattrouter-vzal konkurenci</text:p>
          </table:table-cell>
          <table:table-cell office:value-type="date" office:date-value="2022-05-03T00:00:00" table:style-name="ce272">
            <text:p>03.05.2022</text:p>
          </table:table-cell>
          <table:table-cell office:value-type="date" office:date-value="2022-05-25T00:00:00" table:style-name="ce272">
            <text:p>25.05.2022</text:p>
          </table:table-cell>
          <table:table-cell table:style-name="ce272"/>
          <table:table-cell office:value-type="date" office:date-value="2022-05-09T00:00:00" table:style-name="ce272">
            <text:p>09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292718.69999999995" table:formula="of:=([.M264]*1.15)*0.6" table:style-name="ce188">
            <text:p><text:s/>292 718,70 Kč<text:s/></text:p>
          </table:table-cell>
          <table:table-cell table:number-columns-repeated="6" table:style-name="ce379"/>
          <table:table-cell table:style-name="ce380"/>
          <table:table-cell office:value-type="currency" office:value="146359.34999999998" table:formula="of:=([.M264]*1.15)*0.3" table:style-name="ce224">
            <text:p><text:s/>146 359,35 Kč<text:s/></text:p>
          </table:table-cell>
          <table:table-cell table:number-columns-repeated="9" table:style-name="ce379"/>
          <table:table-cell office:value-type="currency" office:value="48786.45" table:formula="of:=([.M264]*1.15)*0.1" table:style-name="ce274">
            <text:p><text:s/>48 786,45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/>
          <table:table-cell office:value-type="float" office:value="262" table:style-name="ce607">
            <text:p>262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rno</text:p>
          </table:table-cell>
          <table:table-cell office:value-type="string" table:style-name="ce85">
            <text:p>Ptáček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7,6 kWp</text:p>
          </table:table-cell>
          <table:table-cell table:style-name="ce178"/>
          <table:table-cell office:value-type="currency" office:value="316248" table:style-name="ce88">
            <text:p>316 248,00 Kč</text:p>
          </table:table-cell>
          <table:table-cell office:value-type="currency" office:value="337550" table:style-name="ce88">
            <text:p>337 550,00 Kč</text:p>
          </table:table-cell>
          <table:table-cell office:value-type="string" table:style-name="ce112">
            <text:p>Gajda</text:p>
          </table:table-cell>
          <table:table-cell office:value-type="string" table:style-name="ce112">
            <text:p>PPP 29.11.2022</text:p>
          </table:table-cell>
          <table:table-cell office:value-type="date" office:date-value="2022-05-01T00:00:00" table:style-name="ce52">
            <text:p>01.05.2022</text:p>
          </table:table-cell>
          <table:table-cell office:value-type="date" office:date-value="2022-05-01T00:00:00" table:style-name="ce22">
            <text:p>01.05.2022</text:p>
          </table:table-cell>
          <table:table-cell table:style-name="ce52"/>
          <table:table-cell office:value-type="date" office:date-value="2022-05-10T00:00:00" table:style-name="ce52">
            <text:p>10.05.2022</text:p>
          </table:table-cell>
          <table:table-cell table:style-name="ce52"/>
          <table:table-cell table:style-name="ce53"/>
          <table:table-cell table:style-name="ce41"/>
          <table:table-cell table:style-name="ce43"/>
          <table:table-cell office:value-type="float" office:value="9001947813" table:style-name="ce44">
            <text:p>9001947813</text:p>
          </table:table-cell>
          <table:table-cell office:value-type="date" office:date-value="2022-05-13T00:00:00" table:style-name="ce43">
            <text:p>13.05.2022</text:p>
          </table:table-cell>
          <table:table-cell office:value-type="date" office:date-value="2022-05-20T00:00:00" table:style-name="ce43">
            <text:p>20.05.2022</text:p>
          </table:table-cell>
          <table:table-cell office:value-type="currency" office:value="232909.49999999997" table:formula="of:=([.M265]*1.15)*0.6" table:style-name="ce188">
            <text:p><text:s/>232 909,50 Kč<text:s/></text:p>
          </table:table-cell>
          <table:table-cell office:value-type="date" office:date-value="2022-05-25T00:00:00" table:style-name="ce43">
            <text:p>25.05.2022</text:p>
          </table:table-cell>
          <table:table-cell table:number-columns-repeated="5" table:style-name="ce43"/>
          <table:table-cell office:value-type="date" office:date-value="2022-08-29T00:00:00" table:style-name="ce223">
            <text:p>29.08.2022</text:p>
          </table:table-cell>
          <table:table-cell office:value-type="currency" office:value="116454.74999999999" table:formula="of:=([.M265]*1.15)*0.3" table:style-name="ce224">
            <text:p><text:s/>116 454,75 Kč<text:s/></text:p>
          </table:table-cell>
          <table:table-cell office:value-type="date" office:date-value="2022-09-02T00:00:00" table:style-name="ce43">
            <text:p>02.09.2022</text:p>
          </table:table-cell>
          <table:table-cell office:value-type="date" office:date-value="2022-08-22T00:00:00" table:style-name="ce43">
            <text:p>22.08.2022</text:p>
          </table:table-cell>
          <table:table-cell office:value-type="date" office:date-value="2022-08-23T00:00:00" table:style-name="ce43">
            <text:p>23.08.2022</text:p>
          </table:table-cell>
          <table:table-cell office:value-type="date" office:date-value="2022-08-24T00:00:00" table:style-name="ce43">
            <text:p>24.08.2022</text:p>
          </table:table-cell>
          <table:table-cell office:value-type="date" office:date-value="2022-09-01T00:00:00" table:style-name="ce43">
            <text:p>01.09.2022</text:p>
          </table:table-cell>
          <table:table-cell office:value-type="date" office:date-value="2022-09-19T00:00:00" table:style-name="ce43">
            <text:p>19.09.2022</text:p>
          </table:table-cell>
          <table:table-cell office:value-type="date" office:date-value="2022-11-29T00:00:00" table:style-name="ce43">
            <text:p>29.11.2022</text:p>
          </table:table-cell>
          <table:table-cell table:number-columns-repeated="2" table:style-name="ce43"/>
          <table:table-cell office:value-type="currency" office:value="38818.249999999993" table:formula="of:=([.M265]*1.15)*0.1" table:style-name="ce34">
            <text:p><text:s/>38 818,25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263" table:style-name="ce607">
            <text:p>263</text:p>
          </table:table-cell>
          <table:table-cell office:value-type="string" table:style-name="ce84">
            <text:p>U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Uherský Brod</text:p>
          </table:table-cell>
          <table:table-cell table:style-name="ce85"/>
          <table:table-cell office:value-type="string" table:style-name="ce24">
            <text:p>U</text:p>
          </table:table-cell>
          <table:table-cell office:value-type="string" table:style-name="ce85">
            <text:p>2,76 kWp</text:p>
          </table:table-cell>
          <table:table-cell table:style-name="ce178"/>
          <table:table-cell office:value-type="currency" office:value="47768" table:style-name="ce235">
            <text:p><text:s/>47 768,00 Kč<text:s/></text:p>
          </table:table-cell>
          <table:table-cell office:value-type="currency" office:value="61398" table:style-name="ce235">
            <text:p><text:s/>61 398,00 Kč<text:s/></text:p>
          </table:table-cell>
          <table:table-cell office:value-type="string" table:style-name="ce112">
            <text:p>ozval se sám</text:p>
          </table:table-cell>
          <table:table-cell office:value-type="string" table:style-name="ce112">
            <text:p>ukončeno, bez dotace</text:p>
          </table:table-cell>
          <table:table-cell office:value-type="date" office:date-value="2022-04-10T00:00:00" table:style-name="ce22">
            <text:p>10.04.2022</text:p>
          </table:table-cell>
          <table:table-cell office:value-type="date" office:date-value="2022-04-10T00:00:00" table:style-name="ce22">
            <text:p>10.04.2022</text:p>
          </table:table-cell>
          <table:table-cell table:style-name="ce22"/>
          <table:table-cell office:value-type="date" office:date-value="2022-05-02T00:00:00" table:style-name="ce22">
            <text:p>02.05.2022</text:p>
          </table:table-cell>
          <table:table-cell office:value-type="date" office:date-value="2022-05-13T00:00:00" table:style-name="ce22">
            <text:p>13.05.2022</text:p>
          </table:table-cell>
          <table:table-cell table:style-name="ce91"/>
          <table:table-cell table:style-name="ce92"/>
          <table:table-cell table:number-columns-repeated="3" table:style-name="ce35"/>
          <table:table-cell office:value-type="date" office:date-value="2022-05-13T00:00:00" table:style-name="ce35">
            <text:p>13.05.2022</text:p>
          </table:table-cell>
          <table:table-cell office:value-type="currency" office:value="42364.619999999995" table:formula="of:=([.M266]*1.15)*0.6" table:style-name="ce190">
            <text:p><text:s/>42 364,62 Kč<text:s/></text:p>
          </table:table-cell>
          <table:table-cell office:value-type="date" office:date-value="2022-05-23T00:00:00" table:style-name="ce35">
            <text:p>23.05.2022</text:p>
          </table:table-cell>
          <table:table-cell table:number-columns-repeated="2" table:style-name="ce35"/>
          <table:table-cell office:value-type="date" office:date-value="2022-05-25T00:00:00" table:style-name="ce35">
            <text:p>25.05.2022</text:p>
          </table:table-cell>
          <table:table-cell office:value-type="date" office:date-value="2022-05-26T00:00:00" table:style-name="ce35">
            <text:p>26.05.2022</text:p>
          </table:table-cell>
          <table:table-cell table:style-name="ce35"/>
          <table:table-cell table:style-name="ce362"/>
          <table:table-cell office:value-type="currency" office:value="21182.309999999998" table:formula="of:=([.M266]*1.15)*0.3" table:style-name="ce363">
            <text:p><text:s/>21 182,31 Kč<text:s/></text:p>
          </table:table-cell>
          <table:table-cell table:number-columns-repeated="2" table:style-name="ce35"/>
          <table:table-cell office:value-type="date" office:date-value="2022-05-27T00:00:00" table:style-name="ce35">
            <text:p>27.05.2022</text:p>
          </table:table-cell>
          <table:table-cell table:style-name="ce35"/>
          <table:table-cell office:value-type="date" office:date-value="2021-12-04T00:00:00" table:style-name="ce35">
            <text:p>04.12.2021</text:p>
          </table:table-cell>
          <table:table-cell office:value-type="date" office:date-value="2022-06-06T00:00:00" table:style-name="ce35">
            <text:p>06.06.2022</text:p>
          </table:table-cell>
          <table:table-cell office:value-type="date" office:date-value="2022-08-08T00:00:00" table:style-name="ce114">
            <text:p>08.08.2022</text:p>
          </table:table-cell>
          <table:table-cell office:value-type="date" office:date-value="2022-08-08T00:00:00" table:style-name="ce35">
            <text:p>08.08.2022</text:p>
          </table:table-cell>
          <table:table-cell table:style-name="ce35"/>
          <table:table-cell office:value-type="currency" office:value="0" table:style-name="ce93">
            <text:p><text:s/>- <text:s text:c="2"/>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264" table:style-name="ce606">
            <text:p>264</text:p>
          </table:table-cell>
          <table:table-cell table:number-columns-repeated="2" table:style-name="ce122"/>
          <table:table-cell table:style-name="ce569"/>
          <table:table-cell table:style-name="ce122"/>
          <table:table-cell office:value-type="string" table:style-name="ce122">
            <text:p>Ratíškovice</text:p>
          </table:table-cell>
          <table:table-cell office:value-type="string" table:style-name="ce123">
            <text:p>JH, DŠ</text:p>
          </table:table-cell>
          <table:table-cell office:value-type="string" table:style-name="ce24">
            <text:p>O</text:p>
          </table:table-cell>
          <table:table-cell table:style-name="ce123"/>
          <table:table-cell table:style-name="ce180"/>
          <table:table-cell table:number-columns-repeated="2" table:style-name="ce391"/>
          <table:table-cell office:value-type="string" table:style-name="ce181">
            <text:p>?</text:p>
          </table:table-cell>
          <table:table-cell office:value-type="string" table:style-name="ce181">
            <text:p>CN zašle JH - email 25.05.2022, odloženo zatím nechce</text:p>
          </table:table-cell>
          <table:table-cell office:value-type="date" office:date-value="2022-05-09T00:00:00" table:style-name="ce52">
            <text:p>09.05.2022</text:p>
          </table:table-cell>
          <table:table-cell office:value-type="date" office:date-value="2022-05-17T00:00:00" table:style-name="ce52">
            <text:p>17.05.2022</text:p>
          </table:table-cell>
          <table:table-cell table:style-name="ce52"/>
          <table:table-cell office:value-type="date" office:date-value="2020-01-01T00:00:00" table:style-name="ce52">
            <text:p>01.01.2020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0" table:formula="of:=([.M267]*1.15)*0.6" table:style-name="ce188">
            <text:p><text:s/>- <text:s text:c="2"/>Kč<text:s/></text:p>
          </table:table-cell>
          <table:table-cell table:number-columns-repeated="6" table:style-name="ce43"/>
          <table:table-cell table:style-name="ce223"/>
          <table:table-cell office:value-type="currency" office:value="0" table:formula="of:=([.M267]*1.15)*0.3" table:style-name="ce224">
            <text:p><text:s/>- <text:s text:c="2"/>Kč<text:s/></text:p>
          </table:table-cell>
          <table:table-cell table:number-columns-repeated="9" table:style-name="ce43"/>
          <table:table-cell office:value-type="currency" office:value="0" table:formula="of:=([.M267]*1.15)*0.1" table:style-name="ce34">
            <text:p><text:s/>- <text:s text:c="2"/>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265" table:style-name="ce607">
            <text:p>265</text:p>
          </table:table-cell>
          <table:table-cell office:value-type="string" table:style-name="ce75">
            <text:p>DŠ</text:p>
          </table:table-cell>
          <table:table-cell table:style-name="ce75"/>
          <table:table-cell table:style-name="ce567"/>
          <table:table-cell table:style-name="ce75"/>
          <table:table-cell office:value-type="string" table:style-name="ce75">
            <text:p>Křešín</text:p>
          </table:table-cell>
          <table:table-cell office:value-type="string" table:style-name="ce76">
            <text:p>WB</text:p>
          </table:table-cell>
          <table:table-cell office:value-type="string" table:style-name="ce77">
            <text:p>R<text:s/></text:p>
          </table:table-cell>
          <table:table-cell office:value-type="string" table:style-name="ce76">
            <text:p>8,28 kWp</text:p>
          </table:table-cell>
          <table:table-cell table:style-name="ce290"/>
          <table:table-cell office:value-type="currency" office:value="369750" table:style-name="ce392">
            <text:p><text:s/>369 750,00 Kč<text:s/></text:p>
          </table:table-cell>
          <table:table-cell office:value-type="currency" office:value="466442" table:style-name="ce392">
            <text:p><text:s/>466 442,00 Kč<text:s/></text:p>
          </table:table-cell>
          <table:table-cell office:value-type="string" table:style-name="ce291">
            <text:p>Drahoš</text:p>
          </table:table-cell>
          <table:table-cell office:value-type="string" table:style-name="ce291">
            <text:p>žádost o RZ 23.11.2022</text:p>
          </table:table-cell>
          <table:table-cell office:value-type="date" office:date-value="2022-05-09T00:00:00" table:style-name="ce22">
            <text:p>09.05.2022</text:p>
          </table:table-cell>
          <table:table-cell office:value-type="date" office:date-value="2022-05-10T00:00:00" table:style-name="ce22">
            <text:p>10.05.2022</text:p>
          </table:table-cell>
          <table:table-cell table:style-name="ce22"/>
          <table:table-cell office:value-type="date" office:date-value="2022-05-11T00:00:00" table:style-name="ce22">
            <text:p>11.05.2022</text:p>
          </table:table-cell>
          <table:table-cell office:value-type="date" office:date-value="2022-05-16T00:00:00" table:style-name="ce22">
            <text:p>16.05.2022</text:p>
          </table:table-cell>
          <table:table-cell table:style-name="ce91"/>
          <table:table-cell table:style-name="ce92"/>
          <table:table-cell office:value-type="date" office:date-value="2022-05-30T00:00:00" table:style-name="ce35">
            <text:p>30.05.2022</text:p>
          </table:table-cell>
          <table:table-cell office:value-type="string" table:style-name="ce393">
            <text:p>3728691943.</text:p>
          </table:table-cell>
          <table:table-cell office:value-type="date" office:date-value="2022-05-16T00:00:00" table:style-name="ce35">
            <text:p>16.05.2022</text:p>
          </table:table-cell>
          <table:table-cell office:value-type="date" office:date-value="2022-05-17T00:00:00" table:style-name="ce35">
            <text:p>17.05.2022</text:p>
          </table:table-cell>
          <table:table-cell office:value-type="currency" office:value="321844.97999999992" table:formula="of:=([.M268]*1.15)*0.6" table:style-name="ce190">
            <text:p><text:s/>321 844,98 Kč<text:s/></text:p>
          </table:table-cell>
          <table:table-cell office:value-type="date" office:date-value="2022-06-10T00:00:00" table:style-name="ce35">
            <text:p>10.06.2022</text:p>
          </table:table-cell>
          <table:table-cell table:number-columns-repeated="5" table:style-name="ce35"/>
          <table:table-cell table:style-name="ce362"/>
          <table:table-cell office:value-type="currency" office:value="160922.48999999996" table:formula="of:=([.M268]*1.15)*0.3" table:style-name="ce363">
            <text:p><text:s/>160 922,49 Kč<text:s/></text:p>
          </table:table-cell>
          <table:table-cell table:number-columns-repeated="9" table:style-name="ce35"/>
          <table:table-cell office:value-type="currency" office:value="53640.829999999994" table:formula="of:=([.M268]*1.15)*0.1" table:style-name="ce93">
            <text:p><text:s/>53 640,83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266" table:style-name="ce607">
            <text:p>266</text:p>
          </table:table-cell>
          <table:table-cell office:value-type="string" table:style-name="ce122">
            <text:p>DŠ</text:p>
          </table:table-cell>
          <table:table-cell table:style-name="ce122"/>
          <table:table-cell table:style-name="ce569"/>
          <table:table-cell table:style-name="ce122"/>
          <table:table-cell office:value-type="string" table:style-name="ce122">
            <text:p>Mikulov</text:p>
          </table:table-cell>
          <table:table-cell table:style-name="ce123"/>
          <table:table-cell office:value-type="string" table:style-name="ce24">
            <text:p>CN</text:p>
          </table:table-cell>
          <table:table-cell office:value-type="string" table:style-name="ce123">
            <text:p>6,44 kWp</text:p>
          </table:table-cell>
          <table:table-cell table:style-name="ce180"/>
          <table:table-cell office:value-type="currency" office:value="336309" table:style-name="ce391">
            <text:p><text:s/>336 309,00 Kč<text:s/></text:p>
          </table:table-cell>
          <table:table-cell office:value-type="currency" office:value="423682" table:style-name="ce391">
            <text:p><text:s/>423 682,00 Kč<text:s/></text:p>
          </table:table-cell>
          <table:table-cell office:value-type="string" table:style-name="ce181">
            <text:p>Eda<text:s/></text:p>
          </table:table-cell>
          <table:table-cell office:value-type="string" table:style-name="ce181">
            <text:p>cenu řeší EM - sleva</text:p>
          </table:table-cell>
          <table:table-cell office:value-type="date" office:date-value="2022-05-09T00:00:00" table:style-name="ce52">
            <text:p>09.05.2022</text:p>
          </table:table-cell>
          <table:table-cell office:value-type="date" office:date-value="2022-05-12T00:00:00" table:style-name="ce52">
            <text:p>12.05.2022</text:p>
          </table:table-cell>
          <table:table-cell table:style-name="ce52"/>
          <table:table-cell office:value-type="date" office:date-value="2022-05-12T00:00:00" table:style-name="ce52">
            <text:p>12.05.2022</text:p>
          </table:table-cell>
          <table:table-cell table:style-name="ce52"/>
          <table:table-cell table:style-name="ce53"/>
          <table:table-cell table:style-name="ce41"/>
          <table:table-cell office:value-type="date" office:date-value="2022-09-16T00:00:00" table:style-name="ce43">
            <text:p>16.09.2022</text:p>
          </table:table-cell>
          <table:table-cell office:value-type="float" office:value="879926" table:style-name="ce44">
            <text:p>879926</text:p>
          </table:table-cell>
          <table:table-cell table:number-columns-repeated="2" table:style-name="ce43"/>
          <table:table-cell office:value-type="currency" office:value="292340.57999999996" table:formula="of:=([.M269]*1.15)*0.6" table:style-name="ce188">
            <text:p><text:s/>292 340,58 Kč<text:s/></text:p>
          </table:table-cell>
          <table:table-cell table:number-columns-repeated="6" table:style-name="ce43"/>
          <table:table-cell table:style-name="ce223"/>
          <table:table-cell office:value-type="currency" office:value="146170.28999999998" table:formula="of:=([.M269]*1.15)*0.3" table:style-name="ce224">
            <text:p><text:s/>146 170,29 Kč<text:s/></text:p>
          </table:table-cell>
          <table:table-cell table:number-columns-repeated="9" table:style-name="ce43"/>
          <table:table-cell office:value-type="currency" office:value="48723.43" table:formula="of:=([.M269]*1.15)*0.1" table:style-name="ce34">
            <text:p><text:s/>48 723,43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267" table:style-name="ce607">
            <text:p>26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Mikulov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3,68 kWp</text:p>
          </table:table-cell>
          <table:table-cell table:style-name="ce157"/>
          <table:table-cell office:value-type="currency" office:value="192772" table:style-name="ce299">
            <text:p><text:s/>192 772,00 Kč<text:s/></text:p>
          </table:table-cell>
          <table:table-cell office:value-type="currency" office:value="240569" table:style-name="ce299">
            <text:p><text:s/>240 569,00 Kč<text:s/></text:p>
          </table:table-cell>
          <table:table-cell office:value-type="string" table:style-name="ce167">
            <text:p>Drahoš</text:p>
          </table:table-cell>
          <table:table-cell office:value-type="string" table:style-name="ce167">
            <text:p>Nemá zájem - tel. 18.5.2022</text:p>
          </table:table-cell>
          <table:table-cell office:value-type="date" office:date-value="2022-05-09T00:00:00" table:style-name="ce65">
            <text:p>09.05.2022</text:p>
          </table:table-cell>
          <table:table-cell office:value-type="date" office:date-value="2022-05-18T00:00:00" table:style-name="ce65">
            <text:p>18.05.2022</text:p>
          </table:table-cell>
          <table:table-cell table:style-name="ce65"/>
          <table:table-cell office:value-type="date" office:date-value="2022-05-12T00:00:00" table:style-name="ce65">
            <text:p>12.05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165992.60999999999" table:formula="of:=([.M270]*1.15)*0.6" table:style-name="ce188">
            <text:p><text:s/>165 992,61 Kč<text:s/></text:p>
          </table:table-cell>
          <table:table-cell table:number-columns-repeated="6" table:style-name="ce68"/>
          <table:table-cell table:style-name="ce381"/>
          <table:table-cell office:value-type="currency" office:value="82996.304999999993" table:formula="of:=([.M270]*1.15)*0.3" table:style-name="ce224">
            <text:p><text:s/>82 996,31 Kč<text:s/></text:p>
          </table:table-cell>
          <table:table-cell table:number-columns-repeated="9" table:style-name="ce68"/>
          <table:table-cell office:value-type="currency" office:value="27665.434999999998" table:formula="of:=([.M270]*1.15)*0.1" table:style-name="ce69">
            <text:p><text:s/>27 665,44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268" table:style-name="ce607">
            <text:p>268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Prušánky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9,2kWp</text:p>
          </table:table-cell>
          <table:table-cell table:style-name="ce269"/>
          <table:table-cell table:style-name="ce301"/>
          <table:table-cell office:value-type="currency" office:value="488820" table:style-name="ce301">
            <text:p><text:s/>488 820,00 Kč<text:s/></text:p>
          </table:table-cell>
          <table:table-cell office:value-type="string" table:style-name="ce271">
            <text:p>Drahoš</text:p>
          </table:table-cell>
          <table:table-cell office:value-type="string" table:style-name="ce271">
            <text:p>Nemá zájem - tel.: 17.5.2022</text:p>
          </table:table-cell>
          <table:table-cell office:value-type="date" office:date-value="2022-05-09T00:00:00" table:style-name="ce272">
            <text:p>09.05.2022</text:p>
          </table:table-cell>
          <table:table-cell office:value-type="date" office:date-value="2022-05-17T00:00:00" table:style-name="ce272">
            <text:p>17.05.2022</text:p>
          </table:table-cell>
          <table:table-cell table:style-name="ce272"/>
          <table:table-cell office:value-type="date" office:date-value="2022-05-12T00:00:00" table:style-name="ce272">
            <text:p>12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337285.8" table:formula="of:=([.M271]*1.15)*0.6" table:style-name="ce188">
            <text:p><text:s/>337 285,80 Kč<text:s/></text:p>
          </table:table-cell>
          <table:table-cell table:number-columns-repeated="6" table:style-name="ce379"/>
          <table:table-cell table:style-name="ce380"/>
          <table:table-cell office:value-type="currency" office:value="168642.9" table:formula="of:=([.M271]*1.15)*0.3" table:style-name="ce224">
            <text:p><text:s/>168 642,90 Kč<text:s/></text:p>
          </table:table-cell>
          <table:table-cell table:number-columns-repeated="9" table:style-name="ce379"/>
          <table:table-cell office:value-type="currency" office:value="56214.3" table:formula="of:=([.M271]*1.15)*0.1" table:style-name="ce274">
            <text:p><text:s/>56 214,30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/>
          <table:table-cell office:value-type="float" office:value="269" table:style-name="ce607">
            <text:p>269</text:p>
          </table:table-cell>
          <table:table-cell table:number-columns-repeated="2" table:style-name="ce84"/>
          <table:table-cell table:style-name="ce566"/>
          <table:table-cell table:style-name="ce57"/>
          <table:table-cell office:value-type="string" table:style-name="ce57">
            <text:p>Chorvatský Grob, SK</text:p>
          </table:table-cell>
          <table:table-cell office:value-type="string" table:style-name="ce58">
            <text:p>TČ, SK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9,66kWp</text:p>
          </table:table-cell>
          <table:table-cell table:style-name="ce157"/>
          <table:table-cell office:value-type="currency" office:value="276014" table:style-name="ce299">
            <text:p><text:s/>276 014,00 Kč<text:s/></text:p>
          </table:table-cell>
          <table:table-cell office:value-type="currency" office:value="347783" table:style-name="ce299">
            <text:p><text:s/>347 783,00 Kč<text:s/></text:p>
          </table:table-cell>
          <table:table-cell office:value-type="string" table:style-name="ce167">
            <text:p>Jožo</text:p>
          </table:table-cell>
          <table:table-cell office:value-type="string" table:style-name="ce167">
            <text:p>konkurence</text:p>
          </table:table-cell>
          <table:table-cell office:value-type="date" office:date-value="2022-05-10T00:00:00" table:style-name="ce272">
            <text:p>10.05.2022</text:p>
          </table:table-cell>
          <table:table-cell office:value-type="date" office:date-value="2022-06-01T00:00:00" table:style-name="ce272">
            <text:p>01.06.2022</text:p>
          </table:table-cell>
          <table:table-cell table:style-name="ce272"/>
          <table:table-cell office:value-type="date" office:date-value="2022-06-01T00:00:00" table:style-name="ce272">
            <text:p>01.06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239970.26999999996" table:formula="of:=([.M272]*1.15)*0.6" table:style-name="ce188">
            <text:p><text:s/>239 970,27 Kč<text:s/></text:p>
          </table:table-cell>
          <table:table-cell table:number-columns-repeated="6" table:style-name="ce379"/>
          <table:table-cell table:style-name="ce380"/>
          <table:table-cell office:value-type="currency" office:value="119985.13499999998" table:formula="of:=([.M272]*1.15)*0.3" table:style-name="ce224">
            <text:p><text:s/>119 985,14 Kč<text:s/></text:p>
          </table:table-cell>
          <table:table-cell table:number-columns-repeated="9" table:style-name="ce379"/>
          <table:table-cell office:value-type="currency" office:value="39995.044999999998" table:formula="of:=([.M272]*1.15)*0.1" table:style-name="ce274">
            <text:p><text:s/>39 995,05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"/>
          <table:table-cell office:value-type="float" office:value="270" table:style-name="ce607">
            <text:p>270</text:p>
          </table:table-cell>
          <table:table-cell table:number-columns-repeated="2" table:style-name="ce84"/>
          <table:table-cell table:style-name="ce566"/>
          <table:table-cell table:style-name="ce57"/>
          <table:table-cell office:value-type="string" table:style-name="ce57">
            <text:p>Nitra, SK</text:p>
          </table:table-cell>
          <table:table-cell office:value-type="string" table:style-name="ce58">
            <text:p>TČ, SK</text:p>
          </table:table-cell>
          <table:table-cell office:value-type="string" table:style-name="ce59">
            <text:p>O</text:p>
          </table:table-cell>
          <table:table-cell office:value-type="string" table:style-name="ce58">
            <text:p>7,36 kWp</text:p>
          </table:table-cell>
          <table:table-cell table:style-name="ce157"/>
          <table:table-cell office:value-type="currency" office:value="212524" table:style-name="ce299">
            <text:p><text:s/>212 524,00 Kč<text:s/></text:p>
          </table:table-cell>
          <table:table-cell office:value-type="currency" office:value="274743" table:style-name="ce299">
            <text:p><text:s/>274 743,00 Kč<text:s/></text:p>
          </table:table-cell>
          <table:table-cell office:value-type="string" table:style-name="ce167">
            <text:p>Vlašicovi</text:p>
          </table:table-cell>
          <table:table-cell office:value-type="string" table:style-name="ce167">
            <text:p>vyřizovala Vlašicová-nepodala informace</text:p>
          </table:table-cell>
          <table:table-cell office:value-type="date" office:date-value="2022-05-10T00:00:00" table:style-name="ce334">
            <text:p>10.05.2022</text:p>
          </table:table-cell>
          <table:table-cell office:value-type="date" office:date-value="2022-06-03T00:00:00" table:style-name="ce334">
            <text:p>03.06.2022</text:p>
          </table:table-cell>
          <table:table-cell table:style-name="ce334"/>
          <table:table-cell office:value-type="date" office:date-value="2022-06-03T00:00:00" table:style-name="ce334">
            <text:p>03.06.2022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189572.66999999995" table:formula="of:=([.M273]*1.15)*0.6" table:style-name="ce188">
            <text:p><text:s/>189 572,67 Kč<text:s/></text:p>
          </table:table-cell>
          <table:table-cell table:number-columns-repeated="6" table:style-name="ce366"/>
          <table:table-cell table:style-name="ce367"/>
          <table:table-cell office:value-type="currency" office:value="94786.334999999977" table:formula="of:=([.M273]*1.15)*0.3" table:style-name="ce224">
            <text:p><text:s/>94 786,34 Kč<text:s/></text:p>
          </table:table-cell>
          <table:table-cell table:number-columns-repeated="9" table:style-name="ce366"/>
          <table:table-cell office:value-type="currency" office:value="31595.444999999996" table:formula="of:=([.M273]*1.15)*0.1" table:style-name="ce337">
            <text:p><text:s/>31 595,45 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271" table:style-name="ce607">
            <text:p>271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Ladná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N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479100" table:style-name="ce238">
            <text:p><text:s/>479 100,00 Kč<text:s/></text:p>
          </table:table-cell>
          <table:table-cell office:value-type="currency" office:value="411811" table:style-name="ce238">
            <text:p><text:s/>411 811,00 Kč<text:s/></text:p>
          </table:table-cell>
          <table:table-cell office:value-type="string" table:style-name="ce112">
            <text:p>Vlašicovi</text:p>
          </table:table-cell>
          <table:table-cell office:value-type="string" table:style-name="ce112">
            <text:p>celkově zatím odkládá realizaci FVE<text:s/></text:p>
          </table:table-cell>
          <table:table-cell office:value-type="date" office:date-value="2022-05-10T00:00:00" table:style-name="ce22">
            <text:p>10.05.2022</text:p>
          </table:table-cell>
          <table:table-cell office:value-type="date" office:date-value="2022-05-13T00:00:00" table:style-name="ce22">
            <text:p>13.05.2022</text:p>
          </table:table-cell>
          <table:table-cell table:style-name="ce22"/>
          <table:table-cell office:value-type="date" office:date-value="2022-05-13T00:00:00" table:style-name="ce22">
            <text:p>13.05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84149.58999999997" table:formula="of:=([.M274]*1.15)*0.6" table:style-name="ce190">
            <text:p><text:s/>284 149,59 Kč<text:s/></text:p>
          </table:table-cell>
          <table:table-cell table:number-columns-repeated="6" table:style-name="ce35"/>
          <table:table-cell table:style-name="ce362"/>
          <table:table-cell office:value-type="currency" office:value="142074.79499999998" table:formula="of:=([.M274]*1.15)*0.3" table:style-name="ce363">
            <text:p><text:s/>142 074,80 Kč<text:s/></text:p>
          </table:table-cell>
          <table:table-cell table:number-columns-repeated="9" table:style-name="ce35"/>
          <table:table-cell office:value-type="currency" office:value="47358.264999999999" table:formula="of:=([.M274]*1.15)*0.1" table:style-name="ce93">
            <text:p><text:s/>47 358,27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272" table:style-name="ce607">
            <text:p>272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Ladná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N</text:p>
          </table:table-cell>
          <table:table-cell office:value-type="string" table:style-name="ce85">
            <text:p>8,28 kWp</text:p>
          </table:table-cell>
          <table:table-cell table:style-name="ce178"/>
          <table:table-cell office:value-type="currency" office:value="360305" table:style-name="ce238">
            <text:p><text:s/>360 305,00 Kč<text:s/></text:p>
          </table:table-cell>
          <table:table-cell office:value-type="currency" office:value="455152" table:style-name="ce238">
            <text:p><text:s/>455 152,00 Kč<text:s/></text:p>
          </table:table-cell>
          <table:table-cell office:value-type="string" table:style-name="ce112">
            <text:p>Vlašicovi</text:p>
          </table:table-cell>
          <table:table-cell office:value-type="string" table:style-name="ce394">
            <text:p>celkově zatím odkládá realizaci FVE<text:s/></text:p>
          </table:table-cell>
          <table:table-cell office:value-type="date" office:date-value="2022-05-10T00:00:00" table:style-name="ce22">
            <text:p>10.05.2022</text:p>
          </table:table-cell>
          <table:table-cell office:value-type="date" office:date-value="2022-05-25T00:00:00" table:style-name="ce22">
            <text:p>25.05.2022</text:p>
          </table:table-cell>
          <table:table-cell table:style-name="ce22"/>
          <table:table-cell office:value-type="date" office:date-value="2022-05-25T00:00:00" table:style-name="ce22">
            <text:p>25.05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14054.88" table:formula="of:=([.M275]*1.15)*0.6" table:style-name="ce188">
            <text:p><text:s/>314 054,88 Kč<text:s/></text:p>
          </table:table-cell>
          <table:table-cell table:number-columns-repeated="6" table:style-name="ce35"/>
          <table:table-cell table:style-name="ce362"/>
          <table:table-cell office:value-type="currency" office:value="157027.44" table:formula="of:=([.M275]*1.15)*0.3" table:style-name="ce224">
            <text:p><text:s/>157 027,44 Kč<text:s/></text:p>
          </table:table-cell>
          <table:table-cell table:number-columns-repeated="9" table:style-name="ce35"/>
          <table:table-cell office:value-type="currency" office:value="52342.48" table:formula="of:=([.M275]*1.15)*0.1" table:style-name="ce93">
            <text:p><text:s/>52 342,48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273" table:style-name="ce607">
            <text:p>273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Břeclav</text:p>
          </table:table-cell>
          <table:table-cell table:style-name="ce329"/>
          <table:table-cell office:value-type="string" table:style-name="ce330">
            <text:p>O</text:p>
          </table:table-cell>
          <table:table-cell office:value-type="string" table:style-name="ce329">
            <text:p>6,44 kWp</text:p>
          </table:table-cell>
          <table:table-cell table:style-name="ce331"/>
          <table:table-cell office:value-type="currency" office:value="319864" table:style-name="ce343">
            <text:p><text:s/>319 864,00 Kč<text:s/></text:p>
          </table:table-cell>
          <table:table-cell office:value-type="currency" office:value="403074" table:style-name="ce343">
            <text:p><text:s/>403 074,00 Kč<text:s/></text:p>
          </table:table-cell>
          <table:table-cell office:value-type="string" table:style-name="ce333">
            <text:p>Vlašicovi</text:p>
          </table:table-cell>
          <table:table-cell office:value-type="string" table:style-name="ce333">
            <text:p>Vlašicová měla poslat podklady, neposlala - <text:s/>špatná komunikace</text:p>
          </table:table-cell>
          <table:table-cell office:value-type="date" office:date-value="2022-05-10T00:00:00" table:style-name="ce334">
            <text:p>10.05.2022</text:p>
          </table:table-cell>
          <table:table-cell office:value-type="date" office:date-value="2022-06-03T00:00:00" table:style-name="ce334">
            <text:p>03.06.2022</text:p>
          </table:table-cell>
          <table:table-cell table:style-name="ce334"/>
          <table:table-cell office:value-type="date" office:date-value="2022-06-03T00:00:00" table:style-name="ce334">
            <text:p>03.06.2022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278121.06" table:formula="of:=([.M276]*1.15)*0.6" table:style-name="ce188">
            <text:p><text:s/>278 121,06 Kč<text:s/></text:p>
          </table:table-cell>
          <table:table-cell table:number-columns-repeated="6" table:style-name="ce366"/>
          <table:table-cell table:style-name="ce367"/>
          <table:table-cell office:value-type="currency" office:value="139060.53" table:formula="of:=([.M276]*1.15)*0.3" table:style-name="ce224">
            <text:p><text:s/>139 060,53 Kč<text:s/></text:p>
          </table:table-cell>
          <table:table-cell table:number-columns-repeated="9" table:style-name="ce366"/>
          <table:table-cell office:value-type="currency" office:value="46353.51" table:formula="of:=([.M276]*1.15)*0.1" table:style-name="ce337">
            <text:p><text:s/>46 353,51 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274" table:style-name="ce607">
            <text:p>274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Terezín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07700" table:style-name="ce238">
            <text:p><text:s/>307 700,00 Kč<text:s/></text:p>
          </table:table-cell>
          <table:table-cell office:value-type="currency" office:value="385870" table:style-name="ce238">
            <text:p><text:s/>385 870,00 Kč<text:s/></text:p>
          </table:table-cell>
          <table:table-cell office:value-type="string" table:style-name="ce112">
            <text:p>Jenda Daňhel</text:p>
          </table:table-cell>
          <table:table-cell office:value-type="string" table:style-name="ce112">
            <text:p>žádost PPP dne 26.09.2022</text:p>
          </table:table-cell>
          <table:table-cell office:value-type="date" office:date-value="2022-05-10T00:00:00" table:style-name="ce52">
            <text:p>10.05.2022</text:p>
          </table:table-cell>
          <table:table-cell table:style-name="ce22"/>
          <table:table-cell table:style-name="ce52"/>
          <table:table-cell office:value-type="date" office:date-value="2022-05-12T00:00:00" table:style-name="ce52">
            <text:p>12.05.2022</text:p>
          </table:table-cell>
          <table:table-cell table:style-name="ce52"/>
          <table:table-cell table:style-name="ce53"/>
          <table:table-cell table:style-name="ce41"/>
          <table:table-cell office:value-type="string" table:style-name="ce369">
            <text:p>06.06.2022</text:p>
          </table:table-cell>
          <table:table-cell office:value-type="string" table:style-name="ce395">
            <text:p>č. 9001992806</text:p>
          </table:table-cell>
          <table:table-cell office:value-type="date" office:date-value="2022-06-08T00:00:00" table:style-name="ce43">
            <text:p>08.06.2022</text:p>
          </table:table-cell>
          <table:table-cell office:value-type="date" office:date-value="2022-07-15T00:00:00" table:style-name="ce43">
            <text:p>15.07.2022</text:p>
          </table:table-cell>
          <table:table-cell office:value-type="currency" office:value="266250.29999999993" table:formula="of:=([.M277]*1.15)*0.6" table:style-name="ce188">
            <text:p><text:s/>266 250,30 Kč<text:s/></text:p>
          </table:table-cell>
          <table:table-cell office:value-type="date" office:date-value="2022-07-18T00:00:00" table:style-name="ce43">
            <text:p>18.07.2022</text:p>
          </table:table-cell>
          <table:table-cell table:number-columns-repeated="5" table:style-name="ce43"/>
          <table:table-cell office:value-type="date" office:date-value="2022-09-22T00:00:00" table:style-name="ce223">
            <text:p>22.09.2022</text:p>
          </table:table-cell>
          <table:table-cell office:value-type="currency" office:value="133125.14999999997" table:formula="of:=([.M277]*1.15)*0.3" table:style-name="ce224">
            <text:p><text:s/>133 125,15 Kč<text:s/></text:p>
          </table:table-cell>
          <table:table-cell office:value-type="date" office:date-value="2022-09-26T00:00:00" table:style-name="ce43">
            <text:p>26.09.2022</text:p>
          </table:table-cell>
          <table:table-cell office:value-type="date" office:date-value="2022-08-08T00:00:00" table:style-name="ce43">
            <text:p>08.08.2022</text:p>
          </table:table-cell>
          <table:table-cell office:value-type="date" office:date-value="2022-09-26T00:00:00" table:style-name="ce43">
            <text:p>26.09.2022</text:p>
          </table:table-cell>
          <table:table-cell office:value-type="date" office:date-value="2022-08-08T00:00:00" table:style-name="ce43">
            <text:p>08.08.2022</text:p>
          </table:table-cell>
          <table:table-cell office:value-type="date" office:date-value="2022-09-26T00:00:00" table:style-name="ce43">
            <text:p>26.09.2022</text:p>
          </table:table-cell>
          <table:table-cell office:value-type="date" office:date-value="2022-09-26T00:00:00" table:style-name="ce43">
            <text:p>26.09.2022</text:p>
          </table:table-cell>
          <table:table-cell table:number-columns-repeated="3" table:style-name="ce43"/>
          <table:table-cell office:value-type="currency" office:value="44375.049999999996" table:formula="of:=([.M277]*1.15)*0.1" table:style-name="ce34">
            <text:p><text:s/>44 375,05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75" table:style-name="ce607">
            <text:p>27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rno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299"/>
          <table:table-cell office:value-type="string" table:style-name="ce167">
            <text:p>Vlašicovi</text:p>
          </table:table-cell>
          <table:table-cell office:value-type="string" table:style-name="ce167">
            <text:p>obhlídka Drahoš - neuskutečněno</text:p>
          </table:table-cell>
          <table:table-cell office:value-type="date" office:date-value="2022-05-10T00:00:00" table:style-name="ce65">
            <text:p>10.05.2022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278]*1.15)*0.6" table:style-name="ce188">
            <text:p><text:s/>- <text:s text:c="2"/>Kč<text:s/></text:p>
          </table:table-cell>
          <table:table-cell table:number-columns-repeated="6" table:style-name="ce68"/>
          <table:table-cell table:style-name="ce381"/>
          <table:table-cell office:value-type="currency" office:value="0" table:formula="of:=([.M278]*1.15)*0.3" table:style-name="ce224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278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276" table:style-name="ce607">
            <text:p>276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299"/>
          <table:table-cell office:value-type="string" table:style-name="ce167">
            <text:p>mail</text:p>
          </table:table-cell>
          <table:table-cell office:value-type="string" table:style-name="ce167">
            <text:p>Nemá zájem - tel.: 17.5.2022</text:p>
          </table:table-cell>
          <table:table-cell office:value-type="date" office:date-value="2022-05-04T00:00:00" table:style-name="ce65">
            <text:p>04.05.2022</text:p>
          </table:table-cell>
          <table:table-cell table:number-columns-repeated="4" table:style-name="ce65"/>
          <table:table-cell table:style-name="ce66"/>
          <table:table-cell table:style-name="ce396"/>
          <table:table-cell table:number-columns-repeated="4" table:style-name="ce68"/>
          <table:table-cell office:value-type="currency" office:value="0" table:formula="of:=([.M279]*1.15)*0.6" table:style-name="ce188">
            <text:p><text:s/>- <text:s text:c="2"/>Kč<text:s/></text:p>
          </table:table-cell>
          <table:table-cell table:number-columns-repeated="6" table:style-name="ce68"/>
          <table:table-cell table:style-name="ce381"/>
          <table:table-cell office:value-type="currency" office:value="0" table:formula="of:=([.M279]*1.15)*0.3" table:style-name="ce224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279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19"/>
          <table:table-cell office:value-type="float" office:value="277" table:style-name="ce607">
            <text:p>277</text:p>
          </table:table-cell>
          <table:table-cell table:number-columns-repeated="2" table:style-name="ce84"/>
          <table:table-cell table:style-name="ce572"/>
          <table:table-cell table:style-name="ce397"/>
          <table:table-cell office:value-type="string" table:style-name="ce194">
            <text:p>Klimkovice</text:p>
          </table:table-cell>
          <table:table-cell table:style-name="ce195"/>
          <table:table-cell office:value-type="string" table:style-name="ce59">
            <text:p>N</text:p>
          </table:table-cell>
          <table:table-cell office:value-type="string" table:style-name="ce195">
            <text:p>9,66 kWp</text:p>
          </table:table-cell>
          <table:table-cell table:style-name="ce196"/>
          <table:table-cell office:value-type="currency" office:value="361300" table:style-name="ce398">
            <text:p><text:s/>361 300,00 Kč<text:s/></text:p>
          </table:table-cell>
          <table:table-cell office:value-type="currency" office:value="446770" table:style-name="ce398">
            <text:p><text:s/>446 770,00 Kč<text:s/></text:p>
          </table:table-cell>
          <table:table-cell office:value-type="string" table:style-name="ce198">
            <text:p>mail</text:p>
          </table:table-cell>
          <table:table-cell office:value-type="string" table:style-name="ce198">
            <text:p>tel. 16.9., nekomunikuje</text:p>
          </table:table-cell>
          <table:table-cell office:value-type="date" office:date-value="2022-05-05T00:00:00" table:style-name="ce199">
            <text:p>05.05.2022</text:p>
          </table:table-cell>
          <table:table-cell office:value-type="date" office:date-value="2022-05-27T00:00:00" table:style-name="ce199">
            <text:p>27.05.2022</text:p>
          </table:table-cell>
          <table:table-cell table:style-name="ce199"/>
          <table:table-cell office:value-type="date" office:date-value="2022-06-06T00:00:00" table:style-name="ce199">
            <text:p>06.06.2022</text:p>
          </table:table-cell>
          <table:table-cell table:style-name="ce199"/>
          <table:table-cell table:style-name="ce200"/>
          <table:table-cell table:style-name="ce201"/>
          <table:table-cell table:style-name="ce202"/>
          <table:table-cell table:style-name="ce399"/>
          <table:table-cell table:number-columns-repeated="2" table:style-name="ce202"/>
          <table:table-cell office:value-type="currency" office:value="308271.29999999993" table:formula="of:=([.M280]*1.15)*0.6" table:style-name="ce400">
            <text:p><text:s/>308 271,30 Kč<text:s/></text:p>
          </table:table-cell>
          <table:table-cell table:number-columns-repeated="6" table:style-name="ce202"/>
          <table:table-cell table:style-name="ce401"/>
          <table:table-cell office:value-type="currency" office:value="154135.64999999997" table:formula="of:=([.M280]*1.15)*0.3" table:style-name="ce402">
            <text:p><text:s/>154 135,65 Kč<text:s/></text:p>
          </table:table-cell>
          <table:table-cell table:number-columns-repeated="9" table:style-name="ce202"/>
          <table:table-cell office:value-type="currency" office:value="51378.549999999996" table:formula="of:=([.M280]*1.15)*0.1" table:style-name="ce203">
            <text:p><text:s/>51 378,55 Kč<text:s/></text:p>
          </table:table-cell>
          <table:table-cell table:style-name="ce204"/>
          <table:table-cell table:style-name="ce202"/>
          <table:table-cell table:number-columns-repeated="16337" table:style-name="ce127"/>
        </table:table-row>
        <table:table-row table:style-name="ro2">
          <table:table-cell table:style-name="ce1"/>
          <table:table-cell office:value-type="float" office:value="278" table:style-name="ce607">
            <text:p>278</text:p>
          </table:table-cell>
          <table:table-cell table:number-columns-repeated="2" table:style-name="ce194"/>
          <table:table-cell table:style-name="ce572"/>
          <table:table-cell table:style-name="ce194"/>
          <table:table-cell office:value-type="string" table:style-name="ce194">
            <text:p>Moravská Nová Ves</text:p>
          </table:table-cell>
          <table:table-cell office:value-type="string" table:style-name="ce195">
            <text:p>ET 10</text:p>
          </table:table-cell>
          <table:table-cell office:value-type="string" table:style-name="ce59">
            <text:p>O</text:p>
          </table:table-cell>
          <table:table-cell office:value-type="string" table:style-name="ce195">
            <text:p>5,52 kWp</text:p>
          </table:table-cell>
          <table:table-cell table:style-name="ce196"/>
          <table:table-cell office:value-type="currency" office:value="296550" table:style-name="ce398">
            <text:p><text:s/>296 550,00 Kč<text:s/></text:p>
          </table:table-cell>
          <table:table-cell office:value-type="currency" office:value="372300" table:style-name="ce398">
            <text:p><text:s/>372 300,00 Kč<text:s/></text:p>
          </table:table-cell>
          <table:table-cell office:value-type="string" table:style-name="ce198">
            <text:p>mail</text:p>
          </table:table-cell>
          <table:table-cell office:value-type="string" table:style-name="ce198">
            <text:p>řeší finance, volat na jaře 2023</text:p>
          </table:table-cell>
          <table:table-cell office:value-type="date" office:date-value="2022-05-10T00:00:00" table:style-name="ce22">
            <text:p>10.05.2022</text:p>
          </table:table-cell>
          <table:table-cell office:value-type="date" office:date-value="2022-05-18T00:00:00" table:style-name="ce22">
            <text:p>18.05.2022</text:p>
          </table:table-cell>
          <table:table-cell table:style-name="ce22"/>
          <table:table-cell office:value-type="date" office:date-value="2022-05-31T00:00:00" table:style-name="ce22">
            <text:p>31.05.2022</text:p>
          </table:table-cell>
          <table:table-cell office:value-type="date" office:date-value="2022-08-10T00:00:00" table:style-name="ce52">
            <text:p>10.08.2022</text:p>
          </table:table-cell>
          <table:table-cell table:style-name="ce53"/>
          <table:table-cell table:style-name="ce41"/>
          <table:table-cell table:number-columns-repeated="4" table:style-name="ce43"/>
          <table:table-cell office:value-type="currency" office:value="256886.99999999994" table:formula="of:=([.M281]*1.15)*0.6" table:style-name="ce188">
            <text:p><text:s/>256 887,00 Kč<text:s/></text:p>
          </table:table-cell>
          <table:table-cell table:number-columns-repeated="6" table:style-name="ce43"/>
          <table:table-cell table:style-name="ce223"/>
          <table:table-cell office:value-type="currency" office:value="128443.49999999997" table:formula="of:=([.M281]*1.15)*0.3" table:style-name="ce224">
            <text:p><text:s/>128 443,50 Kč<text:s/></text:p>
          </table:table-cell>
          <table:table-cell table:number-columns-repeated="9" table:style-name="ce43"/>
          <table:table-cell office:value-type="currency" office:value="42814.5" table:formula="of:=([.M281]*1.15)*0.1" table:style-name="ce34">
            <text:p><text:s/>42 814,50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79" table:style-name="ce607">
            <text:p>279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Smržice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O</text:p>
          </table:table-cell>
          <table:table-cell office:value-type="string" table:style-name="ce85">
            <text:p>3,68 kWp</text:p>
          </table:table-cell>
          <table:table-cell table:style-name="ce178"/>
          <table:table-cell office:value-type="currency" office:value="194180" table:style-name="ce238">
            <text:p><text:s/>194 180,00 Kč<text:s/></text:p>
          </table:table-cell>
          <table:table-cell office:value-type="currency" office:value="243385" table:style-name="ce238">
            <text:p><text:s/>243 385,00 Kč<text:s/></text:p>
          </table:table-cell>
          <table:table-cell office:value-type="string" table:style-name="ce112">
            <text:p>Drahoš</text:p>
          </table:table-cell>
          <table:table-cell office:value-type="string" table:style-name="ce112">
            <text:p>kontaktovat v říjnu</text:p>
          </table:table-cell>
          <table:table-cell office:value-type="date" office:date-value="2022-05-06T00:00:00" table:style-name="ce22">
            <text:p>06.05.2022</text:p>
          </table:table-cell>
          <table:table-cell office:value-type="date" office:date-value="2022-05-08T00:00:00" table:style-name="ce22">
            <text:p>08.05.2022</text:p>
          </table:table-cell>
          <table:table-cell table:style-name="ce22"/>
          <table:table-cell office:value-type="date" office:date-value="2022-05-13T00:00:00" table:style-name="ce22">
            <text:p>13.05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167935.65" table:formula="of:=([.M282]*1.15)*0.6" table:style-name="ce190">
            <text:p><text:s/>167 935,65 Kč<text:s/></text:p>
          </table:table-cell>
          <table:table-cell table:number-columns-repeated="6" table:style-name="ce35"/>
          <table:table-cell table:style-name="ce362"/>
          <table:table-cell office:value-type="currency" office:value="83967.824999999997" table:formula="of:=([.M282]*1.15)*0.3" table:style-name="ce363">
            <text:p><text:s/>83 967,83 Kč<text:s/></text:p>
          </table:table-cell>
          <table:table-cell table:number-columns-repeated="9" table:style-name="ce35"/>
          <table:table-cell office:value-type="currency" office:value="27989.275000000001" table:formula="of:=([.M282]*1.15)*0.1" table:style-name="ce93">
            <text:p><text:s/>27 989,28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280" table:style-name="ce606">
            <text:p>280</text:p>
          </table:table-cell>
          <table:table-cell table:number-columns-repeated="2" table:style-name="ce122"/>
          <table:table-cell table:style-name="ce569"/>
          <table:table-cell table:style-name="ce122"/>
          <table:table-cell office:value-type="string" table:style-name="ce122">
            <text:p>Vlkoš</text:p>
          </table:table-cell>
          <table:table-cell office:value-type="string" table:style-name="ce123">
            <text:p>IK</text:p>
          </table:table-cell>
          <table:table-cell office:value-type="string" table:style-name="ce24">
            <text:p>O</text:p>
          </table:table-cell>
          <table:table-cell office:value-type="string" table:style-name="ce123">
            <text:p>5,52 kWp</text:p>
          </table:table-cell>
          <table:table-cell table:style-name="ce180"/>
          <table:table-cell office:value-type="currency" office:value="444200" table:style-name="ce391">
            <text:p><text:s/>444 200,00 Kč<text:s/></text:p>
          </table:table-cell>
          <table:table-cell office:value-type="currency" office:value="372300" table:style-name="ce391">
            <text:p><text:s/>372 300,00 Kč<text:s/></text:p>
          </table:table-cell>
          <table:table-cell office:value-type="string" table:style-name="ce181">
            <text:p>Eda<text:s/></text:p>
          </table:table-cell>
          <table:table-cell office:value-type="string" table:style-name="ce181">
            <text:p>je v kontatku s Edou-zatím nechce</text:p>
          </table:table-cell>
          <table:table-cell office:value-type="date" office:date-value="2022-05-10T00:00:00" table:style-name="ce52">
            <text:p>10.05.2022</text:p>
          </table:table-cell>
          <table:table-cell office:value-type="date" office:date-value="2022-05-13T00:00:00" table:style-name="ce52">
            <text:p>13.05.2022</text:p>
          </table:table-cell>
          <table:table-cell table:style-name="ce52"/>
          <table:table-cell office:value-type="date" office:date-value="2022-05-13T00:00:00" table:style-name="ce52">
            <text:p>13.05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256886.99999999994" table:formula="of:=([.M283]*1.15)*0.6" table:style-name="ce188">
            <text:p><text:s/>256 887,00 Kč<text:s/></text:p>
          </table:table-cell>
          <table:table-cell table:number-columns-repeated="6" table:style-name="ce43"/>
          <table:table-cell table:style-name="ce223"/>
          <table:table-cell office:value-type="currency" office:value="128443.49999999997" table:formula="of:=([.M283]*1.15)*0.3" table:style-name="ce224">
            <text:p><text:s/>128 443,50 Kč<text:s/></text:p>
          </table:table-cell>
          <table:table-cell table:number-columns-repeated="9" table:style-name="ce43"/>
          <table:table-cell office:value-type="currency" office:value="42814.5" table:formula="of:=([.M283]*1.15)*0.1" table:style-name="ce34">
            <text:p><text:s/>42 814,50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81" table:style-name="ce607">
            <text:p>281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Brno - Židenice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7,36 kWp</text:p>
          </table:table-cell>
          <table:table-cell table:style-name="ce269"/>
          <table:table-cell office:value-type="currency" office:value="479100" table:style-name="ce301">
            <text:p><text:s/>479 100,00 Kč<text:s/></text:p>
          </table:table-cell>
          <table:table-cell office:value-type="currency" office:value="411870" table:style-name="ce301">
            <text:p><text:s/>411 870,00 Kč<text:s/></text:p>
          </table:table-cell>
          <table:table-cell office:value-type="string" table:style-name="ce271">
            <text:p>Eda<text:s/></text:p>
          </table:table-cell>
          <table:table-cell office:value-type="string" table:style-name="ce271">
            <text:p>konkurence-lepší cena</text:p>
          </table:table-cell>
          <table:table-cell office:value-type="date" office:date-value="2022-05-10T00:00:00" table:style-name="ce272">
            <text:p>10.05.2022</text:p>
          </table:table-cell>
          <table:table-cell office:value-type="date" office:date-value="2022-05-13T00:00:00" table:style-name="ce272">
            <text:p>13.05.2022</text:p>
          </table:table-cell>
          <table:table-cell table:style-name="ce272"/>
          <table:table-cell office:value-type="date" office:date-value="2022-05-13T00:00:00" table:style-name="ce272">
            <text:p>13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284190.29999999993" table:formula="of:=([.M284]*1.15)*0.6" table:style-name="ce188">
            <text:p><text:s/>284 190,30 Kč<text:s/></text:p>
          </table:table-cell>
          <table:table-cell table:number-columns-repeated="6" table:style-name="ce379"/>
          <table:table-cell table:style-name="ce380"/>
          <table:table-cell office:value-type="currency" office:value="142095.14999999997" table:formula="of:=([.M284]*1.15)*0.3" table:style-name="ce224">
            <text:p><text:s/>142 095,15 Kč<text:s/></text:p>
          </table:table-cell>
          <table:table-cell table:number-columns-repeated="9" table:style-name="ce379"/>
          <table:table-cell office:value-type="currency" office:value="47365.049999999996" table:formula="of:=([.M284]*1.15)*0.1" table:style-name="ce274">
            <text:p><text:s/>47 365,05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"/>
          <table:table-cell office:value-type="float" office:value="282" table:style-name="ce607">
            <text:p>282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9"/>
          <table:table-cell table:style-name="ce122"/>
          <table:table-cell office:value-type="string" table:style-name="ce122">
            <text:p>Rejštejn</text:p>
          </table:table-cell>
          <table:table-cell office:value-type="string" table:style-name="ce123">
            <text:p>IK</text:p>
          </table:table-cell>
          <table:table-cell office:value-type="string" table:style-name="ce24">
            <text:p>Z</text:p>
          </table:table-cell>
          <table:table-cell office:value-type="string" table:style-name="ce123">
            <text:p>5,06kWp</text:p>
          </table:table-cell>
          <table:table-cell table:style-name="ce180"/>
          <table:table-cell office:value-type="currency" office:value="304700" table:style-name="ce391">
            <text:p><text:s/>304 700,00 Kč<text:s/></text:p>
          </table:table-cell>
          <table:table-cell office:value-type="currency" office:value="383975" table:style-name="ce391">
            <text:p><text:s/>383 975,00 Kč<text:s/></text:p>
          </table:table-cell>
          <table:table-cell office:value-type="string" table:style-name="ce181">
            <text:p>Skalský</text:p>
          </table:table-cell>
          <table:table-cell office:value-type="string" table:style-name="ce181">
            <text:p>nelze realizovat - storno zakázky</text:p>
          </table:table-cell>
          <table:table-cell office:value-type="date" office:date-value="2022-05-10T00:00:00" table:style-name="ce52">
            <text:p>10.05.2022</text:p>
          </table:table-cell>
          <table:table-cell office:value-type="date" office:date-value="2022-05-17T00:00:00" table:style-name="ce22">
            <text:p>17.05.2022</text:p>
          </table:table-cell>
          <table:table-cell table:style-name="ce52"/>
          <table:table-cell office:value-type="date" office:date-value="2022-05-24T00:00:00" table:style-name="ce52">
            <text:p>24.05.2022</text:p>
          </table:table-cell>
          <table:table-cell office:value-type="date" office:date-value="2022-06-26T00:00:00" table:style-name="ce52">
            <text:p>26.06.2022</text:p>
          </table:table-cell>
          <table:table-cell table:style-name="ce53"/>
          <table:table-cell table:style-name="ce41"/>
          <table:table-cell office:value-type="date" office:date-value="2022-07-01T00:00:00" table:style-name="ce43">
            <text:p>01.07.2022</text:p>
          </table:table-cell>
          <table:table-cell office:value-type="string" table:style-name="ce82">
            <text:p>101102211-2022</text:p>
          </table:table-cell>
          <table:table-cell office:value-type="date" office:date-value="2022-08-04T00:00:00" table:style-name="ce43">
            <text:p>04.08.2022</text:p>
          </table:table-cell>
          <table:table-cell office:value-type="date" office:date-value="2022-08-18T00:00:00" table:style-name="ce43">
            <text:p>18.08.2022</text:p>
          </table:table-cell>
          <table:table-cell office:value-type="currency" office:value="264942.74999999994" table:formula="of:=([.M285]*1.15)*0.6" table:style-name="ce188">
            <text:p><text:s/>264 942,75 Kč<text:s/></text:p>
          </table:table-cell>
          <table:table-cell office:value-type="date" office:date-value="2022-09-14T00:00:00" table:style-name="ce43">
            <text:p>14.09.2022</text:p>
          </table:table-cell>
          <table:table-cell table:number-columns-repeated="5" table:style-name="ce43"/>
          <table:table-cell table:style-name="ce223"/>
          <table:table-cell office:value-type="currency" office:value="132471.37499999997" table:formula="of:=([.M285]*1.15)*0.3" table:style-name="ce224">
            <text:p><text:s/>132 471,38 Kč<text:s/></text:p>
          </table:table-cell>
          <table:table-cell table:number-columns-repeated="9" table:style-name="ce43"/>
          <table:table-cell office:value-type="currency" office:value="44157.125" table:formula="of:=([.M285]*1.15)*0.1" table:style-name="ce34">
            <text:p><text:s/>44 157,13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83" table:style-name="ce607">
            <text:p>283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Kašperské hory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ZR</text:p>
          </table:table-cell>
          <table:table-cell office:value-type="string" table:style-name="ce85">
            <text:p>6,44 kWp</text:p>
          </table:table-cell>
          <table:table-cell table:style-name="ce178"/>
          <table:table-cell office:value-type="currency" office:value="313440" table:style-name="ce238">
            <text:p><text:s/>313 440,00 Kč<text:s/></text:p>
          </table:table-cell>
          <table:table-cell office:value-type="currency" office:value="391718" table:style-name="ce238">
            <text:p><text:s/>391 718,00 Kč<text:s/></text:p>
          </table:table-cell>
          <table:table-cell office:value-type="string" table:style-name="ce112">
            <text:p>Vrhel</text:p>
          </table:table-cell>
          <table:table-cell office:value-type="string" table:style-name="ce112">
            <text:p>předáno k realizaci v týdnu 29., nemá dokončenu střechu</text:p>
          </table:table-cell>
          <table:table-cell office:value-type="date" office:date-value="2022-05-10T00:00:00" table:style-name="ce22">
            <text:p>10.05.2022</text:p>
          </table:table-cell>
          <table:table-cell office:value-type="date" office:date-value="2022-05-10T00:00:00" table:style-name="ce22">
            <text:p>10.05.2022</text:p>
          </table:table-cell>
          <table:table-cell table:style-name="ce22"/>
          <table:table-cell office:value-type="date" office:date-value="2022-05-24T00:00:00" table:style-name="ce22">
            <text:p>24.05.2022</text:p>
          </table:table-cell>
          <table:table-cell office:value-type="date" office:date-value="2022-06-01T00:00:00" table:style-name="ce22">
            <text:p>01.06.2022</text:p>
          </table:table-cell>
          <table:table-cell table:style-name="ce91"/>
          <table:table-cell table:style-name="ce92"/>
          <table:table-cell office:value-type="date" office:date-value="2022-06-28T00:00:00" table:style-name="ce35">
            <text:p>28.06.2022</text:p>
          </table:table-cell>
          <table:table-cell office:value-type="string" table:style-name="ce114">
            <text:p>101073902-2022</text:p>
          </table:table-cell>
          <table:table-cell office:value-type="date" office:date-value="2022-06-13T00:00:00" table:style-name="ce35">
            <text:p>13.06.2022</text:p>
          </table:table-cell>
          <table:table-cell office:value-type="date" office:date-value="2022-07-20T00:00:00" table:style-name="ce35">
            <text:p>20.07.2022</text:p>
          </table:table-cell>
          <table:table-cell office:value-type="currency" office:value="270285.42" table:formula="of:=([.M286]*1.15)*0.6" table:style-name="ce190">
            <text:p><text:s/>270 285,42 Kč<text:s/></text:p>
          </table:table-cell>
          <table:table-cell office:value-type="date" office:date-value="2022-07-21T00:00:00" table:style-name="ce35">
            <text:p>21.07.2022</text:p>
          </table:table-cell>
          <table:table-cell table:number-columns-repeated="5" table:style-name="ce35"/>
          <table:table-cell table:style-name="ce362"/>
          <table:table-cell office:value-type="currency" office:value="135142.71" table:formula="of:=([.M286]*1.15)*0.3" table:style-name="ce363">
            <text:p><text:s/>135 142,71 Kč<text:s/></text:p>
          </table:table-cell>
          <table:table-cell table:number-columns-repeated="9" table:style-name="ce35"/>
          <table:table-cell office:value-type="currency" office:value="45047.57" table:formula="of:=([.M286]*1.15)*0.1" table:style-name="ce93">
            <text:p><text:s/>45 047,57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284" table:style-name="ce607">
            <text:p>284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Stachy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9,66kWp</text:p>
          </table:table-cell>
          <table:table-cell table:style-name="ce269"/>
          <table:table-cell office:value-type="currency" office:value="411950" table:style-name="ce301">
            <text:p><text:s/>411 950,00 Kč<text:s/></text:p>
          </table:table-cell>
          <table:table-cell office:value-type="currency" office:value="503515" table:style-name="ce301">
            <text:p><text:s/>503 515,00 Kč<text:s/></text:p>
          </table:table-cell>
          <table:table-cell office:value-type="string" table:style-name="ce271">
            <text:p>Vrhel</text:p>
          </table:table-cell>
          <table:table-cell office:value-type="string" table:style-name="ce271">
            <text:p>nemají finance</text:p>
          </table:table-cell>
          <table:table-cell office:value-type="date" office:date-value="2022-05-10T00:00:00" table:style-name="ce272">
            <text:p>10.05.2022</text:p>
          </table:table-cell>
          <table:table-cell office:value-type="date" office:date-value="2022-05-10T00:00:00" table:style-name="ce272">
            <text:p>10.05.2022</text:p>
          </table:table-cell>
          <table:table-cell table:style-name="ce272"/>
          <table:table-cell office:value-type="date" office:date-value="2022-05-24T00:00:00" table:style-name="ce272">
            <text:p>24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347425.35" table:formula="of:=([.M287]*1.15)*0.6" table:style-name="ce188">
            <text:p><text:s/>347 425,35 Kč<text:s/></text:p>
          </table:table-cell>
          <table:table-cell table:number-columns-repeated="6" table:style-name="ce379"/>
          <table:table-cell table:style-name="ce380"/>
          <table:table-cell office:value-type="currency" office:value="173712.67499999999" table:formula="of:=([.M287]*1.15)*0.3" table:style-name="ce224">
            <text:p><text:s/>173 712,68 Kč<text:s/></text:p>
          </table:table-cell>
          <table:table-cell table:number-columns-repeated="9" table:style-name="ce379"/>
          <table:table-cell office:value-type="currency" office:value="57904.225000000006" table:formula="of:=([.M287]*1.15)*0.1" table:style-name="ce274">
            <text:p><text:s/>57 904,23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74"/>
          <table:table-cell office:value-type="float" office:value="285" table:style-name="ce607">
            <text:p>285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Ratíškovice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292350" table:style-name="ce238">
            <text:p><text:s/>292 350,00 Kč<text:s/></text:p>
          </table:table-cell>
          <table:table-cell office:value-type="currency" office:value="367260" table:style-name="ce238">
            <text:p><text:s/>367 260,00 Kč<text:s/></text:p>
          </table:table-cell>
          <table:table-cell office:value-type="string" table:style-name="ce112">
            <text:p>Eda</text:p>
          </table:table-cell>
          <table:table-cell office:value-type="string" table:style-name="ce112">
            <text:p>žádost o PPP 5.10.2022<text:s/></text:p>
          </table:table-cell>
          <table:table-cell office:value-type="date" office:date-value="2022-05-10T00:00:00" table:style-name="ce22">
            <text:p>10.05.2022</text:p>
          </table:table-cell>
          <table:table-cell office:value-type="date" office:date-value="2022-05-11T00:00:00" table:style-name="ce22">
            <text:p>11.05.2022</text:p>
          </table:table-cell>
          <table:table-cell table:style-name="ce22"/>
          <table:table-cell office:value-type="date" office:date-value="2022-05-13T00:00:00" table:style-name="ce22">
            <text:p>13.05.2022</text:p>
          </table:table-cell>
          <table:table-cell office:value-type="date" office:date-value="2022-05-23T00:00:00" table:style-name="ce22">
            <text:p>23.05.2022</text:p>
          </table:table-cell>
          <table:table-cell table:style-name="ce91"/>
          <table:table-cell table:style-name="ce92"/>
          <table:table-cell office:value-type="date" office:date-value="2022-05-31T00:00:00" table:style-name="ce35">
            <text:p>31.05.2022</text:p>
          </table:table-cell>
          <table:table-cell office:value-type="float" office:value="9001990402" table:style-name="ce94">
            <text:p>9001990402</text:p>
          </table:table-cell>
          <table:table-cell office:value-type="date" office:date-value="2022-05-27T00:00:00" table:style-name="ce35">
            <text:p>27.05.2022</text:p>
          </table:table-cell>
          <table:table-cell office:value-type="date" office:date-value="2022-06-30T00:00:00" table:style-name="ce35">
            <text:p>30.06.2022</text:p>
          </table:table-cell>
          <table:table-cell office:value-type="currency" office:value="256887" table:style-name="ce403">
            <text:p><text:s/>256 887,00 Kč<text:s/></text:p>
          </table:table-cell>
          <table:table-cell office:value-type="date" office:date-value="2022-07-07T00:00:00" table:style-name="ce35">
            <text:p>07.07.2022</text:p>
          </table:table-cell>
          <table:table-cell table:number-columns-repeated="5" table:style-name="ce35"/>
          <table:table-cell office:value-type="date" office:date-value="2022-09-16T00:00:00" table:style-name="ce362">
            <text:p>16.09.2022</text:p>
          </table:table-cell>
          <table:table-cell office:value-type="currency" office:value="122647" table:style-name="ce404">
            <text:p><text:s/>122 647,00 Kč<text:s/></text:p>
          </table:table-cell>
          <table:table-cell office:value-type="date" office:date-value="2022-09-21T00:00:00" table:style-name="ce35">
            <text:p>21.09.2022</text:p>
          </table:table-cell>
          <table:table-cell table:style-name="ce35"/>
          <table:table-cell office:value-type="date" office:date-value="2022-10-04T00:00:00" table:style-name="ce35">
            <text:p>04.10.2022</text:p>
          </table:table-cell>
          <table:table-cell table:style-name="ce35"/>
          <table:table-cell office:value-type="date" office:date-value="2022-10-05T00:00:00" table:style-name="ce35">
            <text:p>05.10.2022</text:p>
          </table:table-cell>
          <table:table-cell office:value-type="date" office:date-value="2022-10-05T00:00:00" table:style-name="ce35">
            <text:p>05.10.2022</text:p>
          </table:table-cell>
          <table:table-cell table:number-columns-repeated="3" table:style-name="ce35"/>
          <table:table-cell office:value-type="currency" office:value="42815" table:style-name="ce405">
            <text:p><text:s/>42 815,00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74"/>
          <table:table-cell office:value-type="float" office:value="286" table:style-name="ce607">
            <text:p>286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Ratíškovice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261350" table:style-name="ce238">
            <text:p><text:s/>261 350,00 Kč<text:s/></text:p>
          </table:table-cell>
          <table:table-cell office:value-type="currency" office:value="330060" table:style-name="ce238">
            <text:p><text:s/>330 060,00 Kč<text:s/></text:p>
          </table:table-cell>
          <table:table-cell office:value-type="string" table:style-name="ce112">
            <text:p>Eda</text:p>
          </table:table-cell>
          <table:table-cell office:value-type="string" table:style-name="ce112">
            <text:p>H2 7,1- dodatek k SoD, Žádost o PPP 07.11.</text:p>
          </table:table-cell>
          <table:table-cell office:value-type="date" office:date-value="2022-05-10T00:00:00" table:style-name="ce52">
            <text:p>10.05.2022</text:p>
          </table:table-cell>
          <table:table-cell office:value-type="date" office:date-value="2022-05-11T00:00:00" table:style-name="ce22">
            <text:p>11.05.2022</text:p>
          </table:table-cell>
          <table:table-cell table:style-name="ce52"/>
          <table:table-cell office:value-type="date" office:date-value="2022-05-13T00:00:00" table:style-name="ce52">
            <text:p>13.05.2022</text:p>
          </table:table-cell>
          <table:table-cell office:value-type="date" office:date-value="2022-05-27T00:00:00" table:style-name="ce52">
            <text:p>27.05.2022</text:p>
          </table:table-cell>
          <table:table-cell table:style-name="ce53"/>
          <table:table-cell table:style-name="ce41"/>
          <table:table-cell office:value-type="date" office:date-value="2022-05-30T00:00:00" table:style-name="ce43">
            <text:p>30.05.2022</text:p>
          </table:table-cell>
          <table:table-cell office:value-type="string" table:style-name="ce192">
            <text:p>9001992358 (30.06.2022)</text:p>
          </table:table-cell>
          <table:table-cell office:value-type="date" office:date-value="2022-05-27T00:00:00" table:style-name="ce43">
            <text:p>27.05.2022</text:p>
          </table:table-cell>
          <table:table-cell office:value-type="date" office:date-value="2022-06-30T00:00:00" table:style-name="ce43">
            <text:p>30.06.2022</text:p>
          </table:table-cell>
          <table:table-cell office:value-type="currency" office:value="256887" table:style-name="ce188">
            <text:p><text:s/>256 887,00 Kč<text:s/></text:p>
          </table:table-cell>
          <table:table-cell office:value-type="date" office:date-value="2022-06-30T00:00:00" table:style-name="ce43">
            <text:p>30.06.2022</text:p>
          </table:table-cell>
          <table:table-cell table:number-columns-repeated="5" table:style-name="ce43"/>
          <table:table-cell office:value-type="date" office:date-value="2022-10-10T00:00:00" table:style-name="ce223">
            <text:p>10.10.2022</text:p>
          </table:table-cell>
          <table:table-cell office:value-type="currency" office:value="92012" table:style-name="ce224">
            <text:p><text:s/>92 012,00 Kč<text:s/></text:p>
          </table:table-cell>
          <table:table-cell office:value-type="date" office:date-value="2022-10-17T00:00:00" table:style-name="ce43">
            <text:p>17.10.2022</text:p>
          </table:table-cell>
          <table:table-cell office:value-type="date" office:date-value="2022-10-06T00:00:00" table:style-name="ce43">
            <text:p>06.10.2022</text:p>
          </table:table-cell>
          <table:table-cell office:value-type="date" office:date-value="2022-10-27T00:00:00" table:style-name="ce43">
            <text:p>27.10.2022</text:p>
          </table:table-cell>
          <table:table-cell office:value-type="date" office:date-value="2022-11-03T00:00:00" table:style-name="ce43">
            <text:p>03.11.2022</text:p>
          </table:table-cell>
          <table:table-cell table:style-name="ce43"/>
          <table:table-cell office:value-type="date" office:date-value="2022-11-07T00:00:00" table:style-name="ce43">
            <text:p>07.11.2022</text:p>
          </table:table-cell>
          <table:table-cell table:number-columns-repeated="3" table:style-name="ce43"/>
          <table:table-cell office:value-type="currency" office:value="30670" table:style-name="ce34">
            <text:p><text:s/>30 670,00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87" table:style-name="ce607">
            <text:p>287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406">
            <text:p>Drahelčice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8,74 kWp</text:p>
          </table:table-cell>
          <table:table-cell table:style-name="ce269"/>
          <table:table-cell office:value-type="currency" office:value="500144" table:style-name="ce301">
            <text:p><text:s/>500 144,00 Kč<text:s/></text:p>
          </table:table-cell>
          <table:table-cell office:value-type="currency" office:value="439621" table:style-name="ce301">
            <text:p><text:s/>439 621,00 Kč<text:s/></text:p>
          </table:table-cell>
          <table:table-cell office:value-type="string" table:style-name="ce271">
            <text:p>Drahoš</text:p>
          </table:table-cell>
          <table:table-cell office:value-type="string" table:style-name="ce271">
            <text:p>nekomunikuje</text:p>
          </table:table-cell>
          <table:table-cell office:value-type="date" office:date-value="2022-05-10T00:00:00" table:style-name="ce272">
            <text:p>10.05.2022</text:p>
          </table:table-cell>
          <table:table-cell office:value-type="date" office:date-value="2022-05-11T00:00:00" table:style-name="ce272">
            <text:p>11.05.2022</text:p>
          </table:table-cell>
          <table:table-cell table:style-name="ce272"/>
          <table:table-cell office:value-type="date" office:date-value="2022-05-13T00:00:00" table:style-name="ce272">
            <text:p>13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303338.49" table:formula="of:=([.M290]*1.15)*0.6" table:style-name="ce188">
            <text:p><text:s/>303 338,49 Kč<text:s/></text:p>
          </table:table-cell>
          <table:table-cell table:number-columns-repeated="6" table:style-name="ce379"/>
          <table:table-cell table:style-name="ce380"/>
          <table:table-cell office:value-type="currency" office:value="151669.245" table:formula="of:=([.M290]*1.15)*0.3" table:style-name="ce224">
            <text:p><text:s/>151 669,25 Kč<text:s/></text:p>
          </table:table-cell>
          <table:table-cell table:number-columns-repeated="9" table:style-name="ce379"/>
          <table:table-cell office:value-type="currency" office:value="50556.415000000001" table:formula="of:=([.M290]*1.15)*0.1" table:style-name="ce274">
            <text:p><text:s/>50 556,42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"/>
          <table:table-cell office:value-type="float" office:value="288" table:style-name="ce607">
            <text:p>288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Drahelčice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4,6kWp</text:p>
          </table:table-cell>
          <table:table-cell table:style-name="ce269"/>
          <table:table-cell office:value-type="currency" office:value="289550" table:style-name="ce301">
            <text:p><text:s/>289 550,00 Kč<text:s/></text:p>
          </table:table-cell>
          <table:table-cell office:value-type="currency" office:value="363550" table:style-name="ce301">
            <text:p><text:s/>363 550,00 Kč<text:s/></text:p>
          </table:table-cell>
          <table:table-cell office:value-type="string" table:style-name="ce271">
            <text:p>Drahoš</text:p>
          </table:table-cell>
          <table:table-cell office:value-type="string" table:style-name="ce271">
            <text:p>nedostatek financí na rozsáhlejší úpravy spojené s FVE</text:p>
          </table:table-cell>
          <table:table-cell office:value-type="date" office:date-value="2022-05-10T00:00:00" table:style-name="ce272">
            <text:p>10.05.2022</text:p>
          </table:table-cell>
          <table:table-cell office:value-type="date" office:date-value="2022-05-13T00:00:00" table:style-name="ce272">
            <text:p>13.05.2022</text:p>
          </table:table-cell>
          <table:table-cell table:style-name="ce272"/>
          <table:table-cell office:value-type="date" office:date-value="2022-05-23T00:00:00" table:style-name="ce272">
            <text:p>23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250849.49999999994" table:formula="of:=([.M291]*1.15)*0.6" table:style-name="ce188">
            <text:p><text:s/>250 849,50 Kč<text:s/></text:p>
          </table:table-cell>
          <table:table-cell table:number-columns-repeated="6" table:style-name="ce379"/>
          <table:table-cell table:style-name="ce380"/>
          <table:table-cell office:value-type="currency" office:value="125424.74999999997" table:formula="of:=([.M291]*1.15)*0.3" table:style-name="ce224">
            <text:p><text:s/>125 424,75 Kč<text:s/></text:p>
          </table:table-cell>
          <table:table-cell table:number-columns-repeated="9" table:style-name="ce379"/>
          <table:table-cell office:value-type="currency" office:value="41808.25" table:formula="of:=([.M291]*1.15)*0.1" table:style-name="ce274">
            <text:p><text:s/>41 808,25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"/>
          <table:table-cell office:value-type="float" office:value="289" table:style-name="ce607">
            <text:p>289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349">
            <text:p>Nenkovice<text:s/>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O</text:p>
          </table:table-cell>
          <table:table-cell office:value-type="string" table:style-name="ce85">
            <text:p>8,28 kWp</text:p>
          </table:table-cell>
          <table:table-cell table:style-name="ce178"/>
          <table:table-cell office:value-type="currency" office:value="337400" table:style-name="ce238">
            <text:p><text:s/>337 400,00 Kč<text:s/></text:p>
          </table:table-cell>
          <table:table-cell office:value-type="currency" office:value="424230" table:style-name="ce238">
            <text:p><text:s/>424 230,00 Kč<text:s/></text:p>
          </table:table-cell>
          <table:table-cell office:value-type="string" table:style-name="ce112">
            <text:p>Eda</text:p>
          </table:table-cell>
          <table:table-cell office:value-type="string" table:style-name="ce112">
            <text:p>nemá finance-zatím,volat na konci léta</text:p>
          </table:table-cell>
          <table:table-cell office:value-type="date" office:date-value="2022-05-11T00:00:00" table:style-name="ce22">
            <text:p>11.05.2022</text:p>
          </table:table-cell>
          <table:table-cell office:value-type="date" office:date-value="2022-05-13T00:00:00" table:style-name="ce22">
            <text:p>13.05.2022</text:p>
          </table:table-cell>
          <table:table-cell table:style-name="ce22"/>
          <table:table-cell office:value-type="date" office:date-value="2022-05-18T00:00:00" table:style-name="ce22">
            <text:p>18.05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92718.69999999995" table:formula="of:=([.M292]*1.15)*0.6" table:style-name="ce188">
            <text:p><text:s/>292 718,70 Kč<text:s/></text:p>
          </table:table-cell>
          <table:table-cell table:number-columns-repeated="6" table:style-name="ce35"/>
          <table:table-cell table:style-name="ce362"/>
          <table:table-cell office:value-type="currency" office:value="146359.34999999998" table:formula="of:=([.M292]*1.15)*0.3" table:style-name="ce224">
            <text:p><text:s/>146 359,35 Kč<text:s/></text:p>
          </table:table-cell>
          <table:table-cell table:number-columns-repeated="9" table:style-name="ce35"/>
          <table:table-cell office:value-type="currency" office:value="48786.45" table:formula="of:=([.M292]*1.15)*0.1" table:style-name="ce93">
            <text:p><text:s/>48 786,45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290" table:style-name="ce607">
            <text:p>290</text:p>
          </table:table-cell>
          <table:table-cell table:number-columns-repeated="2" table:style-name="ce267"/>
          <table:table-cell table:style-name="ce576"/>
          <table:table-cell table:number-columns-repeated="2" table:style-name="ce267"/>
          <table:table-cell table:style-name="ce268"/>
          <table:table-cell office:value-type="string" table:style-name="ce145">
            <text:p>N</text:p>
          </table:table-cell>
          <table:table-cell table:style-name="ce268"/>
          <table:table-cell table:style-name="ce269"/>
          <table:table-cell table:number-columns-repeated="2" table:style-name="ce271"/>
          <table:table-cell office:value-type="string" table:style-name="ce271">
            <text:p>mail</text:p>
          </table:table-cell>
          <table:table-cell office:value-type="string" table:style-name="ce271">
            <text:p>nedostanou úvěr (mají 70let)</text:p>
          </table:table-cell>
          <table:table-cell office:value-type="date" office:date-value="2022-05-10T00:00:00" table:style-name="ce272">
            <text:p>10.05.2022</text:p>
          </table:table-cell>
          <table:table-cell table:number-columns-repeated="4"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0" table:formula="of:=([.M293]*1.15)*0.6" table:style-name="ce188">
            <text:p><text:s/>- <text:s text:c="2"/>Kč<text:s/></text:p>
          </table:table-cell>
          <table:table-cell table:number-columns-repeated="6" table:style-name="ce379"/>
          <table:table-cell table:style-name="ce380"/>
          <table:table-cell office:value-type="currency" office:value="0" table:formula="of:=([.M293]*1.15)*0.3" table:style-name="ce224">
            <text:p><text:s/>- <text:s text:c="2"/>Kč<text:s/></text:p>
          </table:table-cell>
          <table:table-cell table:number-columns-repeated="9" table:style-name="ce379"/>
          <table:table-cell office:value-type="currency" office:value="0" table:formula="of:=([.M293]*1.15)*0.1" table:style-name="ce274">
            <text:p><text:s/>- <text:s text:c="2"/>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"/>
          <table:table-cell office:value-type="float" office:value="291" table:style-name="ce607">
            <text:p>291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Lanžhot</text:p>
          </table:table-cell>
          <table:table-cell table:style-name="ce144"/>
          <table:table-cell office:value-type="string" table:style-name="ce145">
            <text:p>N</text:p>
          </table:table-cell>
          <table:table-cell table:style-name="ce144"/>
          <table:table-cell table:style-name="ce320"/>
          <table:table-cell table:number-columns-repeated="2" table:style-name="ce322"/>
          <table:table-cell office:value-type="string" table:style-name="ce322">
            <text:p>mail</text:p>
          </table:table-cell>
          <table:table-cell office:value-type="string" table:style-name="ce322">
            <text:p>Nemá zájem - tel. 24. 5. 2022</text:p>
          </table:table-cell>
          <table:table-cell office:value-type="date" office:date-value="2022-05-15T00:00:00" table:style-name="ce151">
            <text:p>15.05.2022</text:p>
          </table:table-cell>
          <table:table-cell office:value-type="date" office:date-value="2022-05-17T00:00:00" table:style-name="ce151">
            <text:p>17.05.2022</text:p>
          </table:table-cell>
          <table:table-cell table:number-columns-repeated="3"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294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294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294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292" table:style-name="ce607">
            <text:p>292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Čakovičky</text:p>
          </table:table-cell>
          <table:table-cell table:style-name="ce144"/>
          <table:table-cell office:value-type="string" table:style-name="ce145">
            <text:p>N</text:p>
          </table:table-cell>
          <table:table-cell office:value-type="string" table:style-name="ce144">
            <text:p>7,36 kWp</text:p>
          </table:table-cell>
          <table:table-cell table:style-name="ce320"/>
          <table:table-cell office:value-type="currency" office:value="338200" table:style-name="ce148">
            <text:p>338 200,00 Kč</text:p>
          </table:table-cell>
          <table:table-cell office:value-type="currency" office:value="426870" table:style-name="ce148">
            <text:p>426 870,00 Kč</text:p>
          </table:table-cell>
          <table:table-cell office:value-type="string" table:style-name="ce322">
            <text:p>mail</text:p>
          </table:table-cell>
          <table:table-cell office:value-type="string" table:style-name="ce322">
            <text:p>Nemá zájem, konkurenční nabídka</text:p>
          </table:table-cell>
          <table:table-cell office:value-type="date" office:date-value="2022-05-13T00:00:00" table:style-name="ce151">
            <text:p>13.05.2022</text:p>
          </table:table-cell>
          <table:table-cell office:value-type="date" office:date-value="2022-05-17T00:00:00" table:style-name="ce151">
            <text:p>17.05.2022</text:p>
          </table:table-cell>
          <table:table-cell table:style-name="ce151"/>
          <table:table-cell office:value-type="date" office:date-value="2022-05-25T00:00:00" table:style-name="ce150">
            <text:p>25.05.2022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294540.29999999993" table:formula="of:=([.M295]*1.15)*0.6" table:style-name="ce188">
            <text:p><text:s/>294 540,30 Kč<text:s/></text:p>
          </table:table-cell>
          <table:table-cell table:number-columns-repeated="6" table:style-name="ce154"/>
          <table:table-cell table:style-name="ce386"/>
          <table:table-cell office:value-type="currency" office:value="147270.14999999997" table:formula="of:=([.M295]*1.15)*0.3" table:style-name="ce224">
            <text:p><text:s/>147 270,15 Kč<text:s/></text:p>
          </table:table-cell>
          <table:table-cell table:number-columns-repeated="9" table:style-name="ce154"/>
          <table:table-cell office:value-type="currency" office:value="49090.049999999996" table:formula="of:=([.M295]*1.15)*0.1" table:style-name="ce155">
            <text:p><text:s/>49 090,05 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293" table:style-name="ce607">
            <text:p>293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Ratíškovice</text:p>
          </table:table-cell>
          <table:table-cell table:style-name="ce144"/>
          <table:table-cell office:value-type="string" table:style-name="ce145">
            <text:p>N</text:p>
          </table:table-cell>
          <table:table-cell table:style-name="ce144"/>
          <table:table-cell table:style-name="ce320"/>
          <table:table-cell table:number-columns-repeated="2" table:style-name="ce322"/>
          <table:table-cell office:value-type="string" table:style-name="ce322">
            <text:p>mail</text:p>
          </table:table-cell>
          <table:table-cell office:value-type="string" table:style-name="ce322">
            <text:p><text:s/>JH, odeslaná CN 2.6., realizace konkurence</text:p>
          </table:table-cell>
          <table:table-cell office:value-type="date" office:date-value="2022-05-11T00:00:00" table:style-name="ce151">
            <text:p>11.05.2022</text:p>
          </table:table-cell>
          <table:table-cell office:value-type="date" office:date-value="2022-05-18T00:00:00" table:style-name="ce151">
            <text:p>18.05.2022</text:p>
          </table:table-cell>
          <table:table-cell table:style-name="ce151"/>
          <table:table-cell office:value-type="date" office:date-value="2022-06-02T00:00:00" table:style-name="ce151">
            <text:p>02.06.2022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296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296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296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294" table:style-name="ce606">
            <text:p>294</text:p>
          </table:table-cell>
          <table:table-cell table:number-columns-repeated="2" table:style-name="ce407"/>
          <table:table-cell table:style-name="ce580"/>
          <table:table-cell table:style-name="ce407"/>
          <table:table-cell office:value-type="string" table:style-name="ce407">
            <text:p>Planá</text:p>
          </table:table-cell>
          <table:table-cell table:style-name="ce408"/>
          <table:table-cell office:value-type="string" table:style-name="ce145">
            <text:p>N</text:p>
          </table:table-cell>
          <table:table-cell office:value-type="string" table:style-name="ce408">
            <text:p>8,28 kWp</text:p>
          </table:table-cell>
          <table:table-cell table:style-name="ce409"/>
          <table:table-cell office:value-type="currency" office:value="350900" table:style-name="ce410">
            <text:p>350 900,00 Kč</text:p>
          </table:table-cell>
          <table:table-cell office:value-type="currency" office:value="443730" table:style-name="ce410">
            <text:p>443 730,00 Kč</text:p>
          </table:table-cell>
          <table:table-cell office:value-type="string" table:style-name="ce411">
            <text:p>mail</text:p>
          </table:table-cell>
          <table:table-cell office:value-type="string" table:style-name="ce411">
            <text:p>CN 25. 05. 2022, nemá zájem - tel.: 6.6.</text:p>
          </table:table-cell>
          <table:table-cell office:value-type="date" office:date-value="2022-05-16T00:00:00" table:style-name="ce412">
            <text:p>16.05.2022</text:p>
          </table:table-cell>
          <table:table-cell office:value-type="date" office:date-value="2022-05-17T00:00:00" table:style-name="ce412">
            <text:p>17.05.2022</text:p>
          </table:table-cell>
          <table:table-cell table:style-name="ce412"/>
          <table:table-cell office:value-type="date" office:date-value="2022-05-24T00:00:00" table:style-name="ce412">
            <text:p>24.05.2022</text:p>
          </table:table-cell>
          <table:table-cell table:style-name="ce412"/>
          <table:table-cell table:style-name="ce413"/>
          <table:table-cell table:style-name="ce153"/>
          <table:table-cell table:number-columns-repeated="4" table:style-name="ce154"/>
          <table:table-cell office:value-type="currency" office:value="306173.69999999995" table:formula="of:=([.M297]*1.15)*0.6" table:style-name="ce188">
            <text:p><text:s/>306 173,70 Kč<text:s/></text:p>
          </table:table-cell>
          <table:table-cell table:number-columns-repeated="6" table:style-name="ce154"/>
          <table:table-cell table:style-name="ce386"/>
          <table:table-cell office:value-type="currency" office:value="153086.84999999998" table:formula="of:=([.M297]*1.15)*0.3" table:style-name="ce224">
            <text:p><text:s/>153 086,85 Kč<text:s/></text:p>
          </table:table-cell>
          <table:table-cell table:number-columns-repeated="9" table:style-name="ce154"/>
          <table:table-cell office:value-type="currency" office:value="51028.95" table:formula="of:=([.M297]*1.15)*0.1" table:style-name="ce155">
            <text:p><text:s/>51 028,95 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295" table:style-name="ce607">
            <text:p>295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Rakvice</text:p>
          </table:table-cell>
          <table:table-cell table:style-name="ce144"/>
          <table:table-cell office:value-type="string" table:style-name="ce145">
            <text:p>N</text:p>
          </table:table-cell>
          <table:table-cell table:style-name="ce144"/>
          <table:table-cell table:style-name="ce320"/>
          <table:table-cell table:number-columns-repeated="2" table:style-name="ce322"/>
          <table:table-cell office:value-type="string" table:style-name="ce322">
            <text:p>mail</text:p>
          </table:table-cell>
          <table:table-cell office:value-type="string" table:style-name="ce322">
            <text:p><text:s/>FVE již má, chtěl ještě jednu, zrušeno<text:s/></text:p>
          </table:table-cell>
          <table:table-cell office:value-type="date" office:date-value="2022-05-16T00:00:00" table:style-name="ce151">
            <text:p>16.05.2022</text:p>
          </table:table-cell>
          <table:table-cell office:value-type="date" office:date-value="2022-05-17T00:00:00" table:style-name="ce151">
            <text:p>17.05.2022</text:p>
          </table:table-cell>
          <table:table-cell table:style-name="ce151"/>
          <table:table-cell office:value-type="date" office:date-value="2020-01-01T00:00:00" table:style-name="ce151">
            <text:p>01.01.2020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298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298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298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296" table:style-name="ce606">
            <text:p>296</text:p>
          </table:table-cell>
          <table:table-cell office:value-type="string" table:style-name="ce122">
            <text:p>DŠ</text:p>
          </table:table-cell>
          <table:table-cell table:style-name="ce122"/>
          <table:table-cell table:style-name="ce569"/>
          <table:table-cell table:style-name="ce122"/>
          <table:table-cell office:value-type="string" table:style-name="ce122">
            <text:p>Ratíškovice</text:p>
          </table:table-cell>
          <table:table-cell table:style-name="ce123"/>
          <table:table-cell office:value-type="string" table:style-name="ce123">
            <text:p>D</text:p>
          </table:table-cell>
          <table:table-cell table:style-name="ce123"/>
          <table:table-cell table:style-name="ce180"/>
          <table:table-cell table:number-columns-repeated="2" table:style-name="ce181"/>
          <table:table-cell office:value-type="string" table:style-name="ce181">
            <text:p>Staňa Lokaj</text:p>
          </table:table-cell>
          <table:table-cell office:value-type="string" table:style-name="ce181">
            <text:p>žádost na EG.D nová_22.11.2022</text:p>
          </table:table-cell>
          <table:table-cell office:value-type="date" office:date-value="2022-05-17T00:00:00" table:style-name="ce52">
            <text:p>17.05.2022</text:p>
          </table:table-cell>
          <table:table-cell office:value-type="date" office:date-value="2022-05-17T00:00:00" table:style-name="ce52">
            <text:p>17.05.2022</text:p>
          </table:table-cell>
          <table:table-cell office:value-type="date" office:date-value="2022-05-17T00:00:00" table:style-name="ce52">
            <text:p>17.05.2022</text:p>
          </table:table-cell>
          <table:table-cell table:style-name="ce39"/>
          <table:table-cell table:style-name="ce52"/>
          <table:table-cell table:style-name="ce53"/>
          <table:table-cell table:style-name="ce41"/>
          <table:table-cell office:value-type="string" table:style-name="ce43">
            <text:p>23.08.2022, 22.11.2022</text:p>
          </table:table-cell>
          <table:table-cell office:value-type="string" table:style-name="ce414">
            <text:p>824479</text:p>
          </table:table-cell>
          <table:table-cell table:number-columns-repeated="2" table:style-name="ce43"/>
          <table:table-cell office:value-type="currency" office:value="0" table:formula="of:=([.M299]*1.15)*0.6" table:style-name="ce188">
            <text:p><text:s/>- <text:s text:c="2"/>Kč<text:s/></text:p>
          </table:table-cell>
          <table:table-cell table:number-columns-repeated="6" table:style-name="ce43"/>
          <table:table-cell table:style-name="ce223"/>
          <table:table-cell office:value-type="currency" office:value="0" table:formula="of:=([.M299]*1.15)*0.3" table:style-name="ce224">
            <text:p><text:s/>- <text:s text:c="2"/>Kč<text:s/></text:p>
          </table:table-cell>
          <table:table-cell table:number-columns-repeated="4" table:style-name="ce43"/>
          <table:table-cell office:value-type="date" office:date-value="2022-10-04T00:00:00" table:style-name="ce43">
            <text:p>04.10.2022</text:p>
          </table:table-cell>
          <table:table-cell table:number-columns-repeated="4" table:style-name="ce43"/>
          <table:table-cell office:value-type="currency" office:value="0" table:formula="of:=([.M299]*1.15)*0.1" table:style-name="ce34">
            <text:p><text:s/>- <text:s text:c="2"/>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97" table:style-name="ce607">
            <text:p>297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Skalice n. Svitavou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ZR</text:p>
          </table:table-cell>
          <table:table-cell office:value-type="string" table:style-name="ce85">
            <text:p>5,06kWp</text:p>
          </table:table-cell>
          <table:table-cell table:style-name="ce178"/>
          <table:table-cell office:value-type="currency" office:value="296029" table:style-name="ce238">
            <text:p><text:s/>296 029,00 Kč<text:s/></text:p>
          </table:table-cell>
          <table:table-cell office:value-type="currency" office:value="373239" table:style-name="ce88">
            <text:p>373 239,00 Kč</text:p>
          </table:table-cell>
          <table:table-cell office:value-type="string" table:style-name="ce112">
            <text:p>Eda<text:s/></text:p>
          </table:table-cell>
          <table:table-cell office:value-type="string" table:style-name="ce112">
            <text:p>předáno k realizaci v týdnu 29.</text:p>
          </table:table-cell>
          <table:table-cell office:value-type="date" office:date-value="2022-05-17T00:00:00" table:style-name="ce22">
            <text:p>17.05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22"/>
          <table:table-cell office:value-type="date" office:date-value="2022-05-25T00:00:00" table:style-name="ce22">
            <text:p>25.05.2022</text:p>
          </table:table-cell>
          <table:table-cell office:value-type="date" office:date-value="2022-06-10T00:00:00" table:style-name="ce22">
            <text:p>10.06.2022</text:p>
          </table:table-cell>
          <table:table-cell table:style-name="ce91"/>
          <table:table-cell table:style-name="ce92"/>
          <table:table-cell office:value-type="date" office:date-value="2022-06-13T00:00:00" table:style-name="ce35">
            <text:p>13.06.2022</text:p>
          </table:table-cell>
          <table:table-cell office:value-type="string" table:style-name="ce415">
            <text:p>s.č. 9001996205</text:p>
          </table:table-cell>
          <table:table-cell office:value-type="date" office:date-value="2022-06-14T00:00:00" table:style-name="ce35">
            <text:p>14.06.2022</text:p>
          </table:table-cell>
          <table:table-cell office:value-type="date" office:date-value="2022-07-13T00:00:00" table:style-name="ce35">
            <text:p>13.07.2022</text:p>
          </table:table-cell>
          <table:table-cell office:value-type="currency" office:value="257534.90999999997" table:formula="of:=([.M300]*1.15)*0.6" table:style-name="ce190">
            <text:p><text:s/>257 534,91 Kč<text:s/></text:p>
          </table:table-cell>
          <table:table-cell office:value-type="date" office:date-value="2022-07-25T00:00:00" table:style-name="ce35">
            <text:p>25.07.2022</text:p>
          </table:table-cell>
          <table:table-cell table:number-columns-repeated="5" table:style-name="ce35"/>
          <table:table-cell table:style-name="ce362"/>
          <table:table-cell office:value-type="currency" office:value="128767.45499999999" table:formula="of:=([.M300]*1.15)*0.3" table:style-name="ce363">
            <text:p><text:s/>128 767,46 Kč<text:s/></text:p>
          </table:table-cell>
          <table:table-cell table:number-columns-repeated="9" table:style-name="ce35"/>
          <table:table-cell office:value-type="currency" office:value="42922.485000000001" table:formula="of:=([.M300]*1.15)*0.1" table:style-name="ce93">
            <text:p><text:s/>42 922,49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27"/>
          <table:table-cell office:value-type="float" office:value="298" table:style-name="ce607">
            <text:p>298</text:p>
          </table:table-cell>
          <table:table-cell office:value-type="string" table:style-name="ce75">
            <text:p>LM</text:p>
          </table:table-cell>
          <table:table-cell table:style-name="ce75"/>
          <table:table-cell table:style-name="ce567"/>
          <table:table-cell table:style-name="ce134"/>
          <table:table-cell office:value-type="string" table:style-name="ce75">
            <text:p>Drnovice</text:p>
          </table:table-cell>
          <table:table-cell office:value-type="string" table:style-name="ce76">
            <text:p>IK</text:p>
          </table:table-cell>
          <table:table-cell office:value-type="string" table:style-name="ce77">
            <text:p>R<text:s/></text:p>
          </table:table-cell>
          <table:table-cell office:value-type="string" table:style-name="ce76">
            <text:p>7,36 kWp</text:p>
          </table:table-cell>
          <table:table-cell table:style-name="ce290"/>
          <table:table-cell office:value-type="currency" office:value="329752" table:style-name="ce392">
            <text:p><text:s/>329 752,00 Kč<text:s/></text:p>
          </table:table-cell>
          <table:table-cell office:value-type="currency" office:value="415974" table:style-name="ce392">
            <text:p><text:s/>415 974,00 Kč<text:s/></text:p>
          </table:table-cell>
          <table:table-cell office:value-type="string" table:style-name="ce291">
            <text:p>Eda<text:s/></text:p>
          </table:table-cell>
          <table:table-cell office:value-type="string" table:style-name="ce291">
            <text:p>chybí baterie</text:p>
          </table:table-cell>
          <table:table-cell office:value-type="date" office:date-value="2022-05-17T00:00:00" table:style-name="ce52">
            <text:p>17.05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52"/>
          <table:table-cell office:value-type="date" office:date-value="2022-05-25T00:00:00" table:style-name="ce52">
            <text:p>25.05.2022</text:p>
          </table:table-cell>
          <table:table-cell office:value-type="date" office:date-value="2022-06-14T00:00:00" table:style-name="ce52">
            <text:p>14.06.2022</text:p>
          </table:table-cell>
          <table:table-cell table:style-name="ce53"/>
          <table:table-cell table:style-name="ce41"/>
          <table:table-cell office:value-type="date" office:date-value="2022-06-15T00:00:00" table:style-name="ce43">
            <text:p>15.06.2022</text:p>
          </table:table-cell>
          <table:table-cell office:value-type="string" table:style-name="ce192">
            <text:p>s.č. 9001997577</text:p>
          </table:table-cell>
          <table:table-cell office:value-type="date" office:date-value="2022-06-15T00:00:00" table:style-name="ce43">
            <text:p>15.06.2022</text:p>
          </table:table-cell>
          <table:table-cell office:value-type="date" office:date-value="2022-07-13T00:00:00" table:style-name="ce43">
            <text:p>13.07.2022</text:p>
          </table:table-cell>
          <table:table-cell office:value-type="currency" office:value="287022.06" table:formula="of:=([.M301]*1.15)*0.6" table:style-name="ce188">
            <text:p><text:s/>287 022,06 Kč<text:s/></text:p>
          </table:table-cell>
          <table:table-cell office:value-type="date" office:date-value="2022-08-01T00:00:00" table:style-name="ce43">
            <text:p>01.08.2022</text:p>
          </table:table-cell>
          <table:table-cell table:number-columns-repeated="5" table:style-name="ce43"/>
          <table:table-cell table:style-name="ce223"/>
          <table:table-cell office:value-type="currency" office:value="143511.03" table:formula="of:=([.M301]*1.15)*0.3" table:style-name="ce224">
            <text:p><text:s/>143 511,03 Kč<text:s/></text:p>
          </table:table-cell>
          <table:table-cell table:number-columns-repeated="9" table:style-name="ce43"/>
          <table:table-cell office:value-type="currency" office:value="47837.01" table:formula="of:=([.M301]*1.15)*0.1" table:style-name="ce34">
            <text:p><text:s/>47 837,01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299" table:style-name="ce607">
            <text:p>299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René Výborný</text:p>
          </table:table-cell>
          <table:table-cell office:value-type="string" table:style-name="ce167">
            <text:p>kontakt-jedná se o firmu -předáno p.Hloska</text:p>
          </table:table-cell>
          <table:table-cell office:value-type="date" office:date-value="2022-05-17T00:00:00" table:style-name="ce65">
            <text:p>17.05.2022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302]*1.15)*0.6" table:style-name="ce188">
            <text:p><text:s/>- <text:s text:c="2"/>Kč<text:s/></text:p>
          </table:table-cell>
          <table:table-cell table:number-columns-repeated="6" table:style-name="ce68"/>
          <table:table-cell table:style-name="ce381"/>
          <table:table-cell office:value-type="currency" office:value="0" table:formula="of:=([.M302]*1.15)*0.3" table:style-name="ce224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302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300" table:style-name="ce607">
            <text:p>30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yjov-Nětč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63">
            <text:p>Hering - Kapitol</text:p>
          </table:table-cell>
          <table:table-cell office:value-type="string" table:style-name="ce167">
            <text:p>duplicitně</text:p>
          </table:table-cell>
          <table:table-cell office:value-type="date" office:date-value="2022-05-17T00:00:00" table:style-name="ce65">
            <text:p>17.05.2022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303]*1.15)*0.6" table:style-name="ce188">
            <text:p><text:s/>- <text:s text:c="2"/>Kč<text:s/></text:p>
          </table:table-cell>
          <table:table-cell table:number-columns-repeated="6" table:style-name="ce68"/>
          <table:table-cell table:style-name="ce381"/>
          <table:table-cell office:value-type="currency" office:value="0" table:formula="of:=([.M303]*1.15)*0.3" table:style-name="ce224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303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74"/>
          <table:table-cell office:value-type="float" office:value="301" table:style-name="ce607">
            <text:p>301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Vlkoš</text:p>
          </table:table-cell>
          <table:table-cell table:style-name="ce85"/>
          <table:table-cell office:value-type="string" table:style-name="ce85">
            <text:p>D</text:p>
          </table:table-cell>
          <table:table-cell office:value-type="string" table:style-name="ce85">
            <text:p>6,66 kWp</text:p>
          </table:table-cell>
          <table:table-cell table:style-name="ce178"/>
          <table:table-cell table:number-columns-repeated="2" table:style-name="ce112"/>
          <table:table-cell office:value-type="string" table:style-name="ce112">
            <text:p>Eda<text:s/></text:p>
          </table:table-cell>
          <table:table-cell office:value-type="string" table:style-name="ce112">
            <text:p><text:s/>stojí na E.M. - řešit - vlastní panely Canadian Solar<text:s/></text:p>
          </table:table-cell>
          <table:table-cell office:value-type="date" office:date-value="2022-05-17T00:00:00" table:style-name="ce22">
            <text:p>17.05.2022</text:p>
          </table:table-cell>
          <table:table-cell office:value-type="date" office:date-value="2020-01-01T00:00:00" table:style-name="ce38">
            <text:p>01.01.2020</text:p>
          </table:table-cell>
          <table:table-cell table:number-columns-repeated="3" table:style-name="ce22"/>
          <table:table-cell table:style-name="ce91"/>
          <table:table-cell table:style-name="ce92"/>
          <table:table-cell office:value-type="date" office:date-value="2022-07-13T00:00:00" table:style-name="ce35">
            <text:p>13.07.2022</text:p>
          </table:table-cell>
          <table:table-cell office:value-type="string" table:style-name="ce35">
            <text:p>č.s.9002008167</text:p>
          </table:table-cell>
          <table:table-cell table:number-columns-repeated="2" table:style-name="ce35"/>
          <table:table-cell office:value-type="currency" office:value="0" table:formula="of:=([.M304]*1.15)*0.6" table:style-name="ce190">
            <text:p><text:s/>- <text:s text:c="2"/>Kč<text:s/></text:p>
          </table:table-cell>
          <table:table-cell table:number-columns-repeated="6" table:style-name="ce35"/>
          <table:table-cell table:style-name="ce362"/>
          <table:table-cell office:value-type="currency" office:value="0" table:formula="of:=([.M304]*1.15)*0.3" table:style-name="ce363">
            <text:p><text:s/>- <text:s text:c="2"/>Kč<text:s/></text:p>
          </table:table-cell>
          <table:table-cell table:number-columns-repeated="9" table:style-name="ce35"/>
          <table:table-cell office:value-type="currency" office:value="0" table:formula="of:=([.M304]*1.15)*0.1" table:style-name="ce93">
            <text:p><text:s/>- <text:s text:c="2"/>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02" table:style-name="ce607">
            <text:p>302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Čejkovice</text:p>
          </table:table-cell>
          <table:table-cell office:value-type="string" table:style-name="ce329">
            <text:p>JH,IK</text:p>
          </table:table-cell>
          <table:table-cell office:value-type="string" table:style-name="ce59">
            <text:p>N</text:p>
          </table:table-cell>
          <table:table-cell table:style-name="ce329"/>
          <table:table-cell table:style-name="ce331"/>
          <table:table-cell table:number-columns-repeated="2" table:style-name="ce343"/>
          <table:table-cell office:value-type="string" table:style-name="ce333">
            <text:p>mail</text:p>
          </table:table-cell>
          <table:table-cell office:value-type="string" table:style-name="ce333">
            <text:p>pouze tepelné čerpadlo</text:p>
          </table:table-cell>
          <table:table-cell office:value-type="date" office:date-value="2022-05-18T00:00:00" table:style-name="ce334">
            <text:p>18.05.2022</text:p>
          </table:table-cell>
          <table:table-cell office:value-type="date" office:date-value="2022-05-24T00:00:00" table:style-name="ce334">
            <text:p>24.05.2022</text:p>
          </table:table-cell>
          <table:table-cell table:style-name="ce334"/>
          <table:table-cell office:value-type="date" office:date-value="2020-01-01T00:00:00" table:style-name="ce334">
            <text:p>01.01.2020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0" table:formula="of:=([.M305]*1.15)*0.6" table:style-name="ce188">
            <text:p><text:s/>- <text:s text:c="2"/>Kč<text:s/></text:p>
          </table:table-cell>
          <table:table-cell table:number-columns-repeated="6" table:style-name="ce366"/>
          <table:table-cell table:style-name="ce367"/>
          <table:table-cell office:value-type="currency" office:value="0" table:formula="of:=([.M305]*1.15)*0.3" table:style-name="ce224">
            <text:p><text:s/>- <text:s text:c="2"/>Kč<text:s/></text:p>
          </table:table-cell>
          <table:table-cell table:number-columns-repeated="9" table:style-name="ce366"/>
          <table:table-cell office:value-type="currency" office:value="0" table:formula="of:=([.M305]*1.15)*0.1" table:style-name="ce337">
            <text:p><text:s/>- <text:s text:c="2"/>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303" table:style-name="ce607">
            <text:p>303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Polešovice-TČ</text:p>
          </table:table-cell>
          <table:table-cell table:style-name="ce329"/>
          <table:table-cell office:value-type="string" table:style-name="ce330">
            <text:p>O</text:p>
          </table:table-cell>
          <table:table-cell office:value-type="string" table:style-name="ce329">
            <text:p>9,66kWp</text:p>
          </table:table-cell>
          <table:table-cell table:style-name="ce331"/>
          <table:table-cell office:value-type="currency" office:value="402350" table:style-name="ce343">
            <text:p><text:s/>402 350,00 Kč<text:s/></text:p>
          </table:table-cell>
          <table:table-cell office:value-type="currency" office:value="493195" table:style-name="ce343">
            <text:p><text:s/>493 195,00 Kč<text:s/></text:p>
          </table:table-cell>
          <table:table-cell office:value-type="string" table:style-name="ce333">
            <text:p>Vlašicovi</text:p>
          </table:table-cell>
          <table:table-cell office:value-type="string" table:style-name="ce333">
            <text:p>vyřizovala Vlašicová-nepodala informace</text:p>
          </table:table-cell>
          <table:table-cell office:value-type="date" office:date-value="2022-05-19T00:00:00" table:style-name="ce334">
            <text:p>19.05.2022</text:p>
          </table:table-cell>
          <table:table-cell table:number-columns-repeated="2" table:style-name="ce334"/>
          <table:table-cell office:value-type="date" office:date-value="2022-05-26T00:00:00" table:style-name="ce334">
            <text:p>26.05.2022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340304.55" table:formula="of:=([.M306]*1.15)*0.6" table:style-name="ce188">
            <text:p><text:s/>340 304,55 Kč<text:s/></text:p>
          </table:table-cell>
          <table:table-cell table:number-columns-repeated="6" table:style-name="ce366"/>
          <table:table-cell table:style-name="ce367"/>
          <table:table-cell office:value-type="currency" office:value="170152.27499999999" table:formula="of:=([.M306]*1.15)*0.3" table:style-name="ce224">
            <text:p><text:s/>170 152,28 Kč<text:s/></text:p>
          </table:table-cell>
          <table:table-cell table:number-columns-repeated="9" table:style-name="ce366"/>
          <table:table-cell office:value-type="currency" office:value="56717.425000000003" table:formula="of:=([.M306]*1.15)*0.1" table:style-name="ce337">
            <text:p><text:s/>56 717,43 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304" table:style-name="ce607">
            <text:p>304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Kyjov - Nětčice</text:p>
          </table:table-cell>
          <table:table-cell table:style-name="ce144"/>
          <table:table-cell office:value-type="string" table:style-name="ce145">
            <text:p>N</text:p>
          </table:table-cell>
          <table:table-cell table:style-name="ce144"/>
          <table:table-cell table:style-name="ce320"/>
          <table:table-cell table:number-columns-repeated="2" table:style-name="ce322"/>
          <table:table-cell office:value-type="string" table:style-name="ce149">
            <text:p>Hering - Kapitol</text:p>
          </table:table-cell>
          <table:table-cell office:value-type="string" table:style-name="ce322">
            <text:p><text:s/>JH ,odeslaná CN 31.5., nyní nereaguje</text:p>
          </table:table-cell>
          <table:table-cell office:value-type="date" office:date-value="2022-05-19T00:00:00" table:style-name="ce150">
            <text:p>19.05.2022</text:p>
          </table:table-cell>
          <table:table-cell office:value-type="date" office:date-value="2022-05-19T00:00:00" table:style-name="ce151">
            <text:p>19.05.2022</text:p>
          </table:table-cell>
          <table:table-cell table:style-name="ce151"/>
          <table:table-cell office:value-type="date" office:date-value="2020-01-01T00:00:00" table:style-name="ce151">
            <text:p>01.01.2020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307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307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307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305" table:style-name="ce607">
            <text:p>30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Adamov</text:p>
          </table:table-cell>
          <table:table-cell office:value-type="string" table:style-name="ce58">
            <text:p>N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mail</text:p>
          </table:table-cell>
          <table:table-cell office:value-type="string" table:style-name="ce167">
            <text:p>nedohodl se s tchány</text:p>
          </table:table-cell>
          <table:table-cell office:value-type="date" office:date-value="2022-05-22T00:00:00" table:style-name="ce65">
            <text:p>22.05.2022</text:p>
          </table:table-cell>
          <table:table-cell office:value-type="date" office:date-value="2022-05-23T00:00:00" table:style-name="ce65">
            <text:p>23.05.2022</text:p>
          </table:table-cell>
          <table:table-cell office:value-type="date" office:date-value="2022-06-09T00:00:00" table:style-name="ce65">
            <text:p>09.06.2022</text:p>
          </table:table-cell>
          <table:table-cell office:value-type="date" office:date-value="2020-01-01T00:00:00" table:style-name="ce65">
            <text:p>01.01.2020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308]*1.15)*0.6" table:style-name="ce206">
            <text:p><text:s/>- <text:s text:c="2"/>Kč<text:s/></text:p>
          </table:table-cell>
          <table:table-cell table:number-columns-repeated="6" table:style-name="ce68"/>
          <table:table-cell table:style-name="ce381"/>
          <table:table-cell office:value-type="currency" office:value="0" table:formula="of:=([.M308]*1.15)*0.3" table:style-name="ce224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308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27"/>
          <table:table-cell office:value-type="float" office:value="306" table:style-name="ce607">
            <text:p>30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Pohořelice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mail</text:p>
          </table:table-cell>
          <table:table-cell office:value-type="string" table:style-name="ce167">
            <text:p><text:s/>předáno JH 25.5.2022, vyřizuje Rado H.</text:p>
          </table:table-cell>
          <table:table-cell office:value-type="date" office:date-value="2022-05-22T00:00:00" table:style-name="ce65">
            <text:p>22.05.2022</text:p>
          </table:table-cell>
          <table:table-cell office:value-type="date" office:date-value="2022-05-23T00:00:00" table:style-name="ce65">
            <text:p>23.05.2022</text:p>
          </table:table-cell>
          <table:table-cell table:style-name="ce65"/>
          <table:table-cell office:value-type="date" office:date-value="2020-01-01T00:00:00" table:style-name="ce65">
            <text:p>01.01.2020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0" table:formula="of:=([.M309]*1.15)*0.6" table:style-name="ce206">
            <text:p><text:s/>- <text:s text:c="2"/>Kč<text:s/></text:p>
          </table:table-cell>
          <table:table-cell table:number-columns-repeated="6" table:style-name="ce68"/>
          <table:table-cell table:style-name="ce381"/>
          <table:table-cell office:value-type="currency" office:value="0" table:formula="of:=([.M309]*1.15)*0.3" table:style-name="ce224">
            <text:p><text:s/>- <text:s text:c="2"/>Kč<text:s/></text:p>
          </table:table-cell>
          <table:table-cell table:number-columns-repeated="9" table:style-name="ce68"/>
          <table:table-cell office:value-type="currency" office:value="0" table:formula="of:=([.M309]*1.15)*0.1" table:style-name="ce69">
            <text:p><text:s/>- <text:s text:c="2"/>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74"/>
          <table:table-cell office:value-type="float" office:value="307" table:style-name="ce607">
            <text:p>307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Hýsly</text:p>
          </table:table-cell>
          <table:table-cell table:style-name="ce85"/>
          <table:table-cell office:value-type="string" table:style-name="ce24">
            <text:p>PPP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27700" table:style-name="ce88">
            <text:p>327 700,00 Kč</text:p>
          </table:table-cell>
          <table:table-cell office:value-type="currency" office:value="411870" table:style-name="ce88">
            <text:p>411 870,00 Kč</text:p>
          </table:table-cell>
          <table:table-cell office:value-type="string" table:style-name="ce89">
            <text:p>Solich - Kapitol</text:p>
          </table:table-cell>
          <table:table-cell office:value-type="string" table:style-name="ce112">
            <text:p>H2 10,7</text:p>
          </table:table-cell>
          <table:table-cell office:value-type="date" office:date-value="2022-05-22T00:00:00" table:style-name="ce22">
            <text:p>22.05.2022</text:p>
          </table:table-cell>
          <table:table-cell office:value-type="date" office:date-value="2022-05-23T00:00:00" table:style-name="ce22">
            <text:p>23.05.2022</text:p>
          </table:table-cell>
          <table:table-cell table:style-name="ce22"/>
          <table:table-cell office:value-type="date" office:date-value="2022-05-23T00:00:00" table:style-name="ce22">
            <text:p>23.05.2022</text:p>
          </table:table-cell>
          <table:table-cell table:style-name="ce22"/>
          <table:table-cell table:style-name="ce91"/>
          <table:table-cell table:style-name="ce92"/>
          <table:table-cell office:value-type="date" office:date-value="2022-07-22T00:00:00" table:style-name="ce35">
            <text:p>22.07.2022</text:p>
          </table:table-cell>
          <table:table-cell office:value-type="string" table:style-name="ce35">
            <text:p>s.č.9002011937_mikrozdroj</text:p>
          </table:table-cell>
          <table:table-cell office:value-type="date" office:date-value="2022-06-14T00:00:00" table:style-name="ce35">
            <text:p>14.06.2022</text:p>
          </table:table-cell>
          <table:table-cell office:value-type="date" office:date-value="2022-08-02T00:00:00" table:style-name="ce35">
            <text:p>02.08.2022</text:p>
          </table:table-cell>
          <table:table-cell office:value-type="currency" office:value="284190.29999999993" table:formula="of:=([.M310]*1.15)*0.6" table:style-name="ce190">
            <text:p><text:s/>284 190,30 Kč<text:s/></text:p>
          </table:table-cell>
          <table:table-cell office:value-type="date" office:date-value="2022-08-09T00:00:00" table:style-name="ce35">
            <text:p>09.08.2022</text:p>
          </table:table-cell>
          <table:table-cell table:number-columns-repeated="5" table:style-name="ce35"/>
          <table:table-cell office:value-type="date" office:date-value="2022-10-17T00:00:00" table:style-name="ce362">
            <text:p>17.10.2022</text:p>
          </table:table-cell>
          <table:table-cell office:value-type="currency" office:value="142095.14999999997" table:formula="of:=([.M310]*1.15)*0.3" table:style-name="ce363">
            <text:p><text:s/>142 095,15 Kč<text:s/></text:p>
          </table:table-cell>
          <table:table-cell office:value-type="date" office:date-value="2022-10-24T00:00:00" table:style-name="ce35">
            <text:p>24.10.2022</text:p>
          </table:table-cell>
          <table:table-cell office:value-type="date" office:date-value="2022-10-18T00:00:00" table:style-name="ce35">
            <text:p>18.10.2022</text:p>
          </table:table-cell>
          <table:table-cell office:value-type="date" office:date-value="2022-10-24T00:00:00" table:style-name="ce35">
            <text:p>24.10.2022</text:p>
          </table:table-cell>
          <table:table-cell office:value-type="date" office:date-value="2022-06-17T00:00:00" table:style-name="ce35">
            <text:p>17.06.2022</text:p>
          </table:table-cell>
          <table:table-cell office:value-type="date" office:date-value="2022-07-18T00:00:00" table:style-name="ce35">
            <text:p>18.07.2022</text:p>
          </table:table-cell>
          <table:table-cell office:value-type="string" table:style-name="ce35">
            <text:p>není</text:p>
          </table:table-cell>
          <table:table-cell office:value-type="string" table:style-name="ce35">
            <text:p>není</text:p>
          </table:table-cell>
          <table:table-cell table:style-name="ce35"/>
          <table:table-cell office:value-type="date" office:date-value="2022-11-07T00:00:00" table:style-name="ce35">
            <text:p>07.11.2022</text:p>
          </table:table-cell>
          <table:table-cell office:value-type="currency" office:value="47366" table:style-name="ce416">
            <text:p><text:s/>47 366,00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08" table:style-name="ce607">
            <text:p>308</text:p>
          </table:table-cell>
          <table:table-cell table:number-columns-repeated="2" table:style-name="ce122"/>
          <table:table-cell table:style-name="ce569"/>
          <table:table-cell table:style-name="ce122"/>
          <table:table-cell office:value-type="string" table:style-name="ce122">
            <text:p>Červený Kostelec</text:p>
          </table:table-cell>
          <table:table-cell table:style-name="ce123"/>
          <table:table-cell office:value-type="string" table:style-name="ce24">
            <text:p>O</text:p>
          </table:table-cell>
          <table:table-cell table:style-name="ce123"/>
          <table:table-cell table:style-name="ce180"/>
          <table:table-cell table:number-columns-repeated="2" table:style-name="ce181"/>
          <table:table-cell office:value-type="string" table:style-name="ce181">
            <text:p>mail</text:p>
          </table:table-cell>
          <table:table-cell office:value-type="string" table:style-name="ce181">
            <text:p>dotaz - odpověď</text:p>
          </table:table-cell>
          <table:table-cell office:value-type="date" office:date-value="2022-05-22T00:00:00" table:style-name="ce52">
            <text:p>22.05.2022</text:p>
          </table:table-cell>
          <table:table-cell office:value-type="date" office:date-value="2022-05-23T00:00:00" table:style-name="ce52">
            <text:p>23.05.2022</text:p>
          </table:table-cell>
          <table:table-cell table:number-columns-repeated="3"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0" table:formula="of:=([.M311]*1.15)*0.6" table:style-name="ce188">
            <text:p><text:s/>- <text:s text:c="2"/>Kč<text:s/></text:p>
          </table:table-cell>
          <table:table-cell table:number-columns-repeated="6" table:style-name="ce43"/>
          <table:table-cell table:style-name="ce223"/>
          <table:table-cell office:value-type="currency" office:value="0" table:formula="of:=([.M311]*1.15)*0.3" table:style-name="ce224">
            <text:p><text:s/>- <text:s text:c="2"/>Kč<text:s/></text:p>
          </table:table-cell>
          <table:table-cell table:number-columns-repeated="9" table:style-name="ce43"/>
          <table:table-cell office:value-type="currency" office:value="0" table:formula="of:=([.M311]*1.15)*0.1" table:style-name="ce34">
            <text:p><text:s/>- <text:s text:c="2"/>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09" table:style-name="ce607">
            <text:p>309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Olbramice</text:p>
          </table:table-cell>
          <table:table-cell office:value-type="string" table:style-name="ce85">
            <text:p>DŠ</text:p>
          </table:table-cell>
          <table:table-cell office:value-type="string" table:style-name="ce24">
            <text:p>O</text:p>
          </table:table-cell>
          <table:table-cell table:style-name="ce85"/>
          <table:table-cell table:style-name="ce178"/>
          <table:table-cell table:number-columns-repeated="2" table:style-name="ce112"/>
          <table:table-cell office:value-type="string" table:style-name="ce89">
            <text:p>Hering - Kapitol</text:p>
          </table:table-cell>
          <table:table-cell office:value-type="string" table:style-name="ce112">
            <text:p>realizace příští rok, volat koncem roku</text:p>
          </table:table-cell>
          <table:table-cell office:value-type="date" office:date-value="2022-05-23T00:00:00" table:style-name="ce22">
            <text:p>23.05.2022</text:p>
          </table:table-cell>
          <table:table-cell office:value-type="date" office:date-value="2022-05-24T00:00:00" table:style-name="ce22">
            <text:p>24.05.2022</text:p>
          </table:table-cell>
          <table:table-cell table:number-columns-repeated="3"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0" table:formula="of:=([.M312]*1.15)*0.6" table:style-name="ce190">
            <text:p><text:s/>- <text:s text:c="2"/>Kč<text:s/></text:p>
          </table:table-cell>
          <table:table-cell table:number-columns-repeated="6" table:style-name="ce35"/>
          <table:table-cell table:style-name="ce362"/>
          <table:table-cell office:value-type="currency" office:value="0" table:formula="of:=([.M312]*1.15)*0.3" table:style-name="ce363">
            <text:p><text:s/>- <text:s text:c="2"/>Kč<text:s/></text:p>
          </table:table-cell>
          <table:table-cell table:number-columns-repeated="9" table:style-name="ce35"/>
          <table:table-cell office:value-type="currency" office:value="0" table:formula="of:=([.M312]*1.15)*0.1" table:style-name="ce93">
            <text:p><text:s/>- <text:s text:c="2"/>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27"/>
          <table:table-cell office:value-type="float" office:value="310" table:style-name="ce607">
            <text:p>310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Karlovice</text:p>
          </table:table-cell>
          <table:table-cell table:style-name="ce307"/>
          <table:table-cell office:value-type="string" table:style-name="ce145">
            <text:p>N</text:p>
          </table:table-cell>
          <table:table-cell office:value-type="string" table:style-name="ce307">
            <text:p>8,19 kWp</text:p>
          </table:table-cell>
          <table:table-cell table:style-name="ce308"/>
          <table:table-cell office:value-type="currency" office:value="463036" table:style-name="ce309">
            <text:p>463 036,00 Kč</text:p>
          </table:table-cell>
          <table:table-cell office:value-type="currency" office:value="551799" table:style-name="ce309">
            <text:p>551 799,00 Kč</text:p>
          </table:table-cell>
          <table:table-cell office:value-type="string" table:style-name="ce310">
            <text:p>Vyštejn</text:p>
          </table:table-cell>
          <table:table-cell office:value-type="string" table:style-name="ce310">
            <text:p>CN 3.6.2022 panu Žertovi, <text:s/>nekomunikuje, zrušeno _Gajda</text:p>
          </table:table-cell>
          <table:table-cell office:value-type="date" office:date-value="2022-05-24T00:00:00" table:style-name="ce311">
            <text:p>24.05.2022</text:p>
          </table:table-cell>
          <table:table-cell office:value-type="date" office:date-value="2022-05-24T00:00:00" table:style-name="ce311">
            <text:p>24.05.2022</text:p>
          </table:table-cell>
          <table:table-cell table:style-name="ce311"/>
          <table:table-cell office:value-type="date" office:date-value="2022-06-03T00:00:00" table:style-name="ce311">
            <text:p>03.06.2022</text:p>
          </table:table-cell>
          <table:table-cell table:style-name="ce311"/>
          <table:table-cell table:style-name="ce370"/>
          <table:table-cell table:style-name="ce371"/>
          <table:table-cell table:number-columns-repeated="4" table:style-name="ce372"/>
          <table:table-cell office:value-type="currency" office:value="380741.31" table:formula="of:=([.M313]*1.15)*0.6" table:style-name="ce373">
            <text:p><text:s/>380 741,31 Kč<text:s/></text:p>
          </table:table-cell>
          <table:table-cell table:number-columns-repeated="6" table:style-name="ce372"/>
          <table:table-cell table:style-name="ce374"/>
          <table:table-cell office:value-type="currency" office:value="190370.655" table:formula="of:=([.M313]*1.15)*0.3" table:style-name="ce224">
            <text:p><text:s/>190 370,66 Kč<text:s/></text:p>
          </table:table-cell>
          <table:table-cell table:number-columns-repeated="9" table:style-name="ce372"/>
          <table:table-cell office:value-type="currency" office:value="63456.885000000002" table:formula="of:=([.M313]*1.15)*0.1" table:style-name="ce316">
            <text:p><text:s/>63 456,89 Kč<text:s/></text:p>
          </table:table-cell>
          <table:table-cell table:style-name="ce317"/>
          <table:table-cell table:style-name="ce372"/>
          <table:table-cell table:number-columns-repeated="16337"/>
        </table:table-row>
        <table:table-row table:style-name="ro2">
          <table:table-cell table:style-name="ce1"/>
          <table:table-cell office:value-type="float" office:value="311" table:style-name="ce607">
            <text:p>311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Terezín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9,5kWp</text:p>
          </table:table-cell>
          <table:table-cell table:style-name="ce269"/>
          <table:table-cell office:value-type="currency" office:value="359594" table:style-name="ce301">
            <text:p><text:s/>359 594,00 Kč<text:s/></text:p>
          </table:table-cell>
          <table:table-cell office:value-type="currency" office:value="442192" table:style-name="ce301">
            <text:p><text:s/>442 192,00 Kč<text:s/></text:p>
          </table:table-cell>
          <table:table-cell office:value-type="string" table:style-name="ce271">
            <text:p>Jenda Daňhel</text:p>
          </table:table-cell>
          <table:table-cell office:value-type="string" table:style-name="ce271">
            <text:p>dlouhodobě nebere telefon</text:p>
          </table:table-cell>
          <table:table-cell office:value-type="date" office:date-value="2022-05-24T00:00:00" table:style-name="ce272">
            <text:p>24.05.2022</text:p>
          </table:table-cell>
          <table:table-cell office:value-type="date" office:date-value="2022-05-24T00:00:00" table:style-name="ce272">
            <text:p>24.05.2022</text:p>
          </table:table-cell>
          <table:table-cell table:style-name="ce272"/>
          <table:table-cell office:value-type="date" office:date-value="2022-05-24T00:00:00" table:style-name="ce272">
            <text:p>24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305112.48" table:formula="of:=([.M314]*1.15)*0.6" table:style-name="ce373">
            <text:p><text:s/>305 112,48 Kč<text:s/></text:p>
          </table:table-cell>
          <table:table-cell table:number-columns-repeated="6" table:style-name="ce379"/>
          <table:table-cell table:style-name="ce380"/>
          <table:table-cell office:value-type="currency" office:value="152556.24" table:formula="of:=([.M314]*1.15)*0.3" table:style-name="ce224">
            <text:p><text:s/>152 556,24 Kč<text:s/></text:p>
          </table:table-cell>
          <table:table-cell table:number-columns-repeated="9" table:style-name="ce379"/>
          <table:table-cell office:value-type="currency" office:value="50852.08" table:formula="of:=([.M314]*1.15)*0.1" table:style-name="ce274">
            <text:p><text:s/>50 852,08 Kč<text:s/></text:p>
          </table:table-cell>
          <table:table-cell table:style-name="ce317"/>
          <table:table-cell table:style-name="ce372"/>
          <table:table-cell table:number-columns-repeated="16337"/>
        </table:table-row>
        <table:table-row table:style-name="ro2">
          <table:table-cell table:style-name="ce74"/>
          <table:table-cell office:value-type="float" office:value="312" table:style-name="ce607">
            <text:p>312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Znojmo, Palliardiho</text:p>
          </table:table-cell>
          <table:table-cell office:value-type="string" table:style-name="ce85">
            <text:p>Growatt</text:p>
          </table:table-cell>
          <table:table-cell office:value-type="string" table:style-name="ce24">
            <text:p>PPP</text:p>
          </table:table-cell>
          <table:table-cell office:value-type="string" table:style-name="ce85">
            <text:p>4,74 kWp</text:p>
          </table:table-cell>
          <table:table-cell table:style-name="ce178"/>
          <table:table-cell office:value-type="currency" office:value="358291" table:style-name="ce88">
            <text:p>358 291,00 Kč</text:p>
          </table:table-cell>
          <table:table-cell office:value-type="currency" office:value="429825" table:style-name="ce88">
            <text:p>429 825,00 Kč</text:p>
          </table:table-cell>
          <table:table-cell office:value-type="string" table:style-name="ce112">
            <text:p>Ptáček</text:p>
          </table:table-cell>
          <table:table-cell office:value-type="string" table:style-name="ce112">
            <text:p>Žádost <text:s/>PPP 04.11.</text:p>
          </table:table-cell>
          <table:table-cell office:value-type="date" office:date-value="2022-05-24T00:00:00" table:style-name="ce52">
            <text:p>24.05.2022</text:p>
          </table:table-cell>
          <table:table-cell office:value-type="date" office:date-value="2022-05-24T00:00:00" table:style-name="ce52">
            <text:p>24.05.2022</text:p>
          </table:table-cell>
          <table:table-cell table:style-name="ce52"/>
          <table:table-cell office:value-type="date" office:date-value="2022-05-25T00:00:00" table:style-name="ce52">
            <text:p>25.05.2022</text:p>
          </table:table-cell>
          <table:table-cell table:style-name="ce52"/>
          <table:table-cell table:style-name="ce53"/>
          <table:table-cell table:style-name="ce41"/>
          <table:table-cell office:value-type="date" office:date-value="2022-07-25T00:00:00" table:style-name="ce43">
            <text:p>25.07.2022</text:p>
          </table:table-cell>
          <table:table-cell office:value-type="string" table:style-name="ce417">
            <text:p>s.č. 9002013330</text:p>
          </table:table-cell>
          <table:table-cell office:value-type="date" office:date-value="2022-08-26T00:00:00" table:style-name="ce43">
            <text:p>26.08.2022</text:p>
          </table:table-cell>
          <table:table-cell office:value-type="date" office:date-value="2022-09-09T00:00:00" table:style-name="ce43">
            <text:p>09.09.2022</text:p>
          </table:table-cell>
          <table:table-cell office:value-type="currency" office:value="305549" table:style-name="ce188">
            <text:p><text:s/>305 549,00 Kč<text:s/></text:p>
          </table:table-cell>
          <table:table-cell office:value-type="date" office:date-value="2022-09-12T00:00:00" table:style-name="ce43">
            <text:p>12.09.2022</text:p>
          </table:table-cell>
          <table:table-cell table:number-columns-repeated="5" table:style-name="ce43"/>
          <table:table-cell office:value-type="date" office:date-value="2022-10-14T00:00:00" table:style-name="ce223">
            <text:p>14.10.2022</text:p>
          </table:table-cell>
          <table:table-cell office:value-type="currency" office:value="141562" table:style-name="ce224">
            <text:p><text:s/>141 562,00 Kč<text:s/></text:p>
          </table:table-cell>
          <table:table-cell office:value-type="date" office:date-value="2022-10-17T00:00:00" table:style-name="ce43">
            <text:p>17.10.2022</text:p>
          </table:table-cell>
          <table:table-cell office:value-type="date" office:date-value="2022-10-12T00:00:00" table:style-name="ce43">
            <text:p>12.10.2022</text:p>
          </table:table-cell>
          <table:table-cell office:value-type="date" office:date-value="2022-10-25T00:00:00" table:style-name="ce43">
            <text:p>25.10.2022</text:p>
          </table:table-cell>
          <table:table-cell office:value-type="date" office:date-value="2022-10-26T00:00:00" table:style-name="ce43">
            <text:p>26.10.2022</text:p>
          </table:table-cell>
          <table:table-cell office:value-type="date" office:date-value="2022-11-01T00:00:00" table:style-name="ce43">
            <text:p>01.11.2022</text:p>
          </table:table-cell>
          <table:table-cell office:value-type="date" office:date-value="2022-11-04T00:00:00" table:style-name="ce43">
            <text:p>04.11.2022</text:p>
          </table:table-cell>
          <table:table-cell table:number-columns-repeated="3" table:style-name="ce43"/>
          <table:table-cell office:value-type="currency" office:value="47187" table:style-name="ce34">
            <text:p><text:s/>47 187,00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13" table:style-name="ce607">
            <text:p>313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Vnorovy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O</text:p>
          </table:table-cell>
          <table:table-cell table:style-name="ce85"/>
          <table:table-cell table:style-name="ce178"/>
          <table:table-cell table:number-columns-repeated="2" table:style-name="ce238"/>
          <table:table-cell office:value-type="string" table:style-name="ce112">
            <text:p>mail</text:p>
          </table:table-cell>
          <table:table-cell office:value-type="string" table:style-name="ce112">
            <text:p>nemá kolaudaci-volat v listopadu 2022-CN zatím nechtěl</text:p>
          </table:table-cell>
          <table:table-cell office:value-type="date" office:date-value="2022-05-18T00:00:00" table:style-name="ce22">
            <text:p>18.05.2022</text:p>
          </table:table-cell>
          <table:table-cell office:value-type="date" office:date-value="2022-05-24T00:00:00" table:style-name="ce22">
            <text:p>24.05.2022</text:p>
          </table:table-cell>
          <table:table-cell table:number-columns-repeated="3" table:style-name="ce22"/>
          <table:table-cell table:style-name="ce91"/>
          <table:table-cell table:style-name="ce92"/>
          <table:table-cell table:number-columns-repeated="4" table:style-name="ce35"/>
          <table:table-cell table:style-name="ce190"/>
          <table:table-cell table:number-columns-repeated="6" table:style-name="ce35"/>
          <table:table-cell table:style-name="ce362"/>
          <table:table-cell office:value-type="currency" office:value="0" table:formula="of:=([.M316]*1.15)*0.3" table:style-name="ce363">
            <text:p><text:s/>- <text:s text:c="2"/>Kč<text:s/></text:p>
          </table:table-cell>
          <table:table-cell table:number-columns-repeated="9" table:style-name="ce35"/>
          <table:table-cell office:value-type="currency" office:value="0" table:formula="of:=([.M316]*1.15)*0.1" table:style-name="ce93">
            <text:p><text:s/>- <text:s text:c="2"/>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14" table:style-name="ce607">
            <text:p>314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Hřivínův Újezd</text:p>
          </table:table-cell>
          <table:table-cell table:style-name="ce144"/>
          <table:table-cell office:value-type="string" table:style-name="ce145">
            <text:p>N</text:p>
          </table:table-cell>
          <table:table-cell table:style-name="ce144"/>
          <table:table-cell table:style-name="ce320"/>
          <table:table-cell table:number-columns-repeated="2" table:style-name="ce322"/>
          <table:table-cell office:value-type="string" table:style-name="ce322">
            <text:p>mail</text:p>
          </table:table-cell>
          <table:table-cell office:value-type="string" table:style-name="ce322">
            <text:p>obhlídka JH, dvě CN, plánuje TČ, zrušeno</text:p>
          </table:table-cell>
          <table:table-cell office:value-type="date" office:date-value="2022-05-24T00:00:00" table:style-name="ce65">
            <text:p>24.05.2022</text:p>
          </table:table-cell>
          <table:table-cell office:value-type="date" office:date-value="2022-05-25T00:00:00" table:style-name="ce151">
            <text:p>25.05.2022</text:p>
          </table:table-cell>
          <table:table-cell table:style-name="ce151"/>
          <table:table-cell office:value-type="date" office:date-value="2020-01-01T00:00:00" table:style-name="ce151">
            <text:p>01.01.2020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317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317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317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315" table:style-name="ce607">
            <text:p>315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Čejč</text:p>
          </table:table-cell>
          <table:table-cell office:value-type="string" table:style-name="ce329">
            <text:p>IK</text:p>
          </table:table-cell>
          <table:table-cell office:value-type="string" table:style-name="ce59">
            <text:p>N</text:p>
          </table:table-cell>
          <table:table-cell office:value-type="string" table:style-name="ce329">
            <text:p>9,66kWp</text:p>
          </table:table-cell>
          <table:table-cell table:style-name="ce331"/>
          <table:table-cell office:value-type="currency" office:value="402350" table:style-name="ce343">
            <text:p><text:s/>402 350,00 Kč<text:s/></text:p>
          </table:table-cell>
          <table:table-cell office:value-type="currency" office:value="493195" table:style-name="ce343">
            <text:p><text:s/>493 195,00 Kč<text:s/></text:p>
          </table:table-cell>
          <table:table-cell office:value-type="string" table:style-name="ce333">
            <text:p>Jenda Daňhel</text:p>
          </table:table-cell>
          <table:table-cell office:value-type="string" table:style-name="ce333">
            <text:p>nebere telefony</text:p>
          </table:table-cell>
          <table:table-cell office:value-type="date" office:date-value="2022-05-23T00:00:00" table:style-name="ce334">
            <text:p>23.05.2022</text:p>
          </table:table-cell>
          <table:table-cell office:value-type="date" office:date-value="2022-05-25T00:00:00" table:style-name="ce334">
            <text:p>25.05.2022</text:p>
          </table:table-cell>
          <table:table-cell table:style-name="ce334"/>
          <table:table-cell office:value-type="date" office:date-value="2022-05-25T00:00:00" table:style-name="ce334">
            <text:p>25.05.2022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340304.55" table:formula="of:=([.M318]*1.15)*0.6" table:style-name="ce188">
            <text:p><text:s/>340 304,55 Kč<text:s/></text:p>
          </table:table-cell>
          <table:table-cell table:number-columns-repeated="6" table:style-name="ce366"/>
          <table:table-cell table:style-name="ce367"/>
          <table:table-cell office:value-type="currency" office:value="170152.27499999999" table:formula="of:=([.M318]*1.15)*0.3" table:style-name="ce224">
            <text:p><text:s/>170 152,28 Kč<text:s/></text:p>
          </table:table-cell>
          <table:table-cell table:number-columns-repeated="9" table:style-name="ce366"/>
          <table:table-cell office:value-type="currency" office:value="56717.425000000003" table:formula="of:=([.M318]*1.15)*0.1" table:style-name="ce337">
            <text:p><text:s/>56 717,43 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316" table:style-name="ce607">
            <text:p>316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Zlín</text:p>
          </table:table-cell>
          <table:table-cell table:style-name="ce268"/>
          <table:table-cell office:value-type="string" table:style-name="ce145">
            <text:p>N</text:p>
          </table:table-cell>
          <table:table-cell office:value-type="string" table:style-name="ce268">
            <text:p>7,36 kWp</text:p>
          </table:table-cell>
          <table:table-cell table:style-name="ce269"/>
          <table:table-cell office:value-type="currency" office:value="329900" table:style-name="ce418">
            <text:p><text:s/>329 900,00 Kč<text:s/></text:p>
          </table:table-cell>
          <table:table-cell office:value-type="currency" office:value="397410" table:style-name="ce419">
            <text:p><text:s/>397 410,00 Kč<text:s/></text:p>
          </table:table-cell>
          <table:table-cell office:value-type="string" table:style-name="ce271">
            <text:p>Gajda</text:p>
          </table:table-cell>
          <table:table-cell office:value-type="string" table:style-name="ce271">
            <text:p>chce to přes Ptáčka,my jsme prý drazí</text:p>
          </table:table-cell>
          <table:table-cell office:value-type="date" office:date-value="2022-05-26T00:00:00" table:style-name="ce272">
            <text:p>26.05.2022</text:p>
          </table:table-cell>
          <table:table-cell table:number-columns-repeated="2" table:style-name="ce272"/>
          <table:table-cell office:value-type="date" office:date-value="2022-05-07T00:00:00" table:style-name="ce272">
            <text:p>07.05.2022</text:p>
          </table:table-cell>
          <table:table-cell table:style-name="ce272"/>
          <table:table-cell table:style-name="ce377"/>
          <table:table-cell table:style-name="ce378"/>
          <table:table-cell table:number-columns-repeated="4" table:style-name="ce379"/>
          <table:table-cell office:value-type="currency" office:value="274212.89999999997" table:formula="of:=([.M319]*1.15)*0.6" table:style-name="ce420">
            <text:p><text:s/>274 212,90 Kč<text:s/></text:p>
          </table:table-cell>
          <table:table-cell table:number-columns-repeated="6" table:style-name="ce379"/>
          <table:table-cell table:style-name="ce380"/>
          <table:table-cell office:value-type="currency" office:value="137106.44999999998" table:formula="of:=([.M319]*1.15)*0.3" table:style-name="ce224">
            <text:p><text:s/>137 106,45 Kč<text:s/></text:p>
          </table:table-cell>
          <table:table-cell table:number-columns-repeated="9" table:style-name="ce379"/>
          <table:table-cell office:value-type="currency" office:value="45702.149999999994" table:formula="of:=([.M319]*1.15)*0.1" table:style-name="ce274">
            <text:p><text:s/>45 702,15 Kč<text:s/></text:p>
          </table:table-cell>
          <table:table-cell table:style-name="ce275"/>
          <table:table-cell table:style-name="ce379"/>
          <table:table-cell table:number-columns-repeated="16337"/>
        </table:table-row>
        <table:table-row table:style-name="ro2">
          <table:table-cell table:style-name="ce1"/>
          <table:table-cell office:value-type="float" office:value="317" table:style-name="ce607">
            <text:p>317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Píšť-Ostrava</text:p>
          </table:table-cell>
          <table:table-cell office:value-type="string" table:style-name="ce85">
            <text:p>LM</text:p>
          </table:table-cell>
          <table:table-cell office:value-type="string" table:style-name="ce24">
            <text:p>O</text:p>
          </table:table-cell>
          <table:table-cell table:style-name="ce85"/>
          <table:table-cell table:style-name="ce178"/>
          <table:table-cell table:number-columns-repeated="2" table:style-name="ce112"/>
          <table:table-cell office:value-type="string" table:style-name="ce112">
            <text:p>web - telefon</text:p>
          </table:table-cell>
          <table:table-cell office:value-type="string" table:style-name="ce112">
            <text:p>tel.1.6.2022 - mění typ střechy, ozve se někdy v budoucnosti-chtěl by mega velkou FVE</text:p>
          </table:table-cell>
          <table:table-cell office:value-type="date" office:date-value="2022-05-26T00:00:00" table:style-name="ce22">
            <text:p>26.05.2022</text:p>
          </table:table-cell>
          <table:table-cell office:value-type="date" office:date-value="2022-05-26T00:00:00" table:style-name="ce22">
            <text:p>26.05.2022</text:p>
          </table:table-cell>
          <table:table-cell table:number-columns-repeated="3" table:style-name="ce22"/>
          <table:table-cell table:style-name="ce91"/>
          <table:table-cell table:style-name="ce92"/>
          <table:table-cell table:style-name="ce35"/>
          <table:table-cell table:style-name="ce114"/>
          <table:table-cell table:number-columns-repeated="2" table:style-name="ce35"/>
          <table:table-cell office:value-type="currency" office:value="0" table:formula="of:=([.M320]*1.15)*0.6" table:style-name="ce190">
            <text:p><text:s/>- <text:s text:c="2"/>Kč<text:s/></text:p>
          </table:table-cell>
          <table:table-cell table:number-columns-repeated="6" table:style-name="ce35"/>
          <table:table-cell table:style-name="ce362"/>
          <table:table-cell office:value-type="currency" office:value="0" table:formula="of:=([.M320]*1.15)*0.3" table:style-name="ce363">
            <text:p><text:s/>- <text:s text:c="2"/>Kč<text:s/></text:p>
          </table:table-cell>
          <table:table-cell table:number-columns-repeated="9" table:style-name="ce35"/>
          <table:table-cell office:value-type="currency" office:value="0" table:formula="of:=([.M320]*1.15)*0.1" table:style-name="ce93">
            <text:p><text:s/>- <text:s text:c="2"/>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318" table:style-name="ce607">
            <text:p>318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ranovice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<text:s/></text:p>
          </table:table-cell>
          <table:table-cell table:style-name="ce157"/>
          <table:table-cell table:number-columns-repeated="2" table:style-name="ce167"/>
          <table:table-cell office:value-type="string" table:style-name="ce167">
            <text:p>web - telefon</text:p>
          </table:table-cell>
          <table:table-cell office:value-type="string" table:style-name="ce167">
            <text:p>virt.baterie - je u konkurence</text:p>
          </table:table-cell>
          <table:table-cell office:value-type="date" office:date-value="2022-05-26T00:00:00" table:style-name="ce65">
            <text:p>26.05.2022</text:p>
          </table:table-cell>
          <table:table-cell office:value-type="date" office:date-value="2022-05-26T00:00:00" table:style-name="ce65">
            <text:p>26.05.2022</text:p>
          </table:table-cell>
          <table:table-cell table:number-columns-repeated="2" table:style-name="ce65"/>
          <table:table-cell table:style-name="ce52"/>
          <table:table-cell table:style-name="ce53"/>
          <table:table-cell table:style-name="ce41"/>
          <table:table-cell table:style-name="ce43"/>
          <table:table-cell table:style-name="ce82"/>
          <table:table-cell table:number-columns-repeated="2" table:style-name="ce43"/>
          <table:table-cell office:value-type="currency" office:value="0" table:formula="of:=([.M321]*1.15)*0.6" table:style-name="ce188">
            <text:p><text:s/>- <text:s text:c="2"/>Kč<text:s/></text:p>
          </table:table-cell>
          <table:table-cell table:number-columns-repeated="6" table:style-name="ce43"/>
          <table:table-cell table:style-name="ce223"/>
          <table:table-cell office:value-type="currency" office:value="0" table:formula="of:=([.M321]*1.15)*0.3" table:style-name="ce224">
            <text:p><text:s/>- <text:s text:c="2"/>Kč<text:s/></text:p>
          </table:table-cell>
          <table:table-cell table:number-columns-repeated="9" table:style-name="ce43"/>
          <table:table-cell office:value-type="currency" office:value="0" table:formula="of:=([.M321]*1.15)*0.1" table:style-name="ce34">
            <text:p><text:s/>- <text:s text:c="2"/>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319" table:style-name="ce607">
            <text:p>319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Hlincová Hora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ZR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452388" table:style-name="ce238">
            <text:p><text:s/>452 388,00 Kč<text:s/></text:p>
          </table:table-cell>
          <table:table-cell office:value-type="currency" office:value="554767" table:style-name="ce238">
            <text:p><text:s/>554 767,00 Kč<text:s/></text:p>
          </table:table-cell>
          <table:table-cell office:value-type="string" table:style-name="ce112">
            <text:p>R. Hlôška</text:p>
          </table:table-cell>
          <table:table-cell office:value-type="string" table:style-name="ce112">
            <office:annotation draw:style-name="a6" svg:x="13.6041666666667in" svg:y="67.2708333333333in" svg:width="5.57291666666667in" svg:height="4.19791666666667in">
              <text:p>Komentář:</text:p>
              <text:p><text:s text:c="4"/>nepodepsal sml. s EGD. - zapomněl!!!,poslána nová žádost 3.10.</text:p>
              <text:p/>
            </office:annotation>
            <text:p>bacha aku - baterie, nová sml. s EGD.</text:p>
          </table:table-cell>
          <table:table-cell office:value-type="date" office:date-value="2022-05-26T00:00:00" table:style-name="ce22">
            <text:p>26.05.2022</text:p>
          </table:table-cell>
          <table:table-cell office:value-type="date" office:date-value="2022-05-31T00:00:00" table:style-name="ce22">
            <text:p>31.05.2022</text:p>
          </table:table-cell>
          <table:table-cell table:style-name="ce22"/>
          <table:table-cell office:value-type="date" office:date-value="2022-05-31T00:00:00" table:style-name="ce22">
            <text:p>31.05.2022</text:p>
          </table:table-cell>
          <table:table-cell office:value-type="date" office:date-value="2022-06-17T00:00:00" table:style-name="ce22">
            <text:p>17.06.2022</text:p>
          </table:table-cell>
          <table:table-cell table:style-name="ce91"/>
          <table:table-cell table:style-name="ce92"/>
          <table:table-cell office:value-type="date" office:date-value="2022-07-01T00:00:00" table:style-name="ce35">
            <text:p>01.07.2022</text:p>
          </table:table-cell>
          <table:table-cell office:value-type="string" table:style-name="ce96">
            <text:p>s.č.9002005080</text:p>
          </table:table-cell>
          <table:table-cell office:value-type="date" office:date-value="2022-06-20T00:00:00" table:style-name="ce35">
            <text:p>20.06.2022</text:p>
          </table:table-cell>
          <table:table-cell office:value-type="date" office:date-value="2022-06-30T00:00:00" table:style-name="ce35">
            <text:p>30.06.2022</text:p>
          </table:table-cell>
          <table:table-cell office:value-type="currency" office:value="382789.22999999992" table:formula="of:=([.M322]*1.15)*0.6" table:style-name="ce190">
            <text:p><text:s/>382 789,23 Kč<text:s/></text:p>
          </table:table-cell>
          <table:table-cell office:value-type="date" office:date-value="2022-07-04T00:00:00" table:style-name="ce35">
            <text:p>04.07.2022</text:p>
          </table:table-cell>
          <table:table-cell table:number-columns-repeated="5" table:style-name="ce35"/>
          <table:table-cell table:style-name="ce362"/>
          <table:table-cell office:value-type="currency" office:value="191394.61499999996" table:formula="of:=([.M322]*1.15)*0.3" table:style-name="ce363">
            <text:p><text:s/>191 394,62 Kč<text:s/></text:p>
          </table:table-cell>
          <table:table-cell table:number-columns-repeated="9" table:style-name="ce35"/>
          <table:table-cell office:value-type="currency" office:value="63798.204999999994" table:formula="of:=([.M322]*1.15)*0.1" table:style-name="ce93">
            <text:p><text:s/>63 798,21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320" table:style-name="ce607">
            <text:p>320</text:p>
          </table:table-cell>
          <table:table-cell office:value-type="string" table:style-name="ce75">
            <text:p>JG</text:p>
          </table:table-cell>
          <table:table-cell table:style-name="ce75"/>
          <table:table-cell table:style-name="ce567"/>
          <table:table-cell table:style-name="ce134"/>
          <table:table-cell office:value-type="string" table:style-name="ce75">
            <text:p>Jivno</text:p>
          </table:table-cell>
          <table:table-cell office:value-type="string" table:style-name="ce76">
            <text:p>IK</text:p>
          </table:table-cell>
          <table:table-cell office:value-type="string" table:style-name="ce77">
            <text:p>R<text:s/></text:p>
          </table:table-cell>
          <table:table-cell office:value-type="string" table:style-name="ce76">
            <text:p>9,66kWp</text:p>
          </table:table-cell>
          <table:table-cell table:style-name="ce290"/>
          <table:table-cell office:value-type="currency" office:value="431067" table:style-name="ce392">
            <text:p><text:s/>431 067,00 Kč<text:s/></text:p>
          </table:table-cell>
          <table:table-cell office:value-type="currency" office:value="529153" table:style-name="ce392">
            <text:p><text:s/>529 153,00 Kč<text:s/></text:p>
          </table:table-cell>
          <table:table-cell office:value-type="string" table:style-name="ce291">
            <text:p>R. Hlôška</text:p>
          </table:table-cell>
          <table:table-cell office:value-type="string" table:style-name="ce291">
            <text:p>bacha akumulace - baterie</text:p>
          </table:table-cell>
          <table:table-cell office:value-type="date" office:date-value="2022-05-26T00:00:00" table:style-name="ce52">
            <text:p>26.05.2022</text:p>
          </table:table-cell>
          <table:table-cell office:value-type="date" office:date-value="2022-05-31T00:00:00" table:style-name="ce52">
            <text:p>31.05.2022</text:p>
          </table:table-cell>
          <table:table-cell table:style-name="ce52"/>
          <table:table-cell office:value-type="date" office:date-value="2022-05-31T00:00:00" table:style-name="ce52">
            <text:p>31.05.2022</text:p>
          </table:table-cell>
          <table:table-cell office:value-type="date" office:date-value="2022-06-02T00:00:00" table:style-name="ce52">
            <text:p>02.06.2022</text:p>
          </table:table-cell>
          <table:table-cell table:style-name="ce53"/>
          <table:table-cell table:style-name="ce41"/>
          <table:table-cell office:value-type="date" office:date-value="2022-06-28T00:00:00" table:style-name="ce43">
            <text:p>28.06.2022</text:p>
          </table:table-cell>
          <table:table-cell office:value-type="string" table:style-name="ce192">
            <text:p>s.č. 9002003733</text:p>
          </table:table-cell>
          <table:table-cell office:value-type="date" office:date-value="2022-06-13T00:00:00" table:style-name="ce43">
            <text:p>13.06.2022</text:p>
          </table:table-cell>
          <table:table-cell office:value-type="date" office:date-value="2022-06-30T00:00:00" table:style-name="ce43">
            <text:p>30.06.2022</text:p>
          </table:table-cell>
          <table:table-cell office:value-type="currency" office:value="365115.56999999995" table:formula="of:=([.M323]*1.15)*0.6" table:style-name="ce188">
            <text:p><text:s/>365 115,57 Kč<text:s/></text:p>
          </table:table-cell>
          <table:table-cell office:value-type="date" office:date-value="2022-07-04T00:00:00" table:style-name="ce43">
            <text:p>04.07.2022</text:p>
          </table:table-cell>
          <table:table-cell table:number-columns-repeated="5" table:style-name="ce43"/>
          <table:table-cell table:style-name="ce223"/>
          <table:table-cell office:value-type="currency" office:value="182557.78499999997" table:formula="of:=([.M323]*1.15)*0.3" table:style-name="ce224">
            <text:p><text:s/>182 557,79 Kč<text:s/></text:p>
          </table:table-cell>
          <table:table-cell table:number-columns-repeated="9" table:style-name="ce43"/>
          <table:table-cell office:value-type="currency" office:value="60852.595000000001" table:formula="of:=([.M323]*1.15)*0.1" table:style-name="ce34">
            <text:p><text:s/>60 852,60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321" table:style-name="ce607">
            <text:p>321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Blatno u Chomutova</text:p>
          </table:table-cell>
          <table:table-cell office:value-type="string" table:style-name="ce307">
            <text:p>N</text:p>
          </table:table-cell>
          <table:table-cell office:value-type="string" table:style-name="ce145">
            <text:p>N</text:p>
          </table:table-cell>
          <table:table-cell office:value-type="string" table:style-name="ce307">
            <text:p>8,28 kWp</text:p>
          </table:table-cell>
          <table:table-cell table:style-name="ce308"/>
          <table:table-cell office:value-type="currency" office:value="342980" table:style-name="ce309">
            <text:p>342 980,00 Kč</text:p>
          </table:table-cell>
          <table:table-cell office:value-type="currency" office:value="431850" table:style-name="ce309">
            <text:p>431 850,00 Kč</text:p>
          </table:table-cell>
          <table:table-cell office:value-type="string" table:style-name="ce310">
            <text:p>mail</text:p>
          </table:table-cell>
          <table:table-cell office:value-type="string" table:style-name="ce310">
            <text:p>Nemá zájem</text:p>
          </table:table-cell>
          <table:table-cell office:value-type="date" office:date-value="2022-05-27T00:00:00" table:style-name="ce311">
            <text:p>27.05.2022</text:p>
          </table:table-cell>
          <table:table-cell office:value-type="date" office:date-value="2022-05-27T00:00:00" table:style-name="ce311">
            <text:p>27.05.2022</text:p>
          </table:table-cell>
          <table:table-cell table:style-name="ce311"/>
          <table:table-cell office:value-type="date" office:date-value="2022-05-31T00:00:00" table:style-name="ce311">
            <text:p>31.05.2022</text:p>
          </table:table-cell>
          <table:table-cell table:style-name="ce311"/>
          <table:table-cell table:style-name="ce370"/>
          <table:table-cell table:style-name="ce371"/>
          <table:table-cell table:number-columns-repeated="4" table:style-name="ce372"/>
          <table:table-cell office:value-type="currency" office:value="297976.49999999994" table:formula="of:=([.M324]*1.15)*0.6" table:style-name="ce373">
            <text:p><text:s/>297 976,50 Kč<text:s/></text:p>
          </table:table-cell>
          <table:table-cell table:number-columns-repeated="6" table:style-name="ce372"/>
          <table:table-cell table:style-name="ce374"/>
          <table:table-cell office:value-type="currency" office:value="148988.24999999997" table:formula="of:=([.M324]*1.15)*0.3" table:style-name="ce224">
            <text:p><text:s/>148 988,25 Kč<text:s/></text:p>
          </table:table-cell>
          <table:table-cell table:number-columns-repeated="9" table:style-name="ce372"/>
          <table:table-cell office:value-type="currency" office:value="49662.75" table:formula="of:=([.M324]*1.15)*0.1" table:style-name="ce316">
            <text:p><text:s/>49 662,75 Kč<text:s/></text:p>
          </table:table-cell>
          <table:table-cell table:style-name="ce317"/>
          <table:table-cell table:style-name="ce372"/>
          <table:table-cell table:number-columns-repeated="16337"/>
        </table:table-row>
        <table:table-row table:style-name="ro2">
          <table:table-cell/>
          <table:table-cell office:value-type="float" office:value="322" table:style-name="ce607">
            <text:p>322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elešovice, okr. Vyškov</text:p>
          </table:table-cell>
          <table:table-cell office:value-type="string" table:style-name="ce58">
            <text:p>JH, DŠ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9,2kWp</text:p>
          </table:table-cell>
          <table:table-cell table:style-name="ce157"/>
          <table:table-cell table:style-name="ce167"/>
          <table:table-cell office:value-type="currency" office:value="496730" table:style-name="ce62">
            <text:p>496 730,00 Kč</text:p>
          </table:table-cell>
          <table:table-cell office:value-type="string" table:style-name="ce167">
            <text:p>Staňa Lokaj</text:p>
          </table:table-cell>
          <table:table-cell office:value-type="string" table:style-name="ce167">
            <text:p>nemá zájem, rozmyslel se</text:p>
          </table:table-cell>
          <table:table-cell office:value-type="date" office:date-value="2022-05-30T00:00:00" table:style-name="ce65">
            <text:p>30.05.2022</text:p>
          </table:table-cell>
          <table:table-cell office:value-type="date" office:date-value="2022-05-30T00:00:00" table:style-name="ce65">
            <text:p>30.05.2022</text:p>
          </table:table-cell>
          <table:table-cell table:style-name="ce65"/>
          <table:table-cell office:value-type="date" office:date-value="2020-01-01T00:00:00" table:style-name="ce65">
            <text:p>01.01.2020</text:p>
          </table:table-cell>
          <table:table-cell table:style-name="ce65"/>
          <table:table-cell table:style-name="ce66"/>
          <table:table-cell table:style-name="ce67"/>
          <table:table-cell office:value-type="date" office:date-value="2022-08-04T00:00:00" table:style-name="ce68">
            <text:p>04.08.2022</text:p>
          </table:table-cell>
          <table:table-cell office:value-type="float" office:value="798008" table:style-name="ce421">
            <text:p>798008</text:p>
          </table:table-cell>
          <table:table-cell table:number-columns-repeated="2" table:style-name="ce68"/>
          <table:table-cell office:value-type="currency" office:value="342743.7" table:formula="of:=([.M325]*1.15)*0.6" table:style-name="ce206">
            <text:p><text:s/>342 743,70 Kč<text:s/></text:p>
          </table:table-cell>
          <table:table-cell table:number-columns-repeated="6" table:style-name="ce68"/>
          <table:table-cell table:style-name="ce381"/>
          <table:table-cell office:value-type="currency" office:value="171371.85" table:formula="of:=([.M325]*1.15)*0.3" table:style-name="ce422">
            <text:p><text:s/>171 371,85 Kč<text:s/></text:p>
          </table:table-cell>
          <table:table-cell table:number-columns-repeated="9" table:style-name="ce68"/>
          <table:table-cell office:value-type="currency" office:value="57123.950000000004" table:formula="of:=([.M325]*1.15)*0.1" table:style-name="ce69">
            <text:p><text:s/>57 123,95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323" table:style-name="ce607">
            <text:p>323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Klobouky u Brna<text:s/></text:p>
          </table:table-cell>
          <table:table-cell table:style-name="ce144"/>
          <table:table-cell office:value-type="string" table:style-name="ce145">
            <text:p>N</text:p>
          </table:table-cell>
          <table:table-cell table:style-name="ce144"/>
          <table:table-cell table:style-name="ce320"/>
          <table:table-cell table:number-columns-repeated="2" table:style-name="ce322"/>
          <table:table-cell office:value-type="string" table:style-name="ce423">
            <text:p>Ilona Čecháková</text:p>
          </table:table-cell>
          <table:table-cell office:value-type="string" table:style-name="ce322">
            <text:p>Nemá zájem</text:p>
          </table:table-cell>
          <table:table-cell office:value-type="date" office:date-value="2022-05-30T00:00:00" table:style-name="ce151">
            <text:p>30.05.2022</text:p>
          </table:table-cell>
          <table:table-cell office:value-type="date" office:date-value="2022-05-30T00:00:00" table:style-name="ce151">
            <text:p>30.05.2022</text:p>
          </table:table-cell>
          <table:table-cell table:style-name="ce151"/>
          <table:table-cell office:value-type="date" office:date-value="2020-01-01T00:00:00" table:style-name="ce151">
            <text:p>01.01.2020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326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326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326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/>
          <table:table-cell office:value-type="float" office:value="324" table:style-name="ce609">
            <text:p>324</text:p>
          </table:table-cell>
          <table:table-cell table:number-columns-repeated="2" table:style-name="ce425"/>
          <table:table-cell table:style-name="ce581"/>
          <table:table-cell table:style-name="ce425"/>
          <table:table-cell office:value-type="string" table:style-name="ce425">
            <text:p>Hodonín,Rybáře</text:p>
          </table:table-cell>
          <table:table-cell office:value-type="string" table:style-name="ce426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426">
            <text:p>4,6kWp</text:p>
          </table:table-cell>
          <table:table-cell table:style-name="ce427"/>
          <table:table-cell office:value-type="currency" office:value="304120" table:style-name="ce428">
            <text:p>304 120,00 Kč</text:p>
          </table:table-cell>
          <table:table-cell office:value-type="currency" office:value="377868" table:style-name="ce428">
            <text:p>377 868,00 Kč</text:p>
          </table:table-cell>
          <table:table-cell office:value-type="string" table:style-name="ce429">
            <text:p>mail</text:p>
          </table:table-cell>
          <table:table-cell office:value-type="string" table:style-name="ce429">
            <text:p>konkurence</text:p>
          </table:table-cell>
          <table:table-cell office:value-type="date" office:date-value="2022-05-31T00:00:00" table:style-name="ce65">
            <text:p>31.05.2022</text:p>
          </table:table-cell>
          <table:table-cell office:value-type="date" office:date-value="2022-05-31T00:00:00" table:style-name="ce65">
            <text:p>31.05.2022</text:p>
          </table:table-cell>
          <table:table-cell office:value-type="date" office:date-value="2022-07-19T00:00:00" table:style-name="ce65">
            <text:p>19.07.2022</text:p>
          </table:table-cell>
          <table:table-cell office:value-type="date" office:date-value="2022-08-12T00:00:00" table:style-name="ce65">
            <text:p>12.08.2022</text:p>
          </table:table-cell>
          <table:table-cell table:style-name="ce52"/>
          <table:table-cell table:style-name="ce53"/>
          <table:table-cell table:style-name="ce41"/>
          <table:table-cell table:style-name="ce43"/>
          <table:table-cell table:style-name="ce82"/>
          <table:table-cell table:number-columns-repeated="2" table:style-name="ce43"/>
          <table:table-cell office:value-type="currency" office:value="260728.91999999995" table:formula="of:=([.M327]*1.15)*0.6" table:style-name="ce188">
            <text:p><text:s/>260 728,92 Kč<text:s/></text:p>
          </table:table-cell>
          <table:table-cell table:number-columns-repeated="6" table:style-name="ce43"/>
          <table:table-cell table:style-name="ce223"/>
          <table:table-cell office:value-type="currency" office:value="130364.45999999998" table:formula="of:=([.M327]*1.15)*0.3" table:style-name="ce224">
            <text:p><text:s/>130 364,46 Kč<text:s/></text:p>
          </table:table-cell>
          <table:table-cell table:number-columns-repeated="9" table:style-name="ce43"/>
          <table:table-cell office:value-type="currency" office:value="43454.82" table:formula="of:=([.M327]*1.15)*0.1" table:style-name="ce34">
            <text:p><text:s/>43 454,82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325" table:style-name="ce607">
            <text:p>325</text:p>
          </table:table-cell>
          <table:table-cell table:number-columns-repeated="2" table:style-name="ce194"/>
          <table:table-cell table:style-name="ce572"/>
          <table:table-cell table:style-name="ce194"/>
          <table:table-cell office:value-type="string" table:style-name="ce194">
            <text:p>Líbeznice</text:p>
          </table:table-cell>
          <table:table-cell office:value-type="string" table:style-name="ce195">
            <text:p>IK</text:p>
          </table:table-cell>
          <table:table-cell office:value-type="string" table:style-name="ce59">
            <text:p>N</text:p>
          </table:table-cell>
          <table:table-cell office:value-type="string" table:style-name="ce195">
            <text:p>4,14kWp</text:p>
          </table:table-cell>
          <table:table-cell table:style-name="ce196"/>
          <table:table-cell office:value-type="currency" office:value="293765" table:style-name="ce398">
            <text:p><text:s/>293 765,00 Kč<text:s/></text:p>
          </table:table-cell>
          <table:table-cell office:value-type="currency" office:value="369076" table:style-name="ce398">
            <text:p><text:s/>369 076,00 Kč<text:s/></text:p>
          </table:table-cell>
          <table:table-cell office:value-type="string" table:style-name="ce198">
            <text:p>Eda<text:s/></text:p>
          </table:table-cell>
          <table:table-cell office:value-type="string" table:style-name="ce198">
            <text:p>dlouhodobě nebere telefon</text:p>
          </table:table-cell>
          <table:table-cell office:value-type="date" office:date-value="2022-05-31T00:00:00" table:style-name="ce199">
            <text:p>31.05.2022</text:p>
          </table:table-cell>
          <table:table-cell office:value-type="date" office:date-value="2022-06-01T00:00:00" table:style-name="ce199">
            <text:p>01.06.2022</text:p>
          </table:table-cell>
          <table:table-cell table:style-name="ce199"/>
          <table:table-cell office:value-type="date" office:date-value="2022-06-07T00:00:00" table:style-name="ce199">
            <text:p>07.06.2022</text:p>
          </table:table-cell>
          <table:table-cell table:style-name="ce199"/>
          <table:table-cell table:style-name="ce200"/>
          <table:table-cell table:style-name="ce201"/>
          <table:table-cell table:number-columns-repeated="4" table:style-name="ce202"/>
          <table:table-cell office:value-type="currency" office:value="254662.43999999997" table:formula="of:=([.M328]*1.15)*0.6" table:style-name="ce188">
            <text:p><text:s/>254 662,44 Kč<text:s/></text:p>
          </table:table-cell>
          <table:table-cell table:number-columns-repeated="6" table:style-name="ce202"/>
          <table:table-cell table:style-name="ce401"/>
          <table:table-cell office:value-type="currency" office:value="127331.21999999999" table:formula="of:=([.M328]*1.15)*0.3" table:style-name="ce224">
            <text:p><text:s/>127 331,22 Kč<text:s/></text:p>
          </table:table-cell>
          <table:table-cell table:number-columns-repeated="9" table:style-name="ce202"/>
          <table:table-cell office:value-type="currency" office:value="42443.74" table:formula="of:=([.M328]*1.15)*0.1" table:style-name="ce203">
            <text:p><text:s/>42 443,74 Kč<text:s/></text:p>
          </table:table-cell>
          <table:table-cell table:style-name="ce204"/>
          <table:table-cell table:style-name="ce202"/>
          <table:table-cell table:number-columns-repeated="16337"/>
        </table:table-row>
        <table:table-row table:style-name="ro2">
          <table:table-cell/>
          <table:table-cell office:value-type="float" office:value="326" table:style-name="ce607">
            <text:p>326</text:p>
          </table:table-cell>
          <table:table-cell office:value-type="string" table:style-name="ce122">
            <text:p>JG</text:p>
          </table:table-cell>
          <table:table-cell table:style-name="ce122"/>
          <table:table-cell table:style-name="ce569"/>
          <table:table-cell table:style-name="ce134"/>
          <table:table-cell office:value-type="string" table:style-name="ce122">
            <text:p>Řepčice-Velké Popovice</text:p>
          </table:table-cell>
          <table:table-cell office:value-type="string" table:style-name="ce123">
            <text:p>ET 10, IK</text:p>
          </table:table-cell>
          <table:table-cell office:value-type="string" table:style-name="ce430">
            <text:p>SoD + D</text:p>
          </table:table-cell>
          <table:table-cell office:value-type="string" table:style-name="ce123">
            <text:p>9,66kWp</text:p>
          </table:table-cell>
          <table:table-cell table:style-name="ce180"/>
          <table:table-cell office:value-type="currency" office:value="430235" table:style-name="ce391">
            <text:p><text:s/>430 235,00 Kč<text:s/></text:p>
          </table:table-cell>
          <table:table-cell office:value-type="currency" office:value="527905" table:style-name="ce391">
            <text:p><text:s/>527 905,00 Kč<text:s/></text:p>
          </table:table-cell>
          <table:table-cell office:value-type="string" table:style-name="ce181">
            <text:p>R. Hlôška</text:p>
          </table:table-cell>
          <table:table-cell office:value-type="string" table:style-name="ce181">
            <text:p>nová sml. s ČEZ</text:p>
          </table:table-cell>
          <table:table-cell office:value-type="date" office:date-value="2022-05-31T00:00:00" table:style-name="ce52">
            <text:p>31.05.2022</text:p>
          </table:table-cell>
          <table:table-cell office:value-type="date" office:date-value="2022-05-31T00:00:00" table:style-name="ce52">
            <text:p>31.05.2022</text:p>
          </table:table-cell>
          <table:table-cell table:style-name="ce52"/>
          <table:table-cell office:value-type="date" office:date-value="2022-06-07T00:00:00" table:style-name="ce52">
            <text:p>07.06.2022</text:p>
          </table:table-cell>
          <table:table-cell office:value-type="date" office:date-value="2022-07-26T00:00:00" table:style-name="ce52">
            <text:p>26.07.2022</text:p>
          </table:table-cell>
          <table:table-cell table:style-name="ce53"/>
          <table:table-cell table:style-name="ce41"/>
          <table:table-cell office:value-type="date" office:date-value="2022-08-26T00:00:00" table:style-name="ce43">
            <text:p>26.08.2022</text:p>
          </table:table-cell>
          <table:table-cell office:value-type="string" table:style-name="ce82">
            <text:p>s.č.4122069452</text:p>
          </table:table-cell>
          <table:table-cell table:number-columns-repeated="2" table:style-name="ce43"/>
          <table:table-cell office:value-type="currency" office:value="364254.45" table:formula="of:=([.M329]*1.15)*0.6" table:style-name="ce188">
            <text:p><text:s/>364 254,45 Kč<text:s/></text:p>
          </table:table-cell>
          <table:table-cell table:number-columns-repeated="6" table:style-name="ce43"/>
          <table:table-cell table:style-name="ce223"/>
          <table:table-cell office:value-type="currency" office:value="182127.22500000001" table:formula="of:=([.M329]*1.15)*0.3" table:style-name="ce224">
            <text:p><text:s/>182 127,23 Kč<text:s/></text:p>
          </table:table-cell>
          <table:table-cell table:number-columns-repeated="9" table:style-name="ce43"/>
          <table:table-cell office:value-type="currency" office:value="60709.075000000004" table:formula="of:=([.M329]*1.15)*0.1" table:style-name="ce34">
            <text:p><text:s/>60 709,08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327" table:style-name="ce607">
            <text:p>327</text:p>
          </table:table-cell>
          <table:table-cell table:number-columns-repeated="2" table:style-name="ce194"/>
          <table:table-cell table:style-name="ce572"/>
          <table:table-cell table:style-name="ce194"/>
          <table:table-cell office:value-type="string" table:style-name="ce194">
            <text:p>Hodonín</text:p>
          </table:table-cell>
          <table:table-cell office:value-type="string" table:style-name="ce195">
            <text:p>TČ,WB</text:p>
          </table:table-cell>
          <table:table-cell office:value-type="string" table:style-name="ce59">
            <text:p>O</text:p>
          </table:table-cell>
          <table:table-cell office:value-type="string" table:style-name="ce195">
            <text:p>5,98 kWp</text:p>
          </table:table-cell>
          <table:table-cell table:style-name="ce196"/>
          <table:table-cell office:value-type="currency" office:value="348372" table:style-name="ce197">
            <text:p>348 372,00 Kč</text:p>
          </table:table-cell>
          <table:table-cell office:value-type="currency" office:value="432864" table:style-name="ce197">
            <text:p>432 864,00 Kč</text:p>
          </table:table-cell>
          <table:table-cell office:value-type="string" table:style-name="ce198">
            <text:p>Eda<text:s/></text:p>
          </table:table-cell>
          <table:table-cell office:value-type="string" table:style-name="ce198">
            <text:p>odloženo na jaro 2023, uvidí podle situace</text:p>
          </table:table-cell>
          <table:table-cell office:value-type="date" office:date-value="2022-06-01T00:00:00" table:style-name="ce22">
            <text:p>01.06.2022</text:p>
          </table:table-cell>
          <table:table-cell table:style-name="ce22"/>
          <table:table-cell office:value-type="date" office:date-value="2022-07-15T00:00:00" table:style-name="ce22">
            <text:p>15.07.2022</text:p>
          </table:table-cell>
          <table:table-cell office:value-type="date" office:date-value="2022-09-07T00:00:00" table:style-name="ce22">
            <text:p>07.09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98676.15999999997" table:formula="of:=([.M330]*1.15)*0.6" table:style-name="ce190">
            <text:p><text:s/>298 676,16 Kč<text:s/></text:p>
          </table:table-cell>
          <table:table-cell table:number-columns-repeated="6" table:style-name="ce35"/>
          <table:table-cell table:style-name="ce362"/>
          <table:table-cell office:value-type="currency" office:value="149338.07999999999" table:formula="of:=([.M330]*1.15)*0.3" table:style-name="ce363">
            <text:p><text:s/>149 338,08 Kč<text:s/></text:p>
          </table:table-cell>
          <table:table-cell table:number-columns-repeated="9" table:style-name="ce35"/>
          <table:table-cell office:value-type="currency" office:value="49779.360000000001" table:formula="of:=([.M330]*1.15)*0.1" table:style-name="ce93">
            <text:p><text:s/>49 779,36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328" table:style-name="ce607">
            <text:p>328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Podivín</text:p>
          </table:table-cell>
          <table:table-cell table:style-name="ce85"/>
          <table:table-cell office:value-type="string" table:style-name="ce24">
            <text:p>ZR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405058" table:style-name="ce88">
            <text:p>405 058,00 Kč</text:p>
          </table:table-cell>
          <table:table-cell office:value-type="currency" office:value="486780" table:style-name="ce88">
            <text:p>486 780,00 Kč</text:p>
          </table:table-cell>
          <table:table-cell office:value-type="string" table:style-name="ce112">
            <text:p>Vlašicovi</text:p>
          </table:table-cell>
          <table:table-cell office:value-type="string" table:style-name="ce112">
            <text:p>Fa 60 % uhrazena 21.09.2022</text:p>
          </table:table-cell>
          <table:table-cell office:value-type="date" office:date-value="2022-06-02T00:00:00" table:style-name="ce22">
            <text:p>02.06.2022</text:p>
          </table:table-cell>
          <table:table-cell office:value-type="date" office:date-value="2022-06-02T00:00:00" table:style-name="ce22">
            <text:p>02.06.2022</text:p>
          </table:table-cell>
          <table:table-cell office:value-type="date" office:date-value="2022-06-28T00:00:00" table:style-name="ce22">
            <text:p>28.06.2022</text:p>
          </table:table-cell>
          <table:table-cell office:value-type="date" office:date-value="2022-06-03T00:00:00" table:style-name="ce22">
            <text:p>03.06.2022</text:p>
          </table:table-cell>
          <table:table-cell office:value-type="date" office:date-value="2022-06-28T00:00:00" table:style-name="ce22">
            <text:p>28.06.2022</text:p>
          </table:table-cell>
          <table:table-cell table:style-name="ce91"/>
          <table:table-cell office:value-type="date" office:date-value="2022-06-28T00:00:00" table:style-name="ce92">
            <text:p>28.06.2022</text:p>
          </table:table-cell>
          <table:table-cell office:value-type="date" office:date-value="2022-08-03T00:00:00" table:style-name="ce35">
            <text:p>03.08.2022</text:p>
          </table:table-cell>
          <table:table-cell office:value-type="string" table:style-name="ce96">
            <text:p>č. 9002018047</text:p>
          </table:table-cell>
          <table:table-cell office:value-type="date" office:date-value="2022-09-13T00:00:00" table:style-name="ce35">
            <text:p>13.09.2022</text:p>
          </table:table-cell>
          <table:table-cell office:value-type="date" office:date-value="2022-09-16T00:00:00" table:style-name="ce35">
            <text:p>16.09.2022</text:p>
          </table:table-cell>
          <table:table-cell office:value-type="currency" office:value="335878.2" table:formula="of:=([.M331]*1.15)*0.6" table:style-name="ce190">
            <text:p><text:s/>335 878,20 Kč<text:s/></text:p>
          </table:table-cell>
          <table:table-cell office:value-type="date" office:date-value="2022-09-21T00:00:00" table:style-name="ce35">
            <text:p>21.09.2022</text:p>
          </table:table-cell>
          <table:table-cell table:number-columns-repeated="5" table:style-name="ce35"/>
          <table:table-cell table:style-name="ce362"/>
          <table:table-cell office:value-type="currency" office:value="167939.1" table:formula="of:=([.M331]*1.15)*0.3" table:style-name="ce363">
            <text:p><text:s/>167 939,10 Kč<text:s/></text:p>
          </table:table-cell>
          <table:table-cell table:number-columns-repeated="9" table:style-name="ce35"/>
          <table:table-cell office:value-type="currency" office:value="55979.700000000004" table:formula="of:=([.M331]*1.15)*0.1" table:style-name="ce93">
            <text:p><text:s/>55 979,70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329" table:style-name="ce607">
            <text:p>329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Milotice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CN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56348" table:style-name="ce238">
            <text:p><text:s/>356 348,00 Kč<text:s/></text:p>
          </table:table-cell>
          <table:table-cell office:value-type="currency" office:value="449865" table:style-name="ce238">
            <text:p><text:s/>449 865,00 Kč<text:s/></text:p>
          </table:table-cell>
          <table:table-cell office:value-type="string" table:style-name="ce112">
            <text:p>Jožo</text:p>
          </table:table-cell>
          <table:table-cell office:value-type="string" table:style-name="ce112">
            <text:p>stojí na E.M. - slíbil schůzku</text:p>
          </table:table-cell>
          <table:table-cell office:value-type="date" office:date-value="2022-06-02T00:00:00" table:style-name="ce22">
            <text:p>02.06.2022</text:p>
          </table:table-cell>
          <table:table-cell office:value-type="date" office:date-value="2022-06-02T00:00:00" table:style-name="ce22">
            <text:p>02.06.2022</text:p>
          </table:table-cell>
          <table:table-cell office:value-type="date" office:date-value="2022-06-08T00:00:00" table:style-name="ce22">
            <text:p>08.06.2022</text:p>
          </table:table-cell>
          <table:table-cell office:value-type="date" office:date-value="2022-06-10T00:00:00" table:style-name="ce22">
            <text:p>10.06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10406.84999999998" table:formula="of:=([.M332]*1.15)*0.6" table:style-name="ce190">
            <text:p><text:s/>310 406,85 Kč<text:s/></text:p>
          </table:table-cell>
          <table:table-cell table:number-columns-repeated="6" table:style-name="ce35"/>
          <table:table-cell table:style-name="ce362"/>
          <table:table-cell office:value-type="currency" office:value="155203.42499999999" table:formula="of:=([.M332]*1.15)*0.3" table:style-name="ce363">
            <text:p><text:s/>155 203,43 Kč<text:s/></text:p>
          </table:table-cell>
          <table:table-cell table:number-columns-repeated="9" table:style-name="ce35"/>
          <table:table-cell office:value-type="currency" office:value="51734.474999999999" table:formula="of:=([.M332]*1.15)*0.1" table:style-name="ce93">
            <text:p><text:s/>51 734,48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/>
          <table:table-cell office:value-type="float" office:value="330" table:style-name="ce607">
            <text:p>33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Cheb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4,6kWp</text:p>
          </table:table-cell>
          <table:table-cell table:style-name="ce157"/>
          <table:table-cell office:value-type="currency" office:value="213000" table:style-name="ce62">
            <text:p>213 000,00 Kč</text:p>
          </table:table-cell>
          <table:table-cell office:value-type="currency" office:value="267420" table:style-name="ce62">
            <text:p>267 420,00 Kč</text:p>
          </table:table-cell>
          <table:table-cell office:value-type="string" table:style-name="ce167">
            <text:p>web - telefon</text:p>
          </table:table-cell>
          <table:table-cell office:value-type="string" table:style-name="ce167">
            <text:p>zatím nechce (FVE pro lednici v altárnu)</text:p>
          </table:table-cell>
          <table:table-cell office:value-type="date" office:date-value="2022-05-25T00:00:00" table:style-name="ce65">
            <text:p>25.05.2022</text:p>
          </table:table-cell>
          <table:table-cell table:number-columns-repeated="2" table:style-name="ce65"/>
          <table:table-cell office:value-type="date" office:date-value="2022-06-07T00:00:00" table:style-name="ce65">
            <text:p>07.06.2022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73"/>
          <table:table-cell table:number-columns-repeated="2" table:style-name="ce68"/>
          <table:table-cell office:value-type="currency" office:value="184519.8" table:formula="of:=([.M333]*1.15)*0.6" table:style-name="ce188">
            <text:p><text:s/>184 519,80 Kč<text:s/></text:p>
          </table:table-cell>
          <table:table-cell table:number-columns-repeated="6" table:style-name="ce68"/>
          <table:table-cell table:style-name="ce381"/>
          <table:table-cell office:value-type="currency" office:value="92259.9" table:formula="of:=([.M333]*1.15)*0.3" table:style-name="ce224">
            <text:p><text:s/>92 259,90 Kč<text:s/></text:p>
          </table:table-cell>
          <table:table-cell table:number-columns-repeated="9" table:style-name="ce68"/>
          <table:table-cell office:value-type="currency" office:value="30753.300000000003" table:formula="of:=([.M333]*1.15)*0.1" table:style-name="ce69">
            <text:p><text:s/>30 753,30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/>
          <table:table-cell office:value-type="float" office:value="331" table:style-name="ce607">
            <text:p>331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Hodonín</text:p>
          </table:table-cell>
          <table:table-cell table:style-name="ce307"/>
          <table:table-cell office:value-type="string" table:style-name="ce145">
            <text:p>N</text:p>
          </table:table-cell>
          <table:table-cell table:style-name="ce307"/>
          <table:table-cell table:style-name="ce308"/>
          <table:table-cell table:number-columns-repeated="2" table:style-name="ce310"/>
          <table:table-cell office:value-type="string" table:style-name="ce310">
            <text:p>web - telefon</text:p>
          </table:table-cell>
          <table:table-cell office:value-type="string" table:style-name="ce310">
            <text:p>Nemá zájem</text:p>
          </table:table-cell>
          <table:table-cell office:value-type="date" office:date-value="2022-05-25T00:00:00" table:style-name="ce311">
            <text:p>25.05.2022</text:p>
          </table:table-cell>
          <table:table-cell table:number-columns-repeated="4" table:style-name="ce311"/>
          <table:table-cell table:style-name="ce370"/>
          <table:table-cell table:style-name="ce371"/>
          <table:table-cell table:number-columns-repeated="4" table:style-name="ce372"/>
          <table:table-cell office:value-type="currency" office:value="0" table:formula="of:=([.M334]*1.15)*0.6" table:style-name="ce188">
            <text:p><text:s/>- <text:s text:c="2"/>Kč<text:s/></text:p>
          </table:table-cell>
          <table:table-cell table:number-columns-repeated="6" table:style-name="ce372"/>
          <table:table-cell table:style-name="ce374"/>
          <table:table-cell office:value-type="currency" office:value="0" table:formula="of:=([.M334]*1.15)*0.3" table:style-name="ce224">
            <text:p><text:s/>- <text:s text:c="2"/>Kč<text:s/></text:p>
          </table:table-cell>
          <table:table-cell table:number-columns-repeated="9" table:style-name="ce372"/>
          <table:table-cell office:value-type="currency" office:value="0" table:formula="of:=([.M334]*1.15)*0.1" table:style-name="ce316">
            <text:p><text:s/>- <text:s text:c="2"/>Kč<text:s/></text:p>
          </table:table-cell>
          <table:table-cell table:style-name="ce317"/>
          <table:table-cell table:style-name="ce372"/>
          <table:table-cell table:number-columns-repeated="16337"/>
        </table:table-row>
        <table:table-row table:style-name="ro2">
          <table:table-cell/>
          <table:table-cell office:value-type="float" office:value="332" table:style-name="ce607">
            <text:p>332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9"/>
          <table:table-cell table:style-name="ce122"/>
          <table:table-cell office:value-type="string" table:style-name="ce122">
            <text:p>Kyjov</text:p>
          </table:table-cell>
          <table:table-cell office:value-type="string" table:style-name="ce123">
            <text:p>ET 10, IK</text:p>
          </table:table-cell>
          <table:table-cell office:value-type="string" table:style-name="ce24">
            <text:p>PPP</text:p>
          </table:table-cell>
          <table:table-cell office:value-type="string" table:style-name="ce123">
            <text:p>7,82 kWp</text:p>
          </table:table-cell>
          <table:table-cell table:style-name="ce180"/>
          <table:table-cell office:value-type="currency" office:value="250312" table:style-name="ce391">
            <text:p><text:s/>250 312,00 Kč<text:s/></text:p>
          </table:table-cell>
          <table:table-cell office:value-type="currency" office:value="318037" table:style-name="ce391">
            <text:p><text:s/>318 037,00 Kč<text:s/></text:p>
          </table:table-cell>
          <table:table-cell office:value-type="string" table:style-name="ce181">
            <text:p>Hrabec - Kapitol</text:p>
          </table:table-cell>
          <table:table-cell office:value-type="string" table:style-name="ce181">
            <text:p>příprava PPP</text:p>
          </table:table-cell>
          <table:table-cell office:value-type="date" office:date-value="2022-05-31T00:00:00" table:style-name="ce52">
            <text:p>31.05.2022</text:p>
          </table:table-cell>
          <table:table-cell office:value-type="date" office:date-value="2022-06-01T00:00:00" table:style-name="ce52">
            <text:p>01.06.2022</text:p>
          </table:table-cell>
          <table:table-cell table:style-name="ce52"/>
          <table:table-cell office:value-type="date" office:date-value="2022-06-07T00:00:00" table:style-name="ce52">
            <text:p>07.06.2022</text:p>
          </table:table-cell>
          <table:table-cell office:value-type="date" office:date-value="2022-06-28T00:00:00" table:style-name="ce52">
            <text:p>28.06.2022</text:p>
          </table:table-cell>
          <table:table-cell table:style-name="ce53"/>
          <table:table-cell table:style-name="ce41"/>
          <table:table-cell office:value-type="date" office:date-value="2022-08-18T00:00:00" table:style-name="ce43">
            <text:p>18.08.2022</text:p>
          </table:table-cell>
          <table:table-cell office:value-type="string" table:style-name="ce45">
            <text:p>č. 9002025080</text:p>
          </table:table-cell>
          <table:table-cell office:value-type="date" office:date-value="2022-08-15T00:00:00" table:style-name="ce43">
            <text:p>15.08.2022</text:p>
          </table:table-cell>
          <table:table-cell office:value-type="date" office:date-value="2022-09-22T00:00:00" table:style-name="ce43">
            <text:p>22.09.2022</text:p>
          </table:table-cell>
          <table:table-cell office:value-type="currency" office:value="219445.53" table:formula="of:=([.M335]*1.15)*0.6" table:style-name="ce188">
            <text:p><text:s/>219 445,53 Kč<text:s/></text:p>
          </table:table-cell>
          <table:table-cell office:value-type="date" office:date-value="2022-10-05T00:00:00" table:style-name="ce43">
            <text:p>05.10.2022</text:p>
          </table:table-cell>
          <table:table-cell table:number-columns-repeated="5" table:style-name="ce43"/>
          <table:table-cell office:value-type="date" office:date-value="2022-11-16T00:00:00" table:style-name="ce223">
            <text:p>16.11.2022</text:p>
          </table:table-cell>
          <table:table-cell office:value-type="currency" office:value="109722.765" table:formula="of:=([.M335]*1.15)*0.3" table:style-name="ce224">
            <text:p><text:s/>109 722,77 Kč<text:s/></text:p>
          </table:table-cell>
          <table:table-cell table:style-name="ce43"/>
          <table:table-cell office:value-type="date" office:date-value="2022-11-21T00:00:00" table:style-name="ce43">
            <text:p>21.11.2022</text:p>
          </table:table-cell>
          <table:table-cell table:number-columns-repeated="7" table:style-name="ce43"/>
          <table:table-cell office:value-type="currency" office:value="36574.254999999997" table:formula="of:=([.M335]*1.15)*0.1" table:style-name="ce34">
            <text:p><text:s/>36 574,26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/>
          <table:table-cell office:value-type="float" office:value="333" table:style-name="ce607">
            <text:p>333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Velká nad Veličkou</text:p>
          </table:table-cell>
          <table:table-cell office:value-type="string" table:style-name="ce329">
            <text:p>TČ</text:p>
          </table:table-cell>
          <table:table-cell office:value-type="string" table:style-name="ce59">
            <text:p>N</text:p>
          </table:table-cell>
          <table:table-cell office:value-type="string" table:style-name="ce329">
            <text:p>8,28 kWp</text:p>
          </table:table-cell>
          <table:table-cell table:style-name="ce331"/>
          <table:table-cell office:value-type="currency" office:value="363913.87" table:style-name="ce343">
            <text:p><text:s/>363 913,87 Kč<text:s/></text:p>
          </table:table-cell>
          <table:table-cell office:value-type="currency" office:value="456087" table:style-name="ce343">
            <text:p><text:s/>456 087,00 Kč<text:s/></text:p>
          </table:table-cell>
          <table:table-cell office:value-type="string" table:style-name="ce333">
            <text:p>mail</text:p>
          </table:table-cell>
          <table:table-cell office:value-type="string" table:style-name="ce333">
            <text:p>nemají peníze na FVE+TČ a rozhodli se pro TČ</text:p>
          </table:table-cell>
          <table:table-cell office:value-type="date" office:date-value="2022-06-07T00:00:00" table:style-name="ce334">
            <text:p>07.06.2022</text:p>
          </table:table-cell>
          <table:table-cell office:value-type="date" office:date-value="2022-06-07T00:00:00" table:style-name="ce334">
            <text:p>07.06.2022</text:p>
          </table:table-cell>
          <table:table-cell table:style-name="ce334"/>
          <table:table-cell office:value-type="date" office:date-value="2022-06-10T00:00:00" table:style-name="ce334">
            <text:p>10.06.2022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314700.02999999997" table:formula="of:=([.M336]*1.15)*0.6" table:style-name="ce188">
            <text:p><text:s/>314 700,03 Kč<text:s/></text:p>
          </table:table-cell>
          <table:table-cell table:number-columns-repeated="6" table:style-name="ce366"/>
          <table:table-cell table:style-name="ce367"/>
          <table:table-cell office:value-type="currency" office:value="157350.01499999998" table:formula="of:=([.M336]*1.15)*0.3" table:style-name="ce224">
            <text:p><text:s/>157 350,02 Kč<text:s/></text:p>
          </table:table-cell>
          <table:table-cell table:number-columns-repeated="9" table:style-name="ce366"/>
          <table:table-cell office:value-type="currency" office:value="52450.004999999997" table:formula="of:=([.M336]*1.15)*0.1" table:style-name="ce337">
            <text:p><text:s/>52 450,01 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74"/>
          <table:table-cell office:value-type="float" office:value="334" table:style-name="ce607">
            <text:p>334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Bratislava,SK</text:p>
          </table:table-cell>
          <table:table-cell office:value-type="string" table:style-name="ce183">
            <text:p>SK,IK</text:p>
          </table:table-cell>
          <table:table-cell office:value-type="string" table:style-name="ce183">
            <text:p>SK</text:p>
          </table:table-cell>
          <table:table-cell office:value-type="string" table:style-name="ce183">
            <text:p>8,28 kWp</text:p>
          </table:table-cell>
          <table:table-cell table:style-name="ce185"/>
          <table:table-cell office:value-type="currency" office:value="259936" table:style-name="ce431">
            <text:p><text:s/>259 936,00 Kč<text:s/></text:p>
          </table:table-cell>
          <table:table-cell office:value-type="currency" office:value="337676" table:style-name="ce431">
            <text:p><text:s/>337 676,00 Kč<text:s/></text:p>
          </table:table-cell>
          <table:table-cell office:value-type="string" table:style-name="ce187">
            <text:p>Jožo</text:p>
          </table:table-cell>
          <table:table-cell office:value-type="string" table:style-name="ce187">
            <text:p>odjíží na <text:s/>pracovní cestu,volat v polovině srpna</text:p>
          </table:table-cell>
          <table:table-cell office:value-type="date" office:date-value="2022-06-09T00:00:00" table:style-name="ce52">
            <text:p>09.06.2022</text:p>
          </table:table-cell>
          <table:table-cell office:value-type="date" office:date-value="2022-06-09T00:00:00" table:style-name="ce52">
            <text:p>09.06.2022</text:p>
          </table:table-cell>
          <table:table-cell table:style-name="ce52"/>
          <table:table-cell office:value-type="date" office:date-value="2022-06-14T00:00:00" table:style-name="ce52">
            <text:p>14.06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232996.43999999997" table:formula="of:=([.M337]*1.15)*0.6" table:style-name="ce188">
            <text:p><text:s/>232 996,44 Kč<text:s/></text:p>
          </table:table-cell>
          <table:table-cell table:number-columns-repeated="6" table:style-name="ce43"/>
          <table:table-cell table:style-name="ce223"/>
          <table:table-cell office:value-type="currency" office:value="116498.21999999999" table:formula="of:=([.M337]*1.15)*0.3" table:style-name="ce224">
            <text:p><text:s/>116 498,22 Kč<text:s/></text:p>
          </table:table-cell>
          <table:table-cell table:number-columns-repeated="9" table:style-name="ce43"/>
          <table:table-cell office:value-type="currency" office:value="38832.74" table:formula="of:=([.M337]*1.15)*0.1" table:style-name="ce34">
            <text:p><text:s/>38 832,74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35" table:style-name="ce607">
            <text:p>335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Bzová</text:p>
          </table:table-cell>
          <table:table-cell table:style-name="ce329"/>
          <table:table-cell office:value-type="string" table:style-name="ce59">
            <text:p>N</text:p>
          </table:table-cell>
          <table:table-cell table:style-name="ce329"/>
          <table:table-cell table:style-name="ce331"/>
          <table:table-cell table:number-columns-repeated="2" table:style-name="ce343"/>
          <table:table-cell office:value-type="string" table:style-name="ce333">
            <text:p>Hrubošovi</text:p>
          </table:table-cell>
          <table:table-cell office:value-type="string" table:style-name="ce333">
            <text:p>nechce FVE</text:p>
          </table:table-cell>
          <table:table-cell office:value-type="date" office:date-value="2022-06-09T00:00:00" table:style-name="ce334">
            <text:p>09.06.2022</text:p>
          </table:table-cell>
          <table:table-cell table:number-columns-repeated="2" table:style-name="ce334"/>
          <table:table-cell office:value-type="date" office:date-value="2020-01-01T00:00:00" table:style-name="ce334">
            <text:p>01.01.2020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0" table:formula="of:=([.M338]*1.15)*0.6" table:style-name="ce188">
            <text:p><text:s/>- <text:s text:c="2"/>Kč<text:s/></text:p>
          </table:table-cell>
          <table:table-cell table:number-columns-repeated="6" table:style-name="ce366"/>
          <table:table-cell table:style-name="ce367"/>
          <table:table-cell office:value-type="currency" office:value="0" table:formula="of:=([.M338]*1.15)*0.3" table:style-name="ce224">
            <text:p><text:s/>- <text:s text:c="2"/>Kč<text:s/></text:p>
          </table:table-cell>
          <table:table-cell table:number-columns-repeated="9" table:style-name="ce366"/>
          <table:table-cell office:value-type="currency" office:value="0" table:formula="of:=([.M338]*1.15)*0.1" table:style-name="ce337">
            <text:p><text:s/>- <text:s text:c="2"/>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336" table:style-name="ce607">
            <text:p>336</text:p>
          </table:table-cell>
          <table:table-cell table:style-name="ce122"/>
          <table:table-cell table:style-name="ce20"/>
          <table:table-cell table:style-name="ce569"/>
          <table:table-cell table:style-name="ce122"/>
          <table:table-cell office:value-type="string" table:style-name="ce122">
            <text:p>Polešovice</text:p>
          </table:table-cell>
          <table:table-cell office:value-type="string" table:style-name="ce123">
            <text:p>IK</text:p>
          </table:table-cell>
          <table:table-cell office:value-type="string" table:style-name="ce24">
            <text:p>N</text:p>
          </table:table-cell>
          <table:table-cell office:value-type="string" table:style-name="ce123">
            <text:p>7,36 kWp</text:p>
          </table:table-cell>
          <table:table-cell table:style-name="ce180"/>
          <table:table-cell office:value-type="currency" office:value="379259" table:style-name="ce432">
            <text:p><text:s/>379 259,00 Kč<text:s/></text:p>
          </table:table-cell>
          <table:table-cell office:value-type="currency" office:value="478954" table:style-name="ce391">
            <text:p><text:s/>478 954,00 Kč<text:s/></text:p>
          </table:table-cell>
          <table:table-cell office:value-type="string" table:style-name="ce181">
            <text:p>Hrubošovi</text:p>
          </table:table-cell>
          <table:table-cell office:value-type="string" table:style-name="ce181">
            <text:p>nemá zájem</text:p>
          </table:table-cell>
          <table:table-cell office:value-type="date" office:date-value="2022-06-09T00:00:00" table:style-name="ce52">
            <text:p>09.06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52"/>
          <table:table-cell office:value-type="date" office:date-value="2020-01-01T00:00:00" table:style-name="ce52">
            <text:p>01.01.2020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330478.25999999995" table:formula="of:=([.M339]*1.15)*0.6" table:style-name="ce188">
            <text:p><text:s/>330 478,26 Kč<text:s/></text:p>
          </table:table-cell>
          <table:table-cell table:number-columns-repeated="6" table:style-name="ce43"/>
          <table:table-cell table:style-name="ce223"/>
          <table:table-cell office:value-type="currency" office:value="165239.12999999998" table:formula="of:=([.M339]*1.15)*0.3" table:style-name="ce224">
            <text:p><text:s/>165 239,13 Kč<text:s/></text:p>
          </table:table-cell>
          <table:table-cell table:number-columns-repeated="9" table:style-name="ce43"/>
          <table:table-cell office:value-type="currency" office:value="55079.71" table:formula="of:=([.M339]*1.15)*0.1" table:style-name="ce34">
            <text:p><text:s/>55 079,71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37" table:style-name="ce607">
            <text:p>337</text:p>
          </table:table-cell>
          <table:table-cell table:number-columns-repeated="2" table:style-name="ce84"/>
          <table:table-cell table:style-name="ce566"/>
          <table:table-cell table:style-name="ce57"/>
          <table:table-cell office:value-type="string" table:style-name="ce57">
            <text:p>Bratislava,SK</text:p>
          </table:table-cell>
          <table:table-cell office:value-type="string" table:style-name="ce58">
            <text:p>SK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299"/>
          <table:table-cell office:value-type="string" table:style-name="ce167">
            <text:p>Peter Varga</text:p>
          </table:table-cell>
          <table:table-cell office:value-type="string" table:style-name="ce167">
            <text:p>Nemá zájem, chybí mu finance</text:p>
          </table:table-cell>
          <table:table-cell office:value-type="date" office:date-value="2022-06-13T00:00:00" table:style-name="ce151">
            <text:p>13.06.2022</text:p>
          </table:table-cell>
          <table:table-cell office:value-type="date" office:date-value="2022-06-13T00:00:00" table:style-name="ce151">
            <text:p>13.06.2022</text:p>
          </table:table-cell>
          <table:table-cell table:number-columns-repeated="3"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340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340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340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338" table:style-name="ce607">
            <text:p>338</text:p>
          </table:table-cell>
          <table:table-cell table:number-columns-repeated="2" table:style-name="ce122"/>
          <table:table-cell table:style-name="ce569"/>
          <table:table-cell table:style-name="ce122"/>
          <table:table-cell office:value-type="string" table:style-name="ce122">
            <text:p>Násedlovice</text:p>
          </table:table-cell>
          <table:table-cell office:value-type="string" table:style-name="ce123">
            <text:p>LM</text:p>
          </table:table-cell>
          <table:table-cell office:value-type="string" table:style-name="ce24">
            <text:p>O</text:p>
          </table:table-cell>
          <table:table-cell office:value-type="string" table:style-name="ce123">
            <text:p>7,36 kWp</text:p>
          </table:table-cell>
          <table:table-cell table:style-name="ce180"/>
          <table:table-cell office:value-type="currency" office:value="351900" table:style-name="ce433">
            <text:p>351 900,00 Kč</text:p>
          </table:table-cell>
          <table:table-cell office:value-type="currency" office:value="438377" table:style-name="ce391">
            <text:p><text:s/>438 377,00 Kč<text:s/></text:p>
          </table:table-cell>
          <table:table-cell office:value-type="string" table:style-name="ce122">
            <text:p><text:s/>Hrabec - Kapitol</text:p>
          </table:table-cell>
          <table:table-cell office:value-type="string" table:style-name="ce122">
            <text:p>odkl.realizaci-nejsou schopni-ozve se sám</text:p>
          </table:table-cell>
          <table:table-cell office:value-type="date" office:date-value="2022-06-13T00:00:00" table:style-name="ce116">
            <text:p>13.06.2022</text:p>
          </table:table-cell>
          <table:table-cell table:number-columns-repeated="2" table:style-name="ce122"/>
          <table:table-cell office:value-type="date" office:date-value="2022-06-16T00:00:00" table:style-name="ce116">
            <text:p>16.06.2022</text:p>
          </table:table-cell>
          <table:table-cell table:style-name="ce122"/>
          <table:table-cell table:style-name="ce434"/>
          <table:table-cell office:value-type="date" office:date-value="2022-06-22T00:00:00" table:style-name="ce435">
            <text:p>22.06.2022</text:p>
          </table:table-cell>
          <table:table-cell table:number-columns-repeated="4" table:style-name="ce46"/>
          <table:table-cell office:value-type="currency" office:value="302480.13" table:formula="of:=([.M341]*1.15)*0.6" table:style-name="ce188">
            <text:p><text:s/>302 480,13 Kč<text:s/></text:p>
          </table:table-cell>
          <table:table-cell table:number-columns-repeated="6" table:style-name="ce46"/>
          <table:table-cell table:style-name="ce436"/>
          <table:table-cell office:value-type="currency" office:value="151240.065" table:formula="of:=([.M341]*1.15)*0.3" table:style-name="ce224">
            <text:p><text:s/>151 240,07 Kč<text:s/></text:p>
          </table:table-cell>
          <table:table-cell table:number-columns-repeated="9" table:style-name="ce46"/>
          <table:table-cell office:value-type="currency" office:value="50413.355000000003" table:formula="of:=([.M341]*1.15)*0.1" table:style-name="ce34">
            <text:p><text:s/>50 413,36 Kč<text:s/></text:p>
          </table:table-cell>
          <table:table-cell table:number-columns-repeated="2" table:style-name="ce46"/>
          <table:table-cell table:number-columns-repeated="16337"/>
        </table:table-row>
        <table:table-row table:style-name="ro2">
          <table:table-cell table:style-name="ce1"/>
          <table:table-cell office:value-type="float" office:value="339" table:style-name="ce607">
            <text:p>339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Podivín</text:p>
          </table:table-cell>
          <table:table-cell table:style-name="ce85"/>
          <table:table-cell office:value-type="string" table:style-name="ce24">
            <text:p>N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366179" table:style-name="ce238">
            <text:p><text:s/>366 179,00 Kč<text:s/></text:p>
          </table:table-cell>
          <table:table-cell office:value-type="currency" office:value="460771" table:style-name="ce238">
            <text:p><text:s/>460 771,00 Kč<text:s/></text:p>
          </table:table-cell>
          <table:table-cell office:value-type="string" table:style-name="ce112">
            <text:p>mail<text:s/></text:p>
          </table:table-cell>
          <table:table-cell office:value-type="string" table:style-name="ce112">
            <text:p>konkurence</text:p>
          </table:table-cell>
          <table:table-cell office:value-type="date" office:date-value="2022-06-14T00:00:00" table:style-name="ce22">
            <text:p>14.06.2022</text:p>
          </table:table-cell>
          <table:table-cell office:value-type="date" office:date-value="2022-06-15T00:00:00" table:style-name="ce22">
            <text:p>15.06.2022</text:p>
          </table:table-cell>
          <table:table-cell table:style-name="ce22"/>
          <table:table-cell office:value-type="date" office:date-value="2022-06-15T00:00:00" table:style-name="ce22">
            <text:p>15.06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17931.98999999993" table:formula="of:=([.M342]*1.15)*0.6" table:style-name="ce190">
            <text:p><text:s/>317 931,99 Kč<text:s/></text:p>
          </table:table-cell>
          <table:table-cell table:number-columns-repeated="6" table:style-name="ce35"/>
          <table:table-cell table:style-name="ce362"/>
          <table:table-cell office:value-type="currency" office:value="158965.99499999997" table:formula="of:=([.M342]*1.15)*0.3" table:style-name="ce363">
            <text:p><text:s/>158 966,00 Kč<text:s/></text:p>
          </table:table-cell>
          <table:table-cell table:number-columns-repeated="9" table:style-name="ce35"/>
          <table:table-cell office:value-type="currency" office:value="52988.664999999994" table:formula="of:=([.M342]*1.15)*0.1" table:style-name="ce93">
            <text:p><text:s/>52 988,67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74"/>
          <table:table-cell office:value-type="float" office:value="340" table:style-name="ce607">
            <text:p>340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Bratislava,SK</text:p>
          </table:table-cell>
          <table:table-cell office:value-type="string" table:style-name="ce183">
            <text:p>IK,SK</text:p>
          </table:table-cell>
          <table:table-cell office:value-type="string" table:style-name="ce183">
            <text:p>SK</text:p>
          </table:table-cell>
          <table:table-cell office:value-type="string" table:style-name="ce183">
            <text:p>5,52 kWp</text:p>
          </table:table-cell>
          <table:table-cell table:style-name="ce185"/>
          <table:table-cell office:value-type="currency" office:value="207244" table:style-name="ce431">
            <text:p><text:s/>207 244,00 Kč<text:s/></text:p>
          </table:table-cell>
          <table:table-cell office:value-type="currency" office:value="268737" table:style-name="ce431">
            <text:p><text:s/>268 737,00 Kč<text:s/></text:p>
          </table:table-cell>
          <table:table-cell office:value-type="string" table:style-name="ce187">
            <text:p>R. Hlôška</text:p>
          </table:table-cell>
          <table:table-cell office:value-type="string" table:style-name="ce187">
            <text:p>ZSD s novou kolegyní 2.8.,předán k TO 27.7.-Drahoš Mališ</text:p>
          </table:table-cell>
          <table:table-cell office:value-type="date" office:date-value="2022-06-14T00:00:00" table:style-name="ce52">
            <text:p>14.06.2022</text:p>
          </table:table-cell>
          <table:table-cell office:value-type="date" office:date-value="2022-06-14T00:00:00" table:style-name="ce52">
            <text:p>14.06.2022</text:p>
          </table:table-cell>
          <table:table-cell table:style-name="ce52"/>
          <table:table-cell office:value-type="date" office:date-value="2022-06-14T00:00:00" table:style-name="ce52">
            <text:p>14.06.2022</text:p>
          </table:table-cell>
          <table:table-cell office:value-type="date" office:date-value="2022-06-20T00:00:00" table:style-name="ce52">
            <text:p>20.06.2022</text:p>
          </table:table-cell>
          <table:table-cell table:style-name="ce53"/>
          <table:table-cell table:style-name="ce41"/>
          <table:table-cell office:value-type="date" office:date-value="2022-08-02T00:00:00" table:style-name="ce43">
            <text:p>02.08.2022</text:p>
          </table:table-cell>
          <table:table-cell table:number-columns-repeated="3" table:style-name="ce43"/>
          <table:table-cell office:value-type="currency" office:value="185428.53" table:formula="of:=([.M343]*1.15)*0.6" table:style-name="ce188">
            <text:p><text:s/>185 428,53 Kč<text:s/></text:p>
          </table:table-cell>
          <table:table-cell table:number-columns-repeated="6" table:style-name="ce43"/>
          <table:table-cell table:style-name="ce223"/>
          <table:table-cell office:value-type="currency" office:value="92714.264999999999" table:formula="of:=([.M343]*1.15)*0.3" table:style-name="ce224">
            <text:p><text:s/>92 714,27 Kč<text:s/></text:p>
          </table:table-cell>
          <table:table-cell table:number-columns-repeated="9" table:style-name="ce43"/>
          <table:table-cell office:value-type="currency" office:value="30904.755000000001" table:formula="of:=([.M343]*1.15)*0.1" table:style-name="ce34">
            <text:p><text:s/>30 904,76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41" table:style-name="ce607">
            <text:p>341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Láb,SK</text:p>
          </table:table-cell>
          <table:table-cell office:value-type="string" table:style-name="ce183">
            <text:p>SK,IK</text:p>
          </table:table-cell>
          <table:table-cell office:value-type="string" table:style-name="ce184">
            <text:p>O</text:p>
          </table:table-cell>
          <table:table-cell office:value-type="string" table:style-name="ce183">
            <text:p>9,66 kWp</text:p>
          </table:table-cell>
          <table:table-cell table:style-name="ce185"/>
          <table:table-cell office:value-type="string" table:style-name="ce437">
            <text:p>10 050 EUR</text:p>
          </table:table-cell>
          <table:table-cell office:value-type="string" table:style-name="ce437">
            <text:p>13 013 EUR</text:p>
          </table:table-cell>
          <table:table-cell office:value-type="string" table:style-name="ce187">
            <text:p>R. Hlôška</text:p>
          </table:table-cell>
          <table:table-cell office:value-type="string" table:style-name="ce187">
            <text:p>dům ještě nestojí- budeme řešit v lednu 2023</text:p>
          </table:table-cell>
          <table:table-cell office:value-type="date" office:date-value="2022-06-14T00:00:00" table:style-name="ce22">
            <text:p>14.06.2022</text:p>
          </table:table-cell>
          <table:table-cell office:value-type="date" office:date-value="2022-06-14T00:00:00" table:style-name="ce22">
            <text:p>14.06.2022</text:p>
          </table:table-cell>
          <table:table-cell table:style-name="ce22"/>
          <table:table-cell office:value-type="date" office:date-value="2022-06-28T00:00:00" table:style-name="ce22">
            <text:p>28.06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error" office:string-value="#VALUE!" table:formula="of:=([.M344]*1.15)*0.6" table:style-name="ce190">
            <text:p><text:s/>#HODNOTA!<text:s/></text:p>
          </table:table-cell>
          <table:table-cell table:number-columns-repeated="6" table:style-name="ce35"/>
          <table:table-cell table:style-name="ce362"/>
          <table:table-cell office:value-type="error" office:string-value="#VALUE!" table:formula="of:=([.M344]*1.15)*0.3" table:style-name="ce224">
            <text:p><text:s/>#HODNOTA!<text:s/></text:p>
          </table:table-cell>
          <table:table-cell table:number-columns-repeated="9" table:style-name="ce35"/>
          <table:table-cell office:value-type="error" office:string-value="#VALUE!" table:formula="of:=([.M344]*1.15)*0.1" table:style-name="ce93">
            <text:p><text:s/>#HODNOTA!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74"/>
          <table:table-cell office:value-type="float" office:value="342" table:style-name="ce607">
            <text:p>342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Podhajská,SK</text:p>
          </table:table-cell>
          <table:table-cell office:value-type="string" table:style-name="ce183">
            <text:p>IK,SK</text:p>
          </table:table-cell>
          <table:table-cell office:value-type="string" table:style-name="ce183">
            <text:p>SK</text:p>
          </table:table-cell>
          <table:table-cell office:value-type="string" table:style-name="ce183">
            <text:p>9,66kWp</text:p>
          </table:table-cell>
          <table:table-cell table:style-name="ce185"/>
          <table:table-cell office:value-type="string" table:style-name="ce437">
            <text:p>10635 EUR</text:p>
          </table:table-cell>
          <table:table-cell office:value-type="string" table:style-name="ce437">
            <text:p>13556EUR</text:p>
          </table:table-cell>
          <table:table-cell office:value-type="string" table:style-name="ce187">
            <text:p>Jožo</text:p>
          </table:table-cell>
          <table:table-cell office:value-type="string" table:style-name="ce187">
            <text:p>ješte se pořádně nedíval(byl nemocný), volat 12.8.2022</text:p>
          </table:table-cell>
          <table:table-cell office:value-type="date" office:date-value="2022-06-14T00:00:00" table:style-name="ce52">
            <text:p>14.06.2022</text:p>
          </table:table-cell>
          <table:table-cell office:value-type="date" office:date-value="2022-06-14T00:00:00" table:style-name="ce52">
            <text:p>14.06.2022</text:p>
          </table:table-cell>
          <table:table-cell table:style-name="ce52"/>
          <table:table-cell office:value-type="date" office:date-value="2022-07-01T00:00:00" table:style-name="ce52">
            <text:p>01.07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error" office:string-value="#VALUE!" table:formula="of:=([.M345]*1.15)*0.6" table:style-name="ce188">
            <text:p><text:s/>#HODNOTA!<text:s/></text:p>
          </table:table-cell>
          <table:table-cell table:number-columns-repeated="6" table:style-name="ce43"/>
          <table:table-cell table:style-name="ce223"/>
          <table:table-cell office:value-type="error" office:string-value="#VALUE!" table:formula="of:=([.M345]*1.15)*0.3" table:style-name="ce224">
            <text:p><text:s/>#HODNOTA!<text:s/></text:p>
          </table:table-cell>
          <table:table-cell table:number-columns-repeated="9" table:style-name="ce43"/>
          <table:table-cell office:value-type="error" office:string-value="#VALUE!" table:formula="of:=([.M345]*1.15)*0.1" table:style-name="ce34">
            <text:p><text:s/>#HODNOTA!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74"/>
          <table:table-cell office:value-type="float" office:value="343" table:style-name="ce607">
            <text:p>343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Prachov u Jičína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CN</text:p>
          </table:table-cell>
          <table:table-cell office:value-type="string" table:style-name="ce85">
            <text:p>7,29 kWp</text:p>
          </table:table-cell>
          <table:table-cell table:style-name="ce178"/>
          <table:table-cell office:value-type="currency" office:value="391405" table:style-name="ce238">
            <text:p><text:s/>391 405,00 Kč<text:s/></text:p>
          </table:table-cell>
          <table:table-cell office:value-type="currency" office:value="480176" table:style-name="ce238">
            <text:p><text:s/>480 176,00 Kč<text:s/></text:p>
          </table:table-cell>
          <table:table-cell office:value-type="string" table:style-name="ce112">
            <text:p>R. Hlôška</text:p>
          </table:table-cell>
          <table:table-cell office:value-type="string" table:style-name="ce112">
            <text:p>24.11. odesl. nová CN na čer.mat. panel</text:p>
          </table:table-cell>
          <table:table-cell office:value-type="date" office:date-value="2022-06-15T00:00:00" table:style-name="ce22">
            <text:p>15.06.2022</text:p>
          </table:table-cell>
          <table:table-cell office:value-type="date" office:date-value="2022-06-15T00:00:00" table:style-name="ce22">
            <text:p>15.06.2022</text:p>
          </table:table-cell>
          <table:table-cell table:style-name="ce22"/>
          <table:table-cell office:value-type="date" office:date-value="2022-11-24T00:00:00" table:style-name="ce22">
            <text:p>24.11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31321.43999999994" table:formula="of:=([.M346]*1.15)*0.6" table:style-name="ce190">
            <text:p><text:s/>331 321,44 Kč<text:s/></text:p>
          </table:table-cell>
          <table:table-cell table:number-columns-repeated="6" table:style-name="ce35"/>
          <table:table-cell table:style-name="ce362"/>
          <table:table-cell office:value-type="currency" office:value="165660.71999999997" table:formula="of:=([.M346]*1.15)*0.3" table:style-name="ce363">
            <text:p><text:s/>165 660,72 Kč<text:s/></text:p>
          </table:table-cell>
          <table:table-cell table:number-columns-repeated="9" table:style-name="ce35"/>
          <table:table-cell office:value-type="currency" office:value="55220.239999999991" table:formula="of:=([.M346]*1.15)*0.1" table:style-name="ce93">
            <text:p><text:s/>55 220,24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44" table:style-name="ce607">
            <text:p>344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Terezín</text:p>
          </table:table-cell>
          <table:table-cell table:style-name="ce329"/>
          <table:table-cell office:value-type="string" table:style-name="ce59">
            <text:p>N</text:p>
          </table:table-cell>
          <table:table-cell office:value-type="string" table:style-name="ce329">
            <text:p>5,52 kWp</text:p>
          </table:table-cell>
          <table:table-cell table:style-name="ce331"/>
          <table:table-cell office:value-type="currency" office:value="321547" table:style-name="ce343">
            <text:p><text:s/>321 547,00 Kč<text:s/></text:p>
          </table:table-cell>
          <table:table-cell office:value-type="currency" office:value="405168" table:style-name="ce343">
            <text:p><text:s/>405 168,00 Kč<text:s/></text:p>
          </table:table-cell>
          <table:table-cell office:value-type="string" table:style-name="ce333">
            <text:p>Eda<text:s/></text:p>
          </table:table-cell>
          <table:table-cell office:value-type="string" table:style-name="ce333">
            <text:p>bude mu to dělat kamarád</text:p>
          </table:table-cell>
          <table:table-cell office:value-type="date" office:date-value="2022-06-15T00:00:00" table:style-name="ce334">
            <text:p>15.06.2022</text:p>
          </table:table-cell>
          <table:table-cell office:value-type="date" office:date-value="2022-06-15T00:00:00" table:style-name="ce334">
            <text:p>15.06.2022</text:p>
          </table:table-cell>
          <table:table-cell table:style-name="ce334"/>
          <table:table-cell office:value-type="date" office:date-value="2022-06-15T00:00:00" table:style-name="ce334">
            <text:p>15.06.2022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279565.92" table:formula="of:=([.M347]*1.15)*0.6" table:style-name="ce188">
            <text:p><text:s/>279 565,92 Kč<text:s/></text:p>
          </table:table-cell>
          <table:table-cell table:number-columns-repeated="6" table:style-name="ce366"/>
          <table:table-cell table:style-name="ce367"/>
          <table:table-cell office:value-type="currency" office:value="139782.96" table:formula="of:=([.M347]*1.15)*0.3" table:style-name="ce224">
            <text:p><text:s/>139 782,96 Kč<text:s/></text:p>
          </table:table-cell>
          <table:table-cell table:number-columns-repeated="9" table:style-name="ce366"/>
          <table:table-cell office:value-type="currency" office:value="46594.32" table:formula="of:=([.M347]*1.15)*0.1" table:style-name="ce337">
            <text:p><text:s/>46 594,32 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345" table:style-name="ce607">
            <text:p>345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Němčice nad Hanou</text:p>
          </table:table-cell>
          <table:table-cell table:style-name="ce85"/>
          <table:table-cell office:value-type="string" table:style-name="ce24">
            <text:p>ZR</text:p>
          </table:table-cell>
          <table:table-cell office:value-type="string" table:style-name="ce85">
            <text:p>6,44 kWp</text:p>
          </table:table-cell>
          <table:table-cell table:style-name="ce178"/>
          <table:table-cell office:value-type="currency" office:value="321054" table:style-name="ce238">
            <text:p><text:s/>321 054,00 Kč<text:s/></text:p>
          </table:table-cell>
          <table:table-cell office:value-type="currency" office:value="405149" table:style-name="ce238">
            <text:p><text:s/>405 149,00 Kč<text:s/></text:p>
          </table:table-cell>
          <table:table-cell office:value-type="string" table:style-name="ce112">
            <text:p>Eda<text:s/></text:p>
          </table:table-cell>
          <table:table-cell office:value-type="string" table:style-name="ce112">
            <text:p>zařazen k realizaci</text:p>
          </table:table-cell>
          <table:table-cell office:value-type="date" office:date-value="2022-06-13T00:00:00" table:style-name="ce22">
            <text:p>13.06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22"/>
          <table:table-cell office:value-type="date" office:date-value="2022-06-16T00:00:00" table:style-name="ce22">
            <text:p>16.06.2022</text:p>
          </table:table-cell>
          <table:table-cell office:value-type="date" office:date-value="2022-07-11T00:00:00" table:style-name="ce22">
            <text:p>11.07.2022</text:p>
          </table:table-cell>
          <table:table-cell table:style-name="ce91"/>
          <table:table-cell table:style-name="ce92"/>
          <table:table-cell office:value-type="date" office:date-value="2022-07-13T00:00:00" table:style-name="ce35">
            <text:p>13.07.2022</text:p>
          </table:table-cell>
          <table:table-cell office:value-type="string" table:style-name="ce114">
            <text:p>č.s.9002008998</text:p>
          </table:table-cell>
          <table:table-cell office:value-type="date" office:date-value="2022-08-03T00:00:00" table:style-name="ce35">
            <text:p>03.08.2022</text:p>
          </table:table-cell>
          <table:table-cell office:value-type="date" office:date-value="2022-08-11T00:00:00" table:style-name="ce35">
            <text:p>11.08.2022</text:p>
          </table:table-cell>
          <table:table-cell office:value-type="currency" office:value="279552.81" table:formula="of:=([.M348]*1.15)*0.6" table:style-name="ce190">
            <text:p><text:s/>279 552,81 Kč<text:s/></text:p>
          </table:table-cell>
          <table:table-cell office:value-type="date" office:date-value="2022-08-12T00:00:00" table:style-name="ce35">
            <text:p>12.08.2022</text:p>
          </table:table-cell>
          <table:table-cell table:number-columns-repeated="5" table:style-name="ce35"/>
          <table:table-cell table:style-name="ce362"/>
          <table:table-cell office:value-type="currency" office:value="139776.405" table:formula="of:=([.M348]*1.15)*0.3" table:style-name="ce363">
            <text:p><text:s/>139 776,41 Kč<text:s/></text:p>
          </table:table-cell>
          <table:table-cell table:number-columns-repeated="9" table:style-name="ce35"/>
          <table:table-cell office:value-type="currency" office:value="46592.135000000002" table:formula="of:=([.M348]*1.15)*0.1" table:style-name="ce93">
            <text:p><text:s/>46 592,14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46" table:style-name="ce607">
            <text:p>346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Břeclav</text:p>
          </table:table-cell>
          <table:table-cell table:style-name="ce329"/>
          <table:table-cell office:value-type="string" table:style-name="ce59">
            <text:p>N</text:p>
          </table:table-cell>
          <table:table-cell office:value-type="string" table:style-name="ce329">
            <text:p>5,52 kWp</text:p>
          </table:table-cell>
          <table:table-cell table:style-name="ce331"/>
          <table:table-cell office:value-type="currency" office:value="345345" table:style-name="ce438">
            <text:p><text:s/>345 345,00 Kč<text:s/></text:p>
          </table:table-cell>
          <table:table-cell office:value-type="currency" office:value="436920" table:style-name="ce343">
            <text:p><text:s/>436 920,00 Kč<text:s/></text:p>
          </table:table-cell>
          <table:table-cell office:value-type="string" table:style-name="ce333">
            <text:p>mail</text:p>
          </table:table-cell>
          <table:table-cell office:value-type="string" table:style-name="ce333">
            <text:p>konkurence-lepší cena</text:p>
          </table:table-cell>
          <table:table-cell office:value-type="date" office:date-value="2022-06-15T00:00:00" table:style-name="ce334">
            <text:p>15.06.2022</text:p>
          </table:table-cell>
          <table:table-cell office:value-type="date" office:date-value="2022-06-15T00:00:00" table:style-name="ce334">
            <text:p>15.06.2022</text:p>
          </table:table-cell>
          <table:table-cell table:style-name="ce334"/>
          <table:table-cell office:value-type="date" office:date-value="2022-06-17T00:00:00" table:style-name="ce334">
            <text:p>17.06.2022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301474.79999999993" table:formula="of:=([.M349]*1.15)*0.6" table:style-name="ce188">
            <text:p><text:s/>301 474,80 Kč<text:s/></text:p>
          </table:table-cell>
          <table:table-cell table:number-columns-repeated="6" table:style-name="ce366"/>
          <table:table-cell table:style-name="ce367"/>
          <table:table-cell office:value-type="currency" office:value="150737.39999999997" table:formula="of:=([.M349]*1.15)*0.3" table:style-name="ce224">
            <text:p><text:s/>150 737,40 Kč<text:s/></text:p>
          </table:table-cell>
          <table:table-cell table:number-columns-repeated="9" table:style-name="ce366"/>
          <table:table-cell office:value-type="currency" office:value="50245.799999999996" table:formula="of:=([.M349]*1.15)*0.1" table:style-name="ce337">
            <text:p><text:s/>50 245,80 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347" table:style-name="ce607">
            <text:p>347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Vysoký Újezd</text:p>
          </table:table-cell>
          <table:table-cell table:style-name="ce85"/>
          <table:table-cell office:value-type="string" table:style-name="ce430">
            <text:p>SoD + D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402702" table:style-name="ce121">
            <text:p>402 702,00 Kč</text:p>
          </table:table-cell>
          <table:table-cell office:value-type="currency" office:value="501094" table:style-name="ce88">
            <text:p>501 094,00 Kč</text:p>
          </table:table-cell>
          <table:table-cell office:value-type="string" table:style-name="ce439">
            <text:p>zákazník - Vávra</text:p>
          </table:table-cell>
          <table:table-cell office:value-type="string" table:style-name="ce112">
            <text:p>TO -DM, žádost ČEZ odesl. 21.10.2022</text:p>
          </table:table-cell>
          <table:table-cell office:value-type="date" office:date-value="2022-06-16T00:00:00" table:style-name="ce22">
            <text:p>16.06.2022</text:p>
          </table:table-cell>
          <table:table-cell office:value-type="date" office:date-value="2022-06-16T00:00:00" table:style-name="ce22">
            <text:p>16.06.2022</text:p>
          </table:table-cell>
          <table:table-cell table:style-name="ce22"/>
          <table:table-cell office:value-type="date" office:date-value="2022-06-20T00:00:00" table:style-name="ce22">
            <text:p>20.06.2022</text:p>
          </table:table-cell>
          <table:table-cell table:style-name="ce22"/>
          <table:table-cell table:style-name="ce91"/>
          <table:table-cell office:value-type="string" table:style-name="ce92">
            <text:p>DM</text:p>
          </table:table-cell>
          <table:table-cell office:value-type="date" office:date-value="2022-10-21T00:00:00" table:style-name="ce35">
            <text:p>21.10.2022</text:p>
          </table:table-cell>
          <table:table-cell office:value-type="float" office:value="1129210941" table:style-name="ce94">
            <text:p>1129210941</text:p>
          </table:table-cell>
          <table:table-cell table:number-columns-repeated="2" table:style-name="ce35"/>
          <table:table-cell office:value-type="currency" office:value="345754.86" table:formula="of:=([.M350]*1.15)*0.6" table:style-name="ce190">
            <text:p><text:s/>345 754,86 Kč<text:s/></text:p>
          </table:table-cell>
          <table:table-cell table:number-columns-repeated="6" table:style-name="ce35"/>
          <table:table-cell table:style-name="ce362"/>
          <table:table-cell office:value-type="currency" office:value="172877.43" table:formula="of:=([.M350]*1.15)*0.3" table:style-name="ce363">
            <text:p><text:s/>172 877,43 Kč<text:s/></text:p>
          </table:table-cell>
          <table:table-cell table:number-columns-repeated="9" table:style-name="ce35"/>
          <table:table-cell office:value-type="currency" office:value="57625.81" table:formula="of:=([.M350]*1.15)*0.1" table:style-name="ce93">
            <text:p><text:s/>57 625,81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48" table:style-name="ce607">
            <text:p>348</text:p>
          </table:table-cell>
          <table:table-cell office:value-type="string" table:style-name="ce75">
            <text:p>DŠ</text:p>
          </table:table-cell>
          <table:table-cell table:style-name="ce75"/>
          <table:table-cell table:style-name="ce567"/>
          <table:table-cell table:style-name="ce134"/>
          <table:table-cell office:value-type="string" table:style-name="ce75">
            <text:p>Hostěnice</text:p>
          </table:table-cell>
          <table:table-cell table:style-name="ce76"/>
          <table:table-cell office:value-type="string" table:style-name="ce77">
            <text:p>R<text:s/></text:p>
          </table:table-cell>
          <table:table-cell office:value-type="string" table:style-name="ce76">
            <text:p>5,52 kWp</text:p>
          </table:table-cell>
          <table:table-cell table:style-name="ce290"/>
          <table:table-cell office:value-type="currency" office:value="283284" table:style-name="ce440">
            <text:p><text:s/>283 284,00 Kč<text:s/></text:p>
          </table:table-cell>
          <table:table-cell office:value-type="currency" office:value="348088" table:style-name="ce392">
            <text:p><text:s/>348 088,00 Kč<text:s/></text:p>
          </table:table-cell>
          <table:table-cell office:value-type="string" table:style-name="ce291">
            <text:p>Eda<text:s/></text:p>
          </table:table-cell>
          <table:table-cell office:value-type="string" table:style-name="ce291">
            <text:p>H2 10,7</text:p>
          </table:table-cell>
          <table:table-cell office:value-type="date" office:date-value="2022-06-17T00:00:00" table:style-name="ce52">
            <text:p>17.06.2022</text:p>
          </table:table-cell>
          <table:table-cell office:value-type="date" office:date-value="2022-06-17T00:00:00" table:style-name="ce52">
            <text:p>17.06.2022</text:p>
          </table:table-cell>
          <table:table-cell table:style-name="ce52"/>
          <table:table-cell office:value-type="date" office:date-value="2022-06-17T00:00:00" table:style-name="ce52">
            <text:p>17.06.2022</text:p>
          </table:table-cell>
          <table:table-cell office:value-type="date" office:date-value="2022-06-23T00:00:00" table:style-name="ce52">
            <text:p>23.06.2022</text:p>
          </table:table-cell>
          <table:table-cell table:style-name="ce53"/>
          <table:table-cell table:style-name="ce41"/>
          <table:table-cell office:value-type="date" office:date-value="2022-07-07T00:00:00" table:style-name="ce441">
            <text:p>07.07.2022</text:p>
          </table:table-cell>
          <table:table-cell office:value-type="string" table:style-name="ce82">
            <text:p>č. 9002006378</text:p>
          </table:table-cell>
          <table:table-cell office:value-type="date" office:date-value="2022-07-27T00:00:00" table:style-name="ce43">
            <text:p>27.07.2022</text:p>
          </table:table-cell>
          <table:table-cell office:value-type="date" office:date-value="2022-08-02T00:00:00" table:style-name="ce43">
            <text:p>02.08.2022</text:p>
          </table:table-cell>
          <table:table-cell office:value-type="currency" office:value="240180.71999999997" table:formula="of:=([.M351]*1.15)*0.6" table:style-name="ce188">
            <text:p><text:s/>240 180,72 Kč<text:s/></text:p>
          </table:table-cell>
          <table:table-cell office:value-type="date" office:date-value="2022-08-03T00:00:00" table:style-name="ce43">
            <text:p>03.08.2022</text:p>
          </table:table-cell>
          <table:table-cell table:number-columns-repeated="5" table:style-name="ce43"/>
          <table:table-cell table:style-name="ce223"/>
          <table:table-cell office:value-type="currency" office:value="120090.35999999999" table:formula="of:=([.M351]*1.15)*0.3" table:style-name="ce224">
            <text:p><text:s/>120 090,36 Kč<text:s/></text:p>
          </table:table-cell>
          <table:table-cell table:number-columns-repeated="9" table:style-name="ce43"/>
          <table:table-cell office:value-type="currency" office:value="40030.119999999995" table:formula="of:=([.M351]*1.15)*0.1" table:style-name="ce34">
            <text:p><text:s/>40 030,12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49" table:style-name="ce607">
            <text:p>349</text:p>
          </table:table-cell>
          <table:table-cell table:number-columns-repeated="2" table:style-name="ce143"/>
          <table:table-cell table:style-name="ce570"/>
          <table:table-cell table:style-name="ce143"/>
          <table:table-cell office:value-type="string" table:style-name="ce143">
            <text:p>Březová</text:p>
          </table:table-cell>
          <table:table-cell table:style-name="ce144"/>
          <table:table-cell office:value-type="string" table:style-name="ce145">
            <text:p>N</text:p>
          </table:table-cell>
          <table:table-cell table:style-name="ce144"/>
          <table:table-cell table:style-name="ce320"/>
          <table:table-cell table:style-name="ce442"/>
          <table:table-cell table:style-name="ce322"/>
          <table:table-cell office:value-type="string" table:style-name="ce322">
            <text:p>?</text:p>
          </table:table-cell>
          <table:table-cell office:value-type="string" table:style-name="ce322">
            <text:p>Nemá zájem</text:p>
          </table:table-cell>
          <table:table-cell office:value-type="date" office:date-value="2022-06-17T00:00:00" table:style-name="ce151">
            <text:p>17.06.2022</text:p>
          </table:table-cell>
          <table:table-cell office:value-type="date" office:date-value="2022-06-17T00:00:00" table:style-name="ce151">
            <text:p>17.06.2022</text:p>
          </table:table-cell>
          <table:table-cell table:style-name="ce151"/>
          <table:table-cell office:value-type="date" office:date-value="2022-06-23T00:00:00" table:style-name="ce151">
            <text:p>23.06.2022</text:p>
          </table:table-cell>
          <table:table-cell table:style-name="ce151"/>
          <table:table-cell table:style-name="ce152"/>
          <table:table-cell table:style-name="ce153"/>
          <table:table-cell table:number-columns-repeated="4" table:style-name="ce154"/>
          <table:table-cell office:value-type="currency" office:value="0" table:formula="of:=([.M352]*1.15)*0.6" table:style-name="ce188">
            <text:p><text:s/>- <text:s text:c="2"/>Kč<text:s/></text:p>
          </table:table-cell>
          <table:table-cell table:number-columns-repeated="6" table:style-name="ce154"/>
          <table:table-cell table:style-name="ce386"/>
          <table:table-cell office:value-type="currency" office:value="0" table:formula="of:=([.M352]*1.15)*0.3" table:style-name="ce224">
            <text:p><text:s/>- <text:s text:c="2"/>Kč<text:s/></text:p>
          </table:table-cell>
          <table:table-cell table:number-columns-repeated="9" table:style-name="ce154"/>
          <table:table-cell office:value-type="currency" office:value="0" table:formula="of:=([.M352]*1.15)*0.1" table:style-name="ce155">
            <text:p><text:s/>- <text:s text:c="2"/>Kč<text:s/></text:p>
          </table:table-cell>
          <table:table-cell table:style-name="ce156"/>
          <table:table-cell table:style-name="ce154"/>
          <table:table-cell table:number-columns-repeated="16337"/>
        </table:table-row>
        <table:table-row table:style-name="ro2">
          <table:table-cell table:style-name="ce1"/>
          <table:table-cell office:value-type="float" office:value="350" table:style-name="ce607">
            <text:p>35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Hrušky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8,28 kWp</text:p>
          </table:table-cell>
          <table:table-cell table:style-name="ce157"/>
          <table:table-cell table:style-name="ce443"/>
          <table:table-cell office:value-type="currency" office:value="494000" table:style-name="ce62">
            <text:p>494 000,00 Kč</text:p>
          </table:table-cell>
          <table:table-cell office:value-type="string" table:style-name="ce167">
            <text:p>web - telefon</text:p>
          </table:table-cell>
          <table:table-cell office:value-type="string" table:style-name="ce167">
            <text:p>nechce - vysoké náklady<text:s/></text:p>
          </table:table-cell>
          <table:table-cell office:value-type="date" office:date-value="2022-06-20T00:00:00" table:style-name="ce65">
            <text:p>20.06.2022</text:p>
          </table:table-cell>
          <table:table-cell office:value-type="date" office:date-value="2022-06-20T00:00:00" table:style-name="ce65">
            <text:p>20.06.2022</text:p>
          </table:table-cell>
          <table:table-cell table:style-name="ce65"/>
          <table:table-cell office:value-type="date" office:date-value="2022-07-15T00:00:00" table:style-name="ce65">
            <text:p>15.07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340860" table:formula="of:=([.M353]*1.15)*0.6" table:style-name="ce188">
            <text:p><text:s/>340 860,00 Kč<text:s/></text:p>
          </table:table-cell>
          <table:table-cell table:number-columns-repeated="6" table:style-name="ce68"/>
          <table:table-cell table:style-name="ce381"/>
          <table:table-cell office:value-type="currency" office:value="170430" table:formula="of:=([.M353]*1.15)*0.3" table:style-name="ce224">
            <text:p><text:s/>170 430,00 Kč<text:s/></text:p>
          </table:table-cell>
          <table:table-cell table:number-columns-repeated="9" table:style-name="ce68"/>
          <table:table-cell office:value-type="currency" office:value="56810" table:formula="of:=([.M353]*1.15)*0.1" table:style-name="ce69">
            <text:p><text:s/>56 810,00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351" table:style-name="ce607">
            <text:p>351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Valtice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9,66 kWp</text:p>
          </table:table-cell>
          <table:table-cell table:style-name="ce157"/>
          <table:table-cell office:value-type="currency" office:value="384860" table:style-name="ce444">
            <text:p>384 860,00 Kč</text:p>
          </table:table-cell>
          <table:table-cell office:value-type="currency" office:value="485825" table:style-name="ce62">
            <text:p>485 825,00 Kč</text:p>
          </table:table-cell>
          <table:table-cell office:value-type="string" table:style-name="ce167">
            <text:p>web - telefon</text:p>
          </table:table-cell>
          <table:table-cell office:value-type="string" table:style-name="ce167">
            <text:p>chce Solax systém-předb.CN-nemá zájem, vysoká cena</text:p>
          </table:table-cell>
          <table:table-cell office:value-type="date" office:date-value="2022-06-20T00:00:00" table:style-name="ce65">
            <text:p>20.06.2022</text:p>
          </table:table-cell>
          <table:table-cell office:value-type="date" office:date-value="2022-06-20T00:00:00" table:style-name="ce65">
            <text:p>20.06.2022</text:p>
          </table:table-cell>
          <table:table-cell table:style-name="ce65"/>
          <table:table-cell office:value-type="date" office:date-value="2022-06-23T00:00:00" table:style-name="ce65">
            <text:p>23.06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335219.25" table:formula="of:=([.M354]*1.15)*0.6" table:style-name="ce188">
            <text:p><text:s/>335 219,25 Kč<text:s/></text:p>
          </table:table-cell>
          <table:table-cell table:number-columns-repeated="6" table:style-name="ce68"/>
          <table:table-cell table:style-name="ce381"/>
          <table:table-cell office:value-type="currency" office:value="167609.625" table:formula="of:=([.M354]*1.15)*0.3" table:style-name="ce224">
            <text:p><text:s/>167 609,63 Kč<text:s/></text:p>
          </table:table-cell>
          <table:table-cell table:number-columns-repeated="9" table:style-name="ce68"/>
          <table:table-cell office:value-type="currency" office:value="55869.875" table:formula="of:=([.M354]*1.15)*0.1" table:style-name="ce69">
            <text:p><text:s/>55 869,88 Kč<text:s/></text:p>
          </table:table-cell>
          <table:table-cell table:style-name="ce71"/>
          <table:table-cell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352" table:style-name="ce607">
            <text:p>352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Blansko</text:p>
          </table:table-cell>
          <table:table-cell office:value-type="string" table:style-name="ce329">
            <text:p>LM</text:p>
          </table:table-cell>
          <table:table-cell office:value-type="string" table:style-name="ce59">
            <text:p>N</text:p>
          </table:table-cell>
          <table:table-cell table:style-name="ce329"/>
          <table:table-cell table:style-name="ce331"/>
          <table:table-cell table:style-name="ce445"/>
          <table:table-cell table:style-name="ce333"/>
          <table:table-cell office:value-type="string" table:style-name="ce333">
            <text:p>web - telefon</text:p>
          </table:table-cell>
          <table:table-cell office:value-type="string" table:style-name="ce333">
            <text:p>chce namontovat pouze vlastní panely-kont.Čakloš</text:p>
          </table:table-cell>
          <table:table-cell office:value-type="date" office:date-value="2022-06-21T00:00:00" table:style-name="ce334">
            <text:p>21.06.2022</text:p>
          </table:table-cell>
          <table:table-cell office:value-type="date" office:date-value="2022-06-21T00:00:00" table:style-name="ce334">
            <text:p>21.06.2022</text:p>
          </table:table-cell>
          <table:table-cell table:number-columns-repeated="3" table:style-name="ce334"/>
          <table:table-cell table:style-name="ce364"/>
          <table:table-cell table:style-name="ce365"/>
          <table:table-cell table:number-columns-repeated="4" table:style-name="ce366"/>
          <table:table-cell office:value-type="currency" office:value="0" table:formula="of:=([.M355]*1.15)*0.6" table:style-name="ce188">
            <text:p><text:s/>- <text:s text:c="2"/>Kč<text:s/></text:p>
          </table:table-cell>
          <table:table-cell table:number-columns-repeated="6" table:style-name="ce366"/>
          <table:table-cell table:style-name="ce367"/>
          <table:table-cell office:value-type="currency" office:value="0" table:formula="of:=([.M355]*1.15)*0.3" table:style-name="ce224">
            <text:p><text:s/>- <text:s text:c="2"/>Kč<text:s/></text:p>
          </table:table-cell>
          <table:table-cell table:number-columns-repeated="9" table:style-name="ce366"/>
          <table:table-cell office:value-type="currency" office:value="0" table:formula="of:=([.M355]*1.15)*0.1" table:style-name="ce337">
            <text:p><text:s/>- <text:s text:c="2"/>Kč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353" table:style-name="ce607">
            <text:p>35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Šardice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9,66 kWp</text:p>
          </table:table-cell>
          <table:table-cell table:style-name="ce157"/>
          <table:table-cell office:value-type="currency" office:value="420333" table:style-name="ce444">
            <text:p>420 333,00 Kč</text:p>
          </table:table-cell>
          <table:table-cell office:value-type="currency" office:value="522172" table:style-name="ce62">
            <text:p>522 172,00 Kč</text:p>
          </table:table-cell>
          <table:table-cell office:value-type="string" table:style-name="ce167">
            <text:p>mail</text:p>
          </table:table-cell>
          <table:table-cell office:value-type="string" table:style-name="ce167">
            <text:p>nemá zájem</text:p>
          </table:table-cell>
          <table:table-cell office:value-type="date" office:date-value="2022-06-21T00:00:00" table:style-name="ce22">
            <text:p>21.06.2022</text:p>
          </table:table-cell>
          <table:table-cell office:value-type="date" office:date-value="2022-06-23T00:00:00" table:style-name="ce22">
            <text:p>23.06.2022</text:p>
          </table:table-cell>
          <table:table-cell table:style-name="ce22"/>
          <table:table-cell office:value-type="date" office:date-value="2022-06-28T00:00:00" table:style-name="ce22">
            <text:p>28.06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60298.67999999993" table:formula="of:=([.M356]*1.15)*0.6" table:style-name="ce190">
            <text:p><text:s/>360 298,68 Kč<text:s/></text:p>
          </table:table-cell>
          <table:table-cell table:number-columns-repeated="6" table:style-name="ce35"/>
          <table:table-cell table:style-name="ce362"/>
          <table:table-cell office:value-type="currency" office:value="180149.33999999997" table:formula="of:=([.M356]*1.15)*0.3" table:style-name="ce363">
            <text:p><text:s/>180 149,34 Kč<text:s/></text:p>
          </table:table-cell>
          <table:table-cell table:number-columns-repeated="9" table:style-name="ce35"/>
          <table:table-cell office:value-type="currency" office:value="60049.78" table:formula="of:=([.M356]*1.15)*0.1" table:style-name="ce93">
            <text:p><text:s/>60 049,78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54" table:style-name="ce607">
            <text:p>35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Rohatec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7,36 kWp</text:p>
          </table:table-cell>
          <table:table-cell table:style-name="ce157"/>
          <table:table-cell office:value-type="currency" office:value="343085" table:style-name="ce444">
            <text:p>343 085,00 Kč</text:p>
          </table:table-cell>
          <table:table-cell office:value-type="currency" office:value="431610" table:style-name="ce62">
            <text:p>431 610,00 Kč</text:p>
          </table:table-cell>
          <table:table-cell office:value-type="string" table:style-name="ce167">
            <text:p>mail</text:p>
          </table:table-cell>
          <table:table-cell office:value-type="string" table:style-name="ce167">
            <text:p>více CN, rozhoduje se-předáno p.Michnovi-konkurence</text:p>
          </table:table-cell>
          <table:table-cell office:value-type="date" office:date-value="2022-06-15T00:00:00" table:style-name="ce22">
            <text:p>15.06.2022</text:p>
          </table:table-cell>
          <table:table-cell table:number-columns-repeated="2" table:style-name="ce22"/>
          <table:table-cell office:value-type="date" office:date-value="2022-06-23T00:00:00" table:style-name="ce22">
            <text:p>23.06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97810.89999999997" table:formula="of:=([.M357]*1.15)*0.6" table:style-name="ce190">
            <text:p><text:s/>297 810,90 Kč<text:s/></text:p>
          </table:table-cell>
          <table:table-cell table:number-columns-repeated="6" table:style-name="ce35"/>
          <table:table-cell table:style-name="ce362"/>
          <table:table-cell office:value-type="currency" office:value="148905.44999999998" table:formula="of:=([.M357]*1.15)*0.3" table:style-name="ce363">
            <text:p><text:s/>148 905,45 Kč<text:s/></text:p>
          </table:table-cell>
          <table:table-cell table:number-columns-repeated="9" table:style-name="ce35"/>
          <table:table-cell office:value-type="currency" office:value="49635.149999999994" table:formula="of:=([.M357]*1.15)*0.1" table:style-name="ce93">
            <text:p><text:s/>49 635,15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55" table:style-name="ce607">
            <text:p>35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Rohatec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8,28 kWp</text:p>
          </table:table-cell>
          <table:table-cell table:style-name="ce157"/>
          <table:table-cell office:value-type="currency" office:value="369648" table:style-name="ce444">
            <text:p>369 648,00 Kč</text:p>
          </table:table-cell>
          <table:table-cell office:value-type="currency" office:value="461570" table:style-name="ce62">
            <text:p>461 570,00 Kč</text:p>
          </table:table-cell>
          <table:table-cell office:value-type="string" table:style-name="ce167">
            <text:p>web - telefon</text:p>
          </table:table-cell>
          <table:table-cell office:value-type="string" table:style-name="ce167">
            <text:p>CN na 16 a 18 panelů, ozve se po 25.7.2022 - konkurence</text:p>
          </table:table-cell>
          <table:table-cell office:value-type="date" office:date-value="2022-06-03T00:00:00" table:style-name="ce22">
            <text:p>03.06.2022</text:p>
          </table:table-cell>
          <table:table-cell table:number-columns-repeated="2" table:style-name="ce22"/>
          <table:table-cell office:value-type="date" office:date-value="2022-07-22T00:00:00" table:style-name="ce22">
            <text:p>22.07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18483.3" table:formula="of:=([.M358]*1.15)*0.6" table:style-name="ce190">
            <text:p><text:s/>318 483,30 Kč<text:s/></text:p>
          </table:table-cell>
          <table:table-cell table:number-columns-repeated="6" table:style-name="ce35"/>
          <table:table-cell table:style-name="ce362"/>
          <table:table-cell office:value-type="currency" office:value="159241.65" table:formula="of:=([.M358]*1.15)*0.3" table:style-name="ce363">
            <text:p><text:s/>159 241,65 Kč<text:s/></text:p>
          </table:table-cell>
          <table:table-cell table:number-columns-repeated="9" table:style-name="ce35"/>
          <table:table-cell office:value-type="currency" office:value="53080.55" table:formula="of:=([.M358]*1.15)*0.1" table:style-name="ce93">
            <text:p><text:s/>53 080,55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56" table:style-name="ce607">
            <text:p>35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Rohatec</text:p>
          </table:table-cell>
          <table:table-cell office:value-type="string" table:style-name="ce58">
            <text:p>TČ,LM</text:p>
          </table:table-cell>
          <table:table-cell office:value-type="string" table:style-name="ce59">
            <text:p>N</text:p>
          </table:table-cell>
          <table:table-cell table:number-columns-repeated="2" table:style-name="ce58"/>
          <table:table-cell table:style-name="ce443"/>
          <table:table-cell table:style-name="ce167"/>
          <table:table-cell office:value-type="string" table:style-name="ce167">
            <text:p>web - telefon</text:p>
          </table:table-cell>
          <table:table-cell office:value-type="string" table:style-name="ce167">
            <text:p>nemají zájem o FVE</text:p>
          </table:table-cell>
          <table:table-cell office:value-type="date" office:date-value="2022-06-03T00:00:00" table:style-name="ce22">
            <text:p>03.06.2022</text:p>
          </table:table-cell>
          <table:table-cell table:number-columns-repeated="4"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0" table:formula="of:=([.M359]*1.15)*0.6" table:style-name="ce190">
            <text:p><text:s/>- <text:s text:c="2"/>Kč<text:s/></text:p>
          </table:table-cell>
          <table:table-cell table:number-columns-repeated="6" table:style-name="ce35"/>
          <table:table-cell table:style-name="ce362"/>
          <table:table-cell office:value-type="currency" office:value="0" table:formula="of:=([.M359]*1.15)*0.3" table:style-name="ce363">
            <text:p><text:s/>- <text:s text:c="2"/>Kč<text:s/></text:p>
          </table:table-cell>
          <table:table-cell table:number-columns-repeated="9" table:style-name="ce35"/>
          <table:table-cell office:value-type="currency" office:value="0" table:formula="of:=([.M359]*1.15)*0.1" table:style-name="ce93">
            <text:p><text:s/>- <text:s text:c="2"/>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74"/>
          <table:table-cell office:value-type="float" office:value="357" table:style-name="ce607">
            <text:p>357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Hrubá Borša, SK</text:p>
          </table:table-cell>
          <table:table-cell office:value-type="string" table:style-name="ce183">
            <text:p>IK,SK</text:p>
          </table:table-cell>
          <table:table-cell office:value-type="string" table:style-name="ce183">
            <text:p>SK</text:p>
          </table:table-cell>
          <table:table-cell office:value-type="string" table:style-name="ce183">
            <text:p>9,66 kWp</text:p>
          </table:table-cell>
          <table:table-cell table:style-name="ce185"/>
          <table:table-cell office:value-type="string" table:style-name="ce446">
            <text:p>10 080 EUR</text:p>
          </table:table-cell>
          <table:table-cell office:value-type="string" table:style-name="ce187">
            <text:p>13 028 EUR</text:p>
          </table:table-cell>
          <table:table-cell office:value-type="string" table:style-name="ce187">
            <text:p>Jožo</text:p>
          </table:table-cell>
          <table:table-cell office:value-type="string" table:style-name="ce187">
            <text:p>čekáme na vyjádření ZSE (PL nachystaný)</text:p>
          </table:table-cell>
          <table:table-cell office:value-type="date" office:date-value="2022-06-21T00:00:00" table:style-name="ce22">
            <text:p>21.06.2022</text:p>
          </table:table-cell>
          <table:table-cell office:value-type="date" office:date-value="2022-06-21T00:00:00" table:style-name="ce22">
            <text:p>21.06.2022</text:p>
          </table:table-cell>
          <table:table-cell table:style-name="ce22"/>
          <table:table-cell office:value-type="date" office:date-value="2022-06-28T00:00:00" table:style-name="ce22">
            <text:p>28.06.2022</text:p>
          </table:table-cell>
          <table:table-cell office:value-type="date" office:date-value="2022-07-04T00:00:00" table:style-name="ce22">
            <text:p>04.07.2022</text:p>
          </table:table-cell>
          <table:table-cell table:style-name="ce91"/>
          <table:table-cell table:style-name="ce92"/>
          <table:table-cell office:value-type="date" office:date-value="2022-07-26T00:00:00" table:style-name="ce35">
            <text:p>26.07.2022</text:p>
          </table:table-cell>
          <table:table-cell office:value-type="string" table:style-name="ce114">
            <text:p><text:s/>L22C42DRVH</text:p>
          </table:table-cell>
          <table:table-cell table:number-columns-repeated="2" table:style-name="ce35"/>
          <table:table-cell office:value-type="error" office:string-value="#VALUE!" table:formula="of:=([.M360]*1.15)*0.6" table:style-name="ce190">
            <text:p><text:s/>#HODNOTA!<text:s/></text:p>
          </table:table-cell>
          <table:table-cell table:number-columns-repeated="6" table:style-name="ce35"/>
          <table:table-cell table:style-name="ce362"/>
          <table:table-cell office:value-type="error" office:string-value="#VALUE!" table:formula="of:=([.M360]*1.15)*0.3" table:style-name="ce363">
            <text:p><text:s/>#HODNOTA!<text:s/></text:p>
          </table:table-cell>
          <table:table-cell table:number-columns-repeated="9" table:style-name="ce35"/>
          <table:table-cell office:value-type="error" office:string-value="#VALUE!" table:formula="of:=([.M360]*1.15)*0.1" table:style-name="ce93">
            <text:p><text:s/>#HODNOTA!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58" table:style-name="ce607">
            <text:p>358</text:p>
          </table:table-cell>
          <table:table-cell table:number-columns-repeated="2" table:style-name="ce84"/>
          <table:table-cell table:style-name="ce566"/>
          <table:table-cell table:number-columns-repeated="2" table:style-name="ce57"/>
          <table:table-cell office:value-type="string" table:style-name="ce58">
            <text:p>SK,IK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6,44 kWp</text:p>
          </table:table-cell>
          <table:table-cell table:style-name="ce157"/>
          <table:table-cell office:value-type="string" table:style-name="ce447">
            <text:p>9024EUR</text:p>
          </table:table-cell>
          <table:table-cell office:value-type="string" table:style-name="ce299">
            <text:p>11506EUR</text:p>
          </table:table-cell>
          <table:table-cell office:value-type="string" table:style-name="ce167">
            <text:p>Jožo</text:p>
          </table:table-cell>
          <table:table-cell office:value-type="string" table:style-name="ce167">
            <text:p>předán k TO 18.07. - již nemá zájem ani o TO</text:p>
          </table:table-cell>
          <table:table-cell office:value-type="date" office:date-value="2022-06-21T00:00:00" table:style-name="ce334">
            <text:p>21.06.2022</text:p>
          </table:table-cell>
          <table:table-cell office:value-type="date" office:date-value="2022-06-21T00:00:00" table:style-name="ce334">
            <text:p>21.06.2022</text:p>
          </table:table-cell>
          <table:table-cell table:style-name="ce334"/>
          <table:table-cell office:value-type="date" office:date-value="2022-07-07T00:00:00" table:style-name="ce334">
            <text:p>07.07.2022</text:p>
          </table:table-cell>
          <table:table-cell office:value-type="date" office:date-value="2022-07-18T00:00:00" table:style-name="ce334">
            <text:p>18.07.2022</text:p>
          </table:table-cell>
          <table:table-cell table:style-name="ce364"/>
          <table:table-cell table:style-name="ce365"/>
          <table:table-cell table:number-columns-repeated="4" table:style-name="ce366"/>
          <table:table-cell office:value-type="error" office:string-value="#VALUE!" table:formula="of:=([.M361]*1.15)*0.6" table:style-name="ce448">
            <text:p><text:s/>#HODNOTA!<text:s/></text:p>
          </table:table-cell>
          <table:table-cell table:number-columns-repeated="6" table:style-name="ce366"/>
          <table:table-cell table:style-name="ce367"/>
          <table:table-cell office:value-type="error" office:string-value="#VALUE!" table:formula="of:=([.M361]*1.15)*0.3" table:style-name="ce224">
            <text:p><text:s/>#HODNOTA!<text:s/></text:p>
          </table:table-cell>
          <table:table-cell table:number-columns-repeated="9" table:style-name="ce366"/>
          <table:table-cell office:value-type="error" office:string-value="#VALUE!" table:formula="of:=([.M361]*1.15)*0.1" table:style-name="ce337">
            <text:p><text:s/>#HODNOTA!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1">
          <table:table-cell table:style-name="ce1"/>
          <table:table-cell office:value-type="float" office:value="359" table:style-name="ce607">
            <text:p>359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Rabštejn</text:p>
          </table:table-cell>
          <table:table-cell office:value-type="string" table:style-name="ce85">
            <text:p>ET 10</text:p>
          </table:table-cell>
          <table:table-cell office:value-type="string" table:style-name="ce24">
            <text:p>R<text:s/>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76290" table:style-name="ce121">
            <text:p>376 290,00 Kč</text:p>
          </table:table-cell>
          <table:table-cell office:value-type="currency" office:value="454444" table:style-name="ce88">
            <text:p>454 444,00 Kč</text:p>
          </table:table-cell>
          <table:table-cell office:value-type="string" table:style-name="ce112">
            <text:p>Eda<text:s/></text:p>
          </table:table-cell>
          <table:table-cell office:value-type="string" table:style-name="ce112">
            <text:p>ČEZ nová sml. - pak realizace</text:p>
          </table:table-cell>
          <table:table-cell office:value-type="date" office:date-value="2022-06-14T00:00:00" table:style-name="ce22">
            <text:p>14.06.2022</text:p>
          </table:table-cell>
          <table:table-cell office:value-type="date" office:date-value="2022-07-01T00:00:00" table:style-name="ce22">
            <text:p>01.07.2022</text:p>
          </table:table-cell>
          <table:table-cell table:style-name="ce22"/>
          <table:table-cell office:value-type="date" office:date-value="2022-07-01T00:00:00" table:style-name="ce22">
            <text:p>01.07.2022</text:p>
          </table:table-cell>
          <table:table-cell table:style-name="ce22"/>
          <table:table-cell table:style-name="ce91"/>
          <table:table-cell table:style-name="ce92"/>
          <table:table-cell office:value-type="date" office:date-value="2022-09-13T00:00:00" table:style-name="ce35">
            <text:p>13.09.2022</text:p>
          </table:table-cell>
          <table:table-cell office:value-type="string" table:style-name="ce449">
            <text:p>zruš.4122022960/nová2979236-2022</text:p>
          </table:table-cell>
          <table:table-cell table:style-name="ce35"/>
          <table:table-cell office:value-type="date" office:date-value="2022-09-12T00:00:00" table:style-name="ce35">
            <text:p>12.09.2022</text:p>
          </table:table-cell>
          <table:table-cell office:value-type="currency" office:value="313566" table:style-name="ce190">
            <text:p><text:s/>313 566,00 Kč<text:s/></text:p>
          </table:table-cell>
          <table:table-cell office:value-type="date" office:date-value="2022-09-14T00:00:00" table:style-name="ce35">
            <text:p>14.09.2022</text:p>
          </table:table-cell>
          <table:table-cell table:number-columns-repeated="5" table:style-name="ce35"/>
          <table:table-cell table:style-name="ce362"/>
          <table:table-cell office:value-type="currency" office:value="156783.18" table:formula="of:=([.M362]*1.15)*0.3" table:style-name="ce363">
            <text:p><text:s/>156 783,18 Kč<text:s/></text:p>
          </table:table-cell>
          <table:table-cell table:number-columns-repeated="9" table:style-name="ce35"/>
          <table:table-cell office:value-type="currency" office:value="52261.06" table:formula="of:=([.M362]*1.15)*0.1" table:style-name="ce93">
            <text:p><text:s/>52 261,06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74"/>
          <table:table-cell office:value-type="float" office:value="360" table:style-name="ce607">
            <text:p>360</text:p>
          </table:table-cell>
          <table:table-cell office:value-type="string" table:style-name="ce122">
            <text:p>JH, JG</text:p>
          </table:table-cell>
          <table:table-cell table:style-name="ce122"/>
          <table:table-cell table:style-name="ce569"/>
          <table:table-cell table:style-name="ce122"/>
          <table:table-cell office:value-type="string" table:style-name="ce450">
            <text:p>Polešovice</text:p>
          </table:table-cell>
          <table:table-cell table:style-name="ce123"/>
          <table:table-cell office:value-type="string" table:style-name="ce24">
            <text:p>K</text:p>
          </table:table-cell>
          <table:table-cell office:value-type="string" table:style-name="ce123">
            <text:p>7,36 kWp</text:p>
          </table:table-cell>
          <table:table-cell table:style-name="ce180"/>
          <table:table-cell office:value-type="currency" office:value="335296" table:style-name="ce451">
            <text:p><text:s/>335 296,00 Kč<text:s/></text:p>
          </table:table-cell>
          <table:table-cell office:value-type="currency" office:value="423025" table:style-name="ce391">
            <text:p><text:s/>423 025,00 Kč<text:s/></text:p>
          </table:table-cell>
          <table:table-cell office:value-type="string" table:style-name="ce181">
            <text:p>Hrubošovi</text:p>
          </table:table-cell>
          <table:table-cell office:value-type="string" table:style-name="ce181">
            <text:p>stále řeší katastr. zakreslení 22.11.</text:p>
          </table:table-cell>
          <table:table-cell office:value-type="date" office:date-value="2022-06-22T00:00:00" table:style-name="ce52">
            <text:p>22.06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52"/>
          <table:table-cell office:value-type="date" office:date-value="2022-06-23T00:00:00" table:style-name="ce52">
            <text:p>23.06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291887.24999999994" table:formula="of:=([.M363]*1.15)*0.6" table:style-name="ce188">
            <text:p><text:s/>291 887,25 Kč<text:s/></text:p>
          </table:table-cell>
          <table:table-cell table:number-columns-repeated="6" table:style-name="ce43"/>
          <table:table-cell table:style-name="ce223"/>
          <table:table-cell office:value-type="currency" office:value="145943.62499999997" table:formula="of:=([.M363]*1.15)*0.3" table:style-name="ce224">
            <text:p><text:s/>145 943,63 Kč<text:s/></text:p>
          </table:table-cell>
          <table:table-cell table:number-columns-repeated="9" table:style-name="ce43"/>
          <table:table-cell office:value-type="currency" office:value="48647.875" table:formula="of:=([.M363]*1.15)*0.1" table:style-name="ce34">
            <text:p><text:s/>48 647,88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61" table:style-name="ce607">
            <text:p>361</text:p>
          </table:table-cell>
          <table:table-cell table:number-columns-repeated="2" table:style-name="ce84"/>
          <table:table-cell table:style-name="ce566"/>
          <table:table-cell table:style-name="ce57"/>
          <table:table-cell office:value-type="string" table:style-name="ce452">
            <text:p>Nová Dedinka</text:p>
          </table:table-cell>
          <table:table-cell office:value-type="string" table:style-name="ce58">
            <text:p>SK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7,36 kWp</text:p>
          </table:table-cell>
          <table:table-cell table:style-name="ce157"/>
          <table:table-cell office:value-type="string" table:style-name="ce443">
            <text:p>8934,25 EUR</text:p>
          </table:table-cell>
          <table:table-cell office:value-type="string" table:style-name="ce167">
            <text:p>11555 EUR</text:p>
          </table:table-cell>
          <table:table-cell office:value-type="string" table:style-name="ce167">
            <text:p>Eda<text:s/></text:p>
          </table:table-cell>
          <table:table-cell office:value-type="string" table:style-name="ce167">
            <text:p>konkurence-lepší cena</text:p>
          </table:table-cell>
          <table:table-cell office:value-type="date" office:date-value="2022-06-22T00:00:00" table:style-name="ce334">
            <text:p>22.06.2022</text:p>
          </table:table-cell>
          <table:table-cell office:value-type="date" office:date-value="2020-01-01T00:00:00" table:style-name="ce64">
            <text:p>01.01.2020</text:p>
          </table:table-cell>
          <table:table-cell table:style-name="ce334"/>
          <table:table-cell office:value-type="date" office:date-value="2022-06-27T00:00:00" table:style-name="ce334">
            <text:p>27.06.2022</text:p>
          </table:table-cell>
          <table:table-cell table:style-name="ce334"/>
          <table:table-cell table:style-name="ce364"/>
          <table:table-cell table:style-name="ce365"/>
          <table:table-cell table:number-columns-repeated="4" table:style-name="ce366"/>
          <table:table-cell office:value-type="error" office:string-value="#VALUE!" table:formula="of:=([.M364]*1.15)*0.6" table:style-name="ce188">
            <text:p><text:s/>#HODNOTA!<text:s/></text:p>
          </table:table-cell>
          <table:table-cell table:number-columns-repeated="6" table:style-name="ce366"/>
          <table:table-cell table:style-name="ce367"/>
          <table:table-cell office:value-type="error" office:string-value="#VALUE!" table:formula="of:=([.M364]*1.15)*0.3" table:style-name="ce224">
            <text:p><text:s/>#HODNOTA!<text:s/></text:p>
          </table:table-cell>
          <table:table-cell table:number-columns-repeated="9" table:style-name="ce366"/>
          <table:table-cell office:value-type="error" office:string-value="#VALUE!" table:formula="of:=([.M364]*1.15)*0.1" table:style-name="ce337">
            <text:p><text:s/>#HODNOTA!<text:s/></text:p>
          </table:table-cell>
          <table:table-cell table:style-name="ce338"/>
          <table:table-cell table:style-name="ce366"/>
          <table:table-cell table:number-columns-repeated="16337"/>
        </table:table-row>
        <table:table-row table:style-name="ro2">
          <table:table-cell table:style-name="ce1"/>
          <table:table-cell office:value-type="float" office:value="362" table:style-name="ce607">
            <text:p>362</text:p>
          </table:table-cell>
          <table:table-cell table:number-columns-repeated="2" table:style-name="ce84"/>
          <table:table-cell table:style-name="ce569"/>
          <table:table-cell table:style-name="ce122"/>
          <table:table-cell office:value-type="string" table:style-name="ce122">
            <text:p>Havřice</text:p>
          </table:table-cell>
          <table:table-cell office:value-type="string" table:style-name="ce123">
            <text:p>TČ,WB, IK</text:p>
          </table:table-cell>
          <table:table-cell office:value-type="string" table:style-name="ce24">
            <text:p>N</text:p>
          </table:table-cell>
          <table:table-cell office:value-type="string" table:style-name="ce123">
            <text:p>5,52 kWp</text:p>
          </table:table-cell>
          <table:table-cell table:style-name="ce180"/>
          <table:table-cell office:value-type="currency" office:value="346558" table:style-name="ce453">
            <text:p><text:s/>346 558,00 Kč<text:s/></text:p>
          </table:table-cell>
          <table:table-cell office:value-type="currency" office:value="432151" table:style-name="ce391">
            <text:p><text:s/>432 151,00 Kč<text:s/></text:p>
          </table:table-cell>
          <table:table-cell office:value-type="string" table:style-name="ce181">
            <text:p>Jara</text:p>
          </table:table-cell>
          <table:table-cell office:value-type="string" table:style-name="ce181">
            <text:p>celkově zatím odkládá realizaci FVE<text:s/></text:p>
          </table:table-cell>
          <table:table-cell office:value-type="date" office:date-value="2022-06-27T00:00:00" table:style-name="ce52">
            <text:p>27.06.2022</text:p>
          </table:table-cell>
          <table:table-cell office:value-type="date" office:date-value="2022-06-29T00:00:00" table:style-name="ce52">
            <text:p>29.06.2022</text:p>
          </table:table-cell>
          <table:table-cell table:style-name="ce52"/>
          <table:table-cell office:value-type="date" office:date-value="2022-06-29T00:00:00" table:style-name="ce52">
            <text:p>29.06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298184.18999999994" table:formula="of:=([.M365]*1.15)*0.6" table:style-name="ce188">
            <text:p><text:s/>298 184,19 Kč<text:s/></text:p>
          </table:table-cell>
          <table:table-cell table:number-columns-repeated="6" table:style-name="ce43"/>
          <table:table-cell table:style-name="ce223"/>
          <table:table-cell office:value-type="currency" office:value="149092.09499999997" table:formula="of:=([.M365]*1.15)*0.3" table:style-name="ce224">
            <text:p><text:s/>149 092,10 Kč<text:s/></text:p>
          </table:table-cell>
          <table:table-cell table:number-columns-repeated="9" table:style-name="ce43"/>
          <table:table-cell office:value-type="currency" office:value="49697.364999999998" table:formula="of:=([.M365]*1.15)*0.1" table:style-name="ce34">
            <text:p><text:s/>49 697,37 Kč<text:s/></text:p>
          </table:table-cell>
          <table:table-cell table:style-name="ce36"/>
          <table:table-cell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63" table:style-name="ce607">
            <text:p>363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454"/>
          <table:table-cell office:value-type="string" table:style-name="ce84">
            <text:p>Hodonín</text:p>
          </table:table-cell>
          <table:table-cell office:value-type="string" table:style-name="ce85">
            <text:p>ET 8, IK</text:p>
          </table:table-cell>
          <table:table-cell office:value-type="string" table:style-name="ce430">
            <text:p>SoD + D</text:p>
          </table:table-cell>
          <table:table-cell office:value-type="string" table:style-name="ce85">
            <text:p>6,44 kWp</text:p>
          </table:table-cell>
          <table:table-cell table:style-name="ce178"/>
          <table:table-cell office:value-type="currency" office:value="343591" table:style-name="ce455">
            <text:p><text:s/>343 591,00 Kč<text:s/></text:p>
          </table:table-cell>
          <table:table-cell office:value-type="currency" office:value="428155" table:style-name="ce238">
            <text:p><text:s/>428 155,00 Kč<text:s/></text:p>
          </table:table-cell>
          <table:table-cell office:value-type="string" table:style-name="ce112">
            <text:p>Eda<text:s/></text:p>
          </table:table-cell>
          <table:table-cell office:value-type="string" table:style-name="ce112">
            <text:p>nová CN stř. 5 kW, rozmýšlí se - stř 8kW zamítnutí</text:p>
          </table:table-cell>
          <table:table-cell office:value-type="date" office:date-value="2022-06-28T00:00:00" table:style-name="ce22">
            <text:p>28.06.2022</text:p>
          </table:table-cell>
          <table:table-cell office:value-type="date" office:date-value="2022-06-28T00:00:00" table:style-name="ce22">
            <text:p>28.06.2022</text:p>
          </table:table-cell>
          <table:table-cell table:style-name="ce22"/>
          <table:table-cell office:value-type="date" office:date-value="2022-06-29T00:00:00" table:style-name="ce22">
            <text:p>29.06.2022</text:p>
          </table:table-cell>
          <table:table-cell table:style-name="ce22"/>
          <table:table-cell table:style-name="ce91"/>
          <table:table-cell table:style-name="ce92"/>
          <table:table-cell office:value-type="date" office:date-value="2022-08-26T00:00:00" table:style-name="ce35">
            <text:p>26.08.2022</text:p>
          </table:table-cell>
          <table:table-cell office:value-type="float" office:value="831178" table:style-name="ce94">
            <text:p>831178</text:p>
          </table:table-cell>
          <table:table-cell table:number-columns-repeated="2" table:style-name="ce35"/>
          <table:table-cell office:value-type="currency" office:value="295426.94999999995" table:formula="of:=([.M366]*1.15)*0.6" table:style-name="ce190">
            <text:p><text:s/>295 426,95 Kč<text:s/></text:p>
          </table:table-cell>
          <table:table-cell table:number-columns-repeated="6" table:style-name="ce35"/>
          <table:table-cell table:style-name="ce362"/>
          <table:table-cell office:value-type="currency" office:value="147713.47499999998" table:formula="of:=([.M366]*1.15)*0.3" table:style-name="ce363">
            <text:p><text:s/>147 713,48 Kč<text:s/></text:p>
          </table:table-cell>
          <table:table-cell table:number-columns-repeated="9" table:style-name="ce35"/>
          <table:table-cell office:value-type="currency" office:value="49237.824999999997" table:formula="of:=([.M366]*1.15)*0.1" table:style-name="ce93">
            <text:p><text:s/>49 237,83 Kč<text:s/></text:p>
          </table:table-cell>
          <table:table-cell table:style-name="ce115"/>
          <table:table-cell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64" table:style-name="ce607">
            <text:p>364</text:p>
          </table:table-cell>
          <table:table-cell table:number-columns-repeated="2" table:style-name="ce122"/>
          <table:table-cell table:style-name="ce569"/>
          <table:table-cell table:style-name="ce84"/>
          <table:table-cell office:value-type="string" table:style-name="ce122">
            <text:p>Velké Pavlovice</text:p>
          </table:table-cell>
          <table:table-cell table:style-name="ce123"/>
          <table:table-cell office:value-type="string" table:style-name="ce24">
            <text:p>N</text:p>
          </table:table-cell>
          <table:table-cell office:value-type="string" table:style-name="ce123">
            <text:p>6,44 kWp</text:p>
          </table:table-cell>
          <table:table-cell table:style-name="ce180"/>
          <table:table-cell office:value-type="currency" office:value="341836" table:style-name="ce456">
            <text:p>341 836,00 Kč</text:p>
          </table:table-cell>
          <table:table-cell office:value-type="currency" office:value="426048" table:style-name="ce126">
            <text:p>426 048,00 Kč</text:p>
          </table:table-cell>
          <table:table-cell office:value-type="string" table:style-name="ce181">
            <text:p>web - telefon</text:p>
          </table:table-cell>
          <table:table-cell office:value-type="string" table:style-name="ce181">
            <office:annotation draw:style-name="a7" svg:x="13.6041666666667in" svg:y="76.65625in" svg:width="5.57291666666667in" svg:height="4.19791666666667in">
              <text:p>Komentář:</text:p>
              <text:p><text:s text:c="4"/>zamítnutí výrobny stř.8, doporučeno střídač 5, takže se rozhoduje</text:p>
              <text:p/>
            </office:annotation>
            <text:p>16.9., dlouhodobě nekomunikuje</text:p>
          </table:table-cell>
          <table:table-cell office:value-type="date" office:date-value="2022-06-29T00:00:00" table:style-name="ce52">
            <text:p>29.06.2022</text:p>
          </table:table-cell>
          <table:table-cell table:number-columns-repeated="2" table:style-name="ce52"/>
          <table:table-cell office:value-type="date" office:date-value="2022-06-29T00:00:00" table:style-name="ce22">
            <text:p>29.06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293973.11999999994" table:formula="of:=([.M367]*1.15)*0.6" table:style-name="ce188">
            <text:p><text:s/>293 973,12 Kč<text:s/></text:p>
          </table:table-cell>
          <table:table-cell table:number-columns-repeated="6" table:style-name="ce43"/>
          <table:table-cell table:style-name="ce223"/>
          <table:table-cell office:value-type="currency" office:value="146986.55999999997" table:formula="of:=([.M367]*1.15)*0.3" table:style-name="ce224">
            <text:p><text:s/>146 986,56 Kč<text:s/></text:p>
          </table:table-cell>
          <table:table-cell table:number-columns-repeated="9" table:style-name="ce43"/>
          <table:table-cell office:value-type="currency" office:value="48995.519999999997" table:formula="of:=([.M367]*1.15)*0.1" table:style-name="ce34">
            <text:p><text:s/>48 995,52 Kč<text:s/></text:p>
          </table:table-cell>
          <table:table-cell table:number-columns-repeated="2"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65" table:style-name="ce607">
            <text:p>36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Traplice</text:p>
          </table:table-cell>
          <table:table-cell table:style-name="ce58"/>
          <table:table-cell office:value-type="string" table:style-name="ce59">
            <text:p>N</text:p>
          </table:table-cell>
          <table:table-cell office:value-type="string" table:style-name="ce58">
            <text:p>5,52 kWp</text:p>
          </table:table-cell>
          <table:table-cell table:style-name="ce157"/>
          <table:table-cell office:value-type="currency" office:value="317064" table:style-name="ce62">
            <text:p>317 064,00 Kč</text:p>
          </table:table-cell>
          <table:table-cell office:value-type="currency" office:value="393652" table:style-name="ce62">
            <text:p>393 652,00 Kč</text:p>
          </table:table-cell>
          <table:table-cell office:value-type="string" table:style-name="ce167">
            <text:p>web - telefon</text:p>
          </table:table-cell>
          <table:table-cell office:value-type="string" table:style-name="ce167">
            <text:p>nechce</text:p>
          </table:table-cell>
          <table:table-cell office:value-type="date" office:date-value="2022-06-29T00:00:00" table:style-name="ce29">
            <text:p>29.06.2022</text:p>
          </table:table-cell>
          <table:table-cell table:number-columns-repeated="2" table:style-name="ce29"/>
          <table:table-cell office:value-type="date" office:date-value="2022-07-13T00:00:00" table:style-name="ce22">
            <text:p>13.07.2022</text:p>
          </table:table-cell>
          <table:table-cell table:style-name="ce29"/>
          <table:table-cell table:style-name="ce31"/>
          <table:table-cell table:style-name="ce32"/>
          <table:table-cell table:number-columns-repeated="4" table:style-name="ce33"/>
          <table:table-cell office:value-type="currency" office:value="271619.88" table:formula="of:=([.M368]*1.15)*0.6" table:style-name="ce188">
            <text:p><text:s/>271 619,88 Kč<text:s/></text:p>
          </table:table-cell>
          <table:table-cell table:number-columns-repeated="6" table:style-name="ce33"/>
          <table:table-cell table:style-name="ce457"/>
          <table:table-cell office:value-type="currency" office:value="135809.94" table:formula="of:=([.M368]*1.15)*0.3" table:style-name="ce224">
            <text:p><text:s/>135 809,94 Kč<text:s/></text:p>
          </table:table-cell>
          <table:table-cell table:number-columns-repeated="9" table:style-name="ce33"/>
          <table:table-cell office:value-type="currency" office:value="45269.98" table:formula="of:=([.M368]*1.15)*0.1" table:style-name="ce34">
            <text:p><text:s/>45 269,98 Kč<text:s/></text:p>
          </table:table-cell>
          <table:table-cell table:number-columns-repeated="2" table:style-name="ce33"/>
          <table:table-cell table:number-columns-repeated="16337"/>
        </table:table-row>
        <table:table-row table:style-name="ro2">
          <table:table-cell table:style-name="ce1"/>
          <table:table-cell office:value-type="float" office:value="366" table:style-name="ce607">
            <text:p>366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Zpytihněv</text:p>
          </table:table-cell>
          <table:table-cell office:value-type="string" table:style-name="ce58">
            <text:p>PS, 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5,52 kWp</text:p>
          </table:table-cell>
          <table:table-cell table:style-name="ce157"/>
          <table:table-cell office:value-type="currency" office:value="333525" table:style-name="ce62">
            <text:p>333 525,00 Kč</text:p>
          </table:table-cell>
          <table:table-cell office:value-type="currency" office:value="408224" table:style-name="ce62">
            <text:p>408 224,00 Kč</text:p>
          </table:table-cell>
          <table:table-cell office:value-type="string" table:style-name="ce167">
            <text:p>web - telefon</text:p>
          </table:table-cell>
          <table:table-cell office:value-type="string" table:style-name="ce167">
            <text:p>konkurence</text:p>
          </table:table-cell>
          <table:table-cell office:value-type="date" office:date-value="2022-06-30T00:00:00" table:style-name="ce52">
            <text:p>30.06.2022</text:p>
          </table:table-cell>
          <table:table-cell table:number-columns-repeated="2" table:style-name="ce52"/>
          <table:table-cell office:value-type="date" office:date-value="2022-07-14T00:00:00" table:style-name="ce22">
            <text:p>14.07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281674.56" table:formula="of:=([.M369]*1.15)*0.6" table:style-name="ce188">
            <text:p><text:s/>281 674,56 Kč<text:s/></text:p>
          </table:table-cell>
          <table:table-cell table:number-columns-repeated="6" table:style-name="ce43"/>
          <table:table-cell table:style-name="ce223"/>
          <table:table-cell office:value-type="currency" office:value="140837.28" table:formula="of:=([.M369]*1.15)*0.3" table:style-name="ce224">
            <text:p><text:s/>140 837,28 Kč<text:s/></text:p>
          </table:table-cell>
          <table:table-cell table:number-columns-repeated="9" table:style-name="ce43"/>
          <table:table-cell office:value-type="currency" office:value="46945.760000000002" table:formula="of:=([.M369]*1.15)*0.1" table:style-name="ce34">
            <text:p><text:s/>46 945,76 Kč<text:s/></text:p>
          </table:table-cell>
          <table:table-cell table:number-columns-repeated="2"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67" table:style-name="ce607">
            <text:p>36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Náměšť na Hané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8,28 kWp</text:p>
          </table:table-cell>
          <table:table-cell table:style-name="ce157"/>
          <table:table-cell office:value-type="currency" office:value="355214" table:style-name="ce62">
            <text:p>355 214,00 Kč</text:p>
          </table:table-cell>
          <table:table-cell office:value-type="currency" office:value="450237" table:style-name="ce62">
            <text:p>450 237,00 Kč</text:p>
          </table:table-cell>
          <table:table-cell office:value-type="string" table:style-name="ce167">
            <text:p>mail</text:p>
          </table:table-cell>
          <table:table-cell office:value-type="string" table:style-name="ce167">
            <text:p>vybral jiného dodavatele</text:p>
          </table:table-cell>
          <table:table-cell office:value-type="date" office:date-value="2022-06-30T00:00:00" table:style-name="ce65">
            <text:p>30.06.2022</text:p>
          </table:table-cell>
          <table:table-cell table:number-columns-repeated="2" table:style-name="ce65"/>
          <table:table-cell office:value-type="date" office:date-value="2022-07-12T00:00:00" table:style-name="ce65">
            <text:p>12.07.2022</text:p>
          </table:table-cell>
          <table:table-cell table:style-name="ce65"/>
          <table:table-cell table:style-name="ce66"/>
          <table:table-cell table:style-name="ce67"/>
          <table:table-cell table:number-columns-repeated="4" table:style-name="ce68"/>
          <table:table-cell office:value-type="currency" office:value="310663.52999999997" table:formula="of:=([.M370]*1.15)*0.6" table:style-name="ce188">
            <text:p><text:s/>310 663,53 Kč<text:s/></text:p>
          </table:table-cell>
          <table:table-cell table:number-columns-repeated="6" table:style-name="ce68"/>
          <table:table-cell table:style-name="ce381"/>
          <table:table-cell office:value-type="currency" office:value="155331.76499999998" table:formula="of:=([.M370]*1.15)*0.3" table:style-name="ce224">
            <text:p><text:s/>155 331,77 Kč<text:s/></text:p>
          </table:table-cell>
          <table:table-cell table:number-columns-repeated="9" table:style-name="ce68"/>
          <table:table-cell office:value-type="currency" office:value="51777.255000000005" table:formula="of:=([.M370]*1.15)*0.1" table:style-name="ce69">
            <text:p><text:s/>51 777,26 Kč<text:s/></text:p>
          </table:table-cell>
          <table:table-cell table:number-columns-repeated="2" table:style-name="ce68"/>
          <table:table-cell table:number-columns-repeated="16337"/>
        </table:table-row>
        <table:table-row table:style-name="ro2">
          <table:table-cell table:style-name="ce1"/>
          <table:table-cell office:value-type="float" office:value="368" table:style-name="ce607">
            <text:p>368</text:p>
          </table:table-cell>
          <table:table-cell table:number-columns-repeated="2" table:style-name="ce122"/>
          <table:table-cell table:style-name="ce569"/>
          <table:table-cell table:style-name="ce122"/>
          <table:table-cell office:value-type="string" table:style-name="ce122">
            <text:p>Znojmo</text:p>
          </table:table-cell>
          <table:table-cell office:value-type="string" table:style-name="ce123">
            <text:p>DŠ</text:p>
          </table:table-cell>
          <table:table-cell office:value-type="string" table:style-name="ce24">
            <text:p>U</text:p>
          </table:table-cell>
          <table:table-cell table:style-name="ce123"/>
          <table:table-cell table:style-name="ce180"/>
          <table:table-cell office:value-type="currency" office:value="5500" table:style-name="ce126">
            <text:p>5 500,00 Kč</text:p>
          </table:table-cell>
          <table:table-cell office:value-type="currency" office:value="6456" table:style-name="ce126">
            <text:p>6 456,00 Kč</text:p>
          </table:table-cell>
          <table:table-cell office:value-type="string" table:style-name="ce181">
            <text:p>Gajda</text:p>
          </table:table-cell>
          <table:table-cell office:value-type="string" table:style-name="ce181">
            <text:p>pouze revize 1. 8., FA zaplacena</text:p>
          </table:table-cell>
          <table:table-cell office:value-type="date" office:date-value="2022-07-01T00:00:00" table:style-name="ce52">
            <text:p>01.07.2022</text:p>
          </table:table-cell>
          <table:table-cell office:value-type="date" office:date-value="2022-07-01T00:00:00" table:style-name="ce52">
            <text:p>01.07.2022</text:p>
          </table:table-cell>
          <table:table-cell table:style-name="ce52"/>
          <table:table-cell office:value-type="date" office:date-value="2022-07-01T00:00:00" table:style-name="ce52">
            <text:p>01.07.2022</text:p>
          </table:table-cell>
          <table:table-cell table:style-name="ce52"/>
          <table:table-cell table:style-name="ce53"/>
          <table:table-cell table:style-name="ce41"/>
          <table:table-cell table:style-name="ce43"/>
          <table:table-cell office:value-type="string" table:style-name="ce43">
            <text:p>celá částka za revizi</text:p>
          </table:table-cell>
          <table:table-cell table:style-name="ce43"/>
          <table:table-cell office:value-type="string" table:style-name="ce43">
            <text:p>18.07.20222</text:p>
          </table:table-cell>
          <table:table-cell office:value-type="currency" office:value="4454.6399999999994" table:formula="of:=([.M371]*1.15)*0.6" table:style-name="ce188">
            <text:p><text:s/>4 454,64 Kč<text:s/></text:p>
          </table:table-cell>
          <table:table-cell office:value-type="string" table:style-name="ce43">
            <text:p>částka za revizi</text:p>
          </table:table-cell>
          <table:table-cell office:value-type="currency" office:value="7425" table:style-name="ce458">
            <text:p>7 425,00 Kč</text:p>
          </table:table-cell>
          <table:table-cell office:value-type="date" office:date-value="2022-08-12T00:00:00" table:style-name="ce43">
            <text:p>12.08.2022</text:p>
          </table:table-cell>
          <table:table-cell office:value-type="string" table:style-name="ce43">
            <text:p>zaplaceno</text:p>
          </table:table-cell>
          <table:table-cell table:number-columns-repeated="2" table:style-name="ce43"/>
          <table:table-cell table:style-name="ce223"/>
          <table:table-cell office:value-type="currency" office:value="2227.3199999999997" table:formula="of:=([.M371]*1.15)*0.3" table:style-name="ce224">
            <text:p><text:s/>2 227,32 Kč<text:s/></text:p>
          </table:table-cell>
          <table:table-cell table:style-name="ce43"/>
          <table:table-cell office:value-type="date" office:date-value="2022-07-22T00:00:00" table:style-name="ce43">
            <text:p>22.07.2022</text:p>
          </table:table-cell>
          <table:table-cell office:value-type="date" office:date-value="2022-07-31T00:00:00" table:style-name="ce43">
            <text:p>31.07.2022</text:p>
          </table:table-cell>
          <table:table-cell table:number-columns-repeated="6" table:style-name="ce43"/>
          <table:table-cell office:value-type="currency" office:value="742.44" table:formula="of:=([.M371]*1.15)*0.1" table:style-name="ce34">
            <text:p><text:s/>742,44 Kč<text:s/></text:p>
          </table:table-cell>
          <table:table-cell table:number-columns-repeated="2"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69" table:style-name="ce607">
            <text:p>36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Jámy</text:p>
          </table:table-cell>
          <table:table-cell office:value-type="string" table:style-name="ce58">
            <text:p>DŠ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7,36 kWp</text:p>
          </table:table-cell>
          <table:table-cell table:style-name="ce157"/>
          <table:table-cell office:value-type="currency" office:value="352944" table:style-name="ce62">
            <text:p>352 944,00 Kč</text:p>
          </table:table-cell>
          <table:table-cell office:value-type="currency" office:value="439548" table:style-name="ce62">
            <text:p>439 548,00 Kč</text:p>
          </table:table-cell>
          <table:table-cell office:value-type="string" table:style-name="ce167">
            <text:p>mail</text:p>
          </table:table-cell>
          <table:table-cell office:value-type="string" table:style-name="ce167">
            <text:p>od 25.07. nekomunikuje</text:p>
          </table:table-cell>
          <table:table-cell office:value-type="date" office:date-value="2022-07-08T00:00:00" table:style-name="ce22">
            <text:p>08.07.2022</text:p>
          </table:table-cell>
          <table:table-cell office:value-type="date" office:date-value="2022-07-08T00:00:00" table:style-name="ce22">
            <text:p>08.07.2022</text:p>
          </table:table-cell>
          <table:table-cell table:style-name="ce22"/>
          <table:table-cell office:value-type="date" office:date-value="2022-07-14T00:00:00" table:style-name="ce22">
            <text:p>14.07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03288.11999999994" table:formula="of:=([.M372]*1.15)*0.6" table:style-name="ce190">
            <text:p><text:s/>303 288,12 Kč<text:s/></text:p>
          </table:table-cell>
          <table:table-cell table:number-columns-repeated="6" table:style-name="ce35"/>
          <table:table-cell table:style-name="ce362"/>
          <table:table-cell office:value-type="currency" office:value="151644.05999999997" table:formula="of:=([.M372]*1.15)*0.3" table:style-name="ce363">
            <text:p><text:s/>151 644,06 Kč<text:s/></text:p>
          </table:table-cell>
          <table:table-cell table:number-columns-repeated="9" table:style-name="ce35"/>
          <table:table-cell office:value-type="currency" office:value="50548.02" table:formula="of:=([.M372]*1.15)*0.1" table:style-name="ce93">
            <text:p><text:s/>50 548,02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70" table:style-name="ce607">
            <text:p>370</text:p>
          </table:table-cell>
          <table:table-cell office:value-type="string" table:style-name="ce122">
            <text:p>JG</text:p>
          </table:table-cell>
          <table:table-cell table:style-name="ce122"/>
          <table:table-cell table:style-name="ce569"/>
          <table:table-cell table:style-name="ce134"/>
          <table:table-cell office:value-type="string" table:style-name="ce122">
            <text:p>Petrov</text:p>
          </table:table-cell>
          <table:table-cell office:value-type="string" table:style-name="ce123">
            <text:p>ET 10, IK</text:p>
          </table:table-cell>
          <table:table-cell office:value-type="string" table:style-name="ce430">
            <text:p>SoD + D</text:p>
          </table:table-cell>
          <table:table-cell office:value-type="string" table:style-name="ce123">
            <text:p>9,66 kWp</text:p>
          </table:table-cell>
          <table:table-cell table:style-name="ce180"/>
          <table:table-cell office:value-type="currency" office:value="419179" table:style-name="ce391">
            <text:p><text:s/>419 179,00 Kč<text:s/></text:p>
          </table:table-cell>
          <table:table-cell office:value-type="currency" office:value="520521" table:style-name="ce391">
            <text:p><text:s/>520 521,00 Kč<text:s/></text:p>
          </table:table-cell>
          <table:table-cell office:value-type="string" table:style-name="ce181">
            <text:p>Ondra</text:p>
          </table:table-cell>
          <table:table-cell office:value-type="string" table:style-name="ce181">
            <text:p>zamít.výrob.bude žádost o mikrozdroj</text:p>
          </table:table-cell>
          <table:table-cell office:value-type="date" office:date-value="2022-07-08T00:00:00" table:style-name="ce52">
            <text:p>08.07.2022</text:p>
          </table:table-cell>
          <table:table-cell office:value-type="date" office:date-value="2022-07-08T00:00:00" table:style-name="ce52">
            <text:p>08.07.2022</text:p>
          </table:table-cell>
          <table:table-cell table:style-name="ce52"/>
          <table:table-cell office:value-type="date" office:date-value="2022-07-12T00:00:00" table:style-name="ce52">
            <text:p>12.07.2022</text:p>
          </table:table-cell>
          <table:table-cell office:value-type="date" office:date-value="2022-08-05T00:00:00" table:style-name="ce52">
            <text:p>05.08.2022</text:p>
          </table:table-cell>
          <table:table-cell table:style-name="ce53"/>
          <table:table-cell table:style-name="ce41"/>
          <table:table-cell table:number-columns-repeated="4" table:style-name="ce43"/>
          <table:table-cell office:value-type="currency" office:value="359159.48999999993" table:formula="of:=([.M373]*1.15)*0.6" table:style-name="ce188">
            <text:p><text:s/>359 159,49 Kč<text:s/></text:p>
          </table:table-cell>
          <table:table-cell table:number-columns-repeated="6" table:style-name="ce43"/>
          <table:table-cell table:style-name="ce223"/>
          <table:table-cell office:value-type="currency" office:value="179579.74499999997" table:formula="of:=([.M373]*1.15)*0.3" table:style-name="ce224">
            <text:p><text:s/>179 579,75 Kč<text:s/></text:p>
          </table:table-cell>
          <table:table-cell table:number-columns-repeated="9" table:style-name="ce43"/>
          <table:table-cell office:value-type="currency" office:value="59859.914999999994" table:formula="of:=([.M373]*1.15)*0.1" table:style-name="ce34">
            <text:p><text:s/>59 859,92 Kč<text:s/></text:p>
          </table:table-cell>
          <table:table-cell table:number-columns-repeated="2"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71" table:style-name="ce607">
            <text:p>371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Kyjov</text:p>
          </table:table-cell>
          <table:table-cell office:value-type="string" table:style-name="ce85">
            <text:p>ET 10, IK</text:p>
          </table:table-cell>
          <table:table-cell office:value-type="string" table:style-name="ce24">
            <text:p>O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56584" table:style-name="ce238">
            <text:p><text:s/>356 584,00 Kč<text:s/></text:p>
          </table:table-cell>
          <table:table-cell office:value-type="currency" office:value="444833" table:style-name="ce238">
            <text:p><text:s/>444 833,00 Kč<text:s/></text:p>
          </table:table-cell>
          <table:table-cell office:value-type="string" table:style-name="ce112">
            <text:p>Ondra</text:p>
          </table:table-cell>
          <table:table-cell office:value-type="string" table:style-name="ce112">
            <text:p>řeší se střecha, KCE 60E/panel, jaro</text:p>
          </table:table-cell>
          <table:table-cell office:value-type="date" office:date-value="2022-07-08T00:00:00" table:style-name="ce22">
            <text:p>08.07.2022</text:p>
          </table:table-cell>
          <table:table-cell office:value-type="date" office:date-value="2022-07-08T00:00:00" table:style-name="ce22">
            <text:p>08.07.2022</text:p>
          </table:table-cell>
          <table:table-cell table:style-name="ce22"/>
          <table:table-cell office:value-type="date" office:date-value="2022-07-12T00:00:00" table:style-name="ce22">
            <text:p>12.07.2022</text:p>
          </table:table-cell>
          <table:table-cell office:value-type="date" office:date-value="2022-07-22T00:00:00" table:style-name="ce22">
            <text:p>22.07.2022</text:p>
          </table:table-cell>
          <table:table-cell table:style-name="ce91"/>
          <table:table-cell table:style-name="ce92"/>
          <table:table-cell office:value-type="date" office:date-value="2022-07-27T00:00:00" table:style-name="ce35">
            <text:p>27.07.2022</text:p>
          </table:table-cell>
          <table:table-cell office:value-type="string" table:style-name="ce415">
            <text:p>s.č.9002014828</text:p>
          </table:table-cell>
          <table:table-cell table:number-columns-repeated="2" table:style-name="ce35"/>
          <table:table-cell office:value-type="currency" office:value="306934.76999999996" table:formula="of:=([.M374]*1.15)*0.6" table:style-name="ce190">
            <text:p><text:s/>306 934,77 Kč<text:s/></text:p>
          </table:table-cell>
          <table:table-cell table:number-columns-repeated="6" table:style-name="ce35"/>
          <table:table-cell table:style-name="ce362"/>
          <table:table-cell office:value-type="currency" office:value="153467.38499999998" table:formula="of:=([.M374]*1.15)*0.3" table:style-name="ce363">
            <text:p><text:s/>153 467,39 Kč<text:s/></text:p>
          </table:table-cell>
          <table:table-cell table:number-columns-repeated="9" table:style-name="ce35"/>
          <table:table-cell office:value-type="currency" office:value="51155.794999999998" table:formula="of:=([.M374]*1.15)*0.1" table:style-name="ce93">
            <text:p><text:s/>51 155,80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72" table:style-name="ce607">
            <text:p>372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122">
            <text:p>Ratíškovice</text:p>
          </table:table-cell>
          <table:table-cell office:value-type="string" table:style-name="ce123">
            <text:p>ET 10</text:p>
          </table:table-cell>
          <table:table-cell office:value-type="string" table:style-name="ce430">
            <text:p>SoD + D</text:p>
          </table:table-cell>
          <table:table-cell office:value-type="string" table:style-name="ce123">
            <text:p>5,52 kWp</text:p>
          </table:table-cell>
          <table:table-cell table:style-name="ce180"/>
          <table:table-cell office:value-type="currency" office:value="314438" table:style-name="ce126">
            <text:p>314 438,00 Kč</text:p>
          </table:table-cell>
          <table:table-cell office:value-type="currency" office:value="390088" table:style-name="ce126">
            <text:p>390 088,00 Kč</text:p>
          </table:table-cell>
          <table:table-cell office:value-type="string" table:style-name="ce181">
            <text:p>Karel Mráka</text:p>
          </table:table-cell>
          <table:table-cell office:value-type="string" table:style-name="ce181">
            <text:p>Nová žádost na EG.D 22.11.2022</text:p>
          </table:table-cell>
          <table:table-cell office:value-type="date" office:date-value="2022-07-11T00:00:00" table:style-name="ce52">
            <text:p>11.07.2022</text:p>
          </table:table-cell>
          <table:table-cell office:value-type="date" office:date-value="2022-07-12T00:00:00" table:style-name="ce52">
            <text:p>12.07.2022</text:p>
          </table:table-cell>
          <table:table-cell table:style-name="ce52"/>
          <table:table-cell office:value-type="date" office:date-value="2022-07-29T00:00:00" table:style-name="ce22">
            <text:p>29.07.2022</text:p>
          </table:table-cell>
          <table:table-cell table:style-name="ce52"/>
          <table:table-cell table:style-name="ce53"/>
          <table:table-cell table:style-name="ce41"/>
          <table:table-cell office:value-type="string" table:style-name="ce43">
            <text:p>26.08.2022 a 22.11.2022</text:p>
          </table:table-cell>
          <table:table-cell office:value-type="string" table:style-name="ce44">
            <text:p><text:s text:c="203"/></text:p>
          </table:table-cell>
          <table:table-cell office:value-type="date" office:date-value="2022-08-26T00:00:00" table:style-name="ce43">
            <text:p>26.08.2022</text:p>
          </table:table-cell>
          <table:table-cell table:style-name="ce43"/>
          <table:table-cell office:value-type="currency" office:value="269160.71999999997" table:formula="of:=([.M375]*1.15)*0.6" table:style-name="ce188">
            <text:p><text:s/>269 160,72 Kč<text:s/></text:p>
          </table:table-cell>
          <table:table-cell table:number-columns-repeated="6" table:style-name="ce43"/>
          <table:table-cell table:style-name="ce223"/>
          <table:table-cell office:value-type="currency" office:value="134580.35999999999" table:formula="of:=([.M375]*1.15)*0.3" table:style-name="ce224">
            <text:p><text:s/>134 580,36 Kč<text:s/></text:p>
          </table:table-cell>
          <table:table-cell table:number-columns-repeated="3" table:style-name="ce43"/>
          <table:table-cell office:value-type="date" office:date-value="2022-10-04T00:00:00" table:style-name="ce43">
            <text:p>04.10.2022</text:p>
          </table:table-cell>
          <table:table-cell table:number-columns-repeated="5" table:style-name="ce43"/>
          <table:table-cell office:value-type="currency" office:value="44860.119999999995" table:formula="of:=([.M375]*1.15)*0.1" table:style-name="ce34">
            <text:p><text:s/>44 860,12 Kč<text:s/></text:p>
          </table:table-cell>
          <table:table-cell table:number-columns-repeated="2"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73" table:style-name="ce607">
            <text:p>373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Louka</text:p>
          </table:table-cell>
          <table:table-cell office:value-type="string" table:style-name="ce307">
            <text:p>JH, DŠ</text:p>
          </table:table-cell>
          <table:table-cell office:value-type="string" table:style-name="ce145">
            <text:p>N</text:p>
          </table:table-cell>
          <table:table-cell table:style-name="ce307"/>
          <table:table-cell table:style-name="ce308"/>
          <table:table-cell table:style-name="ce309"/>
          <table:table-cell table:style-name="ce310"/>
          <table:table-cell office:value-type="string" table:style-name="ce310">
            <text:p>Staňa Lokaj</text:p>
          </table:table-cell>
          <table:table-cell office:value-type="string" table:style-name="ce310">
            <text:p>nemá zájem, rozmyslel se</text:p>
          </table:table-cell>
          <table:table-cell office:value-type="date" office:date-value="2022-07-11T00:00:00" table:style-name="ce311">
            <text:p>11.07.2022</text:p>
          </table:table-cell>
          <table:table-cell office:value-type="date" office:date-value="2022-07-12T00:00:00" table:style-name="ce311">
            <text:p>12.07.2022</text:p>
          </table:table-cell>
          <table:table-cell table:style-name="ce311"/>
          <table:table-cell office:value-type="date" office:date-value="2020-01-01T00:00:00" table:style-name="ce311">
            <text:p>01.01.2020</text:p>
          </table:table-cell>
          <table:table-cell table:style-name="ce311"/>
          <table:table-cell table:style-name="ce370"/>
          <table:table-cell table:style-name="ce371"/>
          <table:table-cell table:number-columns-repeated="4" table:style-name="ce372"/>
          <table:table-cell office:value-type="currency" office:value="0" table:formula="of:=([.M376]*1.15)*0.6" table:style-name="ce373">
            <text:p><text:s/>- <text:s text:c="2"/>Kč<text:s/></text:p>
          </table:table-cell>
          <table:table-cell table:number-columns-repeated="6" table:style-name="ce372"/>
          <table:table-cell table:style-name="ce374"/>
          <table:table-cell office:value-type="currency" office:value="0" table:formula="of:=([.M376]*1.15)*0.3" table:style-name="ce375">
            <text:p><text:s/>- <text:s text:c="2"/>Kč<text:s/></text:p>
          </table:table-cell>
          <table:table-cell table:number-columns-repeated="9" table:style-name="ce372"/>
          <table:table-cell office:value-type="currency" office:value="0" table:formula="of:=([.M376]*1.15)*0.1" table:style-name="ce316">
            <text:p><text:s/>- <text:s text:c="2"/>Kč<text:s/></text:p>
          </table:table-cell>
          <table:table-cell table:number-columns-repeated="2" table:style-name="ce372"/>
          <table:table-cell table:number-columns-repeated="16337"/>
        </table:table-row>
        <table:table-row table:style-name="ro2">
          <table:table-cell table:style-name="ce119"/>
          <table:table-cell office:value-type="float" office:value="374" table:style-name="ce610">
            <text:p>374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Ratíškovice</text:p>
          </table:table-cell>
          <table:table-cell office:value-type="string" table:style-name="ce307">
            <text:p>DŠ</text:p>
          </table:table-cell>
          <table:table-cell office:value-type="string" table:style-name="ce460">
            <text:p>N</text:p>
          </table:table-cell>
          <table:table-cell office:value-type="string" table:style-name="ce307">
            <text:p>6,44 kWp</text:p>
          </table:table-cell>
          <table:table-cell table:style-name="ce308"/>
          <table:table-cell office:value-type="currency" office:value="333949" table:style-name="ce309">
            <text:p>333 949,00 Kč</text:p>
          </table:table-cell>
          <table:table-cell office:value-type="currency" office:value="415175" table:style-name="ce309">
            <text:p>415 175,00 Kč</text:p>
          </table:table-cell>
          <table:table-cell office:value-type="string" table:style-name="ce310">
            <text:p>Staňa Lokaj</text:p>
          </table:table-cell>
          <table:table-cell office:value-type="string" table:style-name="ce310">
            <text:p>rozmyslel se, nebude realizovat</text:p>
          </table:table-cell>
          <table:table-cell office:value-type="date" office:date-value="2022-07-11T00:00:00" table:style-name="ce311">
            <text:p>11.07.2022</text:p>
          </table:table-cell>
          <table:table-cell office:value-type="date" office:date-value="2022-07-12T00:00:00" table:style-name="ce311">
            <text:p>12.07.2022</text:p>
          </table:table-cell>
          <table:table-cell table:style-name="ce311"/>
          <table:table-cell office:value-type="date" office:date-value="2022-07-28T00:00:00" table:style-name="ce311">
            <text:p>28.07.2022</text:p>
          </table:table-cell>
          <table:table-cell office:value-type="date" office:date-value="2022-08-05T00:00:00" table:style-name="ce311">
            <text:p>05.08.2022</text:p>
          </table:table-cell>
          <table:table-cell table:style-name="ce370"/>
          <table:table-cell table:style-name="ce371"/>
          <table:table-cell office:value-type="date" office:date-value="2022-08-08T00:00:00" table:style-name="ce372">
            <text:p>08.08.2022</text:p>
          </table:table-cell>
          <table:table-cell office:value-type="float" office:value="801953" table:style-name="ce461">
            <text:p>801953</text:p>
          </table:table-cell>
          <table:table-cell table:number-columns-repeated="2" table:style-name="ce372"/>
          <table:table-cell office:value-type="currency" office:value="286470.74999999994" table:formula="of:=([.M377]*1.15)*0.6" table:style-name="ce373">
            <text:p><text:s/>286 470,75 Kč<text:s/></text:p>
          </table:table-cell>
          <table:table-cell table:number-columns-repeated="6" table:style-name="ce372"/>
          <table:table-cell table:style-name="ce374"/>
          <table:table-cell office:value-type="currency" office:value="143235.37499999997" table:formula="of:=([.M377]*1.15)*0.3" table:style-name="ce375">
            <text:p><text:s/>143 235,38 Kč<text:s/></text:p>
          </table:table-cell>
          <table:table-cell table:number-columns-repeated="3" table:style-name="ce372"/>
          <table:table-cell office:value-type="date" office:date-value="2022-10-04T00:00:00" table:style-name="ce372">
            <text:p>04.10.2022</text:p>
          </table:table-cell>
          <table:table-cell table:number-columns-repeated="5" table:style-name="ce372"/>
          <table:table-cell office:value-type="currency" office:value="47745.125" table:formula="of:=([.M377]*1.15)*0.1" table:style-name="ce316">
            <text:p><text:s/>47 745,13 Kč<text:s/></text:p>
          </table:table-cell>
          <table:table-cell table:number-columns-repeated="2" table:style-name="ce372"/>
          <table:table-cell table:number-columns-repeated="16337" table:style-name="ce74"/>
        </table:table-row>
        <table:table-row table:style-name="ro2">
          <table:table-cell table:style-name="ce1"/>
          <table:table-cell office:value-type="float" office:value="375" table:style-name="ce607">
            <text:p>375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134"/>
          <table:table-cell office:value-type="string" table:style-name="ce84">
            <text:p>Ratíškovice</text:p>
          </table:table-cell>
          <table:table-cell office:value-type="string" table:style-name="ce85">
            <text:p>ET 8</text:p>
          </table:table-cell>
          <table:table-cell office:value-type="string" table:style-name="ce430">
            <text:p>SoD + D</text:p>
          </table:table-cell>
          <table:table-cell office:value-type="string" table:style-name="ce85">
            <text:p>6,44 kWp</text:p>
          </table:table-cell>
          <table:table-cell table:style-name="ce178"/>
          <table:table-cell office:value-type="currency" office:value="333949" table:style-name="ce88">
            <text:p>333 949,00 Kč</text:p>
          </table:table-cell>
          <table:table-cell office:value-type="currency" office:value="415175" table:style-name="ce88">
            <text:p>415 175,00 Kč</text:p>
          </table:table-cell>
          <table:table-cell office:value-type="string" table:style-name="ce112">
            <text:p>Staňa Lokaj</text:p>
          </table:table-cell>
          <table:table-cell office:value-type="string" table:style-name="ce112">
            <text:p>SoD odeslána k podpisu 23.11.2022</text:p>
          </table:table-cell>
          <table:table-cell office:value-type="date" office:date-value="2022-07-11T00:00:00" table:style-name="ce22">
            <text:p>11.07.2022</text:p>
          </table:table-cell>
          <table:table-cell office:value-type="date" office:date-value="2022-07-12T00:00:00" table:style-name="ce22">
            <text:p>12.07.2022</text:p>
          </table:table-cell>
          <table:table-cell table:style-name="ce22"/>
          <table:table-cell office:value-type="date" office:date-value="2022-07-28T00:00:00" table:style-name="ce22">
            <text:p>28.07.2022</text:p>
          </table:table-cell>
          <table:table-cell office:value-type="date" office:date-value="2022-08-03T00:00:00" table:style-name="ce22">
            <text:p>03.08.2022</text:p>
          </table:table-cell>
          <table:table-cell table:style-name="ce91"/>
          <table:table-cell table:style-name="ce92"/>
          <table:table-cell office:value-type="string" table:style-name="ce35">
            <text:p>05.08.2022 a 04.11.2022</text:p>
          </table:table-cell>
          <table:table-cell office:value-type="float" office:value="821537" table:style-name="ce462">
            <text:p>821537</text:p>
          </table:table-cell>
          <table:table-cell table:number-columns-repeated="2" table:style-name="ce35"/>
          <table:table-cell office:value-type="currency" office:value="286470.74999999994" table:formula="of:=([.M378]*1.15)*0.6" table:style-name="ce190">
            <text:p><text:s/>286 470,75 Kč<text:s/></text:p>
          </table:table-cell>
          <table:table-cell table:number-columns-repeated="6" table:style-name="ce35"/>
          <table:table-cell table:style-name="ce362"/>
          <table:table-cell office:value-type="currency" office:value="143235.37499999997" table:formula="of:=([.M378]*1.15)*0.3" table:style-name="ce363">
            <text:p><text:s/>143 235,38 Kč<text:s/></text:p>
          </table:table-cell>
          <table:table-cell table:number-columns-repeated="3" table:style-name="ce35"/>
          <table:table-cell office:value-type="date" office:date-value="2022-10-04T00:00:00" table:style-name="ce35">
            <text:p>04.10.2022</text:p>
          </table:table-cell>
          <table:table-cell table:number-columns-repeated="5" table:style-name="ce35"/>
          <table:table-cell office:value-type="currency" office:value="47745.125" table:formula="of:=([.M378]*1.15)*0.1" table:style-name="ce93">
            <text:p><text:s/>47 745,13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76" table:style-name="ce607">
            <text:p>376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Dubňany</text:p>
          </table:table-cell>
          <table:table-cell office:value-type="string" table:style-name="ce307">
            <text:p>DŠ</text:p>
          </table:table-cell>
          <table:table-cell office:value-type="string" table:style-name="ce145">
            <text:p>N</text:p>
          </table:table-cell>
          <table:table-cell table:style-name="ce307"/>
          <table:table-cell table:style-name="ce308"/>
          <table:table-cell table:number-columns-repeated="2" table:style-name="ce310"/>
          <table:table-cell office:value-type="string" table:style-name="ce310">
            <text:p>mail</text:p>
          </table:table-cell>
          <table:table-cell office:value-type="string" table:style-name="ce310">
            <text:p>nemá zájem</text:p>
          </table:table-cell>
          <table:table-cell office:value-type="date" office:date-value="2022-07-11T00:00:00" table:style-name="ce311">
            <text:p>11.07.2022</text:p>
          </table:table-cell>
          <table:table-cell office:value-type="date" office:date-value="2022-07-12T00:00:00" table:style-name="ce311">
            <text:p>12.07.2022</text:p>
          </table:table-cell>
          <table:table-cell table:number-columns-repeated="3" table:style-name="ce311"/>
          <table:table-cell table:style-name="ce370"/>
          <table:table-cell table:style-name="ce371"/>
          <table:table-cell table:number-columns-repeated="4" table:style-name="ce372"/>
          <table:table-cell office:value-type="currency" office:value="0" table:formula="of:=([.M379]*1.15)*0.6" table:style-name="ce188">
            <text:p><text:s/>- <text:s text:c="2"/>Kč<text:s/></text:p>
          </table:table-cell>
          <table:table-cell table:number-columns-repeated="6" table:style-name="ce372"/>
          <table:table-cell table:style-name="ce374"/>
          <table:table-cell office:value-type="currency" office:value="0" table:formula="of:=([.M379]*1.15)*0.3" table:style-name="ce224">
            <text:p><text:s/>- <text:s text:c="2"/>Kč<text:s/></text:p>
          </table:table-cell>
          <table:table-cell table:number-columns-repeated="9" table:style-name="ce372"/>
          <table:table-cell office:value-type="currency" office:value="0" table:formula="of:=([.M379]*1.15)*0.1" table:style-name="ce316">
            <text:p><text:s/>- <text:s text:c="2"/>Kč<text:s/></text:p>
          </table:table-cell>
          <table:table-cell table:number-columns-repeated="2" table:style-name="ce372"/>
          <table:table-cell table:number-columns-repeated="16337"/>
        </table:table-row>
        <table:table-row table:style-name="ro2">
          <table:table-cell table:style-name="ce1"/>
          <table:table-cell office:value-type="float" office:value="377" table:style-name="ce607">
            <text:p>37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Žerotice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3,68 kWp</text:p>
          </table:table-cell>
          <table:table-cell table:style-name="ce157"/>
          <table:table-cell office:value-type="currency" office:value="215340" table:style-name="ce62">
            <text:p>215 340,00 Kč</text:p>
          </table:table-cell>
          <table:table-cell office:value-type="currency" office:value="307804" table:style-name="ce62">
            <text:p>307 804,00 Kč</text:p>
          </table:table-cell>
          <table:table-cell office:value-type="string" table:style-name="ce167">
            <text:p>web - telefon</text:p>
          </table:table-cell>
          <table:table-cell office:value-type="string" table:style-name="ce167">
            <text:p>CN-poštou 26.07.2022 - nemá zájem</text:p>
          </table:table-cell>
          <table:table-cell office:value-type="date" office:date-value="2022-07-13T00:00:00" table:style-name="ce22">
            <text:p>13.07.2022</text:p>
          </table:table-cell>
          <table:table-cell table:number-columns-repeated="2" table:style-name="ce22"/>
          <table:table-cell office:value-type="date" office:date-value="2022-07-26T00:00:00" table:style-name="ce22">
            <text:p>26.07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12384.75999999998" table:formula="of:=([.M380]*1.15)*0.6" table:style-name="ce190">
            <text:p><text:s/>212 384,76 Kč<text:s/></text:p>
          </table:table-cell>
          <table:table-cell table:number-columns-repeated="6" table:style-name="ce35"/>
          <table:table-cell table:style-name="ce362"/>
          <table:table-cell office:value-type="currency" office:value="106192.37999999999" table:formula="of:=([.M380]*1.15)*0.3" table:style-name="ce363">
            <text:p><text:s/>106 192,38 Kč<text:s/></text:p>
          </table:table-cell>
          <table:table-cell table:number-columns-repeated="9" table:style-name="ce35"/>
          <table:table-cell office:value-type="currency" office:value="35397.46" table:formula="of:=([.M380]*1.15)*0.1" table:style-name="ce93">
            <text:p><text:s/>35 397,46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78" table:style-name="ce607">
            <text:p>378</text:p>
          </table:table-cell>
          <table:table-cell office:value-type="string" table:style-name="ce327">
            <text:p>JH, JG</text:p>
          </table:table-cell>
          <table:table-cell table:style-name="ce327"/>
          <table:table-cell table:style-name="ce579"/>
          <table:table-cell table:style-name="ce327"/>
          <table:table-cell office:value-type="string" table:style-name="ce327">
            <text:p>Veselí<text:s/></text:p>
          </table:table-cell>
          <table:table-cell table:style-name="ce329"/>
          <table:table-cell office:value-type="string" table:style-name="ce59">
            <text:p>N</text:p>
          </table:table-cell>
          <table:table-cell table:style-name="ce329"/>
          <table:table-cell table:style-name="ce331"/>
          <table:table-cell table:number-columns-repeated="2" table:style-name="ce333"/>
          <table:table-cell office:value-type="string" table:style-name="ce333">
            <text:p>Hrubošovi</text:p>
          </table:table-cell>
          <table:table-cell office:value-type="string" table:style-name="ce333">
            <text:p>nedohodl se s nájemníky</text:p>
          </table:table-cell>
          <table:table-cell table:number-columns-repeated="3" table:style-name="ce22"/>
          <table:table-cell office:value-type="date" office:date-value="2020-01-01T00:00:00" table:style-name="ce22">
            <text:p>01.01.2020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0" table:formula="of:=([.M381]*1.15)*0.6" table:style-name="ce190">
            <text:p><text:s/>- <text:s text:c="2"/>Kč<text:s/></text:p>
          </table:table-cell>
          <table:table-cell table:number-columns-repeated="6" table:style-name="ce35"/>
          <table:table-cell table:style-name="ce362"/>
          <table:table-cell office:value-type="currency" office:value="0" table:formula="of:=([.M381]*1.15)*0.3" table:style-name="ce363">
            <text:p><text:s/>- <text:s text:c="2"/>Kč<text:s/></text:p>
          </table:table-cell>
          <table:table-cell table:number-columns-repeated="9" table:style-name="ce35"/>
          <table:table-cell office:value-type="currency" office:value="0" table:formula="of:=([.M381]*1.15)*0.1" table:style-name="ce93">
            <text:p><text:s/>- <text:s text:c="2"/>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27"/>
          <table:table-cell office:value-type="float" office:value="379" table:style-name="ce607">
            <text:p>379</text:p>
          </table:table-cell>
          <table:table-cell office:value-type="string" table:style-name="ce75">
            <text:p>LM</text:p>
          </table:table-cell>
          <table:table-cell table:style-name="ce75"/>
          <table:table-cell table:style-name="ce567"/>
          <table:table-cell table:style-name="ce75"/>
          <table:table-cell office:value-type="string" table:style-name="ce75">
            <text:p>Lednice</text:p>
          </table:table-cell>
          <table:table-cell office:value-type="string" table:style-name="ce76">
            <text:p>TČ, ET 10</text:p>
          </table:table-cell>
          <table:table-cell office:value-type="string" table:style-name="ce77">
            <text:p>R<text:s/></text:p>
          </table:table-cell>
          <table:table-cell office:value-type="string" table:style-name="ce76">
            <text:p>7,36 kWp</text:p>
          </table:table-cell>
          <table:table-cell office:value-type="string" table:style-name="ce290">
            <text:p>DYNES 10,65</text:p>
          </table:table-cell>
          <table:table-cell office:value-type="currency" office:value="373483" table:style-name="ce80">
            <text:p>373 483,00 Kč</text:p>
          </table:table-cell>
          <table:table-cell office:value-type="currency" office:value="465231" table:style-name="ce80">
            <text:p>465 231,00 Kč</text:p>
          </table:table-cell>
          <table:table-cell office:value-type="string" table:style-name="ce291">
            <text:p>Vlašicovi</text:p>
          </table:table-cell>
          <table:table-cell office:value-type="string" table:style-name="ce291">
            <text:p>realizace,zatím bez baterií-velmi spokojený zákazník</text:p>
          </table:table-cell>
          <table:table-cell office:value-type="date" office:date-value="2022-07-08T00:00:00" table:style-name="ce22">
            <text:p>08.07.2022</text:p>
          </table:table-cell>
          <table:table-cell office:value-type="date" office:date-value="2022-07-22T00:00:00" table:style-name="ce22">
            <text:p>22.07.2022</text:p>
          </table:table-cell>
          <table:table-cell table:style-name="ce22"/>
          <table:table-cell office:value-type="date" office:date-value="2022-07-22T00:00:00" table:style-name="ce22">
            <text:p>22.07.2022</text:p>
          </table:table-cell>
          <table:table-cell office:value-type="date" office:date-value="2022-07-22T00:00:00" table:style-name="ce22">
            <text:p>22.07.2022</text:p>
          </table:table-cell>
          <table:table-cell table:style-name="ce91"/>
          <table:table-cell office:value-type="date" office:date-value="2022-09-01T00:00:00" table:style-name="ce92">
            <text:p>01.09.2022</text:p>
          </table:table-cell>
          <table:table-cell office:value-type="date" office:date-value="2022-07-27T00:00:00" table:style-name="ce35">
            <text:p>27.07.2022</text:p>
          </table:table-cell>
          <table:table-cell office:value-type="string" table:style-name="ce415">
            <text:p>s.č.9002014511</text:p>
          </table:table-cell>
          <table:table-cell office:value-type="date" office:date-value="2022-09-01T00:00:00" table:style-name="ce35">
            <text:p>01.09.2022</text:p>
          </table:table-cell>
          <table:table-cell office:value-type="date" office:date-value="2022-09-06T00:00:00" table:style-name="ce35">
            <text:p>06.09.2022</text:p>
          </table:table-cell>
          <table:table-cell office:value-type="currency" office:value="321009" table:style-name="ce190">
            <text:p><text:s/>321 009,00 Kč<text:s/></text:p>
          </table:table-cell>
          <table:table-cell office:value-type="date" office:date-value="2022-09-07T00:00:00" table:style-name="ce35">
            <text:p>07.09.2022</text:p>
          </table:table-cell>
          <table:table-cell table:number-columns-repeated="5" table:style-name="ce35"/>
          <table:table-cell table:style-name="ce362"/>
          <table:table-cell office:value-type="currency" office:value="160504" table:style-name="ce363">
            <text:p><text:s/>160 504,00 Kč<text:s/></text:p>
          </table:table-cell>
          <table:table-cell table:number-columns-repeated="9" table:style-name="ce35"/>
          <table:table-cell office:value-type="currency" office:value="53501.564999999995" table:formula="of:=([.M382]*1.15)*0.1" table:style-name="ce93">
            <text:p><text:s/>53 501,57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64"/>
          <table:table-cell office:value-type="float" office:value="380" table:style-name="ce607">
            <text:p>380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122">
            <text:p>Předboj</text:p>
          </table:table-cell>
          <table:table-cell table:style-name="ce123"/>
          <table:table-cell office:value-type="string" table:style-name="ce24">
            <text:p>K</text:p>
          </table:table-cell>
          <table:table-cell table:style-name="ce123"/>
          <table:table-cell table:style-name="ce180"/>
          <table:table-cell table:number-columns-repeated="2" table:style-name="ce181"/>
          <table:table-cell office:value-type="string" table:style-name="ce181">
            <text:p>René Výborný</text:p>
          </table:table-cell>
          <table:table-cell office:value-type="string" table:style-name="ce181">
            <text:p>pošle info zač.2023 (tel.kont.23.11.)-řeší s EM</text:p>
          </table:table-cell>
          <table:table-cell office:value-type="date" office:date-value="2022-07-15T00:00:00" table:style-name="ce52">
            <text:p>15.07.2022</text:p>
          </table:table-cell>
          <table:table-cell table:number-columns-repeated="2" table:style-name="ce52"/>
          <table:table-cell table:style-name="ce463"/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0" table:formula="of:=([.M383]*1.15)*0.6" table:style-name="ce188">
            <text:p><text:s/>- <text:s text:c="2"/>Kč<text:s/></text:p>
          </table:table-cell>
          <table:table-cell table:number-columns-repeated="6" table:style-name="ce43"/>
          <table:table-cell table:style-name="ce223"/>
          <table:table-cell office:value-type="currency" office:value="0" table:formula="of:=([.M383]*1.15)*0.3" table:style-name="ce224">
            <text:p><text:s/>- <text:s text:c="2"/>Kč<text:s/></text:p>
          </table:table-cell>
          <table:table-cell table:number-columns-repeated="9" table:style-name="ce43"/>
          <table:table-cell office:value-type="currency" office:value="0" table:formula="of:=([.M383]*1.15)*0.1" table:style-name="ce34">
            <text:p><text:s/>- <text:s text:c="2"/>Kč<text:s/></text:p>
          </table:table-cell>
          <table:table-cell table:number-columns-repeated="2"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81" table:style-name="ce607">
            <text:p>381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Mikulčice</text:p>
          </table:table-cell>
          <table:table-cell office:value-type="string" table:style-name="ce85">
            <text:p>IK</text:p>
          </table:table-cell>
          <table:table-cell office:value-type="string" table:style-name="ce24">
            <text:p>O</text:p>
          </table:table-cell>
          <table:table-cell office:value-type="string" table:style-name="ce85">
            <text:p>4,14kWp</text:p>
          </table:table-cell>
          <table:table-cell table:style-name="ce178"/>
          <table:table-cell office:value-type="currency" office:value="219833" table:style-name="ce238">
            <text:p><text:s/>219 833,00 Kč<text:s/></text:p>
          </table:table-cell>
          <table:table-cell office:value-type="currency" office:value="275860" table:style-name="ce238">
            <text:p><text:s/>275 860,00 Kč<text:s/></text:p>
          </table:table-cell>
          <table:table-cell office:value-type="string" table:style-name="ce112">
            <text:p>web - telefon</text:p>
          </table:table-cell>
          <table:table-cell office:value-type="string" table:style-name="ce112">
            <text:p>volat v listopadu, řeší finance</text:p>
          </table:table-cell>
          <table:table-cell office:value-type="date" office:date-value="2022-07-11T00:00:00" table:style-name="ce22">
            <text:p>11.07.2022</text:p>
          </table:table-cell>
          <table:table-cell office:value-type="date" office:date-value="2022-07-11T00:00:00" table:style-name="ce22">
            <text:p>11.07.2022</text:p>
          </table:table-cell>
          <table:table-cell table:style-name="ce22"/>
          <table:table-cell office:value-type="date" office:date-value="2022-07-21T00:00:00" table:style-name="ce22">
            <text:p>21.07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190343.4" table:formula="of:=([.M384]*1.15)*0.6" table:style-name="ce190">
            <text:p><text:s/>190 343,40 Kč<text:s/></text:p>
          </table:table-cell>
          <table:table-cell table:number-columns-repeated="6" table:style-name="ce35"/>
          <table:table-cell table:style-name="ce362"/>
          <table:table-cell office:value-type="currency" office:value="95171.7" table:formula="of:=([.M384]*1.15)*0.3" table:style-name="ce363">
            <text:p><text:s/>95 171,70 Kč<text:s/></text:p>
          </table:table-cell>
          <table:table-cell table:number-columns-repeated="9" table:style-name="ce35"/>
          <table:table-cell office:value-type="currency" office:value="31723.9" table:formula="of:=([.M384]*1.15)*0.1" table:style-name="ce93">
            <text:p><text:s/>31 723,90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82" table:style-name="ce607">
            <text:p>382</text:p>
          </table:table-cell>
          <table:table-cell office:value-type="string" table:style-name="ce122">
            <text:p>LM</text:p>
          </table:table-cell>
          <table:table-cell table:style-name="ce122"/>
          <table:table-cell table:style-name="ce569"/>
          <table:table-cell table:style-name="ce122"/>
          <table:table-cell office:value-type="string" table:style-name="ce122">
            <text:p>Brno<text:s/></text:p>
          </table:table-cell>
          <table:table-cell office:value-type="string" table:style-name="ce123">
            <text:p>WB, IK</text:p>
          </table:table-cell>
          <table:table-cell office:value-type="string" table:style-name="ce24">
            <text:p>O</text:p>
          </table:table-cell>
          <table:table-cell office:value-type="string" table:style-name="ce123">
            <text:p>9,66 kWp</text:p>
          </table:table-cell>
          <table:table-cell table:style-name="ce180"/>
          <table:table-cell office:value-type="currency" office:value="439435" table:style-name="ce391">
            <text:p><text:s/>439 435,00 Kč<text:s/></text:p>
          </table:table-cell>
          <table:table-cell office:value-type="currency" office:value="553082" table:style-name="ce391">
            <text:p><text:s/>553 082,00 Kč<text:s/></text:p>
          </table:table-cell>
          <table:table-cell office:value-type="string" table:style-name="ce181">
            <text:p>web - telefon</text:p>
          </table:table-cell>
          <table:table-cell office:value-type="string" table:style-name="ce181">
            <text:p>volat v únoru 2023</text:p>
          </table:table-cell>
          <table:table-cell office:value-type="date" office:date-value="2022-07-13T00:00:00" table:style-name="ce52">
            <text:p>13.07.2022</text:p>
          </table:table-cell>
          <table:table-cell office:value-type="date" office:date-value="2022-07-13T00:00:00" table:style-name="ce52">
            <text:p>13.07.2022</text:p>
          </table:table-cell>
          <table:table-cell table:style-name="ce52"/>
          <table:table-cell office:value-type="date" office:date-value="2022-07-19T00:00:00" table:style-name="ce52">
            <text:p>19.07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381626.57999999996" table:formula="of:=([.M385]*1.15)*0.6" table:style-name="ce188">
            <text:p><text:s/>381 626,58 Kč<text:s/></text:p>
          </table:table-cell>
          <table:table-cell table:number-columns-repeated="6" table:style-name="ce43"/>
          <table:table-cell table:style-name="ce223"/>
          <table:table-cell office:value-type="currency" office:value="190813.28999999998" table:formula="of:=([.M385]*1.15)*0.3" table:style-name="ce224">
            <text:p><text:s/>190 813,29 Kč<text:s/></text:p>
          </table:table-cell>
          <table:table-cell table:number-columns-repeated="9" table:style-name="ce43"/>
          <table:table-cell office:value-type="currency" office:value="63604.429999999993" table:formula="of:=([.M385]*1.15)*0.1" table:style-name="ce34">
            <text:p><text:s/>63 604,43 Kč<text:s/></text:p>
          </table:table-cell>
          <table:table-cell table:number-columns-repeated="2"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83" table:style-name="ce607">
            <text:p>383</text:p>
          </table:table-cell>
          <table:table-cell office:value-type="string" table:style-name="ce122">
            <text:p>JH, 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Drslavice</text:p>
          </table:table-cell>
          <table:table-cell office:value-type="string" table:style-name="ce85">
            <text:p>ET 10</text:p>
          </table:table-cell>
          <table:table-cell office:value-type="string" table:style-name="ce24">
            <text:p>ZR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45573" table:style-name="ce464">
            <text:p><text:s/>345 573,00 Kč<text:s/></text:p>
          </table:table-cell>
          <table:table-cell office:value-type="currency" office:value="429990" table:style-name="ce238">
            <text:p><text:s/>429 990,00 Kč<text:s/></text:p>
          </table:table-cell>
          <table:table-cell office:value-type="string" table:style-name="ce112">
            <text:p>Hrubošovi</text:p>
          </table:table-cell>
          <table:table-cell office:value-type="string" table:style-name="ce112">
            <text:p>před realizací,baterie!!!!</text:p>
          </table:table-cell>
          <table:table-cell office:value-type="date" office:date-value="2022-07-18T00:00:00" table:style-name="ce22">
            <text:p>18.07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22"/>
          <table:table-cell office:value-type="date" office:date-value="2020-01-01T00:00:00" table:style-name="ce22">
            <text:p>01.01.2020</text:p>
          </table:table-cell>
          <table:table-cell table:style-name="ce22"/>
          <table:table-cell table:style-name="ce91"/>
          <table:table-cell table:style-name="ce92"/>
          <table:table-cell office:value-type="date" office:date-value="2022-08-03T00:00:00" table:style-name="ce35">
            <text:p>03.08.2022</text:p>
          </table:table-cell>
          <table:table-cell office:value-type="string" table:style-name="ce96">
            <text:p>č.9002018067</text:p>
          </table:table-cell>
          <table:table-cell table:style-name="ce35"/>
          <table:table-cell office:value-type="date" office:date-value="2022-09-27T00:00:00" table:style-name="ce35">
            <text:p>27.09.2022</text:p>
          </table:table-cell>
          <table:table-cell office:value-type="currency" office:value="296693.09999999998" table:formula="of:=([.M386]*1.15)*0.6" table:style-name="ce190">
            <text:p><text:s/>296 693,10 Kč<text:s/></text:p>
          </table:table-cell>
          <table:table-cell office:value-type="date" office:date-value="2022-09-29T00:00:00" table:style-name="ce35">
            <text:p>29.09.2022</text:p>
          </table:table-cell>
          <table:table-cell table:number-columns-repeated="5" table:style-name="ce35"/>
          <table:table-cell table:style-name="ce362"/>
          <table:table-cell office:value-type="currency" office:value="148346.54999999999" table:formula="of:=([.M386]*1.15)*0.3" table:style-name="ce363">
            <text:p><text:s/>148 346,55 Kč<text:s/></text:p>
          </table:table-cell>
          <table:table-cell table:number-columns-repeated="9" table:style-name="ce35"/>
          <table:table-cell office:value-type="currency" office:value="49448.85" table:formula="of:=([.M386]*1.15)*0.1" table:style-name="ce93">
            <text:p><text:s/>49 448,85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84" table:style-name="ce607">
            <text:p>384</text:p>
          </table:table-cell>
          <table:table-cell table:style-name="ce465"/>
          <table:table-cell table:style-name="ce20"/>
          <table:table-cell table:style-name="ce568"/>
          <table:table-cell table:style-name="ce84"/>
          <table:table-cell office:value-type="string" table:style-name="ce122">
            <text:p>Uherský Brod</text:p>
          </table:table-cell>
          <table:table-cell office:value-type="string" table:style-name="ce123">
            <text:p>IK</text:p>
          </table:table-cell>
          <table:table-cell office:value-type="string" table:style-name="ce24">
            <text:p>N</text:p>
          </table:table-cell>
          <table:table-cell office:value-type="string" table:style-name="ce123">
            <text:p>9,6kWp</text:p>
          </table:table-cell>
          <table:table-cell table:style-name="ce180"/>
          <table:table-cell office:value-type="currency" office:value="448345" table:style-name="ce432">
            <text:p><text:s/>448 345,00 Kč<text:s/></text:p>
          </table:table-cell>
          <table:table-cell office:value-type="currency" office:value="559808" table:style-name="ce391">
            <text:p><text:s/>559 808,00 Kč<text:s/></text:p>
          </table:table-cell>
          <table:table-cell office:value-type="string" table:style-name="ce112">
            <text:p>Hrubošovi</text:p>
          </table:table-cell>
          <table:table-cell office:value-type="string" table:style-name="ce181">
            <text:p>nemá zájem</text:p>
          </table:table-cell>
          <table:table-cell office:value-type="date" office:date-value="2022-07-18T00:00:00" table:style-name="ce52">
            <text:p>18.07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52"/>
          <table:table-cell office:value-type="date" office:date-value="2020-01-01T00:00:00" table:style-name="ce22">
            <text:p>01.01.2020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386267.51999999996" table:formula="of:=([.M387]*1.15)*0.6" table:style-name="ce188">
            <text:p><text:s/>386 267,52 Kč<text:s/></text:p>
          </table:table-cell>
          <table:table-cell table:number-columns-repeated="6" table:style-name="ce43"/>
          <table:table-cell table:style-name="ce223"/>
          <table:table-cell office:value-type="currency" office:value="193133.75999999998" table:formula="of:=([.M387]*1.15)*0.3" table:style-name="ce224">
            <text:p><text:s/>193 133,76 Kč<text:s/></text:p>
          </table:table-cell>
          <table:table-cell table:number-columns-repeated="9" table:style-name="ce43"/>
          <table:table-cell office:value-type="currency" office:value="64377.919999999998" table:formula="of:=([.M387]*1.15)*0.1" table:style-name="ce34">
            <text:p><text:s/>64 377,92 Kč<text:s/></text:p>
          </table:table-cell>
          <table:table-cell table:number-columns-repeated="2" table:style-name="ce43"/>
          <table:table-cell table:number-columns-repeated="16337"/>
        </table:table-row>
        <table:table-row table:style-name="ro2">
          <table:table-cell table:style-name="ce1"/>
          <table:table-cell office:value-type="float" office:value="385" table:style-name="ce607">
            <text:p>385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Nenkovice<text:s/></text:p>
          </table:table-cell>
          <table:table-cell office:value-type="string" table:style-name="ce85">
            <text:p>LM</text:p>
          </table:table-cell>
          <table:table-cell office:value-type="string" table:style-name="ce24">
            <text:p>N</text:p>
          </table:table-cell>
          <table:table-cell office:value-type="string" table:style-name="ce85">
            <text:p>8,28 kWp</text:p>
          </table:table-cell>
          <table:table-cell table:style-name="ce178"/>
          <table:table-cell office:value-type="currency" office:value="369648" table:style-name="ce88">
            <text:p>369 648,00 Kč</text:p>
          </table:table-cell>
          <table:table-cell office:value-type="currency" office:value="461570" table:style-name="ce88">
            <text:p>461 570,00 Kč</text:p>
          </table:table-cell>
          <table:table-cell office:value-type="string" table:style-name="ce89">
            <text:p>Solich - Kapitol</text:p>
          </table:table-cell>
          <table:table-cell office:value-type="string" table:style-name="ce112">
            <text:p>konkurence</text:p>
          </table:table-cell>
          <table:table-cell office:value-type="date" office:date-value="2022-07-18T00:00:00" table:style-name="ce22">
            <text:p>18.07.2022</text:p>
          </table:table-cell>
          <table:table-cell office:value-type="date" office:date-value="2022-07-21T00:00:00" table:style-name="ce22">
            <text:p>21.07.2022</text:p>
          </table:table-cell>
          <table:table-cell table:style-name="ce22"/>
          <table:table-cell office:value-type="date" office:date-value="2022-07-21T00:00:00" table:style-name="ce22">
            <text:p>21.07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18483.3" table:formula="of:=([.M388]*1.15)*0.6" table:style-name="ce190">
            <text:p><text:s/>318 483,30 Kč<text:s/></text:p>
          </table:table-cell>
          <table:table-cell table:number-columns-repeated="6" table:style-name="ce35"/>
          <table:table-cell table:style-name="ce362"/>
          <table:table-cell office:value-type="currency" office:value="159241.65" table:formula="of:=([.M388]*1.15)*0.3" table:style-name="ce363">
            <text:p><text:s/>159 241,65 Kč<text:s/></text:p>
          </table:table-cell>
          <table:table-cell table:number-columns-repeated="9" table:style-name="ce35"/>
          <table:table-cell office:value-type="currency" office:value="53080.55" table:formula="of:=([.M388]*1.15)*0.1" table:style-name="ce93">
            <text:p><text:s/>53 080,55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27"/>
          <table:table-cell office:value-type="float" office:value="386" table:style-name="ce607">
            <text:p>386</text:p>
          </table:table-cell>
          <table:table-cell office:value-type="string" table:style-name="ce194">
            <text:p>JG<text:s/>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Hodonín</text:p>
          </table:table-cell>
          <table:table-cell office:value-type="string" table:style-name="ce195">
            <text:p>TČ</text:p>
          </table:table-cell>
          <table:table-cell office:value-type="string" table:style-name="ce59">
            <text:p>O</text:p>
          </table:table-cell>
          <table:table-cell table:style-name="ce195"/>
          <table:table-cell table:style-name="ce196"/>
          <table:table-cell table:number-columns-repeated="2" table:style-name="ce198"/>
          <table:table-cell office:value-type="string" table:style-name="ce198">
            <text:p>Eda<text:s/></text:p>
          </table:table-cell>
          <table:table-cell office:value-type="string" table:style-name="ce198">
            <text:p>2 CN, ozve se, řeší finance,odesl. pož .TČ Vlašicovi</text:p>
          </table:table-cell>
          <table:table-cell office:value-type="date" office:date-value="2022-07-20T00:00:00" table:style-name="ce52">
            <text:p>20.07.2022</text:p>
          </table:table-cell>
          <table:table-cell table:number-columns-repeated="2" table:style-name="ce52"/>
          <table:table-cell office:value-type="date" office:date-value="2022-08-16T00:00:00" table:style-name="ce22">
            <text:p>16.08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0" table:formula="of:=([.M389]*1.15)*0.6" table:style-name="ce188">
            <text:p><text:s/>- <text:s text:c="2"/>Kč<text:s/></text:p>
          </table:table-cell>
          <table:table-cell table:number-columns-repeated="6" table:style-name="ce43"/>
          <table:table-cell table:style-name="ce223"/>
          <table:table-cell office:value-type="currency" office:value="0" table:formula="of:=([.M389]*1.15)*0.3" table:style-name="ce224">
            <text:p><text:s/>- <text:s text:c="2"/>Kč<text:s/></text:p>
          </table:table-cell>
          <table:table-cell table:number-columns-repeated="9" table:style-name="ce43"/>
          <table:table-cell office:value-type="currency" office:value="0" table:formula="of:=([.M389]*1.15)*0.1" table:style-name="ce34">
            <text:p><text:s/>- <text:s text:c="2"/>Kč<text:s/></text:p>
          </table:table-cell>
          <table:table-cell table:number-columns-repeated="2" table:style-name="ce43"/>
          <table:table-cell table:number-columns-repeated="16337"/>
        </table:table-row>
        <table:table-row table:style-name="ro2">
          <table:table-cell table:style-name="ce164"/>
          <table:table-cell office:value-type="float" office:value="387" table:style-name="ce607">
            <text:p>387</text:p>
          </table:table-cell>
          <table:table-cell office:value-type="string" table:style-name="ce194">
            <text:p>JG<text:s/>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Kněždub</text:p>
          </table:table-cell>
          <table:table-cell table:style-name="ce195"/>
          <table:table-cell office:value-type="string" table:style-name="ce59">
            <text:p>O</text:p>
          </table:table-cell>
          <table:table-cell office:value-type="string" table:style-name="ce195">
            <text:p>8,28 kWp</text:p>
          </table:table-cell>
          <table:table-cell table:style-name="ce196"/>
          <table:table-cell office:value-type="currency" office:value="370945" table:style-name="ce398">
            <text:p><text:s/>370 945,00 Kč<text:s/></text:p>
          </table:table-cell>
          <table:table-cell office:value-type="currency" office:value="463321" table:style-name="ce398">
            <text:p><text:s/>463 321,00 Kč<text:s/></text:p>
          </table:table-cell>
          <table:table-cell office:value-type="string" table:style-name="ce198">
            <text:p>Eda<text:s/></text:p>
          </table:table-cell>
          <table:table-cell office:value-type="string" table:style-name="ce198">
            <text:p>odesl.CN, <text:s/>vybírá ještě mezi dalšími, ozve se sám</text:p>
          </table:table-cell>
          <table:table-cell office:value-type="date" office:date-value="2022-07-20T00:00:00" table:style-name="ce22">
            <text:p>20.07.2022</text:p>
          </table:table-cell>
          <table:table-cell table:style-name="ce22"/>
          <table:table-cell office:value-type="date" office:date-value="2022-07-18T00:00:00" table:style-name="ce22">
            <text:p>18.07.2022</text:p>
          </table:table-cell>
          <table:table-cell office:value-type="date" office:date-value="2022-07-25T00:00:00" table:style-name="ce22">
            <text:p>25.07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319691.48999999993" table:formula="of:=([.M390]*1.15)*0.6" table:style-name="ce190">
            <text:p><text:s/>319 691,49 Kč<text:s/></text:p>
          </table:table-cell>
          <table:table-cell table:number-columns-repeated="6" table:style-name="ce35"/>
          <table:table-cell table:style-name="ce362"/>
          <table:table-cell office:value-type="currency" office:value="159845.74499999997" table:formula="of:=([.M390]*1.15)*0.3" table:style-name="ce363">
            <text:p><text:s/>159 845,75 Kč<text:s/></text:p>
          </table:table-cell>
          <table:table-cell table:number-columns-repeated="9" table:style-name="ce35"/>
          <table:table-cell office:value-type="currency" office:value="53281.914999999994" table:formula="of:=([.M390]*1.15)*0.1" table:style-name="ce93">
            <text:p><text:s/>53 281,92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27"/>
          <table:table-cell office:value-type="float" office:value="388" table:style-name="ce607">
            <text:p>388</text:p>
          </table:table-cell>
          <table:table-cell office:value-type="string" table:style-name="ce84">
            <text:p>JG<text:s/>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ílá, Beskydy</text:p>
          </table:table-cell>
          <table:table-cell office:value-type="string" table:style-name="ce85">
            <text:p>TČ,WB</text:p>
          </table:table-cell>
          <table:table-cell office:value-type="string" table:style-name="ce24">
            <text:p>CN</text:p>
          </table:table-cell>
          <table:table-cell office:value-type="string" table:style-name="ce85">
            <text:p>9,66 kWp</text:p>
          </table:table-cell>
          <table:table-cell table:style-name="ce178"/>
          <table:table-cell table:number-columns-repeated="2" table:style-name="ce112"/>
          <table:table-cell office:value-type="string" table:style-name="ce112">
            <text:p>R. Hlôška</text:p>
          </table:table-cell>
          <table:table-cell office:value-type="string" table:style-name="ce112">
            <office:annotation draw:style-name="a8" svg:x="13.6041666666667in" svg:y="81.65625in" svg:width="5.57291666666667in" svg:height="4.19791666666667in">
              <text:p>Komentář:</text:p>
              <text:p><text:s text:c="4"/>Chce prodiskutovat cenu - Slovunit,</text:p>
              <text:p>zatím se rozhoduje - 13.09.2022</text:p>
              <text:p/>
            </office:annotation>
            <text:p>15.9. akt. CN, E. Michna k dořešení ceny</text:p>
          </table:table-cell>
          <table:table-cell office:value-type="date" office:date-value="2022-07-20T00:00:00" table:style-name="ce22">
            <text:p>20.07.2022</text:p>
          </table:table-cell>
          <table:table-cell office:value-type="date" office:date-value="2022-07-21T00:00:00" table:style-name="ce22">
            <text:p>21.07.2022</text:p>
          </table:table-cell>
          <table:table-cell table:style-name="ce22"/>
          <table:table-cell office:value-type="date" office:date-value="2022-07-27T00:00:00" table:style-name="ce22">
            <text:p>27.07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0" table:formula="of:=([.M391]*1.15)*0.6" table:style-name="ce190">
            <text:p><text:s/>- <text:s text:c="2"/>Kč<text:s/></text:p>
          </table:table-cell>
          <table:table-cell table:number-columns-repeated="6" table:style-name="ce35"/>
          <table:table-cell table:style-name="ce362"/>
          <table:table-cell office:value-type="currency" office:value="0" table:formula="of:=([.M391]*1.15)*0.3" table:style-name="ce363">
            <text:p><text:s/>- <text:s text:c="2"/>Kč<text:s/></text:p>
          </table:table-cell>
          <table:table-cell table:number-columns-repeated="9" table:style-name="ce35"/>
          <table:table-cell office:value-type="currency" office:value="0" table:formula="of:=([.M391]*1.15)*0.1" table:style-name="ce93">
            <text:p><text:s/>- <text:s text:c="2"/>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89" table:style-name="ce607">
            <text:p>389</text:p>
          </table:table-cell>
          <table:table-cell office:value-type="string" table:style-name="ce194">
            <text:p>JG<text:s/>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Měnín</text:p>
          </table:table-cell>
          <table:table-cell table:style-name="ce195"/>
          <table:table-cell office:value-type="string" table:style-name="ce59">
            <text:p>O</text:p>
          </table:table-cell>
          <table:table-cell office:value-type="string" table:style-name="ce195">
            <text:p>5,52 kWp</text:p>
          </table:table-cell>
          <table:table-cell table:style-name="ce196"/>
          <table:table-cell office:value-type="currency" office:value="317294" table:style-name="ce466">
            <text:p>317 294,00 Kč</text:p>
          </table:table-cell>
          <table:table-cell office:value-type="currency" office:value="393676" table:style-name="ce466">
            <text:p>393 676,00 Kč</text:p>
          </table:table-cell>
          <table:table-cell office:value-type="string" table:style-name="ce198">
            <text:p>ozval se sám telefonicky</text:p>
          </table:table-cell>
          <table:table-cell office:value-type="string" table:style-name="ce198">
            <text:p>odloženo na jaro 2023</text:p>
          </table:table-cell>
          <table:table-cell office:value-type="date" office:date-value="2022-07-15T00:00:00" table:style-name="ce22">
            <text:p>15.07.2022</text:p>
          </table:table-cell>
          <table:table-cell office:value-type="date" office:date-value="2022-07-18T00:00:00" table:style-name="ce22">
            <text:p>18.07.2022</text:p>
          </table:table-cell>
          <table:table-cell table:style-name="ce22"/>
          <table:table-cell office:value-type="date" office:date-value="2022-08-16T00:00:00" table:style-name="ce22">
            <text:p>16.08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71636.43999999994" table:formula="of:=([.M392]*1.15)*0.6" table:style-name="ce190">
            <text:p><text:s/>271 636,44 Kč<text:s/></text:p>
          </table:table-cell>
          <table:table-cell table:number-columns-repeated="6" table:style-name="ce35"/>
          <table:table-cell table:style-name="ce362"/>
          <table:table-cell office:value-type="currency" office:value="135818.21999999997" table:formula="of:=([.M392]*1.15)*0.3" table:style-name="ce363">
            <text:p><text:s/>135 818,22 Kč<text:s/></text:p>
          </table:table-cell>
          <table:table-cell table:number-columns-repeated="9" table:style-name="ce35"/>
          <table:table-cell office:value-type="currency" office:value="45272.74" table:formula="of:=([.M392]*1.15)*0.1" table:style-name="ce93">
            <text:p><text:s/>45 272,74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90" table:style-name="ce607">
            <text:p>390</text:p>
          </table:table-cell>
          <table:table-cell office:value-type="string" table:style-name="ce194">
            <text:p>JG<text:s/>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Měnín</text:p>
          </table:table-cell>
          <table:table-cell table:style-name="ce195"/>
          <table:table-cell office:value-type="string" table:style-name="ce59">
            <text:p>O</text:p>
          </table:table-cell>
          <table:table-cell office:value-type="string" table:style-name="ce195">
            <text:p>7,36 kWp</text:p>
          </table:table-cell>
          <table:table-cell table:style-name="ce196"/>
          <table:table-cell office:value-type="currency" office:value="348014" table:style-name="ce466">
            <text:p>348 014,00 Kč</text:p>
          </table:table-cell>
          <table:table-cell office:value-type="currency" office:value="432864" table:style-name="ce466">
            <text:p>432 864,00 Kč</text:p>
          </table:table-cell>
          <table:table-cell office:value-type="string" table:style-name="ce198">
            <text:p>ozval se sám telefonicky</text:p>
          </table:table-cell>
          <table:table-cell office:value-type="string" table:style-name="ce198">
            <text:p>odloženo na jaro 2023</text:p>
          </table:table-cell>
          <table:table-cell office:value-type="date" office:date-value="2022-07-15T00:00:00" table:style-name="ce22">
            <text:p>15.07.2022</text:p>
          </table:table-cell>
          <table:table-cell office:value-type="date" office:date-value="2022-07-18T00:00:00" table:style-name="ce22">
            <text:p>18.07.2022</text:p>
          </table:table-cell>
          <table:table-cell table:style-name="ce22"/>
          <table:table-cell office:value-type="date" office:date-value="2022-08-16T00:00:00" table:style-name="ce22">
            <text:p>16.08.2022</text:p>
          </table:table-cell>
          <table:table-cell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298676.15999999997" table:formula="of:=([.M393]*1.15)*0.6" table:style-name="ce190">
            <text:p><text:s/>298 676,16 Kč<text:s/></text:p>
          </table:table-cell>
          <table:table-cell table:number-columns-repeated="6" table:style-name="ce35"/>
          <table:table-cell table:style-name="ce362"/>
          <table:table-cell office:value-type="currency" office:value="149338.07999999999" table:formula="of:=([.M393]*1.15)*0.3" table:style-name="ce363">
            <text:p><text:s/>149 338,08 Kč<text:s/></text:p>
          </table:table-cell>
          <table:table-cell table:number-columns-repeated="9" table:style-name="ce35"/>
          <table:table-cell office:value-type="currency" office:value="49779.360000000001" table:formula="of:=([.M393]*1.15)*0.1" table:style-name="ce93">
            <text:p><text:s/>49 779,36 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74"/>
          <table:table-cell office:value-type="float" office:value="391" table:style-name="ce607">
            <text:p>391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SK</text:p>
          </table:table-cell>
          <table:table-cell office:value-type="string" table:style-name="ce183">
            <text:p>IK,SK</text:p>
          </table:table-cell>
          <table:table-cell office:value-type="string" table:style-name="ce183">
            <text:p>SK</text:p>
          </table:table-cell>
          <table:table-cell table:style-name="ce183"/>
          <table:table-cell table:style-name="ce185"/>
          <table:table-cell table:number-columns-repeated="2" table:style-name="ce187"/>
          <table:table-cell office:value-type="string" table:style-name="ce187">
            <text:p>Eda<text:s/></text:p>
          </table:table-cell>
          <table:table-cell office:value-type="string" table:style-name="ce187">
            <text:p>CN 3x - posláno Edovi</text:p>
          </table:table-cell>
          <table:table-cell table:number-columns-repeated="5" table:style-name="ce22"/>
          <table:table-cell table:style-name="ce91"/>
          <table:table-cell table:style-name="ce92"/>
          <table:table-cell table:number-columns-repeated="4" table:style-name="ce35"/>
          <table:table-cell office:value-type="currency" office:value="0" table:formula="of:=([.M394]*1.15)*0.6" table:style-name="ce190">
            <text:p><text:s/>- <text:s text:c="2"/>Kč<text:s/></text:p>
          </table:table-cell>
          <table:table-cell table:number-columns-repeated="6" table:style-name="ce35"/>
          <table:table-cell table:style-name="ce362"/>
          <table:table-cell office:value-type="currency" office:value="0" table:formula="of:=([.M394]*1.15)*0.3" table:style-name="ce363">
            <text:p><text:s/>- <text:s text:c="2"/>Kč<text:s/></text:p>
          </table:table-cell>
          <table:table-cell table:number-columns-repeated="9" table:style-name="ce35"/>
          <table:table-cell office:value-type="currency" office:value="0" table:formula="of:=([.M394]*1.15)*0.1" table:style-name="ce93">
            <text:p><text:s/>- <text:s text:c="2"/>Kč<text:s/></text:p>
          </table:table-cell>
          <table:table-cell table:number-columns-repeated="2" table:style-name="ce35"/>
          <table:table-cell table:number-columns-repeated="16337"/>
        </table:table-row>
        <table:table-row table:style-name="ro2">
          <table:table-cell table:style-name="ce1"/>
          <table:table-cell office:value-type="float" office:value="392" table:style-name="ce607">
            <text:p>392</text:p>
          </table:table-cell>
          <table:table-cell office:value-type="string" table:style-name="ce122">
            <text:p>LM</text:p>
          </table:table-cell>
          <table:table-cell table:style-name="ce122"/>
          <table:table-cell table:style-name="ce569"/>
          <table:table-cell table:style-name="ce84"/>
          <table:table-cell office:value-type="string" table:style-name="ce122">
            <text:p>Hodonín</text:p>
          </table:table-cell>
          <table:table-cell table:style-name="ce123"/>
          <table:table-cell office:value-type="string" table:style-name="ce24">
            <text:p>CN</text:p>
          </table:table-cell>
          <table:table-cell office:value-type="string" table:style-name="ce123">
            <text:p>9,2 kWp</text:p>
          </table:table-cell>
          <table:table-cell table:style-name="ce180"/>
          <table:table-cell office:value-type="currency" office:value="383859" table:style-name="ce126">
            <text:p>383 859,00 Kč</text:p>
          </table:table-cell>
          <table:table-cell office:value-type="currency" office:value="467895" table:style-name="ce126">
            <text:p>467 895,00 Kč</text:p>
          </table:table-cell>
          <table:table-cell office:value-type="string" table:style-name="ce181">
            <text:p>web</text:p>
          </table:table-cell>
          <table:table-cell office:value-type="string" table:style-name="ce181">
            <text:p>CN-poštou 4.10.2022</text:p>
          </table:table-cell>
          <table:table-cell office:value-type="date" office:date-value="2022-07-26T00:00:00" table:style-name="ce52">
            <text:p>26.07.2022</text:p>
          </table:table-cell>
          <table:table-cell table:style-name="ce52"/>
          <table:table-cell office:value-type="date" office:date-value="2022-09-19T00:00:00" table:style-name="ce52">
            <text:p>19.09.2022</text:p>
          </table:table-cell>
          <table:table-cell office:value-type="date" office:date-value="2022-10-04T00:00:00" table:style-name="ce22">
            <text:p>04.10.2022</text:p>
          </table:table-cell>
          <table:table-cell table:style-name="ce52"/>
          <table:table-cell table:style-name="ce53"/>
          <table:table-cell table:style-name="ce41"/>
          <table:table-cell table:number-columns-repeated="4" table:style-name="ce43"/>
          <table:table-cell office:value-type="currency" office:value="322847.55" table:formula="of:=([.M395]*1.15)*0.6" table:style-name="ce188">
            <text:p><text:s/>322 847,55 Kč<text:s/></text:p>
          </table:table-cell>
          <table:table-cell table:number-columns-repeated="6" table:style-name="ce43"/>
          <table:table-cell table:style-name="ce223"/>
          <table:table-cell office:value-type="currency" office:value="161423.77499999999" table:formula="of:=([.M395]*1.15)*0.3" table:style-name="ce224">
            <text:p><text:s/>161 423,78 Kč<text:s/></text:p>
          </table:table-cell>
          <table:table-cell table:number-columns-repeated="5" table:style-name="ce43"/>
          <table:table-cell table:number-columns-repeated="4" table:style-name="ce83"/>
          <table:table-cell office:value-type="currency" office:value="53807.925000000003" table:formula="of:=([.M395]*1.15)*0.1" table:style-name="ce188">
            <text:p><text:s/>53 807,93 Kč<text:s/></text:p>
          </table:table-cell>
          <table:table-cell table:number-columns-repeated="2" table:style-name="ce83"/>
          <table:table-cell table:number-columns-repeated="16337"/>
        </table:table-row>
        <table:table-row table:style-name="ro2">
          <table:table-cell table:style-name="ce1"/>
          <table:table-cell office:value-type="float" office:value="393" table:style-name="ce607">
            <text:p>39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Omice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mail</text:p>
          </table:table-cell>
          <table:table-cell office:value-type="string" table:style-name="ce167">
            <text:p>kontakt 25.07. - neozval se</text:p>
          </table:table-cell>
          <table:table-cell office:value-type="date" office:date-value="2022-07-26T00:00:00" table:style-name="ce65">
            <text:p>26.07.2022</text:p>
          </table:table-cell>
          <table:table-cell table:number-columns-repeated="3" table:style-name="ce65"/>
          <table:table-cell table:style-name="ce22"/>
          <table:table-cell table:style-name="ce91"/>
          <table:table-cell table:style-name="ce467"/>
          <table:table-cell table:number-columns-repeated="4" table:style-name="ce468"/>
          <table:table-cell office:value-type="currency" office:value="0" table:formula="of:=([.M396]*1.15)*0.6" table:style-name="ce190">
            <text:p><text:s/>- <text:s text:c="2"/>Kč<text:s/></text:p>
          </table:table-cell>
          <table:table-cell table:number-columns-repeated="6" table:style-name="ce468"/>
          <table:table-cell table:style-name="ce469"/>
          <table:table-cell office:value-type="currency" office:value="0" table:formula="of:=([.M396]*1.15)*0.3" table:style-name="ce363">
            <text:p><text:s/>- <text:s text:c="2"/>Kč<text:s/></text:p>
          </table:table-cell>
          <table:table-cell table:number-columns-repeated="3" table:style-name="ce468"/>
          <table:table-cell table:number-columns-repeated="2" table:style-name="ce469"/>
          <table:table-cell table:number-columns-repeated="4" table:style-name="ce22"/>
          <table:table-cell office:value-type="currency" office:value="0" table:formula="of:=([.M396]*1.15)*0.1" table:style-name="ce238">
            <text:p><text:s/>- <text:s text:c="2"/>Kč<text:s/></text:p>
          </table:table-cell>
          <table:table-cell table:number-columns-repeated="2" table:style-name="ce22"/>
          <table:table-cell table:number-columns-repeated="16337"/>
        </table:table-row>
        <table:table-row table:style-name="ro2">
          <table:table-cell table:style-name="ce74"/>
          <table:table-cell office:value-type="float" office:value="394" table:style-name="ce603">
            <text:p>394</text:p>
          </table:table-cell>
          <table:table-cell office:value-type="string" table:style-name="ce122">
            <text:p>DŠ</text:p>
          </table:table-cell>
          <table:table-cell table:style-name="ce122"/>
          <table:table-cell table:style-name="ce569"/>
          <table:table-cell table:style-name="ce84"/>
          <table:table-cell office:value-type="string" table:style-name="ce122">
            <text:p>Opatovice</text:p>
          </table:table-cell>
          <table:table-cell table:style-name="ce123"/>
          <table:table-cell office:value-type="string" table:style-name="ce24">
            <text:p>O</text:p>
          </table:table-cell>
          <table:table-cell office:value-type="string" table:style-name="ce123">
            <text:p>dvě CN</text:p>
          </table:table-cell>
          <table:table-cell table:style-name="ce180"/>
          <table:table-cell office:value-type="string" table:style-name="ce181">
            <text:p>dvě CN</text:p>
          </table:table-cell>
          <table:table-cell office:value-type="string" table:style-name="ce181">
            <text:p>dvě CN</text:p>
          </table:table-cell>
          <table:table-cell office:value-type="string" table:style-name="ce181">
            <text:p>mail</text:p>
          </table:table-cell>
          <table:table-cell office:value-type="string" table:style-name="ce470">
            <text:p>volat začátkem roku 2023</text:p>
          </table:table-cell>
          <table:table-cell office:value-type="date" office:date-value="2022-07-27T00:00:00" table:style-name="ce52">
            <text:p>27.07.2022</text:p>
          </table:table-cell>
          <table:table-cell office:value-type="date" office:date-value="2022-07-27T00:00:00" table:style-name="ce52">
            <text:p>27.07.2022</text:p>
          </table:table-cell>
          <table:table-cell table:style-name="ce39"/>
          <table:table-cell office:value-type="date" office:date-value="2022-07-29T00:00:00" table:style-name="ce52">
            <text:p>29.07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error" office:string-value="#VALUE!" table:formula="of:=([.M397]*1.15)*0.6" table:style-name="ce237">
            <text:p><text:s/>#HODNOTA!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error" office:string-value="#VALUE!" table:formula="of:=([.M397]*1.15)*0.3" table:style-name="ce238">
            <text:p><text:s/>#HODNOTA!<text:s/></text:p>
          </table:table-cell>
          <table:table-cell table:number-columns-repeated="9" table:style-name="ce90"/>
          <table:table-cell office:value-type="error" office:string-value="#VALUE!" table:formula="of:=([.M397]*1.15)*0.1" table:style-name="ce238">
            <text:p><text:s/>#HODNOTA!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395" table:style-name="ce603">
            <text:p>39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Praha 6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mail</text:p>
          </table:table-cell>
          <table:table-cell office:value-type="string" table:style-name="ce167">
            <text:p>TO 2.8. - garáž s lexanem-zatím se hledá řešení</text:p>
          </table:table-cell>
          <table:table-cell office:value-type="date" office:date-value="2022-07-27T00:00:00" table:style-name="ce65">
            <text:p>27.07.2022</text:p>
          </table:table-cell>
          <table:table-cell table:number-columns-repeated="3" table:style-name="ce97"/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398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398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398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396" table:style-name="ce603">
            <text:p>396</text:p>
          </table:table-cell>
          <table:table-cell office:value-type="string" table:style-name="ce122">
            <text:p>JG<text:s/></text:p>
          </table:table-cell>
          <table:table-cell table:style-name="ce122"/>
          <table:table-cell table:style-name="ce569"/>
          <table:table-cell table:style-name="ce84"/>
          <table:table-cell office:value-type="string" table:style-name="ce122">
            <text:p>Ludgeřovice</text:p>
          </table:table-cell>
          <table:table-cell office:value-type="string" table:style-name="ce123">
            <text:p>ET10</text:p>
          </table:table-cell>
          <table:table-cell office:value-type="string" table:style-name="ce430">
            <text:p>ZR</text:p>
          </table:table-cell>
          <table:table-cell office:value-type="string" table:style-name="ce123">
            <text:p>9,66 kWp</text:p>
          </table:table-cell>
          <table:table-cell table:style-name="ce180"/>
          <table:table-cell office:value-type="currency" office:value="439643" table:style-name="ce126">
            <text:p>439 643,00 Kč</text:p>
          </table:table-cell>
          <table:table-cell office:value-type="currency" office:value="544928" table:style-name="ce126">
            <text:p>544 928,00 Kč</text:p>
          </table:table-cell>
          <table:table-cell office:value-type="string" table:style-name="ce181">
            <text:p>Janoš</text:p>
          </table:table-cell>
          <table:table-cell office:value-type="string" table:style-name="ce181">
            <text:p><text:s/>zařadit k realizaci</text:p>
          </table:table-cell>
          <table:table-cell office:value-type="date" office:date-value="2022-08-02T00:00:00" table:style-name="ce52">
            <text:p>02.08.2022</text:p>
          </table:table-cell>
          <table:table-cell table:number-columns-repeated="2" table:style-name="ce39"/>
          <table:table-cell office:value-type="date" office:date-value="2022-09-13T00:00:00" table:style-name="ce52">
            <text:p>13.09.2022</text:p>
          </table:table-cell>
          <table:table-cell office:value-type="date" office:date-value="2022-09-30T00:00:00" table:style-name="ce22">
            <text:p>30.09.2022</text:p>
          </table:table-cell>
          <table:table-cell table:number-columns-repeated="2" table:style-name="ce90"/>
          <table:table-cell office:value-type="date" office:date-value="2022-10-19T00:00:00" table:style-name="ce22">
            <text:p>19.10.2022</text:p>
          </table:table-cell>
          <table:table-cell office:value-type="float" office:value="4122068458" table:style-name="ce304">
            <text:p>4122068458</text:p>
          </table:table-cell>
          <table:table-cell office:value-type="date" office:date-value="2022-09-21T00:00:00" table:style-name="ce22">
            <text:p>21.09.2022</text:p>
          </table:table-cell>
          <table:table-cell office:value-type="date" office:date-value="2022-11-21T00:00:00" table:style-name="ce236">
            <text:p>21.11.2022</text:p>
          </table:table-cell>
          <table:table-cell office:value-type="currency" office:value="376000.31999999995" table:formula="of:=([.M399]*1.15)*0.6" table:style-name="ce237">
            <text:p><text:s/>376 000,32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88000.15999999997" table:formula="of:=([.M399]*1.15)*0.3" table:style-name="ce238">
            <text:p><text:s/>188 000,16 Kč<text:s/></text:p>
          </table:table-cell>
          <table:table-cell table:number-columns-repeated="9" table:style-name="ce90"/>
          <table:table-cell office:value-type="currency" office:value="62666.720000000001" table:formula="of:=([.M399]*1.15)*0.1" table:style-name="ce238">
            <text:p><text:s/>62 666,7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397" table:style-name="ce603">
            <text:p>39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Radostice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7,36 kWp</text:p>
          </table:table-cell>
          <table:table-cell table:style-name="ce157"/>
          <table:table-cell office:value-type="currency" office:value="340479" table:style-name="ce62">
            <text:p>340 479,00 Kč</text:p>
          </table:table-cell>
          <table:table-cell office:value-type="currency" office:value="424016" table:style-name="ce62">
            <text:p>424 016,00 Kč</text:p>
          </table:table-cell>
          <table:table-cell office:value-type="string" table:style-name="ce167">
            <text:p>web - telefon</text:p>
          </table:table-cell>
          <table:table-cell office:value-type="string" table:style-name="ce167">
            <text:p>nemá zájem-vysoká cena</text:p>
          </table:table-cell>
          <table:table-cell office:value-type="date" office:date-value="2022-08-02T00:00:00" table:style-name="ce65">
            <text:p>02.08.2022</text:p>
          </table:table-cell>
          <table:table-cell table:number-columns-repeated="2" table:style-name="ce97"/>
          <table:table-cell office:value-type="date" office:date-value="2022-08-03T00:00:00" table:style-name="ce65">
            <text:p>03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292571.03999999998" table:formula="of:=([.M400]*1.15)*0.6" table:style-name="ce237">
            <text:p><text:s/>292 571,04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46285.51999999999" table:formula="of:=([.M400]*1.15)*0.3" table:style-name="ce238">
            <text:p><text:s/>146 285,52 Kč<text:s/></text:p>
          </table:table-cell>
          <table:table-cell table:number-columns-repeated="9" table:style-name="ce90"/>
          <table:table-cell office:value-type="currency" office:value="48761.84" table:formula="of:=([.M400]*1.15)*0.1" table:style-name="ce238">
            <text:p><text:s/>48 761,84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27"/>
          <table:table-cell office:value-type="float" office:value="399" table:style-name="ce603">
            <text:p>39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Uherské Hradiště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6,9 kWp</text:p>
          </table:table-cell>
          <table:table-cell table:style-name="ce157"/>
          <table:table-cell office:value-type="currency" office:value="344249" table:style-name="ce62">
            <text:p>344 249,00 Kč</text:p>
          </table:table-cell>
          <table:table-cell office:value-type="currency" office:value="428233" table:style-name="ce62">
            <text:p>428 233,00 Kč</text:p>
          </table:table-cell>
          <table:table-cell office:value-type="string" table:style-name="ce167">
            <text:p>mail</text:p>
          </table:table-cell>
          <table:table-cell office:value-type="string" table:style-name="ce167">
            <text:p>nemá zájem,neřeší to jeho problém</text:p>
          </table:table-cell>
          <table:table-cell office:value-type="date" office:date-value="2022-08-04T00:00:00" table:style-name="ce65">
            <text:p>04.08.2022</text:p>
          </table:table-cell>
          <table:table-cell office:value-type="date" office:date-value="2022-08-05T00:00:00" table:style-name="ce65">
            <text:p>05.08.2022</text:p>
          </table:table-cell>
          <table:table-cell table:style-name="ce97"/>
          <table:table-cell office:value-type="date" office:date-value="2022-08-05T00:00:00" table:style-name="ce65">
            <text:p>05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295480.76999999996" table:formula="of:=([.M401]*1.15)*0.6" table:style-name="ce237">
            <text:p><text:s/>295 480,77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47740.38499999998" table:formula="of:=([.M401]*1.15)*0.3" table:style-name="ce238">
            <text:p><text:s/>147 740,39 Kč<text:s/></text:p>
          </table:table-cell>
          <table:table-cell table:number-columns-repeated="9" table:style-name="ce90"/>
          <table:table-cell office:value-type="currency" office:value="49246.794999999998" table:formula="of:=([.M401]*1.15)*0.1" table:style-name="ce238">
            <text:p><text:s/>49 246,80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00" table:style-name="ce603">
            <text:p>400</text:p>
          </table:table-cell>
          <table:table-cell table:style-name="ce122"/>
          <table:table-cell table:style-name="ce84"/>
          <table:table-cell table:style-name="ce568"/>
          <table:table-cell table:style-name="ce84"/>
          <table:table-cell office:value-type="string" table:style-name="ce84">
            <text:p>Pustiměř</text:p>
          </table:table-cell>
          <table:table-cell table:style-name="ce85"/>
          <table:table-cell office:value-type="string" table:style-name="ce24">
            <text:p>N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57758" table:style-name="ce238">
            <text:p><text:s/>357 758,00 Kč<text:s/></text:p>
          </table:table-cell>
          <table:table-cell office:value-type="currency" office:value="446153" table:style-name="ce238">
            <text:p><text:s/>446 153,00 Kč<text:s/></text:p>
          </table:table-cell>
          <table:table-cell office:value-type="string" table:style-name="ce112">
            <text:p>Hrubošovi</text:p>
          </table:table-cell>
          <table:table-cell office:value-type="string" table:style-name="ce112">
            <text:p>nemá zájem</text:p>
          </table:table-cell>
          <table:table-cell office:value-type="date" office:date-value="2022-08-05T00:00:00" table:style-name="ce22">
            <text:p>05.08.2022</text:p>
          </table:table-cell>
          <table:table-cell office:value-type="date" office:date-value="2020-01-01T00:00:00" table:style-name="ce38">
            <text:p>01.01.2020</text:p>
          </table:table-cell>
          <table:table-cell table:style-name="ce90"/>
          <table:table-cell office:value-type="date" office:date-value="2020-01-01T00:00:00" table:style-name="ce22">
            <text:p>01.01.2020</text:p>
          </table:table-cell>
          <table:table-cell table:number-columns-repeated="3" table:style-name="ce90"/>
          <table:table-cell table:style-name="ce22"/>
          <table:table-cell table:style-name="ce472"/>
          <table:table-cell table:style-name="ce90"/>
          <table:table-cell table:style-name="ce471"/>
          <table:table-cell office:value-type="currency" office:value="307845.56999999995" table:formula="of:=([.M402]*1.15)*0.6" table:style-name="ce237">
            <text:p><text:s/>307 845,57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53922.78499999997" table:formula="of:=([.M402]*1.15)*0.3" table:style-name="ce238">
            <text:p><text:s/>153 922,79 Kč<text:s/></text:p>
          </table:table-cell>
          <table:table-cell table:number-columns-repeated="9" table:style-name="ce90"/>
          <table:table-cell office:value-type="currency" office:value="51307.595000000001" table:formula="of:=([.M402]*1.15)*0.1" table:style-name="ce238">
            <text:p><text:s/>51 307,60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19"/>
          <table:table-cell office:value-type="float" office:value="401" table:style-name="ce603">
            <text:p>401</text:p>
          </table:table-cell>
          <table:table-cell table:number-columns-repeated="2" table:style-name="ce194"/>
          <table:table-cell table:style-name="ce572"/>
          <table:table-cell table:style-name="ce194"/>
          <table:table-cell office:value-type="string" table:style-name="ce194">
            <text:p>Kobylí na Moravě</text:p>
          </table:table-cell>
          <table:table-cell table:style-name="ce195"/>
          <table:table-cell office:value-type="string" table:style-name="ce59">
            <text:p>N</text:p>
          </table:table-cell>
          <table:table-cell office:value-type="string" table:style-name="ce195">
            <text:p>7,36 kWp</text:p>
          </table:table-cell>
          <table:table-cell table:style-name="ce196"/>
          <table:table-cell office:value-type="currency" office:value="339308" table:style-name="ce197">
            <text:p>339 308,00 Kč</text:p>
          </table:table-cell>
          <table:table-cell office:value-type="currency" office:value="422256" table:style-name="ce197">
            <text:p>422 256,00 Kč</text:p>
          </table:table-cell>
          <table:table-cell office:value-type="string" table:style-name="ce198">
            <text:p>mail</text:p>
          </table:table-cell>
          <table:table-cell office:value-type="string" table:style-name="ce198">
            <text:p>nekontaktní</text:p>
          </table:table-cell>
          <table:table-cell office:value-type="date" office:date-value="2022-08-08T00:00:00" table:style-name="ce199">
            <text:p>08.08.2022</text:p>
          </table:table-cell>
          <table:table-cell table:number-columns-repeated="2" table:style-name="ce473"/>
          <table:table-cell office:value-type="date" office:date-value="2022-08-18T00:00:00" table:style-name="ce199">
            <text:p>18.08.2022</text:p>
          </table:table-cell>
          <table:table-cell table:number-columns-repeated="3" table:style-name="ce473"/>
          <table:table-cell table:style-name="ce199"/>
          <table:table-cell table:style-name="ce196"/>
          <table:table-cell table:style-name="ce473"/>
          <table:table-cell table:style-name="ce474"/>
          <table:table-cell office:value-type="currency" office:value="291356.63999999996" table:formula="of:=([.M403]*1.15)*0.6" table:style-name="ce475">
            <text:p><text:s/>291 356,64 Kč<text:s/></text:p>
          </table:table-cell>
          <table:table-cell table:style-name="ce473"/>
          <table:table-cell table:style-name="ce199"/>
          <table:table-cell table:number-columns-repeated="5" table:style-name="ce473"/>
          <table:table-cell office:value-type="currency" office:value="145678.31999999998" table:formula="of:=([.M403]*1.15)*0.3" table:style-name="ce398">
            <text:p><text:s/>145 678,32 Kč<text:s/></text:p>
          </table:table-cell>
          <table:table-cell table:number-columns-repeated="9" table:style-name="ce473"/>
          <table:table-cell office:value-type="currency" office:value="48559.44" table:formula="of:=([.M403]*1.15)*0.1" table:style-name="ce398">
            <text:p><text:s/>48 559,44 Kč<text:s/></text:p>
          </table:table-cell>
          <table:table-cell table:number-columns-repeated="2" table:style-name="ce473"/>
          <table:table-cell table:number-columns-repeated="16337" table:style-name="ce127"/>
        </table:table-row>
        <table:table-row table:style-name="ro2">
          <table:table-cell table:style-name="ce1"/>
          <table:table-cell office:value-type="float" office:value="402" table:style-name="ce603">
            <text:p>402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Prušánky</text:p>
          </table:table-cell>
          <table:table-cell table:style-name="ce85"/>
          <table:table-cell office:value-type="string" table:style-name="ce24">
            <text:p>N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342938" table:style-name="ce88">
            <text:p>342 938,00 Kč</text:p>
          </table:table-cell>
          <table:table-cell office:value-type="currency" office:value="427680" table:style-name="ce88">
            <text:p>427 680,00 Kč</text:p>
          </table:table-cell>
          <table:table-cell office:value-type="string" table:style-name="ce112">
            <text:p>mail</text:p>
          </table:table-cell>
          <table:table-cell office:value-type="string" table:style-name="ce112">
            <text:p>v současné době nechce</text:p>
          </table:table-cell>
          <table:table-cell office:value-type="date" office:date-value="2022-08-05T00:00:00" table:style-name="ce22">
            <text:p>05.08.2022</text:p>
          </table:table-cell>
          <table:table-cell table:number-columns-repeated="2" table:style-name="ce90"/>
          <table:table-cell office:value-type="date" office:date-value="2022-08-15T00:00:00" table:style-name="ce22">
            <text:p>15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295099.19999999995" table:formula="of:=([.M404]*1.15)*0.6" table:style-name="ce237">
            <text:p><text:s/>295 099,20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47549.59999999998" table:formula="of:=([.M404]*1.15)*0.3" table:style-name="ce238">
            <text:p><text:s/>147 549,60 Kč<text:s/></text:p>
          </table:table-cell>
          <table:table-cell table:number-columns-repeated="9" table:style-name="ce90"/>
          <table:table-cell office:value-type="currency" office:value="49183.199999999997" table:formula="of:=([.M404]*1.15)*0.1" table:style-name="ce238">
            <text:p><text:s/>49 183,20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03" table:style-name="ce603">
            <text:p>403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Ostrava</text:p>
          </table:table-cell>
          <table:table-cell table:style-name="ce85"/>
          <table:table-cell office:value-type="string" table:style-name="ce24">
            <text:p>ZR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318834" table:style-name="ce88">
            <text:p>318 834,00 Kč</text:p>
          </table:table-cell>
          <table:table-cell office:value-type="currency" office:value="394948" table:style-name="ce88">
            <text:p>394 948,00 Kč</text:p>
          </table:table-cell>
          <table:table-cell office:value-type="string" table:style-name="ce112">
            <text:p>mail</text:p>
          </table:table-cell>
          <table:table-cell office:value-type="string" table:style-name="ce112">
            <text:p>realizce</text:p>
          </table:table-cell>
          <table:table-cell office:value-type="date" office:date-value="2022-08-08T00:00:00" table:style-name="ce22">
            <text:p>08.08.2022</text:p>
          </table:table-cell>
          <table:table-cell office:value-type="date" office:date-value="2022-08-08T00:00:00" table:style-name="ce22">
            <text:p>08.08.2022</text:p>
          </table:table-cell>
          <table:table-cell table:style-name="ce90"/>
          <table:table-cell office:value-type="date" office:date-value="2022-09-23T00:00:00" table:style-name="ce22">
            <text:p>23.09.2022</text:p>
          </table:table-cell>
          <table:table-cell office:value-type="date" office:date-value="2022-09-12T00:00:00" table:style-name="ce22">
            <text:p>12.09.2022</text:p>
          </table:table-cell>
          <table:table-cell table:style-name="ce22"/>
          <table:table-cell table:style-name="ce90"/>
          <table:table-cell office:value-type="date" office:date-value="2022-09-27T00:00:00" table:style-name="ce22">
            <text:p>27.09.2022</text:p>
          </table:table-cell>
          <table:table-cell table:style-name="ce178"/>
          <table:table-cell table:style-name="ce90"/>
          <table:table-cell office:value-type="date" office:date-value="2022-10-17T00:00:00" table:style-name="ce236">
            <text:p>17.10.2022</text:p>
          </table:table-cell>
          <table:table-cell office:value-type="currency" office:value="272514.11999999994" table:formula="of:=([.M405]*1.15)*0.6" table:style-name="ce237">
            <office:annotation draw:style-name="a9" svg:x="26.1145833333333in" svg:y="84.5729166666667in" svg:width="4.47916666666667in" svg:height="4.19791666666667in">
              <text:p>Komentář:</text:p>
              <text:p><text:s text:c="4"/>26.10.2022 zapl.200000 Kč</text:p>
              <text:p/>
            </office:annotation>
            <text:p><text:s/>272 514,12 Kč<text:s/></text:p>
          </table:table-cell>
          <table:table-cell office:value-type="date" office:date-value="2022-10-26T00:00:00" table:style-name="ce22">
            <text:p>26.10.2022</text:p>
          </table:table-cell>
          <table:table-cell table:style-name="ce22"/>
          <table:table-cell table:number-columns-repeated="5" table:style-name="ce90"/>
          <table:table-cell office:value-type="currency" office:value="136257.05999999997" table:formula="of:=([.M405]*1.15)*0.3" table:style-name="ce238">
            <text:p><text:s/>136 257,06 Kč<text:s/></text:p>
          </table:table-cell>
          <table:table-cell table:number-columns-repeated="9" table:style-name="ce90"/>
          <table:table-cell office:value-type="currency" office:value="45419.02" table:formula="of:=([.M405]*1.15)*0.1" table:style-name="ce238">
            <text:p><text:s/>45 419,0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04" table:style-name="ce603">
            <text:p>40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Luhačovice</text:p>
          </table:table-cell>
          <table:table-cell office:value-type="string" table:style-name="ce58">
            <text:p>JH,LM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ePoptávka</text:p>
          </table:table-cell>
          <table:table-cell office:value-type="string" table:style-name="ce167">
            <text:p>JH - nebere jí telefon</text:p>
          </table:table-cell>
          <table:table-cell office:value-type="date" office:date-value="2022-08-08T00:00:00" table:style-name="ce65">
            <text:p>08.08.2022</text:p>
          </table:table-cell>
          <table:table-cell table:number-columns-repeated="3" table:style-name="ce97"/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406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06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06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05" table:style-name="ce603">
            <text:p>405</text:p>
          </table:table-cell>
          <table:table-cell table:style-name="ce122"/>
          <table:table-cell table:style-name="ce84"/>
          <table:table-cell table:style-name="ce568"/>
          <table:table-cell table:style-name="ce122"/>
          <table:table-cell office:value-type="string" table:style-name="ce84">
            <text:p>Brno</text:p>
          </table:table-cell>
          <table:table-cell table:style-name="ce85"/>
          <table:table-cell office:value-type="string" table:style-name="ce24">
            <text:p>N</text:p>
          </table:table-cell>
          <table:table-cell office:value-type="string" table:style-name="ce85">
            <text:p>4,6 kWp</text:p>
          </table:table-cell>
          <table:table-cell table:style-name="ce178"/>
          <table:table-cell table:style-name="ce181"/>
          <table:table-cell table:style-name="ce112"/>
          <table:table-cell office:value-type="string" table:style-name="ce112">
            <text:p>ePoptávka</text:p>
          </table:table-cell>
          <table:table-cell office:value-type="string" table:style-name="ce112">
            <text:p>nemá zájem</text:p>
          </table:table-cell>
          <table:table-cell office:value-type="date" office:date-value="2022-08-08T00:00:00" table:style-name="ce22">
            <text:p>08.08.2022</text:p>
          </table:table-cell>
          <table:table-cell table:number-columns-repeated="2" table:style-name="ce90"/>
          <table:table-cell office:value-type="date" office:date-value="2022-08-15T00:00:00" table:style-name="ce22">
            <text:p>15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407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07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07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06" table:style-name="ce603">
            <text:p>406</text:p>
          </table:table-cell>
          <table:table-cell table:number-columns-repeated="2" table:style-name="ce84"/>
          <table:table-cell table:style-name="ce571"/>
          <table:table-cell table:style-name="ce182"/>
          <table:table-cell office:value-type="string" table:style-name="ce182">
            <text:p>SK-Marianka</text:p>
          </table:table-cell>
          <table:table-cell office:value-type="string" table:style-name="ce183">
            <text:p>IK,SK</text:p>
          </table:table-cell>
          <table:table-cell office:value-type="string" table:style-name="ce183">
            <text:p>SK</text:p>
          </table:table-cell>
          <table:table-cell table:style-name="ce183"/>
          <table:table-cell table:style-name="ce185"/>
          <table:table-cell table:number-columns-repeated="2" table:style-name="ce187"/>
          <table:table-cell office:value-type="string" table:style-name="ce187">
            <text:p>ePoptávka</text:p>
          </table:table-cell>
          <table:table-cell office:value-type="string" table:style-name="ce187">
            <text:p>CN</text:p>
          </table:table-cell>
          <table:table-cell office:value-type="date" office:date-value="2022-07-29T00:00:00" table:style-name="ce22">
            <text:p>29.07.2022</text:p>
          </table:table-cell>
          <table:table-cell table:style-name="ce90"/>
          <table:table-cell office:value-type="date" office:date-value="2022-08-06T00:00:00" table:style-name="ce22">
            <text:p>06.08.2022</text:p>
          </table:table-cell>
          <table:table-cell office:value-type="date" office:date-value="2022-08-15T00:00:00" table:style-name="ce22">
            <text:p>15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408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08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08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07" table:style-name="ce603">
            <text:p>407</text:p>
          </table:table-cell>
          <table:table-cell office:value-type="string" table:style-name="ce194">
            <text:p>JG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Jivno</text:p>
          </table:table-cell>
          <table:table-cell office:value-type="string" table:style-name="ce195">
            <text:p>TČ, IK</text:p>
          </table:table-cell>
          <table:table-cell office:value-type="string" table:style-name="ce59">
            <text:p>N</text:p>
          </table:table-cell>
          <table:table-cell office:value-type="string" table:style-name="ce195">
            <text:p>9,66kWp</text:p>
          </table:table-cell>
          <table:table-cell table:style-name="ce196"/>
          <table:table-cell office:value-type="currency" office:value="413304" table:style-name="ce398">
            <text:p><text:s/>413 304,00 Kč<text:s/></text:p>
          </table:table-cell>
          <table:table-cell office:value-type="currency" office:value="514821" table:style-name="ce398">
            <text:p><text:s/>514 821,00 Kč<text:s/></text:p>
          </table:table-cell>
          <table:table-cell office:value-type="string" table:style-name="ce198">
            <text:p>R. Hlôška</text:p>
          </table:table-cell>
          <table:table-cell office:value-type="string" table:style-name="ce198">
            <text:p>má levnějšího dodavatele</text:p>
          </table:table-cell>
          <table:table-cell office:value-type="date" office:date-value="2022-08-08T00:00:00" table:style-name="ce22">
            <text:p>08.08.2022</text:p>
          </table:table-cell>
          <table:table-cell office:value-type="date" office:date-value="2022-08-10T00:00:00" table:style-name="ce22">
            <text:p>10.08.2022</text:p>
          </table:table-cell>
          <table:table-cell table:style-name="ce90"/>
          <table:table-cell office:value-type="date" office:date-value="2022-08-12T00:00:00" table:style-name="ce22">
            <text:p>12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55226.48999999993" table:formula="of:=([.M409]*1.15)*0.6" table:style-name="ce237">
            <text:p><text:s/>355 226,49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77613.24499999997" table:formula="of:=([.M409]*1.15)*0.3" table:style-name="ce238">
            <text:p><text:s/>177 613,25 Kč<text:s/></text:p>
          </table:table-cell>
          <table:table-cell table:number-columns-repeated="9" table:style-name="ce90"/>
          <table:table-cell office:value-type="currency" office:value="59204.414999999994" table:formula="of:=([.M409]*1.15)*0.1" table:style-name="ce238">
            <text:p><text:s/>59 204,4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08" table:style-name="ce603">
            <text:p>408</text:p>
          </table:table-cell>
          <table:table-cell table:number-columns-repeated="2" table:style-name="ce267"/>
          <table:table-cell table:style-name="ce576"/>
          <table:table-cell table:style-name="ce267"/>
          <table:table-cell office:value-type="string" table:style-name="ce267">
            <text:p>Ostrava</text:p>
          </table:table-cell>
          <table:table-cell table:style-name="ce268"/>
          <table:table-cell office:value-type="string" table:style-name="ce145">
            <text:p>N</text:p>
          </table:table-cell>
          <table:table-cell table:style-name="ce268"/>
          <table:table-cell table:style-name="ce269"/>
          <table:table-cell table:number-columns-repeated="2" table:style-name="ce271"/>
          <table:table-cell office:value-type="string" table:style-name="ce271">
            <text:p>Drahoš</text:p>
          </table:table-cell>
          <table:table-cell office:value-type="string" table:style-name="ce271">
            <text:p>cena-konkurence</text:p>
          </table:table-cell>
          <table:table-cell office:value-type="date" office:date-value="2022-08-09T00:00:00" table:style-name="ce272">
            <text:p>09.08.2022</text:p>
          </table:table-cell>
          <table:table-cell office:value-type="date" office:date-value="2022-08-10T00:00:00" table:style-name="ce272">
            <text:p>10.08.2022</text:p>
          </table:table-cell>
          <table:table-cell table:style-name="ce277"/>
          <table:table-cell office:value-type="date" office:date-value="2022-08-23T00:00:00" table:style-name="ce272">
            <text:p>23.08.2022</text:p>
          </table:table-cell>
          <table:table-cell table:number-columns-repeated="3" table:style-name="ce277"/>
          <table:table-cell table:style-name="ce272"/>
          <table:table-cell table:style-name="ce269"/>
          <table:table-cell table:style-name="ce277"/>
          <table:table-cell table:style-name="ce476"/>
          <table:table-cell office:value-type="currency" office:value="0" table:formula="of:=([.M410]*1.15)*0.6" table:style-name="ce477">
            <text:p><text:s/>- <text:s text:c="2"/>Kč<text:s/></text:p>
          </table:table-cell>
          <table:table-cell table:style-name="ce277"/>
          <table:table-cell table:style-name="ce272"/>
          <table:table-cell table:number-columns-repeated="5" table:style-name="ce277"/>
          <table:table-cell office:value-type="currency" office:value="0" table:formula="of:=([.M410]*1.15)*0.3" table:style-name="ce229">
            <text:p><text:s/>- <text:s text:c="2"/>Kč<text:s/></text:p>
          </table:table-cell>
          <table:table-cell table:number-columns-repeated="9" table:style-name="ce277"/>
          <table:table-cell office:value-type="currency" office:value="0" table:formula="of:=([.M410]*1.15)*0.1" table:style-name="ce301">
            <text:p><text:s/>- <text:s text:c="2"/>Kč<text:s/></text:p>
          </table:table-cell>
          <table:table-cell table:number-columns-repeated="2" table:style-name="ce277"/>
          <table:table-cell table:number-columns-repeated="16337"/>
        </table:table-row>
        <table:table-row table:style-name="ro2">
          <table:table-cell table:style-name="ce74"/>
          <table:table-cell office:value-type="float" office:value="409" table:style-name="ce603">
            <text:p>409</text:p>
          </table:table-cell>
          <table:table-cell table:number-columns-repeated="2" table:style-name="ce122"/>
          <table:table-cell table:style-name="ce569"/>
          <table:table-cell table:style-name="ce122"/>
          <table:table-cell office:value-type="string" table:style-name="ce122">
            <text:p>Polešovice</text:p>
          </table:table-cell>
          <table:table-cell table:style-name="ce123"/>
          <table:table-cell office:value-type="string" table:style-name="ce24">
            <text:p>N</text:p>
          </table:table-cell>
          <table:table-cell table:style-name="ce123"/>
          <table:table-cell table:style-name="ce180"/>
          <table:table-cell table:number-columns-repeated="2" table:style-name="ce181"/>
          <table:table-cell office:value-type="string" table:style-name="ce181">
            <text:p>Hrubošovi</text:p>
          </table:table-cell>
          <table:table-cell office:value-type="string" table:style-name="ce181">
            <text:p>nem zájem</text:p>
          </table:table-cell>
          <table:table-cell table:number-columns-repeated="2" table:style-name="ce39"/>
          <table:table-cell office:value-type="date" office:date-value="2022-08-08T00:00:00" table:style-name="ce52">
            <text:p>08.08.2022</text:p>
          </table:table-cell>
          <table:table-cell office:value-type="date" office:date-value="2022-08-15T00:00:00" table:style-name="ce52">
            <text:p>15.08.2022</text:p>
          </table:table-cell>
          <table:table-cell table:number-columns-repeated="3" table:style-name="ce39"/>
          <table:table-cell table:style-name="ce52"/>
          <table:table-cell table:style-name="ce180"/>
          <table:table-cell table:style-name="ce39"/>
          <table:table-cell table:style-name="ce478"/>
          <table:table-cell office:value-type="currency" office:value="0" table:formula="of:=([.M411]*1.15)*0.6" table:style-name="ce228">
            <text:p><text:s/>- <text:s text:c="2"/>Kč<text:s/></text:p>
          </table:table-cell>
          <table:table-cell table:style-name="ce39"/>
          <table:table-cell table:style-name="ce52"/>
          <table:table-cell table:number-columns-repeated="5" table:style-name="ce39"/>
          <table:table-cell office:value-type="currency" office:value="0" table:formula="of:=([.M411]*1.15)*0.3" table:style-name="ce229">
            <text:p><text:s/>- <text:s text:c="2"/>Kč<text:s/></text:p>
          </table:table-cell>
          <table:table-cell table:number-columns-repeated="9" table:style-name="ce39"/>
          <table:table-cell office:value-type="currency" office:value="0" table:formula="of:=([.M411]*1.15)*0.1" table:style-name="ce229">
            <text:p><text:s/>- <text:s text:c="2"/>Kč<text:s/></text:p>
          </table:table-cell>
          <table:table-cell table:number-columns-repeated="2" table:style-name="ce39"/>
          <table:table-cell table:number-columns-repeated="16337"/>
        </table:table-row>
        <table:table-row table:style-name="ro2">
          <table:table-cell table:style-name="ce1"/>
          <table:table-cell office:value-type="float" office:value="410" table:style-name="ce603">
            <text:p>410</text:p>
          </table:table-cell>
          <table:table-cell office:value-type="string" table:style-name="ce194">
            <text:p>JG<text:s/>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Brandýs nad Labem</text:p>
          </table:table-cell>
          <table:table-cell table:style-name="ce195"/>
          <table:table-cell office:value-type="string" table:style-name="ce59">
            <text:p>N</text:p>
          </table:table-cell>
          <table:table-cell office:value-type="string" table:style-name="ce195">
            <text:p>5,52 kWp</text:p>
          </table:table-cell>
          <table:table-cell table:style-name="ce196"/>
          <table:table-cell office:value-type="currency" office:value="318825" table:style-name="ce197">
            <text:p>318 825,00 Kč</text:p>
          </table:table-cell>
          <table:table-cell office:value-type="currency" office:value="390666" table:style-name="ce197">
            <text:p>390 666,00 Kč</text:p>
          </table:table-cell>
          <table:table-cell office:value-type="string" table:style-name="ce198">
            <text:p>ePoptávka</text:p>
          </table:table-cell>
          <table:table-cell office:value-type="string" table:style-name="ce198">
            <text:p>drahé</text:p>
          </table:table-cell>
          <table:table-cell office:value-type="date" office:date-value="2022-08-08T00:00:00" table:style-name="ce22">
            <text:p>08.08.2022</text:p>
          </table:table-cell>
          <table:table-cell office:value-type="date" office:date-value="2022-08-18T00:00:00" table:style-name="ce22">
            <text:p>18.08.2022</text:p>
          </table:table-cell>
          <table:table-cell table:style-name="ce90"/>
          <table:table-cell office:value-type="date" office:date-value="2022-09-02T00:00:00" table:style-name="ce22">
            <text:p>02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269559.53999999998" table:formula="of:=([.M412]*1.15)*0.6" table:style-name="ce237">
            <text:p><text:s/>269 559,54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34779.76999999999" table:formula="of:=([.M412]*1.15)*0.3" table:style-name="ce238">
            <text:p><text:s/>134 779,77 Kč<text:s/></text:p>
          </table:table-cell>
          <table:table-cell table:number-columns-repeated="9" table:style-name="ce90"/>
          <table:table-cell office:value-type="currency" office:value="44926.59" table:formula="of:=([.M412]*1.15)*0.1" table:style-name="ce238">
            <text:p><text:s/>44 926,59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11" table:style-name="ce603">
            <text:p>411</text:p>
          </table:table-cell>
          <table:table-cell office:value-type="string" table:style-name="ce327">
            <text:p>JG<text:s/></text:p>
          </table:table-cell>
          <table:table-cell table:style-name="ce327"/>
          <table:table-cell table:style-name="ce579"/>
          <table:table-cell table:style-name="ce327"/>
          <table:table-cell office:value-type="string" table:style-name="ce327">
            <text:p>Břeclav</text:p>
          </table:table-cell>
          <table:table-cell office:value-type="string" table:style-name="ce329">
            <text:p>W</text:p>
          </table:table-cell>
          <table:table-cell office:value-type="string" table:style-name="ce59">
            <text:p>N</text:p>
          </table:table-cell>
          <table:table-cell table:style-name="ce329"/>
          <table:table-cell table:style-name="ce331"/>
          <table:table-cell table:number-columns-repeated="2" table:style-name="ce333"/>
          <table:table-cell office:value-type="string" table:style-name="ce333">
            <text:p>Eda<text:s/></text:p>
          </table:table-cell>
          <table:table-cell office:value-type="string" table:style-name="ce333">
            <text:p>vyřizuje si jinde</text:p>
          </table:table-cell>
          <table:table-cell office:value-type="date" office:date-value="2022-08-18T00:00:00" table:style-name="ce334">
            <text:p>18.08.2022</text:p>
          </table:table-cell>
          <table:table-cell office:value-type="date" office:date-value="2022-08-18T00:00:00" table:style-name="ce334">
            <text:p>18.08.2022</text:p>
          </table:table-cell>
          <table:table-cell table:number-columns-repeated="5" table:style-name="ce340"/>
          <table:table-cell table:style-name="ce334"/>
          <table:table-cell table:style-name="ce331"/>
          <table:table-cell table:style-name="ce340"/>
          <table:table-cell table:style-name="ce479"/>
          <table:table-cell office:value-type="currency" office:value="0" table:formula="of:=([.M413]*1.15)*0.6" table:style-name="ce480">
            <text:p><text:s/>- <text:s text:c="2"/>Kč<text:s/></text:p>
          </table:table-cell>
          <table:table-cell table:style-name="ce340"/>
          <table:table-cell table:style-name="ce334"/>
          <table:table-cell table:number-columns-repeated="5" table:style-name="ce340"/>
          <table:table-cell office:value-type="currency" office:value="0" table:formula="of:=([.M413]*1.15)*0.3" table:style-name="ce343">
            <text:p><text:s/>- <text:s text:c="2"/>Kč<text:s/></text:p>
          </table:table-cell>
          <table:table-cell table:number-columns-repeated="9" table:style-name="ce340"/>
          <table:table-cell office:value-type="currency" office:value="0" table:formula="of:=([.M413]*1.15)*0.1" table:style-name="ce343">
            <text:p><text:s/>- <text:s text:c="2"/>Kč<text:s/></text:p>
          </table:table-cell>
          <table:table-cell table:number-columns-repeated="2" table:style-name="ce340"/>
          <table:table-cell table:number-columns-repeated="16337"/>
        </table:table-row>
        <table:table-row table:style-name="ro2">
          <table:table-cell table:style-name="ce1"/>
          <table:table-cell office:value-type="float" office:value="412" table:style-name="ce603">
            <text:p>412</text:p>
          </table:table-cell>
          <table:table-cell table:number-columns-repeated="2" table:style-name="ce194"/>
          <table:table-cell table:style-name="ce572"/>
          <table:table-cell table:style-name="ce194"/>
          <table:table-cell office:value-type="string" table:style-name="ce194">
            <text:p>Kozolupy u Plzně</text:p>
          </table:table-cell>
          <table:table-cell table:style-name="ce195"/>
          <table:table-cell office:value-type="string" table:style-name="ce59">
            <text:p>N</text:p>
          </table:table-cell>
          <table:table-cell office:value-type="string" table:style-name="ce195">
            <text:p>5,52 kWp</text:p>
          </table:table-cell>
          <table:table-cell table:style-name="ce196"/>
          <table:table-cell office:value-type="currency" office:value="363128" table:style-name="ce197">
            <text:p>363 128,00 Kč</text:p>
          </table:table-cell>
          <table:table-cell office:value-type="currency" office:value="442543" table:style-name="ce197">
            <text:p>442 543,00 Kč</text:p>
          </table:table-cell>
          <table:table-cell office:value-type="string" table:style-name="ce198">
            <text:p>web</text:p>
          </table:table-cell>
          <table:table-cell office:value-type="string" table:style-name="ce198">
            <text:p>nemá finance</text:p>
          </table:table-cell>
          <table:table-cell office:value-type="date" office:date-value="2022-08-15T00:00:00" table:style-name="ce22">
            <text:p>15.08.2022</text:p>
          </table:table-cell>
          <table:table-cell office:value-type="date" office:date-value="2022-08-18T00:00:00" table:style-name="ce22">
            <text:p>18.08.2022</text:p>
          </table:table-cell>
          <table:table-cell table:style-name="ce90"/>
          <table:table-cell office:value-type="date" office:date-value="2022-09-29T00:00:00" table:style-name="ce22">
            <text:p>29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05354.67" table:formula="of:=([.M414]*1.15)*0.6" table:style-name="ce237">
            <text:p><text:s/>305 354,67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52677.33499999999" table:formula="of:=([.M414]*1.15)*0.3" table:style-name="ce238">
            <text:p><text:s/>152 677,34 Kč<text:s/></text:p>
          </table:table-cell>
          <table:table-cell table:number-columns-repeated="9" table:style-name="ce90"/>
          <table:table-cell office:value-type="currency" office:value="50892.445" table:formula="of:=([.M414]*1.15)*0.1" table:style-name="ce238">
            <text:p><text:s/>50 892,45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13" table:style-name="ce603">
            <text:p>413</text:p>
          </table:table-cell>
          <table:table-cell table:number-columns-repeated="2" table:style-name="ce194"/>
          <table:table-cell table:style-name="ce572"/>
          <table:table-cell table:style-name="ce194"/>
          <table:table-cell office:value-type="string" table:style-name="ce194">
            <text:p>Horažďovice</text:p>
          </table:table-cell>
          <table:table-cell table:style-name="ce195"/>
          <table:table-cell office:value-type="string" table:style-name="ce59">
            <text:p>N</text:p>
          </table:table-cell>
          <table:table-cell office:value-type="string" table:style-name="ce195">
            <text:p>8,28 kWp</text:p>
          </table:table-cell>
          <table:table-cell table:style-name="ce196"/>
          <table:table-cell office:value-type="currency" office:value="382884" table:style-name="ce197">
            <text:p>382 884,00 Kč</text:p>
          </table:table-cell>
          <table:table-cell office:value-type="currency" office:value="477923" table:style-name="ce197">
            <text:p>477 923,00 Kč</text:p>
          </table:table-cell>
          <table:table-cell office:value-type="string" table:style-name="ce198">
            <text:p>web</text:p>
          </table:table-cell>
          <table:table-cell office:value-type="string" table:style-name="ce198">
            <text:p>nechce, odeslaná CN</text:p>
          </table:table-cell>
          <table:table-cell office:value-type="date" office:date-value="2022-08-14T00:00:00" table:style-name="ce199">
            <text:p>14.08.2022</text:p>
          </table:table-cell>
          <table:table-cell office:value-type="date" office:date-value="2022-08-18T00:00:00" table:style-name="ce199">
            <text:p>18.08.2022</text:p>
          </table:table-cell>
          <table:table-cell table:style-name="ce473"/>
          <table:table-cell office:value-type="date" office:date-value="2022-08-30T00:00:00" table:style-name="ce199">
            <text:p>30.08.2022</text:p>
          </table:table-cell>
          <table:table-cell table:number-columns-repeated="3" table:style-name="ce473"/>
          <table:table-cell table:style-name="ce199"/>
          <table:table-cell table:style-name="ce196"/>
          <table:table-cell table:style-name="ce473"/>
          <table:table-cell table:style-name="ce474"/>
          <table:table-cell office:value-type="currency" office:value="329766.86999999994" table:formula="of:=([.M415]*1.15)*0.6" table:style-name="ce475">
            <text:p><text:s/>329 766,87 Kč<text:s/></text:p>
          </table:table-cell>
          <table:table-cell table:style-name="ce473"/>
          <table:table-cell table:style-name="ce199"/>
          <table:table-cell table:number-columns-repeated="5" table:style-name="ce473"/>
          <table:table-cell office:value-type="currency" office:value="164883.43499999997" table:formula="of:=([.M415]*1.15)*0.3" table:style-name="ce229">
            <text:p><text:s/>164 883,44 Kč<text:s/></text:p>
          </table:table-cell>
          <table:table-cell table:number-columns-repeated="9" table:style-name="ce473"/>
          <table:table-cell office:value-type="currency" office:value="54961.144999999997" table:formula="of:=([.M415]*1.15)*0.1" table:style-name="ce398">
            <text:p><text:s/>54 961,15 Kč<text:s/></text:p>
          </table:table-cell>
          <table:table-cell table:number-columns-repeated="2" table:style-name="ce473"/>
          <table:table-cell table:number-columns-repeated="16337"/>
        </table:table-row>
        <table:table-row table:style-name="ro2">
          <table:table-cell table:style-name="ce74"/>
          <table:table-cell office:value-type="float" office:value="414" table:style-name="ce603">
            <text:p>414</text:p>
          </table:table-cell>
          <table:table-cell office:value-type="string" table:style-name="ce194">
            <text:p>JG<text:s/>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Zábřeh u Šumperku</text:p>
          </table:table-cell>
          <table:table-cell table:style-name="ce195"/>
          <table:table-cell office:value-type="string" table:style-name="ce59">
            <text:p>O</text:p>
          </table:table-cell>
          <table:table-cell office:value-type="string" table:style-name="ce195">
            <text:p>9,66 kWp</text:p>
          </table:table-cell>
          <table:table-cell table:style-name="ce196"/>
          <table:table-cell office:value-type="currency" office:value="416352" table:style-name="ce197">
            <text:p>416 352,00 Kč</text:p>
          </table:table-cell>
          <table:table-cell office:value-type="currency" office:value="518784" table:style-name="ce197">
            <text:p>518 784,00 Kč</text:p>
          </table:table-cell>
          <table:table-cell office:value-type="string" table:style-name="ce198">
            <text:p>web</text:p>
          </table:table-cell>
          <table:table-cell office:value-type="string" table:style-name="ce198">
            <text:p>zavolat na jaře, vysoká cena</text:p>
          </table:table-cell>
          <table:table-cell office:value-type="date" office:date-value="2022-08-13T00:00:00" table:style-name="ce22">
            <text:p>13.08.2022</text:p>
          </table:table-cell>
          <table:table-cell office:value-type="date" office:date-value="2022-08-18T00:00:00" table:style-name="ce22">
            <text:p>18.08.2022</text:p>
          </table:table-cell>
          <table:table-cell table:style-name="ce90"/>
          <table:table-cell office:value-type="date" office:date-value="2022-08-23T00:00:00" table:style-name="ce22">
            <text:p>23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57960.95999999996" table:formula="of:=([.M416]*1.15)*0.6" table:style-name="ce237">
            <text:p><text:s/>357 960,96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78980.47999999998" table:formula="of:=([.M416]*1.15)*0.3" table:style-name="ce238">
            <text:p><text:s/>178 980,48 Kč<text:s/></text:p>
          </table:table-cell>
          <table:table-cell table:number-columns-repeated="9" table:style-name="ce90"/>
          <table:table-cell office:value-type="currency" office:value="59660.160000000003" table:formula="of:=([.M416]*1.15)*0.1" table:style-name="ce238">
            <text:p><text:s/>59 660,16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15" table:style-name="ce603">
            <text:p>415</text:p>
          </table:table-cell>
          <table:table-cell office:value-type="string" table:style-name="ce84">
            <text:p>JG<text:s text:c="3"/>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Spálené Poříčí</text:p>
          </table:table-cell>
          <table:table-cell table:style-name="ce85"/>
          <table:table-cell office:value-type="string" table:style-name="ce24">
            <text:p>O</text:p>
          </table:table-cell>
          <table:table-cell office:value-type="string" table:style-name="ce85">
            <text:p>6,9 kWp</text:p>
          </table:table-cell>
          <table:table-cell table:style-name="ce178"/>
          <table:table-cell office:value-type="currency" office:value="363583" table:style-name="ce88">
            <text:p>363 583,00 Kč</text:p>
          </table:table-cell>
          <table:table-cell office:value-type="currency" office:value="454152" table:style-name="ce88">
            <text:p>454 152,00 Kč</text:p>
          </table:table-cell>
          <table:table-cell office:value-type="string" table:style-name="ce112">
            <text:p>web</text:p>
          </table:table-cell>
          <table:table-cell office:value-type="string" table:style-name="ce112">
            <text:p>je v památ. zóně, volat jaro 23</text:p>
          </table:table-cell>
          <table:table-cell office:value-type="date" office:date-value="2022-08-09T00:00:00" table:style-name="ce22">
            <text:p>09.08.2022</text:p>
          </table:table-cell>
          <table:table-cell office:value-type="date" office:date-value="2022-08-18T00:00:00" table:style-name="ce22">
            <text:p>18.08.2022</text:p>
          </table:table-cell>
          <table:table-cell table:style-name="ce90"/>
          <table:table-cell office:value-type="date" office:date-value="2022-08-23T00:00:00" table:style-name="ce22">
            <text:p>23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13364.88" table:formula="of:=([.M417]*1.15)*0.6" table:style-name="ce237">
            <text:p><text:s/>313 364,88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56682.44" table:formula="of:=([.M417]*1.15)*0.3" table:style-name="ce238">
            <text:p><text:s/>156 682,44 Kč<text:s/></text:p>
          </table:table-cell>
          <table:table-cell table:number-columns-repeated="9" table:style-name="ce90"/>
          <table:table-cell office:value-type="currency" office:value="52227.48" table:formula="of:=([.M417]*1.15)*0.1" table:style-name="ce238">
            <text:p><text:s/>52 227,48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16" table:style-name="ce603">
            <text:p>416</text:p>
          </table:table-cell>
          <table:table-cell office:value-type="string" table:style-name="ce194">
            <text:p>JG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Letohrad</text:p>
          </table:table-cell>
          <table:table-cell table:style-name="ce195"/>
          <table:table-cell office:value-type="string" table:style-name="ce59">
            <text:p>O</text:p>
          </table:table-cell>
          <table:table-cell office:value-type="string" table:style-name="ce195">
            <text:p>9,66 kWp</text:p>
          </table:table-cell>
          <table:table-cell table:style-name="ce196"/>
          <table:table-cell table:number-columns-repeated="2" table:style-name="ce198"/>
          <table:table-cell office:value-type="string" table:style-name="ce198">
            <text:p>web</text:p>
          </table:table-cell>
          <table:table-cell office:value-type="string" table:style-name="ce198">
            <text:p>zatím nemá zájem, možná se příští rok ozve</text:p>
          </table:table-cell>
          <table:table-cell office:value-type="date" office:date-value="2022-08-09T00:00:00" table:style-name="ce22">
            <text:p>09.08.2022</text:p>
          </table:table-cell>
          <table:table-cell office:value-type="date" office:date-value="2022-08-18T00:00:00" table:style-name="ce22">
            <text:p>18.08.2022</text:p>
          </table:table-cell>
          <table:table-cell table:style-name="ce90"/>
          <table:table-cell office:value-type="date" office:date-value="2022-09-02T00:00:00" table:style-name="ce22">
            <text:p>02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418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18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18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17" table:style-name="ce603">
            <text:p>417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Březová</text:p>
          </table:table-cell>
          <table:table-cell office:value-type="string" table:style-name="ce329">
            <text:p>TČ,WB</text:p>
          </table:table-cell>
          <table:table-cell office:value-type="string" table:style-name="ce59">
            <text:p>N</text:p>
          </table:table-cell>
          <table:table-cell office:value-type="string" table:style-name="ce329">
            <text:p>6,9 kWp</text:p>
          </table:table-cell>
          <table:table-cell table:style-name="ce331"/>
          <table:table-cell office:value-type="currency" office:value="437818" table:style-name="ce332">
            <text:p>437 818,00 Kč</text:p>
          </table:table-cell>
          <table:table-cell office:value-type="currency" office:value="543191" table:style-name="ce332">
            <text:p>543 191,00 Kč</text:p>
          </table:table-cell>
          <table:table-cell office:value-type="string" table:style-name="ce333">
            <text:p>web</text:p>
          </table:table-cell>
          <table:table-cell office:value-type="string" table:style-name="ce333">
            <text:p>nechce</text:p>
          </table:table-cell>
          <table:table-cell office:value-type="date" office:date-value="2022-08-07T00:00:00" table:style-name="ce334">
            <text:p>07.08.2022</text:p>
          </table:table-cell>
          <table:table-cell office:value-type="date" office:date-value="2022-08-18T00:00:00" table:style-name="ce334">
            <text:p>18.08.2022</text:p>
          </table:table-cell>
          <table:table-cell table:style-name="ce340"/>
          <table:table-cell office:value-type="date" office:date-value="2022-09-02T00:00:00" table:style-name="ce334">
            <text:p>02.09.2022</text:p>
          </table:table-cell>
          <table:table-cell table:number-columns-repeated="3" table:style-name="ce340"/>
          <table:table-cell table:style-name="ce334"/>
          <table:table-cell table:style-name="ce331"/>
          <table:table-cell table:style-name="ce340"/>
          <table:table-cell table:style-name="ce479"/>
          <table:table-cell office:value-type="currency" office:value="374801.78999999992" table:formula="of:=([.M419]*1.15)*0.6" table:style-name="ce480">
            <text:p><text:s/>374 801,79 Kč<text:s/></text:p>
          </table:table-cell>
          <table:table-cell table:style-name="ce340"/>
          <table:table-cell table:style-name="ce334"/>
          <table:table-cell table:number-columns-repeated="5" table:style-name="ce340"/>
          <table:table-cell office:value-type="currency" office:value="187400.89499999996" table:formula="of:=([.M419]*1.15)*0.3" table:style-name="ce343">
            <text:p><text:s/>187 400,90 Kč<text:s/></text:p>
          </table:table-cell>
          <table:table-cell table:number-columns-repeated="9" table:style-name="ce340"/>
          <table:table-cell office:value-type="currency" office:value="62466.964999999997" table:formula="of:=([.M419]*1.15)*0.1" table:style-name="ce343">
            <text:p><text:s/>62 466,97 Kč<text:s/></text:p>
          </table:table-cell>
          <table:table-cell table:number-columns-repeated="2" table:style-name="ce340"/>
          <table:table-cell table:number-columns-repeated="16337"/>
        </table:table-row>
        <table:table-row table:style-name="ro2">
          <table:table-cell table:style-name="ce74"/>
          <table:table-cell office:value-type="float" office:value="418" table:style-name="ce603">
            <text:p>418</text:p>
          </table:table-cell>
          <table:table-cell office:value-type="string" table:style-name="ce194">
            <text:p>JG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Brandýs nad Labem</text:p>
          </table:table-cell>
          <table:table-cell office:value-type="string" table:style-name="ce195">
            <text:p>WB</text:p>
          </table:table-cell>
          <table:table-cell office:value-type="string" table:style-name="ce59">
            <text:p>O</text:p>
          </table:table-cell>
          <table:table-cell office:value-type="string" table:style-name="ce195">
            <text:p>8,74 kWp</text:p>
          </table:table-cell>
          <table:table-cell table:style-name="ce196"/>
          <table:table-cell office:value-type="currency" office:value="430935" table:style-name="ce197">
            <text:p>430 935,00 Kč</text:p>
          </table:table-cell>
          <table:table-cell office:value-type="currency" office:value="534935" table:style-name="ce197">
            <text:p>534 935,00 Kč</text:p>
          </table:table-cell>
          <table:table-cell office:value-type="string" table:style-name="ce198">
            <text:p>web</text:p>
          </table:table-cell>
          <table:table-cell office:value-type="string" table:style-name="ce198">
            <text:p>momentálně nemá finance, nechce</text:p>
          </table:table-cell>
          <table:table-cell office:value-type="date" office:date-value="2022-08-05T00:00:00" table:style-name="ce22">
            <text:p>05.08.2022</text:p>
          </table:table-cell>
          <table:table-cell office:value-type="date" office:date-value="2022-08-18T00:00:00" table:style-name="ce22">
            <text:p>18.08.2022</text:p>
          </table:table-cell>
          <table:table-cell table:style-name="ce90"/>
          <table:table-cell office:value-type="date" office:date-value="2022-09-02T00:00:00" table:style-name="ce22">
            <text:p>02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69105.14999999997" table:formula="of:=([.M420]*1.15)*0.6" table:style-name="ce237">
            <text:p><text:s/>369 105,15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84552.57499999998" table:formula="of:=([.M420]*1.15)*0.3" table:style-name="ce238">
            <text:p><text:s/>184 552,58 Kč<text:s/></text:p>
          </table:table-cell>
          <table:table-cell table:number-columns-repeated="9" table:style-name="ce90"/>
          <table:table-cell office:value-type="currency" office:value="61517.525000000001" table:formula="of:=([.M420]*1.15)*0.1" table:style-name="ce238">
            <text:p><text:s/>61 517,53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19" table:style-name="ce603">
            <text:p>419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Prušánky</text:p>
          </table:table-cell>
          <table:table-cell office:value-type="string" table:style-name="ce85">
            <text:p>LM</text:p>
          </table:table-cell>
          <table:table-cell office:value-type="string" table:style-name="ce24">
            <text:p>O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349218" table:style-name="ce88">
            <text:p>349 218,00 Kč</text:p>
          </table:table-cell>
          <table:table-cell office:value-type="currency" office:value="434867" table:style-name="ce88">
            <text:p>434 867,00 Kč</text:p>
          </table:table-cell>
          <table:table-cell office:value-type="string" table:style-name="ce112">
            <text:p>web<text:s/></text:p>
          </table:table-cell>
          <table:table-cell office:value-type="string" table:style-name="ce112">
            <text:p>řeší mikrozdroj - zatím pozastavil 7.10.2022</text:p>
          </table:table-cell>
          <table:table-cell office:value-type="date" office:date-value="2022-07-24T00:00:00" table:style-name="ce22">
            <text:p>24.07.2022</text:p>
          </table:table-cell>
          <table:table-cell office:value-type="date" office:date-value="2022-08-18T00:00:00" table:style-name="ce22">
            <text:p>18.08.2022</text:p>
          </table:table-cell>
          <table:table-cell table:style-name="ce90"/>
          <table:table-cell office:value-type="date" office:date-value="2022-08-19T00:00:00" table:style-name="ce22">
            <text:p>19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00058.23" table:formula="of:=([.M421]*1.15)*0.6" table:style-name="ce237">
            <text:p><text:s/>300 058,23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50029.11499999999" table:formula="of:=([.M421]*1.15)*0.3" table:style-name="ce238">
            <text:p><text:s/>150 029,12 Kč<text:s/></text:p>
          </table:table-cell>
          <table:table-cell table:number-columns-repeated="9" table:style-name="ce90"/>
          <table:table-cell office:value-type="currency" office:value="50009.705000000002" table:formula="of:=([.M421]*1.15)*0.1" table:style-name="ce238">
            <text:p><text:s/>50 009,71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20" table:style-name="ce603">
            <text:p>420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Okrouhlá - Blansko</text:p>
          </table:table-cell>
          <table:table-cell office:value-type="string" table:style-name="ce85">
            <text:p>LM</text:p>
          </table:table-cell>
          <table:table-cell office:value-type="string" table:style-name="ce24">
            <text:p>O</text:p>
          </table:table-cell>
          <table:table-cell office:value-type="string" table:style-name="ce85">
            <text:p>8,28 kWp</text:p>
          </table:table-cell>
          <table:table-cell table:style-name="ce178"/>
          <table:table-cell office:value-type="currency" office:value="318177" table:style-name="ce88">
            <text:p>318 177,00 Kč</text:p>
          </table:table-cell>
          <table:table-cell office:value-type="currency" office:value="394781" table:style-name="ce88">
            <text:p>394 781,00 Kč</text:p>
          </table:table-cell>
          <table:table-cell office:value-type="string" table:style-name="ce112">
            <text:p>web</text:p>
          </table:table-cell>
          <table:table-cell office:value-type="string" table:style-name="ce112">
            <text:p>ozve se na jaře 2023</text:p>
          </table:table-cell>
          <table:table-cell office:value-type="date" office:date-value="2022-07-24T00:00:00" table:style-name="ce22">
            <text:p>24.07.2022</text:p>
          </table:table-cell>
          <table:table-cell office:value-type="date" office:date-value="2022-08-18T00:00:00" table:style-name="ce22">
            <text:p>18.08.2022</text:p>
          </table:table-cell>
          <table:table-cell table:style-name="ce90"/>
          <table:table-cell office:value-type="date" office:date-value="2022-08-19T00:00:00" table:style-name="ce22">
            <text:p>19.08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272398.88999999996" table:formula="of:=([.M422]*1.15)*0.6" table:style-name="ce237">
            <text:p><text:s/>272 398,89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36199.44499999998" table:formula="of:=([.M422]*1.15)*0.3" table:style-name="ce238">
            <text:p><text:s/>136 199,45 Kč<text:s/></text:p>
          </table:table-cell>
          <table:table-cell table:number-columns-repeated="9" table:style-name="ce90"/>
          <table:table-cell office:value-type="currency" office:value="45399.815000000002" table:formula="of:=([.M422]*1.15)*0.1" table:style-name="ce238">
            <text:p><text:s/>45 399,8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21" table:style-name="ce603">
            <text:p>421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Břeclav</text:p>
          </table:table-cell>
          <table:table-cell table:style-name="ce329"/>
          <table:table-cell office:value-type="string" table:style-name="ce330">
            <text:p>N</text:p>
          </table:table-cell>
          <table:table-cell office:value-type="string" table:style-name="ce329">
            <text:p>7,36 kWp</text:p>
          </table:table-cell>
          <table:table-cell table:style-name="ce331"/>
          <table:table-cell office:value-type="currency" office:value="391524" table:style-name="ce332">
            <text:p>391 524,00 Kč</text:p>
          </table:table-cell>
          <table:table-cell office:value-type="currency" office:value="489406" table:style-name="ce332">
            <text:p>489 406,00 Kč</text:p>
          </table:table-cell>
          <table:table-cell office:value-type="string" table:style-name="ce333">
            <text:p>web</text:p>
          </table:table-cell>
          <table:table-cell office:value-type="string" table:style-name="ce333">
            <text:p>nekontaktní</text:p>
          </table:table-cell>
          <table:table-cell office:value-type="date" office:date-value="2022-07-27T00:00:00" table:style-name="ce22">
            <text:p>27.07.2022</text:p>
          </table:table-cell>
          <table:table-cell office:value-type="date" office:date-value="2022-08-23T00:00:00" table:style-name="ce22">
            <text:p>23.08.2022</text:p>
          </table:table-cell>
          <table:table-cell table:style-name="ce90"/>
          <table:table-cell office:value-type="date" office:date-value="2022-09-02T00:00:00" table:style-name="ce22">
            <text:p>02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37690.13999999996" table:formula="of:=([.M423]*1.15)*0.6" table:style-name="ce237">
            <text:p><text:s/>337 690,14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8845.06999999998" table:formula="of:=([.M423]*1.15)*0.3" table:style-name="ce238">
            <text:p><text:s/>168 845,07 Kč<text:s/></text:p>
          </table:table-cell>
          <table:table-cell table:number-columns-repeated="9" table:style-name="ce90"/>
          <table:table-cell office:value-type="currency" office:value="56281.689999999995" table:formula="of:=([.M423]*1.15)*0.1" table:style-name="ce238">
            <text:p><text:s/>56 281,69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22" table:style-name="ce603">
            <text:p>422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Hodonín</text:p>
          </table:table-cell>
          <table:table-cell table:style-name="ce85"/>
          <table:table-cell office:value-type="string" table:style-name="ce24">
            <text:p>CN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54566" table:style-name="ce88">
            <text:p>354 566,00 Kč</text:p>
          </table:table-cell>
          <table:table-cell office:value-type="currency" office:value="439908" table:style-name="ce88">
            <text:p>439 908,00 Kč</text:p>
          </table:table-cell>
          <table:table-cell office:value-type="string" table:style-name="ce112">
            <text:p>web</text:p>
          </table:table-cell>
          <table:table-cell office:value-type="string" table:style-name="ce112">
            <text:p>žádost o T.O. (12.09., znovu 05.10.) RČ</text:p>
          </table:table-cell>
          <table:table-cell office:value-type="date" office:date-value="2022-07-27T00:00:00" table:style-name="ce22">
            <text:p>27.07.2022</text:p>
          </table:table-cell>
          <table:table-cell office:value-type="date" office:date-value="2022-08-23T00:00:00" table:style-name="ce22">
            <text:p>23.08.2022</text:p>
          </table:table-cell>
          <table:table-cell table:style-name="ce90"/>
          <table:table-cell office:value-type="date" office:date-value="2022-09-08T00:00:00" table:style-name="ce22">
            <text:p>08.09.2022</text:p>
          </table:table-cell>
          <table:table-cell table:number-columns-repeated="2" table:style-name="ce90"/>
          <table:table-cell office:value-type="date" office:date-value="2022-09-13T00:00:00" table:style-name="ce22">
            <text:p>13.09.2022</text:p>
          </table:table-cell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03536.51999999996" table:formula="of:=([.M424]*1.15)*0.6" table:style-name="ce237">
            <text:p><text:s/>303 536,52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51768.25999999998" table:formula="of:=([.M424]*1.15)*0.3" table:style-name="ce238">
            <text:p><text:s/>151 768,26 Kč<text:s/></text:p>
          </table:table-cell>
          <table:table-cell table:number-columns-repeated="9" table:style-name="ce90"/>
          <table:table-cell office:value-type="currency" office:value="50589.42" table:formula="of:=([.M424]*1.15)*0.1" table:style-name="ce238">
            <text:p><text:s/>50 589,4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23" table:style-name="ce603">
            <text:p>423</text:p>
          </table:table-cell>
          <table:table-cell table:number-columns-repeated="2" table:style-name="ce425"/>
          <table:table-cell table:style-name="ce566"/>
          <table:table-cell table:style-name="ce57"/>
          <table:table-cell office:value-type="string" table:style-name="ce57">
            <text:p>Malé Hoštice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9,66 kwp</text:p>
          </table:table-cell>
          <table:table-cell table:style-name="ce157"/>
          <table:table-cell table:number-columns-repeated="2" table:style-name="ce167"/>
          <table:table-cell office:value-type="string" table:style-name="ce167">
            <text:p>Staňa Lokaj</text:p>
          </table:table-cell>
          <table:table-cell office:value-type="string" table:style-name="ce167">
            <text:p>(již má na domě FVE-bez dotace)</text:p>
          </table:table-cell>
          <table:table-cell table:style-name="ce97"/>
          <table:table-cell office:value-type="date" office:date-value="2022-08-23T00:00:00" table:style-name="ce65">
            <text:p>23.08.2022</text:p>
          </table:table-cell>
          <table:table-cell table:number-columns-repeated="2" table:style-name="ce97"/>
          <table:table-cell table:number-columns-repeated="3" table:style-name="ce39"/>
          <table:table-cell table:style-name="ce52"/>
          <table:table-cell table:style-name="ce180"/>
          <table:table-cell table:style-name="ce39"/>
          <table:table-cell table:style-name="ce478"/>
          <table:table-cell office:value-type="currency" office:value="0" table:formula="of:=([.M425]*1.15)*0.6" table:style-name="ce228">
            <text:p><text:s/>- <text:s text:c="2"/>Kč<text:s/></text:p>
          </table:table-cell>
          <table:table-cell table:style-name="ce39"/>
          <table:table-cell table:style-name="ce52"/>
          <table:table-cell table:number-columns-repeated="5" table:style-name="ce39"/>
          <table:table-cell office:value-type="currency" office:value="0" table:formula="of:=([.M425]*1.15)*0.3" table:style-name="ce229">
            <text:p><text:s/>- <text:s text:c="2"/>Kč<text:s/></text:p>
          </table:table-cell>
          <table:table-cell table:number-columns-repeated="9" table:style-name="ce39"/>
          <table:table-cell office:value-type="currency" office:value="0" table:formula="of:=([.M425]*1.15)*0.1" table:style-name="ce229">
            <text:p><text:s/>- <text:s text:c="2"/>Kč<text:s/></text:p>
          </table:table-cell>
          <table:table-cell table:number-columns-repeated="2" table:style-name="ce39"/>
          <table:table-cell table:number-columns-repeated="16337"/>
        </table:table-row>
        <table:table-row table:style-name="ro2">
          <table:table-cell table:style-name="ce1"/>
          <table:table-cell office:value-type="float" office:value="424" table:style-name="ce603">
            <text:p>424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Čejkovice</text:p>
          </table:table-cell>
          <table:table-cell office:value-type="string" table:style-name="ce58">
            <text:p>LM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9,66 kWp</text:p>
          </table:table-cell>
          <table:table-cell table:style-name="ce157"/>
          <table:table-cell table:number-columns-repeated="2" table:style-name="ce167"/>
          <table:table-cell office:value-type="string" table:style-name="ce167">
            <text:p>mail</text:p>
          </table:table-cell>
          <table:table-cell office:value-type="string" table:style-name="ce167">
            <text:p>E. Michna 20.9. ON, konkurence</text:p>
          </table:table-cell>
          <table:table-cell table:style-name="ce97"/>
          <table:table-cell office:value-type="date" office:date-value="2022-08-23T00:00:00" table:style-name="ce65">
            <text:p>23.08.2022</text:p>
          </table:table-cell>
          <table:table-cell office:value-type="date" office:date-value="2022-09-20T00:00:00" table:style-name="ce65">
            <text:p>20.09.2022</text:p>
          </table:table-cell>
          <table:table-cell table:style-name="ce97"/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426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26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26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25" table:style-name="ce603">
            <text:p>425</text:p>
          </table:table-cell>
          <table:table-cell office:value-type="string" table:style-name="ce194">
            <text:p>JG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Milotice</text:p>
          </table:table-cell>
          <table:table-cell table:style-name="ce195"/>
          <table:table-cell office:value-type="string" table:style-name="ce59">
            <text:p>O</text:p>
          </table:table-cell>
          <table:table-cell office:value-type="string" table:style-name="ce195">
            <text:p>5,52 kWp</text:p>
          </table:table-cell>
          <table:table-cell table:style-name="ce196"/>
          <table:table-cell office:value-type="currency" office:value="340811" table:style-name="ce197">
            <text:p>340 811,00 Kč</text:p>
          </table:table-cell>
          <table:table-cell office:value-type="currency" office:value="423323" table:style-name="ce197">
            <text:p>423 323,00 Kč</text:p>
          </table:table-cell>
          <table:table-cell office:value-type="string" table:style-name="ce198">
            <text:p>Staňa Lokaj</text:p>
          </table:table-cell>
          <table:table-cell office:value-type="string" table:style-name="ce198">
            <text:p>CN Odesl, realizaci chce příští rok</text:p>
          </table:table-cell>
          <table:table-cell office:value-type="date" office:date-value="2022-08-23T00:00:00" table:style-name="ce22">
            <text:p>23.08.2022</text:p>
          </table:table-cell>
          <table:table-cell office:value-type="date" office:date-value="2022-08-23T00:00:00" table:style-name="ce22">
            <text:p>23.08.2022</text:p>
          </table:table-cell>
          <table:table-cell table:style-name="ce90"/>
          <table:table-cell office:value-type="date" office:date-value="2022-09-08T00:00:00" table:style-name="ce22">
            <text:p>08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292092.86999999994" table:formula="of:=([.M427]*1.15)*0.6" table:style-name="ce237">
            <text:p><text:s/>292 092,87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46046.43499999997" table:formula="of:=([.M427]*1.15)*0.3" table:style-name="ce238">
            <text:p><text:s/>146 046,44 Kč<text:s/></text:p>
          </table:table-cell>
          <table:table-cell table:number-columns-repeated="9" table:style-name="ce90"/>
          <table:table-cell office:value-type="currency" office:value="48682.144999999997" table:formula="of:=([.M427]*1.15)*0.1" table:style-name="ce238">
            <text:p><text:s/>48 682,15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26" table:style-name="ce603">
            <text:p>426</text:p>
          </table:table-cell>
          <table:table-cell office:value-type="string" table:style-name="ce84">
            <text:p>JH, 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Rataje</text:p>
          </table:table-cell>
          <table:table-cell table:style-name="ce85"/>
          <table:table-cell office:value-type="string" table:style-name="ce430">
            <text:p>SoD + D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394323" table:style-name="ce88">
            <text:p>394 323,00 Kč</text:p>
          </table:table-cell>
          <table:table-cell office:value-type="currency" office:value="490251" table:style-name="ce88">
            <text:p>490 251,00 Kč</text:p>
          </table:table-cell>
          <table:table-cell office:value-type="string" table:style-name="ce112">
            <text:p>web - telefon</text:p>
          </table:table-cell>
          <table:table-cell office:value-type="string" table:style-name="ce481">
            <text:p>odeslána žádost na distribuci</text:p>
          </table:table-cell>
          <table:table-cell office:value-type="date" office:date-value="2022-08-23T00:00:00" table:style-name="ce22">
            <text:p>23.08.2022</text:p>
          </table:table-cell>
          <table:table-cell office:value-type="date" office:date-value="2022-08-23T00:00:00" table:style-name="ce22">
            <text:p>23.08.2022</text:p>
          </table:table-cell>
          <table:table-cell table:style-name="ce90"/>
          <table:table-cell office:value-type="date" office:date-value="2022-09-06T00:00:00" table:style-name="ce22">
            <text:p>06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38273.18999999994" table:formula="of:=([.M428]*1.15)*0.6" table:style-name="ce237">
            <text:p><text:s/>338 273,19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9136.59499999997" table:formula="of:=([.M428]*1.15)*0.3" table:style-name="ce238">
            <text:p><text:s/>169 136,60 Kč<text:s/></text:p>
          </table:table-cell>
          <table:table-cell table:number-columns-repeated="9" table:style-name="ce90"/>
          <table:table-cell office:value-type="currency" office:value="56378.864999999991" table:formula="of:=([.M428]*1.15)*0.1" table:style-name="ce238">
            <text:p><text:s/>56 378,87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27" table:style-name="ce603">
            <text:p>427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Sezimovo Ústí</text:p>
          </table:table-cell>
          <table:table-cell table:style-name="ce329"/>
          <table:table-cell office:value-type="string" table:style-name="ce59">
            <text:p>N</text:p>
          </table:table-cell>
          <table:table-cell office:value-type="string" table:style-name="ce329">
            <text:p>7,36 kWp</text:p>
          </table:table-cell>
          <table:table-cell table:style-name="ce331"/>
          <table:table-cell office:value-type="currency" office:value="416853" table:style-name="ce332">
            <text:p>416 853,00 Kč</text:p>
          </table:table-cell>
          <table:table-cell office:value-type="currency" office:value="514664" table:style-name="ce332">
            <text:p>514 664,00 Kč</text:p>
          </table:table-cell>
          <table:table-cell office:value-type="string" table:style-name="ce333">
            <text:p>web</text:p>
          </table:table-cell>
          <table:table-cell office:value-type="string" table:style-name="ce482">
            <text:p>podepsal jinde</text:p>
          </table:table-cell>
          <table:table-cell office:value-type="date" office:date-value="2022-08-24T00:00:00" table:style-name="ce334">
            <text:p>24.08.2022</text:p>
          </table:table-cell>
          <table:table-cell office:value-type="date" office:date-value="2022-08-24T00:00:00" table:style-name="ce334">
            <text:p>24.08.2022</text:p>
          </table:table-cell>
          <table:table-cell table:style-name="ce340"/>
          <table:table-cell office:value-type="date" office:date-value="2022-09-15T00:00:00" table:style-name="ce334">
            <text:p>15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55118.16" table:formula="of:=([.M429]*1.15)*0.6" table:style-name="ce237">
            <text:p><text:s/>355 118,16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77559.08" table:formula="of:=([.M429]*1.15)*0.3" table:style-name="ce238">
            <text:p><text:s/>177 559,08 Kč<text:s/></text:p>
          </table:table-cell>
          <table:table-cell table:number-columns-repeated="9" table:style-name="ce90"/>
          <table:table-cell office:value-type="currency" office:value="59186.36" table:formula="of:=([.M429]*1.15)*0.1" table:style-name="ce238">
            <text:p><text:s/>59 186,36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28" table:style-name="ce603">
            <text:p>428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Čejč</text:p>
          </table:table-cell>
          <table:table-cell table:style-name="ce85"/>
          <table:table-cell office:value-type="string" table:style-name="ce24">
            <text:p>ZR</text:p>
          </table:table-cell>
          <table:table-cell office:value-type="string" table:style-name="ce85">
            <text:p>8,28 kWp</text:p>
          </table:table-cell>
          <table:table-cell table:style-name="ce178"/>
          <table:table-cell table:number-columns-repeated="2" table:style-name="ce112"/>
          <table:table-cell office:value-type="string" table:style-name="ce112">
            <text:p>Eda<text:s/></text:p>
          </table:table-cell>
          <table:table-cell office:value-type="string" table:style-name="ce112">
            <text:p>žádost na EG.D schválena 20.09.2022</text:p>
          </table:table-cell>
          <table:table-cell office:value-type="date" office:date-value="2022-08-24T00:00:00" table:style-name="ce22">
            <text:p>24.08.2022</text:p>
          </table:table-cell>
          <table:table-cell table:number-columns-repeated="2" table:style-name="ce90"/>
          <table:table-cell table:style-name="ce22"/>
          <table:table-cell table:number-columns-repeated="3" table:style-name="ce90"/>
          <table:table-cell office:value-type="date" office:date-value="2022-08-24T00:00:00" table:style-name="ce22">
            <text:p>24.08.2022</text:p>
          </table:table-cell>
          <table:table-cell office:value-type="string" table:style-name="ce178">
            <text:p>č. 9002027927</text:p>
          </table:table-cell>
          <table:table-cell table:style-name="ce90"/>
          <table:table-cell table:style-name="ce471"/>
          <table:table-cell office:value-type="currency" office:value="0" table:formula="of:=([.M430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30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30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29" table:style-name="ce603">
            <text:p>429</text:p>
          </table:table-cell>
          <table:table-cell office:value-type="string" table:style-name="ce84">
            <text:p>JG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Čejč</text:p>
          </table:table-cell>
          <table:table-cell table:style-name="ce85"/>
          <table:table-cell office:value-type="string" table:style-name="ce24">
            <text:p>CN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392621" table:style-name="ce88">
            <text:p>392 621,00 Kč</text:p>
          </table:table-cell>
          <table:table-cell office:value-type="currency" office:value="488917" table:style-name="ce88">
            <text:p>488 917,00 Kč</text:p>
          </table:table-cell>
          <table:table-cell office:value-type="string" table:style-name="ce112">
            <text:p>Eda<text:s/></text:p>
          </table:table-cell>
          <table:table-cell office:value-type="string" table:style-name="ce112">
            <text:p>CN bez baterií - 25.11.</text:p>
          </table:table-cell>
          <table:table-cell office:value-type="date" office:date-value="2022-08-29T00:00:00" table:style-name="ce22">
            <text:p>29.08.2022</text:p>
          </table:table-cell>
          <table:table-cell office:value-type="date" office:date-value="2022-08-29T00:00:00" table:style-name="ce22">
            <text:p>29.08.2022</text:p>
          </table:table-cell>
          <table:table-cell table:style-name="ce90"/>
          <table:table-cell office:value-type="date" office:date-value="2022-11-25T00:00:00" table:style-name="ce22">
            <text:p>25.11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37352.72999999992" table:formula="of:=([.M431]*1.15)*0.6" table:style-name="ce237">
            <text:p><text:s/>337 352,73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8676.36499999996" table:formula="of:=([.M431]*1.15)*0.3" table:style-name="ce238">
            <text:p><text:s/>168 676,37 Kč<text:s/></text:p>
          </table:table-cell>
          <table:table-cell table:number-columns-repeated="9" table:style-name="ce90"/>
          <table:table-cell office:value-type="currency" office:value="56225.454999999994" table:formula="of:=([.M431]*1.15)*0.1" table:style-name="ce238">
            <text:p><text:s/>56 225,46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30" table:style-name="ce607">
            <text:p>430</text:p>
          </table:table-cell>
          <table:table-cell office:value-type="string" table:style-name="ce465">
            <text:p>JH, 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Uherské Hradiště</text:p>
          </table:table-cell>
          <table:table-cell office:value-type="string" table:style-name="ce85">
            <text:p>WB, ET10</text:p>
          </table:table-cell>
          <table:table-cell office:value-type="string" table:style-name="ce430">
            <text:p>SoD + D</text:p>
          </table:table-cell>
          <table:table-cell office:value-type="string" table:style-name="ce85">
            <text:p>9,66 kWp</text:p>
          </table:table-cell>
          <table:table-cell table:style-name="ce178"/>
          <table:table-cell table:style-name="ce483"/>
          <table:table-cell office:value-type="currency" office:value="567843" table:style-name="ce88">
            <text:p>567 843,00 Kč</text:p>
          </table:table-cell>
          <table:table-cell office:value-type="string" table:style-name="ce112">
            <text:p>Hrubošovi</text:p>
          </table:table-cell>
          <table:table-cell office:value-type="string" table:style-name="ce112">
            <text:p>egd 14.9.2022 - TO 23.11.2022</text:p>
          </table:table-cell>
          <table:table-cell office:value-type="date" office:date-value="2022-08-30T00:00:00" table:style-name="ce22">
            <text:p>30.08.2022</text:p>
          </table:table-cell>
          <table:table-cell office:value-type="date" office:date-value="2022-08-30T00:00:00" table:style-name="ce22">
            <text:p>30.08.2022</text:p>
          </table:table-cell>
          <table:table-cell table:style-name="ce90"/>
          <table:table-cell office:value-type="date" office:date-value="2020-01-01T00:00:00" table:style-name="ce22">
            <text:p>01.01.2020</text:p>
          </table:table-cell>
          <table:table-cell table:number-columns-repeated="3" table:style-name="ce90"/>
          <table:table-cell office:value-type="date" office:date-value="2022-10-06T00:00:00" table:style-name="ce22">
            <text:p>06.10.2022</text:p>
          </table:table-cell>
          <table:table-cell office:value-type="float" office:value="892286" table:style-name="ce178">
            <text:p>892286</text:p>
          </table:table-cell>
          <table:table-cell table:style-name="ce90"/>
          <table:table-cell table:style-name="ce471"/>
          <table:table-cell office:value-type="currency" office:value="391811.67" table:formula="of:=([.M432]*1.15)*0.6" table:style-name="ce237">
            <text:p><text:s/>391 811,67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95905.83499999999" table:formula="of:=([.M432]*1.15)*0.3" table:style-name="ce238">
            <text:p><text:s/>195 905,84 Kč<text:s/></text:p>
          </table:table-cell>
          <table:table-cell table:number-columns-repeated="9" table:style-name="ce90"/>
          <table:table-cell office:value-type="currency" office:value="65301.945" table:formula="of:=([.M432]*1.15)*0.1" table:style-name="ce238">
            <text:p><text:s/>65 301,95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31" table:style-name="ce607">
            <text:p>431</text:p>
          </table:table-cell>
          <table:table-cell office:value-type="string" table:style-name="ce465">
            <text:p>JH, 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Uherské Hradiště</text:p>
          </table:table-cell>
          <table:table-cell office:value-type="string" table:style-name="ce85">
            <text:p>WB+PS, ET10</text:p>
          </table:table-cell>
          <table:table-cell office:value-type="string" table:style-name="ce430">
            <text:p>SoD + D</text:p>
          </table:table-cell>
          <table:table-cell office:value-type="string" table:style-name="ce85">
            <text:p>9,66 kWp</text:p>
          </table:table-cell>
          <table:table-cell table:style-name="ce178"/>
          <table:table-cell table:style-name="ce483"/>
          <table:table-cell office:value-type="currency" office:value="585347" table:style-name="ce88">
            <text:p>585 347,00 Kč</text:p>
          </table:table-cell>
          <table:table-cell office:value-type="string" table:style-name="ce112">
            <text:p>Hrubošovi</text:p>
          </table:table-cell>
          <table:table-cell office:value-type="string" office:string-value="egd 14.9.2022 - TO 23.11.2022" table:formula="of:=[.O432]" table:style-name="ce112">
            <text:p><text:s/>egd 14.9.2022 - TO 23.11.2022<text:s/></text:p>
          </table:table-cell>
          <table:table-cell office:value-type="date" office:date-value="2022-08-30T00:00:00" table:style-name="ce22">
            <text:p>30.08.2022</text:p>
          </table:table-cell>
          <table:table-cell office:value-type="date" office:date-value="2022-08-30T00:00:00" table:style-name="ce22">
            <text:p>30.08.2022</text:p>
          </table:table-cell>
          <table:table-cell table:style-name="ce90"/>
          <table:table-cell office:value-type="date" office:date-value="2020-01-01T00:00:00" table:style-name="ce38">
            <text:p>01.01.2020</text:p>
          </table:table-cell>
          <table:table-cell table:number-columns-repeated="3" table:style-name="ce90"/>
          <table:table-cell office:value-type="date" office:date-value="2022-10-06T00:00:00" table:style-name="ce22">
            <text:p>06.10.2022</text:p>
          </table:table-cell>
          <table:table-cell office:value-type="float" office:value="892332" table:style-name="ce178">
            <text:p>892332</text:p>
          </table:table-cell>
          <table:table-cell table:style-name="ce90"/>
          <table:table-cell table:style-name="ce471"/>
          <table:table-cell office:value-type="currency" office:value="403889.42999999993" table:formula="of:=([.M433]*1.15)*0.6" table:style-name="ce237">
            <text:p><text:s/>403 889,43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201944.71499999997" table:formula="of:=([.M433]*1.15)*0.3" table:style-name="ce238">
            <text:p><text:s/>201 944,72 Kč<text:s/></text:p>
          </table:table-cell>
          <table:table-cell table:number-columns-repeated="9" table:style-name="ce90"/>
          <table:table-cell office:value-type="currency" office:value="67314.904999999999" table:formula="of:=([.M433]*1.15)*0.1" table:style-name="ce238">
            <text:p><text:s/>67 314,91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32" table:style-name="ce607">
            <text:p>432</text:p>
          </table:table-cell>
          <table:table-cell table:style-name="ce122"/>
          <table:table-cell table:style-name="ce84"/>
          <table:table-cell table:style-name="ce568"/>
          <table:table-cell table:style-name="ce84"/>
          <table:table-cell office:value-type="string" table:style-name="ce84">
            <text:p>Uherské Hradiště</text:p>
          </table:table-cell>
          <table:table-cell table:style-name="ce85"/>
          <table:table-cell office:value-type="string" table:style-name="ce24">
            <text:p>N</text:p>
          </table:table-cell>
          <table:table-cell table:style-name="ce85"/>
          <table:table-cell table:style-name="ce178"/>
          <table:table-cell table:style-name="ce181"/>
          <table:table-cell table:style-name="ce112"/>
          <table:table-cell office:value-type="string" table:style-name="ce112">
            <text:p>Hrubošovi</text:p>
          </table:table-cell>
          <table:table-cell office:value-type="string" table:style-name="ce112">
            <text:p>odloženo</text:p>
          </table:table-cell>
          <table:table-cell office:value-type="date" office:date-value="2022-08-30T00:00:00" table:style-name="ce22">
            <text:p>30.08.2022</text:p>
          </table:table-cell>
          <table:table-cell office:value-type="date" office:date-value="2022-08-30T00:00:00" table:style-name="ce22">
            <text:p>30.08.2022</text:p>
          </table:table-cell>
          <table:table-cell table:style-name="ce90"/>
          <table:table-cell office:value-type="date" office:date-value="2020-01-01T00:00:00" table:style-name="ce38">
            <text:p>01.01.2020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434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34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34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33" table:style-name="ce607">
            <text:p>433</text:p>
          </table:table-cell>
          <table:table-cell table:style-name="ce122"/>
          <table:table-cell table:style-name="ce84"/>
          <table:table-cell table:style-name="ce568"/>
          <table:table-cell table:style-name="ce56"/>
          <table:table-cell office:value-type="string" table:style-name="ce84">
            <text:p>Uherský Brod</text:p>
          </table:table-cell>
          <table:table-cell office:value-type="string" table:style-name="ce85">
            <text:p>ET 10</text:p>
          </table:table-cell>
          <table:table-cell office:value-type="string" table:style-name="ce430">
            <text:p>N</text:p>
          </table:table-cell>
          <table:table-cell office:value-type="string" table:style-name="ce85">
            <text:p>7,36 kWp</text:p>
          </table:table-cell>
          <table:table-cell table:style-name="ce178"/>
          <table:table-cell table:style-name="ce483"/>
          <table:table-cell office:value-type="currency" office:value="437098" table:style-name="ce88">
            <text:p>437 098,00 Kč</text:p>
          </table:table-cell>
          <table:table-cell office:value-type="string" table:style-name="ce112">
            <text:p>Hrubošovi</text:p>
          </table:table-cell>
          <table:table-cell office:value-type="string" table:style-name="ce484">
            <text:p>duplicitní - R2209072</text:p>
          </table:table-cell>
          <table:table-cell office:value-type="date" office:date-value="2022-08-30T00:00:00" table:style-name="ce22">
            <text:p>30.08.2022</text:p>
          </table:table-cell>
          <table:table-cell office:value-type="date" office:date-value="2022-08-30T00:00:00" table:style-name="ce22">
            <text:p>30.08.2022</text:p>
          </table:table-cell>
          <table:table-cell table:style-name="ce90"/>
          <table:table-cell office:value-type="date" office:date-value="2020-01-01T00:00:00" table:style-name="ce38">
            <text:p>01.01.2020</text:p>
          </table:table-cell>
          <table:table-cell table:number-columns-repeated="3" table:style-name="ce90"/>
          <table:table-cell office:value-type="date" office:date-value="2022-09-06T00:00:00" table:style-name="ce22">
            <text:p>06.09.2022</text:p>
          </table:table-cell>
          <table:table-cell office:value-type="float" office:value="845771" table:style-name="ce178">
            <text:p>845771</text:p>
          </table:table-cell>
          <table:table-cell table:style-name="ce90"/>
          <table:table-cell table:style-name="ce471"/>
          <table:table-cell office:value-type="currency" office:value="301597.61999999994" table:formula="of:=([.M435]*1.15)*0.6" table:style-name="ce237">
            <text:p><text:s/>301 597,62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50798.80999999997" table:formula="of:=([.M435]*1.15)*0.3" table:style-name="ce238">
            <text:p><text:s/>150 798,81 Kč<text:s/></text:p>
          </table:table-cell>
          <table:table-cell table:number-columns-repeated="9" table:style-name="ce90"/>
          <table:table-cell office:value-type="currency" office:value="50266.27" table:formula="of:=([.M435]*1.15)*0.1" table:style-name="ce238">
            <text:p><text:s/>50 266,27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34" table:style-name="ce603">
            <text:p>434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office:value-type="string" table:style-name="ce58">
            <text:p>DŠ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mail</text:p>
          </table:table-cell>
          <table:table-cell office:value-type="string" table:style-name="ce167">
            <text:p>Nemá zájem, rozmyslel se</text:p>
          </table:table-cell>
          <table:table-cell office:value-type="date" office:date-value="2022-08-31T00:00:00" table:style-name="ce65">
            <text:p>31.08.2022</text:p>
          </table:table-cell>
          <table:table-cell office:value-type="date" office:date-value="2022-08-31T00:00:00" table:style-name="ce65">
            <text:p>31.08.2022</text:p>
          </table:table-cell>
          <table:table-cell table:number-columns-repeated="5" table:style-name="ce97"/>
          <table:table-cell table:style-name="ce65"/>
          <table:table-cell table:style-name="ce157"/>
          <table:table-cell table:style-name="ce97"/>
          <table:table-cell table:style-name="ce248"/>
          <table:table-cell office:value-type="currency" office:value="0" table:formula="of:=([.M436]*1.15)*0.6" table:style-name="ce485">
            <text:p><text:s/>- <text:s text:c="2"/>Kč<text:s/></text:p>
          </table:table-cell>
          <table:table-cell table:style-name="ce97"/>
          <table:table-cell table:style-name="ce65"/>
          <table:table-cell table:number-columns-repeated="5" table:style-name="ce97"/>
          <table:table-cell office:value-type="currency" office:value="0" table:formula="of:=([.M436]*1.15)*0.3" table:style-name="ce229">
            <text:p><text:s/>- <text:s text:c="2"/>Kč<text:s/></text:p>
          </table:table-cell>
          <table:table-cell table:number-columns-repeated="9" table:style-name="ce97"/>
          <table:table-cell office:value-type="currency" office:value="0" table:formula="of:=([.M436]*1.15)*0.1" table:style-name="ce299">
            <text:p><text:s/>- <text:s text:c="2"/>Kč<text:s/></text:p>
          </table:table-cell>
          <table:table-cell table:number-columns-repeated="2" table:style-name="ce97"/>
          <table:table-cell table:number-columns-repeated="16337"/>
        </table:table-row>
        <table:table-row table:style-name="ro2">
          <table:table-cell table:style-name="ce74"/>
          <table:table-cell office:value-type="float" office:value="435" table:style-name="ce603">
            <text:p>435</text:p>
          </table:table-cell>
          <table:table-cell office:value-type="string" table:style-name="ce122">
            <text:p>DŠ</text:p>
          </table:table-cell>
          <table:table-cell table:style-name="ce122"/>
          <table:table-cell table:style-name="ce569"/>
          <table:table-cell table:style-name="ce122"/>
          <table:table-cell office:value-type="string" table:style-name="ce122">
            <text:p>Brno</text:p>
          </table:table-cell>
          <table:table-cell table:style-name="ce123"/>
          <table:table-cell office:value-type="string" table:style-name="ce24">
            <text:p>CN</text:p>
          </table:table-cell>
          <table:table-cell office:value-type="string" table:style-name="ce123">
            <text:p>9,2 kWp</text:p>
          </table:table-cell>
          <table:table-cell table:style-name="ce180"/>
          <table:table-cell office:value-type="currency" office:value="428468" table:style-name="ce126">
            <text:p>428 468,00 Kč</text:p>
          </table:table-cell>
          <table:table-cell office:value-type="currency" office:value="532262" table:style-name="ce126">
            <text:p>532 262,00 Kč</text:p>
          </table:table-cell>
          <table:table-cell office:value-type="string" table:style-name="ce181">
            <text:p>mail</text:p>
          </table:table-cell>
          <table:table-cell office:value-type="string" table:style-name="ce181">
            <text:p>vlastní měření, tel.: 23.11.</text:p>
          </table:table-cell>
          <table:table-cell office:value-type="date" office:date-value="2022-08-31T00:00:00" table:style-name="ce52">
            <text:p>31.08.2022</text:p>
          </table:table-cell>
          <table:table-cell office:value-type="date" office:date-value="2022-08-31T00:00:00" table:style-name="ce52">
            <text:p>31.08.2022</text:p>
          </table:table-cell>
          <table:table-cell table:style-name="ce39"/>
          <table:table-cell office:value-type="date" office:date-value="2022-09-07T00:00:00" table:style-name="ce52">
            <text:p>07.09.2022</text:p>
          </table:table-cell>
          <table:table-cell table:number-columns-repeated="3" table:style-name="ce39"/>
          <table:table-cell table:style-name="ce52"/>
          <table:table-cell table:style-name="ce180"/>
          <table:table-cell table:style-name="ce39"/>
          <table:table-cell table:style-name="ce478"/>
          <table:table-cell office:value-type="currency" office:value="367260.77999999997" table:formula="of:=([.M437]*1.15)*0.6" table:style-name="ce228">
            <text:p><text:s/>367 260,78 Kč<text:s/></text:p>
          </table:table-cell>
          <table:table-cell table:style-name="ce39"/>
          <table:table-cell table:style-name="ce52"/>
          <table:table-cell table:number-columns-repeated="5" table:style-name="ce39"/>
          <table:table-cell office:value-type="currency" office:value="183630.38999999998" table:formula="of:=([.M437]*1.15)*0.3" table:style-name="ce229">
            <text:p><text:s/>183 630,39 Kč<text:s/></text:p>
          </table:table-cell>
          <table:table-cell table:number-columns-repeated="9" table:style-name="ce39"/>
          <table:table-cell office:value-type="currency" office:value="61210.13" table:formula="of:=([.M437]*1.15)*0.1" table:style-name="ce229">
            <text:p><text:s/>61 210,13 Kč<text:s/></text:p>
          </table:table-cell>
          <table:table-cell table:number-columns-repeated="2" table:style-name="ce39"/>
          <table:table-cell table:number-columns-repeated="16337"/>
        </table:table-row>
        <table:table-row table:style-name="ro2">
          <table:table-cell table:style-name="ce1"/>
          <table:table-cell office:value-type="float" office:value="436" table:style-name="ce603">
            <text:p>436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rno</text:p>
          </table:table-cell>
          <table:table-cell office:value-type="string" table:style-name="ce85">
            <text:p>WB</text:p>
          </table:table-cell>
          <table:table-cell office:value-type="string" table:style-name="ce24">
            <text:p>O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98102" table:style-name="ce88">
            <text:p>398 102,00 Kč</text:p>
          </table:table-cell>
          <table:table-cell office:value-type="currency" office:value="496881" table:style-name="ce88">
            <text:p>496 881,00 Kč</text:p>
          </table:table-cell>
          <table:table-cell office:value-type="string" table:style-name="ce112">
            <text:p>mail</text:p>
          </table:table-cell>
          <table:table-cell office:value-type="string" table:style-name="ce112">
            <text:p>volat v březnu 2023</text:p>
          </table:table-cell>
          <table:table-cell office:value-type="date" office:date-value="2022-08-31T00:00:00" table:style-name="ce22">
            <text:p>31.08.2022</text:p>
          </table:table-cell>
          <table:table-cell office:value-type="date" office:date-value="2022-09-01T00:00:00" table:style-name="ce22">
            <text:p>01.09.2022</text:p>
          </table:table-cell>
          <table:table-cell table:style-name="ce90"/>
          <table:table-cell office:value-type="date" office:date-value="2022-09-07T00:00:00" table:style-name="ce22">
            <text:p>07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42847.88999999996" table:formula="of:=([.M438]*1.15)*0.6" table:style-name="ce237">
            <text:p><text:s/>342 847,89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71423.94499999998" table:formula="of:=([.M438]*1.15)*0.3" table:style-name="ce238">
            <text:p><text:s/>171 423,95 Kč<text:s/></text:p>
          </table:table-cell>
          <table:table-cell table:number-columns-repeated="9" table:style-name="ce90"/>
          <table:table-cell office:value-type="currency" office:value="57141.314999999995" table:formula="of:=([.M438]*1.15)*0.1" table:style-name="ce238">
            <text:p><text:s/>57 141,3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37" table:style-name="ce603">
            <text:p>437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office:value-type="string" table:style-name="ce58">
            <text:p>DŠ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mail</text:p>
          </table:table-cell>
          <table:table-cell office:value-type="string" table:style-name="ce167">
            <text:p>nechce</text:p>
          </table:table-cell>
          <table:table-cell office:value-type="date" office:date-value="2022-08-31T00:00:00" table:style-name="ce65">
            <text:p>31.08.2022</text:p>
          </table:table-cell>
          <table:table-cell table:number-columns-repeated="6" table:style-name="ce97"/>
          <table:table-cell table:style-name="ce65"/>
          <table:table-cell table:style-name="ce157"/>
          <table:table-cell table:style-name="ce97"/>
          <table:table-cell table:style-name="ce248"/>
          <table:table-cell office:value-type="currency" office:value="0" table:formula="of:=([.M439]*1.15)*0.6" table:style-name="ce485">
            <text:p><text:s/>- <text:s text:c="2"/>Kč<text:s/></text:p>
          </table:table-cell>
          <table:table-cell table:style-name="ce97"/>
          <table:table-cell table:style-name="ce65"/>
          <table:table-cell table:number-columns-repeated="5" table:style-name="ce97"/>
          <table:table-cell office:value-type="currency" office:value="0" table:formula="of:=([.M439]*1.15)*0.3" table:style-name="ce229">
            <text:p><text:s/>- <text:s text:c="2"/>Kč<text:s/></text:p>
          </table:table-cell>
          <table:table-cell table:number-columns-repeated="9" table:style-name="ce97"/>
          <table:table-cell office:value-type="currency" office:value="0" table:formula="of:=([.M439]*1.15)*0.1" table:style-name="ce299">
            <text:p><text:s/>- <text:s text:c="2"/>Kč<text:s/></text:p>
          </table:table-cell>
          <table:table-cell table:number-columns-repeated="2" table:style-name="ce97"/>
          <table:table-cell table:number-columns-repeated="16337"/>
        </table:table-row>
        <table:table-row table:style-name="ro2">
          <table:table-cell table:style-name="ce119"/>
          <table:table-cell office:value-type="float" office:value="438" table:style-name="ce604">
            <text:p>438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Břeclav</text:p>
          </table:table-cell>
          <table:table-cell table:style-name="ce307"/>
          <table:table-cell office:value-type="string" table:style-name="ce145">
            <text:p>N</text:p>
          </table:table-cell>
          <table:table-cell table:style-name="ce307"/>
          <table:table-cell table:style-name="ce308"/>
          <table:table-cell table:number-columns-repeated="2" table:style-name="ce310"/>
          <table:table-cell office:value-type="string" table:style-name="ce310">
            <text:p>ePoptávka</text:p>
          </table:table-cell>
          <table:table-cell office:value-type="string" table:style-name="ce310">
            <text:p>Poptával znovu v říjnu, duplicitně</text:p>
          </table:table-cell>
          <table:table-cell office:value-type="date" office:date-value="2022-08-31T00:00:00" table:style-name="ce311">
            <text:p>31.08.2022</text:p>
          </table:table-cell>
          <table:table-cell office:value-type="date" office:date-value="2022-08-31T00:00:00" table:style-name="ce311">
            <text:p>31.08.2022</text:p>
          </table:table-cell>
          <table:table-cell table:number-columns-repeated="5" table:style-name="ce319"/>
          <table:table-cell table:style-name="ce311"/>
          <table:table-cell table:style-name="ce308"/>
          <table:table-cell table:style-name="ce319"/>
          <table:table-cell table:style-name="ce486"/>
          <table:table-cell office:value-type="currency" office:value="0" table:formula="of:=([.M440]*1.15)*0.6" table:style-name="ce314">
            <text:p><text:s/>- <text:s text:c="2"/>Kč<text:s/></text:p>
          </table:table-cell>
          <table:table-cell table:style-name="ce319"/>
          <table:table-cell table:style-name="ce311"/>
          <table:table-cell table:number-columns-repeated="5" table:style-name="ce319"/>
          <table:table-cell office:value-type="currency" office:value="0" table:formula="of:=([.M440]*1.15)*0.3" table:style-name="ce315">
            <text:p><text:s/>- <text:s text:c="2"/>Kč<text:s/></text:p>
          </table:table-cell>
          <table:table-cell table:number-columns-repeated="9" table:style-name="ce319"/>
          <table:table-cell office:value-type="currency" office:value="0" table:formula="of:=([.M440]*1.15)*0.1" table:style-name="ce315">
            <text:p><text:s/>- <text:s text:c="2"/>Kč<text:s/></text:p>
          </table:table-cell>
          <table:table-cell table:number-columns-repeated="2" table:style-name="ce319"/>
          <table:table-cell table:number-columns-repeated="16337" table:style-name="ce74"/>
        </table:table-row>
        <table:table-row table:style-name="ro2">
          <table:table-cell table:style-name="ce1"/>
          <table:table-cell office:value-type="float" office:value="439" table:style-name="ce603">
            <text:p>43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Čejč</text:p>
          </table:table-cell>
          <table:table-cell office:value-type="string" table:style-name="ce58">
            <text:p>DŠ</text:p>
          </table:table-cell>
          <table:table-cell office:value-type="string" table:style-name="ce59">
            <text:p>N</text:p>
          </table:table-cell>
          <table:table-cell office:value-type="string" table:style-name="ce58">
            <text:p>7,1 kWp</text:p>
          </table:table-cell>
          <table:table-cell table:style-name="ce157"/>
          <table:table-cell office:value-type="currency" office:value="279113" table:style-name="ce62">
            <text:p>279 113,00 Kč</text:p>
          </table:table-cell>
          <table:table-cell office:value-type="currency" office:value="377692" table:style-name="ce62">
            <text:p>377 692,00 Kč</text:p>
          </table:table-cell>
          <table:table-cell office:value-type="string" table:style-name="ce167">
            <text:p>web - telefon</text:p>
          </table:table-cell>
          <table:table-cell office:value-type="string" table:style-name="ce167">
            <text:p>ohřev bojleru - zdá se jí drahé - nemá zájem</text:p>
          </table:table-cell>
          <table:table-cell office:value-type="date" office:date-value="2022-08-31T00:00:00" table:style-name="ce22">
            <text:p>31.08.2022</text:p>
          </table:table-cell>
          <table:table-cell office:value-type="date" office:date-value="2022-08-31T00:00:00" table:style-name="ce22">
            <text:p>31.08.2022</text:p>
          </table:table-cell>
          <table:table-cell table:style-name="ce90"/>
          <table:table-cell office:value-type="date" office:date-value="2022-09-01T00:00:00" table:style-name="ce22">
            <text:p>01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260607.47999999998" table:formula="of:=([.M441]*1.15)*0.6" table:style-name="ce237">
            <text:p><text:s/>260 607,48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30303.73999999999" table:formula="of:=([.M441]*1.15)*0.3" table:style-name="ce238">
            <text:p><text:s/>130 303,74 Kč<text:s/></text:p>
          </table:table-cell>
          <table:table-cell table:number-columns-repeated="9" table:style-name="ce90"/>
          <table:table-cell office:value-type="currency" office:value="43434.58" table:formula="of:=([.M441]*1.15)*0.1" table:style-name="ce238">
            <text:p><text:s/>43 434,58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19"/>
          <table:table-cell office:value-type="float" office:value="440" table:style-name="ce604">
            <text:p>440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Břeclav</text:p>
          </table:table-cell>
          <table:table-cell office:value-type="string" table:style-name="ce307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307">
            <text:p>9,2 kWp</text:p>
          </table:table-cell>
          <table:table-cell table:style-name="ce308"/>
          <table:table-cell office:value-type="currency" office:value="442704" table:style-name="ce309">
            <text:p>442 704,00 Kč</text:p>
          </table:table-cell>
          <table:table-cell office:value-type="currency" office:value="606253" table:style-name="ce309">
            <text:p>606 253,00 Kč</text:p>
          </table:table-cell>
          <table:table-cell office:value-type="string" table:style-name="ce310">
            <text:p>mail</text:p>
          </table:table-cell>
          <table:table-cell office:value-type="string" table:style-name="ce310">
            <text:p>Nechce, vybral konkurenci kvůli ceně</text:p>
          </table:table-cell>
          <table:table-cell office:value-type="date" office:date-value="2022-08-31T00:00:00" table:style-name="ce311">
            <text:p>31.08.2022</text:p>
          </table:table-cell>
          <table:table-cell office:value-type="date" office:date-value="2022-08-31T00:00:00" table:style-name="ce311">
            <text:p>31.08.2022</text:p>
          </table:table-cell>
          <table:table-cell table:style-name="ce319"/>
          <table:table-cell office:value-type="date" office:date-value="2022-09-01T00:00:00" table:style-name="ce311">
            <text:p>01.09.2022</text:p>
          </table:table-cell>
          <table:table-cell table:number-columns-repeated="3" table:style-name="ce319"/>
          <table:table-cell table:style-name="ce311"/>
          <table:table-cell table:style-name="ce308"/>
          <table:table-cell table:style-name="ce319"/>
          <table:table-cell table:style-name="ce486"/>
          <table:table-cell office:value-type="currency" office:value="418314.56999999995" table:formula="of:=([.M442]*1.15)*0.6" table:style-name="ce314">
            <text:p><text:s/>418 314,57 Kč<text:s/></text:p>
          </table:table-cell>
          <table:table-cell table:style-name="ce319"/>
          <table:table-cell table:style-name="ce311"/>
          <table:table-cell table:number-columns-repeated="5" table:style-name="ce319"/>
          <table:table-cell office:value-type="currency" office:value="209157.28499999997" table:formula="of:=([.M442]*1.15)*0.3" table:style-name="ce315">
            <text:p><text:s/>209 157,29 Kč<text:s/></text:p>
          </table:table-cell>
          <table:table-cell table:number-columns-repeated="9" table:style-name="ce319"/>
          <table:table-cell office:value-type="currency" office:value="69719.095000000001" table:formula="of:=([.M442]*1.15)*0.1" table:style-name="ce315">
            <text:p><text:s/>69 719,10 Kč<text:s/></text:p>
          </table:table-cell>
          <table:table-cell table:number-columns-repeated="2" table:style-name="ce319"/>
          <table:table-cell table:number-columns-repeated="16337" table:style-name="ce74"/>
        </table:table-row>
        <table:table-row table:style-name="ro2">
          <table:table-cell table:style-name="ce74"/>
          <table:table-cell office:value-type="float" office:value="441" table:style-name="ce603">
            <text:p>441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Chlumec nad Cidlinou</text:p>
          </table:table-cell>
          <table:table-cell table:style-name="ce85"/>
          <table:table-cell office:value-type="string" table:style-name="ce24">
            <text:p>CN</text:p>
          </table:table-cell>
          <table:table-cell office:value-type="float" office:value="9.66" table:style-name="ce85">
            <text:p>9,66</text:p>
          </table:table-cell>
          <table:table-cell table:style-name="ce178"/>
          <table:table-cell office:value-type="currency" office:value="431244" table:style-name="ce88">
            <text:p>431 244,00 Kč</text:p>
          </table:table-cell>
          <table:table-cell office:value-type="currency" office:value="521817" table:style-name="ce88">
            <text:p>521 817,00 Kč</text:p>
          </table:table-cell>
          <table:table-cell office:value-type="string" table:style-name="ce112">
            <text:p>mail</text:p>
          </table:table-cell>
          <table:table-cell office:value-type="string" table:style-name="ce112">
            <text:p>tel.: 04.11.2022 , volat v prosinci</text:p>
          </table:table-cell>
          <table:table-cell office:value-type="date" office:date-value="2022-08-31T00:00:00" table:style-name="ce22">
            <text:p>31.08.2022</text:p>
          </table:table-cell>
          <table:table-cell office:value-type="date" office:date-value="2022-08-31T00:00:00" table:style-name="ce22">
            <text:p>31.08.2022</text:p>
          </table:table-cell>
          <table:table-cell table:style-name="ce90"/>
          <table:table-cell office:value-type="date" office:date-value="2022-09-08T00:00:00" table:style-name="ce22">
            <text:p>08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60053.72999999992" table:formula="of:=([.M443]*1.15)*0.6" table:style-name="ce237">
            <text:p><text:s/>360 053,73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80026.86499999996" table:formula="of:=([.M443]*1.15)*0.3" table:style-name="ce238">
            <text:p><text:s/>180 026,87 Kč<text:s/></text:p>
          </table:table-cell>
          <table:table-cell table:number-columns-repeated="9" table:style-name="ce90"/>
          <table:table-cell office:value-type="currency" office:value="60008.954999999994" table:formula="of:=([.M443]*1.15)*0.1" table:style-name="ce238">
            <text:p><text:s/>60 008,96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42" table:style-name="ce603">
            <text:p>442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Moravská Nová Ves</text:p>
          </table:table-cell>
          <table:table-cell office:value-type="string" table:style-name="ce85">
            <text:p>mikrozdroj</text:p>
          </table:table-cell>
          <table:table-cell office:value-type="string" table:style-name="ce430">
            <text:p>SoD + D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61789" table:style-name="ce88">
            <text:p>361 789,00 Kč</text:p>
          </table:table-cell>
          <table:table-cell office:value-type="currency" office:value="449233" table:style-name="ce88">
            <text:p>449 233,00 Kč</text:p>
          </table:table-cell>
          <table:table-cell office:value-type="string" table:style-name="ce112">
            <text:p>mail</text:p>
          </table:table-cell>
          <table:table-cell office:value-type="string" table:style-name="ce112">
            <text:p>nová žádost na EG.D 03.11.2022</text:p>
          </table:table-cell>
          <table:table-cell office:value-type="date" office:date-value="2022-08-31T00:00:00" table:style-name="ce22">
            <text:p>31.08.2022</text:p>
          </table:table-cell>
          <table:table-cell office:value-type="date" office:date-value="2022-08-31T00:00:00" table:style-name="ce22">
            <text:p>31.08.2022</text:p>
          </table:table-cell>
          <table:table-cell office:value-type="date" office:date-value="2022-09-08T00:00:00" table:style-name="ce22">
            <text:p>08.09.2022</text:p>
          </table:table-cell>
          <table:table-cell office:value-type="date" office:date-value="2022-09-02T00:00:00" table:style-name="ce22">
            <text:p>02.09.2022</text:p>
          </table:table-cell>
          <table:table-cell table:number-columns-repeated="3" table:style-name="ce90"/>
          <table:table-cell office:value-type="string" table:style-name="ce22">
            <text:p>09.09.2022, 03.11.2022</text:p>
          </table:table-cell>
          <table:table-cell office:value-type="string" table:style-name="ce178">
            <text:p>zamítnuto 850844</text:p>
          </table:table-cell>
          <table:table-cell table:style-name="ce90"/>
          <table:table-cell table:style-name="ce471"/>
          <table:table-cell office:value-type="currency" office:value="309970.76999999996" table:formula="of:=([.M444]*1.15)*0.6" table:style-name="ce237">
            <text:p><text:s/>309 970,77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54985.38499999998" table:formula="of:=([.M444]*1.15)*0.3" table:style-name="ce238">
            <text:p><text:s/>154 985,39 Kč<text:s/></text:p>
          </table:table-cell>
          <table:table-cell table:number-columns-repeated="3" table:style-name="ce90"/>
          <table:table-cell office:value-type="date" office:date-value="2022-10-06T00:00:00" table:style-name="ce22">
            <text:p>06.10.2022</text:p>
          </table:table-cell>
          <table:table-cell office:value-type="date" office:date-value="2022-11-03T00:00:00" table:style-name="ce22">
            <text:p>03.11.2022</text:p>
          </table:table-cell>
          <table:table-cell table:number-columns-repeated="4" table:style-name="ce90"/>
          <table:table-cell office:value-type="currency" office:value="51661.794999999998" table:formula="of:=([.M444]*1.15)*0.1" table:style-name="ce238">
            <text:p><text:s/>51 661,80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43" table:style-name="ce603">
            <text:p>443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Podivín</text:p>
          </table:table-cell>
          <table:table-cell table:style-name="ce58"/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mail</text:p>
          </table:table-cell>
          <table:table-cell office:value-type="string" table:style-name="ce167">
            <text:p>Zapsáno duplicitně</text:p>
          </table:table-cell>
          <table:table-cell office:value-type="date" office:date-value="2022-08-31T00:00:00" table:style-name="ce65">
            <text:p>31.08.2022</text:p>
          </table:table-cell>
          <table:table-cell office:value-type="date" office:date-value="2022-08-31T00:00:00" table:style-name="ce65">
            <text:p>31.08.2022</text:p>
          </table:table-cell>
          <table:table-cell table:number-columns-repeated="5" table:style-name="ce97"/>
          <table:table-cell table:style-name="ce65"/>
          <table:table-cell table:style-name="ce157"/>
          <table:table-cell table:style-name="ce97"/>
          <table:table-cell table:style-name="ce248"/>
          <table:table-cell office:value-type="currency" office:value="0" table:formula="of:=([.M445]*1.15)*0.6" table:style-name="ce485">
            <text:p><text:s/>- <text:s text:c="2"/>Kč<text:s/></text:p>
          </table:table-cell>
          <table:table-cell table:style-name="ce97"/>
          <table:table-cell table:style-name="ce65"/>
          <table:table-cell table:number-columns-repeated="5" table:style-name="ce97"/>
          <table:table-cell office:value-type="currency" office:value="0" table:formula="of:=([.M445]*1.15)*0.3" table:style-name="ce229">
            <text:p><text:s/>- <text:s text:c="2"/>Kč<text:s/></text:p>
          </table:table-cell>
          <table:table-cell table:number-columns-repeated="9" table:style-name="ce97"/>
          <table:table-cell office:value-type="currency" office:value="0" table:formula="of:=([.M445]*1.15)*0.1" table:style-name="ce299">
            <text:p><text:s/>- <text:s text:c="2"/>Kč<text:s/></text:p>
          </table:table-cell>
          <table:table-cell table:number-columns-repeated="2" table:style-name="ce97"/>
          <table:table-cell table:number-columns-repeated="16337"/>
        </table:table-row>
        <table:table-row table:style-name="ro2">
          <table:table-cell table:style-name="ce119"/>
          <table:table-cell office:value-type="float" office:value="444" table:style-name="ce604">
            <text:p>444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Bašť</text:p>
          </table:table-cell>
          <table:table-cell office:value-type="string" table:style-name="ce307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307">
            <text:p>7,82 kWp</text:p>
          </table:table-cell>
          <table:table-cell table:style-name="ce308"/>
          <table:table-cell office:value-type="currency" office:value="407877" table:style-name="ce309">
            <text:p>407 877,00 Kč</text:p>
          </table:table-cell>
          <table:table-cell office:value-type="currency" office:value="505502" table:style-name="ce309">
            <text:p>505 502,00 Kč</text:p>
          </table:table-cell>
          <table:table-cell office:value-type="string" table:style-name="ce310">
            <text:p>mail</text:p>
          </table:table-cell>
          <table:table-cell office:value-type="string" table:style-name="ce310">
            <text:p>nemá zájem - konkurence</text:p>
          </table:table-cell>
          <table:table-cell office:value-type="date" office:date-value="2022-08-31T00:00:00" table:style-name="ce311">
            <text:p>31.08.2022</text:p>
          </table:table-cell>
          <table:table-cell office:value-type="date" office:date-value="2022-08-31T00:00:00" table:style-name="ce311">
            <text:p>31.08.2022</text:p>
          </table:table-cell>
          <table:table-cell table:style-name="ce319"/>
          <table:table-cell office:value-type="date" office:date-value="2022-09-02T00:00:00" table:style-name="ce311">
            <text:p>02.09.2022</text:p>
          </table:table-cell>
          <table:table-cell table:number-columns-repeated="3" table:style-name="ce319"/>
          <table:table-cell table:style-name="ce311"/>
          <table:table-cell table:style-name="ce308"/>
          <table:table-cell table:style-name="ce319"/>
          <table:table-cell table:style-name="ce486"/>
          <table:table-cell office:value-type="currency" office:value="348796.37999999995" table:formula="of:=([.M446]*1.15)*0.6" table:style-name="ce314">
            <text:p><text:s/>348 796,38 Kč<text:s/></text:p>
          </table:table-cell>
          <table:table-cell table:style-name="ce319"/>
          <table:table-cell table:style-name="ce311"/>
          <table:table-cell table:number-columns-repeated="5" table:style-name="ce319"/>
          <table:table-cell office:value-type="currency" office:value="174398.18999999997" table:formula="of:=([.M446]*1.15)*0.3" table:style-name="ce315">
            <text:p><text:s/>174 398,19 Kč<text:s/></text:p>
          </table:table-cell>
          <table:table-cell table:number-columns-repeated="9" table:style-name="ce319"/>
          <table:table-cell office:value-type="currency" office:value="58132.729999999996" table:formula="of:=([.M446]*1.15)*0.1" table:style-name="ce315">
            <text:p><text:s/>58 132,73 Kč<text:s/></text:p>
          </table:table-cell>
          <table:table-cell table:number-columns-repeated="2" table:style-name="ce319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445" table:style-name="ce604">
            <text:p>445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Zlín</text:p>
          </table:table-cell>
          <table:table-cell office:value-type="string" table:style-name="ce307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307">
            <text:p>5,52 kWp</text:p>
          </table:table-cell>
          <table:table-cell table:style-name="ce308"/>
          <table:table-cell office:value-type="currency" office:value="311346" table:style-name="ce309">
            <text:p>311 346,00 Kč</text:p>
          </table:table-cell>
          <table:table-cell office:value-type="currency" office:value="408835" table:style-name="ce309">
            <text:p>408 835,00 Kč</text:p>
          </table:table-cell>
          <table:table-cell office:value-type="string" table:style-name="ce310">
            <text:p>Vlašicovi</text:p>
          </table:table-cell>
          <table:table-cell office:value-type="string" table:style-name="ce310">
            <text:p>Nemá zájem</text:p>
          </table:table-cell>
          <table:table-cell office:value-type="date" office:date-value="2022-09-01T00:00:00" table:style-name="ce311">
            <text:p>01.09.2022</text:p>
          </table:table-cell>
          <table:table-cell office:value-type="date" office:date-value="2022-09-01T00:00:00" table:style-name="ce311">
            <text:p>01.09.2022</text:p>
          </table:table-cell>
          <table:table-cell table:style-name="ce319"/>
          <table:table-cell office:value-type="date" office:date-value="2022-09-01T00:00:00" table:style-name="ce311">
            <text:p>01.09.2022</text:p>
          </table:table-cell>
          <table:table-cell table:number-columns-repeated="3" table:style-name="ce319"/>
          <table:table-cell table:style-name="ce311"/>
          <table:table-cell table:style-name="ce308"/>
          <table:table-cell table:style-name="ce319"/>
          <table:table-cell table:style-name="ce486"/>
          <table:table-cell office:value-type="currency" office:value="282096.14999999997" table:formula="of:=([.M447]*1.15)*0.6" table:style-name="ce314">
            <text:p><text:s/>282 096,15 Kč<text:s/></text:p>
          </table:table-cell>
          <table:table-cell table:style-name="ce319"/>
          <table:table-cell table:style-name="ce311"/>
          <table:table-cell table:number-columns-repeated="5" table:style-name="ce319"/>
          <table:table-cell office:value-type="currency" office:value="141048.07499999998" table:formula="of:=([.M447]*1.15)*0.3" table:style-name="ce315">
            <text:p><text:s/>141 048,08 Kč<text:s/></text:p>
          </table:table-cell>
          <table:table-cell table:number-columns-repeated="9" table:style-name="ce319"/>
          <table:table-cell office:value-type="currency" office:value="47016.024999999994" table:formula="of:=([.M447]*1.15)*0.1" table:style-name="ce315">
            <text:p><text:s/>47 016,03 Kč<text:s/></text:p>
          </table:table-cell>
          <table:table-cell table:number-columns-repeated="2" table:style-name="ce319"/>
          <table:table-cell table:number-columns-repeated="16337" table:style-name="ce74"/>
        </table:table-row>
        <table:table-row table:style-name="ro2">
          <table:table-cell table:style-name="ce74"/>
          <table:table-cell office:value-type="float" office:value="446" table:style-name="ce603">
            <text:p>446</text:p>
          </table:table-cell>
          <table:table-cell table:number-columns-repeated="2" table:style-name="ce84"/>
          <table:table-cell table:style-name="ce568"/>
          <table:table-cell table:number-columns-repeated="2" table:style-name="ce84"/>
          <table:table-cell office:value-type="string" table:style-name="ce85">
            <text:p>JG</text:p>
          </table:table-cell>
          <table:table-cell office:value-type="string" table:style-name="ce24">
            <text:p>O</text:p>
          </table:table-cell>
          <table:table-cell table:style-name="ce85"/>
          <table:table-cell table:style-name="ce178"/>
          <table:table-cell table:number-columns-repeated="2" table:style-name="ce112"/>
          <table:table-cell office:value-type="string" table:style-name="ce112">
            <text:p>web</text:p>
          </table:table-cell>
          <table:table-cell office:value-type="string" table:style-name="ce112">
            <text:p>volat květen 2023, bude po kolaudaci</text:p>
          </table:table-cell>
          <table:table-cell office:value-type="date" office:date-value="2022-05-13T00:00:00" table:style-name="ce22">
            <text:p>13.05.2022</text:p>
          </table:table-cell>
          <table:table-cell office:value-type="date" office:date-value="2022-09-01T00:00:00" table:style-name="ce22">
            <text:p>01.09.2022</text:p>
          </table:table-cell>
          <table:table-cell table:number-columns-repeated="5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448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48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48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47" table:style-name="ce603">
            <text:p>447</text:p>
          </table:table-cell>
          <table:table-cell office:value-type="string" table:style-name="ce194">
            <text:p>JG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Polešovice</text:p>
          </table:table-cell>
          <table:table-cell office:value-type="string" table:style-name="ce195">
            <text:p>TČ</text:p>
          </table:table-cell>
          <table:table-cell office:value-type="string" table:style-name="ce59">
            <text:p>N</text:p>
          </table:table-cell>
          <table:table-cell office:value-type="string" table:style-name="ce195">
            <text:p>4,6 kWp</text:p>
          </table:table-cell>
          <table:table-cell table:style-name="ce196"/>
          <table:table-cell office:value-type="currency" office:value="336167" table:style-name="ce197">
            <text:p>336 167,00 Kč</text:p>
          </table:table-cell>
          <table:table-cell office:value-type="currency" office:value="417786" table:style-name="ce197">
            <text:p>417 786,00 Kč</text:p>
          </table:table-cell>
          <table:table-cell office:value-type="string" table:style-name="ce198">
            <text:p>web</text:p>
          </table:table-cell>
          <table:table-cell office:value-type="string" table:style-name="ce198">
            <text:p>čeká na nab. na TČ , nedočkal se, nechce</text:p>
          </table:table-cell>
          <table:table-cell office:value-type="date" office:date-value="2022-07-13T00:00:00" table:style-name="ce22">
            <text:p>13.07.2022</text:p>
          </table:table-cell>
          <table:table-cell office:value-type="date" office:date-value="2022-09-01T00:00:00" table:style-name="ce22">
            <text:p>01.09.2022</text:p>
          </table:table-cell>
          <table:table-cell table:style-name="ce90"/>
          <table:table-cell office:value-type="date" office:date-value="2022-09-06T00:00:00" table:style-name="ce22">
            <text:p>06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288272.33999999997" table:formula="of:=([.M449]*1.15)*0.6" table:style-name="ce237">
            <text:p><text:s/>288 272,34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44136.16999999998" table:formula="of:=([.M449]*1.15)*0.3" table:style-name="ce238">
            <text:p><text:s/>144 136,17 Kč<text:s/></text:p>
          </table:table-cell>
          <table:table-cell table:number-columns-repeated="9" table:style-name="ce90"/>
          <table:table-cell office:value-type="currency" office:value="48045.39" table:formula="of:=([.M449]*1.15)*0.1" table:style-name="ce238">
            <text:p><text:s/>48 045,39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48" table:style-name="ce603">
            <text:p>448</text:p>
          </table:table-cell>
          <table:table-cell table:number-columns-repeated="2" table:style-name="ce194"/>
          <table:table-cell table:style-name="ce572"/>
          <table:table-cell table:style-name="ce194"/>
          <table:table-cell office:value-type="string" table:style-name="ce194">
            <text:p>Bdeněves</text:p>
          </table:table-cell>
          <table:table-cell table:style-name="ce195"/>
          <table:table-cell office:value-type="string" table:style-name="ce59">
            <text:p>N</text:p>
          </table:table-cell>
          <table:table-cell office:value-type="string" table:style-name="ce195">
            <text:p>9,66 kWp</text:p>
          </table:table-cell>
          <table:table-cell table:style-name="ce196"/>
          <table:table-cell office:value-type="currency" office:value="493065" table:style-name="ce197">
            <text:p>493 065,00 Kč</text:p>
          </table:table-cell>
          <table:table-cell office:value-type="currency" office:value="606974" table:style-name="ce197">
            <text:p>606 974,00 Kč</text:p>
          </table:table-cell>
          <table:table-cell office:value-type="string" table:style-name="ce198">
            <text:p>web</text:p>
          </table:table-cell>
          <table:table-cell office:value-type="string" table:style-name="ce198">
            <text:p>bude brát jinde, na nás nemá</text:p>
          </table:table-cell>
          <table:table-cell office:value-type="date" office:date-value="2022-07-07T00:00:00" table:style-name="ce22">
            <text:p>07.07.2022</text:p>
          </table:table-cell>
          <table:table-cell office:value-type="date" office:date-value="2022-09-01T00:00:00" table:style-name="ce22">
            <text:p>01.09.2022</text:p>
          </table:table-cell>
          <table:table-cell table:style-name="ce90"/>
          <table:table-cell office:value-type="date" office:date-value="2022-09-15T00:00:00" table:style-name="ce22">
            <text:p>15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418812.06" table:formula="of:=([.M450]*1.15)*0.6" table:style-name="ce237">
            <text:p><text:s/>418 812,06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209406.03" table:formula="of:=([.M450]*1.15)*0.3" table:style-name="ce238">
            <text:p><text:s/>209 406,03 Kč<text:s/></text:p>
          </table:table-cell>
          <table:table-cell table:number-columns-repeated="9" table:style-name="ce90"/>
          <table:table-cell office:value-type="currency" office:value="69802.009999999995" table:formula="of:=([.M450]*1.15)*0.1" table:style-name="ce238">
            <text:p><text:s/>69 802,01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49" table:style-name="ce603">
            <text:p>449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Lešná</text:p>
          </table:table-cell>
          <table:table-cell office:value-type="string" table:style-name="ce329">
            <text:p>JG</text:p>
          </table:table-cell>
          <table:table-cell office:value-type="string" table:style-name="ce330">
            <text:p>N</text:p>
          </table:table-cell>
          <table:table-cell office:value-type="string" table:style-name="ce329">
            <text:p>6,44 kWp</text:p>
          </table:table-cell>
          <table:table-cell table:style-name="ce331"/>
          <table:table-cell office:value-type="currency" office:value="359503" table:style-name="ce332">
            <text:p>359 503,00 Kč</text:p>
          </table:table-cell>
          <table:table-cell office:value-type="currency" office:value="446816" table:style-name="ce332">
            <text:p>446 816,00 Kč</text:p>
          </table:table-cell>
          <table:table-cell office:value-type="string" table:style-name="ce333">
            <text:p>web</text:p>
          </table:table-cell>
          <table:table-cell office:value-type="string" table:style-name="ce482">
            <text:p>nemá zájem, vysoká cena</text:p>
          </table:table-cell>
          <table:table-cell office:value-type="date" office:date-value="2022-06-23T00:00:00" table:style-name="ce22">
            <text:p>23.06.2022</text:p>
          </table:table-cell>
          <table:table-cell office:value-type="date" office:date-value="2022-09-01T00:00:00" table:style-name="ce22">
            <text:p>01.09.2022</text:p>
          </table:table-cell>
          <table:table-cell table:style-name="ce90"/>
          <table:table-cell office:value-type="date" office:date-value="2022-09-15T00:00:00" table:style-name="ce22">
            <text:p>15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08303.03999999998" table:formula="of:=([.M451]*1.15)*0.6" table:style-name="ce237">
            <text:p><text:s/>308 303,04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54151.51999999999" table:formula="of:=([.M451]*1.15)*0.3" table:style-name="ce238">
            <text:p><text:s/>154 151,52 Kč<text:s/></text:p>
          </table:table-cell>
          <table:table-cell table:number-columns-repeated="9" table:style-name="ce90"/>
          <table:table-cell office:value-type="currency" office:value="51383.839999999997" table:formula="of:=([.M451]*1.15)*0.1" table:style-name="ce238">
            <text:p><text:s/>51 383,84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50" table:style-name="ce603">
            <text:p>450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Pašovice</text:p>
          </table:table-cell>
          <table:table-cell table:style-name="ce85"/>
          <table:table-cell office:value-type="string" table:style-name="ce24">
            <text:p>O</text:p>
          </table:table-cell>
          <table:table-cell office:value-type="string" table:style-name="ce85">
            <text:p>7,36 kWp</text:p>
          </table:table-cell>
          <table:table-cell table:style-name="ce178"/>
          <table:table-cell office:value-type="currency" office:value="358946" table:style-name="ce88">
            <text:p>358 946,00 Kč</text:p>
          </table:table-cell>
          <table:table-cell office:value-type="currency" office:value="445822" table:style-name="ce88">
            <text:p>445 822,00 Kč</text:p>
          </table:table-cell>
          <table:table-cell office:value-type="string" table:style-name="ce112">
            <text:p>mail</text:p>
          </table:table-cell>
          <table:table-cell office:value-type="string" table:style-name="ce112">
            <text:p>tel.:31.10.,volat v roce 2023</text:p>
          </table:table-cell>
          <table:table-cell office:value-type="date" office:date-value="2022-09-02T00:00:00" table:style-name="ce22">
            <text:p>02.09.2022</text:p>
          </table:table-cell>
          <table:table-cell office:value-type="date" office:date-value="2022-09-02T00:00:00" table:style-name="ce22">
            <text:p>02.09.2022</text:p>
          </table:table-cell>
          <table:table-cell table:style-name="ce90"/>
          <table:table-cell office:value-type="date" office:date-value="2022-09-12T00:00:00" table:style-name="ce22">
            <text:p>12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07617.18" table:formula="of:=([.M452]*1.15)*0.6" table:style-name="ce237">
            <text:p><text:s/>307 617,18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53808.59" table:formula="of:=([.M452]*1.15)*0.3" table:style-name="ce238">
            <text:p><text:s/>153 808,59 Kč<text:s/></text:p>
          </table:table-cell>
          <table:table-cell table:number-columns-repeated="9" table:style-name="ce90"/>
          <table:table-cell office:value-type="currency" office:value="51269.53" table:formula="of:=([.M452]*1.15)*0.1" table:style-name="ce238">
            <text:p><text:s/>51 269,53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51" table:style-name="ce603">
            <text:p>451</text:p>
          </table:table-cell>
          <table:table-cell table:number-columns-repeated="2" table:style-name="ce327"/>
          <table:table-cell table:style-name="ce579"/>
          <table:table-cell table:style-name="ce327"/>
          <table:table-cell office:value-type="string" table:style-name="ce327">
            <text:p>Prostějov</text:p>
          </table:table-cell>
          <table:table-cell office:value-type="string" table:style-name="ce329">
            <text:p>WB</text:p>
          </table:table-cell>
          <table:table-cell office:value-type="string" table:style-name="ce330">
            <text:p>N</text:p>
          </table:table-cell>
          <table:table-cell office:value-type="string" table:style-name="ce329">
            <text:p>6,9 kWp</text:p>
          </table:table-cell>
          <table:table-cell table:style-name="ce331"/>
          <table:table-cell office:value-type="currency" office:value="393003" table:style-name="ce332">
            <text:p>393 003,00 Kč</text:p>
          </table:table-cell>
          <table:table-cell office:value-type="currency" office:value="490391" table:style-name="ce332">
            <text:p>490 391,00 Kč</text:p>
          </table:table-cell>
          <table:table-cell office:value-type="string" table:style-name="ce333">
            <text:p>web</text:p>
          </table:table-cell>
          <table:table-cell office:value-type="string" table:style-name="ce333">
            <text:p>nebude řešit</text:p>
          </table:table-cell>
          <table:table-cell office:value-type="date" office:date-value="2022-06-24T00:00:00" table:style-name="ce22">
            <text:p>24.06.2022</text:p>
          </table:table-cell>
          <table:table-cell office:value-type="date" office:date-value="2022-09-02T00:00:00" table:style-name="ce22">
            <text:p>02.09.2022</text:p>
          </table:table-cell>
          <table:table-cell table:style-name="ce90"/>
          <table:table-cell office:value-type="date" office:date-value="2022-09-13T00:00:00" table:style-name="ce22">
            <text:p>13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38369.78999999992" table:formula="of:=([.M453]*1.15)*0.6" table:style-name="ce237">
            <text:p><text:s/>338 369,79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9184.89499999996" table:formula="of:=([.M453]*1.15)*0.3" table:style-name="ce238">
            <text:p><text:s/>169 184,90 Kč<text:s/></text:p>
          </table:table-cell>
          <table:table-cell table:number-columns-repeated="9" table:style-name="ce90"/>
          <table:table-cell office:value-type="currency" office:value="56394.964999999997" table:formula="of:=([.M453]*1.15)*0.1" table:style-name="ce238">
            <text:p><text:s/>56 394,97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19"/>
          <table:table-cell office:value-type="float" office:value="452" table:style-name="ce604">
            <text:p>452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Hodonín</text:p>
          </table:table-cell>
          <table:table-cell office:value-type="string" table:style-name="ce307">
            <text:p>DŠ</text:p>
          </table:table-cell>
          <table:table-cell office:value-type="string" table:style-name="ce145">
            <text:p>N</text:p>
          </table:table-cell>
          <table:table-cell table:style-name="ce307"/>
          <table:table-cell table:style-name="ce308"/>
          <table:table-cell table:number-columns-repeated="2" table:style-name="ce310"/>
          <table:table-cell office:value-type="string" table:style-name="ce310">
            <text:p>web</text:p>
          </table:table-cell>
          <table:table-cell office:value-type="string" table:style-name="ce310">
            <text:p>nemá zájem - konkurence</text:p>
          </table:table-cell>
          <table:table-cell office:value-type="date" office:date-value="2022-09-02T00:00:00" table:style-name="ce311">
            <text:p>02.09.2022</text:p>
          </table:table-cell>
          <table:table-cell office:value-type="date" office:date-value="2022-09-02T00:00:00" table:style-name="ce311">
            <text:p>02.09.2022</text:p>
          </table:table-cell>
          <table:table-cell table:number-columns-repeated="5" table:style-name="ce319"/>
          <table:table-cell table:style-name="ce311"/>
          <table:table-cell table:style-name="ce308"/>
          <table:table-cell table:style-name="ce319"/>
          <table:table-cell table:style-name="ce486"/>
          <table:table-cell office:value-type="currency" office:value="0" table:formula="of:=([.M454]*1.15)*0.6" table:style-name="ce314">
            <text:p><text:s/>- <text:s text:c="2"/>Kč<text:s/></text:p>
          </table:table-cell>
          <table:table-cell table:style-name="ce319"/>
          <table:table-cell table:style-name="ce311"/>
          <table:table-cell table:number-columns-repeated="5" table:style-name="ce319"/>
          <table:table-cell office:value-type="currency" office:value="0" table:formula="of:=([.M454]*1.15)*0.3" table:style-name="ce315">
            <text:p><text:s/>- <text:s text:c="2"/>Kč<text:s/></text:p>
          </table:table-cell>
          <table:table-cell table:number-columns-repeated="9" table:style-name="ce319"/>
          <table:table-cell office:value-type="currency" office:value="0" table:formula="of:=([.M454]*1.15)*0.1" table:style-name="ce315">
            <text:p><text:s/>- <text:s text:c="2"/>Kč<text:s/></text:p>
          </table:table-cell>
          <table:table-cell table:number-columns-repeated="2" table:style-name="ce319"/>
          <table:table-cell table:number-columns-repeated="16337" table:style-name="ce74"/>
        </table:table-row>
        <table:table-row table:style-name="ro2">
          <table:table-cell table:style-name="ce74"/>
          <table:table-cell office:value-type="float" office:value="453" table:style-name="ce603">
            <text:p>453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Vracov</text:p>
          </table:table-cell>
          <table:table-cell office:value-type="string" table:style-name="ce85">
            <text:p>WB, PS</text:p>
          </table:table-cell>
          <table:table-cell office:value-type="string" table:style-name="ce24">
            <text:p>CN</text:p>
          </table:table-cell>
          <table:table-cell table:style-name="ce85"/>
          <table:table-cell table:style-name="ce178"/>
          <table:table-cell table:number-columns-repeated="2" table:style-name="ce112"/>
          <table:table-cell office:value-type="string" table:style-name="ce89">
            <text:p>Solich - Kapitol</text:p>
          </table:table-cell>
          <table:table-cell office:value-type="string" table:style-name="ce112">
            <text:p>mikrozdroj, měření imped. smyčky, PD</text:p>
          </table:table-cell>
          <table:table-cell office:value-type="date" office:date-value="2022-09-02T00:00:00" table:style-name="ce22">
            <text:p>02.09.2022</text:p>
          </table:table-cell>
          <table:table-cell office:value-type="date" office:date-value="2022-09-02T00:00:00" table:style-name="ce22">
            <text:p>02.09.2022</text:p>
          </table:table-cell>
          <table:table-cell office:value-type="date" office:date-value="2022-09-19T00:00:00" table:style-name="ce22">
            <text:p>19.09.2022</text:p>
          </table:table-cell>
          <table:table-cell table:number-columns-repeated="4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455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55]*1.15)*0.3" table:style-name="ce238">
            <text:p><text:s/>- <text:s text:c="2"/>Kč<text:s/></text:p>
          </table:table-cell>
          <table:table-cell table:number-columns-repeated="3" table:style-name="ce90"/>
          <table:table-cell office:value-type="date" office:date-value="2022-11-03T00:00:00" table:style-name="ce22">
            <text:p>03.11.2022</text:p>
          </table:table-cell>
          <table:table-cell table:number-columns-repeated="5" table:style-name="ce90"/>
          <table:table-cell office:value-type="currency" office:value="0" table:formula="of:=([.M455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19"/>
          <table:table-cell office:value-type="float" office:value="454" table:style-name="ce604">
            <text:p>454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Brno</text:p>
          </table:table-cell>
          <table:table-cell office:value-type="string" table:style-name="ce307">
            <text:p>DŠ</text:p>
          </table:table-cell>
          <table:table-cell office:value-type="string" table:style-name="ce460">
            <text:p>N</text:p>
          </table:table-cell>
          <table:table-cell office:value-type="string" table:style-name="ce307">
            <text:p>5,52 kWp</text:p>
          </table:table-cell>
          <table:table-cell table:style-name="ce308"/>
          <table:table-cell office:value-type="currency" office:value="347645" table:style-name="ce309">
            <text:p>347 645,00 Kč</text:p>
          </table:table-cell>
          <table:table-cell office:value-type="currency" office:value="432411" table:style-name="ce309">
            <text:p>432 411,00 Kč</text:p>
          </table:table-cell>
          <table:table-cell office:value-type="string" table:style-name="ce310">
            <text:p>web</text:p>
          </table:table-cell>
          <table:table-cell office:value-type="string" table:style-name="ce310">
            <text:p>Nemá zájem</text:p>
          </table:table-cell>
          <table:table-cell office:value-type="date" office:date-value="2022-09-02T00:00:00" table:style-name="ce311">
            <text:p>02.09.2022</text:p>
          </table:table-cell>
          <table:table-cell office:value-type="date" office:date-value="2022-09-02T00:00:00" table:style-name="ce311">
            <text:p>02.09.2022</text:p>
          </table:table-cell>
          <table:table-cell table:style-name="ce319"/>
          <table:table-cell office:value-type="date" office:date-value="2022-09-16T00:00:00" table:style-name="ce311">
            <text:p>16.09.2022</text:p>
          </table:table-cell>
          <table:table-cell table:number-columns-repeated="3" table:style-name="ce319"/>
          <table:table-cell table:style-name="ce311"/>
          <table:table-cell table:style-name="ce308"/>
          <table:table-cell table:style-name="ce319"/>
          <table:table-cell table:style-name="ce486"/>
          <table:table-cell office:value-type="currency" office:value="298363.58999999997" table:formula="of:=([.M456]*1.15)*0.6" table:style-name="ce314">
            <text:p><text:s/>298 363,59 Kč<text:s/></text:p>
          </table:table-cell>
          <table:table-cell table:style-name="ce319"/>
          <table:table-cell table:style-name="ce311"/>
          <table:table-cell table:number-columns-repeated="5" table:style-name="ce319"/>
          <table:table-cell office:value-type="currency" office:value="149181.79499999998" table:formula="of:=([.M456]*1.15)*0.3" table:style-name="ce315">
            <text:p><text:s/>149 181,80 Kč<text:s/></text:p>
          </table:table-cell>
          <table:table-cell table:number-columns-repeated="9" table:style-name="ce319"/>
          <table:table-cell office:value-type="currency" office:value="49727.264999999999" table:formula="of:=([.M456]*1.15)*0.1" table:style-name="ce315">
            <text:p><text:s/>49 727,27 Kč<text:s/></text:p>
          </table:table-cell>
          <table:table-cell table:number-columns-repeated="2" table:style-name="ce319"/>
          <table:table-cell table:number-columns-repeated="16337" table:style-name="ce74"/>
        </table:table-row>
        <table:table-row table:style-name="ro2">
          <table:table-cell table:style-name="ce1"/>
          <table:table-cell office:value-type="float" office:value="455" table:style-name="ce603">
            <text:p>455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Prostějov</text:p>
          </table:table-cell>
          <table:table-cell office:value-type="string" table:style-name="ce307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307">
            <text:p>9,66 kWp</text:p>
          </table:table-cell>
          <table:table-cell table:style-name="ce308"/>
          <table:table-cell office:value-type="currency" office:value="431003" table:style-name="ce309">
            <text:p>431 003,00 Kč</text:p>
          </table:table-cell>
          <table:table-cell office:value-type="currency" office:value="535424" table:style-name="ce309">
            <text:p>535 424,00 Kč</text:p>
          </table:table-cell>
          <table:table-cell office:value-type="string" table:style-name="ce310">
            <text:p>web</text:p>
          </table:table-cell>
          <table:table-cell office:value-type="string" table:style-name="ce310">
            <text:p>Nemá zájem - konkurence</text:p>
          </table:table-cell>
          <table:table-cell office:value-type="date" office:date-value="2022-09-02T00:00:00" table:style-name="ce311">
            <text:p>02.09.2022</text:p>
          </table:table-cell>
          <table:table-cell office:value-type="date" office:date-value="2022-09-02T00:00:00" table:style-name="ce311">
            <text:p>02.09.2022</text:p>
          </table:table-cell>
          <table:table-cell table:style-name="ce319"/>
          <table:table-cell office:value-type="date" office:date-value="2022-09-07T00:00:00" table:style-name="ce311">
            <text:p>07.09.2022</text:p>
          </table:table-cell>
          <table:table-cell table:number-columns-repeated="3" table:style-name="ce319"/>
          <table:table-cell table:style-name="ce311"/>
          <table:table-cell table:style-name="ce308"/>
          <table:table-cell table:style-name="ce319"/>
          <table:table-cell table:style-name="ce486"/>
          <table:table-cell office:value-type="currency" office:value="369442.56" table:formula="of:=([.M457]*1.15)*0.6" table:style-name="ce314">
            <text:p><text:s/>369 442,56 Kč<text:s/></text:p>
          </table:table-cell>
          <table:table-cell table:style-name="ce319"/>
          <table:table-cell table:style-name="ce311"/>
          <table:table-cell table:number-columns-repeated="5" table:style-name="ce319"/>
          <table:table-cell office:value-type="currency" office:value="184721.28" table:formula="of:=([.M457]*1.15)*0.3" table:style-name="ce315">
            <text:p><text:s/>184 721,28 Kč<text:s/></text:p>
          </table:table-cell>
          <table:table-cell table:number-columns-repeated="9" table:style-name="ce319"/>
          <table:table-cell office:value-type="currency" office:value="61573.760000000002" table:formula="of:=([.M457]*1.15)*0.1" table:style-name="ce315">
            <text:p><text:s/>61 573,76 Kč<text:s/></text:p>
          </table:table-cell>
          <table:table-cell table:number-columns-repeated="2" table:style-name="ce319"/>
          <table:table-cell table:number-columns-repeated="16337"/>
        </table:table-row>
        <table:table-row table:style-name="ro2">
          <table:table-cell table:style-name="ce119"/>
          <table:table-cell office:value-type="float" office:value="456" table:style-name="ce604">
            <text:p>456</text:p>
          </table:table-cell>
          <table:table-cell table:number-columns-repeated="2" table:style-name="ce306"/>
          <table:table-cell table:style-name="ce578"/>
          <table:table-cell table:style-name="ce306"/>
          <table:table-cell office:value-type="string" table:style-name="ce306">
            <text:p>Zlín</text:p>
          </table:table-cell>
          <table:table-cell office:value-type="string" table:style-name="ce307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307">
            <text:p>9,66 kWp</text:p>
          </table:table-cell>
          <table:table-cell table:style-name="ce308"/>
          <table:table-cell office:value-type="currency" office:value="429275" table:style-name="ce309">
            <text:p>429 275,00 Kč</text:p>
          </table:table-cell>
          <table:table-cell office:value-type="currency" office:value="533178" table:style-name="ce309">
            <text:p>533 178,00 Kč</text:p>
          </table:table-cell>
          <table:table-cell office:value-type="string" table:style-name="ce310">
            <text:p>web</text:p>
          </table:table-cell>
          <table:table-cell office:value-type="string" table:style-name="ce310">
            <text:p>Nemá zájem - konkurence</text:p>
          </table:table-cell>
          <table:table-cell office:value-type="date" office:date-value="2022-09-02T00:00:00" table:style-name="ce311">
            <text:p>02.09.2022</text:p>
          </table:table-cell>
          <table:table-cell office:value-type="date" office:date-value="2022-09-02T00:00:00" table:style-name="ce311">
            <text:p>02.09.2022</text:p>
          </table:table-cell>
          <table:table-cell table:style-name="ce319"/>
          <table:table-cell office:value-type="date" office:date-value="2022-09-12T00:00:00" table:style-name="ce311">
            <text:p>12.09.2022</text:p>
          </table:table-cell>
          <table:table-cell table:number-columns-repeated="3" table:style-name="ce319"/>
          <table:table-cell table:style-name="ce311"/>
          <table:table-cell table:style-name="ce308"/>
          <table:table-cell table:style-name="ce319"/>
          <table:table-cell table:style-name="ce486"/>
          <table:table-cell office:value-type="currency" office:value="367892.81999999995" table:formula="of:=([.M458]*1.15)*0.6" table:style-name="ce314">
            <text:p><text:s/>367 892,82 Kč<text:s/></text:p>
          </table:table-cell>
          <table:table-cell table:style-name="ce319"/>
          <table:table-cell table:style-name="ce311"/>
          <table:table-cell table:number-columns-repeated="5" table:style-name="ce319"/>
          <table:table-cell office:value-type="currency" office:value="183946.40999999997" table:formula="of:=([.M458]*1.15)*0.3" table:style-name="ce315">
            <text:p><text:s/>183 946,41 Kč<text:s/></text:p>
          </table:table-cell>
          <table:table-cell table:number-columns-repeated="9" table:style-name="ce319"/>
          <table:table-cell office:value-type="currency" office:value="61315.47" table:formula="of:=([.M458]*1.15)*0.1" table:style-name="ce315">
            <text:p><text:s/>61 315,47 Kč<text:s/></text:p>
          </table:table-cell>
          <table:table-cell table:number-columns-repeated="2" table:style-name="ce319"/>
          <table:table-cell table:number-columns-repeated="16337" table:style-name="ce74"/>
        </table:table-row>
        <table:table-row table:style-name="ro2">
          <table:table-cell table:style-name="ce1"/>
          <table:table-cell office:value-type="float" office:value="457" table:style-name="ce603">
            <text:p>45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Olešná</text:p>
          </table:table-cell>
          <table:table-cell office:value-type="string" table:style-name="ce58">
            <text:p>DŠ</text:p>
          </table:table-cell>
          <table:table-cell office:value-type="string" table:style-name="ce59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web</text:p>
          </table:table-cell>
          <table:table-cell office:value-type="string" table:style-name="ce167">
            <text:p>Eternit na střeše - neděláme</text:p>
          </table:table-cell>
          <table:table-cell office:value-type="date" office:date-value="2022-09-02T00:00:00" table:style-name="ce65">
            <text:p>02.09.2022</text:p>
          </table:table-cell>
          <table:table-cell office:value-type="date" office:date-value="2022-09-02T00:00:00" table:style-name="ce65">
            <text:p>02.09.2022</text:p>
          </table:table-cell>
          <table:table-cell table:number-columns-repeated="5" table:style-name="ce97"/>
          <table:table-cell table:style-name="ce65"/>
          <table:table-cell table:style-name="ce157"/>
          <table:table-cell table:style-name="ce97"/>
          <table:table-cell table:style-name="ce248"/>
          <table:table-cell office:value-type="currency" office:value="0" table:formula="of:=([.M459]*1.15)*0.6" table:style-name="ce485">
            <text:p><text:s/>- <text:s text:c="2"/>Kč<text:s/></text:p>
          </table:table-cell>
          <table:table-cell table:style-name="ce97"/>
          <table:table-cell table:style-name="ce65"/>
          <table:table-cell table:number-columns-repeated="5" table:style-name="ce97"/>
          <table:table-cell office:value-type="currency" office:value="0" table:formula="of:=([.M459]*1.15)*0.3" table:style-name="ce299">
            <text:p><text:s/>- <text:s text:c="2"/>Kč<text:s/></text:p>
          </table:table-cell>
          <table:table-cell table:number-columns-repeated="9" table:style-name="ce97"/>
          <table:table-cell office:value-type="currency" office:value="0" table:formula="of:=([.M459]*1.15)*0.1" table:style-name="ce299">
            <text:p><text:s/>- <text:s text:c="2"/>Kč<text:s/></text:p>
          </table:table-cell>
          <table:table-cell table:number-columns-repeated="2" table:style-name="ce97"/>
          <table:table-cell table:number-columns-repeated="16337"/>
        </table:table-row>
        <table:table-row table:style-name="ro2">
          <table:table-cell table:style-name="ce1"/>
          <table:table-cell office:value-type="float" office:value="458" table:style-name="ce603">
            <text:p>458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Hodonín</text:p>
          </table:table-cell>
          <table:table-cell office:value-type="string" table:style-name="ce85">
            <text:p>WB,PS</text:p>
          </table:table-cell>
          <table:table-cell office:value-type="string" table:style-name="ce24">
            <text:p>N</text:p>
          </table:table-cell>
          <table:table-cell office:value-type="string" table:style-name="ce85">
            <text:p>5,52 kWp</text:p>
          </table:table-cell>
          <table:table-cell table:style-name="ce178"/>
          <table:table-cell office:value-type="currency" office:value="380037" table:style-name="ce88">
            <text:p>380 037,00 Kč</text:p>
          </table:table-cell>
          <table:table-cell office:value-type="currency" office:value="474708" table:style-name="ce88">
            <text:p>474 708,00 Kč</text:p>
          </table:table-cell>
          <table:table-cell office:value-type="string" table:style-name="ce112">
            <text:p>web</text:p>
          </table:table-cell>
          <table:table-cell office:value-type="string" table:style-name="ce112">
            <text:p>CN-změnil názor na FVE,zatím nechce</text:p>
          </table:table-cell>
          <table:table-cell office:value-type="date" office:date-value="2022-05-31T00:00:00" table:style-name="ce22">
            <text:p>31.05.2022</text:p>
          </table:table-cell>
          <table:table-cell office:value-type="date" office:date-value="2022-09-02T00:00:00" table:style-name="ce22">
            <text:p>02.09.2022</text:p>
          </table:table-cell>
          <table:table-cell table:style-name="ce90"/>
          <table:table-cell office:value-type="date" office:date-value="2022-09-15T00:00:00" table:style-name="ce22">
            <text:p>15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27548.51999999996" table:formula="of:=([.M460]*1.15)*0.6" table:style-name="ce237">
            <text:p><text:s/>327 548,52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3774.25999999998" table:formula="of:=([.M460]*1.15)*0.3" table:style-name="ce238">
            <text:p><text:s/>163 774,26 Kč<text:s/></text:p>
          </table:table-cell>
          <table:table-cell table:number-columns-repeated="9" table:style-name="ce90"/>
          <table:table-cell office:value-type="currency" office:value="54591.42" table:formula="of:=([.M460]*1.15)*0.1" table:style-name="ce238">
            <text:p><text:s/>54 591,4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59" table:style-name="ce603">
            <text:p>459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Jeníkovice u Pardubic</text:p>
          </table:table-cell>
          <table:table-cell table:style-name="ce85"/>
          <table:table-cell office:value-type="string" table:style-name="ce24">
            <text:p>N</text:p>
          </table:table-cell>
          <table:table-cell office:value-type="string" table:style-name="ce85">
            <text:p>6,44 kWp</text:p>
          </table:table-cell>
          <table:table-cell table:style-name="ce178"/>
          <table:table-cell office:value-type="currency" office:value="380044" table:style-name="ce88">
            <text:p>380 044,00 Kč</text:p>
          </table:table-cell>
          <table:table-cell office:value-type="currency" office:value="471932" table:style-name="ce88">
            <text:p>471 932,00 Kč</text:p>
          </table:table-cell>
          <table:table-cell office:value-type="string" table:style-name="ce112">
            <text:p>web</text:p>
          </table:table-cell>
          <table:table-cell office:value-type="string" table:style-name="ce112">
            <text:p>celkově zatím odkládá realizaci FVE -nemoc</text:p>
          </table:table-cell>
          <table:table-cell office:value-type="date" office:date-value="2022-05-30T00:00:00" table:style-name="ce22">
            <text:p>30.05.2022</text:p>
          </table:table-cell>
          <table:table-cell office:value-type="date" office:date-value="2022-09-02T00:00:00" table:style-name="ce22">
            <text:p>02.09.2022</text:p>
          </table:table-cell>
          <table:table-cell table:style-name="ce90"/>
          <table:table-cell office:value-type="date" office:date-value="2022-09-08T00:00:00" table:style-name="ce22">
            <text:p>08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325633.07999999996" table:formula="of:=([.M461]*1.15)*0.6" table:style-name="ce237">
            <text:p><text:s/>325 633,08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2816.53999999998" table:formula="of:=([.M461]*1.15)*0.3" table:style-name="ce238">
            <text:p><text:s/>162 816,54 Kč<text:s/></text:p>
          </table:table-cell>
          <table:table-cell table:number-columns-repeated="9" table:style-name="ce90"/>
          <table:table-cell office:value-type="currency" office:value="54272.179999999993" table:formula="of:=([.M461]*1.15)*0.1" table:style-name="ce238">
            <text:p><text:s/>54 272,18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60" table:style-name="ce603">
            <text:p>460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Kostelec na Hané</text:p>
          </table:table-cell>
          <table:table-cell table:style-name="ce85"/>
          <table:table-cell office:value-type="string" table:style-name="ce24">
            <text:p>N</text:p>
          </table:table-cell>
          <table:table-cell office:value-type="string" table:style-name="ce85">
            <text:p>3,68 kWp</text:p>
          </table:table-cell>
          <table:table-cell table:style-name="ce178"/>
          <table:table-cell office:value-type="currency" office:value="187345" table:style-name="ce88">
            <text:p>187 345,00 Kč</text:p>
          </table:table-cell>
          <table:table-cell office:value-type="currency" office:value="235702" table:style-name="ce88">
            <text:p>235 702,00 Kč</text:p>
          </table:table-cell>
          <table:table-cell office:value-type="string" table:style-name="ce112">
            <text:p>web</text:p>
          </table:table-cell>
          <table:table-cell office:value-type="string" table:style-name="ce394">
            <text:p>nemá zájem</text:p>
          </table:table-cell>
          <table:table-cell office:value-type="date" office:date-value="2022-05-28T00:00:00" table:style-name="ce22">
            <text:p>28.05.2022</text:p>
          </table:table-cell>
          <table:table-cell office:value-type="date" office:date-value="2022-09-02T00:00:00" table:style-name="ce22">
            <text:p>02.09.2022</text:p>
          </table:table-cell>
          <table:table-cell table:style-name="ce90"/>
          <table:table-cell office:value-type="date" office:date-value="2022-09-12T00:00:00" table:style-name="ce22">
            <text:p>12.09.2022</text:p>
          </table:table-cell>
          <table:table-cell table:number-columns-repeated="3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162634.37999999998" table:formula="of:=([.M462]*1.15)*0.6" table:style-name="ce237">
            <text:p><text:s/>162 634,38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81317.189999999988" table:formula="of:=([.M462]*1.15)*0.3" table:style-name="ce238">
            <text:p><text:s/>81 317,19 Kč<text:s/></text:p>
          </table:table-cell>
          <table:table-cell table:number-columns-repeated="9" table:style-name="ce90"/>
          <table:table-cell office:value-type="currency" office:value="27105.73" table:formula="of:=([.M462]*1.15)*0.1" table:style-name="ce238">
            <text:p><text:s/>27 105,73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61" table:style-name="ce603">
            <text:p>461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řeclav</text:p>
          </table:table-cell>
          <table:table-cell table:style-name="ce85"/>
          <table:table-cell office:value-type="string" table:style-name="ce24">
            <text:p>K</text:p>
          </table:table-cell>
          <table:table-cell table:style-name="ce85"/>
          <table:table-cell table:style-name="ce178"/>
          <table:table-cell table:number-columns-repeated="2" table:style-name="ce112"/>
          <table:table-cell office:value-type="string" table:style-name="ce112">
            <text:p>web</text:p>
          </table:table-cell>
          <table:table-cell office:value-type="string" table:style-name="ce112">
            <text:p>urgován 24.11. - Čakloš obhlídka-panelový dům</text:p>
          </table:table-cell>
          <table:table-cell office:value-type="date" office:date-value="2022-04-11T00:00:00" table:style-name="ce22">
            <text:p>11.04.2022</text:p>
          </table:table-cell>
          <table:table-cell office:value-type="date" office:date-value="2022-09-02T00:00:00" table:style-name="ce22">
            <text:p>02.09.2022</text:p>
          </table:table-cell>
          <table:table-cell table:number-columns-repeated="5" table:style-name="ce90"/>
          <table:table-cell table:style-name="ce22"/>
          <table:table-cell table:style-name="ce178"/>
          <table:table-cell table:style-name="ce90"/>
          <table:table-cell table:style-name="ce471"/>
          <table:table-cell office:value-type="currency" office:value="0" table:formula="of:=([.M463]*1.15)*0.6" table:style-name="ce237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63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63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62" table:style-name="ce603">
            <text:p>462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Hlušovice</text:p>
          </table:table-cell>
          <table:table-cell table:style-name="ce85"/>
          <table:table-cell office:value-type="string" table:style-name="ce24">
            <text:p>N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433403" table:style-name="ce88">
            <text:p>433 403,00 Kč</text:p>
          </table:table-cell>
          <table:table-cell office:value-type="currency" office:value="538544" table:style-name="ce88">
            <text:p>538 544,00 Kč</text:p>
          </table:table-cell>
          <table:table-cell office:value-type="string" table:style-name="ce112">
            <text:p>web</text:p>
          </table:table-cell>
          <table:table-cell office:value-type="string" table:style-name="ce394">
            <text:p>celkově zatím odkládá realizaci FVE<text:s/></text:p>
          </table:table-cell>
          <table:table-cell office:value-type="date" office:date-value="2022-05-03T00:00:00" table:style-name="ce22">
            <text:p>03.05.2022</text:p>
          </table:table-cell>
          <table:table-cell office:value-type="date" office:date-value="2022-09-02T00:00:00" table:style-name="ce22">
            <text:p>02.09.2022</text:p>
          </table:table-cell>
          <table:table-cell table:style-name="ce90"/>
          <table:table-cell office:value-type="date" office:date-value="2022-09-08T00:00:00" table:style-name="ce22">
            <text:p>08.09.2022</text:p>
          </table:table-cell>
          <table:table-cell table:number-columns-repeated="3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371595.36" table:formula="of:=([.M464]*1.15)*0.6" table:style-name="ce238">
            <text:p><text:s/>371 595,36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85797.68" table:formula="of:=([.M464]*1.15)*0.3" table:style-name="ce238">
            <text:p><text:s/>185 797,68 Kč<text:s/></text:p>
          </table:table-cell>
          <table:table-cell table:number-columns-repeated="9" table:style-name="ce90"/>
          <table:table-cell office:value-type="currency" office:value="61932.56" table:formula="of:=([.M464]*1.15)*0.1" table:style-name="ce238">
            <text:p><text:s/>61 932,56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63" table:style-name="ce603">
            <text:p>463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office:value-type="string" table:style-name="ce58">
            <text:p>LM</text:p>
          </table:table-cell>
          <table:table-cell office:value-type="string" table:style-name="ce330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web</text:p>
          </table:table-cell>
          <table:table-cell office:value-type="string" table:style-name="ce167">
            <text:p>konkurence</text:p>
          </table:table-cell>
          <table:table-cell office:value-type="date" office:date-value="2022-07-18T00:00:00" table:style-name="ce52">
            <text:p>18.07.2022</text:p>
          </table:table-cell>
          <table:table-cell office:value-type="date" office:date-value="2022-09-02T00:00:00" table:style-name="ce52">
            <text:p>02.09.2022</text:p>
          </table:table-cell>
          <table:table-cell table:number-columns-repeated="5" table:style-name="ce39"/>
          <table:table-cell table:style-name="ce52"/>
          <table:table-cell table:style-name="ce180"/>
          <table:table-cell table:number-columns-repeated="2" table:style-name="ce39"/>
          <table:table-cell office:value-type="currency" office:value="0" table:formula="of:=([.M465]*1.15)*0.6" table:style-name="ce229">
            <text:p><text:s/>- <text:s text:c="2"/>Kč<text:s/></text:p>
          </table:table-cell>
          <table:table-cell table:style-name="ce39"/>
          <table:table-cell table:style-name="ce52"/>
          <table:table-cell table:number-columns-repeated="5" table:style-name="ce39"/>
          <table:table-cell office:value-type="currency" office:value="0" table:formula="of:=([.M465]*1.15)*0.3" table:style-name="ce229">
            <text:p><text:s/>- <text:s text:c="2"/>Kč<text:s/></text:p>
          </table:table-cell>
          <table:table-cell table:number-columns-repeated="9" table:style-name="ce39"/>
          <table:table-cell office:value-type="currency" office:value="0" table:formula="of:=([.M465]*1.15)*0.1" table:style-name="ce229">
            <text:p><text:s/>- <text:s text:c="2"/>Kč<text:s/></text:p>
          </table:table-cell>
          <table:table-cell table:number-columns-repeated="2" table:style-name="ce39"/>
          <table:table-cell table:number-columns-repeated="16337"/>
        </table:table-row>
        <table:table-row table:style-name="ro2">
          <table:table-cell table:style-name="ce1"/>
          <table:table-cell office:value-type="float" office:value="464" table:style-name="ce603">
            <text:p>464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office:value-type="string" table:style-name="ce58">
            <text:p>LM</text:p>
          </table:table-cell>
          <table:table-cell office:value-type="string" table:style-name="ce330">
            <text:p>N</text:p>
          </table:table-cell>
          <table:table-cell office:value-type="string" table:style-name="ce58">
            <text:p>9,66 kWp</text:p>
          </table:table-cell>
          <table:table-cell table:style-name="ce157"/>
          <table:table-cell office:value-type="float" office:value="392621" table:style-name="ce167">
            <text:p><text:s/>392 621<text:s/></text:p>
          </table:table-cell>
          <table:table-cell office:value-type="float" office:value="488917" table:style-name="ce167">
            <text:p><text:s/>488 917<text:s/></text:p>
          </table:table-cell>
          <table:table-cell office:value-type="string" table:style-name="ce167">
            <text:p>web</text:p>
          </table:table-cell>
          <table:table-cell office:value-type="string" table:style-name="ce167">
            <text:p>konkurence</text:p>
          </table:table-cell>
          <table:table-cell office:value-type="date" office:date-value="2022-09-04T00:00:00" table:style-name="ce65">
            <text:p>04.09.2022</text:p>
          </table:table-cell>
          <table:table-cell office:value-type="date" office:date-value="2022-09-05T00:00:00" table:style-name="ce65">
            <text:p>05.09.2022</text:p>
          </table:table-cell>
          <table:table-cell table:style-name="ce97"/>
          <table:table-cell office:value-type="date" office:date-value="2022-09-12T00:00:00" table:style-name="ce65">
            <text:p>12.09.2022</text:p>
          </table:table-cell>
          <table:table-cell table:number-columns-repeated="3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337352.72999999992" table:formula="of:=([.M466]*1.15)*0.6" table:style-name="ce238">
            <text:p><text:s/>337 352,73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8676.36499999996" table:formula="of:=([.M466]*1.15)*0.3" table:style-name="ce238">
            <text:p><text:s/>168 676,37 Kč<text:s/></text:p>
          </table:table-cell>
          <table:table-cell table:number-columns-repeated="9" table:style-name="ce90"/>
          <table:table-cell office:value-type="currency" office:value="56225.454999999994" table:formula="of:=([.M466]*1.15)*0.1" table:style-name="ce238">
            <text:p><text:s/>56 225,46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65" table:style-name="ce603">
            <text:p>465</text:p>
          </table:table-cell>
          <table:table-cell table:number-columns-repeated="2" table:style-name="ce57"/>
          <table:table-cell table:style-name="ce566"/>
          <table:table-cell table:number-columns-repeated="2" table:style-name="ce57"/>
          <table:table-cell office:value-type="string" table:style-name="ce58">
            <text:p>LM,WB</text:p>
          </table:table-cell>
          <table:table-cell office:value-type="string" table:style-name="ce330">
            <text:p>N</text:p>
          </table:table-cell>
          <table:table-cell table:style-name="ce58"/>
          <table:table-cell table:style-name="ce157"/>
          <table:table-cell table:number-columns-repeated="2" table:style-name="ce167"/>
          <table:table-cell office:value-type="string" table:style-name="ce167">
            <text:p>web</text:p>
          </table:table-cell>
          <table:table-cell office:value-type="string" table:style-name="ce167">
            <text:p>FVE nechce, mají dobrou cenu za energie</text:p>
          </table:table-cell>
          <table:table-cell office:value-type="date" office:date-value="2022-09-04T00:00:00" table:style-name="ce52">
            <text:p>04.09.2022</text:p>
          </table:table-cell>
          <table:table-cell office:value-type="date" office:date-value="2022-09-05T00:00:00" table:style-name="ce52">
            <text:p>05.09.2022</text:p>
          </table:table-cell>
          <table:table-cell office:value-type="date" office:date-value="2022-09-20T00:00:00" table:style-name="ce52">
            <text:p>20.09.2022</text:p>
          </table:table-cell>
          <table:table-cell table:style-name="ce97"/>
          <table:table-cell table:number-columns-repeated="3" table:style-name="ce39"/>
          <table:table-cell table:style-name="ce52"/>
          <table:table-cell table:style-name="ce180"/>
          <table:table-cell table:number-columns-repeated="2" table:style-name="ce39"/>
          <table:table-cell office:value-type="currency" office:value="0" table:formula="of:=([.M467]*1.15)*0.6" table:style-name="ce229">
            <text:p><text:s/>- <text:s text:c="2"/>Kč<text:s/></text:p>
          </table:table-cell>
          <table:table-cell table:style-name="ce39"/>
          <table:table-cell table:style-name="ce52"/>
          <table:table-cell table:number-columns-repeated="5" table:style-name="ce39"/>
          <table:table-cell office:value-type="currency" office:value="0" table:formula="of:=([.M467]*1.15)*0.3" table:style-name="ce229">
            <text:p><text:s/>- <text:s text:c="2"/>Kč<text:s/></text:p>
          </table:table-cell>
          <table:table-cell table:number-columns-repeated="9" table:style-name="ce39"/>
          <table:table-cell office:value-type="currency" office:value="0" table:formula="of:=([.M467]*1.15)*0.1" table:style-name="ce229">
            <text:p><text:s/>- <text:s text:c="2"/>Kč<text:s/></text:p>
          </table:table-cell>
          <table:table-cell table:number-columns-repeated="2" table:style-name="ce39"/>
          <table:table-cell table:number-columns-repeated="16337"/>
        </table:table-row>
        <table:table-row table:style-name="ro2">
          <table:table-cell table:style-name="ce74"/>
          <table:table-cell office:value-type="float" office:value="466" table:style-name="ce603">
            <text:p>466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Mikulčice</text:p>
          </table:table-cell>
          <table:table-cell table:style-name="ce85"/>
          <table:table-cell office:value-type="string" table:style-name="ce24">
            <text:p>K</text:p>
          </table:table-cell>
          <table:table-cell table:style-name="ce85"/>
          <table:table-cell table:style-name="ce178"/>
          <table:table-cell table:number-columns-repeated="2" table:style-name="ce112"/>
          <table:table-cell office:value-type="string" table:style-name="ce112">
            <text:p>Ondra</text:p>
          </table:table-cell>
          <table:table-cell office:value-type="string" table:style-name="ce112">
            <text:p>Ondra -upřesní rozm. stř. - výkon FVE</text:p>
          </table:table-cell>
          <table:table-cell office:value-type="date" office:date-value="2022-09-05T00:00:00" table:style-name="ce22">
            <text:p>05.09.2022</text:p>
          </table:table-cell>
          <table:table-cell office:value-type="date" office:date-value="2022-09-05T00:00:00" table:style-name="ce22">
            <text:p>05.09.2022</text:p>
          </table:table-cell>
          <table:table-cell table:number-columns-repeated="5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0" table:formula="of:=([.M468]*1.15)*0.6" table:style-name="ce238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68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68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67" table:style-name="ce603">
            <text:p>467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řeclav</text:p>
          </table:table-cell>
          <table:table-cell table:style-name="ce85"/>
          <table:table-cell office:value-type="string" table:style-name="ce24">
            <text:p>CN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392621" table:style-name="ce88">
            <text:p>392 621,00 Kč</text:p>
          </table:table-cell>
          <table:table-cell office:value-type="currency" office:value="488917" table:style-name="ce88">
            <text:p>488 917,00 Kč</text:p>
          </table:table-cell>
          <table:table-cell office:value-type="string" table:style-name="ce112">
            <text:p>Ondra</text:p>
          </table:table-cell>
          <table:table-cell office:value-type="string" table:style-name="ce112">
            <text:p>CN-Ondrovi 14.9.2022</text:p>
          </table:table-cell>
          <table:table-cell office:value-type="date" office:date-value="2022-09-05T00:00:00" table:style-name="ce22">
            <text:p>05.09.2022</text:p>
          </table:table-cell>
          <table:table-cell office:value-type="date" office:date-value="2022-09-05T00:00:00" table:style-name="ce22">
            <text:p>05.09.2022</text:p>
          </table:table-cell>
          <table:table-cell table:style-name="ce90"/>
          <table:table-cell office:value-type="date" office:date-value="2022-09-14T00:00:00" table:style-name="ce22">
            <text:p>14.09.2022</text:p>
          </table:table-cell>
          <table:table-cell table:number-columns-repeated="3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337352.72999999992" table:formula="of:=([.M469]*1.15)*0.6" table:style-name="ce238">
            <text:p><text:s/>337 352,73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8676.36499999996" table:formula="of:=([.M469]*1.15)*0.3" table:style-name="ce238">
            <text:p><text:s/>168 676,37 Kč<text:s/></text:p>
          </table:table-cell>
          <table:table-cell table:number-columns-repeated="9" table:style-name="ce90"/>
          <table:table-cell office:value-type="currency" office:value="56225.454999999994" table:formula="of:=([.M469]*1.15)*0.1" table:style-name="ce238">
            <text:p><text:s/>56 225,46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74"/>
          <table:table-cell office:value-type="float" office:value="468" table:style-name="ce603">
            <text:p>468</text:p>
          </table:table-cell>
          <table:table-cell office:value-type="string" table:style-name="ce327">
            <text:p>JG</text:p>
          </table:table-cell>
          <table:table-cell table:style-name="ce327"/>
          <table:table-cell table:style-name="ce579"/>
          <table:table-cell table:style-name="ce327"/>
          <table:table-cell office:value-type="string" table:style-name="ce327">
            <text:p>Hodonín</text:p>
          </table:table-cell>
          <table:table-cell table:style-name="ce329"/>
          <table:table-cell office:value-type="string" table:style-name="ce330">
            <text:p>O</text:p>
          </table:table-cell>
          <table:table-cell office:value-type="string" table:style-name="ce329">
            <text:p>6,44 kWp</text:p>
          </table:table-cell>
          <table:table-cell table:style-name="ce331"/>
          <table:table-cell office:value-type="currency" office:value="349737" table:style-name="ce332">
            <text:p>349 737,00 Kč</text:p>
          </table:table-cell>
          <table:table-cell office:value-type="currency" office:value="434121" table:style-name="ce332">
            <text:p>434 121,00 Kč</text:p>
          </table:table-cell>
          <table:table-cell table:style-name="ce333"/>
          <table:table-cell office:value-type="string" table:style-name="ce482">
            <text:p>ozvat se na jaře 2023</text:p>
          </table:table-cell>
          <table:table-cell office:value-type="date" office:date-value="2022-09-05T00:00:00" table:style-name="ce22">
            <text:p>05.09.2022</text:p>
          </table:table-cell>
          <table:table-cell office:value-type="date" office:date-value="2022-09-05T00:00:00" table:style-name="ce22">
            <text:p>05.09.2022</text:p>
          </table:table-cell>
          <table:table-cell table:style-name="ce90"/>
          <table:table-cell office:value-type="date" office:date-value="2022-09-14T00:00:00" table:style-name="ce22">
            <text:p>14.09.2022</text:p>
          </table:table-cell>
          <table:table-cell table:number-columns-repeated="3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299543.49" table:formula="of:=([.M470]*1.15)*0.6" table:style-name="ce238">
            <text:p><text:s/>299 543,49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49771.745" table:formula="of:=([.M470]*1.15)*0.3" table:style-name="ce238">
            <text:p><text:s/>149 771,75 Kč<text:s/></text:p>
          </table:table-cell>
          <table:table-cell table:number-columns-repeated="9" table:style-name="ce90"/>
          <table:table-cell office:value-type="currency" office:value="49923.915000000001" table:formula="of:=([.M470]*1.15)*0.1" table:style-name="ce238">
            <text:p><text:s/>49 923,9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69" table:style-name="ce603">
            <text:p>469</text:p>
          </table:table-cell>
          <table:table-cell office:value-type="string" table:style-name="ce194">
            <text:p>JG</text:p>
          </table:table-cell>
          <table:table-cell table:style-name="ce194"/>
          <table:table-cell table:style-name="ce572"/>
          <table:table-cell table:style-name="ce194"/>
          <table:table-cell office:value-type="string" table:style-name="ce194">
            <text:p>Terezín</text:p>
          </table:table-cell>
          <table:table-cell table:style-name="ce195"/>
          <table:table-cell office:value-type="string" table:style-name="ce59">
            <text:p>O</text:p>
          </table:table-cell>
          <table:table-cell office:value-type="string" table:style-name="ce195">
            <text:p>9,6 kWp</text:p>
          </table:table-cell>
          <table:table-cell table:style-name="ce196"/>
          <table:table-cell office:value-type="currency" office:value="398513" table:style-name="ce197">
            <text:p>398 513,00 Kč</text:p>
          </table:table-cell>
          <table:table-cell office:value-type="currency" office:value="496872" table:style-name="ce197">
            <text:p>496 872,00 Kč</text:p>
          </table:table-cell>
          <table:table-cell office:value-type="string" table:style-name="ce198">
            <text:p>Jenda Daňhel</text:p>
          </table:table-cell>
          <table:table-cell office:value-type="string" table:style-name="ce487">
            <text:p>řeší finance, volat na jaře 2023</text:p>
          </table:table-cell>
          <table:table-cell office:value-type="date" office:date-value="2022-09-07T00:00:00" table:style-name="ce22">
            <text:p>07.09.2022</text:p>
          </table:table-cell>
          <table:table-cell office:value-type="date" office:date-value="2022-09-07T00:00:00" table:style-name="ce22">
            <text:p>07.09.2022</text:p>
          </table:table-cell>
          <table:table-cell table:style-name="ce90"/>
          <table:table-cell office:value-type="date" office:date-value="2022-09-22T00:00:00" table:style-name="ce22">
            <text:p>22.09.2022</text:p>
          </table:table-cell>
          <table:table-cell table:number-columns-repeated="2" table:style-name="ce90"/>
          <table:table-cell office:value-type="date" office:date-value="2022-09-16T00:00:00" table:style-name="ce22">
            <text:p>16.09.2022</text:p>
          </table:table-cell>
          <table:table-cell table:style-name="ce22"/>
          <table:table-cell table:style-name="ce178"/>
          <table:table-cell table:number-columns-repeated="2" table:style-name="ce90"/>
          <table:table-cell office:value-type="currency" office:value="342841.67999999993" table:formula="of:=([.M471]*1.15)*0.6" table:style-name="ce238">
            <text:p><text:s/>342 841,68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71420.83999999997" table:formula="of:=([.M471]*1.15)*0.3" table:style-name="ce238">
            <text:p><text:s/>171 420,84 Kč<text:s/></text:p>
          </table:table-cell>
          <table:table-cell table:number-columns-repeated="9" table:style-name="ce90"/>
          <table:table-cell office:value-type="currency" office:value="57140.28" table:formula="of:=([.M471]*1.15)*0.1" table:style-name="ce238">
            <text:p><text:s/>57 140,28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70" table:style-name="ce603">
            <text:p>470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Křemže</text:p>
          </table:table-cell>
          <table:table-cell table:style-name="ce85"/>
          <table:table-cell office:value-type="string" table:style-name="ce24">
            <text:p>CN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444423" table:style-name="ce88">
            <text:p>444 423,00 Kč</text:p>
          </table:table-cell>
          <table:table-cell office:value-type="currency" office:value="549496" table:style-name="ce88">
            <text:p>549 496,00 Kč</text:p>
          </table:table-cell>
          <table:table-cell office:value-type="string" table:style-name="ce112">
            <text:p>Hloška - web</text:p>
          </table:table-cell>
          <table:table-cell office:value-type="string" table:style-name="ce112">
            <text:p>7.10.2022 - řeší statika-zatím má stále zájem</text:p>
          </table:table-cell>
          <table:table-cell office:value-type="date" office:date-value="2022-09-05T00:00:00" table:style-name="ce22">
            <text:p>05.09.2022</text:p>
          </table:table-cell>
          <table:table-cell office:value-type="date" office:date-value="2022-09-07T00:00:00" table:style-name="ce22">
            <text:p>07.09.2022</text:p>
          </table:table-cell>
          <table:table-cell table:style-name="ce90"/>
          <table:table-cell office:value-type="date" office:date-value="2022-09-15T00:00:00" table:style-name="ce22">
            <text:p>15.09.2022</text:p>
          </table:table-cell>
          <table:table-cell table:number-columns-repeated="3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379152.23999999993" table:formula="of:=([.M472]*1.15)*0.6" table:style-name="ce238">
            <text:p><text:s/>379 152,24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89576.11999999997" table:formula="of:=([.M472]*1.15)*0.3" table:style-name="ce238">
            <text:p><text:s/>189 576,12 Kč<text:s/></text:p>
          </table:table-cell>
          <table:table-cell table:number-columns-repeated="9" table:style-name="ce90"/>
          <table:table-cell office:value-type="currency" office:value="63192.039999999994" table:formula="of:=([.M472]*1.15)*0.1" table:style-name="ce238">
            <text:p><text:s/>63 192,04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47"/>
          <table:table-cell office:value-type="float" office:value="471" table:style-name="ce603">
            <text:p>471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Břeclav</text:p>
          </table:table-cell>
          <table:table-cell table:style-name="ce85"/>
          <table:table-cell office:value-type="string" table:style-name="ce24">
            <text:p>CN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392621" table:style-name="ce88">
            <text:p>392 621,00 Kč</text:p>
          </table:table-cell>
          <table:table-cell office:value-type="currency" office:value="488917" table:style-name="ce88">
            <text:p>488 917,00 Kč</text:p>
          </table:table-cell>
          <table:table-cell office:value-type="string" table:style-name="ce112">
            <text:p>Ondra</text:p>
          </table:table-cell>
          <table:table-cell office:value-type="string" table:style-name="ce112">
            <text:p>CN-Ondrovi 14.9.2022</text:p>
          </table:table-cell>
          <table:table-cell office:value-type="date" office:date-value="2022-09-05T00:00:00" table:style-name="ce22">
            <text:p>05.09.2022</text:p>
          </table:table-cell>
          <table:table-cell office:value-type="date" office:date-value="2022-09-07T00:00:00" table:style-name="ce22">
            <text:p>07.09.2022</text:p>
          </table:table-cell>
          <table:table-cell table:style-name="ce90"/>
          <table:table-cell office:value-type="date" office:date-value="2022-09-14T00:00:00" table:style-name="ce22">
            <text:p>14.09.2022</text:p>
          </table:table-cell>
          <table:table-cell table:number-columns-repeated="3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337352.72999999992" table:formula="of:=([.M473]*1.15)*0.6" table:style-name="ce238">
            <text:p><text:s/>337 352,73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8676.36499999996" table:formula="of:=([.M473]*1.15)*0.3" table:style-name="ce238">
            <text:p><text:s/>168 676,37 Kč<text:s/></text:p>
          </table:table-cell>
          <table:table-cell table:number-columns-repeated="9" table:style-name="ce90"/>
          <table:table-cell office:value-type="currency" office:value="56225.454999999994" table:formula="of:=([.M473]*1.15)*0.1" table:style-name="ce238">
            <text:p><text:s/>56 225,46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4">
          <table:table-cell table:style-name="ce1"/>
          <table:table-cell office:value-type="float" office:value="472" table:style-name="ce603">
            <text:p>472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Rohatec</text:p>
          </table:table-cell>
          <table:table-cell table:style-name="ce85"/>
          <table:table-cell office:value-type="string" table:style-name="ce24">
            <text:p>SoD + D</text:p>
          </table:table-cell>
          <table:table-cell office:value-type="string" table:style-name="ce85">
            <text:p>9,66 kWp</text:p>
          </table:table-cell>
          <table:table-cell office:value-type="string" table:style-name="ce178">
            <text:p>DYNESS 10,65</text:p>
          </table:table-cell>
          <table:table-cell office:value-type="currency" office:value="423774" table:style-name="ce88">
            <text:p>423 774,00 Kč</text:p>
          </table:table-cell>
          <table:table-cell office:value-type="currency" office:value="530501" table:style-name="ce88">
            <text:p>530 501,00 Kč</text:p>
          </table:table-cell>
          <table:table-cell office:value-type="string" table:style-name="ce112">
            <text:p>Ondra</text:p>
          </table:table-cell>
          <table:table-cell office:value-type="string" table:style-name="ce112">
            <text:p>eg.d žádost odesl.10.11.2022</text:p>
          </table:table-cell>
          <table:table-cell office:value-type="date" office:date-value="2022-09-05T00:00:00" table:style-name="ce22">
            <text:p>05.09.2022</text:p>
          </table:table-cell>
          <table:table-cell office:value-type="date" office:date-value="2022-09-07T00:00:00" table:style-name="ce22">
            <text:p>07.09.2022</text:p>
          </table:table-cell>
          <table:table-cell table:style-name="ce90"/>
          <table:table-cell office:value-type="date" office:date-value="2022-11-04T00:00:00" table:style-name="ce22">
            <text:p>04.11.2022</text:p>
          </table:table-cell>
          <table:table-cell table:number-columns-repeated="3" table:style-name="ce90"/>
          <table:table-cell office:value-type="date" office:date-value="2022-11-10T00:00:00" table:style-name="ce22">
            <text:p>10.11.2022</text:p>
          </table:table-cell>
          <table:table-cell office:value-type="string" table:style-name="ce488">
            <text:p>950123<text:s text:c="4"/></text:p>
            <text:p/>
            <text:p>Vážená paní Miklíková,</text:p>
            <text:p/>
            <text:p><text:s/></text:p>
            <text:p/>
            <text:p>rádi bychom Vás informovali, že jsme provedli kontrolu doručených podkladů – Žádost výrobce, EAN 859182400207612841 na adrese Polní 1220/20, 696 01 Rohatec.</text:p>
            <text:p/>
            <text:p><text:s/></text:p>
            <text:p/>
            <text:p>Žádost jsme na základě Vašeho požadavku zaevidovali do systému a předali Regionální správě sítí v dané oblasti, kde Váš požadavek posoudí technik a vyhotoví návrh Smlouvy o připojení.</text:p>
            <text:p/>
            <text:p><text:s/></text:p>
            <text:p/>
            <text:p>Do 30 dnů na korespondenční adresu uvedenou v žádosti zašleme návrh smlouvy o připojení, případně vyjádření.</text:p>
            <text:p/>
            <text:p><text:s/></text:p>
            <text:p/>
            <text:p>Přejeme Vám pěkný den.</text:p>
            <text:p/>
            <text:p><text:s/></text:p>
            <text:p/>
            <text:p><text:s/></text:p>
            <text:p/>
            <text:p><text:s/></text:p>
            <text:p/>
            <text:p>Víte, že žádost výrobce na hladině nízkého napětí můžete nyní podat i online a ušetřit tak čas?</text:p>
            <text:p/>
            <text:p><text:s/></text:p>
            <text:p/>
            <text:p>Na našem webu máme pro Vás k dispozici následující online žádosti:</text:p>
            <text:p/>
            <text:p><text:s/></text:p>
            <text:p/>
            <text:p>Připojení zcela nového odběrného místa s výrobnou (NN) - naleznete ZDE</text:p>
            <text:p/>
            <text:p>Připojení výrobny do stávajícího odběrného místa (NN) - naleznete ZDE</text:p>
            <text:p/>
            <text:p>Zjednodušené připojení mikrozdroje (bez možnosti dodávky do distribuční sítě) - naleznete ZDE</text:p>
            <text:p/>
            <text:p>Změna v odběrném místě s výrobnou (NN) - naleznete ZDE</text:p>
            <text:p/>
            <text:p><text:s/></text:p>
            <text:p/>
            <text:p>950123<text:s text:c="2"/></text:p>
            <text:p/>
            <text:p>Vážená paní Miklíková,</text:p>
            <text:p/>
            <text:p><text:s/></text:p>
            <text:p/>
            <text:p>rádi bychom Vás informovali, že jsme provedli kontrolu doručených podkladů – Žádost výrobce, EAN 859182400207612841 na adrese Polní 1220/20, 696 01 Rohatec.</text:p>
            <text:p/>
            <text:p><text:s/></text:p>
            <text:p/>
            <text:p>Žádost jsme na základě Vašeho požadavku zaevidovali do systému a předali Regionální správě sítí v dané oblasti, kde Váš požadavek posoudí technik a vyhotoví návrh Smlouvy o připojení.</text:p>
            <text:p/>
            <text:p><text:s/></text:p>
            <text:p/>
            <text:p>Do 30 dnů na korespondenční adresu uvedenou v žádosti zašleme návrh smlouvy o připojení, případně vyjádření.</text:p>
            <text:p/>
            <text:p><text:s/></text:p>
            <text:p/>
            <text:p>Přejeme Vám pěkný den.</text:p>
            <text:p/>
            <text:p><text:s/></text:p>
            <text:p/>
            <text:p><text:s/></text:p>
            <text:p/>
            <text:p><text:s/></text:p>
            <text:p/>
            <text:p>Víte, že žádost výrobce na hladině nízkého napětí můžete nyní podat i online a ušetřit tak čas?</text:p>
            <text:p/>
            <text:p><text:s/></text:p>
            <text:p/>
            <text:p>Na našem webu máme pro Vás k dispozici následující online žádosti:</text:p>
            <text:p/>
            <text:p><text:s/></text:p>
            <text:p/>
            <text:p>Připojení zcela nového odběrného místa s výrobnou (NN) - naleznete ZDE</text:p>
            <text:p/>
            <text:p>Připojení výrobny do stávajícího odběrného místa (NN) - naleznete ZDE</text:p>
            <text:p/>
            <text:p>Zjednodušené připojení mikrozdroje (bez možnosti dodávky do distribuční sítě) - naleznete ZDE</text:p>
            <text:p/>
            <text:p>Změna v odběrném místě s výrobnou (NN) - naleznete ZDE</text:p>
            <text:p/>
            <text:p><text:s/></text:p>
            <text:p/>
            <text:p>950123</text:p>
          </table:table-cell>
          <table:table-cell table:number-columns-repeated="2" table:style-name="ce90"/>
          <table:table-cell office:value-type="currency" office:value="366045.68999999994" table:formula="of:=([.M474]*1.15)*0.6" table:style-name="ce238">
            <text:p><text:s/>366 045,69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83022.84499999997" table:formula="of:=([.M474]*1.15)*0.3" table:style-name="ce238">
            <text:p><text:s/>183 022,85 Kč<text:s/></text:p>
          </table:table-cell>
          <table:table-cell table:number-columns-repeated="9" table:style-name="ce90"/>
          <table:table-cell office:value-type="currency" office:value="61007.614999999991" table:formula="of:=([.M474]*1.15)*0.1" table:style-name="ce238">
            <text:p><text:s/>61 007,6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73" table:style-name="ce603">
            <text:p>473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Cvrčovice u Pohořelic</text:p>
          </table:table-cell>
          <table:table-cell office:value-type="string" table:style-name="ce85">
            <text:p>ET</text:p>
          </table:table-cell>
          <table:table-cell office:value-type="string" table:style-name="ce24">
            <text:p>CN</text:p>
          </table:table-cell>
          <table:table-cell office:value-type="string" table:style-name="ce85">
            <text:p>9,66 kWp</text:p>
          </table:table-cell>
          <table:table-cell table:style-name="ce178"/>
          <table:table-cell office:value-type="currency" office:value="394707" table:style-name="ce88">
            <text:p>394 707,00 Kč</text:p>
          </table:table-cell>
          <table:table-cell office:value-type="currency" office:value="491629" table:style-name="ce88">
            <text:p>491 629,00 Kč</text:p>
          </table:table-cell>
          <table:table-cell office:value-type="string" table:style-name="ce112">
            <text:p>ePoptávka</text:p>
          </table:table-cell>
          <table:table-cell office:value-type="string" table:style-name="ce112">
            <text:p>tel.: 27.10., volat v 44. týdnu</text:p>
          </table:table-cell>
          <table:table-cell office:value-type="date" office:date-value="2022-09-05T00:00:00" table:style-name="ce22">
            <text:p>05.09.2022</text:p>
          </table:table-cell>
          <table:table-cell office:value-type="date" office:date-value="2022-09-13T00:00:00" table:style-name="ce22">
            <text:p>13.09.2022</text:p>
          </table:table-cell>
          <table:table-cell table:style-name="ce90"/>
          <table:table-cell office:value-type="date" office:date-value="2022-09-16T00:00:00" table:style-name="ce22">
            <text:p>16.09.2022</text:p>
          </table:table-cell>
          <table:table-cell table:number-columns-repeated="3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339224.00999999995" table:formula="of:=([.M475]*1.15)*0.6" table:style-name="ce238">
            <text:p><text:s/>339 224,01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9612.00499999998" table:formula="of:=([.M475]*1.15)*0.3" table:style-name="ce238">
            <text:p><text:s/>169 612,01 Kč<text:s/></text:p>
          </table:table-cell>
          <table:table-cell table:number-columns-repeated="9" table:style-name="ce90"/>
          <table:table-cell office:value-type="currency" office:value="56537.334999999999" table:formula="of:=([.M475]*1.15)*0.1" table:style-name="ce238">
            <text:p><text:s/>56 537,34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74" table:style-name="ce603">
            <text:p>474</text:p>
          </table:table-cell>
          <table:table-cell table:number-columns-repeated="2" table:style-name="ce84"/>
          <table:table-cell table:style-name="ce568"/>
          <table:table-cell table:style-name="ce84"/>
          <table:table-cell office:value-type="string" table:style-name="ce84">
            <text:p>Podolí u Brna</text:p>
          </table:table-cell>
          <table:table-cell office:value-type="string" table:style-name="ce85">
            <text:p>ET</text:p>
          </table:table-cell>
          <table:table-cell office:value-type="string" table:style-name="ce24">
            <text:p>N</text:p>
          </table:table-cell>
          <table:table-cell table:number-columns-repeated="2" table:style-name="ce85"/>
          <table:table-cell table:number-columns-repeated="2" table:style-name="ce112"/>
          <table:table-cell office:value-type="string" table:style-name="ce112">
            <text:p>ePoptávka</text:p>
          </table:table-cell>
          <table:table-cell office:value-type="string" table:style-name="ce112">
            <text:p>předáno, průmyslový objekt</text:p>
          </table:table-cell>
          <table:table-cell office:value-type="date" office:date-value="2022-09-05T00:00:00" table:style-name="ce22">
            <text:p>05.09.2022</text:p>
          </table:table-cell>
          <table:table-cell office:value-type="date" office:date-value="2022-09-13T00:00:00" table:style-name="ce22">
            <text:p>13.09.2022</text:p>
          </table:table-cell>
          <table:table-cell table:number-columns-repeated="5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0" table:formula="of:=([.M476]*1.15)*0.6" table:style-name="ce238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76]*1.15)*0.3" table:style-name="ce238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76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19"/>
          <table:table-cell office:value-type="float" office:value="475" table:style-name="ce611">
            <text:p>475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Krhanice</text:p>
          </table:table-cell>
          <table:table-cell office:value-type="string" table:style-name="ce58">
            <text:p>DŠ</text:p>
          </table:table-cell>
          <table:table-cell office:value-type="string" table:style-name="ce330">
            <text:p>N</text:p>
          </table:table-cell>
          <table:table-cell office:value-type="string" table:style-name="ce58">
            <text:p>9,66 kWp</text:p>
          </table:table-cell>
          <table:table-cell table:style-name="ce58"/>
          <table:table-cell office:value-type="currency" office:value="438657" table:style-name="ce62">
            <text:p>438 657,00 Kč</text:p>
          </table:table-cell>
          <table:table-cell office:value-type="currency" office:value="547257" table:style-name="ce62">
            <text:p>547 257,00 Kč</text:p>
          </table:table-cell>
          <table:table-cell office:value-type="string" table:style-name="ce167">
            <text:p>ePoptávka</text:p>
          </table:table-cell>
          <table:table-cell office:value-type="string" table:style-name="ce167">
            <text:p>nemá zájem - konkurence</text:p>
          </table:table-cell>
          <table:table-cell office:value-type="date" office:date-value="2022-09-05T00:00:00" table:style-name="ce65">
            <text:p>05.09.2022</text:p>
          </table:table-cell>
          <table:table-cell office:value-type="date" office:date-value="2022-09-13T00:00:00" table:style-name="ce65">
            <text:p>13.09.2022</text:p>
          </table:table-cell>
          <table:table-cell table:style-name="ce97"/>
          <table:table-cell office:value-type="date" office:date-value="2022-09-16T00:00:00" table:style-name="ce65">
            <text:p>16.09.2022</text:p>
          </table:table-cell>
          <table:table-cell table:number-columns-repeated="3" table:style-name="ce97"/>
          <table:table-cell table:style-name="ce65"/>
          <table:table-cell table:style-name="ce157"/>
          <table:table-cell table:number-columns-repeated="2" table:style-name="ce97"/>
          <table:table-cell office:value-type="currency" office:value="377607.32999999996" table:formula="of:=([.M477]*1.15)*0.6" table:style-name="ce299">
            <text:p><text:s/>377 607,33 Kč<text:s/></text:p>
          </table:table-cell>
          <table:table-cell table:style-name="ce97"/>
          <table:table-cell table:style-name="ce65"/>
          <table:table-cell table:number-columns-repeated="5" table:style-name="ce97"/>
          <table:table-cell office:value-type="currency" office:value="188803.66499999998" table:formula="of:=([.M477]*1.15)*0.3" table:style-name="ce299">
            <text:p><text:s/>188 803,67 Kč<text:s/></text:p>
          </table:table-cell>
          <table:table-cell table:number-columns-repeated="9" table:style-name="ce97"/>
          <table:table-cell office:value-type="currency" office:value="62934.554999999993" table:formula="of:=([.M477]*1.15)*0.1" table:style-name="ce299">
            <text:p><text:s/>62 934,56 Kč<text:s/></text:p>
          </table:table-cell>
          <table:table-cell table:number-columns-repeated="2" table:style-name="ce97"/>
          <table:table-cell table:number-columns-repeated="16337" table:style-name="ce164"/>
        </table:table-row>
        <table:table-row table:style-name="ro2">
          <table:table-cell table:style-name="ce1"/>
          <table:table-cell office:value-type="float" office:value="476" table:style-name="ce603">
            <text:p>476</text:p>
          </table:table-cell>
          <table:table-cell office:value-type="string" table:style-name="ce84">
            <text:p>DŠ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Zdiby</text:p>
          </table:table-cell>
          <table:table-cell office:value-type="string" table:style-name="ce85">
            <text:p>ET</text:p>
          </table:table-cell>
          <table:table-cell office:value-type="string" table:style-name="ce24">
            <text:p>O</text:p>
          </table:table-cell>
          <table:table-cell office:value-type="string" table:style-name="ce85">
            <text:p>7,36 kWp</text:p>
          </table:table-cell>
          <table:table-cell table:style-name="ce85"/>
          <table:table-cell office:value-type="currency" office:value="382677" table:style-name="ce88">
            <text:p>382 677,00 Kč</text:p>
          </table:table-cell>
          <table:table-cell office:value-type="currency" office:value="477151" table:style-name="ce88">
            <text:p>477 151,00 Kč</text:p>
          </table:table-cell>
          <table:table-cell office:value-type="string" table:style-name="ce112">
            <text:p>ePoptávka</text:p>
          </table:table-cell>
          <table:table-cell office:value-type="string" table:style-name="ce112">
            <text:p>Volat na jaře 2023</text:p>
          </table:table-cell>
          <table:table-cell office:value-type="date" office:date-value="2022-09-06T00:00:00" table:style-name="ce22">
            <text:p>06.09.2022</text:p>
          </table:table-cell>
          <table:table-cell office:value-type="date" office:date-value="2022-09-13T00:00:00" table:style-name="ce22">
            <text:p>13.09.2022</text:p>
          </table:table-cell>
          <table:table-cell table:style-name="ce90"/>
          <table:table-cell office:value-type="date" office:date-value="2022-09-16T00:00:00" table:style-name="ce22">
            <text:p>16.09.2022</text:p>
          </table:table-cell>
          <table:table-cell table:number-columns-repeated="3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329234.18999999994" table:formula="of:=([.M478]*1.15)*0.6" table:style-name="ce238">
            <text:p><text:s/>329 234,19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64617.09499999997" table:formula="of:=([.M478]*1.15)*0.3" table:style-name="ce299">
            <text:p><text:s/>164 617,10 Kč<text:s/></text:p>
          </table:table-cell>
          <table:table-cell table:number-columns-repeated="9" table:style-name="ce90"/>
          <table:table-cell office:value-type="currency" office:value="54872.364999999991" table:formula="of:=([.M478]*1.15)*0.1" table:style-name="ce238">
            <text:p><text:s/>54 872,37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77" table:style-name="ce603">
            <text:p>477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Brandýs nad Labem</text:p>
          </table:table-cell>
          <table:table-cell office:value-type="string" table:style-name="ce58">
            <text:p>ET</text:p>
          </table:table-cell>
          <table:table-cell office:value-type="string" table:style-name="ce330">
            <text:p>N</text:p>
          </table:table-cell>
          <table:table-cell table:number-columns-repeated="2" table:style-name="ce58"/>
          <table:table-cell table:number-columns-repeated="2" table:style-name="ce167"/>
          <table:table-cell office:value-type="string" table:style-name="ce167">
            <text:p>ePoptávka</text:p>
          </table:table-cell>
          <table:table-cell office:value-type="string" table:style-name="ce167">
            <text:p>nemá zájem, chce firmu ze stř. čech</text:p>
          </table:table-cell>
          <table:table-cell office:value-type="date" office:date-value="2022-09-06T00:00:00" table:style-name="ce52">
            <text:p>06.09.2022</text:p>
          </table:table-cell>
          <table:table-cell office:value-type="date" office:date-value="2022-09-13T00:00:00" table:style-name="ce52">
            <text:p>13.09.2022</text:p>
          </table:table-cell>
          <table:table-cell table:style-name="ce39"/>
          <table:table-cell table:style-name="ce97"/>
          <table:table-cell table:number-columns-repeated="3" table:style-name="ce39"/>
          <table:table-cell table:style-name="ce52"/>
          <table:table-cell table:style-name="ce180"/>
          <table:table-cell table:number-columns-repeated="2" table:style-name="ce39"/>
          <table:table-cell office:value-type="currency" office:value="0" table:formula="of:=([.M479]*1.15)*0.6" table:style-name="ce229">
            <text:p><text:s/>- <text:s text:c="2"/>Kč<text:s/></text:p>
          </table:table-cell>
          <table:table-cell table:style-name="ce39"/>
          <table:table-cell table:style-name="ce52"/>
          <table:table-cell table:number-columns-repeated="5" table:style-name="ce39"/>
          <table:table-cell office:value-type="currency" office:value="0" table:formula="of:=([.M479]*1.15)*0.3" table:style-name="ce299">
            <text:p><text:s/>- <text:s text:c="2"/>Kč<text:s/></text:p>
          </table:table-cell>
          <table:table-cell table:number-columns-repeated="9" table:style-name="ce39"/>
          <table:table-cell office:value-type="currency" office:value="0" table:formula="of:=([.M479]*1.15)*0.1" table:style-name="ce229">
            <text:p><text:s/>- <text:s text:c="2"/>Kč<text:s/></text:p>
          </table:table-cell>
          <table:table-cell table:number-columns-repeated="2" table:style-name="ce39"/>
          <table:table-cell table:number-columns-repeated="16337"/>
        </table:table-row>
        <table:table-row table:style-name="ro2">
          <table:table-cell table:style-name="ce1"/>
          <table:table-cell office:value-type="float" office:value="478" table:style-name="ce603">
            <text:p>478</text:p>
          </table:table-cell>
          <table:table-cell office:value-type="string" table:style-name="ce84">
            <text:p>LM</text:p>
          </table:table-cell>
          <table:table-cell table:style-name="ce84"/>
          <table:table-cell table:style-name="ce568"/>
          <table:table-cell table:style-name="ce84"/>
          <table:table-cell office:value-type="string" table:style-name="ce84">
            <text:p>Písková Lhota</text:p>
          </table:table-cell>
          <table:table-cell table:style-name="ce85"/>
          <table:table-cell office:value-type="string" table:style-name="ce24">
            <text:p>K</text:p>
          </table:table-cell>
          <table:table-cell office:value-type="string" table:style-name="ce85">
            <text:p>9,66 kWp</text:p>
          </table:table-cell>
          <table:table-cell table:style-name="ce85"/>
          <table:table-cell office:value-type="currency" office:value="403754" table:style-name="ce88">
            <text:p>403 754,00 Kč</text:p>
          </table:table-cell>
          <table:table-cell office:value-type="currency" office:value="498981" table:style-name="ce88">
            <text:p>498 981,00 Kč</text:p>
          </table:table-cell>
          <table:table-cell office:value-type="string" table:style-name="ce112">
            <text:p>ePoptávka</text:p>
          </table:table-cell>
          <table:table-cell office:value-type="string" table:style-name="ce489">
            <text:p>7.10.chce info o 15kWp FVE,návod na SOLAX</text:p>
          </table:table-cell>
          <table:table-cell office:value-type="date" office:date-value="2022-09-06T00:00:00" table:style-name="ce22">
            <text:p>06.09.2022</text:p>
          </table:table-cell>
          <table:table-cell office:value-type="date" office:date-value="2022-09-13T00:00:00" table:style-name="ce22">
            <text:p>13.09.2022</text:p>
          </table:table-cell>
          <table:table-cell table:style-name="ce90"/>
          <table:table-cell office:value-type="date" office:date-value="2022-09-15T00:00:00" table:style-name="ce22">
            <text:p>15.09.2022</text:p>
          </table:table-cell>
          <table:table-cell table:number-columns-repeated="3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344296.88999999996" table:formula="of:=([.M480]*1.15)*0.6" table:style-name="ce238">
            <text:p><text:s/>344 296,89 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172148.44499999998" table:formula="of:=([.M480]*1.15)*0.3" table:style-name="ce299">
            <text:p><text:s/>172 148,45 Kč<text:s/></text:p>
          </table:table-cell>
          <table:table-cell table:number-columns-repeated="9" table:style-name="ce90"/>
          <table:table-cell office:value-type="currency" office:value="57382.814999999995" table:formula="of:=([.M480]*1.15)*0.1" table:style-name="ce238">
            <text:p><text:s/>57 382,82 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79" table:style-name="ce603">
            <text:p>479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Drahany</text:p>
          </table:table-cell>
          <table:table-cell office:value-type="string" table:style-name="ce58">
            <text:p>ET</text:p>
          </table:table-cell>
          <table:table-cell office:value-type="string" table:style-name="ce330">
            <text:p>N</text:p>
          </table:table-cell>
          <table:table-cell table:number-columns-repeated="2" table:style-name="ce58"/>
          <table:table-cell table:number-columns-repeated="2" table:style-name="ce167"/>
          <table:table-cell office:value-type="string" table:style-name="ce167">
            <text:p>ePoptávka</text:p>
          </table:table-cell>
          <table:table-cell office:value-type="string" table:style-name="ce167">
            <text:p>Pouze elektromontážní práce</text:p>
          </table:table-cell>
          <table:table-cell office:value-type="date" office:date-value="2022-09-06T00:00:00" table:style-name="ce52">
            <text:p>06.09.2022</text:p>
          </table:table-cell>
          <table:table-cell office:value-type="date" office:date-value="2022-09-13T00:00:00" table:style-name="ce52">
            <text:p>13.09.2022</text:p>
          </table:table-cell>
          <table:table-cell table:style-name="ce39"/>
          <table:table-cell table:style-name="ce97"/>
          <table:table-cell table:number-columns-repeated="3" table:style-name="ce39"/>
          <table:table-cell table:style-name="ce52"/>
          <table:table-cell table:style-name="ce180"/>
          <table:table-cell table:number-columns-repeated="2" table:style-name="ce39"/>
          <table:table-cell office:value-type="currency" office:value="0" table:formula="of:=([.M481]*1.15)*0.6" table:style-name="ce229">
            <text:p><text:s/>- <text:s text:c="2"/>Kč<text:s/></text:p>
          </table:table-cell>
          <table:table-cell table:style-name="ce39"/>
          <table:table-cell table:style-name="ce52"/>
          <table:table-cell table:number-columns-repeated="5" table:style-name="ce39"/>
          <table:table-cell office:value-type="currency" office:value="0" table:formula="of:=([.M481]*1.15)*0.3" table:style-name="ce299">
            <text:p><text:s/>- <text:s text:c="2"/>Kč<text:s/></text:p>
          </table:table-cell>
          <table:table-cell table:number-columns-repeated="9" table:style-name="ce39"/>
          <table:table-cell office:value-type="currency" office:value="0" table:formula="of:=([.M481]*1.15)*0.1" table:style-name="ce229">
            <text:p><text:s/>- <text:s text:c="2"/>Kč<text:s/></text:p>
          </table:table-cell>
          <table:table-cell table:number-columns-repeated="2" table:style-name="ce39"/>
          <table:table-cell table:number-columns-repeated="16337"/>
        </table:table-row>
        <table:table-row table:style-name="ro2">
          <table:table-cell table:style-name="ce1"/>
          <table:table-cell office:value-type="float" office:value="480" table:style-name="ce603">
            <text:p>480</text:p>
          </table:table-cell>
          <table:table-cell table:number-columns-repeated="2" table:style-name="ce57"/>
          <table:table-cell table:style-name="ce566"/>
          <table:table-cell table:style-name="ce57"/>
          <table:table-cell office:value-type="string" table:style-name="ce57">
            <text:p>Náchod</text:p>
          </table:table-cell>
          <table:table-cell office:value-type="string" table:style-name="ce58">
            <text:p>ET</text:p>
          </table:table-cell>
          <table:table-cell office:value-type="string" table:style-name="ce330">
            <text:p>N</text:p>
          </table:table-cell>
          <table:table-cell table:number-columns-repeated="2" table:style-name="ce58"/>
          <table:table-cell table:number-columns-repeated="2" table:style-name="ce167"/>
          <table:table-cell office:value-type="string" table:style-name="ce167">
            <text:p>web</text:p>
          </table:table-cell>
          <table:table-cell office:value-type="string" table:style-name="ce167">
            <text:p>chce místní firmu<text:s/></text:p>
          </table:table-cell>
          <table:table-cell office:value-type="date" office:date-value="2022-09-07T00:00:00" table:style-name="ce22">
            <text:p>07.09.2022</text:p>
          </table:table-cell>
          <table:table-cell office:value-type="date" office:date-value="2022-09-13T00:00:00" table:style-name="ce22">
            <text:p>13.09.2022</text:p>
          </table:table-cell>
          <table:table-cell table:number-columns-repeated="5" table:style-name="ce90"/>
          <table:table-cell table:style-name="ce22"/>
          <table:table-cell table:style-name="ce178"/>
          <table:table-cell table:number-columns-repeated="2" table:style-name="ce90"/>
          <table:table-cell office:value-type="currency" office:value="0" table:formula="of:=([.M482]*1.15)*0.6" table:style-name="ce238">
            <text:p><text:s/>- <text:s text:c="2"/>Kč<text:s/></text:p>
          </table:table-cell>
          <table:table-cell table:style-name="ce90"/>
          <table:table-cell table:style-name="ce22"/>
          <table:table-cell table:number-columns-repeated="5" table:style-name="ce90"/>
          <table:table-cell office:value-type="currency" office:value="0" table:formula="of:=([.M482]*1.15)*0.3" table:style-name="ce299">
            <text:p><text:s/>- <text:s text:c="2"/>Kč<text:s/></text:p>
          </table:table-cell>
          <table:table-cell table:number-columns-repeated="9" table:style-name="ce90"/>
          <table:table-cell office:value-type="currency" office:value="0" table:formula="of:=([.M482]*1.15)*0.1" table:style-name="ce238">
            <text:p><text:s/>- <text:s text:c="2"/>Kč<text:s/></text:p>
          </table:table-cell>
          <table:table-cell table:number-columns-repeated="2" table:style-name="ce90"/>
          <table:table-cell table:number-columns-repeated="16337"/>
        </table:table-row>
        <table:table-row table:style-name="ro2">
          <table:table-cell table:style-name="ce1"/>
          <table:table-cell office:value-type="float" office:value="481" table:style-name="ce612">
            <text:p>481</text:p>
          </table:table-cell>
          <table:table-cell table:number-columns-repeated="2" table:style-name="ce491"/>
          <table:table-cell table:style-name="ce582"/>
          <table:table-cell table:style-name="ce491"/>
          <table:table-cell office:value-type="string" table:style-name="ce491">
            <text:p>Doubek</text:p>
          </table:table-cell>
          <table:table-cell office:value-type="string" table:style-name="ce492">
            <text:p>ET</text:p>
          </table:table-cell>
          <table:table-cell office:value-type="string" table:style-name="ce330">
            <text:p>N</text:p>
          </table:table-cell>
          <table:table-cell table:number-columns-repeated="2" table:style-name="ce492"/>
          <table:table-cell table:number-columns-repeated="2" table:style-name="ce493"/>
          <table:table-cell office:value-type="string" table:style-name="ce493">
            <text:p>ePoptávka</text:p>
          </table:table-cell>
          <table:table-cell office:value-type="string" table:style-name="ce493">
            <text:p>solární ohřev TUV</text:p>
          </table:table-cell>
          <table:table-cell office:value-type="date" office:date-value="2022-09-07T00:00:00" table:style-name="ce207">
            <text:p>07.09.2022</text:p>
          </table:table-cell>
          <table:table-cell office:value-type="date" office:date-value="2022-09-13T00:00:00" table:style-name="ce207">
            <text:p>13.09.2022</text:p>
          </table:table-cell>
          <table:table-cell table:style-name="ce494"/>
          <table:table-cell table:style-name="ce495"/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83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83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83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74"/>
          <table:table-cell office:value-type="float" office:value="482" table:style-name="ce612">
            <text:p>482</text:p>
          </table:table-cell>
          <table:table-cell table:number-columns-repeated="2" table:style-name="ce491"/>
          <table:table-cell table:style-name="ce582"/>
          <table:table-cell table:style-name="ce491"/>
          <table:table-cell office:value-type="string" table:style-name="ce491">
            <text:p>Křesetice</text:p>
          </table:table-cell>
          <table:table-cell office:value-type="string" table:style-name="ce492">
            <text:p>ET</text:p>
          </table:table-cell>
          <table:table-cell office:value-type="string" table:style-name="ce330">
            <text:p>N</text:p>
          </table:table-cell>
          <table:table-cell table:number-columns-repeated="2" table:style-name="ce492"/>
          <table:table-cell table:number-columns-repeated="2" table:style-name="ce493"/>
          <table:table-cell office:value-type="string" table:style-name="ce493">
            <text:p>ePoptávka</text:p>
          </table:table-cell>
          <table:table-cell office:value-type="string" table:style-name="ce493">
            <text:p>Eternit na střeše - neděláme</text:p>
          </table:table-cell>
          <table:table-cell office:value-type="date" office:date-value="2022-09-07T00:00:00" table:style-name="ce207">
            <text:p>07.09.2022</text:p>
          </table:table-cell>
          <table:table-cell office:value-type="date" office:date-value="2022-09-13T00:00:00" table:style-name="ce207">
            <text:p>13.09.2022</text:p>
          </table:table-cell>
          <table:table-cell table:style-name="ce494"/>
          <table:table-cell table:style-name="ce495"/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84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84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84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74"/>
          <table:table-cell office:value-type="float" office:value="483" table:style-name="ce612">
            <text:p>483</text:p>
          </table:table-cell>
          <table:table-cell table:number-columns-repeated="2" table:style-name="ce491"/>
          <table:table-cell table:style-name="ce582"/>
          <table:table-cell table:style-name="ce491"/>
          <table:table-cell office:value-type="string" table:style-name="ce491">
            <text:p>Praha-Stodůlky</text:p>
          </table:table-cell>
          <table:table-cell office:value-type="string" table:style-name="ce492">
            <text:p>ET</text:p>
          </table:table-cell>
          <table:table-cell office:value-type="string" table:style-name="ce330">
            <text:p>N</text:p>
          </table:table-cell>
          <table:table-cell table:number-columns-repeated="2" table:style-name="ce492"/>
          <table:table-cell table:number-columns-repeated="2" table:style-name="ce493"/>
          <table:table-cell office:value-type="string" table:style-name="ce493">
            <text:p>ePoptávka</text:p>
          </table:table-cell>
          <table:table-cell office:value-type="string" table:style-name="ce493">
            <text:p>Eternit na střeše - neděláme</text:p>
          </table:table-cell>
          <table:table-cell office:value-type="date" office:date-value="2022-09-08T00:00:00" table:style-name="ce207">
            <text:p>08.09.2022</text:p>
          </table:table-cell>
          <table:table-cell office:value-type="date" office:date-value="2022-09-13T00:00:00" table:style-name="ce207">
            <text:p>13.09.2022</text:p>
          </table:table-cell>
          <table:table-cell table:style-name="ce494"/>
          <table:table-cell table:style-name="ce495"/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85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85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85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484" table:style-name="ce612">
            <text:p>484</text:p>
          </table:table-cell>
          <table:table-cell table:number-columns-repeated="2" table:style-name="ce491"/>
          <table:table-cell table:style-name="ce582"/>
          <table:table-cell table:style-name="ce491"/>
          <table:table-cell office:value-type="string" table:style-name="ce491">
            <text:p>Kralupy nad Vltavou</text:p>
          </table:table-cell>
          <table:table-cell office:value-type="string" table:style-name="ce492">
            <text:p>ET</text:p>
          </table:table-cell>
          <table:table-cell office:value-type="string" table:style-name="ce330">
            <text:p>N</text:p>
          </table:table-cell>
          <table:table-cell table:number-columns-repeated="2" table:style-name="ce492"/>
          <table:table-cell table:number-columns-repeated="2" table:style-name="ce493"/>
          <table:table-cell office:value-type="string" table:style-name="ce493">
            <text:p>ePoptávka</text:p>
          </table:table-cell>
          <table:table-cell office:value-type="string" table:style-name="ce493">
            <text:p>nebude FVE realizovat</text:p>
          </table:table-cell>
          <table:table-cell office:value-type="date" office:date-value="2022-09-08T00:00:00" table:style-name="ce207">
            <text:p>08.09.2022</text:p>
          </table:table-cell>
          <table:table-cell office:value-type="date" office:date-value="2022-09-13T00:00:00" table:style-name="ce207">
            <text:p>13.09.2022</text:p>
          </table:table-cell>
          <table:table-cell table:style-name="ce494"/>
          <table:table-cell table:style-name="ce495"/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86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86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86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19"/>
          <table:table-cell office:value-type="float" office:value="485" table:style-name="ce612">
            <text:p>485</text:p>
          </table:table-cell>
          <table:table-cell table:number-columns-repeated="2" table:style-name="ce498"/>
          <table:table-cell table:style-name="ce583"/>
          <table:table-cell table:style-name="ce498"/>
          <table:table-cell office:value-type="string" table:style-name="ce498">
            <text:p>Svatobořice-Mistřín</text:p>
          </table:table-cell>
          <table:table-cell office:value-type="string" table:style-name="ce499">
            <text:p>LM</text:p>
          </table:table-cell>
          <table:table-cell office:value-type="string" table:style-name="ce330">
            <text:p>N</text:p>
          </table:table-cell>
          <table:table-cell office:value-type="string" table:style-name="ce499">
            <text:p>6,44 kWp</text:p>
          </table:table-cell>
          <table:table-cell table:style-name="ce499"/>
          <table:table-cell office:value-type="currency" office:value="349737" table:style-name="ce500">
            <text:p>349 737,00 Kč</text:p>
          </table:table-cell>
          <table:table-cell office:value-type="currency" office:value="434121" table:style-name="ce500">
            <text:p>434 121,00 Kč</text:p>
          </table:table-cell>
          <table:table-cell office:value-type="string" table:style-name="ce501">
            <text:p>ePoptávka</text:p>
          </table:table-cell>
          <table:table-cell office:value-type="string" table:style-name="ce501">
            <text:p>konkurence</text:p>
          </table:table-cell>
          <table:table-cell office:value-type="date" office:date-value="2022-09-09T00:00:00" table:style-name="ce502">
            <text:p>09.09.2022</text:p>
          </table:table-cell>
          <table:table-cell office:value-type="date" office:date-value="2022-09-13T00:00:00" table:style-name="ce502">
            <text:p>13.09.2022</text:p>
          </table:table-cell>
          <table:table-cell table:style-name="ce503"/>
          <table:table-cell office:value-type="date" office:date-value="2022-09-15T00:00:00" table:style-name="ce502">
            <text:p>15.09.2022</text:p>
          </table:table-cell>
          <table:table-cell table:number-columns-repeated="3" table:style-name="ce503"/>
          <table:table-cell table:style-name="ce502"/>
          <table:table-cell table:style-name="ce504"/>
          <table:table-cell table:number-columns-repeated="2" table:style-name="ce503"/>
          <table:table-cell office:value-type="currency" office:value="299543.49" table:formula="of:=([.M487]*1.15)*0.6" table:style-name="ce505">
            <text:p><text:s/>299 543,49 Kč<text:s/></text:p>
          </table:table-cell>
          <table:table-cell table:style-name="ce503"/>
          <table:table-cell table:style-name="ce502"/>
          <table:table-cell table:number-columns-repeated="5" table:style-name="ce503"/>
          <table:table-cell office:value-type="currency" office:value="149771.745" table:formula="of:=([.M487]*1.15)*0.3" table:style-name="ce299">
            <text:p><text:s/>149 771,75 Kč<text:s/></text:p>
          </table:table-cell>
          <table:table-cell table:number-columns-repeated="9" table:style-name="ce503"/>
          <table:table-cell office:value-type="currency" office:value="49923.915000000001" table:formula="of:=([.M487]*1.15)*0.1" table:style-name="ce505">
            <text:p><text:s/>49 923,92 Kč<text:s/></text:p>
          </table:table-cell>
          <table:table-cell table:number-columns-repeated="2" table:style-name="ce503"/>
          <table:table-cell table:number-columns-repeated="16337" table:style-name="ce300"/>
        </table:table-row>
        <table:table-row table:style-name="ro2">
          <table:table-cell table:style-name="ce1"/>
          <table:table-cell office:value-type="float" office:value="486" table:style-name="ce612">
            <text:p>486</text:p>
          </table:table-cell>
          <table:table-cell office:value-type="string" table:style-name="ce490">
            <text:p>JG</text:p>
          </table:table-cell>
          <table:table-cell table:style-name="ce490"/>
          <table:table-cell table:style-name="ce584"/>
          <table:table-cell table:style-name="ce490"/>
          <table:table-cell office:value-type="string" table:style-name="ce490">
            <text:p>Rakovník</text:p>
          </table:table-cell>
          <table:table-cell table:style-name="ce506"/>
          <table:table-cell office:value-type="string" table:style-name="ce24">
            <text:p>N</text:p>
          </table:table-cell>
          <table:table-cell table:number-columns-repeated="2" table:style-name="ce506"/>
          <table:table-cell table:number-columns-repeated="2" table:style-name="ce507"/>
          <table:table-cell office:value-type="string" table:style-name="ce507">
            <text:p>ePoptávka</text:p>
          </table:table-cell>
          <table:table-cell office:value-type="string" table:style-name="ce507">
            <text:p>volat po 23.10.</text:p>
          </table:table-cell>
          <table:table-cell office:value-type="date" office:date-value="2022-09-09T00:00:00" table:style-name="ce207">
            <text:p>09.09.2022</text:p>
          </table:table-cell>
          <table:table-cell office:value-type="date" office:date-value="2022-09-13T00:00:00" table:style-name="ce207">
            <text:p>13.09.2022</text:p>
          </table:table-cell>
          <table:table-cell table:number-columns-repeated="5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88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88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88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487" table:style-name="ce612">
            <text:p>487</text:p>
          </table:table-cell>
          <table:table-cell table:number-columns-repeated="2" table:style-name="ce491"/>
          <table:table-cell table:style-name="ce582"/>
          <table:table-cell table:style-name="ce491"/>
          <table:table-cell office:value-type="string" table:style-name="ce491">
            <text:p>Bělkovice - Laštany</text:p>
          </table:table-cell>
          <table:table-cell office:value-type="string" table:style-name="ce492">
            <text:p>ET</text:p>
          </table:table-cell>
          <table:table-cell office:value-type="string" table:style-name="ce330">
            <text:p>N</text:p>
          </table:table-cell>
          <table:table-cell table:number-columns-repeated="2" table:style-name="ce492"/>
          <table:table-cell table:number-columns-repeated="2" table:style-name="ce493"/>
          <table:table-cell office:value-type="string" table:style-name="ce493">
            <text:p>ePoptávka</text:p>
          </table:table-cell>
          <table:table-cell office:value-type="string" table:style-name="ce493">
            <text:p>Ol. kraj, výběr místní firma</text:p>
          </table:table-cell>
          <table:table-cell office:value-type="date" office:date-value="2022-09-09T00:00:00" table:style-name="ce207">
            <text:p>09.09.2022</text:p>
          </table:table-cell>
          <table:table-cell office:value-type="date" office:date-value="2022-09-13T00:00:00" table:style-name="ce207">
            <text:p>13.09.2022</text:p>
          </table:table-cell>
          <table:table-cell table:style-name="ce494"/>
          <table:table-cell table:style-name="ce495"/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89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89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89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74"/>
          <table:table-cell office:value-type="float" office:value="488" table:style-name="ce612">
            <text:p>488</text:p>
          </table:table-cell>
          <table:table-cell office:value-type="string" table:style-name="ce508">
            <text:p>DŠ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Březnice</text:p>
          </table:table-cell>
          <table:table-cell table:style-name="ce430"/>
          <table:table-cell office:value-type="string" table:style-name="ce430">
            <text:p>SoD + D</text:p>
          </table:table-cell>
          <table:table-cell office:value-type="string" table:style-name="ce430">
            <text:p>9,66 kWp</text:p>
          </table:table-cell>
          <table:table-cell table:style-name="ce496"/>
          <table:table-cell office:value-type="currency" office:value="365010" table:style-name="ce509">
            <text:p>365 010,00 Kč</text:p>
          </table:table-cell>
          <table:table-cell office:value-type="currency" office:value="535035" table:style-name="ce509">
            <text:p>535 035,00 Kč</text:p>
          </table:table-cell>
          <table:table-cell office:value-type="string" table:style-name="ce489">
            <text:p>Rates_Malík</text:p>
          </table:table-cell>
          <table:table-cell office:value-type="string" table:style-name="ce489">
            <text:p>žádost na EG.D 27.10.2022</text:p>
          </table:table-cell>
          <table:table-cell office:value-type="date" office:date-value="2022-09-13T00:00:00" table:style-name="ce207">
            <text:p>13.09.2022</text:p>
          </table:table-cell>
          <table:table-cell office:value-type="date" office:date-value="2022-09-13T00:00:00" table:style-name="ce207">
            <text:p>13.09.2022</text:p>
          </table:table-cell>
          <table:table-cell table:style-name="ce494"/>
          <table:table-cell office:value-type="date" office:date-value="2022-09-13T00:00:00" table:style-name="ce207">
            <text:p>13.09.2022</text:p>
          </table:table-cell>
          <table:table-cell table:number-columns-repeated="3" table:style-name="ce494"/>
          <table:table-cell office:value-type="date" office:date-value="2022-10-27T00:00:00" table:style-name="ce207">
            <text:p>27.10.2022</text:p>
          </table:table-cell>
          <table:table-cell office:value-type="float" office:value="92749" table:style-name="ce510">
            <text:p>92749</text:p>
          </table:table-cell>
          <table:table-cell table:number-columns-repeated="2" table:style-name="ce494"/>
          <table:table-cell office:value-type="currency" office:value="369174.14999999997" table:formula="of:=([.M490]*1.15)*0.6" table:style-name="ce497">
            <text:p><text:s/>369 174,15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84587.07499999998" table:formula="of:=([.M490]*1.15)*0.3" table:style-name="ce299">
            <text:p><text:s/>184 587,08 Kč<text:s/></text:p>
          </table:table-cell>
          <table:table-cell table:number-columns-repeated="9" table:style-name="ce494"/>
          <table:table-cell office:value-type="currency" office:value="61529.025000000001" table:formula="of:=([.M490]*1.15)*0.1" table:style-name="ce497">
            <text:p><text:s/>61 529,03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489" table:style-name="ce612">
            <text:p>489</text:p>
          </table:table-cell>
          <table:table-cell table:number-columns-repeated="2" table:style-name="ce511"/>
          <table:table-cell table:style-name="ce586"/>
          <table:table-cell table:style-name="ce511"/>
          <table:table-cell office:value-type="string" table:style-name="ce511">
            <text:p>Uherské Hradiště</text:p>
          </table:table-cell>
          <table:table-cell table:style-name="ce512"/>
          <table:table-cell office:value-type="string" table:style-name="ce59">
            <text:p>N</text:p>
          </table:table-cell>
          <table:table-cell table:number-columns-repeated="2" table:style-name="ce512"/>
          <table:table-cell table:number-columns-repeated="2" table:style-name="ce513"/>
          <table:table-cell office:value-type="string" table:style-name="ce513">
            <text:p>ePoptávka</text:p>
          </table:table-cell>
          <table:table-cell office:value-type="string" table:style-name="ce513">
            <text:p>nechce</text:p>
          </table:table-cell>
          <table:table-cell office:value-type="date" office:date-value="2022-09-14T00:00:00" table:style-name="ce207">
            <text:p>14.09.2022</text:p>
          </table:table-cell>
          <table:table-cell office:value-type="date" office:date-value="2022-09-14T00:00:00" table:style-name="ce207">
            <text:p>14.09.2022</text:p>
          </table:table-cell>
          <table:table-cell table:style-name="ce494"/>
          <table:table-cell office:value-type="date" office:date-value="2020-01-01T00:00:00" table:style-name="ce207">
            <text:p>01.01.2020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91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91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91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490" table:style-name="ce612">
            <text:p>490</text:p>
          </table:table-cell>
          <table:table-cell office:value-type="string" table:style-name="ce508">
            <text:p>DŠ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Ratíškovice</text:p>
          </table:table-cell>
          <table:table-cell office:value-type="string" table:style-name="ce430">
            <text:p>ET</text:p>
          </table:table-cell>
          <table:table-cell office:value-type="string" table:style-name="ce24">
            <text:p>O</text:p>
          </table:table-cell>
          <table:table-cell office:value-type="string" table:style-name="ce430">
            <text:p>6,44 kWp</text:p>
          </table:table-cell>
          <table:table-cell table:style-name="ce430"/>
          <table:table-cell office:value-type="currency" office:value="337546" table:style-name="ce509">
            <text:p>337 546,00 Kč</text:p>
          </table:table-cell>
          <table:table-cell office:value-type="currency" office:value="418184" table:style-name="ce509">
            <text:p>418 184,00 Kč</text:p>
          </table:table-cell>
          <table:table-cell office:value-type="string" table:style-name="ce489">
            <text:p>Eda<text:s/></text:p>
          </table:table-cell>
          <table:table-cell office:value-type="string" table:style-name="ce489">
            <text:p>volat začátkem r. 2023, řeší finance</text:p>
          </table:table-cell>
          <table:table-cell office:value-type="date" office:date-value="2022-09-15T00:00:00" table:style-name="ce207">
            <text:p>15.09.2022</text:p>
          </table:table-cell>
          <table:table-cell office:value-type="date" office:date-value="2022-09-15T00:00:00" table:style-name="ce207">
            <text:p>15.09.2022</text:p>
          </table:table-cell>
          <table:table-cell table:style-name="ce494"/>
          <table:table-cell office:value-type="date" office:date-value="2022-09-16T00:00:00" table:style-name="ce207">
            <text:p>16.09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288546.95999999996" table:formula="of:=([.M492]*1.15)*0.6" table:style-name="ce497">
            <text:p><text:s/>288 546,96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44273.47999999998" table:formula="of:=([.M492]*1.15)*0.3" table:style-name="ce299">
            <text:p><text:s/>144 273,48 Kč<text:s/></text:p>
          </table:table-cell>
          <table:table-cell table:number-columns-repeated="9" table:style-name="ce494"/>
          <table:table-cell office:value-type="currency" office:value="48091.16" table:formula="of:=([.M492]*1.15)*0.1" table:style-name="ce497">
            <text:p><text:s/>48 091,16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491" table:style-name="ce612">
            <text:p>491</text:p>
          </table:table-cell>
          <table:table-cell office:value-type="string" table:style-name="ce508">
            <text:p>JG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Petřvald</text:p>
          </table:table-cell>
          <table:table-cell table:style-name="ce430"/>
          <table:table-cell office:value-type="string" table:style-name="ce24">
            <text:p>CN</text:p>
          </table:table-cell>
          <table:table-cell office:value-type="string" table:style-name="ce430">
            <text:p>9,66 kWp</text:p>
          </table:table-cell>
          <table:table-cell table:style-name="ce430"/>
          <table:table-cell office:value-type="currency" office:value="405939" table:style-name="ce509">
            <text:p>405 939,00 Kč</text:p>
          </table:table-cell>
          <table:table-cell office:value-type="currency" office:value="503610" table:style-name="ce509">
            <text:p>503 610,00 Kč</text:p>
          </table:table-cell>
          <table:table-cell office:value-type="string" table:style-name="ce489">
            <text:p>Janoš</text:p>
          </table:table-cell>
          <table:table-cell office:value-type="string" table:style-name="ce394">
            <text:p>Zatím zvažuje a cca koncem listopadu se ozve</text:p>
          </table:table-cell>
          <table:table-cell office:value-type="date" office:date-value="2022-09-15T00:00:00" table:style-name="ce207">
            <text:p>15.09.2022</text:p>
          </table:table-cell>
          <table:table-cell office:value-type="date" office:date-value="2022-09-15T00:00:00" table:style-name="ce207">
            <text:p>15.09.2022</text:p>
          </table:table-cell>
          <table:table-cell table:style-name="ce494"/>
          <table:table-cell office:value-type="date" office:date-value="2022-09-22T00:00:00" table:style-name="ce207">
            <text:p>22.09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47490.89999999997" table:formula="of:=([.M493]*1.15)*0.6" table:style-name="ce497">
            <text:p><text:s/>347 490,90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73745.44999999998" table:formula="of:=([.M493]*1.15)*0.3" table:style-name="ce299">
            <text:p><text:s/>173 745,45 Kč<text:s/></text:p>
          </table:table-cell>
          <table:table-cell table:number-columns-repeated="9" table:style-name="ce494"/>
          <table:table-cell office:value-type="currency" office:value="57915.15" table:formula="of:=([.M493]*1.15)*0.1" table:style-name="ce497">
            <text:p><text:s/>57 915,15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74"/>
          <table:table-cell office:value-type="float" office:value="492" table:style-name="ce612">
            <text:p>492</text:p>
          </table:table-cell>
          <table:table-cell table:number-columns-repeated="2" table:style-name="ce508"/>
          <table:table-cell table:style-name="ce585"/>
          <table:table-cell table:style-name="ce508"/>
          <table:table-cell office:value-type="string" table:style-name="ce508">
            <text:p>Radim</text:p>
          </table:table-cell>
          <table:table-cell table:style-name="ce430"/>
          <table:table-cell office:value-type="string" table:style-name="ce24">
            <text:p>N</text:p>
          </table:table-cell>
          <table:table-cell office:value-type="string" table:style-name="ce430">
            <text:p>8,28 kWp</text:p>
          </table:table-cell>
          <table:table-cell table:style-name="ce430"/>
          <table:table-cell office:value-type="currency" office:value="370389" table:style-name="ce509">
            <text:p>370 389,00 Kč</text:p>
          </table:table-cell>
          <table:table-cell office:value-type="currency" office:value="461777" table:style-name="ce509">
            <text:p>461 777,00 Kč</text:p>
          </table:table-cell>
          <table:table-cell office:value-type="string" table:style-name="ce489">
            <text:p>ePoptávka</text:p>
          </table:table-cell>
          <table:table-cell office:value-type="string" table:style-name="ce489">
            <text:p>konkurence</text:p>
          </table:table-cell>
          <table:table-cell office:value-type="date" office:date-value="2022-09-14T00:00:00" table:style-name="ce207">
            <text:p>14.09.2022</text:p>
          </table:table-cell>
          <table:table-cell office:value-type="date" office:date-value="2022-09-14T00:00:00" table:style-name="ce207">
            <text:p>14.09.2022</text:p>
          </table:table-cell>
          <table:table-cell table:style-name="ce494"/>
          <table:table-cell office:value-type="date" office:date-value="2022-09-20T00:00:00" table:style-name="ce207">
            <text:p>20.09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18626.12999999995" table:formula="of:=([.M494]*1.15)*0.6" table:style-name="ce497">
            <text:p><text:s/>318 626,13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59313.06499999997" table:formula="of:=([.M494]*1.15)*0.3" table:style-name="ce299">
            <text:p><text:s/>159 313,07 Kč<text:s/></text:p>
          </table:table-cell>
          <table:table-cell table:number-columns-repeated="9" table:style-name="ce494"/>
          <table:table-cell office:value-type="currency" office:value="53104.354999999996" table:formula="of:=([.M494]*1.15)*0.1" table:style-name="ce497">
            <text:p><text:s/>53 104,36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493" table:style-name="ce612">
            <text:p>493</text:p>
          </table:table-cell>
          <table:table-cell office:value-type="string" table:style-name="ce508">
            <text:p>LM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Radějovice</text:p>
          </table:table-cell>
          <table:table-cell table:style-name="ce430"/>
          <table:table-cell office:value-type="string" table:style-name="ce24">
            <text:p>CN</text:p>
          </table:table-cell>
          <table:table-cell office:value-type="string" table:style-name="ce430">
            <text:p>9,9 kWp</text:p>
          </table:table-cell>
          <table:table-cell table:style-name="ce430"/>
          <table:table-cell office:value-type="currency" office:value="396909" table:style-name="ce509">
            <text:p>396 909,00 Kč</text:p>
          </table:table-cell>
          <table:table-cell office:value-type="currency" office:value="489647" table:style-name="ce509">
            <text:p>489 647,00 Kč</text:p>
          </table:table-cell>
          <table:table-cell office:value-type="string" table:style-name="ce489">
            <text:p>ePoptávka</text:p>
          </table:table-cell>
          <table:table-cell office:value-type="string" table:style-name="ce489">
            <text:p>7.10.zatím neměla čas, ozve se do 14 dnů</text:p>
          </table:table-cell>
          <table:table-cell office:value-type="date" office:date-value="2022-09-12T00:00:00" table:style-name="ce207">
            <text:p>12.09.2022</text:p>
          </table:table-cell>
          <table:table-cell office:value-type="date" office:date-value="2022-09-12T00:00:00" table:style-name="ce207">
            <text:p>12.09.2022</text:p>
          </table:table-cell>
          <table:table-cell table:style-name="ce494"/>
          <table:table-cell office:value-type="date" office:date-value="2022-09-20T00:00:00" table:style-name="ce207">
            <text:p>20.09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37856.42999999993" table:formula="of:=([.M495]*1.15)*0.6" table:style-name="ce497">
            <text:p><text:s/>337 856,43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68928.21499999997" table:formula="of:=([.M495]*1.15)*0.3" table:style-name="ce299">
            <text:p><text:s/>168 928,22 Kč<text:s/></text:p>
          </table:table-cell>
          <table:table-cell table:number-columns-repeated="9" table:style-name="ce494"/>
          <table:table-cell office:value-type="currency" office:value="56309.404999999999" table:formula="of:=([.M495]*1.15)*0.1" table:style-name="ce497">
            <text:p><text:s/>56 309,41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494" table:style-name="ce612">
            <text:p>494</text:p>
          </table:table-cell>
          <table:table-cell table:number-columns-repeated="2" table:style-name="ce508"/>
          <table:table-cell table:style-name="ce585"/>
          <table:table-cell table:style-name="ce508"/>
          <table:table-cell office:value-type="string" table:style-name="ce508">
            <text:p>Růmy-Zlín</text:p>
          </table:table-cell>
          <table:table-cell office:value-type="string" table:style-name="ce430">
            <text:p>PS</text:p>
          </table:table-cell>
          <table:table-cell office:value-type="string" table:style-name="ce24">
            <text:p>N</text:p>
          </table:table-cell>
          <table:table-cell office:value-type="string" table:style-name="ce430">
            <text:p>9,66 kWp</text:p>
          </table:table-cell>
          <table:table-cell table:style-name="ce430"/>
          <table:table-cell office:value-type="currency" office:value="422343" table:style-name="ce509">
            <text:p>422 343,00 Kč</text:p>
          </table:table-cell>
          <table:table-cell office:value-type="currency" office:value="521200" table:style-name="ce509">
            <text:p>521 200,00 Kč</text:p>
          </table:table-cell>
          <table:table-cell office:value-type="string" table:style-name="ce489">
            <text:p>ePoptávka</text:p>
          </table:table-cell>
          <table:table-cell office:value-type="string" table:style-name="ce489">
            <text:p>zatím nemá zájem <text:s/>o FVE</text:p>
          </table:table-cell>
          <table:table-cell office:value-type="date" office:date-value="2022-09-12T00:00:00" table:style-name="ce207">
            <text:p>12.09.2022</text:p>
          </table:table-cell>
          <table:table-cell table:number-columns-repeated="2" table:style-name="ce494"/>
          <table:table-cell office:value-type="date" office:date-value="2022-09-20T00:00:00" table:style-name="ce207">
            <text:p>20.09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59628" table:formula="of:=([.M496]*1.15)*0.6" table:style-name="ce497">
            <text:p><text:s/>359 628,00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79814" table:formula="of:=([.M496]*1.15)*0.3" table:style-name="ce299">
            <text:p><text:s/>179 814,00 Kč<text:s/></text:p>
          </table:table-cell>
          <table:table-cell table:number-columns-repeated="9" table:style-name="ce494"/>
          <table:table-cell office:value-type="currency" office:value="59938" table:formula="of:=([.M496]*1.15)*0.1" table:style-name="ce497">
            <text:p><text:s/>59 938,00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74"/>
          <table:table-cell office:value-type="float" office:value="495" table:style-name="ce612">
            <text:p>495</text:p>
          </table:table-cell>
          <table:table-cell office:value-type="string" table:style-name="ce498">
            <text:p>JG<text:s text:c="3"/></text:p>
          </table:table-cell>
          <table:table-cell table:style-name="ce498"/>
          <table:table-cell table:style-name="ce583"/>
          <table:table-cell table:style-name="ce498"/>
          <table:table-cell office:value-type="string" table:style-name="ce498">
            <text:p>Buštěhrad</text:p>
          </table:table-cell>
          <table:table-cell table:style-name="ce499"/>
          <table:table-cell office:value-type="string" table:style-name="ce330">
            <text:p>N</text:p>
          </table:table-cell>
          <table:table-cell table:number-columns-repeated="2" table:style-name="ce499"/>
          <table:table-cell table:number-columns-repeated="2" table:style-name="ce501"/>
          <table:table-cell office:value-type="string" table:style-name="ce501">
            <text:p>ePoptávka</text:p>
          </table:table-cell>
          <table:table-cell office:value-type="string" table:style-name="ce501">
            <text:p>odesl. dotazník, nekomunikuje</text:p>
          </table:table-cell>
          <table:table-cell office:value-type="date" office:date-value="2022-09-14T00:00:00" table:style-name="ce207">
            <text:p>14.09.2022</text:p>
          </table:table-cell>
          <table:table-cell office:value-type="date" office:date-value="2022-09-14T00:00:00" table:style-name="ce207">
            <text:p>14.09.2022</text:p>
          </table:table-cell>
          <table:table-cell table:number-columns-repeated="5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97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97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97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74"/>
          <table:table-cell office:value-type="float" office:value="496" table:style-name="ce612">
            <text:p>496</text:p>
          </table:table-cell>
          <table:table-cell office:value-type="string" table:style-name="ce511">
            <text:p>JG</text:p>
          </table:table-cell>
          <table:table-cell table:style-name="ce511"/>
          <table:table-cell table:style-name="ce586"/>
          <table:table-cell table:style-name="ce511"/>
          <table:table-cell office:value-type="string" table:style-name="ce511">
            <text:p>Kladno</text:p>
          </table:table-cell>
          <table:table-cell table:style-name="ce512"/>
          <table:table-cell office:value-type="string" table:style-name="ce59">
            <text:p>N</text:p>
          </table:table-cell>
          <table:table-cell table:number-columns-repeated="2" table:style-name="ce512"/>
          <table:table-cell table:number-columns-repeated="2" table:style-name="ce513"/>
          <table:table-cell office:value-type="string" table:style-name="ce513">
            <text:p>ePoptávka</text:p>
          </table:table-cell>
          <table:table-cell office:value-type="string" table:style-name="ce513">
            <text:p>nemá zájem</text:p>
          </table:table-cell>
          <table:table-cell office:value-type="date" office:date-value="2022-09-15T00:00:00" table:style-name="ce514">
            <text:p>15.09.2022</text:p>
          </table:table-cell>
          <table:table-cell table:style-name="ce515"/>
          <table:table-cell table:style-name="ce494"/>
          <table:table-cell table:style-name="ce495"/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98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98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98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497" table:style-name="ce612">
            <text:p>497</text:p>
          </table:table-cell>
          <table:table-cell office:value-type="string" table:style-name="ce498">
            <text:p>JH, JG</text:p>
          </table:table-cell>
          <table:table-cell table:style-name="ce498"/>
          <table:table-cell table:style-name="ce583"/>
          <table:table-cell table:style-name="ce498"/>
          <table:table-cell office:value-type="string" table:style-name="ce498">
            <text:p>Brno</text:p>
          </table:table-cell>
          <table:table-cell table:style-name="ce499"/>
          <table:table-cell office:value-type="string" table:style-name="ce330">
            <text:p>N</text:p>
          </table:table-cell>
          <table:table-cell office:value-type="string" table:style-name="ce499">
            <text:p><text:s/></text:p>
          </table:table-cell>
          <table:table-cell table:style-name="ce499"/>
          <table:table-cell table:number-columns-repeated="2" table:style-name="ce501"/>
          <table:table-cell office:value-type="string" table:style-name="ce501">
            <text:p>ePoptávka</text:p>
          </table:table-cell>
          <table:table-cell office:value-type="string" table:style-name="ce501">
            <text:p>odesl CN</text:p>
          </table:table-cell>
          <table:table-cell office:value-type="date" office:date-value="2022-09-15T00:00:00" table:style-name="ce207">
            <text:p>15.09.2022</text:p>
          </table:table-cell>
          <table:table-cell table:number-columns-repeated="2" table:style-name="ce494"/>
          <table:table-cell office:value-type="date" office:date-value="2020-01-01T00:00:00" table:style-name="ce207">
            <text:p>01.01.2020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499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499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499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74"/>
          <table:table-cell office:value-type="float" office:value="498" table:style-name="ce612">
            <text:p>498</text:p>
          </table:table-cell>
          <table:table-cell office:value-type="string" table:style-name="ce508">
            <text:p>DŠ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Zlín</text:p>
          </table:table-cell>
          <table:table-cell table:style-name="ce430"/>
          <table:table-cell office:value-type="string" table:style-name="ce430">
            <text:p>SoD + D</text:p>
          </table:table-cell>
          <table:table-cell office:value-type="string" table:style-name="ce430">
            <text:p>9,66 kWp</text:p>
          </table:table-cell>
          <table:table-cell table:style-name="ce496"/>
          <table:table-cell office:value-type="currency" office:value="452969" table:style-name="ce509">
            <text:p>452 969,00 Kč</text:p>
          </table:table-cell>
          <table:table-cell office:value-type="currency" office:value="565286" table:style-name="ce509">
            <text:p>565 286,00 Kč</text:p>
          </table:table-cell>
          <table:table-cell office:value-type="string" table:style-name="ce489">
            <text:p>Rates_Malík</text:p>
          </table:table-cell>
          <table:table-cell office:value-type="string" table:style-name="ce489">
            <text:p>žádost na EG.D odesl. 21.09.2022</text:p>
          </table:table-cell>
          <table:table-cell office:value-type="date" office:date-value="2022-09-13T00:00:00" table:style-name="ce207">
            <text:p>13.09.2022</text:p>
          </table:table-cell>
          <table:table-cell office:value-type="date" office:date-value="2022-09-13T00:00:00" table:style-name="ce207">
            <text:p>13.09.2022</text:p>
          </table:table-cell>
          <table:table-cell table:style-name="ce494"/>
          <table:table-cell office:value-type="date" office:date-value="2022-09-13T00:00:00" table:style-name="ce207">
            <text:p>13.09.2022</text:p>
          </table:table-cell>
          <table:table-cell table:number-columns-repeated="3" table:style-name="ce494"/>
          <table:table-cell office:value-type="date" office:date-value="2022-09-21T00:00:00" table:style-name="ce207">
            <text:p>21.09.2022</text:p>
          </table:table-cell>
          <table:table-cell office:value-type="float" office:value="883351" table:style-name="ce516">
            <text:p>883351</text:p>
          </table:table-cell>
          <table:table-cell table:number-columns-repeated="2" table:style-name="ce494"/>
          <table:table-cell office:value-type="currency" office:value="390047.33999999991" table:formula="of:=([.M500]*1.15)*0.6" table:style-name="ce497">
            <text:p><text:s/>390 047,34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95023.66999999995" table:formula="of:=([.M500]*1.15)*0.3" table:style-name="ce299">
            <text:p><text:s/>195 023,67 Kč<text:s/></text:p>
          </table:table-cell>
          <table:table-cell table:number-columns-repeated="9" table:style-name="ce494"/>
          <table:table-cell office:value-type="currency" office:value="65007.889999999992" table:formula="of:=([.M500]*1.15)*0.1" table:style-name="ce497">
            <text:p><text:s/>65 007,89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499" table:style-name="ce612">
            <text:p>499</text:p>
          </table:table-cell>
          <table:table-cell table:number-columns-repeated="2" table:style-name="ce517"/>
          <table:table-cell table:style-name="ce587"/>
          <table:table-cell table:style-name="ce517"/>
          <table:table-cell office:value-type="string" table:style-name="ce517">
            <text:p>Libušín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table:number-columns-repeated="2" table:style-name="ce518"/>
          <table:table-cell table:number-columns-repeated="2" table:style-name="ce519"/>
          <table:table-cell office:value-type="string" table:style-name="ce519">
            <text:p>ePoptávka</text:p>
          </table:table-cell>
          <table:table-cell office:value-type="string" table:style-name="ce519">
            <text:p>FVE má již vyřešenu</text:p>
          </table:table-cell>
          <table:table-cell office:value-type="date" office:date-value="2022-09-19T00:00:00" table:style-name="ce520">
            <text:p>19.09.2022</text:p>
          </table:table-cell>
          <table:table-cell office:value-type="date" office:date-value="2022-09-20T00:00:00" table:style-name="ce520">
            <text:p>20.09.2022</text:p>
          </table:table-cell>
          <table:table-cell table:number-columns-repeated="5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0" table:formula="of:=([.M501]*1.15)*0.6" table:style-name="ce523">
            <text:p><text:s/>- <text:s text:c="2"/>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0" table:formula="of:=([.M501]*1.15)*0.3" table:style-name="ce299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01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/>
        </table:table-row>
        <table:table-row table:style-name="ro2">
          <table:table-cell table:style-name="ce119"/>
          <table:table-cell office:value-type="float" office:value="500" table:style-name="ce613">
            <text:p>500</text:p>
          </table:table-cell>
          <table:table-cell table:number-columns-repeated="2" table:style-name="ce517"/>
          <table:table-cell table:style-name="ce587"/>
          <table:table-cell table:style-name="ce517"/>
          <table:table-cell office:value-type="string" table:style-name="ce517">
            <text:p>Prachatice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518">
            <text:p>6,44 kWp</text:p>
          </table:table-cell>
          <table:table-cell table:style-name="ce518"/>
          <table:table-cell office:value-type="currency" office:value="374438" table:style-name="ce524">
            <text:p>374 438,00 Kč</text:p>
          </table:table-cell>
          <table:table-cell office:value-type="currency" office:value="461431" table:style-name="ce524">
            <text:p>461 431,00 Kč</text:p>
          </table:table-cell>
          <table:table-cell office:value-type="string" table:style-name="ce525">
            <text:p>R. Hlôška</text:p>
          </table:table-cell>
          <table:table-cell office:value-type="string" table:style-name="ce519">
            <text:p>vybral firmu z jeho okolí</text:p>
          </table:table-cell>
          <table:table-cell office:value-type="date" office:date-value="2022-09-20T00:00:00" table:style-name="ce520">
            <text:p>20.09.2022</text:p>
          </table:table-cell>
          <table:table-cell office:value-type="date" office:date-value="2022-09-20T00:00:00" table:style-name="ce520">
            <text:p>20.09.2022</text:p>
          </table:table-cell>
          <table:table-cell table:style-name="ce521"/>
          <table:table-cell office:value-type="date" office:date-value="2022-09-22T00:00:00" table:style-name="ce520">
            <text:p>22.09.2022</text:p>
          </table:table-cell>
          <table:table-cell table:number-columns-repeated="3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318387.38999999996" table:formula="of:=([.M502]*1.15)*0.6" table:style-name="ce523">
            <text:p><text:s/>318 387,39 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159193.69499999998" table:formula="of:=([.M502]*1.15)*0.3" table:style-name="ce315">
            <text:p><text:s/>159 193,70 Kč<text:s/></text:p>
          </table:table-cell>
          <table:table-cell table:number-columns-repeated="9" table:style-name="ce521"/>
          <table:table-cell office:value-type="currency" office:value="53064.564999999995" table:formula="of:=([.M502]*1.15)*0.1" table:style-name="ce523">
            <text:p><text:s/>53 064,57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"/>
          <table:table-cell office:value-type="float" office:value="501" table:style-name="ce612">
            <text:p>501</text:p>
          </table:table-cell>
          <table:table-cell table:number-columns-repeated="2" table:style-name="ce517"/>
          <table:table-cell table:style-name="ce587"/>
          <table:table-cell table:style-name="ce517"/>
          <table:table-cell office:value-type="string" table:style-name="ce517">
            <text:p>Prachatice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table:number-columns-repeated="2" table:style-name="ce518"/>
          <table:table-cell table:number-columns-repeated="2" table:style-name="ce519"/>
          <table:table-cell office:value-type="string" table:style-name="ce525">
            <text:p>R. Hlôška</text:p>
          </table:table-cell>
          <table:table-cell office:value-type="string" table:style-name="ce519">
            <text:p>Eternit na střeše - neděláme</text:p>
          </table:table-cell>
          <table:table-cell office:value-type="date" office:date-value="2022-09-20T00:00:00" table:style-name="ce520">
            <text:p>20.09.2022</text:p>
          </table:table-cell>
          <table:table-cell office:value-type="date" office:date-value="2022-09-20T00:00:00" table:style-name="ce520">
            <text:p>20.09.2022</text:p>
          </table:table-cell>
          <table:table-cell table:number-columns-repeated="5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0" table:formula="of:=([.M503]*1.15)*0.6" table:style-name="ce523">
            <text:p><text:s/>- <text:s text:c="2"/>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0" table:formula="of:=([.M503]*1.15)*0.3" table:style-name="ce299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03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/>
        </table:table-row>
        <table:table-row table:style-name="ro2">
          <table:table-cell table:style-name="ce119"/>
          <table:table-cell office:value-type="float" office:value="502" table:style-name="ce613">
            <text:p>502</text:p>
          </table:table-cell>
          <table:table-cell table:number-columns-repeated="2" table:style-name="ce517"/>
          <table:table-cell table:style-name="ce587"/>
          <table:table-cell table:style-name="ce517"/>
          <table:table-cell office:value-type="string" table:style-name="ce517">
            <text:p>Mírovice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518">
            <text:p>9,66 kWp</text:p>
          </table:table-cell>
          <table:table-cell table:style-name="ce518"/>
          <table:table-cell office:value-type="currency" office:value="448897" table:style-name="ce526">
            <text:p><text:s/>448 897,00 Kč<text:s/></text:p>
          </table:table-cell>
          <table:table-cell office:value-type="currency" office:value="556857" table:style-name="ce524">
            <text:p>556 857,00 Kč</text:p>
          </table:table-cell>
          <table:table-cell office:value-type="string" table:style-name="ce519">
            <text:p>ePoptávka</text:p>
          </table:table-cell>
          <table:table-cell office:value-type="string" table:style-name="ce519">
            <text:p>nemá zájem, konkurence</text:p>
          </table:table-cell>
          <table:table-cell office:value-type="date" office:date-value="2022-09-20T00:00:00" table:style-name="ce520">
            <text:p>20.09.2022</text:p>
          </table:table-cell>
          <table:table-cell office:value-type="date" office:date-value="2022-09-20T00:00:00" table:style-name="ce520">
            <text:p>20.09.2022</text:p>
          </table:table-cell>
          <table:table-cell table:style-name="ce521"/>
          <table:table-cell office:value-type="date" office:date-value="2022-09-22T00:00:00" table:style-name="ce520">
            <text:p>22.09.2022</text:p>
          </table:table-cell>
          <table:table-cell table:number-columns-repeated="3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384231.32999999996" table:formula="of:=([.M504]*1.15)*0.6" table:style-name="ce523">
            <text:p><text:s/>384 231,33 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192115.66499999998" table:formula="of:=([.M504]*1.15)*0.3" table:style-name="ce315">
            <text:p><text:s/>192 115,67 Kč<text:s/></text:p>
          </table:table-cell>
          <table:table-cell table:number-columns-repeated="9" table:style-name="ce521"/>
          <table:table-cell office:value-type="currency" office:value="64038.554999999993" table:formula="of:=([.M504]*1.15)*0.1" table:style-name="ce523">
            <text:p><text:s/>64 038,56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"/>
          <table:table-cell office:value-type="float" office:value="503" table:style-name="ce612">
            <text:p>503</text:p>
          </table:table-cell>
          <table:table-cell office:value-type="string" table:style-name="ce508">
            <text:p>DŠ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Veverská Bítýška</text:p>
          </table:table-cell>
          <table:table-cell table:style-name="ce430"/>
          <table:table-cell office:value-type="string" table:style-name="ce24">
            <text:p>O</text:p>
          </table:table-cell>
          <table:table-cell office:value-type="string" table:style-name="ce430">
            <text:p>5,52 kWp</text:p>
          </table:table-cell>
          <table:table-cell table:style-name="ce430"/>
          <table:table-cell office:value-type="currency" office:value="335096" table:style-name="ce527">
            <text:p><text:s/>335 096,00 Kč<text:s/></text:p>
          </table:table-cell>
          <table:table-cell office:value-type="currency" office:value="415365" table:style-name="ce509">
            <text:p>415 365,00 Kč</text:p>
          </table:table-cell>
          <table:table-cell office:value-type="string" table:style-name="ce489">
            <text:p>ePoptávka</text:p>
          </table:table-cell>
          <table:table-cell office:value-type="string" table:style-name="ce489">
            <text:p>odloženo, volat na jaře 2023</text:p>
          </table:table-cell>
          <table:table-cell office:value-type="date" office:date-value="2022-09-20T00:00:00" table:style-name="ce207">
            <text:p>20.09.2022</text:p>
          </table:table-cell>
          <table:table-cell office:value-type="date" office:date-value="2022-09-20T00:00:00" table:style-name="ce207">
            <text:p>20.09.2022</text:p>
          </table:table-cell>
          <table:table-cell table:style-name="ce494"/>
          <table:table-cell office:value-type="date" office:date-value="2022-09-22T00:00:00" table:style-name="ce207">
            <text:p>22.09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286601.84999999998" table:formula="of:=([.M505]*1.15)*0.6" table:style-name="ce497">
            <text:p><text:s/>286 601,85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43300.92499999999" table:formula="of:=([.M505]*1.15)*0.3" table:style-name="ce299">
            <text:p><text:s/>143 300,93 Kč<text:s/></text:p>
          </table:table-cell>
          <table:table-cell table:number-columns-repeated="9" table:style-name="ce494"/>
          <table:table-cell office:value-type="currency" office:value="47766.974999999999" table:formula="of:=([.M505]*1.15)*0.1" table:style-name="ce497">
            <text:p><text:s/>47 766,98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19"/>
          <table:table-cell office:value-type="float" office:value="504" table:style-name="ce613">
            <text:p>504</text:p>
          </table:table-cell>
          <table:table-cell table:number-columns-repeated="2" table:style-name="ce517"/>
          <table:table-cell table:style-name="ce587"/>
          <table:table-cell table:style-name="ce517"/>
          <table:table-cell office:value-type="string" table:style-name="ce517">
            <text:p>Olomouc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518">
            <text:p>9,66 kWp</text:p>
          </table:table-cell>
          <table:table-cell table:style-name="ce518"/>
          <table:table-cell office:value-type="currency" office:value="399027" table:style-name="ce526">
            <text:p><text:s/>399 027,00 Kč<text:s/></text:p>
          </table:table-cell>
          <table:table-cell office:value-type="currency" office:value="497245" table:style-name="ce524">
            <text:p>497 245,00 Kč</text:p>
          </table:table-cell>
          <table:table-cell office:value-type="string" table:style-name="ce519">
            <text:p>ePoptávka</text:p>
          </table:table-cell>
          <table:table-cell office:value-type="string" table:style-name="ce519">
            <text:p>nemá zájem, konkurence</text:p>
          </table:table-cell>
          <table:table-cell office:value-type="date" office:date-value="2022-09-20T00:00:00" table:style-name="ce520">
            <text:p>20.09.2022</text:p>
          </table:table-cell>
          <table:table-cell office:value-type="date" office:date-value="2022-09-20T00:00:00" table:style-name="ce520">
            <text:p>20.09.2022</text:p>
          </table:table-cell>
          <table:table-cell table:style-name="ce521"/>
          <table:table-cell office:value-type="date" office:date-value="2022-09-22T00:00:00" table:style-name="ce520">
            <text:p>22.09.2022</text:p>
          </table:table-cell>
          <table:table-cell table:number-columns-repeated="3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343099.05" table:formula="of:=([.M506]*1.15)*0.6" table:style-name="ce523">
            <text:p><text:s/>343 099,05 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171549.52499999999" table:formula="of:=([.M506]*1.15)*0.3" table:style-name="ce315">
            <text:p><text:s/>171 549,53 Kč<text:s/></text:p>
          </table:table-cell>
          <table:table-cell table:number-columns-repeated="9" table:style-name="ce521"/>
          <table:table-cell office:value-type="currency" office:value="57183.175000000003" table:formula="of:=([.M506]*1.15)*0.1" table:style-name="ce523">
            <text:p><text:s/>57 183,18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74"/>
          <table:table-cell office:value-type="float" office:value="505" table:style-name="ce612">
            <text:p>505</text:p>
          </table:table-cell>
          <table:table-cell office:value-type="string" table:style-name="ce498">
            <text:p>JG</text:p>
          </table:table-cell>
          <table:table-cell table:style-name="ce498"/>
          <table:table-cell table:style-name="ce583"/>
          <table:table-cell table:style-name="ce498"/>
          <table:table-cell office:value-type="string" table:style-name="ce498">
            <text:p>Čejkovice</text:p>
          </table:table-cell>
          <table:table-cell table:style-name="ce499"/>
          <table:table-cell office:value-type="string" table:style-name="ce330">
            <text:p>N</text:p>
          </table:table-cell>
          <table:table-cell table:number-columns-repeated="2" table:style-name="ce499"/>
          <table:table-cell table:number-columns-repeated="2" table:style-name="ce501"/>
          <table:table-cell office:value-type="string" table:style-name="ce501">
            <text:p>ePoptávka</text:p>
          </table:table-cell>
          <table:table-cell office:value-type="string" table:style-name="ce501">
            <text:p>odeslán dotazník, žádná komunikace</text:p>
          </table:table-cell>
          <table:table-cell office:value-type="date" office:date-value="2022-09-20T00:00:00" table:style-name="ce502">
            <text:p>20.09.2022</text:p>
          </table:table-cell>
          <table:table-cell office:value-type="date" office:date-value="2022-09-20T00:00:00" table:style-name="ce502">
            <text:p>20.09.2022</text:p>
          </table:table-cell>
          <table:table-cell table:number-columns-repeated="5" table:style-name="ce503"/>
          <table:table-cell table:style-name="ce502"/>
          <table:table-cell table:style-name="ce504"/>
          <table:table-cell table:number-columns-repeated="2" table:style-name="ce503"/>
          <table:table-cell office:value-type="currency" office:value="0" table:formula="of:=([.M507]*1.15)*0.6" table:style-name="ce505">
            <text:p><text:s/>- <text:s text:c="2"/>Kč<text:s/></text:p>
          </table:table-cell>
          <table:table-cell table:style-name="ce503"/>
          <table:table-cell table:style-name="ce502"/>
          <table:table-cell table:number-columns-repeated="5" table:style-name="ce503"/>
          <table:table-cell office:value-type="currency" office:value="0" table:formula="of:=([.M507]*1.15)*0.3" table:style-name="ce299">
            <text:p><text:s/>- <text:s text:c="2"/>Kč<text:s/></text:p>
          </table:table-cell>
          <table:table-cell table:number-columns-repeated="9" table:style-name="ce503"/>
          <table:table-cell office:value-type="currency" office:value="0" table:formula="of:=([.M507]*1.15)*0.1" table:style-name="ce505">
            <text:p><text:s/>- <text:s text:c="2"/>Kč<text:s/></text:p>
          </table:table-cell>
          <table:table-cell table:number-columns-repeated="2" table:style-name="ce503"/>
          <table:table-cell table:number-columns-repeated="16337"/>
        </table:table-row>
        <table:table-row table:style-name="ro2">
          <table:table-cell table:style-name="ce74"/>
          <table:table-cell office:value-type="float" office:value="506" table:style-name="ce612">
            <text:p>506</text:p>
          </table:table-cell>
          <table:table-cell office:value-type="string" table:style-name="ce508">
            <text:p>DŠ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Bášť</text:p>
          </table:table-cell>
          <table:table-cell table:style-name="ce430"/>
          <table:table-cell office:value-type="string" table:style-name="ce430">
            <text:p>SoD + D</text:p>
          </table:table-cell>
          <table:table-cell office:value-type="string" table:style-name="ce430">
            <text:p>4,6 kWp</text:p>
          </table:table-cell>
          <table:table-cell table:style-name="ce430"/>
          <table:table-cell table:style-name="ce489"/>
          <table:table-cell office:value-type="currency" office:value="386061" table:style-name="ce509">
            <text:p>386 061,00 Kč</text:p>
          </table:table-cell>
          <table:table-cell office:value-type="string" table:style-name="ce489">
            <text:p>Rates_Malík</text:p>
          </table:table-cell>
          <table:table-cell office:value-type="string" table:style-name="ce489">
            <text:p>žádost na ČEZ odesl. 23.09.2023</text:p>
          </table:table-cell>
          <table:table-cell office:value-type="date" office:date-value="2022-09-21T00:00:00" table:style-name="ce207">
            <text:p>21.09.2022</text:p>
          </table:table-cell>
          <table:table-cell office:value-type="date" office:date-value="2022-09-21T00:00:00" table:style-name="ce207">
            <text:p>21.09.2022</text:p>
          </table:table-cell>
          <table:table-cell table:style-name="ce494"/>
          <table:table-cell office:value-type="date" office:date-value="2022-09-21T00:00:00" table:style-name="ce207">
            <text:p>21.09.2022</text:p>
          </table:table-cell>
          <table:table-cell table:number-columns-repeated="3" table:style-name="ce494"/>
          <table:table-cell office:value-type="date" office:date-value="2023-09-23T00:00:00" table:style-name="ce207">
            <text:p>23.09.2023</text:p>
          </table:table-cell>
          <table:table-cell office:value-type="string" table:style-name="ce528">
            <text:p><text:s/>č. 4122051826<text:s/></text:p>
          </table:table-cell>
          <table:table-cell table:number-columns-repeated="2" table:style-name="ce494"/>
          <table:table-cell office:value-type="currency" office:value="266382.08999999997" table:formula="of:=([.M508]*1.15)*0.6" table:style-name="ce497">
            <text:p><text:s/>266 382,09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33191.04499999998" table:formula="of:=([.M508]*1.15)*0.3" table:style-name="ce299">
            <text:p><text:s/>133 191,05 Kč<text:s/></text:p>
          </table:table-cell>
          <table:table-cell table:number-columns-repeated="9" table:style-name="ce494"/>
          <table:table-cell office:value-type="currency" office:value="44397.014999999999" table:formula="of:=([.M508]*1.15)*0.1" table:style-name="ce497">
            <text:p><text:s/>44 397,02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507" table:style-name="ce612">
            <text:p>507</text:p>
          </table:table-cell>
          <table:table-cell office:value-type="string" table:style-name="ce508">
            <text:p>LM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Břeclav</text:p>
          </table:table-cell>
          <table:table-cell table:style-name="ce430"/>
          <table:table-cell office:value-type="string" table:style-name="ce24">
            <text:p>CN</text:p>
          </table:table-cell>
          <table:table-cell office:value-type="string" table:style-name="ce430">
            <text:p>7,82 kWp</text:p>
          </table:table-cell>
          <table:table-cell table:style-name="ce430"/>
          <table:table-cell office:value-type="currency" office:value="377589" table:style-name="ce509">
            <text:p>377 589,00 Kč</text:p>
          </table:table-cell>
          <table:table-cell office:value-type="currency" office:value="463592" table:style-name="ce509">
            <text:p>463 592,00 Kč</text:p>
          </table:table-cell>
          <table:table-cell office:value-type="string" table:style-name="ce489">
            <text:p>web - telefon</text:p>
          </table:table-cell>
          <table:table-cell office:value-type="string" table:style-name="ce489">
            <text:p>CN-bude TO- Čakloš-úprava rozv.řeší</text:p>
          </table:table-cell>
          <table:table-cell office:value-type="date" office:date-value="2022-09-27T00:00:00" table:style-name="ce207">
            <text:p>27.09.2022</text:p>
          </table:table-cell>
          <table:table-cell office:value-type="date" office:date-value="2022-09-27T00:00:00" table:style-name="ce207">
            <text:p>27.09.2022</text:p>
          </table:table-cell>
          <table:table-cell table:style-name="ce494"/>
          <table:table-cell office:value-type="date" office:date-value="2022-10-03T00:00:00" table:style-name="ce207">
            <text:p>03.10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19878.47999999992" table:formula="of:=([.M509]*1.15)*0.6" table:style-name="ce497">
            <text:p><text:s/>319 878,48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59939.23999999996" table:formula="of:=([.M509]*1.15)*0.3" table:style-name="ce299">
            <text:p><text:s/>159 939,24 Kč<text:s/></text:p>
          </table:table-cell>
          <table:table-cell table:number-columns-repeated="9" table:style-name="ce494"/>
          <table:table-cell office:value-type="currency" office:value="53313.079999999994" table:formula="of:=([.M509]*1.15)*0.1" table:style-name="ce497">
            <text:p><text:s/>53 313,08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19"/>
          <table:table-cell office:value-type="float" office:value="508" table:style-name="ce613">
            <text:p>508</text:p>
          </table:table-cell>
          <table:table-cell table:number-columns-repeated="2" table:style-name="ce517"/>
          <table:table-cell table:style-name="ce587"/>
          <table:table-cell table:style-name="ce517"/>
          <table:table-cell office:value-type="string" table:style-name="ce517">
            <text:p>Holešov</text:p>
          </table:table-cell>
          <table:table-cell office:value-type="string" table:style-name="ce518">
            <text:p>JH,DŠ</text:p>
          </table:table-cell>
          <table:table-cell office:value-type="string" table:style-name="ce145">
            <text:p>N</text:p>
          </table:table-cell>
          <table:table-cell table:number-columns-repeated="2" table:style-name="ce518"/>
          <table:table-cell table:number-columns-repeated="2" table:style-name="ce519"/>
          <table:table-cell office:value-type="string" table:style-name="ce519">
            <text:p>ePoptávka</text:p>
          </table:table-cell>
          <table:table-cell office:value-type="string" table:style-name="ce519">
            <text:p>Nemá zájem</text:p>
          </table:table-cell>
          <table:table-cell office:value-type="date" office:date-value="2022-09-22T00:00:00" table:style-name="ce520">
            <text:p>22.09.2022</text:p>
          </table:table-cell>
          <table:table-cell table:number-columns-repeated="6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0" table:formula="of:=([.M510]*1.15)*0.6" table:style-name="ce523">
            <text:p><text:s/>- <text:s text:c="2"/>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0" table:formula="of:=([.M510]*1.15)*0.3" table:style-name="ce315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10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09" table:style-name="ce612">
            <text:p>509</text:p>
          </table:table-cell>
          <table:table-cell table:number-columns-repeated="2" table:style-name="ce490"/>
          <table:table-cell table:style-name="ce586"/>
          <table:table-cell table:style-name="ce511"/>
          <table:table-cell office:value-type="string" table:style-name="ce511">
            <text:p>Ořech</text:p>
          </table:table-cell>
          <table:table-cell table:style-name="ce512"/>
          <table:table-cell office:value-type="string" table:style-name="ce59">
            <text:p>N</text:p>
          </table:table-cell>
          <table:table-cell table:number-columns-repeated="2" table:style-name="ce512"/>
          <table:table-cell table:number-columns-repeated="2" table:style-name="ce513"/>
          <table:table-cell office:value-type="string" table:style-name="ce513">
            <text:p>ePoptávka</text:p>
          </table:table-cell>
          <table:table-cell office:value-type="string" table:style-name="ce513">
            <text:p>má vyřešeno</text:p>
          </table:table-cell>
          <table:table-cell office:value-type="date" office:date-value="2022-09-23T00:00:00" table:style-name="ce514">
            <text:p>23.09.2022</text:p>
          </table:table-cell>
          <table:table-cell office:value-type="date" office:date-value="2022-09-27T00:00:00" table:style-name="ce514">
            <text:p>27.09.2022</text:p>
          </table:table-cell>
          <table:table-cell table:number-columns-repeated="5" table:style-name="ce515"/>
          <table:table-cell table:style-name="ce514"/>
          <table:table-cell table:style-name="ce529"/>
          <table:table-cell table:number-columns-repeated="2" table:style-name="ce515"/>
          <table:table-cell office:value-type="currency" office:value="0" table:formula="of:=([.M511]*1.15)*0.6" table:style-name="ce530">
            <text:p><text:s/>- <text:s text:c="2"/>Kč<text:s/></text:p>
          </table:table-cell>
          <table:table-cell table:style-name="ce515"/>
          <table:table-cell table:style-name="ce514"/>
          <table:table-cell table:number-columns-repeated="5" table:style-name="ce515"/>
          <table:table-cell office:value-type="currency" office:value="0" table:formula="of:=([.M511]*1.15)*0.3" table:style-name="ce299">
            <text:p><text:s/>- <text:s text:c="2"/>Kč<text:s/></text:p>
          </table:table-cell>
          <table:table-cell table:number-columns-repeated="9" table:style-name="ce515"/>
          <table:table-cell office:value-type="currency" office:value="0" table:formula="of:=([.M511]*1.15)*0.1" table:style-name="ce530">
            <text:p><text:s/>- <text:s text:c="2"/>Kč<text:s/></text:p>
          </table:table-cell>
          <table:table-cell table:number-columns-repeated="2" table:style-name="ce515"/>
          <table:table-cell table:number-columns-repeated="16337" table:style-name="ce127"/>
        </table:table-row>
        <table:table-row table:style-name="ro2">
          <table:table-cell table:style-name="ce164"/>
          <table:table-cell office:value-type="float" office:value="510" table:style-name="ce614">
            <text:p>510</text:p>
          </table:table-cell>
          <table:table-cell table:number-columns-repeated="2" table:style-name="ce491"/>
          <table:table-cell table:style-name="ce582"/>
          <table:table-cell table:style-name="ce491"/>
          <table:table-cell office:value-type="string" table:style-name="ce491">
            <text:p>Domašov</text:p>
          </table:table-cell>
          <table:table-cell table:style-name="ce492"/>
          <table:table-cell office:value-type="string" table:style-name="ce531">
            <text:p>N</text:p>
          </table:table-cell>
          <table:table-cell table:number-columns-repeated="2" table:style-name="ce492"/>
          <table:table-cell table:number-columns-repeated="2" table:style-name="ce493"/>
          <table:table-cell office:value-type="string" table:style-name="ce493">
            <text:p>ePoptávka</text:p>
          </table:table-cell>
          <table:table-cell office:value-type="string" table:style-name="ce493">
            <text:p>nebere telefon</text:p>
          </table:table-cell>
          <table:table-cell office:value-type="date" office:date-value="2022-09-26T00:00:00" table:style-name="ce64">
            <text:p>26.09.2022</text:p>
          </table:table-cell>
          <table:table-cell office:value-type="date" office:date-value="2022-09-27T00:00:00" table:style-name="ce64">
            <text:p>27.09.2022</text:p>
          </table:table-cell>
          <table:table-cell table:number-columns-repeated="5" table:style-name="ce495"/>
          <table:table-cell table:style-name="ce64"/>
          <table:table-cell table:style-name="ce532"/>
          <table:table-cell table:number-columns-repeated="2" table:style-name="ce495"/>
          <table:table-cell office:value-type="currency" office:value="0" table:formula="of:=([.M512]*1.15)*0.6" table:style-name="ce533">
            <text:p><text:s/>- <text:s text:c="2"/>Kč<text:s/></text:p>
          </table:table-cell>
          <table:table-cell table:style-name="ce495"/>
          <table:table-cell table:style-name="ce64"/>
          <table:table-cell table:number-columns-repeated="5" table:style-name="ce495"/>
          <table:table-cell office:value-type="currency" office:value="0" table:formula="of:=([.M512]*1.15)*0.3" table:style-name="ce299">
            <text:p><text:s/>- <text:s text:c="2"/>Kč<text:s/></text:p>
          </table:table-cell>
          <table:table-cell table:number-columns-repeated="9" table:style-name="ce495"/>
          <table:table-cell office:value-type="currency" office:value="0" table:formula="of:=([.M512]*1.15)*0.1" table:style-name="ce533">
            <text:p><text:s/>- <text:s text:c="2"/>Kč<text:s/></text:p>
          </table:table-cell>
          <table:table-cell table:number-columns-repeated="2" table:style-name="ce495"/>
          <table:table-cell table:number-columns-repeated="16337" table:style-name="ce164"/>
        </table:table-row>
        <table:table-row table:style-name="ro2">
          <table:table-cell table:style-name="ce119"/>
          <table:table-cell office:value-type="float" office:value="511" table:style-name="ce612">
            <text:p>511</text:p>
          </table:table-cell>
          <table:table-cell table:number-columns-repeated="2" table:style-name="ce490"/>
          <table:table-cell table:style-name="ce586"/>
          <table:table-cell table:style-name="ce511"/>
          <table:table-cell office:value-type="string" table:style-name="ce511">
            <text:p>Uhřice</text:p>
          </table:table-cell>
          <table:table-cell table:style-name="ce512"/>
          <table:table-cell office:value-type="string" table:style-name="ce59">
            <text:p>N</text:p>
          </table:table-cell>
          <table:table-cell table:number-columns-repeated="2" table:style-name="ce512"/>
          <table:table-cell table:number-columns-repeated="2" table:style-name="ce513"/>
          <table:table-cell office:value-type="string" table:style-name="ce513">
            <text:p>ePoptávka</text:p>
          </table:table-cell>
          <table:table-cell office:value-type="string" table:style-name="ce513">
            <text:p>má vyřešeno</text:p>
          </table:table-cell>
          <table:table-cell office:value-type="date" office:date-value="2022-09-26T00:00:00" table:style-name="ce514">
            <text:p>26.09.2022</text:p>
          </table:table-cell>
          <table:table-cell office:value-type="date" office:date-value="2022-09-27T00:00:00" table:style-name="ce514">
            <text:p>27.09.2022</text:p>
          </table:table-cell>
          <table:table-cell table:number-columns-repeated="5" table:style-name="ce515"/>
          <table:table-cell table:style-name="ce514"/>
          <table:table-cell table:style-name="ce529"/>
          <table:table-cell table:number-columns-repeated="2" table:style-name="ce515"/>
          <table:table-cell office:value-type="currency" office:value="0" table:formula="of:=([.M513]*1.15)*0.6" table:style-name="ce530">
            <text:p><text:s/>- <text:s text:c="2"/>Kč<text:s/></text:p>
          </table:table-cell>
          <table:table-cell table:style-name="ce515"/>
          <table:table-cell table:style-name="ce514"/>
          <table:table-cell table:number-columns-repeated="5" table:style-name="ce515"/>
          <table:table-cell office:value-type="currency" office:value="0" table:formula="of:=([.M513]*1.15)*0.3" table:style-name="ce299">
            <text:p><text:s/>- <text:s text:c="2"/>Kč<text:s/></text:p>
          </table:table-cell>
          <table:table-cell table:number-columns-repeated="9" table:style-name="ce515"/>
          <table:table-cell office:value-type="currency" office:value="0" table:formula="of:=([.M513]*1.15)*0.1" table:style-name="ce530">
            <text:p><text:s/>- <text:s text:c="2"/>Kč<text:s/></text:p>
          </table:table-cell>
          <table:table-cell table:number-columns-repeated="2" table:style-name="ce515"/>
          <table:table-cell table:number-columns-repeated="16337" table:style-name="ce127"/>
        </table:table-row>
        <table:table-row table:style-name="ro2">
          <table:table-cell table:style-name="ce1"/>
          <table:table-cell office:value-type="float" office:value="512" table:style-name="ce612">
            <text:p>512</text:p>
          </table:table-cell>
          <table:table-cell table:number-columns-repeated="2" table:style-name="ce508"/>
          <table:table-cell table:style-name="ce585"/>
          <table:table-cell table:style-name="ce508"/>
          <table:table-cell office:value-type="string" table:style-name="ce508">
            <text:p>Hustopeče</text:p>
          </table:table-cell>
          <table:table-cell office:value-type="string" table:style-name="ce430">
            <text:p>PS</text:p>
          </table:table-cell>
          <table:table-cell office:value-type="string" table:style-name="ce24">
            <text:p>N</text:p>
          </table:table-cell>
          <table:table-cell office:value-type="string" table:style-name="ce430">
            <text:p>8,28 kWp</text:p>
          </table:table-cell>
          <table:table-cell table:style-name="ce430"/>
          <table:table-cell office:value-type="currency" office:value="387547" table:style-name="ce509">
            <text:p>387 547,00 Kč</text:p>
          </table:table-cell>
          <table:table-cell office:value-type="currency" office:value="483666" table:style-name="ce509">
            <text:p>483 666,00 Kč</text:p>
          </table:table-cell>
          <table:table-cell office:value-type="string" table:style-name="ce489">
            <text:p>web - telefon</text:p>
          </table:table-cell>
          <table:table-cell office:value-type="string" table:style-name="ce489">
            <text:p>vysoká cena = konkurence</text:p>
          </table:table-cell>
          <table:table-cell office:value-type="date" office:date-value="2022-09-27T00:00:00" table:style-name="ce207">
            <text:p>27.09.2022</text:p>
          </table:table-cell>
          <table:table-cell office:value-type="date" office:date-value="2022-09-27T00:00:00" table:style-name="ce207">
            <text:p>27.09.2022</text:p>
          </table:table-cell>
          <table:table-cell table:style-name="ce494"/>
          <table:table-cell office:value-type="date" office:date-value="2022-09-27T00:00:00" table:style-name="ce207">
            <text:p>27.09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33729.53999999992" table:formula="of:=([.M514]*1.15)*0.6" table:style-name="ce497">
            <text:p><text:s/>333 729,54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66864.76999999996" table:formula="of:=([.M514]*1.15)*0.3" table:style-name="ce299">
            <text:p><text:s/>166 864,77 Kč<text:s/></text:p>
          </table:table-cell>
          <table:table-cell table:number-columns-repeated="9" table:style-name="ce494"/>
          <table:table-cell office:value-type="currency" office:value="55621.59" table:formula="of:=([.M514]*1.15)*0.1" table:style-name="ce497">
            <text:p><text:s/>55 621,59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513" table:style-name="ce615">
            <text:p>513</text:p>
          </table:table-cell>
          <table:table-cell office:value-type="string" table:style-name="ce508">
            <text:p>JH, LM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Bohuslavice u Zlína</text:p>
          </table:table-cell>
          <table:table-cell table:style-name="ce430"/>
          <table:table-cell office:value-type="string" table:style-name="ce24">
            <text:p>O</text:p>
          </table:table-cell>
          <table:table-cell table:number-columns-repeated="2" table:style-name="ce430"/>
          <table:table-cell table:number-columns-repeated="2" table:style-name="ce489"/>
          <table:table-cell office:value-type="string" table:style-name="ce489">
            <text:p>Hrubošovi</text:p>
          </table:table-cell>
          <table:table-cell office:value-type="string" table:style-name="ce489">
            <text:p>rozvádí se - ozve se,nerušit</text:p>
          </table:table-cell>
          <table:table-cell office:value-type="date" office:date-value="2022-09-29T00:00:00" table:style-name="ce207">
            <text:p>29.09.2022</text:p>
          </table:table-cell>
          <table:table-cell table:number-columns-repeated="6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515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515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15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514" table:style-name="ce615">
            <text:p>514</text:p>
          </table:table-cell>
          <table:table-cell office:value-type="string" table:style-name="ce508">
            <text:p>JH, LM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Bohuslavice u Zlína</text:p>
          </table:table-cell>
          <table:table-cell table:style-name="ce430"/>
          <table:table-cell office:value-type="string" table:style-name="ce24">
            <text:p>O</text:p>
          </table:table-cell>
          <table:table-cell table:number-columns-repeated="2" table:style-name="ce430"/>
          <table:table-cell table:number-columns-repeated="2" table:style-name="ce489"/>
          <table:table-cell office:value-type="string" table:style-name="ce489">
            <text:p>Hrubošovi</text:p>
          </table:table-cell>
          <table:table-cell office:value-type="string" table:style-name="ce489">
            <text:p>rozvádí se - ozve se,nerušit</text:p>
          </table:table-cell>
          <table:table-cell office:value-type="date" office:date-value="2022-09-29T00:00:00" table:style-name="ce207">
            <text:p>29.09.2022</text:p>
          </table:table-cell>
          <table:table-cell table:number-columns-repeated="6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516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516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16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515" table:style-name="ce615">
            <text:p>515</text:p>
          </table:table-cell>
          <table:table-cell office:value-type="string" table:style-name="ce534">
            <text:p>JH, LM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Zlechov</text:p>
          </table:table-cell>
          <table:table-cell table:style-name="ce430"/>
          <table:table-cell office:value-type="string" table:style-name="ce24">
            <text:p>O</text:p>
          </table:table-cell>
          <table:table-cell table:number-columns-repeated="2" table:style-name="ce430"/>
          <table:table-cell table:style-name="ce535"/>
          <table:table-cell table:style-name="ce489"/>
          <table:table-cell office:value-type="string" table:style-name="ce489">
            <text:p>Hrubošovi</text:p>
          </table:table-cell>
          <table:table-cell office:value-type="string" table:style-name="ce489">
            <text:p>ozve se 2023</text:p>
          </table:table-cell>
          <table:table-cell office:value-type="date" office:date-value="2022-09-29T00:00:00" table:style-name="ce207">
            <text:p>29.09.2022</text:p>
          </table:table-cell>
          <table:table-cell table:number-columns-repeated="6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0" table:formula="of:=([.M517]*1.15)*0.6" table:style-name="ce497">
            <text:p><text:s/>- <text:s text:c="2"/>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0" table:formula="of:=([.M517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17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516" table:style-name="ce615">
            <text:p>516</text:p>
          </table:table-cell>
          <table:table-cell office:value-type="string" table:style-name="ce534">
            <text:p>JH, LM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Havřice</text:p>
          </table:table-cell>
          <table:table-cell table:style-name="ce430"/>
          <table:table-cell office:value-type="string" table:style-name="ce24">
            <text:p>CN</text:p>
          </table:table-cell>
          <table:table-cell office:value-type="string" table:style-name="ce430">
            <text:p>jh</text:p>
          </table:table-cell>
          <table:table-cell office:value-type="float" office:value="9.6" table:style-name="ce430">
            <text:p>9,6</text:p>
          </table:table-cell>
          <table:table-cell table:style-name="ce535"/>
          <table:table-cell office:value-type="currency" office:value="437098" table:style-name="ce509">
            <text:p>437 098,00 Kč</text:p>
          </table:table-cell>
          <table:table-cell office:value-type="string" table:style-name="ce489">
            <text:p>Hrubošovi</text:p>
          </table:table-cell>
          <table:table-cell office:value-type="string" table:style-name="ce489">
            <text:p>23.11. TO - žádost o PD-mikrozdroj</text:p>
          </table:table-cell>
          <table:table-cell office:value-type="date" office:date-value="2022-09-29T00:00:00" table:style-name="ce207">
            <text:p>29.09.2022</text:p>
          </table:table-cell>
          <table:table-cell table:number-columns-repeated="6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01597.61999999994" table:formula="of:=([.M518]*1.15)*0.6" table:style-name="ce497">
            <text:p><text:s/>301 597,62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50798.80999999997" table:formula="of:=([.M518]*1.15)*0.3" table:style-name="ce299">
            <text:p><text:s/>150 798,81 Kč<text:s/></text:p>
          </table:table-cell>
          <table:table-cell table:number-columns-repeated="9" table:style-name="ce494"/>
          <table:table-cell office:value-type="currency" office:value="50266.27" table:formula="of:=([.M518]*1.15)*0.1" table:style-name="ce497">
            <text:p><text:s/>50 266,27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517" table:style-name="ce615">
            <text:p>517</text:p>
          </table:table-cell>
          <table:table-cell office:value-type="string" table:style-name="ce511">
            <text:p>JG</text:p>
          </table:table-cell>
          <table:table-cell table:style-name="ce511"/>
          <table:table-cell table:style-name="ce586"/>
          <table:table-cell table:style-name="ce511"/>
          <table:table-cell office:value-type="string" table:style-name="ce511">
            <text:p>Vnorovy</text:p>
          </table:table-cell>
          <table:table-cell table:style-name="ce512"/>
          <table:table-cell office:value-type="string" table:style-name="ce59">
            <text:p>O</text:p>
          </table:table-cell>
          <table:table-cell office:value-type="string" table:style-name="ce512">
            <text:p>9,66 kWp</text:p>
          </table:table-cell>
          <table:table-cell table:style-name="ce512"/>
          <table:table-cell office:value-type="currency" office:value="393221" table:style-name="ce536">
            <text:p>393 221,00 Kč</text:p>
          </table:table-cell>
          <table:table-cell office:value-type="currency" office:value="489728" table:style-name="ce536">
            <text:p>489 728,00 Kč</text:p>
          </table:table-cell>
          <table:table-cell office:value-type="string" table:style-name="ce513">
            <text:p>Eda<text:s/></text:p>
          </table:table-cell>
          <table:table-cell office:value-type="string" table:style-name="ce513">
            <text:p>odloženo na jaro, výměna střešní krytiny</text:p>
          </table:table-cell>
          <table:table-cell office:value-type="date" office:date-value="2022-09-30T00:00:00" table:style-name="ce207">
            <text:p>30.09.2022</text:p>
          </table:table-cell>
          <table:table-cell office:value-type="date" office:date-value="2022-10-05T00:00:00" table:style-name="ce207">
            <text:p>05.10.2022</text:p>
          </table:table-cell>
          <table:table-cell table:style-name="ce494"/>
          <table:table-cell office:value-type="date" office:date-value="2022-10-05T00:00:00" table:style-name="ce207">
            <text:p>05.10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37912.31999999995" table:formula="of:=([.M519]*1.15)*0.6" table:style-name="ce497">
            <text:p><text:s/>337 912,32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68956.15999999997" table:formula="of:=([.M519]*1.15)*0.3" table:style-name="ce299">
            <text:p><text:s/>168 956,16 Kč<text:s/></text:p>
          </table:table-cell>
          <table:table-cell table:number-columns-repeated="9" table:style-name="ce494"/>
          <table:table-cell office:value-type="currency" office:value="56318.720000000001" table:formula="of:=([.M519]*1.15)*0.1" table:style-name="ce497">
            <text:p><text:s/>56 318,72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19"/>
          <table:table-cell office:value-type="float" office:value="518" table:style-name="ce613">
            <text:p>518</text:p>
          </table:table-cell>
          <table:table-cell table:number-columns-repeated="4" table:style-name="ce517"/>
          <table:table-cell office:value-type="string" table:style-name="ce517">
            <text:p>Zvotoly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518">
            <text:p>9,66 kWp</text:p>
          </table:table-cell>
          <table:table-cell table:style-name="ce518"/>
          <table:table-cell office:value-type="currency" office:value="419667" table:style-name="ce524">
            <text:p>419 667,00 Kč</text:p>
          </table:table-cell>
          <table:table-cell office:value-type="currency" office:value="517837" table:style-name="ce524">
            <text:p>517 837,00 Kč</text:p>
          </table:table-cell>
          <table:table-cell office:value-type="string" table:style-name="ce519">
            <text:p>web</text:p>
          </table:table-cell>
          <table:table-cell office:value-type="string" table:style-name="ce519">
            <text:p>nemá zájem, konkurence</text:p>
          </table:table-cell>
          <table:table-cell office:value-type="date" office:date-value="2022-09-30T00:00:00" table:style-name="ce520">
            <text:p>30.09.2022</text:p>
          </table:table-cell>
          <table:table-cell office:value-type="date" office:date-value="2022-10-04T00:00:00" table:style-name="ce520">
            <text:p>04.10.2022</text:p>
          </table:table-cell>
          <table:table-cell table:style-name="ce521"/>
          <table:table-cell office:value-type="date" office:date-value="2022-10-04T00:00:00" table:style-name="ce520">
            <text:p>04.10.2022</text:p>
          </table:table-cell>
          <table:table-cell table:number-columns-repeated="3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357307.52999999997" table:formula="of:=([.M520]*1.15)*0.6" table:style-name="ce523">
            <text:p><text:s/>357 307,53 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178653.76499999998" table:formula="of:=([.M520]*1.15)*0.3" table:style-name="ce315">
            <text:p><text:s/>178 653,77 Kč<text:s/></text:p>
          </table:table-cell>
          <table:table-cell table:number-columns-repeated="9" table:style-name="ce521"/>
          <table:table-cell office:value-type="currency" office:value="59551.254999999997" table:formula="of:=([.M520]*1.15)*0.1" table:style-name="ce497">
            <text:p><text:s/>59 551,26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19" table:style-name="ce613">
            <text:p>519</text:p>
          </table:table-cell>
          <table:table-cell table:number-columns-repeated="4" table:style-name="ce517"/>
          <table:table-cell office:value-type="string" table:style-name="ce517">
            <text:p>Hartinkov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518">
            <text:p>9,66 kWp</text:p>
          </table:table-cell>
          <table:table-cell table:style-name="ce518"/>
          <table:table-cell office:value-type="currency" office:value="434497" table:style-name="ce524">
            <text:p>434 497,00 Kč</text:p>
          </table:table-cell>
          <table:table-cell office:value-type="currency" office:value="543513" table:style-name="ce524">
            <text:p>543 513,00 Kč</text:p>
          </table:table-cell>
          <table:table-cell office:value-type="string" table:style-name="ce519">
            <text:p>web</text:p>
          </table:table-cell>
          <table:table-cell office:value-type="string" table:style-name="ce519">
            <text:p>Nemá zájem, vysoká cena</text:p>
          </table:table-cell>
          <table:table-cell office:value-type="date" office:date-value="2022-09-30T00:00:00" table:style-name="ce520">
            <text:p>30.09.2022</text:p>
          </table:table-cell>
          <table:table-cell office:value-type="date" office:date-value="2022-10-04T00:00:00" table:style-name="ce520">
            <text:p>04.10.2022</text:p>
          </table:table-cell>
          <table:table-cell table:style-name="ce521"/>
          <table:table-cell office:value-type="date" office:date-value="2022-10-05T00:00:00" table:style-name="ce520">
            <text:p>05.10.2022</text:p>
          </table:table-cell>
          <table:table-cell table:number-columns-repeated="3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375023.97" table:formula="of:=([.M521]*1.15)*0.6" table:style-name="ce523">
            <text:p><text:s/>375 023,97 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187511.98499999999" table:formula="of:=([.M521]*1.15)*0.3" table:style-name="ce315">
            <text:p><text:s/>187 511,99 Kč<text:s/></text:p>
          </table:table-cell>
          <table:table-cell table:number-columns-repeated="9" table:style-name="ce521"/>
          <table:table-cell office:value-type="currency" office:value="62503.994999999995" table:formula="of:=([.M521]*1.15)*0.1" table:style-name="ce497">
            <text:p><text:s/>62 504,00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20" table:style-name="ce613">
            <text:p>520</text:p>
          </table:table-cell>
          <table:table-cell table:number-columns-repeated="5" table:style-name="ce517"/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table:number-columns-repeated="2" table:style-name="ce518"/>
          <table:table-cell table:number-columns-repeated="2" table:style-name="ce519"/>
          <table:table-cell office:value-type="string" table:style-name="ce519">
            <text:p>web</text:p>
          </table:table-cell>
          <table:table-cell office:value-type="string" table:style-name="ce519">
            <text:p>nemá zájem, má už vybráno</text:p>
          </table:table-cell>
          <table:table-cell office:value-type="date" office:date-value="2022-09-30T00:00:00" table:style-name="ce520">
            <text:p>30.09.2022</text:p>
          </table:table-cell>
          <table:table-cell table:number-columns-repeated="6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0" table:formula="of:=([.M522]*1.15)*0.6" table:style-name="ce497">
            <text:p><text:s/>- <text:s text:c="2"/>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0" table:formula="of:=([.M522]*1.15)*0.3" table:style-name="ce299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22]*1.15)*0.1" table:style-name="ce497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21" table:style-name="ce613">
            <text:p>521</text:p>
          </table:table-cell>
          <table:table-cell table:number-columns-repeated="4" table:style-name="ce517"/>
          <table:table-cell office:value-type="string" table:style-name="ce517">
            <text:p>Bystřice pod Lopeníkem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518">
            <text:p>5,52 kWp</text:p>
          </table:table-cell>
          <table:table-cell table:style-name="ce518"/>
          <table:table-cell office:value-type="currency" office:value="332024" table:style-name="ce524">
            <text:p>332 024,00 Kč</text:p>
          </table:table-cell>
          <table:table-cell office:value-type="currency" office:value="411371" table:style-name="ce524">
            <text:p>411 371,00 Kč</text:p>
          </table:table-cell>
          <table:table-cell office:value-type="string" table:style-name="ce519">
            <text:p>web</text:p>
          </table:table-cell>
          <table:table-cell office:value-type="string" table:style-name="ce519">
            <text:p>nebude realizovat vůbec</text:p>
          </table:table-cell>
          <table:table-cell office:value-type="date" office:date-value="2022-09-30T00:00:00" table:style-name="ce520">
            <text:p>30.09.2022</text:p>
          </table:table-cell>
          <table:table-cell office:value-type="date" office:date-value="2022-10-04T00:00:00" table:style-name="ce520">
            <text:p>04.10.2022</text:p>
          </table:table-cell>
          <table:table-cell table:style-name="ce521"/>
          <table:table-cell office:value-type="date" office:date-value="2022-10-04T00:00:00" table:style-name="ce520">
            <text:p>04.10.2022</text:p>
          </table:table-cell>
          <table:table-cell table:number-columns-repeated="3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283845.99" table:formula="of:=([.M523]*1.15)*0.6" table:style-name="ce523">
            <text:p><text:s/>283 845,99 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141922.995" table:formula="of:=([.M523]*1.15)*0.3" table:style-name="ce315">
            <text:p><text:s/>141 923,00 Kč<text:s/></text:p>
          </table:table-cell>
          <table:table-cell table:number-columns-repeated="9" table:style-name="ce521"/>
          <table:table-cell office:value-type="currency" office:value="47307.665000000001" table:formula="of:=([.M523]*1.15)*0.1" table:style-name="ce523">
            <text:p><text:s/>47 307,67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22" table:style-name="ce613">
            <text:p>522</text:p>
          </table:table-cell>
          <table:table-cell table:number-columns-repeated="4" table:style-name="ce517"/>
          <table:table-cell office:value-type="string" table:style-name="ce517">
            <text:p>?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table:number-columns-repeated="2" table:style-name="ce518"/>
          <table:table-cell table:number-columns-repeated="2" table:style-name="ce519"/>
          <table:table-cell office:value-type="string" table:style-name="ce519">
            <text:p>web</text:p>
          </table:table-cell>
          <table:table-cell office:value-type="string" table:style-name="ce519">
            <text:p>nebere telefony, stále nedostupný</text:p>
          </table:table-cell>
          <table:table-cell office:value-type="date" office:date-value="2022-09-30T00:00:00" table:style-name="ce520">
            <text:p>30.09.2022</text:p>
          </table:table-cell>
          <table:table-cell table:number-columns-repeated="6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0" table:formula="of:=([.M524]*1.15)*0.6" table:style-name="ce523">
            <text:p><text:s/>- <text:s text:c="2"/>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0" table:formula="of:=([.M524]*1.15)*0.3" table:style-name="ce315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24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23" table:style-name="ce613">
            <text:p>523</text:p>
          </table:table-cell>
          <table:table-cell table:number-columns-repeated="5" table:style-name="ce517"/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table:number-columns-repeated="2" table:style-name="ce518"/>
          <table:table-cell table:number-columns-repeated="2" table:style-name="ce519"/>
          <table:table-cell office:value-type="string" table:style-name="ce519">
            <text:p>web</text:p>
          </table:table-cell>
          <table:table-cell office:value-type="string" table:style-name="ce519">
            <text:p>nemá zájem - konkurence</text:p>
          </table:table-cell>
          <table:table-cell office:value-type="date" office:date-value="2022-09-30T00:00:00" table:style-name="ce520">
            <text:p>30.09.2022</text:p>
          </table:table-cell>
          <table:table-cell office:value-type="date" office:date-value="2022-10-04T00:00:00" table:style-name="ce520">
            <text:p>04.10.2022</text:p>
          </table:table-cell>
          <table:table-cell table:number-columns-repeated="5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0" table:formula="of:=([.M525]*1.15)*0.6" table:style-name="ce497">
            <text:p><text:s/>- <text:s text:c="2"/>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0" table:formula="of:=([.M525]*1.15)*0.3" table:style-name="ce299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25]*1.15)*0.1" table:style-name="ce497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24" table:style-name="ce612">
            <text:p>524</text:p>
          </table:table-cell>
          <table:table-cell office:value-type="string" table:style-name="ce508">
            <text:p>DŠ</text:p>
          </table:table-cell>
          <table:table-cell table:number-columns-repeated="3" table:style-name="ce508"/>
          <table:table-cell office:value-type="string" table:style-name="ce508">
            <text:p>Čejč</text:p>
          </table:table-cell>
          <table:table-cell office:value-type="string" table:style-name="ce430">
            <text:p>PS, W</text:p>
          </table:table-cell>
          <table:table-cell office:value-type="string" table:style-name="ce430">
            <text:p>SoD + D</text:p>
          </table:table-cell>
          <table:table-cell office:value-type="string" table:style-name="ce430">
            <text:p>7,36 kWp</text:p>
          </table:table-cell>
          <table:table-cell office:value-type="string" table:style-name="ce430">
            <text:p>DYNESS 10,65</text:p>
          </table:table-cell>
          <table:table-cell office:value-type="currency" office:value="430377" table:style-name="ce509">
            <text:p>430 377,00 Kč</text:p>
          </table:table-cell>
          <table:table-cell office:value-type="currency" office:value="534068" table:style-name="ce509">
            <text:p>534 068,00 Kč</text:p>
          </table:table-cell>
          <table:table-cell office:value-type="string" table:style-name="ce489">
            <text:p>web</text:p>
          </table:table-cell>
          <table:table-cell office:value-type="string" table:style-name="ce489">
            <text:p>Žádost na EG.D odesl. 18.10.2022</text:p>
          </table:table-cell>
          <table:table-cell office:value-type="date" office:date-value="2022-09-30T00:00:00" table:style-name="ce207">
            <text:p>30.09.2022</text:p>
          </table:table-cell>
          <table:table-cell office:value-type="date" office:date-value="2022-10-04T00:00:00" table:style-name="ce207">
            <text:p>04.10.2022</text:p>
          </table:table-cell>
          <table:table-cell table:style-name="ce494"/>
          <table:table-cell office:value-type="date" office:date-value="2022-10-14T00:00:00" table:style-name="ce207">
            <text:p>14.10.2022</text:p>
          </table:table-cell>
          <table:table-cell table:number-columns-repeated="3" table:style-name="ce494"/>
          <table:table-cell office:value-type="date" office:date-value="2022-10-18T00:00:00" table:style-name="ce207">
            <text:p>18.10.2022</text:p>
          </table:table-cell>
          <table:table-cell office:value-type="float" office:value="911582" table:style-name="ce496">
            <text:p>911582</text:p>
          </table:table-cell>
          <table:table-cell table:number-columns-repeated="2" table:style-name="ce494"/>
          <table:table-cell office:value-type="currency" office:value="368506.92" table:formula="of:=([.M526]*1.15)*0.6" table:style-name="ce497">
            <text:p><text:s/>368 506,92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84253.46" table:formula="of:=([.M526]*1.15)*0.3" table:style-name="ce299">
            <text:p><text:s/>184 253,46 Kč<text:s/></text:p>
          </table:table-cell>
          <table:table-cell table:number-columns-repeated="9" table:style-name="ce494"/>
          <table:table-cell office:value-type="currency" office:value="61417.82" table:formula="of:=([.M526]*1.15)*0.1" table:style-name="ce497">
            <text:p><text:s/>61 417,82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19"/>
          <table:table-cell office:value-type="float" office:value="525" table:style-name="ce613">
            <text:p>525</text:p>
          </table:table-cell>
          <table:table-cell table:number-columns-repeated="2" table:style-name="ce517"/>
          <table:table-cell table:style-name="ce587"/>
          <table:table-cell table:style-name="ce517"/>
          <table:table-cell office:value-type="string" table:style-name="ce517">
            <text:p>Spořice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518">
            <text:p>5,52 kWp</text:p>
          </table:table-cell>
          <table:table-cell table:style-name="ce518"/>
          <table:table-cell office:value-type="currency" office:value="363776" table:style-name="ce524">
            <text:p>363 776,00 Kč</text:p>
          </table:table-cell>
          <table:table-cell office:value-type="currency" office:value="452806" table:style-name="ce524">
            <text:p>452 806,00 Kč</text:p>
          </table:table-cell>
          <table:table-cell office:value-type="string" table:style-name="ce519">
            <text:p>web</text:p>
          </table:table-cell>
          <table:table-cell office:value-type="string" table:style-name="ce519">
            <text:p>Nechce, nemá finance</text:p>
          </table:table-cell>
          <table:table-cell office:value-type="date" office:date-value="2022-09-30T00:00:00" table:style-name="ce520">
            <text:p>30.09.2022</text:p>
          </table:table-cell>
          <table:table-cell office:value-type="date" office:date-value="2022-10-04T00:00:00" table:style-name="ce520">
            <text:p>04.10.2022</text:p>
          </table:table-cell>
          <table:table-cell table:style-name="ce521"/>
          <table:table-cell office:value-type="date" office:date-value="2022-10-05T00:00:00" table:style-name="ce520">
            <text:p>05.10.2022</text:p>
          </table:table-cell>
          <table:table-cell table:number-columns-repeated="3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312436.13999999996" table:formula="of:=([.M527]*1.15)*0.6" table:style-name="ce523">
            <text:p><text:s/>312 436,14 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156218.06999999998" table:formula="of:=([.M527]*1.15)*0.3" table:style-name="ce315">
            <text:p><text:s/>156 218,07 Kč<text:s/></text:p>
          </table:table-cell>
          <table:table-cell table:number-columns-repeated="9" table:style-name="ce521"/>
          <table:table-cell office:value-type="currency" office:value="52072.69" table:formula="of:=([.M527]*1.15)*0.1" table:style-name="ce523">
            <text:p><text:s/>52 072,69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26" table:style-name="ce615">
            <text:p>526</text:p>
          </table:table-cell>
          <table:table-cell office:value-type="string" table:style-name="ce508">
            <text:p>DŠ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Moravské Bránice</text:p>
          </table:table-cell>
          <table:table-cell office:value-type="string" table:style-name="ce430">
            <text:p>PS</text:p>
          </table:table-cell>
          <table:table-cell office:value-type="string" table:style-name="ce430">
            <text:p>SoD + D</text:p>
          </table:table-cell>
          <table:table-cell office:value-type="string" table:style-name="ce430">
            <text:p>6,44 kWp</text:p>
          </table:table-cell>
          <table:table-cell office:value-type="string" table:style-name="ce430">
            <text:p>DYNESS 10,65</text:p>
          </table:table-cell>
          <table:table-cell office:value-type="currency" office:value="372387" table:style-name="ce509">
            <text:p>372 387,00 Kč</text:p>
          </table:table-cell>
          <table:table-cell office:value-type="currency" office:value="464635" table:style-name="ce509">
            <text:p>464 635,00 Kč</text:p>
          </table:table-cell>
          <table:table-cell office:value-type="string" table:style-name="ce489">
            <text:p>Eda<text:s/></text:p>
          </table:table-cell>
          <table:table-cell office:value-type="string" table:style-name="ce489">
            <text:p>T.O. 20.10. - Jenda, žádost na EG.D 24.10.2022</text:p>
          </table:table-cell>
          <table:table-cell office:value-type="date" office:date-value="2022-09-30T00:00:00" table:style-name="ce207">
            <text:p>30.09.2022</text:p>
          </table:table-cell>
          <table:table-cell office:value-type="date" office:date-value="2022-09-30T00:00:00" table:style-name="ce207">
            <text:p>30.09.2022</text:p>
          </table:table-cell>
          <table:table-cell table:style-name="ce494"/>
          <table:table-cell office:value-type="date" office:date-value="2022-10-05T00:00:00" table:style-name="ce207">
            <text:p>05.10.2022</text:p>
          </table:table-cell>
          <table:table-cell office:value-type="date" office:date-value="2022-10-05T00:00:00" table:style-name="ce207">
            <text:p>05.10.2022</text:p>
          </table:table-cell>
          <table:table-cell office:value-type="date" office:date-value="2022-10-20T00:00:00" table:style-name="ce207">
            <text:p>20.10.2022</text:p>
          </table:table-cell>
          <table:table-cell office:value-type="date" office:date-value="2022-10-21T00:00:00" table:style-name="ce207">
            <text:p>21.10.2022</text:p>
          </table:table-cell>
          <table:table-cell office:value-type="date" office:date-value="2022-10-24T00:00:00" table:style-name="ce207">
            <text:p>24.10.2022</text:p>
          </table:table-cell>
          <table:table-cell office:value-type="float" office:value="922178" table:style-name="ce510">
            <text:p>922178</text:p>
          </table:table-cell>
          <table:table-cell table:number-columns-repeated="2" table:style-name="ce494"/>
          <table:table-cell office:value-type="currency" office:value="320598.14999999997" table:formula="of:=([.M528]*1.15)*0.6" table:style-name="ce497">
            <text:p><text:s/>320 598,15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60299.07499999998" table:formula="of:=([.M528]*1.15)*0.3" table:style-name="ce299">
            <text:p><text:s/>160 299,08 Kč<text:s/></text:p>
          </table:table-cell>
          <table:table-cell table:number-columns-repeated="9" table:style-name="ce494"/>
          <table:table-cell office:value-type="currency" office:value="53433.025000000001" table:formula="of:=([.M528]*1.15)*0.1" table:style-name="ce497">
            <text:p><text:s/>53 433,03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19"/>
          <table:table-cell office:value-type="float" office:value="527" table:style-name="ce613">
            <text:p>527</text:p>
          </table:table-cell>
          <table:table-cell table:number-columns-repeated="2" table:style-name="ce517"/>
          <table:table-cell table:style-name="ce587"/>
          <table:table-cell table:style-name="ce517"/>
          <table:table-cell office:value-type="string" table:style-name="ce517">
            <text:p>Rabštejn</text:p>
          </table:table-cell>
          <table:table-cell office:value-type="string" table:style-name="ce518">
            <text:p>DŠ</text:p>
          </table:table-cell>
          <table:table-cell office:value-type="string" table:style-name="ce460">
            <text:p>N</text:p>
          </table:table-cell>
          <table:table-cell office:value-type="string" table:style-name="ce518">
            <text:p>9,66 kWp</text:p>
          </table:table-cell>
          <table:table-cell table:style-name="ce537"/>
          <table:table-cell office:value-type="currency" office:value="407867" table:style-name="ce524">
            <text:p>407 867,00 Kč</text:p>
          </table:table-cell>
          <table:table-cell office:value-type="currency" office:value="506797" table:style-name="ce524">
            <text:p>506 797,00 Kč</text:p>
          </table:table-cell>
          <table:table-cell office:value-type="string" table:style-name="ce519">
            <text:p>Eda<text:s/></text:p>
          </table:table-cell>
          <table:table-cell office:value-type="string" table:style-name="ce519">
            <text:p>dlouhodobě nekontaktní</text:p>
          </table:table-cell>
          <table:table-cell office:value-type="date" office:date-value="2022-09-30T00:00:00" table:style-name="ce520">
            <text:p>30.09.2022</text:p>
          </table:table-cell>
          <table:table-cell table:number-columns-repeated="2" table:style-name="ce521"/>
          <table:table-cell office:value-type="date" office:date-value="2022-10-05T00:00:00" table:style-name="ce520">
            <text:p>05.10.2022</text:p>
          </table:table-cell>
          <table:table-cell table:number-columns-repeated="3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349689.92999999993" table:formula="of:=([.M529]*1.15)*0.6" table:style-name="ce523">
            <text:p><text:s/>349 689,93 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174844.96499999997" table:formula="of:=([.M529]*1.15)*0.3" table:style-name="ce315">
            <text:p><text:s/>174 844,97 Kč<text:s/></text:p>
          </table:table-cell>
          <table:table-cell table:number-columns-repeated="9" table:style-name="ce521"/>
          <table:table-cell office:value-type="currency" office:value="58281.654999999999" table:formula="of:=([.M529]*1.15)*0.1" table:style-name="ce523">
            <text:p><text:s/>58 281,66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"/>
          <table:table-cell office:value-type="float" office:value="528" table:style-name="ce615">
            <text:p>528</text:p>
          </table:table-cell>
          <table:table-cell office:value-type="string" table:style-name="ce508">
            <text:p>DŠ</text:p>
          </table:table-cell>
          <table:table-cell table:style-name="ce508"/>
          <table:table-cell table:style-name="ce585"/>
          <table:table-cell table:style-name="ce508"/>
          <table:table-cell office:value-type="string" table:style-name="ce508">
            <text:p>Valtice</text:p>
          </table:table-cell>
          <table:table-cell table:style-name="ce430"/>
          <table:table-cell office:value-type="string" table:style-name="ce24">
            <text:p>CN</text:p>
          </table:table-cell>
          <table:table-cell office:value-type="string" table:style-name="ce430">
            <text:p>9,66 kWp</text:p>
          </table:table-cell>
          <table:table-cell table:style-name="ce430"/>
          <table:table-cell office:value-type="currency" office:value="394821" table:style-name="ce509">
            <text:p>394 821,00 Kč</text:p>
          </table:table-cell>
          <table:table-cell office:value-type="currency" office:value="491888" table:style-name="ce509">
            <text:p>491 888,00 Kč</text:p>
          </table:table-cell>
          <table:table-cell office:value-type="string" table:style-name="ce489">
            <text:p>Vlašicovi</text:p>
          </table:table-cell>
          <table:table-cell office:value-type="string" table:style-name="ce489">
            <text:p>řeší paní Vlašicová</text:p>
          </table:table-cell>
          <table:table-cell office:value-type="date" office:date-value="2022-09-27T00:00:00" table:style-name="ce207">
            <text:p>27.09.2022</text:p>
          </table:table-cell>
          <table:table-cell table:number-columns-repeated="2" table:style-name="ce494"/>
          <table:table-cell office:value-type="date" office:date-value="2022-10-04T00:00:00" table:style-name="ce207">
            <text:p>04.10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39402.72" table:formula="of:=([.M530]*1.15)*0.6" table:style-name="ce497">
            <text:p><text:s/>339 402,72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69701.36" table:formula="of:=([.M530]*1.15)*0.3" table:style-name="ce299">
            <text:p><text:s/>169 701,36 Kč<text:s/></text:p>
          </table:table-cell>
          <table:table-cell table:number-columns-repeated="9" table:style-name="ce494"/>
          <table:table-cell office:value-type="currency" office:value="56567.119999999995" table:formula="of:=([.M530]*1.15)*0.1" table:style-name="ce497">
            <text:p><text:s/>56 567,12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540"/>
          <table:table-cell office:value-type="float" office:value="529" table:style-name="ce616">
            <text:p>529</text:p>
          </table:table-cell>
          <table:table-cell table:number-columns-repeated="2" table:style-name="ce541"/>
          <table:table-cell table:style-name="ce593"/>
          <table:table-cell table:style-name="ce541"/>
          <table:table-cell office:value-type="string" table:style-name="ce541">
            <text:p>Hodonín</text:p>
          </table:table-cell>
          <table:table-cell office:value-type="string" table:style-name="ce542">
            <text:p>DŠ</text:p>
          </table:table-cell>
          <table:table-cell office:value-type="string" table:style-name="ce543">
            <text:p>N</text:p>
          </table:table-cell>
          <table:table-cell table:number-columns-repeated="2" table:style-name="ce542"/>
          <table:table-cell table:number-columns-repeated="2" table:style-name="ce544"/>
          <table:table-cell office:value-type="string" table:style-name="ce544">
            <text:p>web</text:p>
          </table:table-cell>
          <table:table-cell office:value-type="string" table:style-name="ce544">
            <text:p>nebude realizovat<text:s/></text:p>
          </table:table-cell>
          <table:table-cell office:value-type="date" office:date-value="2022-10-04T00:00:00" table:style-name="ce545">
            <text:p>04.10.2022</text:p>
          </table:table-cell>
          <table:table-cell office:value-type="date" office:date-value="2022-10-04T00:00:00" table:style-name="ce545">
            <text:p>04.10.2022</text:p>
          </table:table-cell>
          <table:table-cell table:number-columns-repeated="5" table:style-name="ce546"/>
          <table:table-cell table:style-name="ce545"/>
          <table:table-cell table:style-name="ce547"/>
          <table:table-cell table:number-columns-repeated="2" table:style-name="ce546"/>
          <table:table-cell office:value-type="currency" office:value="0" table:formula="of:=([.M531]*1.15)*0.6" table:style-name="ce548">
            <text:p><text:s/>- <text:s text:c="2"/>Kč<text:s/></text:p>
          </table:table-cell>
          <table:table-cell table:style-name="ce546"/>
          <table:table-cell table:style-name="ce545"/>
          <table:table-cell table:number-columns-repeated="5" table:style-name="ce546"/>
          <table:table-cell office:value-type="currency" office:value="0" table:formula="of:=([.M531]*1.15)*0.3" table:style-name="ce549">
            <text:p><text:s/>- <text:s text:c="2"/>Kč<text:s/></text:p>
          </table:table-cell>
          <table:table-cell table:number-columns-repeated="9" table:style-name="ce546"/>
          <table:table-cell office:value-type="currency" office:value="0" table:formula="of:=([.M531]*1.15)*0.1" table:style-name="ce548">
            <text:p><text:s/>- <text:s text:c="2"/>Kč<text:s/></text:p>
          </table:table-cell>
          <table:table-cell table:number-columns-repeated="2" table:style-name="ce546"/>
          <table:table-cell table:number-columns-repeated="16337" table:style-name="ce539"/>
        </table:table-row>
        <table:table-row table:style-name="ro2">
          <table:table-cell table:style-name="ce1"/>
          <table:table-cell office:value-type="float" office:value="530" table:style-name="ce612">
            <text:p>530</text:p>
          </table:table-cell>
          <table:table-cell office:value-type="string" table:style-name="ce508">
            <text:p>ET, DŠ</text:p>
          </table:table-cell>
          <table:table-cell table:style-name="ce508"/>
          <table:table-cell table:style-name="ce588"/>
          <table:table-cell table:style-name="ce508"/>
          <table:table-cell office:value-type="string" table:style-name="ce508">
            <text:p>?</text:p>
          </table:table-cell>
          <table:table-cell table:style-name="ce430"/>
          <table:table-cell office:value-type="string" table:style-name="ce24">
            <text:p>O</text:p>
          </table:table-cell>
          <table:table-cell office:value-type="string" table:style-name="ce430">
            <text:p>7,36 kWp</text:p>
          </table:table-cell>
          <table:table-cell table:style-name="ce430"/>
          <table:table-cell office:value-type="currency" office:value="358946" table:style-name="ce509">
            <text:p>358 946,00 Kč</text:p>
          </table:table-cell>
          <table:table-cell office:value-type="currency" office:value="445822" table:style-name="ce509">
            <text:p>445 822,00 Kč</text:p>
          </table:table-cell>
          <table:table-cell office:value-type="string" table:style-name="ce489">
            <text:p>web</text:p>
          </table:table-cell>
          <table:table-cell office:value-type="string" table:style-name="ce489">
            <text:p>volat začátkem r. 2023</text:p>
          </table:table-cell>
          <table:table-cell office:value-type="date" office:date-value="2022-10-04T00:00:00" table:style-name="ce207">
            <text:p>04.10.2022</text:p>
          </table:table-cell>
          <table:table-cell office:value-type="date" office:date-value="2022-10-04T00:00:00" table:style-name="ce207">
            <text:p>04.10.2022</text:p>
          </table:table-cell>
          <table:table-cell table:style-name="ce494"/>
          <table:table-cell office:value-type="date" office:date-value="2022-10-06T00:00:00" table:style-name="ce207">
            <text:p>06.10.2022</text:p>
          </table:table-cell>
          <table:table-cell table:number-columns-repeated="3" table:style-name="ce494"/>
          <table:table-cell table:style-name="ce207"/>
          <table:table-cell table:style-name="ce496"/>
          <table:table-cell table:number-columns-repeated="2" table:style-name="ce494"/>
          <table:table-cell office:value-type="currency" office:value="307617.18" table:formula="of:=([.M532]*1.15)*0.6" table:style-name="ce497">
            <text:p><text:s/>307 617,18 Kč<text:s/></text:p>
          </table:table-cell>
          <table:table-cell table:style-name="ce494"/>
          <table:table-cell table:style-name="ce207"/>
          <table:table-cell table:number-columns-repeated="5" table:style-name="ce494"/>
          <table:table-cell office:value-type="currency" office:value="153808.59" table:formula="of:=([.M532]*1.15)*0.3" table:style-name="ce299">
            <text:p><text:s/>153 808,59 Kč<text:s/></text:p>
          </table:table-cell>
          <table:table-cell table:number-columns-repeated="9" table:style-name="ce494"/>
          <table:table-cell office:value-type="currency" office:value="51269.53" table:formula="of:=([.M532]*1.15)*0.1" table:style-name="ce497">
            <text:p><text:s/>51 269,53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19"/>
          <table:table-cell office:value-type="float" office:value="531" table:style-name="ce613">
            <text:p>531</text:p>
          </table:table-cell>
          <table:table-cell table:number-columns-repeated="2" table:style-name="ce517"/>
          <table:table-cell table:style-name="ce591"/>
          <table:table-cell table:style-name="ce517"/>
          <table:table-cell office:value-type="string" table:style-name="ce517">
            <text:p>Žarošice 376</text:p>
          </table:table-cell>
          <table:table-cell office:value-type="string" table:style-name="ce518">
            <text:p>DŠ</text:p>
          </table:table-cell>
          <table:table-cell office:value-type="string" table:style-name="ce460">
            <text:p>N</text:p>
          </table:table-cell>
          <table:table-cell office:value-type="string" table:style-name="ce518">
            <text:p>7,36 kWp</text:p>
          </table:table-cell>
          <table:table-cell table:style-name="ce518"/>
          <table:table-cell office:value-type="currency" office:value="358946" table:style-name="ce524">
            <text:p>358 946,00 Kč</text:p>
          </table:table-cell>
          <table:table-cell office:value-type="currency" office:value="445822" table:style-name="ce524">
            <text:p>445 822,00 Kč</text:p>
          </table:table-cell>
          <table:table-cell office:value-type="string" table:style-name="ce519">
            <text:p>web</text:p>
          </table:table-cell>
          <table:table-cell office:value-type="string" table:style-name="ce519">
            <text:p>vybral konkurenci</text:p>
          </table:table-cell>
          <table:table-cell office:value-type="date" office:date-value="2022-10-04T00:00:00" table:style-name="ce520">
            <text:p>04.10.2022</text:p>
          </table:table-cell>
          <table:table-cell office:value-type="date" office:date-value="2022-10-04T00:00:00" table:style-name="ce520">
            <text:p>04.10.2022</text:p>
          </table:table-cell>
          <table:table-cell table:style-name="ce521"/>
          <table:table-cell office:value-type="date" office:date-value="2022-10-10T00:00:00" table:style-name="ce520">
            <text:p>10.10.2022</text:p>
          </table:table-cell>
          <table:table-cell table:number-columns-repeated="3" table:style-name="ce521"/>
          <table:table-cell table:style-name="ce520"/>
          <table:table-cell table:style-name="ce522"/>
          <table:table-cell table:number-columns-repeated="2" table:style-name="ce521"/>
          <table:table-cell office:value-type="currency" office:value="307617.18" table:formula="of:=([.M533]*1.15)*0.6" table:style-name="ce523">
            <text:p><text:s/>307 617,18 Kč<text:s/></text:p>
          </table:table-cell>
          <table:table-cell table:style-name="ce521"/>
          <table:table-cell table:style-name="ce520"/>
          <table:table-cell table:number-columns-repeated="5" table:style-name="ce521"/>
          <table:table-cell office:value-type="currency" office:value="153808.59" table:formula="of:=([.M533]*1.15)*0.3" table:style-name="ce315">
            <text:p><text:s/>153 808,59 Kč<text:s/></text:p>
          </table:table-cell>
          <table:table-cell table:number-columns-repeated="9" table:style-name="ce521"/>
          <table:table-cell office:value-type="currency" office:value="51269.53" table:formula="of:=([.M533]*1.15)*0.1" table:style-name="ce523">
            <text:p><text:s/>51 269,53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550"/>
          <table:table-cell office:value-type="float" office:value="532" table:style-name="ce617">
            <text:p>532</text:p>
          </table:table-cell>
          <table:table-cell table:number-columns-repeated="2" table:style-name="ce521"/>
          <table:table-cell table:style-name="ce591"/>
          <table:table-cell table:style-name="ce517"/>
          <table:table-cell office:value-type="string" table:style-name="ce517">
            <text:p>Žarošice 53</text:p>
          </table:table-cell>
          <table:table-cell office:value-type="string" table:style-name="ce518">
            <text:p>DŠ</text:p>
          </table:table-cell>
          <table:table-cell office:value-type="string" table:style-name="ce460">
            <text:p>N</text:p>
          </table:table-cell>
          <table:table-cell office:value-type="string" table:style-name="ce518">
            <text:p>7,36 kWp</text:p>
          </table:table-cell>
          <table:table-cell table:style-name="ce518"/>
          <table:table-cell office:value-type="currency" office:value="358946" table:style-name="ce524">
            <text:p>358 946,00 Kč</text:p>
          </table:table-cell>
          <table:table-cell office:value-type="currency" office:value="445822" table:style-name="ce524">
            <text:p>445 822,00 Kč</text:p>
          </table:table-cell>
          <table:table-cell office:value-type="string" table:style-name="ce519">
            <text:p>web</text:p>
          </table:table-cell>
          <table:table-cell office:value-type="string" table:style-name="ce519">
            <text:p>vybral konkurenci</text:p>
          </table:table-cell>
          <table:table-cell office:value-type="date" office:date-value="2022-10-04T00:00:00" table:style-name="ce520">
            <text:p>04.10.2022</text:p>
          </table:table-cell>
          <table:table-cell office:value-type="date" office:date-value="2022-10-04T00:00:00" table:style-name="ce520">
            <text:p>04.10.2022</text:p>
          </table:table-cell>
          <table:table-cell table:style-name="ce521"/>
          <table:table-cell office:value-type="date" office:date-value="2022-10-10T00:00:00" table:style-name="ce520">
            <text:p>10.10.2022</text:p>
          </table:table-cell>
          <table:table-cell table:number-columns-repeated="7" table:style-name="ce521"/>
          <table:table-cell office:value-type="currency" office:value="307617.18" table:formula="of:=([.M534]*1.15)*0.6" table:style-name="ce523">
            <text:p><text:s/>307 617,18 Kč<text:s/></text:p>
          </table:table-cell>
          <table:table-cell table:number-columns-repeated="7" table:style-name="ce521"/>
          <table:table-cell office:value-type="currency" office:value="153808.59" table:formula="of:=([.M534]*1.15)*0.3" table:style-name="ce315">
            <text:p><text:s/>153 808,59 Kč<text:s/></text:p>
          </table:table-cell>
          <table:table-cell table:number-columns-repeated="9" table:style-name="ce521"/>
          <table:table-cell office:value-type="currency" office:value="51269.53" table:formula="of:=([.M534]*1.15)*0.1" table:style-name="ce523">
            <text:p><text:s/>51 269,53 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74"/>
          <table:table-cell office:value-type="float" office:value="533" table:style-name="ce618">
            <text:p>533</text:p>
          </table:table-cell>
          <table:table-cell office:value-type="string" table:style-name="ce494">
            <text:p>ET, DŠ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Lelekovice</text:p>
          </table:table-cell>
          <table:table-cell office:value-type="string" table:style-name="ce430">
            <text:p>PS</text:p>
          </table:table-cell>
          <table:table-cell office:value-type="string" table:style-name="ce24">
            <text:p>O</text:p>
          </table:table-cell>
          <table:table-cell office:value-type="string" table:style-name="ce430">
            <text:p>9,66 kWp</text:p>
          </table:table-cell>
          <table:table-cell office:value-type="string" table:style-name="ce430">
            <text:p>DYNESS 10,65</text:p>
          </table:table-cell>
          <table:table-cell office:value-type="currency" office:value="429705" table:style-name="ce509">
            <text:p>429 705,00 Kč</text:p>
          </table:table-cell>
          <table:table-cell office:value-type="currency" office:value="538747" table:style-name="ce509">
            <text:p>538 747,00 Kč</text:p>
          </table:table-cell>
          <table:table-cell office:value-type="string" table:style-name="ce489">
            <text:p>web</text:p>
          </table:table-cell>
          <table:table-cell office:value-type="string" table:style-name="ce507">
            <text:p>volat v 5-6/2023, problémy v práci</text:p>
          </table:table-cell>
          <table:table-cell office:value-type="date" office:date-value="2022-10-04T00:00:00" table:style-name="ce207">
            <text:p>04.10.2022</text:p>
          </table:table-cell>
          <table:table-cell office:value-type="date" office:date-value="2022-10-04T00:00:00" table:style-name="ce207">
            <text:p>04.10.2022</text:p>
          </table:table-cell>
          <table:table-cell table:style-name="ce494"/>
          <table:table-cell office:value-type="date" office:date-value="2022-10-13T00:00:00" table:style-name="ce207">
            <text:p>13.10.2022</text:p>
          </table:table-cell>
          <table:table-cell table:number-columns-repeated="3" table:style-name="ce494"/>
          <table:table-cell table:style-name="ce207"/>
          <table:table-cell table:number-columns-repeated="3" table:style-name="ce494"/>
          <table:table-cell office:value-type="currency" office:value="371735.42999999993" table:formula="of:=([.M535]*1.15)*0.6" table:style-name="ce497">
            <text:p><text:s/>371 735,43 Kč<text:s/></text:p>
          </table:table-cell>
          <table:table-cell table:number-columns-repeated="7" table:style-name="ce494"/>
          <table:table-cell office:value-type="currency" office:value="185867.71499999997" table:formula="of:=([.M535]*1.15)*0.3" table:style-name="ce299">
            <text:p><text:s/>185 867,72 Kč<text:s/></text:p>
          </table:table-cell>
          <table:table-cell table:number-columns-repeated="9" table:style-name="ce494"/>
          <table:table-cell office:value-type="currency" office:value="61955.904999999999" table:formula="of:=([.M535]*1.15)*0.1" table:style-name="ce497">
            <text:p><text:s/>61 955,91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47"/>
          <table:table-cell office:value-type="float" office:value="534" table:style-name="ce618">
            <text:p>534</text:p>
          </table:table-cell>
          <table:table-cell office:value-type="string" table:style-name="ce494">
            <text:p>JG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Rohatec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9,2 kWp</text:p>
          </table:table-cell>
          <table:table-cell table:style-name="ce430"/>
          <table:table-cell office:value-type="currency" office:value="418867" table:style-name="ce509">
            <text:p>418 867,00 Kč</text:p>
          </table:table-cell>
          <table:table-cell office:value-type="currency" office:value="524716" table:style-name="ce509">
            <text:p>524 716,00 Kč</text:p>
          </table:table-cell>
          <table:table-cell office:value-type="string" table:style-name="ce489">
            <text:p>ePoptávka</text:p>
          </table:table-cell>
          <table:table-cell office:value-type="string" table:style-name="ce494">
            <text:p>CN orient. odes. 05.10, + CN s WB</text:p>
          </table:table-cell>
          <table:table-cell office:value-type="date" office:date-value="2022-10-04T00:00:00" table:style-name="ce207">
            <text:p>04.10.2022</text:p>
          </table:table-cell>
          <table:table-cell office:value-type="date" office:date-value="2022-10-05T00:00:00" table:style-name="ce207">
            <text:p>05.10.2022</text:p>
          </table:table-cell>
          <table:table-cell table:style-name="ce494"/>
          <table:table-cell office:value-type="date" office:date-value="2022-10-05T00:00:00" table:style-name="ce207">
            <text:p>05.10.2022</text:p>
          </table:table-cell>
          <table:table-cell table:number-columns-repeated="7" table:style-name="ce494"/>
          <table:table-cell office:value-type="currency" office:value="362054.03999999992" table:formula="of:=([.M536]*1.15)*0.6" table:style-name="ce497">
            <text:p><text:s/>362 054,04 Kč<text:s/></text:p>
          </table:table-cell>
          <table:table-cell table:number-columns-repeated="7" table:style-name="ce494"/>
          <table:table-cell office:value-type="currency" office:value="181027.01999999996" table:formula="of:=([.M536]*1.15)*0.3" table:style-name="ce299">
            <text:p><text:s/>181 027,02 Kč<text:s/></text:p>
          </table:table-cell>
          <table:table-cell table:number-columns-repeated="9" table:style-name="ce494"/>
          <table:table-cell office:value-type="currency" office:value="60342.34" table:formula="of:=([.M536]*1.15)*0.1" table:style-name="ce497">
            <text:p><text:s/>60 342,34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535" table:style-name="ce618">
            <text:p>535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Hlásná Třebaň</text:p>
          </table:table-cell>
          <table:table-cell table:style-name="ce430"/>
          <table:table-cell office:value-type="string" table:style-name="ce24">
            <text:p>CN</text:p>
          </table:table-cell>
          <table:table-cell office:value-type="string" table:style-name="ce430">
            <text:p>5,98 kWp</text:p>
          </table:table-cell>
          <table:table-cell office:value-type="string" table:style-name="ce494">
            <text:p>DYNESS 10,65</text:p>
          </table:table-cell>
          <table:table-cell office:value-type="currency" office:value="374274" table:style-name="ce509">
            <text:p>374 274,00 Kč</text:p>
          </table:table-cell>
          <table:table-cell office:value-type="currency" office:value="460620" table:style-name="ce509">
            <text:p>460 620,00 Kč</text:p>
          </table:table-cell>
          <table:table-cell office:value-type="string" table:style-name="ce508">
            <text:p>Přibyla</text:p>
          </table:table-cell>
          <table:table-cell office:value-type="string" table:style-name="ce494">
            <text:p>Příprava CN ,žádost o vizu</text:p>
          </table:table-cell>
          <table:table-cell office:value-type="date" office:date-value="2022-10-05T00:00:00" table:style-name="ce207">
            <text:p>05.10.2022</text:p>
          </table:table-cell>
          <table:table-cell office:value-type="date" office:date-value="2022-10-05T00:00:00" table:style-name="ce207">
            <text:p>05.10.2022</text:p>
          </table:table-cell>
          <table:table-cell table:style-name="ce494"/>
          <table:table-cell office:value-type="date" office:date-value="2022-10-06T00:00:00" table:style-name="ce207">
            <text:p>06.10.2022</text:p>
          </table:table-cell>
          <table:table-cell table:number-columns-repeated="7" table:style-name="ce494"/>
          <table:table-cell office:value-type="currency" office:value="317827.8" table:formula="of:=([.M537]*1.15)*0.6" table:style-name="ce497">
            <text:p><text:s/>317 827,80 Kč<text:s/></text:p>
          </table:table-cell>
          <table:table-cell table:number-columns-repeated="7" table:style-name="ce494"/>
          <table:table-cell office:value-type="currency" office:value="158913.9" table:formula="of:=([.M537]*1.15)*0.3" table:style-name="ce299">
            <text:p><text:s/>158 913,90 Kč<text:s/></text:p>
          </table:table-cell>
          <table:table-cell table:number-columns-repeated="9" table:style-name="ce494"/>
          <table:table-cell office:value-type="currency" office:value="52971.3" table:formula="of:=([.M537]*1.15)*0.1" table:style-name="ce497">
            <text:p><text:s/>52 971,30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536" table:style-name="ce618">
            <text:p>536</text:p>
          </table:table-cell>
          <table:table-cell office:value-type="string" table:style-name="ce494">
            <text:p>JH, DŠ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Luhačovice</text:p>
          </table:table-cell>
          <table:table-cell table:style-name="ce494"/>
          <table:table-cell office:value-type="string" table:style-name="ce24">
            <text:p>K</text:p>
          </table:table-cell>
          <table:table-cell table:style-name="ce430"/>
          <table:table-cell table:number-columns-repeated="3" table:style-name="ce494"/>
          <table:table-cell office:value-type="string" table:style-name="ce508">
            <text:p>web</text:p>
          </table:table-cell>
          <table:table-cell office:value-type="string" table:style-name="ce494">
            <text:p>Předáno JH, poptává již potřetí, památková zóna, řeší</text:p>
          </table:table-cell>
          <table:table-cell office:value-type="date" office:date-value="2022-10-05T00:00:00" table:style-name="ce207">
            <text:p>05.10.2022</text:p>
          </table:table-cell>
          <table:table-cell office:value-type="date" office:date-value="2022-10-05T00:00:00" table:style-name="ce207">
            <text:p>05.10.2022</text:p>
          </table:table-cell>
          <table:table-cell table:number-columns-repeated="9" table:style-name="ce494"/>
          <table:table-cell office:value-type="currency" office:value="0" table:formula="of:=([.M538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38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38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"/>
          <table:table-cell office:value-type="float" office:value="537" table:style-name="ce618">
            <text:p>537</text:p>
          </table:table-cell>
          <table:table-cell office:value-type="string" table:style-name="ce494">
            <text:p>JG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Čejkovice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9,2 kWp</text:p>
          </table:table-cell>
          <table:table-cell table:style-name="ce430"/>
          <table:table-cell office:value-type="currency" office:value="257328" table:style-name="ce509">
            <text:p>257 328,00 Kč</text:p>
          </table:table-cell>
          <table:table-cell office:value-type="currency" office:value="325234" table:style-name="ce509">
            <text:p>325 234,00 Kč</text:p>
          </table:table-cell>
          <table:table-cell office:value-type="string" table:style-name="ce508">
            <text:p>Vavro</text:p>
          </table:table-cell>
          <table:table-cell office:value-type="string" table:style-name="ce494">
            <text:p>žádost na distribuci</text:p>
          </table:table-cell>
          <table:table-cell office:value-type="date" office:date-value="2022-10-05T00:00:00" table:style-name="ce207">
            <text:p>05.10.2022</text:p>
          </table:table-cell>
          <table:table-cell office:value-type="date" office:date-value="2022-10-05T00:00:00" table:style-name="ce207">
            <text:p>05.10.2022</text:p>
          </table:table-cell>
          <table:table-cell table:style-name="ce494"/>
          <table:table-cell office:value-type="date" office:date-value="2022-10-05T00:00:00" table:style-name="ce207">
            <text:p>05.10.2022</text:p>
          </table:table-cell>
          <table:table-cell table:number-columns-repeated="7" table:style-name="ce494"/>
          <table:table-cell office:value-type="currency" office:value="224411.46" table:formula="of:=([.M539]*1.15)*0.6" table:style-name="ce497">
            <text:p><text:s/>224 411,46 Kč<text:s/></text:p>
          </table:table-cell>
          <table:table-cell table:number-columns-repeated="7" table:style-name="ce494"/>
          <table:table-cell office:value-type="currency" office:value="112205.73" table:formula="of:=([.M539]*1.15)*0.3" table:style-name="ce299">
            <text:p><text:s/>112 205,73 Kč<text:s/></text:p>
          </table:table-cell>
          <table:table-cell table:number-columns-repeated="9" table:style-name="ce494"/>
          <table:table-cell office:value-type="currency" office:value="37401.909999999996" table:formula="of:=([.M539]*1.15)*0.1" table:style-name="ce497">
            <text:p><text:s/>37 401,91 Kč<text:s/></text:p>
          </table:table-cell>
          <table:table-cell table:number-columns-repeated="2" table:style-name="ce494"/>
          <table:table-cell table:number-columns-repeated="16337"/>
        </table:table-row>
        <table:table-row table:style-name="ro2">
          <table:table-cell table:style-name="ce119"/>
          <table:table-cell office:value-type="float" office:value="538" table:style-name="ce617">
            <text:p>538</text:p>
          </table:table-cell>
          <table:table-cell table:number-columns-repeated="2" table:style-name="ce521"/>
          <table:table-cell table:style-name="ce591"/>
          <table:table-cell table:style-name="ce521"/>
          <table:table-cell office:value-type="string" table:style-name="ce521">
            <text:p>Střílky</text:p>
          </table:table-cell>
          <table:table-cell office:value-type="string" table:style-name="ce518">
            <text:p>JH,DŠ</text:p>
          </table:table-cell>
          <table:table-cell office:value-type="string" table:style-name="ce145">
            <text:p>N</text:p>
          </table:table-cell>
          <table:table-cell table:style-name="ce518"/>
          <table:table-cell table:number-columns-repeated="3" table:style-name="ce521"/>
          <table:table-cell office:value-type="string" table:style-name="ce517">
            <text:p>ePoptávka</text:p>
          </table:table-cell>
          <table:table-cell office:value-type="string" table:style-name="ce521">
            <text:p>Nemá zájem</text:p>
          </table:table-cell>
          <table:table-cell office:value-type="date" office:date-value="2022-10-06T00:00:00" table:style-name="ce520">
            <text:p>06.10.2022</text:p>
          </table:table-cell>
          <table:table-cell table:number-columns-repeated="10" table:style-name="ce521"/>
          <table:table-cell office:value-type="currency" office:value="0" table:formula="of:=([.M540]*1.15)*0.6" table:style-name="ce523">
            <text:p><text:s/>- <text:s text:c="2"/>Kč<text:s/></text:p>
          </table:table-cell>
          <table:table-cell table:number-columns-repeated="7" table:style-name="ce521"/>
          <table:table-cell office:value-type="currency" office:value="0" table:formula="of:=([.M540]*1.15)*0.3" table:style-name="ce315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40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39" table:style-name="ce617">
            <text:p>539</text:p>
          </table:table-cell>
          <table:table-cell table:number-columns-repeated="2" table:style-name="ce521"/>
          <table:table-cell table:style-name="ce591"/>
          <table:table-cell table:style-name="ce521"/>
          <table:table-cell office:value-type="string" table:style-name="ce521">
            <text:p>Vsetín</text:p>
          </table:table-cell>
          <table:table-cell office:value-type="string" table:style-name="ce518">
            <text:p>JH,DŠ</text:p>
          </table:table-cell>
          <table:table-cell office:value-type="string" table:style-name="ce145">
            <text:p>N</text:p>
          </table:table-cell>
          <table:table-cell table:style-name="ce518"/>
          <table:table-cell table:number-columns-repeated="3" table:style-name="ce521"/>
          <table:table-cell office:value-type="string" table:style-name="ce517">
            <text:p>ePoptávka</text:p>
          </table:table-cell>
          <table:table-cell office:value-type="string" table:style-name="ce521">
            <text:p>Nemá zájem, vysoká cena</text:p>
          </table:table-cell>
          <table:table-cell office:value-type="date" office:date-value="2022-10-06T00:00:00" table:style-name="ce520">
            <text:p>06.10.2022</text:p>
          </table:table-cell>
          <table:table-cell table:number-columns-repeated="10" table:style-name="ce521"/>
          <table:table-cell office:value-type="currency" office:value="0" table:formula="of:=([.M541]*1.15)*0.6" table:style-name="ce523">
            <text:p><text:s/>- <text:s text:c="2"/>Kč<text:s/></text:p>
          </table:table-cell>
          <table:table-cell table:number-columns-repeated="7" table:style-name="ce521"/>
          <table:table-cell office:value-type="currency" office:value="0" table:formula="of:=([.M541]*1.15)*0.3" table:style-name="ce315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41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40" table:style-name="ce617">
            <text:p>540</text:p>
          </table:table-cell>
          <table:table-cell table:number-columns-repeated="2" table:style-name="ce521"/>
          <table:table-cell table:style-name="ce591"/>
          <table:table-cell table:style-name="ce521"/>
          <table:table-cell office:value-type="string" table:style-name="ce521">
            <text:p>Šternberk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table:style-name="ce518"/>
          <table:table-cell table:number-columns-repeated="3" table:style-name="ce521"/>
          <table:table-cell office:value-type="string" table:style-name="ce517">
            <text:p>ePoptávka</text:p>
          </table:table-cell>
          <table:table-cell office:value-type="string" table:style-name="ce521">
            <text:p>Eternit na střeše - neděláme</text:p>
          </table:table-cell>
          <table:table-cell office:value-type="date" office:date-value="2022-10-07T00:00:00" table:style-name="ce520">
            <text:p>07.10.2022</text:p>
          </table:table-cell>
          <table:table-cell office:value-type="date" office:date-value="2022-10-07T00:00:00" table:style-name="ce520">
            <text:p>07.10.2022</text:p>
          </table:table-cell>
          <table:table-cell table:number-columns-repeated="9" table:style-name="ce521"/>
          <table:table-cell office:value-type="currency" office:value="0" table:formula="of:=([.M542]*1.15)*0.6" table:style-name="ce523">
            <text:p><text:s/>- <text:s text:c="2"/>Kč<text:s/></text:p>
          </table:table-cell>
          <table:table-cell table:number-columns-repeated="7" table:style-name="ce521"/>
          <table:table-cell office:value-type="currency" office:value="0" table:formula="of:=([.M542]*1.15)*0.3" table:style-name="ce315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42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41" table:style-name="ce617">
            <text:p>541</text:p>
          </table:table-cell>
          <table:table-cell table:number-columns-repeated="2" table:style-name="ce521"/>
          <table:table-cell table:style-name="ce591"/>
          <table:table-cell table:style-name="ce521"/>
          <table:table-cell office:value-type="string" table:style-name="ce521">
            <text:p>Slušovice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table:style-name="ce518"/>
          <table:table-cell table:number-columns-repeated="3" table:style-name="ce521"/>
          <table:table-cell office:value-type="string" table:style-name="ce517">
            <text:p>web</text:p>
          </table:table-cell>
          <table:table-cell office:value-type="string" table:style-name="ce521">
            <text:p>konstrukce na zem, neděláme</text:p>
          </table:table-cell>
          <table:table-cell office:value-type="date" office:date-value="2022-10-07T00:00:00" table:style-name="ce520">
            <text:p>07.10.2022</text:p>
          </table:table-cell>
          <table:table-cell office:value-type="date" office:date-value="2022-10-07T00:00:00" table:style-name="ce520">
            <text:p>07.10.2022</text:p>
          </table:table-cell>
          <table:table-cell table:number-columns-repeated="9" table:style-name="ce521"/>
          <table:table-cell office:value-type="currency" office:value="0" table:formula="of:=([.M543]*1.15)*0.6" table:style-name="ce523">
            <text:p><text:s/>- <text:s text:c="2"/>Kč<text:s/></text:p>
          </table:table-cell>
          <table:table-cell table:number-columns-repeated="7" table:style-name="ce521"/>
          <table:table-cell office:value-type="currency" office:value="0" table:formula="of:=([.M543]*1.15)*0.3" table:style-name="ce315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43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74"/>
        </table:table-row>
        <table:table-row table:style-name="ro2">
          <table:table-cell table:style-name="ce119"/>
          <table:table-cell office:value-type="float" office:value="542" table:style-name="ce617">
            <text:p>542</text:p>
          </table:table-cell>
          <table:table-cell table:number-columns-repeated="2" table:style-name="ce521"/>
          <table:table-cell table:style-name="ce591"/>
          <table:table-cell table:style-name="ce521"/>
          <table:table-cell office:value-type="string" table:style-name="ce521">
            <text:p>Praha 5 - Zbraslav</text:p>
          </table:table-cell>
          <table:table-cell office:value-type="string" table:style-name="ce518">
            <text:p>DŠ</text:p>
          </table:table-cell>
          <table:table-cell office:value-type="string" table:style-name="ce145">
            <text:p>N</text:p>
          </table:table-cell>
          <table:table-cell office:value-type="string" table:style-name="ce518">
            <text:p>9,66 kWp</text:p>
          </table:table-cell>
          <table:table-cell office:value-type="string" table:style-name="ce521">
            <text:p>DYNESS 10,65</text:p>
          </table:table-cell>
          <table:table-cell office:value-type="currency" office:value="422581" table:style-name="ce524">
            <text:p>422 581,00 Kč</text:p>
          </table:table-cell>
          <table:table-cell office:value-type="currency" office:value="528766" table:style-name="ce524">
            <text:p>528 766,00 Kč</text:p>
          </table:table-cell>
          <table:table-cell office:value-type="string" table:style-name="ce521">
            <text:p>Ondřej Michna</text:p>
          </table:table-cell>
          <table:table-cell office:value-type="string" table:style-name="ce521">
            <text:p>Nebudou realizovat vůbec</text:p>
          </table:table-cell>
          <table:table-cell office:value-type="date" office:date-value="2022-10-07T00:00:00" table:style-name="ce520">
            <text:p>07.10.2022</text:p>
          </table:table-cell>
          <table:table-cell table:style-name="ce521"/>
          <table:table-cell table:number-columns-repeated="9" table:style-name="ce551"/>
          <table:table-cell office:value-type="currency" office:value="364848.53999999992" table:formula="of:=([.M544]*1.15)*0.6" table:style-name="ce523">
            <text:p><text:s/>364 848,54 Kč<text:s/></text:p>
          </table:table-cell>
          <table:table-cell table:number-columns-repeated="7" table:style-name="ce551"/>
          <table:table-cell office:value-type="currency" office:value="182424.26999999996" table:formula="of:=([.M544]*1.15)*0.3" table:style-name="ce315">
            <text:p><text:s/>182 424,27 Kč<text:s/></text:p>
          </table:table-cell>
          <table:table-cell table:number-columns-repeated="9" table:style-name="ce551"/>
          <table:table-cell office:value-type="currency" office:value="60808.09" table:formula="of:=([.M544]*1.15)*0.1" table:style-name="ce523">
            <text:p><text:s/>60 808,09 Kč<text:s/></text:p>
          </table:table-cell>
          <table:table-cell table:number-columns-repeated="2" table:style-name="ce551"/>
          <table:table-cell table:number-columns-repeated="16337" table:style-name="ce74"/>
        </table:table-row>
        <table:table-row table:style-name="ro2">
          <table:table-cell table:style-name="ce1"/>
          <table:table-cell office:value-type="float" office:value="543" table:style-name="ce618">
            <text:p>543</text:p>
          </table:table-cell>
          <table:table-cell office:value-type="string" table:style-name="ce494">
            <text:p>ET, DŠ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Kašnice</text:p>
          </table:table-cell>
          <table:table-cell table:style-name="ce552"/>
          <table:table-cell office:value-type="string" table:style-name="ce430">
            <text:p>SoD + D</text:p>
          </table:table-cell>
          <table:table-cell office:value-type="string" table:style-name="ce430">
            <text:p>5,52 kWp</text:p>
          </table:table-cell>
          <table:table-cell office:value-type="string" table:style-name="ce494">
            <text:p>DYNESS 10,65</text:p>
          </table:table-cell>
          <table:table-cell office:value-type="currency" office:value="331927" table:style-name="ce509">
            <text:p>331 927,00 Kč</text:p>
          </table:table-cell>
          <table:table-cell office:value-type="currency" office:value="411330" table:style-name="ce509">
            <text:p>411 330,00 Kč</text:p>
          </table:table-cell>
          <table:table-cell office:value-type="string" table:style-name="ce494">
            <text:p>Eda<text:s/></text:p>
          </table:table-cell>
          <table:table-cell office:value-type="string" table:style-name="ce494">
            <text:p>Žádost na EG.D odeslaná 18.10.2022</text:p>
          </table:table-cell>
          <table:table-cell office:value-type="date" office:date-value="2022-10-10T00:00:00" table:style-name="ce207">
            <text:p>10.10.2022</text:p>
          </table:table-cell>
          <table:table-cell office:value-type="date" office:date-value="2022-10-10T00:00:00" table:style-name="ce207">
            <text:p>10.10.2022</text:p>
          </table:table-cell>
          <table:table-cell table:style-name="ce552"/>
          <table:table-cell office:value-type="date" office:date-value="2022-10-12T00:00:00" table:style-name="ce553">
            <text:p>12.10.2022</text:p>
          </table:table-cell>
          <table:table-cell office:value-type="date" office:date-value="2022-10-14T00:00:00" table:style-name="ce553">
            <text:p>14.10.2022</text:p>
          </table:table-cell>
          <table:table-cell office:value-type="date" office:date-value="2022-10-17T00:00:00" table:style-name="ce553">
            <text:p>17.10.2022</text:p>
          </table:table-cell>
          <table:table-cell office:value-type="date" office:date-value="2022-10-18T00:00:00" table:style-name="ce553">
            <text:p>18.10.2022</text:p>
          </table:table-cell>
          <table:table-cell office:value-type="date" office:date-value="2022-10-18T00:00:00" table:style-name="ce553">
            <text:p>18.10.2022</text:p>
          </table:table-cell>
          <table:table-cell office:value-type="float" office:value="911749" table:style-name="ce510">
            <text:p>911749</text:p>
          </table:table-cell>
          <table:table-cell table:number-columns-repeated="2" table:style-name="ce552"/>
          <table:table-cell office:value-type="currency" office:value="283817.69999999995" table:formula="of:=([.M545]*1.15)*0.6" table:style-name="ce497">
            <text:p><text:s/>283 817,70 Kč<text:s/></text:p>
          </table:table-cell>
          <table:table-cell table:number-columns-repeated="7" table:style-name="ce552"/>
          <table:table-cell office:value-type="currency" office:value="141908.84999999998" table:formula="of:=([.M545]*1.15)*0.3" table:style-name="ce299">
            <text:p><text:s/>141 908,85 Kč<text:s/></text:p>
          </table:table-cell>
          <table:table-cell table:number-columns-repeated="9" table:style-name="ce552"/>
          <table:table-cell office:value-type="currency" office:value="47302.95" table:formula="of:=([.M545]*1.15)*0.1" table:style-name="ce497">
            <text:p><text:s/>47 302,95 Kč<text:s/></text:p>
          </table:table-cell>
          <table:table-cell table:number-columns-repeated="2" table:style-name="ce552"/>
          <table:table-cell table:number-columns-repeated="16337"/>
        </table:table-row>
        <table:table-row table:style-name="ro2">
          <table:table-cell table:style-name="ce47"/>
          <table:table-cell office:value-type="float" office:value="544" table:style-name="ce618">
            <text:p>544</text:p>
          </table:table-cell>
          <table:table-cell table:number-columns-repeated="2" table:style-name="ce494"/>
          <table:table-cell table:style-name="ce588"/>
          <table:table-cell table:style-name="ce494"/>
          <table:table-cell office:value-type="string" table:style-name="ce494">
            <text:p>Litovel</text:p>
          </table:table-cell>
          <table:table-cell office:value-type="string" table:style-name="ce430">
            <text:p>PS</text:p>
          </table:table-cell>
          <table:table-cell office:value-type="string" table:style-name="ce24">
            <text:p>N</text:p>
          </table:table-cell>
          <table:table-cell table:style-name="ce430"/>
          <table:table-cell table:number-columns-repeated="3" table:style-name="ce494"/>
          <table:table-cell office:value-type="string" table:style-name="ce494">
            <text:p>ePoptávka</text:p>
          </table:table-cell>
          <table:table-cell office:value-type="string" table:style-name="ce494">
            <text:p>nemá zájem</text:p>
          </table:table-cell>
          <table:table-cell office:value-type="date" office:date-value="2022-10-11T00:00:00" table:style-name="ce207">
            <text:p>11.10.2022</text:p>
          </table:table-cell>
          <table:table-cell table:number-columns-repeated="10" table:style-name="ce494"/>
          <table:table-cell office:value-type="currency" office:value="0" table:formula="of:=([.M546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46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46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45" table:style-name="ce618">
            <text:p>545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554"/>
          <table:table-cell office:value-type="string" table:style-name="ce494">
            <text:p>Předboj</text:p>
          </table:table-cell>
          <table:table-cell table:style-name="ce430"/>
          <table:table-cell office:value-type="string" table:style-name="ce24">
            <text:p>CN</text:p>
          </table:table-cell>
          <table:table-cell office:value-type="string" table:style-name="ce430">
            <text:p>7,36 kWp</text:p>
          </table:table-cell>
          <table:table-cell office:value-type="string" table:style-name="ce494">
            <text:p>DYNESS 10,65</text:p>
          </table:table-cell>
          <table:table-cell office:value-type="currency" office:value="405773" table:style-name="ce509">
            <text:p>405 773,00 Kč</text:p>
          </table:table-cell>
          <table:table-cell office:value-type="currency" office:value="497166" table:style-name="ce509">
            <text:p>497 166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</text:p>
          </table:table-cell>
          <table:table-cell office:value-type="date" office:date-value="2022-10-11T00:00:00" table:style-name="ce207">
            <text:p>11.10.2022</text:p>
          </table:table-cell>
          <table:table-cell office:value-type="date" office:date-value="2022-10-12T00:00:00" table:style-name="ce207">
            <text:p>12.10.2022</text:p>
          </table:table-cell>
          <table:table-cell table:number-columns-repeated="9" table:style-name="ce494"/>
          <table:table-cell office:value-type="currency" office:value="343044.53999999992" table:formula="of:=([.M547]*1.15)*0.6" table:style-name="ce497">
            <text:p><text:s/>343 044,54 Kč<text:s/></text:p>
          </table:table-cell>
          <table:table-cell table:number-columns-repeated="7" table:style-name="ce494"/>
          <table:table-cell office:value-type="currency" office:value="171522.26999999996" table:formula="of:=([.M547]*1.15)*0.3" table:style-name="ce299">
            <text:p><text:s/>171 522,27 Kč<text:s/></text:p>
          </table:table-cell>
          <table:table-cell table:number-columns-repeated="9" table:style-name="ce494"/>
          <table:table-cell office:value-type="currency" office:value="57174.09" table:formula="of:=([.M547]*1.15)*0.1" table:style-name="ce497">
            <text:p><text:s/>57 174,09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1"/>
          <table:table-cell office:value-type="float" office:value="546" table:style-name="ce618">
            <text:p>546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Kyjov</text:p>
          </table:table-cell>
          <table:table-cell table:style-name="ce430"/>
          <table:table-cell office:value-type="string" table:style-name="ce430">
            <text:p>D</text:p>
          </table:table-cell>
          <table:table-cell table:style-name="ce430"/>
          <table:table-cell table:number-columns-repeated="3" table:style-name="ce494"/>
          <table:table-cell office:value-type="string" table:style-name="ce494">
            <text:p>Eda<text:s/></text:p>
          </table:table-cell>
          <table:table-cell office:value-type="string" table:style-name="ce494">
            <text:p>18.10.žádost na egd-jestli povolí výr.</text:p>
          </table:table-cell>
          <table:table-cell office:value-type="date" office:date-value="2022-10-11T00:00:00" table:style-name="ce207">
            <text:p>11.10.2022</text:p>
          </table:table-cell>
          <table:table-cell office:value-type="date" office:date-value="2022-10-12T00:00:00" table:style-name="ce207">
            <text:p>12.10.2022</text:p>
          </table:table-cell>
          <table:table-cell table:number-columns-repeated="5" table:style-name="ce494"/>
          <table:table-cell office:value-type="date" office:date-value="2022-10-18T00:00:00" table:style-name="ce207">
            <text:p>18.10.2022</text:p>
          </table:table-cell>
          <table:table-cell office:value-type="float" office:value="912429" table:style-name="ce494">
            <text:p>912429</text:p>
          </table:table-cell>
          <table:table-cell table:number-columns-repeated="2" table:style-name="ce494"/>
          <table:table-cell office:value-type="currency" office:value="0" table:formula="of:=([.M548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48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48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47" table:style-name="ce618">
            <text:p>547</text:p>
          </table:table-cell>
          <table:table-cell table:number-columns-repeated="2" table:style-name="ce494"/>
          <table:table-cell table:style-name="ce588"/>
          <table:table-cell table:style-name="ce494"/>
          <table:table-cell office:value-type="string" table:style-name="ce494">
            <text:p>Kovanice</text:p>
          </table:table-cell>
          <table:table-cell table:style-name="ce430"/>
          <table:table-cell office:value-type="string" table:style-name="ce24">
            <text:p>O</text:p>
          </table:table-cell>
          <table:table-cell office:value-type="string" table:style-name="ce430">
            <text:p>7,36 kWp</text:p>
          </table:table-cell>
          <table:table-cell office:value-type="string" table:style-name="ce494">
            <text:p>DYNESS 10,65</text:p>
          </table:table-cell>
          <table:table-cell office:value-type="currency" office:value="381268" table:style-name="ce509">
            <text:p>381 268,00 Kč</text:p>
          </table:table-cell>
          <table:table-cell office:value-type="currency" office:value="469464" table:style-name="ce509">
            <text:p>469 464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-nevolat, ozve se sám</text:p>
          </table:table-cell>
          <table:table-cell office:value-type="date" office:date-value="2022-10-13T00:00:00" table:style-name="ce207">
            <text:p>13.10.2022</text:p>
          </table:table-cell>
          <table:table-cell office:value-type="date" office:date-value="2022-10-13T00:00:00" table:style-name="ce207">
            <text:p>13.10.2022</text:p>
          </table:table-cell>
          <table:table-cell table:style-name="ce494"/>
          <table:table-cell office:value-type="date" office:date-value="2022-10-18T00:00:00" table:style-name="ce207">
            <text:p>18.10.2022</text:p>
          </table:table-cell>
          <table:table-cell table:number-columns-repeated="7" table:style-name="ce494"/>
          <table:table-cell office:value-type="currency" office:value="323930.15999999997" table:formula="of:=([.M549]*1.15)*0.6" table:style-name="ce497">
            <text:p><text:s/>323 930,16 Kč<text:s/></text:p>
          </table:table-cell>
          <table:table-cell table:number-columns-repeated="7" table:style-name="ce494"/>
          <table:table-cell office:value-type="currency" office:value="161965.07999999999" table:formula="of:=([.M549]*1.15)*0.3" table:style-name="ce299">
            <text:p><text:s/>161 965,08 Kč<text:s/></text:p>
          </table:table-cell>
          <table:table-cell table:number-columns-repeated="9" table:style-name="ce494"/>
          <table:table-cell office:value-type="currency" office:value="53988.36" table:formula="of:=([.M549]*1.15)*0.1" table:style-name="ce497">
            <text:p><text:s/>53 988,36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48" table:style-name="ce618">
            <text:p>548</text:p>
          </table:table-cell>
          <table:table-cell table:number-columns-repeated="2" table:style-name="ce494"/>
          <table:table-cell table:style-name="ce588"/>
          <table:table-cell table:style-name="ce494"/>
          <table:table-cell office:value-type="string" table:style-name="ce494">
            <text:p>Kyjov</text:p>
          </table:table-cell>
          <table:table-cell office:value-type="string" table:style-name="ce430">
            <text:p>PS</text:p>
          </table:table-cell>
          <table:table-cell office:value-type="string" table:style-name="ce24">
            <text:p>N</text:p>
          </table:table-cell>
          <table:table-cell office:value-type="string" table:style-name="ce430">
            <text:p>6,44 kWp</text:p>
          </table:table-cell>
          <table:table-cell office:value-type="string" table:style-name="ce494">
            <text:p>DYNESS 10,65</text:p>
          </table:table-cell>
          <table:table-cell office:value-type="currency" office:value="369107" table:style-name="ce509">
            <text:p>369 107,00 Kč</text:p>
          </table:table-cell>
          <table:table-cell office:value-type="currency" office:value="460271" table:style-name="ce509">
            <text:p>460 271,00 Kč</text:p>
          </table:table-cell>
          <table:table-cell office:value-type="string" table:style-name="ce494">
            <text:p>Hrabec - Kapitol</text:p>
          </table:table-cell>
          <table:table-cell office:value-type="string" table:style-name="ce494">
            <text:p>konkurence</text:p>
          </table:table-cell>
          <table:table-cell office:value-type="date" office:date-value="2022-10-13T00:00:00" table:style-name="ce207">
            <text:p>13.10.2022</text:p>
          </table:table-cell>
          <table:table-cell office:value-type="date" office:date-value="2022-10-13T00:00:00" table:style-name="ce207">
            <text:p>13.10.2022</text:p>
          </table:table-cell>
          <table:table-cell table:style-name="ce494"/>
          <table:table-cell office:value-type="date" office:date-value="2022-10-18T00:00:00" table:style-name="ce207">
            <text:p>18.10.2022</text:p>
          </table:table-cell>
          <table:table-cell table:number-columns-repeated="7" table:style-name="ce494"/>
          <table:table-cell office:value-type="currency" office:value="317586.98999999993" table:formula="of:=([.M550]*1.15)*0.6" table:style-name="ce497">
            <text:p><text:s/>317 586,99 Kč<text:s/></text:p>
          </table:table-cell>
          <table:table-cell table:number-columns-repeated="7" table:style-name="ce494"/>
          <table:table-cell office:value-type="currency" office:value="158793.49499999997" table:formula="of:=([.M550]*1.15)*0.3" table:style-name="ce299">
            <text:p><text:s/>158 793,50 Kč<text:s/></text:p>
          </table:table-cell>
          <table:table-cell table:number-columns-repeated="9" table:style-name="ce494"/>
          <table:table-cell office:value-type="currency" office:value="52931.164999999994" table:formula="of:=([.M550]*1.15)*0.1" table:style-name="ce497">
            <text:p><text:s/>52 931,17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49" table:style-name="ce618">
            <text:p>549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Hodonín</text:p>
          </table:table-cell>
          <table:table-cell table:style-name="ce430"/>
          <table:table-cell office:value-type="string" table:style-name="ce24">
            <text:p>CN</text:p>
          </table:table-cell>
          <table:table-cell office:value-type="string" table:style-name="ce430">
            <text:p>5,52 kWp</text:p>
          </table:table-cell>
          <table:table-cell office:value-type="string" table:style-name="ce494">
            <text:p>H2 7,1</text:p>
          </table:table-cell>
          <table:table-cell office:value-type="currency" office:value="298331" table:style-name="ce509">
            <text:p>298 331,00 Kč</text:p>
          </table:table-cell>
          <table:table-cell office:value-type="currency" office:value="370918" table:style-name="ce509">
            <text:p>370 918,00 Kč</text:p>
          </table:table-cell>
          <table:table-cell office:value-type="string" table:style-name="ce494">
            <text:p>Eda<text:s/></text:p>
          </table:table-cell>
          <table:table-cell office:value-type="string" table:style-name="ce494">
            <text:p>CN-první bude žádost na eg.d</text:p>
          </table:table-cell>
          <table:table-cell office:value-type="date" office:date-value="2022-10-12T00:00:00" table:style-name="ce207">
            <text:p>12.10.2022</text:p>
          </table:table-cell>
          <table:table-cell office:value-type="date" office:date-value="2022-10-18T00:00:00" table:style-name="ce207">
            <text:p>18.10.2022</text:p>
          </table:table-cell>
          <table:table-cell table:style-name="ce494"/>
          <table:table-cell office:value-type="date" office:date-value="2022-11-11T00:00:00" table:style-name="ce207">
            <text:p>11.11.2022</text:p>
          </table:table-cell>
          <table:table-cell table:number-columns-repeated="7" table:style-name="ce494"/>
          <table:table-cell office:value-type="currency" office:value="255933.41999999995" table:formula="of:=([.M551]*1.15)*0.6" table:style-name="ce497">
            <text:p><text:s/>255 933,42 Kč<text:s/></text:p>
          </table:table-cell>
          <table:table-cell table:number-columns-repeated="7" table:style-name="ce494"/>
          <table:table-cell office:value-type="currency" office:value="127966.70999999998" table:formula="of:=([.M551]*1.15)*0.3" table:style-name="ce299">
            <text:p><text:s/>127 966,71 Kč<text:s/></text:p>
          </table:table-cell>
          <table:table-cell table:number-columns-repeated="9" table:style-name="ce494"/>
          <table:table-cell office:value-type="currency" office:value="42655.57" table:formula="of:=([.M551]*1.15)*0.1" table:style-name="ce497">
            <text:p><text:s/>42 655,57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50" table:style-name="ce618">
            <text:p>550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554"/>
          <table:table-cell office:value-type="string" table:style-name="ce494">
            <text:p>Netvořice</text:p>
          </table:table-cell>
          <table:table-cell office:value-type="string" table:style-name="ce430">
            <text:p>2xWB</text:p>
          </table:table-cell>
          <table:table-cell office:value-type="string" table:style-name="ce24">
            <text:p>C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482193" table:style-name="ce509">
            <text:p>482 193,00 Kč</text:p>
          </table:table-cell>
          <table:table-cell office:value-type="currency" office:value="596179" table:style-name="ce509">
            <text:p>596 179,00 Kč</text:p>
          </table:table-cell>
          <table:table-cell office:value-type="string" table:style-name="ce494">
            <text:p>ePoptávka</text:p>
          </table:table-cell>
          <table:table-cell office:value-type="string" table:style-name="ce494">
            <text:p>CN</text:p>
          </table:table-cell>
          <table:table-cell office:value-type="date" office:date-value="2022-10-14T00:00:00" table:style-name="ce207">
            <text:p>14.10.2022</text:p>
          </table:table-cell>
          <table:table-cell office:value-type="date" office:date-value="2022-10-14T00:00:00" table:style-name="ce207">
            <text:p>14.10.2022</text:p>
          </table:table-cell>
          <table:table-cell table:style-name="ce494"/>
          <table:table-cell office:value-type="date" office:date-value="2022-10-20T00:00:00" table:style-name="ce207">
            <text:p>20.10.2022</text:p>
          </table:table-cell>
          <table:table-cell table:number-columns-repeated="7" table:style-name="ce494"/>
          <table:table-cell office:value-type="currency" office:value="411363.50999999995" table:formula="of:=([.M552]*1.15)*0.6" table:style-name="ce497">
            <text:p><text:s/>411 363,51 Kč<text:s/></text:p>
          </table:table-cell>
          <table:table-cell table:number-columns-repeated="7" table:style-name="ce494"/>
          <table:table-cell office:value-type="currency" office:value="205681.75499999998" table:formula="of:=([.M552]*1.15)*0.3" table:style-name="ce299">
            <text:p><text:s/>205 681,76 Kč<text:s/></text:p>
          </table:table-cell>
          <table:table-cell table:number-columns-repeated="9" table:style-name="ce494"/>
          <table:table-cell office:value-type="currency" office:value="68560.585000000006" table:formula="of:=([.M552]*1.15)*0.1" table:style-name="ce497">
            <text:p><text:s/>68 560,59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51" table:style-name="ce618">
            <text:p>551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Brandýs nad Labem</text:p>
          </table:table-cell>
          <table:table-cell table:style-name="ce430"/>
          <table:table-cell office:value-type="string" table:style-name="ce24">
            <text:p>K</text:p>
          </table:table-cell>
          <table:table-cell table:style-name="ce430"/>
          <table:table-cell table:number-columns-repeated="3" table:style-name="ce494"/>
          <table:table-cell office:value-type="string" table:style-name="ce494">
            <text:p>ePoptávka</text:p>
          </table:table-cell>
          <table:table-cell office:value-type="string" table:style-name="ce494">
            <text:p>CN Solax</text:p>
          </table:table-cell>
          <table:table-cell office:value-type="date" office:date-value="2022-10-14T00:00:00" table:style-name="ce207">
            <text:p>14.10.2022</text:p>
          </table:table-cell>
          <table:table-cell office:value-type="date" office:date-value="2022-10-14T00:00:00" table:style-name="ce207">
            <text:p>14.10.2022</text:p>
          </table:table-cell>
          <table:table-cell table:number-columns-repeated="9" table:style-name="ce494"/>
          <table:table-cell office:value-type="currency" office:value="0" table:formula="of:=([.M553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53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53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52" table:style-name="ce618">
            <text:p>552</text:p>
          </table:table-cell>
          <table:table-cell office:value-type="string" table:style-name="ce494">
            <text:p>DŠ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Břeclav</text:p>
          </table:table-cell>
          <table:table-cell office:value-type="string" table:style-name="ce430">
            <text:p>PS</text:p>
          </table:table-cell>
          <table:table-cell office:value-type="string" table:style-name="ce24">
            <text:p>C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421877" table:style-name="ce509">
            <text:p>421 877,00 Kč</text:p>
          </table:table-cell>
          <table:table-cell office:value-type="currency" office:value="528413" table:style-name="ce509">
            <text:p>528 413,00 Kč</text:p>
          </table:table-cell>
          <table:table-cell office:value-type="string" table:style-name="ce494">
            <text:p>ePoptavky</text:p>
          </table:table-cell>
          <table:table-cell office:value-type="string" table:style-name="ce494">
            <text:p>volat v 48. týdnu</text:p>
          </table:table-cell>
          <table:table-cell office:value-type="date" office:date-value="2022-10-17T00:00:00" table:style-name="ce207">
            <text:p>17.10.2022</text:p>
          </table:table-cell>
          <table:table-cell office:value-type="date" office:date-value="2022-10-17T00:00:00" table:style-name="ce207">
            <text:p>17.10.2022</text:p>
          </table:table-cell>
          <table:table-cell table:style-name="ce494"/>
          <table:table-cell office:value-type="date" office:date-value="2022-10-19T00:00:00" table:style-name="ce207">
            <text:p>19.10.2022</text:p>
          </table:table-cell>
          <table:table-cell table:number-columns-repeated="7" table:style-name="ce494"/>
          <table:table-cell office:value-type="currency" office:value="364604.97" table:formula="of:=([.M554]*1.15)*0.6" table:style-name="ce497">
            <text:p><text:s/>364 604,97 Kč<text:s/></text:p>
          </table:table-cell>
          <table:table-cell table:number-columns-repeated="7" table:style-name="ce494"/>
          <table:table-cell office:value-type="currency" office:value="182302.48499999999" table:formula="of:=([.M554]*1.15)*0.3" table:style-name="ce299">
            <text:p><text:s/>182 302,49 Kč<text:s/></text:p>
          </table:table-cell>
          <table:table-cell table:number-columns-repeated="9" table:style-name="ce494"/>
          <table:table-cell office:value-type="currency" office:value="60767.494999999995" table:formula="of:=([.M554]*1.15)*0.1" table:style-name="ce497">
            <text:p><text:s/>60 767,50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53" table:style-name="ce618">
            <text:p>553</text:p>
          </table:table-cell>
          <table:table-cell office:value-type="string" table:style-name="ce494">
            <text:p>DŠ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Břeclav</text:p>
          </table:table-cell>
          <table:table-cell office:value-type="string" table:style-name="ce430">
            <text:p>PS</text:p>
          </table:table-cell>
          <table:table-cell office:value-type="string" table:style-name="ce24">
            <text:p>CN</text:p>
          </table:table-cell>
          <table:table-cell office:value-type="string" table:style-name="ce430">
            <text:p>5,52 kWp</text:p>
          </table:table-cell>
          <table:table-cell office:value-type="string" table:style-name="ce494">
            <text:p>DYNESS 10,65</text:p>
          </table:table-cell>
          <table:table-cell office:value-type="currency" office:value="348487" table:style-name="ce509">
            <text:p>348 487,00 Kč</text:p>
          </table:table-cell>
          <table:table-cell office:value-type="currency" office:value="433686" table:style-name="ce509">
            <text:p>433 686,00 Kč</text:p>
          </table:table-cell>
          <table:table-cell office:value-type="string" table:style-name="ce494">
            <text:p>ePoptávka</text:p>
          </table:table-cell>
          <table:table-cell office:value-type="string" table:style-name="ce494">
            <text:p>CN odeslána 19.10.2022, tel.:27.10., volat 45. týden</text:p>
          </table:table-cell>
          <table:table-cell office:value-type="date" office:date-value="2022-10-17T00:00:00" table:style-name="ce207">
            <text:p>17.10.2022</text:p>
          </table:table-cell>
          <table:table-cell office:value-type="date" office:date-value="2022-10-17T00:00:00" table:style-name="ce207">
            <text:p>17.10.2022</text:p>
          </table:table-cell>
          <table:table-cell table:style-name="ce494"/>
          <table:table-cell office:value-type="date" office:date-value="2022-10-19T00:00:00" table:style-name="ce207">
            <text:p>19.10.2022</text:p>
          </table:table-cell>
          <table:table-cell table:number-columns-repeated="7" table:style-name="ce494"/>
          <table:table-cell office:value-type="currency" office:value="299243.33999999997" table:formula="of:=([.M555]*1.15)*0.6" table:style-name="ce497">
            <text:p><text:s/>299 243,34 Kč<text:s/></text:p>
          </table:table-cell>
          <table:table-cell table:number-columns-repeated="7" table:style-name="ce494"/>
          <table:table-cell office:value-type="currency" office:value="149621.66999999998" table:formula="of:=([.M555]*1.15)*0.3" table:style-name="ce299">
            <text:p><text:s/>149 621,67 Kč<text:s/></text:p>
          </table:table-cell>
          <table:table-cell table:number-columns-repeated="9" table:style-name="ce494"/>
          <table:table-cell office:value-type="currency" office:value="49873.89" table:formula="of:=([.M555]*1.15)*0.1" table:style-name="ce497">
            <text:p><text:s/>49 873,89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1"/>
          <table:table-cell office:value-type="float" office:value="554" table:style-name="ce619">
            <text:p>554</text:p>
          </table:table-cell>
          <table:table-cell table:number-columns-repeated="2" table:style-name="ce556"/>
          <table:table-cell table:style-name="ce594"/>
          <table:table-cell table:style-name="ce556"/>
          <table:table-cell office:value-type="string" table:style-name="ce556">
            <text:p>Tetčice</text:p>
          </table:table-cell>
          <table:table-cell table:style-name="ce557"/>
          <table:table-cell office:value-type="string" table:style-name="ce558">
            <text:p>N</text:p>
          </table:table-cell>
          <table:table-cell table:style-name="ce557"/>
          <table:table-cell table:number-columns-repeated="3" table:style-name="ce556"/>
          <table:table-cell office:value-type="string" table:style-name="ce556">
            <text:p>ePoptávka</text:p>
          </table:table-cell>
          <table:table-cell office:value-type="string" table:style-name="ce556">
            <text:p>má už vyřešeno</text:p>
          </table:table-cell>
          <table:table-cell office:value-type="date" office:date-value="2022-10-17T00:00:00" table:style-name="ce559">
            <text:p>17.10.2022</text:p>
          </table:table-cell>
          <table:table-cell office:value-type="date" office:date-value="2022-10-18T00:00:00" table:style-name="ce559">
            <text:p>18.10.2022</text:p>
          </table:table-cell>
          <table:table-cell table:number-columns-repeated="9" table:style-name="ce556"/>
          <table:table-cell office:value-type="currency" office:value="0" table:formula="of:=([.M556]*1.15)*0.6" table:style-name="ce560">
            <text:p><text:s/>- <text:s text:c="2"/>Kč<text:s/></text:p>
          </table:table-cell>
          <table:table-cell table:number-columns-repeated="7" table:style-name="ce556"/>
          <table:table-cell office:value-type="currency" office:value="0" table:formula="of:=([.M556]*1.15)*0.3" table:style-name="ce561">
            <text:p><text:s/>- <text:s text:c="2"/>Kč<text:s/></text:p>
          </table:table-cell>
          <table:table-cell table:number-columns-repeated="9" table:style-name="ce556"/>
          <table:table-cell office:value-type="currency" office:value="0" table:formula="of:=([.M556]*1.15)*0.1" table:style-name="ce560">
            <text:p><text:s/>- <text:s text:c="2"/>Kč<text:s/></text:p>
          </table:table-cell>
          <table:table-cell table:number-columns-repeated="2" table:style-name="ce556"/>
          <table:table-cell table:number-columns-repeated="16337" table:style-name="ce555"/>
        </table:table-row>
        <table:table-row table:style-name="ro5">
          <table:table-cell table:style-name="ce47"/>
          <table:table-cell office:value-type="float" office:value="555" table:style-name="ce618">
            <text:p>555</text:p>
          </table:table-cell>
          <table:table-cell table:number-columns-repeated="2" table:style-name="ce494"/>
          <table:table-cell table:style-name="ce588"/>
          <table:table-cell table:style-name="ce494"/>
          <table:table-cell office:value-type="string" table:style-name="ce494">
            <text:p>Bartošovice</text:p>
          </table:table-cell>
          <table:table-cell table:style-name="ce430"/>
          <table:table-cell office:value-type="string" table:style-name="ce430">
            <text:p>N</text:p>
          </table:table-cell>
          <table:table-cell table:style-name="ce430"/>
          <table:table-cell table:number-columns-repeated="3" table:style-name="ce494"/>
          <table:table-cell office:value-type="string" table:style-name="ce494">
            <text:p>web</text:p>
          </table:table-cell>
          <table:table-cell office:value-type="string" table:style-name="ce494">
            <text:p>nemá zájem o FVE</text:p>
          </table:table-cell>
          <table:table-cell table:number-columns-repeated="11" table:style-name="ce494"/>
          <table:table-cell office:value-type="currency" office:value="0" table:formula="of:=([.M557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57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57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56" table:style-name="ce618">
            <text:p>556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Komárov</text:p>
          </table:table-cell>
          <table:table-cell office:value-type="string" table:style-name="ce430">
            <text:p>v jednání EM</text:p>
          </table:table-cell>
          <table:table-cell table:number-columns-repeated="2" table:style-name="ce430"/>
          <table:table-cell table:number-columns-repeated="3" table:style-name="ce494"/>
          <table:table-cell office:value-type="string" table:style-name="ce494">
            <text:p>Eda</text:p>
          </table:table-cell>
          <table:table-cell office:value-type="string" table:style-name="ce494">
            <text:p>novostavba - jedná s EM-FVE zrealizována</text:p>
          </table:table-cell>
          <table:table-cell table:number-columns-repeated="11" table:style-name="ce494"/>
          <table:table-cell office:value-type="currency" office:value="0" table:formula="of:=([.M558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58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58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57" table:style-name="ce618">
            <text:p>557</text:p>
          </table:table-cell>
          <table:table-cell office:value-type="string" table:style-name="ce494">
            <text:p>DŠ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Hrušky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5,52 kWp</text:p>
          </table:table-cell>
          <table:table-cell office:value-type="string" table:style-name="ce494">
            <text:p>DYNESS 10,65</text:p>
          </table:table-cell>
          <table:table-cell office:value-type="currency" office:value="342661" table:style-name="ce509">
            <text:p>342 661,00 Kč</text:p>
          </table:table-cell>
          <table:table-cell office:value-type="currency" office:value="425821" table:style-name="ce509">
            <text:p>425 821,00 Kč</text:p>
          </table:table-cell>
          <table:table-cell office:value-type="string" table:style-name="ce494">
            <text:p>ePoptávka</text:p>
          </table:table-cell>
          <table:table-cell office:value-type="string" table:style-name="ce494">
            <text:p>CN odeslána 19.10.2022, tel.:27.10., volat 45. týden</text:p>
          </table:table-cell>
          <table:table-cell office:value-type="date" office:date-value="2022-10-17T00:00:00" table:style-name="ce207">
            <text:p>17.10.2022</text:p>
          </table:table-cell>
          <table:table-cell office:value-type="date" office:date-value="2022-10-17T00:00:00" table:style-name="ce207">
            <text:p>17.10.2022</text:p>
          </table:table-cell>
          <table:table-cell table:style-name="ce494"/>
          <table:table-cell office:value-type="date" office:date-value="2022-10-19T00:00:00" table:style-name="ce207">
            <text:p>19.10.2022</text:p>
          </table:table-cell>
          <table:table-cell table:number-columns-repeated="7" table:style-name="ce494"/>
          <table:table-cell office:value-type="currency" office:value="293816.49" table:formula="of:=([.M559]*1.15)*0.6" table:style-name="ce497">
            <text:p><text:s/>293 816,49 Kč<text:s/></text:p>
          </table:table-cell>
          <table:table-cell table:number-columns-repeated="7" table:style-name="ce494"/>
          <table:table-cell office:value-type="currency" office:value="146908.245" table:formula="of:=([.M559]*1.15)*0.3" table:style-name="ce299">
            <text:p><text:s/>146 908,25 Kč<text:s/></text:p>
          </table:table-cell>
          <table:table-cell table:number-columns-repeated="9" table:style-name="ce494"/>
          <table:table-cell office:value-type="currency" office:value="48969.415000000001" table:formula="of:=([.M559]*1.15)*0.1" table:style-name="ce497">
            <text:p><text:s/>48 969,42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1"/>
          <table:table-cell office:value-type="float" office:value="558" table:style-name="ce618">
            <text:p>558</text:p>
          </table:table-cell>
          <table:table-cell table:number-columns-repeated="2" table:style-name="ce494"/>
          <table:table-cell table:style-name="ce588"/>
          <table:table-cell table:style-name="ce494"/>
          <table:table-cell office:value-type="string" table:style-name="ce494">
            <text:p>Němčice<text:s/></text:p>
          </table:table-cell>
          <table:table-cell table:style-name="ce430"/>
          <table:table-cell office:value-type="string" table:style-name="ce24">
            <text:p>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4,2</text:p>
          </table:table-cell>
          <table:table-cell office:value-type="currency" office:value="436136" table:style-name="ce509">
            <text:p>436 136,00 Kč</text:p>
          </table:table-cell>
          <table:table-cell office:value-type="currency" office:value="532702" table:style-name="ce509">
            <text:p>532 702,00 Kč</text:p>
          </table:table-cell>
          <table:table-cell office:value-type="string" table:style-name="ce494">
            <text:p>ePoptávka</text:p>
          </table:table-cell>
          <table:table-cell office:value-type="string" table:style-name="ce494">
            <text:p>konkurence</text:p>
          </table:table-cell>
          <table:table-cell office:value-type="date" office:date-value="2022-10-18T00:00:00" table:style-name="ce207">
            <text:p>18.10.2022</text:p>
          </table:table-cell>
          <table:table-cell office:value-type="date" office:date-value="2022-10-18T00:00:00" table:style-name="ce207">
            <text:p>18.10.2022</text:p>
          </table:table-cell>
          <table:table-cell table:style-name="ce494"/>
          <table:table-cell office:value-type="date" office:date-value="2022-10-27T00:00:00" table:style-name="ce207">
            <text:p>27.10.2022</text:p>
          </table:table-cell>
          <table:table-cell table:number-columns-repeated="7" table:style-name="ce494"/>
          <table:table-cell office:value-type="currency" office:value="367564.37999999995" table:formula="of:=([.M560]*1.15)*0.6" table:style-name="ce497">
            <text:p><text:s/>367 564,38 Kč<text:s/></text:p>
          </table:table-cell>
          <table:table-cell table:number-columns-repeated="7" table:style-name="ce494"/>
          <table:table-cell office:value-type="currency" office:value="183782.18999999997" table:formula="of:=([.M560]*1.15)*0.3" table:style-name="ce299">
            <text:p><text:s/>183 782,19 Kč<text:s/></text:p>
          </table:table-cell>
          <table:table-cell table:number-columns-repeated="9" table:style-name="ce494"/>
          <table:table-cell office:value-type="currency" office:value="61260.729999999996" table:formula="of:=([.M560]*1.15)*0.1" table:style-name="ce497">
            <text:p><text:s/>61 260,73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59" table:style-name="ce618">
            <text:p>559</text:p>
          </table:table-cell>
          <table:table-cell table:number-columns-repeated="2" table:style-name="ce494"/>
          <table:table-cell table:style-name="ce588"/>
          <table:table-cell table:style-name="ce494"/>
          <table:table-cell office:value-type="string" table:style-name="ce494">
            <text:p>Přerov IX - Lýsky</text:p>
          </table:table-cell>
          <table:table-cell table:style-name="ce430"/>
          <table:table-cell office:value-type="string" table:style-name="ce430">
            <text:p>N</text:p>
          </table:table-cell>
          <table:table-cell table:style-name="ce430"/>
          <table:table-cell table:number-columns-repeated="3" table:style-name="ce494"/>
          <table:table-cell office:value-type="string" table:style-name="ce494">
            <text:p>ePoptávka</text:p>
          </table:table-cell>
          <table:table-cell office:value-type="string" table:style-name="ce494">
            <text:p>nebere telefon</text:p>
          </table:table-cell>
          <table:table-cell office:value-type="date" office:date-value="2022-10-18T00:00:00" table:style-name="ce207">
            <text:p>18.10.2022</text:p>
          </table:table-cell>
          <table:table-cell office:value-type="date" office:date-value="2022-10-18T00:00:00" table:style-name="ce207">
            <text:p>18.10.2022</text:p>
          </table:table-cell>
          <table:table-cell table:number-columns-repeated="9" table:style-name="ce494"/>
          <table:table-cell office:value-type="currency" office:value="0" table:formula="of:=([.M561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61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61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60" table:style-name="ce618">
            <text:p>560</text:p>
          </table:table-cell>
          <table:table-cell table:number-columns-repeated="2" table:style-name="ce494"/>
          <table:table-cell table:style-name="ce588"/>
          <table:table-cell table:style-name="ce494"/>
          <table:table-cell office:value-type="string" table:style-name="ce494">
            <text:p>Pstruží</text:p>
          </table:table-cell>
          <table:table-cell office:value-type="string" table:style-name="ce430">
            <text:p>PS,TČ</text:p>
          </table:table-cell>
          <table:table-cell office:value-type="string" table:style-name="ce24">
            <text:p>O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414296" table:style-name="ce509">
            <text:p>414 296,00 Kč</text:p>
          </table:table-cell>
          <table:table-cell office:value-type="currency" office:value="512442" table:style-name="ce509">
            <text:p>512 442,00 Kč</text:p>
          </table:table-cell>
          <table:table-cell office:value-type="string" table:style-name="ce494">
            <text:p>ePoptávka</text:p>
          </table:table-cell>
          <table:table-cell office:value-type="string" table:style-name="ce494">
            <text:p>informativní CN-zatím nechce relizovat</text:p>
          </table:table-cell>
          <table:table-cell office:value-type="date" office:date-value="2022-10-18T00:00:00" table:style-name="ce207">
            <text:p>18.10.2022</text:p>
          </table:table-cell>
          <table:table-cell office:value-type="date" office:date-value="2022-10-18T00:00:00" table:style-name="ce207">
            <text:p>18.10.2022</text:p>
          </table:table-cell>
          <table:table-cell table:style-name="ce494"/>
          <table:table-cell office:value-type="date" office:date-value="2022-11-23T00:00:00" table:style-name="ce207">
            <text:p>23.11.2022</text:p>
          </table:table-cell>
          <table:table-cell table:number-columns-repeated="7" table:style-name="ce494"/>
          <table:table-cell office:value-type="currency" office:value="353584.97999999992" table:formula="of:=([.M562]*1.15)*0.6" table:style-name="ce497">
            <text:p><text:s/>353 584,98 Kč<text:s/></text:p>
          </table:table-cell>
          <table:table-cell table:number-columns-repeated="7" table:style-name="ce494"/>
          <table:table-cell office:value-type="currency" office:value="176792.48999999996" table:formula="of:=([.M562]*1.15)*0.3" table:style-name="ce299">
            <text:p><text:s/>176 792,49 Kč<text:s/></text:p>
          </table:table-cell>
          <table:table-cell table:number-columns-repeated="9" table:style-name="ce494"/>
          <table:table-cell office:value-type="currency" office:value="58930.829999999994" table:formula="of:=([.M562]*1.15)*0.1" table:style-name="ce497">
            <text:p><text:s/>58 930,83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74"/>
          <table:table-cell office:value-type="float" office:value="561" table:style-name="ce618">
            <text:p>561</text:p>
          </table:table-cell>
          <table:table-cell office:value-type="string" table:style-name="ce494">
            <text:p>DŠ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Šardice</text:p>
          </table:table-cell>
          <table:table-cell table:style-name="ce494"/>
          <table:table-cell office:value-type="string" table:style-name="ce24">
            <text:p>D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396794" table:style-name="ce509">
            <text:p>396 794,00 Kč</text:p>
          </table:table-cell>
          <table:table-cell office:value-type="currency" office:value="494552" table:style-name="ce509">
            <text:p>494 552,00 Kč</text:p>
          </table:table-cell>
          <table:table-cell office:value-type="string" table:style-name="ce494">
            <text:p>Radim Pechura</text:p>
          </table:table-cell>
          <table:table-cell office:value-type="string" table:style-name="ce494">
            <text:p>čeká na koaudaci, chce materiál, řeší vedení</text:p>
          </table:table-cell>
          <table:table-cell office:value-type="date" office:date-value="2022-10-18T00:00:00" table:style-name="ce207">
            <text:p>18.10.2022</text:p>
          </table:table-cell>
          <table:table-cell office:value-type="date" office:date-value="2022-10-18T00:00:00" table:style-name="ce207">
            <text:p>18.10.2022</text:p>
          </table:table-cell>
          <table:table-cell table:style-name="ce494"/>
          <table:table-cell office:value-type="date" office:date-value="2022-10-19T00:00:00" table:style-name="ce207">
            <text:p>19.10.2022</text:p>
          </table:table-cell>
          <table:table-cell table:number-columns-repeated="3" table:style-name="ce494"/>
          <table:table-cell office:value-type="date" office:date-value="2022-10-24T00:00:00" table:style-name="ce207">
            <text:p>24.10.2022</text:p>
          </table:table-cell>
          <table:table-cell office:value-type="float" office:value="923624" table:style-name="ce496">
            <text:p>923624</text:p>
          </table:table-cell>
          <table:table-cell table:number-columns-repeated="2" table:style-name="ce494"/>
          <table:table-cell office:value-type="currency" office:value="341240.87999999995" table:formula="of:=([.M563]*1.15)*0.6" table:style-name="ce497">
            <text:p><text:s/>341 240,88 Kč<text:s/></text:p>
          </table:table-cell>
          <table:table-cell table:number-columns-repeated="7" table:style-name="ce494"/>
          <table:table-cell office:value-type="currency" office:value="170620.43999999997" table:formula="of:=([.M563]*1.15)*0.3" table:style-name="ce299">
            <text:p><text:s/>170 620,44 Kč<text:s/></text:p>
          </table:table-cell>
          <table:table-cell table:number-columns-repeated="9" table:style-name="ce494"/>
          <table:table-cell office:value-type="currency" office:value="56873.479999999996" table:formula="of:=([.M563]*1.15)*0.1" table:style-name="ce497">
            <text:p><text:s/>56 873,48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62" table:style-name="ce618">
            <text:p>562</text:p>
          </table:table-cell>
          <table:table-cell office:value-type="string" table:style-name="ce494">
            <text:p>JG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Frenštát pod Radhoštěm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5,52 kWp</text:p>
          </table:table-cell>
          <table:table-cell office:value-type="string" table:style-name="ce494">
            <text:p>Pylontech H2</text:p>
          </table:table-cell>
          <table:table-cell office:value-type="currency" office:value="325991" table:style-name="ce509">
            <text:p>325 991,00 Kč</text:p>
          </table:table-cell>
          <table:table-cell office:value-type="currency" office:value="407917" table:style-name="ce509">
            <text:p>407 917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 odesl.24.10.</text:p>
          </table:table-cell>
          <table:table-cell office:value-type="date" office:date-value="2022-10-19T00:00:00" table:style-name="ce207">
            <text:p>19.10.2022</text:p>
          </table:table-cell>
          <table:table-cell office:value-type="date" office:date-value="2022-10-19T00:00:00" table:style-name="ce207">
            <text:p>19.10.2022</text:p>
          </table:table-cell>
          <table:table-cell office:value-type="string" table:style-name="ce494">
            <text:p><text:s/></text:p>
          </table:table-cell>
          <table:table-cell office:value-type="date" office:date-value="2022-10-24T00:00:00" table:style-name="ce207">
            <text:p>24.10.2022</text:p>
          </table:table-cell>
          <table:table-cell table:number-columns-repeated="7" table:style-name="ce494"/>
          <table:table-cell office:value-type="currency" office:value="281462.73" table:formula="of:=([.M564]*1.15)*0.6" table:style-name="ce497">
            <text:p><text:s/>281 462,73 Kč<text:s/></text:p>
          </table:table-cell>
          <table:table-cell table:number-columns-repeated="7" table:style-name="ce494"/>
          <table:table-cell office:value-type="currency" office:value="140731.36499999999" table:formula="of:=([.M564]*1.15)*0.3" table:style-name="ce299">
            <text:p><text:s/>140 731,37 Kč<text:s/></text:p>
          </table:table-cell>
          <table:table-cell table:number-columns-repeated="9" table:style-name="ce494"/>
          <table:table-cell office:value-type="currency" office:value="46910.455000000002" table:formula="of:=([.M564]*1.15)*0.1" table:style-name="ce497">
            <text:p><text:s/>46 910,46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63" table:style-name="ce618">
            <text:p>563</text:p>
          </table:table-cell>
          <table:table-cell office:value-type="string" table:style-name="ce515">
            <text:p>JG</text:p>
          </table:table-cell>
          <table:table-cell table:style-name="ce515"/>
          <table:table-cell table:style-name="ce589"/>
          <table:table-cell table:style-name="ce515"/>
          <table:table-cell office:value-type="string" table:style-name="ce515">
            <text:p>Hrušky</text:p>
          </table:table-cell>
          <table:table-cell table:style-name="ce515"/>
          <table:table-cell office:value-type="string" table:style-name="ce512">
            <text:p>O</text:p>
          </table:table-cell>
          <table:table-cell table:style-name="ce512"/>
          <table:table-cell table:number-columns-repeated="3" table:style-name="ce515"/>
          <table:table-cell office:value-type="string" table:style-name="ce515">
            <text:p>web</text:p>
          </table:table-cell>
          <table:table-cell office:value-type="string" table:style-name="ce515">
            <text:p>ozve se příští rok na jaře, po rekonstrukci sítí</text:p>
          </table:table-cell>
          <table:table-cell office:value-type="date" office:date-value="2022-10-19T00:00:00" table:style-name="ce207">
            <text:p>19.10.2022</text:p>
          </table:table-cell>
          <table:table-cell office:value-type="date" office:date-value="2022-10-19T00:00:00" table:style-name="ce207">
            <text:p>19.10.2022</text:p>
          </table:table-cell>
          <table:table-cell table:number-columns-repeated="9" table:style-name="ce494"/>
          <table:table-cell office:value-type="currency" office:value="0" table:formula="of:=([.M565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65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65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64" table:style-name="ce618">
            <text:p>564</text:p>
          </table:table-cell>
          <table:table-cell office:value-type="string" table:style-name="ce494">
            <text:p>JG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Písečná</text:p>
          </table:table-cell>
          <table:table-cell office:value-type="string" table:style-name="ce494">
            <text:p>WB</text:p>
          </table:table-cell>
          <table:table-cell office:value-type="string" table:style-name="ce24">
            <text:p>CN</text:p>
          </table:table-cell>
          <table:table-cell office:value-type="string" table:style-name="ce430">
            <text:p>5,52 kWp</text:p>
          </table:table-cell>
          <table:table-cell office:value-type="string" table:style-name="ce494">
            <text:p>Pylontech H2</text:p>
          </table:table-cell>
          <table:table-cell office:value-type="currency" office:value="344233" table:style-name="ce509">
            <text:p>344 233,00 Kč</text:p>
          </table:table-cell>
          <table:table-cell office:value-type="currency" office:value="430788" table:style-name="ce509">
            <text:p>430 788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 odesl. 21.10.2022</text:p>
          </table:table-cell>
          <table:table-cell office:value-type="date" office:date-value="2022-10-20T00:00:00" table:style-name="ce207">
            <text:p>20.10.2022</text:p>
          </table:table-cell>
          <table:table-cell office:value-type="date" office:date-value="2022-10-20T00:00:00" table:style-name="ce207">
            <text:p>20.10.2022</text:p>
          </table:table-cell>
          <table:table-cell table:style-name="ce494"/>
          <table:table-cell office:value-type="date" office:date-value="2022-10-21T00:00:00" table:style-name="ce207">
            <text:p>21.10.2022</text:p>
          </table:table-cell>
          <table:table-cell table:number-columns-repeated="7" table:style-name="ce494"/>
          <table:table-cell office:value-type="currency" office:value="297243.71999999997" table:formula="of:=([.M566]*1.15)*0.6" table:style-name="ce497">
            <text:p><text:s/>297 243,72 Kč<text:s/></text:p>
          </table:table-cell>
          <table:table-cell table:number-columns-repeated="7" table:style-name="ce494"/>
          <table:table-cell office:value-type="currency" office:value="148621.85999999999" table:formula="of:=([.M566]*1.15)*0.3" table:style-name="ce299">
            <text:p><text:s/>148 621,86 Kč<text:s/></text:p>
          </table:table-cell>
          <table:table-cell table:number-columns-repeated="9" table:style-name="ce494"/>
          <table:table-cell office:value-type="currency" office:value="49540.619999999995" table:formula="of:=([.M566]*1.15)*0.1" table:style-name="ce497">
            <text:p><text:s/>49 540,62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65" table:style-name="ce618">
            <text:p>565</text:p>
          </table:table-cell>
          <table:table-cell office:value-type="string" table:style-name="ce503">
            <text:p>JG</text:p>
          </table:table-cell>
          <table:table-cell table:style-name="ce503"/>
          <table:table-cell table:style-name="ce590"/>
          <table:table-cell table:style-name="ce503"/>
          <table:table-cell office:value-type="string" table:style-name="ce503">
            <text:p>Doubravčice</text:p>
          </table:table-cell>
          <table:table-cell table:number-columns-repeated="2" table:style-name="ce503"/>
          <table:table-cell table:style-name="ce499"/>
          <table:table-cell table:number-columns-repeated="3" table:style-name="ce503"/>
          <table:table-cell office:value-type="string" table:style-name="ce503">
            <text:p>ePoptávky</text:p>
          </table:table-cell>
          <table:table-cell office:value-type="string" table:style-name="ce503">
            <text:p>už nechce ani nabídku, má jich moc</text:p>
          </table:table-cell>
          <table:table-cell office:value-type="date" office:date-value="2022-10-20T00:00:00" table:style-name="ce207">
            <text:p>20.10.2022</text:p>
          </table:table-cell>
          <table:table-cell office:value-type="date" office:date-value="2022-10-20T00:00:00" table:style-name="ce207">
            <text:p>20.10.2022</text:p>
          </table:table-cell>
          <table:table-cell table:number-columns-repeated="9" table:style-name="ce494"/>
          <table:table-cell office:value-type="currency" office:value="0" table:formula="of:=([.M567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67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67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66" table:style-name="ce618">
            <text:p>566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Čejkovice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6,44 kWp</text:p>
          </table:table-cell>
          <table:table-cell office:value-type="string" table:style-name="ce494">
            <text:p>DYNESS 10,65</text:p>
          </table:table-cell>
          <table:table-cell office:value-type="currency" office:value="355972" table:style-name="ce509">
            <text:p>355 972,00 Kč</text:p>
          </table:table-cell>
          <table:table-cell office:value-type="currency" office:value="442223" table:style-name="ce509">
            <text:p>442 223,00 Kč</text:p>
          </table:table-cell>
          <table:table-cell office:value-type="string" table:style-name="ce494">
            <text:p>Eda<text:s/></text:p>
          </table:table-cell>
          <table:table-cell office:value-type="string" table:style-name="ce494">
            <text:p>2. CN na obě strany domu</text:p>
          </table:table-cell>
          <table:table-cell office:value-type="date" office:date-value="2022-10-20T00:00:00" table:style-name="ce207">
            <text:p>20.10.2022</text:p>
          </table:table-cell>
          <table:table-cell office:value-type="date" office:date-value="2022-10-20T00:00:00" table:style-name="ce207">
            <text:p>20.10.2022</text:p>
          </table:table-cell>
          <table:table-cell table:style-name="ce494"/>
          <table:table-cell office:value-type="date" office:date-value="2022-11-08T00:00:00" table:style-name="ce207">
            <text:p>08.11.2022</text:p>
          </table:table-cell>
          <table:table-cell table:number-columns-repeated="7" table:style-name="ce494"/>
          <table:table-cell office:value-type="currency" office:value="305133.86999999994" table:formula="of:=([.M568]*1.15)*0.6" table:style-name="ce497">
            <text:p><text:s/>305 133,87 Kč<text:s/></text:p>
          </table:table-cell>
          <table:table-cell table:number-columns-repeated="7" table:style-name="ce494"/>
          <table:table-cell office:value-type="currency" office:value="152566.93499999997" table:formula="of:=([.M568]*1.15)*0.3" table:style-name="ce299">
            <text:p><text:s/>152 566,94 Kč<text:s/></text:p>
          </table:table-cell>
          <table:table-cell table:number-columns-repeated="9" table:style-name="ce494"/>
          <table:table-cell office:value-type="currency" office:value="50855.644999999997" table:formula="of:=([.M568]*1.15)*0.1" table:style-name="ce497">
            <text:p><text:s/>50 855,65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67" table:style-name="ce618">
            <text:p>567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Koryčany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+ SOLAX</text:p>
          </table:table-cell>
          <table:table-cell office:value-type="currency" office:value="383281" table:style-name="ce509">
            <text:p>383 281,00 Kč</text:p>
          </table:table-cell>
          <table:table-cell office:value-type="currency" office:value="470993" table:style-name="ce509">
            <text:p>470 993,00 Kč</text:p>
          </table:table-cell>
          <table:table-cell office:value-type="string" table:style-name="ce494">
            <text:p>tel</text:p>
          </table:table-cell>
          <table:table-cell office:value-type="string" table:style-name="ce494">
            <text:p>má zájem ,žádost o TO - 24.11.2022, má vlastní eg.d</text:p>
          </table:table-cell>
          <table:table-cell office:value-type="date" office:date-value="2022-10-21T00:00:00" table:style-name="ce207">
            <text:p>21.10.2022</text:p>
          </table:table-cell>
          <table:table-cell office:value-type="date" office:date-value="2022-10-21T00:00:00" table:style-name="ce207">
            <text:p>21.10.2022</text:p>
          </table:table-cell>
          <table:table-cell table:style-name="ce494"/>
          <table:table-cell office:value-type="date" office:date-value="2022-11-02T00:00:00" table:style-name="ce207">
            <text:p>02.11.2022</text:p>
          </table:table-cell>
          <table:table-cell table:number-columns-repeated="7" table:style-name="ce494"/>
          <table:table-cell office:value-type="currency" office:value="324985.17" table:formula="of:=([.M569]*1.15)*0.6" table:style-name="ce497">
            <text:p><text:s/>324 985,17 Kč<text:s/></text:p>
          </table:table-cell>
          <table:table-cell table:number-columns-repeated="7" table:style-name="ce494"/>
          <table:table-cell office:value-type="currency" office:value="162492.58499999999" table:formula="of:=([.M569]*1.15)*0.3" table:style-name="ce299">
            <text:p><text:s/>162 492,59 Kč<text:s/></text:p>
          </table:table-cell>
          <table:table-cell table:number-columns-repeated="9" table:style-name="ce494"/>
          <table:table-cell office:value-type="currency" office:value="54164.195" table:formula="of:=([.M569]*1.15)*0.1" table:style-name="ce497">
            <text:p><text:s/>54 164,20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68" table:style-name="ce618">
            <text:p>568</text:p>
          </table:table-cell>
          <table:table-cell table:number-columns-repeated="2" table:style-name="ce503"/>
          <table:table-cell table:style-name="ce590"/>
          <table:table-cell table:style-name="ce503"/>
          <table:table-cell office:value-type="string" table:style-name="ce503">
            <text:p>Ratíškovice</text:p>
          </table:table-cell>
          <table:table-cell table:style-name="ce503"/>
          <table:table-cell office:value-type="string" table:style-name="ce330">
            <text:p>N</text:p>
          </table:table-cell>
          <table:table-cell table:style-name="ce499"/>
          <table:table-cell table:number-columns-repeated="3" table:style-name="ce503"/>
          <table:table-cell office:value-type="string" table:style-name="ce503">
            <text:p>Daňhel</text:p>
          </table:table-cell>
          <table:table-cell office:value-type="string" table:style-name="ce503">
            <text:p>nechce</text:p>
          </table:table-cell>
          <table:table-cell office:value-type="date" office:date-value="2022-10-21T00:00:00" table:style-name="ce207">
            <text:p>21.10.2022</text:p>
          </table:table-cell>
          <table:table-cell table:number-columns-repeated="10" table:style-name="ce494"/>
          <table:table-cell office:value-type="currency" office:value="0" table:formula="of:=([.M570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70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70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69" table:style-name="ce618">
            <text:p>569</text:p>
          </table:table-cell>
          <table:table-cell office:value-type="string" table:style-name="ce494">
            <text:p>JG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Mosty u Jablůnkova</text:p>
          </table:table-cell>
          <table:table-cell office:value-type="string" table:style-name="ce430">
            <text:p>WB, TČ</text:p>
          </table:table-cell>
          <table:table-cell office:value-type="string" table:style-name="ce24">
            <text:p>C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439561" table:style-name="ce509">
            <text:p>439 561,00 Kč</text:p>
          </table:table-cell>
          <table:table-cell office:value-type="currency" office:value="549966" table:style-name="ce509">
            <text:p>549 966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odesl. CN 24.10.2022</text:p>
          </table:table-cell>
          <table:table-cell office:value-type="date" office:date-value="2022-10-24T00:00:00" table:style-name="ce207">
            <text:p>24.10.2022</text:p>
          </table:table-cell>
          <table:table-cell office:value-type="date" office:date-value="2022-10-24T00:00:00" table:style-name="ce207">
            <text:p>24.10.2022</text:p>
          </table:table-cell>
          <table:table-cell table:number-columns-repeated="9" table:style-name="ce494"/>
          <table:table-cell office:value-type="currency" office:value="379476.53999999992" table:formula="of:=([.M571]*1.15)*0.6" table:style-name="ce497">
            <text:p><text:s/>379 476,54 Kč<text:s/></text:p>
          </table:table-cell>
          <table:table-cell table:number-columns-repeated="7" table:style-name="ce494"/>
          <table:table-cell office:value-type="currency" office:value="189738.26999999996" table:formula="of:=([.M571]*1.15)*0.3" table:style-name="ce299">
            <text:p><text:s/>189 738,27 Kč<text:s/></text:p>
          </table:table-cell>
          <table:table-cell table:number-columns-repeated="9" table:style-name="ce494"/>
          <table:table-cell office:value-type="currency" office:value="63246.09" table:formula="of:=([.M571]*1.15)*0.1" table:style-name="ce497">
            <text:p><text:s/>63 246,09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70" table:style-name="ce618">
            <text:p>570</text:p>
          </table:table-cell>
          <table:table-cell office:value-type="string" table:style-name="ce494">
            <text:p>JH, JG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Kunovice</text:p>
          </table:table-cell>
          <table:table-cell table:style-name="ce494"/>
          <table:table-cell office:value-type="string" table:style-name="ce24">
            <text:p>CN</text:p>
          </table:table-cell>
          <table:table-cell table:style-name="ce430"/>
          <table:table-cell table:number-columns-repeated="3" table:style-name="ce494"/>
          <table:table-cell office:value-type="string" table:style-name="ce494">
            <text:p>web</text:p>
          </table:table-cell>
          <table:table-cell office:value-type="string" table:style-name="ce494">
            <text:p>CN odesl. JH, vybírá</text:p>
          </table:table-cell>
          <table:table-cell office:value-type="date" office:date-value="2022-10-24T00:00:00" table:style-name="ce207">
            <text:p>24.10.2022</text:p>
          </table:table-cell>
          <table:table-cell table:number-columns-repeated="10" table:style-name="ce494"/>
          <table:table-cell office:value-type="currency" office:value="0" table:formula="of:=([.M572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72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72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71" table:style-name="ce618">
            <text:p>571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Vacenovice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7,36 kWp</text:p>
          </table:table-cell>
          <table:table-cell office:value-type="string" table:style-name="ce494">
            <text:p>DYNESS 10,65</text:p>
          </table:table-cell>
          <table:table-cell office:value-type="currency" office:value="365022" table:style-name="ce509">
            <text:p>365 022,00 Kč</text:p>
          </table:table-cell>
          <table:table-cell office:value-type="currency" office:value="453664" table:style-name="ce509">
            <text:p>453 664,00 Kč</text:p>
          </table:table-cell>
          <table:table-cell office:value-type="string" table:style-name="ce494">
            <text:p>Doskočil</text:p>
          </table:table-cell>
          <table:table-cell office:value-type="string" table:style-name="ce494">
            <text:p>CN-22.11.2022 tel.urg.,čeká další nabídky</text:p>
          </table:table-cell>
          <table:table-cell office:value-type="date" office:date-value="2022-10-24T00:00:00" table:style-name="ce207">
            <text:p>24.10.2022</text:p>
          </table:table-cell>
          <table:table-cell office:value-type="date" office:date-value="2022-11-27T00:00:00" table:style-name="ce207">
            <text:p>27.11.2022</text:p>
          </table:table-cell>
          <table:table-cell table:style-name="ce494"/>
          <table:table-cell office:value-type="date" office:date-value="2022-11-10T00:00:00" table:style-name="ce207">
            <text:p>10.11.2022</text:p>
          </table:table-cell>
          <table:table-cell table:number-columns-repeated="7" table:style-name="ce494"/>
          <table:table-cell office:value-type="currency" office:value="313028.15999999997" table:formula="of:=([.M573]*1.15)*0.6" table:style-name="ce497">
            <text:p><text:s/>313 028,16 Kč<text:s/></text:p>
          </table:table-cell>
          <table:table-cell table:number-columns-repeated="7" table:style-name="ce494"/>
          <table:table-cell office:value-type="currency" office:value="156514.07999999999" table:formula="of:=([.M573]*1.15)*0.3" table:style-name="ce299">
            <text:p><text:s/>156 514,08 Kč<text:s/></text:p>
          </table:table-cell>
          <table:table-cell table:number-columns-repeated="9" table:style-name="ce494"/>
          <table:table-cell office:value-type="currency" office:value="52171.360000000001" table:formula="of:=([.M573]*1.15)*0.1" table:style-name="ce497">
            <text:p><text:s/>52 171,36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72" table:style-name="ce618">
            <text:p>572</text:p>
          </table:table-cell>
          <table:table-cell table:number-columns-repeated="2" table:style-name="ce494"/>
          <table:table-cell table:style-name="ce588"/>
          <table:table-cell table:style-name="ce494"/>
          <table:table-cell office:value-type="string" table:style-name="ce494">
            <text:p>Kyjov</text:p>
          </table:table-cell>
          <table:table-cell table:style-name="ce494"/>
          <table:table-cell office:value-type="string" table:style-name="ce24">
            <text:p>O</text:p>
          </table:table-cell>
          <table:table-cell table:style-name="ce430"/>
          <table:table-cell table:number-columns-repeated="3" table:style-name="ce494"/>
          <table:table-cell office:value-type="string" table:style-name="ce494">
            <text:p>Hrabec - Kapitol</text:p>
          </table:table-cell>
          <table:table-cell office:value-type="string" table:style-name="ce494">
            <text:p>Zaslán e-mail s vysvětlením, že nelze stavající FVE rozšířit o nové panely-má kontaktovat Michnu.</text:p>
          </table:table-cell>
          <table:table-cell office:value-type="date" office:date-value="2022-10-25T00:00:00" table:style-name="ce207">
            <text:p>25.10.2022</text:p>
          </table:table-cell>
          <table:table-cell office:value-type="date" office:date-value="2022-10-25T00:00:00" table:style-name="ce207">
            <text:p>25.10.2022</text:p>
          </table:table-cell>
          <table:table-cell table:number-columns-repeated="9" table:style-name="ce494"/>
          <table:table-cell office:value-type="currency" office:value="0" table:formula="of:=([.M574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74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74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73" table:style-name="ce618">
            <text:p>573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Šardice</text:p>
          </table:table-cell>
          <table:table-cell table:style-name="ce494"/>
          <table:table-cell office:value-type="string" table:style-name="ce430">
            <text:p>SoD + D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394830" table:style-name="ce509">
            <text:p>394 830,00 Kč</text:p>
          </table:table-cell>
          <table:table-cell office:value-type="currency" office:value="491900" table:style-name="ce509">
            <text:p>491 900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příprava SoD + distribuce 21.11.2022</text:p>
          </table:table-cell>
          <table:table-cell office:value-type="date" office:date-value="2022-10-25T00:00:00" table:style-name="ce207">
            <text:p>25.10.2022</text:p>
          </table:table-cell>
          <table:table-cell office:value-type="date" office:date-value="2022-10-26T00:00:00" table:style-name="ce207">
            <text:p>26.10.2022</text:p>
          </table:table-cell>
          <table:table-cell table:style-name="ce494"/>
          <table:table-cell office:value-type="date" office:date-value="2022-11-03T00:00:00" table:style-name="ce207">
            <text:p>03.11.2022</text:p>
          </table:table-cell>
          <table:table-cell office:value-type="date" office:date-value="2022-11-16T00:00:00" table:style-name="ce207">
            <text:p>16.11.2022</text:p>
          </table:table-cell>
          <table:table-cell table:number-columns-repeated="2" table:style-name="ce494"/>
          <table:table-cell office:value-type="date" office:date-value="2022-11-21T00:00:00" table:style-name="ce207">
            <text:p>21.11.2022</text:p>
          </table:table-cell>
          <table:table-cell office:value-type="float" office:value="965810" table:style-name="ce496">
            <text:p>965810</text:p>
          </table:table-cell>
          <table:table-cell table:number-columns-repeated="2" table:style-name="ce494"/>
          <table:table-cell office:value-type="currency" office:value="339411" table:formula="of:=([.M575]*1.15)*0.6" table:style-name="ce497">
            <text:p><text:s/>339 411,00 Kč<text:s/></text:p>
          </table:table-cell>
          <table:table-cell table:number-columns-repeated="7" table:style-name="ce494"/>
          <table:table-cell office:value-type="currency" office:value="169705.5" table:formula="of:=([.M575]*1.15)*0.3" table:style-name="ce299">
            <text:p><text:s/>169 705,50 Kč<text:s/></text:p>
          </table:table-cell>
          <table:table-cell table:number-columns-repeated="9" table:style-name="ce494"/>
          <table:table-cell office:value-type="currency" office:value="56568.5" table:formula="of:=([.M575]*1.15)*0.1" table:style-name="ce497">
            <text:p><text:s/>56 568,50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74" table:style-name="ce618">
            <text:p>574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Ratiškovice</text:p>
          </table:table-cell>
          <table:table-cell table:style-name="ce494"/>
          <table:table-cell office:value-type="string" table:style-name="ce430">
            <text:p>C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280769" table:style-name="ce509">
            <text:p>280 769,00 Kč</text:p>
          </table:table-cell>
          <table:table-cell office:value-type="currency" office:value="354141" table:style-name="ce509">
            <text:p>354 141,00 Kč</text:p>
          </table:table-cell>
          <table:table-cell office:value-type="string" table:style-name="ce494">
            <text:p>Drahoš</text:p>
          </table:table-cell>
          <table:table-cell office:value-type="string" table:style-name="ce494">
            <text:p>CN bez baterií-ove se do 25.11.2022</text:p>
          </table:table-cell>
          <table:table-cell office:value-type="date" office:date-value="2022-10-25T00:00:00" table:style-name="ce207">
            <text:p>25.10.2022</text:p>
          </table:table-cell>
          <table:table-cell office:value-type="date" office:date-value="2022-11-04T00:00:00" table:style-name="ce207">
            <text:p>04.11.2022</text:p>
          </table:table-cell>
          <table:table-cell table:style-name="ce494"/>
          <table:table-cell office:value-type="date" office:date-value="2022-11-07T00:00:00" table:style-name="ce207">
            <text:p>07.11.2022</text:p>
          </table:table-cell>
          <table:table-cell table:number-columns-repeated="7" table:style-name="ce494"/>
          <table:table-cell office:value-type="currency" office:value="244357.28999999998" table:formula="of:=([.M576]*1.15)*0.6" table:style-name="ce497">
            <text:p><text:s/>244 357,29 Kč<text:s/></text:p>
          </table:table-cell>
          <table:table-cell table:number-columns-repeated="7" table:style-name="ce494"/>
          <table:table-cell office:value-type="currency" office:value="122178.64499999999" table:formula="of:=([.M576]*1.15)*0.3" table:style-name="ce299">
            <text:p><text:s/>122 178,65 Kč<text:s/></text:p>
          </table:table-cell>
          <table:table-cell table:number-columns-repeated="9" table:style-name="ce494"/>
          <table:table-cell office:value-type="currency" office:value="40726.214999999997" table:formula="of:=([.M576]*1.15)*0.1" table:style-name="ce497">
            <text:p><text:s/>40 726,22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550"/>
          <table:table-cell office:value-type="float" office:value="575" table:style-name="ce617">
            <text:p>575</text:p>
          </table:table-cell>
          <table:table-cell table:number-columns-repeated="2" table:style-name="ce521"/>
          <table:table-cell table:style-name="ce591"/>
          <table:table-cell table:style-name="ce521"/>
          <table:table-cell office:value-type="string" table:style-name="ce521">
            <text:p>Hodonín</text:p>
          </table:table-cell>
          <table:table-cell office:value-type="string" table:style-name="ce518">
            <text:p>DŠ</text:p>
          </table:table-cell>
          <table:table-cell office:value-type="string" table:style-name="ce460">
            <text:p>N</text:p>
          </table:table-cell>
          <table:table-cell office:value-type="string" table:style-name="ce518">
            <text:p>2,76 kWp</text:p>
          </table:table-cell>
          <table:table-cell office:value-type="float" office:value="0" table:style-name="ce521">
            <text:p>0</text:p>
          </table:table-cell>
          <table:table-cell office:value-type="currency" office:value="105014" table:style-name="ce524">
            <text:p>105 014,00 Kč</text:p>
          </table:table-cell>
          <table:table-cell office:value-type="currency" office:value="134820" table:style-name="ce524">
            <text:p>134 820,00 Kč</text:p>
          </table:table-cell>
          <table:table-cell office:value-type="string" table:style-name="ce521">
            <text:p>web</text:p>
          </table:table-cell>
          <table:table-cell office:value-type="string" table:style-name="ce521">
            <text:p>nemá zájem</text:p>
          </table:table-cell>
          <table:table-cell office:value-type="date" office:date-value="2022-10-24T00:00:00" table:style-name="ce520">
            <text:p>24.10.2022</text:p>
          </table:table-cell>
          <table:table-cell office:value-type="date" office:date-value="2022-10-25T00:00:00" table:style-name="ce520">
            <text:p>25.10.2022</text:p>
          </table:table-cell>
          <table:table-cell office:value-type="string" table:style-name="ce521">
            <text:p><text:s text:c="16"/></text:p>
          </table:table-cell>
          <table:table-cell office:value-type="date" office:date-value="2022-10-31T00:00:00" table:style-name="ce520">
            <text:p>31.10.2022</text:p>
          </table:table-cell>
          <table:table-cell table:number-columns-repeated="7" table:style-name="ce521"/>
          <table:table-cell office:value-type="currency" office:value="93025.8" table:formula="of:=([.M577]*1.15)*0.6" table:style-name="ce523">
            <text:p><text:s/>93 025,80 Kč<text:s/></text:p>
          </table:table-cell>
          <table:table-cell table:number-columns-repeated="7" table:style-name="ce521"/>
          <table:table-cell office:value-type="currency" office:value="46512.9" table:formula="of:=([.M577]*1.15)*0.3" table:style-name="ce315">
            <text:p><text:s/>46 512,90 Kč<text:s/></text:p>
          </table:table-cell>
          <table:table-cell table:number-columns-repeated="9" table:style-name="ce521"/>
          <table:table-cell office:value-type="currency" office:value="15504.300000000001" table:formula="of:=([.M577]*1.15)*0.1" table:style-name="ce523">
            <text:p><text:s/>15 504,30 Kč<text:s/></text:p>
          </table:table-cell>
          <table:table-cell table:number-columns-repeated="2" table:style-name="ce521"/>
          <table:table-cell table:number-columns-repeated="16337" table:style-name="ce538"/>
        </table:table-row>
        <table:table-row table:style-name="ro2">
          <table:table-cell table:style-name="ce47"/>
          <table:table-cell office:value-type="float" office:value="576" table:style-name="ce618">
            <text:p>576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Čejč</text:p>
          </table:table-cell>
          <table:table-cell office:value-type="string" table:style-name="ce494">
            <text:p>PS</text:p>
          </table:table-cell>
          <table:table-cell office:value-type="string" table:style-name="ce24">
            <text:p>C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421877" table:style-name="ce509">
            <text:p>421 877,00 Kč</text:p>
          </table:table-cell>
          <table:table-cell office:value-type="currency" office:value="518713" table:style-name="ce509">
            <text:p>518 713,00 Kč</text:p>
          </table:table-cell>
          <table:table-cell office:value-type="string" table:style-name="ce494">
            <text:p>web - Eda</text:p>
          </table:table-cell>
          <table:table-cell office:value-type="string" table:style-name="ce494">
            <text:p>CN-23.11 nebere tel.</text:p>
          </table:table-cell>
          <table:table-cell office:value-type="date" office:date-value="2022-10-25T00:00:00" table:style-name="ce207">
            <text:p>25.10.2022</text:p>
          </table:table-cell>
          <table:table-cell office:value-type="date" office:date-value="2022-10-26T00:00:00" table:style-name="ce207">
            <text:p>26.10.2022</text:p>
          </table:table-cell>
          <table:table-cell table:style-name="ce494"/>
          <table:table-cell office:value-type="date" office:date-value="2022-11-04T00:00:00" table:style-name="ce207">
            <text:p>04.11.2022</text:p>
          </table:table-cell>
          <table:table-cell table:number-columns-repeated="7" table:style-name="ce494"/>
          <table:table-cell office:value-type="currency" office:value="357911.97" table:formula="of:=([.M578]*1.15)*0.6" table:style-name="ce497">
            <text:p><text:s/>357 911,97 Kč<text:s/></text:p>
          </table:table-cell>
          <table:table-cell table:number-columns-repeated="7" table:style-name="ce494"/>
          <table:table-cell office:value-type="currency" office:value="178955.98499999999" table:formula="of:=([.M578]*1.15)*0.3" table:style-name="ce299">
            <text:p><text:s/>178 955,99 Kč<text:s/></text:p>
          </table:table-cell>
          <table:table-cell table:number-columns-repeated="9" table:style-name="ce494"/>
          <table:table-cell office:value-type="currency" office:value="59651.994999999995" table:formula="of:=([.M578]*1.15)*0.1" table:style-name="ce497">
            <text:p><text:s/>59 652,00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77" table:style-name="ce618">
            <text:p>577</text:p>
          </table:table-cell>
          <table:table-cell office:value-type="string" table:style-name="ce494">
            <text:p>JG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Ostrava</text:p>
          </table:table-cell>
          <table:table-cell table:number-columns-repeated="2" table:style-name="ce494"/>
          <table:table-cell table:style-name="ce430"/>
          <table:table-cell table:number-columns-repeated="3" table:style-name="ce494"/>
          <table:table-cell office:value-type="string" table:style-name="ce494">
            <text:p>Drahoš</text:p>
          </table:table-cell>
          <table:table-cell table:number-columns-repeated="12" table:style-name="ce494"/>
          <table:table-cell office:value-type="currency" office:value="0" table:formula="of:=([.M579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79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79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78" table:style-name="ce618">
            <text:p>578</text:p>
          </table:table-cell>
          <table:table-cell office:value-type="string" table:style-name="ce494">
            <text:p>JG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Ratiškovice</text:p>
          </table:table-cell>
          <table:table-cell office:value-type="string" table:style-name="ce494">
            <text:p>doplnění panelů</text:p>
          </table:table-cell>
          <table:table-cell office:value-type="string" table:style-name="ce24">
            <text:p>CN</text:p>
          </table:table-cell>
          <table:table-cell office:value-type="string" table:style-name="ce430">
            <text:p>1,38 kWp</text:p>
          </table:table-cell>
          <table:table-cell table:number-columns-repeated="2" table:style-name="ce494"/>
          <table:table-cell office:value-type="currency" office:value="35450" table:style-name="ce509">
            <text:p>35 450,00 Kč</text:p>
          </table:table-cell>
          <table:table-cell office:value-type="string" table:style-name="ce494">
            <text:p>Drahoš</text:p>
          </table:table-cell>
          <table:table-cell table:number-columns-repeated="4" table:style-name="ce494"/>
          <table:table-cell office:value-type="date" office:date-value="2022-10-25T00:00:00" table:style-name="ce207">
            <text:p>25.10.2022</text:p>
          </table:table-cell>
          <table:table-cell office:value-type="date" office:date-value="2022-10-26T00:00:00" table:style-name="ce207">
            <text:p>26.10.2022</text:p>
          </table:table-cell>
          <table:table-cell table:number-columns-repeated="6" table:style-name="ce494"/>
          <table:table-cell office:value-type="currency" office:value="24460.5" table:formula="of:=([.M580]*1.15)*0.6" table:style-name="ce497">
            <text:p><text:s/>24 460,50 Kč<text:s/></text:p>
          </table:table-cell>
          <table:table-cell table:number-columns-repeated="7" table:style-name="ce494"/>
          <table:table-cell office:value-type="currency" office:value="12230.25" table:formula="of:=([.M580]*1.15)*0.3" table:style-name="ce299">
            <text:p><text:s/>12 230,25 Kč<text:s/></text:p>
          </table:table-cell>
          <table:table-cell table:number-columns-repeated="9" table:style-name="ce494"/>
          <table:table-cell office:value-type="currency" office:value="4076.75" table:formula="of:=([.M580]*1.15)*0.1" table:style-name="ce497">
            <text:p><text:s/>4 076,75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79" table:style-name="ce618">
            <text:p>579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Luhačovice</text:p>
          </table:table-cell>
          <table:table-cell table:style-name="ce494"/>
          <table:table-cell office:value-type="string" table:style-name="ce24">
            <text:p>K</text:p>
          </table:table-cell>
          <table:table-cell table:style-name="ce430"/>
          <table:table-cell table:number-columns-repeated="3" table:style-name="ce494"/>
          <table:table-cell office:value-type="string" table:style-name="ce494">
            <text:p>web</text:p>
          </table:table-cell>
          <table:table-cell office:value-type="string" table:style-name="ce494">
            <text:p>přípr.CN<text:s/></text:p>
          </table:table-cell>
          <table:table-cell office:value-type="date" office:date-value="2022-10-31T00:00:00" table:style-name="ce207">
            <text:p>31.10.2022</text:p>
          </table:table-cell>
          <table:table-cell office:value-type="date" office:date-value="2022-11-03T00:00:00" table:style-name="ce207">
            <text:p>03.11.2022</text:p>
          </table:table-cell>
          <table:table-cell table:number-columns-repeated="9" table:style-name="ce494"/>
          <table:table-cell office:value-type="currency" office:value="0" table:formula="of:=([.M581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81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81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80" table:style-name="ce618">
            <text:p>580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Částkov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8,28 kWp</text:p>
          </table:table-cell>
          <table:table-cell office:value-type="string" table:style-name="ce494">
            <text:p>DYNESS 10,65</text:p>
          </table:table-cell>
          <table:table-cell office:value-type="currency" office:value="381698" table:style-name="ce509">
            <text:p>381 698,00 Kč</text:p>
          </table:table-cell>
          <table:table-cell office:value-type="currency" office:value="475208" table:style-name="ce509">
            <text:p>475 208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, zasláno znovu 23.11.2022</text:p>
          </table:table-cell>
          <table:table-cell office:value-type="date" office:date-value="2022-10-31T00:00:00" table:style-name="ce207">
            <text:p>31.10.2022</text:p>
          </table:table-cell>
          <table:table-cell office:value-type="date" office:date-value="2022-11-03T00:00:00" table:style-name="ce207">
            <text:p>03.11.2022</text:p>
          </table:table-cell>
          <table:table-cell table:style-name="ce494"/>
          <table:table-cell office:value-type="date" office:date-value="2022-11-08T00:00:00" table:style-name="ce207">
            <text:p>08.11.2022</text:p>
          </table:table-cell>
          <table:table-cell table:number-columns-repeated="7" table:style-name="ce494"/>
          <table:table-cell office:value-type="currency" office:value="327893.51999999996" table:formula="of:=([.M582]*1.15)*0.6" table:style-name="ce497">
            <text:p><text:s/>327 893,52 Kč<text:s/></text:p>
          </table:table-cell>
          <table:table-cell table:number-columns-repeated="7" table:style-name="ce494"/>
          <table:table-cell office:value-type="currency" office:value="163946.75999999998" table:formula="of:=([.M582]*1.15)*0.3" table:style-name="ce299">
            <text:p><text:s/>163 946,76 Kč<text:s/></text:p>
          </table:table-cell>
          <table:table-cell table:number-columns-repeated="9" table:style-name="ce494"/>
          <table:table-cell office:value-type="currency" office:value="54648.92" table:formula="of:=([.M582]*1.15)*0.1" table:style-name="ce497">
            <text:p><text:s/>54 648,92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81" table:style-name="ce618">
            <text:p>581</text:p>
          </table:table-cell>
          <table:table-cell office:value-type="string" table:style-name="ce494">
            <text:p>DŠ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Rohatec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table:number-columns-repeated="2" table:style-name="ce494"/>
          <table:table-cell office:value-type="string" table:style-name="ce494">
            <text:p>web</text:p>
          </table:table-cell>
          <table:table-cell office:value-type="string" table:style-name="ce494">
            <text:p>2 x CN odeslaná 24.11.2022</text:p>
          </table:table-cell>
          <table:table-cell office:value-type="date" office:date-value="2022-10-31T00:00:00" table:style-name="ce207">
            <text:p>31.10.2022</text:p>
          </table:table-cell>
          <table:table-cell office:value-type="date" office:date-value="2022-10-31T00:00:00" table:style-name="ce207">
            <text:p>31.10.2022</text:p>
          </table:table-cell>
          <table:table-cell office:value-type="date" office:date-value="2022-11-14T00:00:00" table:style-name="ce207">
            <text:p>14.11.2022</text:p>
          </table:table-cell>
          <table:table-cell office:value-type="date" office:date-value="2022-11-24T00:00:00" table:style-name="ce207">
            <text:p>24.11.2022</text:p>
          </table:table-cell>
          <table:table-cell table:number-columns-repeated="7" table:style-name="ce494"/>
          <table:table-cell office:value-type="currency" office:value="0" table:formula="of:=([.M583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83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83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82" table:style-name="ce620">
            <text:p>582</text:p>
          </table:table-cell>
          <table:table-cell office:value-type="string" table:style-name="ce515">
            <text:p>DŠ</text:p>
          </table:table-cell>
          <table:table-cell table:style-name="ce515"/>
          <table:table-cell table:style-name="ce589"/>
          <table:table-cell table:number-columns-repeated="3" table:style-name="ce515"/>
          <table:table-cell office:value-type="string" table:style-name="ce512">
            <text:p>N</text:p>
          </table:table-cell>
          <table:table-cell table:style-name="ce512"/>
          <table:table-cell table:number-columns-repeated="3" table:style-name="ce515"/>
          <table:table-cell office:value-type="string" table:style-name="ce515">
            <text:p>web</text:p>
          </table:table-cell>
          <table:table-cell office:value-type="string" table:style-name="ce515">
            <text:p>Osobní návštěva 1.11. Vlašicovi, chtějí FVE + TČ, nechce FVE</text:p>
          </table:table-cell>
          <table:table-cell table:number-columns-repeated="11" table:style-name="ce515"/>
          <table:table-cell office:value-type="currency" office:value="0" table:formula="of:=([.M584]*1.15)*0.6" table:style-name="ce530">
            <text:p><text:s/>- <text:s text:c="2"/>Kč<text:s/></text:p>
          </table:table-cell>
          <table:table-cell table:number-columns-repeated="7" table:style-name="ce515"/>
          <table:table-cell office:value-type="currency" office:value="0" table:formula="of:=([.M584]*1.15)*0.3" table:style-name="ce398">
            <text:p><text:s/>- <text:s text:c="2"/>Kč<text:s/></text:p>
          </table:table-cell>
          <table:table-cell table:number-columns-repeated="9" table:style-name="ce515"/>
          <table:table-cell office:value-type="currency" office:value="0" table:formula="of:=([.M584]*1.15)*0.1" table:style-name="ce530">
            <text:p><text:s/>- <text:s text:c="2"/>Kč<text:s/></text:p>
          </table:table-cell>
          <table:table-cell table:number-columns-repeated="2" table:style-name="ce515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83" table:style-name="ce618">
            <text:p>583</text:p>
          </table:table-cell>
          <table:table-cell office:value-type="string" table:style-name="ce494">
            <text:p>DŠ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Břeclav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8,28 kWp</text:p>
          </table:table-cell>
          <table:table-cell office:value-type="string" table:style-name="ce494">
            <text:p>DYNESS 10,65</text:p>
          </table:table-cell>
          <table:table-cell office:value-type="currency" office:value="385849" table:style-name="ce509">
            <text:p>385 849,00 Kč</text:p>
          </table:table-cell>
          <table:table-cell office:value-type="currency" office:value="480519" table:style-name="ce509">
            <text:p>480 519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 odeslána 24.11.2022</text:p>
          </table:table-cell>
          <table:table-cell office:value-type="date" office:date-value="2022-11-03T00:00:00" table:style-name="ce207">
            <text:p>03.11.2022</text:p>
          </table:table-cell>
          <table:table-cell office:value-type="date" office:date-value="2022-11-03T00:00:00" table:style-name="ce207">
            <text:p>03.11.2022</text:p>
          </table:table-cell>
          <table:table-cell office:value-type="string" table:style-name="ce494">
            <text:p>žádost 03.11.2022</text:p>
          </table:table-cell>
          <table:table-cell office:value-type="date" office:date-value="2022-11-24T00:00:00" table:style-name="ce207">
            <text:p>24.11.2022</text:p>
          </table:table-cell>
          <table:table-cell table:number-columns-repeated="7" table:style-name="ce494"/>
          <table:table-cell office:value-type="currency" office:value="331558.11" table:formula="of:=([.M585]*1.15)*0.6" table:style-name="ce497">
            <text:p><text:s/>331 558,11 Kč<text:s/></text:p>
          </table:table-cell>
          <table:table-cell table:number-columns-repeated="7" table:style-name="ce494"/>
          <table:table-cell office:value-type="currency" office:value="165779.05499999999" table:formula="of:=([.M585]*1.15)*0.3" table:style-name="ce299">
            <text:p><text:s/>165 779,06 Kč<text:s/></text:p>
          </table:table-cell>
          <table:table-cell table:number-columns-repeated="9" table:style-name="ce494"/>
          <table:table-cell office:value-type="currency" office:value="55259.684999999998" table:formula="of:=([.M585]*1.15)*0.1" table:style-name="ce497">
            <text:p><text:s/>55 259,69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550"/>
          <table:table-cell office:value-type="float" office:value="584" table:style-name="ce617">
            <text:p>584</text:p>
          </table:table-cell>
          <table:table-cell table:number-columns-repeated="2" table:style-name="ce521"/>
          <table:table-cell table:style-name="ce591"/>
          <table:table-cell table:number-columns-repeated="2" table:style-name="ce521"/>
          <table:table-cell office:value-type="string" table:style-name="ce518">
            <text:p>DŠ</text:p>
          </table:table-cell>
          <table:table-cell office:value-type="string" table:style-name="ce460">
            <text:p>N</text:p>
          </table:table-cell>
          <table:table-cell table:style-name="ce518"/>
          <table:table-cell table:number-columns-repeated="3" table:style-name="ce521"/>
          <table:table-cell office:value-type="string" table:style-name="ce521">
            <text:p>web</text:p>
          </table:table-cell>
          <table:table-cell office:value-type="string" table:style-name="ce521">
            <text:p>Nemá zájem, rozmyslel se</text:p>
          </table:table-cell>
          <table:table-cell office:value-type="date" office:date-value="2022-11-03T00:00:00" table:style-name="ce520">
            <text:p>03.11.2022</text:p>
          </table:table-cell>
          <table:table-cell office:value-type="date" office:date-value="2022-11-03T00:00:00" table:style-name="ce520">
            <text:p>03.11.2022</text:p>
          </table:table-cell>
          <table:table-cell table:number-columns-repeated="9" table:style-name="ce521"/>
          <table:table-cell office:value-type="currency" office:value="0" table:formula="of:=([.M586]*1.15)*0.6" table:style-name="ce523">
            <text:p><text:s/>- <text:s text:c="2"/>Kč<text:s/></text:p>
          </table:table-cell>
          <table:table-cell table:number-columns-repeated="7" table:style-name="ce521"/>
          <table:table-cell office:value-type="currency" office:value="0" table:formula="of:=([.M586]*1.15)*0.3" table:style-name="ce315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86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538"/>
        </table:table-row>
        <table:table-row table:style-name="ro5">
          <table:table-cell table:style-name="ce47"/>
          <table:table-cell office:value-type="float" office:value="585" table:style-name="ce618">
            <text:p>585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Hodonín</text:p>
          </table:table-cell>
          <table:table-cell office:value-type="string" table:style-name="ce430">
            <text:p>PS+WB</text:p>
          </table:table-cell>
          <table:table-cell office:value-type="string" table:style-name="ce430">
            <text:p>SoD + D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460152" table:style-name="ce509">
            <text:p>460 152,00 Kč</text:p>
          </table:table-cell>
          <table:table-cell office:value-type="currency" office:value="534724" table:style-name="ce509">
            <text:p>534 724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eg-d 22.11.2022</text:p>
          </table:table-cell>
          <table:table-cell office:value-type="date" office:date-value="2022-11-03T00:00:00" table:style-name="ce207">
            <text:p>03.11.2022</text:p>
          </table:table-cell>
          <table:table-cell office:value-type="date" office:date-value="2022-11-03T00:00:00" table:style-name="ce207">
            <text:p>03.11.2022</text:p>
          </table:table-cell>
          <table:table-cell table:style-name="ce494"/>
          <table:table-cell office:value-type="date" office:date-value="2022-11-04T00:00:00" table:style-name="ce207">
            <text:p>04.11.2022</text:p>
          </table:table-cell>
          <table:table-cell office:value-type="date" office:date-value="2022-11-20T00:00:00" table:style-name="ce207">
            <text:p>20.11.2022</text:p>
          </table:table-cell>
          <table:table-cell table:number-columns-repeated="2" table:style-name="ce494"/>
          <table:table-cell office:value-type="date" office:date-value="2022-11-22T00:00:00" table:style-name="ce207">
            <text:p>22.11.2022</text:p>
          </table:table-cell>
          <table:table-cell office:value-type="float" office:value="968011" table:style-name="ce516">
            <text:p>968011</text:p>
          </table:table-cell>
          <table:table-cell table:number-columns-repeated="2" table:style-name="ce494"/>
          <table:table-cell office:value-type="currency" office:value="368959.56" table:formula="of:=([.M587]*1.15)*0.6" table:style-name="ce497">
            <text:p><text:s/>368 959,56 Kč<text:s/></text:p>
          </table:table-cell>
          <table:table-cell table:number-columns-repeated="7" table:style-name="ce494"/>
          <table:table-cell office:value-type="currency" office:value="184479.78" table:formula="of:=([.M587]*1.15)*0.3" table:style-name="ce299">
            <text:p><text:s/>184 479,78 Kč<text:s/></text:p>
          </table:table-cell>
          <table:table-cell table:number-columns-repeated="9" table:style-name="ce494"/>
          <table:table-cell office:value-type="currency" office:value="61493.26" table:formula="of:=([.M587]*1.15)*0.1" table:style-name="ce497">
            <text:p><text:s/>61 493,26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86" table:style-name="ce618">
            <text:p>586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Lipov</text:p>
          </table:table-cell>
          <table:table-cell table:style-name="ce494"/>
          <table:table-cell office:value-type="string" table:style-name="ce24">
            <text:p>K</text:p>
          </table:table-cell>
          <table:table-cell table:style-name="ce430"/>
          <table:table-cell table:number-columns-repeated="3" table:style-name="ce494"/>
          <table:table-cell office:value-type="string" table:style-name="ce494">
            <text:p>web</text:p>
          </table:table-cell>
          <table:table-cell office:value-type="string" table:style-name="ce494">
            <text:p>obch.obhl.-rekonstrukce domu</text:p>
          </table:table-cell>
          <table:table-cell office:value-type="date" office:date-value="2022-11-05T00:00:00" table:style-name="ce207">
            <text:p>05.11.2022</text:p>
          </table:table-cell>
          <table:table-cell office:value-type="date" office:date-value="2022-11-07T00:00:00" table:style-name="ce207">
            <text:p>07.11.2022</text:p>
          </table:table-cell>
          <table:table-cell table:number-columns-repeated="9" table:style-name="ce494"/>
          <table:table-cell office:value-type="currency" office:value="0" table:formula="of:=([.M588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88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88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87" table:style-name="ce618">
            <text:p>587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Lednice</text:p>
          </table:table-cell>
          <table:table-cell table:style-name="ce494"/>
          <table:table-cell office:value-type="string" table:style-name="ce430">
            <text:p>SoD + D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400210" table:style-name="ce509">
            <text:p>400 210,00 Kč</text:p>
          </table:table-cell>
          <table:table-cell office:value-type="currency" office:value="498690" table:style-name="ce509">
            <text:p>498 690,00 Kč</text:p>
          </table:table-cell>
          <table:table-cell office:value-type="string" table:style-name="ce494">
            <text:p>doporuč.zák.Ondráček<text:s/></text:p>
          </table:table-cell>
          <table:table-cell office:value-type="string" table:style-name="ce494">
            <text:p>žádost na eg.d 23.11.2022</text:p>
          </table:table-cell>
          <table:table-cell office:value-type="date" office:date-value="2022-11-07T00:00:00" table:style-name="ce207">
            <text:p>07.11.2022</text:p>
          </table:table-cell>
          <table:table-cell office:value-type="date" office:date-value="2022-11-07T00:00:00" table:style-name="ce207">
            <text:p>07.11.2022</text:p>
          </table:table-cell>
          <table:table-cell table:style-name="ce494"/>
          <table:table-cell office:value-type="date" office:date-value="2022-11-08T00:00:00" table:style-name="ce207">
            <text:p>08.11.2022</text:p>
          </table:table-cell>
          <table:table-cell office:value-type="date" office:date-value="2022-11-14T00:00:00" table:style-name="ce207">
            <text:p>14.11.2022</text:p>
          </table:table-cell>
          <table:table-cell table:number-columns-repeated="2" table:style-name="ce494"/>
          <table:table-cell office:value-type="date" office:date-value="2022-11-23T00:00:00" table:style-name="ce207">
            <text:p>23.11.2022</text:p>
          </table:table-cell>
          <table:table-cell office:value-type="float" office:value="969305" table:style-name="ce516">
            <text:p>969305</text:p>
          </table:table-cell>
          <table:table-cell table:number-columns-repeated="2" table:style-name="ce494"/>
          <table:table-cell office:value-type="currency" office:value="344096.1" table:formula="of:=([.M589]*1.15)*0.6" table:style-name="ce497">
            <text:p><text:s/>344 096,10 Kč<text:s/></text:p>
          </table:table-cell>
          <table:table-cell table:number-columns-repeated="7" table:style-name="ce494"/>
          <table:table-cell office:value-type="currency" office:value="172048.05" table:formula="of:=([.M589]*1.15)*0.3" table:style-name="ce299">
            <text:p><text:s/>172 048,05 Kč<text:s/></text:p>
          </table:table-cell>
          <table:table-cell table:number-columns-repeated="9" table:style-name="ce494"/>
          <table:table-cell office:value-type="currency" office:value="57349.350000000006" table:formula="of:=([.M589]*1.15)*0.1" table:style-name="ce497">
            <text:p><text:s/>57 349,35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119"/>
          <table:table-cell office:value-type="float" office:value="588" table:style-name="ce617">
            <text:p>588</text:p>
          </table:table-cell>
          <table:table-cell table:number-columns-repeated="2" table:style-name="ce521"/>
          <table:table-cell table:style-name="ce591"/>
          <table:table-cell table:style-name="ce521"/>
          <table:table-cell office:value-type="string" table:style-name="ce521">
            <text:p>Ratiškovice</text:p>
          </table:table-cell>
          <table:table-cell office:value-type="string" table:style-name="ce518">
            <text:p>LM</text:p>
          </table:table-cell>
          <table:table-cell office:value-type="string" table:style-name="ce460">
            <text:p>N</text:p>
          </table:table-cell>
          <table:table-cell table:style-name="ce518"/>
          <table:table-cell table:number-columns-repeated="3" table:style-name="ce521"/>
          <table:table-cell office:value-type="string" table:style-name="ce521">
            <text:p>René Výborný</text:p>
          </table:table-cell>
          <table:table-cell office:value-type="string" table:style-name="ce521">
            <text:p>vybral konkurenci</text:p>
          </table:table-cell>
          <table:table-cell office:value-type="date" office:date-value="2022-11-07T00:00:00" table:style-name="ce520">
            <text:p>07.11.2022</text:p>
          </table:table-cell>
          <table:table-cell office:value-type="date" office:date-value="2022-11-07T00:00:00" table:style-name="ce520">
            <text:p>07.11.2022</text:p>
          </table:table-cell>
          <table:table-cell table:number-columns-repeated="9" table:style-name="ce521"/>
          <table:table-cell office:value-type="currency" office:value="0" table:formula="of:=([.M590]*1.15)*0.6" table:style-name="ce523">
            <text:p><text:s/>- <text:s text:c="2"/>Kč<text:s/></text:p>
          </table:table-cell>
          <table:table-cell table:number-columns-repeated="7" table:style-name="ce521"/>
          <table:table-cell office:value-type="currency" office:value="0" table:formula="of:=([.M590]*1.15)*0.3" table:style-name="ce315">
            <text:p><text:s/>- <text:s text:c="2"/>Kč<text:s/></text:p>
          </table:table-cell>
          <table:table-cell table:number-columns-repeated="9" table:style-name="ce521"/>
          <table:table-cell office:value-type="currency" office:value="0" table:formula="of:=([.M590]*1.15)*0.1" table:style-name="ce523">
            <text:p><text:s/>- <text:s text:c="2"/>Kč<text:s/></text:p>
          </table:table-cell>
          <table:table-cell table:number-columns-repeated="2" table:style-name="ce521"/>
          <table:table-cell table:number-columns-repeated="16337" table:style-name="ce538"/>
        </table:table-row>
        <table:table-row table:style-name="ro5">
          <table:table-cell table:style-name="ce550"/>
          <table:table-cell office:value-type="float" office:value="589" table:style-name="ce621">
            <text:p>589</text:p>
          </table:table-cell>
          <table:table-cell table:number-columns-repeated="2" table:style-name="ce495"/>
          <table:table-cell table:style-name="ce592"/>
          <table:table-cell table:style-name="ce495"/>
          <table:table-cell office:value-type="string" table:style-name="ce495">
            <text:p>Ratiškovice</text:p>
          </table:table-cell>
          <table:table-cell table:style-name="ce495"/>
          <table:table-cell office:value-type="string" table:style-name="ce492">
            <text:p>N</text:p>
          </table:table-cell>
          <table:table-cell table:style-name="ce492"/>
          <table:table-cell table:number-columns-repeated="3" table:style-name="ce495"/>
          <table:table-cell office:value-type="string" table:style-name="ce495">
            <text:p>René Výborný</text:p>
          </table:table-cell>
          <table:table-cell office:value-type="string" table:style-name="ce495">
            <text:p>chce pouze ohřev vody</text:p>
          </table:table-cell>
          <table:table-cell office:value-type="date" office:date-value="2022-11-07T00:00:00" table:style-name="ce64">
            <text:p>07.11.2022</text:p>
          </table:table-cell>
          <table:table-cell office:value-type="date" office:date-value="2022-11-07T00:00:00" table:style-name="ce64">
            <text:p>07.11.2022</text:p>
          </table:table-cell>
          <table:table-cell table:number-columns-repeated="9" table:style-name="ce495"/>
          <table:table-cell office:value-type="currency" office:value="0" table:formula="of:=([.M591]*1.15)*0.6" table:style-name="ce533">
            <text:p><text:s/>- <text:s text:c="2"/>Kč<text:s/></text:p>
          </table:table-cell>
          <table:table-cell table:number-columns-repeated="7" table:style-name="ce495"/>
          <table:table-cell office:value-type="currency" office:value="0" table:formula="of:=([.M591]*1.15)*0.3" table:style-name="ce299">
            <text:p><text:s/>- <text:s text:c="2"/>Kč<text:s/></text:p>
          </table:table-cell>
          <table:table-cell table:number-columns-repeated="9" table:style-name="ce495"/>
          <table:table-cell office:value-type="currency" office:value="0" table:formula="of:=([.M591]*1.15)*0.1" table:style-name="ce533">
            <text:p><text:s/>- <text:s text:c="2"/>Kč<text:s/></text:p>
          </table:table-cell>
          <table:table-cell table:number-columns-repeated="2" table:style-name="ce495"/>
          <table:table-cell table:number-columns-repeated="16337" table:style-name="ce562"/>
        </table:table-row>
        <table:table-row table:style-name="ro2">
          <table:table-cell table:style-name="ce47"/>
          <table:table-cell office:value-type="float" office:value="590" table:style-name="ce618">
            <text:p>590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Horní Věstonice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7,36 kWp</text:p>
          </table:table-cell>
          <table:table-cell office:value-type="string" table:style-name="ce494">
            <text:p>DYNESS 10,65</text:p>
          </table:table-cell>
          <table:table-cell office:value-type="currency" office:value="370051" table:style-name="ce509">
            <text:p>370 051,00 Kč</text:p>
          </table:table-cell>
          <table:table-cell office:value-type="currency" office:value="460373" table:style-name="ce509">
            <text:p>460 373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 eg.d už má - cca 16 panelů</text:p>
          </table:table-cell>
          <table:table-cell office:value-type="date" office:date-value="2022-11-09T00:00:00" table:style-name="ce207">
            <text:p>09.11.2022</text:p>
          </table:table-cell>
          <table:table-cell office:value-type="date" office:date-value="2022-11-09T00:00:00" table:style-name="ce207">
            <text:p>09.11.2022</text:p>
          </table:table-cell>
          <table:table-cell table:style-name="ce494"/>
          <table:table-cell office:value-type="date" office:date-value="2022-11-09T00:00:00" table:style-name="ce207">
            <text:p>09.11.2022</text:p>
          </table:table-cell>
          <table:table-cell table:number-columns-repeated="7" table:style-name="ce494"/>
          <table:table-cell office:value-type="currency" office:value="317657.36999999994" table:formula="of:=([.M592]*1.15)*0.6" table:style-name="ce497">
            <text:p><text:s/>317 657,37 Kč<text:s/></text:p>
          </table:table-cell>
          <table:table-cell table:number-columns-repeated="7" table:style-name="ce494"/>
          <table:table-cell office:value-type="currency" office:value="158828.68499999997" table:formula="of:=([.M592]*1.15)*0.3" table:style-name="ce299">
            <text:p><text:s/>158 828,69 Kč<text:s/></text:p>
          </table:table-cell>
          <table:table-cell table:number-columns-repeated="9" table:style-name="ce494"/>
          <table:table-cell office:value-type="currency" office:value="52942.894999999997" table:formula="of:=([.M592]*1.15)*0.1" table:style-name="ce497">
            <text:p><text:s/>52 942,90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2">
          <table:table-cell table:style-name="ce47"/>
          <table:table-cell office:value-type="float" office:value="591" table:style-name="ce618">
            <text:p>591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Dubňany 42</text:p>
          </table:table-cell>
          <table:table-cell table:style-name="ce494"/>
          <table:table-cell office:value-type="string" table:style-name="ce24">
            <text:p>CN</text:p>
          </table:table-cell>
          <table:table-cell office:value-type="string" table:style-name="ce430">
            <text:p>7,36 kWp</text:p>
          </table:table-cell>
          <table:table-cell office:value-type="string" table:style-name="ce494">
            <text:p>DYNESS 10,65</text:p>
          </table:table-cell>
          <table:table-cell office:value-type="currency" office:value="364480" table:style-name="ce509">
            <text:p>364 480,00 Kč</text:p>
          </table:table-cell>
          <table:table-cell office:value-type="currency" office:value="452932" table:style-name="ce509">
            <text:p>452 932,00 Kč</text:p>
          </table:table-cell>
          <table:table-cell office:value-type="string" table:style-name="ce494">
            <text:p>tel</text:p>
          </table:table-cell>
          <table:table-cell office:value-type="string" table:style-name="ce494">
            <text:p>CN odesl.24.11.2022- EM -obhlídka 22.11.2022</text:p>
          </table:table-cell>
          <table:table-cell office:value-type="date" office:date-value="2022-11-11T00:00:00" table:style-name="ce207">
            <text:p>11.11.2022</text:p>
          </table:table-cell>
          <table:table-cell office:value-type="date" office:date-value="2022-11-11T00:00:00" table:style-name="ce207">
            <text:p>11.11.2022</text:p>
          </table:table-cell>
          <table:table-cell table:style-name="ce494"/>
          <table:table-cell office:value-type="date" office:date-value="2022-11-24T00:00:00" table:style-name="ce207">
            <text:p>24.11.2022</text:p>
          </table:table-cell>
          <table:table-cell table:number-columns-repeated="7" table:style-name="ce494"/>
          <table:table-cell office:value-type="currency" office:value="312523.07999999996" table:formula="of:=([.M593]*1.15)*0.6" table:style-name="ce497">
            <text:p><text:s/>312 523,08 Kč<text:s/></text:p>
          </table:table-cell>
          <table:table-cell table:number-columns-repeated="7" table:style-name="ce494"/>
          <table:table-cell office:value-type="currency" office:value="156261.53999999998" table:formula="of:=([.M593]*1.15)*0.3" table:style-name="ce299">
            <text:p><text:s/>156 261,54 Kč<text:s/></text:p>
          </table:table-cell>
          <table:table-cell table:number-columns-repeated="9" table:style-name="ce494"/>
          <table:table-cell office:value-type="currency" office:value="52087.18" table:formula="of:=([.M593]*1.15)*0.1" table:style-name="ce497">
            <text:p><text:s/>52 087,18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92" table:style-name="ce618">
            <text:p>592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Šardice 572</text:p>
          </table:table-cell>
          <table:table-cell table:style-name="ce494"/>
          <table:table-cell office:value-type="string" table:style-name="ce430">
            <text:p>SoD + D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394830" table:style-name="ce509">
            <text:p>394 830,00 Kč</text:p>
          </table:table-cell>
          <table:table-cell office:value-type="currency" office:value="491900" table:style-name="ce509">
            <text:p>491 900,00 Kč</text:p>
          </table:table-cell>
          <table:table-cell office:value-type="string" table:style-name="ce494">
            <text:p>tel</text:p>
          </table:table-cell>
          <table:table-cell office:value-type="string" table:style-name="ce494">
            <text:p>příprava SoD + distribbuce 21.11.2022</text:p>
          </table:table-cell>
          <table:table-cell office:value-type="date" office:date-value="2022-11-14T00:00:00" table:style-name="ce207">
            <text:p>14.11.2022</text:p>
          </table:table-cell>
          <table:table-cell office:value-type="date" office:date-value="2022-11-14T00:00:00" table:style-name="ce207">
            <text:p>14.11.2022</text:p>
          </table:table-cell>
          <table:table-cell table:style-name="ce494"/>
          <table:table-cell office:value-type="date" office:date-value="2022-11-15T00:00:00" table:style-name="ce207">
            <text:p>15.11.2022</text:p>
          </table:table-cell>
          <table:table-cell office:value-type="date" office:date-value="2022-11-16T00:00:00" table:style-name="ce207">
            <text:p>16.11.2022</text:p>
          </table:table-cell>
          <table:table-cell table:number-columns-repeated="2" table:style-name="ce494"/>
          <table:table-cell office:value-type="date" office:date-value="2022-11-21T00:00:00" table:style-name="ce207">
            <text:p>21.11.2022</text:p>
          </table:table-cell>
          <table:table-cell office:value-type="float" office:value="965822" table:style-name="ce516">
            <text:p>965822</text:p>
          </table:table-cell>
          <table:table-cell table:number-columns-repeated="2" table:style-name="ce494"/>
          <table:table-cell office:value-type="currency" office:value="339411" table:formula="of:=([.M594]*1.15)*0.6" table:style-name="ce497">
            <text:p><text:s/>339 411,00 Kč<text:s/></text:p>
          </table:table-cell>
          <table:table-cell table:number-columns-repeated="7" table:style-name="ce494"/>
          <table:table-cell office:value-type="currency" office:value="169705.5" table:formula="of:=([.M594]*1.15)*0.3" table:style-name="ce299">
            <text:p><text:s/>169 705,50 Kč<text:s/></text:p>
          </table:table-cell>
          <table:table-cell table:number-columns-repeated="9" table:style-name="ce494"/>
          <table:table-cell office:value-type="currency" office:value="56568.5" table:formula="of:=([.M594]*1.15)*0.1" table:style-name="ce497">
            <text:p><text:s/>56 568,50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93" table:style-name="ce618">
            <text:p>593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Dehtáry 42</text:p>
          </table:table-cell>
          <table:table-cell table:style-name="ce430"/>
          <table:table-cell office:value-type="string" table:style-name="ce430">
            <text:p>C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491301" table:style-name="ce509">
            <text:p>491 301,00 Kč</text:p>
          </table:table-cell>
          <table:table-cell office:value-type="currency" office:value="598326" table:style-name="ce509">
            <text:p>598 326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</text:p>
          </table:table-cell>
          <table:table-cell office:value-type="date" office:date-value="2022-11-14T00:00:00" table:style-name="ce207">
            <text:p>14.11.2022</text:p>
          </table:table-cell>
          <table:table-cell office:value-type="date" office:date-value="2022-11-15T00:00:00" table:style-name="ce207">
            <text:p>15.11.2022</text:p>
          </table:table-cell>
          <table:table-cell table:style-name="ce494"/>
          <table:table-cell office:value-type="date" office:date-value="2022-11-21T00:00:00" table:style-name="ce207">
            <text:p>21.11.2022</text:p>
          </table:table-cell>
          <table:table-cell table:number-columns-repeated="7" table:style-name="ce494"/>
          <table:table-cell office:value-type="currency" office:value="412844.93999999994" table:formula="of:=([.M595]*1.15)*0.6" table:style-name="ce497">
            <text:p><text:s/>412 844,94 Kč<text:s/></text:p>
          </table:table-cell>
          <table:table-cell table:number-columns-repeated="7" table:style-name="ce494"/>
          <table:table-cell office:value-type="currency" office:value="206422.46999999997" table:formula="of:=([.M595]*1.15)*0.3" table:style-name="ce299">
            <text:p><text:s/>206 422,47 Kč<text:s/></text:p>
          </table:table-cell>
          <table:table-cell table:number-columns-repeated="9" table:style-name="ce494"/>
          <table:table-cell office:value-type="currency" office:value="68807.489999999991" table:formula="of:=([.M595]*1.15)*0.1" table:style-name="ce497">
            <text:p><text:s/>68 807,49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94" table:style-name="ce618">
            <text:p>594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Hlohovec</text:p>
          </table:table-cell>
          <table:table-cell office:value-type="string" table:style-name="ce430">
            <text:p>WB</text:p>
          </table:table-cell>
          <table:table-cell office:value-type="string" table:style-name="ce430">
            <text:p>CN</text:p>
          </table:table-cell>
          <table:table-cell office:value-type="string" table:style-name="ce430">
            <text:p>9,66 kWp</text:p>
          </table:table-cell>
          <table:table-cell office:value-type="string" table:style-name="ce494">
            <text:p>DYNESS 10,65</text:p>
          </table:table-cell>
          <table:table-cell office:value-type="currency" office:value="405564" table:style-name="ce509">
            <text:p>405 564,00 Kč</text:p>
          </table:table-cell>
          <table:table-cell office:value-type="currency" office:value="505919" table:style-name="ce509">
            <text:p>505 919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</text:p>
          </table:table-cell>
          <table:table-cell office:value-type="date" office:date-value="2022-11-15T00:00:00" table:style-name="ce207">
            <text:p>15.11.2022</text:p>
          </table:table-cell>
          <table:table-cell office:value-type="date" office:date-value="2022-11-15T00:00:00" table:style-name="ce207">
            <text:p>15.11.2022</text:p>
          </table:table-cell>
          <table:table-cell table:style-name="ce494"/>
          <table:table-cell office:value-type="date" office:date-value="2022-11-21T00:00:00" table:style-name="ce207">
            <text:p>21.11.2022</text:p>
          </table:table-cell>
          <table:table-cell table:number-columns-repeated="7" table:style-name="ce494"/>
          <table:table-cell office:value-type="currency" office:value="349084.11" table:formula="of:=([.M596]*1.15)*0.6" table:style-name="ce497">
            <text:p><text:s/>349 084,11 Kč<text:s/></text:p>
          </table:table-cell>
          <table:table-cell table:number-columns-repeated="7" table:style-name="ce494"/>
          <table:table-cell office:value-type="currency" office:value="174542.05499999999" table:formula="of:=([.M596]*1.15)*0.3" table:style-name="ce299">
            <text:p><text:s/>174 542,06 Kč<text:s/></text:p>
          </table:table-cell>
          <table:table-cell table:number-columns-repeated="9" table:style-name="ce494"/>
          <table:table-cell office:value-type="currency" office:value="58180.684999999998" table:formula="of:=([.M596]*1.15)*0.1" table:style-name="ce497">
            <text:p><text:s/>58 180,69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95" table:style-name="ce618">
            <text:p>595</text:p>
          </table:table-cell>
          <table:table-cell office:value-type="string" table:style-name="ce494">
            <text:p>LM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Praha 10</text:p>
          </table:table-cell>
          <table:table-cell office:value-type="string" table:style-name="ce430">
            <text:p>WB</text:p>
          </table:table-cell>
          <table:table-cell office:value-type="string" table:style-name="ce430">
            <text:p>CN</text:p>
          </table:table-cell>
          <table:table-cell office:value-type="string" table:style-name="ce430">
            <text:p>5,52 kWp</text:p>
          </table:table-cell>
          <table:table-cell office:value-type="string" table:style-name="ce494">
            <text:p>H2 - 7,1</text:p>
          </table:table-cell>
          <table:table-cell office:value-type="currency" office:value="372825" table:style-name="ce509">
            <text:p>372 825,00 Kč</text:p>
          </table:table-cell>
          <table:table-cell office:value-type="currency" office:value="461533" table:style-name="ce509">
            <text:p>461 533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</text:p>
          </table:table-cell>
          <table:table-cell office:value-type="date" office:date-value="2022-11-15T00:00:00" table:style-name="ce207">
            <text:p>15.11.2022</text:p>
          </table:table-cell>
          <table:table-cell office:value-type="date" office:date-value="2022-11-15T00:00:00" table:style-name="ce207">
            <text:p>15.11.2022</text:p>
          </table:table-cell>
          <table:table-cell table:style-name="ce494"/>
          <table:table-cell office:value-type="date" office:date-value="2022-11-21T00:00:00" table:style-name="ce207">
            <text:p>21.11.2022</text:p>
          </table:table-cell>
          <table:table-cell table:number-columns-repeated="7" table:style-name="ce494"/>
          <table:table-cell office:value-type="currency" office:value="318457.76999999996" table:formula="of:=([.M597]*1.15)*0.6" table:style-name="ce497">
            <text:p><text:s/>318 457,77 Kč<text:s/></text:p>
          </table:table-cell>
          <table:table-cell table:number-columns-repeated="7" table:style-name="ce494"/>
          <table:table-cell office:value-type="currency" office:value="159228.88499999998" table:formula="of:=([.M597]*1.15)*0.3" table:style-name="ce299">
            <text:p><text:s/>159 228,89 Kč<text:s/></text:p>
          </table:table-cell>
          <table:table-cell table:number-columns-repeated="9" table:style-name="ce494"/>
          <table:table-cell office:value-type="currency" office:value="53076.294999999998" table:formula="of:=([.M597]*1.15)*0.1" table:style-name="ce497">
            <text:p><text:s/>53 076,30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96" table:style-name="ce618">
            <text:p>596</text:p>
          </table:table-cell>
          <table:table-cell office:value-type="string" table:style-name="ce494">
            <text:p>JG</text:p>
          </table:table-cell>
          <table:table-cell table:style-name="ce494"/>
          <table:table-cell table:style-name="ce588"/>
          <table:table-cell table:style-name="ce494"/>
          <table:table-cell office:value-type="string" table:style-name="ce494">
            <text:p>Strážnice</text:p>
          </table:table-cell>
          <table:table-cell table:style-name="ce494"/>
          <table:table-cell office:value-type="string" table:style-name="ce430">
            <text:p>CN</text:p>
          </table:table-cell>
          <table:table-cell office:value-type="string" table:style-name="ce430">
            <text:p>5,52 kWp</text:p>
          </table:table-cell>
          <table:table-cell office:value-type="string" table:style-name="ce494">
            <text:p>DYNESS 10,65</text:p>
          </table:table-cell>
          <table:table-cell office:value-type="currency" office:value="333902" table:style-name="ce509">
            <text:p>333 902,00 Kč</text:p>
          </table:table-cell>
          <table:table-cell office:value-type="currency" office:value="413726" table:style-name="ce509">
            <text:p>413 726,00 Kč</text:p>
          </table:table-cell>
          <table:table-cell office:value-type="string" table:style-name="ce494">
            <text:p>web</text:p>
          </table:table-cell>
          <table:table-cell office:value-type="string" table:style-name="ce494">
            <text:p>CN</text:p>
          </table:table-cell>
          <table:table-cell office:value-type="date" office:date-value="2022-11-19T00:00:00" table:style-name="ce207">
            <text:p>19.11.2022</text:p>
          </table:table-cell>
          <table:table-cell office:value-type="date" office:date-value="2022-11-22T00:00:00" table:style-name="ce207">
            <text:p>22.11.2022</text:p>
          </table:table-cell>
          <table:table-cell table:style-name="ce494"/>
          <table:table-cell office:value-type="date" office:date-value="2022-11-22T00:00:00" table:style-name="ce207">
            <text:p>22.11.2022</text:p>
          </table:table-cell>
          <table:table-cell table:number-columns-repeated="7" table:style-name="ce494"/>
          <table:table-cell office:value-type="currency" office:value="285470.93999999994" table:formula="of:=([.M598]*1.15)*0.6" table:style-name="ce497">
            <text:p><text:s/>285 470,94 Kč<text:s/></text:p>
          </table:table-cell>
          <table:table-cell table:number-columns-repeated="7" table:style-name="ce494"/>
          <table:table-cell office:value-type="currency" office:value="142735.46999999997" table:formula="of:=([.M598]*1.15)*0.3" table:style-name="ce299">
            <text:p><text:s/>142 735,47 Kč<text:s/></text:p>
          </table:table-cell>
          <table:table-cell table:number-columns-repeated="9" table:style-name="ce494"/>
          <table:table-cell office:value-type="currency" office:value="47578.49" table:formula="of:=([.M598]*1.15)*0.1" table:style-name="ce497">
            <text:p><text:s/>47 578,49 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style-name="ro5">
          <table:table-cell table:style-name="ce47"/>
          <table:table-cell office:value-type="float" office:value="597" table:style-name="ce618">
            <text:p>597</text:p>
          </table:table-cell>
          <table:table-cell office:value-type="string" table:style-name="ce494">
            <text:p>JG</text:p>
          </table:table-cell>
          <table:table-cell table:style-name="ce494"/>
          <table:table-cell table:style-name="ce588"/>
          <table:table-cell table:number-columns-repeated="4" table:style-name="ce494"/>
          <table:table-cell table:style-name="ce430"/>
          <table:table-cell table:style-name="ce494"/>
          <table:table-cell table:number-columns-repeated="2" table:style-name="ce509"/>
          <table:table-cell table:number-columns-repeated="13" table:style-name="ce494"/>
          <table:table-cell office:value-type="currency" office:value="0" table:formula="of:=([.M599]*1.15)*0.6" table:style-name="ce497">
            <text:p><text:s/>- <text:s text:c="2"/>Kč<text:s/></text:p>
          </table:table-cell>
          <table:table-cell table:number-columns-repeated="7" table:style-name="ce494"/>
          <table:table-cell office:value-type="currency" office:value="0" table:formula="of:=([.M599]*1.15)*0.3" table:style-name="ce299">
            <text:p><text:s/>- <text:s text:c="2"/>Kč<text:s/></text:p>
          </table:table-cell>
          <table:table-cell table:number-columns-repeated="9" table:style-name="ce494"/>
          <table:table-cell office:value-type="currency" office:value="0" table:formula="of:=([.M599]*1.15)*0.1" table:style-name="ce497">
            <text:p><text:s/>- <text:s text:c="2"/>Kč<text:s/></text:p>
          </table:table-cell>
          <table:table-cell table:number-columns-repeated="2" table:style-name="ce494"/>
          <table:table-cell table:number-columns-repeated="16337" table:style-name="ce47"/>
        </table:table-row>
        <table:table-row table:number-rows-repeated="1047977" table:style-name="ro2">
          <table:table-cell/>
          <table:table-cell table:style-name="ce595"/>
          <table:table-cell table:number-columns-repeated="2"/>
          <table:table-cell table:style-name="ce563"/>
          <table:table-cell table:number-columns-repeated="16379"/>
        </table:table-row>
      </table:table>
      <table:database-ranges>
        <table:database-range table:target-range-address="Sheet1.A3:Sheet1.AU59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9P0">
      <number:number number:decimal-places="0" number:min-decimal-places="0" number:min-integer-digits="1" number:grouping="true">
        <number:embedded-text number:position="0"> </number:embedded-text>
      </number:number>
      <number:currency-symbol>Kč</number:currency-symbol>
    </number:currency-style>
    <number:currency-style style:name="N9"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Kč</number:currency-symbol>
      <style:map style:condition="value()&gt;=0" style:apply-style-name="N9P0"/>
    </number:currency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Kč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Kč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Kč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36P1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36P2" number:language="cs" number:country="CZ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cs" number:country="CZ">Kč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decimal-places="1" number:min-integer-digits="1"/>
      <number:text> kWp</number:text>
    </number:number-style>
    <number:currency-style style:name="N39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41P0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41P1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41P2" number:language="de" number:country="DE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de" number:country="DE">€</number:currency-symbol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fill-character> </number:fill-character>
      <number:number number:decimal-places="0" number:min-decimal-places="0" number:min-integer-digits="1" number:grouping="true">
        <number:embedded-text number:position="0">    </number:embedded-text>
      </number:number>
    </number:number-style>
    <number:number-style style:name="N42P1">
      <number:text>-</number:text>
      <number:fill-character> </number:fill-character>
      <number:number number:decimal-places="0" number:min-decimal-places="0" number:min-integer-digits="1" number:grouping="true">
        <number:embedded-text number:position="0">    </number:embedded-text>
      </number:number>
    </number:number-style>
    <number:text-style style:name="N42P2">
      <number:text> </number:text>
      <number:fill-character> </number:fill-character>
      <number:text>-   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>
      <number:number number:decimal-places="2" number:min-decimal-places="2" number:min-integer-digits="1" number:grouping="true"/>
      <number:text> </number:text>
      <number:currency-symbol>Kč</number:currency-symbol>
    </number:currency-style>
    <number:currency-style style:name="N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č</number:currency-symbol>
      <style:map style:condition="value()&gt;=0" style:apply-style-name="N43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pr_225_vn_283_" style:display-name="Správně" style:family="table-cell" style:data-style-name="N0">
      <style:table-cell-properties style:vertical-align="automatic" fo:background-color="#C6EFCE"/>
      <style:text-properties fo:color="#006100"/>
    </style:style>
    <style:style style:name="_352_patn_283_" style:display-name="Špatně" style:family="table-cell" style:data-style-name="N0">
      <style:table-cell-properties style:vertical-align="automatic" fo:background-color="#FFC7CE"/>
      <style:text-properties fo:color="#9C0006"/>
    </style:style>
    <style:style style:name="V_253_stup" style:display-name="Výstup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cf1" style:family="table-cell">
      <style:table-cell-properties fo:background-color="#FF0000"/>
    </style:style>
    <style:style style:name="cf2" style:family="table-cell">
      <style:table-cell-properties fo:background-color="#FF0000"/>
      <style:text-properties fo:color="#FFFF00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00787401574803in" fo:margin-right="0.70078740157480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1968503937008in" fo:margin-left="0.700787401574803in" fo:margin-right="0.700787401574803in" fo:margin-bottom="0in"/>
      </style:header-style>
      <style:footer-style>
        <style:header-footer-properties fo:min-height="0.451968503937008in" fo:margin-left="0.700787401574803in" fo:margin-right="0.700787401574803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Melas</meta:initial-creator>
    <dc:creator>Ondřej Malina</dc:creator>
    <meta:creation-date>2024-09-15T19:29:29Z</meta:creation-date>
    <dc:date>2024-09-16T04:55:15Z</dc:date>
  </office:meta>
</office:document-meta>
</file>